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22.53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7.334cm"/>
    </style:style>
    <style:style style:name="co9" style:family="table-column">
      <style:table-column-properties fo:break-before="auto" style:column-width="0.198cm"/>
    </style:style>
    <style:style style:name="co10" style:family="table-column">
      <style:table-column-properties fo:break-before="auto" style:column-width="9.421cm"/>
    </style:style>
    <style:style style:name="co11" style:family="table-column">
      <style:table-column-properties fo:break-before="auto" style:column-width="32.55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450ncbiallpreoteins.fastalistpositive.fastainfo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Protein Reference</text:p>
          </table:table-cell>
          <table:table-cell office:value-type="string" calcext:value-type="string">
            <text:p>NCBI Referenc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gb_whole_genome_accession</text:p>
          </table:table-cell>
          <table:table-cell office:value-type="string" calcext:value-type="string">
            <text:p>gb_whole_genome_position</text:p>
          </table:table-cell>
          <table:table-cell office:value-type="string" calcext:value-type="string">
            <text:p>p450 count</text:p>
          </table:table-cell>
          <table:table-cell office:value-type="string" calcext:value-type="string">
            <text:p>p450 position</text:p>
          </table:table-cell>
          <table:table-cell office:value-type="string" calcext:value-type="string">
            <text:p>seqencednafragment</text:p>
          </table:table-cell>
          <table:table-cell office:value-type="string" calcext:value-type="string">
            <text:p>openreadingframes</text:p>
          </table:table-cell>
          <table:table-cell table:number-columns-repeated="3"/>
          <table:table-cell office:value-type="string" calcext:value-type="string">
            <text:p>coreproteins</text:p>
          </table:table-cell>
        </table:table-row>
        <table:table-row table:style-name="ro1">
          <table:table-cell office:value-type="string" calcext:value-type="string">
            <text:p>WP_030892401.1</text:p>
          </table:table-cell>
          <table:table-cell office:value-type="float" office:value="889614013" calcext:value-type="float">
            <text:p>889614013</text:p>
          </table:table-cell>
          <table:table-cell office:value-type="string" calcext:value-type="string">
            <text:p>Streptomyces varsoviensis</text:p>
          </table:table-cell>
          <table:table-cell office:value-type="string" calcext:value-type="string">
            <text:p>Streptomyces varsoviensis strain NRRL ISP-5346 contig44.1, whole genome shotgun sequence</text:p>
          </table:table-cell>
          <table:table-cell office:value-type="float" office:value="889614013" calcext:value-type="float">
            <text:p>889614013</text:p>
          </table:table-cell>
          <table:table-cell office:value-type="string" calcext:value-type="string">
            <text:p>9531..10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CGCGCAGTCCGTGATCACCCCGGAGCCGCCGCCGCACCCGGCCGCCTTCCGGATGCCGCGGGTCACGCGGGCGTACGGGCGTCAGCGCCTGGAACTGCTCGGCGAGGAGGACGAGTTCGAGCGGCGGTGCGCGGCCTGGTGCGTCGGCGGGCGGTGAGGCGGCGAGGCGGTGAGGGGGCGAGGGCGGTGGAGCGGTAGGGCGGGTGAGTACGTACGTATGTGGGGACGGGCGGTGGTGGGTACGTACGGGCCGGGGTGGCGGGGTGCGTACGGGCCCGGGGCGGGTGGTGGGTACGTACGAGCTGCGGGGGCGGGACGGCGTCCGGTACGTACGTGTGGCCGCCGGCCCGTCGTCAGGGCGTGGCGGCTGGGCGTCAGGGCGTGGCGGTCGGGCGTCTGCGCGTGGCCGCTGGGCGTCAGCGCGTGGCGGCCGGGCGCGGGCTGCCGTGGAAGACCTGGCGGGTGTGCCAGGCGCGGTGGCCGTCCGCCACGCGGGCGGCGCCCGCCTGCGGGCCGATGAGCGGACGGCCGGCGAGCGCGGTGACGTGCTCGCGGGCGGCGGCGCTCTGCCCGACGAAGTGCTGGGAGACCATCACGACGTGGCCCTCGCCCACGCCGAGTACGCCCTTGTCGAACAGCTTGTGGTGCAGGGCGCACAGGCACAGCCCGTTGTCGACGACGTCGGGCCCGTCGAAGGCCCACCAGCGCACGTGCGCGGCCTCCAGACCGACCGGGGCCGCCCCGATCCGCCCGTCGTAGCCGCAGAAGGCGCACTGGTACTCGTAGGCGGTCAGCACCAGTTCCCGCATCCGCCGGTCCCGCCGCTGGCGCGGCCCCACCAGCAGCGGGTCCGTCTCCGCGGCTTCCAGCTCCAGCCCCACCGCCTCGCACAGGTCGGGGTGGAGGGAGGGCGGGAAGTGCAGGTCGAGCAGGACGCGGGCCATCCGGCCGAGGAGTGCGGGCTCGCGCCGCAGCGCCGAGCGCAGCTCCGGTGCGAGCCGGCCGGCCGCGCCCGACGCGCGCAGTTCCAGCACGCCGGTCCCGGGGCTGCCCGGGCCGCGATCCGTACGGACCTCCCACACGCCGTCGCTGACGAGGTGGTGGAAGGGGTAGGCCGGGGTGGTCTTGTTGGCGGGGCCGTACTCGATCAGGAGCCGCTTCAGGTCCTCTTCGACGGCGCTGTAGCGCAGCTCGCCGTCGGCGTCCTCCTGGAAACGGCCCAGCGCGTACAGCAGCAACAGCGGTTTGTGCGGCGCTCGTACGCCGTGCCCCGTCCACTGCCGCAGCTTCGCGATGCGCTCCAGCCAGTCGTCCATGGCGGCCGATCATATGCGCGGGGTGGGGGTGTTGGCCGGGGAGGGGCATTGGCCGGGGAGGGGTGCGGCCGTCCCGGCGGCGGTGGGTAAAGACAGGCGGTGGGTAAAACATTCGCCGGTGTCTGCCTGCGAGTTGTGCGGGCGCGGTGCTGGGGCGCGTTGGCCTATCGGCCGCGGGCGAGTGGTAGCCGGATCATGCCCATGCCAGATTTGCCGCCCCGAACACCAACAAACACGGCTAAACAGGCCGCCTTTCCTTCCCGTATGACCGGAGATGGAGGCGTATCGGATGATTTGCCGTGATGCGAATACACAGCCATTCCAAAACGTGAATAGAAGAATTCACCGCTGTGATCTGGGTCACTTGACACTTTTAGCGGCGGGGTCTTCACTCTCTCGCGGCGGACGGAATGTATTCGGAAGGGGTTCCGGTTCTTTCGGATTACAGCTGTTCGCCGAGTCGGTTGGTCAGTCAGTCATTCAGTCAGCCAGGCTGTTATAGCTGGTACATATGAATGGAGGAATTTATGAAGCTGGTTCACCTGGTCAACAAGTTCCGTTCGGAGAAGAGCCTCAAGGCATACTCCTGGTACCAGTGGCTCTGATCGAGTAGTTTTTCACCGGCCCCGGGCCGGCCGGCGACCCCGGCCGGCCCGGGCAGCCCAGCAACGGAGTTCACCCATGCCAATGCATCGCACCGGCGGGAGCACTCGGGCCGTAGAGTTCGCGCCGCGCATCGCGGAACTGCTCAGCCGCTATGGCGATGCGCCGCTGTTCCGTCTGGAACCGGACACCATCGGCATAGCCGACCCCGACCTCATGAACGCCGTACTGAGCGGCAGGCCGGCCAACGAACACGAACGCCCCACCTTCAAGCCCGTGCAGGGCAGGTCGGTGACGCGCACCGAAGCCTCCGCCTTCATGCAGGCCCTGGGCGCGGACGTGCGGGCGGCGCTCCAGCGCCCGGTGGACTCGGCGGCCGACGTCAGCGGCCCCTGGCCGCACGCCGGACACGTCTATCTCCGCGACCTCCTTTTCGGCCGCGAACACCTGCGCTTCCGCGTTCTGGTGGACCGCAGACTGGAGCTCACGCCGAAATTGACCTGGGCGGCCGTGGCCTCCGGCGCCGCCGTGCTGGGCAGACCGAAGAGCGACGAACCGCTCTCCAAGCTCGCCACCCTCGTTCTCGATTCGCAGAACTACCGCGACCGCCGCCACGCCATGTTCCTCTACCGGCGAATGGGCGCGCCGATGTGCTTCACGGTGTCCGCGCTCGTTACCAGCGCCCTGTGGCTCGGCGCCCCGTTCCGCGACGACATGTCGAATCGGAACATCCTCCTGGAAGCTCTGCGCCTGCTGCCGCCGTCGTGGAACATCCTGCGCGTGGCCTCCCCGGAATTCCTTTCCGTGGACGAACGCATCGGCCCCGGGGACGACATTCTGCTGTTCCCCTTGCTGAGCCACCGCAACCCGAAATTCTGGGACGATCCCGAGGAATTCCTCCCCGAACGCTGGGACGAACTCGACAGCGAGAACCACCCCGGCTACCTCCCCTTCGGCCCCACCAGCGAACGCTGCTGGGCCCGTCACATGGTCTTCCCCCTCGCCGAACGCCTCCTCGACCTCGTACGCCGCGACGGCCTCGTCGTGAGCCCCGACCAGACCAAGGTCAAAGTCGAACTGGGCGGGCTGCTGGAATTGTCGGAGGTCCGGATGGTGCGCCCGTGACAGCTCTTGCCGCGACGGCCCCGACGTGTCCAGGAGAAGCGCCCTAGGCGGGCATGACCCCGTGAATGCGGGATAGGGCGAAGACGCGTTCGTCGTCGCGCAGATGGCACCAGGCGTACAGATAGGGCGGATCGAAATCGATCTCGCTGATGGTGCGCACGGTGCGATTGCCCGACGCGGCGACGTATTCGATGGTGACGGCCCGGCCCTCGCTGATGGCGTGCGACAACTGGCGGACATCGGTGAGGGGCAACAGGCGCGCGTACGTCGCGGTGATCTCCTCGACGTCGGTGGCGTAGGGAACGCCGTTCTGCGGATCGGGCACCGGCGCGACGGGCGGCGCGGCCAGGAGCTTGGCGGCGAGCGCGGTCAGGTCGACGCCGCTCGCGTCCGGGGGCGCCTCGCCTTGTCGTACGACCAGGAACGGACTCTCCGAGGCAGCCAAGGGGACGAGCCGTGGTGACGGCTCTGGGACCGTCGCGCGGCGCCGCCGGGGCTTGTCGATCCGTACGGCTCCGTCGGCGGCCTCGGCGACGGGCGCGTACCCGGCGCTCCGCAGCGCGTCCAGGGTCTTGTCGAGCGCGGTCCGGCTGAGCAGCACCGTCGGCGCGACCTGCCGCAGGCCGAGGCCGGCGAGGCGCCGGTGGGCGGCGAGTTCGGCGAGGAGGGCCGGCTCCGCGCCGTGGATCACGCAGGGTGCGGTGGCGACGCGTACTCGGCCGTGGCCGCGCGCGGTGTCGTGGATCAGGTACGTCAACGGCTGCGGCAGGGCGCCCACGGCGACGGCCGCCAGGTCGGCCGCGATCGCCTCGGCCGTACGGCCCGAATCCAGCGCCCGCCCCACGGTATCCGCCCCGAACCGCCACACCGACGCCGTCCCCCCGGCCTCCCGCCCCGCGGTGGCGTCCAGGAGCGCGGCGAGGCGGGCGGACGGGGTGCCGGTGACGACGGCGGTGAGGTCGGCCCCGAAATGAGCCGTCTTGGCCGCGGCGGGCAGCAGCTCTCGGCAGACCGTCGCCAGGCCCGTGGAGTTGTCATCCCGCGCGGCGGCGCCGAGGCGGGAGAGCGCGCCGCGGGCGATGACTCCGAGCAGTTCGGCCTCGCGGATCAGCGCGGCGTACGGGGCGGACCCCTGGCCGTGGTCGCCCGCGTACGGGGCGGGCCCCTGGCCGTGGTCGCCCGCGTACGGGGCGGGCCCCTGGCCGTGGTCGACCGCGTACGGGCGGTACCAGCCGATCAGCGTCCCCAGTTCCGCGGAGCGCTCGACTCCTTCCCCCGGGGCGAGGCGCGCGGCGACGAGGAGGCCGTCCCGGGCCCATACGCAGCAGTCGCAGGGAGGCGCCCCGGCGAGCGCGGGAAGCGTCTTGCCGTCGTCGCCACGGGACCGGGTCGGGGTGCGCGGCGACTGGATCCACGCCCGTAGCAGCGCGGCGAACTGCTCGGCCGGTTCCTGGGCCGCCCAGGCGTCGTAGCCGTCCGTCATCGCGACCTCGCCGCCGTCCGGAGCCACCAGCCCGGCCCCGTACGCGGTCTCCAGCGCGAGCCGTACGAGCGTGTCGTCACACCGCGCGGCCTTGCCGATCCGGGACAGCTCGCGCGCGCCGACGCCGCCCGCGCCGGACTTCAGCAGGGCCGGCGGCGCGGCGGCGCACACCGCCAGGACGGACGTGGCGTGGGCGGTGAAGGCCGTGGCGGCGGCGGAGGCTTCCCGGTCCACATCCGCCGGGCCGACGGGCGTCGTGGACACCGGGGGAGGGAGGGGATCGAAGGGGGCGTGCCAGGCGGTCCCGCGCAGCGCGAGCGTCACTTCGACGGGCATGCAGATGTGTTCGTACCGGTGCGGGTCCGGTACCAGCAGCCCCCGCTCCAGCGCCCAGCGGGCACCGGGCCGGGAGCCGTACTCGTGGGGAGGCAGATGGAGTTCGCCCCCGCCGGCGGCCAGGCGTTCCAGCAGTTCCCGCGCGGCCGCGGGCGCGCCCGCCACCAGCGAGAGGACCCGC</text:p>
          </table:table-cell>
          <table:table-cell office:value-type="string" calcext:value-type="string">
            <text:p>, GTGCGCGGCCTGGTGCGTCGGCGGGCGGTGAGGCGGCGAGGCGGTGAGGGGGCGAGGGCGGTGGAGCGGTAG, 7659, 7731(+), ATGAAGCTGGTTCACCTGGTCAACAAGTTCCGTTCGGAGAAGAGCCTCAAGGCATACTCCTGGTACCAGTGGCTCTGA, 9376, 9454(+), ATGTCGTCGCGGAACGGGGCGCCGAGCCACAGGGCGCTGGTAACGAGCGCGGACACCGTGAAGCACATCGGCGCGCCCATTCGCCGGTAG, 10078, 10168(-)</text:p>
          </table:table-cell>
          <table:table-cell table:formula="of:=LEFT([.J2];FIND(&quot;),&quot;;[.J2])-1)" office:value-type="string" office:string-value=", GTGCGCGGCCTGGTGCGTCGGCGGGCGGTGAGGCGGCGAGGCGGTGAGGGGGCGAGGGCGGTGGAGCGGTAG, 7659, 7731(+" calcext:value-type="string">
            <text:p>, GTGCGCGGCCTGGTGCGTCGGCGGGCGGTGAGGCGGCGAGGCGGTGAGGGGGCGAGGGCGGTGGAGCGGTAG, 7659, 7731(+</text:p>
          </table:table-cell>
          <table:table-cell table:formula="of:=MID([.J2]; FIND(&quot;),&quot;;[.J2]) + 1; FIND(&quot;),&quot;;[.J2];FIND(&quot;),&quot;;[.J2])+1) - FIND(&quot;),&quot;;[.J2]) - 1)" office:value-type="string" office:string-value=", ATGAAGCTGGTTCACCTGGTCAACAAGTTCCGTTCGGAGAAGAGCCTCAAGGCATACTCCTGGTACCAGTGGCTCTGA, 9376, 9454(+" calcext:value-type="string">
            <text:p>, ATGAAGCTGGTTCACCTGGTCAACAAGTTCCGTTCGGAGAAGAGCCTCAAGGCATACTCCTGGTACCAGTGGCTCTGA, 9376, 9454(+</text:p>
          </table:table-cell>
          <table:table-cell table:formula="of:=RIGHT([.J2];LEN([.J2]) - FIND(&quot;),&quot;; [.J2]; FIND(&quot;),&quot;; [.J2]) + 1))" office:value-type="string" office:string-value=", ATGTCGTCGCGGAACGGGGCGCCGAGCCACAGGGCGCTGGTAACGAGCGCGGACACCGTGAAGCACATCGGCGCGCCCATTCGCCGGTAG, 10078, 10168(-)" calcext:value-type="string">
            <text:p>, ATGTCGTCGCGGAACGGGGCGCCGAGCCACAGGGCGCTGGTAACGAGCGCGGACACCGTGAAGCACATCGGCGCGCCCATTCGCCGGTAG, 10078, 10168(-)</text:p>
          </table:table-cell>
          <table:table-cell office:value-type="string" calcext:value-type="string">
            <text:p>, ARAVER*, 7659, 7731(+), SWYQWL*, 9376, 9454(+), GAPIRR*, 10078, 10168(-)</text:p>
          </table:table-cell>
        </table:table-row>
        <table:table-row table:style-name="ro1">
          <table:table-cell office:value-type="string" calcext:value-type="string">
            <text:p>WP_030892401.1</text:p>
          </table:table-cell>
          <table:table-cell office:value-type="float" office:value="664365049" calcext:value-type="float">
            <text:p>664365049</text:p>
          </table:table-cell>
          <table:table-cell office:value-type="string" calcext:value-type="string">
            <text:p>Streptomyces varsoviensis</text:p>
          </table:table-cell>
          <table:table-cell office:value-type="string" calcext:value-type="string">
            <text:p>Streptomyces varsoviensis strain NRRL B-3589 contig55.1, whole genome shotgun sequence</text:p>
          </table:table-cell>
          <table:table-cell office:value-type="float" office:value="664365049" calcext:value-type="float">
            <text:p>664365049</text:p>
          </table:table-cell>
          <table:table-cell office:value-type="string" calcext:value-type="string">
            <text:p>9610..10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CGCGCAGTCCGTGATCACCCCGGAGCCGCCGCCGCACCCGGCCGCCTTCCGGATGCCGCGGGTCACGCGGGCGTACGGGCGTCAGCGCCTGGAACTGCTCGGCGAGGAGGACGAGTTCGAGCGGCGGTGCGCGGCCTGGTGCGTCGGCGGGCGGTGAGGCGGCGAGGCGGTGAGGGGGCGAGGGCGGTGGAGCGGTAGGGCGGGTGAGTACGTACGTATGTGGGGACGGGCGGTGGTGGGTACGTACGGGCCGGGGTGGCGGGGTGCGTACGGGCCCGGGGCGGGTGGTGGGTACGTACGAGCTGCGGGGGCGGGACGGCGTCCGGTACGTACGTGTGGCCGCCGGCCCGTCGTCAGGGCGTGGCGGCTGGGCGTCAGGGCGTGGCGGTCGGGCGTCTGCGCGTGGCCGCTGGGCGTCAGCGCGTGGCGGCCGGGCGCGGGCTGCCGTGGAAGACCTGGCGGGTGTGCCAGGCGCGGTGGCCGTCCGCCACGCGGGCGGCGCCCGCCTGCGGGCCGATGAGCGGACGGCCGGCGAGCGCGGTGACGTGCTCGCGGGCGGCGGCGCTCTGCCCGACGAAGTGCTGGGAGACCATCACGACGTGGCCCTCGCCCACGCCGAGTACGCCCTTGTCGAACAGCTTGTGGTGCAGGGCGCACAGGCACAGCCCGTTGTCGACGACGTCGGGCCCGTCGAAGGCCCACCAGCGCACGTGCGCGGCCTCCAGACCGACCGGGGCCGCCCCGATCCGCCCGTCGTAGCCGCAGAAGGCGCACTGGTACTCGTAGGCGGTCAGCACCAGTTCCCGCATCCGCCGGTCCCGCCGCTGGCGCGGCCCCACCAGCAGCGGGTCCGTCTCCGCGGCTTCCAGCTCCAGCCCCACCGCCTCGCACAGGTCGGGGTGGAGGGAGGGCGGGAAGTGCAGGTCGAGCAGGACGCGGGCCATCCGGCCGAGGAGTGCGGGCTCGCGCCGCAGCGCCGAGCGCAGCTCCGGTGCGAGCCGGCCGGCCGCGCCCGACGCGCGCAGTTCCAGCACGCCGGTCCCGGGGCTGCCCGGGCCGCGATCCGTACGGACCTCCCACACGCCGTCGCTGACGAGGTGGTGGAAGGGGTAGGCCGGGGTGGTCTTGTTGGCGGGGCCGTACTCGATCAGGAGCCGCTTCAGGTCCTCTTCGACGGCGCTGTAGCGCAGCTCGCCGTCGGCGTCCTCCTGGAAACGGCCCAGCGCGTACAGCAGCAACAGCGGTTTGTGCGGCGCTCGTACGCCGTGCCCCGTCCACTGCCGCAGCTTCGCGATGCGCTCCAGCCAGTCGTCCATGGCGGCCGATCATATGCGCGGGGTGGGGGTGTTGGCCGGGGAGGGGCATTGGCCGGGGAGGGGTGCGGCCGTCCCGGCGGCGGTGGGTAAAGACAGGCGGTGGGTAAAACATTCGCCGGTGTCTGCCTGCGAGTTGTGCGGGCGCGGTGCTGGGGCGCGTTGGCCTATCGGCCGCGGGCGAGTGGTAGCCGGATCATGCCCATGCCAGATTTGCCGCCCCGAACACCAACAAACACGGCTAAACAGGCCGCCTTTCCTTCCCGTATGACCGGAGATGGAGGCGTATCGGATGATTTGCCGTGATGCGAATACACAGCCATTCCAAAACGTGAATAGAAGAATTCACCGCTGTGATCTGGGTCACTTGACACTTTTAGCGGCGGGGTCTTCACTCTCTCGCGGCGGACGGAATGTATTCGGAAGGGGTTCCGGTTCTTTCGGATTACAGCTGTTCGCCGAGTCGGTTGGTCAGTCAGTCATTCAGTCAGCCAGGCTGTTATAGCTGGTACATATGAATGGAGGAATTTATGAAGCTGGTTCACCTGGTCAACAAGTTCCGTTCGGAGAAGAGCCTCAAGGCATACTCCTGGTACCAGTGGCTCTGATCGAGTAGTTTTTCACCGGCCCCGGGCCGGCCGGCGACCCCGGCCGGCCCGGGCAGCCCAGCAACGGAGTTCACCCATGCCAATGCATCGCACCGGCGGGAGCACTCGGGCCGTAGAGTTCGCGCCGCGCATCGCGGAACTGCTCAGCCGCTATGGCGATGCGCCGCTGTTCCGTCTGGAACCGGACACCATCGGCATAGCCGACCCCGACCTCATGAACGCCGTACTGAGCGGCAGGCCGGCCAACGAACACGAACGCCCCACCTTCAAGCCCGTGCAGGGCAGGTCGGTGACGCGCACCGAAGCCTCCGCCTTCATGCAGGCCCTGGGCGCGGACGTGCGGGCGGCGCTCCAGCGCCCGGTGGACTCGGCGGCCGACGTCAGCGGCCCCTGGCCGCACGCCGGACACGTCTATCTCCGCGACCTCCTTTTCGGCCGCGAACACCTGCGCTTCCGCGTTCTGGTGGACCGCAGACTGGAGCTCACGCCGAAATTGACCTGGGCGGCCGTGGCCTCCGGCGCCGCCGTGCTGGGCAGACCGAAGAGCGACGAACCGCTCTCCAAGCTCGCCACCCTCGTTCTCGATTCGCAGAACTACCGCGACCGCCGCCACGCCATGTTCCTCTACCGGCGAATGGGCGCGCCGATGTGCTTCACGGTGTCCGCGCTCGTTACCAGCGCCCTGTGGCTCGGCGCCCCGTTCCGCGACGACATGTCGAATCGGAACATCCTCCTGGAAGCTCTGCGCCTGCTGCCGCCGTCGTGGAACATCCTGCGCGTGGCCTCCCCGGAATTCCTTTCCGTGGACGAACGCATCGGCCCCGGGGACGACATTCTGCTGTTCCCCTTGCTGAGCCACCGCAACCCGAAATTCTGGGACGATCCCGAGGAATTCCTCCCCGAACGCTGGGACGAACTCGACAGCGAGAACCACCCCGGCTACCTCCCCTTCGGCCCCACCAGCGAACGCTGCTGGGCCCGTCACATGGTCTTCCCCCTCGCCGAACGCCTCCTCGACCTCGTACGCCGCGACGGCCTCGTCGTGAGCCCCGACCAGACCAAGGTCAAAGTCGAACTGGGCGGGCTGCTGGAATTGTCGGAGGTCCGGATGGTGCGCCCGTGACAGCTCTTGCCGCGACGGCCCCGACGTGTCCAGGAGAAGCGCCCTAGGCGGGCATGACCCCGTGAATGCGGGATAGGGCGAAGACGCGTTCGTCGTCGCGCAGATGGCACCAGGCGTACAGATAGGGCGGATCGAAATCGATCTCGCTGATGGTGCGCACGGTGCGATTGCCCGACGCGGCGACGTATTCGATGGTGACGGCCCGGCCCTCGCTGATGGCGTGCGACAACTGGCGGACATCGGTGAGGGGCAACAGGCGCGCGTACGTCGCGGTGATCTCCTCGACGTCGGTGGCGTAGGGAACGCCGTTCTGCGGATCGGGCACCGGCGCGACGGGCGGCGCGGCCAGGAGCTTGGCGGCGAGCGCGGTCAGGTCGACGCCGCTCGCGTCCGGGGGCGCCTCGCCTTGTCGTACGACCAGGAACGGACTCTCCGAGGCAGCCAAGGGGACGAGCCGTGGTGACGGCTCTGGGACCGTCGCGCGGCGCCGCCGGGGCTTGTCGATCCGTACGGCTCCGTCGGCGGCCTCGGCGACGGGCGCGTACCCGGCGCTCCGCAGCGCGTCCAGGGTCTTGTCGAGCGCGGTCCGGCTGAGCAGCACCGTCGGCGCGACCTGCCGCAGGCCGAGGCCGGCGAGGCGCCGGTGGGCGGCGAGTTCGGCGAGGAGGGCCGGCTCCGCGCCGTGGATCACGCAGGGTGCGGTGGCGACGCGTACTCGGCCGTGGCCGCGCGCGGTGTCGTGGATCAGGTACGTCAACGGCTGCGGCAGGGCGCCCACGGCGACGGCCGCCAGGTCGGCCGCGATCGCCTCGGCCGTACGGCCCGAATCCAGCGCCCGCCCCACGGTATCCGCCCCGAACCGCCACACCGACGCCGTCCCCCCGGCCTCCCGCCCCGCGGTGGCGTCCAGGAGCGCGGCGAGGCGGGCGGACGGGGTGCCGGTGACGACGGCGGTGAGGTCGGCCCCGAAATGAGCCGTCTTGGCCGCGGCGGGCAGCAGCTCTCGGCAGACCGTCGCCAGGCCCGTGGAGTTGTCATCCCGCGCGGCGGCGCCGAGGCGGGAGAGCGCGCCGCGGGCGATGACTCCGAGCAGTTCGGCCTCGCGGATCAGCGCGGCGTACGGGGCGGACCCCTGGCCGTGGTCGCCCGCGTACGGGGCGGGCCCCTGGCCGTGGTCGCCCGCGTACGGGGCGGGCCCCTGGCCGTGGTCGACCGCGTACGGGCGGTACCAGCCGATCAGCGTCCCCAGTTCCGCGGAGCGCTCGACTCCTTCCCCCGGGGCGAGGCGCGCGGCGACGAGGAGGCCGTCCCGGGCCCATACGCAGCAGTCGCAGGGAGGCGCCCCGGCGAGCGCGGGAAGCGTCTTGCCGTCGTCGCCACGGGACCGGGTCGGGGTGCGCGGCGACTGGATCCACGCCCGTAGCAGCGCGGCGAACTGCTCGGCCGGTTCCTGGGCCGCCCAGGCGTCGTAGCCGTCCGTCATCGCGACCTCGCCGCCGTCCGGAGCCACCAGCCCGGCCCCGTACGCGGTCTCCAGCGCGAGCCGTACGAGCGTGTCGTCACACCGCGCGGCCTTGCCGATCCGGGACAGCTCGCGCGCGCCGACGCCGCCCGCGCCGGACTTCAGCAGGGCCGGCGGCGCGGCGGCGCACACCGCCAGGACGGACGTGGCGTGGGCGGTGAAGGCCGTGGCGGCGGCGGAGGCTTCCCGGTCCACATCCGCCGGGCCGACGGGCGTCGTGGACACCGGGGGAGGGAGGGGATCGAAGGGGGCGTGCCAGGCGGTCCCGCGCAGCGCGAGCGTCACTTCGACGGGCATGCAGATGTGTTCGTACCGGTGCGGGTCCGGTACCAGCAGCCCCCGCTCCAGCGCCCAGCGGGCACCGGGCCGGGAGCCGTACTCGTGGGGAGGCAGATGGAGTTCGCCCCCGCCGGCGGCCAGGCGTTCCAGCAGTTCCCGCGCGGCCGCGGGCGCGCCCGCCACCAGCGAGAGGACCCGC</text:p>
          </table:table-cell>
          <table:table-cell office:value-type="string" calcext:value-type="string">
            <text:p>, GTGCGCGGCCTGGTGCGTCGGCGGGCGGTGAGGCGGCGAGGCGGTGAGGGGGCGAGGGCGGTGGAGCGGTAG, 7738, 7810(+), ATGAAGCTGGTTCACCTGGTCAACAAGTTCCGTTCGGAGAAGAGCCTCAAGGCATACTCCTGGTACCAGTGGCTCTGA, 9455, 9533(+), ATGTCGTCGCGGAACGGGGCGCCGAGCCACAGGGCGCTGGTAACGAGCGCGGACACCGTGAAGCACATCGGCGCGCCCATTCGCCGGTAG, 10157, 10247(-)</text:p>
          </table:table-cell>
          <table:table-cell table:formula="of:=LEFT([.J3];FIND(&quot;),&quot;;[.J3])-1)" office:value-type="string" office:string-value=", GTGCGCGGCCTGGTGCGTCGGCGGGCGGTGAGGCGGCGAGGCGGTGAGGGGGCGAGGGCGGTGGAGCGGTAG, 7738, 7810(+" calcext:value-type="string">
            <text:p>, GTGCGCGGCCTGGTGCGTCGGCGGGCGGTGAGGCGGCGAGGCGGTGAGGGGGCGAGGGCGGTGGAGCGGTAG, 7738, 7810(+</text:p>
          </table:table-cell>
          <table:table-cell table:formula="of:=MID([.J3]; FIND(&quot;),&quot;;[.J3]) + 1; FIND(&quot;),&quot;;[.J3];FIND(&quot;),&quot;;[.J3])+1) - FIND(&quot;),&quot;;[.J3]) - 1)" office:value-type="string" office:string-value=", ATGAAGCTGGTTCACCTGGTCAACAAGTTCCGTTCGGAGAAGAGCCTCAAGGCATACTCCTGGTACCAGTGGCTCTGA, 9455, 9533(+" calcext:value-type="string">
            <text:p>, ATGAAGCTGGTTCACCTGGTCAACAAGTTCCGTTCGGAGAAGAGCCTCAAGGCATACTCCTGGTACCAGTGGCTCTGA, 9455, 9533(+</text:p>
          </table:table-cell>
          <table:table-cell table:formula="of:=RIGHT([.J3];LEN([.J3]) - FIND(&quot;),&quot;; [.J3]; FIND(&quot;),&quot;; [.J3]) + 1))" office:value-type="string" office:string-value=", ATGTCGTCGCGGAACGGGGCGCCGAGCCACAGGGCGCTGGTAACGAGCGCGGACACCGTGAAGCACATCGGCGCGCCCATTCGCCGGTAG, 10157, 10247(-)" calcext:value-type="string">
            <text:p>, ATGTCGTCGCGGAACGGGGCGCCGAGCCACAGGGCGCTGGTAACGAGCGCGGACACCGTGAAGCACATCGGCGCGCCCATTCGCCGGTAG, 10157, 10247(-)</text:p>
          </table:table-cell>
          <table:table-cell office:value-type="string" calcext:value-type="string">
            <text:p>, ARAVER*, 7738, 7810(+), SWYQWL*, 9455, 9533(+), GAPIRR*, 10157, 10247(-)</text:p>
          </table:table-cell>
        </table:table-row>
        <table:table-row table:style-name="ro1">
          <table:table-cell office:value-type="string" calcext:value-type="string">
            <text:p>PUE83362.1</text:p>
          </table:table-cell>
          <table:table-cell office:value-type="float" office:value="1379555961" calcext:value-type="float">
            <text:p>1379555961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715 scf_7316_3.contig_1, whole genome shotgun sequence</text:p>
          </table:table-cell>
          <table:table-cell office:value-type="float" office:value="1379555961" calcext:value-type="float">
            <text:p>1379555961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90-1037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4];FIND(&quot;),&quot;;[.J4])-1)" office:value-type="string" office:string-value="" calcext:value-type="error">
            <text:p>#WERT!</text:p>
          </table:table-cell>
          <table:table-cell table:formula="of:=MID([.J4]; FIND(&quot;),&quot;;[.J4]) + 1; FIND(&quot;),&quot;;[.J4];FIND(&quot;),&quot;;[.J4])+1) - FIND(&quot;),&quot;;[.J4]) - 1)" office:value-type="string" office:string-value="" calcext:value-type="error">
            <text:p>#WERT!</text:p>
          </table:table-cell>
          <table:table-cell table:formula="of:=RIGHT([.J4];LEN([.J4]) - FIND(&quot;),&quot;; [.J4]; FIND(&quot;),&quot;; [.J4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WP_030779685.1</text:p>
          </table:table-cell>
          <table:table-cell office:value-type="float" office:value="664248467" calcext:value-type="float">
            <text:p>664248467</text:p>
          </table:table-cell>
          <table:table-cell office:value-type="string" calcext:value-type="string">
            <text:p>Streptomyces sp. NRRL S-920</text:p>
          </table:table-cell>
          <table:table-cell office:value-type="string" calcext:value-type="string">
            <text:p>Streptomyces sp. NRRL S-920 contig9.1, whole genome shotgun sequence</text:p>
          </table:table-cell>
          <table:table-cell office:value-type="float" office:value="664248467" calcext:value-type="float">
            <text:p>664248467</text:p>
          </table:table-cell>
          <table:table-cell office:value-type="string" calcext:value-type="string">
            <text:p>46116..45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9014-18106']</text:p>
          </table:table-cell>
          <table:table-cell office:value-type="string" calcext:value-type="string">
            <text:p>GCCCCCTCGGAAAAGGGGAGTTGATGGATCGCGACATCCGCACGACCGACGACGTGCTGAACCTCCTGGACGGCCTGTTCGCACCGGAGGCCGACCGCTGGACGGCCGGCGGCGCGGCCTGGTGGGACGACTTCTACGCCGACCGCTCCAGGCCCGTGCCGTTCTTCGTGGCGAAGCCGGACGAAAACCTCGTCTCGTACGCCGAGCGGGGCCTCATCGCACCGGGCCGCGCGCTCGACCTCGGCTGCGGGCCCGGCCGCAACGCCCTCCATCTCGCCTCGCTCGGCTTCGAGGTGGACGCCGTCGACCTGTCACCGGCCGCGCTCGCCTGGGGCCAGGACCGCGCCCGCTCGACGGGGGCCGCCGTACGGTTCCACCAGGGCGACGCCTTCGCCCTCACGCAGGGCGAGTTGGCCGGTCCGTACGACCTGGTCTACGACTCGGGCTGCTTCCACCACCTGCCGCCGCACCGCCGCGTCAGCTACCTCGCCCTCCTGGGCCGCGTCCTCGCCCCCGGCGGCCACTTCGCCCTCACCTGCTTCGCGGCCGGCGCGGGGGGCATGGGCTCCGAACTGCCGGACGCGGAGTTCTACCGGCAGTCCGCCCTGCACGGCGGCATCGCCTACGACGACCGGGCGCTGCGGCACATCTTCGGGGACCTGACGGAGGTCGAACTGCGCCGCATGCGCGACGAGCCCGCCGAGTCCGCGCTCTTCGGCGAGCCGTTCCTCTGGACGGGCCTGTTCCGCCGCCCGGCCACCGAGAGCGCCCCGACCCGCCGGGGCGCCGCCTAGGGCCTGTCCGGCGGATCAGGCCGTACTTGGGTGGCGGTGACCTTTCTGCGCTGGTGAGCGGGGTCTGGTGCGTCGAGATGCAAGGCGGAGGAGGGCGGCAACGCGATGGGGGCGCCCCCTGCTCGAGCATGATCCGCCGGACAGGCCCTAGGACGGCCGTACGAGCCGCACCTTGTCGACTCCGAGCAGCCCCGCGAGCGGCACCCTTGCGGTGGTCTGCCGGGGGTCGACCGTCAGCCCCTCGGCGCGGAGGAGGTCGAGCAGCATTCCGGCCAGCGGCATGACCATGTGCCGCCCCCAGCAGCGTTCGGAGGCGTGGCCGAAGGGGAGGTAGCCGGGGTGGTCGTCCGGGTCGAGGGCGGCCCAGCGTGCGGGGCGGAACTCGTCGGGGTCGTCCCAGAGCGCCGGATCGCGGTGGCTGAGCAGCGGCAGCAGCAGGACGTCGTCGCCCGCGCCGATGCGGGCGTCGAGCGCCGGGTACTCGGGGGACGCGTTGCGCAGGATGTTCCAGGAGGGGGGCAGCAGGCGCATGGCCTCGTACAGGATGTGCTCGTTCGGGGTGTCGTCGTCGAAGGGCGCCCCGAGCCAGTACGCGCTCGCGACGAGCGTGGAGACGGTGAAGCAGACGGGCGCCGCCGCGCGCCGGTACAGGCCCATCGCGTACCGCCGGTCGCTGTAGGTGGCGGCCTCGGCGGTCAGGCTCGCGATCTCCGTCACGGGCGCGCCCGGACGCGGCCTGCCGGGGAGCGCGGCGCCGATGGCGATGGCCGTCCACGTCAGCTTGGGCGTCAGCTCCAGGGTGCGGTCCATGAGGATGCGCAGCCGGTAGGGGTCGGCGCCGAGGATCAGGTCGCGCAGGTGGACGTGGCCGACGTGCGGCCACTCCCCGGTGAGGTCGGCGTCCCCCGGCCCGGGGCCGCGCAGCGCCGCGCGTACGTCGCGGCCGATGGCCCGCATGACGTGCGACGCCTCGGTGCGGTGGATGGAACGGCCGTGCAGGGGCTTGAAGGTCGGGCGCTCGTGCTCGGTGGCGGGCCGGGCGGCGAGGATCCGGTCGGTCAGCTCGGGCCCGGCGACGCCCACGGTGTCGGCGTCCAGGCGGAACACGTCCTCGCCGCGGTGGTCGCGCAGCAGGGCGTCGAGCCGCGGCGTGAAGACGGTGGTCCGGGCGGAGCGGGCGGACCGGTCGGTACCGGAGAGGGGCATCGGTGGTCTCCCAGGGCGGAGGGCCCGCGCCCGGCGGCCGCTCGGGCACGCCGGACACGGGACGCACGGAACACAGAGGGACGATTCGCCGGTTTAGTACCAGTGGTACCAGGCGTACGCCTTCAGGCTCTTCTCTCCGGTGATCTTCTTCTTGAGCGAGCGGATCATCTTCATGCACATACCTCCGGTCAATTCCGTTGGTTCACTACGGACTTGGACCAGCGAAGCGTCCGGCGAGGCGATCAACAGCCGATAAACGGACCCGGGTGACGCGTGAGCGGTACGTGAGCGCGCCGCGGGTCCTCACAGATCGGCGAGCGCGCCCTCCACCGTGGCGAGCAGGACCTCCCGGTCGTCGTGTACGCGGCTGAGGACGCGCAGTCCGTAGTAGGCGCTCTGCACCCGGCGGGCCACCGTCCGCGCGTCACCCGTGGAACGGATCTCCCCGGCCCGCCGGCCCTCCTCCACGACCGCGCACAGTTCGTCCTCGACCCGGTCGAAGCTGCGCCGCACCGCCTCCTTGACCTCCGGGTCGGGCCCGGCGGCCTCGACGGCGGCATTGATCGCGAAGCAGCCGCGCGCGTCCGCCGGGTCGAGGTCGGCGTCGAGGGCGTGGAGCATCATCGCGCGCAGCCGCTCCTTCGCCGGGCCGGGGCCGCGCAGGATCTCGACCTGCTCGGCGGTGGCGGTGTCGTAGTAGTGCCCGAGGGCGCGGAGGTAGAGCTGCCGCTTGCCGCCGAAGGTGTTGTAGAGGCTGGAGGGGCCGAGGCCCGTGCTGTCGCACAGGTCCCGGGTCGAGGTGCCCTCGTACCCGTGGCGCCAGAACGTCTCCATGGCCGCGGTGACGACGCGGTCCTCGCTGAACTCTCGTGGCCTGGCCATGGCCCTACAGTAAACGTTTTGGAACGTTCTCACAAAACCTGGCGCCCTGGTGGGTCATGC</text:p>
          </table:table-cell>
          <table:table-cell office:value-type="string" calcext:value-type="string">
            <text:p>, ATGAAGATGATCCGCTCGCTCAAGAAGAAGATCACCGGAGAGAAGAGCCTGAAGGCGTACGCCTGGTACCACTGGTACTAA, 46209, 46290(-)</text:p>
          </table:table-cell>
          <table:table-cell table:formula="of:=LEFT([.J5];FIND(&quot;),&quot;;[.J5])-1)" office:value-type="string" office:string-value="" calcext:value-type="error">
            <text:p>#WERT!</text:p>
          </table:table-cell>
          <table:table-cell table:formula="of:=MID([.J5]; FIND(&quot;),&quot;;[.J5]) + 1; FIND(&quot;),&quot;;[.J5];FIND(&quot;),&quot;;[.J5])+1) - FIND(&quot;),&quot;;[.J5]) - 1)" office:value-type="string" office:string-value="" calcext:value-type="error">
            <text:p>#WERT!</text:p>
          </table:table-cell>
          <table:table-cell table:formula="of:=RIGHT([.J5];LEN([.J5]) - FIND(&quot;),&quot;; [.J5]; FIND(&quot;),&quot;; [.J5]) + 1))" office:value-type="string" office:string-value="" calcext:value-type="error">
            <text:p>#WERT!</text:p>
          </table:table-cell>
          <table:table-cell office:value-type="string" calcext:value-type="string">
            <text:p>, AWYHWY*, 46209, 46290(-)</text:p>
          </table:table-cell>
        </table:table-row>
        <table:table-row table:style-name="ro1">
          <table:table-cell office:value-type="string" calcext:value-type="string">
            <text:p>WP_055533246.1</text:p>
          </table:table-cell>
          <table:table-cell office:value-type="float" office:value="1752497243" calcext:value-type="float">
            <text:p>1752497243</text:p>
          </table:table-cell>
          <table:table-cell office:value-type="string" calcext:value-type="string">
            <text:p>Streptomyces alboniger</text:p>
          </table:table-cell>
          <table:table-cell office:value-type="string" calcext:value-type="string">
            <text:p>Streptomyces alboniger strain ATCC 12461 chromosome, complete genome</text:p>
          </table:table-cell>
          <table:table-cell office:value-type="float" office:value="1752497243" calcext:value-type="float">
            <text:p>1752497243</text:p>
          </table:table-cell>
          <table:table-cell office:value-type="string" calcext:value-type="string">
            <text:p>6400940..640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837-10763']</text:p>
          </table:table-cell>
          <table:table-cell office:value-type="string" calcext:value-type="string">
            <text:p>GGGCATGGCACGGCCGCAGCTGTGGCTCTCGTACGCCATCACGGCCTTCGCCTTCGGAGCGGTCATCGTCACCTTCAGCTATCTGGCGTCACTCCTGACCGAGGTCAGCGGCGTCTCCGAGGGGTGGGTGCCGGGGATGCTCGCCCTCTTCGGCGTCGGCGGCATGGTCGGCATCGTGATCGGCGGACGCACGGCCGAGGCGCGGCCGCTGGGCACGCTCGGCGTCGGGCTCGGCGGGCTCGCTCTGTTCTCCGCGCTGCTCGCCCTCACGGCGCACGTGACGGCCGTGGTGATCGTCCTGGTCTTCCTGCTCGGCCTCGTCGGCTACGTCACCAACCCGGCCTTGCAGTCCCAGGTGTTCACCCTGGCGCCGGGCGCCCCGACGCTCGTCGGCGCGACCAATACGGCCGCGTTCAACGTCGGCAACACCGTGGCCCCGCTGCTCGGCGGCCTGGCCATCGACGCCGGGTTCGGCTACGCCTCGGTGGCCTGGGTCGGGGCCGCGCTGGCCGCGGCGGGTGTGGCCGGTGTGCTGTGGGCGGCGTACCTTCAGCGCTCGGGGCCGAAGCGGGTGCCGACGCCGGGCCCTCGTACGGCCGTGATCGCCCGCGAGACCGCCAAGGCGGAGGCGTGAGCACCGGCGCGCGGGAGGACCACGCCGCCCCACACGCCACCCGCGCCCCCCACGCCACGCGCGTCCGCGTCACCGCCGAGCCCGACTGGTACGAGTCGGCGGGCATCTCGCTCGGCATCCGCGTCGGCGGCCTCGTCTTCACCTCGGGACAGGCGCCGGTCGACGAGCGCGGTGCCACGGTCGGCGCCGGGGACTTCGAGGCGCAGGCCCGGCGCGCGCTCGCCAACCTCGCCACGGTCCTCGGCCGCGCGGGCTCCGGCCTGGACCGGCTGGTCAAGCTCACGGTCTTCGTCACCGACATGGCCCACCAGGACGTCTTCGCCCGGCTGCGTGCCGAGTACTACGTCGCGCCGTTCCCCGCGGAGTCCTTCGTCCAGGTCGCCGCGCTCGCCGATCCCGCGTGGCTGATCGAGATCGAGGCGATCGGCGCCGTGGAGTGACACCCCGCGTTTTGTGAGAGCGTTCCAAAACGTCTACTGTAGGGCCATGGCCAGGCCACGAGAGTTCAGCGAGGACCGCGTCGTCACCGCGGCCATGGAGACGTTCTGGCGCCATGGGTACGAGGGCACCTCGACCCGGGACCTGTGCGACAGCACGGGTCTGGGCCCGTCCAGCCTCTACAACACCTTCGGTGGCAAGCGGCAGCTCTACCTCCGCGCCCTGGGGCACTACTACGACACCGCCACCGCCGAACAGGTCGAGATCCTGCGCGGCCCCGGCCCGGCGAAGGAGCGGCTGCGCGCGATGATGCTCCACGCCCTCGACGCCGACCTCGACCCGGCGGACGCGCGCGGCTGCTTCGCGATCAATGCCGCCGTCGAGGCCGCCGCGCCCGACCCGGAGGTCAAGGAAGCGGTGCGGCGCAGCTTCGACCGGGTCGAGGACGAGCTGTGCGCGGTCGTGGAGGAGGGTCGGCGGGCCGGTGAGATCCGCTCCACGGGTGACGCGCGGACGGTGGCCCGCCGGGTGCAGAGCGCCTACTACGGACTGCGCGTCCTCAGCCGCGTACACGACGACCGGGAGATCCTGCTCGCCACGGTGGAGGGCGCGCTCGCCGATCTGTGACCCGCGGCGCGCTCACGTACCGCTCACGCGTCACCCGGGTCCGTTTATCGGCTGTTGATCGCTTCACCGGACGCTTCGCTGGTCCAAGTCCGTCGTGAACCAACGGAATTGACCGGAGGTATGTACATGAAGATGATCCGCTCGCTCAAGAAGAAGATCACCGGGGAGAAGAGCCTGAAGGCGTACGCCTGGTACCACTGGTACTAAACCGGCGAATCGTCCCTCTGTGTTCCGTGTGTCCCGTGTCCGGCGTGCCCGAGCGGCCGCCGGGCGCGGGCCCTCCGCCCTGGGAGACCACCGATGCCCCTCTCCGGTACCGACCGGTCCGCCCGCTCCGCCCGGACCACCGTCTTCACGCCGCGGCTCGACGCCCTGCTGCGCGGCCACCGCGGCGAGGACGTGTTCCGCCTGGACGCCGACACCGTGGGCGTCGCCGGGCCCGAGCTGACCGACCGGATCCTCGCCGCCCGGCCCGCCACCGAGCACGAACGCCCGACCTTCAAGCCCCTGCACGGCCGTTCCATCCACCGCACCGAGGCGTCGCACGTCATGCGGGCCATCGGCCGCGACGTACGCGCGGCGCTGCGCGGGCCCGGGCCGGGGGACGTCGACCTCACCGGGGAGTGGCCGCACGTCGGCCACGTCCACCTGCGCGACCTGATCCTCGGTGCCGACCCCTACCGGCTGCGCATCCTCATGGACCGCACCCTGGAGCTGACGCCCAAGCTGACGTGGACGGTCATCGCCGTCGGCGCCGCGCTCCCCGGCAGACCGCGTCCGGGCGCGCCCGTGACGGAGATCGCGGGCCTGACCGCCGAGGCCGCCACCTACAGCGACCGGCGGTACGCGATGGGCCTGTACCGGCGCGCGGCGGCGCCCGTCTGCTTCACCGTCTCCACGCTCGTCGCGAGCGCGTACTGGCTCGGGGCGCCCTTCGACGACGACACCCCGAACGAGCACATCCTGTACGAGGCCATGCGCCTGCTGCCCCCCTCCTGGAACATCCTGCGCAACGCGTCCCCCGAGTACCCGGCGCTCGACGCCCGCATCGGCGCGGGCGACGACGTCCTGCTGCTGCCGCTGCTCAGCCACCGCGACCCGGCGCTCTGGGACGACCCCGACGAGTTCCGCCCCGGACGCTGGGCCGCCCTCGACCCCGACGACCACCCCGGCTACCTCCCCTTCGGCCACGCCTCCGAACGCTGCTGGGGACGGCACATGGTCATGCCGCTGGCCGGGATGCTGCTCGACCTCCTCCGCGCCGAGGGGCTGACGGTCGACCCCCGGCAGACCACCGCCAGGGTGCCGCTCGCGGGGCTGCTCGGAGTCGACAAGGTGCGGCTCGTACGGCCGTCCTAGGCGGCGCGGCGGAACAGGCCCGTCCAGAGGAACGGCTCGCCGAAGAGCGCGGACTCGGCGGGCTCGTCGCGCATGCGGCGCAGTTCGACCTCCGTCAGGTCCCCGAAGATCCGCCGCAGCGCCCGGTCGTCGTAGGCGATACCGCCGTGCAGGGCGGACTGCCGGTAGAACTCCGCGTCCGGCAGTTCGGATCCCATGCCCCCCGCGCCGGCCGCGAAGCAGGTGAGGGCGAAGTGGCCGCCGGGCGCGAGGACGCGGTCCAGGAGGGCGAGGTAGCTGACGCGGCGGTGCGGCGGCAGGTGGTGGAAGCAGCCCGAGTCGTAGACCAGGTCGTACGGACCGGCCAACTCGGCCTGCGTGAGGGCGAAGGCGTCGCCCTGGTGGAACCGTACGGCGGCCCCCGTCGCGCGGGCGCGGTCCTCGGCCCAGGCCAGCGCGGCCGGCGACAGGTCGACGGCGTCGACCTCGAAGCCGAGCGAGGCGAGATGGAGGGCGTTGCGGCCGGGCCCGCAGCCGAGGTCGAGCGCGCGGCCCGGCGCGATGAGGCCCCGCTCGGCGTACGAGACGAGGTTTTCGTCCGGCTTCGCCACGAAGAACGGCACGGGCCTGGAGCGGTCGGCGTAGAAGTCGTCCCACCAGGCCGCGCCGCCGGCCGTCCAGCGGTCGGCCTCCGGTGCGAACAGGCCGTCCAGGAGGTTCAGCACGTCGTCGGCCGTGCGGATGTCGCGGTCCATCAAGTCCCCTTTCCCAAGGGGCAATTGTAGGTCGCGGGCCAGGGAAAGCCCAGGTCAGGGTCGGTGTGGTGAGGGGGCTTTCCGGACCTCGCCGCCGCTCCTTCCGGTGAGCCGAACAGTGTGTTCACGCGCTGTATCCCCAGAAGTAATCACAGCTGCTTGGATGTGCGAGCGCCGGAACAACGGCCGCTTCCGGCCAGTCCGGAAACAGCAGCAACAGCCCCCCACCGTCAGGAGTTTCAGTGCCGTACTCAGCGCCGCGCAGGTCCCAGGCGGCCGCGATCGCCACCGTGCTCGCCGCCGCCACGCTCGCCGCCGTCGCCCCGTCCGCGACCGCCGCCGACGCCTCCGCCGCGACGCCCTCGCTCAAGGTGCTCACGTACAACACGTTCCTGTTCAGCAAGACGCTCTACCCGAACTGGGGCCAGGACCACCGCGCCAGGGCCATACCGGCGGCGGACTTCTTCCAGGGGCAGGACGTCGTCGTCCTCCAGGAGGCGTTCGACAACTCCTCGTCCGAGGCTCTGCTGGCCGGGGCCAAGGGCCGCTACCCGCACCAGACACCGGTGATGGGCCGCGGCAGGAGCGGCTGGGACGCCACCGGCGGTGCCTACTCCTCGGTGACACCGGAGGACGGTGGCGTGACGGTCCTCAGCAAGTGGCCGCTCGTGCGCAAGGAGCAGTACGTCTACAAGGACGCGTGCGGCGCCGACTCGCACTCCAACAAGGGGTTCGTCTACGCCGTGCTGGACGTGAACGGCACCAGGGCGCACGTGGTGGGGACGCACGCCCAGTCCACCGACCCGGGCTGCGGCAGCGGCGAGGCGGCAGCCACGCGCGCGAAGCAGTTCAAGGAGGTGGACGCCTTCCTCGACGCCAAGAACATCCCGGCCGCTGAACAGGTCATCGTGGCGGGCGACTTCAACGTCGACTCGCACAGCGCCGAGTACGCCTCGATGCTCGCCGACGGAGGCTTCGCCCCCGCCGACGCCCGCACGGGCCACCCGTACTCCTTCGACACCCGGGACAACTCGATCGCCTCCGAGCGCTACCCCGACGACCCGCGAGAGGACCTCGACCACGTCCTGCACCGCAAGGGCCACGCGCGCCCCGCCACCTGGCACAACAACGTGGTCAAGGAACAGAGCGCGCCCTGGACGGTCTCCAGCTGGGGCAAGAAGTACACGTACACGAACCTGTCGGACCACTACCCCGTGACGGGGTACTAGGGCGTCGGCCGCTAACTGTGCCAGGGCCCGGTCACGG</text:p>
          </table:table-cell>
          <table:table-cell office:value-type="string" calcext:value-type="string">
            <text:p>, GTGTGCTGTGGGCGGCGTACCTTCAGCGCTCGGGGCCGAAGCGGGTGCCGACGCCGGGCCCTCGTACGGCCGTGA, 6399467, 6399542(+), ATGAAGATGATCCGCTCGCTCAAGAAGAAGATCACCGGGGAGAAGAGCCTGAAGGCGTACGCCTGGTACCACTGGTACTAA, 6400765, 6400846(+), GTGCTGTGGGCGGCGTACCTTCAGCGCTCGGGGCCGAAGCGGGTGCCGACGCCGGGCCCTCGTACGGCCGTGATCGCCCGCGAGACCGCCAAGGCGGAGGCGTGA, 6399469, 6399574(+), GTGGTCCTCCCGCGCGCCGGTGCTCACGCCTCCGCCTTGGCGGTCTCGCGGGCGATCACGGCCGTACGAGGGCCCGGCGTCGGCACCCGCTTCGGCCCCGAGCGCTGA, 6399489, 6399597(-), ATGATCCGCTCGCTCAAGAAGAAGATCACCGGGGAGAAGAGCCTGAAGGCGTACGCCTGGTACCACTGGTACTAA, 6400771, 6400846(+), ATGTACATGAAGATGATCCGCTCGCTCAAGAAGAAGATCACCGGGGAGAAGAGCCTGAAGGCGTACGCCTGGTACCACTGGTACTAA, 6400759, 6400846(+)</text:p>
          </table:table-cell>
          <table:table-cell table:formula="of:=LEFT([.J6];FIND(&quot;),&quot;;[.J6])-1)" office:value-type="string" office:string-value=", GTGTGCTGTGGGCGGCGTACCTTCAGCGCTCGGGGCCGAAGCGGGTGCCGACGCCGGGCCCTCGTACGGCCGTGA, 6399467, 6399542(+" calcext:value-type="string">
            <text:p>, GTGTGCTGTGGGCGGCGTACCTTCAGCGCTCGGGGCCGAAGCGGGTGCCGACGCCGGGCCCTCGTACGGCCGTGA, 6399467, 6399542(+</text:p>
          </table:table-cell>
          <table:table-cell table:formula="of:=MID([.J6]; FIND(&quot;),&quot;;[.J6]) + 1; FIND(&quot;),&quot;;[.J6];FIND(&quot;),&quot;;[.J6])+1) - FIND(&quot;),&quot;;[.J6]) - 1)" office:value-type="string" office:string-value=", ATGAAGATGATCCGCTCGCTCAAGAAGAAGATCACCGGGGAGAAGAGCCTGAAGGCGTACGCCTGGTACCACTGGTACTAA, 6400765, 6400846(+" calcext:value-type="string">
            <text:p>, ATGAAGATGATCCGCTCGCTCAAGAAGAAGATCACCGGGGAGAAGAGCCTGAAGGCGTACGCCTGGTACCACTGGTACTAA, 6400765, 6400846(+</text:p>
          </table:table-cell>
          <table:table-cell table:formula="of:=RIGHT([.J6];LEN([.J6]) - FIND(&quot;),&quot;; [.J6]; FIND(&quot;),&quot;; [.J6]) + 1))" office:value-type="string" office:string-value=", GTGCTGTGGGCGGCGTACCTTCAGCGCTCGGGGCCGAAGCGGGTGCCGACGCCGGGCCCTCGTACGGCCGTGATCGCCCGCGAGACCGCCAAGGCGGAGGCGTGA, 6399469, 6399574(+), GTGGTCCTCCCGCGCGCCGGTGCTCACGCCTCCGCCTTGGCGGTCTCGCGGGCGATCACGGCCGTACGAGGGCCCGGCGTCGGCACCCGCTTCGGCCCCGAGCGCTGA, 6399489, 6399597(-), ATGATCCGCTCGCTCAAGAAGAAGATCACCGGGGAGAAGAGCCTGAAGGCGTACGCCTGGTACCACTGGTACTAA, 6400771, 6400846(+), ATGTACATGAAGATGATCCGCTCGCTCAAGAAGAAGATCACCGGGGAGAAGAGCCTGAAGGCGTACGCCTGGTACCACTGGTACTAA, 6400759, 6400846(+)" calcext:value-type="string">
            <text:p>, GTGCTGTGGGCGGCGTACCTTCAGCGCTCGGGGCCGAAGCGGGTGCCGACGCCGGGCCCTCGTACGGCCGTGATCGCCCGCGAGACCGCCAAGGCGGAGGCGTGA, 6399469, 6399574(+), GTGGTCCTCCCGCGCGCCGGTGCTCACGCCTCCGCCTTGGCGGTCTCGCGGGCGATCACGGCCGTACGAGGGCCCGGCGTCGGCACCCGCTTCGGCCCCGAGCGCTGA, 6399489, 6399597(-), ATGATCCGCTCGCTCAAGAAGAAGATCACCGGGGAGAAGAGCCTGAAGGCGTACGCCTGGTACCACTGGTACTAA, 6400771, 6400846(+), ATGTACATGAAGATGATCCGCTCGCTCAAGAAGAAGATCACCGGGGAGAAGAGCCTGAAGGCGTACGCCTGGTACCACTGGTACTAA, 6400759, 6400846(+)</text:p>
          </table:table-cell>
          <table:table-cell office:value-type="string" calcext:value-type="string">
            <text:p>, RALVRP*, 6399467, 6399542(+), AWYHWY*, 6400765, 6400846(+), TAKAEA*, 6399469, 6399574(+), RFGPER*, 6399489, 6399597(-), AWYHWY*, 6400771, 6400846(+), AWYHWY*, 6400759, 6400846(+)</text:p>
          </table:table-cell>
        </table:table-row>
        <table:table-row table:style-name="ro1">
          <table:table-cell office:value-type="string" calcext:value-type="string">
            <text:p>WP_055533246.1</text:p>
          </table:table-cell>
          <table:table-cell office:value-type="float" office:value="943899220" calcext:value-type="float">
            <text:p>943899220</text:p>
          </table:table-cell>
          <table:table-cell office:value-type="string" calcext:value-type="string">
            <text:p>Streptomyces alboniger</text:p>
          </table:table-cell>
          <table:table-cell office:value-type="string" calcext:value-type="string">
            <text:p>Streptomyces alboniger strain NRRL B-1832 B-1832_contig_241, whole genome shotgun sequence</text:p>
          </table:table-cell>
          <table:table-cell office:value-type="float" office:value="943899220" calcext:value-type="float">
            <text:p>943899220</text:p>
          </table:table-cell>
          <table:table-cell office:value-type="string" calcext:value-type="string">
            <text:p>4879..5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GGCATGGCACGGCCGCAGCTGTGGCTCTCGTACGCCATCACGGCCTTCGCCTTCGGAGCGGTCATCGTCACCTTCAGCTATCTGGCGTCACTCCTGACCGAGGTCAGCGGCGTCTCCGAGGGGTGGGTGCCGGGGATGCTCGCCCTCTTCGGCGTCGGCGGCATGGTCGGCATCGTGATCGGCGGACGCACGGCCGAGGCGCGGCCGCTGGGCACGCTCGGCGTCGGGCTCGGCGGGCTCGCTCTGTTCTCCGCGCTGCTCGCCCTCACGGCGCACGTGACGGCCGTGGTGATCGTCCTGGTCTTCCTGCTCGGCCTCGTCGGCTACGTCACCAACCCGGCCTTGCAGTCCCAGGTGTTCACCCTGGCGCCGGGCGCCCCGACGCTCGTCGGCGCGACCAATACGGCCGCGTTCAACGTCGGCAACACCGTGGCCCCGCTGCTCGGCGGCCTGGCCATCGACGCCGGGTTCGGCTACGCCTCGGTGGCCTGGGTCGGGGCCGCGCTGGCCGCGGCGGGTGTGGCCGGTGTGCTGTGGGCGGCGTACCTTCAGCGCTCGGGGCCGAAGCGGGTGCCGACGCCGGGCCCTCGTACGGCCGTGATCGCCCGCGAGACCGCCAAGGCGGAGGCGTGAGCACCGGCGCGCGGGAGGACCACGCCGCCCCACACGCCACCCGCGCCCCCCACGCCACGCGCGTCCGCGTCACCGCCGAGCCCGACTGGTACGAGTCGGCGGGCATCTCGCTCGGCATCCGCGTCGGCGGCCTCGTCTTCACCTCGGGACAGGCGCCGGTCGACGAGCGCGGTGCCACGGTCGGCGCCGGGGACTTCGAGGCGCAGGCCCGGCGCGCGCTCGCCAACCTCGCCACGGTCCTCGGCCGCGCGGGCTCCGGCCTGGACCGGCTGGTCAAGCTCACGGTCTTCGTCACCGACATGGCCCACCAGGACGTCTTCGCCCGGCTGCGTGCCGAGTACTACGTCGCGCCGTTCCCCGCGGAGTCCTTCGTCCAGGTCGCCGCGCTCGCCGATCCCGCGTGGCTGATCGAGATCGAGGCGATCGGCGCCGTGGAGTGACACCCCGCGTTTTGTGAGAGCGTTCCAAAACGTCTACTGTAGGGCCATGGCCAGGCCACGAGAGTTCAGCGAGGACCGCGTCGTCACCGCGGCCATGGAGACGTTCTGGCGCCATGGGTACGAGGGCACCTCGACCCGGGACCTGTGCGACAGCACGGGTCTGGGCCCGTCCAGCCTCTACAACACCTTCGGTGGCAAGCGGCAGCTCTACCTCCGCGCCCTGGGGCACTACTACGACACCGCCACCGCCGAACAGGTCGAGATCCTGCGCGGCCCCGGCCCGGCGAAGGAGCGGCTGCGCGCGATGATGCTCCACGCCCTCGACGCCGACCTCGACCCGGCGGACGCGCGCGGCTGCTTCGCGATCAATGCCGCCGTCGAGGCCGCCGCGCCCGACCCGGAGGTCAAGGAAGCGGTGCGGCGCAGCTTCGACCGGGTCGAGGACGAGCTGTGCGCGGTCGTGGAGGAGGGTCGGCGGGCCGGTGAGATCCGCTCCACGGGTGACGCGCGGACGGTGGCCCGCCGGGTGCAGAGCGCCTACTACGGACTGCGCGTCCTCAGCCGCGTACACGACGACCGGGAGATCCTGCTCGCCACGGTGGAGGGCGCGCTCGCCGATCTGTGACCCGCGGCGCGCTCACGTACCGCTCACGCGTCACCCGGGTCCGTTTATCGGCTGTTGATCGCTTCACCGGACGCTTCGCTGGTCCAAGTCCGTCGTGAACCAACGGAATTGACCGGAGGTATGTACATGAAGATGATCCGCTCGCTCAAGAAGAAGATCACCGGGGAGAAGAGCCTGAAGGCGTACGCCTGGTACCACTGGTACTAAACCGGCGAATCGTCCCTCTGTGTTCCGTGTGTCCCGTGTCCGGCGTGCCCGAGCGGCCGCCGGGCGCGGGCCCTCCGCCCTGGGAGACCACCGATGCCCCTCTCCGGTACCGACCGGTCCGCCCGCTCCGCCCGGACCACCGTCTTCACGCCGCGGCTCGACGCCCTGCTGCGCGGCCACCGCGGCGAGGACGTGTTCCGCCTGGACGCCGACACCGTGGGCGTCGCCGGGCCCGAGCTGACCGACCGGATCCTCGCCGCCCGGCCCGCCACCGAGCACGAACGCCCGACCTTCAAGCCCCTGCACGGCCGTTCCATCCACCGCACCGAGGCGTCGCACGTCATGCGGGCCATCGGCCGCGACGTACGCGCGGCGCTGCGCGGGCCCGGGCCGGGGGACGTCGACCTCACCGGGGAGTGGCCGCACGTCGGCCACGTCCACCTGCGCGACCTGATCCTCGGTGCCGACCCCTACCGGCTGCGCATCCTCATGGACCGCACCCTGGAGCTGACGCCCAAGCTGACGTGGACGGTCATCGCCGTCGGCGCCGCGCTCCCCGGCAGACCGCGTCCGGGCGCGCCCGTGACGGAGATCGCGGGCCTGACCGCCGAGGCCGCCACCTACAGCGACCGGCGGTACGCGATGGGCCTGTACCGGCGCGCGGCGGCGCCCGTCTGCTTCACCGTCTCCACGCTCGTCGCGAGCGCGTACTGGCTCGGGGCGCCCTTCGACGACGACACCCCGAACGAGCACATCCTGTACGAGGCCATGCGCCTGCTGCCCCCCTCCTGGAACATCCTGCGCAACGCGTCCCCCGAGTACCCGGCGCTCGACGCCCGCATCGGCGCGGGCGACGACGTCCTGCTGCTGCCGCTGCTCAGCCACCGCGACCCGGCGCTCTGGGACGACCCCGACGAGTTCCGCCCCGGACGCTGGGCCGCCCTCGACCCCGACGACCACCCCGGCTACCTCCCCTTCGGCCACGCCTCCGAACGCTGCTGGGGACGGCACATGGTCATGCCGCTGGCCGGGATGCTGCTCGACCTCCTCCGCGCCGAGGGGCTGACGGTCGACCCCCGGCAGACCACCGCCAGGGTGCCGCTCGCGGGGCTGCTCGGAGTCGACAAGGTGCGGCTCGTACGGCCGTCCTAGGCGGCGCGGCGGAACAGGCCCGTCCAGAGGAACGGCTCGCCGAAGAGCGCGGACTCGGCGGGCTCGTCGCGCATGCGGCGCAGTTCGACCTCCGTCAGGTCCCCGAAGATCCGCCGCAGCGCCCGGTCGTCGTAGGCGATACCGCCGTGCAGGGCGGACTGCCGGTAGAACTCCGCGTCCGGCAGTTCGGATCCCATGCCCCCCGCGCCGGCCGCGAAGCAGGTGAGGGCGAAGTGGCCGCCGGGCGCGAGGACGCGGTCCAGGAGGGCGAGGTAGCTGACGCGGCGGTGCGGCGGCAGGTGGTGGAAGCAGCCCGAGTCGTAGACCAGGTCGTACGGACCGGCCAACTCGGCCTGCGTGAGGGCGAAGGCGTCGCCCTGGTGGAACCGTACGGCGGCCCCCGTCGCGCGGGCGCGGTCCTCGGCCCAGGCCAGCGCGGCCGGCGACAGGTCGACGGCGTCGACCTCGAAGCCGAGCGAGGCGAGATGGAGGGCGTTGCGGCCGGGCCCGCAGCCGAGGTCGAGCGCGCGGCCCGGCGCGATGAGGCCCCGCTCGGCGTACGAGACGAGGTTTTCGTCCGGCTTCGCCACGAAGAACGGCACGGGCCTGGAGCGGTCGGCGTAGAAGTCGTCCCACCAGGCCGCGCCGCCGGCCGTCCAGCGGTCGGCCTCCGGTGCGAACAGGCCGTCCAGGAGGTTCAGCACGTCGTCGGCCGTGCGGATGTCGCGGTCCATCAAGTCCCCTTTCCCAAGGGGCAATTGTAGGTCGCGGGCCAGGGAAAGCCCAGGTCAGGGTCGGTGTGGTGAGGGGGCTTTCCGGACCTCGCCGCCGCTCCTTCCGGTGAGCCGAACAGTGTGTTCACGCGCTGTATCCCCAGAAGTAATCACAGCTGCTTGGATGTGCGAGCGCCGGAACAACGGCCGCTTCCGGCCAGTCCGGAAACAGCAGCAACAGCCCCCCACCGTCAGGAGTTTCAGTGCCGTACTCAGCGCCGCGCAGGTCCCAGGCGGCCGCGATCGCCACCGTGCTCGCCGCCGCCACGCTCGCCGCCGTCGCCCCGTCCGCGACCGCCGCCGACGCCTCCGCCGCGACGCCCTCGCTCAAGGTGCTCACGTACAACACGTTCCTGTTCAGCAAGACGCTCTACCCGAACTGGGGCCAGGACCACCGCGCCAGGGCCATACCGGCGGCGGACTTCTTCCAGGGGCAGGACGTCGTCGTCCTCCAGGAGGCGTTCGACAACTCCTCGTCCGAGGCTCTGCTGGCCGGGGCCAAGGGCCGCTACCCGCACCAGACACCGGTGATGGGCCGCGGCAGGAGCGGCTGGGACGCCACCGGCGGTGCCTACTCCTCGGTGACACCGGAGGACGGTGGCGTGACGGTCCTCAGCAAGTGGCCGCTCGTGCGCAAGGAGCAGTACGTCTACAAGGACGCGTGCGGCGCCGACTCGCACTCCAACAAGGGGTTCGTCTACGCCGTGCTGGACGTGAACGGCACCAGGGCGCACGTGGTGGGGACGCACGCCCAGTCCACCGACCCGGGCTGCGGCAGCGGCGAGGCGGCAGCCACGCGCGCGAAGCAGTTCAAGGAGGTGGACGCCTTCCTCGACGCCAAGAACATCCCGGCCGCTGAACAGGTCATCGTGGCGGGCGACTTCAACGTCGACTCGCACAGCGCCGAGTACGCCTCGATGCTCGCCGACGGAGGCTTCGCCCCCGCCGACGCCCGCACGGGCCACCCGTACTCCTTCGACACCCGGGACAACTCGATCGCCTCCGAGCGCTACCCCGACGACCCGCGAGAGGACCTCGACCACGTCCTGCACCGCAAGGGCCACGCGCGCCCCGCCACCTGGCACAACAACGTGGTCAAGGAACAGAGCGCGCCCTGGACGGTCTCCAGCTGGGGCAAGAAGTACACGTACACGAACCTGTCGGACCACTACCCCGTGACGGGGTACTAGGGCGTCGGCCGCTAACTGTGCCAGGGCCCGGTCACGG</text:p>
          </table:table-cell>
          <table:table-cell office:value-type="string" calcext:value-type="string">
            <text:p>, GTGTGCTGTGGGCGGCGTACCTTCAGCGCTCGGGGCCGAAGCGGGTGCCGACGCCGGGCCCTCGTACGGCCGTGA, 3406, 3481(+), ATGAAGATGATCCGCTCGCTCAAGAAGAAGATCACCGGGGAGAAGAGCCTGAAGGCGTACGCCTGGTACCACTGGTACTAA, 4704, 4785(+), GTGCTGTGGGCGGCGTACCTTCAGCGCTCGGGGCCGAAGCGGGTGCCGACGCCGGGCCCTCGTACGGCCGTGATCGCCCGCGAGACCGCCAAGGCGGAGGCGTGA, 3408, 3513(+), GTGGTCCTCCCGCGCGCCGGTGCTCACGCCTCCGCCTTGGCGGTCTCGCGGGCGATCACGGCCGTACGAGGGCCCGGCGTCGGCACCCGCTTCGGCCCCGAGCGCTGA, 3428, 3536(-), ATGATCCGCTCGCTCAAGAAGAAGATCACCGGGGAGAAGAGCCTGAAGGCGTACGCCTGGTACCACTGGTACTAA, 4710, 4785(+), ATGTACATGAAGATGATCCGCTCGCTCAAGAAGAAGATCACCGGGGAGAAGAGCCTGAAGGCGTACGCCTGGTACCACTGGTACTAA, 4698, 4785(+)</text:p>
          </table:table-cell>
          <table:table-cell table:formula="of:=LEFT([.J7];FIND(&quot;),&quot;;[.J7])-1)" office:value-type="string" office:string-value=", GTGTGCTGTGGGCGGCGTACCTTCAGCGCTCGGGGCCGAAGCGGGTGCCGACGCCGGGCCCTCGTACGGCCGTGA, 3406, 3481(+" calcext:value-type="string">
            <text:p>, GTGTGCTGTGGGCGGCGTACCTTCAGCGCTCGGGGCCGAAGCGGGTGCCGACGCCGGGCCCTCGTACGGCCGTGA, 3406, 3481(+</text:p>
          </table:table-cell>
          <table:table-cell table:formula="of:=MID([.J7]; FIND(&quot;),&quot;;[.J7]) + 1; FIND(&quot;),&quot;;[.J7];FIND(&quot;),&quot;;[.J7])+1) - FIND(&quot;),&quot;;[.J7]) - 1)" office:value-type="string" office:string-value=", ATGAAGATGATCCGCTCGCTCAAGAAGAAGATCACCGGGGAGAAGAGCCTGAAGGCGTACGCCTGGTACCACTGGTACTAA, 4704, 4785(+" calcext:value-type="string">
            <text:p>, ATGAAGATGATCCGCTCGCTCAAGAAGAAGATCACCGGGGAGAAGAGCCTGAAGGCGTACGCCTGGTACCACTGGTACTAA, 4704, 4785(+</text:p>
          </table:table-cell>
          <table:table-cell table:formula="of:=RIGHT([.J7];LEN([.J7]) - FIND(&quot;),&quot;; [.J7]; FIND(&quot;),&quot;; [.J7]) + 1))" office:value-type="string" office:string-value=", GTGCTGTGGGCGGCGTACCTTCAGCGCTCGGGGCCGAAGCGGGTGCCGACGCCGGGCCCTCGTACGGCCGTGATCGCCCGCGAGACCGCCAAGGCGGAGGCGTGA, 3408, 3513(+), GTGGTCCTCCCGCGCGCCGGTGCTCACGCCTCCGCCTTGGCGGTCTCGCGGGCGATCACGGCCGTACGAGGGCCCGGCGTCGGCACCCGCTTCGGCCCCGAGCGCTGA, 3428, 3536(-), ATGATCCGCTCGCTCAAGAAGAAGATCACCGGGGAGAAGAGCCTGAAGGCGTACGCCTGGTACCACTGGTACTAA, 4710, 4785(+), ATGTACATGAAGATGATCCGCTCGCTCAAGAAGAAGATCACCGGGGAGAAGAGCCTGAAGGCGTACGCCTGGTACCACTGGTACTAA, 4698, 4785(+)" calcext:value-type="string">
            <text:p>, GTGCTGTGGGCGGCGTACCTTCAGCGCTCGGGGCCGAAGCGGGTGCCGACGCCGGGCCCTCGTACGGCCGTGATCGCCCGCGAGACCGCCAAGGCGGAGGCGTGA, 3408, 3513(+), GTGGTCCTCCCGCGCGCCGGTGCTCACGCCTCCGCCTTGGCGGTCTCGCGGGCGATCACGGCCGTACGAGGGCCCGGCGTCGGCACCCGCTTCGGCCCCGAGCGCTGA, 3428, 3536(-), ATGATCCGCTCGCTCAAGAAGAAGATCACCGGGGAGAAGAGCCTGAAGGCGTACGCCTGGTACCACTGGTACTAA, 4710, 4785(+), ATGTACATGAAGATGATCCGCTCGCTCAAGAAGAAGATCACCGGGGAGAAGAGCCTGAAGGCGTACGCCTGGTACCACTGGTACTAA, 4698, 4785(+)</text:p>
          </table:table-cell>
          <table:table-cell office:value-type="string" calcext:value-type="string">
            <text:p>, RALVRP*, 3406, 3481(+), AWYHWY*, 4704, 4785(+), TAKAEA*, 3408, 3513(+), RFGPER*, 3428, 3536(-), AWYHWY*, 4710, 4785(+), AWYHWY*, 4698, 4785(+)</text:p>
          </table:table-cell>
        </table:table-row>
        <table:table-row table:style-name="ro1">
          <table:table-cell office:value-type="string" calcext:value-type="string">
            <text:p>WP_150186767.1</text:p>
          </table:table-cell>
          <table:table-cell office:value-type="float" office:value="1751977072" calcext:value-type="float">
            <text:p>1751977072</text:p>
          </table:table-cell>
          <table:table-cell office:value-type="string" calcext:value-type="string">
            <text:p>Streptomyces venezuelae</text:p>
          </table:table-cell>
          <table:table-cell office:value-type="string" calcext:value-type="string">
            <text:p>Streptomyces venezuelae strain ATCC 14585 chromosome, complete genome</text:p>
          </table:table-cell>
          <table:table-cell office:value-type="float" office:value="1751977072" calcext:value-type="float">
            <text:p>1751977072</text:p>
          </table:table-cell>
          <table:table-cell office:value-type="string" calcext:value-type="string">
            <text:p>6353870..6354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440-11450']</text:p>
          </table:table-cell>
          <table:table-cell office:value-type="string" calcext:value-type="string">
            <text:p>GTCGTCGGCGCCCCGCTGCTCGCCGTCGCCACCCTCCGGTGGCCGCGGCGCACGGCGCTCGTCTCGCTGCAGGCCGCCTTCGTCGTGGCGCACGTCGTCGGCGCCCTCGCGCCCGGCTACGCCGTCCTGTTCGTGACCCGCGTGATCGGCGCGCTCGCGTACGCCGGGTACTGGGGCGTCGCCGTGGCCACCGCGGTCGCGCTCGTCCCGGCGGACGCCAAGGCGCGGGCGGTCGCCGTCGTCGCGGGCGGGCTGACGCTCGCCACCATCGTCGGCGTCCCCGCGGGCACGCTGCTCGGCCAGGTCTCCGACTGGCGCGCCGCGTTCTGGGCGGTGGCGGCGGCCACCGCGGTCAGCGCGGTCTGCACCCTGCTCGTCGTCCCGGGCGGCCGCGGCGAGGGCGAGCGGCCCTCCGTCGGGGCCGAACTGCGCGCCATGGCGCGGCCGCAACTCTGGCTCTCGTACGCCGTGACCGCCTTCGCCTTCGGCGCCGTCATCGTCACCTTCAGCTACCTCGCCGCCCTGCTCACCGAGGTGACCGGGGTGTCCGAAGGGTGGGTGCCCGCGGTCCTCGCGCTGTTCGGCGTCGGCGGGATGGCGGGCATCGTGATCGGCGGACGCACCGGCCAGACACGGCCCCTCGGCACGCTCGGCGCGGGGCTCGGCGCCCTCGCCGTCTTCTCCGCGCTGCTCGCGCTGACGGCACACGTCACGGCCGCCGTGATCGCCCTCGTCTTCCTGCTCGGCCTCGTCGGCTACGTCACCAACCCCGCCCTGCAGTCACGGGTGTTCGCCCTCGCGCCGGGCGCGCCCACGCTGGTCGGCGCGACCAACACGGCCGCGTTCAACGTCGGCAACACGGTCGCCCCGCTCCTCGGCGGCCTGACCATCGACGCCGGGTACGGCTACGCCTCGGTGGCCTGGGTCGGCGCCGCGCTGGCGGCAGTGGGGGCGGCGGGCGTGCTGTGGGCGGCGGTGCTGCAGCGGCGGACGGCGGGCGGTGCGTTTTGTAAGTCCGTTCCAAAACGTCTACCGTGGGGCCATGGCCAGACCCCGGGAGTTCGATGAGGACCGCGTCGTCACCGCGGCCATGGAGACGTTCTGGCGGCACGGGTACGAAGCGACCTCGACGCGCGACCTGTGCGACAGCACGGGGCTCGGGCCCTCCAGCCTCTACAACACCTTCGGCGGCAAGCGGCAGCTCTACCTCCGGGCCCTGCGGCGCTACCACGACACCGCCACCGAGGAGCAGGTCGCGATCCTGCGCGGCGACGGGTCCGCGAAAGAGCGGCTGCGCGCCATGATGATGCACTCCGTCGACGCCGACCTCGGTGAGGGCGGCCGGGCGGGCGCGACGGATGCGGCGGGTACACGCGGGTGCTTCGCGATCAACGCGGCCGTCGAGGCCGCCGCGTACGACCCGGAGGTCAGGGAAGCCGTGCGGCGCAGCTTCGACCGGGTCGAGGACGAGCTGTGCGCGGTCGTCGAGGCGGGGCGCGCCGCGGGGGAGATCCGCGCGACCGGGGACGCCAGGGTCGTGGCCCGGCGGGTCCAGAGCACGTACTACGGGCTGCGCGTCCTCAGCCGCGTACAGGACGACCGCGACGTCCTCCTCGCCACGGTGGACGGCGCGCTCGCCGACCTGTGACGGCGAGCGCGCGCATGCGGACCGCTGACGCTCCGCTCACGCGCGTCGCGTGGCCGTTTATCGGACGTTGATCGGGCGGGTCGATGCTCCTCGCAGGTCCATGTCCCGCATGGACGCCGACGGAACCGACCGGAGGTACACATGAAGGTTGTCCGCTCCCTCAAGAAGAAGATCACCGGCGAGAAGAGCCTCAAGGCGTACGCCTGGTACCACTGGTACTAGGCCGGCCCAGTTGGTGACGGGCGGCCCGCCTGTCGCCGACTACAGGGACGTAATGCGCCGTTGAGGCCCGGGCCCGGCGTGCCGCGAACCGGCCGCCGGGCTCGGCCCTCCCGCCCTGGGAGATCCCCGATGTCCATTTCCGGCACCGACCGGCTCGCGCGGACCACCGTCTTCACGCCGCGACTCCACGCCCTGCTGCGCGACCACCGCGGCCAGGACGTGTTCCGCCTGGACGACGACACCGTCGGCGTCGCCGGGCCCGTCCTCACCGACCAGATCCTCGCCGCGCGGCCCGCCACCGAGCTCGAACGCCCCACGTTCAAGCCACTGCACGGCCGTTCCATCCCGCGCACCGAGGCCGCCACCGTCATGCAGGCCATCGGCCGTGACGTGCGGGCGGCGCTGAAGAAGCCCGTGCCCGGACGGCTCGACCTCTCGGGGGAGTGGCCGCACATCGGCCACGTCTACCTGCGCGACCTGATCCTCGGCGCCGACCCGTACCGGCTGCGCATCCTCATGGACCGCACGCTGGAGCTGACGCCCAAGCTCACGTGGACGGTCATCGCGACCGGCGCCGCCCTGCCCGGCAGGCTCCGCCCCGGCGCGCCCGTCACCAGCATCGCGGGGCTCACGGCGAACGCCGCGACGTACGGCGACCGCCGCTACGCCATGGGCCTGTACCGGCGCGCCGCCGCGCCCGTCTGCTTCACCGTGTCCACGCTCGTCGCCAACGCGTACTGGCTCGGGGCGCCCTTCGACGACGAGACGCCCAACGAGCACATCCTGTACGAGTCCATGCGGCTGCTCCCGCCGTCCTGGAACATCCTGCGCAACGCGTCCCCCGAGTACACCGCCCTCGACGCCCGCATCGGCACCGGAGACGACGTCCTGCTCCTGCCCCTGCTCAGCCACCGCGACCCGGAGCTCTGGGACGACCCCGACGTGTTCCGCGCCGACCGCTGGGCCACCCTGGACCCCGACGACCACCCCGGCTACCTCCCCTTCGGCCACGTCTCCGAGCGCTGCTGGGGCCGCCACATGGTGATGCCCCTGGCCGGCATGCTCCTCGACATCCTGCGCGCCGAGGGCACGACGGTCGACCCCCGCCAGACCACGGCGAAGGTGCCGCTCGCCGGACTGCTCGGCGTCGACAAGGTACGGCTCGTCGGGGCGGGCCGGGGCTAGAGATGTGAGCAACACCCTGATGTCGGGCGCCAGTTGTGCACTGGCGCCCGACCGGCATGACAGGGCATGGTGGGAGTCCGCACTCAGGGAGTGATGAGCATGGCTGCGAACTATCGGCGCATGTGCGCCCGTTCCCACGGGATGTGACCCCGGTCGCCGGGGCCGGCCCCGGACGCAGCCCTGCCCTCCGACCCACGTCGGACGCGTCTCCGTCGGCCATTCGGCACCCCCCGGAATCCTGAAGGGATTCCGACCGTCACCCGCTCCGCCCTGCCGACGGAGGAACCGCCATGACCACCATTCTCATCGAACTCGCCGCGGGAACACCTGAGTTCCTGCTCGCCGCTGTCGTCGTGATCGCCGTGACCTTTCTGGCCGCCCTCGCCATCGCGGTCCGGGGCACGGCCCCGGAGGAACGCGCGGCCGTCCTGCGCGCCTTCGCCCAGATCCTGCCGGTGCGACGGAGATAGGAGGCGGGTGAACGGGCGGGCCCGAGAAGCGCGGACTGCGTTCACGCGATGTATCCCCAGGCGTAATCGCAGCTGCTTGGATGTGCGGGCCCGCAGCAATCACCCCCCACTCCGAGGAGTCTCCGTGTCGCATGCAGTGCCGCGCAGGACCCGTGCCGCTGTCGTCGCCGCCGCGGTCGCCGGTGCCACGCTCGTCGCCGTCGGCCCGGCGGCCGCCGCCGACGCGTCCGCCGCGCCGCCGCCGCTCAAGGTGCTCACGTACAACACCTTCCTGTTCAGCAAGACGCTCTACCCGAACTGGGGGCAGGACCACCGGGCGAAGGCGATACCGGCCGCCGACTTCTTCCGGGGGCAGGACGTCGTCGTGCTCCAGGAGGCGTTCGACAACTCCTCGTCCGACGCGCTCAAGGCGAACGCGGCGGGGCGCTATCCGCACCAGACGCCCGTCATGGGGCGCGGGAAGAGCGGGTGGGACGCCACCGGCGGTGCGTACTCGTCCGTGACGCCGGAGGACGGTGGCGTGACCGTGCTCAGCAAGTGGCCGATCGTGCGCAAGGAGCAGTACGTCTACAAGGACGCCTGTGGGTCCGACGCGTACTCCAACAAGGGCTTCGTCTACGCCGTGCTGGACGTGAACGGGGTCAGGACGCACGTCGTCGGCACCCACGCCCAGTCCACCGACCCCGGCTGCGGCAGCGGCGAGGCCGCGGCGACCCGCGCGAAACAGTTCAAGGAGATGGACGCCTTCCTGGACGCCAAGAACATCCCCGCCGGGGAACAGGTCGTCGTGGCCGGGGACTTCAACGTCGACTCGCGCAGCCCCGAGTACGCCTCGATGCTCGCCGACGCGGGCCTCGCCCCCGCCGACGGCCGCACCGGCCACCCGTACTCCTTCGACACCCGGGACAACTCGATCGCCGCCGAGCGCTACCCCGACGACCCCCGCGAGGACCTGGACCACGTCCTGCACCGCAAGGGCCACGCCCGCCCCGCCACCTGGCACAACAACGTGATCAAGGAGCAGAGCGCGCCCTGGACGGTCTCCAGCTGGGGCAAGGAGTACACCTACACGAACCTGTCGGACCACTACCCCGTGACTGCTGGATAGGGTCCACCGGCACCTGCTACTGGCCCACTCTTCCGTCGACGCACTCGCGCAGCAGGTCCGCGTGTCCGCAGTGCCGCGCGTACTCCTCGACGCGGTGCACCAACAGCTCGCGGACCGACGTGCTGTCCTTGCCGAGCCGCTCGCCCAGGTCCGGGTGGGCGGCGAGGACCGCGTCGGTCGCGGCCTGCTCGCGTTCCAGCGCGGCGAACGCCTCGTCGACCACCGCCGGGTCCGCGACCGCACCGTGGAAGTCCGCGTCCTTCGGGCCCCACAGCCGCGGAGCCTGGTCCTCGCTGATCCAGTTGCGCCAGTCCCGCTCCACCTCGGCGAGATGGCGGACCAGGCCGAGGAGCGACATCGGCGACGGAGGCACCGAACGGCGGGCGAGCTGCTCCGCGTCCAGGCCCTCGCACTTCATCCGC</text:p>
          </table:table-cell>
          <table:table-cell office:value-type="string" calcext:value-type="string">
            <text:p>, ATGAAGGTTGTCCGCTCCCTCAAGAAGAAGATCACCGGCGAGAAGAGCCTCAAGGCGTACGCCTGGTACCACTGGTACTAG, 6353659, 6353740(+), GTGTCTGGCCGGTGCGTCCGCCGATCACGATGCCCGCCATCCCGCCGACGCCGAACAGCGCGAGGACCGCGGGCACCCACCCTTCGGACACCCCGGTCACCTCGGTGA, 6352396, 6352504(-)</text:p>
          </table:table-cell>
          <table:table-cell table:formula="of:=LEFT([.J8];FIND(&quot;),&quot;;[.J8])-1)" office:value-type="string" office:string-value=", ATGAAGGTTGTCCGCTCCCTCAAGAAGAAGATCACCGGCGAGAAGAGCCTCAAGGCGTACGCCTGGTACCACTGGTACTAG, 6353659, 6353740(+" calcext:value-type="string">
            <text:p>, ATGAAGGTTGTCCGCTCCCTCAAGAAGAAGATCACCGGCGAGAAGAGCCTCAAGGCGTACGCCTGGTACCACTGGTACTAG, 6353659, 6353740(+</text:p>
          </table:table-cell>
          <table:table-cell table:formula="of:=MID([.J8]; FIND(&quot;),&quot;;[.J8]) + 1; FIND(&quot;),&quot;;[.J8];FIND(&quot;),&quot;;[.J8])+1) - FIND(&quot;),&quot;;[.J8]) - 1)" office:value-type="string" office:string-value="" calcext:value-type="error">
            <text:p>#WERT!</text:p>
          </table:table-cell>
          <table:table-cell table:formula="of:=RIGHT([.J8];LEN([.J8]) - FIND(&quot;),&quot;; [.J8]; FIND(&quot;),&quot;; [.J8]) + 1))" office:value-type="string" office:string-value="" calcext:value-type="error">
            <text:p>#WERT!</text:p>
          </table:table-cell>
          <table:table-cell office:value-type="string" calcext:value-type="string">
            <text:p>, AWYHWY*, 6353659, 6353740(+), TPRSPR*, 6352396, 6352504(-)</text:p>
          </table:table-cell>
        </table:table-row>
        <table:table-row table:style-name="ro1">
          <table:table-cell office:value-type="string" calcext:value-type="string">
            <text:p>WP_150173451.1</text:p>
          </table:table-cell>
          <table:table-cell office:value-type="float" office:value="1751962810" calcext:value-type="float">
            <text:p>1751962810</text:p>
          </table:table-cell>
          <table:table-cell office:value-type="string" calcext:value-type="string">
            <text:p>Streptomyces venezuelae</text:p>
          </table:table-cell>
          <table:table-cell office:value-type="string" calcext:value-type="string">
            <text:p>Streptomyces venezuelae strain ATCC 14583 chromosome, complete genome</text:p>
          </table:table-cell>
          <table:table-cell office:value-type="float" office:value="1751962810" calcext:value-type="float">
            <text:p>1751962810</text:p>
          </table:table-cell>
          <table:table-cell office:value-type="string" calcext:value-type="string">
            <text:p>6520840..652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86-14971']</text:p>
          </table:table-cell>
          <table:table-cell office:value-type="string" calcext:value-type="string">
            <text:p>GTCATCGTCACCTTCAGCTATCTCGCCGCCCTGCTCACCGAGGTGACCGGGGTACCCGAAGGGTGGGTACCCGCCGTCCTCGCGCTGTTCGGCGTCGGCGGGATGGCGGGCATCGTCATCGGCGGGCGCACCGGCCAGATGCGCCCCCTCGGCACGCTCGGCGCGGGGCTCGGCGCCCTCGCCGTCTTCTCCGCGCTGCTCGCGCTGACGGCGCACGTCACGGCCGTGGTGATCACCCTGGTCTTCCTGCTCGGTCTCGCCGGCTACGTCACCAACCCGGCCCTGCAGTCACGGGTGTTCGCCCTCGCGCCGGGCGCTCCCACGCTGGTCGGCGCGACCAACACGGCCGCGTTCAACGTCGGCAACACGGTCGCCCCGCTCCTCGGCGGCCTGGCCATCGACGCCGGCCACGGCTACGCCTCGGTGGCCTGGGTCGGCGCCGCGCTGGCCGCCGCGGGCGCGGCGGGCGTGCTGTGGGCGGCGGCTCTGCGGCGGGGGGAACGGAAGCGGCCGCCGGGGCGCGCGCCGCGTACGGCCGGGGCGGCTCGCGGGACCGCGCGGGCGGAGGTGTGAGCGCCGGCATGCGGGATCCTCGTACGACGCGTGTCCGCGTCACCGCCGACCCCGACTGGTACGAGTCGGCGGACATCTCGCTCGGCATCCGCTTCGGCGACCTGGTCTTCACCTCCGGACAGGCCCCGGTGGACGAGCACGGACGCACGGTGGGTGCCGGCGACTTCGACGCGCAGGCGCGCCGGGCGCTGGCCAACCTGTCGACCGTCCTCACCCACGCGGGCTCCGGCCTGGACCGGCTGGTCAAGCTGACGGTCTTCGTCACGGACATCGCGCACCAGACCGCCTTCGCGCCGCTCCGTACCGAGTTCTACGGCGACCCTCGCCCCGCGGAGAGCTTCGTCCAGGTCGCCGCCCTCGCTGATCCGGAGTGGCTGATCGAGATCGAGGCGGTCGGGTCGGTCGAGGAGCGGTGATGTGCGGAGACGGTGAGTGACACGTTTTGTATATGCGTTCCAAAACGTTTACCGTGGGTCCATGGCCAGACCCCGGGAGTTCGATGAGGACCGCGTCGTCACCGCGGCCATGGAGACGTTCTGGCGGCACGGGTACGAAGCCACCTCCACGCGCGACCTGTGCGACAGCACGGGCCTCGGACCCTCCAGCCTCTACAACACCTTCGGCGGCAAGCGGCAGCTCTACCTCCGCGCTCTGCGGCGCTACCACGACACCGCCACCGAGGAGCAGGTCGCGATCCTGCGCGGCGACGGGTCCGCCAAGGAGCGGCTCCGCGCCATGATGACGCACGCCGTCGACGCCGACCTCGATGACGCGGACGCGAAGGACGCGGCGGGTACGCGCGGCTGCTTCGCGATCAACGCCGCCGTCGAGGCCGCCGGGTACGACCCCGAGGTCAGGGAAGCGGTGCGGCGCAGCTTCGACCGGGTCGAGGACGAACTGTGCGCGGTCGTCGAGGCGGGACGCACCGCGGGGGAGATCCGCGCGACCGGTGACGCCAGGGTCGTGGCCCGCCGGGTCCAGAGCACGTACTACGGGCTGCGGGTCCTCAGCCGCGTACAGGACGACCGCGAGGTCCTCCTCGCCACGGTGGACGGGGCGCTCGCCGACCTGTGAGGTCGTGCGCGTGCATGCGGACCGCTGATGCTCCGCTCACGCGGGTCGCGCAGCCGTTTATCGGACGTTGATCGGGCCGGTCGATGCTCCTCGCAGGTCCATGTCCCGCATGGACGCCGACGGAAACGACCGGAGGTATGCACATGAAGGTTGTCCGCTCCCTCAAGAAGAAGATCACCGGCGAGAAGAGCCTGAAGGCGTACGCCTGGTACCACTGGTACTAGGCCGGCCCAGTCGGTGCCGGGCGGGCTGCCTGTCGCCGACCGCAGGGACGTAATGCGCCGTTGAGGCCCGGGCCCGGCGTGCCGCGAACCGGCCGCCGGGCTCGGCCCGCCCGCCCTGGGAGACCCCGATGTCCATTTCCGGCACCGACCGGCTCGCGCGGACCACCGTCTTCACGCCGCGACTCCACGCCCTGCTGCGCGACCACCGCGGGCAGGACGTGTTCCGCCTGGACGACGACACCGTCGGCGTCGCCGGGCCCGTCCTCACCGACCGGATCCTCGCCGCACGCCCCGCCACCGAACGCGAACGCCCCACGTTCAAGCCGCTGCACGGCCGCTCCATCCCGCGCACCGAGGCCGCCACCGTCATGCAGGCCATCGGCCGTGACGTACGGGCCGCGCTGAAGAAGCCCCTGCCCGGTCGGCTCGACCTCTCCGGCACGTGGCCGCACGTCGGCCACGTGTATCTGCGCGACCTGATCCTCGGCGCCGACCCGTACCGGCTGCGCATCCTCATGGACCGCACGCTGGAGCTGACGCCCAAGCTGACGTGGACGGTCATCGCGACCGGCGCCGCCCTGCCCGGCAGGATCCGCCCCGGCGCGCCCGTCACCAGCATCGCGGGCCTCACCGCGAACGCCACGACGTACGGCGACCGCCGCTACGCCATGGGCCTGTACCGGCGCGCCGCCGCGCCCGTCTGCTTCACCGTCTCCACGCTCGTCGCCAACGCGTACTGGCTCGGGGCACCCTTCGACGACGAGACACCCAACGAGCACATCCTGTACGAGTCCATGCGGTTGCTCCCGCCGTCCTGGAACATCCTGCGCAACGCGTCCCCCGAGTACACCGCCCTCGACGCGCGCATCGGCACCGGCGACGACGTCCTGCTCCTGCCCCTGCTCAGCCACCGCGACCCGGAACTCTGGGACGACCCCGACGTGTTCCGCCCCGCCCGCTGGGCCACCCTGGACCCCGACGACCACCCCGGCTACCTCCCCTTCGGCCACGTCTCCGAACGCTGCTGGGGCCGCCACATGGTGATGCCCCTGGCCGGCATGCTCCTCGACATCCTGCGCGCCGAGGGAACGACGGTGGACCCACGCCAGACCACGGCGAAGGTGCCGCTCGCCGGGTTGCTCGGCGTCGACACGGTGCGCCTCGTGAGGGGCGGCTCGTAGGCGAGGTGTGAGCAACAACCCACCGTCGGGCGTCAGTTGTCCACTGGCGCCCGACCGGCATGACAGGGCATGGTGGGAGTTCGCACGCAGGGAGTGATGAGCATGGCTGCGAACTACCGGCGCATGAGCGCCCGTTCCCACGGGAAGTGACCCCGGTCGCCGGGGCCGGCCCCGGACGCAGCCCTGTCTCCGACCCGTGTCGGACGCATCTCCTCCGTCGGCCTCTCGGCACCCCGGATCCCTGATCGGATGATCGGATCCGTCCTTCACCCGCTCCGGCCTGCCGACGGAGGAACCGCCATGACCACCATCCTCATCGAACTCGCCGCGGGGACCCCTGAGTTCCTGCTCGCCGCTGTCGTCGTGATCGCCGTGACCTTCCTGGCCGCCCTCGCCATCGCGGTCCGGGGCACGGCCCCGGAGGAACGCGCTGCCGTCCTGCGCGCCTTCGCCCAGATCCTGCCGGTACGACGGAGATAGGAGATAGGAGATAGGGGATAGGGGCGGGTGAACGGGCGTGTCCGAGAAGCGCGGACCGCGTTCACGTGATGTATCCCCAGGCGTAATCGCAGCTGCTTGGATGTGCGGGCCCGCAGCAATCCCCCCGCCCCGAGGAGTTTCCGTGTCGCATGCAGTGTCGCGCAGGACCTGTGCCGTTGCCCTCGCCTCCGTGGTCGCCGGTGGCACGCTCGCCGCCGTCGGCCCGGCGGCTGCCGCCGACGCGTCCGCCGCGCCGCCGCCGCTGAAGGTGCTCACGTACAACACCTTCCTGTTCAGCAAGACGCTCTACCCGAACTGGGGGCAGGACCACCGGGCGAAGGCGATACCGGCCGCCGACTTCTTCCGGGGGCAGGACGTCGTCGTGCTCCAGGAGGCGTTCGACAACTCCTCGTCCGACGCGCTCAAGGCGAACGCGGCGGGACGCTATCCGCACCAGACCCCCGTCATGGGGCGCGGCAAGGGCGGGTGGGACGCCACCGGTGGCGCGTACTCCTCCGTGACGCCGGAGGACGGCGGCGTGACCGTGCTCAGCAAGTGGCCGATCGTGCGCAAGGAACAGTACGTCTACAAGGACGCCTGCGGGTCCGACGCCTACTCCAACAAAGGCTTCGTCTACGCCGTGCTGGACGTGAACGGCACCAAGGCGCACGTCGTCGGCACCCACGCCCAGTCCACCGACCCCGGTTGCGGCAGCGGCGAGGCCGCGGCGACCCGCGCGAAGCAGTTCAAGGAGATGGACGCCTTCCTGGACGCCAAGAACATCCCCGCGGGCGAACAGGTGATCGTGGCGGGCGACTTCAACGTCGACTCGCGCAGCCCCGAGTACGCCTCGATGCTCGCCGACGCGGGCCTCACCCCCGCCGACACCCGCACCGGACACCCGTACTCCTTCGACACCAGGGACAACTCGATAGCCGCCGAGCGCTACCCGGACGACCCCCGCGAGGACCTGGACCACGTCCTGCACCGCAAGGGCCACGCCCGCCCCGCCACCTGGCACAACAACGTGATCAAGGAGCAGAGCGCGCCCTGGACGGTCTCCAGCTGGGGCAAGGAGTACACGTACACGAACCTGTCGGACCACTACCCCGTGACCGCGGGATAGGGTCCGGCGGCAGCCGCTACTGGCCGACCCTGCCGTCGACGCACTCGCGCAGCAGGTCGGCGTGGCCGCAGTGGCGGGCGTACTCCTCGACGCGGTGCACCATCAGCTCGCGGACCGACGTGCGGTCCTTGCCGAGGCGTTCGCCCAGGTCCGGATGGTCGGCGAGGACCGCGTCGGTCGCGGCCTGCTCGCGCTCCAGCGCGGCGAACGCCTCGTCGACCACCGCCCGGTCCGCGACGGCCCCGTGGAAGTCCGCGTCCTTGGGGCCCCACAGCCTCGGCGCCTGGTCCTCGCTGATCCAGTTTCGCCAGTCCCGCTCGACCTCGGCGAGGTGGCGGACCAGGCCGAGGAGCGACATCGTCGACGGCGGCACCGAACGGCGGGCCAACTGCTC</text:p>
          </table:table-cell>
          <table:table-cell office:value-type="string" calcext:value-type="string">
            <text:p>, ATGAAGGTTGTCCGCTCCCTCAAGAAGAAGATCACCGGCGAGAAGAGCCTGAAGGCGTACGCCTGGTACCACTGGTACTAG, 6520630, 6520711(+), GTGGCCGGCGTCGATGGCCAGGCCGCCGAGGAGCGGGGCGACCGTGTTGCCGACGTTGAACGCGGCCGTGTTGGTCGCGCCGACCAGCGTGGGAGCGCCCGGCGCGAGGGCGAACACCCGTGA, 6519128, 6519251(-)</text:p>
          </table:table-cell>
          <table:table-cell table:formula="of:=LEFT([.J9];FIND(&quot;),&quot;;[.J9])-1)" office:value-type="string" office:string-value=", ATGAAGGTTGTCCGCTCCCTCAAGAAGAAGATCACCGGCGAGAAGAGCCTGAAGGCGTACGCCTGGTACCACTGGTACTAG, 6520630, 6520711(+" calcext:value-type="string">
            <text:p>, ATGAAGGTTGTCCGCTCCCTCAAGAAGAAGATCACCGGCGAGAAGAGCCTGAAGGCGTACGCCTGGTACCACTGGTACTAG, 6520630, 6520711(+</text:p>
          </table:table-cell>
          <table:table-cell table:formula="of:=MID([.J9]; FIND(&quot;),&quot;;[.J9]) + 1; FIND(&quot;),&quot;;[.J9];FIND(&quot;),&quot;;[.J9])+1) - FIND(&quot;),&quot;;[.J9]) - 1)" office:value-type="string" office:string-value="" calcext:value-type="error">
            <text:p>#WERT!</text:p>
          </table:table-cell>
          <table:table-cell table:formula="of:=RIGHT([.J9];LEN([.J9]) - FIND(&quot;),&quot;; [.J9]; FIND(&quot;),&quot;; [.J9]) + 1))" office:value-type="string" office:string-value="" calcext:value-type="error">
            <text:p>#WERT!</text:p>
          </table:table-cell>
          <table:table-cell office:value-type="string" calcext:value-type="string">
            <text:p>, AWYHWY*, 6520630, 6520711(+), REGEHP*, 6519128, 6519251(-)</text:p>
          </table:table-cell>
        </table:table-row>
        <table:table-row table:style-name="ro1">
          <table:table-cell office:value-type="string" calcext:value-type="string">
            <text:p>WP_098245424.1</text:p>
          </table:table-cell>
          <table:table-cell office:value-type="float" office:value="1267424806" calcext:value-type="float">
            <text:p>1267424806</text:p>
          </table:table-cell>
          <table:table-cell office:value-type="string" calcext:value-type="string">
            <text:p>Streptomyces formicae</text:p>
          </table:table-cell>
          <table:table-cell office:value-type="string" calcext:value-type="string">
            <text:p>Streptomyces formicae strain KY5 chromosome, complete genome</text:p>
          </table:table-cell>
          <table:table-cell office:value-type="float" office:value="1267424806" calcext:value-type="float">
            <text:p>1267424806</text:p>
          </table:table-cell>
          <table:table-cell office:value-type="string" calcext:value-type="string">
            <text:p>7259970..726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321-14353']</text:p>
          </table:table-cell>
          <table:table-cell office:value-type="string" calcext:value-type="string">
            <text:p>CTCCCTCCCTGTCACGCTGCGCCTGCTCCGCACCGACGTGCTGCGCTGCGAGGTCGGCGACGACGTGCCGCAGCTGCCCAGGCTGCGGCAGGCGCGGGCGACGGACGAGGGCGGGCGCGGCCTGTACCTGGTGAACTTCCTGTCACAGCGCTGGGGTGCGGCGCGGCTGAGCACGGGCAAGGTGGTCTGGTTTGAGCTCCAGCAAAATTAGGCGGTTTCAAAAGTAAGATACTTAACCTTGCGGACAAATAGACACAAAACTATGTTACCGGAACTAACGGTGGCCGGATTGCTTGACCAGCCACGATGGAAACCGTGGCGAAACGGACGCACGCGCTGAGGCTGGAGTGCCGAAACGGGATGTCCATCACGCGCCCGAAGTTCTTCGGTATCCCCGGCCAGCCTCAGCGGCCTGCGACCGGGCTGACGGCGTGTGAACTACGGCAGACACGGCTTGCTCGGTACGACCGGACCGCATTGGACCTGGCCGGCCTCGAGCTGTCCCGGGGGGGCATCCTTGAGGGGCGTGACCGGCCGCGAATGGATGATGCCGACCTGGAGCCGGGCCTGCCCGCCGTGCCTTGCGAAAAGCTCGGTGTGGCAGTCTGCGCGGCTTTCAACTCCTACACCGCCCGTCCCCAGCGCATCCTCGTTCCCGCTCACACAGGCCATCGTGTCAGGGGGCCGAGGGCAGCTTGTTCCGCATCCGCGAACAGGCACACCTCCCAGCTCACACGATCGACACCCTCGCTTTTGCCCACCGCGTCCGCGGCGGCCCCTTTCCCACCGGCTGCAACCTCGACAACCTCGTCAAGGAAAACCTGGGCGAGATCCGGCGCAAGCTCCGCTTTCCTACCTTCGCCCCCGGGCTGCGGCCCGGTGGCATGAGCGGAATGTCGCCCGAGAGGCACGACGCCGACCCGCGCGAGGACGCATCGCTGGTCGCCCGGACTTGGGAGGCGATGGTCACCACCCGCACCCTCGCCTGGGGAGCCGGAAAGCCGTTCTGGACCCACCTCGACGGCGACACCCGCCCCGGCTCCGCGGAACTGGTCGACGAGCACATCGCCGAACTCACCGGAGAACAGCCGCAGATCGAGGCAGCCGAATGGGCCGCCCGCATCCGGGAGGAGGGCCGAATCATGCGCCCCACCACCCCGAGCATCAACAGCCTGCTGCTGGCCAACCTGGCCGCCGCCTGCATCCCTGCCCCCGAGCCGGTTCGGATCATCGCCGACCTACTCCAGACCGCGGGTGAGATCCCCTCCGCCCGAGTCCTGCAGGCCGAGGATCTCTATATGGCCTGCCAATACCTCGGCACCCAGCAGAACCTCGACGTCCGGCACCGCAGCACGACCGGCAAGACACTCACCAAGCCCCTGCGAGAACCCGTCGCATGGGCCCTCTGGCAGCTCGCCCAACCGGAATGGACGGCGGCTCAACGGCACTGGCGCGAGGAAGCGCGCACGACCGCTACCGGCCACGTCCGCCTCCGGGAGCTGAAGAAGGAACGAGAACGCATCCGGGGACGCCTCGCCGCGCTCGTCGACTGAGCACTACCGTGGTCGAAACGCCGAGGACACCGTGGTATTCAGCGTCGGAATACCGGGCGCCGACTCACCTCCACTCGAGCGGAGGTGAACCGCCCATGCGTACTACGACAGCACCCCGATCGAGGTGCTCTCCGCGCGAGCGGAGGTGAACCGTTCGGGAACCGCCCCCGTTGGAGTTCGGCGCCCCGCCTGGGCAGGAGTCGCAGGCGCAGCCCTTCACCGCACTGCGCGCACGTGTGCACACCAGGCCCGGACGGAGGCGGATCGAATGCGATTGTGACGGATGGGAACGGTGTTGTTTGACCTGATTTTCCGATAGAAATACAGGCGAGGTGCGTCTCAGATTTGGGTGCGCATCCCGTAGGGACGACGTAACTCGCCGTCGAGACCGCGCCCGGCCGCCCCACACGGCGCCGGGCGCGAGCCTCCCGCACCTGGAGACTCCGATGCCCCCGACGCCCTCCTCCGGTACCGACCGGATGTCCAGGACCACCGTCTTCACGCCGCGACTCCACGCCCTGCTGCGCGACCACCGCGGCGAGGACGTGTTCCGGCTGGACGCCGACACCGTCGGCGTCGCCGGGCCCGAGCAGAGTGATCGGATCCTCGCCGCCCGCCCGGCCACCGAACGCGAACGCCCCACCTTCAAGCCGCTGCACGGGCGTTCGATCCCGCGCACCGAGGCGTCCACCGTCATGCAGGCCATCGGCCGCGACGTGCGTACGGCGCTGCGCAAGCCCGTGCAAGGGGACGTCGACCTCTCCGGCGAGTGGCCGCACGTCGGCCACGTCCATCTCCGTGATCTGATCCTGGGCGCCGACCCGTACCGGCTGCGCATCCTCATGGACCGGACCCTGGAGTTGACGCCCAAGCTGACCTGGTCGGTGATCGCCGTCGGCGCGGCGCTGCCCGGCAGGCTCCGGCCGGGAGCGCCCGTCACCAGCATCGCGGGGCTCACCGCGAACGCCACGGGCTACAGCGACCGCCGCTACGCGATGGGTCTGTACCGGCGGGCCGCGGCCCCGGTCTGCTTCACCGTCTCCACGCTCGTCGCCAACGCGTACTGGCTGGGGGCGCCGTTCGACGACGACACGCCGAACGAGCACATCCTCTACGAGTCCATGCGGCTGCTGCCGCCGTCCTGGAACATCCTGCGCAACGCGTCCCCCGAGTACCCGGCCATCGACGACCGCATCGGCGCGGGCGACGACGTCCTGCTGCTGCCGCTGCTCAGCCACCGCGACCCGGCGCTCTGGGAGGACCCCGACGCGTTCCGCCCCGAACGCTGGGCCGATCTCGACCCCGACGACCACCCCGGCTACCTCCCCTTCGGCCATGTCTCCGAACGCTGTTGGGGACGGCACATGGTGATGCCGCTCGCCGGTCTGCTGCTCGACGTCCTGCGCGCCGACGGCATGACGGTCGACCCGGGCCAGGCCACCGCGAAGGTGCCCCTCGCCGGCCTCCTCGGGGTCGACAAGGTGCGGCTCGTGCGGCCGTGAGGCCGGGAGGCCGGGAGGCCGGGAGGCCGGGTGTGAGTAATGCCCCATGGCCGCAGGGGGGTTGGGTCTAGCGCTCGACCCTCGCGGCAGGGCATGGTGGGGGTTCGCAGTGCGGCACACGTGTCGCACCCGGACCCGTCATGGGGTTCGACCGCAGGGAGTGATGGACATGGCTGCGAACTACCGGCGCATGAGCGCCTCTGTTCACGGGAAGTGACCCCGGCCGCCGGGGCCGACCCCGGACGCGCTCCTGCGTTTGATCATTGAGGCCCAACTGACCTTCCCCGTCGCCGCGTTCGGTGCGGCGTCGGCGTGGCTTCGGCGCTGGCCTCGGTGCTTCTTTTCGACGTCGGACGCGCGTCTCCTTCGGCCACTCGGCATCGCACTCGCCACTCGCCAGCTCCGCCCCGCCGACGGAGGAATCCCATGACCACCATCCTGATCGAACTCGCCGCAGGAGCCCCCGAGTTGCTGCTCGCGGCCGTTGTCGTGATCGCCGTGACCTTCCTTGCCGCCCTCGCCATCGCGGTCCGGGGCACGGCCCCGGAAGAACGCGCGACGGTCTTACGCGCCTTCGCCCAGATCCTGCCGGTGCGCAGGAGATAGGCCGGGCCGATGGAACAGCGCCGTCCACAGGAACGGCTCGCCGAACAGCGGCGAGCCGTTCTTCTCGTCGCGCATGCGGCGCAGTTCGACCTCCGTCAGGCCCGCGAAGATCCGGCGCAGCGCGTCCGCGTCGTAGGCGAGGCCCCCGTGCAGGCCCCCGTGCAGGCCCGCCGTGCGGTAGAACTCCGCGTCGGACAGCTCGGATCCCATGCCGTTCTCACCGGCCGCGAAGCAGGTGAGGGCGAAGTGGCCGCCGGGCGCCAGGACGCGGTCCAGGAGCGCGAGATAGCTGATCCGCCGGTGCGGCGGCAGGTGGTGGAAGCAGCCGGAGTCGTAGACCAGGTCGTACGGCCCGGTCAGCGAGGCCCGCGTCAGTTCGAAGACGTCGCCCTGGTGGAAGCGCACGTCGGCGCCCGCCTCCTCGGCCCGGCCCGCGGCCCAGTCGAGCGCGGCGGGGGAGAGGTCGACGGCGTCCACGTCGAAGCCGAGGGAGGCGAGGTGGAGGGCGTTGCGGCCGGGGCCGCAGCCGATGTCGAGGGCGCGGCCCGGGGTGAGCAGTCCCCGCTCCACGTACGAGACGAGGTTTTCGTCCGGTTTCGCGGCGAAGAACGGCACGGGCTTGCCCCGGTCCGCGTAGAAGCCGTCCCACCAGGCCGCCCCTTCGGCGGTCCACCGGTCGGCCTCCGGCGCGAACAGGGTGTCGAGGAGCTTCAGCACGTCGTCGATCGTGTGGATGTCGCGGTCCATCAAGTCCCCTTCGGTAGGGGGTAATTGTAGGTGGCGGCTGTTGTGTAAGCCCAGGTCAGGGGGTGTGAGGGGGGCTCTCCCGAAGCCCTCCGGCGGGTGCCTGGAGGTCTCTGGGGGAGAGGTCCGATCCGGGGCGTCGGTCAAGGCCTCACGGGGCGTGGGTGCCCGCGTGGGGTGCCCGTACGGGGGCGATCTCGGCCGCGGGGGAGCGGCTTTTCCCGTGCGAACACCGTGTTCACGTGTTCACGTGTTCACGCGAAGTATCCCCAGAAGTAATCGTGGCTGGTTGGATGTGCGGGCGTCCGGACACCGGCCGCTCCCGGCACGGCCGGAACCAGCAGCAACACCCCCCACTCCCAGGAGTCTCAGTGCCGCACTCAGCGCTGCGCAGGACCCACGCGACCGCGATCTCCACCGTGCTCGCCGCCGCCACGCTCGCCGCCGTCGCCCCGTCCGCGACCGCGGCGGCCGACGCGCCTGCCGCCCCGCCTTCGCTCAAGGTGCTCACGTACAACACGTTCCTTTTCAGTAAGACGCTCTACCCGAACTGGGGTCAGGATCACCGGGCCAAGGCGATACCGGCCGCGGACTTCTTCCAGGGGCAGGACGTCGTCGTGCTGCAAGAGGCGTTCGACAACTCCTCGTCC</text:p>
          </table:table-cell>
          <table:table-cell office:value-type="string" calcext:value-type="string">
            <text:p>, GTGCCGAAACGGGATGTCCATCACGCGCCCGAAGTTCTTCGGTATCCCCGGCCAGCCTCAGCGGCCTGCGACCGGGCTGACGGCGTGTGA, 7258317, 7258407(+), GTGGCCTGGCCCGGGTCGACCGTCATGCCGTCGGCGCGCAGGACGTCGAGCAGCAGACCGGCGAGCGGCATCACCATGTGCCGTCCCCAACAGCGTTCGGAGACATGGCCGAAGGGGAGGTAG, 7260841, 7260964(-)</text:p>
          </table:table-cell>
          <table:table-cell table:formula="of:=LEFT([.J10];FIND(&quot;),&quot;;[.J10])-1)" office:value-type="string" office:string-value=", GTGCCGAAACGGGATGTCCATCACGCGCCCGAAGTTCTTCGGTATCCCCGGCCAGCCTCAGCGGCCTGCGACCGGGCTGACGGCGTGTGA, 7258317, 7258407(+" calcext:value-type="string">
            <text:p>, GTGCCGAAACGGGATGTCCATCACGCGCCCGAAGTTCTTCGGTATCCCCGGCCAGCCTCAGCGGCCTGCGACCGGGCTGACGGCGTGTGA, 7258317, 7258407(+</text:p>
          </table:table-cell>
          <table:table-cell table:formula="of:=MID([.J10]; FIND(&quot;),&quot;;[.J10]) + 1; FIND(&quot;),&quot;;[.J10];FIND(&quot;),&quot;;[.J10])+1) - FIND(&quot;),&quot;;[.J10]) - 1)" office:value-type="string" office:string-value="" calcext:value-type="error">
            <text:p>#WERT!</text:p>
          </table:table-cell>
          <table:table-cell table:formula="of:=RIGHT([.J10];LEN([.J10]) - FIND(&quot;),&quot;; [.J10]; FIND(&quot;),&quot;; [.J10]) + 1))" office:value-type="string" office:string-value="" calcext:value-type="error">
            <text:p>#WERT!</text:p>
          </table:table-cell>
          <table:table-cell office:value-type="string" calcext:value-type="string">
            <text:p>, DRADGV*, 7258317, 7258407(+), TWPKGR*, 7260841, 7260964(-)</text:p>
          </table:table-cell>
        </table:table-row>
        <table:table-row table:style-name="ro1">
          <table:table-cell office:value-type="string" calcext:value-type="string">
            <text:p>WP_003477158.1</text:p>
          </table:table-cell>
          <table:table-cell office:value-type="float" office:value="1999522673" calcext:value-type="float">
            <text:p>1999522673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XtKm7 chromosome, complete genome</text:p>
          </table:table-cell>
          <table:table-cell office:value-type="float" office:value="1999522673" calcext:value-type="float">
            <text:p>1999522673</text:p>
          </table:table-cell>
          <table:table-cell office:value-type="string" calcext:value-type="string">
            <text:p>4143135..4142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8135-15001']</text:p>
          </table:table-cell>
          <table:table-cell office:value-type="string" calcext:value-type="string">
            <text:p>ACCCTCGGCTACCGTCCCAACCTGGCCGGGCGCTCGTTGCGCACCGCCAGCCTGGCGCGGATCGGGGTGCTGTACAGCAATCCCAGCGCGGCCTATCTCAACCAGTTCATGCTCGGCATCCTCGAACAGAGCAGCCTGGACGGCAGCCAGGTGCTGGTGGAGAAGCGCGACGACAGCGGCAGCCAGCGCACCGCCACCGAGCGCCTGCTCGACGCCGGCGTGGACGGGGTGATCCTGCCGCCACCGCTGTGCGATTCGCGGCACACCATCAAGGAACTGGACGCGCACGGCATCCCGGTGGTCGCCGTGTCCACCGGCACGCCGATGCACGGCGTCAGTTCGGTACGCATCGACGACTACCAGGCGGCCTGCACGATCACCCGGCATCTGCTCGACCTCGGCCACCGCGACATCGGCTTCATCAGTGGTGATCCCCAACACACCCCGAGCGCGCCGCGCAGCCGCGCGTTCTTCGACACCATGGCCGCGGCCGGCCTGCCTGTGGGCGCCGCGCGCGTGGCCGAAGGCCTGTTCACCTATCGGTCCGGGCTGCTCGCCGCAACTGCGCTGCTGCAGGCCGCGCCGCGCCCCAGCGCGATCCTGTGCAGCAACGACGACATGGCCGCCGCCGCGGTGGCGATCGCCTACAGCTTGCGCCTGCGCGTACCCGAGGACCTGTCGATCGCCGGCTTCGACGACACCCCGGTGGCGACCACGATCTGGCCCGAGCTGACCACCATCCACCAGCCGGTCACCGCAATGGGCCGCGCCGCGGTGACGCTGCTGCTCGACGAGATCCGCCAACGCCGCGCCGGCCTGCCCAGCCGCGGCATCCACCAGCTGATGGAGTACACGCTGGTGACGCGCGGCTCGACCGCGCCGCCGGCGCACGCGCAGTAGCCGGCTTCGCGCGGCCGCAAACGGCGTGTTCGGGCGCGGCCCTCACCGCCGTGCGCGTCTCAGTGGCGGACGACGTCGACCTGAGCGACACCCAGCAGTCCGGCCAGCGGCACCTCGGCGCGGGTCTGCCGCGGACTGGCGGCCAGGCCCTGGCCGCGCAGCAGGTCGAGCAAGCGTTCCGCCAGCGGCATCACCATGTGCCGCCCCCAGCAGCGTTCGGAGGCGTGGCCGAACGGCAGATAGCCGGGCTGGACGTCGGGGTCCAAGCCGTCCCAGCGCTCGGGACGGAACGCCTGCGGTTCGTCCCACAGCGCCGGATCGCGGTGACTGAGCAGCGGCAGCACCAGCACGTCGTCGGCGGCGCCGATCAGCGCGTCCAGCGCCATGTATTCGGGCGAGGCGTTGCGCAGGATGTTCCAGGACGGCGGTAGCAGGCGCATCGATTCGTAGAGGATATTGCGGTTCGACGTGCCGGCATCGAACGGCGATCCGAGCCACAGCGCGTTGGCGACAAGCGTGGAGATGGTGAAGCAGACCGGCGCGGCGGTGCGCCGGTACAGGCCCATCGCATAGCGCCGCTCGTGGTAGCCGCCTGCAGCCGCGCTCAGCGTGGCCAGCGCCGAAGCGCCCGCCTGAGGCGCAAGCGGCGCCACCGCGCCCGCAGCGATGACCGCCCAGGTCAGCTTGGGCGTCAGTTCCAGCACCCGGTCCATCAACAGGCGCAGCCGCAGTGGATCGTCGCCGAGCAGCAGGTCGCGCAGATAGACATGGCCGACGTGGGGCCACGGGCCGGACAGATCGGCGTTCGGGGGAGCTGGCTGCTTCAATGCCTCGCGCACGTCGCGGCCGATCGCCTGCATCAACTTCGACGCATCGGCGCGCGCAATCGAGCGCCCGTGCAGCGGCTTGAACGTCGGGCGCTCCCATTCCGTCGCCGGCCTGGCGTCGAGCAAACGGTGGGTCAACGCCGGCCCGGCGACACCGATCGTATCGGCATCCAGGCGGAATGCGTCCTGGCCCAGATGGTCGCGCAGCAACGCCTGCAGCCGCGGCGCGAGAACCGTGGCGCGGGCCTGCCTGTCACGCACGATGGCGGACATCCGCGCGCTCCGCAATGCAAAGGCCCGTGCCTGGCGCATCGGCATTCGCCAGGCACGGACCACATCGCATCGATGGCAAGGGGCGGATCAATACCAGTGTAACCAGGCGTACGATTTCAGGCTCTTCTTGGAAGACAGCAATTGCTTGATCGAAAAAAGCACGTTCATTCTCGGCATCCTGTTTGAATTGCGGATTATCCCTTATCGGGGAGAGTCACTGCATCCTCGCGCATGCAGGCATGCACACGGCGAGCGCACATCCCCGCTGTCGAAGCGGGCTTCATCGAAGTACTCCGCCGCTATGCGGGGCGCAAACGCAAAACATGAGGCTGCGCACACAATGCCGTAGCCAAAATCCATCGACGGATTCACCCTGCTGCCGCAGGGGCAATCGGCGTCAATCGCGCGCTCATGCTCGGTCGCGGGCCGGACACTGAGCAGGCGCTGCACCAGCGCCTGCCAGGCGACGCCGACTGTGTCCGCGTCCAGCCGCCGACATGTTCGCTTAACAGCGCCTGCAACCGCGGAGCCAAGACGTTGGCACGCCCATCGCGATCGAAAACGGATGCACAAACGCGAACCATGAGGCAACGCACACAACCCAGTAGACAACTCCGCCGGCACGCATTGCGCGTCGGAACCGACTGCGCGGCGCAGACCGATCGCGTCAGTGGCGACTCCGCGCGACGCACATGTCAAAGCGTGCAGGCACCGTCTCCGTCTTACGACGCGGCAACGCGGCGGCGCCAGGCGCCGAGCAGCACCGCGGTGGCGGCGGCGACGTTGAGGCTTTCCACCGCGCCGCTGCCGGGGATCGACAGGCGCAGTTCGCAGGCCTGGGCGAAGTCGCGGTCCATGCCCTCGCTCTCGGCCCCCATCACGTACACCAGGCGCGGCGGCAGCGCGGCGGCGAACACGTCGTCGCCGCCGTCCACCAGCGTCGCCGCCAGCGCGAAGCCG</text:p>
          </table:table-cell>
          <table:table-cell/>
          <table:table-cell table:formula="of:=LEFT([.J11];FIND(&quot;),&quot;;[.J11])-1)" office:value-type="string" office:string-value="" calcext:value-type="error">
            <text:p>#WERT!</text:p>
          </table:table-cell>
          <table:table-cell table:formula="of:=MID([.J11]; FIND(&quot;),&quot;;[.J11]) + 1; FIND(&quot;),&quot;;[.J11];FIND(&quot;),&quot;;[.J11])+1) - FIND(&quot;),&quot;;[.J11]) - 1)" office:value-type="string" office:string-value="" calcext:value-type="error">
            <text:p>#WERT!</text:p>
          </table:table-cell>
          <table:table-cell table:formula="of:=RIGHT([.J11];LEN([.J11]) - FIND(&quot;),&quot;; [.J11]; FIND(&quot;),&quot;; [.J1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03477158.1</text:p>
          </table:table-cell>
          <table:table-cell office:value-type="float" office:value="1774126795" calcext:value-type="float">
            <text:p>1774126795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UPB886 000000F_arrow, whole genome shotgun sequence</text:p>
          </table:table-cell>
          <table:table-cell office:value-type="float" office:value="1774126795" calcext:value-type="float">
            <text:p>1774126795</text:p>
          </table:table-cell>
          <table:table-cell office:value-type="string" calcext:value-type="string">
            <text:p>788478..789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103-10753', '12184-11105']</text:p>
          </table:table-cell>
          <table:table-cell office:value-type="string" calcext:value-type="string">
            <text:p>GCCTGGGGCGCCCGAATGAGCGAAAATCCCCCGAGCGCGCCGACCTGGCGCGCGACCCGCGCGTTTTCCAGGAGACTTCCCATGCGTCATGCCCTTCGTTCCTGCTGCGCCATGGGGGTGCACCGATGACCTCGCCCTGGGGCAAAAGCCCGCGCGGCCCGCGTCCACCCGCGCCGCCCGAACGCGTCGCGCCGGTGCCGCGCGCGGCCGACGCCAATCGCGGCGAGCTGCGCTTGTACGGCCTCAACGCGGTGCGCGCGGTGTACGCGCGGCGTCCGGAGGCGATCCGCAAGCTGTACCTGGCCGAGGCGCGGATTCCGGCGCTGCAGCCGCTGCTCAAGTGGTGCGCGGCCAATCGCGTCGGCTACCGCGTGGTGGACGAAGTCGATCTGAACAAGCTCGCGGCCAGCGCGCACCACGAGGGTGTGGTCGCCGACGTGGTGCGCGCCGAACCGTTGCCGCTGGCGGCGTGGCTGCAGACGCTGGCGCCGGGTCCGGCGCTGGCGTTGTGGCTGGACGGGGTCGGCAACCCGCACAACTTCGGCGCGATCCTGCGCTCGGCCGCGCATTTCGGCGCCGCCGCGATCCTGCTGCCGGACACCGCGACGCTGGCGCTGTCCGGCGCCGCCGCGCGCGTGGCCGAAGGTGGCGCCGAGGCGCTGCCGCTGGTGCGGCTGCCGCCGACGGAACAAGCATTGGCGCAATTGCGTGCGGCCGGCTTCGCGCTGGCGGCGACGCTGGTGGACGGCGGCGACGACGTGTTCGCCGCCGCGCTGCCGCCGCGCCTGGTGTACGTGATGGGGGCCGAGAGCGAGGGCATGGACCGCGACTTCGCCCAGGCCTGCGAACTGCGCCTGTCGATCCCCGGCAGCGGCGCGGTGGAAAGCCTCAACGTCGCCGCCGCCACCGCGGTGCTGCTCGGCGCCTGGCGCCGCCGCGTCGCGGCGTCGTAAGACGGAGACTGTGCCTGCACGCTTTGACATGTGCGTCGCGCGGAGTCGCCACTGACGCGATCGGTCTGCGCCGCGCAGTCGGTTCCGACGCGGAATGCGTGCCGGCGGAGTTGTCTACTGGGTTGTTTGCGTTGCCTCATGGTTCGCGTTTGTGCATCCCTGTGGTTGTGGCGTAGCTTCGACCACGGGTTCGCAGGCGTGGGAATCGTTTGCGCTGCGCGGGCCTGATGGTGCGGCGGCGGAATACACGCTTGCCGGCATTCCAATCCTCAACTCCACGACAGGATATCGCTCATGAAGATGCTGTTCTCGATCTAGCAGATGTTGTCGTCCAAGAAGGGCCTGAAGTCGTACTCTTGGCCTGTATACATCGCCTAATGACCGGCGTCGGCGACGACGCGGCCTGCGATATGGTCGGCGTCCGGTGCAGGCGATGCATCCGGCGCCGGCCTTGGCAGTTGTGAGGGGCCGATGTCAGCCACCGTTTTTGATCGCGATGGGCGTGCCACCGTCTTGGCTCTGCGGTTGCAGGCGCTGTTAAGCGAGCATGTCGGCGGCTGGACGCGGACACAGTCGGCGTCGCCGGGCAGGCGCTGGTGCATCGCCTGCTCAGTGTCCGGCCCGCGACCGAGCATGAGCGCGCGAATGACGCCGATTGCCCCTGCGGCTGCAGGGGGAATCCGTCGATGGATTTTGGCTACGGCATTGTGTGCGCAGCCTCATGTTTTGCGTTTGCGCCCCGCATAGCGGCGGAGTACTTCGATGAAGCCCGCTTCGACAGCGGGGATGTGCGCTCGCCGTGTGCATGCCTGCATGCGCGAGGATGCAGTGACTCTCCCCGATAAGGGATAATCCGCAATTCAAACAGGATGCCGAGAATGAACGTGCTTTTTTCGATCAAGCAATTGCTGTCTTCCAAGAAGAGCCTGAAATCGTACGCCTGGTTACACTGGTATTGATCCGCCCCTTGCCATCGATGCGATGTGGTCCGTGCCTGGCGAATGCCGATGCGCCAGGCACGGGCCTTTGCATTGCGGAGCGCGCGGATGTCCGCCATCGTGCGTGACAGGCAGGCCCGCGCCACGGTTCTCGCGCCGCGGCTGCAGGCGTTGCTGCGCGACCATCTGGGCCAGGACGCATTCCGCCTGGATGCCGATACGATCGGTGTCGCCGGGCCGGCGTTGACCCACCGTTTGCTCGACGCCAGGCCGGCGACGGAATGGGAGCGCCCGACGTTCAAGCCGCTGCACGGGCGCTCGATTGCGCGCGCCGATGCGTCGAAGTTGATGCAGGCGATCGGCCGCGACGTGCGCGAGGCATTGAAGCAGCCAGCTCCCCCGAACGCCGATCTGTCCGGCCCGTGGCCCCACGTCGGCCATGTCTATCTGCGCGACCTGCTGCTCGGCGACGATCCACTGCGGCTGCGCCTGTTGATGGACCGGGTGCTGGAACTGACGCCCAAGCTGACCTGGGCGGTCATCGCTGCGGGCGCGGTGGCGCCGCTTGCGCCTCAGGCGGGCGCTTCGGCGCTGGCCACGCTGAGCGCGGCTGCAGGCGGCTACCACGAGCGGCGCTATGCGATGGGCCTGTACCGGCGCACCGCCGCGCCGGTCTGCTTCACCATCTCCACGCTTGTCGCCAACGCGCTGTGGCTCGGATCGCCGTTCGATGCCGGCACGTCGAACCGCAATATCCTCTACGAATCGATGCGCCTGCTACCGCCGTCCTGGAACATCCTGCGCAACGCCTCGCCCGAATACATGGCGCTGGACGCGCTGATCGGCGCCGCCGACGACGTGCTGGTGCTGCCGCTGCTCAGTCACCGCGATCCGGCGCTGTGGGACGAACCGCAGGCGTTCCGTCCCGAGCGCTGGGACGGCTTGGACCCCGACGTCCAGCCCGGCTATCTGCCGTTCGGCCACGCCTCCGAACGCTGCTGGGGGCGGCACATGGTGATGCCGCTGGCGGAACGCTTGCTCGACCTGCTGCGCGGCCAGGGCCTGGCCGCCAGTCCGCGGCAGACCCGCGCCGAGGTGCCGCTGGCCGGACTGCTGGGTGTCGCTCAGGTCGACGTCGTCCGCCACTGAGACGCGCACGGCGGTGAGGGCCGCGCCCGAACACGCCGTTTGCGGCCGCGCGAAGCCGGCTACTGCGCGTGCGCCGGCGGCGCGGTCGAGCCGCGCGTCACCAGCGTGTACTCCATCACCTGGTGGATGCCGCGGCTGGGCAGGCCGGCGCGGCGTTGGCGGATCTCGTCGAGCAGCAGCGTCACCGCGGCGCGGCCCATTGCGGTGACCGGCTGGTGGATGGTGGTCAGCTCGGGCCAGATCGTGGTCGCCACCGGGGTGTCGTCGAAGCCGGCGATCGACAGGTCCTCGGGTACGCGCAGGCGCAAGCTGTAGGCGATCGCCACCGCGGCGGCGGCCATGTCGTCGTTGCTGCACAGGATCGCGCTGGGGCGCGGCGCGGCCTGCAGCAGCGCAGTCGCGGCGAGCAGCCCGGAGCGATAGGTGAACAGGCCTTCGGCCACGCGCGCGGCGCTTACCGGCAGGCCGGCCGCGGCCATGGTGTCGAAGAACGCGCGGCTGCGCGGCGCGCTCGGGGTGTGTTGGGGATCGCCACTGATGAAGCCGATGTCGCGGTGGCCGAGGTCGAGCAGATGCCGGGTGATCGTGCAGGCCGCCTGGTAGTCGTCGATGCGTACCGAACTGACGCCGTGCATCGGCGTGCCGGTGGACACGGCGACCACCGGGATGCCGCGCGCGTCCAGTTCCTCGATGGTGTGCCGCGAATCGCATAGCGGTGGCGGCAGGATCACCCCGTCCACGCCGGCGTCGAGCAGGCGCTCGGTGGCGGTGCGCTGGCTGCCGATGTCGTCGCGCTTCTCCACCAGCACCTGGCTGCCGTCCAGGCTGCTCTGTTCGAGGATGCCGAGCATGAACTGGTTGAGATAGGCCGCGCTGGGATTGCTGTACAGCACCCCGATCCGCGCCAAGCTGGCGGTGCGCAACGAGCGCCCGGCCAGGTTGGGACGGTAGCCGAGGGTCTTGATCGAGGCCTCGACGCGCTCGCGCAGCGACGCGCCCACCCGCGGGTGGCGGTTGATCACGCGCGAGGCGGTCATCGGCGAGACGCCTGCGTGCTGCGCCACATCCAGAAGCGTTACCGCGGAGCCTGCACGACCTTGCCGTTTGCCCATCGTGGTCCTGGCGATATTGCGAAAAGGGAAAGCCTGCACATCCCCCGCGGCAGGCCCGTTAGCTTACTTCCGGGGCGGTTGCACTGTCTTGGCCTGGCTGCGGAAACCGCCGTCGGCCTCCGCGGCCAGATAGGCGAACACCGCAAAGGCGGCGACGTTCTGCGCCAGCGCCTTGGGATCGATCTTGTCCAGGGTGTCGTCGGCGGTGTGGTGCAGATCGAAGTAATCGCTGCCGTCCTGCGCCAGCCACGCCCAGGCGCCGCCCTTGGCCGCGAGCGGGCCCACGTCCGGACTGGGGCCGCCGCTGTCCGGCGCGTAGGCGATGCCGAGCGGCGCCAGCGCCTCGGCGATCTGCCGGGTCGCCTGGCGCGAGGCGGTGGCATCACCGGAGCCGGTGTTGAACGCATAGATGCGGCCGGCGCCGAAGTCGCTCTCGGCGGCGATCTGGTGCAGCGCCACGTCCTGGGCGTGCGCTTGCGCATAGGCCTTGCCGCCTTACAGTCCCTGTTCTTCGTTGGCGAAGGCGACCACGCGGATGCTGCGCTTGGGCGCGCGCTTGAGCTGGCCGATCAGGTGTCCGGCGGCCATGCTGATGCCGACGCCGGCCCCATCGTCGATCGCGCCGGTGCCCAGGTCCCACGAATCCAGATGACCGCCGATCACCACCACGTCCTTGGGCTTGCTGCGCCCGGTGATCTCGCCGATCACGTTGTACGAGGTGGCCTGGCCGTCCCAGCCGCAGTCCAGCGCCAGGCGCAGCCGCACCGGGCCGCGCGCGAGCAGCCGCGCCAGCTGGTTGGCGTCGGGCACCGACAGTGCCGCTGCAGGCACCGGGGTCAGGCCTTCGTCGAACCGGGTGATGCCGGTATGCGGCACACGGTGCGAATC</text:p>
          </table:table-cell>
          <table:table-cell/>
          <table:table-cell table:formula="of:=LEFT([.J12];FIND(&quot;),&quot;;[.J12])-1)" office:value-type="string" office:string-value="" calcext:value-type="error">
            <text:p>#WERT!</text:p>
          </table:table-cell>
          <table:table-cell table:formula="of:=MID([.J12]; FIND(&quot;),&quot;;[.J12]) + 1; FIND(&quot;),&quot;;[.J12];FIND(&quot;),&quot;;[.J12])+1) - FIND(&quot;),&quot;;[.J12]) - 1)" office:value-type="string" office:string-value="" calcext:value-type="error">
            <text:p>#WERT!</text:p>
          </table:table-cell>
          <table:table-cell table:formula="of:=RIGHT([.J12];LEN([.J12]) - FIND(&quot;),&quot;; [.J12]; FIND(&quot;),&quot;; [.J1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03477158.1</text:p>
          </table:table-cell>
          <table:table-cell office:value-type="float" office:value="983662319" calcext:value-type="float">
            <text:p>983662319</text:p>
          </table:table-cell>
          <table:table-cell office:value-type="string" calcext:value-type="string">
            <text:p>Xanthomonas translucens</text:p>
          </table:table-cell>
          <table:table-cell office:value-type="string" calcext:value-type="string">
            <text:p>Xanthomonas translucens strain B2 flattened_line_8, whole genome shotgun sequence</text:p>
          </table:table-cell>
          <table:table-cell office:value-type="float" office:value="983662319" calcext:value-type="float">
            <text:p>983662319</text:p>
          </table:table-cell>
          <table:table-cell office:value-type="string" calcext:value-type="string">
            <text:p>18477..19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2327-12023', '12412-12966']</text:p>
          </table:table-cell>
          <table:table-cell office:value-type="string" calcext:value-type="string">
            <text:p>GTGCGGCGTAGACAAGTGTCGGCCCGCGATCGGCATACCCCGGGCAGCCTGGGGCGCCCGAATGAGCGAAAATCCCCCGAGCGCGCCGACCTGGCGCGCGACCCGCGCGTTTTCCAGGAGACTTCCCATGCGTCATGCCCTTCGTTCCTGCTGCGCCATGGGGGTGCACCGATGACCTCGCCCTGGGGCAAAAGCCCGCGCGGCCCGCGTCCACCCGCGCCGCCCGAACGCGTCGCGCCGGTGCCGCGCGCGGCCGACGCCAATCGCGGCGAGCTGCGCTTGTACGGCCTCAACGCGGTGCGCGCGGTGTACGCGCGGCGTCCGGAGGCGATCCGCAAGCTGTACCTGGCCGAGGCGCGGATTCCGGCGCTGCAGCCGCTGCTCAAGTGGTGCGCGGCCAATCGCGTCGGCTACCGCGTGGTGGACGAAGTCGATCTGAACAAGCTCGCGGCCAGCGCGCACCACGAGGGTGTGGTCGCCGACGTGGTGCGCGCCGAACCGTTGCCGCTGGCGGCGTGGCTGCAGANNNNNNNNNNNNNNNNNNNNNNNNNNNNNNNNNNNNNNNNNNNNNNNNNNNNNNNNNNNNNNNNNNNNNNNNNNNNNNNNNNNNNNNNNNNNNNNNNNNNGCCGCGCGCGTGGCCGAAGGTGGCGCCGAGGCGCTGCCGCTGGTGCGGCTGCCGCCGACGGAACAAGCATTGGCGCAATTGCGTGCGGCCGGCTTCGCGCTGGCGGCGACGCTGGTGGACGGCGGCGACGACGTGTTCGCCGCCGCGCTGCCGCCGCGCCTGGTGTACGTGATGGGGGCCGAGAGCGAGGGCATGGACCGCGACTTCGCCCAGGCCTGCGAACTGCGCCTGTCGATCCCCGGCAGCGGCGCGGTGGAAAGCCTCAACGTCGCCGCCGCCACCGCGGTGCTGCTCGGCGCCTGGCGCCGCCGCGTCGCGGCGTCGTAAGACGGAGACTGTGCCTGCACGCTTTGACATGTGCGTCGCGCGGAGTCGCCACTGACGCGATCGGTCTGCGCCGCGCAGTCGGTTCCGACGCGGAATGCGTGCCGGCGGAGTTGTCTACTGGGTTGTTTGCGTTGCCTCATGGTTCGCGTTTGTGCATCCCTGTGGTTGTGGCGTAGCTTCGACCACGGGTTCGCAGGCGTGGGAATCGTTTGCGCTGCGCGGGCCTGATGGTGCGGCGGCGGAATACACGCTTGCCGGCATTCCAATCCTCAACTCCACGACAGGATATCGCTCATGAAGATGCTGTTCTCGATCTAGCAGATGTTGTCGTCCAAGAAGGGCCTGAAGTCGTACTCTTGGCCTGTATACATCGCCTAATGACCGGCGTCGGCGACGACGCGGCCTGCGATATGGTCGGCGTCCGGTGCAGGCGATGCATCCGGCGCCGGCCTTGGCAGTTGTGAGGGGCCGATGTCAGCCACCGTTTTTGATCGCGATGGGCGTGCCACCGTCTTGGCTCTGCGGTTGCAGGCGCTGTTAAGCGAGCATGTCGGCGGCTGGACGCGGACACAGTCGGCGTCGCCGGGCAGGCGCTGGTGCATCGCCTGCTCAGTGTCCGGCCCGCGACCGAGCATGAGCGCGCGAATGACGCCGATTGCCCCTGCGGCTGCAGGGGGAATCCGTCGATGGATTTTGGCTACGGCATTGTGTGCGCAGCCTCATGTTTTGCGTTTGCGCCCCGCATAGCGGCGGAGTACTTCGATGAAGCCCGCTTCGACAGCGGGGATGTGCGCTCGCCGTGTGCATGCCTGCATGCGCGAGGATGCAGTGACTCTCCCCGATAAGGGATAATCCGCAATTCAAACAGGATGCCGAGAATGAACGTGCTTTTTTCGATCAAGCAATTGCTGTCTTCCAAGAAGAGCCTGAAATCGTACGCCTGGTTACACTGGTATTGATCCGCCCCTTGCCATCGATGCGATGTGGTCCGTGCCTGGCGAATGCCGATGCGCCAGGCACGGGCCTTTGCATTGCGGAGCGCGCGGATGTCCGCCATCGTGCGTGACAGGCAGGCCCGCGCCACGGTTCTCGCGCCGCGGCTGCAGGCGTTGCTGCGCGACCATCTGGGCCAGGACGCATTCCGCCTGGATGCCGATACGATCGGTGTCGCCGGGCCGGCGTTGACCCACCGTTTGCTCGACGCCAGGCCGGCGACGGAATGGGAGCGCCCGACGTTCAAGCCGCTGCACGGGCGCTCGATTGCGCGCGCCGATGCGTCGAAGTTGATGCAGGCGATCGGCCGCGACGTGCGCGAGGCATTGAAGCAGCCAGCTCCCCCGAACGCCGATCTGTCCGGCCCGTGGCCCCACGTCGGCCATGTCTATCTGCGCGACCTGCTGCTCGGCGACGATCCACTGCGGCTGCGCCTGTTGATGGACCGGGTGCTGGAACTGACGCCCAAGCTGACCTGGGCGGTCATCGCTGCGGGCGCGGTGGCGCCGCTTGCGCCTCAGGCGGGCGCTTCGGCGCTGGCCACGCTGAGCGCGGCTGCAGGCGGCTACCACGAGCGGCGCTATGCGATGGGCCTGTACCGGCGCACCGCCGCGCCGGTCTGCTTCACCATCTCCACGCTTGTCGCCAACGCGCTGTGGCTCGGATCGCCGTTCGATGCCGGCACGTCGAACCGCAATATCCTCTACGAATCGATGCGCCTGCTACCGCCGTCCTGGAACATCCTGCGCAACGCCTCGCCCGAATACATGGCGCTGGACGCGCTGATCGGCGCCGCCGACGACGTGCTGGTGCTGCCGCTGCTCAGTCACCGCGATCCGGCGCTGTGGGACGAACCGCAGGCGTTCCGTCCCGAGCGCTGGGACGGCTTGGACCCCGACGTCCAGCCCGGCTATCTGCCGTTCGGCCACGCCTCCGAACGCTGCTGGGGGCGGCACATGGTGATGCCGCTGGCGGAACGCTTGCTCGACCTGCTGCGCGGCCAGGGCCTGGCCGCCAGTCCGCGGCAGACCCGCGCCGAGGTGCCGCTGGCCGGACTGCTGGGTGTCGCTCAGGTCGACGTCGTCCGCCACTGAGACGCGCACGGCGGTGAGGGCCGCGCCCGAACACGCCGTTTGCGGCCGCGCGAAGCCGGCTACTGCGCGTGCGCCGGCGGCGCGGTCGAGCCGCGCGTCACCAGCGTGTACTCCATCACCTGGTGGATGCCGCGGCTGGGCAGGCCGGCGCGGCGTTGGCGGATCTCGTCGAGCAGCAGCGTCACCGCGGCGCGGCCCATTGCGGTGACCGGCTGGTGGATGGTGGTCAGCTCGGGCCAGATCGTGGTCGCCACCGGGGTGTCGTCGAAGCCGGCGATCGACAGGTCCTCGGGTACGCGCAGGCGCAAGCTGTAGGCGATCGCCACCGCGGCGGCGGCCATGTCGTCGTTGCTGCACAGGATCGCGCTGGGGCGCGGCGCGGCCTGCAGCAGCGCAGTCGCGGCGAGCAGCCCGGAGCGATAGGTGAACAGGCCTTCGGCCACGCGCGCGGCGCTTACCGGCAGGCCGGCCGCGGCCATGGTGTCGAAGAACGCGCGGCTGCGCGGCGCGCTCGGGGTGTGTTGGGGATCGCCACTGATGAAGCCGATGTCGCGGTGGCCGAGGTCGAGCAGATGCCGGGTGATCGTGCAGGCCGCCTGGTAGTCGTCGATGCGTACCGAACTGACGCCGTGCATCGGCGTGCCGGTGGACACGGCGACCACCGGGATGCCGCGCGCGTCCAGTTCCTCGATGGTGTGCCGCGAATCGCATAGCGGTGGCGGCAGGATCACCCCGTCCACGCCGGCGTCGAGCAGGCGCTCGGTGGCGGTGCGCTGGCTGCCGATGTCGTCGCGCTTCTCCACCAGCACCTGGCTGCCGTCCAGGCTGCTCTGTTCGAGGATGCCGAGCATGAACTGGTTGAGATAGGCCGCGCTGGGATTGCTGTACAGCACCCCGATCCGCGCCAAGCTGGCGGTGCGCAACGAGCGCCCGGCCAGGTTGGGACGGTAGCCGAGGGTCTTGATCGAGGCCTCGACGCGCTCGCGCAGCGACGCGCCCACCCGCGGGTGGCGGTTGATCACGCGCGAGGCGGTCATCGGCGAGACGCCTGCGTGCTGCGCCACATCCAGAAGCGTTACCGCGGAGCCTGCACGACCTTGCCGTTTGCCCATCGTGGTCCTGGCGATATTGCGAAAAGGGAAAGCCTGCACATCCCCCGCGGCAGGCCCGTTAGCTTACTTCCGGGGCGGTTGCACTGTCTTGGCCTGGCTGCGGAAACCGCCGTCGGCCTCCGCGGCCAGATAGGCGAACACCGCAAAGGCGGCGACGTTCTGCGCCAGCGCCTTGGGATCGATCTTGTCCAGGGTGTCGTCGGCGGTGTGGTGCAGATCGAAGTAATCGCTGCCGTCCTGCGCCAGCCACGCCCAGGCGCCGCCCTTGGCCGCGAGCGGGCCCACGTCCGGACTGGGGCCGCCGCTGTCCGGCGCGTAGGCGATGCCGAGCGGCGCCAGCGCCTCGGCGATCTGCCGGGTCGCCTGGCGCGAGGCGGTGGCATCACCGGAGCCGGTGTTGAACGCATAGATGCGGCCGGCGCCGAAGTCGCTCTCGGCGGCGATCTGGTGCAGCGCCACGTCCTGGGCGTGCGCTTGCGCATAGGCCTTGCCGCCTTACAGTCCCTGTTCTTCGTTGGCGAAGGCGACCACGCGGATGCTGCGCTTGGGCGCGCGCTTGAGCTGGCCGATCAGGTGTCCGGCGGCCATGCTGATGCCGACGCCGGCCCCATCGTCGATCGCGCCGGTGCCCAGGTCCCACGAATCCAGATGACCGCCGATCACCACCACGTCCTTGGGCTTGCTGCGCCCGGTGATCTCGCCGATCACGTTGTACGAGGTGGCCTGGCCGTCCCAGCCGCAGTCCAGCGCCAGGCGCAGCCGCACCGGGCCGCGCGCGAGCAGCCGCGCCAGCTGGTTGGCGTCGGGCACCGACAGTGCCGCTGCAGGCACCGGGGTCAGGCCTTCGTCGAACCGGGTGATGCCGGTATGCGGCACACGGTGCGAATC</text:p>
          </table:table-cell>
          <table:table-cell/>
          <table:table-cell table:formula="of:=LEFT([.J13];FIND(&quot;),&quot;;[.J13])-1)" office:value-type="string" office:string-value="" calcext:value-type="error">
            <text:p>#WERT!</text:p>
          </table:table-cell>
          <table:table-cell table:formula="of:=MID([.J13]; FIND(&quot;),&quot;;[.J13]) + 1; FIND(&quot;),&quot;;[.J13];FIND(&quot;),&quot;;[.J13])+1) - FIND(&quot;),&quot;;[.J13]) - 1)" office:value-type="string" office:string-value="" calcext:value-type="error">
            <text:p>#WERT!</text:p>
          </table:table-cell>
          <table:table-cell table:formula="of:=RIGHT([.J13];LEN([.J13]) - FIND(&quot;),&quot;; [.J13]; FIND(&quot;),&quot;; [.J1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03477158.1</text:p>
          </table:table-cell>
          <table:table-cell office:value-type="float" office:value="968130099" calcext:value-type="float">
            <text:p>968130099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UPB787 contig_356, whole genome shotgun sequence</text:p>
          </table:table-cell>
          <table:table-cell office:value-type="float" office:value="968130099" calcext:value-type="float">
            <text:p>968130099</text:p>
          </table:table-cell>
          <table:table-cell office:value-type="string" calcext:value-type="string">
            <text:p>1354..2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14];FIND(&quot;),&quot;;[.J14])-1)" office:value-type="string" office:string-value="" calcext:value-type="error">
            <text:p>#WERT!</text:p>
          </table:table-cell>
          <table:table-cell table:formula="of:=MID([.J14]; FIND(&quot;),&quot;;[.J14]) + 1; FIND(&quot;),&quot;;[.J14];FIND(&quot;),&quot;;[.J14])+1) - FIND(&quot;),&quot;;[.J14]) - 1)" office:value-type="string" office:string-value="" calcext:value-type="error">
            <text:p>#WERT!</text:p>
          </table:table-cell>
          <table:table-cell table:formula="of:=RIGHT([.J14];LEN([.J14]) - FIND(&quot;),&quot;; [.J14]; FIND(&quot;),&quot;; [.J1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03477158.1</text:p>
          </table:table-cell>
          <table:table-cell office:value-type="float" office:value="433677841" calcext:value-type="float">
            <text:p>433677841</text:p>
          </table:table-cell>
          <table:table-cell office:value-type="string" calcext:value-type="string">
            <text:p>Xanthomonas translucens pv. translucens DSM 18974</text:p>
          </table:table-cell>
          <table:table-cell office:value-type="string" calcext:value-type="string">
            <text:p>Xanthomonas translucens pv. translucens DSM 18974, whole genome shotgun sequence</text:p>
          </table:table-cell>
          <table:table-cell office:value-type="float" office:value="433677841" calcext:value-type="float">
            <text:p>433677841</text:p>
          </table:table-cell>
          <table:table-cell office:value-type="string" calcext:value-type="string">
            <text:p>46162..45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411-11670']</text:p>
          </table:table-cell>
          <table:table-cell office:value-type="string" calcext:value-type="string">
            <text:p>ACCCTCGGCTACCGTCCCAACCTGGCCGGGCGCTCGTTGCGCACCGCCAGCTTGGCGCGGATCGGGGTGCTGTACAGCAATCCCAGCGCGGCCTATCTCAACCAGTTCATGCTCGGCATCCTCGAACAGAGCAGCCTGGACGGCAGCCAGGTGCTGGTGGAGAAGCGCGACGACATCGGCAGCCAGCGCACCGCCACCGAGCGCCTGCTCGACGCCGGCGTGGACGGGGTGATCCTGCCGCCACCGCTATGCGATTCGCGGCACACCATCGAGGAACTGGACGCGCGCGGCATCCCGGTGGTCGCCGTGTCCACCGGCACGCCGATGCACGGCGTCAGTTCGGTACGCATCGACGACTACCAGGCGGCCTGCACGATCACCCGGCATCTGCTCGACCTCGGCCACCGCGACATCGGCTTCATCAGTGGCGATCCCCAACACACCCCGAGCGCGCCGCGCAGCCGCGCGTTCTTCGACACCATGGCCGCGGCCGGCCTGCCGGTAAGCGCCGCGCGCGTGGCCGAAGGCCTGTTCACCTATCGCTCCGGGCTGCTCGCCGCGACTGCGCTGCTGCAGGCCGCGCCGCGCCCCAGCGCGATCCTGTGCAGCAACGACGACATGGCCGCCGCCGCGGTGGCGATCGCCTACAGCTTGCGCCTGCGCGTACCCGAGGACCTGTCGATCGCCGGCTTCGACGACACCCCGGTGGCGACCACGATCTGGCCCGAGCTGACCACCATCCACCAGCCGGTCACCGCAATGGGCCGCGCCGCGGTGACGCTGCTGCTCGACGAGATCCGCCAACGCCGCGCCGGCCTGCCCAGCCGCGGCATCCACCAGGTGATGGAGTACACGCTGGTGACGCGCGGCTCGACCGCGCCGCCGGCGCACGCGCAGTAGCCGGCTTCGCGCGGCCGCAAACGGCGTGTTCGGGCGCGGCCCTCACCGCCGTGCGCGTCTCAGTGGCGGACGACGTCGACCTGAGCGACACCCAGCAGTCCGGCCAGCGGCACCTCGGCGCGGGTCTGCCGCGGACTGGCGGCCAGGCCCTGGCCGCGCAGCAGGTCGAGCAAGCGTTCCGCCAGCGGCATCACCATGTGCCGCCCCCAGCAGCGTTCGGAGGCGTGGCCGAACGGCAGATAGCCGGGCTGGACGTCGGGGTCCAAGCCGTCCCAGCGCTCGGGACGGAACGCCTGCGGTTCGTCCCACAGCGCCGGATCGCGGTGACTGAGCAGCGGCAGCACCAGCACGTCGTCGGCGGCGCCGATCAGCGCGTCCAGCGCCATGTATTCGGGCGAGGCGTTGCGCAGGATGTTCCAGGACGGCGGTAGCAGGCGCATCGATTCGTAGAGGATATTGCGGTTCGACGTGCCGGCATCGAACGGCGATCCGAGCCACAGCGCGTTGGCGACAAGCGTGGAGATGGTGAAGCAGACCGGCGCGGCGGTGCGCCGGTACAGGCCCATCGCATAGCGCCGCTCGTGGTAGCCGCCTGCAGCCGCGCTCAGCGTGGCCAGCGCCGAAGCGCCCGCCTGAGGCGCAAGCGGCGCCACCGCGCCCGCAGCGATGACCGCCCAGGTCAGCTTGGGCGTCAGTTCCAGCACCCGGTCCATCAACAGGCGCAGCCGCAGTGGATCGTCGCCGAGCAGCAGGTCGCGCAGATAGACATGGCCGACGTGGGGCCACGGGCCGGACAGATCGGCGTTCGGGGGAGCTGGCTGCTTCAATGCCTCGCGCACGTCGCGGCCGATCGCCTGCATCAACTTCGACGCATCGGCGCGCGCAATCGAGCGCCCGTGCAGCGGCTTGAACGTCGGGCGCTCCCATTCCGTCGCCGGCCTGGCGTCGAGCAAACGGTGGGTCAACGCCGGCCCGGCGACACCGATCGTATCGGCATCCAGGCGGAATGCGTCCTGGCCCAGATGGTCGCGCAGCAACGCCTGCAGCCGCGGCGCGAGAACCGTGGCGCGGGCCTGCCTGTCACGCACGATGGCGGACATCCGCGCGCTCCGCAATGCAAAGGCCCGTGCCTGGCGCATCGGCATTCGCCAGGCACGGACCACATCGCATCGATGGCAAGGGGCGGATCAATACCAGTGTAACCAGGCGTACGATTTCAGGCTCTTCTTGGAAGACAGCAATTGCTTGATCGAAAAAAGCACGTTCATTCTCGGCATCCTGTTTGAATTGCGGATTATCCCTTATCGGGGAGAGTCACTGCATCCTCGCGCATGCAGGCATGCACACGGCGAGCGCACATCCCCGCTGTCGAAGCGGGCTTCATCGAAGTACTCCGCCGCTATGCGGGGCGCAAACGCAAAACATGAGGCTGCGCACACAATGCCGTAGCCAAAATCCATCGACGGATTCACCCTGCTGCCGCAGGGGCAATCGGCGTCAATCGCGCGCTCATGCTCGGTCGCGGGCCGGACACTGAGCAGGCGCTGCACCAGCGCCTGCCAGGCGACGCCGACTGTGTCCGCGTCCAGCCGCCGACATGTTCGCTTAACAGCGCCTGCAACCGCGGAGCCAAGACGTTGGCACGCCCATCGCGATCGAAAACGGATGCACAAACGCGAACCATGAGGCAACGCACACAACCCAGTAGACAACTCCGCCGGCACGCATTGCGCGTCGGAACCGACTGCGCGGCGCAGACCGATCGCGTCAGTGGCGACTCCGCGCGACGCACATGTCAAAGCGTGCAGGCACCGTCTCCGTCTTACGACGCGGCAACGCGGCGGCGCCAGGCGCCGAGCAGCACCGCGGTGGCGGCGGCGACGTTGAGGCTTTCCACCGCGCCGCTGCCGGGGATCGACAGGCGCAGTTCGCAGGCCTGGGCGAAGTCGCGGTCCATGCCCTCGCTCTCGGCCCCCATCACGTACA</text:p>
          </table:table-cell>
          <table:table-cell/>
          <table:table-cell table:formula="of:=LEFT([.J15];FIND(&quot;),&quot;;[.J15])-1)" office:value-type="string" office:string-value="" calcext:value-type="error">
            <text:p>#WERT!</text:p>
          </table:table-cell>
          <table:table-cell table:formula="of:=MID([.J15]; FIND(&quot;),&quot;;[.J15]) + 1; FIND(&quot;),&quot;;[.J15];FIND(&quot;),&quot;;[.J15])+1) - FIND(&quot;),&quot;;[.J15]) - 1)" office:value-type="string" office:string-value="" calcext:value-type="error">
            <text:p>#WERT!</text:p>
          </table:table-cell>
          <table:table-cell table:formula="of:=RIGHT([.J15];LEN([.J15]) - FIND(&quot;),&quot;; [.J15]; FIND(&quot;),&quot;; [.J1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50215568.1</text:p>
          </table:table-cell>
          <table:table-cell office:value-type="float" office:value="1752014777" calcext:value-type="float">
            <text:p>1752014777</text:p>
          </table:table-cell>
          <table:table-cell office:value-type="string" calcext:value-type="string">
            <text:p>Streptomyces venezuelae</text:p>
          </table:table-cell>
          <table:table-cell office:value-type="string" calcext:value-type="string">
            <text:p>Streptomyces venezuelae strain ATCC 14584 chromosome, complete genome</text:p>
          </table:table-cell>
          <table:table-cell office:value-type="float" office:value="1752014777" calcext:value-type="float">
            <text:p>1752014777</text:p>
          </table:table-cell>
          <table:table-cell office:value-type="string" calcext:value-type="string">
            <text:p>2011899..2010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599-10367']</text:p>
          </table:table-cell>
          <table:table-cell office:value-type="string" calcext:value-type="string">
            <text:p>CCCGCTCTTGCCGCGCCCCATCACGGGAGTCTGGTGCGGGTAGCGCCCGGCCGCGTTCGCCTTCAGCGCGTCGGACGAGGAGTTGTCGAACGCCTCCTGAAGCACGACGACGTCCTGCCCCCGGAAGAAGTCGGCGACCGGTATCGCCTTCGCCCGGTGGTCCTGGCCCCAGTTCGGGTAGAGCGTCTTGCTGAACAGGAAGGTGTTGTACGTGAGCACCTTGAGCGGTGGCGGCGCGGCGGCCGCGTCGGCGGCCACCGCCGGGCCGCCGGCGACGAGTGTGGCACCGGCGACCACGGAGGCGAGAGCGACGACACGGGTCCTGCGCAGCACTGCGTACGACACGGAAGCTCCTAGGGAGGCGGGGGGATTGCTGCGGGCCCGCACATCCAAGCAGCTGCGATTACGCCTGGGGATACGTCGCGTGAACGCGGTCCGCACTTCCCGGCCCGGATGTTCACCCGGCCCTATCTTCGTCGTACCGGCAAGATCTGGGCGAAGGCGCGCAGTACGGCCGCGCGCTCTTCCGGGGCCGTGCCCCGGACCGCGATGGCGAGGGCGGCCAGGAACGTCACGGCGATCACGACGACAGCGGCGAGCAGGAACTCGGGAGCCCCTGCGGCGAGTTCGATGAGGATGGTGGTCATGGCGGTTCCTCCGTCGGCAGGCCGGAGCGGGTGAAGGCGAAATCCCCTCAGAAATCCGGGGATCCGGGGTGCCGAGTGACCGACGGAGACGCGTCCGGCGTGGGCCGGCGGCAGGGCTGCGTCCGGGGTGGTCGGCCCCGGCGACCGGGGTCACTTCCCGTGGGAACGGGCGCTCATGCGCCGGTAGTTCGCAGCCATGCTCATCACTCCCTGCGTTCGGACTCCCACCATGCCCTGTTCCTCCAGGCGGGCGCCAGAGGGTAACTGGCGCCCACAGGTGGGGTGTTGCTCACACCGTCACGCCTGGGCGGACCTCACGAGGCGGACCTTGTCGACGCCGAGCAGGCCCGCGAGCGGCACCTTCGCCGCGGTCTGGCGGGGGTCGACCGTCGTGCCCTCGGCACGCAGGATGTCGAGGAGCATGCCGGCCAGGGGCATCACCATGTGGCGGCCCCAGCAGCGTTCGGAGACGTGGCCGAAGGGGAGGTAGCCGGGGTGGTCGTCGGGGTCGAGCGTGGCCCAGCGCTCGGGGCGGAACTCGTCGGGGTCGTCCCAGAGTTCCGGGTCGCGGTGGCTGAGCAGCGGCAGGAGCAGGACGTCGTCGCCGGTGCCGATGCGGGCGTCGAGGGCGGTGTACTCGGGGGACGCGTTGCGCAGGATGTTCCAGGACGGCGGGAGCAGCCGCATGGACTCGTACAGGATGTGCTCGCCCGGCGTCTCGTCGTCGAAGGGCGCCCCGAGCCAGTACGCGTTGGCGACGAGCGTGGAGACGGTGAAGCAGACGGGGGCGGCGGCGCGCCGGTACAGGCCCATGGCGTAGCGCCGGTCGCTGTACGTCGTGGCGTTCGCCGTGAGGCCCGCGATGCTGGTGACGGGCGCGCCGGGGCGGAGCCTGCCGGGCAGGGCGGCGCCGGTCGCGATGACCGTCCAGGTCAGCTTGGGCGTCAGCTCCAGTGTGCGGTCCATGAGGATGCGCAGCCGGTACGGGTCGGCGCCGAGGATCAGGTCGCGCAGGTACACGTGGCCGACGTGCGGCCACTCCCCGGAGAGGTCGGGCCGGCCGGGCACGGGCTTCTTCAGCGCCGCCCGTACGTCACGGCCGATGGCCTGCATGACGGTGGCGGCCTCGGTGCGCGGGATGGAGCGCCCGTGCAGCGGCTTGAAGGTGGGGCGTTCGCGCTCGGTGGCGGGCCGGGCGGCGAGGATCTGGTCGGTGAGCGCGGGCCCGGCGACGCCGACGGTGTCGTCGTCCAGGCGGAACACGTCCTCGCCGCGGTGGTCGCGCAGCAGGGCGTGGAGTCGCGGCGTGAAGACGGTGGTCCGCGCGAGCCGGTCGGTGCCGGAAATGGACATCGGAGGTCTCCCTGGGCGGGAGGGCCGAGCCCGGCGGCCGGTTCGCGGCACGCCGGGCCCGGGCCTCAACGGCGCATTACGTCCCTACGGTCGAGAGCAGGGCAGGCCTAGTACCAGTGGTACCAGGCGTACGCCTTGAGGCTCTTCTCGCCGGTGATCTTCTTCTTGAGGGAGCGGACAACCTTCATGTGCATACCTCCGGTCGATTCCGTCGGCGTCCATGCGGGACATGGACCTGCGGCGAGCATGGCCCCGTCCGATCAACGTCCGATAAACGGCAACGCGACCCGCGTGAGCGGAGCGTCAGCGGCCCGCATGCACGCGCGCGCCGTCACAGGTCGGCGAGCGTGCCGTCCACCGTGGCGTCCGCGGAACCGAGCCCGGGCGCCAGCCTCCAGAGCGAGGTCACCTCGGCCGCACGCGCCGCGTGCAGCGGGTCGGTGGGGTCGGCGGCGCGCGGATGGCGCGGCGCGATGTCCAGGCGGTCCACGACGCGCAGACCTGCCGCGTCGAAGTCCGCCAACAGCGCCTCCCGCGAACGGAGTCGCAGACGCTCGGCCAGGTCGGAGAGGACGAGCCAGCCCTCCCCCGCGGGTTCCAGATGCGCGGCGAGCCCCGCCAGGAAGCCGTGCAGCATCGCGCCGCCCGGGTCGTACACACCCTGCTCGACGGCGGAGGTCGGCCGGGCGGGCAGCCACGGCGGGTTGCACACCACGAGCGCGGCGCGGCCCGGCGGGAAGAGGCCGGTGCCGAGGACCTCCACGCGCCCGGCGAGACCGAGGCGTTCGACGTTGTCGCGCGCGCAGGCGACGGCGCGCGGGTTGATGTCGGTGGCGACCACCCGTGCCACGCCGCGGCGCGCGAGGAGGGCCGCGAGCACGCCGGTGCCGGTTCCGACGTCGAACGCGGTACGCGGCCGTGGAGCCGCGCCGGAACCCGGGAGCG</text:p>
          </table:table-cell>
          <table:table-cell office:value-type="string" calcext:value-type="string">
            <text:p>, ATGAAGGTTGTCCGCTCCCTCAAGAAGAAGATCACCGGCGAGAAGAGCCTCAAGGCGTACGCCTGGTACCACTGGTACTAG, 2012006, 2012087(-)</text:p>
          </table:table-cell>
          <table:table-cell table:formula="of:=LEFT([.J16];FIND(&quot;),&quot;;[.J16])-1)" office:value-type="string" office:string-value="" calcext:value-type="error">
            <text:p>#WERT!</text:p>
          </table:table-cell>
          <table:table-cell table:formula="of:=MID([.J16]; FIND(&quot;),&quot;;[.J16]) + 1; FIND(&quot;),&quot;;[.J16];FIND(&quot;),&quot;;[.J16])+1) - FIND(&quot;),&quot;;[.J16]) - 1)" office:value-type="string" office:string-value="" calcext:value-type="error">
            <text:p>#WERT!</text:p>
          </table:table-cell>
          <table:table-cell table:formula="of:=RIGHT([.J16];LEN([.J16]) - FIND(&quot;),&quot;; [.J16]; FIND(&quot;),&quot;; [.J16]) + 1))" office:value-type="string" office:string-value="" calcext:value-type="error">
            <text:p>#WERT!</text:p>
          </table:table-cell>
          <table:table-cell office:value-type="string" calcext:value-type="string">
            <text:p>, AWYHWY*, 2012006, 2012087(-)</text:p>
          </table:table-cell>
        </table:table-row>
        <table:table-row table:style-name="ro1">
          <table:table-cell office:value-type="string" calcext:value-type="string">
            <text:p>WP_190144070.1</text:p>
          </table:table-cell>
          <table:table-cell office:value-type="float" office:value="1912946037" calcext:value-type="float">
            <text:p>1912946037</text:p>
          </table:table-cell>
          <table:table-cell office:value-type="string" calcext:value-type="string">
            <text:p>Streptomyces glebosus</text:p>
          </table:table-cell>
          <table:table-cell office:value-type="string" calcext:value-type="string">
            <text:p>Streptomyces glebosus strain NBRC 13786 sequence1, whole genome shotgun sequence</text:p>
          </table:table-cell>
          <table:table-cell office:value-type="float" office:value="1912946037" calcext:value-type="float">
            <text:p>1912946037</text:p>
          </table:table-cell>
          <table:table-cell office:value-type="string" calcext:value-type="string">
            <text:p>3182903..3183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770-13543']</text:p>
          </table:table-cell>
          <table:table-cell office:value-type="string" calcext:value-type="string">
            <text:p>CACGTTCGCCGGTCTCGATCTTCTTCAGCCAGTCCGGGCCGCGCCCGCAGAGGTGGGCGAGGGCGGCACGGGTCATGCCGCGCGACTCCCGCAGAACCCTGATCCGCTCGCCGGTGCCGAGCTCGTCCGACAGATCCATGCGTGCCCCCTCTGGGTGGCGTAGCCGTCCCAGCCAGCGTACGGCCCGTACGGGGTCCGGGGGCAGATACCCGGGGCCAGGTCCTGACGCCGCCAACGGGCAAAACTCGCCTCCATGATGGAAACAGCAGGAGTCCGTACCGTCTGAGCGGAGGATCGTGCGTTGATCGGGCAGAGGTAAAGGCGCAGGTGCGCAACCCCAAGTACTTAGAAGAACTGTGGAGCGGGGGAACTCCAGTGCGGGAAAGCGGCGAACAATGAGCAGGCGCGATTACGAGAACGATCCTCATGCCCCTGCCGCGAACAGCTTGGTTCCGGCGGCGTCTGCGGTTGTGGTCGACGACTCCGGGCGCGTCCTGCTTCAGCGTCGGCGCGACAACGGCATGTGGGCACTTCCCGGTGGCGTCATGAATATTGGTGAGTCGCTGCCGGACTGCGCGGTTCGGGAGACCCGCGAAGAAACCGGGTTCCACGTCGAAGTCGTAGGCATCGTGGGCACCTACACCAACCCCCACCACGTCTTCGCCTACGACGATGGCGAAGTGCGGCAGGAATTCTCCATCTGCTTCCTGGCGAGACCGTTGGGCGGGCAGCTGGCGGTGTCCGAAGAATCCACGGACGTCCGGTGGTTTGAGCCCGGAGAGATTGATGCGCTTCCGATGGTGCCCAGCATCCGAAAGCGTCTGAACGACTGGCGCGACGGCAATATGCCCGCCACACGCTGAAATCGACCCTGCGCAGACTCAGCTCTCACCGGCGAACCACCCGAAATAGCCGAGGTACTGGAACTGGCCCGGGTCTGACGTCAGTCCGGTGCCGTGGTCGTCTCCAGCCAGTGCAGATACGCATTCGACCCGGCAACGATCGGAACTGCGGAGACTTCCGGGTTCTGCCAGGGGTGGTGCTTGAGAAGATGCGTCTCGACCTCGTCGTAGCGGTCGGCGCGGATCTTGAGGACGAGCTGCCATTCCTCACCCGAGCCGAACTCGCCCTGGTGCCAGAACACCGACCCGACCGGGCCGACGATCTGCGCCCCGGCTGCGAGCCGTGCAGAGACGACCGACTGCGCCAGCTTCACCGCCGCTTCTCGGTTCTCCGTTGCCGTGGACACCTGAAGAAAGTCAGTCATGCGGCGACTGTAGTGGCGAAGCGGCACCAGGTCTCATCGCGAACTGCCCGCAGTGGCCGAGGTGCTGGAACTGGCCCGGACCTGAGGACGAGTTGCCATTCCCCGCCTGAGCCGAACGCGACCCGGTGCCAGAACTCGGCCGGCCCGACGGTCTGCGCCCCGGCTGCGAGCCGTGCCGAGACGACCGACTGCGCCAGCTTCACCGCCACTTCACGGTTTTCCGTGTGGGAGAGCCACCGCGCCGGAGCAGGGGCCGGAGGCCTTCGAGCGGCCCTACAGAACATGTTCATGTCACATAATCCATGACCAAACCACCCCATTCGACGCCATCCACCCCCTCGTGATGCCCGCATTGGGTGCCAATGGATGGATTAGCGGCGATTTGCCGAGATGCGAATATGGATGAATTCGAAACGTGAATGAGGCAATTCACGTAGTGATGTGGATCACTTGACACATTCACCGGATAGGTCTTCACTTTCCGCAGCAGTTGAAATGAATGCCGGGAATTCTGGCCGGCATCGACATCTTCTGCCGTCGAATAGGTATCTCGTTCACCGCGCAAATGGAGGTGCTCATGAAACTCGTTCGCATCGTCAAGAAGTTCCGCCCGGAAAAGAGCCTCAAGGCATACGCTTGGTACGGCTGGATTTAACTAGATAGCTTCCCTGCCGGGCTCGCGTCGGTCAGGAATTCTGGCCGGCGCGAGCTGCCTACCCTCGGAGTTCAGCCATGCCTATGCACCGCGTCGGCGAGAGCGGTCGGGTTATCGAGTTCGCGCCGAGAATCGACGAACTGTTAAGTCGTTATCGTGGTGCGTCGCTTTTTCGTCTGGAGCCCGACACGATCGGGATATCCGGCGCCGAGCTGATGGACCGCTTGCTCCGTAGCAGGCCGGCCAACGCGGAGGAGAGGCCCACTTTCAAACCCGTCCAGGGGCGGCTCGTTACCCGTACGGATGCGTCCACCTTTATGCAGGCCGTGGGCTCGGACGTGCGGAACGCGCTGCAACGTCCCCTCGATGAGCCGGTCGACCTGACCGGCCGGTGGCCGCATGTGGCGCATGTTTACCTGCGGAATCTCGTTTTCGGAAACGAACGTCTGCGATTCCGGGTTCTGGTCGACCGCAGGCTGGAGTTGACGCCGAAACTGACCTGGTCGGCCGTCGCCTCCGGTGCCGCTTTGCTGGGCAGGCCCGGGCAGGGCGTGCCACTGTCAAAACTTGCCGCTCTCGTGCTCGATTCCACGACCTACGGTGACCGGCGCTATGCCATGTACCTGTATCGGCGGGTGGCAGCACCGGTGTGCTTCACCGTATCCGCGCTGGTCACCAACGCCCTGTGGCTCGGGGCTCCGTTCAGCGATGACGTATCGAATCGGAATATCCTCCTTGAGGCACTCCGGCTGCTTCCCCCCTCATGGAACATCTTGCGCATGGCTTCTCCGGAGTTCTCGGACGTGGACGCACGGATCGGCCCGAAAGACGATGTCCTGTTGCTTCCCCTGCTGAGCCACCGCGATCCCGAGCTCTGGGACGAGCCCGACGCGTTTCGTCCCGACCGCTGGGAAGAGCTGGACGGAGACAACCACCCCGGGTATTTCCCCTTTGGCCACGTAAGCGAACGATGCTGGGGCCGGCATATGGTCCTGCCCCTGGCCGAACGGCTCCTGGACATCGTGCGCCGGGACGGCCTGGTGGTGAATCCGGACCAGACCAGGGGGAAGGTCGAACTCGACGGTTTGCTCGAAGTGTCCGAAGTGCAGATGACTCGACCGATGGCTCGCCCTATGGCTCGACCGTGACGGCCTGACTGTCCGTCCCACCTGGACGGAGTTGACGTGCGGAAGGGACTCGGGTGGAGGTCGCGTATGCCGGTGACGAGCTCATCGGGTGCAGCACGGTGCGCCCGCCTGCCGATGACGCGCTGACGGTGACCGTGATCGCCCGTGTGCTGGAAGCTCGCCGGGGGACAGCATTCCGTGGATCGACCTGCGTCTTGCCCGGTCAGCGGGTGGTGCTGGGCGCGGTGGGTGGCGGGATGGAGTCATTGCCGCCCACCGCTCCCCGTCACCCCCTCAAATGCCCCGGCCCGAACGCGTCCGGGAGCAGCTCCGACAGCGGGCGAATGCCTGCCGTCGTGTCGACCAGAAGCTCCGGTCCGCCGTGTTCCCACAGGAGTTGGCGGCAGCGGCCGCAGGGGACGAGGAGGTCGCCCGCCCCGTCCACGCAGGTGAAGGCGGTCAGGCGGGGGGTGGGTCCGTCGTTGTCGGTCCGGCCCGCGAACAGCTCTGAGATCAGGCCGCATTCGGCGCACAGGGCGAGGCCGTATGAGGCGTTTTCGACGTTGCAGCCGGTGATGGTGCGGCCGTCGTCCACGAGGGCGGCGGCGCCTACGGGGTAGCCGGAATACGGGGCGTAGGCCCGGGACATCGCGTCCCGGGCCTGCGCGCGCAGTGCGGTCCAGTCGACCGGCACCGGTGGTGTCATGTGCCTTGTCCTCGGCGGTAGGGCTTGCCGTTCGCCTTCGGCGGCCGCAGCCGCTGGGAGAAGAGGGCGAGTACTAGCAGGGTGGCGATGTACGGGCTCGCCTCGACCAGTTCGAGCGGAACGGTGTCGGCCAGGAAGTACCAGATGACCAGGACGGCGGCAGCTATGCCGGCGACCACACCCTGGGTGCGCTTGGCGGCACGCAGCCGGAGCAGGGCGAGCACCGCGAGGAGCGCGGCCAGGCCCAGCAGCAGGGCGTGGACGGTCGGGCCGCCGCTGCGCAGCTGCATGGCGTCCATGAAGCCGAACAGGCCCGCGCCCATCGCGACGCCGCCCGGCCGCCAGTTGCCGAAGATCATCGTGGCGAGACCGATGTAGCCACGGCCGCCGGTCTGACCGTCCTGGAAGAAGTGCACCCCGATGGAGAGGAAGGCACCGCCGAGACCGGCCAGGGCGCCGGAGACCAGCACCGCCGCGTACTTGTACGAGTAGACGTTGACGCCCAGGGTCTCGGCCGAGATCGGGGCCTCGCCGCAGGAGCGCAGCCGGAGCCCGAAGGAGGAGCGCCACAGCACGAAGAAGGTGCCGATGAACAGGCCGATGGTGAGCAGGGTCAGCCAGGAGACGTTGGTGACCGCGGCGCCGAGGATGCCGGCGACGTCGGAGACCAGGAACCAGTGGTGGCCCTCCAGGGTGTTCAGTGCGTCCGACAGGCCGGGGACGGTGAACGTCGGCATGTCGGGCATCGGCGGCGACTGCTTGTCGTTGCCGCCGGCCAGCATGGCCGCGCTGCCCTCCTGGCCGAACCACAGCGTGGCCAGGTACTGGGTGGCGCCGAGCGCCAGGATGTTGACCGCGACACCGGAGACGATGTGGTCGACGCCGAAGGTGACGGTGGCGATGGCGTGGATGAGGCCGCCGAGCGCGCCGCCGAGGATGCCGGCCGCGGCCGCCGCCCAGGGGCCGTGCTGCCAGCCGACCCAGCCGGCCGCGAACGAGCCGAGCATCATCATGCCTTCGAGGCCGATGTTGACCACGCCGGCCCGCTCGGACCACAGTCCGCCCAGACCCGCCAGGCCGATCGGCACGGCGGCGCTCAGTGCGGCGCCGAACTGGCCGGTGGAGGTGAGGTCACCGGCACCGGTGACGGCCCGGAGGACGGAGACGGCGACCAGCCCGACGGCGATGATCAGCAGGATCCACGGGTAGGTCAGCTTGCGCCGGCCACCCTTCCCGGGGACCGCGAGCTTCGTCGCGGTCTTGAGGTCCGTACTCACGCCGACACCTCCGGGTTGTCGCTCTTGTCAGACTTGTC</text:p>
          </table:table-cell>
          <table:table-cell/>
          <table:table-cell table:formula="of:=LEFT([.J17];FIND(&quot;),&quot;;[.J17])-1)" office:value-type="string" office:string-value="" calcext:value-type="error">
            <text:p>#WERT!</text:p>
          </table:table-cell>
          <table:table-cell table:formula="of:=MID([.J17]; FIND(&quot;),&quot;;[.J17]) + 1; FIND(&quot;),&quot;;[.J17];FIND(&quot;),&quot;;[.J17])+1) - FIND(&quot;),&quot;;[.J17]) - 1)" office:value-type="string" office:string-value="" calcext:value-type="error">
            <text:p>#WERT!</text:p>
          </table:table-cell>
          <table:table-cell table:formula="of:=RIGHT([.J17];LEN([.J17]) - FIND(&quot;),&quot;; [.J17]; FIND(&quot;),&quot;; [.J1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90144070.1</text:p>
          </table:table-cell>
          <table:table-cell office:value-type="float" office:value="1907537806" calcext:value-type="float">
            <text:p>1907537806</text:p>
          </table:table-cell>
          <table:table-cell office:value-type="string" calcext:value-type="string">
            <text:p>Streptomyces glebosus</text:p>
          </table:table-cell>
          <table:table-cell office:value-type="string" calcext:value-type="string">
            <text:p>Streptomyces glebosus strain JCM 4954 sequence16, whole genome shotgun sequence</text:p>
          </table:table-cell>
          <table:table-cell office:value-type="float" office:value="1907537806" calcext:value-type="float">
            <text:p>1907537806</text:p>
          </table:table-cell>
          <table:table-cell office:value-type="string" calcext:value-type="string">
            <text:p>147516..148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946-14545']</text:p>
          </table:table-cell>
          <table:table-cell office:value-type="string" calcext:value-type="string">
            <text:p>CACGTTCGCCGGTCTCGATCTTCTTCAGCCAGTCCGGGCCGCGCCCGCAGAGGTGGGCGAGGGCGGCACGGGTCATGCCGCGCGACTCCCGCAGAACCCTGATCCGCTCGCCGGTGCCGAGCTCGTCCGACAGATCCATGCGTGCCCCCTCTGGGTGGCGTAGCCGTCCCAGCCAGCGTACGGCCCGTACGGGGTCCGGGGGCAGATACCCGGGGCCAGGTCCTGACGCCGCCAACGGGCAAAACTCGCCTCCATGATGGAAACAGCAGGAGTCCGTACCGTCTGAGCGGAGGATCGTGCGTTGATCGGGCAGAGGTAAAGGCGCAGGTGCGCAACCCCAAGTACTTAGAAGAACTGTGGAGCGGGGGAACTCCAGTGCGGGAAAGCGGCGAACAATGAGCAGGCGCGATTACGAGAACGATCCTCATGCCCCTGCCGCGAACAGCTTGGTTCCGGCGGCGTCTGCGGTTGTGGTCGACGACTCCGGGCGCGTCCTGCTTCAGCGTCGGCGCGACAACGGCATGTGGGCACTTCCCGGTGGCGTCATGAATATTGGTGAGTCGCTGCCGGACTGCGCGGTTCGGGAGACCCGCGAAGAAACCGGGTTCCACGTCGAAGTCGTAGGCATCGTGGGCACCTACACCAACCCCCACCACGTCTTCGCCTACGACGATGGCGAAGTGCGGCAGGAATTCTCCATCTGCTTCCTGGCGAGACCGTTGGGCGGGCAGCTGGCGGTGTCCGAAGAATCCACGGACGTCCGGTGGTTTGAGCCCGGAGAGATTGATGCGCTTCCGATGGTGCCCAGCATCCGAAAGCGTCTGAACGACTGGCGCGACGGCAATATGCCCGCCACACGCTGAAATCGACCCTGCGCAGACTCAGCTCTCACCGGCGAACCACCCGAAATAGCCGAGGTACTGGAACTGGCCCGGGTCTGACGTCAGTCCGGTGCCGTGGTCGTCTCCAGCCAGTGCAGATACGCATTCGACCCGGCAACGATCGGAACTGCGGAGACTTCCGGGTTCTGCCAGGGGTGGTGCTTGAGAAGATGCGTCTCGACCTCGTCGTAGCGGTCGGCGCGGATCTTGAGGACGAGCTGCCATTCCTCACCCGAGCCGAACTCGCCCTGGTGCCAGAACACCGACCCGACCGGGCCGACGATCTGCGCCCCGGCTGCGAGCCGTGCAGAGACGACCGACTGCGCCAGCTTCACCGCCGCTTCTCGGTTCTCCGTTGCCGTGGACACCTGAAGAAAGTCAGTCATGCGGCGACTGTAGTGGCGAAGCGGCACCAGGTCTCATCGCGAACTGCCCGCAGTGGCCGAGGTGCTGGAACTGGCCCGGACCTGAGGACGAGTTGCCATTCCCCGCCTGAGCCGAACGCGACCCGGTGCCAGAACTCGGCCGGCCCGACGGTCTGCGCCCCGGCTGCGAGCCGTGCCGAGACGACCGACTGCGCCAGCTTCACCGCCACTTCACGGTTTTCCGTGTGGGAGAGCCACCGCGCCGGAGCAGGGGCCGGAGGCCTTCGAGCGGCCCTACAGAACATGTTCATGTCACATAATCCATGACCAAACCACCCCATTCGACGCCATCCACCCCCTCGTGATGCCCGCATTGGGTGCCAATGGATGGATTAGCGGCGATTTGCCGAGATGCGAATATGGATGAATTCGAAACGTGAATGAGGCAATTCACGTAGTGATGTGGATCACTTGACACATTCACCGGATAGGTCTTCACTTTCCGCAGCAGTTGAAATGAATGCCGGGAATTCTGGCCGGCATCGACATCTTCTGCCGTCGAATAGGTATCTCGTTCACCGCGCAAATGGAGGTGCTCATGAAACTCGTTCGCATCGTCAAGAAGTTCCGCCCGGAAAAGAGCCTCAAGGCATACGCTTGGTACGGCTGGATTTAACTAGATAGCTTCCCTGCCGGGCTCGCGTCGGTCAGGAATTCTGGCCGGCGCGAGCTGCCTACCCTCGGAGTTCAGCCATGCCTATGCACCGCGTCGGCGAGAGCGGTCGGGTTATCGAGTTCGCGCCGAGAATCGACGAACTGTTAAGTCGTTATCGTGGTGCGTCGCTTTTTCGTCTGGAGCCCGACACGATCGGGATATCCGGCGCCGAGCTGATGGACCGCTTGCTCCGTAGCAGGCCGGCCAACGCGGAGGAGAGGCCCACTTTCAAACCCGTCCAGGGGCGGCTCGTTACCCGTACGGATGCGTCCACCTTTATGCAGGCCGTGGGCTCGGACGTGCGGAACGCGCTGCAACGTCCCCTCGATGAGCCGGTCGACCTGACCGGCCGGTGGCCGCATGTGGCGCATGTTTACCTGCGGAATCTCGTTTTCGGAAACGAACGTCTGCGATTCCGGGTTCTGGTCGACCGCAGGCTGGAGTTGACGCCGAAACTGACCTGGTCGGCCGTCGCCTCCGGTGCCGCTTTGCTGGGCAGGCCCGGGCAGGGCGTGCCACTGTCAAAACTTGCCGCTCTCGTGCTCGATTCCACGACCTACGGTGACCGGCGCTATGCCATGTACCTGTATCGGCGGGTGGCAGCACCGGTGTGCTTCACCGTATCCGCGCTGGTCACCAACGCCCTGTGGCTCGGGGCTCCGTTCAGCGATGACGTATCGAATCGGAATATCCTCCTTGAGGCACTCCGGCTGCTTCCCCCCTCATGGAACATCTTGCGCATGGCTTCTCCGGAGTTCTCGGACGTGGACGCACGGATCGGCCCGAAAGACGATGTCCTGTTGCTTCCCCTGCTGAGCCACCGCGATCCCGAGCTCTGGGACGAGCCCGACGCGTTTCGTCCCGACCGCTGGGAAGAGCTGGACGGAGACAACCACCCCGGGTATTTCCCCTTTGGCCACGTAAGCGAACGATGCTGGGGCCGGCATATGGTCCTGCCCCTGGCCGAACGGCTCCTGGACATCGTGCGCCGGGACGGCCTGGTGGTGAATCCGGACCAGACCAGGGGGAAGGTCGAACTCGACGGTTTGCTCGAAGTGTCCGAAGTGCAGATGACTCGACCGATGGCTCGCCCTATGGCTCGACCGTGACGGCCTGACTGTCCGTCCCACCTGGACGGAGTTGACGTGCGGAAGGGACTCGGGTGGAGGTCGCGTATGCCGGTGACGAGCTCATCGGGTGCAGCACGGTGCGCCCGCCTGCCGATGACGCGCTGACGGTGACCGTGATCGCCCGTGTGCTGGAAGCTCGCCGGGGGACAGCATTCCGTGGATCGACCTGCGTCTTGCCCGGTCAGCGGGTGGTGCTGGGCGCGGTGGGTGGCGGGATGGAGTCATTGCCGCCCACCGCTCCCCGTCACCCCCTCAAATGCCCCGGCCCGAACGCGTCCGGGAGCAGCTCCGACAGCGGGCGAATGCCTGCCGTCGTGTCGACCAGAAGCTCCGGTCCGCCGTGTTCCCACAGGAGTTGGCGGCAGCGGCCGCAGGGGACGAGGAGGTCGCCCGCCCCGTCCACGCAGGTGAAGGCGGTCAGGCGGGGGGTGGGTCCGTCGTTGTCGGTCCGGCCCGCGAACAGCTCTGAGATCAGGCCGCATTCGGCGCACAGGGCGAGGCCGTATGAGGCGTTTTCGACGTTGCAGCCGGTGATGGTGCGGCCGTCGTCCACGAGGGCGGCGGCGCCTACGGGGTAGCCGGAATACGGGGCGTAGGCCCGGGACATCGCGTCCCGGGCCTGCGCGCGCAGTGCGGTCCAGTCGACCGGCACCGGTGGTGTCATGTGCCTTGTCCTCGGCGGTAGGGCTTGCCGTTCGCCTTCGGCGGCCGCAGCCGCTGGGAGAAGAGGGCGAGTACTAGCAGGGTGGCGATGTACGGGCTCGCCTCGACCAGTTCGAGCGGAACGGTGTCGGCCAGGAAGTACCAGATGACCAGGACGGCGGCAGCTATGCCGGCGACCACACCCTGGGTGCGCTTGGCGGCACGCAGCCGGAGCAGGGCGAGCACCGCGAGGAGCGCGGCCAGGCCCAGCAGCAGGGCGTGGACGGTCGGGCCGCCGCTGCGCAGCTGCATGGCGTCCATGAAGCCGAACAGGCCCGCGCCCATCGCGACGCCGCCCGGCCGCCAGTTGCCGAAGATCATCGTGGCGAGACCGATGTAGCCACGGCCGCCGGTCTGACCGTCCTGGAAGAAGTGCACCCCGATGGAGAGGAAGGCACCGCCGAGACCGGCCAGGGCGCCGGAGACCAGCACCGCCGCGTACTTGTACGAGTAGACGTTGACGCCCAGGGTCTCGGCCGAGATCGGGGCCTCGCCGCAGGAGCGCAGCCGGAGCCCGAAGGAGGAGCGCCACAGCACGAAGAAGGTGCCGATGAACAGGCCGATGGTGAGCAGGGTCAGCCAGGAGACGTTGGTGACCGCGGCGCCGAGGATGCCGGCGACGTCGGAGACCAGGAACCAGTGGTGGCCCTCCAGGGTGTTCAGTGCGTCCGACAGGCCGGGGACGGTGAACGTCGGCATGTCGGGCATCGGCGGCGACTGCTTGTCGTTGCCGCCGGCCAGCATGGCCGCGCTGCCCTCCTGGCCGAACCACAGCGTGGCCAGGTACTGGGTGGCGCCGAGCGCCAGGATGTTGACCGCGACACCGGAGACGATGTGGTCGACGCCGAAGGTGACGGTGGCGATGGCGTGGATGAGGCCGCCGAGCGCGCCGCCGAGGATGCCGGCCGCGGCCGCCGCCCAGGGGCCGTGCTGCCAGCCGACCCAGCCGGCCGCGAACGAGCCGAGCATCATCATGCCTTCGAGGCCGATGTTGACCACGCCGGCCCGCTCGGACCACAGTCCGCCCAGACCCGCCAGGCCGATCGGCACGGCGGCGCTCAGTGCGGCGCCGAACTGGCCGGTGGAGGTGAGGTCACCGGCACCGGTGACGGCCCGGAGGACGGAGACGGCGACCAGCCCGACGGCGATGATCAGCAGGATCCACGGGTAGGTCAGCTTGCGCCGGCCACCCTTCCCGGGGACCGCGAGCTTCGTCGCGGTCTTGAGGTCCGTACTCACGCCGACACCTCCGGGTTGTCGCTCTTGTCAGACTTGTC</text:p>
          </table:table-cell>
          <table:table-cell/>
          <table:table-cell table:formula="of:=LEFT([.J18];FIND(&quot;),&quot;;[.J18])-1)" office:value-type="string" office:string-value="" calcext:value-type="error">
            <text:p>#WERT!</text:p>
          </table:table-cell>
          <table:table-cell table:formula="of:=MID([.J18]; FIND(&quot;),&quot;;[.J18]) + 1; FIND(&quot;),&quot;;[.J18];FIND(&quot;),&quot;;[.J18])+1) - FIND(&quot;),&quot;;[.J18]) - 1)" office:value-type="string" office:string-value="" calcext:value-type="error">
            <text:p>#WERT!</text:p>
          </table:table-cell>
          <table:table-cell table:formula="of:=RIGHT([.J18];LEN([.J18]) - FIND(&quot;),&quot;; [.J18]; FIND(&quot;),&quot;; [.J1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30788465.1</text:p>
          </table:table-cell>
          <table:table-cell office:value-type="float" office:value="1828225156" calcext:value-type="float">
            <text:p>1828225156</text:p>
          </table:table-cell>
          <table:table-cell office:value-type="string" calcext:value-type="string">
            <text:p>Streptomyces sp. DSM 40868</text:p>
          </table:table-cell>
          <table:table-cell office:value-type="string" calcext:value-type="string">
            <text:p>Streptomyces sp. DSM 40868 chromosome, complete genome</text:p>
          </table:table-cell>
          <table:table-cell office:value-type="float" office:value="1828225156" calcext:value-type="float">
            <text:p>1828225156</text:p>
          </table:table-cell>
          <table:table-cell office:value-type="string" calcext:value-type="string">
            <text:p>8142776..8143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135-10564']</text:p>
          </table:table-cell>
          <table:table-cell office:value-type="string" calcext:value-type="string">
            <text:p>CGTGCGGGACCTGCGGCGCGCCGCCGAGGGCCGGCCCGTCACCCCGTCCCCGTGGCTGGCCTCCACGCTGGAGTTCGCGCTGACCGGGCACGGGTCCGCCTACGGCAGCGCGCAGGCGTCCATCCTGTGCGGGGACGTGCCCGGGCCCCGCGACCCGGAGACGTACTGGCGCGACCTGCGCCGCGCCGGGGACCGGCTGTTCGCGCCGGTCACCCGCAACATCAACGCCTGCGCGTTCTGGGACCCGCCGCGCGAGCACCCCACCGCCATCCGCGCCGACCTGCCCGCCCTGCTCGTCAACGCCACCGGAGACCCCCGCACCACCTACCCCGGCGCCCGGGCGGTGCGCCGTGACTGGCCCAGTTCCCGCCTGGTCACGCTGCGCGACGCCGACCAGCACGCGGTCTACGGCGTCTACGGCAGCACGTGCGCCGACGCCGCGGTCAACGCCTACCTCGCCACCGGCCGGCTGCCGGCGACGGACGTCGACTGCCCCCGGCCCACCCCGTGAAACGGCGGTGGGGCACGGCCGGGGTGATCATCTAGCGTTCGACGCATGACGCAACGACGAGCGATTCTCAGCGGATCCACCTTCGAGGAGCGGATCGGTTACGCCCGCGCCGTGGTCGACGGGGACCGGGTCCATGTCTCCGGGACCACCGGGTTCGACTACACCACCATGACGATCTCCGACGATGTCGTGGAGCAGGCCGAGCAGTGTCTGCGCAACATCGGCGCCGCGCTGGCCGAGGCGGGGTGCGGCTTCGCCGACGTGGTCCGGGTGCGCTACATGCTCCCGGACCGCGCCGACTTCGAGCCCTGCTGGCCGGTGCTGCGCCGTTGCTTCGGGGACGTCCGGCCGGCCGCCACCATGCTGGAGTGCGGCCTCGCAGACCCCCGTATGAGGATAGAGATCGAGGTCGACGCCCGTCTCCCGCAGGCGAGTTGAGCACGGAGGCAGCGACCGGGCCGGACCGTCGAAGCCCCGTCCGACGAGGGGAGCGGGCTCACCCTCCGGCGGCTCCCGGGCCCCGATGCCTGCTCACCCACCGGTCACCGGCGGGCCGGGCACCGGGGTCTGGGACGCGAACCGCCGGGCAGCCGCCCACTCACCGGCCTCCGACCCCGCCAGTTCCTCGGTCCTCGACGCCGGCAGGGCCGAGGGGTTCACGCCGTCGTACGGCGCCGAACCGGAGTTCCAGCCGACGATCCCGCCCTGGATCGCCATCAGCACGGAACTCGCCCGCACCCGGTTCTCGCCCCGGCGGAAGAGCTGCCGGAGCCCCGCCGACACCACCACCAGCGCGCCCCCCGTCCGGATCGCGCGACTCGGCCCACCAGAAGCCCGCTTCCCCTTGACTGCCTGGCATGCGGGCGACCTTATGGCATGGCGGCCCGCGCCAACCCCGGACCACCGCCGCACCGTCGTCCGGTCGTGCTGCCGCGTGGCGCCGTCCCATGCGTAGATATCCGGCCAACCTCCGGACGGCCGGGCCGCCCGGTCCGGGCCACGCCCGGTGTCCGCTCCCGGCGACCGGCCGTCCGGCATCCGGGCGCGCACGGACGCTCGCCCACCAGTGCGCGGGGCGCGGTGGCCGGGCGTCGGCACGGCGGGGCGAGGCGGAGCGCCGGTGAGCGGCGAAAGTCCGAAAGCAGGCTCCTGGCCGGGATTTGGACCGACCTGGTGATTATCCCGTGAACGATCTCGGGAAGGCTCCGGGGGTCGCCGACACGTGATCTTCACCGGCCCGCCCGGAGTCGCCGCGTGTCACTCGTCCGTCCCCGAGGGGAGGTGCAGTGATGAAGCTTCTTTTCGCCATCCGCAACCGGGTCGCCGCCGCCAAGAGCCGTAAGGCCAACGCCTGGTACCTCTGGTACTGATCCCGCTCCGCGCGCACGCGATGACGTCGCTGCCCGGCCGGCCGCCGCGCGGTCCGGCCGGGCGGCGACGTCCGCCGCCTCCCCGCCTCCCCCGCCCCCGTCCCGTATCGGAGGAGCCATGCCGCCGTCATCCGCCGCGCGGTCGCGCACCACGGTGTTCGCCCCGCGGCTCGCCGCCCTCATCGACGACCACCTGGGCCGGGACGTCTTCCGCCTCGAACCGGACACCGTCGGGGTCGCGGGGCACGAGATCGCCGACCGGATCCTGGCCGCGCGCCGGGCCACCGAGACCGAGCGGCCCACCTTCAAGCCGCTGCACGGCCGGTCCATCAGCCGCTCCGAGGCGTCCACCGTCACCCGCACCATCGGCAACGACGTGCGCGAGGCCCTGGCCAGGCCCCTGCCCGGGAACGTGGACCTCACCGGCCCCTGGCCGCTGACCGGGCACAACTTCCTGCGCGACCTCATCCTCGGCCAGGACCCGCGCCGGCTGCGCATGCTGATGAGCCGCAGCCTCGAACTCACTCCGAAACTCACCTGGTCGGTGATCACCGTCGGTGCCGCCCTGCCCGGCTGGCCCCGGCCGGGCACCCGGCTCACCGGCCTCGAGAACCGCGCGGCGCGGGCCTGCGGCTACCAGGAACGGCGCTACGCCATGGGGATGTACCGCAGGGCCGCGGCCCCCGTGTGCTTCACCGTCTCCACCCTCGTCGCCAACGCCCTCTGGCTCGGCGCCCCCTTCGAAGACGGCACGTCCAACCGGAACATCATCCTGGAGTCCCTGCGGCTGCTGCCGCCGTCGTGGAACATCCTGCGCAACGCCTCCCCCGAATACCCGGCCATCGACGCCCGGATAGGCGAGCGGGACGACGTCCTGCTGCTGCCCCTGCTCGCCCACCGCGACCCCGCCCTCTGGGACGACCCGGACGCCTTCCGCCCCGAGCGCTGGGACCGCCTCGACCCCGACACCACCCCCGGCTACCTGCCCTTCGGTCATGTCTCGGAGCGCTGCTGGGGCCGCCACATGGTCATGCCCCTGGCCGAGCTGCTGCTGGACCTGGTCCGTGGCTCCGGACTGGTGGTCGACCCCGGCCAGCGGGTCGGCCGGCTCCCGCTGCTCGGGCTGCTGGGCGTGGAGGAGGTACGGCTGACCCGGCCGCGCTGAGGGCCGTCGCACCGGAATCCGAGCCCCGGGCCGTTGGCCACGGCCGCTATGTCAGGTAACCTGACACAGCAAGCGTACGAACCGGAGGCTTCGCATGACCATCGAATACGCCACCCGTCACCGGGCCCGCTCCTTCATCCCGCCGGAGCCGGGCAAGCCCTACTTCATCGAGAAGGGCCTGGGCGACCGGGCACACCTGTTCGGCGACCTGATCACGATCTACGCGGGCGGCGAGCAGACCGAGAACACCTTCAACTTCTTCACCTGCGAGGGCCCCAAGGGCGAGGTGATCCCCGCCCACTCGCACGCGGACACCTACGAGGTCTTCTACATCACCCAGGGCGCCGTACGGCTCTTCGTCGAGGACCTCGAGGGCGAGCAGCACGAGAAACTGCTCACCCCCGGGGACTTCGGCTTCGTACCGAAGAACTGTGTGCACGCCTACCGCATGGAACGCCACCACTCGCAGGTCGTGGGCGTGGCCGCCGGACCGGGCGGTACCTTCGAGCGGTTCTTCGAGTCCCTCGGCACCCCGGCCGAGGAACTGGGCCTGCCGGTCCGGCCGTTCGTGCCCGAGCCGGAGAAGTTCCGGACCGTGCCCGAGCAGTACGACGTCCGGTTCCGCCCCGACCACCAGTGGCACACCGGGAGTTGACGGCCGTGGCGCCACGCGAGGAGCCGCCGGTGACCCTGGCACCGCGCGAGGAGCGCACCGGTGACCGGGCCCGGTGACCGTCCCGGTTTCATCGATGTCCGTGCCCACTTCGTCACCGACTCCTACGTGCGCCGGCCAGGGCGGCCGGGCACGAACGGCCCGATGGCATGCCCGCCTGGCCGCGGTGGTCGGCCCGGGCGTACCTGGAGCTGATGGACCGCGCCGGCATCGATGCCGCCGTGCTGTCGGTGTCGTCCCCGGGCACGTATTTCGGCGACCCGGCCGCGGCCCGCGCGCCGGCCCGCGAGGTCAACGAGGACGGGGCCGGGGCCGGACCGGGACCGTACGGGCCCACCCCGGGCGGTTCGGGATGTTCGCCTCGCTGCCGCTGCCGCTGCCGCTGTCCGACGTCGACGGCGCGCTCGCGGAGATCGCCTACGCCTTCGACGAGTTGCACGCCGACGGCGTCGTGGTGCGGACCCACAGCCACGGTGTCTACCTGGGCGACCCCCGCCTGGAACCGGTGTTCGCCGAGCTGGGCCGGCGCGGGGCCGTCGTCTTCGTCCACCCCGCCTCCCCGGTGTGCGGGGAGCGGTCCGCGCTCGGCCGGCCCCGCCCCCCATGGTGGAGTTCGTCTTCGACACCGCCCGCTCCCTCACCGACCTGATCTTCACCGGAACCCTCGCACGCCACCCGGGCCTCAAGGCCGTCGTACCGCACTGCGGCGGCGCCGCCGTGGCCCAGCTGCGCCGCCTCTACTACGACCTCGCCGGCCAGGTCGCACGCCGCGTCGTTCGACACCGCGCCCGCCCCGGTGCCGGGCACCGGCTGGCGCTCCCTGACCACCGCCAACGCCCGGACCCTGTTCCCCCGCCTCGCCCATTGAGGAAGCCCATGCCATCCGAGGACCCCATGCAGGAAGAAGCCGTGTCCCAGGACGCCCCGTCCTTCCCCGCGCAGCCGCCGGCACCCCCGGACCCCGCCCGGCTGCCCCTGCCGCCGCACGCCCGGCCCGCGCCCGGTGTACGGCTGCTGCGCGGCGCCGTCTACGCCGTGCCCGACGGCAGCCGGCCGCTGGAGACCGACCTGTGGCTGCCCGAACCGGCGGACGGCCCGCTGCCCGTGGTTGTTTTTGTGCACGGCGGCGGCTGGCGCACCGGACTGCGCGACGACCCAGGGCCGCGGTTCCGGCACTGGCTGCCGGGGCCGTTCGCCCGGCTGGCCGGGGCCGGGGTGGCCGTGGTCTGCCCCGACTACCGGCTCAGCGGCGAGGCCCGGCACCCGGCCCAGCTCGACGACCTGCGCGCGCTGCTGGTCTGGCTGCGCGACCGGGCCGGGGAGCTGG</text:p>
          </table:table-cell>
          <table:table-cell office:value-type="string" calcext:value-type="string">
            <text:p>, ATGAAGCTTCTTTTCGCCATCCGCAACCGGGTCGCCGCCGCCAAGAGCCGTAAGGCCAACGCCTGGTACCTCTGGTACTGA, 8142576, 8142657(+), GTGATGAAGCTTCTTTTCGCCATCCGCAACCGGGTCGCCGCCGCCAAGAGCCGTAAGGCCAACGCCTGGTACCTCTGGTACTGA, 8142573, 8142657(+)</text:p>
          </table:table-cell>
          <table:table-cell table:formula="of:=LEFT([.J19];FIND(&quot;),&quot;;[.J19])-1)" office:value-type="string" office:string-value=", ATGAAGCTTCTTTTCGCCATCCGCAACCGGGTCGCCGCCGCCAAGAGCCGTAAGGCCAACGCCTGGTACCTCTGGTACTGA, 8142576, 8142657(+" calcext:value-type="string">
            <text:p>, ATGAAGCTTCTTTTCGCCATCCGCAACCGGGTCGCCGCCGCCAAGAGCCGTAAGGCCAACGCCTGGTACCTCTGGTACTGA, 8142576, 8142657(+</text:p>
          </table:table-cell>
          <table:table-cell table:formula="of:=MID([.J19]; FIND(&quot;),&quot;;[.J19]) + 1; FIND(&quot;),&quot;;[.J19];FIND(&quot;),&quot;;[.J19])+1) - FIND(&quot;),&quot;;[.J19]) - 1)" office:value-type="string" office:string-value="" calcext:value-type="error">
            <text:p>#WERT!</text:p>
          </table:table-cell>
          <table:table-cell table:formula="of:=RIGHT([.J19];LEN([.J19]) - FIND(&quot;),&quot;; [.J19]; FIND(&quot;),&quot;; [.J19]) + 1))" office:value-type="string" office:string-value="" calcext:value-type="error">
            <text:p>#WERT!</text:p>
          </table:table-cell>
          <table:table-cell office:value-type="string" calcext:value-type="string">
            <text:p>, AWYLWY*, 8142576, 8142657(+), AWYLWY*, 8142573, 8142657(+)</text:p>
          </table:table-cell>
        </table:table-row>
        <table:table-row table:style-name="ro1">
          <table:table-cell office:value-type="string" calcext:value-type="string">
            <text:p>WP_030788465.1</text:p>
          </table:table-cell>
          <table:table-cell office:value-type="float" office:value="664257188" calcext:value-type="float">
            <text:p>664257188</text:p>
          </table:table-cell>
          <table:table-cell office:value-type="string" calcext:value-type="string">
            <text:p>Streptomyces lavenduligriseus</text:p>
          </table:table-cell>
          <table:table-cell office:value-type="string" calcext:value-type="string">
            <text:p>Streptomyces lavenduligriseus strain NRRL ISP-5487 contig26.1, whole genome shotgun sequence</text:p>
          </table:table-cell>
          <table:table-cell office:value-type="float" office:value="664257188" calcext:value-type="float">
            <text:p>664257188</text:p>
          </table:table-cell>
          <table:table-cell office:value-type="string" calcext:value-type="string">
            <text:p>106903..107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598-14473']</text:p>
          </table:table-cell>
          <table:table-cell office:value-type="string" calcext:value-type="string">
            <text:p>CGTGCGGGACCTGCGGCGCGCCGCCGAGGGCCGGCCCGTCACCCCGTCCCCGTGGCTGGCCTCCACGCTGGAGTTCGCGCTGACCGGGCACGGGTCCGCCTACGGCAGCGCGCAGGCGTCCATCCTGTGCGGGGACGTGCCCGGGCCCCGCGACCCGGAGACGTACTGGCGCGACCTGCGCCGCGCCGGGGACCGGCTGTTCGCGCCGGTCACCCGCAACATCAACGCCTGCGCGTTCTGGGACCCGCCGCGCGAGCACCCCACCGCCATCCGCGCCGACCTGCCCGCCCTGCTCGTCAACGCCACCGGAGACCCCCGCACCACCTACCCCGGCGCCCGGGCGGTGCGCCGTGACTGGCCCAGTTCCCGCCTGGTCACGCTGCGCGACGCCGACCAGCACGCGGTCTACGGCGTCTACGGCAGCACGTGCGCCGACGCCGCGGTCAACGCCTACCTCGCCACCGGCCGGCTGCCGGCGACGGACGTCGACTGCCCCCGGCCCACCCCGTGAAACGGCGGTGGGGCACGGCCGGGGTGATCATCTAGCGTTCGACGCATGACGCAACGACGAGCGATTCTCAGCGGATCCACCTTCGAGGAGCGGATCGGTTACGCCCGCGCCGTGGTCGACGGGGACCGGGTCCATGTCTCCGGGACCACCGGGTTCGACTACACCACCATGACGATCTCCGACGATGTCGTGGAGCAGGCCGAGCAGTGTCTGCGCAACATCGGCGCCGCGCTGGCCGAGGCGGGGTGCGGCTTCGCCGACGTGGTCCGGGTGCGCTACATGCTCCCGGACCGCGCCGACTTCGAGCCCTGCTGGCCGGTGCTGCGCCGTTGCTTCGGGGACGTCCGGCCGGCCGCCACCATGCTGGAGTGCGGCCTCGCAGACCCCCGTATGAGGATAGAGATCGAGGTCGACGCCCGTCTCCCGCAGGCGAGTTGAGCACGGAGGCAGCGACCGGGCCGGACCGTCGAAGCCCCGTCCGACGAGGGGAGCGGGCTCACCCTCCGGCGGCTCCCGGGCCCCGATGCCTGCTCACCCACCGGTCACCGGCGGGCCGGGCACCGGGGTCTGGGACGCGAACCGCCGGGCAGCCGCCCACTCACCGGCCTCCGACCCCGCCAGTTCCTCGGTCCTCGACGCCGGCAGGGCCGAGGGGTTCACGCCGTCGTACGGCGCCGAACCGGAGTTCCAGCCGACGATCCCGCCCTGGATCGCCATCAGCACGGAACTCGCCCGCACCCGGTTCTCGCCCCGGCGGAAGAGCTGCCGGAGCCCCGCCGACACCACCACCAGCGCGCCCCCCGTCCGGATCGCGCGACTCGGCCCACCAGAAGCCCGCTTCCCCTTGACTGCCTGGCATGCGGGCGACCTTATGGCATGGCGGCCCGCGCCAACCCCGGACCACCGCCGCACCGTCGTCCGGTCGTGCTGCCGCGTGGCGCCGTCCCATGCGTAGATATCCGGCCAACCTCCGGACGGCCGGGCCGCCCGGTCCGGGCCACGCCCGGTGTCCGCTCCCGGCGACCGGCCGTCCGGCATCCGGGCGCGCACGGACGCTCGCCCACCAGTGCGCGGGGCGCGGTGGCCGGGCGTCGGCACGGCGGGGCGAGGCGGAGCGCCGGTGAGCGGCGAAAGTCCGAAAGCAGGCTCCTGGCCGGGATTTGGACCGACCTGGTGATTATCCCGTGAACGATCTCGGGAAGGCTCCGGGGGTCGCCGACACGTGATCTTCACCGGCCCGCCCGGAGTCGCCGCGTGTCACTCGTCCGTCCCCGAGGGGAGGTGCAGTGATGAAGCTTCTTTTCGCCATCCGCAACCGGGTCGCCGCCGCCAAGAGCCGTAAGGCCAACGCCTGGTACCTCTGGTACTGATCCCGCTCCGCGCGCACGCGATGACGTCGCTGCCCGGCCGGCCGCCGCGCGGTCCGGCCGGGCGGCGACGTCCGCCGCCTCCCCGCCTCCCCCGCCCCCGTCCCGTATCGGAGGAGCCATGCCGCCGTCATCCGCCGCGCGGTCGCGCACCACGGTGTTCGCCCCGCGGCTCGCCGCCCTCATCGACGACCACCTGGGCCGGGACGTCTTCCGCCTCGAACCGGACACCGTCGGGGTCGCGGGGCACGAGATCGCCGACCGGATCCTGGCCGCGCGCCGGGCCACCGAGACCGAGCGGCCCACCTTCAAGCCGCTGCACGGCCGGTCCATCAGCCGCTCCGAGGCGTCCACCGTCACCCGCACCATCGGCAACGACGTGCGCGAGGCCCTGGCCAGGCCCCTGCCCGGGAACGTGGACCTCACCGGCCCCTGGCCGCTGACCGGGCACAACTTCCTGCGCGACCTCATCCTCGGCCAGGACCCGCGCCGGCTGCGCATGCTGATGAGCCGCAGCCTCGAACTCACTCCGAAACTCACCTGGTCGGTGATCACCGTCGGTGCCGCCCTGCCCGGCTGGCCCCGGCCGGGCACCCGGCTCACCGGCCTCGAGAACCGCGCGGCGCGGGCCTGCGGCTACCAGGAACGGCGCTACGCCATGGGGATGTACCGCAGGGCCGCGGCCCCCGTGTGCTTCACCGTCTCCACCCTCGTCGCCAACGCCCTCTGGCTCGGCGCCCCCTTCGAAGACGGCACGTCCAACCGGAACATCATCCTGGAGTCCCTGCGGCTGCTGCCGCCGTCGTGGAACATCCTGCGCAACGCCTCCCCCGAATACCCGGCCATCGACGCCCGGATAGGCGAGCGGGACGACGTCCTGCTGCTGCCCCTGCTCGCCCACCGCGACCCCGCCCTCTGGGACGACCCGGACGCCTTCCGCCCCGAGCGCTGGGACCGCCTCGACCCCGACACCACCCCCGGCTACCTGCCCTTCGGTCATGTCTCGGAGCGCTGCTGGGGCCGCCACATGGTCATGCCCCTGGCCGAGCTGCTGCTGGACCTGGTCCGTGGCTCCGGACTGGTGGTCGACCCCGGCCAGCGGGTCGGCCGGCTCCCGCTGCTCGGGCTGCTGGGCGTGGAGGAGGTACGGCTGACCCGGCCGCGCTGAGGGCCGTCGCACCGGAATCCGAGCCCCGGGCCGTTGGCCACGGCCGCTATGTCAGGTAACCTGACACAGCAAGCGTACGAACCGGAGGCTTCGCATGACCATCGAATACGCCACCCGTCACCGGGCCCGCTCCTTCATCCCGCCGGAGCCGGGCAAGCCCTACTTCATCGAGAAGGGCCTGGGCGACCGGGCACACCTGTTCGGCGACCTGATCACGATCTACGCGGGCGGCGAGCAGACCGAGAACACCTTCAACTTCTTCACCTGCGAGGGCCCCAAGGGCGAGGTGATCCCCGCCCACTCGCACGCGGACACCTACGAGGTCTTCTACATCACCCAGGGCGCCGTACGGCTCTTCGTCGAGGACCTCGAGGGCGAGCAGCACGAGAAACTGCTCACCCCCGGGGACTTCGGCTTCGTACCGAAGAACTGTGTGCACGCCTACCGCATGGAACGCCACCACTCGCAGGTCGTGGGCGTGGCCGCCGGACCGGGCGGTACCTTCGAGCGGTTCTTCGAGTCCCTCGGCACCCCGGCCGAGGAACTGGGCCTGCCGGTCCGGCCGTTCGTGCCCGAGCCGGAGAAGTTCCGGACCGTGCCCGAGCAGTACGACGTCCGGTTCCGCCCCGACCACCAGTGGCACACCGGGAGTTGACGGCCGTGGCGCCACGCGAGGAGCCGCCGGTGACCCTGGCACCGCGCGAGGAGCGCACCGGTGACCGGGCCCGGTGACCGTCCCGGTTTCATCGATGTCCGTGCCCACTTCGTCACCGACTCCTACGTGCGCCGGCCAGGGCGGCCGGGCACGAACGGCCCGATGGCATGCCCGCCTGGCCGCGGTGGTCGGCCCGGGCGTACCTGGAGCTGATGGACCGCGCCGGCATCGATGCCGCCGTGCTGTCGGTGTCGTCCCCGGGCACGTATTTCGGCGACCCGGCCGCGGCCCGCGCGCCGGCCCGCGAGGTCAACGAGGACGGGGCCGGGGCCGGACCGGGACCGTACGGGCCCACCCCGGGCGGTTCGGGATGTTCGCCTCGCTGCCGCTGCCGCTGCCGCTGTCCGACGTCGACGGCGCGCTCGCGGAGATCGCCTACGCCTTCGACGAGTTGCACGCCGACGGCGTCGTGGTGCGGACCCACAGCCACGGTGTCTACCTGGGCGACCCCCGCCTGGAACCGGTGTTCGCCGAGCTGGGCCGGCGCGGGGCCGTCGTCTTCGTCCACCCCGCCTCCCCGGTGTGCGGGGAGCGGTCCGCGCTCGGCCGGCCCCGCCCCCCATGGTGGAGTTCGTCTTCGACACCGCCCGCTCCCTCACCGACCTGATCTTCACCGGAACCCTCGCACGCCACCCGGGCCTCAAGGCCGTCGTACCGCACTGCGGCGGCGCCGCCGTGGCCCAGCTGCGCCGCCTCTACTACGACCTCGCCGGCCAGGTCGCACGCCGCGTCGTTCGACACCGCGCCCGCCCCGGTGCCGGGCACCGGCTGGCGCTCCCTGACCACCGCCAACGCCCGGACCCTGTTCCCCCGCCTCGCCCATTGAGGAAGCCCATGCCATCCGAGGACCCCATGCAGGAAGAAGCCGTGTCCCAGGACGCCCCGTCCTTCCCCGCGCAGCCGCCGGCACCCCCGGACCCCGCCCGGCTGCCCCTGCCGCCGCACGCCCGGCCCGCGCCCGGTGTACGGCTGCTGCGCGGCGCCGTCTACGCCGTGCCCGACGGCAGCCGGCCGCTGGAGACCGACCTGTGGCTGCCCGAACCGGCGGACGGCCCGCTGCCCGTGGTTGTTTTTGTGCACGGCGGCGGCTGGCGCACCGGACTGCGCGACGACCCAGGGCCGCGGTTCCGGCACTGGCTGCCGGGGCCGTTCGCCCGGCTGGCCGGGGCCGGGGTGGCCGTGGTCTGCCCCGACTACCGGCTCAGCGGCGAGGCCCGGCACCCGGCCCAGCTCGACGACCTGCGCGCGCTGCTGGTCTGGCTGCGCGACCGGGCCGGGGAGCTGG</text:p>
          </table:table-cell>
          <table:table-cell office:value-type="string" calcext:value-type="string">
            <text:p>, ATGAAGCTTCTTTTCGCCATCCGCAACCGGGTCGCCGCCGCCAAGAGCCGTAAGGCCAACGCCTGGTACCTCTGGTACTGA, 106703, 106784(+), GTGATGAAGCTTCTTTTCGCCATCCGCAACCGGGTCGCCGCCGCCAAGAGCCGTAAGGCCAACGCCTGGTACCTCTGGTACTGA, 106700, 106784(+)</text:p>
          </table:table-cell>
          <table:table-cell table:formula="of:=LEFT([.J20];FIND(&quot;),&quot;;[.J20])-1)" office:value-type="string" office:string-value=", ATGAAGCTTCTTTTCGCCATCCGCAACCGGGTCGCCGCCGCCAAGAGCCGTAAGGCCAACGCCTGGTACCTCTGGTACTGA, 106703, 106784(+" calcext:value-type="string">
            <text:p>, ATGAAGCTTCTTTTCGCCATCCGCAACCGGGTCGCCGCCGCCAAGAGCCGTAAGGCCAACGCCTGGTACCTCTGGTACTGA, 106703, 106784(+</text:p>
          </table:table-cell>
          <table:table-cell table:formula="of:=MID([.J20]; FIND(&quot;),&quot;;[.J20]) + 1; FIND(&quot;),&quot;;[.J20];FIND(&quot;),&quot;;[.J20])+1) - FIND(&quot;),&quot;;[.J20]) - 1)" office:value-type="string" office:string-value="" calcext:value-type="error">
            <text:p>#WERT!</text:p>
          </table:table-cell>
          <table:table-cell table:formula="of:=RIGHT([.J20];LEN([.J20]) - FIND(&quot;),&quot;; [.J20]; FIND(&quot;),&quot;; [.J20]) + 1))" office:value-type="string" office:string-value="" calcext:value-type="error">
            <text:p>#WERT!</text:p>
          </table:table-cell>
          <table:table-cell office:value-type="string" calcext:value-type="string">
            <text:p>, AWYLWY*, 106703, 106784(+), AWYLWY*, 106700, 106784(+)</text:p>
          </table:table-cell>
        </table:table-row>
        <table:table-row table:style-name="ro1">
          <table:table-cell office:value-type="string" calcext:value-type="string">
            <text:p>WP_093582223.1</text:p>
          </table:table-cell>
          <table:table-cell office:value-type="float" office:value="1801549774" calcext:value-type="float">
            <text:p>1801549774</text:p>
          </table:table-cell>
          <table:table-cell office:value-type="string" calcext:value-type="string">
            <text:p>Streptomyces sp. SID4945</text:p>
          </table:table-cell>
          <table:table-cell office:value-type="string" calcext:value-type="string">
            <text:p>Streptomyces sp. SID4945 SID4945.c54, whole genome shotgun sequence</text:p>
          </table:table-cell>
          <table:table-cell office:value-type="float" office:value="1801549774" calcext:value-type="float">
            <text:p>1801549774</text:p>
          </table:table-cell>
          <table:table-cell office:value-type="string" calcext:value-type="string">
            <text:p>75868..74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39-10179']</text:p>
          </table:table-cell>
          <table:table-cell office:value-type="string" calcext:value-type="string">
            <text:p>GGCGACGTCGATTTCGTCCTGGTCCACGACGACCGGCGCGCGGAGGCCCGGGAGCCGGGGCGGGCGCTCGCGCAGGCGATCCTGGCGAGCGGGGACCGGCTGCACGGGGGGTGAGAAGTGGCGGAGCGCGGCAAGGCGACCGGACCGGGCGGAGCGACCGGACCGGGCGGAGCGACCGGACCGGGCGGAGCGACCGGACCGGGCGGAGCGACCGAGCCGGGCGACCGAACCGGGCCGAGCCGGGCGGTACGGCGAAGGGGCCGCCTCGCCAAGCGGCCCGACGACGCGGCGCTGCGGCGGCACGGCGGCCTGCGGCGGTGCGACGGCGAAACCCCTTTCCGGTCTCCTGACCTCGTATGACATATTCCCGCCATGCGGACAGTGGTGGCGGGAGACGGTACGGGGACGAGCGGCGGGGCCGACATCGTGGAGTGGGCGCTGCGCGCCGCCACCGCGGCGGATCTCGACGTGCTCGTGGAGATACGGGCCGAGGTCATGCGCCCGGACCTGGAGCGCCTCGGGCGCTACGACGCGCACCGGGTGCGGCAGCGGCTGCGGGACTCCTTCGCGCCGGCCCACACCTCGGCGATCCTCTGCGGCGGGGCGCTCGCGGGGTGTGTCACCTTCCGGCCCGCCGAGGACGGCGGCCACTGGCTCGAACACTTCTACCTCGCCCCGCGCCACCAGGGCCGGGGCCTCGGCGGCGCCGTCCTGCGATCGCTCCTGGGGCGCGCGGACGCGGGGGCCGTGAGCCTGCACGTGCTGCGCGGCAGCGCCGCCCAGCGGCTCTACGCCCGCCACGGCTTCGCCGTCGAGGACGAGGGCCCGGTCGACGTACTGATGGTCCGACCGGCGGACGGCGCGAGGCCGGAGGCCGCTCCCGCGACACCGGAGGCGACTCCCGCGACACCGGAGACGGCCCCCACGACACCGGGGACCGCCCCCACGACGGCTCAGGGCTGAACGAGGCGGACCTGGTCCACCCCCATCAGCCCGGTGAGCGGCACCCGCGCGGTGCGCTGCCGGGGATCGACGACCAGGCCACTGGACCGGATCATGTCGAGGAGCATTTCGGCGAGGGGCATGACCATGTGCCGCCCCCAGCAGCGTTCGGACGAATGCCCGAAGGGCAGATATCCGGGGACGCGTTCGGGGTCCAGTTCCTCCCAGCGCTCCGGCCTGAATTCCTCGGGGTTTTCCCACAGCGCGGGATCGCGGTGGCTGAGGAAAGGGAGGACCAGAACGTCGTCGGCGGGTGCGATGCGCGCGTCGATCGCGGGATATTCGGGCGAGGAATTGCGCAGGATATTCCACGAGGGGGGCAGCAGCCGCAGGGACTCGTGGACGAGGTGGCGGCTCGACACCTCGGCGGCGAAGGGGGCCCCGAGCCAGAGGGCGTTGGCGACGAGGGTGGAGATCGTGAAGCACACCGGCGCGGCCGTGCGCCGGTAGAGCCCCATCGCGTATCTGCGCTCCTGGTACGTGGCGGCCCCGGTGCTCAGCGCGCCGAGCCGGGTCGTCCCGGTGCGGCGGCGCGGTGCGGGGAGGGCGGCTCCGGCGGCGATGACGGTCCAGGTGAGCTTCGGCGTCAGCTCCAGGGCGCGGTTCATCAGGACGCGCAGGCGGCGCGGGTCCCCGCCGAGGATCAGGTCCCGGAGGTAGACGTGGCCGACGTGGGGCCACGGGCCCGAGAGGTCGGGGTCCCGCGGCGCCTCGCGCTTGAGCGCCGCGCGCACGTCGTGGCCGATGGCCTGCATCTGCGTCGCCGCCTGCTGGTGCGGGATCGCACGGCCGAGGAGCGGTTTGAACGTGGGCCGTTCGGTCTTGCCCGCCGGGCGCGCGGCGAGTATCCGGTCGACGAGCGCCGGCCCCGCGACGCCGACCGTGTCGGGCTCGGGGCGGAAGAGGTCCGCGCCGAGGTGGTCGCGGAGCAGGGCTTCGAGGGGCGGCGCGAAGAGGGTCTCCCGCTCGTGGGGGCGCGTCTGGGTGTGTGACGTCATCCGTGCAGCTCCAGAGAACCGGGAAGGCGGCGCCCGGCGAACCCGTCGCCGGGCGCCGTCCCGGCTCGAAGATGCGCTCCCGGGAAGAGAACGCGGCCGAGGGGGGATCAGTACCAGATGTACCAGGCGTGAGCCTTCAGGCTCTTCTGCTGGGACATCTTGTTCTTGAGCGAGAAAAGCAGCCGCATTTTCTTTCCTTCTTTCCGGGTGGGCGGTCGAGGAAAACCACGCGCCTTCCGGTCGATCGATCGGATTTCCCGTCGGCGCGCTGATGATCAGTGAAGACCAGCAATTGATGGCCTGTCAACGCTCCTGGGAAGAATTTGACACGGGCAGATCTCTCCGGCCTTTTTCCGGGCCCGGCTGTCCGAAAGCGAGCCACCGAGGTTTATCCGGTCGGCCGGGCGGGGAGTCCGTACGGAATCAGCGCCCGGCGAGCCCGACCCTCCTCGCGCAGGGCCCCGCGAGCCGTCGCACCCCCACCTGACACCGTCTCACCTGCGAAAACACGTGCGACTTCGGTACAGATTCCGTGGAGGAGGGCCGCGCGGTACTTACTCCTCAGTCAGTAATCCCCCGCGATTCTCCTCACCGCCTGTCCCGCTGCGCCCCGGTTGGGGCGGGTTCCGGGGAGAGATCCGGGCATATGCGGGCGGGACCGGCGCCGCGCGAGGGCTCCCCTGGTGGCGCTTACCTGCGGTAGCGTCTCGGCGCCGTACCCCCGCACCAGCCCGGCGCGAGAATGCGCGGCGCCACGAGGAGCAGCTTTGCGCGAGTTCAGTCAGCCCCCGCTGACCCGGGCGCGGCCGGTGGGCGGCCTCGCCGACTGCGTCTTCGACCACGCGGTCGAGGACCCGGGCCGGGTCGTGCTCGCGCGCAAGAGCGGCGGGCGCTGGCAGGACGTGACGGCGGCCGGTTTCCGCGATCAGGTGCTCGCGGTCGCGAAGGGGCTGC</text:p>
          </table:table-cell>
          <table:table-cell office:value-type="string" calcext:value-type="string">
            <text:p>, ATGCGGCTGCTTTTCTCGCTCAAGAACAAGATGTCCCAGCAGAAGAGCCTGAAGGCTCACGCCTGGTACATCTGGTACTGA, 75975, 76056(-)</text:p>
          </table:table-cell>
          <table:table-cell table:formula="of:=LEFT([.J21];FIND(&quot;),&quot;;[.J21])-1)" office:value-type="string" office:string-value="" calcext:value-type="error">
            <text:p>#WERT!</text:p>
          </table:table-cell>
          <table:table-cell table:formula="of:=MID([.J21]; FIND(&quot;),&quot;;[.J21]) + 1; FIND(&quot;),&quot;;[.J21];FIND(&quot;),&quot;;[.J21])+1) - FIND(&quot;),&quot;;[.J21]) - 1)" office:value-type="string" office:string-value="" calcext:value-type="error">
            <text:p>#WERT!</text:p>
          </table:table-cell>
          <table:table-cell table:formula="of:=RIGHT([.J21];LEN([.J21]) - FIND(&quot;),&quot;; [.J21]; FIND(&quot;),&quot;; [.J21]) + 1))" office:value-type="string" office:string-value="" calcext:value-type="error">
            <text:p>#WERT!</text:p>
          </table:table-cell>
          <table:table-cell office:value-type="string" calcext:value-type="string">
            <text:p>, AWYIWY*, 75975, 76056(-)</text:p>
          </table:table-cell>
        </table:table-row>
        <table:table-row table:style-name="ro1">
          <table:table-cell office:value-type="string" calcext:value-type="string">
            <text:p>WP_093582223.1</text:p>
          </table:table-cell>
          <table:table-cell office:value-type="float" office:value="1225583036" calcext:value-type="float">
            <text:p>1225583036</text:p>
          </table:table-cell>
          <table:table-cell office:value-type="string" calcext:value-type="string">
            <text:p>Streptomyces sp. LcepLS</text:p>
          </table:table-cell>
          <table:table-cell office:value-type="string" calcext:value-type="string">
            <text:p>Streptomyces sp. LcepLS, whole genome shotgun sequence</text:p>
          </table:table-cell>
          <table:table-cell office:value-type="float" office:value="1225583036" calcext:value-type="float">
            <text:p>1225583036</text:p>
          </table:table-cell>
          <table:table-cell office:value-type="string" calcext:value-type="string">
            <text:p>75868..74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814-11122']</text:p>
          </table:table-cell>
          <table:table-cell office:value-type="string" calcext:value-type="string">
            <text:p>GGCGACGTCGATTTCGTCCTGGTCCACGACGACCGGCGCGCGGAGGCCCGGGAGCCGGGGCGGGCGCTCGCGCAGGCGATCCTGGCGAGCGGGGACCGGCTGCACGGGGGGTGAGAAGTGGCGGAGCGCGGCAAGGCGACCGGACCGGGCGGAGCGACCGGACCGGGCGGAGCGACCGGACCGGGCGGAGCGACCGGACCGGGCGGAGCGACCGAGCCGGGCGACCGAACCGGGCCGAGCCGGGCGGTACGGCGAAGGGGCCGCCTCGCCAAGCGGCCCGACGACGCGGCGCTGCGGCGGCACGGCGGCCTGCGGCGGTGCGACGGCGAAACCCCTTTCCGGTCTCCTGACCTCGTATGACATATTCCCGCCATGCGGACAGTGGTGGCGGGAGACGGTACGGGGACGAGCGGCGGGGCCGACATCGTGGAGTGGGCGCTGCGCGCCGCCACCGCGGCGGATCTCGACGTGCTCGTGGAGATACGGGCCGAGGTCATGCGCCCGGACCTGGAGCGCCTCGGGCGCTACGACGCGCACCGGGTGCGGCAGCGGCTGCGGGACTCCTTCGCGCCGGCCCACACCTCGGCGATCCTCTGCGGCGGGGCGCTCGCGGGGTGTGTCACCTTCCGGCCCGCCGAGGACGGCGGCCACTGGCTCGAACACTTCTACCTCGCCCCGCGCCACCAGGGCCGGGGCCTCGGCGGCGCCGTCCTGCGATCGCTCCTGGGGCGCGCGGACGCGGGGGCCGTGAGCCTGCACGTGCTGCGCGGCAGCGCCGCCCAGCGGCTCTACGCCCGCCACGGCTTCGCCGTCGAGGACGAGGGCCCGGTCGACGTACTGATGGTCCGACCGGCGGACGGCGCGAGGCCGGAGGCCGCTCCCGCGACACCGGAGGCGACTCCCGCGACACCGGAGACGGCCCCCACGACACCGGGGACCGCCCCCACGACGGCTCAGGGCTGAACGAGGCGGACCTGGTCCACCCCCATCAGCCCGGTGAGCGGCACCCGCGCGGTGCGCTGCCGGGGATCGACGACCAGGCCACTGGACCGGATCATGTCGAGGAGCATTTCGGCGAGGGGCATGACCATGTGCCGCCCCCAGCAGCGTTCGGACGAATGCCCGAAGGGCAGATATCCGGGGACGCGTTCGGGGTCCAGTTCCTCCCAGCGCTCCGGCCTGAATTCCTCGGGGTTTTCCCACAGCGCGGGATCGCGGTGGCTGAGGAAAGGGAGGACCAGAACGTCGTCGGCGGGTGCGATGCGCGCGTCGATCGCGGGATATTCGGGCGAGGAATTGCGCAGGATATTCCACGAGGGGGGCAGCAGCCGCAGGGACTCGTGGACGAGGTGGCGGCTCGACACCTCGGCGGCGAAGGGGGCCCCGAGCCAGAGGGCGTTGGCGACGAGGGTGGAGATCGTGAAGCACACCGGCGCGGCCGTGCGCCGGTAGAGCCCCATCGCGTATCTGCGCTCCTGGTACGTGGCGGCCCCGGTGCTCAGCGCGCCGAGCCGGGTCGTCCCGGTGCGGCGGCGCGGTGCGGGGAGGGCGGCTCCGGCGGCGATGACGGTCCAGGTGAGCTTCGGCGTCAGCTCCAGGGCGCGGTTCATCAGGACGCGCAGGCGGCGCGGGTCCCCGCCGAGGATCAGGTCCCGGAGGTAGACGTGGCCGACGTGGGGCCACGGGCCCGAGAGGTCGGGGTCCCGCGGCGCCTCGCGCTTGAGCGCCGCGCGCACGTCGTGGCCGATGGCCTGCATCTGCGTCGCCGCCTGCTGGTGCGGGATCGCACGGCCGAGGAGCGGTTTGAACGTGGGCCGTTCGGTCTTGCCCGCCGGGCGCGCGGCGAGTATCCGGTCGACGAGCGCCGGCCCCGCGACGCCGACCGTGTCGGGCTCGGGGCGGAAGAGGTCCGCGCCGAGGTGGTCGCGGAGCAGGGCTTCGAGGGGCGGCGCGAAGAGGGTCTCCCGCTCGTGGGGGCGCGTCTGGGTGTGTGACGTCATCCGTGCAGCTCCAGAGAACCGGGAAGGCGGCGCCCGGCGAACCCGTCGCCGGGCGCCGTCCCGGCTCGAAGATGCGCTCCCGGGAAGAGAACGCGGCCGAGGGGGGATCAGTACCAGATGTACCAGGCGTGAGCCTTCAGGCTCTTCTGCTGGGACATCTTGTTCTTGAGCGAGAAAAGCAGCCGCATTTTCTTTCCTTCTTTCCGGGTGGGCGGTCGAGGAAAACCACGCGCCTTCCGGTCGATCGATCGGATTTCCCGTCGGCGCGCTGATGATCAGTGAAGACCAGCAATTGATGGCCTGTCAACGCTCCTGGGAAGAATTTGACACGGGCAGATCTCTCCGGCCTTTTTCCGGGCCCGGCTGTCCGAAAGCGAGCCACCGAGGTTTATCCGGTCGGCCGGGCGGGGAGTCCGTACGGAATCAGCGCCCGGCGAGCCCGACCCTCCTCGCGCAGGGCCCCGCGAGCCGTCGCACCCCCACCTGACACCGTCTCACCTGCGAAAACACGTGCGACTTCGGTACAGATTCCGTGGAGGAGGGCCGCGCGGTACTTACTCCTCAGTCAGTAATCCCCCGCGATTCTCCTCACCGCCTGTCCCGCTGCGCCCCGGTTGGGGCGGGTTCCGGGGAGAGATCCGGGCATATGCGGGCGGGACCGGCGCCGCGCGAGGGCTCCCCTGGTGGCGCTTACCTGCGGTAGCGTCTCGGCGCCGTACCCCCGCACCAGCCCGGCGCGAGAATGCGCGGCGCCACGAGGAGCAGCTTTGCGCGAGTTCAGTCAGCCCCCGCTGACCCGGGCGCGGCCGGTGGGCGGCCTCGCCGACTGCGTCTTCGACCACGCGGTCGAGGACCCGGGCCGGGTCGTGCTCGCGCGCAAGAGCGGCGGGCGCTGGCAGGACGTGACGGCGGCCGGTTTCCGCGATCAGGTGCTCGCGGTCGCGAAGGGGCTGC</text:p>
          </table:table-cell>
          <table:table-cell office:value-type="string" calcext:value-type="string">
            <text:p>, ATGCGGCTGCTTTTCTCGCTCAAGAACAAGATGTCCCAGCAGAAGAGCCTGAAGGCTCACGCCTGGTACATCTGGTACTGA, 75975, 76056(-)</text:p>
          </table:table-cell>
          <table:table-cell table:formula="of:=LEFT([.J22];FIND(&quot;),&quot;;[.J22])-1)" office:value-type="string" office:string-value="" calcext:value-type="error">
            <text:p>#WERT!</text:p>
          </table:table-cell>
          <table:table-cell table:formula="of:=MID([.J22]; FIND(&quot;),&quot;;[.J22]) + 1; FIND(&quot;),&quot;;[.J22];FIND(&quot;),&quot;;[.J22])+1) - FIND(&quot;),&quot;;[.J22]) - 1)" office:value-type="string" office:string-value="" calcext:value-type="error">
            <text:p>#WERT!</text:p>
          </table:table-cell>
          <table:table-cell table:formula="of:=RIGHT([.J22];LEN([.J22]) - FIND(&quot;),&quot;; [.J22]; FIND(&quot;),&quot;; [.J22]) + 1))" office:value-type="string" office:string-value="" calcext:value-type="error">
            <text:p>#WERT!</text:p>
          </table:table-cell>
          <table:table-cell office:value-type="string" calcext:value-type="string">
            <text:p>, AWYIWY*, 75975, 76056(-)</text:p>
          </table:table-cell>
        </table:table-row>
        <table:table-row table:style-name="ro1">
          <table:table-cell office:value-type="string" calcext:value-type="string">
            <text:p>WP_019984838.1</text:p>
          </table:table-cell>
          <table:table-cell office:value-type="float" office:value="1801705208" calcext:value-type="float">
            <text:p>1801705208</text:p>
          </table:table-cell>
          <table:table-cell office:value-type="string" calcext:value-type="string">
            <text:p>Streptomyces sp. SID8381</text:p>
          </table:table-cell>
          <table:table-cell office:value-type="string" calcext:value-type="string">
            <text:p>Streptomyces sp. SID8381 SID8381.c39, whole genome shotgun sequence</text:p>
          </table:table-cell>
          <table:table-cell office:value-type="float" office:value="1801705208" calcext:value-type="float">
            <text:p>1801705208</text:p>
          </table:table-cell>
          <table:table-cell office:value-type="string" calcext:value-type="string">
            <text:p>10971..1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AACACCCACGCCCACATCCTGCTCGCGCTCGTGGAGCAGGGCCGCACGGCCGAGGCGCGGCGGCTCGCGGACGCCTTCGACCTCGGGGCGGCGCCCGACTCCTTCGAGCTGAACCGGTTCCTGTACGCGCGCGGCGCGCAGCGCGCCGCCGAGGGCGATCACGCGGGCGCGCTGCACGACTTCCTGGAGTGCGGCCGCCGCCAGGCCGCCCGCGAGGTGGTCAGCCCGGTCGTCACGCCGTGGCGTACGGCCGCCGCCGAGTGCCGGCTCGCGCTGGGCGGGCCGCGCGAGGCGCTGGCCCTGGCCGAGGAGGAACTGCGGCTGGCCCGGGTGTGGGACACCCCGCGCACGGTGGGCCGCGCTCTGCGGGTGCTGGCCGCCGCCACGGGCGGCCGGCGCGGCCTCGAACTGGCCGGTGAATCCGTACGGTTGCTGCGGGACGCGCCGTCCGGCGCGGAGCCGGAGCTGGTGGCCGCGCTGCTCGGCCAGGGCCGGCAGCTGTCCGCCGCCGGGCAGCGCACCCGGGCCAGGGAGTTCCTGCGGGAGGCCGCGGAGCGCGCCGAACGCCTGGGCGCGGTACGGCTGCGCGTCTCGGCGGAGGAGGCGCTGCGCGCGGTCGGCGCCCGCAGTCCCGGCACCGCCCGCACCGGCTCGGCCGCCCTGACCGGCAGCGAGCGGCGCATCGCCAAGCTGGCCGCCGACGGCCGCACGAACACCGAGATCGCGGACTCGCTGCATCTGGCCCGCCGGACCGTGGAGACCCATCTCACCAGTGCCTACAAGAAGTTGGGCATCCGGCGGCGCGGCGAACTGCGCGACGCGCTCGGCCCGGACCGGACCGGTGGCCGGGACCACCACGGACACGCCGGTCACGCCGGTCACCCCGGCCCCTCCGCCGCCGACCGCTGCCGGGGCCTGTCCGCCCAGCCCTGAACACGAGCCGTGCGCTCGTCTCCCGCGATCCGCGCCCCCCACTTTTGAACACGTTCAAGTCTGGCGTACGCTCCTGCCATGAGCGACAGAGCCGCCCTGCTCAAGGGCATCCGCGCCTGGCTGGTTCTCTTCGTCGTCTGCCTGGTGCTCAGCGGCGCCACCGCCTTCCCGCTGGTCCACGAACTGCGCTGGACCGAGAGCCTGTTGAAGTCGCTGTCCGTGCCCGAGCACCTGCCCGCGCTGACGGACTGGATCGAGCGGGTACGGCACGGGCTCGACACCGCCGACGCCGACTACCCGTTCCTGCTGTACGGCACCGACTGGCTGGCCTTCGCCCACCTGGTCATCGCCGTCGCCTTCTACGGCCCGTACCGGGACCCGGTGCGCAACATCTGGGTCGTGGAGTTCGGCATGATCGCCTGTGTGGGCATCGTGCCGCTCGCCCTGATCTGCGGGCCGGTCCGCGGCATCCCCTTCTGGTGGTCGGTGATCGACATGTCCTTCGGGGTGTTCGGCATCGTGCCGCTGTACGTCGTACGGCGGCAGATCAAGCGACTGGAGGCCCTGACTGCGCCCAACGCCACGGCGGCAGCGGCCACTTGAGGATGGCCGACGCGATCAGGAAGTCGGCGGCGCGAGTCTGACCAGGGCGTTGATTAACCGTTCAGCGGCGTGGGCAAGGCTCAACGAGCCACCGCACGTGATCTTCACGGGTCCGCCCCGGAAGGACACGTGTCCCACAGACCGCCCCCGGAAGGAGGTGCCGCGATGAAGCTTCTCTTCGCCGTCCGCAACAAGGTCACCGCTCGCAAGAGCCTGAAGGCCAGCGCCTGGTACATCTGGTACTGATCCGGCGCACCCGCCCCCGCCGAGCGGCCGGAAGGACATCGTCGTCCGGCGCGTGTCCTGTGCGCACGTGCCGAAGGACCGCGGTCCGCCGCCCGGCGGGGGTCGTCCACCGGCGACCGGCGACCGGCAGCCGTCCGTCCGCCCGTCCCGCGACGGCCTTCCACGGCCCGCCACGGCCAGTCCCGCGCCGGCTCCCACCGCCCCCGGAGACCCGTATGACCCTGTCGTCCGTGCCGCGCACGCGCACCACCGTGTTCGCCCCGCGGCTGGCCGCCCTGCTGAGGGACCACCTCGGCCAGGACGTGTTCCGGCTCGAACCCGACACCATCGGGGTCGCCGGACCCGAGGCCGCCGACCGGATCCTGGCCGCCCGGCGCGCCACGGAGACCGAACGGCCCACCTTCAAGCCGCTGCACGGCCGGTCCATCTCGCGCACCGAGGCCTCGGCGGTGACCCGGACCATCGGCGGCGACGTCCGCGACGCCCTCGCCCGGCCCCGGCCGAAGGACGTGGACCTGTCCGGCCCCTGGCCGCTGACCGGACACCTCTTCCTGCGCGACCTGATCCTCGGCCAGGACCCGTACCGGCTGCGGATGCTGATGAGCCGCAACCTCGAACTGACGACCCTGCTCACCTGGTCGGTGATCGGCGTCGGCGCCGCCCTGCCCGGCTGGCCCCGCCCCGGCGGCGGCCGGCTCACCGCGCTCGGGGAACGGGTCGCGGGCGCCGTCGGCTACCAGGAGCGCCGGTACGCCATGGGCATGTACCGCAGGGCCGCCGCCCCGGTGTGCTTCACCATCTCCACCCTGGTGGCCAACGCCCTGTGGCTCGGCGCGCCCTTCGCCGACGGCACGCCCAACCGCCACATCATCCACGAGTCCCTGCGCCTGCTGCCGCCGTCGTGGAACATCCTGCGCAACGCCTCCCCGGAGTACCCGGCCGTGGACGCGAGGATCGGCGCGGACGACGACGTACTGGTGCTGCCGCTGCTCTCCCACCGCGACCCGGCCCTGTGGGAGGAACCCGACGCCTTCCGCCCCGAGCGCTGGGACACGCTCGACCCCGACACCGCCCCCGGCTACCTGCCCTTCGGCCACTCCTCCGAACGCTGCTGGGGCCGGCACATGGTCATCCCGCTCGCCGAACTCCTCCTCGACCTGGTCCGGGAGTCGGGCCTCGTCGTGGACCCCGCCCAGCACACGGCCGAGGTGCCGCTGCTGGGACTGCTCGGGGTGGCGGACGTACGGCTGGTCAAGCCGGCCTGACAGCCGTGGGGCCGGTCAAGCCGGCCTGACGGCCGTGGGGCCGGGCGAGGCGGCCCAGGCGTACGTACGGCGGCCGTCACGCCCGCGCGTGCGGCGCCCGCCGGACCGGCGCCGCTCAGCGCTCGCGCAGCGCGTGGAGCAGGTCGACGCGGTTGGTGGTGATCGAGTCCACGCCGGCCCGCAGCAGACGGCGCAGGGAGCGGGCGGTGTCCGGCGTCCACACCGACACCAGCAGTCCGTCGCGGTGGACGCGGGCCGTGAGTTCCCGGTCCACCAGAGCGAACCGGTAGTTCAGCCAGCGGGGCCGCACCGCCGCCAGCAGCGCGGCCCGCGGCGGCGCGAGCGAGGTCCAGGTCAGGGCGATCTCGGCGGCCGGATCGGCCGCGCGCACCGCGAGCATCGCCTCGGCGCCCGCGCAGTAGTACACGCGGTCCTCGGCCCCGCAGGCGCGGATCACGTCCATGATCGGCCGTACCGTCCGCACGTCCCGGACGCCCGGCAGGTCGACCATCACCCGGCTGTCCGCGGTCGCGGCGAGCGCGTCCGCGAGCGTGGGCACCCCGCCGCCCGTCAGGCCGCGCACCTCCTCGGCGGACAGCGAGCGCAGCGGCCGGTCGTGCCCCCACAGCCGCTTCAGCGAGTCGTCGTGCAGCAGCACGGGGACGCCGTCGCGGGTCAGCCGTACGTCGATCTCCACCGCGTCCGCGCCCCGGTCGAGCGCGGAGCGGAGGGAGGCGATCGTGTTCTCACGGAGGCGGTAGGGGTCGCCGCGGTGCGCCACGGCGGTCACGGTCTGCATGGCCCCCATTGTGTCCCGGCCGCCCGGACCCCATGGGCCCCGGTCGTCCCGGCTCAGGACGCGAGCCACCGCTGCGTGTACGCGTCGATCTCGTCGGCGATACGCGTCTTGCCCGCCTCGTCCAGGAAGGAGGCGCGCACCGCGTTCTTCGCCAGCTCGGCGAGCCCCCGCTCGTCCAGGCCGAGGAGGCGGGCGGCGACGGCGTACTCGCTGTTCAGGTCGGTGCCGAACATGGGCGGGTCGTCGGAGTTGATCGTGACGAGGACGCCCGCCTCGACGAACGTCCGCAGCGGGTGCTCGTCCAGGGTGCGGACGGCGCGGGTGGCGATGTTGGAGGTCGGGCACACCTCCAGCGCGATCCGGTGCTCGGCCAGGTGCGCGAGCAGCCGGGGGTCCCGCGCGGAGCTGGTGCCGTGGCCGATGCGCTCGGCGCGCAGCTCGGTCAGCGCGTCCCACACCGTCTCGGGCCCGGTGGTCTCCCCGGCGTGCGGCACCGAGTGCAGCCCGGCGGCGATCGCCCGGTCGAAGTACGGCTTGAACTGGGGCCGCGGCACCCCGATCTCGGGACCGCCGAGCCCGAAGGAGACCAGGCCCTCGGGCCGCAGCCGGTCGTCGGTGGCGAGCCGGGCGGTCTCCTCGGCCGACTCCAGACCGGCCTCGCCGGGGATGTCGAAGCACCAGCGCAGCACGGTCCCGAACTCGGCCTCGGCGGCCTTGCGGGCGTCCTCGATCGCGTCCATGAAGGCCCGCGCGTCGATGCCGCGGCGGGTGGAGGAGAACGGGGTGAGGGTCAGCTCGGCGTAGCGGACCTGCTGGCGGGCCATGTCCCGGGCGATCTCGTACGTCAGCAGCCGTACGTCCTCCGGGGTGCGGATGAGGTCCACCACGGACAGGTACACCTGGATGAAGTGGGCGAAGTCCGTGAACGTGAAGTAGTCGGCGAGCGCCTCGGGGTCGGTGGGGACCTTGGAGTCGGGGTGCCGGGCGGCCAGCTCGGAGACGATCCGGGGGGAGGCCGAGCCGACGTGGTGCACGTGCAGTTCGGCCTTGGGCAGCCCCGCGATGAAGGCGTGCGGGTCGCGGGATGCGGGCTGGACGGTCACGGGATTCCCTCCCCGGCAGGGCACCGGCCGCGGCGGGGCGGCGGTGCGGGTGATCGGCTGATCGATGAGCACGGCCATCGTAGGCGCACCTCCGGCCG</text:p>
          </table:table-cell>
          <table:table-cell office:value-type="string" calcext:value-type="string">
            <text:p>, ATGAAGCTTCTCTTCGCCGTCCGCAACAAGGTCACCGCTCGCAAGAGCCTGAAGGCCAGCGCCTGGTACATCTGGTACTGA, 10674, 10755(+), GTGGGACACCCCGCGCACGGTGGGCCGCGCTCTGCGGGTGCTGGCCGCCGCCACGGGCGGCCGGCGCGGCCTCGAACTGGCCGGTGA, 9305, 9392(+), GTGTCCCACAGACCGCCCCCGGAAGGAGGTGCCGCGATGAAGCTTCTCTTCGCCGTCCGCAACAAGGTCACCGCTCGCAAGAGCCTGAAGGCCAGCGCCTGGTACATCTGGTACTGA, 10638, 10755(+)</text:p>
          </table:table-cell>
          <table:table-cell table:formula="of:=LEFT([.J23];FIND(&quot;),&quot;;[.J23])-1)" office:value-type="string" office:string-value=", ATGAAGCTTCTCTTCGCCGTCCGCAACAAGGTCACCGCTCGCAAGAGCCTGAAGGCCAGCGCCTGGTACATCTGGTACTGA, 10674, 10755(+" calcext:value-type="string">
            <text:p>, ATGAAGCTTCTCTTCGCCGTCCGCAACAAGGTCACCGCTCGCAAGAGCCTGAAGGCCAGCGCCTGGTACATCTGGTACTGA, 10674, 10755(+</text:p>
          </table:table-cell>
          <table:table-cell table:formula="of:=MID([.J23]; FIND(&quot;),&quot;;[.J23]) + 1; FIND(&quot;),&quot;;[.J23];FIND(&quot;),&quot;;[.J23])+1) - FIND(&quot;),&quot;;[.J23]) - 1)" office:value-type="string" office:string-value=", GTGGGACACCCCGCGCACGGTGGGCCGCGCTCTGCGGGTGCTGGCCGCCGCCACGGGCGGCCGGCGCGGCCTCGAACTGGCCGGTGA, 9305, 9392(+" calcext:value-type="string">
            <text:p>, GTGGGACACCCCGCGCACGGTGGGCCGCGCTCTGCGGGTGCTGGCCGCCGCCACGGGCGGCCGGCGCGGCCTCGAACTGGCCGGTGA, 9305, 9392(+</text:p>
          </table:table-cell>
          <table:table-cell table:formula="of:=RIGHT([.J23];LEN([.J23]) - FIND(&quot;),&quot;; [.J23]; FIND(&quot;),&quot;; [.J23]) + 1))" office:value-type="string" office:string-value=", GTGTCCCACAGACCGCCCCCGGAAGGAGGTGCCGCGATGAAGCTTCTCTTCGCCGTCCGCAACAAGGTCACCGCTCGCAAGAGCCTGAAGGCCAGCGCCTGGTACATCTGGTACTGA, 10638, 10755(+)" calcext:value-type="string">
            <text:p>, GTGTCCCACAGACCGCCCCCGGAAGGAGGTGCCGCGATGAAGCTTCTCTTCGCCGTCCGCAACAAGGTCACCGCTCGCAAGAGCCTGAAGGCCAGCGCCTGGTACATCTGGTACTGA, 10638, 10755(+)</text:p>
          </table:table-cell>
          <table:table-cell office:value-type="string" calcext:value-type="string">
            <text:p>, AWYIWY*, 10674, 10755(+), RPRTGR*, 9305, 9392(+), AWYIWY*, 10638, 10755(+)</text:p>
          </table:table-cell>
        </table:table-row>
        <table:table-row table:style-name="ro1">
          <table:table-cell office:value-type="string" calcext:value-type="string">
            <text:p>WP_019984838.1</text:p>
          </table:table-cell>
          <table:table-cell office:value-type="float" office:value="486388297" calcext:value-type="float">
            <text:p>486388297</text:p>
          </table:table-cell>
          <table:table-cell office:value-type="string" calcext:value-type="string">
            <text:p>Streptomyces sp. Amel2xE9</text:p>
          </table:table-cell>
          <table:table-cell office:value-type="string" calcext:value-type="string">
            <text:p>Streptomyces sp. Amel2xE9 B065DRAFT_scaffold_44.45, whole genome shotgun sequence</text:p>
          </table:table-cell>
          <table:table-cell office:value-type="float" office:value="486388297" calcext:value-type="float">
            <text:p>486388297</text:p>
          </table:table-cell>
          <table:table-cell office:value-type="string" calcext:value-type="string">
            <text:p>10971..1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AACACCCACGCCCACATCCTGCTCGCGCTCGTGGAGCAGGGCCGCACGGCCGAGGCGCGGCGGCTCGCGGACGCCTTCGACCTCGGGGCGGCGCCCGACTCCTTCGAGCTGAACCGGTTCCTGTACGCGCGCGGCGCGCAGCGCGCCGCCGAGGGCGATCACGCGGGCGCGCTGCACGACTTCCTGGAGTGCGGCCGCCGCCAGGCCGCCCGCGAGGTGGTCAGCCCGGTCGTCACGCCGTGGCGTACGGCCGCCGCCGAGTGCCGGCTCGCGCTGGGCGGGCCGCGCGAGGCGCTGGCCCTGGCCGAGGAGGAACTGCGGCTGGCCCGGGTGTGGGACACCCCGCGCACGGTGGGCCGCGCTCTGCGGGTGCTGGCCGCCGCCACGGGCGGCCGGCGCGGCCTCGAACTGGCCGGTGAATCCGTACGGTTGCTGCGGGACGCGCCGTCCGGCGCGGAGCCGGAGCTGGTGGCCGCGCTGCTCGGCCAGGGCCGGCAGCTGTCCGCCGCCGGGCAGCGCACCCGGGCCAGGGAGTTCCTGCGGGAGGCCGCGGAGCGCGCCGAACGCCTGGGCGCGGTACGGCTGCGCGTCTCGGCGGAGGAGGCGCTGCGCGCGGTCGGCGCCCGCAGTCCCGGCACCGCCCGCACCGGCTCGGCCGCCCTGACCGGCAGCGAGCGGCGCATCGCCAAGCTGGCCGCCGACGGCCGCACGAACACCGAGATCGCGGACTCGCTGCATCTGGCCCGCCGGACCGTGGAGACCCATCTCACCAGTGCCTACAAGAAGTTGGGCATCCGGCGGCGCGGCGAACTGCGCGACGCGCTCGGCCCGGACCGGACCGGTGGCCGGGACCACCACGGACACGCCGGTCACGCCGGTCACCCCGGCCCCTCCGCCGCCGACCGCTGCCGGGGCCTGTCCGCCCAGCCCTGAACACGAGCCGTGCGCTCGTCTCCCGCGATCCGCGCCCCCCACTTTTGAACACGTTCAAGTCTGGCGTACGCTCCTGCCATGAGCGACAGAGCCGCCCTGCTCAAGGGCATCCGCGCCTGGCTGGTTCTCTTCGTCGTCTGCCTGGTGCTCAGCGGCGCCACCGCCTTCCCGCTGGTCCACGAACTGCGCTGGACCGAGAGCCTGTTGAAGTCGCTGTCCGTGCCCGAGCACCTGCCCGCGCTGACGGACTGGATCGAGCGGGTACGGCACGGGCTCGACACCGCCGACGCCGACTACCCGTTCCTGCTGTACGGCACCGACTGGCTGGCCTTCGCCCACCTGGTCATCGCCGTCGCCTTCTACGGCCCGTACCGGGACCCGGTGCGCAACATCTGGGTCGTGGAGTTCGGCATGATCGCCTGTGTGGGCATCGTGCCGCTCGCCCTGATCTGCGGGCCGGTCCGCGGCATCCCCTTCTGGTGGTCGGTGATCGACATGTCCTTCGGGGTGTTCGGCATCGTGCCGCTGTACGTCGTACGGCGGCAGATCAAGCGACTGGAGGCCCTGACTGCGCCCAACGCCACGGCGGCAGCGGCCACTTGAGGATGGCCGACGCGATCAGGAAGTCGGCGGCGCGAGTCTGACCAGGGCGTTGATTAACCGTTCAGCGGCGTGGGCAAGGCTCAACGAGCCACCGCACGTGATCTTCACGGGTCCGCCCCGGAAGGACACGTGTCCCACAGACCGCCCCCGGAAGGAGGTGCCGCGATGAAGCTTCTCTTCGCCGTCCGCAACAAGGTCACCGCTCGCAAGAGCCTGAAGGCCAGCGCCTGGTACATCTGGTACTGATCCGGCGCACCCGCCCCCGCCGAGCGGCCGGAAGGACATCGTCGTCCGGCGCGTGTCCTGTGCGCACGTGCCGAAGGACCGCGGTCCGCCGCCCGGCGGGGGTCGTCCACCGGCGACCGGCGACCGGCAGCCGTCCGTCCGCCCGTCCCGCGACGGCCTTCCACGGCCCGCCACGGCCAGTCCCGCGCCGGCTCCCACCGCCCCCGGAGACCCGTATGACCCTGTCGTCCGTGCCGCGCACGCGCACCACCGTGTTCGCCCCGCGGCTGGCCGCCCTGCTGAGGGACCACCTCGGCCAGGACGTGTTCCGGCTCGAACCCGACACCATCGGGGTCGCCGGACCCGAGGCCGCCGACCGGATCCTGGCCGCCCGGCGCGCCACGGAGACCGAACGGCCCACCTTCAAGCCGCTGCACGGCCGGTCCATCTCGCGCACCGAGGCCTCGGCGGTGACCCGGACCATCGGCGGCGACGTCCGCGACGCCCTCGCCCGGCCCCGGCCGAAGGACGTGGACCTGTCCGGCCCCTGGCCGCTGACCGGACACCTCTTCCTGCGCGACCTGATCCTCGGCCAGGACCCGTACCGGCTGCGGATGCTGATGAGCCGCAACCTCGAACTGACGACCCTGCTCACCTGGTCGGTGATCGGCGTCGGCGCCGCCCTGCCCGGCTGGCCCCGCCCCGGCGGCGGCCGGCTCACCGCGCTCGGGGAACGGGTCGCGGGCGCCGTCGGCTACCAGGAGCGCCGGTACGCCATGGGCATGTACCGCAGGGCCGCCGCCCCGGTGTGCTTCACCATCTCCACCCTGGTGGCCAACGCCCTGTGGCTCGGCGCGCCCTTCGCCGACGGCACGCCCAACCGCCACATCATCCACGAGTCCCTGCGCCTGCTGCCGCCGTCGTGGAACATCCTGCGCAACGCCTCCCCGGAGTACCCGGCCGTGGACGCGAGGATCGGCGCGGACGACGACGTACTGGTGCTGCCGCTGCTCTCCCACCGCGACCCGGCCCTGTGGGAGGAACCCGACGCCTTCCGCCCCGAGCGCTGGGACACGCTCGACCCCGACACCGCCCCCGGCTACCTGCCCTTCGGCCACTCCTCCGAACGCTGCTGGGGCCGGCACATGGTCATCCCGCTCGCCGAACTCCTCCTCGACCTGGTCCGGGAGTCGGGCCTCGTCGTGGACCCCGCCCAGCACACGGCCGAGGTGCCGCTGCTGGGACTGCTCGGGGTGGCGGACGTACGGCTGGTCAAGCCGGCCTGACAGCCGTGGGGCCGGTCAAGCCGGCCTGACGGCCGTGGGGCCGGGCGAGGCGGCCCAGGCGTACGTACGGCGGCCGTCACGCCCGCGCGTGCGGCGCCCGCCGGACCGGCGCCGCTCAGCGCTCGCGCAGCGCGTGGAGCAGGTCGACGCGGTTGGTGGTGATCGAGTCCACGCCGGCCCGCAGCAGACGGCGCAGGGAGCGGGCGGTGTCCGGCGTCCACACCGACACCAGCAGTCCGTCGCGGTGGACGCGGGCCGTGAGTTCCCGGTCCACCAGAGCGAACCGGTAGTTCAGCCAGCGGGGCCGCACCGCCGCCAGCAGCGCGGCCCGCGGCGGCGCGAGCGAGGTCCAGGTCAGGGCGATCTCGGCGGCCGGATCGGCCGCGCGCACCGCGAGCATCGCCTCGGCGCCCGCGCAGTAGTACACGCGGTCCTCGGCCCCGCAGGCGCGGATCACGTCCATGATCGGCCGTACCGTCCGCACGTCCCGGACGCCCGGCAGGTCGACCATCACCCGGCTGTCCGCGGTCGCGGCGAGCGCGTCCGCGAGCGTGGGCACCCCGCCGCCCGTCAGGCCGCGCACCTCCTCGGCGGACAGCGAGCGCAGCGGCCGGTCGTGCCCCCACAGCCGCTTCAGCGAGTCGTCGTGCAGCAGCACGGGGACGCCGTCGCGGGTCAGCCGTACGTCGATCTCCACCGCGTCCGCGCCCCGGTCGAGCGCGGAGCGGAGGGAGGCGATCGTGTTCTCACGGAGGCGGTAGGGGTCGCCGCGGTGCGCCACGGCGGTCACGGTCTGCATGGCCCCCATTGTGTCCCGGCCGCCCGGACCCCATGGGCCCCGGTCGTCCCGGCTCAGGACGCGAGCCACCGCTGCGTGTACGCGTCGATCTCGTCGGCGATACGCGTCTTGCCCGCCTCGTCCAGGAAGGAGGCGCGCACCGCGTTCTTCGCCAGCTCGGCGAGCCCCCGCTCGTCCAGGCCGAGGAGGCGGGCGGCGACGGCGTACTCGCTGTTCAGGTCGGTGCCGAACATGGGCGGGTCGTCGGAGTTGATCGTGACGAGGACGCCCGCCTCGACGAACGTCCGCAGCGGGTGCTCGTCCAGGGTGCGGACGGCGCGGGTGGCGATGTTGGAGGTCGGGCACACCTCCAGCGCGATCCGGTGCTCGGCCAGGTGCGCGAGCAGCCGGGGGTCCCGCGCGGAGCTGGTGCCGTGGCCGATGCGCTCGGCGCGCAGCTCGGTCAGCGCGTCCCACACCGTCTCGGGCCCGGTGGTCTCCCCGGCGTGCGGCACCGAGTGCAGCCCGGCGGCGATCGCCCGGTCGAAGTACGGCTTGAACTGGGGCCGCGGCACCCCGATCTCGGGACCGCCGAGCCCGAAGGAGACCAGGCCCTCGGGCCGCAGCCGGTCGTCGGTGGCGAGCCGGGCGGTCTCCTCGGCCGACTCCAGACCGGCCTCGCCGGGGATGTCGAAGCACCAGCGCAGCACGGTCCCGAACTCGGCCTCGGCGGCCTTGCGGGCGTCCTCGATCGCGTCCATGAAGGCCCGCGCGTCGATGCCGCGGCGGGTGGAGGAGAACGGGGTGAGGGTCAGCTCGGCGTAGCGGACCTGCTGGCGGGCCATGTCCCGGGCGATCTCGTACGTCAGCAGCCGTACGTCCTCCGGGGTGCGGATGAGGTCCACCACGGACAGGTACACCTGGATGAAGTGGGCGAAGTCCGTGAACGTGAAGTAGTCGGCGAGCGCCTCGGGGTCGGTGGGGACCTTGGAGTCGGGGTGCCGGGCGGCCAGCTCGGAGACGATCCGGGGGGAGGCCGAGCCGACGTGGTGCACGTGCAGTTCGGCCTTGGGCAGCCCCGCGATGAAGGCGTGCGGGTCGCGGGATGCGGGCTGGACGGTCACGGGATTCCCTCCCCGGCAGGGCACCGGCCGCGGCGGGGCGGCGGTGCGGGTGATCGGCTGATCGATGAGCACGGCCATCGTAGGCGCACCTCCGGCCG</text:p>
          </table:table-cell>
          <table:table-cell office:value-type="string" calcext:value-type="string">
            <text:p>, ATGAAGCTTCTCTTCGCCGTCCGCAACAAGGTCACCGCTCGCAAGAGCCTGAAGGCCAGCGCCTGGTACATCTGGTACTGA, 10674, 10755(+), GTGGGACACCCCGCGCACGGTGGGCCGCGCTCTGCGGGTGCTGGCCGCCGCCACGGGCGGCCGGCGCGGCCTCGAACTGGCCGGTGA, 9305, 9392(+), GTGTCCCACAGACCGCCCCCGGAAGGAGGTGCCGCGATGAAGCTTCTCTTCGCCGTCCGCAACAAGGTCACCGCTCGCAAGAGCCTGAAGGCCAGCGCCTGGTACATCTGGTACTGA, 10638, 10755(+)</text:p>
          </table:table-cell>
          <table:table-cell table:formula="of:=LEFT([.J24];FIND(&quot;),&quot;;[.J24])-1)" office:value-type="string" office:string-value=", ATGAAGCTTCTCTTCGCCGTCCGCAACAAGGTCACCGCTCGCAAGAGCCTGAAGGCCAGCGCCTGGTACATCTGGTACTGA, 10674, 10755(+" calcext:value-type="string">
            <text:p>, ATGAAGCTTCTCTTCGCCGTCCGCAACAAGGTCACCGCTCGCAAGAGCCTGAAGGCCAGCGCCTGGTACATCTGGTACTGA, 10674, 10755(+</text:p>
          </table:table-cell>
          <table:table-cell table:formula="of:=MID([.J24]; FIND(&quot;),&quot;;[.J24]) + 1; FIND(&quot;),&quot;;[.J24];FIND(&quot;),&quot;;[.J24])+1) - FIND(&quot;),&quot;;[.J24]) - 1)" office:value-type="string" office:string-value=", GTGGGACACCCCGCGCACGGTGGGCCGCGCTCTGCGGGTGCTGGCCGCCGCCACGGGCGGCCGGCGCGGCCTCGAACTGGCCGGTGA, 9305, 9392(+" calcext:value-type="string">
            <text:p>, GTGGGACACCCCGCGCACGGTGGGCCGCGCTCTGCGGGTGCTGGCCGCCGCCACGGGCGGCCGGCGCGGCCTCGAACTGGCCGGTGA, 9305, 9392(+</text:p>
          </table:table-cell>
          <table:table-cell table:formula="of:=RIGHT([.J24];LEN([.J24]) - FIND(&quot;),&quot;; [.J24]; FIND(&quot;),&quot;; [.J24]) + 1))" office:value-type="string" office:string-value=", GTGTCCCACAGACCGCCCCCGGAAGGAGGTGCCGCGATGAAGCTTCTCTTCGCCGTCCGCAACAAGGTCACCGCTCGCAAGAGCCTGAAGGCCAGCGCCTGGTACATCTGGTACTGA, 10638, 10755(+)" calcext:value-type="string">
            <text:p>, GTGTCCCACAGACCGCCCCCGGAAGGAGGTGCCGCGATGAAGCTTCTCTTCGCCGTCCGCAACAAGGTCACCGCTCGCAAGAGCCTGAAGGCCAGCGCCTGGTACATCTGGTACTGA, 10638, 10755(+)</text:p>
          </table:table-cell>
          <table:table-cell office:value-type="string" calcext:value-type="string">
            <text:p>, AWYIWY*, 10674, 10755(+), RPRTGR*, 9305, 9392(+), AWYIWY*, 10638, 10755(+)</text:p>
          </table:table-cell>
        </table:table-row>
        <table:table-row table:style-name="ro1">
          <table:table-cell office:value-type="string" calcext:value-type="string">
            <text:p>WP_018089189.1</text:p>
          </table:table-cell>
          <table:table-cell office:value-type="float" office:value="1801598688" calcext:value-type="float">
            <text:p>1801598688</text:p>
          </table:table-cell>
          <table:table-cell office:value-type="string" calcext:value-type="string">
            <text:p>Streptomyces sp. SID8375</text:p>
          </table:table-cell>
          <table:table-cell office:value-type="string" calcext:value-type="string">
            <text:p>Streptomyces sp. SID8375 SID8375.c13, whole genome shotgun sequence</text:p>
          </table:table-cell>
          <table:table-cell office:value-type="float" office:value="1801598688" calcext:value-type="float">
            <text:p>1801598688</text:p>
          </table:table-cell>
          <table:table-cell office:value-type="string" calcext:value-type="string">
            <text:p>67654..66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975-13544']</text:p>
          </table:table-cell>
          <table:table-cell office:value-type="string" calcext:value-type="string">
            <text:p>CCCTGGTGGACGACGGCCGCACCATCACCGGCTGCAACGTGGAGAACGCCTCCTACGGCCTCGCCCTGTGCGCCGAATGCGGCCTGATCTCCGCCCTGTTCGCGGGCCGGACCGACAACGACGGGCCCACACCGCGCCTGACCGCCTTCACCTGCGTGGACGGCACGGGCGCCCTCCTCGTCCCCTGCGGCCGCTGCCGCCAACTCCTGTGGGAACACGGCGGGCCGGACCTCCTGGTGGACACGATGGCGGGCATCCGCCCACTGTCGGAGCTGCTGCCGGACGCGTTCGGGGCGGGGCATTTGAGGGGGTGACGGGGAGCGGTGGGTGGCAGTGACTCCATACCCGCCACCCACCGCCCCCGGCATCACCTGCTCGACCATCGCCCGCTGGAAGGCCCGAACGCTCCCCAAGCGTCAGGACCGGGCAAGCCGCAGGTCGATCCAGGGAATGCTGTCCCCCGGCAGCAGGTAGCGCTCGGTCTCGACAAACCCGTGCTTCCGCGCGAACCGCAGCCCGTCCTCATTGGAGGACAGGACCACGGTCTCGATCACTTCGGCGCCCAACTCCCGCGCCCGCCTGAGCCCGCGCGCATAAAGCTCCTCCCCGAACCCCTGACCACGATGCGCTTCCAGCACACGGGCGATCACGGTCACCGTCAGCGTGCCCTCGGCAGGCGGCCGCATCGTGCTGCATCCGATGAGTTCCTCCCCGGCATACGCGACCTCCAAGTGGTGACGCTGAGCCCGCTCCCGCACCTCCTCCAGCGAGAGCAGGTGGGTAGGAATAATCGTGTTGTGGACGTACTGCCAGTCCTTGAGCGCGCCGTCGCCATCCGGCCGCTGAATACGAAGATCAGCCATCGCAGCAGAAGACCCGAGTTCGTTGGGCACGTCAACTACGTTCAGGTGGGACGGATGGTCAGGCCGTCACGATCGAGCCGTCGGCCGAACCATCGGTCGAGTCATCTGCACCTCGGACACTTCGAGCAATCCGTCGAGTTCGACCTTCCCCCTGGTCTGGCCCGGATTCACCACCAGGCCGTCCCGTCGCACGATGTCCAGGAGCCGTTCGGCCAGGGGCAGGACCATATGCCGGCCCCAGCATCGTTCGCTTGCGTGCCCGAAGGGGAGATATCCGGGGTGGGTATCTCCATCCAGCTTTTCCCAGCGCTCGGGATGAAACGCGTCGGGCTCGTCCCAGAGCTTGGGGTCGCGGTGGCTCAGCAGCGGAAGCAACAGGACGTCGTCTTCCGGGCCGATCCGTGCGTCCACGTCCGAGAACTCCGGAGAAGCCATGCGCAAGATGTTCCACGAAGGGGGAAGAAGCCGGAGCGCCTCAAGGAGAATGTTCCGATTCGATACGTCATCGCTGAACGGAGCCCCCAGCCACAGGGCGTTGGTGACCAGCGCGGATACGGTGAAGCACACCGGTGCTGCCACCCGCCGGTACAGGTACATGGCATAGCGCCGGTCAGCGTAGGTCTTGGAATCGAGAACGAGAGCGGCAAGCTTTGACAGCGGCACGCCCTGCCCGGGCCTGCCCAGCAAAGCGGCACCGGAGGCGACGGCCGACCAGGTCAGCTTCGGTGTCAATTCCAGCCGGCGGTCGACCAGAACCCGGAATCGCAGACGTTCGTTTCCGAAAACGAGATTCCGCAGGTAAACATGCGCCACATGCGGCCACCGGCCGGTCAGGTCGACCGCCTCATCGAGGGGACGTTGCAGCGCGTTCCGCACGTCCGAGCCCACGGCCTGCATAAAGGTGGACGCATCGGCACGGCTGACGATCCGCCCCTGGACGGGTTTGAAGGTGGGCCTCTCCTCCGCGTTGGCCGGCCTGCTACGAAGTAAGCTGTCCATCAGCTCGGCGCCGGATATCCCGATCGTGTCGGGCTCCAGACGAAAAAGCGACGCACCACGATAACGACTTAACAGTTCGTCGATTCTCGGCGCGAACTCGATGACCCGACCGCTCCCGCCGACGCGCTGCACAGGCATGGCTGAACTCCGTGGGTAGGCAGCTCGCGCCGGCCAGAATTCCTGACCGACGCGAGCCCGGCAACGAAACTATCTAATTAAATCCAGCCGTACCAGGCGTATGCCTTGAGGCTCTTCTCCGGACGGAACTTCTTGACGATGCGAACGAGTTTCATGAGCACCTCCATTTGCGTGGCGAACGAGATACTTATGCGACGACAGAAGAGGTAGAGGCCGGGCGGAATTCCCGGCATTCATTTCAACTGCTGTGGAAAGTGAAGACCTATTCGATGAATGTGTCAAGTGATCCACATCACTGCCTGAATTGACTAATTCGCGTTTCGAATTCATCCATATTCACATCTCGGCAAATCATCCCAAGTCTAGCCATTAGCTACCAATGCGGGCGCCGAAAGAGAGTGTATGGCGTCGAATGGGGTGGTTTGGCCATGGATTATGTGACATGGGCATGCTCTGTAGGGCTGGTCGAAGCCTCCGGACCCCGCTCCCGCGCGGTGTCTCTCCAACCCACAAAACCGCGAAGCGACGGTGAAGCCGGCGCAGTCGGCCGTCTCTGCACGGCTCGCAGTCGGAGCTCAGACCGTCGGACCGGCCGGATTCTGGCACCAGGTCGAGTACGGCTCAGGAGAGAAATGGCAGCTCGCCCTCCTGCCCGGATCTGTTCCAGCACCTCGGCCACTGCGGGCAGTTCGCGATGAGACCTGATGCCACTCCACTACAGTCGCCGCATGACTGACTTTCTTCAGGTGTCCACGGCCACGGAGAGCCGCGAAGCGGCGGTGAAGCTGGCGCAGTCGGTCGTCTCAGCGCGGCTCGCAGCCGGGGCGCAGATCGTCGGCCCCGTCGGCTCGGTGTTCTGGCACCAGGGCGAGTTCGGCTCGGGTGAGGAATGGCAACTTGTCCTCAAGATCCGCGCCGACCGCTACGACG</text:p>
          </table:table-cell>
          <table:table-cell office:value-type="string" calcext:value-type="string">
            <text:p>, ATGAAACTCGTTCGCATCGTCAAGAAGTTCCGTCCGGAGAAGAGCCTCAAGGCATACGCCTGGTACGGCTGGATTTAA, 67731, 67809(-), GTGAAGGCGGTCAGGCGCGGTGTGGGCCCGTCGTTGTCGGTCCGGCCCGCGAACAGGGCGGAGATCAGGCCGCATTCGGCGCACAGGGCGAGGCCGTAG, 65706, 65805(-)</text:p>
          </table:table-cell>
          <table:table-cell table:formula="of:=LEFT([.J25];FIND(&quot;),&quot;;[.J25])-1)" office:value-type="string" office:string-value=", ATGAAACTCGTTCGCATCGTCAAGAAGTTCCGTCCGGAGAAGAGCCTCAAGGCATACGCCTGGTACGGCTGGATTTAA, 67731, 67809(-" calcext:value-type="string">
            <text:p>, ATGAAACTCGTTCGCATCGTCAAGAAGTTCCGTCCGGAGAAGAGCCTCAAGGCATACGCCTGGTACGGCTGGATTTAA, 67731, 67809(-</text:p>
          </table:table-cell>
          <table:table-cell table:formula="of:=MID([.J25]; FIND(&quot;),&quot;;[.J25]) + 1; FIND(&quot;),&quot;;[.J25];FIND(&quot;),&quot;;[.J25])+1) - FIND(&quot;),&quot;;[.J25]) - 1)" office:value-type="string" office:string-value="" calcext:value-type="error">
            <text:p>#WERT!</text:p>
          </table:table-cell>
          <table:table-cell table:formula="of:=RIGHT([.J25];LEN([.J25]) - FIND(&quot;),&quot;; [.J25]; FIND(&quot;),&quot;; [.J25]) + 1))" office:value-type="string" office:string-value="" calcext:value-type="error">
            <text:p>#WERT!</text:p>
          </table:table-cell>
          <table:table-cell office:value-type="string" calcext:value-type="string">
            <text:p>, AWYGWI*, 67731, 67809(-), AHRARP*, 65706, 65805(-)</text:p>
          </table:table-cell>
        </table:table-row>
        <table:table-row table:style-name="ro1">
          <table:table-cell office:value-type="string" calcext:value-type="string">
            <text:p>WP_018089189.1</text:p>
          </table:table-cell>
          <table:table-cell office:value-type="float" office:value="484227189" calcext:value-type="float">
            <text:p>484227189</text:p>
          </table:table-cell>
          <table:table-cell office:value-type="string" calcext:value-type="string">
            <text:p>Streptomyces sp. FxanaC1</text:p>
          </table:table-cell>
          <table:table-cell office:value-type="string" calcext:value-type="string">
            <text:p>Streptomyces sp. FxanaC1 B074DRAFT_scaffold_5.6_C, whole genome shotgun sequence</text:p>
          </table:table-cell>
          <table:table-cell office:value-type="float" office:value="484227189" calcext:value-type="float">
            <text:p>484227189</text:p>
          </table:table-cell>
          <table:table-cell office:value-type="string" calcext:value-type="string">
            <text:p>67654..66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960-13544']</text:p>
          </table:table-cell>
          <table:table-cell office:value-type="string" calcext:value-type="string">
            <text:p>CCCTGGTGGACGACGGCCGCACCATCACCGGCTGCAACGTGGAGAACGCCTCCTACGGCCTCGCCCTGTGCGCCGAATGCGGCCTGATCTCCGCCCTGTTCGCGGGCCGGACCGACAACGACGGGCCCACACCGCGCCTGACCGCCTTCACCTGCGTGGACGGCACGGGCGCCCTCCTCGTCCCCTGCGGCCGCTGCCGCCAACTCCTGTGGGAACACGGCGGGCCGGACCTCCTGGTGGACACGATGGCGGGCATCCGCCCACTGTCGGAGCTGCTGCCGGACGCGTTCGGGGCGGGGCATTTGAGGGGGTGACGGGGAGCGGTGGGTGGCAGTGACTCCATACCCGCCACCCACCGCCCCCGGCATCACCTGCTCGACCATCGCCCGCTGGAAGGCCCGAACGCTCCCCAAGCGTCAGGACCGGGCAAGCCGCAGGTCGATCCAGGGAATGCTGTCCCCCGGCAGCAGGTAGCGCTCGGTCTCGACAAACCCGTGCTTCCGCGCGAACCGCAGCCCGTCCTCATTGGAGGACAGGACCACGGTCTCGATCACTTCGGCGCCCAACTCCCGCGCCCGCCTGAGCCCGCGCGCATAAAGCTCCTCCCCGAACCCCTGACCACGATGCGCTTCCAGCACACGGGCGATCACGGTCACCGTCAGCGTGCCCTCGGCAGGCGGCCGCATCGTGCTGCATCCGATGAGTTCCTCCCCGGCATACGCGACCTCCAAGTGGTGACGCTGAGCCCGCTCCCGCACCTCCTCCAGCGAGAGCAGGTGGGTAGGAATAATCGTGTTGTGGACGTACTGCCAGTCCTTGAGCGCGCCGTCGCCATCCGGCCGCTGAATACGAAGATCAGCCATCGCAGCAGAAGACCCGAGTTCGTTGGGCACGTCAACTACGTTCAGGTGGGACGGATGGTCAGGCCGTCACGATCGAGCCGTCGGCCGAACCATCGGTCGAGTCATCTGCACCTCGGACACTTCGAGCAATCCGTCGAGTTCGACCTTCCCCCTGGTCTGGCCCGGATTCACCACCAGGCCGTCCCGTCGCACGATGTCCAGGAGCCGTTCGGCCAGGGGCAGGACCATATGCCGGCCCCAGCATCGTTCGCTTGCGTGCCCGAAGGGGAGATATCCGGGGTGGGTATCTCCATCCAGCTTTTCCCAGCGCTCGGGATGAAACGCGTCGGGCTCGTCCCAGAGCTTGGGGTCGCGGTGGCTCAGCAGCGGAAGCAACAGGACGTCGTCTTCCGGGCCGATCCGTGCGTCCACGTCCGAGAACTCCGGAGAAGCCATGCGCAAGATGTTCCACGAAGGGGGAAGAAGCCGGAGCGCCTCAAGGAGAATGTTCCGATTCGATACGTCATCGCTGAACGGAGCCCCCAGCCACAGGGCGTTGGTGACCAGCGCGGATACGGTGAAGCACACCGGTGCTGCCACCCGCCGGTACAGGTACATGGCATAGCGCCGGTCAGCGTAGGTCTTGGAATCGAGAACGAGAGCGGCAAGCTTTGACAGCGGCACGCCCTGCCCGGGCCTGCCCAGCAAAGCGGCACCGGAGGCGACGGCCGACCAGGTCAGCTTCGGTGTCAATTCCAGCCGGCGGTCGACCAGAACCCGGAATCGCAGACGTTCGTTTCCGAAAACGAGATTCCGCAGGTAAACATGCGCCACATGCGGCCACCGGCCGGTCAGGTCGACCGCCTCATCGAGGGGACGTTGCAGCGCGTTCCGCACGTCCGAGCCCACGGCCTGCATAAAGGTGGACGCATCGGCACGGCTGACGATCCGCCCCTGGACGGGTTTGAAGGTGGGCCTCTCCTCCGCGTTGGCCGGCCTGCTACGAAGTAAGCTGTCCATCAGCTCGGCGCCGGATATCCCGATCGTGTCGGGCTCCAGACGAAAAAGCGACGCACCACGATAACGACTTAACAGTTCGTCGATTCTCGGCGCGAACTCGATGACCCGACCGCTCCCGCCGACGCGCTGCACAGGCATGGCTGAACTCCGTGGGTAGGCAGCTCGCGCCGGCCAGAATTCCTGACCGACGCGAGCCCGGCAACGAAACTATCTAATTAAATCCAGCCGTACCAGGCGTATGCCTTGAGGCTCTTCTCCGGACGGAACTTCTTGACGATGCGAACGAGTTTCATGAGCACCTCCATTTGCGTGGCGAACGAGATACTTATGCGACGACAGAAGAGGTAGAGGCCGGGCGGAATTCCCGGCATTCATTTCAACTGCTGTGGAAAGTGAAGACCTATTCGATGAATGTGTCAAGTGATCCACATCACTGCCTGAATTGACTAATTCGCGTTTCGAATTCATCCATATTCACATCTCGGCAAATCATCCCAAGTCTAGCCATTAGCTACCAATGCGGGCGCCGAAAGAGAGTGTATGGCGTCGAATGGGGTGGTTTGGCCATGGATTATGTGACATGGGCATGCTCTGTAGGGCTGGTCGAAGCCTCCGGACCCCGCTCCCGCGCGGTGTCTCTCCAACCCACAAAACCGCGAAGCGACGGTGAAGCCGGCGCAGTCGGCCGTCTCTGCACGGCTCGCAGTCGGAGCTCAGACCGTCGGACCGGCCGGATTCTGGCACCAGGTCGAGTACGGCTCAGGAGAGAAATGGCAGCTCGCCCTCCTGCCCGGATCTGTTCCAGCACCTCGGCCACTGCGGGCAGTTCGCGATGAGACCTGATGCCACTCCACTACAGTCGCCGCATGACTGACTTTCTTCAGGTGTCCACGGCCACGGAGAGCCGCGAAGCGGCGGTGAAGCTGGCGCAGTCGGTCGTCTCAGCGCGGCTCGCAGCCGGGGCGCAGATCGTCGGCCCCGTCGGCTCGGTGTTCTGGCACCAGGGCGAGTTCGGCTCGGGTGAGGAATGGCAACTTGTCCTCAAGATCCGCGCCGACCGCTACGACG</text:p>
          </table:table-cell>
          <table:table-cell office:value-type="string" calcext:value-type="string">
            <text:p>, ATGAAACTCGTTCGCATCGTCAAGAAGTTCCGTCCGGAGAAGAGCCTCAAGGCATACGCCTGGTACGGCTGGATTTAA, 67731, 67809(-), GTGAAGGCGGTCAGGCGCGGTGTGGGCCCGTCGTTGTCGGTCCGGCCCGCGAACAGGGCGGAGATCAGGCCGCATTCGGCGCACAGGGCGAGGCCGTAG, 65706, 65805(-)</text:p>
          </table:table-cell>
          <table:table-cell table:formula="of:=LEFT([.J26];FIND(&quot;),&quot;;[.J26])-1)" office:value-type="string" office:string-value=", ATGAAACTCGTTCGCATCGTCAAGAAGTTCCGTCCGGAGAAGAGCCTCAAGGCATACGCCTGGTACGGCTGGATTTAA, 67731, 67809(-" calcext:value-type="string">
            <text:p>, ATGAAACTCGTTCGCATCGTCAAGAAGTTCCGTCCGGAGAAGAGCCTCAAGGCATACGCCTGGTACGGCTGGATTTAA, 67731, 67809(-</text:p>
          </table:table-cell>
          <table:table-cell table:formula="of:=MID([.J26]; FIND(&quot;),&quot;;[.J26]) + 1; FIND(&quot;),&quot;;[.J26];FIND(&quot;),&quot;;[.J26])+1) - FIND(&quot;),&quot;;[.J26]) - 1)" office:value-type="string" office:string-value="" calcext:value-type="error">
            <text:p>#WERT!</text:p>
          </table:table-cell>
          <table:table-cell table:formula="of:=RIGHT([.J26];LEN([.J26]) - FIND(&quot;),&quot;; [.J26]; FIND(&quot;),&quot;; [.J26]) + 1))" office:value-type="string" office:string-value="" calcext:value-type="error">
            <text:p>#WERT!</text:p>
          </table:table-cell>
          <table:table-cell office:value-type="string" calcext:value-type="string">
            <text:p>, AWYGWI*, 67731, 67809(-), AHRARP*, 65706, 65805(-)</text:p>
          </table:table-cell>
        </table:table-row>
        <table:table-row table:style-name="ro1">
          <table:table-cell office:value-type="string" calcext:value-type="string">
            <text:p>WP_061936535.1</text:p>
          </table:table-cell>
          <table:table-cell office:value-type="float" office:value="1010988155" calcext:value-type="float">
            <text:p>1010988155</text:p>
          </table:table-cell>
          <table:table-cell office:value-type="string" calcext:value-type="string">
            <text:p>Collimonas pratensis</text:p>
          </table:table-cell>
          <table:table-cell office:value-type="string" calcext:value-type="string">
            <text:p>Collimonas pratensis strain Ter91 chromosome, complete genome</text:p>
          </table:table-cell>
          <table:table-cell office:value-type="float" office:value="1010988155" calcext:value-type="float">
            <text:p>1010988155</text:p>
          </table:table-cell>
          <table:table-cell office:value-type="string" calcext:value-type="string">
            <text:p>583598..5846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708-12118']</text:p>
          </table:table-cell>
          <table:table-cell office:value-type="string" calcext:value-type="string">
            <text:p>GTTGTCCCGGAAGATCCAGGACAAGGTGTGGTGGCGCCCGAGTGGGTGTTCAAGGGATTGGCTGACGTCCCGTCTCTGATGGAAGCGATGCGCGCGTGTGCTGCCCAATCCAGCGACGGCCGCCTGCACCTGGAAAGCGACCTGCGCGCGCACATGAACCCGACACGCATGGCTTCAGTCGCGCGCGTGGGTGAGCGTTTAGTGCAACGCCTGCGTCGCCAAGGTTATGGCCTGCCTTTGCAACGTGCTGCCTGAGGCGGCAAATCCCGCTTGCGGGCCGCAATGACACCAAGATGATTGCGTCCTGCGGACGTAATCATCTTGGCTTGCTTATTCTGGCCGAGACATGGCGAGCTGAAGCCAATTGACAAAAGCCTGCACCTCGGGATCGCGACGCGGTCCGTGGCAAAGATAGAAGGAGCGAGGGCTTACAAGCCGCTCTGTCAGCGGTGCGACCAGCAGGCCTTCTGCGAGCAGCGAGTCAACCAGCGGTGAATTTCCCAGCGCGATGCCATGGCCCATGGTGGCCGCCTGGACCAACTGATCCAGATGGCTGAAGCGAAAACCGATATCGTTCAACGGCAGATCGGCGCCCATCTGTTCGAACCAGTATGGCCATTGCAGCCATGGCCATGCATTTTGCGGGTCGCCCAGATGCAATAAGGTGTGATGCTGCAAATCGTCGATGCAAGTCAGCTTGCGCCCGCTGCGCTGCAATAGCGCCGGACTGCACACCGGAAACACTTCTTCCTTGGCGAGAAAAACGTCGCTGTCGGCGGAAACCATGTCCGGCGAAGTGTAGCGGATCGCGATATCGACTACGCCTTGCTTGAGGTCGACCAGGCGATTATCCGCATCGATATGCAGCGCGACTTCGGGGCATTGGGCACGGAAACGAGCCAGTCTCGGCACCAGCCAAAGCGCTGCAAATGAAGTTGTCGTGGATACTTTAACCCCGCGCTGGGTGAATTCCTTGCGCAGGCTGGCGACCGTTTCCGACAGGTGATTCAGCGACTCGTTCACTGCTTCAAACAGTACGCGCCCCTGTTCCGTCAGTTCTAAAGCCCGATGGCGTCGCTCAAACAGCACCAAGCCCAAAGATTCTTCCAGTTTTTTGACCTGGCGGCTGATTGCGGATTGCGTGAGAAAAATCTCGTCGCCTGCCTTGGAAAAACTCAACTGCCTTGCCGCCGCCTCAAAACCGACCAGCAAATCCAGGGGGGGAAGCCGTCGCGTCATATGGGGTAATCGTCCTTTTGGTGCAAATTGCTACGGTTGATAAGAAAAATAACCGGCAATTCAAACAATTGCCGTTTAAGTGAAATTAGGGGAATTCTAAGTTGCGCTCATCTGCAATACATTGCTCCGCGCCGATTTTTGATCGCGCATTACGTATTGACTTTCACCAAAGGGACGATTGTTCCTGCACGGCAAGTGCAGTAATTTAACATACCAAATCTTGTCATATTCCATAAAAGTACAGACCTGTCTGTTTTTTGTGACAAGCCATGGATGATTGAAGTACCCGTGCTATACGTTTGAGGCGATCATGCAAAACCTCGCGATGGCGCGCGCCTGCTGGCTGAGTGCGCAATTCTGAGGAACTTCTGGCCGAGCGTGAGATGGAACAAGTGGTAAAAATATTGCGCCAAGGCAATTGCGGGGACTGCGATTGTGGGATAGCATTGATTCGACGGGAGTGATCCTGATGTCGACACTTCCCTCATGCCATCAATGGCTACCCCCGTACTACCTGAGCATTCCATGCTGCCCAAAAGGCAGTTCACAATTAAAGGAAGGTGCTACTGATGAAAATTCTTTTCACTCTCAAAAATATGCTGACACGCCAAAAAAGCCTGAAGGCATACGCTTGGTACATCTGGTATTGAACCTGCAGGCCATTGCCTGATTGCAGGGATGCGGCTGGAATTTCCAGCCGCGTTCGGTGAAGCCCTGATCGGCCCGCCGGACGCGGGCCTCCGTCTCATGGAGACCATTGATGTCGAATGCCGCAAAGTACACACGAACTACCGTTTTTACGCCCAGGCTTCAAGCTCTCTTGCACGATCATCGCAGCGAAGATGTTTTCCGGCTGGATGAGAACACTGTTGGTGTCGCCGGGTCCGCTTTGACCCACCAGATCCTCAGCGCCAGGCCAGCCACAGAAATCGAACGTCCGACATTTAAACCCCTGCACGGACGTTCCATTCCCCGCAACGACGCTTTGAAGCTGATGCAAGCGATCGGCAGCGATGTGCGGGCGGCATTGAAGAGGCCTGTATCCAAAACAGTTGATTTCTCGGGCGAATGGCCGCGCGTCGGGCACGTTTACCTGCGCGATCTTATTCTCGGCGAAGATCCATATCGGCTGCGCTTCCTTATGGACCGCATATTGGAATTGACGCCCAAACTGACCTGGGCCGTGATCGCCGCCGGCGCGGCGTCGTCGGTCCGGCTCCGTCCGGAAGCATCCGCCATCGCGAAACTCACCGCCAGTGCATCGACCTACAACGACCGCCGTTATGCCATGGGGCTTTATCGGCGCACCGCCGCTCCGGTCTGTTTCACTATCTCCACGCTGGTCGCCAACGCACTCTGGCTCGGATCGCCATTCGACAAAGACACCTCGAACCGGAACATCCTGTATGAAGCCCTGCGGCTGCTGCCGCCATCCTGGAACATCTTGAGGAGCGCCTCCCCCGAGTACTGCGCCCTCGACTCTCGGATCGGTCCGAACGACGACGTCCTGATCTTGCCGCTTCTCAGTCACCGCGACCCTGCAATCTGGGACGATGCCGATGAATTCCGCCCCGAGCGCTGGGATAGCCTCAACCCCAGCGAGCAACCCGGATACCTGCCTTTCGGCCACACGTCCGAACGCTGCTGGGGACAGCATATGGTGATGCCACTGGCGGAGAGGCTGCTCGATATCATTCGTAACAACGGCCTTGCCGTCAGCCCGCGGCAAATCACGGCTGATGTGCCGCTTGCTGGTCTTCTTGGCGTCTTCCAGGTCAGCGTCGTCAGGCAGTGAGATGAAGCTCTTTGCCTGCTAAGTCGATCTTATCCAGATGACCCAGCCGCCGCTGCGCAAGGGCAGCCGGCCGCTCGTACGATCCCTCGCAGTCCAGCGCACATAGCGAGCAGCAAATACTCTTTTTGACGCATCAAAAAGAGTATTTGCTGCTCCTATTAAAAAACTGAGACTGAGGGGTATTTTCGAGAGGATGGCGACTAAAACGGCCGATGCCTGCTAGAGTAGCGCTGAAGGCGTCCGGAATGCATTTCCCCAACGCGTGCGATGCATTCCGGCAAGGCGGCAAGCAGGTCTTGTCATCAGATTATTAAAGCAAGGAGATAAGCATGACAAAAGAAGTCGTCATCGTCGGCGCAGCCCGTACGGCGATCGGGACATTTGGCGGTGCATTGAAGGATATTGCCCCGGGCGAACTGGGTGCGGTTGCGGTCAAGGAGGCGTTTGCACGCGCCGGCGTCGATCCGCAGCAGGCTGGCCAGATCATTTTCGGCAACGTCATCCACACCGAGGCGCGCGACATGTATGTATCGCGCGTGGTCGGTATCAATGCCGGCATGAGCAAGGAATCCACCGCGTTGACCCTGAACCGCCTGTGCGGCTCGGGTTTGCAAGCCATCATCAGCGCCGCCAACGCCATCCAGCTGGGCGAGACCGATGTTGCCGTCGGCGGCGGCGTCGAGAGCATGAGCCGTGCGCTGTATGCGAGCCAGGCTGCGCGCTTCGGCGCCCGTATGGGCGATATCAAGATGATCGACATGATGGTGGGCGCTTTGTCCGATCCGTTCGGCGGCGGTCACATGGGCATCACCGCTGAAAACGTGGCGGAGAAATACGGCATCTCGCGCGAAGCGCAGGATGCTTTCGCGCTGGAAAGCCAGAAGCGCGCCACGGCGGCCATCGCTGCCGGTCATTTCAAGTCGCAGATTGTGCCGGTTGAGATCAAGTCACGTAAAGGCGTCGCGCTGTTCGACACCGACGAATATCCGAAGGCTGACGCCACCCTGGAGTCGCTGGCCAAGCTCAAGCCGGCGTTCAAGAAAGAAGGCGGCACGGTCACTGCCGGCAATGCCTCCGGTATCAACGACGGCGCTGCTGCCTGCGTGCTGATGGCGGCGGACGCTGCCGCGCAGGCTGGCCTGAAGCCGCTGGCGCGTGTGGTTTCCTATGGCGTGGCGGGGGTTGACCCAACCATCATGGGCACCGGTCCGATTCCGGCGGTCCAGCTGGCGCTGAAGCGTGCCGGCCTCAGTCTGGCCGACATGGCGGTGATCGAATCGAATGAAGCATTCGCCGCGCAATCGCTGGGCGTGTGCAAAGGGCTGGACCTGGATCCGGCGCTGACCAACGTCAACGGCGGCGCTATCGCTCTTGGCCATCCGCTGGGCGCGAGCGGCACCATCATCGCCGTCAAGTGCCTGTACGAACTGATCCGCACCGGCAAACGCTATGGCCTGATCACCATGTGCATCGGCGGCGGCCAGGGCATTGCCCTGATCATAGAACGTCTTTGATGTGATGGCGCTGGAACTGCCGTGCGGCAGTTCCAGCGGCGCTGCAGGCTCAGGGCCGTTTTGGAATCGTCAGGCCGGCGATCACCGCCGGCCGTGCGATGAAGGCGTTGAGCGCGCGCGTGACATGCGGAAAGTCTGCAATCCCGACCAGGTCGCCAGCTTCGTAGAAGCCGATCAGGTTGCGTACCCACGGAAAGGTGGCGATGTCGGCGATGGTGTAAGCATCGCCCATGATCCAGCTACGCTCGGCCAGGCGCTGGTTGAGCACGGCTAGCAGGCGCTTCGATTCCGCCACGTAGCGGTCGCGTGGACGCTTGTCTTCGTAGTCCTTGCCGGCGAACTTGTTGAAAAATCCAAGCTGGCCGAACATCGGTCCGATGCCGCCCATCTGGAACATCAGCCACTGTATGGTTTCATAGCGCCCGGCCGGATCCGCCGGTATGAACTTGCCGCTTTTGTCCGCCAGGTACAGCAGGATCGCACCGG</text:p>
          </table:table-cell>
          <table:table-cell office:value-type="string" calcext:value-type="string">
            <text:p>, ATGGCGTGGCGGGGGTTGACCCAACCATCATGGGCACCGGTCCGATTCCGGCGGTCCAGCTGGCGCTGA, 585799, 585868(+)</text:p>
          </table:table-cell>
          <table:table-cell table:formula="of:=LEFT([.J27];FIND(&quot;),&quot;;[.J27])-1)" office:value-type="string" office:string-value="" calcext:value-type="error">
            <text:p>#WERT!</text:p>
          </table:table-cell>
          <table:table-cell table:formula="of:=MID([.J27]; FIND(&quot;),&quot;;[.J27]) + 1; FIND(&quot;),&quot;;[.J27];FIND(&quot;),&quot;;[.J27])+1) - FIND(&quot;),&quot;;[.J27]) - 1)" office:value-type="string" office:string-value="" calcext:value-type="error">
            <text:p>#WERT!</text:p>
          </table:table-cell>
          <table:table-cell table:formula="of:=RIGHT([.J27];LEN([.J27]) - FIND(&quot;),&quot;; [.J27]; FIND(&quot;),&quot;; [.J27]) + 1))" office:value-type="string" office:string-value="" calcext:value-type="error">
            <text:p>#WERT!</text:p>
          </table:table-cell>
          <table:table-cell office:value-type="string" calcext:value-type="string">
            <text:p>, RRSSWR*, 585799, 585868(+)</text:p>
          </table:table-cell>
        </table:table-row>
        <table:table-row table:style-name="ro1">
          <table:table-cell office:value-type="string" calcext:value-type="string">
            <text:p>WP_153524531.1</text:p>
          </table:table-cell>
          <table:table-cell office:value-type="float" office:value="1774194049" calcext:value-type="float">
            <text:p>1774194049</text:p>
          </table:table-cell>
          <table:table-cell office:value-type="string" calcext:value-type="string">
            <text:p>Streptomyces jumonjinensis</text:p>
          </table:table-cell>
          <table:table-cell office:value-type="string" calcext:value-type="string">
            <text:p>Streptomyces jumonjinensis strain NRRL 5741 NODE_678_length_143572_cov_46.447254, whole genome shotgun sequence</text:p>
          </table:table-cell>
          <table:table-cell office:value-type="float" office:value="1774194049" calcext:value-type="float">
            <text:p>1774194049</text:p>
          </table:table-cell>
          <table:table-cell office:value-type="string" calcext:value-type="string">
            <text:p>23161..24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972-11097']</text:p>
          </table:table-cell>
          <table:table-cell office:value-type="string" calcext:value-type="string">
            <text:p>GGTGGTCCTCCCCTGGACGAAGTCGAGGAGGAAGGGGCGTACTCCGTCGTTGAAGACGGCGAGCGCCAGATGCGAGACGAGGGCGGTCAGCGCACAGAGGGCGATCACCGTCAGCTGCTGGGGCAGGGAGAAGTCCAGCTCGGGGCCGGTGGCGGCGGCGAGGGCGGTGCTGCTGCTCACAGGTTGCTCCTTTGTGCCCGTCGGAGGCCCTGGCGGGCCTGGCGGCCCCGGCAGTCCGGTGGGACCTTCCGCCGGGGCTGCCAGGGCCCTCCGGGCTGCCGGTCTACGGACGCCGGGCGGCCATGGCGCGGGCCAGGGCCGGGGTCACGGCGTCGATCCGGTCCACCGAGAACCCGAAGACCTTCTTGCCGTCCGCGAGCAGGGCCGCGATCTCGTCGCCGGTGGGGACGGAGCGGCCGAAGGTGTGGCAGGCGTCGCCGCCCAGCAGACCGACGAGTACACCGAGGGAGGCCCCGGCTCCGGTGTGGCAGGTGCCGAGGTAGTAATCGGCCTGGCCCGCGCGGAGCTTCAGCGCCGCGTCCATATCGCTGGAGACGGTGACCTCGACGCCGTCGAGCGCGAGCGCGGTCACCGCGCCGGCGGTCTCGGTCTTGCCGATGCCACCGGTGAGAATCTTCATGACGGGTTCCCTTCGAGGAGTGGGAGCGGGGGCGGGGGCGGGACGGGGGATGGCTCAGCGGGCCGGGTGCCGGGCCAGTACGGCCAGATGCAGACCGAGGAAGACGATCTCGGACCGGGGCAGGGCCGCGCCGAGCAGGCGTTCGGCGCGGGCGGCGACGGCGGCGGCGCGGGCCACGGCCCCGGGATGGTCCGAGAGCTCCGCCGCGATCCGCTCGTCGGCGGGGAGCTCCACGATCGGCCCGCCGTCGAGCAGCCGGGTGAGGGCCATCATGAGATGGCTGGTCAGCATGCCCGCGGTCGCCTCGGTGACGGTCCGGCCCTCGGCGGCCAGCCGGGTCAGCTCGGCGGTGACGAAGTCGGCCACTTCGGGCCGGACCCGGCCGCTCTCACGGAAGAGCCGGATACGTTCGGCGAGTTGGTCGTCCATGGGTCCTCCCGGCCAGGACCGTCGGCGGAATTCCGGTTGGTGCCAGGATGACGGGATTCCGGCGGCCAGGGGGAGAGCGACTGCATCCTTCGGCCTACTCCGGGTTCCGACGTGGGCACGACGACGCCGGGCCGGGGGCCGGGGACCGTGGAGGCATGAAGAGAGAAATCATCCTGACCATCGGCTGGATCGCCGCGATCCAGGGCGGTCTCGGCCTCGGCGGCCGGATCTTCGGGGACGGGCCCTGGGGCGTACTGCGCAACTGGTGGGACGTTCCCAGCGCCGGGTACGCCGTCATCCTCCTGGTGGGCGTGGCGCTGGCGTCCGCCGGGGAGACCTCCCGCCGACGCTCCCGGGCCTAGGTCGTGTCTGATGTCGCCGCTGACAGGCCCCGGGGGCGGTACGGATTTCGGTCACACTCCCGTCCCGGCCTCTCGGGACAGCTCGGCCCGCCACCGATCGGTGCATATGCCATGTGCCGTATGCATCCGGGCGACCCGGGAAGGGCCGCACAGCGGTTGGGCCATGGCAGTTCGAGGAAACGGGCTGTGTTCGCAGGGGCGGCGCCGATCCCGCGATGTCTGAAAGTAATCGCACAGGAAACTTTGAAAGGTCCCGCGGATTAGCCATCGGCCAGGGCAGGGAAGCCTCACGGGGCCACGGTACGTGATCTTCACCGGCTCGGACCGGAGCGTCGCGTACCACCCCGCCCGCCCCTGAGAAGAGGTTCAGTGATGAAGGTTCTCTTTGCCATTCGGCACAAGGTCACGGAGCACCGGAGCCTGAAGGCGTACGCCTGGTACATCTGGTGGTGATGCCCGGCCCATCGGCACCACAGCCGAGTTGACCTCGTTGTTCGGCCGTGCCGTTGCCACTGTTCCGTGGTGCGGCCGGACAGCGGCGTCCCGTCCCACGCCCTCCGGAGACTCCATGCCCACGTCATCGCCGCCACATGTCCGTACTACCGTTCTCGCTCCGCGACTGGCCGCCCTCGTCGACGACCACATGGGTCAGGACGTCTTCCGGCTGGAACCCGACACCATCGGAGTGGCGGGGCACGAGGCCATGGACCGGGTACTCGCCGCGCGCCGTGCCCTGGAGACCGAACGGCCCACATTCAAGCCGCTGCAGGGGCGCTCGATCGCGCGCTCCGAGGCATCGGCGGTGACGCGGGCCATCGGCAACGACGTACGCGAGGCGCTCAAGAACCTCCCGGCGGAGGACACCGATCTCTCCGGGCCCTGGCCGGCGACCGGGCACTACTTCCTGCGCGATCTCATCCTCGGCCGGGACCCCTACCGGTTGCGCCTGCTGATGAGCCGTAACCTCGAACTCACCCCCCTGCTCACCTGGTCCGTGGTCTCGCTGGGCGCGGCGCTTCCCGGCTGGCCCCGGTCGGACGCCGCCTTCACCGGCCTCGCGACCCGGGCGGGCGAGGCGGTGGGATACCAGGAACGCCGCTATGCCATGGGCATATACCGCAGGACAGCCGCACCGATCTGCTTCACCGTGTCCACGCTGGTGGCCAACGCGCTCTGGCTCGGCTGGCCCTTCGACGACAGCACGCCGAACCGGAACATCGTCTACGAGGCCCTGCGGCTGCTGCCGCCCTCCTGGAACATCCTGCGCAACGCGTCCCCCGAGTACCCGGCCATCGACGACCGGATCGGCGCGAAGGACGACGTTCTCGTGCTGCCGCTGCTCTCCCACCGGAATCCGGCTCTGTGGGACGACGCGGACGTGTTCCGTCCGGACCGCTGGGACGGGCTCGACCCCGACAACACGCCGGGCTACCTGCCCTTCGGGCACTCCTCGGAGCGGTGCTGGGGACGGCACATGGTCATGCCGCTGGCCGAGCTTCTCCTGGACATCGTCCGTAGCTCCGGGCTGGTGGTCGACCCCGACCAGCGAACCGCCCGGGTGCCGCTTCTCGGTCTGCTGGGCGTGGACGAGGTACGGCTGACGAAAGCGGCCCGGGTCCGCTGAAGCGCGGCACGCCCGTGTACGGCCCCGGAGCGATCAGGCGATGTGCTCGTCCACCATCTCGGCCTGGAAGCGGTCCTTGAAGGCGGAGTGCACCTGGCGCAGCAGCGCCAGACTGCGGGGGTGGGTGATGCCCGCGTCCGAGAGGTGTATGTCGAGCTGCTCGACCTTGGGGTAGTCGCCGAGGTCGTTGGAGACCGAGACGAAGACCGGGTAGGCCGCGTCGTAGAACTCCTCCTCGGCCTGGGCGAGCTGCTCGGCGCTCTCCGTGCTCTCCGCACTCTCGGGGGATTCCCCGGGCTCCGGCGCCGGGCCCTGAGGGCGCGGCCGGGGGTCGCCGAGGGGGCGGGTGCCGCCCGAGCCCGTGGGGACCTGTACGGGGGCGTGCTCGGGGGACTCGGTGTAGTCGGAGTGTCCGGGGTAGCCGGGGTATTCGGGGTCGTAACCGCCCTCGTACCCGCCCTGCGGCGCCTGGGCGGCGAACCAGGGGTTGCCCTGCTGGTCCCGCTGGTCCCGCTGGTCCCGCTGGTCCTGCTGGTTCTGCTGGGGGTGGCCGGCGCGGGCCTCGTACCCGTCGTGACCGTCGTATCCGGGGTGTCCGTCGTACCCGTCGTGATCGGCCGGGTACGGGTGCTCCATGTGCTCCTGGGGCCACTCGTCCTCGGGCCAGAACTCCTCCGGCAGCTCCCGCGCCGGGGCGTGGCGCGACTCCTCGGCCGGCTTCGCAGGGAGCTCCCGGAGCTCCTGGGCCTGCTTCGGGGCCGGAAGCGGCTCATGCGCGGGCTGCCGCTGGGGCGCGGGCGGCAGCAGCAGCGGCTCCACGCCCGCAGCCGCGAGACCGGCGGCGGCCGTCTCCGCGAGCGGCACCCCGTACCGCGCCAGCCGCAGCGGCATCAGCGACTCCACCGGAGCCTTGCGCCGCCAGGCCCGTCCGAAGCGGGCCTGGAGCCTGGCCTGATAGACCAGTCGGTCCTGCTCCAACTTGATGACCTGCTCATAGCTGCGCAGCTCCCAGAGCTTCATCCGGCGCCACAGCTTGAACGTGGGGATCGGCGACAGCAGCCAGCGGGTGAGGCGTACGCCCTCCATGTGCTTGTCGGCGGTGATGTCGGCGATCCGGCCGACCGCGTGCCGGGCCGCCTCCACCGAGACCACGAAGAGCACCGGGATCACCGAGTGCATGCCCACGCCCAGCGGGTCCGGCCAGGAGGCCGCGCCGTTGAACGCGATGGTGGCGATGGTGAGCAGCCAGGCCGTCTGGCGCAGCATCGGGAAGGGGATGCGCATCCAGGTCAGCAGCAGATCCAGCGCGAGCAGCACACAGATGCCCGCGTCGATGCCGATGGGGAAGACGGCGGCGAAGTCGCCGAAGCCCTTGCGTTCGGCGAGATCGCGCACCGCCGCGTAGGAACCGGCGAAACCGATCCCGGCGATGATCACGGCGCCGCTCACGACGACTCCGATGAGTATGCGGTGAGTGCGTGTCAGCTGCATCGCGGCCATCCGCTACCCCCTCCCCTTCGAAACGCGTGCGTCGGTGTCCGCCGAACTCGTCGTCGAGTCCATCCCCGGATGGGTCGGTGAACGTGCTCGCTGAACGCGTGTTCCCTTTCGGCCAGGGGAAGGCTACTTGCTGCCCGGGGTCACTTGTTCGCGGCCTTGACCGAAGCGACGGACTCCTTGGCGGCGCCGAGGGCCTTCTCCGTCAGATCCGCCACGGCCGGGGGCTGCGCTCCCGCGTATCCGGTGCCGTTGTAGGTGAGGGTGATCACGACGTTCTCGGTGCGGGCCACGACGGTGACGTACGAGAAGTCCTCGCCGGTCTTGCGCAGTTGGTAGGTGACGGTCGACGCCTGCTCGCCGATGCCCTTGGCGGCGGCGGACTTCACCTTCTTCGCGCCCGGGGTGGACTGGGCCTTGGACAGCTCCTTGGTGAAGTTGTCCTGCGCGCGCTGGGCTCCGCTGGCGGCCAGGGCCTGCTCGGAGTCGTAACGGAGGTAGGA</text:p>
          </table:table-cell>
          <table:table-cell office:value-type="string" calcext:value-type="string">
            <text:p>, ATGAAGGTTCTCTTTGCCATTCGGCACAAGGTCACGGAGCACCGGAGCCTGAAGGCGTACGCCTGGTACATCTGGTGGTGA, 22964, 23045(+), GTGATGAAGGTTCTCTTTGCCATTCGGCACAAGGTCACGGAGCACCGGAGCCTGAAGGCGTACGCCTGGTACATCTGGTGGTGA, 22961, 23045(+)</text:p>
          </table:table-cell>
          <table:table-cell table:formula="of:=LEFT([.J28];FIND(&quot;),&quot;;[.J28])-1)" office:value-type="string" office:string-value=", ATGAAGGTTCTCTTTGCCATTCGGCACAAGGTCACGGAGCACCGGAGCCTGAAGGCGTACGCCTGGTACATCTGGTGGTGA, 22964, 23045(+" calcext:value-type="string">
            <text:p>, ATGAAGGTTCTCTTTGCCATTCGGCACAAGGTCACGGAGCACCGGAGCCTGAAGGCGTACGCCTGGTACATCTGGTGGTGA, 22964, 23045(+</text:p>
          </table:table-cell>
          <table:table-cell table:formula="of:=MID([.J28]; FIND(&quot;),&quot;;[.J28]) + 1; FIND(&quot;),&quot;;[.J28];FIND(&quot;),&quot;;[.J28])+1) - FIND(&quot;),&quot;;[.J28]) - 1)" office:value-type="string" office:string-value="" calcext:value-type="error">
            <text:p>#WERT!</text:p>
          </table:table-cell>
          <table:table-cell table:formula="of:=RIGHT([.J28];LEN([.J28]) - FIND(&quot;),&quot;; [.J28]; FIND(&quot;),&quot;; [.J28]) + 1))" office:value-type="string" office:string-value="" calcext:value-type="error">
            <text:p>#WERT!</text:p>
          </table:table-cell>
          <table:table-cell office:value-type="string" calcext:value-type="string">
            <text:p>, AWYIWW*, 22964, 23045(+), AWYIWW*, 22961, 23045(+)</text:p>
          </table:table-cell>
        </table:table-row>
        <table:table-row table:style-name="ro1">
          <table:table-cell office:value-type="string" calcext:value-type="string">
            <text:p>WP_148646527.1</text:p>
          </table:table-cell>
          <table:table-cell office:value-type="float" office:value="1731550550" calcext:value-type="float">
            <text:p>1731550550</text:p>
          </table:table-cell>
          <table:table-cell office:value-type="string" calcext:value-type="string">
            <text:p>Streptomyces sp. CB01881</text:p>
          </table:table-cell>
          <table:table-cell office:value-type="string" calcext:value-type="string">
            <text:p>Streptomyces sp. CB01881 Scaffold4, whole genome shotgun sequence</text:p>
          </table:table-cell>
          <table:table-cell office:value-type="float" office:value="1731550550" calcext:value-type="float">
            <text:p>1731550550</text:p>
          </table:table-cell>
          <table:table-cell office:value-type="string" calcext:value-type="string">
            <text:p>903560..904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3633-116980']</text:p>
          </table:table-cell>
          <table:table-cell office:value-type="string" calcext:value-type="string">
            <text:p>CCGCACCGCCGCCCAGCAGCGTGGGCTCGCCGTCCTCCACCGGCACGGCGAGCAAGGTGAGCGGGACGTCCGGCAGCCGCTGCTCCCAGACGCGCACCCACTTACCGGGCGTCACGCCGGGAACGTACACCAGCCGGAACGAGGGGTTCGCCTGCATCTCTGTCACGCAGCAAGGCTACCGACCGTGATCGGGGCCGCCACTCACTCGCTTACCCTAGTGACCATGACATCGCTCAAGCCGAAGACCACCCAGACCATGAAGCCGGCCACGGCGGCCAAGAAACTGGGCATCTACCTCGACGCCGCCCCTGCCGACTTCCAGGAGGGCGTGGTCTCCCGCGAGGAGCTGAACGCCCTGCAGGCCGAGCCGCCGCAGTGGCTCCAGGATCTGCGCCGCAACGGCCCGCACCCGCGCCCGGTCGTCGCGGCCAGGCTCGGCGTCTCCGTCTCCGGCCTGGCCCGCGGCGGGGTCGCCGAGGCCCTCACCACGGAGCAGATCGACGCCCTGAAGGAGTCCAACCCGGACTGGCTGGCGCGCGAGCGCACCATCCAGGCCGAGGTCCGCCGGGAGGCCGTGCGGGTCAAGGAGAAGCACGAGAAGGAGCAGCAGAAGCAGGCGGCCCCCCAGGCCACGCCGGCCAAGTCGGCCAAGAAGCGCTGACGCACACCGGTCGGCCGGCTCCGGCGGGCACCGGACCGCCGGGCCGGGGCTGACCGGGACGACGGGCGGGCCGGTGCCCCGGGGCGTCCGGCGCCGACGCCCGGGCAGCGGCCCACACGTCCGCAGGGGGATCCGCATGACGAACGACCGCGTCGGCCTGGCCGCCCTCACGGAGTTGCTGCGCGCAGCGCACGCCGAGCACCGCCACCGGCTGGGGCTCTGGGACTGCGACCTTCCCGCCCGCGCCGAGCGCAGCCGTATCCCCGCCGGGACACCCGTCGCCGTGGCGGACCTGCTGGCCGCCTCCGACGGCCTACCTGAACCACTCCACCCGGTTCTTCCCCGCGGACGAGCTCGACGGGCAGCAGTTCTCCGAAGGCCTGGTCGGCGCCGAGCTGCCCGGCGGTGCACCACTCGATGACGCCTCGCGCTTCCACTTCTTCGGCCGGGCCCGCGGGAACCCGCTGCTGGTCGACCGCGACGGGAGCGTCTGGCGGGTGCCCGACGACGGCTTCGTCTGGTACACCGGCTGCCGGCTGGAACGGCTCACGGACGACGTCGGGACCTTCTTCACCGACTGGGTGGCCGCCCCCGGCTTCCGCGACCTGGCCGGGCTCGGGCCCGAGGACCTCGCGACCAGCCACTGGTACCGGCTGCTCCGGCTGACCGCCCTGGCCTCGTGACGCCCCGCCCCGGCCGGCCATCCCGTCCCGGCACCGGCCGGCGAACGCCCCTGCCCGCCCCCGTCCGGCCCTGACATGTCGCATGCCCGAAAGGGCAGACCGAACGTTCCGTCGGCCCGTGCCGCGTCTCCCGGAATCCCGTCAGGACGTCCCGCCGCCGGGCCGCGGACGCGTGCCGTTCATGCGGCCGCCACCCGGGGCGAGGCGCTGACCAGCGCCGTCGCGCACCCCGCGGCCCCTTACAACCGCCCCGATGGGCACGATGCGCCCAGGGCCGTTCATTTCGCACCCCAGGCGGTCGAATCGGGCGCGGGGAAACGCGAAACCCGCCGGCACCGCCGACCGGCGTGTGAACTGCGTCACTTGACGCTTATTTCGTGCTGGGCTTCACTTTTTCCGGCGACGAGAAGCGGAACGCAGAATTCTGCGGACTTACCCACCGCCCCCCGTCGGCCTTTGCATGATTCGTCCGGTTCACTCTCAGACGGAGGTACTGTCATGAAGCTCGTGCATTTCGTGAAGAAGGTCATGCCGGAGAAGAGCCTGAAGGCCTACGCCTGGTACGGCTGGATCTAATCGGGCAGTTCGCTGCCAGGCCCGTGCCCGGTGGAATCGGTCCACCCGGGCACGGGCCGCTCACCCTTGGAGTTCACCGATGTCTCTGTCCAGGACCGGCGGGAACACCCGGGCCACCGTCTTCGCGCCGCGGATCGACGCGCTTCTTCGCACGTACCGCGGGTCTGACCTCTTCCGCCTGGAGGACGACACCATCGGGGTCGCGGGCGTCGACCTGATGGACAGCCTGCTCCTCAGCAGGCCCGCCAACGACGAGGAGCGGCCGACCTTCAAACCCGTCCAGGGGAGGTCCGTCCCCCGGACCGACGCGTCCGCGCTCATGCAGGCCGTCTCGGCCGACGTCCGGGCCGCGCTGAAAAAGCCCCTGGGCGATTCGGTCGACCTCACCGGGAAATGGCCGCACGTCGCCCACGTCTATCTCAGGGATCTCGTCTTCGGCCGCGAGAGTTTCCGGTTCCGCGTCCTCGTGGACCGCCGGCTGGAACTCACCCCGAAATTGACCTGGATGGCCGTGGCGGCCGGCACGGCCATGCTCGGAAAGCCGGGGACGGAAATTCCGCTGTCCAATCTGGCGGCCCGCGTGCTGAATGCGGAAACCTATGACGACCGCCGGTACGCGATGTACCTGTACCGGCGGGTGGCCGCGCCGGTCTGCTTCACCGTGTCCGCGCTCGTCACCAATGCGCTCTGGCTGGGCTCGCCCTTCGACGAGGGCGTGCCGAACCGGGACATCCTGCTGGAGGCGCTGCGGCTGCTGCCCCCGTCCTGGAACATCCTGCGGATGGCCTCCCCGGAGTACCTCGCCGTGGACGACCGGATCGGCCCGAAGGACGACATCCTGATGCTCCCGCTGCTGACCCACCGGGATCCGCGGCTCTGGGACGACCCGGACACGTTCCGCCCCGAACGGTGGGCCGGCCTCGACCCCGACGACCAGCCCGGCTACCTCCCCTTCGGCCACGCCAGCGAGCGCTGCTGGGGGCGGCACATGGTCATGCCGCTGGCCGAGCGGCTCCTCGACATCGTGCGCCGCGACGGACTCGTGGTGAGCCCGCAGCAGACCGTCGGGAAGGTCGAGCTCGACGGCCTGCTGGAGGTCGCCGGGGTGCGGATGGTCCGGCGTTGACCGGGGGCGGCGCCACCGGCTGACGAGCCGGTGGCGGAGGCGCCGCCGACGCAGGGGCTCCCCGGCCGTGGTTCCGGCCCGGGGAGCCCAACGGCGTCCACTGAGATGACGGTCCGTCAGATGTGGTCGGACCAGGAGAAGGAGACGATCCGCCAGCCCTCGGGGGTACGGACGAACTGAAAGGCCTTGGTCCCGCCACCCTCGTACGGCTCGCCGTTCATGATCCCGGACTTGCCGTACTCGCCGAAGCGCGTCGCGAGGTCGCCGACGATCTCGGTGCGCTCGGCCGTCTCCCACTCGGAGAACTCGACCAGCCGGCCATCGCTCAGCAGCTGCTCGCGGGGCTCGATGAACTCGTCCACGGTGTAGACGGTCAGGCTCGGGCCGGTGTTGACGATCACTCCCCCCGGCACGATCAGCCGGCGGAGCCGGGCGACGTCGGCGGGCTTGCCACCCCGGTTGTCGAAGGCGCCGAAGAACTCGGCGGTCAGCGCGTCAATCTCGACCTTGGACATGAGCGGAACAGTAACACTGCAATGTCACCGAGGCCCAGGTCCGCCAGGTCTCGATCCGTCCGTCAGGCCTCGATCCACACGTCAGATCTCGGCCCCTCCGTCAGACCTCGATCCAGTAGCGCCGCACCGCACCGAACCTCGTCTCCCGGACGCCCTCGAACACGCCGCCGTGACGCGTGATCGTCCTCGCCGAGGCGGTGTTCCCGACCGCGCAGGTGAGCAGCACCCGGTCCAGGCCCAGCCCCCGCGCCTCCTCCAGCATCCGGCCCAGCGCCCAGGTCGCCAGTCCGCGCCGACGCGCGGACGGCCGGATGCCGTAGCCGATGTGGCCGAACTCCGGTACCCGATCGCCGTTTCCGTGCCGCAGCGCGATCCCGCCGAGGACCTCGTCACCCTCGACGATCCAACGGTAGGTGCACCGCGCCCGGTCCAACGCCTCCCGGACCGCCGGGTCACCTCCCGCCAGGACACCCTCCGCCGGGTCGCCCGACGCGTCCGCCAACCGCGCCACCCAGACGGCGAACCCCTCGGACGATGCGGTCTCGTCGGACGGCAACAGCCCGAACCCGTCCTCGTGGTGGCCGGGCCCCCACTCCTCGTGCGCCCGGGTCCAGGCGGCGTGGAGGCGGACGGTGGGCGCTATCAGTTCGGGCATACGGCGACGATACCCACCGGCACCGGCGCGATCCACGGCCCGCCCGGCCGCGGGCCGTTGACGCCCCGGACCGCCCCGGACCGCCCCCCGATCACCCCCGGATCATCCCCGGGGCCGCAAAAGCGTTGGACAACTCGCCTGCCGTTGCACACCGTTGAGGGAATGGAACAGGATCAGGTCTGGGACGACCACGCCGCACGGAACTACGACACGCCGGGCACGGGCATGTTCGCCCCCGAGGTCCTGGAGCCGGCCGTGGACCGCCTCGCCGAACTCGCCTACGGCGGACGGGCGCTGGAGTTCGCCATCGGCACCGGCCGGGTGGCCGTCCCGCTCGCCGGGCGCGGTGTGCCCGTGACCGGCATCGAGCTCTCGCTCCCGATGATCGGCCGGCTCCGCACGAAGGCGGACGAGGCGGAAATCCCGGTGGTCGTCGGCGACATGGCGACGGCACGGGCCCCGGGGGCGTACACGCTCGTCTACCTCGTCTACAACACGATCTCCAACCTGCTCACCCAGTCCGAACAGGTCGCGTGCTTCCGCAACGCCGCCCGCCACCTCGCGCCCGGCGGCAGGTTCGTGATCGAGCTCTGGGTACCCGAGCTGCGCAGGCTCCCACCGGGCCAACCGGCGACGGTCTTCCACTCCGAGCCCGGGTACATCGGCCTCGACACGTACGACGTCCTGCAACAGCACGTCGTGTCCCACCACTTCAGGTTCGACGGCAGCCGGCAGGCCGAACTCTTCCGCAGCCCGCACCGCTACGTCTGGCCGGCCGAACTCGACCTCATGGCCCAACTCGCCGGCTTCGCACTGGAGAGCAGGCACGC</text:p>
          </table:table-cell>
          <table:table-cell office:value-type="string" calcext:value-type="string">
            <text:p>, ATGAAGCTCGTGCATTTCGTGAAGAAGGTCATGCCGGAGAAGAGCCTGAAGGCCTACGCCTGGTACGGCTGGATCTAA, 903402, 903480(+), GTGGGCGCTATCAGTTCGGGCATACGGCGACGATACCCACCGGCACCGGCGCGATCCACGGCCCGCCCGGCCGCGGGCCGTTGA, 905753, 905837(+)</text:p>
          </table:table-cell>
          <table:table-cell table:formula="of:=LEFT([.J29];FIND(&quot;),&quot;;[.J29])-1)" office:value-type="string" office:string-value=", ATGAAGCTCGTGCATTTCGTGAAGAAGGTCATGCCGGAGAAGAGCCTGAAGGCCTACGCCTGGTACGGCTGGATCTAA, 903402, 903480(+" calcext:value-type="string">
            <text:p>, ATGAAGCTCGTGCATTTCGTGAAGAAGGTCATGCCGGAGAAGAGCCTGAAGGCCTACGCCTGGTACGGCTGGATCTAA, 903402, 903480(+</text:p>
          </table:table-cell>
          <table:table-cell table:formula="of:=MID([.J29]; FIND(&quot;),&quot;;[.J29]) + 1; FIND(&quot;),&quot;;[.J29];FIND(&quot;),&quot;;[.J29])+1) - FIND(&quot;),&quot;;[.J29]) - 1)" office:value-type="string" office:string-value="" calcext:value-type="error">
            <text:p>#WERT!</text:p>
          </table:table-cell>
          <table:table-cell table:formula="of:=RIGHT([.J29];LEN([.J29]) - FIND(&quot;),&quot;; [.J29]; FIND(&quot;),&quot;; [.J29]) + 1))" office:value-type="string" office:string-value="" calcext:value-type="error">
            <text:p>#WERT!</text:p>
          </table:table-cell>
          <table:table-cell office:value-type="string" calcext:value-type="string">
            <text:p>, AWYGWI*, 903402, 903480(+), RPAAGR*, 905753, 905837(+)</text:p>
          </table:table-cell>
        </table:table-row>
        <table:table-row table:style-name="ro1">
          <table:table-cell office:value-type="string" calcext:value-type="string">
            <text:p>WP_115577552.1</text:p>
          </table:table-cell>
          <table:table-cell office:value-type="float" office:value="1444836961" calcext:value-type="float">
            <text:p>1444836961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NL_P172 scaffold1.1_X.arboricola_NL_P172_size4520666, whole genome shotgun sequence</text:p>
          </table:table-cell>
          <table:table-cell office:value-type="float" office:value="1444836961" calcext:value-type="float">
            <text:p>1444836961</text:p>
          </table:table-cell>
          <table:table-cell office:value-type="string" calcext:value-type="string">
            <text:p>4490213..4489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172-12711']</text:p>
          </table:table-cell>
          <table:table-cell office:value-type="string" calcext:value-type="string">
            <text:p>TCTGGCCGGCCGCTCGCTGCGCACCAGTGGATTGCTGCGCATCGGCGTGCTGTACAGCAACCCGAGTGCGGCGTATCTCAATCAATTCATGCTCGGCCTGCTCGAACAGAGCAGTCTCAATGGCAGCCAGGTGCTGGTGGAGAAATGCGGCGCCATCCGCAGCCAGCGTGCTGCCACCGAACGCCTGCTCGCCGCCGGCGTGGATGGTGTGATCCTGCCGCCGCCGTTGTGCGATTCGCGCCAGACCATTGCCGAACTCGATGCACGCGGCATCCCGGTGGTGGCGGTAGCCAGTGGCGCACCGATGGCGCAGATCAGCTCGGTGCGCATCGACGACTACCAGGCCGCGCGCGCGCTCGTCGATCACCTGATCGCGCTTGGCCATCGCCGCATCGCCTTGATCAAGGGCGACCCCAAACACACACCCAGCGCGCTGCGTGCCAGTGGCTACGCCGACAGCCTGCAAGCGGCGGGGCTGGAGATCGATGAGGCGCTGATCGCCGAGGGGTTGTTCACCTATCACTCGGGCCTGCTCGCCGCGCGCGCGTTGCTCGCACAGCCCGCACCGCCCACGGCGATCTTCTGCAGCAACGACGACATGGCAGCAGCCACCGTAGCGGTCGCGCACGGGCTGGGCCTACGCGTGCCCGAGGATGTGTCGGTGGCCGGCTTCGACGACACGCCGGTAGCGACCACCATCTGGCCAGAACTCACCACCGTGCATCAGCCAGTCACCGCCATGGGCCGCGCCGCCGTCTCACTGCTGGCCGACGCCATTCGCGAACGACGCAAGGGCGCACCGGTGCAGGGCGTGCATCAGGTGATGAAGTACACGCTGGTGAAACGCGGTTCGACGGCGGCGCCGGTGGAGTGATGTGGTGGTGGCTCAACTACGCTGTTGGGCGATGAGAGCACATCACCCAAGAGCACAACGCCCTGCGCATCGGCGATGCGATCGCGTTGTTTTAGGCCCTGACCAGGGTGACGTCCGCAACACCTAAAAGCCCAGTCAATGGCACATCGGCTCGACGTTGGGTGGTTGCCGCTGTCAGGCCCTGGCTGCGCAACAGCTCCAGCAGGCGCTCGGCAAGCGGCATCACCATGTGCCTGCCCCAACAGCGCTCCGAGGCATGGCCAAACGGAAAATAGCCTGGGTGGTTGTCTGGATCCAACGCGTCCCAACGCGCCGGACGAAACATATTGGGCGCGTCCCACAGCGCGGGATCGCGGTGACTGAGCAACGGCAACACCAACACGTCATCGGCCGCACCGATGCGGTGATCCAGGGCGGGATATTCCGGCGATGCGTTGCGCAGGATGTTCCAGGATGGCGGCAACAGCCGCAGCGCTTCGTAAATGATATTGCGGTTGCTGTCGCTCGCTGAGAACGGCGATCCCAACCACATGGCATTGGCTACCAAAGTAGAAATGGTAAAGCACACCGGTGCTGCGGTACGCCGGTACAGGCCCAGGGCGTAGCGGCGTTCGTCATAACTGCCTGCGGCCGCCGTCACCCGCGCCAACGAGGAGGCGTTTGGTGACAACGTCAACGGTAACGCAGCGCCGGCGGCAATCACCGCCCAGGTCAACTTGGGTGTGAGTTCGAGCACGCGGTCCATCAGCACGCGCAAGCGCAACGGATCTCCACCAAGCAACAGGTCGCGCAGATACACGTGACCGACGTGCGGCCAACTGCCCGACAGATCGACTTGTACCGCTGGCATTTTCAAAGCTTCGCGCACATCGCGACCGATCGCCTGCATCAGGCGAGAGGCATCGACGCGTGCAATGGAGCGCCCATGCAATGGCTTGAAGGTTGGTCGTTCCGTCTCCGTGGCCGGGCGTGCAGCGAGCAGGCGATGCGTCAGCACCGGCCCCGCCACGCCCACCGTGTCGGGCTCCAGACGAAAGACGTCTTGCCCGATGTACGCATCGAGCAAGGCCTGCAGCCGTGGTGCAAACACGGTGCGGCGCATGTCGCCGACAAGCGAGTGCGACATCGTATGACTCCGAAAGAAAGCCCGCGTCCGACAACCTGGGGATCGCCGGCGCGGGCCGGTTCACCGGGCCGCATCATCTCTGCGGCGGGTGCACGTTCAGTACCAGATGTACCAAGCGTGCGACTTCAGGCTCTTGTTGGAAGCAAGGCGGTGCTTGATGGCAAACAACAGTTTCATGAGCGAAATCCTTCAGGTGGGATTGCCCTTGCGGGGGATGAAACCAGGTGGAAACACAGGTAGCGCGGCGAGCCATTTACAGTTGAGCTCGCAAGACCGAACCTACTCCTGCTCCAACGCAAAACCCTGCAAGCGCGCACAGATCGCAACGCGCATGTCACCGCGGCGCAGTGCGCCTGCATAAAAAAAGCCGCATCGCTTCCCGCCGATGCGGCCAAATGGGAGGGTGCCCGGGCTTGCGACCGGGCGAACTGCAGCCACCGGCGCATGCCAGTGATGGGAAGCACAGCAATGCGGCTCAGAGGATCAGAGCGAAGCTCGCCATTTCGTGCTGACGCACGACGCCCATGCAGGCAAAGCGCGAACAGCTGCATGACACGATGTGTACGGCTGCGGGGCTCGCTGATGGCGGCCGTCGTGTTCACGACCGCCATCACCGCAGACTGCGTTGCGATCAACTCATTGCTTTGAGAAGAGCAAGACGGCTACTTGTTCGGCCGGGCGATCACCATCGCCGACGGTGCACTCGCACCTGCCGCATTATTGGCCGTCACCACGTACGTGTACGCGGCACCATTGTCGACCGCGCGGTCTAGATAGGTGGTTGAGGTGACGTTGCTGCTCACCGTCGTCAATGCACCCGTGGTGCCGGCGCGGCGCTGCACCGTGTAGCTAGCTGCGCCGCTCACGGCCGACCAGCTCAGCTTGACGTTGCTGTCTCCCACCGTAGCCGTGAGTCCACGGGTTGCAGCCGGTACCTGGCGTGGTGCCAGTGCAACAGATGCGGCG</text:p>
          </table:table-cell>
          <table:table-cell/>
          <table:table-cell table:formula="of:=LEFT([.J30];FIND(&quot;),&quot;;[.J30])-1)" office:value-type="string" office:string-value="" calcext:value-type="error">
            <text:p>#WERT!</text:p>
          </table:table-cell>
          <table:table-cell table:formula="of:=MID([.J30]; FIND(&quot;),&quot;;[.J30]) + 1; FIND(&quot;),&quot;;[.J30];FIND(&quot;),&quot;;[.J30])+1) - FIND(&quot;),&quot;;[.J30]) - 1)" office:value-type="string" office:string-value="" calcext:value-type="error">
            <text:p>#WERT!</text:p>
          </table:table-cell>
          <table:table-cell table:formula="of:=RIGHT([.J30];LEN([.J30]) - FIND(&quot;),&quot;; [.J30]; FIND(&quot;),&quot;; [.J3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62114246.1</text:p>
          </table:table-cell>
          <table:table-cell office:value-type="float" office:value="1011200990" calcext:value-type="float">
            <text:p>1011200990</text:p>
          </table:table-cell>
          <table:table-cell office:value-type="string" calcext:value-type="string">
            <text:p>Collimonas pratensis</text:p>
          </table:table-cell>
          <table:table-cell office:value-type="string" calcext:value-type="string">
            <text:p>Collimonas pratensis strain Ter291 chromosome, complete genome</text:p>
          </table:table-cell>
          <table:table-cell office:value-type="float" office:value="1011200990" calcext:value-type="float">
            <text:p>1011200990</text:p>
          </table:table-cell>
          <table:table-cell office:value-type="string" calcext:value-type="string">
            <text:p>2062220..2061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946-18161']</text:p>
          </table:table-cell>
          <table:table-cell office:value-type="string" calcext:value-type="string">
            <text:p>AAGTCGTGTGGGGAAAATCAAACCACGATGTAACGGGTAGACGTCGTGTGGTCGATGAGACGGCGACGTATTCAAAACAACCACAAGATTTTTGAAAATGGGAGGTTAATTGCTATGGCATCTCTTACCGTAAAATTTGCTGTGTATGGTGCCCTCAACGGGGGAAATCAAGATCAAAGCCAGGTTGTAAATGTACAGGAAGTACTACAAGCAGCCATAAATCGAAGTCAAGGGATTGTGACCATCAACAACGCAACAATGGGTGGTGATCCATCCGTTGGCAACGGGAAGCACTTCGGTGCGACGGTGACTCTTGACTCGGTTGATCGTTATTTTGCGTGCGCCGAAGGTCAAACGATTGACTTCTTCCATACCCAAGCTCCTGGACAGAATACTCGTAAAGCGGCTTTGAGCGAGGTTTCTGCCTAGAACCCTCGGTTGAACGGTATAGCAAGGCCCCGCGTTTTCATCGGCCCGGGGCCTTTTCTTTCGCCACTTGTAAGGAACTGTTGCTGCTGTAAAAGGCTGTAAATAGACGTGAAGAGTTGGTATTGCCGGATTATATTGAGTTCGTCTCCTCCAACTCTCCCTAAGTTTTGGATTCAGCCCGCTGCAGCAAGGTTCGCGGGCATTTTTTTCGCCAAGAAAAAAGCAAAAGCCCCTGAACGTTCGCAGCGTCATCCCACCAAGACTGCGACCGAAGACGGCGGGTTTGGGGGGAAAGCAAAGCGCCGATATATGGAACAGTGAAATCGAAAGCGTTAGTCGGGCCACGTCGGCACGCTTGACGTTGTCGGGCGCGGTCGCCTGTGTGCCATCTGCCGCGGCGGCGATCATCACGAAGAGCATTGCGATGAAGCGCCAGAGCCGTTGCACGAGAGGTCGGTTCGCCACTCACGTTTTATCGATAAATGGCGAGCTGAATGCGAACCAAGATTGCTCCATCCTTTCACAACTCGCGCAGTTCATTGCCTGCTGATGTTGACTTGAAAGACGCCAAGTAGCCCCGTGAGCGGCACCTCTGCCGTGATTTGCCGCGGGCTGACGGTGAGGCCGTTGCCGCGCAGGATATCCAGCAGCCTTTCGGCCAGGGGCATCACCATATGTCGTCCCCAGCAGCGTTCGGATGTGTGGCCGAACGGTAGGTAGCCGGGCTGCTGGTCGGGGTCGATGCTGTCCCAGCGTTCGGGACGAAACTGGTTGGGGTCGTCCCAGATTGCCGGATCGCGATGGCTGAGAAACGGCAGGATCAGGACATCGTCGTCCGGACTGATGCGGGAATCGAGGGCGGTATATTCGGGGGACGCGTTGCGCAAGATGTTCCATGACGGCGGCAGCAGCCGCATGGCTTCGTACAGGATGTTCTGGTTTGGGGTGTCGTCGTCAAATGGCGAGCCTAGCCACATTGCGTTGGCGACTAGGGTGGAGATGGTGAAGCAGACCGGGGCGGCGGTGCGCCGGTAGAGGCCCATGGCATAGCGGCGGTCGTTGTAAGTCACGGCATTGGCGGTCAGTTTGGCGATGGCGGATGCTTCCGGGCGTAGCTGCACGGACGGCACTGCGCCGGCGGCGATCAGCGCCCAGGTCAGTTTGGGCGTCAGTTCCAGCGCGCGGTCCATGAGGATGCGCAGCCGGTATGGATCGCCGCCGAGCAGGAGGTCGCGCAGGTAGACGTGGCCGACATGCGGCCATGCGCCGGAGAGATCGCTTGTTTTTGATGCTGGCGTTTTCAATGCTGCGCGGACATCGCTGCCGATGGCTTGCATCAGCTTGGCGGCATCGGTGCGGGGGATGGAGCGTCCGTGCAGGGGTTTGAATGTAGGGCGCTCGAATTCGGTGGCCGGCCTGGCGCTGAGGATTTCATGCGTCAGGGCGGTGCCGGCGACGCCGACGGTGCTGGCGTCCAGCCGGAAGACGTCTTCACCGCAATGGTCGTGCAAGAGTGCCTGGAGCCTTGGCGTAAAAACGGTGGTTCGGGTGCTCCTGCCGGTACTAGACATTGATGGTCTCCATGAGACGAATGTCCTCGTACGGAGGAGCGATTGGGATTTCACCAAACGCCGGTGGAATCTCCAACCGCATTCCTGTGATCAGAAATGGTTTGCCGAAATCAGTACCAGATGTACCAGGCAAATGCCTTCAGGCTTTTCTTCGAGGAGAGCTTGTTTTTCAGGGCGAAAAGAATTTTCATGAGTAGCACCTTTCTTGATTGGTGGACTGCCTTGTGGGCAGTATGGAATGCTCGGGTCGTACGGGGGTGTTGTCGACGACACGATCGACATGTCGGCAAGGCATGTGTCAGCCGCGAGTATCGGTTAAAAAAAATGGAAATACACCTGTTAGTTATGACAGGGATCTGATCGTGGGGCAGGCATGACGGCTTTGGAGAAATATAGAGCTTAATGCGCGGTTTTTTTTCTGACGGGGAGGGCTGTACTCCGTAGCCCGCTAAGTGGGGTCAGAGTGAAGTTTCTGCAAAAGGCGCGCAGAAAGTTCACTCTGACCCCAGTTAGCTGTGTAGCTTATGCACGACGGAAAACCGGTGATGTTTTGTCGTGTTCTCTGAAATTTTCAAAAATGGGTAATGTGGTATTTTATTGCGGTGTCCGTCATTGGGCGGCACGCCTTTCGGGCCGCCAATCTATTAGCTATGAGGATGCGAGCAGCATGGACGACTTCAGCGACATTAAAATATCCCGGCGCGGCTTGTTGATCGCAGGTGCATTGTCGGCAACGGCGATGGCCATGCCGCCATCGGCGGCTGGCGCCGGCGATGCGACGCCGGGTGCGGAAAAAGCGCTGAGGTCTGCTTTCGCACCTGCCGGCAAGCTGCGTGCCTCGATCAACCTGGGCAATCCGATACTGGCCGGTAAAGACACGTCTGGCGCGCCGCGCGGAGTGTCGGTGGACCTGGCGCGAGAGTTTGCATCTCGGCTGGGACTGGAGCTTGAGCTGCTGGTTGTTGA</text:p>
          </table:table-cell>
          <table:table-cell office:value-type="string" calcext:value-type="string">
            <text:p>, ATGAAAATTCTTTTCGCCCTGAAAAACAAGCTCTCCTCGAAGAAAAGCCTGAAGGCATTTGCCTGGTACATCTGGTACTGA, 2062330, 2062411(-)</text:p>
          </table:table-cell>
          <table:table-cell table:formula="of:=LEFT([.J31];FIND(&quot;),&quot;;[.J31])-1)" office:value-type="string" office:string-value="" calcext:value-type="error">
            <text:p>#WERT!</text:p>
          </table:table-cell>
          <table:table-cell table:formula="of:=MID([.J31]; FIND(&quot;),&quot;;[.J31]) + 1; FIND(&quot;),&quot;;[.J31];FIND(&quot;),&quot;;[.J31])+1) - FIND(&quot;),&quot;;[.J31]) - 1)" office:value-type="string" office:string-value="" calcext:value-type="error">
            <text:p>#WERT!</text:p>
          </table:table-cell>
          <table:table-cell table:formula="of:=RIGHT([.J31];LEN([.J31]) - FIND(&quot;),&quot;; [.J31]; FIND(&quot;),&quot;; [.J31]) + 1))" office:value-type="string" office:string-value="" calcext:value-type="error">
            <text:p>#WERT!</text:p>
          </table:table-cell>
          <table:table-cell office:value-type="string" calcext:value-type="string">
            <text:p>, AWYIWY*, 2062330, 2062411(-)</text:p>
          </table:table-cell>
        </table:table-row>
        <table:table-row table:style-name="ro1">
          <table:table-cell office:value-type="string" calcext:value-type="string">
            <text:p>WP_060747870.1</text:p>
          </table:table-cell>
          <table:table-cell office:value-type="float" office:value="1999524463" calcext:value-type="float">
            <text:p>1999524463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XtKm8 chromosome, complete genome</text:p>
          </table:table-cell>
          <table:table-cell office:value-type="float" office:value="1999524463" calcext:value-type="float">
            <text:p>1999524463</text:p>
          </table:table-cell>
          <table:table-cell office:value-type="string" calcext:value-type="string">
            <text:p>60414..61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050-9430']</text:p>
          </table:table-cell>
          <table:table-cell office:value-type="string" calcext:value-type="string">
            <text:p>AAAATGCGGAAAGTGCTTCGGAAGCCGGCGTATTGCGTCCGGCATGCGCGCGTGCGCGCCGGATCGGGGCTGCCGAATTCCGGTGAGCGAAGCGGATGGGGCGGGCGTTGGGCGTCTCGATAAGACCTGCCTGGAGGGCTGAAGGAGCGGCGACGATGAATCATGCATGGCGCGCGTTATTGTTGTATCTCTGCGCGTGAATTTGCGAATTCCGCATAATGCGCAGCCATGGAGAGCTGCTTCACGATCGGGCTGGCGAGGCGTTTGCGTTTCGTGTAGTGCGGCGTAGACAAGTGTCGGCACGCGATCGGCATACCCGGGGCAGCCGGCGGCGCCCGAATGAGCGAAAATCCCCCGAGCGCGCCGACCTGGCGCGCGACCCGCGCGTTTTCCAGGAGACTTCCCATGCGTCATGCCCTTCGTTCCTGCTGCGCCATGGGGGTGCACCGATGACCTCGCCCTGGGGCAAAAGCCCGCGCGGCCCGCGTCCACCCGCGCCGCCCGAACGCGTCGCGCCGGTGCCGCGCGCGGCCGACGCCAATCGCGGCGAGCTGCGCTTGTACGGCCTCAACGCGGTGCGCGCGGTGTACGCGCGGCGTCCGGAGGCGATCCGCAAGCTGTACCTGGCCGAGGCGCGGATTCCGGCGCTGCAGCCGCTGCTCAAGTGGTGCGCGGCCAATCGCGTCGGCTACCGCGTGGTGGACGAAGTCGATCTGAACAAGCTCGCGGCCAGCGCGCACCACGAGGGTGTGGTCGCCGACGTGGTGCGCGCCGAACCGTTGCCGCTGGCGGCGTGGCTGCAGACGCTGGCGCCGGGTCCGGCGCTGGCGTTGTGGCTGGACGGGGTCGGCAACCCGCACAACTTCGGCGCGATCCTGCGCTCGGCCGCGCATTTCGGCGCCGCCGCGATCCTGCTGCCGGACACCGCGACGCTGGCGCTGTCCGGCGCCGCCGCGCGCGTGGCCGAAGGTGGCGCCGAGGCGCTGCCGCTGGTGCGGCTGCCGCCGACGGAACAAGCATTGGCGCAATTGCGTGCGGCCGGCTTCGCGCTGGCGGCGACGCTGGTGGACGGCGGCGACGACGTGTTCGCCGCCGCGCTGCCGCCGCGCCTGGTGTACGTGATGGGGGCCGAGAGCGAGGGCATGGACCGCGACTTCGCCCAGGCCTGCGAACTGCGCCTGTCGATCCCCGGCAGCGGCGCGGTGGAAAGCCTCAACGTCGCCGCCGCCACCGCGGTGCTGCTCGGCGCCTGGCGCCGCCGCGTCGCGGCGTCGTAAGACGGAGACGGTGCCTGCACGCTTTGACATGTGCGTCGCGCGGAGTCGCCACTGACGCGATCGGTCTGCGCCGCGCAGTCGGTTCCGACGCGCAATGCGTGCCGGCGGAGTTGTCTACTGGGTTGTGTGCGTTGCCTCATGGTTCGCGTTTGTGCATCCGTTTTCGATCGCGATGGGCGTGCCAACGTCTTGGCTCCGCGGTTGCAGGCGCTGTTAAGCGAACATGTCGGCGGCTGGACGCGGACACAGTCGGCGTCGCCTGGCAGGCGCTGGTGCAGCGCCTGCTCAGTGTCCGGCCCGCGACCGAGCATGAGCGCGCGAATGACGCCGATTGCCCCTGCGGCTGCAGGGGGAATCCGTCGATGGATTTTGGCTACGGCATTGTGTGCGCAGCCTCATGTTTTGCGTTTGCGCCACGCATAGCGGCGGAGTAGCTTCGATGGTGCGCGCTCCGACAGTGGGGATATCGGCTCGTTGTGTGCATGCCCGCCTGCGCGAGGTGCAGGTGCTCTCCCCCGAAAGGGGTCATTCGCAATTCCAACAGGATGCCGATCATGAAAGCGCTTTTCTCGATCAAGCGATTGCTGTCTTCCAAGAAGAGTCTGAAATCGTACGCCTGGTACATCTGGTACTGATCCGCGTCGCGCCATCGATGCGATGCGGCCCGTGCCTGGCGAATGCCGATTCGCCAGGCACGGGCCTTTGCATTGCGGAGCGCGCGGATGTCCGCCATCGTGCGTGACAGGCAGGCCCGCGCCACGGTTCTCGCGCCGCGGCTGCAGGCGTTGCTGCACGACCATCTGGGCCAGGACGCATTCCGCCTGGATGCCGATACGATCGGTGTCGCCGGGCCGGCGTTGACCCACCGTTTGCTCGACGCCAGGCCGGCGACGGAATGGGAGCGCCCGACGTTCAAGCCGTTGCACGGGCGCTCGATTGCGCGCGCCGATGCGTCGAAGTTTATGCAGGCGATCGGCCGCGACGTGCGCGAGGCATTGAAGCAGCCAGCTCCCCCGAACGCCGATCTGTCCGGCCCGTGGCCCCACGTCGGCCATGTCTATCTGCGCGACCTGCTGCTCGGCGACGATCCACTGCGGCTGCGCCTGTTGATGGACCGGGTGCTGGAACTGACGCCCAAGCTGACCTGGGCGGTCATCGCTGCGGGCGCGGTGGCGCCGCTTGCGCCTCAGGCGGGCGCTTCGGCGCTGGCCACGCTGAGCGCGGCTGCAGGCGGCTACCACGAGCGGCGCTATGCGATGGGCCTGTACCGGCGCACCGCCGCGCCGGTCTGCTTCACCATCTCCACGCTTGTCGCCAACGCGCTATGGCTCGGATCGCCGTTCGAGGCCTGCACGTCGAACCGCAATATCCTCTACGAATCGATGCGCCTGCTGCCGCCCTCCTGGAACATCCTGCGCAACGCCTCGCCCGAATACATGGCGCTGGACGCGCGGATCGGCGCCGCCGACGACGTGCTGGTGCTGCCGTTGCTCAGTCACCGCGATCCCGCGCTGTGGGACGAACCGCAGGCGTTCCGTCCCGAGCGCTGGGACGGCCTGGATCCCGACGTCCAGCCCGGCTATCTGCCGTTCGGCCACGCCTCCGAACGCTGCTGGGGGCGGCACATGGTGATGCCGCTGGCGGAACGCTTGCTCGACCTGCTGCGCGGCCAGGGCCTGGCCGCCAGTCCGCGGCAGACCCGCGCCGAGGTGCCGCTGGCCGGACTGCTCGGTGTCGCTCAGGTCGACGTCGTCCGCCACTGAGACGCGCGCGGCGGTGAGGGCCGCGCCCGAACACGCCGTTTGCGGCCGCGCGAAGCCGGCTACTGCGCGTGCGCCAGCGGCGCGGTCGAGCCGCGCGTCACCAGCGTGTACTCCATCAGCTGGTGGATGCCGCGGCTGGGCAGGCCGGCGCGGCGTTGGCGGATCTCGTCGAGCAGCAGCGTCACCGCGGCGCGGCCCATTGCGGTGACCGGCTGGTGGATGGTGGTCAGCTCGGGCCAGATCGTGGTCGCCACCGGGGTGTCGTCGAAGCCGGCGATCGACAGGTCCTCGGGTACGCGCAGGCGCAAGCTGTAGGCGATCGCCACCGCGGCGGCGGCCATGTCGTCGTTGCTGCACGGGATCGCGCTGGGGCGCGGCGCGGCCTGCAGCAGCGCAGTTGCGGCGAGCAGCCCGGACCGATAGGTGAACAGGCCTTCGGCCACGCGCGCGGCGCCCACAGGCAGGCCGGCCGCGGCCATGGTGTCGAAGAACGCGCGGCTGCGCGGCGCGCTCGGGGTGTGTTGGGGATCACCACTGATGAAGCCGATGTCGCGGTGGCCGAGGTCGAGCAGATGCCGGGTGATCGTGCAGGCCGCCTGGTAGTCGTCGATGCGTACCGAACTGACGCCGTGCATCGGCGTGCCGGTGGACACGGCGACCACCGGGATGCCGTGCGCGTCCAGTTCCTTGATGGTGTGCCGCGAATCGCACAGCGGTGGCGGCAGGATCACCCCGTCCACGCCGGCGTCGAGCAGGCGCTCGGTGGCGGTGCGCTGGCTGCCGCTGTCGTCGCGCTTCTCCACCAGCACCTGGCTGCCGTCCAGGCTGCTCTGTTCGAGGATGCCGAGCATGAACTGGTTGAGATAGGCCGCGCTGGGATTGCTGTACAGCACCCCGATCCGCGCCAGGCTGGCGGTGCGCAACGAGCGCCCGGCCAGGTTGGGACGGTAGCCGAGGGTCTTGATCGAGGCCTCGACGCGCTCGCGCAGCGACGCGCCCACCCGCGGGTGGCGGTTGATCACGCGCGAGGCGGTCATCGGCGAGACGCCTGCGTGCTGCGCCACATCCAGAAGCGTTACCGCGGAGCCTGCACGACCTTGCCGTTTGCCCATCGTGGTCCTGGCGATATTGCGAAAAGGGAAAGCCTGCACATCCCCCGCGGCAGGCCCGTTAGCTTACTTCCGGGGCGGTTGCACTGTCTTGGCCTGGCTGCCGAAACCGCCGTCGGCCTCCGCGGCCAGATAGGCGAACACCGCAAAGGCGGCGACGTTCTGCGCCAGCGCCTTGGGATCGATCTTGTCCAGGGTGTCGTCGGCGGTGTGGTGCAGATCGAAGTAATCGCTGCCGTCCTGCGCCAGCCACGCCCAGGCGCCGCCCTTGGCCGCGAGCGGGCCCACGTCCGGACTGGGGCCGCCGCTGTCCGGCGCGTAGGCGATGCCGAGCGGCGCCAGCGCCTTGGCGATCTGCCGGGTCGCCTCGCGCGAGGCGGCGGCATCGCCGGAGCCGGTGTTGAACGCATAGATGCGGCCGGCGCCGAAGTCGCTCTCGGCGGCGATCTGGTGCAGCGCCACGTCCTTGGCGTGTGCCTGCGCATAGGCCTTGCCGCCATAGAGACCCTGCTCCTCGTTGGCGAAGGCGACCACGCGGATGCTGCGCTTGGGCGCGCGCTTGAGCTGGCCGATCAGGTGTCCGGCGGCCATGCTGATGCCGACGCCGGCCCCATCGTCGATCGCGCCGGTGCCCAGGTCCCACGAATCCAGATGACCGCCGATCACCACCACGTCCTTGGGCTTGCTGCGCCCGGTGATCTCGCCGATCACGTTGTACGAGGTGGCCTGGCCGTCCCAGCCGCAGTCCAGCGCCAGGCGCAGCCGCACCGGGCCGCGCGCGAGCAGCCGCGCCAGCTGGTTGGCGTCGGGCACCGACAGTGCCGCTGCAGGCACCGGGGTCAGGCCTTCGTCGAACCGGGTGATGCCGGTATGCGGCACACGGTGCGAATC</text:p>
          </table:table-cell>
          <table:table-cell/>
          <table:table-cell table:formula="of:=LEFT([.J32];FIND(&quot;),&quot;;[.J32])-1)" office:value-type="string" office:string-value="" calcext:value-type="error">
            <text:p>#WERT!</text:p>
          </table:table-cell>
          <table:table-cell table:formula="of:=MID([.J32]; FIND(&quot;),&quot;;[.J32]) + 1; FIND(&quot;),&quot;;[.J32];FIND(&quot;),&quot;;[.J32])+1) - FIND(&quot;),&quot;;[.J32]) - 1)" office:value-type="string" office:string-value="" calcext:value-type="error">
            <text:p>#WERT!</text:p>
          </table:table-cell>
          <table:table-cell table:formula="of:=RIGHT([.J32];LEN([.J32]) - FIND(&quot;),&quot;; [.J32]; FIND(&quot;),&quot;; [.J3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60747870.1</text:p>
          </table:table-cell>
          <table:table-cell office:value-type="float" office:value="1999523826" calcext:value-type="float">
            <text:p>1999523826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XtKm34 chromosome, complete genome</text:p>
          </table:table-cell>
          <table:table-cell office:value-type="float" office:value="1999523826" calcext:value-type="float">
            <text:p>1999523826</text:p>
          </table:table-cell>
          <table:table-cell office:value-type="string" calcext:value-type="string">
            <text:p>4047710..4046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497-10270', '12680-11880']</text:p>
          </table:table-cell>
          <table:table-cell office:value-type="string" calcext:value-type="string">
            <text:p>ACCCTCGGCTACCGTCCCAACCTGGCCGGGCGCTCGTTGCGCACCGCCAGCCTGGCGCGGATCGGGGTGCTGTACAGCAATCCCAGCGCGGCCTATCTCAACCAGTTCATGCTCGGCATCCTCGAACAGAGCAGCCTGGACGGCAGCCAGGTGCTGGTGGAGAAGCGCGACGACAGCGGCAGCCAGCGCACCGCCACCGAGCGCCTGCTCGACGCCGGCGTGGACGGGGTGATCCTGCCGCCACCGCTGTGCGATTCGCGGCACACCATCAAGGAACTGGACGCGCACGGCATCCCGGTGGTCGCCGTGTCCACCGGCACGCCGATGCACGGCGTCAGTTCGGTACGCATCGACGACTACCAGGCGGCCTGCACGATCACCCGGCATCTGCTCGACCTCGGCCACCGCGACATCGGCTTCATCAGTGGTGATCCCCAACACACCCCGAGCGCGCCGCGCAGCCGCGCGTTCTTCGACACCATGGCCGCGGCCGGCCTGCCTGTGGGCGCCGCGCGCGTGGCCGAAGGCCTGTTCACCTATCGGTCCGGGCTGCTCGCCGCAACTGCGCTGCTGCAGGCCGCGCCGCGCCCCAGCGCGATCCTGTGCAGCAACGACGACATGGCCGCCGCCGCGGTGGCGATCGCCTACAGCTTGCGCCTGCGCGTACCCGAGGACCTGTCGATCGCCGGCTTCGACGACACCCCGGTGGCGACCACGATCTGGCCCGAGCTGACCACCATCCACCAGCCGGTCACCGCAATGGGCCGCGCCGCGGTGACGCTGCTGCTCGACGAGATCCGCCAACGCCGCGCCGGCCTGCCCAGCCGCGGCATCCACCAGCTGATGGAGTACACGCTGGTGACGCGCGGCTCGACCGCGCCGCCGGCGCACGCGCAGTAGCCGGCTTCGCGCGGCCGCAAACGGCGTGTTCGGGCGCGGCCCTCACCGCCGCGCGCGTCTCAGTGGCGGACGACGTCGACCTGAGCGACACCGAGCAGTCCGGCCAGCGGCACCTCGGCGCGGGTCTGCCGCGGACTGGCGGCCAGGCCCTGGCCGCGCAGCAGGTCGAGCAAGCGTTCCGCCAGCGGCATCACCATGTGCCGCCCCCAGCAGCGTTCGGAGGCGTGGCCGAACGGCAGATAGCCGGGCTGGACGTCGGGATCCAGGCCGTCCCAGCGCTCGGGACGGAACGCCTGCGGTTCGTCCCACAGCGCGGGATCGCGGTGACTGAGCAACGGCAGCACCAGCACGTCGTCGGCGGCGCCGATCCGCGCGTCCAGCGCCATGTATTCGGGCGAGGCGTTGCGCAGGATGTTCCAGGAGGGCGGCAGCAGGCGCATCGATTCGTAGAGGATATTGCGGTTCGACGTGCAGGCCTCGAACGGCGATCCGAGCCATAGCGCGTTGGCGACAAGCGTGGAGATGGTGAAGCAGACCGGCGCGGCGGTGCGCCGGTACAGGCCCATCGCATAGCGCCGCTCGTGGTAGCCGCCTGCAGCCGCGCTCAGCGTGGCCAGCGCCGAAGCGCCCGCCTGAGGCGCAAGCGGCGCCACCGCGCCCGCAGCGATGACCGCCCAGGTCAGCTTGGGCGTCAGTTCCAGCACCCGGTCCATCAACAGGCGCAGCCGCAGTGGATCGTCGCCGAGCAGCAGGTCGCGCAGATAGACATGGCCGACGTGGGGCCACGGGCCGGACAGATCGGCGTTCGGGGGAGCTGGCTGCTTCAATGCCTCGCGCACGTCGCGGCCGATCGCCTGCATAAACTTCGACGCATCGGCGCGCGCAATCGAGCGCCCGTGCAACGGCTTGAACGTCGGGCGCTCCCATTCCGTCGCCGGCCTGGCGTCGAGCAAACGGTGGGTCAACGCCGGCCCGGCGACACCGATCGTATCGGCATCCAGGCGGAATGCGTCCTGGCCCAGATGGTCGTGCAGCAACGCCTGCAGCCGCGGCGCGAGAACCGTGGCGCGGGCCTGCCTGTCACGCACGATGGCGGACATCCGCGCGCTCCGCAATGCAAAGGCCCGTGCCTGGCGAATCGGCATTCGCCAGGCACGGGCCGCATCGCATCGATGGCGCGACGCGGATCAGTACCAGATGTACCAGGCGTACGATTTCAGACTCTTCTTGGAAGACAGCAATCGCTTGATCGAGAAAAGCGCTTTCATGATCGGCATCCTGTTGGAATTGCGAATGACCCCTTTCGGGGGAGAGCACCTGCACCTCGCGCAGGCGGGCATGCACACAACGAGCCGATATCCCCACTGTCGGAGCGCGCACCATCGAAGCTACTCCGCCGCTATGCGTGGCGCAAACGCAAAACATGAGGCTGCGCACACAATGCCGTAGCCAAAATCCATCGACGGATTCCCCCTGCAGCCGCAGGGGCAATCGGCGTCATTCGCGCGCTCATGCTCGGTCGCGGGCCGGACACTGAGCAGGCGATGCACCAGCGCCTGCCCGGCGACGCCGACTGTGTCCGCGTCCAGCCGCCGACATGTTCGCTTAACAGCGCCTGCAACCGCAGAGCCAAGACGGTGGCACGCCCATCGCGATCGAAAACGGATGCACAAACGCGAACCATGAGGCAACGCACACAACCCAGTAGACAACTCCGCCGGCACGCATTGCGCGTCGGAACCGACTGCGCGGCGCAGACCGATCGCGTCAGTGGCGACTCCGCGCGACGCACATGTCAAAGCGTGCAGGCACCGTCTCCGTCTTACGACGCGGCAACGCGGCGGCGCCAGGCGCCGAGCAGCACCGCGGTGGCGGCGGCGACGTTGAGGCTTTCCACCGCGCCGCTGCCGGGGATCGACAGGCGCAGTTCGCAGGCCTGGGCGAAGTCGCGGTCCATGCCCTCGCTCTCGGCCCCCATCACGTACACCAGGCGCGGCGGCAGCGCGGCGGCGAACACGTCGTCGCCGCCGTCCACCAGCGTCGCCGCCAGCGCGAAGCCG</text:p>
          </table:table-cell>
          <table:table-cell office:value-type="string" calcext:value-type="string">
            <text:p>, ATGAAAGCGCTTTTCTCGATCAAGCGATTGCTGTCTTCCAAGAAGAGTCTGAAATCGTACGCCTGGTACATCTGGTACTGA, 4047797, 4047878(-)</text:p>
          </table:table-cell>
          <table:table-cell table:formula="of:=LEFT([.J33];FIND(&quot;),&quot;;[.J33])-1)" office:value-type="string" office:string-value="" calcext:value-type="error">
            <text:p>#WERT!</text:p>
          </table:table-cell>
          <table:table-cell table:formula="of:=MID([.J33]; FIND(&quot;),&quot;;[.J33]) + 1; FIND(&quot;),&quot;;[.J33];FIND(&quot;),&quot;;[.J33])+1) - FIND(&quot;),&quot;;[.J33]) - 1)" office:value-type="string" office:string-value="" calcext:value-type="error">
            <text:p>#WERT!</text:p>
          </table:table-cell>
          <table:table-cell table:formula="of:=RIGHT([.J33];LEN([.J33]) - FIND(&quot;),&quot;; [.J33]; FIND(&quot;),&quot;; [.J33]) + 1))" office:value-type="string" office:string-value="" calcext:value-type="error">
            <text:p>#WERT!</text:p>
          </table:table-cell>
          <table:table-cell office:value-type="string" calcext:value-type="string">
            <text:p>, AWYIWY*, 4047797, 4047878(-)</text:p>
          </table:table-cell>
        </table:table-row>
        <table:table-row table:style-name="ro1">
          <table:table-cell office:value-type="string" calcext:value-type="string">
            <text:p>WP_055700658.1</text:p>
          </table:table-cell>
          <table:table-cell office:value-type="float" office:value="1071464149" calcext:value-type="float">
            <text:p>1071464149</text:p>
          </table:table-cell>
          <table:table-cell office:value-type="string" calcext:value-type="string">
            <text:p>Streptomyces luteocolor</text:p>
          </table:table-cell>
          <table:table-cell office:value-type="string" calcext:value-type="string">
            <text:p>Streptomyces luteocolor strain NBRC 13826, whole genome shotgun sequence</text:p>
          </table:table-cell>
          <table:table-cell office:value-type="float" office:value="1071464149" calcext:value-type="float">
            <text:p>1071464149</text:p>
          </table:table-cell>
          <table:table-cell office:value-type="string" calcext:value-type="string">
            <text:p>30224..31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091-13993']</text:p>
          </table:table-cell>
          <table:table-cell office:value-type="string" calcext:value-type="string">
            <text:p>CACTCGGCCTCGGGCTCGGCGCCCTCGCCGTCTTCTCCGCGCTGCTCGCGCTGACGGCGCAGGTGACGGCCGTGGTGATCGTCCTCGTCTTCCTGCTCGGCCTCGTCGGGTACGTCACCAACCCCGCCCTGCAGTCACGGGTGTTCACCCTCGCGCCGGGCGCGCCGACGCTGGTCGGCGCCACCAACACGGCCGCGTTCAACGTCGGCAACACCGTGGCCCCGATGCTGGGCGGCCTGGCCATCGACGCCGGGTACGGCTACGCCTCGGTCGCCTGGGTCGGCGCCGCGCTGGCCGCCGCCGGGACGGTGGCCGTGCTGTGGGCGGCGCGGCTGGAGCGAGCGGAGCAGACGGACCGGGCGGACGGGGGTGTGACCTCCGCCGCGGAGGCTGTTTTGTAAGGCGTTTCCAAAACGGTTACTGTGGCGCACATGGCCAGACCGCGAGAGTTCAACGAGGACCGCGTCGTCACCGCGGCCATGGAGACGTTCTGGCGCCAGGGGTACGAGGGCACCTCGACGCGCGACCTGTGCGACAGCACGGGGCTCGGTCCTTCGAGCCTCTACAACACCTTCGGCGGCAAGCGGCAGCTCTACCTCCGCGCCCTCCAGCGCTACTACGAGACGGCCACCGCCGCGCAGATCGAGATCCTGCGCGGCGGCGGACCCGCGAAGGAGCGGCTGCGCGCCATGATGATCCACTCCGTCGACGCCGACCTCGACGCGGAGGGCCCGCGCGGCTGCTTCGCGATCAATGCGGCCGTCGAGGTCGCCGGTCTCGACCCGGAGGTCGCCCAGGCGGTGCGGCGCAGCTTCGACCGGGTCGAGGACGAGCTGTGCGTGGTCGTGGAGGAGGGGCGGCGCGCGGGCGAGATCCGCGCCACCGGTGACGCGCGGACCGTGGCGCGCCGGGTGCAGAGCACGTACTACGGCCTGCGGGTCCTCGGCCGCGTGCAGGGCGACCGTGAGGTCCTGCTCGCCACGGTGGACGGTGTGCTCGCCGACCTGTGACGCGCGGGCGTGCCCGACGGGGGCCGGGGGTCTAGGTCATGTGTTCGCATACGTTCCGTAAGATGGCCGAATGTCCGGAGTGCCCCCTCGATCTTCCCGCCTGGAGACGGCCGTCGGCCTGGTCTGTTTCGCCGGTGCCTTCCTCCTCGTCGCCCTGACCGGCGACGCGGTGTGGCGCCGCGGCACGGCCGTCTGTCCCGGCGGCGCGTACGTCTTCGGCGGGCTCGTCGGCTTCCTCGCCCTCGCCGTCTGGCCCGCGGCCGACACCCTGCGGCGGCGGGCGCGCGCCGCCGGTACGTCGGCGCGGAAGGCCGCCGGGCTGCGGGTGCTCGCCGCCGGCGCGGGCGTGGCCGGCGCCTTCGCCGTCACCGCCGCCCTCGCGTTCCTGCGCGGACGGAACGGGGTGGCGCTCGGCGCCGTCTTCCACGACGGCCCGACGTGGGTGGAGGAGAACCCGGAGGCGGCCTGGACCCTCGCGCCCGGTCTCGCCGTCGGGCTCGCCGTCCTGCTGGCGGTCGCCCTGCGGCGGCCCGGCACCGGGCGGCGCGGACGTCCGCGCGGCGCGCGCCGGCCTCCGCGCGGTGCGCGCTGACGTTTCGCTCACGCGCACCGTGAGCCGCTCACGCACCACCCGCCCCGGCGCCTTCCGGATATGCCCGGCATAGCGTCCCACCAGCCCGTTTATCGGGTGTTGATCGGATGCGGCGACGCTCCGCGGGTCCATGTCGCTCATGGGCACACGGAATCGACCGGAGGTACGAACATGAAGATGGTCCGCTCCCTCAAGAAGAGGATCACCGGCGAGAAGAGCCTGAAGGCGTACGCCTGGTACCACTGGTACTAAACCGGCGAACCAGTCACCTCGCGCGGCCCGCGCGGCCGCGCACCCGTAAGGGCGCCTCGCGCCCAGGGACGTAATTCGCCGTCGAGGCCCGCACCCGGCGCGCTCATGCCGCCGGGCGCGGGCCTCCCGCACTGGGAGACCTCCGATGTCCCTCTCCGGCAGCACCGACCGGCTCGCCCGGACGACCGTCTTCACGCCGAGGCTCGACGCCCTGCTCCGCGACCACCGCGGCGAGGACGTGTTCCGCCTGGACGCCGACACCGTCGGCGTCGCCGGGCACGACCTGACCGACCGGATCCTCGCCGCCCGCCCGGCCACCGAACATGAACGTCCGACCTTCAAGCCGCTGCACGGGCGTTCCATCCCGCGCACCGAGGCGTCCACCGTCATGCAGGCCATCGGCCGCGACGTACGCGCGGCCCTGAAGAAGCCCGTGCCGGCGGACGCCGACCTCTCGGGTGAGTGGCCGCACGTCGGCCACGTCTATCTGCGCGACCTGATCCTCGGCGCCGACCCGTACCGGCTCCGCATCCTCATGGACCGCACCCTCGAGCTGACGCCCAAGCTGACCTGGACGGTCATCGTCACCGGCGCCGCCCTGCCCGGCAGGCTCCGCCCGGGGGCGCCCGTCACCGGCATCGCGGGCCTGACCGCGAACGCCACGGGCTATAACGACCGCCGCTACGCCATGGGCCTGTACCGGCGGGCCGCCGCCCCCGTCTGCTTCACCGTCTCCACGCTCGTCGCCAACGCGTACTGGCTCGGGGCACCCTTCGACGACGCGACGCCGAACGAGCACATCCTGTACGAGTCCATGCGGCTGCTGCCCCCGTCCTGGAACATCCTGCGCAACGCGTCGCCCGAGTACCCCGCCCTCGACGACCGCATCGGCGCGGCCGACGACGTCCTGCTGCTGCCGCTGCTCAGCCACCGCGACCCCGCGCTCTGGGACGACCCCGACGCGTTCCGCCCCGAGCGCTGGGCCGCGCTCGACCCCGACGACCACCCCGGTTACGTGCCCTTCGGCCACGCCTCCGAGCGCTGCTGGGGGCGGCACATGGTGATGCCGCTCGCCGGGATGCTGCTCGACATGCTGCGCGGCGCGGGCATGACGGTCAGCCCGCGCCAGACCACGGCGAAGGTGCCGCTCGCGGGGCTCCTCGGGGTCGACAAGGTGCGGCTCGTGCGGTCCGGTCGGACGTCGTGATGTGAGCAACACCCCATGGCTGGAAGGGAGTTGCTCACTGGCGCCCGGAGCGGGTGACAGGGCATGGTGGGAGTGAGCGGTGCGACACCGTACCGCCCGGGCCCGTCATGGGGTTCGACCACAGGGAGTGGTGGACATGGCTGCGAACTCTCGGCGCATGAGCGCCAGTGCATACGGGAAGTGACCCGGCCCGACCCGGCCGACCGGTCGTTCCTGGACGCAGCCCCGCTCCTGATCACTGAAGCCGAACTTCGCGGCAGCGCCGCGCGGTTCGGCCCGGGTTCATCGCCGGAAGCGTCCCCGTCGGCCGTTCGGCATTCCGGATCTCCGCAGCGCGCGATCTCCGGACCTCGCCCCTCACCCGCTCCGCCCTGCCGACGGAGGCACCCCATGACCACCATCGTCGTTCGACTCGCCGCAGGAACGCCTCAGATCCTGCTCGCCGTCGTCATCGTGCTCGCCGTGACGTTCCTGGCCGCCCTCGCCATCGCGGTCCGGGGCACCGCACCGGAACAACGCGCCACGGTGTTACGGGCGTTCGCCCACATCCTGCCCGTACGCCGCAGATAGGCCACACCCGCGTTCGTGCCTCGCGGTGGCAGAGGCCGGACGCGGTTCGGACGCCTCGATCGCGAACCGTGTTCACGCGAAGTATCCCCAGAAGTAATCACAGCTGCTTGGATGTGCGGGCGCCGGAACAACGGCATCGTCCGCACCATCCGGAACAGCATCGACCGACCCCCCACCCTCAGGAGTTTTTGTGCCGCACGCAGCGCTGCGCAGGACCCACGCGGCCGCGATCACCACCGTGCTCGCCGCCGCCACCCTCGCCGCCGTCGCGCCTTCCGCGACGGCCGCCCCTGCCGCCACGCCTTCGCTCAAGGTGCTCACGTACAACACCTTCCTGTTCAGCAAGACGCTCTACCCCAACTGGGGCCAGGACCACCGCGCCAAGGCGATACCGGCCGCGGACTTCTTCCAGGGCCAGGACGTCGTCGTCCTCCAGGAGGCGTTCGACAACTCCTCGTCCGACGCTCTCAAGGCCAACGCCGCGGACCGCTACCCGCACCAGACGCCGGTGATGGGCCGCAGCAAGAGCGGCTGGGACGCGACCGGCGGCGCGTACTCGGCGGTGACGCCGGAGGACGGCGGCGTGACCGTCCTGAGCAAGTGGCCGATCGTGCGCAAGGAGCAGTACGTCTACAAGGACGCGTGCGGGTCGGACTCGTACTCCAACAAGGGCTTCGTCTACGCGGTCCTGGACGTGAACGGCACGAAGGTCCACGTCGTCGGCACGCACACCCAGTCCACCGACCCGGGCTGCGGCAGCGGCGAGGCGGCGGCCACGCGGGCCAAGCAGTTCAAGGAGATGGACGCGTTCCTGGCCGCGAAGAACATCCCGGCGGACGAACAGGTCATGGTGGCGGGCGACTTCAACGTCGACTCGCACAGCTCCGAGTACGCCTCGATGCTCGCCGACGGCGGCTTCGCCCCGGCCGACGCCCGCACGGGCCACCCGTACTCCTTCGACACCCAGGACAACTCGATCGCCGCCGAGCGCTACCCGGACGACCCGCGCGAGGACCTCGACTACGTCCTCCACCGCAAGGGCCACGCCCGCCCGGCGACGTGGCGCAACGAGGTCATCAAGGAACAGACACCCCCCTGGACGGTCTCCAGCTGGGGCAAGCAGTACACGTACACGAACCTCTCGGACCACTACCCGGTCATCGCCCGCTGACCTGGCGCCTCACGAGGCCTGAAGGCGGCTTCTGGCTTCTGTTACGTCGAAGTCCGCCTTCGGGTACCGGGGGTCCAGGGATTCCAGGTGTTCCAGGAGGAGGGTGCTGATGGCCCAGTTGCGGTACCACTTGCGGTCCGCGGGGATCAGGTGCCAGGGGGCCGCCTCGGTCGAGCAGCGTTCCAGGGCGATCTCGTACGCCTCCTGGTAGGCGGGCCACAGCGCGCGTTCCTCCAGGTCGCCCATGGTGAACTTCCAG</text:p>
          </table:table-cell>
          <table:table-cell office:value-type="string" calcext:value-type="string">
            <text:p>, ATGAAGATGGTCCGCTCCCTCAAGAAGAGGATCACCGGCGAGAAGAGCCTGAAGGCGTACGCCTGGTACCACTGGTACTAA, 29997, 30078(+), ATGGCCCAGTTGCGGTACCACTTGCGGTCCGCGGGGATCAGGTGCCAGGGGGCCGCCTCGGTCGAGCAGCGTTCCAGGGCGATCTCGTACGCCTCCTGGTAG, 33135, 33237(+), ATGGTCCGCTCCCTCAAGAAGAGGATCACCGGCGAGAAGAGCCTGAAGGCGTACGCCTGGTACCACTGGTACTAA, 30003, 30078(+)</text:p>
          </table:table-cell>
          <table:table-cell table:formula="of:=LEFT([.J34];FIND(&quot;),&quot;;[.J34])-1)" office:value-type="string" office:string-value=", ATGAAGATGGTCCGCTCCCTCAAGAAGAGGATCACCGGCGAGAAGAGCCTGAAGGCGTACGCCTGGTACCACTGGTACTAA, 29997, 30078(+" calcext:value-type="string">
            <text:p>, ATGAAGATGGTCCGCTCCCTCAAGAAGAGGATCACCGGCGAGAAGAGCCTGAAGGCGTACGCCTGGTACCACTGGTACTAA, 29997, 30078(+</text:p>
          </table:table-cell>
          <table:table-cell table:formula="of:=MID([.J34]; FIND(&quot;),&quot;;[.J34]) + 1; FIND(&quot;),&quot;;[.J34];FIND(&quot;),&quot;;[.J34])+1) - FIND(&quot;),&quot;;[.J34]) - 1)" office:value-type="string" office:string-value=", ATGGCCCAGTTGCGGTACCACTTGCGGTCCGCGGGGATCAGGTGCCAGGGGGCCGCCTCGGTCGAGCAGCGTTCCAGGGCGATCTCGTACGCCTCCTGGTAG, 33135, 33237(+" calcext:value-type="string">
            <text:p>, ATGGCCCAGTTGCGGTACCACTTGCGGTCCGCGGGGATCAGGTGCCAGGGGGCCGCCTCGGTCGAGCAGCGTTCCAGGGCGATCTCGTACGCCTCCTGGTAG, 33135, 33237(+</text:p>
          </table:table-cell>
          <table:table-cell table:formula="of:=RIGHT([.J34];LEN([.J34]) - FIND(&quot;),&quot;; [.J34]; FIND(&quot;),&quot;; [.J34]) + 1))" office:value-type="string" office:string-value=", ATGGTCCGCTCCCTCAAGAAGAGGATCACCGGCGAGAAGAGCCTGAAGGCGTACGCCTGGTACCACTGGTACTAA, 30003, 30078(+)" calcext:value-type="string">
            <text:p>, ATGGTCCGCTCCCTCAAGAAGAGGATCACCGGCGAGAAGAGCCTGAAGGCGTACGCCTGGTACCACTGGTACTAA, 30003, 30078(+)</text:p>
          </table:table-cell>
          <table:table-cell office:value-type="string" calcext:value-type="string">
            <text:p>, AWYHWY*, 29997, 30078(+), ISYASW*, 33135, 33237(+), AWYHWY*, 30003, 30078(+)</text:p>
          </table:table-cell>
        </table:table-row>
        <table:table-row table:style-name="ro1">
          <table:table-cell office:value-type="string" calcext:value-type="string">
            <text:p>WP_055700658.1</text:p>
          </table:table-cell>
          <table:table-cell office:value-type="float" office:value="944479729" calcext:value-type="float">
            <text:p>944479729</text:p>
          </table:table-cell>
          <table:table-cell office:value-type="string" calcext:value-type="string">
            <text:p>Streptomyces silaceus</text:p>
          </table:table-cell>
          <table:table-cell office:value-type="string" calcext:value-type="string">
            <text:p>Streptomyces silaceus strain NRRL B-24166 B24166_contig_253, whole genome shotgun sequence</text:p>
          </table:table-cell>
          <table:table-cell office:value-type="float" office:value="944479729" calcext:value-type="float">
            <text:p>944479729</text:p>
          </table:table-cell>
          <table:table-cell office:value-type="string" calcext:value-type="string">
            <text:p>11691..1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691-10630']</text:p>
          </table:table-cell>
          <table:table-cell office:value-type="string" calcext:value-type="string">
            <text:p>CCCCAGTTGGGGTAGAGCGTCTTGCTGAACAGGAAGGTGTTGTACGTGAGCACCTTGAGCGAAGGCGTGGCGGCAGGGGCGGCCGTCGCGGAAGGCGCGACGGCGGCGAGGGTGGCGGCGGCGAGCACGGTGGTGATCGCGGCCGCGTGGGTCCTGCGCAGCGCTGCGTGCGGCACAAAAACTCCTGAGGGTGGGGGGGTCGGTCGATGCTGTTCCGGATGGTGCGGACGATGCCGTTGTTCCGGCGCCCGCACATCCAAGCAGCTGTGATTACTTCTGGGGATACTTCGCGTGAACACGGTTCGCGATCGAGGCGTCCGAACCGCGTCCGGCCTCTGCCACCGCGAGGCACGAACGCGGGTGTGGCCTATCTGCGGCGTACGGGCAGGATGTGGGCGAACGCCCTTAACACCGTGGCGCGTTGTTCCGGTGCGGTGCCCCGGACCGCGATGGCGAGGGCGGCCAGGAACGTCACGGCGAGCACGATGACGACGGCGAGCAGGATCTGAGGCGTTCCTGCGGCGAGTCGAACGACGATGGTGGTCATGGGGTGCCTCCGTCGGCAGGGCGGAGCGGGTGAGGGGCGAGGTCCGGAGATCGCGCGCTGCGGAGATCCGGAATGCCGAACGGCCGACGGGGACGCTTCCGGCGATGAACCCGGGCCGAACCGCGCGGCGCTGCCGCGAAGTTCGGCTTCAGTGATCAGGAGCGGGGCTGCGTCCAGGAACGGACCGGTCGGCCGGGTCGGGCCGGGTCACTTCCCGTATGCACTGGCGCTCATGCGCCGAGAGTTCGCAGCCATGTCCACCACTCCCTGTGGTCGAACCCCATGACGGGCCCGGGCGGTACGGTGTCGCACCGCTCACTCCCACCATGCCCTGTCACCCGCTCCGGGCGCCAGTGAGCAACTCCCTTCCAGCCATGGGGTGTTGCTCACATCACGACGTCCGACCGGACCGCACGAGCCGCACCTTGTCGACCCCGAGGAGCCCCGCGAGCGGCACCTTCGCCGTGGTCTGGCGCGGGCTGACCGTCATGCCCGCGCCGCGCAGCATGTCGAGCAGCATCCCGGCGAGCGGCATCACCATGTGCCGCCCCCAGCAGCGCTCGGAGGCGTGGCCGAAGGGCACGTAACCGGGGTGGTCGTCGGGGTCGAGCGCGGCCCAGCGCTCGGGGCGGAACGCGTCGGGGTCGTCCCAGAGCGCGGGGTCGCGGTGGCTGAGCAGCGGCAGCAGCAGGACGTCGTCGGCCGCGCCGATGCGGTCGTCGAGGGCGGGGTACTCGGGCGACGCGTTGCGCAGGATGTTCCAGGACGGGGGCAGCAGCCGCATGGACTCGTACAGGATGTGCTCGTTCGGCGTCGCGTCGTCGAAGGGCGCCCCGAGCCAGTACGCGTTGGCGACGAGCGTGGAGACGGTGAAGCAGACGGGGGCGGCGGCCCGCCGGTACAGGCCCATGGCGTAGCGGCGGTCGTTATAGCCCGTGGCGTTCGCGGTCAGGCCCGCGATGCCGGTGACGGGCGCCCCCGGGCGGAGCCTGCCGGGCAGGGCGGCGCCGGTGACGATGACCGTCCAGGTCAGCTTGGGCGTCAGCTCGAGGGTGCGGTCCATGAGGATGCGGAGCCGGTACGGGTCGGCGCCGAGGATCAGGTCGCGCAGATAGACGTGGCCGACGTGCGGCCACTCGCCCGAGAGGTCGGCGTCCGCCGGCACGGGCTTCTTCAGGGCCGCGCGTACGTCGCGGCCGATGGCCTGCATGACGGTGGACGCCTCGGTGCGCGGGATGGAACGCCCGTGCAGCGGCTTGAAGGTCGGACGTTCATGTTCGGTGGCCGGGCGGGCGGCGAGGATCCGGTCGGTCAGGTCGTGCCCGGCGACGCCGACGGTGTCGGCGTCCAGGCGGAACACGTCCTCGCCGCGGTGGTCGCGGAGCAGGGCGTCGAGCCTCGGCGTGAAGACGGTCGTCCGGGCGAGCCGGTCGGTGCTGCCGGAGAGGGACATCGGAGGTCTCCCAGTGCGGGAGGCCCGCGCCCGGCGGCATGAGCGCGCCGGGTGCGGGCCTCGACGGCGAATTACGTCCCTGGGCGCGAGGCGCCCTTACGGGTGCGCGGCCGCGCGGGCCGCGCGAGGTGACTGGTTCGCCGGTTTAGTACCAGTGGTACCAGGCGTACGCCTTCAGGCTCTTCTCGCCGGTGATCCTCTTCTTGAGGGAGCGGACCATCTTCATGTTCGTACCTCCGGTCGATTCCGTGTGCCCATGAGCGACATGGACCCGCGGAGCGTCGCCGCATCCGATCAACACCCGATAAACGGGCTGGTGGGACGCTATGCCGGGCATATCCGGAAGGCGCCGGGGCGGGTGGTGCGTGAGCGGCTCACGGTGCGCGTGAGCGAAACGTCAGCGCGCACCGCGCGGAGGCCGGCGCGCACCGCGCGGACGTCCGCGCCGTCCGGTGCCGGGCCGCCGCAGGGCGACCGCCAGCAGGACGGCGAGCCCGACGGCGAGACCGGGCGCGAGGGTCCAGGCCGCCTCCGGGTTCTCCTCCACCCACGTCGGGCCGTCGTGGAAGACGGCGCCGAGCGCCACCCCGTTCCGTCCGCGCAGGAACGCGAGGGCGGCGGTGACGGCGAAGGCGCCGGCCACGCACGCGCCGGCGGCGAGCACCCGCAGCCCGGCGGCCTTCCGCGCCGGCGTACCGGCGGCGCGCGCCCGCCGCCGCAGGGTGTCGGCCGCGGGCCAGACGGCGAGGGCGAGGAAGCCGACGAGCCCGCCGAAGACGTACGCGCCGCCGGGACAGACGGCCGTGCCGCGGCGCCACACCGCGTCGCCGGTCAGGGCGACGAGGAGGAAGGCACCGGCGAAACAGACCAGGCCGACGGCCGTCTCCAGGCGGGAAGATCGAGGGGGCACTCCGGACATTCGGCCATCTTACGGAACGT</text:p>
          </table:table-cell>
          <table:table-cell office:value-type="string" calcext:value-type="string">
            <text:p>, ATGAAGATGGTCCGCTCCCTCAAGAAGAGGATCACCGGCGAGAAGAGCCTGAAGGCGTACGCCTGGTACCACTGGTACTAA, 11836, 11917(-)</text:p>
          </table:table-cell>
          <table:table-cell table:formula="of:=LEFT([.J35];FIND(&quot;),&quot;;[.J35])-1)" office:value-type="string" office:string-value="" calcext:value-type="error">
            <text:p>#WERT!</text:p>
          </table:table-cell>
          <table:table-cell table:formula="of:=MID([.J35]; FIND(&quot;),&quot;;[.J35]) + 1; FIND(&quot;),&quot;;[.J35];FIND(&quot;),&quot;;[.J35])+1) - FIND(&quot;),&quot;;[.J35]) - 1)" office:value-type="string" office:string-value="" calcext:value-type="error">
            <text:p>#WERT!</text:p>
          </table:table-cell>
          <table:table-cell table:formula="of:=RIGHT([.J35];LEN([.J35]) - FIND(&quot;),&quot;; [.J35]; FIND(&quot;),&quot;; [.J35]) + 1))" office:value-type="string" office:string-value="" calcext:value-type="error">
            <text:p>#WERT!</text:p>
          </table:table-cell>
          <table:table-cell office:value-type="string" calcext:value-type="string">
            <text:p>, AWYHWY*, 11836, 11917(-)</text:p>
          </table:table-cell>
        </table:table-row>
        <table:table-row table:style-name="ro1">
          <table:table-cell office:value-type="string" calcext:value-type="string">
            <text:p>WP_030762222.1</text:p>
          </table:table-cell>
          <table:table-cell office:value-type="float" office:value="664327563" calcext:value-type="float">
            <text:p>664327563</text:p>
          </table:table-cell>
          <table:table-cell office:value-type="string" calcext:value-type="string">
            <text:p>Streptomyces griseus subsp. griseus</text:p>
          </table:table-cell>
          <table:table-cell office:value-type="string" calcext:value-type="string">
            <text:p>Streptomyces griseus subsp. griseus strain NRRL B-2621 contig32.1, whole genome shotgun sequence</text:p>
          </table:table-cell>
          <table:table-cell office:value-type="float" office:value="664327563" calcext:value-type="float">
            <text:p>664327563</text:p>
          </table:table-cell>
          <table:table-cell office:value-type="string" calcext:value-type="string">
            <text:p>36186..37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551-10595']</text:p>
          </table:table-cell>
          <table:table-cell office:value-type="string" calcext:value-type="string">
            <text:p>CATCAAGAACACCGGCACCACCTCCATCTCCTCCTGGAACCTGGAGTGGGACTACCCCTCCGGCACCCGGGTCACCTCCGCGTGGGACGCCACCGTCACCAACACCGGCGACCACTGGACCGCCAAGAACGTCGGCTGGAACGGCACCCTGGCCCCCGGCGCCTCGGTCTCCTTCGGCTACAACGGCTCCGGCTCCGGCGCCCCCAGCGGCTGTAAGATCAACGGCGCCTCCTGCGACGGCACCCAGCAGCCCGGCGACAACCCGCCCTCCGCCCCCGGCACCCCGGTGGCCTCCGACGTCACCGACACCTCGGTGAAGCTCAGCTGGGGCGCCGCGACCGACGACAAGGGCGTCAAGAACTACGACGTGCTGCGCGACGGCACCAAGGTCACCACGACCACCGCCCTGAACTACACCGACCAGGGCCTCACCGCCGGCACCGACTACAGCTACACCGTCGTGGCCCGCGACACCATCGACCAGACCGGCCCCGCCGCGGGACCGACCCCGGTCCGCACCACGGGAGGCGGCACCACCCCGCCGCCGCCGAAGGCCGTCAAGATGGGTTACTTCACCAACTGGGGCGTCTACGGGCGCAATTACCACGTGAAGAACATCGTCACCTCGGGCTCCGCGTCGAAGATCACGCACATCAACTACGCCTTCGGCAACGTCCAGGGCGGCAAGTGCACCATCGGCGACTCCTACGCCGACTACGACAAGGCGTACACCGCCGACCAGTCCGTCGACGGCGTCGCCGACACCTGGGACCAGCCGCTGCGCGGCAACTTCAACCAGCTTCGCAAGCTGAAGAAGGCGTACCCGAACATCAAGGTCCTCTGGTCCTTCGGCGGCTGGACCTGGTCCGGCGGCTTCGGCCAGGCCGTCCAGAACCCGGCCGCGTTCGCGCAGTCCTGCTACGACCTGGTCGAGGACCCGCGCTGGGCCGACGTCTTCGACGGCATCGACCTGGACTGGGAGTACCCGAACGCCTGCGGTCTCACCTGTGACACCAGCGGCGCGGCGTCCTTCAAGACCATGATGCAGGCCATGCGCGCCAAGTTCGGCGCCAACAACCTGGTCACCGCGGCCGTCACGGCCGACGCCTCCGCCGGCGGCAAGATCGACGCCGCCGACTACGGCGGCGCCGCCCCGTACTACGACTGGCTGAACGTCATGACGTACGACTTCTTCGGCGCCTGGGAGGCCAAGGGCCCGACCGCCCCGCACTCCCCGCTGACCTCGTACGCCGGCATCCCGCAGGCGGGCTTCAACTCCGCCGAGGCGATCGCCAAGTTCAAGGCCAAGGGCGTCCCGGCCAACAAGCTGCTGCTCGGCATCGGCTTCTACGGCCGCGGCTGGACCGGCGTCACCCAGTCCGCCCCCGGCGGCACGGCGACCGGCCCGGCGCAGGGCACCTACGAGCAGGGCATCGAGGACTACAAGGTCCTCAAGAACTCCTGCCCGTCCAACGGCACCGTCGCCGGCACCGCCTACGCCCACTGCGGCACCAACTGGTGGAGCTACGACACCCCCGCCACCGTCAACTCCAAGATGGGCTGGGCCAAGAACCAGGGCCTCGGCGGAGCCTTCTTCTGGGAGTTCAGCGGTGACACCACCAACGGCGAGCTCGTGACCGCGATCAACTCCGGTCTGAACTAGCCGGCACCCGCTCCACGGAGCCCCGTACCGCTCCCCCGCGAGGGGGGTGGTGCGGGGCTCCTCGCGTCCCCCCGACGGCAAGGAGATCGCAAAGAACCTCAACTCACCTCTCCACGGCGGGCGTTCATCCTATATTCCTCTCTAGGACCGAACCTTTCCCGCCGCCCTGAAAGGGGGTGCAGTGATGAAGCTCCTCTTCGCCATCCGCAACAAGGTGTCCGCCCAGAAGAGCCTGAAGGCCAGCTCCTGGTACATCTGGTACTGAGCCGCACGGCCGTCCCCGCCGCGAGGCGGGGGCGGCCCCGCCCTCCGACGCCCGCACTCCCGGAGACCCCCATGCGCGCCACGGTGTTCCACCCCCGACTCGCCGCCCTGTTCCGGGACCACCTCGGACAGGACGTCTTCCGGCTCGAACCCGACACCATCGGCGTCGCCGGACACGAGGCCGCCGACCGGATCCTCGCCGCCCGCCGCGCCACCGAGGACGAGCGCCCCACCTTCAAACCGCTCCAGGGCCGCTCGATCCCCAGGACCGAGGGCGCCGCCGTGATGCGGACCATCGGCGCCGACGTCCGCGCGGCCCTCAAGGGGGAACCCCTCCGGCCCGGGGACGTCGACCTGACCGGGGTGTGGCCGCACCGGGGCCACGTCTTCCTCCGGGACCTGGTCCTCGGCAAGGACCCCTACCGGCTGCGGATCCTCATGAGCCGCAACCTCGAACTGACCCCCAAGCTCACCTGGGCCGTCATCGCCGCGGGCGCCGCCCTCCCCGGCCGGCCCGGCCGCCGCGGCGAACCCCTCACCGGCCTCGCCCGGCTCACCGCCGACGCCGCCGGCTACCAGGACCGCCGCTACGCCATGGGCATGTACCGGCGCGCGGCCGCCCCCGTCTGCTTCACCGTCTCCGCCCTCGTCGCCAACGCGCTCTGGCTCGGCTCGCCCTTCGACCCCGGGACCCCGAACCGGCACCTGCTGTACGAGGCCATGCGGCTGCTGCCGCCCTCCTGGAACATCCTGCGCAACGCCTCCCCCGAGTACCCCGGCATCGACCCGCGCATCGGCCCCGCCGACGACGTCCTCCTGCTGCCCCTGCTCACGCACCGGGACCCGGAGCTGTGGAAGGACCCGGACGCCTTCCGCCCGGAGCGCTGGGAACACCTCGACCCCGACGACACCCCCGGCTACCTGCCCTTCGGACACGTCTCCGAGCGCTGCTGGGGCCGCCACATGGTGATGCCGCTCGCCGAACTGCTCCTGGACCTCGTCCGCGGCGCGGGCCTGGAGGTGGACCCCGGACAGACGAGCGCCGAGGTGCCCCTCGCGGGACTCCTCGGCGTGTCGGAGATACGGGTGCGCCGCGGCACTCAGGCCACGTTCACCCGCTGACCGGGCGGCGCCGCCTCCAGCCAGGCCATGAAACCGGTCCGGGCGTCCTCGCTCATCGCGAGCTCCAGCCGGACGCCGTGGTACATGCAGGGCTGGATCACCGAGTCGGACAGGAGCGCCAGCTCCTCCTCGCCCTCCGGCATCCGGCGCTCCAGGGCCACGATGGCCGAGCGCTCCAGGAAGCGGCGCGGACGGGGCGCGTACGAGAAGACCCGGAACCAGGCGATCTCGTCACCGCTGTACCGGGCGACCCCGTACACCCAGCCCTTGCCGCTGAGGTCCGGCTCCTCCGGCACGTCCCAGCGCAGGGAACAGTCGAAGGTGCCGCCGGCCCGCTGGATCAGCCTCCGGCGCAAACCGAAGACGAAGAGCCCGATCACCACCAGTGCGACGACCAGGCCGCACACGAGCAGCGCGAGGAACATCTTCACCGACCTCCTCGCTGCGTCCCGTGACCGGCGCCGCCGGCCGAACCGAATACAACCTGCATCTGCATCGCCTCAGCCGCGGCACGGTCCGGAACATTCCGGACCGTGCCGCGGCTGAGGGCACTACTCTTCGGTGCGGGTCCGCTAGCGGACCGCTACCGCACGCAGCCGGACCTCGGCGCGCCGCTCGGCGGCGGCGTCCTCGTCCGACTTGGCGCGCTCCAGCGCGCGCTCGGCGCGCCGGGCGTCGATCTCGTCCGCCAGCTCGGCGATCTCCGCGAGCAGAGACAGCTTGTCGTCGGCGAAGGAGATGAACCCGCCGTGGACGGCGGCGACGACCGTGCCGCCCTCGCTCGTGCGGATGGTCACCGGGCCCGACTCCAGCACACCGAGCAGCGGCTGGTGACCGGGCATGACGCCGATGTCGCCGGAGGTGGTACGCGCGATGACCAGGGTGGCCTCGCCGGACCAGACACTCCGGTCCGCGGCGACCAGCTCGACGTGCAGCTCAGCAGCCAAGGGTGGGCTCCTCGGTTCACCACCCGGCGGTGCTGCCGGGTGTTGGGATCAATTCTAAGGGGCGTGGAGAGGGGGACGGGAACGGCTCCCGCCCCCTCTCGGGCGAGCACGGGGCTCAGGAGACGCCGAGCTCCTTGGCGTTGTTCTTGAGGTCCTCGAGACCACCGCACATGAAGAACGCCTGCTCCGGGAAGTGGTCGAACTCGCCGTCGCAGATCGCGTTGAACGCGGCGATCGACTCGTCGAGCGGAACGTCCGAACCGTCCACACCGGTGAACTGCTTGGCGGCGTGGGTGTTCTGCGACAGGAAGCGCTCGACACGACGCGCACGGTGCACGACGAGCTTGTCCTCCTCGCTGAGCTCGTCGATACCGAGGATCGCGATGATGTCCTGGAGGTCCTTGTACTTCTGCAGGATGCCCTTGACGCGCATGGCGGCGTCGTAGTGGTCCTGCGCGATGTAGCGCGGGTCCAGGATCCGGGACGTGGAGTCCAGCGGGTCCACGGCCGGGTAGATGCCCTTCTCGGAGATCGGACGGGAGAGAACCGTCGTCGCGTCGAGGTGGGCGAAGGTGGTGGCCGGGGCCGGGTCGGTCAGGTCGTCCGCGGGGACGTAGATCGCCTGCATCGAGGTGATCGAGTGACCACGGGTCGAGGTGATGCGCTCCTGGAGGAGACCCATCTCGTCGGCCAGGTTCGGCTGGTAGCCCACCGCGGAGGGCATGCGGCCGAGCAGGGTCGAGACCTCGGAACCGGCCTGCGTGAAGCGGAAGATGTTGTCGATGAAGAACAGCACGTCCTGCTTCTGCACATCGCGGAAGTACTCCGCCATGGTCAGACCGGCGAGGGCGACGCGGAGACGGGTGCCCGGGGGCTCGTCCATCTGGCCGAAGACCAGGGCGGTCTTGTCCAGAACGCCGGACTCTTCCATTTCCGCGATGAGGTCGTTGCCCTCACGGGTGCGCTCGCCGACGCCGGCGAAGACGGAAACGCCCTCGTGCAGCTTGGCCACACGCATGATCATTTCCTGGATCAGAACGGTCTTGCCGACAC</text:p>
          </table:table-cell>
          <table:table-cell office:value-type="string" calcext:value-type="string">
            <text:p>, GTGCGGGGCTCCTCGCGTCCCCCCGACGGCAAGGAGATCGCAAAGAACCTCAACTCACCTCTCCACGGCGGGCGTTCATCCTATATTCCTCTCTAG, 35898, 35994(+), ATGAAGCTCCTCTTCGCCATCCGCAACAAGGTGTCCGCCCAGAAGAGCCTGAAGGCCAGCTCCTGGTACATCTGGTACTGA, 36033, 36114(+), GTGATGAAGCTCCTCTTCGCCATCCGCAACAAGGTGTCCGCCCAGAAGAGCCTGAAGGCCAGCTCCTGGTACATCTGGTACTGA, 36030, 36114(+)</text:p>
          </table:table-cell>
          <table:table-cell table:formula="of:=LEFT([.J36];FIND(&quot;),&quot;;[.J36])-1)" office:value-type="string" office:string-value=", GTGCGGGGCTCCTCGCGTCCCCCCGACGGCAAGGAGATCGCAAAGAACCTCAACTCACCTCTCCACGGCGGGCGTTCATCCTATATTCCTCTCTAG, 35898, 35994(+" calcext:value-type="string">
            <text:p>, GTGCGGGGCTCCTCGCGTCCCCCCGACGGCAAGGAGATCGCAAAGAACCTCAACTCACCTCTCCACGGCGGGCGTTCATCCTATATTCCTCTCTAG, 35898, 35994(+</text:p>
          </table:table-cell>
          <table:table-cell table:formula="of:=MID([.J36]; FIND(&quot;),&quot;;[.J36]) + 1; FIND(&quot;),&quot;;[.J36];FIND(&quot;),&quot;;[.J36])+1) - FIND(&quot;),&quot;;[.J36]) - 1)" office:value-type="string" office:string-value=", ATGAAGCTCCTCTTCGCCATCCGCAACAAGGTGTCCGCCCAGAAGAGCCTGAAGGCCAGCTCCTGGTACATCTGGTACTGA, 36033, 36114(+" calcext:value-type="string">
            <text:p>, ATGAAGCTCCTCTTCGCCATCCGCAACAAGGTGTCCGCCCAGAAGAGCCTGAAGGCCAGCTCCTGGTACATCTGGTACTGA, 36033, 36114(+</text:p>
          </table:table-cell>
          <table:table-cell table:formula="of:=RIGHT([.J36];LEN([.J36]) - FIND(&quot;),&quot;; [.J36]; FIND(&quot;),&quot;; [.J36]) + 1))" office:value-type="string" office:string-value=", GTGATGAAGCTCCTCTTCGCCATCCGCAACAAGGTGTCCGCCCAGAAGAGCCTGAAGGCCAGCTCCTGGTACATCTGGTACTGA, 36030, 36114(+)" calcext:value-type="string">
            <text:p>, GTGATGAAGCTCCTCTTCGCCATCCGCAACAAGGTGTCCGCCCAGAAGAGCCTGAAGGCCAGCTCCTGGTACATCTGGTACTGA, 36030, 36114(+)</text:p>
          </table:table-cell>
          <table:table-cell office:value-type="string" calcext:value-type="string">
            <text:p>, SSYIPL*, 35898, 35994(+), SWYIWY*, 36033, 36114(+), SWYIWY*, 36030, 36114(+)</text:p>
          </table:table-cell>
        </table:table-row>
        <table:table-row table:style-name="ro1">
          <table:table-cell office:value-type="string" calcext:value-type="string">
            <text:p>WP_030762222.1</text:p>
          </table:table-cell>
          <table:table-cell office:value-type="float" office:value="664229629" calcext:value-type="float">
            <text:p>664229629</text:p>
          </table:table-cell>
          <table:table-cell office:value-type="string" calcext:value-type="string">
            <text:p>Streptomyces griseus subsp. griseus</text:p>
          </table:table-cell>
          <table:table-cell office:value-type="string" calcext:value-type="string">
            <text:p>Streptomyces griseus subsp. griseus strain NRRL B-2621 contig112.1, whole genome shotgun sequence</text:p>
          </table:table-cell>
          <table:table-cell office:value-type="float" office:value="664229629" calcext:value-type="float">
            <text:p>664229629</text:p>
          </table:table-cell>
          <table:table-cell office:value-type="string" calcext:value-type="string">
            <text:p>4130..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ATCAAGAACACCGGCACCACCTCCATCTCCTCCTGGAACCTGGAGTGGGACTACCCCTCCGGCACCCGGGTCACCTCCGCGTGGGACGCCACCGTCACCAACACCGGCGACCACTGGACCGCCAAGAACGTCGGCTGGAACGGCACCCTGGCCCCCGGCGCCTCGGTCTCCTTCGGCTACAACGGCTCCGGCTCCGGCGCCCCCAGCGGCTGTAAGATCAACGGCGCCTCCTGCGACGGCACCCAGCAGCCCGGCGACAACCCGCCCTCCGCCCCCGGCACCCCGGTGGCCTCCGACGTCACCGACACCTCGGTGAAGCTCAGCTGGGGCGCCGCGACCGACGACAAGGGCGTCAAGAACTACGACGTGCTGCGCGACGGCACCAAGGTCACCACGACCACCGCCCTGAACTACACCGACCAGGGCCTCACCGCCGGCACCGACTACAGCTACACCGTCGTGGCCCGCGACACCATCGACCAGACCGGCCCCGCCGCGGGACCGACCCCGGTCCGCACCACGGGAGGCGGCACCACCCCGCCGCCGCCGAAGGCCGTCAAGATGGGTTACTTCACCAACTGGGGCGTCTACGGGCGCAATTACCACGTGAAGAACATCGTCACCTCGGGCTCCGCGTCGAAGATCACGCACATCAACTACGCCTTCGGCAACGTCCAGGGCGGCAAGTGCACCATCGGCGACTCCTACGCCGACTACGACAAGGCGTACACCGCCGACCAGTCCGTCGACGGCGTCGCCGACACCTGGGACCAGCCGCTGCGCGGCAACTTCAACCAGCTTCGCAAGCTGAAGAAGGCGTACCCGAACATCAAGGTCCTCTGGTCCTTCGGCGGCTGGACCTGGTCCGGCGGCTTCGGCCAGGCCGTCCAGAACCCGGCCGCGTTCGCGCAGTCCTGCTACGACCTGGTCGAGGACCCGCGCTGGGCCGACGTCTTCGACGGCATCGACCTGGACTGGGAGTACCCGAACGCCTGCGGTCTCACCTGTGACACCAGCGGCGCGGCGTCCTTCAAGACCATGATGCAGGCCATGCGCGCCAAGTTCGGCGCCAACAACCTGGTCACCGCGGCCGTCACGGCCGACGCCTCCGCCGGCGGCAAGATCGACGCCGCCGACTACGGCGGCGCCGCCCCGTACTACGACTGGCTGAACGTCATGACGTACGACTTCTTCGGCGCCTGGGAGGCCAAGGGCCCGACCGCCCCGCACTCCCCGCTGACCTCGTACGCCGGCATCCCGCAGGCGGGCTTCAACTCCGCCGAGGCGATCGCCAAGTTCAAGGCCAAGGGCGTCCCGGCCAACAAGCTGCTGCTCGGCATCGGCTTCTACGGCCGCGGCTGGACCGGCGTCACCCAGTCCGCCCCCGGCGGCACGGCGACCGGCCCGGCGCAGGGCACCTACGAGCAGGGCATCGAGGACTACAAGGTCCTCAAGAACTCCTGCCCGTCCAACGGCACCGTCGCCGGCACCGCCTACGCCCACTGCGGCACCAACTGGTGGAGCTACGACACCCCCGCCACCGTCAACTCCAAGATGGGCTGGGCCAAGAACCAGGGCCTCGGCGGAGCCTTCTTCTGGGAGTTCAGCGGTGACACCACCAACGGCGAGCTCGTGACCGCGATCAACTCCGGTCTGAACTAGCCGGCACCCGCTCCACGGAGCCCCGTACCGCTCCCCCGCGAGGGGGGTGGTGCGGGGCTCCTCGCGTCCCCCCGACGGCAAGGAGATCGCAAAGAACCTCAACTCACCTCTCCACGGCGGGCGTTCATCCTATATTCCTCTCTAGGACCGAACCTTTCCCGCCGCCCTGAAAGGGGGTGCAGTGATGAAGCTCCTCTTCGCCATCCGCAACAAGGTGTCCGCCCAGAAGAGCCTGAAGGCCAGCTCCTGGTACATCTGGTACTGAGCCGCACGGCCGTCCCCGCCGCGAGGCGGGGGCGGCCCCGCCCTCCGACGCCCGCACTCCCGGAGACCCCCATGCGCGCCACGGTGTTCCACCCCCGACTCGCCGCCCTGTTCCGGGACCACCTCGGACAGGACGTCTTCCGGCTCGAACCCGACACCATCGGCGTCGCCGGACACGAGGCCGCCGACCGGATCCTCGCCGCCCGCCGCGCCACCGAGGACGAGCGCCCCACCTTCAAACCGCTCCAGGGCCGCTCGATCCCCAGGACCGAGGGCGCCGCCGTGATGCGGACCATCGGCGCCGACGTCCGCGCGGCCCTCAAGGGGGAACCCCTCCGGCCCGGGGACGTCGACCTGACCGGGGTGTGGCCGCACCGGGGCCACGTCTTCCTCCGGGACCTGGTCCTCGGCAAGGACCCCTACCGGCTGCGGATCCTCATGAGCCGCAACCTCGAACTGACCCCCAAGCTCACCTGGGCCGTCATCGCCGCGGGCGCCGCCCTCCCCGGCCGGCCCGGCCGCCGCGGCGAACCCCTCACCGGCCTCGCCCGGCTCACCGCCGACGCCGCCGGCTACCAGGACCGCCGCTACGCCATGGGCATGTACCGGCGCGCGGCCGCCCCCGTCTGCTTCACCGTCTCCGCCCTCGTCGCCAACGCGCTCTGGCTCGGCTCGCCCTTCGACCCCGGGACCCCGAACCGGCACCTGCTGTACGAGGCCATGCGGCTGCTGCCGCCCTCCTGGAACATCCTGCGCAACGCCTCCCCCGAGTACCCCGGCATCGACCCGCGCATCGGCCCCGCCGACGACGTCCTCCTGCTGCCCCTGCTCACGCACCGGGACCCGGAGCTGTGGAAGGACCCGGACGCCTTCCGCCCGGAGCGCTGGGAACACCTCGACCCCGACGACACCCCCGGCTACCTGCCCTTCGGACACGTCTCCGAGCGCTGCTGGGGCCGCCACATGGTGATGCCGCTCGCCGAACTGCTCCTGGACCTCGTCCGCGGCGCGGGCCTGGAGGTGGACCCCGGACAGACGAGCGCCGAGGTGCCCCTCGCGGGACTCCTCGGCGTGTCGGAGATACGGGTGCGCCGCGGCACTCAGGCCACGTTCACCCGCTGACCGGGCGGCGCCGCCTCCAGCCAGGCCATGAAACCGGTCCGGGCGTCCTCGCTCATCGCGAGCTCCAGCCGGACGCCGTGGTACATGCAGGGCTGGATCACCGAGTCGGACAGGAGCGCCAGCTCCTCCTCGCCCTCCGGCATCCGGCGCTCCAGGGCCACGATGGCCGAGCGCTCCAGGAAGCGGCGCGGACGGGGCGCGTACGAGAAGACCCGGAACCAGGCGATCTCGTCACCGCTGTACCGGGCGACCCCGTACACCCAGCCCTTGCCGCTGAGGTCCGGCTCCTCCGGCACGTCCCAGCGCAGGGAACAGTCGAAGGTGCCGCCGGCCCGCTGGATCAGCCTCCGGCGCAAACCGAAGACGAAGAGCCCGATCACCACCAGTGCGACGACCAGGCCGCACACGAGCAGCGCGAGGAACATCTTCACCGACCTCCTCGCTGCGTCCCGTGACCGGCGCCGCCGGCCGAACCGAATACAACCTGCATCTGCATCGCCTCAGCCGCGGCACGGTCCGGAACATTCCGGACCGTGCCGCGGCTGAGGGCACTACTCTTCGGTGCGGGTCCGCTAGCGGACCGCTACCGCACGCAGCCGGACCTCGGCGCGCCGCTCGGCGGCGGCGTCCTCGTCCGACTTGGCGCGCTCCAGCGCGCGCTCGGCGCGCCGGGCGTCGATCTCGTCCGCCAGCTCGGCGATCTCCGCGAGCAGAGACAGCTTGTCGTCGGCGAAGGAGATGAACCCGCCGTGGACGGCGGCGACGACCGTGCCGCCCTCGCTCGTGCGGATGGTCACCGGGCCCGACTCCAGCACACCGAGCAGCGGCTGGTGACCGGGCATGACGCCGATGTCGCCGGAGGTGGTACGCGCGATGACCAGGGTGGCCTCGCCGGACCAGACACTCCGGTCCGCGGCGACCAGCTCGACGTGCAGCTCAGCAGCCAAGGGTGGGCTCCTCGGTTCACCACCCGGCGGTGCTGCCGGGTGTTGGGATCAATTCTAAGGGGCGTGGAGAGGGGGACGGGAACGGCTCCCGCCCCCTCTCGGGCGAGCACGGGGCTCAGGAGACGCCGAGCTCCTTGGCGTTGTTCTTGAGGTCCTCGAGACCACCGCACATGAAGAACGCCTGCTCCGGGAAGTGGTCGAACTCGCCGTCGCAGATCGCGTTGAACGCGGCGATCGACTCGTCGAGCGGAACGTCCGAACCGTCCACACCGGTGAACTGCTTGGCGGCGTGGGTGTTCTGCGACAGGAAGCGCTCGACACGACGCGCACGGTGCACGACGAGCTTGTCCTCCTCGCTGAGCTCGTCGATACCGAGGATCGCGATGATGTCCTGGAGGTCCTTGTACTTCTGCAGGATGCCCTTGACGCGCATGGCGGCGTCGTAGTGGTCCTGCGCGATGTAGCGCGGGTCCAGGATCCGGGACGTGGAGTCCAGCGGGTCCACGGCCGGGTAGATGCCCTTCTCGGAGATCGGACGGGAGAGAACCGTCGTCGCGTCGAGGTGGGCGAAGGTGGTGGCCGGGGCCGGGTCGGTCAGGTCGTCCGCGGGGACGTAGATCGCCTGCATCGAGGTGATCGAGTGACCACGGGTCGAGGTGATGCGCTCCTGGAGGAGACCCATCTCGTCGGCCAGGTTCGGCTGGTAGCCCACCGCGGAGGGCATGCGGCCGAGCAGGGTCGAGACCTCGGAACCGGCCTGCGTGAAGCGGAAGATGTTGTCGATGAAGAACAGCACGTCCTGCTTCTGCACATCGCGGAAGTACTCCGCCATGGTCAGACCGGCGAGGGCGACGCGGAGACGGGTGCCCGGGGGCTCGTCCATCTGGCCGAAGACCAGGGCGGTCTTGTCCAGAACGCCGGACTCTTCCATTTCCGCGATGAGGTCGTTGCCCTCACGGGTGCGCTCGCCGACGCCGGCGAAGACGGAAACGCCCTCGTGCAGCTTGGCCACACGCATGATCATTTCCTGGATCAGAACGGTCTTGCCGACAC</text:p>
          </table:table-cell>
          <table:table-cell office:value-type="string" calcext:value-type="string">
            <text:p>, GTGCGGGGCTCCTCGCGTCCCCCCGACGGCAAGGAGATCGCAAAGAACCTCAACTCACCTCTCCACGGCGGGCGTTCATCCTATATTCCTCTCTAG, 3842, 3938(+), ATGAAGCTCCTCTTCGCCATCCGCAACAAGGTGTCCGCCCAGAAGAGCCTGAAGGCCAGCTCCTGGTACATCTGGTACTGA, 3977, 4058(+), GTGATGAAGCTCCTCTTCGCCATCCGCAACAAGGTGTCCGCCCAGAAGAGCCTGAAGGCCAGCTCCTGGTACATCTGGTACTGA, 3974, 4058(+)</text:p>
          </table:table-cell>
          <table:table-cell table:formula="of:=LEFT([.J37];FIND(&quot;),&quot;;[.J37])-1)" office:value-type="string" office:string-value=", GTGCGGGGCTCCTCGCGTCCCCCCGACGGCAAGGAGATCGCAAAGAACCTCAACTCACCTCTCCACGGCGGGCGTTCATCCTATATTCCTCTCTAG, 3842, 3938(+" calcext:value-type="string">
            <text:p>, GTGCGGGGCTCCTCGCGTCCCCCCGACGGCAAGGAGATCGCAAAGAACCTCAACTCACCTCTCCACGGCGGGCGTTCATCCTATATTCCTCTCTAG, 3842, 3938(+</text:p>
          </table:table-cell>
          <table:table-cell table:formula="of:=MID([.J37]; FIND(&quot;),&quot;;[.J37]) + 1; FIND(&quot;),&quot;;[.J37];FIND(&quot;),&quot;;[.J37])+1) - FIND(&quot;),&quot;;[.J37]) - 1)" office:value-type="string" office:string-value=", ATGAAGCTCCTCTTCGCCATCCGCAACAAGGTGTCCGCCCAGAAGAGCCTGAAGGCCAGCTCCTGGTACATCTGGTACTGA, 3977, 4058(+" calcext:value-type="string">
            <text:p>, ATGAAGCTCCTCTTCGCCATCCGCAACAAGGTGTCCGCCCAGAAGAGCCTGAAGGCCAGCTCCTGGTACATCTGGTACTGA, 3977, 4058(+</text:p>
          </table:table-cell>
          <table:table-cell table:formula="of:=RIGHT([.J37];LEN([.J37]) - FIND(&quot;),&quot;; [.J37]; FIND(&quot;),&quot;; [.J37]) + 1))" office:value-type="string" office:string-value=", GTGATGAAGCTCCTCTTCGCCATCCGCAACAAGGTGTCCGCCCAGAAGAGCCTGAAGGCCAGCTCCTGGTACATCTGGTACTGA, 3974, 4058(+)" calcext:value-type="string">
            <text:p>, GTGATGAAGCTCCTCTTCGCCATCCGCAACAAGGTGTCCGCCCAGAAGAGCCTGAAGGCCAGCTCCTGGTACATCTGGTACTGA, 3974, 4058(+)</text:p>
          </table:table-cell>
          <table:table-cell office:value-type="string" calcext:value-type="string">
            <text:p>, SSYIPL*, 3842, 3938(+), SWYIWY*, 3977, 4058(+), SWYIWY*, 3974, 4058(+)</text:p>
          </table:table-cell>
        </table:table-row>
        <table:table-row table:style-name="ro1">
          <table:table-cell office:value-type="string" calcext:value-type="string">
            <text:p>WP_030665649.1</text:p>
          </table:table-cell>
          <table:table-cell office:value-type="float" office:value="664129033" calcext:value-type="float">
            <text:p>664129033</text:p>
          </table:table-cell>
          <table:table-cell office:value-type="string" calcext:value-type="string">
            <text:p>Streptomyces rimosus subsp. rimosus</text:p>
          </table:table-cell>
          <table:table-cell office:value-type="string" calcext:value-type="string">
            <text:p>Streptomyces rimosus subsp. rimosus strain NRRL WC-3904 contig17.1, whole genome shotgun sequence</text:p>
          </table:table-cell>
          <table:table-cell office:value-type="float" office:value="664129033" calcext:value-type="float">
            <text:p>664129033</text:p>
          </table:table-cell>
          <table:table-cell office:value-type="string" calcext:value-type="string">
            <text:p>15146..1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340-13996', '19092-20336']</text:p>
          </table:table-cell>
          <table:table-cell office:value-type="string" calcext:value-type="string">
            <text:p>ACGCTCGCCCGGCCGCTGAACATGGAGAAGGGCGCTTCGTTCACCGGGCGGTGACGTCCGGCGCCCGCAGGGCGCACACACGTACGAGTCGCCGCGCGCGTGTGCGCCCCCGTCTGCGCCTGTCCGCCCCCTCGCCCCGGCGGGACCGTGGTGGACGAGACCGGTTCACCGGCCCGTCGACGAGGAGAGCGAAGTGATCCACATCAGTGAGACGCTCATGCTGCAGACGGTCGAGGAGTTCTTGACCACGGAGGAGATCTCCCGGCTGGTCAAGATCATGGACAGCGAGGCGGCCGGCTGGCGGCCCCGCCACCAGGCCGAGGTGCTCGTGGCCCCGGCGACCGCGCACGAGGTGCTGGCCGAGGCCACCCTGCGGGCGCTGCCCGCGATCCGGCGCAGCATGCCGTCGATCGCCGGGTCCGGGCACTGGGGATACACCGAACTCGCCGTGGGCCAGGGCGTGCCGACCCACCTCGACGGGATCAGCAGCCCGCGGACCCCGCCCCGGCGCATCGGCCGGATCGGTGTGACGATCGCGGACGCGACGGAAGGCGGCCGGTTCTACATCGAGACGACGTCGGACAGCGCGCCCTGGACCGACACGCTGCTGGGCACGGCCGACGGGTACGAGCCGGGCACGCCGCTGAGCCGCAGCCTGCCGCACGGCCCCGCGGCCCACGAGGGGACGCCGCAGTGGCTGAGCGCGCCGCGCAAGAGCCGGTGGCTGACCGACGCCGGGCCGGGGGTGGCCGTCGCGTACGGGGCCCAGGTCATCCACGGCGTGACGCCGGTGCTCCGCGGCCGGGTGCGCAAGTTCGTCACCGATCTGGTGGACACGGCGGCGGCCTGACGGCACACGGTCCGGGTGCGTGCGGGTTCGCGGAGCCCGCACGGGGCCGCTCCAACGACCGGTGCGGGGCCCGCCGTTCGCCGGTTCAGCGGCGTACGACCGATACCCGCGACACCCCGAGCAGGCCGGCCAGCGGCACCTCCGCGGACTTCTGCTCCGGGCTCACCGCCAGCCCCTGCTCGCGCACCATGTCCAGCAGCCGTTCGGCCAGCGGCATGACCATGTGCCGTCCCCAGCACCGCTCGTTGGCGTGCCCGAATGGCAGGTAGCCGGGCTGGTCGTCGGCGTCGAGGGCCGCCCAGCGCTCGGGGCGGAACTCGTCCGGCGCGTCCCACAGGCGCGGATCGCGGTGGCTGAGCAGCGGGAGCAGCAGTACGTCGTCGCTCGCGCCGATCCGGTCGTCGAGGGCCGCGAACTCCGGTGACGCCACGCGCAGCAGGTTCCACGACGGCGGCAGCAGCCGCATGGACTCGTACAAAATGTGGCGGTTCGGTATGTGGTCCTCGAAAGGCGAGCCGAGCCAGAGCGCGTTGGCGACGAGCGTGGAGACGGTGAAGCACACCGGTGCCGCCGCACGCCGGTACAGGCCCATCGCGTACCGGCGGTCCCCGTAACCGGCCGCGGCGGCCGCGAGCCCGGCCAGCCGGGACACCGGCGCGCCGGCCCCCGGGCAGCCCGGCAGCGCCGCGCCCGCGGCGATCACGGTCCAGGTCAGTTTGGGCGTCCATTCCAGCTTGCGGTCCACGAGCACCCGCAGCCGCATGGGATCGGACCCGAAAACCAGGTCCCGCAGATAAAGGTGCGCCGTCCGCGGCCATTCCCCCGACAAGTCGGCGGCTGTGCCGCCTTTCCCGTCGGGCCCGGCCGGCTTTTCCAGTGCCGCGCGCACGTCCAGGGAAACGGCGCGCATGACCGCGGAGGATTCGGGGCGGCTGATGGGCCGGCCCTGGAGGGGTTTGAAGGTGGGCCGCTCGGCGGCGTTGGCCGGTCTGCTGCGCAGCACGGCGTCGATCAGCGCGGGTCCGGCGACGCCGACCGTGTCGGCCTCCAGCCGGAAGACGTCCGCGCCGCGGTGCTCACTGAGGAGCCGGCCGAGCCGCGGTGTGAAGACCGTGACCCGGTCGCTCCGTTCCGTACCGTACGTACGCATCGGCGGCCTCCGAGAGCCTGGATGAGGGAACTACCGGGTCACGTGCCGATCAGTACCAGATGTACCAGGCGTAGGCCTTCAGGCTCTTCTCCGCCTTCATCTTCTTCTTGAGGGAGTTGATGAGCTTCATGACAGCACCTCCGGGACGGGCGAACCGACGGAACCGAACACTGACTCCTGCGGACCGGCATGCGGAAAAACACTGCTCCACCGCTGAATCCGGCTTTCCGCTTTTCGTCAGGGGAAAGTGAAGCCCAGCGGCGAAAGGTACGTCAATGTGGTCAAGGTCACCGTAAATTCGGGGTATTGGGGGTTTCGTCGGCGATCGGTGCGGAAGGGCCGGGGCGTACGGAACGTGCGCCCGCGCGTGGGAATTCGCCGCCGCGACCGCCTCCGGAGGCGGATAGCGCCACTTCACCGGCGATGACTGTCACCTCCGGGCGCCGCCTTCCACGCTGATCCGCGACCGGCCCCGGGCTGTCCGCCCAGGGGCCGGGGTGTCGACAACGGTGGAGGGGATGTCCGATGACCGCTGAGCGTGTGCTCGTGCCGCCCGTGACGGCGTACCGATGGCGGTGGTGGGGGCTCGCCGCCCTGCTGCTCGCCGAGGCGATGAATCTGCTGGACGCGACCATCGTGCAGGTCGTCGCGCCGGCCGTACACGCCGGCCTGGGCGGGCCGGTGTCCGACGTCCAGTGGTTCACGACGGCCTACACCCTGCCGTTCGCGGTGCTGCTGATCACCGGGGGGCGCCTGGGTGACATCGCCGGGCGGCGGCGGGTGTTCGTGCTGGGCGTCACGGGCTTCCTGCTCGCGTCCGTCGCCTGTGCCCTGGCGCCCGGCACCGGTCTGCTGATCGCCTTCCGCGCGGTGCAGGGGGCAGCGGCGGCCGTGGTCGTTCCGCAGACCATCGGCCTGATCAAGGCCATGTTCGCC</text:p>
          </table:table-cell>
          <table:table-cell office:value-type="string" calcext:value-type="string">
            <text:p>, ATGAAGCTCATCAACTCCCTCAAGAAGAAGATGAAGGCGGAGAAGAGCCTGAAGGCCTACGCCTGGTACATCTGGTACTGA, 15195, 15276(-)</text:p>
          </table:table-cell>
          <table:table-cell table:formula="of:=LEFT([.J38];FIND(&quot;),&quot;;[.J38])-1)" office:value-type="string" office:string-value="" calcext:value-type="error">
            <text:p>#WERT!</text:p>
          </table:table-cell>
          <table:table-cell table:formula="of:=MID([.J38]; FIND(&quot;),&quot;;[.J38]) + 1; FIND(&quot;),&quot;;[.J38];FIND(&quot;),&quot;;[.J38])+1) - FIND(&quot;),&quot;;[.J38]) - 1)" office:value-type="string" office:string-value="" calcext:value-type="error">
            <text:p>#WERT!</text:p>
          </table:table-cell>
          <table:table-cell table:formula="of:=RIGHT([.J38];LEN([.J38]) - FIND(&quot;),&quot;; [.J38]; FIND(&quot;),&quot;; [.J38]) + 1))" office:value-type="string" office:string-value="" calcext:value-type="error">
            <text:p>#WERT!</text:p>
          </table:table-cell>
          <table:table-cell office:value-type="string" calcext:value-type="string">
            <text:p>, AWYIWY*, 15195, 15276(-)</text:p>
          </table:table-cell>
        </table:table-row>
        <table:table-row table:style-name="ro1">
          <table:table-cell office:value-type="string" calcext:value-type="string">
            <text:p>WP_030646754.1</text:p>
          </table:table-cell>
          <table:table-cell office:value-type="float" office:value="664503799" calcext:value-type="float">
            <text:p>664503799</text:p>
          </table:table-cell>
          <table:table-cell office:value-type="string" calcext:value-type="string">
            <text:p>Streptomyces rimosus subsp. rimosus</text:p>
          </table:table-cell>
          <table:table-cell office:value-type="string" calcext:value-type="string">
            <text:p>Streptomyces rimosus subsp. rimosus strain NRRL WC-3930 contig16.1, whole genome shotgun sequence</text:p>
          </table:table-cell>
          <table:table-cell office:value-type="float" office:value="664503799" calcext:value-type="float">
            <text:p>664503799</text:p>
          </table:table-cell>
          <table:table-cell office:value-type="string" calcext:value-type="string">
            <text:p>55632..5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617-10367', '16160-17683']</text:p>
          </table:table-cell>
          <table:table-cell office:value-type="string" calcext:value-type="string">
            <text:p>CTGGACACCGTGGAGACGCTCGCCCGGCCGCTGAACATGGAGAAGGGCGCCTCGTTCACCGGCCGGTGACACCCGGCGCCCGCAGGGCGCACACACGTACGAGTCACCGCGCGTGTGCGCCCCCGTCTGCGCCTGTCCGCCCCCTCGCCCCGGCGGGACGGTGGTGTCCGAGACCGGTACACCGGCCCGCGGACGAGGAGAGCGAAGTGATCCACATCAGTGAGACGCTCATGCTGCAGACGGTCGAGGAGTTCCTGACGGAGGAGGAGATCTCCCGGCTGGTCAAGATCATGGACAGCGAGGCGGCCGGCTGGCGGCCCCGCCACCAGGCCGAGGTGCTCCCGGCCCCGGCGACCGCACAGGAGGTACTGGGCGAGGCCACGCTGCGGGCACTGCCCGCCATCCGGCGCAGCATGCCGTCCATCGCCGGGCCCGGGCACTGGGGCTACACCGAACTGGCCGTGGGCCAGGGCGTACCGACCCACCTCGACGGGATCAGCAGCCCGCGCACCCCGCCCCGGCGCATCGGCCGGATCGGTGTGACGATCGCGGACGCGGCCGAAGGCGGCCGCTTCTACATCGAGACCACGTCGGACAGCGCGCCCTGGACCGACACACTGCTGGGCGCGGCCGACGGGTACGAGCCGGGCACCCCGATGAGCCGCAGCCTGCCGCACGGCCCCGCGGCCCACGAGCAGACGCCGCAGTGGCTGAGCGCTCCGCGCAAGAGCCGGTGGCTGACCGACGCCGGTCCGGGCGTGGCCGTCGCGTACGGCGCCCAGGTCATCCACGGGGTGACGCCGGTGCTCCGCGGCCGGGTGCGCAAGTTCGTGACCGACCTCGTGGACACGGCGGCGGCCTGACGGCGCACGGCCGGGTGCGTGCGGGCTCGCGGAGCCCGCACGGGGCCGCTCCCTGTCGGGCTGTCCGGCGGCTCAGCGCCGTACGACCGACACCCGCGACACCCCGAGCAGGCCGGCCAGCGGCACTTCGGCGGACTTCTGCTCCGGGCTCACCGCCAGGCCCTGTTCCCGCACCAGGTCCAGCAGCCGTTCGGCCAGCGGCATGACCATGTGCCGCCCCCAGCACCGCTCGTTCGCGTGCCCAAAGGGCAGGTAGCCGGGCTGGTCGTCGGCGTCGAGGGCCGCCCAGCGCTCCGGCCGGAACTCGTCCGGCGCGTCCCACAGCCGCGGATCGCGGTGGCTGAGCAGTGGCAGCAGCAGGACGTCGTCGCCCGCGCCGATCCGGTCGTCGAGGGCCGCGAACTCCGGTGACGCCACGCGCAGCAGGTTCCACGAAGGCGGCAGCAGCCGCATCGACTCGTACAGGATGTGGCGGTTCGGTATGTGGTCCTCGAAGGGCGAGCCGAGCCAGAGGGCGTTGGCGACCAGCGTGGACACGGTGAAGCACACCGGTGCCGCCGCCCGCCGGTACAGGCCCATCGCGTACCGCCGGTCCCCGTAACCGGCCGCGGCGGCGGCGAGACCCGCCAGCCGGGACACCGGCGCACCGGCCCCCGGACAGCCCGGCAGCGCCGCGCCCGCCGCGATCACGGTCCACGTCAGTTTGGGCGTCCATTCCAGCTTGCGGTCCACGAGTACGCGCAGCCGCATCGGATCGGACCCGAAAACCAGGTCCCGCAGATAAAGGTGTGCCACCCGCGGCCATTCCCCCGACAGATCGGCCGCCGGGCCGCCTTTCCCGTCGGGCCCGGCCGGCTTTTCCAGTGCCGCGCGCACGTCCAGGGAAACCGCCCGCATGACCGCGGAGGATTCGGGGCGGCTGATGGGCCGGCCCTGGAGGGGTTTGAAGGTGGGCCGTTCGGCCGCGTTGGCCGGTCTGCTGCGCAGCACCGCGTCGATCAGCCCGGGTCCGGCGACGCCGACCGTGTCGGCCTCCAGCCGGAAGACGTCCGCGCCGCGGTGCTCACTGAGGAGCCGGCCGAGCCGCGGCGTGAAGACCGTGACCCGGTCGCCCCGTTCCGTACCGTACGTACGCATCGGCGGCCTCCGAGAGCCTGGATGAGGGAACTACCGGGTCACGTGCCGATCAGTACCAGATGTACCAGGCGTAGGCCTTCAGGCTCTTCTCCGCCTTCATCTTCTTCTTGAGGGAGTTGATGAGCTTCATGACAGCACCTCCGGGACAGGCGAACCGACTGAACCGAACACTGACTCCGGCGGACCGGGACGCGGAAAAACACTGCTCCGCCACTGAATCCGGCTTTCCGCTTTTCGTCAGGGCAAAGTGAAGCCCAGCGGCGAAAGGTACGTCAATGTGGTCAAGGTCACCGTAAATTCGGGGTATTGGGTGTTTCGTCGCCGAACGGGGGCGAAGGGCCGGGGTGTACGGAACGCGCGCCCCGGCGTGGGAATTCGCCGCCGCGACCGCCCCCGGAGGCGGATAACGCCACTTCCCCGGCGGTGACTGCCACCTCCGGGTGCTGCCTTCCACGCTGGTCCGCGACCGGCCCCGGGCCCTTCGCCCGGGGCCGAGGCGTCGACACCGGTGGAGGGGATTTCCGATGACCGCTGAGCGCGTGCTCGCGCCGCCCGGGGCGGCGTACCGATGGCGGTGGTGGGCGCTCGCCGCCCTGCTGCTCGCCGAGGCGATGAACCTGCTGGACGCGACCATCGTGCAGGTCGCGGCGCCGGCCGTACACGCCGATCTGGGCGGTCCGGTGTCCGACGTCCAGTGGTACACGACGGCCTACACCCTGCCGTTCGCGGTGCTGCTGATCACCGGCGGGCGCCTGGGCGACATCGCGGGGCGGCGGCGGGTGTTCGTGCTGGGCGTCACGGGCTTCCTGCTCGCGTCCGTCGTCTGTGCCCTGGCGCCCGGCGCCGGACCACTGATCGCCTTCCGTGTGGTGCAGGGGGCCGCGGCGGCCCTGGTCATTCCGCAGACCATCGGCCTGATCAAAGCGATGTTCGCGG</text:p>
          </table:table-cell>
          <table:table-cell office:value-type="string" calcext:value-type="string">
            <text:p>, ATGAAGCTCATCAACTCCCTCAAGAAGAAGATGAAGGCGGAGAAGAGCCTGAAGGCCTACGCCTGGTACATCTGGTACTGA, 55681, 55762(-)</text:p>
          </table:table-cell>
          <table:table-cell table:formula="of:=LEFT([.J39];FIND(&quot;),&quot;;[.J39])-1)" office:value-type="string" office:string-value="" calcext:value-type="error">
            <text:p>#WERT!</text:p>
          </table:table-cell>
          <table:table-cell table:formula="of:=MID([.J39]; FIND(&quot;),&quot;;[.J39]) + 1; FIND(&quot;),&quot;;[.J39];FIND(&quot;),&quot;;[.J39])+1) - FIND(&quot;),&quot;;[.J39]) - 1)" office:value-type="string" office:string-value="" calcext:value-type="error">
            <text:p>#WERT!</text:p>
          </table:table-cell>
          <table:table-cell table:formula="of:=RIGHT([.J39];LEN([.J39]) - FIND(&quot;),&quot;; [.J39]; FIND(&quot;),&quot;; [.J39]) + 1))" office:value-type="string" office:string-value="" calcext:value-type="error">
            <text:p>#WERT!</text:p>
          </table:table-cell>
          <table:table-cell office:value-type="string" calcext:value-type="string">
            <text:p>, AWYIWY*, 55681, 55762(-)</text:p>
          </table:table-cell>
        </table:table-row>
        <table:table-row table:style-name="ro1">
          <table:table-cell office:value-type="string" calcext:value-type="string">
            <text:p>WP_030646754.1</text:p>
          </table:table-cell>
          <table:table-cell office:value-type="float" office:value="664109450" calcext:value-type="float">
            <text:p>664109450</text:p>
          </table:table-cell>
          <table:table-cell office:value-type="string" calcext:value-type="string">
            <text:p>Streptomyces rimosus subsp. rimosus</text:p>
          </table:table-cell>
          <table:table-cell office:value-type="string" calcext:value-type="string">
            <text:p>Streptomyces rimosus subsp. rimosus strain NRRL WC-3929 contig19.1, whole genome shotgun sequence</text:p>
          </table:table-cell>
          <table:table-cell office:value-type="float" office:value="664109450" calcext:value-type="float">
            <text:p>664109450</text:p>
          </table:table-cell>
          <table:table-cell office:value-type="string" calcext:value-type="string">
            <text:p>55722..54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715-10465', '16258-17781']</text:p>
          </table:table-cell>
          <table:table-cell office:value-type="string" calcext:value-type="string">
            <text:p>CTGGACACCGTGGAGACGCTCGCCCGGCCGCTGAACATGGAGAAGGGCGCCTCGTTCACCGGCCGGTGACACCCGGCGCCCGCAGGGCGCACACACGTACGAGTCACCGCGCGTGTGCGCCCCCGTCTGCGCCTGTCCGCCCCCTCGCCCCGGCGGGACGGTGGTGTCCGAGACCGGTACACCGGCCCGCGGACGAGGAGAGCGAAGTGATCCACATCAGTGAGACGCTCATGCTGCAGACGGTCGAGGAGTTCCTGACGGAGGAGGAGATCTCCCGGCTGGTCAAGATCATGGACAGCGAGGCGGCCGGCTGGCGGCCCCGCCACCAGGCCGAGGTGCTCCCGGCCCCGGCGACCGCACAGGAGGTACTGGGCGAGGCCACGCTGCGGGCACTGCCCGCCATCCGGCGCAGCATGCCGTCCATCGCCGGGCCCGGGCACTGGGGCTACACCGAACTGGCCGTGGGCCAGGGCGTACCGACCCACCTCGACGGGATCAGCAGCCCGCGCACCCCGCCCCGGCGCATCGGCCGGATCGGTGTGACGATCGCGGACGCGGCCGAAGGCGGCCGCTTCTACATCGAGACCACGTCGGACAGCGCGCCCTGGACCGACACACTGCTGGGCGCGGCCGACGGGTACGAGCCGGGCACCCCGATGAGCCGCAGCCTGCCGCACGGCCCCGCGGCCCACGAGCAGACGCCGCAGTGGCTGAGCGCTCCGCGCAAGAGCCGGTGGCTGACCGACGCCGGTCCGGGCGTGGCCGTCGCGTACGGCGCCCAGGTCATCCACGGGGTGACGCCGGTGCTCCGCGGCCGGGTGCGCAAGTTCGTGACCGACCTCGTGGACACGGCGGCGGCCTGACGGCGCACGGCCGGGTGCGTGCGGGCTCGCGGAGCCCGCACGGGGCCGCTCCCTGTCGGGCTGTCCGGCGGCTCAGCGCCGTACGACCGACACCCGCGACACCCCGAGCAGGCCGGCCAGCGGCACTTCGGCGGACTTCTGCTCCGGGCTCACCGCCAGGCCCTGTTCCCGCACCAGGTCCAGCAGCCGTTCGGCCAGCGGCATGACCATGTGCCGCCCCCAGCACCGCTCGTTCGCGTGCCCAAAGGGCAGGTAGCCGGGCTGGTCGTCGGCGTCGAGGGCCGCCCAGCGCTCCGGCCGGAACTCGTCCGGCGCGTCCCACAGCCGCGGATCGCGGTGGCTGAGCAGTGGCAGCAGCAGGACGTCGTCGCCCGCGCCGATCCGGTCGTCGAGGGCCGCGAACTCCGGTGACGCCACGCGCAGCAGGTTCCACGAAGGCGGCAGCAGCCGCATCGACTCGTACAGGATGTGGCGGTTCGGTATGTGGTCCTCGAAGGGCGAGCCGAGCCAGAGGGCGTTGGCGACCAGCGTGGACACGGTGAAGCACACCGGTGCCGCCGCCCGCCGGTACAGGCCCATCGCGTACCGCCGGTCCCCGTAACCGGCCGCGGCGGCGGCGAGACCCGCCAGCCGGGACACCGGCGCACCGGCCCCCGGACAGCCCGGCAGCGCCGCGCCCGCCGCGATCACGGTCCACGTCAGTTTGGGCGTCCATTCCAGCTTGCGGTCCACGAGTACGCGCAGCCGCATCGGATCGGACCCGAAAACCAGGTCCCGCAGATAAAGGTGTGCCACCCGCGGCCATTCCCCCGACAGATCGGCCGCCGGGCCGCCTTTCCCGTCGGGCCCGGCCGGCTTTTCCAGTGCCGCGCGCACGTCCAGGGAAACCGCCCGCATGACCGCGGAGGATTCGGGGCGGCTGATGGGCCGGCCCTGGAGGGGTTTGAAGGTGGGCCGTTCGGCCGCGTTGGCCGGTCTGCTGCGCAGCACCGCGTCGATCAGCCCGGGTCCGGCGACGCCGACCGTGTCGGCCTCCAGCCGGAAGACGTCCGCGCCGCGGTGCTCACTGAGGAGCCGGCCGAGCCGCGGCGTGAAGACCGTGACCCGGTCGCCCCGTTCCGTACCGTACGTACGCATCGGCGGCCTCCGAGAGCCTGGATGAGGGAACTACCGGGTCACGTGCCGATCAGTACCAGATGTACCAGGCGTAGGCCTTCAGGCTCTTCTCCGCCTTCATCTTCTTCTTGAGGGAGTTGATGAGCTTCATGACAGCACCTCCGGGACAGGCGAACCGACTGAACCGAACACTGACTCCGGCGGACCGGGACGCGGAAAAACACTGCTCCGCCACTGAATCCGGCTTTCCGCTTTTCGTCAGGGCAAAGTGAAGCCCAGCGGCGAAAGGTACGTCAATGTGGTCAAGGTCACCGTAAATTCGGGGTATTGGGTGTTTCGTCGCCGAACGGGGGCGAAGGGCCGGGGTGTACGGAACGCGCGCCCCGGCGTGGGAATTCGCCGCCGCGACCGCCCCCGGAGGCGGATAACGCCACTTCCCCGGCGGTGACTGCCACCTCCGGGTGCTGCCTTCCACGCTGGTCCGCGACCGGCCCCGGGCCCTTCGCCCGGGGCCGAGGCGTCGACACCGGTGGAGGGGATTTCCGATGACCGCTGAGCGCGTGCTCGCGCCGCCCGGGGCGGCGTACCGATGGCGGTGGTGGGCGCTCGCCGCCCTGCTGCTCGCCGAGGCGATGAACCTGCTGGACGCGACCATCGTGCAGGTCGCGGCGCCGGCCGTACACGCCGATCTGGGCGGTCCGGTGTCCGACGTCCAGTGGTACACGACGGCCTACACCCTGCCGTTCGCGGTGCTGCTGATCACCGGCGGGCGCCTGGGCGACATCGCGGGGCGGCGGCGGGTGTTCGTGCTGGGCGTCACGGGCTTCCTGCTCGCGTCCGTCGTCTGTGCCCTGGCGCCCGGCGCCGGACCACTGATCGCCTTCCGTGTGGTGCAGGGGGCCGCGGCGGCCCTGGTCATTCCGCAGACCATCGGCCTGATCAAAGCGATGTTCGCGG</text:p>
          </table:table-cell>
          <table:table-cell office:value-type="string" calcext:value-type="string">
            <text:p>, ATGAAGCTCATCAACTCCCTCAAGAAGAAGATGAAGGCGGAGAAGAGCCTGAAGGCCTACGCCTGGTACATCTGGTACTGA, 55771, 55852(-)</text:p>
          </table:table-cell>
          <table:table-cell table:formula="of:=LEFT([.J40];FIND(&quot;),&quot;;[.J40])-1)" office:value-type="string" office:string-value="" calcext:value-type="error">
            <text:p>#WERT!</text:p>
          </table:table-cell>
          <table:table-cell table:formula="of:=MID([.J40]; FIND(&quot;),&quot;;[.J40]) + 1; FIND(&quot;),&quot;;[.J40];FIND(&quot;),&quot;;[.J40])+1) - FIND(&quot;),&quot;;[.J40]) - 1)" office:value-type="string" office:string-value="" calcext:value-type="error">
            <text:p>#WERT!</text:p>
          </table:table-cell>
          <table:table-cell table:formula="of:=RIGHT([.J40];LEN([.J40]) - FIND(&quot;),&quot;; [.J40]; FIND(&quot;),&quot;; [.J40]) + 1))" office:value-type="string" office:string-value="" calcext:value-type="error">
            <text:p>#WERT!</text:p>
          </table:table-cell>
          <table:table-cell office:value-type="string" calcext:value-type="string">
            <text:p>, AWYIWY*, 55771, 55852(-)</text:p>
          </table:table-cell>
        </table:table-row>
        <table:table-row table:style-name="ro1">
          <table:table-cell office:value-type="string" calcext:value-type="string">
            <text:p>WP_030630801.1</text:p>
          </table:table-cell>
          <table:table-cell office:value-type="float" office:value="664092981" calcext:value-type="float">
            <text:p>664092981</text:p>
          </table:table-cell>
          <table:table-cell office:value-type="string" calcext:value-type="string">
            <text:p>Streptomyces rimosus subsp. rimosus</text:p>
          </table:table-cell>
          <table:table-cell office:value-type="string" calcext:value-type="string">
            <text:p>Streptomyces rimosus subsp. rimosus strain NRRL WC-3927 contig8.1, whole genome shotgun sequence</text:p>
          </table:table-cell>
          <table:table-cell office:value-type="float" office:value="664092981" calcext:value-type="float">
            <text:p>664092981</text:p>
          </table:table-cell>
          <table:table-cell office:value-type="string" calcext:value-type="string">
            <text:p>185924..186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425-9408', '16881-15577']</text:p>
          </table:table-cell>
          <table:table-cell office:value-type="string" calcext:value-type="string">
            <text:p>GTTCCGTACACCGATCAGCCGCGTGCGGCGAAAGGTTCACGCGTACCGGTCGGGTCGGGGGAGTGCCGTACGGGCCGGATCAGCGAACCGTTCCCGCCTCCGGCCCGCCGGTCATCATCCTGGCCGCCACCAGGCTGACCACCGTCAGCGCCACGGCGGCCCAGAACGCGAGCTGCACGGCGTGCAGCGAGGCCGCGGCGCCGCCGGGCCCGGCGGCGTGGAGGTAGACACTGCCGAGGACCGCCACGCCGAGGGTCGCGCCCAGCTGCTGGACCGCGTTCAGCAGCCCGGCGGCCGAGCCGATTTCCTGCGGCCGCAACGGCCGTAGGGCGACGGTGAAGAACGCCGGGGTGAAGAGGCCGACTCCCAGGCCGACGACCGCGAGCGCGGGAAGCAGCGGTGCGGGGTAGGCCGTCGGGTCCGCGGTGCGGTACATGGCGATGGCGGGCACCGGCCGCCCATGACGCCACGGCCAGACCGGCCGACCAAGGTGCCAGCGTGAGCCCTGCCGCCAATACGGTCACGTGCAGGCCCAGTTGAAGCTGGAGCACGATCACCATCATCAGACCGTTGGTCACCGCGAAGAACGAGGCCGAGGCCACCAGCGCGGCCGGGAAACCGCGGTGCGCAAAGTCCCCCAGCTACCGCTGGGGGTGCCCCCAGCTCGGCTCCACCAGCGGGCTGCGCCCGGCGGCGACGGCGCCACGCTGGTGGCGTACGAAGACGGCCATCAGCAGCGGCCCGGCCCCGATGGAGGCCCAGTTCCACTCGGACAGTGCGGCGAGGTCGGCCCCGATCAGCGGATGGACGACGAGCCCGACGCCCGCCATGGCCAGCAGCGTGCCCGTCAGGTCGAGGGCGGGGCGCCGCGGGGCGCGGTGGTCCACCAGCTTGGGCGCCAGGGCGAGGACGAGCAGCGACAGGGGGACGTTCACCAGGAACGCCGCCCGCCAGGACGAGCCGAACAGGTCGGCGTGAGTGAGGAATCCGCCGAGCACCGGCCCGCAGACGGCGGCGAGTCCCATCACCGGGCCGATGGCGCCCAGGGCGGGCCAGCTCCGCACCGGCGAACATCGCTTTGACCAGGCCGATGGTCTGCGGAATGACCAGGGCCGCCGCGGCCCCCTGCACCACACGGAAGGCGATCAGTGGTCCGGCGCCGGGCGCCAGGGCACAGGCGGCGGACGCGAGCAGGAAGCCCGTGACGCCCAGCACGAACACCCGCCGCCGCCCGGCGATGTCGCCCAGGCGCGCGCCGGTGATCAGCAGTACCGCGAACGGCAGGGTGTAGGCCGTCGTGTACCACTGGACGTCGGACACCGGGCCGCCCAGATCGGCGTGTACGGCCGGCGCCGCGACCTGCACGATGGTCGCGTCCAGCAGGTTCATCGCCTCGGCGAGCAGCAGGGCGGCGAGAGCCCACCACCGCCATCGGTACGCCGCCCCGGGCGGCGCGAGCACGCGCTCAGCGGTCATCGGAAATCCCCTCCACCGTTGTCGACGCCTCGGCCCCGGGCGGAGGGCCCGGGGCCGGTCGCGGACCAGCGTGGAAGGCGGGACCCGGAGGTGGCAGTCACCGCCGGGCAAGTGGCGTTATCCGCCTCCGGGGCGGTCGCGGCGGCGATTTCCCACGCGGGGGCGCGCGTTCCGTACACCCCGGCCCTTCGCCCCCGTTCGACGACGAAACCCCCAATACCCCGAATTTACGGTGACCTTGACCACATTGACGTACCTTTCGCCGCTGGGCTTCACTTTGCCCTGACGAAAAGCGGAAAGCCGGATTCAGTGGCGGAGCAGTGTTTTTCCGTGTCCCGGTCCGCCGGAGTCA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CGCCGAACGGCCCACTTTCAAACCCCTCCAGGGGCGGCCCATCAGCCGCCCGGAATCCTCCGCGGTCATGCGGGCCGTTTCCCTGGACGTGCGCGCGGCACTGGAAAAGCCCGACGGGAAAGGCGGCCCGGCGGCCGATCTGTCGGGGGAATGGCCGCGGGTGGCACACCTTTATCTGCGGGACCTGGTTTTCGGGTCCGATCCGATGCGGCTGCGCGTACTCGTGGACCGCAAGCTGGAATGGACGCCCAAACTGACCTGGACCGTGATCGCGGCGGGCGCGGCGCTGCCGGGCTGCCCGGGGGCCGGTGCGCCGGTGTCCCGGCTGGCGGGTCTCGCCGCCGCCGCGGCCGGTTACGGGGACCGGCGGTACGCGATGGGCCTGTACCGGCGGGCGGCGGCACCGGTGTGCTTCACCGTGTCCACGCTGGTCGCCAACGCCCTCTGGCTCGGGTCGCCCTTCGAGGACCACATACCGAACCGCCACATCCTGTACGAGTCGATGCGGCTGCTGCCGCCTTCGTGGAACCTCCTGCGCGTGGCGTCACCGGAGTTCGCGGCCCTCGACGACCGGATCGGCGCGGGCGACGACGTCCTGCTGCTGCCGCTGCTCAGCCACCGCGATCCGCGGCTGTGGGACGCGCCGGACGAGTTCCGGCCCGAGCGCTGGGCGGCCCTCGACGCCGACGACCAGCCCGGTTACCTGCCCTTCGGGCACGCGAACGAGCGGTGCTGGGGGCGGCACATGGTCATGCCGCTGGCCGAACGGCTGCTGGACCTGGTGCGGGAACAGGGCCTGGCGGTGAGCCCGGAGCAGAAGTCCGCCGAGGTGCCGCTGGCCGGTCTGCTCGGGGTGTCGCGGGTGTCGGTCGTACGGCGCTGAGCCGCCGGGCAGCCCGACAGGGGAGCGGCCCCGTGCGGGCTCCGCGAGCCCGCACGCACCCGGCCGTGCGCCGTCAGGCCGCCGCCGTGTCCACGAGGTCGGTGACGAACTTGCGCACCCGGCCGCGGAGCACCGGCGTCACCCCGTGGATGACCTGGGCGCCGTACGCGACGGCCACTCCCGGACCGGCGTCGGTCAGCCACCGGCTCTTGCGCGGCGCGCTCAGCCATTGCGGCGTCTGCTCGTGGGCCGCGGGGCCGTGCGGCAGGCTGCGGCTCATCGGGGTGCCCGGCTCGTACCCGTCGGCCGCGCCCAGCAGTGTGTCGGTCCAGGGCGCGCTGTCCGACGTGGTCTCGATGTAGAAGCGGCCGCCTTCGGTCGCGTCCGCGATCGTCACGCCGATCCGGCCGATGCGCCGGGGCGGGGTCCGCGGGCTGCTGATCCCGTCGAGGTGGGTCGGTACGCCCTGGCCCACGGCCAGTTCGGTGTAGCCCCAGTGCCCGGACCCGGCGATGGACGGCATGCTGCGCCGGATGGCGGGCAGTGCCCGCAGCGTGGCCTCGCCCAGCACCTCTTGTGCGGTCGCCGGGGCCGGGAGCACCTCGGCCTGGTGGCGGGGCCGCCAGCCGGCCGCCTCGCTGTCCATGATCTTGACCAGCCGGGAGATCTCCTCCTCCGTCAGGAACTCCTCGACCGTCTGCAGCATGAGCGTCTCACTGATGTGGATCACTTCGCTCTCCTCGTCCGCGGGCCGGTGTACCGGTCTCGGACACCACCGTCCCGCCGGGGCGAGGGGGCGGACAGGCGCAGACGGGGGCGCACACGCGCGGTGACTCGTACGTGTGTGCGCCCTGCGGGCGCCGGGT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ACGAAGCGCCCCGGCCCGCGTGACCACCCTTACGGGGGCCGGGGATCACCCGGGCGGCCGAGAGGGCGGCGAACGTGTTCGAGGGCGGCGCGCGCCCGCCGTACGACTACTCCCGCCGATCATGGGTACCCAGCGCGCCGGACCACCGGGCACCGCCCGGCCCTGACCAGCGCGGGAGCGGCCCGGGAGGCGGAGTTGGCGAAGGTGCGGGCCATGACCGCGTGGCGGCGGCTGTGGTGGGAGGCGACGGCGGTCGGCCGTACGGTGCGGACCGCGGTACGGCACTCAGGCCCCGAGCGGGACACCGTCGTCCAGTCGCTGAAGGCGGCCGGCGCGGCGACCATCGCGTGGGCGCTGACGGGCTGGTGGCTGAACGCGCCGCTGGCCCTGATGGCGCCCTGGACGGCGCTGGCGCTGGTCGACGCCACCGTCTACCGCTCGCTGCGCTCCGGACTCCAGCAGCTCGTGGTGATCGTGCTCGGCGCGCTGCTCGCGTCCGCAGCGATGGCCGCGACCGACGGCAGCACGCTGGGCGCCATGCTTCTGGTGCTGCCGGTGATGACGCTGGTCGGCACCCACCGCAGACTGGGCGCCCAGGGCATCTACGGGGCGACCACCGCGCTGTTCGTCATCACCTACGGCGCCTACTCCCTGACCGAGGTCGGCCACCGGCTCGTCGAGACCACGATCGGCGCGGTCATCGGCGTCGCCGTCAACGCCCTCGTCCTGCCGCCGGTGCACCTGCGCAACGTGCACGACCAGCTCCGGCGGCTGCCCCGGGAGTCCGCCGAACTGCTGCGGACGATGGCCG</text:p>
          </table:table-cell>
          <table:table-cell/>
          <table:table-cell table:formula="of:=LEFT([.J41];FIND(&quot;),&quot;;[.J41])-1)" office:value-type="string" office:string-value="" calcext:value-type="error">
            <text:p>#WERT!</text:p>
          </table:table-cell>
          <table:table-cell table:formula="of:=MID([.J41]; FIND(&quot;),&quot;;[.J41]) + 1; FIND(&quot;),&quot;;[.J41];FIND(&quot;),&quot;;[.J41])+1) - FIND(&quot;),&quot;;[.J41]) - 1)" office:value-type="string" office:string-value="" calcext:value-type="error">
            <text:p>#WERT!</text:p>
          </table:table-cell>
          <table:table-cell table:formula="of:=RIGHT([.J41];LEN([.J41]) - FIND(&quot;),&quot;; [.J41]; FIND(&quot;),&quot;; [.J4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30373216.1</text:p>
          </table:table-cell>
          <table:table-cell office:value-type="float" office:value="663376890" calcext:value-type="float">
            <text:p>663376890</text:p>
          </table:table-cell>
          <table:table-cell office:value-type="string" calcext:value-type="string">
            <text:p>Streptomyces rimosus subsp. rimosus</text:p>
          </table:table-cell>
          <table:table-cell office:value-type="string" calcext:value-type="string">
            <text:p>Streptomyces rimosus subsp. rimosus strain NRRL WC-3924 contig24.1, whole genome shotgun sequence</text:p>
          </table:table-cell>
          <table:table-cell office:value-type="float" office:value="663376890" calcext:value-type="float">
            <text:p>663376890</text:p>
          </table:table-cell>
          <table:table-cell office:value-type="string" calcext:value-type="string">
            <text:p>14645..13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4645-13590', '21341-19875']</text:p>
          </table:table-cell>
          <table:table-cell office:value-type="string" calcext:value-type="string">
            <text:p>AACTGGCCCTGGACACCGTGGAGACGCTCGCCCGGCCGCTGAACATGGAGAAGGGCGCCTCGTTCACCGGCCGGTGACACCCGGCGCCCGCAGGGCGCACACACGTACGAGTCACCGCGCGTGTGCGCCCCCGTCTGCGCCTGTCCGCCCCCTCGCCCCGGCGGGACGGTGGTGTCCGAGACCGGTACACCGGCCCGCGGACGAGGAGAGCGAAGTGATCCACATCAGTGAGACGCTCATGCTGCAGACGGTCGAGGAGTTCCTGACGGAGGAGGAGATCTCCCGGCTGGTCAAGATCATGGACAGCGAGGCGGCCGGCTGGCGGCCCCGCCACCAGGCCGAGGTGCTCCCGGCCCCGGCGACCGCACAAGAGGTGCTGGGCGAGGCCACGCTGCGGGCACTGCCCGCCATCCGGCGCAGCATGCCGTCCATCGCCGGGTCCGGGCACTGGGGCTACACCGAACTGGCCGTGGGCCAGGGCGTACCGACCCACCTCGACGGGATCAGCAGCCCGCGCACCCCGCCCCGGCGCATCGGCCGGATCGGCGTGACGATCGCGGACGCGACCGAAGGCGGCCGCTTCTACATCGAGACCACGTCCGACAGCGCGCCCTGGACCGACACACTGCTGGGCGCGGCCGACGGGTACGAGCCGGGCACCCCGATGAGCCGCAGCCTGCCGCACGGCCCCGCGGCCCACGAGCAGACGCCGCAATGGCTGAGCGCGCCGCGCAAGAGCCGGTGGCTGACCGACGCCGGTCCGGGAGTGGCCGTCGCGTACGGCGCCCAGGTCATCCACGGGGTGACGCCGGTGCTCCGCGGCCGGGTGCGCAAGTTCGTCACCGACCTCGTGGACACGGCGGCGGCCTGACGGCGCACGGCCGGGTGCGTGCGGGCTCGCGGAGCCCGCACGGGGCCGCTCCCCTGTCGGGCTGTCCGGCGGCTCAGCGCCGTACGACCGACACCCGCGACACCCCGAGCAGACCGGCCAGCGGCACCTCGGCGGACTTCTGCTCCGGGCTCACCGCCAGGCCCTGTTCCCGCACCAGGTCCAGCAGCCGTTCGGCCAGCGGCATGACCATGTGCCGCCCCCAGCACCGCTCGTTCGCGTGCCCGAAGGGCAGGTAGCCGGGCTGGTCGTCGGCGTCGAGGGCCGCCCAGCGCTCGGGCCGGAACTCGTCCGGCGCGTCCCACAGCCGCGGATCGCGGTGGCTGAGCAGCGGCAGCAGCAGGACATCGTCGCCCGCGCCGATCCGGTCGTCGAGGGCCGCGAACTCCGGTGACGCCACGCGCAGGAGGTTCCACGAAGGCGGCAGCAGCCGCATCGACTCGTACAGGATGTGGCGGTTCGGTATGTGGTCCTCGAAGGGCGACCCGAGCCAGAGGGCGTTGGCGACGAGCGTGGACACGGTGAAGCACACCGGTGCCGCCGCCCGCCGGTACAGGCCCATCGCGTACCGCCGGTCCCCGTAACCGGCCGCGGCGGCAGCGAGACCCGCCAGCCGGGACACCGGCGCACCGGCCCCCGGGCAGGCCGGCAGCGCCGCGCCCGCCGCGATCACGGTCCACGTCAGTTTGGGCGTCCATTCCAGCTTGCGGTCCACGAGTACGCGCAGCCGCATCGGATCGGACCCGAAAACCAGGTCCCGCAGATAAAGGTGTGCCACCCGCGGCCATTCCCCCGACAGATCGGCCGCCGGGCCGCCTTTCCCGTCGGGCTTTTCCAGTGCCGCGCGCACGTCCAGGGAAACGGCCCGCATGACCGCGGAGGATTCCGGGCGGCTGATGGGCCGCCCCTGGAGGGGTTTGAAAGTGGGCCGTTCGGCGGCGTTGGCCGGTCTGCTGCGCAGCACGGCGTCGATCAGCCCGGGTCCGGCGACGCCGACCGTGTCGGCCTCCAGCCGGAAGACGTCCGCGCCGCGGTGCTCACTGAGGAGCCGGCCGAGCCGCGGCGTGAAGACCGTGACCCGGTCGCTCCGTTCCGTACCGTACGTACGCATCGGCGGCCTCCGAGAGCCTGGATGAGGGAACTACCGGGTCACGTGCCGATCAGTACCAGATGTACCAGGCGTAGGCCTTCAGGCTCTTCTCCGCCTTCATCTTCTTCTTGAGAGAGTTGATGAGCTTCATGACAGCACCTCCGGGACAGGCGAACCGACTGAACCGAACACTGACTCCGGCGGACCGGGACGCGGAAAAACACTGCTCCGCCACTGAATCCGGCTTTCCGCTTTTCGTCAGGGCAAAGTGAAGCCCAGCGGCGAAAGGTACGTCAATGTGGTCAAGGTCACCGTAAATTCGGGGTATTGGGGGTTTCGTCGCCGAACGGGGGCGAAGGGCCGGGGTGTACGGAACGCGCGCCCCCGCGTGGGAAATCGCCGCCGCGACCGCCCCGGGAGGCGGATAACGCCACCTTCCCGGCGGTGACTGCCACCTCCGGGTGCCGCCTTCCACGCTGGTCCGCGACCGGCCCCGGGCCCTCCGCCCGGGGCCGAGGCGTCGACAACGGTGGAGGGGATTTCCGATGACCGCTGAGCGCGTGCTCGCGCCGCCCGGGGCGGCGTACCGATGGCGGTGGTGGGCGCTCGCCGCCCTGCTGCTCGCCGAGGCGATGAACCTGCTGGACGCGACCATCGTGCAGGTCGCGGCGCCGGCCGTACACGCCGATCTGGGCGGTCCGGTGTCCGATGTTCAGTGGTACACGACGGCCTACACCCTGTCGTTCGCGGTGCTGCTGATCACCGGTGGGCGCCTGGGCGACATCGCCGGGCGGCGGCGGGTGTTCGTCGTCGGCGTCACCGGCTTCCTGCTCGCGTCCGCCGCCTGCGCCCTGGCACCCGGCGCCGGACCGCTGATCGCCTTCCGCGTGGTGCAGGGGGCCGCGGCGGCCCTGGTCATTCCGCAGACCATCGGCCTGATCAAAGCGATGTTCGCCGGTGCGGAGC</text:p>
          </table:table-cell>
          <table:table-cell office:value-type="string" calcext:value-type="string">
            <text:p>, ATGAAGCTCATCAACTCTCTCAAGAAGAAGATGAAGGCGGAGAAGAGCCTGAAGGCCTACGCCTGGTACATCTGGTACTGA, 14694, 14775(-)</text:p>
          </table:table-cell>
          <table:table-cell table:formula="of:=LEFT([.J42];FIND(&quot;),&quot;;[.J42])-1)" office:value-type="string" office:string-value="" calcext:value-type="error">
            <text:p>#WERT!</text:p>
          </table:table-cell>
          <table:table-cell table:formula="of:=MID([.J42]; FIND(&quot;),&quot;;[.J42]) + 1; FIND(&quot;),&quot;;[.J42];FIND(&quot;),&quot;;[.J42])+1) - FIND(&quot;),&quot;;[.J42]) - 1)" office:value-type="string" office:string-value="" calcext:value-type="error">
            <text:p>#WERT!</text:p>
          </table:table-cell>
          <table:table-cell table:formula="of:=RIGHT([.J42];LEN([.J42]) - FIND(&quot;),&quot;; [.J42]; FIND(&quot;),&quot;; [.J42]) + 1))" office:value-type="string" office:string-value="" calcext:value-type="error">
            <text:p>#WERT!</text:p>
          </table:table-cell>
          <table:table-cell office:value-type="string" calcext:value-type="string">
            <text:p>, AWYIWY*, 14694, 14775(-)</text:p>
          </table:table-cell>
        </table:table-row>
        <table:table-row table:style-name="ro1">
          <table:table-cell office:value-type="string" calcext:value-type="string">
            <text:p>WP_030307351.1</text:p>
          </table:table-cell>
          <table:table-cell office:value-type="float" office:value="663306800" calcext:value-type="float">
            <text:p>663306800</text:p>
          </table:table-cell>
          <table:table-cell office:value-type="string" calcext:value-type="string">
            <text:p>Streptomyces sp. NRRL F-6131</text:p>
          </table:table-cell>
          <table:table-cell office:value-type="string" calcext:value-type="string">
            <text:p>Streptomyces sp. NRRL F-6131 contig29.1, whole genome shotgun sequence</text:p>
          </table:table-cell>
          <table:table-cell office:value-type="float" office:value="663306800" calcext:value-type="float">
            <text:p>663306800</text:p>
          </table:table-cell>
          <table:table-cell office:value-type="string" calcext:value-type="string">
            <text:p>142950..143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730-11174']</text:p>
          </table:table-cell>
          <table:table-cell office:value-type="string" calcext:value-type="string">
            <text:p>GGAGGCAAAGAGCCGGTAACGATCCGTCAAAGGCCGCTGCCGGACACCGCTCCGACCTGGGGCCCGGGGCGTTCGGCGGCGTCGGCCGGACCGCCGCGCGCACCGGTCCGGCCGGGTCAGTCGTCCTCGGGCTCGGGGACGTACGGGCGCAGCTCCAGTCGCCACGGGTCGGTCGGCTTGCTCGGACTCAGCTCCAGCAGGCCGGCCCTCGGGACCAGGAAGGTGCGCAGTGCCTCGCCCTGCCCGTAGGCGGCCAGTGTCAGGTGCCCGGGCAGGCCGTTCGGCACCGGGCAGCCGCATTCCTCGAAGAGATCGGGTGCCCGACCGCAGCCGCAGACGAACCTCGCGGACCAGTTGGAGGACTTGACGTGGGCGACGCAGTGGACGGGCGCGTCCGGACGGACGGCGAGCACGGTGGCGCCGCTGCCCTCCAGGGATCCGGTCAACTCGTCGATCTCGGCGGGTGTGTACAGCTGGACGGACCACTCGCCCGGGCCGGTGGACTCCACGCAGAGGTGGGTGACGTCGCGGGTCAACACGGTGCGGACACCCGTCCGCCCTTCGGAGGAGGAGGCGTGGATGAGGGAGGAGTGCGTCTCGATGCGGTCGGGCGTCCTCGTCAGGGGTTTGATCATGATGAAGCGCTCGGTCGAGACCTCGATCTGGGCCACGACCACGGGCGCGTCCTCCGGCCATTCGACGGGGAACTCGAACTCGCCGTCCTCCTCGTCGCCGCACCGCCCCGAGTAGTGGAACCGCTCGCCGTTCCGCGGCCGGGGCACCGGTCCGCGGGAGTCCCGGGGGCCGGACGCGGGGCGCAGCCGGGGCAGCCCGTCGTCGACGGGCACGACCACCACGGGGCCCGACGGTGGATCCGCGACGTCCGCCACCTCGACGGCGCTCTCGCCGTCCTCGTCCGGGTCCGGGGCCGGATCCTCGCGGTCCTCGCTCTCCGAACCGTCGGAGACGTCCTCCGGGGGCAGGGCCTCCGCCGACGGCTGCTCGTCCACCGCGGGTGAATCCGGTGAATCCGGTGCGACCGGTGAAGCCGGTGCGACCGGTGCGACCGACGTGACCGGCGCGGCGTCGTCGTCGGCGGCGGCACGGGTGGCCGCGGCCTCGGCCGCCACCTCAGCCGCTGCCGCCGAACGGGCGGCGCGCCGGGCGGCCGTGAGCGCCTGGCGCCACATGACCGCGGCCGTGACCAGGCAGCCCAGCGCGAATCCCACCAGCAGTCCTACGGCCACGCGCGACGCCCCCCTGGCTCCGAACGATTCCCCGACCGAGACTACGCGCGCCGCACGGGCCCAACCATGCCCCGGGCGAAGGGAATCGGAGCGAGCCGCCTGCTCGCCGTCCGGCCCCTCGCTCCGCCCCTCGCGCTGCCCCCTCACCGCCCGCACCGCCGTCCGACCGCACACCGGGAGGCCTCGACCGGGCAGCCGCCGTGCCCCATGGGGCAGACCGAACGTTCCGTTGGGTCCCTCCACCCCCTGCCGTGCCCCCGACCGGAACGGCCCGTTCACCTGGTCGCCACCGTCCGGCCGTGGCCCTGACCAGCGCTGGCGCGCTCGCGTCAACGACGGCCGGGGTCGTGGAGGGAGGGTCAAACCGACCGGACCGTCCGTCCTTCGAGTGATCTGCGTCACACTTGACCGTGAATTGCGGCTGGGATTCACTCGTTGCGGCGGGGGGAAGCGGAACCCGAAATTCGGCGGAGTTCTCTCCGCGAACCACCGTCAGGTTGTTGTCCGTCATTGTTTTCGCAGACATGGAGGTGCTGTCATGAAGCTCGTTCACTTCGTGAAGAAGGTCATGCCGGAGAAGAGCCTGAAGGCCTACGCCTGGTACGGCTGGATCTAGTTCCGGCGGTCCGCACGTCGGACGTGTGCCCGGCGAGTGCCACCCGGACTCGCCGGGCACGGCCCGTTCACCGTGCGTGGGTCGCTCACCGTGAGCGGGCCCCCGTCACCACAGCCGCCCACCCTTGGAGTCACGGATGGTCATGTCCAGCACCGGGCGGAGTGCCCGCGTCACCGTCTTCGCGCCGCGGATCGACGAACTCCTGAACAAGTACCGAGGTCAGGACCTGTTCCGTCTGGAGGCGGACACCGTCGGAGTGGCGGGCGTCGACCTCATGGACGCGCTGCTGCGCAGCAGGCCGGCCAACGCCGAGGAGCGCCCGACCTTCAAGCCCGTGCGGGGACGACTGGTCACCCGGCCCGACGCGGCGGCGCTGATGCAGGCGGTGTCCGCCGACGTCCGGACGGCGCTGAAGAAGCCGTTGGACGACGGCGCGGATCTCGCCGGGAAATGGCCGAACGCTCCGCACGTGTATTTGCGGGACCTGGTCTTCGGGAAGGAGAGTTTCCGATTCCGGGTCCTCGTCGACCGCCGCCTCGAACTCACCCCCAAATTGACCTGGATGGCCGTCACCTCCGGTACGGCGATGCTCGGAAAACCGGGTACCCGGATTCCGCTGTCCAATCTGGCGGCCCGGGTGCTGGACGCCGAGACCTATGAGGACCGTCGCTACGCGATGTACCTCTACCGGCGCGTCGCGGGGCCGATCTGCTTCACCGTGGCGGCGCTCGTGACCAATGCCGTCTGGCTCGGGGCGCCGTTCGACGACGACGTGCCGAACCGGGACATCCTGCTGGAGGCACTGCGGCTGCTGCCGCCGTCCTGGAACATCCTGCGGGTCGCCTCCCCGGAGTTCGGCGCGGTCGACGGGCGGATCGGCCCCGAGGACGACCTCCTCGTCCTGCCGTTGCTCAGCCACCGCGACCCCCGGCTCTGGGACGACCCTGAGGCCTTCCGCCCGGAGCGCTGGAAGGGGCTGGACCCCGACAACCAGCCCGGCTACCTGCCCTTCGGGCACGCCAACGAGCGTTGCTGGGGGCGGCACATGGTGATGCCGCTGGCCGAGCGGATCCTCGACATCGTCCGCCGGGACGGACTGGTGGTGGACCCGGACCAGCGGGTCGGGAAGGTGGAGCTCGACGGCCTGCTGGAGGTCGCCGGCGTCCGCATGGTCCGCCGCTGACCCGCTGACCCGCCGCCGGTCGGAGGGTCACCGGCCGGCGGGCGACGCAGCGTACGGCCCGCCGCACCCCGGCCGCTGCCGAGCACGAGTACGACGGCCCGGCACCTCCGCCGGGCGCTCGTCCATCGGTACGGTCACGCCCGGAGGCCGGGCCCCGACGCCGCCCGGCCGCCTACGCTGAATCGTCATGCGCCTGACATTCCGGAAGCGCGCCGCGCGCGCCGTGCTGCCCGTCCTCACCGCCGGTCCGCTCCTCGCGGCCGTGAACGTCGACTTCTCCTCGTACGTGTACGACGAGTACGAGGGCGGCGCCGCGACCAACGAGGGTCTCACCGGCGTTCACGGCAGCGACGTGCCCTGCGCCTGACGACTGACGCCTGACGACTGACGCCTGAGCCGGCAGGCCGGACCGGGCACCGGCCTGCCCGCGTCCGACCTGCTCCGGAACGAGCTTCAGGACGCGTGCTGCGTCAGCCCCGCCCGGACGGCGACCTCCAGTGCCGGCTCGAAGCGCAGCTCCTCCCGGTCGTCGTCCCCGGCGCCGGCCGCCGCGAGCAGCTCGGCCACGGCGGCGGCATCGACCGTACGGTCCTCGGCGCGGCGCAGGAAGCGCAGGAGGGCCGCGGTGAACGCCGGCTCGTCCGCGCGCAGCACCCAGGCCGTGCTCGCCGCCTCGCTGAGGAACTCCTGCTCCGAGCCGAGCCAGGGCGCCGCGGAGGCCAGGCCGTCCTCGATCAGCGCGTCCGGGTACGGGATGCGGTGCCACGCGTCGTCCTGCCACCAGTAGAGGAAGCCGAAGAGGTTGCCCTCGGCGTCCTCGCGCAGCTGCTCCCAGGGCAGCCACTCGGGACCACCCGCCAGGAAGTCGATCTGGCGGTCGTCGACGTGGGTGTGACTGCCGTCGGCGTCCTGGCCGCAGAAGACCGCGTGGCCGTCGTCGAGCAGGGTGAGGCGCCACCAGTAGGACCCGCCGCCGTTCTCGCTCCACACGCCCTGCTCGTCCAGCCAGTGCTCGCGATTGCCCTGCGCGGCGTCCAGCAGGGCGAACACCACCGCGCGCGGCCACACCTGCTCGGCGCGGTCGAGGTCCTCGGGTCGGCTCGGCCTGTGCATGATCGTCTGTTCCCTCCGTCGGATGGCGGACAGCCTGTCACAGCCCCCCGACACCCCGGGCGGGCCCCCGCCCGCGGCCCGCGCGCCCCGGGCCACGACAATGGCGCCGTGAACGACACGAACACCCCGAACACCCCGAACAGCACGGACGCCGTGGACGACGGCATCGACTACCGGGCCCTCGTGCACGACGCCATGGCGGCGGCCGTGCGCTCGCCGCTGCGCGGCCGGGTGGCCGACTACATCCCGGCCCTCGCCGAGGCGGACCCGTCGGCGTTCGGCATGGCGATCGCGACCGTGGACGGCCGGGTGTTCGGCGCGGGGGACTGGCGGCAGCCGTTCTCCGTCCAGTCGGTGTCGAAGCTGTTCACCCTCGCCCTGGCGCTGGCCGAGGGCGGCGACGGCCTGTGGAGCGGGGTGGGCCGCGAGCCCTCCGGCAATCCGTTCAACTCCCTCGTCCAGCTGGAGTCGGAGCACGGGATCCCGCGCAACCCCTTCATCAACGCCGGCGCCCTCGTGGTGACCGACCGCCTGCTGGAGCTCACCGGGGACGCGGTGGGCGCGGTCCTGGACTTCCTGCGCGCGGAGTCCGGCGACCCGGCCGTGGCCGTGGACCGCGCGGTCGCCGCCTCGGAGGCCGAGCACGGCCACCGCAGCGCCGCCATGGCGCACTTCATGGCCAGTTACGGCAACCTGCGCAACCCGGTCGAGGACGTCCTCGCCCACTACTACGCGCACTGCGCGATCGAGGTGAGCTGCCGCGACCTGGCCCTGGCCGGCCTCTTCCTCGCCCGCCACGGCGTGCGGGCCGACGGTTCGCGCCTGCTGTCGCGCAGCGAGGCCAAGCGGATCAATGCCGTACTGCTCACCTGCGGCACCTACGACGC</text:p>
          </table:table-cell>
          <table:table-cell office:value-type="string" calcext:value-type="string">
            <text:p>, ATGAAGCTCGTTCACTTCGTGAAGAAGGTCATGCCGGAGAAGAGCCTGAAGGCCTACGCCTGGTACGGCTGGATCTAG, 142735, 142813(+)</text:p>
          </table:table-cell>
          <table:table-cell table:formula="of:=LEFT([.J43];FIND(&quot;),&quot;;[.J43])-1)" office:value-type="string" office:string-value="" calcext:value-type="error">
            <text:p>#WERT!</text:p>
          </table:table-cell>
          <table:table-cell table:formula="of:=MID([.J43]; FIND(&quot;),&quot;;[.J43]) + 1; FIND(&quot;),&quot;;[.J43];FIND(&quot;),&quot;;[.J43])+1) - FIND(&quot;),&quot;;[.J43]) - 1)" office:value-type="string" office:string-value="" calcext:value-type="error">
            <text:p>#WERT!</text:p>
          </table:table-cell>
          <table:table-cell table:formula="of:=RIGHT([.J43];LEN([.J43]) - FIND(&quot;),&quot;; [.J43]; FIND(&quot;),&quot;; [.J43]) + 1))" office:value-type="string" office:string-value="" calcext:value-type="error">
            <text:p>#WERT!</text:p>
          </table:table-cell>
          <table:table-cell office:value-type="string" calcext:value-type="string">
            <text:p>, AWYGWI*, 142735, 142813(+)</text:p>
          </table:table-cell>
        </table:table-row>
        <table:table-row table:style-name="ro1">
          <table:table-cell office:value-type="string" calcext:value-type="string">
            <text:p>WP_030245149.1</text:p>
          </table:table-cell>
          <table:table-cell office:value-type="float" office:value="663207692" calcext:value-type="float">
            <text:p>663207692</text:p>
          </table:table-cell>
          <table:table-cell office:value-type="string" calcext:value-type="string">
            <text:p>Streptomyces sp. NRRL S-350</text:p>
          </table:table-cell>
          <table:table-cell office:value-type="string" calcext:value-type="string">
            <text:p>Streptomyces sp. NRRL S-350 contig55.1, whole genome shotgun sequence</text:p>
          </table:table-cell>
          <table:table-cell office:value-type="float" office:value="663207692" calcext:value-type="float">
            <text:p>663207692</text:p>
          </table:table-cell>
          <table:table-cell office:value-type="string" calcext:value-type="string">
            <text:p>33911..34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145-11561', '13416-12949']</text:p>
          </table:table-cell>
          <table:table-cell office:value-type="string" calcext:value-type="string">
            <text:p>GGGCCAGTACGGCCTCGGCTGGAACGTCAGCCGCGACAACGGCGGCCGGCTGCGCCTCAACCACTCCGGCGCCTTCGAACTGGGCGCATCCACCGTCGTCACCCTGCTGCCCGCCGAGCAGCTCGGCATCGTCGTGCTCACCAACGGCCAGCCGACCGGCCTGCCGGAGGCGGTGGCCGAGGAGTTCTTCGACCTCGCCGAGGCGGGCCACGAAACCGTCGACTGGCTCACCTTCCTCGGCAAGGTCGTCCCCGCCGCCGCCCTCACCGGCGTCTCGCCCACCGACTACACCAAACCCCCGGCCGGCGCCGCCCCCGCCAAACCCGACGCCGCCTACGTCGGCACCTACGCCAACGGCCACTACGGCCCGCTGACGGTGAGCACCGGCAACGCGGGAGGCCTGACGATGAGCCTGGGCCCGAACGACCTGCAGTTCCCGCTCCAGCACTACGCCGGCGACGTCTTCAGCTTCCAGACCCGCGGCGAGAACGCGGTCGGCCTCTCCGGCGTCACGTTCACCGTGGGCGCGGACGGGCGCGCCACGAAGGTCACGGTCGAACAGCTCGACCACGACGGCCTGGGCACCTTCACCCGCAGCTAACACCTGTCTGCTGACCGCGCGCTTCGCCCAGCCCACAGGCCGGGTCACGGACGGGACATCCGTCCTCGTCCCGGACCACGGCGCAGCCCGTGACCTCGTGCTCGCCGGGCCGGCACGCCATGCCCCTTTCGCCCGGCGTCCGGGTTCGCCACACTGGCCGCCGTGTCTCGAACAGCCATCGCCAGGACTCCCGCACAGGTCCGCCGGCTCACCACGGCCGCCTTCTTCGGGCCGCCGCTGATCGTCGCGTCCTCACTGCTGATCGCCAACCCCGACTGGGAGGCGTACGGGATCGTCGGCGGGACGCTGGCCCTGATCGCGACGCTGACGCTGGTGGCGATCGCCGCACCCGGCGCCTGGCTGACGGCCGGCGGGGCCGTGCTGGGGACCGCGGCCCTGGTGGCGCCCGGGTTCGTGCTGCACGGGGAGGTGCTGGCACACCAGGGGCAGAAGGTGGACGTGCGGGTCACCTCGGTCACCGTGGGGCACGGCAGGAACGGGCAGCCCGCGGACACCTGCCACCTGGCCCGGGTGGACGGCAAGCCGCTGAAGCACGCCTGGATGGACGGCGACTTCTGCGACGGCCCCGGCACGGTCGGGGAGACCGAGCAGGTCCTGGTCGACCCGTACGGGTGGTCCTCGCCGCAGCCGGCCGACACGGACTACGGCGGGATCGACGTCGCCGCCGGGGCGGCTGCGGCGGTGCCGCTCCTGCTCGGACTGGTGATCCGACGCGCCCGGCGCAACGGCCTGCGCCGGACCGCCGCCGCCGGCTGACCGAGGGCACCACCCGCCACCACCCGCCGTCGCGTCGAGCCCAGCCGTGACCGCTCCCTGCCGTAAGGCCGTCGCACACCGTGACGGACCGAACGCAACCGGGATCCGTCCTCGACGTCCCGGCCGTCCTCGACGTCCGGTCGGCCTCGACCCGGCCGCCGAGGACGCCCGGCTTGGCCCGTCGCCCGCCGGTGCGCCCCGCTCGGCCCCGCCCCCGACGAGGCGAAGGTGCCGGGCCCTAACGGTTCGGCGGCCGAATTCGGTTCACGAATTCAGGAAATTTCCCCATCATTTCTCGGGAAGGCGGGGCGAACCGGACATCCGGCGGGTCGCGGGACTTCTACCCGAACAGCCCGTTGACAGCAGCGCCGAAGGGGAGATTTACTGGCGCCCAGCGCACTGAATTTCCGAATTCAGGCATTCGTTTCATGGAGGTGACACGCATGAAGATTCTGTTTGCGATCCGCAACACGCTGAGCGGTCAGGAAAGCCTCAAGAAGAAGGCCTGGTACTTCTGGTACTAAGCCGAGGAATTCGTCCCCGCCCCCCGGGCGGGGACGAACCCGGCATCCTTCCCTTCCGACCGACGACCCGTCAGCCCTGCCGGCCCCGGAGACCGCCATGCCGCTCACCGCCAGCTCGCGCACCCGCACCACGGTGTTCGCGCCGCGCCTCGCTGCCCTGATCCGGGACCACCTGGGCCGGGACGTGTTCCGCCTGGAGCCCGACACCATCGGAGTGGCCGGCCCCGAGGCCATGGACCGCATCCTGGCCGCCCGCCGCGCCACCGAGACCGAGCGGCCCACCTTCAAGCCGCTGCACGGCCGCTCGATAGGCCGCCCCGAGGCCGCCGAGATCATGCGGACCATCGGCGCCGACGTGCGCGCGGCCCTGAAGAACCCCATTCCGGAGAATACCGACCTGAGCGGCCCGTGGCCGATCACCGGCCATTTCTTCCTGCGCGACCTCATTCTCGGGAATGACCCGTACCGGCTCCGGCTGCTGATGAGCCGCTATCTCGAATTGACGCCGAAACTCACCTGGTCGGTCATCGCGGCCGGCGCCGCACTGCCCCGGCGCCCCCGACGGGACGACCGGCTGACGGCCCTGGCCGGCCTCTTCACCGACGCCGCCGACTACCAGGACCGCCGCTATGCGATGGGGATGTACCGGCGCGCCGCCGCCCCCGTCTGCTTCACCGTCTCCACCCTGGTCGCCAACGCGCTCTGGCTCGGTGCGCCGTTCGACGAGGACGTCTCCAACCGCAACCTCATCCACGAGTCGGCCCGACTGCTGCCGCCGTCCTGGAACATCCTGCGCTACGCCTCCCCGGAGTACCCCGCCATCGACCAGCGGATCGGGCCGGCCGACGACGTGCTGGTCCTCCCGCTGCTCTCGCACCGCGACCCCGCCCTGTGGGACGCCCCGGACACGTTCATCCCCGAGCGCTGGGACTCGATCGACCCGGACACCGCCCCCGGCTACCTGCCGTTCGGCCACAACTCCGAACGCTGCTGGGGCCGCCACATGGTGATGCCGCTGGCCGAACTCCTGCTCGACCTGATCCGGCGCCAGGGCCTGACCGTCGACCCGCAGCAGCAGCGGGCCAAGGTGCCGCTGGTCGGACTGCTCGGCGTGGAGGAGGTCCGACTGGTCGGGGGCCGGCATGGCCGCCGCTGAGCCGACCGCCCCGTCGCCCGGGTCCGCCGCCGCAGCCGCCGCTGAGCCACCCGTCACCGAACCGGCGCCGATCGGCGCGGAGTTCTTCGCCCACCAGCACCAGGAGTACCGGCGCTGGCGCGAACAGGGCGTCGTGCGCCGGGTCCGGTTCGGCGAGCCGGTGCCCATCGAGGGCTGGCTGGTCACCGGCCACGCCGCCTGCCGCGCCGCGCTGGCCGATCCCCGGCTGAGCAAGGAGGGCGCCGCCGAGCGGTACGGCGCGCTGCTCGGCAACACCGAGGGCCCCGGCGCCGGCCTGATGCACCACATGCTCAACACCGACCCTCCCCACCACACCCGGCTGCGCAGACTGGTCCAACAGGCCTTCACCACCCGCCGGGTGGCCGAGCTGCGCCCCCTGGTCGAAGCCCGGGTCGACCGCCTGCTGGACGCCCTGGCGGGCCGCGCCGAGGCCGACCTGATCGCGGACTTCGCACTGCCGCTGCCCCTCGGGGTGATATCCGACCTGATCGGCGCACCTGCGGACGGCCGCACCGCCCTGCAGGTGCGAGGCAACGCCGAGGCCGAGGGCGACGGCGAAGTCTCGGTGCCCACCGCCGAGTCGATGCTGCGGCACATCCAGGAGCTGCTGGACCACAAGCGCGAGCACCCGGCCGACGACCTGCTCAGCGGCCTGTTGGCGGCCCGCGACGGCGACGACCGGCTGACCGGTGCGGAGATCACCTCGATGTGCTTCCTGCTGGTGCTGGCCGGCCACCAGACCACCGTCAACCTGATCGCCAACGGCTTGCTCACCCTGCTCGACCACCCGGAGGAGCTCGCCGCACTGCGCGCCGACCCGGGCCTGATGGCCGGTGCCATCGACGAAATGCTGCGCTACGAGAGCCCGTTCGCGATCGCCTCGCTGCGCTACACCACCGAGCCGGTAATCATCGCCGGCACCCGGATCCCGGCGGGGGAGTTCGTGCAGCTCGGCCTGCTGGCCGCCAACCGCGACCCGGCCGCCTTTCCGGACCCCGATCGGTTCGACATCACCCGGGACGGTACCGGGCACCTGGCGTTCGGCCACGGCATCCACCACTGCCTGGGCGCGCCGCTGGCCCGGCTGCAGGCCGAGGTGGCGTTCGGCCGGATCCTCCGCCGCTGGCCCGCCCTGCGGCTGGCCGAGCGGCCGGTGTGGCAGGAGAACCCGAGGCACCACGGACTGCTGCGCCTGCCGGTGCTGCTTGGCTAGTGCCCGGAAGGAACCGCCCGATCCCGATCCCGATCCCGATCCCGATCCCGATCCCGATCCCGAGCCCGAGCGCGATGCCGAGCCGGCCCGCAGCGGGCACGTGTTCACGGGTTTCGATGCCACCGGGGTGCTCGCCGTCGAAACCTGACGGCGCGCACCTGCCCCGCCCCTTCGAATTCCCGACCGAAACGTCTTGCGTTGGAGCGCACTTCACGTCCTAGGTTCGGAAGCATGCGATACGTCAAACTCGGAGCGACCGGACTGGAAGTCTCCGCCCTCACCCTCGGCTGCATGAGCTTCGGCGAGCCGGACCGGGGCGGCGAGCCCTGGTCGCTGGGCGCGGACGCCAGCCGGGACATCATCAGGCAGGCCCTCGAGGGCGGCGTCAACTTCCTCGACACGGCCAATGGGTACAGCGCCGGAAGCAGCGAGGAGATCGTCGGCCAGGCGGTCAAGGACTTCACCCGGCGCGAGGAGGTCGTTCTCTCCACCAAGGTCTGGATGCGGATGCGCCCCGGCCCGAACGGCGCCGGGCTGTCCCGCAAGGCGATCTTCGCCGAACTCGACGCCTCCCTGGAGCGACTGGGGACCGACTACATCGACCTGTACCAGATCCACCGCTGGGACTACGACACCCCGATCGAGGAAACCCTCGAGGCGCTGCACGACGCGGTCAGGTCCGGGAAGGTGCGCTACATCGGGGCCTCTTCCATGTACGCCTGGCAGTTCGCCAAGGCCCTGTACCTGGCCGACCTGAACGGCTGGA</text:p>
          </table:table-cell>
          <table:table-cell/>
          <table:table-cell table:formula="of:=LEFT([.J44];FIND(&quot;),&quot;;[.J44])-1)" office:value-type="string" office:string-value="" calcext:value-type="error">
            <text:p>#WERT!</text:p>
          </table:table-cell>
          <table:table-cell table:formula="of:=MID([.J44]; FIND(&quot;),&quot;;[.J44]) + 1; FIND(&quot;),&quot;;[.J44];FIND(&quot;),&quot;;[.J44])+1) - FIND(&quot;),&quot;;[.J44]) - 1)" office:value-type="string" office:string-value="" calcext:value-type="error">
            <text:p>#WERT!</text:p>
          </table:table-cell>
          <table:table-cell table:formula="of:=RIGHT([.J44];LEN([.J44]) - FIND(&quot;),&quot;; [.J44]; FIND(&quot;),&quot;; [.J4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26636297.1</text:p>
          </table:table-cell>
          <table:table-cell office:value-type="float" office:value="1222371323" calcext:value-type="float">
            <text:p>1222371323</text:p>
          </table:table-cell>
          <table:table-cell office:value-type="string" calcext:value-type="string">
            <text:p>Dyella marensis</text:p>
          </table:table-cell>
          <table:table-cell office:value-type="string" calcext:value-type="string">
            <text:p>Dyella marensis strain UNC178MFTsu3.1, whole genome shotgun sequence</text:p>
          </table:table-cell>
          <table:table-cell office:value-type="float" office:value="1222371323" calcext:value-type="float">
            <text:p>1222371323</text:p>
          </table:table-cell>
          <table:table-cell office:value-type="string" calcext:value-type="string">
            <text:p>462660..461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957-11115']</text:p>
          </table:table-cell>
          <table:table-cell office:value-type="string" calcext:value-type="string">
            <text:p>GCAAGGTTTCTGCGAAGGCGCCGGCCAGGGTCTGGCCGGCGTAGCAGACGCCATAGCTTTGCAAGGGGTCGTCGAATCGATGGCCTTTGCTCCTGCTGAAATAGGGTTCGGTGGCGGGATATCTGCTGATCCGAATGAGATCAGAGGATTCGACTGCAGTAAGCCCTAGTACGAATCGGTCGAAATCGGGATCGGGTTGGGGCAATGCCATCGAACGTCCATGTTCAGCGCTCGCGATAGGCGCGTGCCGCGGTCAGCACGGGCTCCTTCGCACGGTCGCGCAAGGCCTGCAAAGGCGTCCTGCCGGCGAGCGATCCAAGTTGGGTGGTAAAGAAAAGCCATTTATTCCAAGGCGTTTCGTCTGCCAGGATGTTCAGTGCATCGGTCAAGCCAAGGGCGCGCAGTTCCTTGTCCGCCAGGAATGCGGGGTAGTAGAGCTCCCTGCCGCCTGGCTGCAGGGCGAAATAGGTACCGGCCTGCAGGCCCTTGTGCACGGCTTGCCGGCTGATGCCGGCAAGCTCGGCGAAGTCCTTGGAAACGAGCACTTCGCCGGAAGCCACCAGTTCCTGCTTGATCTTGTCCGAACGCGCCTTGGCTGCCTTGATCGCATTGTCGTTCGAGAGCCTGCTTTGCGCGCGCTGGATCTCGTCCAATATCAGACCAAGTCGACGCACATCTTCTGCAGCCTGGGGCTGGAGCTGGATATCGGCCGCGCTGTCGCGCGCGGCATGGATCAGCTGCTGGTCCGAGAGATTGCGGATGCCTTTGAGGAACCGGTGGGCGGAGTCGGCAATGCGGTGGAGTACTTCACTGACGCTCGCGGATTCCGAAGGAGGAAGAGTGGGGTACATGGCGCCTGCCTCGTCGCTTTGGAACGAGGCCACCATAAGTCGAACCCATCTCTTTGTCAACTTTGTCAACCACGGCAACTTAATCAACCCTGCCTGTGGCCACATGGTTTCTCCCTAAAGCGGCGCCACCTGAACCTCCGCCACGCCAAGCAGCCCGGCCAGCGGTACGTGGGCGACCGTCTGGCGCGGGCTGACGGTAAGCCGCTGCCGGCGCAACAGGTCGAGGAACATCTCCGCTAGCGGCAGCACCATGTGCTGTCCCCAGCAGCGCTCGGACTTGTGTCCGAAGGGAAGGTAGCCGGGCAGGTCGTCGGCAGAGAGATGCTTCCAGCGCTCCGGCAGAAATTCGTCCGGGTCGTCCCAGAGTGCGGGAGCGCGATGGCTGACCAGCGGCAGGATCAGCACGTCGTCCGCCGGACCGATGCGGGCATCGATCGCCGTGTATTCCGGCGAGGCGTTGCGCAGGATGTTCCACGACGGCGGCAGCAGCCGCAGCGTTTCATACAGGATGTGCCGGTTCGACAGGCCATCGCCGAACGGAGCGCCAAGCCAGATGGCGTTGGCCACCAGAGTGGAAATGGTGAAGCAGACCGGCGCGGCCGTCCGCCGGTACATGCCCATGGCGTAGCGGCGGTCGTGATAGCTCGTCGCGGCCGCCGTGGCCACGGCGAGCGCGGAGGCCTGCGGGCGCGGCCGCAGCGGGAACAGCGCACCGGTGGCGACGACCGCCCAGGTCAGCTTGGGCGTCAGTTCCAGGATGCGATCCATCAGGAAGCGCAGCCGGCGCGGATCCTCACCCAGAATCAGGTCGCGCAGATAGACGTGCCCGACGTGCGGCCATGGACCGGAGAGATCGACATCGTCCGGTACGGGCTTCTTCAGCGCGGCACGCACGTCGCGCGCAATCGCCTGCATGGACTTCAAGGCATCCGGGCGCGGGATGGAGCGGCCATGCAGGGGTTTGAACGTCGGTCGTTCGAATTCGGTGGCCGGCCTGGCCTTAAGGACCCGGTCGATCAAGTCCGGGCCGGCGACGCCGACCGTGTTGGCATCCAGCCGGAACAGATCGTCGCCGGCATGCTCGCGCAGGAGTGCCTGGAGCCGGGAGGCGAAGACAGTGGAGCGAACGTGCCTGGCGATCGGTGGCATGGCGGTCGAGGGCCTTGAGGGTCGGCGGAGCATCCGGCGATGTCCGATGGCACAGCCATCGCCGGACGCAGGCGGATCGAAAGGCGTGTGTTCTCTAGCTCAGAGAACACACGCGATCGCTCAGTACCAGATGTACCAGGCGTAGTCCTTCAAGCTTTTCTCGCGCGCCACCAGGTTCTTGATGGCAAAGAGAGTCTTCTTCATGAAAGGCACCTTTTCAGTGAGACGTTCGATGTCGTGCATCCCTGCGGCGATGGCGTTCCTTGCGAACCGGAAAGATCGCTTGGATCGACCGGCCGTCGATGAAGCTATGTCAGAGGGACGCGACGGGATTGTGCGGGTGGGCCAGAAATCTGGTCTCGATGGGCCGCCGGAAGAAAAGGGAGAGGTGTGGGTGTTCGCGGTGTGAAAGTGTCATCGCGGCAGAGTGTTCACGCCGGCTAATCAATTCCTAATCGCCCGGAAAGAGCATGGCGACTCCTGCCTTGGAATGACTCCCATGAAGAAACTGCTTCTCGTCGCTCTTGCTTGTGCCGGCCTGCTCAGCGGCTGCATCTCAGTGGATCGGCGCGACGACTACCATGAGCATCGTCGCGATCGGTATGAGGCATGCCGGCAATACCACGATGCGGAATATTGCGACAGATGGCGCGGCTGACGGGTCATGGCCTTCTATCCATCCCGCATGCGTAGGCGGCTATCACTCCAGCCTATGCATGACCTGAAGAAACTACGATGCATGGAAGGCATGGGACATTGATTCGCGCCATGCCGGATCGAGCGCCTTCATCAGGAGGCTGACGGGTGGCCGTTTTCGTCTCGCCCTGGCTCTTGGTCCCGGTCAGGCATCAAGATGATCAGCGGCTTGCAGGCGAGCTGTGAGCAACCCATCAGGTGCGTTGCATTGCCGTTGCGCCAGGTACTGGTGCCGGCAGCGTTGATCTCGAATTCCCAGGTCGCTCCCTG</text:p>
          </table:table-cell>
          <table:table-cell office:value-type="string" calcext:value-type="string">
            <text:p>, GTGGCCGTTTTCGTCTCGCCCTGGCTCTTGGTCCCGGTCAGGCATCAAGATGATCAGCGGCTTGCAGGCGAGCTGTGA, 463464, 463542(+), ATGAAGAAGACTCTCTTTGCCATCAAGAACCTGGTGGCGCGCGAGAAAAGCTTGAAGGACTACGCCTGGTACATCTGGTACTGA, 462780, 462864(-)</text:p>
          </table:table-cell>
          <table:table-cell table:formula="of:=LEFT([.J45];FIND(&quot;),&quot;;[.J45])-1)" office:value-type="string" office:string-value=", GTGGCCGTTTTCGTCTCGCCCTGGCTCTTGGTCCCGGTCAGGCATCAAGATGATCAGCGGCTTGCAGGCGAGCTGTGA, 463464, 463542(+" calcext:value-type="string">
            <text:p>, GTGGCCGTTTTCGTCTCGCCCTGGCTCTTGGTCCCGGTCAGGCATCAAGATGATCAGCGGCTTGCAGGCGAGCTGTGA, 463464, 463542(+</text:p>
          </table:table-cell>
          <table:table-cell table:formula="of:=MID([.J45]; FIND(&quot;),&quot;;[.J45]) + 1; FIND(&quot;),&quot;;[.J45];FIND(&quot;),&quot;;[.J45])+1) - FIND(&quot;),&quot;;[.J45]) - 1)" office:value-type="string" office:string-value="" calcext:value-type="error">
            <text:p>#WERT!</text:p>
          </table:table-cell>
          <table:table-cell table:formula="of:=RIGHT([.J45];LEN([.J45]) - FIND(&quot;),&quot;; [.J45]; FIND(&quot;),&quot;; [.J45]) + 1))" office:value-type="string" office:string-value="" calcext:value-type="error">
            <text:p>#WERT!</text:p>
          </table:table-cell>
          <table:table-cell office:value-type="string" calcext:value-type="string">
            <text:p>, RLAGEL*, 463464, 463542(+), AWYIWY*, 462780, 462864(-)</text:p>
          </table:table-cell>
        </table:table-row>
        <table:table-row table:style-name="ro1">
          <table:table-cell office:value-type="string" calcext:value-type="string">
            <text:p>WP_026636297.1</text:p>
          </table:table-cell>
          <table:table-cell office:value-type="float" office:value="651851201" calcext:value-type="float">
            <text:p>651851201</text:p>
          </table:table-cell>
          <table:table-cell office:value-type="string" calcext:value-type="string">
            <text:p>Dyella japonica UNC79MFTsu3.2</text:p>
          </table:table-cell>
          <table:table-cell office:value-type="string" calcext:value-type="string">
            <text:p>Dyella japonica UNC79MFTsu3.2 N515DRAFT_scaffold00001.1, whole genome shotgun sequence</text:p>
          </table:table-cell>
          <table:table-cell office:value-type="float" office:value="651851201" calcext:value-type="float">
            <text:p>651851201</text:p>
          </table:table-cell>
          <table:table-cell office:value-type="string" calcext:value-type="string">
            <text:p>547349..546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648-7016']</text:p>
          </table:table-cell>
          <table:table-cell office:value-type="string" calcext:value-type="string">
            <text:p>GCAAGGTTTCTGCGAAGGCGCCGGCCAGGGTCTGGCCGGCGTAGCAGACGCCATAGCTTTGCAAGGGGTCGTCGAATCGATGGCCTTTGCTCCTGCTGAAATAGGGTTCGGTGGCGGGATATCTGCTGATCCGAATGAGATCAGAGGATTCGACTGCAGTAAGCCCTAGTACGAATCGGTCGAAATCGGGATCGGGTTGGGGCAATGCCATCGAACGTCCATGTTCAGCGCTCGCGATAGGCGCGTGCCGCGGTCAGCACGGGCTCCTTCGCACGGTCGCGCAAGGCCTGCAAAGGCGTCCTGCCGGCGAGCGATCCAAGTTGGGTGGTAAAGAAAAGCCATTTATTCCAAGGCGTTTCGTCTGCCAGGATGTTCAGTGCATCGGTCAAGCCAAGGGCGCGCAGTTCCTTGTCCGCCAGGAATGCGGGGTAGTAGAGCTCCCTGCCGCCTGGCTGCAGGGCGAAATAGGTACCGGCCTGCAGGCCCTTGTGCACGGCTTGCCGGCTGATGCCGGCAAGCTCGGCGAAGTCCTTGGAAACGAGCACTTCGCCGGAAGCCACCAGTTCCTGCTTGATCTTGTCCGAACGCGCCTTGGCTGCCTTGATCGCATTGTCGTTCGAGAGCCTGCTTTGCGCGCGCTGGATCTCGTCCAATATCAGACCAAGTCGACGCACATCTTCTGCAGCCTGGGGCTGGAGCTGGATATCGGCCGCGCTGTCGCGCGCGGCATGGATCAGCTGCTGGTCCGAGAGATTGCGGATGCCTTTGAGGAACCGGTGGGCGGAGTCGGCAATGCGGTGGAGTACTTCACTGACGCTCGCGGATTCCGAAGGAGGAAGAGTGGGGTACATGGCGCCTGCCTCGTCGCTTTGGAACGAGGCCACCATAAGTCGAACCCATCTCTTTGTCAACTTTGTCAACCACGGCAACTTAATCAACCCTGCCTGTGGCCACATGGTTTCTCCCTAAAGCGGCGCCACCTGAACCTCCGCCACGCCAAGCAGCCCGGCCAGCGGTACGTGGGCGACCGTCTGGCGCGGGCTGACGGTAAGCCGCTGCCGGCGCAACAGGTCGAGGAACATCTCCGCTAGCGGCAGCACCATGTGCTGTCCCCAGCAGCGCTCGGACTTGTGTCCGAAGGGAAGGTAGCCGGGCAGGTCGTCGGCAGAGAGATGCTTCCAGCGCTCCGGCAGAAATTCGTCCGGGTCGTCCCAGAGTGCGGGAGCGCGATGGCTGACCAGCGGCAGGATCAGCACGTCGTCCGCCGGACCGATGCGGGCATCGATCGCCGTGTATTCCGGCGAGGCGTTGCGCAGGATGTTCCACGACGGCGGCAGCAGCCGCAGCGTTTCATACAGGATGTGCCGGTTCGACAGGCCATCGCCGAACGGAGCGCCAAGCCAGATGGCGTTGGCCACCAGAGTGGAAATGGTGAAGCAGACCGGCGCGGCCGTCCGCCGGTACATGCCCATGGCGTAGCGGCGGTCGTGATAGCTCGTCGCGGCCGCCGTGGCCACGGCGAGCGCGGAGGCCTGCGGGCGCGGCCGCAGCGGGAACAGCGCACCGGTGGCGACGACCGCCCAGGTCAGCTTGGGCGTCAGTTCCAGGATGCGATCCATCAGGAAGCGCAGCCGGCGCGGATCCTCACCCAGAATCAGGTCGCGCAGATAGACGTGCCCGACGTGCGGCCATGGACCGGAGAGATCGACATCGTCCGGTACGGGCTTCTTCAGCGCGGCACGCACGTCGCGCGCAATCGCCTGCATGGACTTCAAGGCATCCGGGCGCGGGATGGAGCGGCCATGCAGGGGTTTGAACGTCGGTCGTTCGAATTCGGTGGCCGGCCTGGCCTTAAGGACCCGGTCGATCAAGTCCGGGCCGGCGACGCCGACCGTGTTGGCATCCAGCCGGAACAGATCGTCGCCGGCATGCTCGCGCAGGAGTGCCTGGAGCCGGGAGGCGAAGACAGTGGAGCGAACGTGCCTGGCGATCGGTGGCATGGCGGTCGAGGGCCTTGAGGGTCGGCGGAGCATCCGGCGATGTCCGATGGCACAGCCATCGCCGGACGCAGGCGGATCGAAAGGCGTGTGTTCTCTAGCTCAGAGAACACACGCGATCGCTCAGTACCAGATGTACCAGGCGTAGTCCTTCAAGCTTTTCTCGCGCGCCACCAGGTTCTTGATGGCAAAGAGAGTCTTCTTCATGAAAGGCACCTTTTCAGTGAGACGTTCGATGTCGTGCATCCCTGCGGCGATGGCGTTCCTTGCGAACCGGAAAGATCGCTTGGATCGACCGGCCGTCGATGAAGCTATGTCAGAGGGACGCGACGGGATTGTGCGGGTGGGCCAGAAATCTGGTCTCGATGGGCCGCCGGAAGAAAAGGGAGAGGTGTGGGTGTTCGCGGTGTGAAAGTGTCATCGCGGCAGAGTGTTCACGCCGGCTAATCAATTCCTAATCGCCCGGAAAGAGCATGGCGACTCCTGCCTTGGAATGACTCCCATGAAGAAACTGCTTCTCGTCGCTCTTGCTTGTGCCGGCCTGCTCAGCGGCTGCATCTCAGTGGATCGGCGCGACGACTACCATGAGCATCGTCGCGATCGGTATGAGGCATGCCGGCAATACCACGATGCGGAATATTGCGACAGATGGCGCGGCTGACGGGTCATGGCCTTCTATCCATCCCGCATGCGTAGGCGGCTATCACTCCAGCCTATGCATGACCTGAAGAAACTACGATGCATGGAAGGCATGGGACATTGATTCGCGCCATGCCGGATCGAGCGCCTTCATCAGGAGGCTGACGGGTGGCCGTTTTCGTCTCGCCCTGGCTCTTGGTCCCGGTCAGGCATCAAGATGATCAGCGGCTTGCAGGCGAGCTGTGAGCAACCCATCAGGTGCGTTGCATTGCCGTTGCGCCAGGTACTGGTGCCGGCAGCGTTGATCTCGAATTCCCAGGTCGCTCCCTG</text:p>
          </table:table-cell>
          <table:table-cell office:value-type="string" calcext:value-type="string">
            <text:p>, GTGGCCGTTTTCGTCTCGCCCTGGCTCTTGGTCCCGGTCAGGCATCAAGATGATCAGCGGCTTGCAGGCGAGCTGTGA, 548153, 548231(+), ATGAAGAAGACTCTCTTTGCCATCAAGAACCTGGTGGCGCGCGAGAAAAGCTTGAAGGACTACGCCTGGTACATCTGGTACTGA, 547469, 547553(-)</text:p>
          </table:table-cell>
          <table:table-cell table:formula="of:=LEFT([.J46];FIND(&quot;),&quot;;[.J46])-1)" office:value-type="string" office:string-value=", GTGGCCGTTTTCGTCTCGCCCTGGCTCTTGGTCCCGGTCAGGCATCAAGATGATCAGCGGCTTGCAGGCGAGCTGTGA, 548153, 548231(+" calcext:value-type="string">
            <text:p>, GTGGCCGTTTTCGTCTCGCCCTGGCTCTTGGTCCCGGTCAGGCATCAAGATGATCAGCGGCTTGCAGGCGAGCTGTGA, 548153, 548231(+</text:p>
          </table:table-cell>
          <table:table-cell table:formula="of:=MID([.J46]; FIND(&quot;),&quot;;[.J46]) + 1; FIND(&quot;),&quot;;[.J46];FIND(&quot;),&quot;;[.J46])+1) - FIND(&quot;),&quot;;[.J46]) - 1)" office:value-type="string" office:string-value="" calcext:value-type="error">
            <text:p>#WERT!</text:p>
          </table:table-cell>
          <table:table-cell table:formula="of:=RIGHT([.J46];LEN([.J46]) - FIND(&quot;),&quot;; [.J46]; FIND(&quot;),&quot;; [.J46]) + 1))" office:value-type="string" office:string-value="" calcext:value-type="error">
            <text:p>#WERT!</text:p>
          </table:table-cell>
          <table:table-cell office:value-type="string" calcext:value-type="string">
            <text:p>, RLAGEL*, 548153, 548231(+), AWYIWY*, 547469, 547553(-)</text:p>
          </table:table-cell>
        </table:table-row>
        <table:table-row table:style-name="ro1">
          <table:table-cell office:value-type="string" calcext:value-type="string">
            <text:p>WP_026112195.1</text:p>
          </table:table-cell>
          <table:table-cell office:value-type="float" office:value="1835846017" calcext:value-type="float">
            <text:p>1835846017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01, whole genome shotgun sequence</text:p>
          </table:table-cell>
          <table:table-cell office:value-type="float" office:value="1835846017" calcext:value-type="float">
            <text:p>1835846017</text:p>
          </table:table-cell>
          <table:table-cell office:value-type="string" calcext:value-type="string">
            <text:p>208145..209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663-15590']</text:p>
          </table:table-cell>
          <table:table-cell office:value-type="string" calcext:value-type="string">
            <text:p>TTGGTGCACGCATCGTGCAGACCAAGCTGGCAATCGACCAGTACTTGAGCAGCGGCAACGTTTACATCGGCAATGTCGAATGGAATGGCGTCAGTCTGGCGATCGGCACCAGCCGCCTCAATCGTCAGTACACCGATGTGCTGCCCAGCGCCAATCTGTCGCTGGACATCACCGACGCGCAGAAGCTGCGCTTTGCCTACAACAAGGCGGTTGCGCGTCAGGATCTGCCGGATCTGGGACGCGGTCTGGTGAGCTTCTATGCGGTCAACGGCACGCCGCCACGTAACCCGTCGCTGCCATCGGATGCGGTGCTGTTTCTCAACGGCCGCTCGGGCAATCCGGATCTGGATCCGTATCGCGCCACCAACTACAACGCCTCGTGGGAATGGTATTTCGCCGATGCCTCGTTGATCAGCGTCGGTGCGTTCCTTATCGATGTGAAGTCGTTCCCCACCACCGTCACCAACATCGAGCCATTGCCCGATGCGGATGGCGTCGTGCGCGCGGGCGGTCCGGTCGAGCGCATCGTCAATGGTGGTGGCGGCAAGATCAAGGGTTTCGAAATCGGCTACCAGCAGGCCTTCGATTTCCTGCCGGGCTGGTGGAGCGGCTTCGGCACCAACATCAACTACACCTTCTCCGATGCCGATACCGACAACGCCGACATCGAGGGCAACACGCTGCCGATCGGCGACAACTCCAAGCATCAGGCCAACGCGGTGCTGTGGTATCAGAAGGACAAGCTGCAGGCGCGGGTGGCCTACAACTGGCGCAGCAAGCGTTTCAGTCAGGTCAATAGTTCCGCATGGGGCGATGAGCTGGCGATCTGGAATGATGACGTCGGCTATCTGGATGCGTCGTTGAGCTATGACGTCAACGAACACCTGACCTTGTACGCCCAGGCCACCAACCTGACCGGCGAAAGCGAGCGCCGGTACGCGCAGTGGACCAATCACTACTTCGACCAGAACATCTTCGAGCGCCGCTACTACGCAGGTCTGCGTTTGCGCTTCTGATGTGATGCGCTGAATGAAATGCATCGATGTGCGACACGGCGCAACCCCCGCGCCGTGATGCATATGCTGTTCTGTCATGCCTATCCAAGCGGTCATTGTGCATTCTTCCCGTCGCCGTTTGATACGGCGCTGCAGTCCGTTCAGCGGTAACGCCCAACACCCTCCCATTCGGCCGCATCGTCGGGAAGCGATGCGGTTTTTTTTGCGTGTGGCGCCGACGCCTGTCCACTCGTGCTGGCAGTTGAGATGCCGTTGCGTGCCTTCTTTGCTTATCGTCGATGGAGTGCCATCGTCCGGGCGCTATGTTAAACAATGGGTTTGCGCATTTCCTGATTCGCCCTGACCTTCAGCTGCAGCACCTGCGCACTTATCGCGAAACCAGCGCGATAGAAGGTCACGATGACGTCCTGGCTGGAAACGTCGGACCGGCTCCTCGCGTCAGCGATGCCGAAAGCGCACAGCATGGAAAACATCAGGAAAACCACGCTGTTTGCAGGGCTCGAGCAAAAGTCTGGCTGAGGGTTAGGGCTACTCAGGCGAAATTTTGATTTCCAAGGCGATGCGGAGCTCGTGCAAGCATGGGCCGTCGATGAATGTGTGCAAACACGCAAGTTTTTGCCGTTGCATGGTCGGTCAGCCATGCGTAGCATTCGTGTTGCGGGCTCAACCATTATCGCTCGCACGCAAGTATCCGCTGATTGTGTATTTGATAAAGTCCCCCGAAAGGGCAATCCCTCCTTACATCAGGATTTCGCTCATGAAGATACTTTTTTCGATCAAGCACATGCTGGCCTCTCGCAAGAGTCTCAAGTCCTCCTCTTGGCCCGAATATTTTTAAATGGCTCCAAGCGCGTTGCGGCTGTGCAATGGCAATGGCAGCCGCACCGTGTTTTCGTAGCGTTCTTCGTAATGTGAGTTAGTACGACCTCGCCCGCGCGAGGTGTGGCACTGCCGGACGCGGGCATCACCGAGCAGGAGAGCACATGCTTGCTTCCAGCGCTGATGGGTTTGCCAGGGCGACGGTGTTCGCACCGCGCTTGCAGGCGCTGTTGGGCGAGCACGTCGGCAAGGAGGTTTTCCGGCTGGATGCAGATACGGTGGGCGTTGCTGGTGCCGAGTTGACGCGCCGATTGCTTGATGCGCGTGCGGCGACCGAAGCGGAGCGACCCACCTTCAAGCCGCTGCATGGGCGCTCGATCCCGCGCACTGACGCTTCCAAACTGATGCAGGCTCTCGGGCGCGATGTGCGCGAAGCGTTGAAGCGTCCTGTGTCGGCTGACCTGGATTTATGCGGGCCATGGCCGCACGTGGGTCATGTGTATCTGCGCGATCTGTTGTTGGCTGGCGATCCGCTGCGATTGCGCCTGTTGATGGATCGCATGCTTCAGTTGACGCCGAAGTTGACCTGGGCTGTCATCGCCGCCGGTGCGGCAATGCCGTTCAAACTGCAGTACAACGCCTCGGCCCTGGCCACGTTGACCGCAGCAGCCGGCAGCTACGATGAGCGCCGCTACGCAATGGGCTTGTATCGGCGCACGGCGGCGCCGGTGTGTCTCAGTATTTCGACACTGGTGGCGAATGCGCTATGGCTGGGATCGCCCTTCGATCCAGCAGTGCCCAGCCGTCATATCGTCTACGAATCGCTGCGCTTGCTGCCGCCGTCATGGAACATCCTGCGTAACGCATCGCCGGAATATCCCGCGCTTGATAGCCGCATCGGCAGTGGCGACGATGTGCTGGTGCTGCCATTGCTGAGTCATCGCGATCCCGCGCTGTGGGAGGATCCGGAGGCGTTTCGGCCAGAACGCTGGGATCACCTCGATCCGGACAATCACCCCGGCTATTTGCCGTTCGGGCCCGCGGCCGAGCGCTGTTGGGCGCGCCACATGGTAATGCCACTGGCCGAGCGCTTGTTGGATGCCCTGCGCAGTCAGGGTTTGGCCGTTAATCCCAAGCAACGTACGGCGATGGTTCCGTTGACGAGCCTGCTGGGCGTTGCACAGGTCGATGTCGTGCGCCAATAGACAACCGGTGGTGGCAACTGCGCGCTGTTGCGCTATCCCTTCGCCGGCCCGGCCGTGGAGCCACGCTTGACCAGCGTGTACTTCATCACCTGATGCACGCCGGGTGCGGTGTCGCCCTTGCGGCGTTGACGAATCGCATCGGCCAGTAACGAGACGGCGGCGCGGCCCATCGCGGTGACGGGTTGATGCACAGTGGTGAGTTCGGGCCAGATGGTGGTGGCCACCGGCGTATCATCGAAGCCGGCGATGGAGACATCCTCGGGCACGCGCAAGCCCAATCCATGCGCAACCGCCACCGCTGCGGCCGCCATGTCGTCATTGCTGCAAAAGATCGCAGTTGCGGGTTGCGGCTGGGCCAACAGGTTGCGCGCGGCGAGCAGCCCAGAGCGATAGGTGAACAACCCTTCGGCGATCAATCCATCTGCGACAGGTAAGCCGGCGGCTTGCATGCTGTCGAGATAGCCGTTGGCGCGCAGTGCGCTCGGGGTGTGTTTGGGGTCGCCCTTGATCAAC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ACTCTGTTCGAGCAGGCCGAGCATGAATTGATCGAGATAGGCCGCGCTCGGGTTGCTATACAACACGCCGATACGCAGCAACCCGCTGGTGCGTAACGAGCGGCCGGCGAGATTTGGCCGGTAGCCCAACGCCTGCACCGAGGACTCCACGCGCGCCCGCATATCTTCGCCC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GAAGTCGCCATCGGCTTCTGCGGCCAGATATGCGAACACGGTGTAAGCG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 office:value-type="string" calcext:value-type="string">
            <text:p>, GTGCTTGATCGAAAAAAGTATCTTCATGAGCGAAATCCTGATGTAAGGAGGGATTGCCCTTTCGGGGGACTTTATCAAATACACAATCAGCGGATACTTGCGTGCGAGCGATAA, 207831, 207945(-)</text:p>
          </table:table-cell>
          <table:table-cell table:formula="of:=LEFT([.J47];FIND(&quot;),&quot;;[.J47])-1)" office:value-type="string" office:string-value="" calcext:value-type="error">
            <text:p>#WERT!</text:p>
          </table:table-cell>
          <table:table-cell table:formula="of:=MID([.J47]; FIND(&quot;),&quot;;[.J47]) + 1; FIND(&quot;),&quot;;[.J47];FIND(&quot;),&quot;;[.J47])+1) - FIND(&quot;),&quot;;[.J47]) - 1)" office:value-type="string" office:string-value="" calcext:value-type="error">
            <text:p>#WERT!</text:p>
          </table:table-cell>
          <table:table-cell table:formula="of:=RIGHT([.J47];LEN([.J47]) - FIND(&quot;),&quot;; [.J47]; FIND(&quot;),&quot;; [.J47]) + 1))" office:value-type="string" office:string-value="" calcext:value-type="error">
            <text:p>#WERT!</text:p>
          </table:table-cell>
          <table:table-cell office:value-type="string" calcext:value-type="string">
            <text:p>, ILACER*, 207831, 207945(-)</text:p>
          </table:table-cell>
        </table:table-row>
        <table:table-row table:style-name="ro1">
          <table:table-cell office:value-type="string" calcext:value-type="string">
            <text:p>WP_026112195.1</text:p>
          </table:table-cell>
          <table:table-cell office:value-type="float" office:value="1464284829" calcext:value-type="float">
            <text:p>1464284829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01 NODE_5_length_217802_cov_10.6694, whole genome shotgun sequence</text:p>
          </table:table-cell>
          <table:table-cell office:value-type="float" office:value="1464284829" calcext:value-type="float">
            <text:p>1464284829</text:p>
          </table:table-cell>
          <table:table-cell office:value-type="string" calcext:value-type="string">
            <text:p>9562..8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GCGGGCGCGCGTGGAGTCCTCGGTGCAGGCGTTGGGCTACCGGCCAAATCTCGCCGGCCGCTCGTTACGCACCAGCGGGTTGCTGCGTATCGGCGTGTTGTATAGCAACCCGAGCGCGGCCTATCTCGATCAATTCATGCTCGGCCTGCTCGAACAGAGT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GCGCTCGGCCGCGGGCCCGAACGGCAAATAGCCGGGGTGATTGTCCGGATCGAGGTGATCCCAGCGTTCTGGCCGAAACGCCTCCGGATCCTCCCACAGCGCGGGATCGCGATGACTCAGCAATGGCAGCACCAGCACATCGTCGCCACTGCCGATGCGGCTATCAAGCGCGGGATATTCCGGCGATGCGTTACGCAGGATGTTCCATGACGGCGGCAGCAAGCGCAGCGATTCGTAGACGATATGACGGCTGGGCACTGCTGGATCGAAGGGCGATCCCAGCCATAGCGCATTCGCCACCAGTGTCGAAATACTGAGACACACCGGCGCCGCCGTGCGCCGATACAAGCCCATTGCGTAGCGGCGCTCATCGTAGCTGCCGGCTGCTGCGGTCAACGTGGCCAGGGCCGAGGCGTTGTACTGCAGTTTGAACGGCATTGCCGCACCGGCGGCGATGACAGCCCAGGTCAACTTCGGCGTCAACTGAAGCATGCGATCCATCAACAGGCGCAATCGCAGCGGATCGCCAGCCAACAACAGATCGCGCAGATACACATGACCCACGTGCGGCCATGGCCCGCATAAATCCAGGTCAGCCGACACAGGACGCTTCAACGCTTCGCGCACATCGCGCCCGAGAGCCTGCATCAGTTTGGAAGCGTCAGTGCGCGGGATCGAGCGCCCATGCAGCGGCTTGAAGGTGGGTCGCTCCGCTTCGGTCGCCGCACGCGCATCAAGCAATCGGCGCGTCAACTCGGCACCAGCAACGCCCACCGTATCTGCATCCAGCCGGAAAACCTCCTTGCCGACGTGCTCGCCCAACAGCGCCTGCAAGCGCGGTGCGAACACCGTCGCCCTGGCAAACCCATCAGCGCTGGAAGCAAGCATGTGCTCTCCTGCTCGGTGATGCCCGCGTCCGGCAGTGCCACACCTCGCGCGGGCGAGGTCGTACTAACTCACATTACGAAGAACGCTACGAAAACACGGTGCGGCTGCCATTGCCATTGCACAGCCGCAACGCGCTTGGAGCCATTTAAAAATATTCGGGCCAAGAGGAGGACTTGAGACTCTTGCGAGAGGCCAGCATGTGCTTGATCGAAAAAAGTATCTTCATGAGCGAAATCCTGATGTAAGGAGGGATTGCCCTTTCGGGGGACTTTATCAAATACACAATCAGCGGATACTTGCGTGCGAGCGATAATGGTTGAGCCCGCAACACGAATGCTACGCATGGCTGACCGACCATGCAACGGCAAAAACTTGCGTGTT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T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GATGTAAGGAGGGATTGCCCTTTCGGGGGACTTTATCAAATACACAATCAGCGGATACTTGCGTGCGAGCGATAA, 9761, 9875(+)</text:p>
          </table:table-cell>
          <table:table-cell table:formula="of:=LEFT([.J48];FIND(&quot;),&quot;;[.J48])-1)" office:value-type="string" office:string-value="" calcext:value-type="error">
            <text:p>#WERT!</text:p>
          </table:table-cell>
          <table:table-cell table:formula="of:=MID([.J48]; FIND(&quot;),&quot;;[.J48]) + 1; FIND(&quot;),&quot;;[.J48];FIND(&quot;),&quot;;[.J48])+1) - FIND(&quot;),&quot;;[.J48]) - 1)" office:value-type="string" office:string-value="" calcext:value-type="error">
            <text:p>#WERT!</text:p>
          </table:table-cell>
          <table:table-cell table:formula="of:=RIGHT([.J48];LEN([.J48]) - FIND(&quot;),&quot;; [.J48]; FIND(&quot;),&quot;; [.J48]) + 1))" office:value-type="string" office:string-value="" calcext:value-type="error">
            <text:p>#WERT!</text:p>
          </table:table-cell>
          <table:table-cell office:value-type="string" calcext:value-type="string">
            <text:p>, ILACER*, 9761, 9875(+)</text:p>
          </table:table-cell>
        </table:table-row>
        <table:table-row table:style-name="ro1">
          <table:table-cell office:value-type="string" calcext:value-type="string">
            <text:p>WP_026112195.1</text:p>
          </table:table-cell>
          <table:table-cell office:value-type="float" office:value="484215733" calcext:value-type="float">
            <text:p>484215733</text:p>
          </table:table-cell>
          <table:table-cell office:value-type="string" calcext:value-type="string">
            <text:p>Xanthomonas vasicola pv. vasculorum NCPPB 206</text:p>
          </table:table-cell>
          <table:table-cell office:value-type="string" calcext:value-type="string">
            <text:p>Xanthomonas vasicola pv. vasculorum NCPPB 206 scf_9769_63_contig_1, whole genome shotgun sequence</text:p>
          </table:table-cell>
          <table:table-cell office:value-type="float" office:value="484215733" calcext:value-type="float">
            <text:p>484215733</text:p>
          </table:table-cell>
          <table:table-cell office:value-type="string" calcext:value-type="string">
            <text:p>13815..14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TGGTGCACGCATCGTGCAGACCAAGCTGGCAATCGACCAGTACTTGAGCAGCGGCAACGTTTACATCGGCAATGTCGAATGGAATGGCGTCAGTCTGGCGATCGGCACCAGCCGCCTCAATCGTCAGTACACCGATGTGCTGCCCAGCGCCAATCTGTCGCTGGACATCACCGACGCGCAGAAGCTGCGCTTTGCCTACAACAAGGCGGTTGCGCGTCAGGATCTGCCGGATCTGGGACGCGGTCTGGTGAGCTTCTATGCGGTCAACGGCACGCCGCCACGTAACCCGTCGCTGCCATCGGATGCGGTGCTGTTTCTCAACGGCCGCTCGGGCAATCCGGATCTGGATCCGTATCGCGCCACCAACTACAACGCCTCGTGGGAATGGTATTTCGCCGATGCCTCGTTGATCAGCGTCGGTGCGTTCCTTATCGATGTGAAGTCGTTCCCCACCACCGTCACCAACATCGAGCCATTGCCCGATGCGGATGGCGTCGTGCGCGCGGGCGGTCCGGTCGAGCGCATCGTCAATGGTGGTGGCGGCAAGATCAAGGGTTTCGAAATCGGCTACCAGCAGGCCTTCGATTTCCTGCCGGGCTGGTGGAGCGGCTTCGGCACCAACATCAACTACACCTTCTCCGATGCCGATACCGACAACGCCGACATCGAGGGCAACACGCTGCCGATCGGCGACAACTCCAAGCATCAGGCCAACGCGGTGCTGTGGTATCAGAAGGACAAGCTGCAGGCGCGGGTGGCCTACAACTGGCGCAGCAAGCGTTTCAGTCAGGTCAATAGTTCCGCATGGGGCGATGAGCTGGCGATCTGGAATGATGACGTCGGCTATCTGGATGCGTCGTTGAGCTATGACGTCAACGAACACCTGACCTTGTACGCCCAGGCCACCAACCTGACCGGCGAAAGCGAGCGCCGGTACGCGCAGTGGACCAATCACTACTTCGACCAGAACATCTTCGAGCGCCGCTACTACGCAGGTCTGCGTTTGCGCTTCTGATGTGATGCGCTGAATGAAATGCATCGATGTGCGACACGGCGCAACCCCCGCGCCGTGATGCATATGCTGTTCTGTCATGCCTATCCAAGCGGTCATTGTGCATTCTTCCCGTCGCCGTTTGATACGGCGCTGCAGTCCGTTCAGCGGTAACGCCCAACACCCTCCCATTCGGCCGCATCGTCGGGAAGCGATGCGGTTTTTTTTGCGTGTGGCGCCGACGCCTGTCCACTCGTGCTGGCAGTTGAGATGCCGTTGCGTGCCTTCTTTGCTTATCGTCGATGGAGTGCCATCGTCCGGGCGCTATGTTAAACAATGGGTTTGCGCATTTCCTGATTCGCCCTGACCTTCAGCTGCAGCACCTGCGCACTTATCGCGAAACCAGCGCGATAGAAGGTCACGATGACGTCCTGGCTGGAAACGTCGGACCGGCTCCTCGCGTCAGCGATGCCGAAAGCGCACAGCATGGAAAACATCAGGAAAACCACGCTGTTTGCAGGGCTCGAGCAAAAGTCTGGCTGAGGGTTAGGGCTACTCAGGCGAAATTTTGATTTCCAAGGCGATGCGGAGCTCGTGCAAGCATGGGCCGTCGATGAATGTGTGCAAACACGCAAGTTTTTGCCGTTGCATGGTCGGTCAGCCATGCGTAGCATTCGTGTTGCGGGCTCAACCATTATCGCTCGCACGCAAGTATCCGCTGATTGTGTATTTGATAAAGTCCCCCGAAAGGGCAATCCCTCCTTACATCAGGATTTCGCTCATGAAGATACTTTTTTCGATCAAGCACATGCTGGCCTCTCGCAAGAGTCTCAAGTCCTCCTCTTGGCCCGAATATTTTTAAATGGCTCCAAGCGCGTTGCGGCTGTGCAATGGCAATGGCAGCCGCACCGTGTTTTCGTAGCGTTCTTCGTAATGTGAGTTAGTACGACCTCGCCCGCGCGAGGTGTGGCACTGCCGGACGCGGGCATCACCGAGCAGGAGAGCACATGCTTGCTTCCAGCGCTGATGGGTTTGCCAGGGCGACGGTGTTCGCACCGCGCTTGCAGGCGCTGTTGGGCGAGCACGTCGGCAAGGAGGTTTTCCGGCTGGATGCAGATACGGTGGGCGTTGCTGGTGCCGAGTTGACGCGCCGATTGCTTGATGCGCGTGCGGCGACCGAAGCGGAGCGACCCACCTTCAAGCCGCTGCATGGGCGCTCGATCCCGCGCACTGACGCTTCCAAACTGATGCAGGCTCTCGGGCGCGATGTGCGCGAAGCGTTGAAGCGTCCTGTGTCGGCTGACCTGGATTTATGCGGGCCATGGCCGCACGTGGGTCATGTGTATCTGCGCGATCTGTTGTTGGCTGGCGATCCGCTGCGATTGCGCCTGTTGATGGATCGCATGCTTCAGTTGACGCCGAAGTTGACCTGGGCTGTCATCGCCGCCGGTGCGGCAATGCCGTTCAAACTGCAGTACAACGCCTCGGCCCTGGCCACGTTGACCGCAGCAGCCGGCAGCTACGATGAGCGCCGCTACGCAATGGGCTTGTATCGGCGCACGGCGGCGCCGGTGTGTCTCAGTATTTCGACACTGGTGGCGAATGCGCTATGGCTGGGATCGCCCTTCGATCCAGCAGTGCCCAGCCGTCATATCGTCTACGAATCGCTGCGCTTGCTGCCGCCGTCATGGAACATCCTGCGTAACGCATCGCCGGAATATCCCGCGCTTGATAGCCGCATCGGCAGTGGCGACGATGTGCTGGTGCTGCCATTGCTGAGTCATCGCGATCCCGCGCTGTGGGAGGATCCGGAGGCGTTTCGGCCAGAACGCTGGGATCACCTCGATCCGGACAATCACCCCGGCTATTTGCCGTTCGGGCCCGCGGCCGAGCGCTGTTGGGCGCGCCACATGGTAATGCCACTGGCCGAGCGCTTGTTGGATGCCCTGCGCAGTCAGGGTTTGGCCGTTAATCCCAAGCAACGTACGGCGATGGTTCCGTTGACGAGCCTGCTGGGCGTTGCACAGGTCGATGTCGTGCGCCAATAGACAACCGGTGGTGGCAACTGCGCGCTGTTGCGCTATCCCTTCGCCGGCCCGGCCGTGGAGCCACGCTTGACCAGCGTGTACTTCATCACCTGATGCACGCCGGGTGCGGTGTCGCCCTTGCGGCGTTGACGAATCGCATCGGCCAGTAACGAGACGGCGGCGCGGCCCATCGCGGTGACGGGTTGATGCACAGTGGTGAGTTCGGGCCAGATGGTGGTGGCCACCGGCGTATCATCGAAGCCGGCGATGGAGACATCCTCGGGCACGCGCAAGCCCAATCCATGCGCAACCGCCACCGCTGCGGCCGCCATGTCGTCATTGCTGCAAAAGATCGCAGTTGCGGGTTGCGGCTGGGCCAACAGGTTGCGCGCGGCGAGCAGCCCAGAGCGATAGGTGAACAACCCTTCGGCGATCAATCCATCTGCGACAGGTAAGCCGGCGGCTTGCATGCTGTCGAGATAGCCGTTGGCGCGCAGTGCGCTCGGGGTGTGTTTGGGGTCGCCCTTGATCAAC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ACTCTGTTCGAGCAGGCCGAGCATGAATTGATCGAGATAGGCCGCGCTCGGGTTGCTATACAACACGCCGATACGCAGCAACCCGCTGGTGCGTAACGAGCGGCCGGCGAGATTTGGCCGGTAGCCCAACGCCTGCACCGAGGACTCCACGCGCGCCCGCATATCTTCGCCC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GAAGTCGCCATCGGCTTCTGCGGCCAGATATGCGAACACGGTGTAAGCG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 office:value-type="string" calcext:value-type="string">
            <text:p>, GTGCTTGATCGAAAAAAGTATCTTCATGAGCGAAATCCTGATGTAAGGAGGGATTGCCCTTTCGGGGGACTTTATCAAATACACAATCAGCGGATACTTGCGTGCGAGCGATAA, 13501, 13615(-)</text:p>
          </table:table-cell>
          <table:table-cell table:formula="of:=LEFT([.J49];FIND(&quot;),&quot;;[.J49])-1)" office:value-type="string" office:string-value="" calcext:value-type="error">
            <text:p>#WERT!</text:p>
          </table:table-cell>
          <table:table-cell table:formula="of:=MID([.J49]; FIND(&quot;),&quot;;[.J49]) + 1; FIND(&quot;),&quot;;[.J49];FIND(&quot;),&quot;;[.J49])+1) - FIND(&quot;),&quot;;[.J49]) - 1)" office:value-type="string" office:string-value="" calcext:value-type="error">
            <text:p>#WERT!</text:p>
          </table:table-cell>
          <table:table-cell table:formula="of:=RIGHT([.J49];LEN([.J49]) - FIND(&quot;),&quot;; [.J49]; FIND(&quot;),&quot;; [.J49]) + 1))" office:value-type="string" office:string-value="" calcext:value-type="error">
            <text:p>#WERT!</text:p>
          </table:table-cell>
          <table:table-cell office:value-type="string" calcext:value-type="string">
            <text:p>, ILACER*, 13501, 13615(-)</text:p>
          </table:table-cell>
        </table:table-row>
        <table:table-row table:style-name="ro1">
          <table:table-cell office:value-type="string" calcext:value-type="string">
            <text:p>WP_023544636.1</text:p>
          </table:table-cell>
          <table:table-cell office:value-type="float" office:value="566155502" calcext:value-type="float">
            <text:p>566155502</text:p>
          </table:table-cell>
          <table:table-cell office:value-type="string" calcext:value-type="string">
            <text:p>Streptomyces roseochromogenus subsp. oscitans DS 12.976</text:p>
          </table:table-cell>
          <table:table-cell office:value-type="string" calcext:value-type="string">
            <text:p>Streptomyces roseochromogenus subsp. oscitans DS 12.976 chromosome, whole genome shotgun sequence</text:p>
          </table:table-cell>
          <table:table-cell office:value-type="float" office:value="566155502" calcext:value-type="float">
            <text:p>566155502</text:p>
          </table:table-cell>
          <table:table-cell office:value-type="string" calcext:value-type="string">
            <text:p>650980..649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018-10767']</text:p>
          </table:table-cell>
          <table:table-cell office:value-type="string" calcext:value-type="string">
            <text:p>GGTTCTTCCGGGTGATCGGCAGTGTGCCGGTCGGGTCCGGCCGCGGGTGGCGGCCGCCGGACTGGAGAGGGGCTGGCTTGCGGAGCTGATCCCGCCGACGGGCTTCTTTCCGTACTTTCTCAACCCCGCCCCTGCCGGGGCCGGCCCCGGCGCTCGACACGGAGCTGGCCGCCATCCAGGACACCCCCGTCGACCGGATCGGCCGCGACGTCGATCATCTGGAATACCACCAGGGACACCTCGGCCCCCGGCTGCGGTCGCTGCTCCACGACCCGGACACCCGTCTGGCCCGCGCCACCCAGGAGATCCACACCTACTGGGAGCCGGCGCTCGCCCCCTACTGGGCACGCATCCCCGCGGTACTGGACACGGACGTCTTCCACCGGGCCCGCCAGGTCGCCGAGCACGGTGCGGGCCACGTTCTCAACGACCTGCACACCGCGGTGAGATGGGACGGCAGCACGCTGCACCTGACCCGCCGGAGTCGGCCCCTGTCCCGCACCACAGCGGGCCCGGGGCTCCTGCTGGTCCCCTCGGCCTTCACCGGGCCGCGGCTGCCCACCCGAGTCGCACCACCCGAACCACCACAACTCGTCTGTCCAGCGCGCGGTACGGGCTCGCTCTGGACTCCCGAGCCCCCTGCCGACGCCGACGCCTTGGCCGCGGTACTCGGCCGCTCACGGACCCGCCTGCTGATCGAACTGGACACCCCGGCCTCCACCACCCAGCTGGCACACCGCACCGGACTGTCCCCGGCCGGGGTATCCCAGTACCTGACCACACTACGTGGCGCGGGCCTGGTCGGCGCCCACCGGGCCTGCCGCTCCGTCCTCTACGCCCGTACCGCCGCCGCTGAAACCCTCCTCGAAGCCGCCTTCACCACCTGAGGCCCGGTCAACCCCCGAAGGACTTCCGGAGCCGACCGGTTGACATCCCCCGAGAGGGCCCTGCCGTCAGCGCGGGTGCGTCAGCCGTACGTCCGCCACGCCGAGCAGGCCGAGGAGCGGGACCTTGCCGGTCCTCTGACGGGGATCGACCACGAGTCCGGAGCCGCGGACCAGGTCCAGCAGCAGTTCGGCAAGCGGCATCACCATGTGTCTGCCCCAGCAGCGTTCGGAGGAGTGGCCGAAGGGGAGGTAGCCCGGAGTCGTCTCGGGGTCGAGGTCGTCCCAGCGCTCGGGGCGGAAGGTGTCCGGGTCGTCCCACAGGGCAGGGTCGCGGTGGGACAGCAGTGGCAGCACCAGGACGTCGTCCCGCTCGCCGATCCGGTCGTCGACGGCCGGGTACTCGGGCGAGGCGTTGCGCAGGATGTTCCACGAGGGCGGCAGCAGCCGCAGGGACTCGAGGATGATGCCGCGGTTGGGTGTGGCGTCGTCGAAGGGCGCACCGAGCCAGAGCGCGTTGGCCACCAGGGTCGAGACGGTGAAGCACACGGGGGCGGCGGCCCTGCGGTACATGCCCATGGCGTACCGGCGCTCCTGGTAGCCGGTGGCCCGCGCGGCACGGCCCGCGAGACCGGTGAGCCGGCTGCTCGGCCGCGGCCAGCCGGGCAGCGCGGCGCCGATCGCGATCACCGACCAGGTGAGCTTCGGGGTGAGTTCGAGATTACGGCTCATCAGCATGCGCAGCCGGTAGGGGTCCTGGCCGAGGATGAGGTCACGCAGGAAGAGGTGCCCGGTCAGCGGCCAGGAGCCGGCGAGGTCCGCGTCCTCGGGCAGCGGTCCGGACAGTGCCTCGCGCACGTCGTTGCCCAGGGTGCGGGTGACGGTGGATGCCTCGGTGCGTGTGATGGAACGCCCGTGCAGTGGCTTGAAGGTGGGGCGCTCGGTCTCCGTCGCCCGGCGTGCGGCGAGGATGCGATCGGCGACCTCGTGTCCCGCGACACCGACCGTGTCAGGTTCCAGCCGGAAGACGTCCTGTCCTGTGTGGGCGCCGATGAGCGCGGCGAGCCGCGGGGCGAACACGGTGGTGCGCGCACGCGTGGCGGAAGACGGCGGCATGGATGCTCCCGGTGGTGAACGGGCGGCCGGGGAAGGGCGCGAGAGGACCGGAGGCCGCGGAACGGCGTACCACCGCTGTCCGGCCGGGCCGTGACCACGCACGGCCGGACAACGATGTCACCTCACCTGCGCGGCGAGGCGTGGGATCAGTACCAGAGGTACCAGGCGTTCGCCTTGAGGCTCTTGGCGGCCGCGACCTTGTTGCGGATGGCGAAGAGAAGCTTCATCAGTGCACCTCCTGGAGAGGGTGAACGGGCGACACACGACGACACCGGAGCCACTAGTGAAGATCGTGTGTCGATGACTCCGGGAAACTTCCCTCGCCCCACCGACGAATAATCGCCAGAGGGATCAAAACCGTTCCGGCATAGTCACTTTCAGACTTTCTCCGCTCACCGGTGCTCCGCTTTGACCACACATCCCGCCGAGCATGCCGTGATGCACCGCCCGGAGATTGGCCGGATAGGCATGCCGCCGAGCAAGGAACGACGCAACGCCCCCGGTAACCTCCGCTTCCTACCGTCTTCCTACCGTCCCGCGATCCCGTCGATCCAGGACTGGAGGCGTTCGCCCTGGACGGCCATCAGGCCGGGGTCACGCAAGGTGTTGGTGAGGACGGACATGCCCTGGTAGGCGGCGACGAGCTCGACGGCGAGGGCGGCGGCGTCGGCGCGGCCCAGCTGGGTGAACTGGGCCTCCACCCAGGCGAGCAGGGCCCGCATGACCTGCGCGGCGGCCTGGTCCAGGCCGTCGTCCCTCTTGTCCAGCTCGGTGGCGAGGGTACCGAAGGGACAGCCGTAGCGGGCCGCGGTCTCGCGCTGGTCGACCCAGCCGGCGACGAGTGCCTTCAGCCGGGCCGCCGGATCCGGGAGTGCGTCCAACTGAGCAGTCAGCGCTTCGAGTTGCTCGCGGTGGGCGTCCACCGTGGCGTCGACGAGCTGGTCCTTGGTCTTG</text:p>
          </table:table-cell>
          <table:table-cell office:value-type="string" calcext:value-type="string">
            <text:p>, ATGAAGCTTCTCTTCGCCATCCGCAACAAGGTCGCGGCCGCCAAGAGCCTCAAGGCGAACGCCTGGTACCTCTGGTACTGA, 651126, 651207(-)</text:p>
          </table:table-cell>
          <table:table-cell table:formula="of:=LEFT([.J50];FIND(&quot;),&quot;;[.J50])-1)" office:value-type="string" office:string-value="" calcext:value-type="error">
            <text:p>#WERT!</text:p>
          </table:table-cell>
          <table:table-cell table:formula="of:=MID([.J50]; FIND(&quot;),&quot;;[.J50]) + 1; FIND(&quot;),&quot;;[.J50];FIND(&quot;),&quot;;[.J50])+1) - FIND(&quot;),&quot;;[.J50]) - 1)" office:value-type="string" office:string-value="" calcext:value-type="error">
            <text:p>#WERT!</text:p>
          </table:table-cell>
          <table:table-cell table:formula="of:=RIGHT([.J50];LEN([.J50]) - FIND(&quot;),&quot;; [.J50]; FIND(&quot;),&quot;; [.J50]) + 1))" office:value-type="string" office:string-value="" calcext:value-type="error">
            <text:p>#WERT!</text:p>
          </table:table-cell>
          <table:table-cell office:value-type="string" calcext:value-type="string">
            <text:p>, AWYLWY*, 651126, 651207(-)</text:p>
          </table:table-cell>
        </table:table-row>
        <table:table-row table:style-name="ro1">
          <table:table-cell office:value-type="string" calcext:value-type="string">
            <text:p>WP_022970962.1</text:p>
          </table:table-cell>
          <table:table-cell office:value-type="float" office:value="1768863696" calcext:value-type="float">
            <text:p>1768863696</text:p>
          </table:table-cell>
          <table:table-cell office:value-type="string" calcext:value-type="string">
            <text:p>Xanthomonas maliensis</text:p>
          </table:table-cell>
          <table:table-cell office:value-type="string" calcext:value-type="string">
            <text:p>Xanthomonas maliensis strain LMG 27592 LMG27592_contig_54, whole genome shotgun sequence</text:p>
          </table:table-cell>
          <table:table-cell office:value-type="float" office:value="1768863696" calcext:value-type="float">
            <text:p>1768863696</text:p>
          </table:table-cell>
          <table:table-cell office:value-type="string" calcext:value-type="string">
            <text:p>20523..19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78-11472']</text:p>
          </table:table-cell>
          <table:table-cell office:value-type="string" calcext:value-type="string">
            <text:p>TACAGCAATCCCAGCGCGGCCTATCTCAATCAATTCATGCTGGGCTTGCTCGAGCAGAGCGGCCTCAATGGCAGCCAGGTCCTGGTGGAGAAGTGCGGTGCCATCCGCAGCCAACGCGCCGCCACCGAGCGGCTGCTGGCCGCGGGGGTGGACGGCGTGATCGTGCCGCCACCGCTGTGCGATTCGCGCGCGACCATCGAAGCGCTCGACGCGCGCGGCATTCCCGTCGTCGCCGTCGCCAGCGGCGCGCCGATGACACAGATCAGCTCGGTGCGCATCGACGACTACCAAGGCGCACGCGCCATCGTCGATTACCTGATCGCTCTGGGCCATCGCCGCATCGGCTTGATCAAGGGCGATCCCAAGCACACACCGAGTGCGCTGCGCGCCAAGGGCTATTTCGACAGCCTGCAGGCCGCAGGCTTGAGCACGCCATCGCAGCTGGTCGCCGAGGGACTGTTCACTTATCGCTCCGGCCTGTTGGCTGCGCGCGGGTTGCTGACGCAGCCGCAACCGCCGAGTGCGGTGTTCTGCAGCAACGACGACATGGCCGCCGCGACGGTGGCGGTGGCGCATGGGTTGGGACTGCGCGTCCCCGAAGACATCTCGGTCGCCGGCTTCGACGACACCCCGGTGGCCACCACCATCTGGCCGGAGCTGACCACCATCCATCAACCGGTCACGGCAATGGGACGTGCGGCGGTCTCGTTGCTGGCTGATGCGATTCGGCAACGCCGCCGCGGCGAAACCCCACAGGGCGTCCATCAGGTCATGAAGTACACCTTGGTCAAGCGCGGGTCCACCGCGCAGCCAGCGCAGCCTTAAGCGCATGGCGGCGGGATGCGCCATCCACGGCACGGATGCGGCAGACCGACGCGGCACCACGCGCGGCGCACTGTACCGACCCATAGCAACAAGCCGTACGCGTGAGGACGCCGACACGCACTGCGCACTGCGCGCTAGAGGCGGACCACGTTGACCTCGGCCACGCCAAGCAGGCCGGCCAACGGAACCTGTGCATGCCGCTGGCGCGGATCGACGGCCAGGCCGCGCTGACGCAACGCATCCAGCAGGCGCTCGGCCAATGGCATCACCATGTGCCGCCCCCAGCATCGCTCCGAGGCGTGACCGAACGGCAAGTAGCCGGCATGCGCGTCCGGATCGAGGCTCTCCCAACGTTGCGGGCGGAATTCGGCCGGGTCCTCCCACAGCGCCGGGTCACGGTGACTCAACAGCGGCAACACCAGCACATCGTCGTGATGGCCGATCCGCGCATCCAGCGGTGGAAACTCTGGCGAGGCATTGCGCAGGATGTTCCAGGACGGCGGCAACAACCGCAGGGATTCGTAGACGATGTTGCGACTGGACACCGCTGGGTCGAACGGCGAGCCCAGCCACAGCGCATTGGCCACCAGTGTCGACACCGTAAAGCACACCGGCGCGGCAGTGCGGCGATACAGCCCCATGGCGTAGCGGCGCGCGGTATAGCCTTGCGCGGCCACGGTGACGCGCGCCAGCGCGGAGGCATCGGGATGCAGCGTCAGCGGCGCCAAGGCCCCTGCGGCAATGACCGACCACGTGAGCTTGGGCGTCAGCTCCAGGTTGCGGCTCATCAACACGCGCAAACGCGCTGGATCTCCGCCAAGCAGCAGGTCGCGCAGATACAGGTGCCCCACCTGCGGCCACGGTCCGGTCAAATCCACGCGGTCGGGCATCGGCTGTTGCAAGGCCTCACGGACGTCGCGCCCGATCGCCTGCATCAGTTTCGCCGCATCGGTGCGCGGGACCGCGCGACCGTGCAAGGGCTTGAAGGTCGGACGTTCGACATCGGTGGCCGGACGCGCCGCCAACAGGCGATCGGACAGGTGTGGCCCGGCCACGCCGACGGTATCGGCATCCAGGCGGAACAGCTCCTGGCCGAGGTAATCGTTGAGCAAGGCCTGCAGACGCGGCGCGAATGCCGTCGCGCGCGTCGGGTGGGCGAGCTGGAGTGCGCTCATGCGAAGGGCTCGATGGACAACGCCCGCGCCCAACCCGACGAGTTGGAACGCGGGCGATGATGCCGCCGCACGGCGGCGACAGGACTCAGTACCAGAGGTACCAGGCGTAGGACTTCAACGGCTTCTGGGAGGACAGTAAGTGCTTGATCGAAAACAGCAGCTTCATATGCAGCTCCTCGATTGTTGGACACCATTGCGGGCGAAGTGTCGTCCGCGCTCACGAACCTACCCTGACATCAGTCATGCCACAACAAGCAAAAACGAGGCATCGCGCACGCTATCTCGCGCCGCGCGCGATGGCTACGCATTGACGCACATGGCTTCGCAGGCAAAAAAACGGCCGCATCGCTTCCCGACGATGCAGCCGAATGGGAGGGTGTCCGGCGTGACCGCCGGACAGACAACGGACGCCGGCGAGCCGGCGACGGGAAGGTCGCAGAACGACCATTTGGAGAGGGACTGACAGCTAACCACGAGCGACACGGCACGGACGGTGCGCCGTGTCGCACAACCTTGCACTGGATCAGAATCTCACGCGGACGCCAGCGTAATAACGCCGCTCGAAAATATTCTGATCGAAGTAGTGATTGCTCCATTGCGCGTAACGACGCTCGCTCTCGCCGGTCAGATTGGTGCCCTGGGCGTACAGCGTCACGTGGTCGTTGACGTCGTAGCTGATGGAGGCGTCCAGATAGCCAACGTCGTCGTTCCAGATCGCCAACTCATCGCCCCAGGCCGAGCTGTTGATCTGGCTGAAACGCTTGCTGCGCCAGTTGTAGGCCACGCGCGCCTGCAATCTGTCCTTCTGGTACCACAGCACTGCGTTGGCCTGGTGCTTGGAGTTATCGCCGATCGGCAAGGTATTGCCGTCGATATCGGTGTTGTCGGTATCGGCATCGGAGAACGTGTAGTTGATGTTGGTACCGAAACCGCTGAGCCAGCCGGGCAGGAAGTCGAAGG</text:p>
          </table:table-cell>
          <table:table-cell office:value-type="string" calcext:value-type="string">
            <text:p>, ATGAAGCTGCTGTTTTCGATCAAGCACTTACTGTCCTCCCAGAAGCCGTTGAAGTCCTACGCCTGGTACCTCTGGTACTGA, 20608, 20689(-)</text:p>
          </table:table-cell>
          <table:table-cell table:formula="of:=LEFT([.J51];FIND(&quot;),&quot;;[.J51])-1)" office:value-type="string" office:string-value="" calcext:value-type="error">
            <text:p>#WERT!</text:p>
          </table:table-cell>
          <table:table-cell table:formula="of:=MID([.J51]; FIND(&quot;),&quot;;[.J51]) + 1; FIND(&quot;),&quot;;[.J51];FIND(&quot;),&quot;;[.J51])+1) - FIND(&quot;),&quot;;[.J51]) - 1)" office:value-type="string" office:string-value="" calcext:value-type="error">
            <text:p>#WERT!</text:p>
          </table:table-cell>
          <table:table-cell table:formula="of:=RIGHT([.J51];LEN([.J51]) - FIND(&quot;),&quot;; [.J51]; FIND(&quot;),&quot;; [.J51]) + 1))" office:value-type="string" office:string-value="" calcext:value-type="error">
            <text:p>#WERT!</text:p>
          </table:table-cell>
          <table:table-cell office:value-type="string" calcext:value-type="string">
            <text:p>, AWYLWY*, 20608, 20689(-)</text:p>
          </table:table-cell>
        </table:table-row>
        <table:table-row table:style-name="ro1">
          <table:table-cell office:value-type="string" calcext:value-type="string">
            <text:p>WP_022970962.1</text:p>
          </table:table-cell>
          <table:table-cell office:value-type="float" office:value="508228767" calcext:value-type="float">
            <text:p>508228767</text:p>
          </table:table-cell>
          <table:table-cell office:value-type="string" calcext:value-type="string">
            <text:p>Xanthomonas maliensis</text:p>
          </table:table-cell>
          <table:table-cell office:value-type="string" calcext:value-type="string">
            <text:p>Xanthomonas maliensis strain M97 contig_147, whole genome shotgun sequence</text:p>
          </table:table-cell>
          <table:table-cell office:value-type="float" office:value="508228767" calcext:value-type="float">
            <text:p>508228767</text:p>
          </table:table-cell>
          <table:table-cell office:value-type="string" calcext:value-type="string">
            <text:p>559..1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786-1734']</text:p>
          </table:table-cell>
          <table:table-cell office:value-type="string" calcext:value-type="string">
            <text:p>GCGATGCCCAGTGGTGCCAGCGCTTCGGCGATGCGCGCAGTGGCCGCGCGCGATGCTTCCGGCGCCGCCGAGCCGGTGTTGAAGGCGTAGATGCGGCCTGCACCGAAATCACTCTCGGCGCCGATCTGGTGCGCTGCCATGTCCTTGGCATCCTTGCCGTGCGCGCTGGCGTAGGCCTTGCCGCCATACAGGCCCTGTTCTTCGTTGGCGAACGCGACCACGCGAATGCTGCGCTTGGGTGCTTGCCTCAGCTGGCCGATCAGGTGTCCGGCGGCCATGGTGATCGCAACGCCGGCGCCATCGTCGATCGCGCCGGTGCCCAGATCCCACGAATCCAGGTGCCCACCGATCACCACCACTTCCTTGGGTTTGCTGCGGCCGGTGATCTCGCCGATCACGTTGTAGGAGGTGGCGGTGCCGTCCCAGCCACAATCCAGCGACAGGCGGATGCGCGTATTGCCCAAGGCGATCAGGCGGGCCAGTTGATTGGCATCGGGCACCGACA</text:p>
          </table:table-cell>
          <table:table-cell office:value-type="string" calcext:value-type="string">
            <text:p>, GTGCCGTCCCAGCCACAATCCAGCGACAGGCGGATGCGCGTATTGCCCAAGGCGATCAGGCGGGCCAGTTGA, -1027, -955(+)</text:p>
          </table:table-cell>
          <table:table-cell table:formula="of:=LEFT([.J52];FIND(&quot;),&quot;;[.J52])-1)" office:value-type="string" office:string-value="" calcext:value-type="error">
            <text:p>#WERT!</text:p>
          </table:table-cell>
          <table:table-cell table:formula="of:=MID([.J52]; FIND(&quot;),&quot;;[.J52]) + 1; FIND(&quot;),&quot;;[.J52];FIND(&quot;),&quot;;[.J52])+1) - FIND(&quot;),&quot;;[.J52]) - 1)" office:value-type="string" office:string-value="" calcext:value-type="error">
            <text:p>#WERT!</text:p>
          </table:table-cell>
          <table:table-cell table:formula="of:=RIGHT([.J52];LEN([.J52]) - FIND(&quot;),&quot;; [.J52]; FIND(&quot;),&quot;; [.J52]) + 1))" office:value-type="string" office:string-value="" calcext:value-type="error">
            <text:p>#WERT!</text:p>
          </table:table-cell>
          <table:table-cell office:value-type="string" calcext:value-type="string">
            <text:p>, AIRRAS*, -1027, -955(+)</text:p>
          </table:table-cell>
        </table:table-row>
        <table:table-row table:style-name="ro1">
          <table:table-cell office:value-type="string" calcext:value-type="string">
            <text:p>WP_020930390.1</text:p>
          </table:table-cell>
          <table:table-cell office:value-type="float" office:value="1525764114" calcext:value-type="float">
            <text:p>1525764114</text:p>
          </table:table-cell>
          <table:table-cell office:value-type="string" calcext:value-type="string">
            <text:p>Streptomyces albulus</text:p>
          </table:table-cell>
          <table:table-cell office:value-type="string" calcext:value-type="string">
            <text:p>Streptomyces albulus strain NBRC 14147 sequence2, whole genome shotgun sequence</text:p>
          </table:table-cell>
          <table:table-cell office:value-type="float" office:value="1525764114" calcext:value-type="float">
            <text:p>1525764114</text:p>
          </table:table-cell>
          <table:table-cell office:value-type="string" calcext:value-type="string">
            <text:p>272972..271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5357-36415']</text:p>
          </table:table-cell>
          <table:table-cell office:value-type="string" calcext:value-type="string">
            <text:p>CGTCTCGTTCTCGTACTGCTTCCACCGCCATCACATCGGCTCCGGGGAGCCGTTCGGCCGCGCCACGCCGCCGGTGCGGTGCGGACTCGGCGCCGGCGGACGTCGCTCCGGGTCCGGGCGGCTCAGCGTCGCGCGTCGGCCGGCAGTACGGAGTGGACGTGGGCGGCGAGCCGGGTGCGGATCTCCTCGACCGAGAGCCGCTCGACGGTGACCAGGTGGGCGATGAGGTCGGCGCGGACGGCGGCCAGCAGGACGTGGGCGAGGAAGCCGGCGCGCTCGGCGTCGGTGCACTGCGCCAGGCTGTCCCGCGGTGTCGTGTGCCACCAGGCGTAAGAGGGGCTCTCGTACGGGCTCGACGCGCCGGCCTCCTCCAGGACGAGGTAGAGGCTCTGGTTGTCGAGCTTGAAGCGGGCGAGGGCGTCGAACACTGCGGGGACGCGCTGGTGGGGCGGGGTGTCGGGGCCCAGGGGCGCGGGTCCCTCGGCGACGGCCCGGCGCAGTGGTGCGGTGCGGCGTTCATCGACGCCGAGGACATCGCCGCGGTGGCCGCGCATGCCCTCACCGACCCCACGCCTCCCAACACCGACTGGATCCTCACCGGCCCGCAGGCCCTCTCCTACGACGCCGTCGCCGCCGTCCTGACCGAGGTCACCGGCCGACCCGTGCGCCACCGGTCGGTGTCCGTCGAGGAGATGCGGGCTCGGCACGCGCGGGTGATGCCGCCGGAGTTCGCGACGGTCCTGGCCGACGTGGACCGCCGGATCGCCGACGGCGCCGAGGACCGGACCACCGACGCCGTCGCACGCCTCACCGGCCGGCCACCCCGCTCCTTCACCACTTACGCCGAGGACAACTCCGATGCCTTGACTACCTCATGACGTATCGTCAATGAATCACCGGTCGGTCGCGCCGCCGCTCCGCCCGCCACCCGGGCGTCGGCCCCGCCCGCGTCAGCCGCGCATCACCCGGACCTCCGCCACTTCCATCAGGCCGTCGAGTTCGACCCGGCCGACGGTCTGGGCCGGGCGCACCGTGAGCCCGTCCCGGCGCACCAGGTCGAGGAGGCGTTCGGCGAGCGGCAGCACCATGTGACGGCCCCAGCAGCGTTCGTTGGCGTGCCCGAACGGCAGATAGCCGGGGTGATCGTCCGGGTCCAGGTCCGCCCACCGCTCGGGGCGGAAGGCGTCCGGCTCCTCCCACAACGCGGGATCTCGGTGACTCAGGAGGGGCAGCAGCAGGACGTCGTCCGCCGGGCCGATCCGGGTGTCCAGCACGGTGAATTCCGGTGAGGCCATCCGGAGGATGTTCCAGGACGGCGGCAAGAGTCGGAGCGCCTCGGCGAGCAGGTGCCGGTTCGGCACGGAATCGTCGAACGGTGCCCCCAGCCAGACCGCGTTGGTGACCAGTGCGGCAACGGTGAAGCAGATCGGTGCCGCCACCCGTCGGTAGAGGTACATGGCGTAGCGGCGGTCGGGGAAACCGGTGGCGCCGAGGACGAGGGCGGCGAGCTTCGAGAGGGGTTCCGTGCTGTCGGGGCGGCGCAGCAGGGCGGCGCCCGACGTGACGGCGGACCAGGTCAGTTTCGGGGTGAGCTCCAGCCTGCGGTCGACCAGGACCCGGAAGCGCAGGAGTTCCCGTCCGAAGACGAGGTCCCGGAGGTAGGCGTGCGGAACCTGCGGCCACGGGCCGGTCAGATCGACCGGCGCCTCCAAGGGGCGTTGCAGCGCCTTCCGCACGTCCGCCGCGACGGCCTGCATGTAGGTGGCGGCGTCGGCCCGGCTGACGTGGCGGCCGAGGACCGGCTTGAAGGTCGGGCGCTCCTCGGCGTTGGCCGGCCGGCTGCGGAGCAGGGCGTCCATCAGGTCGGCGCCCCCGACGCCGACCGTGGTGGGCTCCAGTCGGAACAGGTCCTGGCCGGTGTGCTGGCGGAGCAATGCGTCGATCCTGGGCGCGAAGCGCACCTGCCGGCCACCACGGCTGGCGGTCGATCGCTGGGGCATCGGGAACCTCCGGGAACACGGCCGGCGGCGGGCCGTCACGCCCGACCCGCCACCGTCCTCTACGGGCGTGGGCCGATCAGATCCAGCCGTACCACGCGTACGCCTTGAGGCTCTTGTCGCTGCGCATCCGCTTGACGAGACGAACGAACTTCATCCGTACCTCCATCGAGGGGAAGGGTTGTTCCCCAGTGGCAAGCCGTCGAATGGGCCTTCGACCGCGGCAGAAGTGAATGCCGGGACCCGGGCGGCGTCAAGTGACCCGGATCACTCCAAAGAACAACCGCCTCATGTTTCACGGGCGTTCGCGGCGCGAGGCGGCGCGGAGTGGGCGATTGATCCTGATGTAGCGGATATACATGCCAAATAGTGCATAGAACAGCGGTGTTGGTGGAGGCGTTGGAGCATCAAAATTTTACGGACGGACGGTCGAGCATCCGGCTCGGCGCGGGGCGCAGCGCGACCCCCCACCCGTCCCGCATGACGTCCGCCACGCTACTTCACACAAAGTGTGTGATGTTCTAGGGTGACTTCGCGGCAGCCGCCGGGACGTGGCGGCCGGGACGACGAAGGGACGGAGGGGGACCCTCGATGCGACCGAGCCGTGGCTCCGAGGCCGAGGTGGAGGAGCGCCGACAGGCGGTGCTGCGCCTGGTCGCGCAGGACGGCGAGATCCGCATCGCCGCACTCGCCGAGCGGATGCGGGTAAGCCTGATGACCATGCACCGCGATCTGGACAACCTCCACCAGCGGCAACTGCTGCGCAAGGGCCGCGGCGTGGCGACGGCGTTCCCCGACGTCACCATGGAGAGCGCGCTGCGCTTCCGCGAGCACGCCCACGCCGACGTGAAGACCGCGTTCGCCGAGGCGCTGGTGGGCGAGGTCGCGCCCGGCGACACGGTGCTGATCGACTGCGGCTCCACGCTCTTCCCCCTGGCCCGCCGGCTCGCCGCC</text:p>
          </table:table-cell>
          <table:table-cell office:value-type="string" calcext:value-type="string">
            <text:p>, ATGAAGTTCGTTCGTCTCGTCAAGCGGATGCGCAGCGACAAGAGCCTCAAGGCGTACGCGTGGTACGGCTGGATCTGA, 273048, 273126(-), GTGGCGGACGTCATGCGGGACGGGTGGGGGGTCGCGCTGCGCCCCGCGCCGAGCCGGATGCTCGACCGTCCGTCCGTAAAATTTTGA, 273376, 273463(-)</text:p>
          </table:table-cell>
          <table:table-cell table:formula="of:=LEFT([.J53];FIND(&quot;),&quot;;[.J53])-1)" office:value-type="string" office:string-value=", ATGAAGTTCGTTCGTCTCGTCAAGCGGATGCGCAGCGACAAGAGCCTCAAGGCGTACGCGTGGTACGGCTGGATCTGA, 273048, 273126(-" calcext:value-type="string">
            <text:p>, ATGAAGTTCGTTCGTCTCGTCAAGCGGATGCGCAGCGACAAGAGCCTCAAGGCGTACGCGTGGTACGGCTGGATCTGA, 273048, 273126(-</text:p>
          </table:table-cell>
          <table:table-cell table:formula="of:=MID([.J53]; FIND(&quot;),&quot;;[.J53]) + 1; FIND(&quot;),&quot;;[.J53];FIND(&quot;),&quot;;[.J53])+1) - FIND(&quot;),&quot;;[.J53]) - 1)" office:value-type="string" office:string-value="" calcext:value-type="error">
            <text:p>#WERT!</text:p>
          </table:table-cell>
          <table:table-cell table:formula="of:=RIGHT([.J53];LEN([.J53]) - FIND(&quot;),&quot;; [.J53]; FIND(&quot;),&quot;; [.J53]) + 1))" office:value-type="string" office:string-value="" calcext:value-type="error">
            <text:p>#WERT!</text:p>
          </table:table-cell>
          <table:table-cell office:value-type="string" calcext:value-type="string">
            <text:p>, AWYGWI*, 273048, 273126(-), RPSVKF*, 273376, 273463(-)</text:p>
          </table:table-cell>
        </table:table-row>
        <table:table-row table:style-name="ro1">
          <table:table-cell office:value-type="string" calcext:value-type="string">
            <text:p>WP_020930390.1</text:p>
          </table:table-cell>
          <table:table-cell office:value-type="float" office:value="739831298" calcext:value-type="float">
            <text:p>739831298</text:p>
          </table:table-cell>
          <table:table-cell office:value-type="string" calcext:value-type="string">
            <text:p>Streptomyces albulus PD-1</text:p>
          </table:table-cell>
          <table:table-cell office:value-type="string" calcext:value-type="string">
            <text:p>Streptomyces albulus PD-1 Contig_14, whole genome shotgun sequence</text:p>
          </table:table-cell>
          <table:table-cell office:value-type="float" office:value="739831298" calcext:value-type="float">
            <text:p>739831298</text:p>
          </table:table-cell>
          <table:table-cell office:value-type="string" calcext:value-type="string">
            <text:p>110684..109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19-14505']</text:p>
          </table:table-cell>
          <table:table-cell office:value-type="string" calcext:value-type="string">
            <text:p>CGTCTCGTTCTCGTACTGCTTCCACCGCCATCACATCGGCTCCGGGGAGCCGTTCGGCCGCGCCACGCCGCCGGTGCGGTGCGGACTCGGCGCCGGCGGACGTCGCTCCGGGTCCGGGCGGCTCAGCGTCGCGCGTCGGCCGGCAGTACGGAGTGGACGTGGGCGGCGAGCCGGGTGCGGATCTCCTCGACCGAGAGCCGCTCGACGGTGACCAGGTGGGCGATGAGGTCGGCGCGGACGGCGGCCAGCAGGACGTGGGCGAGGAAGCCGGCGCGCTCGGCGTCGGTGCACTGCGCCAGGCTGTCCCGCGGTGTCGTGTGCCACCAGGCGTAAGAGGGGCTCTCGTACGGGCTCGACGCGCCGGCCTCCTCCAGGACGAGGTAGAGGCTCTGGTTGTCGAGCTTGAAGCGGGCGAGGGCGTCGAACACTGCGGGGACGCGCTGGTGGGGCGGGGTGTCGGGGCCCAGGGGCGCGGGTCCCTCGGCGACGGCCCGGCGCAGTGGTGCGGTGCGGCGTTCATCGACGCCGAGGACATCGCCGCGGTGGCCGCGCATGCCCTCACCGACCCCACGCCTCCCAACACCGACTGGATCCTCACCGGCCCGCAGGCCCTCTCCTACGACGCCGTCGCCGCCGTCCTGACCGAGGTCACCGGCCGACCCGTGCGCCACCGGTCGGTGTCCGTCGAGGAGATGCGGGCTCGGCACGCGCGGGTGATGCCGCCGGAGTTCGCGACGGTCCTGGCCGACGTGGACCGCCGGATCGCCGACGGCGCCGAGGACCGGACCACCGACGCCGTCGCACGCCTCACCGGCCGGCCACCCCGCTCCTTCACCACTTACGCCGAGGACAACTCCGATGCCTTGACTACCTCATGACGTATCGTCAATGAATCACCGGTCGGTCGCGCCGCCGCTCCGCCCGCCACCCGGGCGTCGGCCCCGCCCGCGTCAGCCGCGCATCACCCGGACCTCCGCCACTTCCATCAGGCCGTCGAGTTCGACCCGGCCGACGGTCTGGGCCGGGCGCACCGTGAGCCCGTCCCGGCGCACCAGGTCGAGGAGGCGTTCGGCGAGCGGCAGCACCATGTGACGGCCCCAGCAGCGTTCGTTGGCGTGCCCGAACGGCAGATAGCCGGGGTGATCGTCCGGGTCCAGGTCCGCCCACCGCTCGGGGCGGAAGGCGTCCGGCTCCTCCCACAACGCGGGATCTCGGTGACTCAGGAGGGGCAGCAGCAGGACGTCGTCCGCCGGGCCGATCCGGGTGTCCAGCACGGTGAATTCCGGTGAGGCCATCCGGAGGATGTTCCAGGACGGCGGCAAGAGTCGGAGCGCCTCGGCGAGCAGGTGCCGGTTCGGCACGGAATCGTCGAACGGTGCCCCCAGCCAGACCGCGTTGGTGACCAGTGCGGCAACGGTGAAGCAGATCGGTGCCGCCACCCGTCGGTAGAGGTACATGGCGTAGCGGCGGTCGGGGAAACCGGTGGCGCCGAGGACGAGGGCGGCGAGCTTCGAGAGGGGTTCCGTGCTGTCGGGGCGGCGCAGCAGGGCGGCGCCCGACGTGACGGCGGACCAGGTCAGTTTCGGGGTGAGCTCCAGCCTGCGGTCGACCAGGACCCGGAAGCGCAGGAGTTCCCGTCCGAAGACGAGGTCCCGGAGGTAGGCGTGCGGAACCTGCGGCCACGGGCCGGTCAGATCGACCGGCGCCTCCAAGGGGCGTTGCAGCGCCTTCCGCACGTCCGCCGCGACGGCCTGCATGTAGGTGGCGGCGTCGGCCCGGCTGACGTGGCGGCCGAGGACCGGCTTGAAGGTCGGGCGCTCCTCGGCGTTGGCCGGCCGGCTGCGGAGCAGGGCGTCCATCAGGTCGGCGCCCCCGACGCCGACCGTGGTGGGCTCCAGTCGGAACAGGTCCTGGCCGGTGTGCTGGCGGAGCAATGCGTCGATCCTGGGCGCGAAGCGCACCTGCCGGCCACCACGGCTGGCGGTCGATCGCTGGGGCATCGGGAACCTCCGGGAACACGGCCGGCGGCGGGCCGTCACGCCCGACCCGCCACCGTCCTCTACGGGCGTGGGCCGATCAGATCCAGCCGTACCACGCGTACGCCTTGAGGCTCTTGTCGCTGCGCATCCGCTTGACGAGACGAACGAACTTCATCCGTACCTCCATCGAGGGGAAGGGTTGTTCCCCAGTGGCAAGCCGTCGAATGGGCCTTCGACCGCGGCAGAAGTGAATGCCGGGACCCGGGCGGCGTCAAGTGACCCGGATCACTCCAAAGAACAACCGCCTCATGTTTCACGGGCGTTCGCGGCGCGAGGCGGCGCGGAGTGGGCGATTGATCCTGATGTAGCGGATATACATGCCAAATAGTGCATAGAACAGCGGTGTTGGTGGAGGCGTTGGAGCATCAAAATTTTACGGACGGACGGTCGAGCATCCGGCTCGGCGCGGGGCGCAGCGCGACCCCCCACCCGTCCCGCATGACGTCCGCCACGCTACTTCACACAAAGTGTGTGATGTTCTAGGGTGACTTCGCGGCAGCCGCCGGGACGTGGCGGCCGGGACGACGAAGGGACGGAGGGGGACCCTCGATGCGACCGAGCCGTGGCTCCGAGGCCGAGGTGGAGGAGCGCCGACAGGCGGTGCTGCGCCTGGTCGCGCAGGACGGCGAGATCCGCATCGCCGCACTCGCCGAGCGGATGCGGGTAAGCCTGATGACCATGCACCGCGATCTGGACAACCTCCACCAGCGGCAACTGCTGCGCAAGGGCCGCGGCGTGGCGACGGCGTTCCCCGACGTCACCATGGAGAGCGCGCTGCGCTTCCGCGAGCACGCCCACGCCGACGTGAAGACCGCGTTCGCCGAGGCGCTGGTGGGCGAGGTCGCGCCCGGCGACACGGTGCTGATCGACTGCGGCTCCACGCTCTTCCCCCTGGCCCGCCGGCTCGCCGCC</text:p>
          </table:table-cell>
          <table:table-cell office:value-type="string" calcext:value-type="string">
            <text:p>, ATGAAGTTCGTTCGTCTCGTCAAGCGGATGCGCAGCGACAAGAGCCTCAAGGCGTACGCGTGGTACGGCTGGATCTGA, 110760, 110838(-), GTGGCGGACGTCATGCGGGACGGGTGGGGGGTCGCGCTGCGCCCCGCGCCGAGCCGGATGCTCGACCGTCCGTCCGTAAAATTTTGA, 111088, 111175(-)</text:p>
          </table:table-cell>
          <table:table-cell table:formula="of:=LEFT([.J54];FIND(&quot;),&quot;;[.J54])-1)" office:value-type="string" office:string-value=", ATGAAGTTCGTTCGTCTCGTCAAGCGGATGCGCAGCGACAAGAGCCTCAAGGCGTACGCGTGGTACGGCTGGATCTGA, 110760, 110838(-" calcext:value-type="string">
            <text:p>, ATGAAGTTCGTTCGTCTCGTCAAGCGGATGCGCAGCGACAAGAGCCTCAAGGCGTACGCGTGGTACGGCTGGATCTGA, 110760, 110838(-</text:p>
          </table:table-cell>
          <table:table-cell table:formula="of:=MID([.J54]; FIND(&quot;),&quot;;[.J54]) + 1; FIND(&quot;),&quot;;[.J54];FIND(&quot;),&quot;;[.J54])+1) - FIND(&quot;),&quot;;[.J54]) - 1)" office:value-type="string" office:string-value="" calcext:value-type="error">
            <text:p>#WERT!</text:p>
          </table:table-cell>
          <table:table-cell table:formula="of:=RIGHT([.J54];LEN([.J54]) - FIND(&quot;),&quot;; [.J54]; FIND(&quot;),&quot;; [.J54]) + 1))" office:value-type="string" office:string-value="" calcext:value-type="error">
            <text:p>#WERT!</text:p>
          </table:table-cell>
          <table:table-cell office:value-type="string" calcext:value-type="string">
            <text:p>, AWYGWI*, 110760, 110838(-), RPSVKF*, 111088, 111175(-)</text:p>
          </table:table-cell>
        </table:table-row>
        <table:table-row table:style-name="ro1">
          <table:table-cell office:value-type="string" calcext:value-type="string">
            <text:p>WP_020930390.1</text:p>
          </table:table-cell>
          <table:table-cell office:value-type="float" office:value="529137130" calcext:value-type="float">
            <text:p>529137130</text:p>
          </table:table-cell>
          <table:table-cell office:value-type="string" calcext:value-type="string">
            <text:p>Streptomyces albulus CCRC 11814</text:p>
          </table:table-cell>
          <table:table-cell office:value-type="string" calcext:value-type="string">
            <text:p>Streptomyces albulus CCRC 11814 contig_082, whole genome shotgun sequence</text:p>
          </table:table-cell>
          <table:table-cell office:value-type="float" office:value="529137130" calcext:value-type="float">
            <text:p>529137130</text:p>
          </table:table-cell>
          <table:table-cell office:value-type="string" calcext:value-type="string">
            <text:p>66294..67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61-12754']</text:p>
          </table:table-cell>
          <table:table-cell office:value-type="string" calcext:value-type="string">
            <text:p>GAGAGGGAGGCGGCCCCGGCGGTCCGGGCGAGTTGGAGCATCAGCAGGCCCATGGTGCCGGCGCCGTAGATGAGGTAGTGGTCGCCGAGCCGGCGCGGCAGGACGTCGAAGCCGTGCACCGCGCACGACAACGGCTCGATCAGCGCGCCCTGGGTGAACTCGACGTTCTCCGGCAGCCGGTAGCAGTTGGCGGCCGGCACCTTGACGTACTCGGCCATCGCGCCGTCCACGGTGTCCCCGATCGCGCCCCAGTTCTCGCACAGGTTGCCGTGGCCGTTGGCGCAGTAGTGGCAGGCCCCGCAGAACAGGGACGGGTCGACCGCGACCCGTTCCCCGGTGCGCAGCCCGGTCACGCCGGCCCCCAGCGCGACGACCTCGCCGGTGAACTCGTGGCCCGGCACGATCGGGTACGGGGTGGGGGCGAACTCCCCCTGGACGATGTGCACGTCGGTCCCGCAGATGCCCACCGCGGCCGGCGCGACGACGACCTCGCCGGGGCCCGGGACGGGATCGGTGACGGTGGTGACCTCGTACTGCCCGGGGGTGTGGATGACGACGGCGCGCATGGCGGGGCCTTTCTCGGGGAACGGAGGCGGAGGTTCCGGAGGCGGGGTGCGGCTCAGGTGCCGGGGTCCACGGTGCGTACCTCGACGCCGAGGTCCCGCACGGCCCGGACCTCGGATTCCGGCGTCGCGGCGTCGGTGACCATCAGGTCGTAGCCGCCGACGTCGCCGTACGGATGGGTCGCGGTGCGGCCGAACTTGCTGTGGTCGACGACGAGGACGGCCCGGTCGGCGGCCCGGAGGTAGGCGTGCTTGGACTCCGCGTAGGCGTGCACCGGGTGGAACAGCCGGCCTTCGCGGACCGAGGTCGCGGTGACGAAGGCGAGGTCGGCGCGGAGGTCCTGGAGCTGGCGCCGGGCCTGCGGGCCGGCGCAGGACTCGAAGTCCTCGTAGTAGCGGTCGCCGAGCACCGTCACCTCGACCGCGGAGCCGGCCAGGAGGGCGGTGACCCGCAGCGAATTGGTGATGACGCGGAGCCCGTCGACGGCGGCGAGCCGGCGGGCCAGGGGGAAGAGCGTGGAGCCGCAGTCGATCAGCACCGTGTCGCCGGGCGCGACCTCGCCCACCAGCGCCTCGGCGAACGCGGTCTTCACGTCGGCGTGGGCGTGCTCGCGGAAGCGCAGCGCGCTCTCCATGGTGACGTCGGGGAACGCCGTCGCCACGCCGCGGCCCTTGCGCAGCAGTTGCCGCTGGTGGAGGTTGTCCAGATCGCGGTGCATGGTCATCAGGCTTACCCGCATCCGCTCGGCGAGTGCGGCGATGCGGATCTCGCCGTCCTGCGCGACCAGGCGCAGCACCGCCTGTCGGCGCTCCTCCACCTCGGCCTCGGAGCCACGGCTCGGTCGCATCGAGGGTCCCCCTCCGTCCCTTCGTCGTCCCGGCCGCCACGTCCCGGCGGCTGCCGCGAAGTCACCCTAGAACATCACACACTTTGTGTGAAGTAGCGTGGCGGACGTCATGCGGGACGGGTGGGGGGTCGCGCTGCGCCCCGCGCCGAGCCGGATGCTCGACCGTCCGTCCGTAAAATTTTGATGCTCCAACGCCTCCACCAACACCGCTGTTCTATGCACTATTTGGCATGTATATCCGCTACATCAGGATCAATCGCCCACTCCGCGCCGCCTCGCGCCGCGAACGCCCGTGAAACATGAGGCGGTTGTTCTTTGGAGTGATCCGGGTCACTTGACGCCGCCCGGGTCCCGGCATTCACTTCTGCCGCGGTCGAAGGCCCATTCGACGGCTTGCCACTGGGGAACAACCCTTCCCCTCGATGGAGGTACGGATGAAGTTCGTTCGTCTCGTCAAGCGGATGCGCAGCGACAAGAGCCTCAAGGCGTACGCGTGGTACGGCTGGATCTGATCGGCCCACGCCCGTAGAGGACGGTGGCGGGTCGGGCGTGACGGCCCGCCGCCGGCCGTGTTCCCGGAGGTTCCCGATGCCCCAGCGATCGACCGCCAGCCGTGGTGGCCGGCAGGTGCGCTTCGCGCCCAGGATCGACGCATTGCTCCGCCAGCACACCGGCCAGGACCTGTTCCGACTGGAGCCCACCACGGTCGGCGTCGGGGGCGCCGACCTGATGGACGCCCTGCTCCGCAGCCGGCCGGCCAACGCCGAGGAGCGCCCGACCTTCAAGCCGGTCCTCGGCCGCCACGTCAGCCGGGCCGACGCCGCCACCTACATGCAGGCCGTCGCGGCGGACGTGCGGAAGGCGCTGCAACGCCCCTTGGAGGCGCCGGTCGATCTGACCGGCCCGTGGCCGCAGGTTCCGCACGCCTACCTCCGGGACCTCGTCTTCGGACGGGAACTCCTGCGCTTCCGGGTCCTGGTCGACCGCAGGCTGGAGCTCACCCCGAAACTGACCTGGTCCGCCGTCACGTCGGGCGCCGCCCTGCTGCGCCGCCCCGACAGCACGGAACCCCTCTCGAAGCTCGCCGCCCTCGTCCTCGGCGCCACCGGTTTCCCCGACCGCCGCTACGCCATGTACCTCTACCGACGGGTGGCGGCACCGATCTGCTTCACCGTTGCCGCACTGGTCACCAACGCGGTCTGGCTGGGGGCACCGTTCGACGATTCCGTGCCGAACCGGCACCTGCTCGCCGAGGCGCTCCGACTCTTGCCGCCGTCCTGGAACATCCTCCGGATGGCCTCACCGGAATTCACCGTGCTGGACACCCGGATCGGCCCGGCGGACGACGTCCTGCTGCTGCCCCTCCTGAGTCACCGAGATCCCGCGTTGTGGGAGGAGCCGGACGCCTTCCGCCCCGAGCGGTGGGCGGACCTGGACCCGGACGATCACCCCGGCTATCTGCCGTTCGGGCACGCCAACGAACGCTGCTGGGGCCGTCACATGGTGCTGCCGCTCGCCGAACGCCTCCTCGACCTGGTGCGCCGGGACGGGCTCACGGTGCGCCCGGCCCAGACCGTCGGCCGGGTCGAACTCGACGGCCTGATGGAAGTGGCGGAGGTCCGGGTGATGCGCGGCTGACGCGGGCGGGGCCGACGCCCGGGTGGCGGGCGGAGCGGCGGCGCGACCGACCGGTGATTCATTGACGATACGTCATGAGGTAGTCAAGGCATCGGAGTTGTCCTCGGCGTAAGTGGTGAAGGAGCGGGGTGGCCGGCCGGTGAGGCGTGCGACGGCGTCGGTGGTCCGGTCCTCGGCGCCGTCGGCGATCCGGCGGTCCACGTCGGCCAGGACCGTCGCGAACTCCGGCGGCATCACCCGCGCGTGCCGAGCCCGCATCTCCTCGACGGACACCGACCGGTGGCGCACGGGTCGGCCGGTGACCTCGGTCAGGACGGCGGCGACGGCGTCGTAGGAGAGGGCCTGCGGGCCGGTGAGGATCCAGTCGGTGTTGGGAGGCGTGGGGTCGGTGAGGGCATGCGCGGCCACCGCGGCGATGTCCTCGGCGTCGATGAACGCCGCACCGCACCACTGCGCCGGGCCGTCGCCGAGGGACCCGCGCCCCTGGGCCCCGACACCCCGCCCCACCAGCGCGTCCCCGCAGTGTTCGACGCCCTCGCCCGCTTCAAGCTCGACAACCAGAGCCTCTACCTCGTCCTGGAGGAGGCCGGCGCGTCGAGCCCGTACGAGAGCCCCTCTTACGCCTGGTGGCACACGACACCGCGGGACAGCCTGGCGCAGTGCACCGACGCCGAGCGCGCCGGCTTCCTCGCCCACGTCCTGCTGGCCGCCGTCCGCGCCGACCTCATCGCCCACCTGGTCACCGTCGAGCGGCTCTCGGTCGAGGAGATCCGCACCCGGCTCGCCGCCCACGTCCACTCCGTACTGCCGGCCGACGCGCGACGCTGAGCCGCCCGGACCCGGAGCGACGTCCGCCGGCGCCGAGTCCGCACCGCACCGGCGGCGTGGCGCGGCCGAACGGCTCCCCGGAGCCGATGTGATGGCGGTGGAAGCAGTACGAGAACGAGACGGCAGGCGGTGGCGGCAGCATGAACGACCGGGAGACGGCTCCGGAGGAACACCGCGGACGGGCCTGCCTGGTCACCGGCGCCACCGGGTACATCGGCGGCCGCCTGGTCCCCGAACTCCTGGCCGCCGGGCACACCGTCCGCTGCCTGGCGCGCTCACCGGACCGGCTGCGGGACCACCCCTGGGCGGGTGACGTCGAAGCGGTCCGTGGCGACGTCACCGACGCCGCCTCGGTGGGCGCCGCGATGCACGGCATCGACGTCGCCTACTACCTGGTGCACGCCCTCGGCACCGGCAAGGGCTTCGAGGAGACCGACCGCCGGGCCGCCCGGATCTTCGGGGAACAGGCCCGCGCCGCCGGCGTCCGACGCATCGTCTACCTGGGCGGACTCACCCCCTCCGGCGTCCCCGAGGACGAACTCTCGCCGCACCTGAGGTCGCGCGCCGAAGTGGGCCGGGTGCTCATGGACTCGGGCGTGCCGACCGCGGTGCTGCGCGCCGCCGTCATCATCGGCTCCGGCTCCGCCTCCTTCGAAATGTTGCGCTACCTCACCGAACGGCTGCCGGTCATGGTCACCCCGAGCTGGGTCCACACCCGGACCCAGCCGATCGCCGTCCGCGACGTGCTGCGGATCCTCGTCGGCTGCGCCGGACTGCCGACGGACGTCAACCGCACGTTCGACATCGGCGGCCCGGAGGTCCTCTCCTACCGCGAGATGATGCGCCGCTACGCGCTCATCGCGGAGCTGCCGCGCCGGCTCATCCTGCCCGTCCCGGTGCTCACCCCGAGGCTCTCCAGCCACTGGGTCGGCCTGGTCACCCCCGTACCCTCGAAGATCGCCCGGCCGCTCACCGAGTCGCTCCGCAACGAAGTCGTCTGCCGCGAACACGACATCACCCGCTCCGTGCCCGACCCGCCGGGCCACCCCTTCGGCTTCGACACCGCGGTGTCCCTGGCGCTGCAACGCATCCGCGAGGCCCAGGTCACCACCCGCTGGTCCTCCGCCTCGGTGCCCGGCGCCCCCAGCGACCCCCTGCCCACCGACCCGGAC</text:p>
          </table:table-cell>
          <table:table-cell office:value-type="string" calcext:value-type="string">
            <text:p>, ATGAAGTTCGTTCGTCTCGTCAAGCGGATGCGCAGCGACAAGAGCCTCAAGGCGTACGCGTGGTACGGCTGGATCTGA, 66139, 66217(+), GTGGCGGACGTCATGCGGGACGGGTGGGGGGTCGCGCTGCGCCCCGCGCCGAGCCGGATGCTCGACCGTCCGTCCGTAAAATTTTGA, 65802, 65889(+)</text:p>
          </table:table-cell>
          <table:table-cell table:formula="of:=LEFT([.J55];FIND(&quot;),&quot;;[.J55])-1)" office:value-type="string" office:string-value=", ATGAAGTTCGTTCGTCTCGTCAAGCGGATGCGCAGCGACAAGAGCCTCAAGGCGTACGCGTGGTACGGCTGGATCTGA, 66139, 66217(+" calcext:value-type="string">
            <text:p>, ATGAAGTTCGTTCGTCTCGTCAAGCGGATGCGCAGCGACAAGAGCCTCAAGGCGTACGCGTGGTACGGCTGGATCTGA, 66139, 66217(+</text:p>
          </table:table-cell>
          <table:table-cell table:formula="of:=MID([.J55]; FIND(&quot;),&quot;;[.J55]) + 1; FIND(&quot;),&quot;;[.J55];FIND(&quot;),&quot;;[.J55])+1) - FIND(&quot;),&quot;;[.J55]) - 1)" office:value-type="string" office:string-value="" calcext:value-type="error">
            <text:p>#WERT!</text:p>
          </table:table-cell>
          <table:table-cell table:formula="of:=RIGHT([.J55];LEN([.J55]) - FIND(&quot;),&quot;; [.J55]; FIND(&quot;),&quot;; [.J55]) + 1))" office:value-type="string" office:string-value="" calcext:value-type="error">
            <text:p>#WERT!</text:p>
          </table:table-cell>
          <table:table-cell office:value-type="string" calcext:value-type="string">
            <text:p>, AWYGWI*, 66139, 66217(+), RPSVKF*, 65802, 65889(+)</text:p>
          </table:table-cell>
        </table:table-row>
        <table:table-row table:style-name="ro1">
          <table:table-cell office:value-type="string" calcext:value-type="string">
            <text:p>WP_017914734.1</text:p>
          </table:table-cell>
          <table:table-cell office:value-type="float" office:value="484185667" calcext:value-type="float">
            <text:p>484185667</text:p>
          </table:table-cell>
          <table:table-cell office:value-type="string" calcext:value-type="string">
            <text:p>Xanthomonas sp. SHU 308</text:p>
          </table:table-cell>
          <table:table-cell office:value-type="string" calcext:value-type="string">
            <text:p>Xanthomonas sp. SHU 308 30, whole genome shotgun sequence</text:p>
          </table:table-cell>
          <table:table-cell office:value-type="float" office:value="484185667" calcext:value-type="float">
            <text:p>484185667</text:p>
          </table:table-cell>
          <table:table-cell office:value-type="string" calcext:value-type="string">
            <text:p>675..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56];FIND(&quot;),&quot;;[.J56])-1)" office:value-type="string" office:string-value="" calcext:value-type="error">
            <text:p>#WERT!</text:p>
          </table:table-cell>
          <table:table-cell table:formula="of:=MID([.J56]; FIND(&quot;),&quot;;[.J56]) + 1; FIND(&quot;),&quot;;[.J56];FIND(&quot;),&quot;;[.J56])+1) - FIND(&quot;),&quot;;[.J56]) - 1)" office:value-type="string" office:string-value="" calcext:value-type="error">
            <text:p>#WERT!</text:p>
          </table:table-cell>
          <table:table-cell table:formula="of:=RIGHT([.J56];LEN([.J56]) - FIND(&quot;),&quot;; [.J56]; FIND(&quot;),&quot;; [.J5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17911957.1</text:p>
          </table:table-cell>
          <table:table-cell office:value-type="float" office:value="484182183" calcext:value-type="float">
            <text:p>484182183</text:p>
          </table:table-cell>
          <table:table-cell office:value-type="string" calcext:value-type="string">
            <text:p>Xanthomonas sp. SHU 166</text:p>
          </table:table-cell>
          <table:table-cell office:value-type="string" calcext:value-type="string">
            <text:p>Xanthomonas sp. SHU 166 129, whole genome shotgun sequence</text:p>
          </table:table-cell>
          <table:table-cell office:value-type="float" office:value="484182183" calcext:value-type="float">
            <text:p>484182183</text:p>
          </table:table-cell>
          <table:table-cell office:value-type="string" calcext:value-type="string">
            <text:p>3886..2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76-1691']</text:p>
          </table:table-cell>
          <table:table-cell office:value-type="string" calcext:value-type="string">
            <text:p>AGCGCGTCGAAGCGTCGATCAAGGCGCTCGGCTACCGCCCCAACCTCGCCGGCCGCTCGCTGCGCACCGCAGGACTGGCACGCATCGGCGTTCTCTACAGCAATCCCAGCGCGGCCTACCTCAACCAGTTCATGCTCGGCATGCTCGAGCAGAGCAGCCTGGAAGGCTGCCAGGTGCTGGTGGAAAAGAGCGACGACAGCGCCAGCCAGCGCGCCGCCACCGAACGCCTGCTCGCGGCCGGTGCCGATGGCCTGATCCTGCCGCCGCCGCTGTGCGATGCGCGGCAGACCATCGCCGAACTGGATGCGCGCGGCATTCCGCTGGTGGCGGTCGCCACCGGCGCACCGATGCCCGGGGTCAGCTCGGTGCGCATCGACGACTACCAGGCGGCGTGCGCGCTCACCCGGCATCTGCTCGACCTGGGCCACCGCGACATCGGCTTCGTCAGCGGCGATCCCGGGCACACGCCCAGCGCACTGCGCAGCCGCGCGTTCTTCGACACCATGGCCGGGGCCGGGCTGACGGTGGCACCGGAGCGCGTGGCCGAAGGCCTGTTCACCTATCGCTCCGGCCTGCTCGCGGCCACTGCGTTGCTGCAGGTCGCCCCGCGTCCCAGCGCGATCCTGTGCAGCAACGACGACATGGCCGCGGCAGCGCTGGCGATCGCGCACGGACTGCGCCTGCGCGTGCCCGAGGATCTGTCGATCGCCGGTTTCGACGACACGCCGGTGGCCACCACGATCTGGCCGGAGCTGACCACCATCCACCAGCCGGTCGCGGCGATGGGCAGGGCCGCGGTGACGCTGCTGCTCGGCGAAATTCGCCAGCGCCGCGACGGCCTGCCCAGCCGCGGCACCCATCAGGTGCTGGACTACACCCTGGTCACGCGCGGGTCCACCGCGCCGCCCGCCCCGCGCTGAGCGCCGTCACCGCGTGCGGCAGGCAACGCCTCGCGCGCGCGCGTGCCGGATCACGTCGACCTGGGCCACACCGAGCAGCCCGGTCAACGGCACAGTGGCGCGACGTTGCTGCGGGTCCGCGACCAGGTCCTGACCGCGCAGCAGGTCCAGTAGCCGCTCCGCCAGCGGCATGACCATGTGCCGGCCCCAGCAGCGCTCGGAGGCATGGCCGAACGGCAGGTAGCCGGGCAACGCATCGGGATCCACGCCGTCCCAGCGCTCTGGCCGGAACGCCTCCGGCTCCTCCCACAGCGCCGGATCGCGATGGCTGAGCAAGGGCAGCACCAGCACGTCGTCGGCGGCGCCGATACGCGGATCCAGCGCACCGTACTCGGGCGAGGCATTGCGCAGGATGTTCCAGGACGACGGCAGCAGGCGCAGGGTTTCGTAGAGGATGTTGCGGTTGCAGACGCGCGCGTCGAACGGCGACCCCAGCCACAGCGCGTTGGCGACCAGCGTGGAAATGGTGAAGCACACCGGCGCGGCGGTGCGCCGGTACAGGCCCATCGCATCGCGGCGCGTGCGGTAGCCATCGGCCGCGGACAGCAGCGTGGCCAACGCCGAGGCCTCCGCGCCCGGCGCCAGCGGTGCGAGCGCGCCGGCGGCGATCACCGCCCAGGTCAGGCGCGGCGTCAGTTCCAGGGTGCGGTCCATCAGCAGGCGCAGCCGCCACGGGTCGCCGCCGAGCAGCAGGTCGCGCAGATAGACATGGCCGATGTGCGGCCATGGACCGGACAGGTCGAGTGTGGGCGGCGGCGGACGCTTCAGCGCCTCGCGCACGTCGCGGCCGATCGCCTGCATCAGTTTCGCCGCCTCGCTGCGCGCGATCGAGCGGCCGTGCAACGGCTTGAAGGTCGGCCGTTCGTGTTCGGTGGCGGGCCGGGCCGCGAGCAGGCGGTCGCTCAGCGCGGCGCCGGCGACACCGACCGTGTCGGCATCCAGGCGGAACGCGTCCTGCCCCACATGCGCGCGCAGCAACGCCTGCAGACGCGGCGCGAAGACCGTGGCGCGCGCATCGCGGTCGACCATGGTGGCGGACATCGCCAGTCTCCTGGAGGAACGACGCCCGGCGCAGCGCATCCGCCGGGCACCGGCCGCACGGCATGCCGCGCGGCATCGCACACGGCGCTCAGTACCAGATGTACCAGGCGTACGACTTCAGCGGCTTCTTCGACGACAGCAGGTGCTTGATGGAGAACAGCAGCTTCATGAGCGACATCTCCGCAGGAGTGACGATGGCCCTTTCGGGCGGGGGACTGCGCGGTTTCGCCGACGCCAGCGCGCGTGGCGCGATCGCATCGGCGAGGCGCGCCTGCACGCTACGCCGCCGGCAGGCCCCTCGCAAACCCGAAACCGGCCGGCGCGCACACTATTGCGTAGCCAAATGCAGCCGCATCTCAGCGCGTGACGCCGTGCTCAGCGCGCCGCACGCCCGTGCGGATGCCGGCTGCGCCAGGTGCCCAGCAACACCGCGGTGGCGGCGGCGACGTTGAGGCTTTCCACCGCGCCGCTGCCGGGGATGGACAGGCGCAGATCGCAGGCCTGCGCGAAGTCGCGGTCCATCCCGTCGCTCTCGGCGCCCATCACGTAGACCAGGCGCTGCGGCAAGGCAGTGGCGAACAGATCGTCGCCGCCGTCCACCAGCGTCGCCGCGAGGGCGAAGCCCGCGCCGCGCAATTGCGTCTGCGCCTGCATCGTGGGCGGCAGCCGCAC</text:p>
          </table:table-cell>
          <table:table-cell office:value-type="string" calcext:value-type="string">
            <text:p>, ATGAAGCTGCTGTTCTCCATCAAGCACCTGCTGTCGTCGAAGAAGCCGCTGAAGTCGTACGCCTGGTACATCTGGTACTGA, 3974, 4055(-)</text:p>
          </table:table-cell>
          <table:table-cell table:formula="of:=LEFT([.J57];FIND(&quot;),&quot;;[.J57])-1)" office:value-type="string" office:string-value="" calcext:value-type="error">
            <text:p>#WERT!</text:p>
          </table:table-cell>
          <table:table-cell table:formula="of:=MID([.J57]; FIND(&quot;),&quot;;[.J57]) + 1; FIND(&quot;),&quot;;[.J57];FIND(&quot;),&quot;;[.J57])+1) - FIND(&quot;),&quot;;[.J57]) - 1)" office:value-type="string" office:string-value="" calcext:value-type="error">
            <text:p>#WERT!</text:p>
          </table:table-cell>
          <table:table-cell table:formula="of:=RIGHT([.J57];LEN([.J57]) - FIND(&quot;),&quot;; [.J57]; FIND(&quot;),&quot;; [.J57]) + 1))" office:value-type="string" office:string-value="" calcext:value-type="error">
            <text:p>#WERT!</text:p>
          </table:table-cell>
          <table:table-cell office:value-type="string" calcext:value-type="string">
            <text:p>, AWYIWY*, 3974, 4055(-)</text:p>
          </table:table-cell>
        </table:table-row>
        <table:table-row table:style-name="ro1">
          <table:table-cell office:value-type="string" calcext:value-type="string">
            <text:p>WP_150246979.1</text:p>
          </table:table-cell>
          <table:table-cell office:value-type="float" office:value="1752047643" calcext:value-type="float">
            <text:p>1752047643</text:p>
          </table:table-cell>
          <table:table-cell office:value-type="string" calcext:value-type="string">
            <text:p>Streptomyces albofaciens JCM 4342</text:p>
          </table:table-cell>
          <table:table-cell office:value-type="string" calcext:value-type="string">
            <text:p>Streptomyces albofaciens JCM 4342 strain ATCC 23873 Streptomyces_albofaciens_9747_chromosome_2, whole genome shotgun sequence</text:p>
          </table:table-cell>
          <table:table-cell office:value-type="float" office:value="1752047643" calcext:value-type="float">
            <text:p>1752047643</text:p>
          </table:table-cell>
          <table:table-cell office:value-type="string" calcext:value-type="string">
            <text:p>2203431..2202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5781-14834', '20477-19989']</text:p>
          </table:table-cell>
          <table:table-cell office:value-type="string" calcext:value-type="string">
            <text:p>GCCCGGCCGCTCAACATGGAGAAGGGCGCCTCGTTCACCGGCCGGTGACGCCCGGCTCCCGCAGGGCGCACACACGTACGAGTCGCCACGCACGCGTGCGCCCCCGTCTGCGCCTGTCCGCCCCCTCGCCCCGGCGGGACGGTGTTGTACGAGACCGGTACACCGGCCCGTCGACGAGGAGAGCGAAGTGATCCACATCAGTGAGACGCTCATGCTGCAGACGGTCGAGGAGTTCCTGACCGAGGAGGAGATCTCCCGACTGGTCAAGATCATGGACAGCGAGGCGGCCGGCTGGCGGCCCCGCCACCAGGCCGAGGTGCTCCCGGCCCCGGCGACCGCGCACGAGGTGCTGGCCGATGCCACGCTGCGGGCGCTGCCCGCGATCCGGCGCAGCATGCCGTCGATCGCCGGGTCCGGGCACTGGGGATACACCGAACTCGCCGTGGGCCAGGGCGTGCCGACCCACCTCGACGGCATCAGCAGCCCGCGGACCCCGCCCCGCCGCATCGGCCGGATCGGCGTGACGATCGCCGACGCGGCGGAAGGCGGCCGCTTCTACATCGAGACGACGTCGGACAGCGCCCCCTGGACGGACACGCTGCTGGGCGCGGCCGACGGGTACGAGCCGGGCACGCCGCTGAGCCGCTGCCTGCCGCACGGCCCCGCGGCCCACGAGCGGACGCCGCAGTGGCTGAGCGCGCCGCGCAAGAGCCGGTGGCTGACCGACGCCGGGCCGGGGGTGGCCGTCGCGTACGGCGCCCAGGTCATCCACGGTGTCACGCCGGTGCTCCGCGGCCGGGTGCGCAAGTTCGTCGCCGACCTCGTGGACACGGCGGCGGCCTGACGGCGCGCGGTCCGGACACGTGCGGGCTCACGGAGCCCGCACGGGACCGCTCCCCGACGCCGGCCGCTGCCGCATCCGGCCGTGGGACGGCTCAGCGCCGTACGACCGACACCCGCGACACCCCGAGCAGGCCGGCCAGCGGCACCTCGGCGGACTTCTGCTCCGGGCTCACCGCCAGGCCCTGTTGCCGCACCAGGTCCAGCAGCCGTTCGGCCAGCGGCATGACCATGTGCCGCCCCCAGCAGCGCTCGTTCGCGTGCCCGAAGGGCAGGTAGCCGGGCTGGTCGTCGGCGTCGAGGGCCGCCCAGCGCTCAGGGCGGAACTCGTCCGGCGCGTCCCATGTGCGCGGGTCGCGATGGCTGAGCAGCGGCAGCAGCAGGACGTCGTCGCCCGCGCCGATCCGCTCGTCGAGGGCGGCGAACTCCGGTGACGCCACGCGCAGCAGGTTCCACGACGGCGGCAGCAGCCGCATGGACTCGTACAGGATGTGGCGGTTCGGTATGTGGTCCTCGAAGGGCGAGCCGAGCCACAGCGCGTTGGCGACGAGGGTGGACACGGTGAAGCACACCGGTGCCGCCGCCCGCCGGTACAGGCCCATCGCGTACCGCCGGTCCCCGTAACCGGCCGCGGCGGCCGCGAGCCCCGCCAGCCGGGACACCGGCGCGCCGGCCCCCGGGCAGCCCGGCAGCGCCGCGCCCGCCGCGATCACCGTCCAGGTCAGTTTGGGCGTCCATTCCAGCTTGCGGTCCACGAGTACCCGCAGCCGCATCGGATCGGCCCCGAAAACCAGGTCCCGCAGATACAGGTGCGCCACCCGCGGCCATTCGCCCGACAAGTCGGCGGCCGGGCCGCCTTTCCCGTCGGGCGCGGCCGGCCTTTCCAGTGCCGCGCGCACGTCCAGGGAAACGGCGCGCATGACCGCGGAGGATTCGGGGCGGCTGATGGGCCGGCCCTGGAGGGGTTTGAAGGTGGGCCGTTCGGCCGCGTTGGCCGGTCTGCTGCGCAGCACGGCGTCGATCAGCCCGGCTCCGGCGACGCCGACCGTGTCGGCCTCCAGCCGGAAGACGTCCGCGCCGCGGTGCTCGCTGAGGAGCCGGCCGAGCCGCGGCGTGAAGACCGTGACCCGGTCGCTCCGTTCCGTACCGTACGTACGCATCGGCGGCCTCCGAGAGCCTGGATGAGGGAACTACCGGGTCACGTGCCGATCAGTACCAGATGTACCAGGCGTAGGCCTTCAGGCTCTTCTCCGCCTTCATCTTCTTCTTGAGGGAGTTGATGAGCTTCATGACAGCACCTCCGGGACAGGCGAACCGACTGAACCGAACACTGACTCCGGCGGACCGGGACGCGGGAAAACACTGCTCCGCCACTGAATCCGGCTTTCCGCTTTTCGTCAGGGCAAAGTGAAGCCCAGCGGCGAAAGGTACGTCAATGTGGTCAAGGTCACCGTAAATTCGGGGTATTGGGGGTTTCGTCGGCGAACGGGGGTGAAAGGCCGGGGCGTACGGAACGGGTGCCCGCGTGTGGGAAATCGCCGCCGCGACCGCCCCCGAAGGCGGATAACGCCACTTCACCGGCGGTGACTGTCACCTCCGGGTGCCGCCTTCCACGCTGATCCGCGACCGGCCCCGCGCTGTCCGCGCGGGGCCGAGGCGTCGACAACGGTGGAGGGATTTCCGATGACCGCTGAGCATGTGCTCGCGCCGCCCGGCACGGCCTGCCGATGGCGGTGGTGGGCGCTCGCCGCCCTGCTGCTGGCCGAGGCGATGAACCTGCTGGACGCGACCATCGTGCAGGTCGCGGCGCCCGCCGTGCACGCCGACCTGGGCGGTCCGGTGTCCGACGTCCAGTGGTTCACGACGGCCTACACCCTGCCGTTCGCGGTGCTGCTGATCACCGGCGGGCGCCTGGGTGACATCGCCGGGCGGCGACGGGTGTTCGTCGTCGGCGTCACGGGCTTCCTGCTCGCGTCCGTCGCCTGCGCCCTGGCGCCCGGCGCCGGTCCGCTGATCGCCTTCCGGATGGTGCAGGGGGCCGCGGCGGCCCTGGTCATTCCGCAGACCATCGGCCTGATCAGAGCGATGTTCACCGG</text:p>
          </table:table-cell>
          <table:table-cell office:value-type="string" calcext:value-type="string">
            <text:p>, ATGAAGCTCATCAACTCCCTCAAGAAGAAGATGAAGGCGGAGAAGAGCCTGAAGGCCTACGCCTGGTACATCTGGTACTGA, 2203480, 2203561(-)</text:p>
          </table:table-cell>
          <table:table-cell table:formula="of:=LEFT([.J58];FIND(&quot;),&quot;;[.J58])-1)" office:value-type="string" office:string-value="" calcext:value-type="error">
            <text:p>#WERT!</text:p>
          </table:table-cell>
          <table:table-cell table:formula="of:=MID([.J58]; FIND(&quot;),&quot;;[.J58]) + 1; FIND(&quot;),&quot;;[.J58];FIND(&quot;),&quot;;[.J58])+1) - FIND(&quot;),&quot;;[.J58]) - 1)" office:value-type="string" office:string-value="" calcext:value-type="error">
            <text:p>#WERT!</text:p>
          </table:table-cell>
          <table:table-cell table:formula="of:=RIGHT([.J58];LEN([.J58]) - FIND(&quot;),&quot;; [.J58]; FIND(&quot;),&quot;; [.J58]) + 1))" office:value-type="string" office:string-value="" calcext:value-type="error">
            <text:p>#WERT!</text:p>
          </table:table-cell>
          <table:table-cell office:value-type="string" calcext:value-type="string">
            <text:p>, AWYIWY*, 2203480, 2203561(-)</text:p>
          </table:table-cell>
        </table:table-row>
        <table:table-row table:style-name="ro1">
          <table:table-cell office:value-type="string" calcext:value-type="string">
            <text:p>WP_150231733.1</text:p>
          </table:table-cell>
          <table:table-cell office:value-type="float" office:value="1752031964" calcext:value-type="float">
            <text:p>1752031964</text:p>
          </table:table-cell>
          <table:table-cell office:value-type="string" calcext:value-type="string">
            <text:p>Streptomyces filamentosus</text:p>
          </table:table-cell>
          <table:table-cell office:value-type="string" calcext:value-type="string">
            <text:p>Streptomyces filamentosus strain ATCC 23958 Streptomyces_roseosporus_9568_chromosome_1, whole genome shotgun sequence</text:p>
          </table:table-cell>
          <table:table-cell office:value-type="float" office:value="1752031964" calcext:value-type="float">
            <text:p>1752031964</text:p>
          </table:table-cell>
          <table:table-cell office:value-type="string" calcext:value-type="string">
            <text:p>5305532..5304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275-12000']</text:p>
          </table:table-cell>
          <table:table-cell office:value-type="string" calcext:value-type="string">
            <text:p>CCCTTGGCTGCTGAGCTGCACGTCGAGCTGGTCGCCGCGGACCGGAGTGTCTGGTCCGGCGAGGCCACCCTGGTCATCGCGCGTACCACCTCCGGCGACATCGGCGTCATGCCCGGTCACCAGCCGCTGCTCGGTGTGCTGGAGTCGGGCCCGGTGACCATCCGCACGAGCGAGGGCGGCACGGTCGTCGCCGCCGTCCACGGCGGGTTCATCTCCTTCGCCGACGACAAGCTGTCTCTGCTCGCGGAGATCGCCGAGCTGGCGGACGAGATCGACGCCCGGCGCGCCGAGCGCGCGCTGGAGCGCGCCAAGTCGGACGAGGACGCCGCCGCCGAGCGGCGCGCCGAGGTCCGGCTGCGTGCGGTAGCGGTCCGCTAGCGGACCCGCACCGAAGAGTAGTGCCCTCAGCCGCGGCACGGTCCGGAACGTTCCGGACCGTGCCGCGGCTGAGGCGATGCAGATGCAGGTTGTATTCGGTTCGGCCGGCGGCGCCGGTCACGGGACGCAGCGAGGAGGTCGGTGAAGATGTTCCTCGCGCTGCTCGTGTGCGGCCTGGTCGTCGCACTGGTGGTGATCGGGCTCTTCGTCTTCGGCTTGCGCCGCAGGCTGATCCAGCGGGCCGGCGGCACCTTCGACTGTTCCCTGCGCTGGGACGTGCCGGAGGAGCCGGACCTCAGCGGCAAGGGCTGGGTGTACGGGGTCGCCCGGTACAGCGGTGACGAGATCGCCTGGTTCCGGGTCTTCTCGTACGCGCCCCGCCCGCGCCGCTTCCTGGAGCGCTCGGCCATCGTGGCCCTGGAGCGCCGGATGCCGGAGGGCGAGGAGGAGCTGGCGCTCCTGTCGGACTCGGTGATCCAGCCCTGCATGTACAACGGGGTCCGGCTGGAGCTCGCGATGAGCGAGGACGCCCGGACCGGGTTCATGGCCTGGCTGGAGGCGGCGCCGCCGGGTCAACGGGTCAATGTGGCCTGAGGGCCGCGCCGGATCCGTATCTCCGACACGCCGAGGAGTCCCGCGAGGGGCACCTCGGCTTTCGTCTGTCCGGGGTCCACCTCCAGGCCCGCGCCGCGGACGAGGTCCAGGAGCAGTTCGGCGAGGGGCATCACCATGTGGCGGCCCCAGCAGCGCTCGGAGACGTGGCCGAAGGGCAGGTAGCCGGGGGTGTCGTCGGGGTCGAGGTCTTCCCAGCGCTCCGGGCGGAAGGCGTCGGGGTCCTTCCAGAGCTCCGGGTCCCGGTGGGTGAGCAGGGGCAGCAGGAGGACGTCGTCGGCGGGGCCGATGCGCGGGTCGACGCCGGGGTACTCGGGGGAGGCGTTGCGCAGGATGTTCCAGGAGGGCGGCAGCAGCCGCATGGCCTCGTGGAGCAGGTGCCGGTTCGGCGTCGCGGGGTCGAAGGGCGAGCCGAGCCAGAGCGCGTTGGCGACGAGGGCGGAGACGGTGAAGCAGACGGGGGCGGCCGCGCGCCGGTACAGCCCCATGGCGTAGCGGCGGTCCTGGTAGCCGGTGGCGTCGGCGGTGAGCCGGGCGAGGCCGGTGAGGGGTTCGCCGCGGCGGCCGGGCCGGCCGGGGAGGGCGGCGCCGGCGGCGATGACGGCCCAGGTGAGCTTGGGGGTCAGTTCGAGGTTGCGGCTCATGAGGATCCGCAGCCGGTAGGGGTCCTTGCCGAGGACCAGGTCCCGGAGGAAGACGTGGCCCCGGTGCGGCCACACCCCGGTCAGGTCGACGTCCCCGGGCCGGATCCGTTCCCCCTTGAGGGCCGCGCGGACGTCGGCGCCGACGGTCCGCATCACGGCGGCGCCCTCGGCCCTGGGGATCGAGCGGCCCTGGAGCGGTTTGAAGGTGGGGCGCTCGTCCTCGGTGGCGCGGCGGGCGGCGAGGATCCGGTCGGCGGCCTCGTGTCCGGCGACGCCGACGGTGTCGGGTTCGAGCCGGAAGACGTCCTGTCCGAGGTGGTCCCGGAACAGGGCGGCGAGTCGGGGGTGGAACACCGTGGCGCGCATGGGGGTCTCCGGGAGGGCGGGCGTCGGAGGGCGGGGCCGTCCCCGCCGTGCGGCGGGGACGGCCGTGCGGCTCAGTACCAGATGTACCAGGAGCTGGCCTTCAGGCTCTTCTGGGCGGACACCTTGTTGCGGATGGCGAAGAGGAGCTTCATCACTGCACCCCCTTTCAGGGCGGCGGGAAAGGTTCGGTCCTAGAGAGGAATATAGGATGAACGCCCGCCGCGGGGCCGTGAGTTGAGGTTCTTTGCGATCTCCTTGCCGACGGGGGACGCGAGGAGCCCCGCACCACCCCCCTCGCGGGGGAGCGGTGCGGGGCTCCGTGGAGCGGAAGCCGGCTAGTTCAGACCGGAGTTGATCGCGGTCACGAGCTCGCCGTTGGTGGTGTCACCGCTGAACTCCCAGAAGAAGGCTCCGCCGAGGCCCTGGTTCTTGGCCCAGCTCATCTTGGAGTTGACGGTGGCGGGGGTGTCGTAGCTCCACCAGTTGGTGCCGCAGTGGGCGTAGGCGGTGCCGGCGACGGTTCCGTTGGACGGGCAGGACGTCTTGAGGACCTTGTAGTCCTCGATGCCCTGCTCGTAGGTGCCCTGCGCCGGGCCGGTCGCCGTGCCGCCGGGGGCGGATTGGGTGACGCCGGTCCAGCCGCGGCCGTAGAAGCCGATGCCGAGCAGCAGCTTGTTGGCCGGGACGCCCTTGGCCTTGAACTTGGCGATCGCCTCGGCGGAGTTGAAGCCCGCCTGCGGGATGCCGGCGTACGAGGTCAGCGGGGAGTGCGGGGCGGTCGGGCCCTTGGCCGCCCAGGCGCCGAAGAAGTCGTACGTCATGACGTTCAGCCAGTCGTAGTACGGGGCGGCGCCGCCGTAGTCGGCGGCGTCGATCTTGCCGCCGACGGAGGCGTCGGCCGTGACGGCCGCGGTGACCAGGTTGTTGGCGCCGAACTTGGCGCGCATGGCC</text:p>
          </table:table-cell>
          <table:table-cell office:value-type="string" calcext:value-type="string">
            <text:p>, GTGCGGGGCTCCTCGCGTCCCCCGTCGGCAAGGAGATCGCAAAGAACCTCAACTCACGGCCCCGCGGCGGGCGTTCATCCTATATTCCTCTCTAGGACCGAACCTTTCCCGCCGCCCTGA, 5305698, 5305818(-), ATGAAGCTCCTCTTCGCCATCCGCAACAAGGTGTCCGCCCAGAAGAGCCTGAAGGCCAGCTCCTGGTACATCTGGTACTGA, 5305603, 5305684(-)</text:p>
          </table:table-cell>
          <table:table-cell table:formula="of:=LEFT([.J59];FIND(&quot;),&quot;;[.J59])-1)" office:value-type="string" office:string-value=", GTGCGGGGCTCCTCGCGTCCCCCGTCGGCAAGGAGATCGCAAAGAACCTCAACTCACGGCCCCGCGGCGGGCGTTCATCCTATATTCCTCTCTAGGACCGAACCTTTCCCGCCGCCCTGA, 5305698, 5305818(-" calcext:value-type="string">
            <text:p>, GTGCGGGGCTCCTCGCGTCCCCCGTCGGCAAGGAGATCGCAAAGAACCTCAACTCACGGCCCCGCGGCGGGCGTTCATCCTATATTCCTCTCTAGGACCGAACCTTTCCCGCCGCCCTGA, 5305698, 5305818(-</text:p>
          </table:table-cell>
          <table:table-cell table:formula="of:=MID([.J59]; FIND(&quot;),&quot;;[.J59]) + 1; FIND(&quot;),&quot;;[.J59];FIND(&quot;),&quot;;[.J59])+1) - FIND(&quot;),&quot;;[.J59]) - 1)" office:value-type="string" office:string-value="" calcext:value-type="error">
            <text:p>#WERT!</text:p>
          </table:table-cell>
          <table:table-cell table:formula="of:=RIGHT([.J59];LEN([.J59]) - FIND(&quot;),&quot;; [.J59]; FIND(&quot;),&quot;; [.J59]) + 1))" office:value-type="string" office:string-value="" calcext:value-type="error">
            <text:p>#WERT!</text:p>
          </table:table-cell>
          <table:table-cell office:value-type="string" calcext:value-type="string">
            <text:p>, EPFPPP*, 5305698, 5305818(-), SWYIWY*, 5305603, 5305684(-)</text:p>
          </table:table-cell>
        </table:table-row>
        <table:table-row table:style-name="ro1">
          <table:table-cell office:value-type="string" calcext:value-type="string">
            <text:p>WP_144593355.1</text:p>
          </table:table-cell>
          <table:table-cell office:value-type="float" office:value="1718141159" calcext:value-type="float">
            <text:p>1718141159</text:p>
          </table:table-cell>
          <table:table-cell office:value-type="string" calcext:value-type="string">
            <text:p>Amycolatopsis rhizosphaerae</text:p>
          </table:table-cell>
          <table:table-cell office:value-type="string" calcext:value-type="string">
            <text:p>Amycolatopsis rhizosphaerae strain TBRC 6029 NODE_741_length_2318_cov_3.66043, whole genome shotgun sequence</text:p>
          </table:table-cell>
          <table:table-cell office:value-type="float" office:value="1718141159" calcext:value-type="float">
            <text:p>1718141159</text:p>
          </table:table-cell>
          <table:table-cell office:value-type="string" calcext:value-type="string">
            <text:p>52..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318-1138']</text:p>
          </table:table-cell>
          <table:table-cell office:value-type="string" calcext:value-type="string">
            <text:p>TTCCCCACAACTACCTGCGCGATCTGGTGTTCGGTGCGGAGCGCCTGCGGTTCCGGATGCTGGTCGACCGCCGCCTCGAGCTCACCCCGAAGCTCACCTGGTCGGCCGTCACCTGGGCAGCGGCGCTGTTCGGCAGGCCCGCGCCCGAAGTCGCGCTCTCCTCCCTCGCGCGGCTCGTGCTGGAAGCGGACAGCTTCGCCGACCGCCGGTTCGCGATGTACCTCTACCGGCGGGTCGCGGGCCCGGTCTGTTTCACGGTCGCCGCGCTGGTCACCAACGCACTGTGGCTGGGCGCGCCGTTCGCCGGGGACGTGCCGGACGAGTACCTCCTCAACGAAACCCTCCGGCTGCTTCCGCCGTCCTGGAACATCCTGCGCCGCCGCTCACCGGAGTTCACCGCGGTCGACAGCCGGATCGGGCCGCGGGACGACGTCCTGCTCCTGCCGCTGCTCAGCCACCGCGACCCCGCTCTGTGGGAGGCTCCCGACGAGTTCCGTCCCGAGCGCTGGGCCGAGCTGGACCCGGACACCCACCCCGGCTACCTCCCGTTCGGCCACGCCACCGAACGCTGCTGGGGACGGCACATGGTGCTGCCGCTGGCGGCACGCCTCCTCGCCCTCGCGCGTCGTGACGGGCTCACCGTGGATCCGCGCCAGGCGAAGGGCCGCGTGCACCTGGACGGCCTGCTGGAGGTGTCGGGCGTGCGGGTCGTCCGTTCGTGACCCTGGCGCGGCGGGCGAGCCCTCTCGACGCGACCGAGAAGCCCCTCAGTCGCGGGTGAGGGTGCCGTCCACGCGGCGCCAGACCCCTTCGGGGTTGCCGTCGCGCAGCACCGGCGGCAGCAGTGCGGCGGGCACGTCCTGGTAGGCGACGGGCCGCAGGAAACGCTCGATCGCGAGCGAACCGACCGACGTGGTGCGGGCGTCGGAGGTGGCGGGGAAGGGACCGCCGTGCACCATCGCGTGCCCGGCCTCGACGCCCGTCGGCCAGCCGTTGACCAGGATGCGCCCGGCCCGCAGTTCCAGCAGCGGCAGCAGTGCGGCGGCCAGTCCGTGGTCCTCCGGTTCGGCGTGCACGGTGGCGGTGAGCTGGCCCTCCAGGCCGTGCAGCACCGCGGTCAGCTCCTCGGTGCCGGAACACCGGATCACCACCGAGGTCGCACCGAAGACCTCCTCGTGCAGTGCCGGATCGGCGAGGAAGGCGGTGGCGTCCACAGTGAACAGTGCGGCCGCACCGCAGGCGGCACCCGCACCGGAGGCGCTGTGGGCCAGTTCGGTGACCCCGGGGCGTCCGGCGATCCCGTCCCGGCCCTCGGCGTAGCCGCGGGCGATGCCGGTGGTGAGCATGGTGGCCCCGCCGTGCGCCGCGACGGCCTTGGCGGCCGCGGCGAGGAATTCGTCGAGACCGGGGCCGTCGAGGACCAGCACCAGCCCCGGGTTGGTGCAGAACTGCCCGGCCCCCAGGGTCAGTGACGCCACGAAGTCCGCGCCGAGCCGCCCGGCCCGGGCCGCGAGCGCTCCCGGGAGCACGACGACGGGGTTGACGCTGCTCATCTCGGCGTACACCGGGATCGGTTGCGGCCGCGCCGCGGCGGCCCGCACCAGCGCCAGTCCGGCGGCACGGGATCCGGTGAACCCGACGGCCCGGATCCGCGGATCGGTGACCAGCCGCGTGCCCAGTTCCGGCCCGTCCCCGACGAGCAGGGAAAACACGCCTTCGGGCAGTTCGCAGGCTGCCACGGCGGCGCGGACGGCGGCCGCGACGAGTTCGGAAGTGCCCAGGTGCGCGTCGTGCGCCTTGACCACGACGGGACAGCCCGCGGCCAGCGCGGAGACGGTGTCACCGCCCGCCACCGAGAAGGCGAGCGGGAAGTTGCTCGCGCCGAACACCGCGACGGGGCCGAGCCCGATCCGGCGCTGGCGGAGGTCGGGGCGGGGCAACGGGGTCC</text:p>
          </table:table-cell>
          <table:table-cell office:value-type="string" calcext:value-type="string">
            <text:p>, GTGGCGTCCACAGTGAACAGTGCGGCCGCACCGCAGGCGGCACCCGCACCGGAGGCGCTGTGGGCCAGTTCGGTGACCCCGGGGCGTCCGGCGATCCCGTCCCGGCCCTCGGCGTAG, -745, -628(+)</text:p>
          </table:table-cell>
          <table:table-cell table:formula="of:=LEFT([.J60];FIND(&quot;),&quot;;[.J60])-1)" office:value-type="string" office:string-value="" calcext:value-type="error">
            <text:p>#WERT!</text:p>
          </table:table-cell>
          <table:table-cell table:formula="of:=MID([.J60]; FIND(&quot;),&quot;;[.J60]) + 1; FIND(&quot;),&quot;;[.J60];FIND(&quot;),&quot;;[.J60])+1) - FIND(&quot;),&quot;;[.J60]) - 1)" office:value-type="string" office:string-value="" calcext:value-type="error">
            <text:p>#WERT!</text:p>
          </table:table-cell>
          <table:table-cell table:formula="of:=RIGHT([.J60];LEN([.J60]) - FIND(&quot;),&quot;; [.J60]; FIND(&quot;),&quot;; [.J60]) + 1))" office:value-type="string" office:string-value="" calcext:value-type="error">
            <text:p>#WERT!</text:p>
          </table:table-cell>
          <table:table-cell office:value-type="string" calcext:value-type="string">
            <text:p>, PSRPSA*, -745, -628(+)</text:p>
          </table:table-cell>
        </table:table-row>
        <table:table-row table:style-name="ro1">
          <table:table-cell office:value-type="string" calcext:value-type="string">
            <text:p>WP_138960861.1</text:p>
          </table:table-cell>
          <table:table-cell office:value-type="float" office:value="1679445858" calcext:value-type="float">
            <text:p>1679445858</text:p>
          </table:table-cell>
          <table:table-cell office:value-type="string" calcext:value-type="string">
            <text:p>Streptomyces sp. YIM 121038</text:p>
          </table:table-cell>
          <table:table-cell office:value-type="string" calcext:value-type="string">
            <text:p>Streptomyces sp. YIM 121038 chromosome, complete genome</text:p>
          </table:table-cell>
          <table:table-cell office:value-type="float" office:value="1679445858" calcext:value-type="float">
            <text:p>1679445858</text:p>
          </table:table-cell>
          <table:table-cell office:value-type="string" calcext:value-type="string">
            <text:p>5127080..5125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532-13032']</text:p>
          </table:table-cell>
          <table:table-cell office:value-type="string" calcext:value-type="string">
            <text:p>CCGCGCCGTGGGCGAGCAGTACGCCGGGGCCCGTGCCCGCGGCCGTGCGGGCGAACGTCGCGCCGGGCGCGGGTGCGGTCGGGGCCGGCGAATCCGTCGCTGAGGTCGGCGTCTGCGGGTGTGCGGGCATGGGAGTCCCCCTTCGGTTCCGGCGGCCACGACTATCTGTAGCCGCCACTACAGAAACCGTAGCCGAGTCGTCGCGCCATTGTCTAGCGGTCGCTAGATAAATATTCCGGCGGCCCGCCACGCCGCTCTCGGTAGGCTGGGGGGCATGTACGGCTACGACCAACACGCCGGTGTCGGCCAGGGGTACGCCCCGCCGCAGCAGCCGCAGCACGCGCAGATGCCCGGTGGTTACGGCCAGCAGCCCCCGCTGTATCCCGAGCCGTCGCCGCCGTCCCTCGCGGACGCGGTGCGCGCGTTCACCACGGGCTCGATGTCCGCCGAGGACTTCCAGCAGATCTTCGCGACCTCGAAGGTGTACTGCCCGCGCGGCGACAACCCGGGCTTCCTCGCGCTGCACAACACCCAGCAGCCGGTCATCCCGATGTTCACGTCGCTCAAGGAGCTGCGCCGCTACGCGGGCAAGGACTCCAAGTACTTCGTCATCACCGGCGCCGAGGTGATCGACCTGCTGCCGACCGGCTACGGCTTCGTCCTGGACATGGAGGGCGAGCACCGCATGGTGTTCGACGCGAAGGCCGTCGAGCAGATGGTGGACTTCGCGATGCGCCGCATGTACGGCTGACCGCCCGTCAGGACCCGTGCCTGTAGGGGCCGCCCGTCAGGGACCCGGCCGCCCGTCAGGTCCGGCGGACCTTGTCGCGGTGGCCCACGTGGACGGTCCGTACGCCGAGCAGGCCGAGGAGCGGTACCTCCGCGGTGCGTTGGCCGGGGGCGACGATCAGGCCGGTCCTGCGGATGTGGCCGAGGAGCAGCTCGGCGAGCGGCATGACCAGATGGCGGCCCCAGCAGCGCTCGCTGACGTGGCCGAACGGCAGGTAGCCGGGGGTGTCGTCGGGGTCGAGGGCGTCCCAGCGCTCGGGCCGGAACTCGTCCGGGGCGTCCCAGAGGGCGGGGTCGCGGTGGGTGAGCAGCGGCAGCATCAGGATGTCGTCGCCGGGGCCTATCCGGTCGTCGACGGCCGGGTACTCGGGCGACCGGTTGCGCAGCAGGTTCCACGACGGGGGCAGTAGGCGCATCGCCTCGTACAGGACGGCGCGGTCGGACGCGGAGTCGTCGAAGGGGGAGCCGAGCCACAGGGCGTTGGCGACGAGGGTGGAGACGGTGAAGCAGACCGGGGCGGCGGCGCGACGGTACATGCCCATGGCGTAGCGCCGGTCCTGGTAGGTCTCCGCCTCGGCGACGAGGTTCGCCAGCTGGGTCAGGTGCGGGCCGGGCCGGGGGCGGCGGGGCAGGGCCGCGCCGGTCACGATCGTCGTCCAGGTGACCTTGGTGTCGATCTCCAGGAGGCGGGACATCAGGACGCGCAGGCGCCAGGGGTCGTCGCGCAGGACCAGGTCGCGCAGGAACCGGTGCCCGGTGATCGGCCACGGCCCGGACAGGTCCGTGTCCGCGGGGAGCGGGTCGGGGCCGTCCAGGGCGGCGCGGACGTCCCGGCCGACGGTCCGCATCACCGACGCGGCCTCGGCCTTGGAGATCGAGCGGCCGTGCAGGGGCTTGAAGGTGGGGCGCTCGGTCTCGGTCGCCCGGCGCGCGGCCAGGACGCGGTCCGAGAGCTCCGCGCCCGCGATGCCGATCGTGTCGGGTTCCAGCCGTACGAGATCCTTGCCGGTGTGCTCGTCGAGGAGCGCCTGAAGCCGGGGCGCGAAAACCGTGGTGCGGCGATTCCGCGGATGCGTCCGAGTGCGGGCGGATGGATTTCCCGGGCCGCCGGTTCCACGCACCGCTGCGCTTTCTGAATTCTTTACGGTGGCGTCGGTTGCGCTCTCCGCCTTTTTGCTCCGCTGATTCTGGCTGTGCTCGGTGGATGACATACGGAGGTCTCCGGAATGAGGGGCCCGCGCGCGGCGGAACGGAAGGAAACCGGCTCCTGTGCCGTGCGCGGGCCCGTGGGCCCGAAGGTCAGTACCGGACGTGCCGGGCGGTCCGGACCCGGGTCAGCAGGGCGCTCAGTACCAGATGTACCAGGCGGACTGCTTCAGGCTCGGCTCGTTCTTCTTCGTGGCGGCCTTCAGGGCCTTGATGATCTTAGCCATGTAAAACCCTCCCTCCCTGCGTTTTGAGTACGCGGAAACAGTGGTTTAGGAGCAGCAATTCGCGGGCGCCCAAAGGGTGCCGGGAAATGTGCTCCTGTTGTTGCGTGGTGAGTGAATCGGTCTGCGGCTCACGTTGTCAATGGGTTGCTCTTCTTTTGGCGCGTCCCGAGAAGTCGTTATCTCTATATGTGGGATATGTGGCGATCTTGTGGTGGCGGGTGCGGGACTGGTGCGGGGTGGGTGCGCTCCCGGGTGCGGAGGGGTGACGGGGGCGCCGGGGGGCGCGTTTCGGTCAGGGGGGTGTGTGGCGGGGCGGGCGGCGGGAATGCCGTCGGGCCGTGCCGCGTTCCAGGTGGCAGAAAGTTCTACGTTCAACTAACCTGAGCGCAAGAGGAGGTCCGAACCATGCCTGCAGTGACCGTTGAGAACCCGCTGACCCTGCCCCGCGTGACCGTGCCCGCCGACACCACGGCGCGGCCCGTGCTCGCCGTGAAGACCGCGCCGAGCGGCTTCGAGGGCGAAGGGTTCCCGGTGCGCCGGGCCTTCGCCGGGATCAACTACAAGTACCTCGACCCGTTCATCATG</text:p>
          </table:table-cell>
          <table:table-cell office:value-type="string" calcext:value-type="string">
            <text:p>, ATGGGAGTCCCCCTTCGGTTCCGGCGGCCACGACTATCTGTAGCCGCCACTACAGAAACCGTAGCCGAGTCGTCGCGCCATTGTCTAGCGGTCGCTAGATAA, 5125208, 5125310(+), ATGGCTAAGATCATCAAGGCCCTGAAGGCCGCCACGAAGAAGAACGAGCCGAGCCTGAAGCAGTCCGCCTGGTACATCTGGTACTGA, 5127215, 5127302(-)</text:p>
          </table:table-cell>
          <table:table-cell table:formula="of:=LEFT([.J61];FIND(&quot;),&quot;;[.J61])-1)" office:value-type="string" office:string-value=", ATGGGAGTCCCCCTTCGGTTCCGGCGGCCACGACTATCTGTAGCCGCCACTACAGAAACCGTAGCCGAGTCGTCGCGCCATTGTCTAGCGGTCGCTAGATAA, 5125208, 5125310(+" calcext:value-type="string">
            <text:p>, ATGGGAGTCCCCCTTCGGTTCCGGCGGCCACGACTATCTGTAGCCGCCACTACAGAAACCGTAGCCGAGTCGTCGCGCCATTGTCTAGCGGTCGCTAGATAA, 5125208, 5125310(+</text:p>
          </table:table-cell>
          <table:table-cell table:formula="of:=MID([.J61]; FIND(&quot;),&quot;;[.J61]) + 1; FIND(&quot;),&quot;;[.J61];FIND(&quot;),&quot;;[.J61])+1) - FIND(&quot;),&quot;;[.J61]) - 1)" office:value-type="string" office:string-value="" calcext:value-type="error">
            <text:p>#WERT!</text:p>
          </table:table-cell>
          <table:table-cell table:formula="of:=RIGHT([.J61];LEN([.J61]) - FIND(&quot;),&quot;; [.J61]; FIND(&quot;),&quot;; [.J61]) + 1))" office:value-type="string" office:string-value="" calcext:value-type="error">
            <text:p>#WERT!</text:p>
          </table:table-cell>
          <table:table-cell office:value-type="string" calcext:value-type="string">
            <text:p>, CLAVAR*, 5125208, 5125310(+), AWYIWY*, 5127215, 5127302(-)</text:p>
          </table:table-cell>
        </table:table-row>
        <table:table-row table:style-name="ro1">
          <table:table-cell office:value-type="string" calcext:value-type="string">
            <text:p>WP_130336252.1</text:p>
          </table:table-cell>
          <table:table-cell office:value-type="float" office:value="1578998139" calcext:value-type="float">
            <text:p>1578998139</text:p>
          </table:table-cell>
          <table:table-cell office:value-type="string" calcext:value-type="string">
            <text:p>Streptomyces sp. BK022</text:p>
          </table:table-cell>
          <table:table-cell office:value-type="string" calcext:value-type="string">
            <text:p>Streptomyces sp. BK022 Ga0307664_104, whole genome shotgun sequence</text:p>
          </table:table-cell>
          <table:table-cell office:value-type="float" office:value="1578998139" calcext:value-type="float">
            <text:p>1578998139</text:p>
          </table:table-cell>
          <table:table-cell office:value-type="string" calcext:value-type="string">
            <text:p>877350..876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744-10370']</text:p>
          </table:table-cell>
          <table:table-cell office:value-type="string" calcext:value-type="string">
            <text:p>AGGCAGGCGGGGGCTGGCCCGGTGACGAGGGGCAGGATGCGCAGTCCTCCGGAGGGAGCTGCTCCCTGTTCGTCTCATCGGGTGGCTCCGGCGTGAGCCACCGTGTCACAGGCCGGCCGGCCACTAAGTTCGTCGGCGGATCACGGCTCGGCCGACATTCTGACGCGGAAGGACGATGCCCATCATGGGTGCATACACGACGCGGGTCCTCCAGCTCTTCGACCGCCTCGACGCCGACAGGTCCGGTGAGATCAGCGTCGGGGACCAGCGGAAGGGGCAGACGGAGGCGGAGAAGGCGGTCACCGCGGACCTCATTCGCCACCTCGTCACGGCCGCCGACGCCAACAAGGACGGCAGGGTGAGCACGAACGAGCTGCTCGCCTACATCGAACGCGCCGCGGTCGGCAAGCGCGTCGACGAGATGCCTGCCTACCTCACCGCGACCGCGGACGCCGTCTTCGGCCTCATGGACACCGACAAGAGCGGGAAGGTCGACAAGGCCGAGTTCGAGCAGTACCTGAAGGCCCACAACCTCAACGTCGGCGCCGAGTTCAGCCAGCTCGACCGCGACGGTGACGGCTCGCTCACCAAAGCCGACCTGCGCACCGCCATGCTCCACTTCCTCGCATCTCCCGATCCCGCCCCCGAGCAGTGGCTCCTCGCCCTCTTCACCAGCTGACAGGATCTATCCGTGCGGCCGGTTCCTGGTGCACGGTGTGCGGACGGGCGCGATGCGATCCCCGAGGTGGGACCCCTGACCGGCCCTTCCCTCCGCTCCTGTGACGGCGGGCCCCGCCGACCCTCCCGTCCTCCCCACGGGAGGGTCGGCGGCTGCCCGTGGACGCACGGCCTGCGAGGCACGGCGGGCGCCCGGGGTGTTCGTCTGGTCCGGCCGATGGTGATGTTCCGTCAGGCCGCTGAGCGGGCAGCGGCCGGCTTCATCCCCGCGCTCGGGCGGCCCGGACCATGCGCACGTCCTCGACACCCAGGAGACCGAGGAGTGGCACCTTGCCGGTGGTCTGCTCGGGGTCGACCATGAGCCCCGACCGGCGCACGTGGTCCAGGAGCAGTTCGGCGAGCGGCATGACCATGTGCCGCCCCCAGCAGCGCTCGGACGAGTGGCCGAAGGGAAGGTATCCGGGGGTGTTGTCGGGGTCCAGGTCGTCCCAGCGTTCGGGGCGGAAGCTCTCGGGGTCGTCCCAGAGGCCCGGGTCGCGGTGGGACAGCAGGGGCAGCACGAGCACGTCGTCGCCGGCGCCTATCCGCTCGTCGATGGCGGGGTACTCGGGCGAGGCGTTGCGCAGGATGTTCCAGGAGGGTGGCAGCAGGCGCAGCGACTCCAGGATGATGTTCCGGTTCGGCGTCGCGTCGTCGAACGGGGCCCCCAGCCACAAGGCGTTGGCCACGAGCGTGGAGACGGTGAAGCAGACCGGTGCGGCGGCCCTGCGGTACATGCCCATGGCGTACCGGCGCTCCTGGTAGCCGGTGGCCTCGGCCGTCCGGGCGGCCAGTCCGGTGAGGCCCTCGTCGCCAGGCCGGGGCCAGCCGGGCAGCGCCGCGCCGATGGCGATGACCGTCCAGGTGAGCTTGGGCGTCAGTTCCAGATAGCGGCTCATGAGCATGCGCAGCCGGCGGGGGTCACCGCCCAGGATGATGTCCCGCAGGAAGAGGTGCCCGGCCAGCGGCCAGGAGCCCGACAGGTCGACGGTCTCGCGCAGTGGACCGGTCAGGGCCCGCCGTACGTCGTTGGCGACGGTGCGGGTCACCGAGGACGCCTCGGTGCGGGTGATGGAGCGGCCGTGCAGCGGCTTGAACGTCGGCCGTTCCGACTCCGTGGCCCGGCGCGCGGCGAGCACTCGGTCGGTGATCTCCGGTCCGGCGACCCCGATCGTGTCCGGCTCCAGACGGAAGACGTCCTGGCCGAGGTGACCGCTGATGAGTGCGGCCAGCCGCGGGGCGAACACGGTGGTGCGTGTACGCGTGGCGGATGACGACGGCATACGTTCTCCGGTGCGGTCGGCGGCGGGGCCGGTCGGGGGCTCGACGGGCTGGGAGGGGCGAGGGGAGACACGGTGGCGGGCATCGTCGCCCGGTGGCCTCCTTGGGGGAGGACCGGACAACGATGTCGGACCGCCGGTGGATCAGTACCAGATGTACCAAGCGCTGGCCTTGAGACTCTTACCGGCAGCGACCTTGTTGCGAAGGGCGAAGAGCAGCTTCATCGAGACACCTCCGTGTGGGATGAGGAACGCCGGGAGACTTCCCTGGTCCGAATAGCGGATATGCGCCACCGTTCCCCAAAACTTCTCCCACGGCGATTTTCAGGCATCTCGCGACGGCTTCGCGCGCCTTGGAGACCGCACCCGTGGGCAGAAGCGGGGAGCCCGGCCAGGCTGCTCTGCCCCATGGGACGAGAGGGCGCGAGGGGCGCGCGACGACATCCCGCCCGGCGAGGCGCGGGGTGAACTCGCGTCTCGCGCTGGCACGCTCGTGATTCCCAGGTTGGCCGGATAAGACGCCGACCCGGTATGCGCGGGTTGTCGTGTGATGAAGCTTTGGTCTCCCGTCCGCCGACGTCGTCCACCGGAATCACGTCAGTGAGCGGTCGCCCCTGCGCCCGCGCAGGAACCTGGGCGACGTCAAGTGAACGTGGACCGTAAGCTCGGGTGGGCGAAGGGCGGGTGCAGTGGACATCACGGTGCAATGGATCAAGACGTCATGGACGAAGCACTCGCGGGGCGGGGAGGCCGCCGCCCGCCGGAACGCGGCGCCGGTCGGCTTCTCATTGCCTCAGGTGCCCTCCGAGACTGCCCACTTCGTCCTGATGGCCGAGCGTGACGGCTTCGAGCCACGTTCGAGCCAGAAGGGCCGTCGCGAGGTCGGTGTCAGCCTGCGCGACGAAGGTGATCGGCTCCGAGTGCTCGCTCGTGTGGAGCCGC</text:p>
          </table:table-cell>
          <table:table-cell office:value-type="string" calcext:value-type="string">
            <text:p>, ATGAAGCTGCTCTTCGCCCTTCGCAACAAGGTCGCTGCCGGTAAGAGTCTCAAGGCCAGCGCTTGGTACATCTGGTACTGA, 877491, 877572(-)</text:p>
          </table:table-cell>
          <table:table-cell table:formula="of:=LEFT([.J62];FIND(&quot;),&quot;;[.J62])-1)" office:value-type="string" office:string-value="" calcext:value-type="error">
            <text:p>#WERT!</text:p>
          </table:table-cell>
          <table:table-cell table:formula="of:=MID([.J62]; FIND(&quot;),&quot;;[.J62]) + 1; FIND(&quot;),&quot;;[.J62];FIND(&quot;),&quot;;[.J62])+1) - FIND(&quot;),&quot;;[.J62]) - 1)" office:value-type="string" office:string-value="" calcext:value-type="error">
            <text:p>#WERT!</text:p>
          </table:table-cell>
          <table:table-cell table:formula="of:=RIGHT([.J62];LEN([.J62]) - FIND(&quot;),&quot;; [.J62]; FIND(&quot;),&quot;; [.J62]) + 1))" office:value-type="string" office:string-value="" calcext:value-type="error">
            <text:p>#WERT!</text:p>
          </table:table-cell>
          <table:table-cell office:value-type="string" calcext:value-type="string">
            <text:p>, AWYIWY*, 877491, 877572(-)</text:p>
          </table:table-cell>
        </table:table-row>
        <table:table-row table:style-name="ro1">
          <table:table-cell office:value-type="string" calcext:value-type="string">
            <text:p>WP_123527338.1</text:p>
          </table:table-cell>
          <table:table-cell office:value-type="float" office:value="1518686112" calcext:value-type="float">
            <text:p>1518686112</text:p>
          </table:table-cell>
          <table:table-cell office:value-type="string" calcext:value-type="string">
            <text:p>Streptomyces sp. 840.1</text:p>
          </table:table-cell>
          <table:table-cell office:value-type="string" calcext:value-type="string">
            <text:p>Streptomyces sp. 840.1 Ga0299888_11, whole genome shotgun sequence</text:p>
          </table:table-cell>
          <table:table-cell office:value-type="float" office:value="1518686112" calcext:value-type="float">
            <text:p>1518686112</text:p>
          </table:table-cell>
          <table:table-cell office:value-type="string" calcext:value-type="string">
            <text:p>5551222..5552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883-1', '11850-10471']</text:p>
          </table:table-cell>
          <table:table-cell office:value-type="string" calcext:value-type="string">
            <text:p>CCGCGTTCCTCGCCACCCTTCCCTCGCTCGTCCTGTTCGCGGTCATCCAGCGGCGGATCACGGGCGGCATGCTGGCCGGGGCGGTGAAGAGCTGATGCGCGCACTGGTACGCGACGCGGCCGTGGCCGCCACCGCACTGGCCCTGCTGCTCACCGGGTGCGGCGGGGGAGACGGTGGCCGGGACGACGGGCGGATCACGCTCCGCTTCCAGTCGCTGGCCTGGCAGAAGGAGTCCGTCGACGCCAACAGGCAATTGGTGAAGGAGTGGAACGCGAGCCATCCCGAGGTCCGCGTCGAGTACGTCCAGGGCAGCTGGGACAGCGTCCACGACCAGCTCCTCACCTCGTTCGAGGGGGACGAGGCACCCGACGTCATCCACGACGCGTCCGACGACCTCGCGGACTTCGCCTACGGCGGCTACCTCGCCGACCTGCGCACCCTGCTGCCCGACCGGCTCACCGCCGACATCCCGCAGCAGAGCTGGCGCACCAGCACGTTCGACGACGGCGTCTTCGGCGTGCCCTTCCTCCAGGAACCCCGTGTCCTGATCGCCAACACCAAGGTCCTCAAGGCCTCGGGCGTCCGCATCCCGACCCCGGCCAGGCCCTGGAGCTGGCCGGAGTTCGGACAGGTCACCAAGAAGCTCACCGGCAAGGGCCGTTACGGCGTCGCCTGGCCGCTCAAGGAACCGGTCTCCGTCACCCTGAACCTGGGCCTCTCGGCCGGCGGCGAGCTGTTCCACCGAGGCGCCGACGGAAAGGTCACCCTCGCGATGGACGACGGCGACCTCGTCGTGCCGGGGACCATCCACGACCAGGTCAACACCGACCACAGCGCCGCCCGCACCGCGCTCGGCATGGGCGGCGGCGACGCGCTTCCGGGCCTGTTCGGCGGCAAGTACGCCATGGTCCCGCTCGGCTTCTCCTACCGCCAGCAGGTGGCCGAACAGGCCCCGAAGGGCTTCGAGTGGACGGTGCTGCCCGCACCGGCCGGCAGCGACGGCCTGGCCCAGGGGGTGAGCCCGCAGACCCTGTCCGTCGCCGAGGACAGCCCGCACAAGAAGGAGGCCGTGGAGTTCATCGACTTCCTGCTGCGGCCCGCCAACATGGTGCGCCTGGCCAAGGGCGACTGGATGCTGCCGACCGGCAGGGCGGCGCTCGCGGACCCCTCGCTGCACACCGCGGACCTGGGCTGGTCGACCGGCGCCGCCCTCGCGGGCGCGCTGCGCTCCGCGCCCGCCCAGTCCGTGCGCGGCTACCCCGAGTGGAAGGACAAGGTCGCCACGCCCGCCCTCCAGGAGTACTACAGCGGTGCGATCGACGCGGCCGAACTGAGGAAGCGTCTGGTCGAGGACGGGAACCGGGTGCTGGCCCGCTATCAGCGATGACTTCGCAGGAGAACGACAGACCATTACCGACCAGTACGTATCTTTCCCGCCGCGAGGCGGGGGTGATCCGGTCGCGGGACGCCGCCCGGAGCCGCGGCAAACATGCTGAACGGTTGTGATTCAGTCAATCATCGGCATGAATTGGCCTCTTCACGCTCTTGCCGGGGCCTGCGGCCACGGGTATCGCAGGGAAATTCTGCGTTTCTCTTCGGCTTATCTGGTTTCAACTGAAACGGAACGCGTTGCCGCTTTCTCCGGCGAGAAGATCATTGACAACTCCAATTGCTCTGGGCTGTACTCCTTTCGGCGGTCAGCGGTGGTGCGGATTCCCTGTCGAGATCGGGAGTCCGTATCGCAAGTGCGGCCATGCCATGTTCCGGGAAGTAAATTCAGAGCAACAGATGGAGGTGCTGTTATGAAGTTCCTTTTTCAGCTGAAGGAAAAGATGACGCCGGAGAAGAGCCTGAAGGCGTACGCCTGGTACATCTGGTACTGAGCCGGCCTGTGAGTCCAGTCGGCTGAGGGGTGCGGCTCCTCGGCCGGAGTCCGTGCCCGGCGTGGCCCACACCGGCCCGCCGGGCACGGGCCGCCTCCCGCTTCTTGGAGAACACGATGCAGATATCCGGTACCGGCAGCCGTGCCCGGGACGTCGTCTTCGCGCCGAGACTCCAGGCGCTTCTGCGAGACCACCTGGGCGAGGAGGTCTTCCGCCTCGACCCCGGAACCGTCGCCGTCGCCGGAGCCGGCCTGACCGACCGCGTCCTGGCCGCCAGGCCGGCCACCGAGGACGAGCGCCCGACGTTCAAGCCCCTGCAGGGGCGGTCCATTCCGCGGGCCGAGGCCGCCACCGTCATGCAGGCCATCGGCCGCGACGTGCGGGCCGCCCTGAAGAAGCCCGTTCCCGAACACGCCGACCTGCGCGGTGAGTGGCCGCGCGTGGGTCACGTATACCTGCGTGACCTGATCCTCGGCGCCGATCCCTACCGGCTCCGCGTCCTCATGGACCGGGCCCTGGAACTGACGCCCAAACTCACCTGGTCGGTCATCGTCGCCGGGGCGGCCCTGCCGGTTCGGCCCCGGCCGGGCGCCCCCGTCTCCGCCATCGCGGGCCTGACCGCCGAGGCGAAGAGCTACGGCGACCGCCGCTACGCCATGGGCCTGTACCGCAGGGCGGCGGCCCCGGTCTGCTTCACCGTCTCGACGCTCGTCGCCAACGCGCTCTGGCTCGGATCGCCGTTCGGCGAAGAGACGTCGAACCGGAACATCCTCTACGAGTCCATGCGGTTGCTGCCGCCCTCCTGGAACATCCTGCGAAGGGCGTCCCCGGAGTACGCCGCGCTCGACCCCCGGATCGGCGCCGGTGACGACATCCTGCTCCTGCCCCTGCTGAGCCACCGGGACCCCGCGCTCTGGGAGGACCCCGATGTGTTCCGGCCCGAGCGCTGGGACAGCCTCGACCCGGACGATCAGCCCGGCTACCTGCCCTTCGGCCATGTGTCCGAGCGGTGCTGGGGGCGGCACATGGTGATGCCACTCGCCGAGATGCTGCTCGACATGGTGCGTGGCGGGGGACTGACGGTGGACCCCGCACAGGTGTCCCGCGACGTCCCCCTCGCCGGGCTGATGGGTGTGACCGGAGTACGCATCGTCCGACGCTGAACCCGCCCGCCCCACTCCGCCCCGCTCGTGATGAATCATCGCGAGCGGGGCGGAGTGCTGTGCGCGGAAGCGGGACCGGTGGCGTGTCCGCCGGTAACGGGCAGTGCGTGTGTCGGACTTGGGTGCGGCTGGTCGACTTCTTGTGACGAAACCTTGCTCAGGCGGGCACAGGCGCAGGAAGGGTCTTGATCTGAGCGCGTCAATCGGCGAGGGTTTCGAGCCAGCCCCCGGAGATCTTCCGGCCGAGGGCCAATCCCCCCACAAAGAATGACGAGGAGACCCCTCTTCATGGCACTTCACAAGCGCGCTCACCGGATCAAGCTCACCGCCGCGATCACCGCGGTGGCCGCAGCGGCCGGCATCACCATGCTGGGCAGCCCCTTCGCCGGTGCGGCGCCCGCCCCCGCGACGGGCAAGATCTACGGCGCCGACGCGGCAACCGCCGTATCCGGCAGCTACATAGTGATGCTGGACCACAAGGCCGACAAGGCGAAGCTCGCCAAGGAGTACGGCGGCAAGCTCAAGCGGAACTACAGCTCCGCCATCAACGGCTTCTCCGCCAGCGGCCTTTCGCAGACCGAGGCCAAGCGGCTCGCCGCCGACCCGTCGGTCTCCAAGGTCGTCCAGAACAAGAAGTTCCACATCAGCGCCACCCAGGACAACCCGCCCTCCTGGGGTCTGGACCGCATCGACCAGGCCGAGACCGCCGGCGACAACGCGTACACCTATCCGGACAGCGCGGGCGAGGGCGTGACCGCGTACGTCATCGACACCGGTGTCCGCACCACGCACGAGGAGTTCGGGGGCCGGGCCGCCTCGGGCTACGACGCCGTGGACAACGACGACAGCGCCGACGACGGCAACGGCCACGGCACCCACGTGGCCGGCACCATCGCCGGTGCGACGTACGGCGTCGCCAAGAAGGCCAAGATCGTCGCAGTCCGGGTCCTGGACGACTCCGGCTCGGGCACCACCGAGCAGGTCGTCGCCGGCATCGACTGGGTCACCGAGAACCACCAGGGCCCCTCCGTCGCCAACATGAGCCTCGGCGGCGGCGCGGACGAGGCGCTCGACGCGGCGGTCCAGAAGGCCATCGCCTCCGGCGTCACCTTCGCGGTGGCCGCGGGCAACGAGTCGGGCGACGCGGGCGAGGGCTCCCCGTCCCGCGTCCCGGAGGCCATCACGGTCGCCTCGTCCACGGTGGACGACGAGCAGTCCTCGTTCTCCAACTACGGCCCGGTCGTGGACATCTACGCCCCGGGCTCGGACATCACGTCGTCCTGGAACGACAGTGACACCGGCTCCAACACCATCTCCGGTACGTCCATGGCGACTCCGCACGTCGTCGGTGCCGCCGCCGTCTACCTGGCGGGACACCCGGACGCCACCCCGGCGGAGGTCTCCACGGCACTGACCGACGGAGCCACCCCGGACGCCATCAGCAACGCCACCGAAGGCACCGCGAACAAGCTGCTGAAGGTCGTCGAGTAACAGCACCGCTCCCCGGACCGGCGGCCACCGCGCCCTCCCCCACGGGGCGCGGCGGCCGCACGGCTCGGGCTGATCGTCCTATGGTGTGCCCATGACGATGTACGCGGCGCTGCTGCGCGGGATCAATGTGAGCGGCCACCGCAAGGTCCCGATGGCCGAACTCCGCACGCTGCTCACCGGACTGGGCCACGGCGGCGTAGGCACCTACCTGCAGAGCGGCAACGCGGTCTTCAGCAGCGACTCGGGTGACGAGGACACGCTCGCGGCCGGGCTGGAGCGGGCCATCGAGGAGCGGTTCGGCTTCGAGGTCCGGTGTCTGGTCCGGGACGGCGGCTATCTCGCGGCCGTGGCCGACGCCTGCCCGTTCCCCGCCGCCGAGCTCCAGCCCAAGGAGCTCCACGTCACCTACTTCGACCGGCCGGTCGACGCCGCGCGCTTCGCCCCGCTGGACGCCCCGGCCTTCCTCCCCGAGGAGTTCCGGCTCGGCGAGCGCGCCCTCTACCTCCACG</text:p>
          </table:table-cell>
          <table:table-cell office:value-type="string" calcext:value-type="string">
            <text:p>, ATGTGTTCCGGCCCGAGCGCTGGGACAGCCTCGACCCGGACGATCAGCCCGGCTACCTGCCCTTCGGCCATGTGTCCGAGCGGTGCTGGGGGCGGCACATGGTGA, 5552032, 5552137(+), GTGGCCGCCGGTCCGGGGAGCGGTGCTGTTACTCGACGACCTTCAGCAGCTTGTTCGCGGTGCCTTCGGTGGCGTTGCTGA, 5553706, 5553787(-), GTGGCGCTGATGTGGAACTTCTTGTTCTGGACGACCTTGGAGACCGACGGGTCGGCGGCGAGCCGCTTGGCCTCGGTCTGCGAAAGGCCGCTGGCGGAGAAGCCGTTGATGGCGGAGCTGTAG, 5552798, 5552921(-)</text:p>
          </table:table-cell>
          <table:table-cell table:formula="of:=LEFT([.J63];FIND(&quot;),&quot;;[.J63])-1)" office:value-type="string" office:string-value=", ATGTGTTCCGGCCCGAGCGCTGGGACAGCCTCGACCCGGACGATCAGCCCGGCTACCTGCCCTTCGGCCATGTGTCCGAGCGGTGCTGGGGGCGGCACATGGTGA, 5552032, 5552137(+" calcext:value-type="string">
            <text:p>, ATGTGTTCCGGCCCGAGCGCTGGGACAGCCTCGACCCGGACGATCAGCCCGGCTACCTGCCCTTCGGCCATGTGTCCGAGCGGTGCTGGGGGCGGCACATGGTGA, 5552032, 5552137(+</text:p>
          </table:table-cell>
          <table:table-cell table:formula="of:=MID([.J63]; FIND(&quot;),&quot;;[.J63]) + 1; FIND(&quot;),&quot;;[.J63];FIND(&quot;),&quot;;[.J63])+1) - FIND(&quot;),&quot;;[.J63]) - 1)" office:value-type="string" office:string-value=", GTGGCCGCCGGTCCGGGGAGCGGTGCTGTTACTCGACGACCTTCAGCAGCTTGTTCGCGGTGCCTTCGGTGGCGTTGCTGA, 5553706, 5553787(-" calcext:value-type="string">
            <text:p>, GTGGCCGCCGGTCCGGGGAGCGGTGCTGTTACTCGACGACCTTCAGCAGCTTGTTCGCGGTGCCTTCGGTGGCGTTGCTGA, 5553706, 5553787(-</text:p>
          </table:table-cell>
          <table:table-cell table:formula="of:=RIGHT([.J63];LEN([.J63]) - FIND(&quot;),&quot;; [.J63]; FIND(&quot;),&quot;; [.J63]) + 1))" office:value-type="string" office:string-value=", GTGGCGCTGATGTGGAACTTCTTGTTCTGGACGACCTTGGAGACCGACGGGTCGGCGGCGAGCCGCTTGGCCTCGGTCTGCGAAAGGCCGCTGGCGGAGAAGCCGTTGATGGCGGAGCTGTAG, 5552798, 5552921(-)" calcext:value-type="string">
            <text:p>, GTGGCGCTGATGTGGAACTTCTTGTTCTGGACGACCTTGGAGACCGACGGGTCGGCGGCGAGCCGCTTGGCCTCGGTCTGCGAAAGGCCGCTGGCGGAGAAGCCGTTGATGGCGGAGCTGTAG, 5552798, 5552921(-)</text:p>
          </table:table-cell>
          <table:table-cell office:value-type="string" calcext:value-type="string">
            <text:p>, AGGGTW*, 5552032, 5552137(+), CLRWRC*, 5553706, 5553787(-), PLMAEL*, 5552798, 5552921(-)</text:p>
          </table:table-cell>
        </table:table-row>
        <table:table-row table:style-name="ro1">
          <table:table-cell office:value-type="string" calcext:value-type="string">
            <text:p>WP_123466221.1</text:p>
          </table:table-cell>
          <table:table-cell office:value-type="float" office:value="1524805033" calcext:value-type="float">
            <text:p>1524805033</text:p>
          </table:table-cell>
          <table:table-cell office:value-type="string" calcext:value-type="string">
            <text:p>Streptomyces sp. ADI92-24</text:p>
          </table:table-cell>
          <table:table-cell office:value-type="string" calcext:value-type="string">
            <text:p>Streptomyces sp. ADI92-24 scaffold002, whole genome shotgun sequence</text:p>
          </table:table-cell>
          <table:table-cell office:value-type="float" office:value="1524805033" calcext:value-type="float">
            <text:p>1524805033</text:p>
          </table:table-cell>
          <table:table-cell office:value-type="string" calcext:value-type="string">
            <text:p>703630..704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461-2685', '16031-15938']</text:p>
          </table:table-cell>
          <table:table-cell office:value-type="string" calcext:value-type="string">
            <text:p>GCCGCCGCGTTCCTCGCCACCCTTCCCTCGCTCGTCCTCTTCGCGGTCATCCAGCGGCGGATCACGGGCGGCATGCTGGCCGGGGCGGTGAAGAGCTGATGCGCGCGGTGCTGCGTACGGCAGCCGCGGCGGCCACCGCACTGGCCCTGCTGCTCACCGGGTGCGGCGGGGGCGGCGGCCGGGCGGACGGGAGGATCACGATCCGCTTCCAGTCGCTGGCCTGGCAGAAGGAGTCCGTCGACGCCAACAAGCAGTTGGTGAAGGAATGGAACGCGAGCCATCCCGATGTCCGGGTCCAGTACGTCCAGGGCAGCTGGGACAGTGTCCACGACCAGCTCCTCACCTCGTTCGAGGGGGACGAGGCACCGGATGTCATCCATGACGCGTCCGACGACCTCGCGGACTTCGCCTACGGCGGCTACCTCGCCGATCTGCGCACCCTGCTGCCGGACCGGCTCACCGCCGACATCCCGCAGCAGAGCTGGCAGACCAGCACCTTCGACGGCGGTGTCTACGGGGTGCCCTTCCTCCAGGAGCCCCGCGTCCTGATCGCCAACACCAGGGTCCTCAAGGCCTCGGGGGTCCGCATCCCGACCCCGGCGAGGCCCTGGAGCTGGACGGAGTTCCGGCGGATCACCAAGGAGCTGACGGGCAAGGGCCGTTACGGAGTGGCCTGGCCGCTCAAGGAACCGGTCTCCGCCACCCTCAACCTCGGCCTCTCGGCCGGTGGCGAGCTGTTCCACCGCGGCGCGGACGGAAAGGTCACGCTCGCCATGGACGAGGGCGATCTCGTCGTCCCCCGGACCATCCGCGACCAGGTCGGCACCGACCACAGCGCCGCCCGCACGGCGCTCGGCATGGGGGGCGGCGACACGCTTCCGGGTCTCTTCGGCGGCAAGTACGCCATGGTGCCGCTGGGGTTCTCCTTCCGCCAGCAGGTGGCCGAGCAGGCCCCGAAGGGCTTCGAGTGGACGGTGCTGCCCGCCCCGGCCGGCAGCGCGGGCCTGGCCCAGGGGGTGAGCCCGCAGACCCTGTCGGTCGCCCAGGACAGCCCGCACAAGAAGGAGGCCGTGGAGTTCATCGACTTCCTGCTGCGGCCGGCCAACATGGTGCGCCTCGCCAAGGGGGACTGGATGCTGCCGACCGGCAGGGCGGCCCTGGCGGACCCCTCGCTGCACACCGCCGACCGGGGCTGGGCCACCGGCGCCGCTCTCGCGGGCGCACTGCGTTCCGCTCCGGCCCAGTCCGTGCGCGGCTATCCGGAGTGGAAGGACAAGGTCGCCACCCCCGCATTCCAGGAGTACTACAGCGGTGCCATCGACGTGGCGGAACTGAGAAAGCGTCTGGTCCAGGACGGGAACCGGGTGCTGGCCCGCTATCAGCGATGACCTCGCACGAGAACCTCAACCTATTACCGACCGGTACGTATCTTTCCCGCGTCGAGGCGCCGGCGATCCGGCCGCGGGGCGGCGCCCGGAGCCACGGCAAACATCCTGAACAGTGGTGATTCAGACAATCATCGGCATGAATTCGCCTCTTCACGCTCTTGCCGGTACCTGCGGGTGCGGGTACCGCAGGGAAATTCTCCGTTCTTATTTGGCTCGTTTGGTTTCGACTGAAACGGAACGCGTGGCCGCTTTTTTTCGGCGAGAAGATCATTGACAACTTCAATTGCTCTGAGCTGTACTCCTTTCGGCGGTCAGCGGTGATGCGGATTTCCTGTTGAGATGGGAAGCCTGTATCGCAACACGGCCACGCCATGTCCCGGAAAGCAGATTCAGAGCAAAAGGTGGAGGTGCTGTTATGAAGTTCCTTTTTCAGCTGAAGGAAAAGATGACGCCGGAGAAGAGCCTGAAGGCGTACGCCTGGTACCTCTGGTACTGAACCCGGCATACGAGTCCAGTTGACTGAGGGGCGCGGTCCCTCGGTCGGAGTCCGTGCCCGGCGTGGCCTCACCGGCCCGCCGGGCACGGGCGCCTCCCGCTTCTTGGAGAACACGATGCAGATATCCGGTACCGGCAGCCGTGCCCGGGACGTCGTCTTCGCGCCGAGACTCCAGGCGCTCCTGCGAGACCACCGGGGCGAGGAGGCCTTCCGGCTCGACCCCGGCACCGTCGGCGTCGCCGGGGCCGGCCTGACCGACCGCATCCTCGCCGCCAGGCCGGCCACCGAGGACGAGCGCCCCACGTTCAAGCCCCTCCACGGGCGGTCCATTCCGCGCGCCGAGGCCGCCACCGTCATGCAGGCCATCGGCCGCGACGTGCGGACGGCCCTGAAGAAGCCCGTTCCCGAGAACGCCGACCTCCGCGGTGAGTGGCCGCGCGTGGGTCACGTATACCTGCGTGACCTGATCCTCGGCGCCGATCCGTACCGGCTTCGCGTCCTCATGGACCGTGCCCTGGAGCTGACGCCCAAACTCACCTGGTCGGTCATCGTCGCCGGGGCGGCCCTGCCGGGGCGGCTCCGGCCGGGCGCCCCCGTCTCCGCCATCGCGGGCCTGACCGCCGAGGCCAAGAGCTACGGCGACCGCCGCTACGCCATGGGCCTGTACCGCAGAGCTGCGGCCCCGGTCTGCTTCACCGTCTCGACACTCGTCGCCAACGCGCTCTGGCTCGGATCGCCGTTCGACGAGGAGACCTCGAACCGGAACGTCCTGTACGAGTCGATGCGGTTGCTGCCGCCCTCCTGGAACATCCTGCGAAGGGCGTCCCCGGAGTACGCCGCGCTCGACCCCCGGATCGGCGCCGGCGACGACATCCTGCTCCTGCCCCTGCTGAGCCACCGGGACCCCGCGCTCTGGGAGGACCCTGATGTGTTCCGGCCCGAGCGCTGGGACGGCCTCGACCCGGACGATCAGCCCGGCTATCTGCCCTTCGGCCATGTGTCCGAGCGCTGCTGGGGGCGGCACATGGTGATGCCGCTCGCCGAGATGCTGCTCGACATGGTGCGCGGCGGGGGTCTGACGGTGGACCCCGCGCAGGCGTCCTCCGGTGTCCCCCTCGCCGGGCTGATGGGTGTGACCGGAGTGCGGATCGTCCGACGCTGAACCCCGCCCTGCTCCGCCCCGTTCGTGATGCATCATCACGAACGGGGCGCAGTGCTGTGTCCGGGAGTGTGACCGCTGGTGTGCCCGCCGGTAACAGGCAGTGCGTGTGTCGGACTTGGGTGCGGCTGGTCGACTTCTTGTGACGAAACCTTGCTCAGGTGGTCACAGGCACAGGGTGGGTCTTGATCTGGGCGCGTCAATCGGTCAGGGTTTCGAGCCAGCCCCCGGAGATCTTCCGGCCGAGGGTCAATCCCCCCACAAAGAATGACGAGGAGACCCCCTCTTCATGGCACTTCACAAGCGCACCCACCGGGTCAAGCTCACCGCCGCGATCACCGCGGTCGCCGCCGCAGCCGGAATCACCCTGCTGGGCAGCCCCTTCGCCGGAGCGGCACCCGCCCCCGCGATGGGCAAGGTCTACGGTGCCGACGCGGCAACCGCCGTATCCGGCAGCTACATAGTGATGCTCGACCACAAGGCCGACAAGGCGAAGCTCGCCAAGGAGTACGGCGGCAAGCTCAAGCGCAACTACAGCTCCGCCATCAACGGCTTCTCGGCCAGCGGCCTTTCGCGGACCGAGGCCAAGCGGCTCGCGGCCGACCCGTCGGTCTCCAAGGTCGTCCAGAACAAGAAGTTCCACATCAGCGCCACCCAGGACAACCCGCCCTCCTGGGGTCTGGACCGCATCGACCAGGCCGAGACCGCCGGCGACAACGCGTACACCTACCCGGACAGCGCGGGCGAGGGCGTGACCGCGTACGTCATCGACACCGGTGTCCGCACCACGCACGAGGAGTTCGGGGGCCGGGCCAGTTCGGGCTTCGACGCCGTGGACAACGACGACAGCGCGGATGACGGCAACGGCCACGGCACCCACGTGGCCGGCACCATCGCCGGTGCGACGTACGGCGTCGCCAAGAAGGCGAAGATCGTCGCCGTCCGGGTCCTCGACGACTCCGGCTCGGGCACCACCGAGCAGGTCGTCGCCGGCATCGACTGGGTCACCGAGCACCACCAGGGCCCCTCCGTCGCCAACATGAGCCTCGGCGGCGGTGCGGACGAGGCGCTCGACGCGGCGGTCCAGAAGGCCATCGCCTCCGGTGTCACCTTCGCGGTGGCCGCCGGGAACGAGTCGGGCGACGCGAGCGAGGGCTCCCCGTCCCGCGTCCCCGAGGCCATCACGGTCGCCTCGTCCACGGTGGACGACGAGCAGTCGTCGTTCTCCAACTACGGCTCGGTCGTGGACATCTACGCCCCGGGCTCGGACATCACGTCGTCCTGGAACGACAGCGACACCGGCTCCAACACCATCTCCGGTACGTCCATGGCGACCCCGCACGTCGTGGGTGCCGCCGCCGTATACCTGGCGGGACACCCGGACGCCACCCCGGCGGAGGTCTCCACGGCACTGACCGACGGAGCCACCCCGGACGCCATCAGCAACGCCACCGAGGGTACGGCGAACAAGCTGCTGAAGGTCGTTGAGTAACAGCGCCACCCCTGACCGGCGGCCACCGCGCCCTCCCCCACGGGGCGCGGCGGCCGCACGGCTCGGGCTGATCGTCCTATGGTGTGCCCATGACGATGTACGCGGCGCTGCTGCGCGGGATCAACGTGAGCGGCCACCGCAAGGTTCCGATGGCCGAACTCCGCACGCTGCTCACCGGACTGGGCCACGGCGATGTCCGTACCTACCTGCAGAGCGGCAACGCGGTCTTCAGCAGCGAGTCCGGCGACGAGGGCGCGCTCACCGCGGAGCTGGAGCGGGCCATCGAGGAGCAGTTCGGCTTCGCGGTGGAATGCCTGGTCAGGGACGCCGCCTACCTCGCCGCCGTGGCCGGCGCCTGCCCGTTCCCGGCTGCCGAGGTCCAGGGCAGGCAACTGCACGTCACCTACTTCGACCAGCCGGTCGACGCCGCCCACTTCGCCTCGCTGGAAGCCGCCGCCTACCTCCCCGAGGAGTTCCGGCTCGGCGACCGCGCACTCTACCTCTACGTCCC</text:p>
          </table:table-cell>
          <table:table-cell office:value-type="string" calcext:value-type="string">
            <text:p>, ATGAAGTTCCTTTTTCAGCTGAAGGAAAAGATGACGCCGGAGAAGAGCCTGAAGGCGTACGCCTGGTACCTCTGGTACTGA, 703433, 703514(+), ATGTGTTCCGGCCCGAGCGCTGGGACGGCCTCGACCCGGACGATCAGCCCGGCTATCTGCCCTTCGGCCATGTGTCCGAGCGCTGCTGGGGGCGGCACATGGTGA, 704440, 704545(+), GTGTGCCCGCCGGTAACAGGCAGTGCGTGTGTCGGACTTGGGTGCGGCTGGTCGACTTCTTGTGACGAAACCTTGCTCAGGTGGTCACAGGCACAGGGTGGGTCTTGA, 704754, 704862(+), GTGCGCGGTCGCCGAGCCGGAACTCCTCGGGGAGGTAGGCGGCGGCTTCCAGCGAGGCGAAGTGGGCGGCGTCGACCGGCTGGTCGAAGTAGGTGA, 706564, 706660(-), GTGGCGCTGATGTGGAACTTCTTGTTCTGGACGACCTTGGAGACCGACGGGTCGGCCGCGAGCCGCTTGGCCTCGGTCCGCGAAAGGCCGCTGGCCGAGAAGCCGTTGATGGCGGAGCTGTAG, 705204, 705327(-)</text:p>
          </table:table-cell>
          <table:table-cell table:formula="of:=LEFT([.J64];FIND(&quot;),&quot;;[.J64])-1)" office:value-type="string" office:string-value=", ATGAAGTTCCTTTTTCAGCTGAAGGAAAAGATGACGCCGGAGAAGAGCCTGAAGGCGTACGCCTGGTACCTCTGGTACTGA, 703433, 703514(+" calcext:value-type="string">
            <text:p>, ATGAAGTTCCTTTTTCAGCTGAAGGAAAAGATGACGCCGGAGAAGAGCCTGAAGGCGTACGCCTGGTACCTCTGGTACTGA, 703433, 703514(+</text:p>
          </table:table-cell>
          <table:table-cell table:formula="of:=MID([.J64]; FIND(&quot;),&quot;;[.J64]) + 1; FIND(&quot;),&quot;;[.J64];FIND(&quot;),&quot;;[.J64])+1) - FIND(&quot;),&quot;;[.J64]) - 1)" office:value-type="string" office:string-value=", ATGTGTTCCGGCCCGAGCGCTGGGACGGCCTCGACCCGGACGATCAGCCCGGCTATCTGCCCTTCGGCCATGTGTCCGAGCGCTGCTGGGGGCGGCACATGGTGA, 704440, 704545(+" calcext:value-type="string">
            <text:p>, ATGTGTTCCGGCCCGAGCGCTGGGACGGCCTCGACCCGGACGATCAGCCCGGCTATCTGCCCTTCGGCCATGTGTCCGAGCGCTGCTGGGGGCGGCACATGGTGA, 704440, 704545(+</text:p>
          </table:table-cell>
          <table:table-cell table:formula="of:=RIGHT([.J64];LEN([.J64]) - FIND(&quot;),&quot;; [.J64]; FIND(&quot;),&quot;; [.J64]) + 1))" office:value-type="string" office:string-value=", GTGTGCCCGCCGGTAACAGGCAGTGCGTGTGTCGGACTTGGGTGCGGCTGGTCGACTTCTTGTGACGAAACCTTGCTCAGGTGGTCACAGGCACAGGGTGGGTCTTGA, 704754, 704862(+), GTGCGCGGTCGCCGAGCCGGAACTCCTCGGGGAGGTAGGCGGCGGCTTCCAGCGAGGCGAAGTGGGCGGCGTCGACCGGCTGGTCGAAGTAGGTGA, 706564, 706660(-), GTGGCGCTGATGTGGAACTTCTTGTTCTGGACGACCTTGGAGACCGACGGGTCGGCCGCGAGCCGCTTGGCCTCGGTCCGCGAAAGGCCGCTGGCCGAGAAGCCGTTGATGGCGGAGCTGTAG, 705204, 705327(-)" calcext:value-type="string">
            <text:p>, GTGTGCCCGCCGGTAACAGGCAGTGCGTGTGTCGGACTTGGGTGCGGCTGGTCGACTTCTTGTGACGAAACCTTGCTCAGGTGGTCACAGGCACAGGGTGGGTCTTGA, 704754, 704862(+), GTGCGCGGTCGCCGAGCCGGAACTCCTCGGGGAGGTAGGCGGCGGCTTCCAGCGAGGCGAAGTGGGCGGCGTCGACCGGCTGGTCGAAGTAGGTGA, 706564, 706660(-), GTGGCGCTGATGTGGAACTTCTTGTTCTGGACGACCTTGGAGACCGACGGGTCGGCCGCGAGCCGCTTGGCCTCGGTCCGCGAAAGGCCGCTGGCCGAGAAGCCGTTGATGGCGGAGCTGTAG, 705204, 705327(-)</text:p>
          </table:table-cell>
          <table:table-cell office:value-type="string" calcext:value-type="string">
            <text:p>, AWYLWY*, 703433, 703514(+), AGGGTW*, 704440, 704545(+), QAQGGS*, 704754, 704862(+), PAGRSR*, 706564, 706660(-), PLMAEL*, 705204, 705327(-)</text:p>
          </table:table-cell>
        </table:table-row>
        <table:table-row table:style-name="ro1">
          <table:table-cell office:value-type="string" calcext:value-type="string">
            <text:p>WP_123466221.1</text:p>
          </table:table-cell>
          <table:table-cell office:value-type="float" office:value="1518623525" calcext:value-type="float">
            <text:p>1518623525</text:p>
          </table:table-cell>
          <table:table-cell office:value-type="string" calcext:value-type="string">
            <text:p>Streptomyces sp. CEV 2-1</text:p>
          </table:table-cell>
          <table:table-cell office:value-type="string" calcext:value-type="string">
            <text:p>Streptomyces sp. CEV 2-1 Ga0299890_12, whole genome shotgun sequence</text:p>
          </table:table-cell>
          <table:table-cell office:value-type="float" office:value="1518623525" calcext:value-type="float">
            <text:p>1518623525</text:p>
          </table:table-cell>
          <table:table-cell office:value-type="string" calcext:value-type="string">
            <text:p>606981..608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583-1699', '11817-11311']</text:p>
          </table:table-cell>
          <table:table-cell office:value-type="string" calcext:value-type="string">
            <text:p>GCCGCCGCGTTCCTCGCCACCCTTCCCTCGCTCGTCCTCTTCGCGGTCATCCAGCGGCGGATCACGGGCGGCATGCTGGCCGGGGCGGTGAAGAGCTGATGCGCGCGGTGCTGCGTACGGCAGCCGCGGCGGCCACCGCACTGGCCCTGCTGCTCACCGGGTGCGGCGGGGGCGGCGGCCGGGCGGACGGGAGGATCACGATCCGCTTCCAGTCGCTGGCCTGGCAGAAGGAGTCCGTCGACGCCAACAAGCAGTTGGTGAAGGAATGGAACGCGAGCCATCCCGATGTCCGGGTCCAGTACGTCCAGGGCAGCTGGGACAGTGTCCACGACCAGCTCCTCACCTCGTTCGAGGGGGACGAGGCACCGGATGTCATCCATGACGCGTCCGACGACCTCGCGGACTTCGCCTACGGCGGCTACCTCGCCGATCTGCGCACCCTGCTGCCGGACCGGCTCACCGCCGACATCCCGCAGCAGAGCTGGCAGACCAGCACCTTCGACGGCGGTGTCTACGGGGTGCCCTTCCTCCAGGAGCCCCGCGTCCTGATCGCCAACACCAGGATCCTCAAGGCCTCGGGGGTCCGCATCCCGACCCCGGCGAGGCCCTGGAGCTGGACGGAGTTCCGGCGGATCACCAAGGAGCTGACGGGCAAGGGCCGTTACGGAGTGGCCTGGCCGCTCAAGGAACCGGTCTCCGCCACCCTCAACCTCGGCCTCTCGGCCGGTGGCGAGCTGTTCCACCGTGGCGCGGACGGAAAGGTCACGCTCGCCATGGACGAGGGCGATCTCGTCGTCCCCCGGACCATCCGCGACCAGGTCGGCACCGACCACAGCGCCGCCCGCACGGCGCTCGGCATGGGGGGCGGCGACACGCTTCCGGGTCTCTTCGGCGGCAAGTACGCCATGGTGCCGCTGGGGTTCTCCTTCCGCCAGCAGGTGGCCGAGCAGGCCCCGAAGGGCTTCGAGTGGACGGTGCTGCCCGCCCCGGCCGGCAGCGCAGGCCTGGCCCAGGGGGTGAGCCCGCAGACCCTGTCGGTCGCCCAGGACAGCCCGCACAAGAAGGAGGCCGTGGAGTTCATCGACTTCCTGCTGCGGCCGGCCAACATGGTGCGCCTCGCCAAGGGGGACTGGATGCTGCCGACCGGCAGGGCGGCCCTGGCGGACCCCTCGCTGCACACCGCCGACCGGGGCTGGGCCACCGGCGCCGCTCTCGCGGGCGCACTGCGTTCCGCTCCGGCCCAGTCCGTGCGCGGCTATCCGGAGTGGAAGGACAAGGTCGCCACCCCCGCATTCCAGGAGTACTACAGCGGTGCCATCGACGCGGCGGAACTGAGAAAGCGTCTGGTCCAGGACGGGAACCGGGTGCTGGCCCGCTATCAGCGATGACCTCGCACGAGAACCTCAACCTATTACCGACCGGTACGTATCTTTCCCGCGTCGAGGCGCCGGCGATCCGGCCGCGGGGCAGCGCCCGGAGCCACGGCAAACATCCTGAACAGTGGTGATTCAGACAATCATCGGCATGAATTCGCCTCTTCACGCTCTTGCCGGTACCTGCGAGTGCGGGTATCGCAGGGAAATTCTCCGTTCTTATTTGGCTCGTTTGGTTTCGACTGAAACGGAACGCGTGGCCGCTTTTTTTCGGCGAGAAGATCATTGACAACTTCAATTGCTCTGAGCTGTACTCCTTTCGGCGGTCAGCGGTGATGCGGATTTCCTGTTGAGATGGGAAGCCTGTATCGCAACACGGCCACGCCATGTCCCGGAAAGCAGATTCAGAGCAAAAGGTGGAGGTGCTGTTATGAAGTTCCTTTTTCAGCTGAAGGAAAAGATGACGCCGGAGAAGAGCCTGAAGGCGTACGCCTGGTACCTCTGGTACTGAACCCGGCATACGAGTCCAGTTGACTGAGGGGCGCGGTCCCTCGGTCGGAGTCCGTGCCCGGCGTGGCCTCACCGGCCCGCCGGGCACGGGCGCCTCCCGCTTCTTGGAGAACACGATGCAGATATCCGGTACCGGCAGCCGTGCCCGGGACGTCGTCTTCGCGCCGAGACTCCAGGCGCTCCTGCGAGACCACCGGGGCGAGGAGGCCTTCCGGCTCGACCCCGGCACCGTCGGCGTCGCCGGGGCCGGCCTGACCGACCGCATCCTCGCCGCCAGGCCGGCCACCGAGGACGAGCGCCCCACGTTCAAGCCCCTCCACGGGCGGTCCATTCCGCGCGCCGAGGCCGCCACCGTCATGCAGGCCATCGGCCGCGACGTGCGGACGGCCCTGAAGAAGCCCGTTCCCGAGAACGCCGACCTCCGCGGTGAGTGGCCGCGCGTGGGTCACGTATACCTGCGTGACCTGATCCTCGGCGCCGATCCCTACCGGCTTCGCGTCCTCATGGACCGTGCCCTGGAGCTGACGCCCAAACTCACCTGGTCGGTCATCGTCGCCGGGGCGGCCCTGCCGGGGCGGCTCCGGCCGGGCGCCCCCGTCTCCGCCATCGCGGGCCTGACCGCCGAGGCCAAGAGCTACGGCGACCGCCGCTACGCCATGGGCCTGTACCGCAGAGCCGCGGCCCCGGTCTGCTTCACCGTCTCGACACTCGTCGCCAACGCGCTCTGGCTCGGATCGCCGTTCGACGAGGAGACCTCGAACCGGAACGTCCTGTACGAGTCGATGCGGTTGCTGCCGCCCTCCTGGAACATCCTGCGAAGGGCGTCCCCGGAGTACGCCGCGCTCGACCCCCGGATCGGCGCCGGCGACGACATCCTGCTCCTGCCCCTGCTGAGCCACCGGGACCCCGCGCTCTGGGAGGACCCTGATGTGTTCCGGCCCGAGCGCTGGGACGGCCTCGACCCGGACGATCAGCCCGGCTATCTGCCCTTCGGCCATGTGTCCGAGCGCTGCTGGGGGCGGCACATGGTGATGCCGCTCGCCGAGATGCTGCTCGACATGGTGCGCGGCGGGGGTCTGACGGTGGACCCCGCGCAGGCGTCCTCCGGTGTCCCCCTCGCCGGGCTGATGGGTGTGACCGGAGTGCGGATCGTCCGACGCTGAACCCCGCCCTGCTCCGCCCCGTTCGTGATGCATCATCACGAACGGGGCGCAGTGCTGTGTCCGGGAGTGTGACCGCTGGTGTGCCCGCCGGTAACAGGCAGTGCGTGTGTCGGACTTGGGTGCGGCTGGTCGACTTCTTGTGACGAAACCTTGCTCAGGTGGTCACAGGCACAGGGTGGGTCTTGATCTGGGCGCGTCAATCGGTCAGGGTTTCGAGCCAGCCCCCGGAGATCTTCCGGCCGAGGGTCAATCCCCCCACAAAGAATGACGAGGAGACCCCCTCTTCATGGCACTTCACAAGCGCACCCACCGGGTCAAGCTCACCGCCGCGATCACCGCGGTCGCCGCCGCAGCCGGAATCACCCTGCTGGGCAGCCCCTTCGCCGGAGCGGCACCCGCCCCCGCGATGGGCAAGGTCTACGGTGCCGACGCGGCAACCGCCGTATCCGGCAGCTACATAGTGATGCTCGACCACAAGGCCGACAAGGCGAAGCTCGCCAAGGAGTACGGCGGCAAGCTCAAGCGCAACTACAGCTCCGCCATCAACGGCTTCTCGGCCAGCGGCCTTTCGCGGACCGAGGCCAAGCGGCTCGCGGCCGACCCGTCGGTCTCCAAGGTCGTCCAGAACAAGAAGTTCCACATCAGCGCCACCCAGGACAACCCGCCCTCCTGGGGTCTGGACCGCATCGACCAGGCCGAGACCGCCGGCGACAACGCGTACACCTACCCGGACAGCGCGGGCGAGGGCGTGACCGCGTACGTCATCGACACCGGTGTCCGCACCACGCACGAGGAGTTCGGGGGCCGGGCCAGTTCGGGCTTCGACGCCGTGGACAACGACGACAGCGCGGATGACGGCAACGGCCACGGCACCCACGTGGCCGGCACCATCGCCGGTGCGACGTACGGCGTCGCCAAGAAGGCGAAGATCGTCGCCGTCCGGGTCCTCGACGACTCCGGCTCGGGCACCACCGAGCAGGTCGTCGCCGGCATCGACTGGGTCACCGAGCACCACCAGGGCCCCTCCGTCGCCAACATGAGCCTCGGCGGCGGTGCGGACGAGGCGCTCGACGCGGCGGTCCAGAAGGCCATCGCCTCCGGTGTCACCTTCGCGGTGGCCGCCGGGAACGAGTCGGGCGACGCGAGCGAGGGCTCCCCGTCCCGCGTCCCCGAGGCCATCACGGTCGCCTCGTCCACGGTGGACGACGAGCAGTCGTCGTTCTCCAACTACGGCTCGGTCGTGGACATCTACGCCCCGGGCTCGGACATCACGTCGTCCTGGAACGACAGCGACACCGGCTCCAACACCATCTCCGGTACGTCCATGGCGACCCCGCACGTCGTGGGTGCCGCCGCCGTATACCTGGCGGGACACCCGGACGCCACCCCGGCGGAGGTCTCCACGGCACTGACCGACGGAGCCACCCCGGACGCCATCAGCAACGCCACCGAGGGTACGGCGAACAAGCTGCTGAAGGTCGTTGAGTAACAGCGCCACCCCTGACCGGCGGCCACCGCGCCCTCCCCCACGGGGCGCGGCGGCCGCACGGCTCGGGCTGATCGTCCTATGGTGTGCCCATGACGATGTACGCGGCGCTGCTGCGCGGGATCAACGTGAGCGGCCACCGCAAGGTTCCGATGGCCGAACTCCGCACGCTGCTCACCGGACTGGGCCACGGCGATGTCCGTACCTACCTGCAGAGCGGCAACGCGGTCTTCAGCAGCGAGTCCGGCGACGAGGGCGCGCTCACCGCGGAGCTGGAGCGGGCCATCGAGGAGCAGTTCGGCTTCGCGGTGGAATGCCTGGTCAGGGACGCCGCCTACCTCGCCGCCGTGGCCGGCGCCTGCCCGTTCCCGGCTGCCGAGGTCCAGGGCAGGCAACTGCACGTCACCTACTTCGACCAGCCGGTCGACGCCGCCCACTTCGCCTCGCTGGAAGCCGCCGCCTACCTCCCCGAGGAGTTCCGGCTCGGCGACCGCGCCCTCTACCTCTACGTCCC</text:p>
          </table:table-cell>
          <table:table-cell office:value-type="string" calcext:value-type="string">
            <text:p>, ATGAAGTTCCTTTTTCAGCTGAAGGAAAAGATGACGCCGGAGAAGAGCCTGAAGGCGTACGCCTGGTACCTCTGGTACTGA, 606784, 606865(+), ATGTGTTCCGGCCCGAGCGCTGGGACGGCCTCGACCCGGACGATCAGCCCGGCTATCTGCCCTTCGGCCATGTGTCCGAGCGCTGCTGGGGGCGGCACATGGTGA, 607791, 607896(+), GTGTGCCCGCCGGTAACAGGCAGTGCGTGTGTCGGACTTGGGTGCGGCTGGTCGACTTCTTGTGACGAAACCTTGCTCAGGTGGTCACAGGCACAGGGTGGGTCTTGA, 608105, 608213(+), GTGGCGCTGATGTGGAACTTCTTGTTCTGGACGACCTTGGAGACCGACGGGTCGGCCGCGAGCCGCTTGGCCTCGGTCCGCGAAAGGCCGCTGGCCGAGAAGCCGTTGATGGCGGAGCTGTAG, 608555, 608678(-)</text:p>
          </table:table-cell>
          <table:table-cell table:formula="of:=LEFT([.J65];FIND(&quot;),&quot;;[.J65])-1)" office:value-type="string" office:string-value=", ATGAAGTTCCTTTTTCAGCTGAAGGAAAAGATGACGCCGGAGAAGAGCCTGAAGGCGTACGCCTGGTACCTCTGGTACTGA, 606784, 606865(+" calcext:value-type="string">
            <text:p>, ATGAAGTTCCTTTTTCAGCTGAAGGAAAAGATGACGCCGGAGAAGAGCCTGAAGGCGTACGCCTGGTACCTCTGGTACTGA, 606784, 606865(+</text:p>
          </table:table-cell>
          <table:table-cell table:formula="of:=MID([.J65]; FIND(&quot;),&quot;;[.J65]) + 1; FIND(&quot;),&quot;;[.J65];FIND(&quot;),&quot;;[.J65])+1) - FIND(&quot;),&quot;;[.J65]) - 1)" office:value-type="string" office:string-value=", ATGTGTTCCGGCCCGAGCGCTGGGACGGCCTCGACCCGGACGATCAGCCCGGCTATCTGCCCTTCGGCCATGTGTCCGAGCGCTGCTGGGGGCGGCACATGGTGA, 607791, 607896(+" calcext:value-type="string">
            <text:p>, ATGTGTTCCGGCCCGAGCGCTGGGACGGCCTCGACCCGGACGATCAGCCCGGCTATCTGCCCTTCGGCCATGTGTCCGAGCGCTGCTGGGGGCGGCACATGGTGA, 607791, 607896(+</text:p>
          </table:table-cell>
          <table:table-cell table:formula="of:=RIGHT([.J65];LEN([.J65]) - FIND(&quot;),&quot;; [.J65]; FIND(&quot;),&quot;; [.J65]) + 1))" office:value-type="string" office:string-value=", GTGTGCCCGCCGGTAACAGGCAGTGCGTGTGTCGGACTTGGGTGCGGCTGGTCGACTTCTTGTGACGAAACCTTGCTCAGGTGGTCACAGGCACAGGGTGGGTCTTGA, 608105, 608213(+), GTGGCGCTGATGTGGAACTTCTTGTTCTGGACGACCTTGGAGACCGACGGGTCGGCCGCGAGCCGCTTGGCCTCGGTCCGCGAAAGGCCGCTGGCCGAGAAGCCGTTGATGGCGGAGCTGTAG, 608555, 608678(-)" calcext:value-type="string">
            <text:p>, GTGTGCCCGCCGGTAACAGGCAGTGCGTGTGTCGGACTTGGGTGCGGCTGGTCGACTTCTTGTGACGAAACCTTGCTCAGGTGGTCACAGGCACAGGGTGGGTCTTGA, 608105, 608213(+), GTGGCGCTGATGTGGAACTTCTTGTTCTGGACGACCTTGGAGACCGACGGGTCGGCCGCGAGCCGCTTGGCCTCGGTCCGCGAAAGGCCGCTGGCCGAGAAGCCGTTGATGGCGGAGCTGTAG, 608555, 608678(-)</text:p>
          </table:table-cell>
          <table:table-cell office:value-type="string" calcext:value-type="string">
            <text:p>, AWYLWY*, 606784, 606865(+), AGGGTW*, 607791, 607896(+), QAQGGS*, 608105, 608213(+), PLMAEL*, 608555, 608678(-)</text:p>
          </table:table-cell>
        </table:table-row>
        <table:table-row table:style-name="ro1">
          <table:table-cell office:value-type="string" calcext:value-type="string">
            <text:p>WP_119959119.1</text:p>
          </table:table-cell>
          <table:table-cell office:value-type="float" office:value="1486426836" calcext:value-type="float">
            <text:p>1486426836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CFBP 7700 Xc-CFBP7700-G101, whole genome shotgun sequence</text:p>
          </table:table-cell>
          <table:table-cell office:value-type="float" office:value="1486426836" calcext:value-type="float">
            <text:p>1486426836</text:p>
          </table:table-cell>
          <table:table-cell office:value-type="string" calcext:value-type="string">
            <text:p>622157..623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926-12089']</text:p>
          </table:table-cell>
          <table:table-cell office:value-type="string" calcext:value-type="string">
            <text:p>CACCGCCAGCTTCGTCATTTACGATCTGCCCGGGCGCGACTGCCATGCATTGGCATCCAATGGTGAACTGCCGCTCACTCCTGCAGCGCTGGAGCGCTACAAGAAAGACTACATCGACGTGATTGCCGGCATCTTTGCCGATCCGAAGTACAAGGACATCCGCATCGTCAATGTCATCGAGCCCGATAGCCTGCCCAACCTTGTCACCAACTTGAACGACATGCGCTGCGCATTGGCCAACTCCACCGGCATTTACGAGGCCGGCATCAAGTATGCGATCGACAAGCTGCATGCAATTCCCAATACCTACAATTATCTGGATATCGGCCATTCCGGCTGGCTGGGTTGGGATAGCAATCGCGGCCCGACCATTGCGCTGTACACGCGCGTGGTGCAGGGCACCGCCGCGGGCCTGTCCAGCGTCGATGGCTTTGTGACCAACACCGCCAATACCACGCCGTTGAACGAGCCCAATTTGCCCAACCCCGAGTTGAGCGTGAATGGCCAGCCGATCAAATCGGCCAAGTACTACGAATGGAATCCGTATTTCGACGAGACCGATTTCACCCAGGCGCTGTATAGCGGATTCGTCGGTGCGGGCTGGCCGGGCACGATCGGCTTCATTATCGATACCGGGCGTAATGGCTGGGGCGGGCCGAATCGCCCGGCTGCGGCAGTCGGCAGCGACATCACGACCTATGTGAATTCCGGGCGCATCGATCGCCGCCTCCACCGTGGCAACTGGTGCAATCAGAGCAACGCCGGGATCGGCATGCCGCCCGCTGCGGCGCCGGGTGCGCATCTGGATGCCTATGCATGGGTCAAGCCACCGGGTGAGTCGGATGGTTCCAGTACGCTGATACCGAATAATGAAGGCAAGGGCTTCGACCGGATGTGCGACCCCACCTACACCACGGCCGATGGCGTGCTCAGTGGTGCGATGCCGGGCGCGCCGATTTCCGGCGCCTGGTTCCACAACCAGTTCGTTGCCCTGGTCAACAACGCCTATCCGGACATCGCGACCGCCAGCGCTGCATCTGTTGCACTGGCGCCGCGCCAGGTACCGGCTGCAACCCGTGGACTCACGGCTACTGTGGGAGACAGCAACGTCAAGCTGAGCTGGTCGGCCGTGAGCGGCGCAGCTAGCTACACGGTGCAGCGCCGCGCCGGCACCACGGGTGCATTGACGACGGTGAGCAGCAACGTCACCTCAACCACCTATGTAGACCGCGCGGTCGACAATGGTGCCGCGTACACGTACGTGGTGACGGCCAACAACGCGGCAGGTGCAAGTGCGCCATCGGCGATGGTGATCGCCCGGCCGAACAAGTAGCCGTCTTGCTCTTCTCAGTACAGTGAGATGATCGCAACGCAGTCTGCGGTGATGGCGGTCGTGAATACGACGGCCGCCATCAGCGAGCCCCGCAGCCGTACACATCGTGTCATGCAGCTGTTTTCGCGCTTTGCCTGCATGGGCGTCGTGCGTCAGTACGAAATTGCGAACGTCGCTCTGATCGTCTGAGCTGCATTGCTGTGCTTCCCATCACCGGCATAGGCCGGTGGCTGCAGTTCGCTCGGTCGCAAGCCCGGGCACCCTCCCATTTGGCCGCATCGGCGGGAAGCGATGCGGCCTTTTTTATGCAGGCGCATTGCACCGCGGTGACATGCGCGTTGCGATCTGTGCGCGCTTGCAGGGTTTTGCGCCAGAGCAGGGAGTAGGTTCGATCTTGCGAGCTCAACTGTAACTGGCTCGCGGCGCTACCTGTGTTTCCACCTGGTTTCATCCCCCCGCAAGGGCAATCCCACCTGAAGGATTTCGCTCATGAAACTGTTGTTTGCCATCAAGCATCGCCTTGCTTCCAACAAGAGCCTGAAGTCGCACGCTTGGTACATCTGGTACTGAACGTGCACCCGCCGCAGAGTTGATACGGCCCGGTGAACCGGCCCGCGCCGGCGATCTCCAGGTTGTCGGACGCGGGCCTTTTTTCGGAGTCACACGATGTCGCACTCGCTTGTCGGCGACATGCGCCGCACCGTGTTTGCACCACGGCTGCAGGCCTTGCTCGATGCGTACATCGGGCAAGACGTCTTTCGTCTGGAGCCCGACACGGTGGGCGTGGCGGGGCCGGTGCTGACGCATCGCCTGCTCGCTGCACGCCCGGCCTCGGAGACGGAACGACCAACCTTCAAGCCATTGCACGGGCGCTCCATTGCACGTGTGGATGCCTCTCGCTTGATGCAGGCGATTGGTCGCGATGTGCGCGAAGCTTTGAAAGTTCCAGCGGTACAAGTCGATCTGTCGGGCAGTTGGCCGCATGTTGGCCACGTGTATCTGCGCGACCTGTTGCTTGGTGGAGATCCGTTGCGCTTGCGCGTGCTGATGGACCGCGTGCTCGAACTCACACCCAAGTTGACCTGGGCGGTGATTGCCGCCGGTGCCGCGTTACCGTTGACGTTGGCACCCAATGCCTCCTCGTTGGCGCGGGTGACGGCGGCCGCAGGCAGTTATGACGAACGCCGCTACGCCCTGGGCCTGTACCGGCGTACCGCAGCACCGGTGTGCTTTACCATTTCCACTTTGGTAGCCAATGCCATGTGGTTGGGATCGCCGTTCTCAGCGAGCGACAGCAACCGCAATATCATTTACGAAGCGCTGCGGCTGTTGCCGCCATCCTGGAACATCCTGCGCAACGCATCGCCGGAATATCCCGCCCTGGATCACCGCATCGGTGCGGCCGATGACGTGTTGGTGTTGCCGTTGCTCAGTCACCGCGATCCCGCGCTGTGGGACGCGCCCAATATGTTTCGTCCGGCGCGTTGGGACGCGTTGGATCCAGACAATCACCCGGGCTATTTTCCGTTTGGCCATGCCTCGGAGCGCTGTTGGGGCAGGCACATGGTGATGCCGCTTGCCGAGCGCCTGCTGGAGCTGTTGCGCAGCCAGGGCCTGACAGCGGCAACCAGCCAACGCCGCGCCGATGTGCCATTGACTGGGCTTTTAGGTGTTGCGGACGTCACCCTGGTCAGGGCCTAAAACAACGCGATCGCATCGCCGATGCGCAGGGCGTTGTGCTGTTGGGTGATGTGCTCTCATCGCCCAACAGCGTAGTTGAGCCATCACCACATCACCCCACCGGCGCCGCCGTCGAACCGCGTTTCACCAGCGTGTACTTCATCACCTGATGCACGCCCTGCACTGGTGCGCCCTTGCGTCGTTCGCGAATGGCGTCGGCCAGCAGCGAGACCGCTGCGCGGCCCATGGCGGTGACCGGTTGATGCACGGTGGTGAGTTCGGGCCAGATGGTGGTCGCCACGGGCGTGTCGTCGAAGCCGGCCACTGACACATCCTCGGGCACGCGCAGGCCCAGCCCGTGCGCCACCGCTACGGTGGCTGCTGCCATGTCGTCGTTGCTGCAGAAGATCGCCGTGGGCGGTGCGGGCTGTGCGAGCAATGCGCGCGCGGCGAGCAGGCCCGAGTGATAGGTGAACAACCCCTCGGCGATTAGCGTCTCATCGATCTCCAGCCCGGCCGCCTGCAGGCTGTCGGCGTAGCCACTGGCACGCAGCGCGCTGGGTGTGTGTTTAGGGTCGCCCTTGATCAAGGCGATGCGGCGATGGCCAAGCGCGATCAGGTGATCGACAAGCGCGCGCGCGGCCTGGTAATCGTCGATGCGCACCGAGCTGATCTGCGCCATCGGTGCGCCACTGGCCACCGCCACCACCGGGATGCCGCGTGCATCGAGTTCGGCAATGGTCTGGCGCGAATCGCACAACGGCGGCGGTAGGATCACGCCGTCCACGCCGGCGGCGAGCAGGCGTTCGGTGGCAGCGCGCTGGCTGCGGATGGCGCCGCATTTCTCCACCAGCACCTGGCTGCCATTGAGACTGCTCTGTTCGAGCAGGCCGAGCATGAATTGATTGAGGTACGCCGCGCTCGGGTTGCTGTACAGCACGCCGATGCGCAGCAATCCACTGGTGCGCAGCGAGCGGCCGGCCAGATTCGGCCGGTAGCCCAAGGCCTGCACGGAGGCCTCCACCCGTACCCGCATGTCTTCGCCCACATGCGGGTGGCGGTTGATGACGCGCGAGGCTGTCATCGGCGAGACGCCTGCGTGTTTGGCGACATCCAGCAGGGTTGCTGCCGTGGTCGCAGTGCGTTGCCGCTTGGCCGCCATCGTGTGTGCTCGTCCTGGAGTTGAAGCGCACCGCTGGCAGTGCGCCTCAGCTTACTCGTTCGGCGGCTGCACAGACTTTGCGCGGCTGCCGAAATCGCCATCGGCTTCGGCGGCCAGATACGCGAACACGGTGTAGGCGGCCACATTCTGCGCGAGCGCCTTCGGGTCGATCTTGTCCAGGGTGTCGTCTGCGGTGTGGTGCAGATCGAAGTAGTCGGTTCCGTCCTGCGCCAGCCACGCCCAGGCACCGCCCTTGGCGGAGATCGGCCCCACATCCGGGCCAGGGCCGCCCTTGCTGGGCTCATACGCGATGCCCAGCGGCTTCAGCACTTCGGCAATCTGCTGGGTGGCCGCGCGCGATTGTTCCGGCGCCGCCGAACCGGTGTTGAAGGCGTAGATGCGCCCGGCACCGAAGTCGCTTTCAGCGCCAATCTGATGCAGCGCCATGTCCTTGGCATCCTTGCCATGCGCAGCCGCATACGCCTTGCCGCCGTACAGGCCCTGCTCTTCGTTGGCGAAGGCCACCACGCGAATCGTGCGCTTGGGCGCTTGCTTGAGCTGGCCGATCAGATGGCCGGCGGCCATGGTGATCGCCACGCCTGCGCCGTCGTCGATGGCGCCGGTGCCCAGGTCCCACGAATCCAGATGCCCGCCGATCACCACCACTTCCTTCGGCTTGCTACGCCCGGTGATTTCGCCGATCACGTTGTACGAAGTGGATGTGCCATCCCAGCCGCAATCCAGCGCCAGCCGCACGCGGGTGCTACCCAGGGCCGCCAGGCGTGCCAACTGGTTGGCATCGGGCACCGACAATGCCGCTGCCGGTACCGGGGTCAGGCCTTCATCGAAACGGGTGATG</text:p>
          </table:table-cell>
          <table:table-cell/>
          <table:table-cell table:formula="of:=LEFT([.J66];FIND(&quot;),&quot;;[.J66])-1)" office:value-type="string" office:string-value="" calcext:value-type="error">
            <text:p>#WERT!</text:p>
          </table:table-cell>
          <table:table-cell table:formula="of:=MID([.J66]; FIND(&quot;),&quot;;[.J66]) + 1; FIND(&quot;),&quot;;[.J66];FIND(&quot;),&quot;;[.J66])+1) - FIND(&quot;),&quot;;[.J66]) - 1)" office:value-type="string" office:string-value="" calcext:value-type="error">
            <text:p>#WERT!</text:p>
          </table:table-cell>
          <table:table-cell table:formula="of:=RIGHT([.J66];LEN([.J66]) - FIND(&quot;),&quot;; [.J66]; FIND(&quot;),&quot;; [.J6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6889171.1</text:p>
          </table:table-cell>
          <table:table-cell office:value-type="float" office:value="1464209548" calcext:value-type="float">
            <text:p>1464209548</text:p>
          </table:table-cell>
          <table:table-cell office:value-type="string" calcext:value-type="string">
            <text:p>Xanthomonas campestris pv. campestris</text:p>
          </table:table-cell>
          <table:table-cell office:value-type="string" calcext:value-type="string">
            <text:p>Xanthomonas campestris pv. campestris strain WHRI10004 scf_17688_2, whole genome shotgun sequence</text:p>
          </table:table-cell>
          <table:table-cell office:value-type="float" office:value="1464209548" calcext:value-type="float">
            <text:p>1464209548</text:p>
          </table:table-cell>
          <table:table-cell office:value-type="string" calcext:value-type="string">
            <text:p>146884..14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439-7402']</text:p>
          </table:table-cell>
          <table:table-cell office:value-type="string" calcext:value-type="string">
            <text:p>TCTGGCCGGCCGCTCGCTGCGCACCAGTGGATTGCTGCGCATCGGCGTGCTGTACAGCAACCCGAGTGCGGCGTACCTCAATCAATTCATGCTCGGCCTGCTCGAACAGAGCAGTCTCAATGGCAGCCAGGTGCTGGTGGAGAAATGCGGCGCCATCCGCAGCCAGCGTGCTGCCACCGAACGCCTGCTCGCCGCCGGCGTGGACGGTGTGATCCTGCCGCCGCCGTTGTGCGATTCGCGCCAGACCATTGCCGAACTCGATGCACGCGGCATCCCGGTGGTGGCGGTGGCCAGTGGCGCACCGATGGCGCAGATCAGCTCGGTGCGCATCGACGACTACCAGGCCGCGCGCGCGCTCGTCGATCACCTGATCGCGCTTGGCCATCGCCGCATCGCCTTGATCAAGGGCGACCCCAAACACACACCCAGCGCGCTGCGTGCCAGTGGCTACGCCGACAGCCTGCAGGCGGCGGGGCTCAAGATCGATGAGACGCTGATCGCCGAGGGGTTGTTCACCTATCACTCGGGCCTGCTCGCCGCGCGCGCATTGCTCGCACAGCCCGCACCGCCCACGGCAATCTTCTGCAGCAACGACGACATGGCAGCAGCCACCGTAGCGGTGGCGCACGGGCTGGGCCTGCGCGTGCCCGAGGATGTGTCAGTGGCCGGCTTCGACGACACGCCGGTGGCCACCACCATCTGGCCCGAACTCACCACCGTGCATCAACCGGTCACCGCCATGGGCCGCGCCGCCGTCTCGCTGCTGGCCGACGCCATTCGCGAACGACGCAAGGGCGCACCAGTGCAGGGCGTGCATCAGGTGATGAAGTACACGTTGGTGAAACGCGGCTCGACGGCGGCGCCGGTGGGGTGATGTGGTGATGACTCAACTACGCTGTTGGGCGATGAGAGCACATCACCCAACAGCACAACGCCCTGCGCATCGGCGATGCGATCGCGTTGTTTTAGGCCCTGACCAGGGTGACGTCCGCAACACCTAAAAGCCCAGTCAATGGCACATCGGCGCGGCGTTGGCTGGTTGCCGCTGTCAGGCCCTGGCTGCGCAACAGCTCCAGCAGGCGCTCGGCAAGCGGCATCACCATGTGCCTGCCCCAACAGCGCTCCGAGGCATGGCCAAACGGAAAATAGCCCGGGTGATTGTCTGGATCCAACGCGTCCCAACGCGCCGGACGAAACATATTGGGCGCGTCCCACAGCGCGGGATCGCGGTGACTGAGCAACGGCAACACCAACACGTCATCGGCCGCACCGATGCGGTGATCCAGGGCGGGATATTCCGGCGATGCGTTGCGCAGGATGTTCCAGGATGGCGGCAACAGCCGCAGCGCTTCGTAAATGATATTGCGGTTGCTGTCGCTCGCTGAGAACGGCGATCCCAACCACATGGCATTGGCTACCAAAGTAGAAATGGTAAAGCACACCGGTGCTGCGGTACGCCGGTACAGGCCCAGGGCGTAGCGGCGTTCGTCATAACTGCCTGCGGCCGCCGTCACCCGCGCCAACGAGGAGGAGTTTGGTGACAACGTCAACGGTAACGCAGCGCCGGCGGCAATCACCGCCCAGGTCAACTTGGGTGTGAGTTCGAGCACGCGGTCCATCAGCACGCGCAAGCGCAACGGATCTCCACCAAGCAACAGGTCGCGCAGGTACACGTGACCGACGTGCGGCCAACTGCCCGACAGATCGACTTGTACCGCTGGCATTTTCAAAGCTTCGCGCACATCGCGACCGATCGCCTGCATCAGGCGAGAGGCATCGACGCGTGCAATGGAGCGCCCATGCAATGGCTTGAAGGTTGGTCGTTCCGTCTCCGAGGCCGGGCGTGCAGCGAGCAGGCGATGCGTCAGCACCGGCCCCGCCACGCCCACCGTGTCGGGCTCCAGACGAAAGACGTCTTGCCCGATGTACGCATCGAGCAAGGCCTGTAGCCGCGGGGCAAACACGGTGCGGCGCATGTCGCCGGCAAGCGAGTGCGACATCGTATGACTCCGAAAGAAAGCCCGCGTCCAACAACCTGGGGATCGCCGGCGCGGGCAGGTTCACCGGGCCGCATCATCTCTGCGGCGGGTGCACGTTCAGTACCAGATGTACCAAGCGTGCGACTTCAGGCTCTTGTTCGAAGCAAGGCGATGCTTGATGGCAAACAACAGTTTCATGAGCGAAATCCTTCAGGTGGGATTGCCCTTGCGGGGGATGAAACCAGGTGGAAACACAGGTAGCGCGGCGAGCCATTTACAGTTGAGCTCGCAAGATCGAACCTACTCCCTGCTCCAACGCAAAACCCTGCAAGCGCGCACAGATCGCAACGCGCATGTCACTGCGGCGCAATGCGCCTGCATAAAAAAGGCCGCATCGCTTCCCGCCGATGCGGCCAAATGGGAGGGTGCCCGGGCTTGCGACCGGGCGAACTGCAGCCACCGGCCTATGCCAGTGATGGGAAGCACAGCAATCCGGCTCAGACGATCAGAGCGAAGTTCGCAATTTCGTACTGACACACGACGCCCTGCAGGCAAAGCGCGAAAACAGCTGCATGACACGATGTGTAGGGCTGCGGGGCTCGCTGATGGCGGCCGTCGTGTTCACGACCGCCATCACCGCAGACTGCGTTGCGATCAACTCATTGCACTGAGAAGAGCAAGACGGCTACTTGTTCGGCCGGGCGATCACCATCGCCGATGGCGCGCTCGCACCTGCCGCGTTGTTGGCCATCACCACGTACGTGTACGCGACATCATTGACGACCGCGCGGTCTACATAGGTGGTTGAGATGACGTTGCTGCTCACCGTCGTCAATGCACCCGTGGTGCCGGCGCGGCGCTGCACGGTGTAGCTGGCTGCGGCGCTGACGGCCGACCAGCTCAGCTTGACGTTGCTGTCTCCCACCGTAGCGGTGAGCCCACGGGTTGCAGTCGGTACTTGGCGCGGTGGCAGTGCAACAGATGCGG</text:p>
          </table:table-cell>
          <table:table-cell/>
          <table:table-cell table:formula="of:=LEFT([.J67];FIND(&quot;),&quot;;[.J67])-1)" office:value-type="string" office:string-value="" calcext:value-type="error">
            <text:p>#WERT!</text:p>
          </table:table-cell>
          <table:table-cell table:formula="of:=MID([.J67]; FIND(&quot;),&quot;;[.J67]) + 1; FIND(&quot;),&quot;;[.J67];FIND(&quot;),&quot;;[.J67])+1) - FIND(&quot;),&quot;;[.J67]) - 1)" office:value-type="string" office:string-value="" calcext:value-type="error">
            <text:p>#WERT!</text:p>
          </table:table-cell>
          <table:table-cell table:formula="of:=RIGHT([.J67];LEN([.J67]) - FIND(&quot;),&quot;; [.J67]; FIND(&quot;),&quot;; [.J6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6504740.1</text:p>
          </table:table-cell>
          <table:table-cell office:value-type="float" office:value="1462727958" calcext:value-type="float">
            <text:p>1462727958</text:p>
          </table:table-cell>
          <table:table-cell office:value-type="string" calcext:value-type="string">
            <text:p>Streptomyces sp. AcE210</text:p>
          </table:table-cell>
          <table:table-cell office:value-type="string" calcext:value-type="string">
            <text:p>Streptomyces sp. AcE210 NO_1_1, whole genome shotgun sequence</text:p>
          </table:table-cell>
          <table:table-cell office:value-type="float" office:value="1462727958" calcext:value-type="float">
            <text:p>1462727958</text:p>
          </table:table-cell>
          <table:table-cell office:value-type="string" calcext:value-type="string">
            <text:p>202144..20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542-9934']</text:p>
          </table:table-cell>
          <table:table-cell office:value-type="string" calcext:value-type="string">
            <text:p>TCACCCACCCATTCCAGTAAGGGAGCAAGACGTGCACCTGGATCTTTCGGGCCGGACCGCTCTGGTGACGGGCTCCACGCAAGGCATCGGAGCCGCGATCGCGACCGGACTCGCACGCGCCGGCGCGCGGGTCGGAGTCAACGGACGCGACCAGGGCAGAGTGGAGGCGGCCGTCGAGCAGCTCAAAGCCGGTGTGCCGGACGGCGCCTTCGTCGCGGTCGCGGCCGACGTCGGTTCCGAGGAGGGCGCTCGACGCGCCTGGGAAATGCTGCCTGACGTGGACATCCTCATCAACAATCTCGGCATCTTCGACGCGAAGAACCCCTTGGACATCACGGACGACGAATGGCGCCGCTACTTCGAGGTGAACGTGCTGGCCGCCGTCCGGCTCACACGGCTGTACCTGCCGCGGATGACCGAGCGCGGCCGGGGGCGTGTCCAGTACATCGCGAGCGACTCCGCGGTGGTGGTCCCCGCCGAGATGATCCACTACGGCATGTCGAAGACCGCTCTGCTCGCGGTCAGCCGCGGCTTCGCCAAGCATGCCGCGGGGACCGGCGTCACCGTGAACTGCGTCATCGCGGGCCCTACTCACACCGGCGGCGTCGAAGACTTCGTGTACCAACTCGTCGACCGGGATCTGCCGTGGGACGAGGCGCAGCAAGTCTTCATGCGTGAGTACCGCCCGCAGTCGCTGTTGCAGCGCCTGATCGAACCCGAGGAGATCGCCAACATGGTGGTGTACCTGAGCTCCGACCTGGCGTCCGCGACCACGGGCGGCGCGCTGCGCGTCGACGGCGGATACATCGACGCCATCCTTCCGTGAGGAGCGCTCTTCAATCGTGCGCGTCGGGGCGGAGGACTCATCGGGGCGCCTTTGCGCAACACCACCAAGTAGCCATTCCTCAAAGGAAGTGCGGCGGACCTATCGCAACTCCCGCCATTCGTCAGGCTGTTCGCGCCTTCGTCACACGTACTTCCTCGACCCCCAGCAGGCCGAGCAGGGGAACCCTGCCGGTCCGCTGGTCGGGATCAACGACGAGCCCTGAGCTGCGGATCCGGTCCAGCAGCATCTCGGCGAGCGGCATCACCATGTGCCGTCCCCAGCAGCGCTCAGAGGCATGCCCGAAGGGCAGATAGCCCGGCGTGGCGTCGGGGTCGAGTTCGTCCCAGCGCTCGGGCCGGAACGCGGGCGCGTCCTCCCACAGGGCCGGGTCGCGGTGCGAGAGCAGCGGAAGCAGCAGGACGTCGTCAGCATCCCGGATCCGGCTGTCGATCGCGGGGTACTCCGGGGAGGCGTTGCGGAGGATGTTCCACGAGGGCGGCAGCAGTCGCAGAGCCTCATAAATGATGTTGCGGTTCGACGTGCTGTCGTCGAAGGGGGCGCCGAGCCACAGCGCGTTCGCGACAAGCGTCGAGACCGTGAAACACACCGGGGCGGCCGCTCGCCGGTAGACACCCATCGCGTACCTGCGGTCCTGGTAGCCGACGGCCTCGGCCGCCCGCCCCGCAAGGCCGGTGAGGTGGGCGCCGGGGCGCGGCCAGCCGGGCAGCGCGGCGCCCGCGGCGATCACGGACCAGGTCAGCTTAGGTGTCAGTTCGAGGTTGCGGCTCATCAATATCCGCAGACGGAGGGGGTCTCGGCCGAGGATGAGGTCCCTCAGGAGGAGGTGTCCGGTGAGAGGCCAAGGACCCGACAGGTCGACGTCCGGCGGCAAGGGGCGCTTCAGCGCCTCGCGGACGTCGTTGCCTGTCGTCCGGGTGACCGAGGAGGCTTCGTTGCGCGAGATCGAGCGGCCGTGCAGCGGCTTGAACGTCGGCCGCTCGGTCTCCGTCGCCCGGCGCGCGGCGAGGATCCGGTCGGTGACGTCGTGTCCGGCCACTCCGACGGTGTCGCTCTCGAGCCGGAAGACGTCCTGGCCCAGGTGATCGTCGAGGAGGGCTGTCAGTCGCGGGGCGAACACGGTACGGCGCGTGCGCGGCGCGGAGGTGAGCGACACGGGTTCTCCGGTGGCGGTGAGGGCGGAACCCCCGCTGCACGGCAGGCGGCGTCGGGCGCAACGCTCGCTGCCACCGCACAGCGGGGGCGGGTGGAGGCGTGCCGGATCAGTACCAGAGGTACCAGGCGCTCGCCTTCAGGGACTTTCGGGCCGCGGCCTTGTTGCGGATAGCGAAGAGAAGCTTCATCACTGCACCCCCTCTCAGGGCGGACGGAAGACACACGACGGGTGCCGGGGTGAGCCGGTGAAGATCGCATGCCGGTGGCGCGGTGAACCTTCCCTGCCGTGATCAACGGCCAATCCATCAATTCACCGAAGAGCGTTTCGCATATCCACTTTCAGACTCTGCATTTCCCTGCACACGCGGTGCTCCGCGTGAACCGTGTGGGGCCTCGAAGGGTCGCCGGGTTCGCCTCATGTCCCGGTCGCGGCGCTGCGGGTGAGGCCGGGACAGGGGGCGGTGCATGCGCCGGATCGCGGAAGACGTCATTCCCACCGCGGCCAGTTTGGCCGGATGGGCAGCCCTCGCCGCCGAGCGGGCAGCTCTCTGATCTGCGTGCGAAAATGGCCGGGAGGCTCTCCATGAGCGAACGACTCAACACATGGCCGGCGCTGGTCTACGAGGATCTGGCGCCCATGGTCGACTACGTGAACCGGCTGGTGCAGGTCGGGAGCAAGTACACCCTGGACGATCCCTTCGAGGCCGGCTGGGGAAACATCGTTCTCGACGTCACCCCCCGGGGACTCCGGACGCCGACCTTTCGGCGCCAGGGAGTGACGTTCGAGGTGCACTACCGGCTGCTCGACAGTGACGTGGTCGTCGAGTCCGACCGGGGCTCGGTGACGGTACCTGTGTCCAACGGATCCCTCGCCGCCTTCTACGCGTCGTTCTGCGACGCGGTGGCCGGGCTCGGTGTGCGCCCACCGCGCACCTCATTGATCTGCGAA</text:p>
          </table:table-cell>
          <table:table-cell office:value-type="string" calcext:value-type="string">
            <text:p>, GTGATGAAGCTTCTCTTCGCTATCCGCAACAAGGCCGCGGCCCGAAAGTCCCTGAAGGCGAGCGCCTGGTACCTCTGGTACTGA, 202250, 202334(-)</text:p>
          </table:table-cell>
          <table:table-cell table:formula="of:=LEFT([.J68];FIND(&quot;),&quot;;[.J68])-1)" office:value-type="string" office:string-value="" calcext:value-type="error">
            <text:p>#WERT!</text:p>
          </table:table-cell>
          <table:table-cell table:formula="of:=MID([.J68]; FIND(&quot;),&quot;;[.J68]) + 1; FIND(&quot;),&quot;;[.J68];FIND(&quot;),&quot;;[.J68])+1) - FIND(&quot;),&quot;;[.J68]) - 1)" office:value-type="string" office:string-value="" calcext:value-type="error">
            <text:p>#WERT!</text:p>
          </table:table-cell>
          <table:table-cell table:formula="of:=RIGHT([.J68];LEN([.J68]) - FIND(&quot;),&quot;; [.J68]; FIND(&quot;),&quot;; [.J68]) + 1))" office:value-type="string" office:string-value="" calcext:value-type="error">
            <text:p>#WERT!</text:p>
          </table:table-cell>
          <table:table-cell office:value-type="string" calcext:value-type="string">
            <text:p>, AWYLWY*, 202250, 202334(-)</text:p>
          </table:table-cell>
        </table:table-row>
        <table:table-row table:style-name="ro1">
          <table:table-cell office:value-type="string" calcext:value-type="string">
            <text:p>WP_116215236.1</text:p>
          </table:table-cell>
          <table:table-cell office:value-type="float" office:value="1450151951" calcext:value-type="float">
            <text:p>1450151951</text:p>
          </table:table-cell>
          <table:table-cell office:value-type="string" calcext:value-type="string">
            <text:p>Streptomyces olivoreticuli subsp. olivoreticuli</text:p>
          </table:table-cell>
          <table:table-cell office:value-type="string" calcext:value-type="string">
            <text:p>Streptomyces olivoreticuli subsp. olivoreticuli strain ATCC 31159 chromosome, complete genome</text:p>
          </table:table-cell>
          <table:table-cell office:value-type="float" office:value="1450151951" calcext:value-type="float">
            <text:p>1450151951</text:p>
          </table:table-cell>
          <table:table-cell office:value-type="string" calcext:value-type="string">
            <text:p>8547659..8546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5899-16741', '18066-16882']</text:p>
          </table:table-cell>
          <table:table-cell office:value-type="string" calcext:value-type="string">
            <text:p>CGCCGAGCGGACAGATCTGTACGAACTCGCCCTCGGGGATCGTCACTTCGCCCACGGTGACGGGCTCGGTGGTGTAGCGCAGGGACGCCAGACTCGACGGCGACTCGTACCGCAGGATCTCCTCGACCGCCCCGGGCATCAGCGACGGATCGGCGCGCAGCATGTCGAGTTGGTCGGGGTGGGTGAGGAGGGTGTGGACGCCGTTGGCGATGAGGTTGACCGTCGTCTGATGCCCCGCCACGACCAGGAGGAAGGCCATGGAGGTGATCTCGTCCTCGCTCAGCGCGTCGTCCGTGTCCCGGGCCGCTATCAGGGCGGAGAGCATCCCGTCGTCGGGGGCCTCGCGCTTGAGGGCGATCAGCGCCTTGAGGTAGGCGAGCATGCTCTCGGCGGTGAACACCGACACCTCGCCGTCGCCCTGGCCCCCGCCGAGCGTGTTGCCCCGCACGTGCAGCACCTCGTGGTCCGCGTCGGTGGCGCCGAACAGGTCGAAGGCGACCGCCACGGGCAGGGGCAGCGCGAACTCGCTTATCAGCTCCGCCTCCTCGCTGTCCCCCCACGTGTCCAGCAGCGCGGTCACGTGGGCCTCGATCATCGGGCGCAGCGCCGCCGTGCGCCGGGCGGTGAACGCCTTCTGCACGAGCTTGCGCAGCCGCGTGTGCTCCGGGGGATCGGAGTTGAGCATGTGCGTGAACAGCGCACCACCGGGCCCTTCGGTGAGCCCGACGTGCTGCCCGAACTTCCGTACCGCGTCCTGCTTGGACAGCCGCGGATCGGCCAGCAGTTCCCGGGCGTCGTCGTAGCGGGTGACGACCCATCCTTCGATCGCCGCAGGGCCGGGGTAGCGGACGTGGCGGACGCCGCCGTCCTCGCGCCACAGGCGGTGGACGGCGTGCGCCCGGTCGAAGTACGACGGGGACAGGATCTCAATCTCGGGCATGGCGCACCTTGCTCTTCGGCCCTACGTGGATCTTCTTCACACCGAGCAGCCCGAGGAGGGGCACCTCGGCCGTACGCTGCCCAGGCGCGACGACGAGGCCGGTCCGGCGCACGTGGTCCAGGAGCAGTTCGGCGAGCGGCATGACCATGTGCCGCCCCCAGCAGCGTTCGGACACATGGCCGAAGGGCATGTACCCGGGGGTGTTGTCGGGGTCGAGGGTGTCCCAGCGCCCGGGCCGGAACTCGTTCGGCGCGTCCCACAGTGCGGGGTCGCGGTGGGTGAGCAGCGGCAGCATCAGCACGTCGTCGCCGGGCCCGATCCGGCTGTCGAGGGCCGGGTACTCGGGCGAGCGATTGCGCAGCAGATTCCACGACGGGGGCAGCAGTCGCAGGGACTCGTGGAGGATGTTGCGGTTCGGGACGCCTTCGTCGAAGGGGGAGCCGAGCCACAGGGCGTTCGCGACGAGGGCGGAGATGGTGAAGCACACCGGCGCCGCCAGACGGCGGTACATGCCCATCGCGTACCGGCGGTCGTGGTAGCCCTTCGCCTCGGCGAAGAGGTTCGCGGTGTGGGTCAGCCGCGGTCCCGGCCCCGGCCGGCGGGGCAGGGCGGCCCCGACGGTGATGGTCGTCCAGGTCAGCTTCGGATCGATCTCCAGTTTGCGGCTCATGAGGATGCGGAGCCGGTACGGGTCGTCGCGCAGGATCAGGTCCCGCAGGAACATGTGCCCGGTGAACGGCCACGGCCCCGACAGGTCGGTCCGCTCCGGAATCGGACGCGTGAGGGCTTCGCGGATGTCCTGGCCGATCGTCCGGATTCCCGCGGACGCCTCGGACTTGGGGATCGACCGCCCGTGCAGGGGCTTGAACGTGGGCCGCTCGGTCTCCGTCGCCTTGCGGGCGGCGAGGATCCGGTCCGACAGCTCCGCTCCGGAAATACCGATCGTGTCGGGTTCCAGCCGGACCAGGTCCTTGCCGAGATGGTCGTCGAAAAGGGCCTGGAGACGGGGAGCGAATACGGTGGTACGGCGGGCGGCCGGATGCTGTGTCGAGGATGGCATGAATGCGGGCTCCGGGGAGGATGCGGAGGGCCCGCACGGGCAGGAGACCGATCGGCTCTGCCGCGTGCGGGCCCGGTGCGGAAACCGGCTGGGCCTAGTACCAGACGTACCAGGCGCTCTGCTTCAGACTGGGCTCGCTCTTCTTGAAGAACGGAAAGTCACGGCAGATCGGGTTTCCCGCGTTGCGTACGGCGGAAAGGAACTTCGACATCGGCCATACACCTCCTCTCTCATTTTCGACACGCCGATTGGCGTTCCGGGCACGGAACTTGATTGCCACCGGAAAAGGTGGGGAATGGTCATGCCCGGCTGTTGAGGGGAGTGAAGCGGCCTGTGCCGGACACTGTCAATGCTCTCCTTTGCGACCTCACGGGATGCGATGTCCGTATATATGGGCACTATTCCTGCGAGGAAGTCGTGCGGCGCCGCCATTCGTCCACCGGAATGCGATGGTCCGTCAAGGAAACGTATGCCACCGTGCGCCGGAGGCCGGACGTGCGCCCCGGGCGCCCGTCGGCCGCCTCCGGACAACGGTTGACCGCCCCCCTGAGGCCGCCTACTTTCGGCTTGAGGCCCAATCCACGAGGGCGGGGCCCGCTGTGGTTCTTGGGGGCGCAGGTGCACTGGTATGTGGATGTGCTCAAGAAATACGCGATGTTCAGCGGGCGGGCGCACCGCCAGGAATTCTGGATGTTCACCCTGGTCAGCTTTGTGATCAGTATCGTGCTGGCCGTCGTCGACGCCGCGCTCGGCACGAGCCCTGTCCTCGGAGCGCTGTACAGCCTCGCCGTTCTCCTCCCCAGCCTCGCCGTCGGCGTCCGCCGCCTGCACGACACCGACCGGACGGGCTGGTGGCTGCTCATCGCCCTGATCCCGATCGTGGGCGCGATCGTCCTGCTGGTCTTCTGGGCCAGTGCGGGCAAAATG</text:p>
          </table:table-cell>
          <table:table-cell office:value-type="string" calcext:value-type="string">
            <text:p>, ATGGTGAAGCACACCGGCGCCGCCAGACGGCGGTACATGCCCATCGCGTACCGGCGGTCGTGGTAG, 8547072, 8547138(+), ATGTCGAAGTTCCTTTCCGCCGTACGCAACGCGGGAAACCCGATCTGCCGTGACTTTCCGTTCTTCAAGAAGAGCGAGCCCAGTCTGAAGCAGAGCGCCTGGTACGTCTGGTACTAG, 8547753, 8547870(-)</text:p>
          </table:table-cell>
          <table:table-cell table:formula="of:=LEFT([.J69];FIND(&quot;),&quot;;[.J69])-1)" office:value-type="string" office:string-value=", ATGGTGAAGCACACCGGCGCCGCCAGACGGCGGTACATGCCCATCGCGTACCGGCGGTCGTGGTAG, 8547072, 8547138(+" calcext:value-type="string">
            <text:p>, ATGGTGAAGCACACCGGCGCCGCCAGACGGCGGTACATGCCCATCGCGTACCGGCGGTCGTGGTAG, 8547072, 8547138(+</text:p>
          </table:table-cell>
          <table:table-cell table:formula="of:=MID([.J69]; FIND(&quot;),&quot;;[.J69]) + 1; FIND(&quot;),&quot;;[.J69];FIND(&quot;),&quot;;[.J69])+1) - FIND(&quot;),&quot;;[.J69]) - 1)" office:value-type="string" office:string-value="" calcext:value-type="error">
            <text:p>#WERT!</text:p>
          </table:table-cell>
          <table:table-cell table:formula="of:=RIGHT([.J69];LEN([.J69]) - FIND(&quot;),&quot;; [.J69]; FIND(&quot;),&quot;; [.J69]) + 1))" office:value-type="string" office:string-value="" calcext:value-type="error">
            <text:p>#WERT!</text:p>
          </table:table-cell>
          <table:table-cell office:value-type="string" calcext:value-type="string">
            <text:p>, AYRRSW*, 8547072, 8547138(+), AWYVWY*, 8547753, 8547870(-)</text:p>
          </table:table-cell>
        </table:table-row>
        <table:table-row table:style-name="ro1">
          <table:table-cell office:value-type="string" calcext:value-type="string">
            <text:p>WP_116142997.1</text:p>
          </table:table-cell>
          <table:table-cell office:value-type="float" office:value="1492776162" calcext:value-type="float">
            <text:p>1492776162</text:p>
          </table:table-cell>
          <table:table-cell office:value-type="string" calcext:value-type="string">
            <text:p>Streptomyces sp. 3212.4</text:p>
          </table:table-cell>
          <table:table-cell office:value-type="string" calcext:value-type="string">
            <text:p>Streptomyces sp. 3212.4 Ga0181102_11, whole genome shotgun sequence</text:p>
          </table:table-cell>
          <table:table-cell office:value-type="float" office:value="1492776162" calcext:value-type="float">
            <text:p>1492776162</text:p>
          </table:table-cell>
          <table:table-cell office:value-type="string" calcext:value-type="string">
            <text:p>168683..167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511-15391', '15388-15963']</text:p>
          </table:table-cell>
          <table:table-cell office:value-type="string" calcext:value-type="string">
            <text:p>CGATCTGGACGAACTCCCCGGCCGGGATCGTCGTACCGTCGATCGTCACGGGCTCGGTGGTGTAGCGCAGGCTCGCGAGGGCGAACGGGCTCTCGTGGCGCAGGGCTTCCTCGGTCAGGGCGGGGACGAGTGAGGGGTCGGCGCGTACGGCGGCGAGCTGAGCGGGGTGGGCGAGCAGGGCGTGCAGGCCGTTGGCGACGAGGTTGACGGTGGTCTGGTGGCCCGCGATCACCAGCAGGAACGCCATCGAGGTGACCTCATGCCCGGTGAGGCGGTCGCCGTCATCGCGGGCGGCGAGGAGAGCGGAGAGCAGGTCGTCGCCCGGGCAGGCCCGCTTGTCCGCGATGAGCGCGCGCAGTCGCTCCAGCATCGCCTCGGCCGTCGCGACGGACACCTCCCCGTCTCCGCCGTCCCCGCTCACCGTGTGGCCGCGGACCTGCAGGATCCCGTGTGCACCGGGGTCCGCGCCCAGCAGGTCGAAGATCACGGCCAGCGGCAGCGGGAGCGCGAACCGGGCGATCAGGTCCACCTCCTCGGCCTCGTCCGTCCCGTCGAGGGCGTCGAGCAGTGCCGCGACGTGTGCCTCGATCCGGGGGCGCAGCTCCGTCACCCGCCGCTGGGTGAACGCCTGTTGGACGAGACGCCGTAGGCGCGTGTGACGGGGCGGGTCGGAGTTGAGCATGTGGCTGGTGAGCCCGCCGCCCGGGCCGCCGACGGGAAGTCCCTCGTGACGGGCGTACGCCTCGGTCGCGCCGTCCTTGCTCAGCCGGGGATCGGCGAGGGCCGCCCGGCAGGCGGCGTGCCCGGTGACGACCCACCCGGCCAGGGGCGCGGCACCGGAGAAGCGGACCTTGCGGACACCGCCCTCCTCGCGCCAGCGCCGGTAGACGTCATGGGGGTGGCGGGCGAAGGAGTCGCCCCCTGTCTCGGTCTCGTTCCCGGTCTCGTCCGACGGCTCAGGCAACGGCACGGCGCACCCTCGTCACCTGGACGTCCTCGACGCCGAGCAGTCCGACGAGGGGAACCTTGGCGGAGGTCTGTTCGGGGCTGACGGCGAGGCCCGCGCCGCGTATCAGGTCCAGGAGCAGCTCGGCGAGCGGCATCACCATGTGTCGACCCCAGCAGCGCTCGGAGGAGTGGCCGAAGGGGAGGTAACCGGGCGCGGTGTCGGGGTCGAGGGTCTCCCAGCGCTCCGGACGGAACGCGTGTGGGTCGTCCCACAACTTGGGATCCCGATGGGAGAGAAGGGGCAGGACGAGGACGTCGTCGCCGGTGCCGATGCGCTCGTCGAGGGCCGCGTACTCGGGGGAGGCGTTGCGCAGGATGTTCCAGGACGGCGGCAGCAGCCGCATGGCCTCGTAGAGGATGTGCCGGTTCGGCGTGCCGGGGTCGAACGGTGAGCCGAGCCAGAGCGCGTTCGCGACCAGGGTGGAGACCGTGAAGCACACGGGCGCCGCCGCCCTCCTGTACATGCCCATGGCGTATCGGCGCTCGTGGTACCCGGCGGCCTCGGCCGTCAGGCCCGCGATGGCGGTCAACGGGGCTCCGCGTCGGCCCACCCGCCCCGGGAGGGCGGCGCCCGCCGCGATCACCGCCCAGGTCAGCTTGGGGGTCAGTTCGAGATTGCGGCTCATCAGGATCCGCAGCCGATAGGGATCCTGGCCAAGGATCAGATCCCGCAGGAACAGATGCCCCCTGAGCGGCCACACCCCCGAGAGATCGACGTCCTCGGGCCGGGTGCGGGGCTTCTTCAGCGCCTCGCGCACATCGCCGCCGATCGTCCGCATCACCGACGACGCCTCACCGCGCGAGATCGAGCGTCCGTGCAGCGGCTTGAACGTGGGCCGCTCGGTCTCGGTGGCCCGGCGGGCGGCGAGAATACGGTCGGCGGCCTCATGCCCGGCGACCCCGACGGTGTCGGGTTCGAGCCGGAACACGTCCTGCCCGAGGTGGTCCCGGAACAGGGCGGCAAGGCGCGGATGGAACAACGTGCGGCGCATGCGGGAACTCCGGAAGACCGAGGGGCAGGCGGGCGGCGGGCGTTGTCGCCCCCGCCGTACGGCGGAGGCGACCTCACGGGTACTACGGATCGGCCTAGTACCAGAAGTACCAGGCGCTCGCCTTCAGGCTCTTCTGAGCGGACACCTTGTTGCGCAGGGCGAAGAGAAGCTTCATCACTACACCCCCTTCCAGGGTGGAGATGGCACGCACGCTCCCTTGTGAAGATCGTGCGCAGCTGGCTTCCCCACACTCCCCCACTGCGATCAACGAATGATCAACGCCCAGGTCAGGGCAGGATGCGCAGGTGAGGTGCAGGCGTCACATCGACTGGACAGGAGCAGCGCGTGTCCAGGCTCCCCGTTGCCGCTCCCGGCTCTCGCTGCCAGACTGCGGCGGTGAACATTCGGGGGGATGCGCGGGTTGGTCCGCAACCGTTCGCATTACGACCGGTCGCGTTAGTGGCGGCTGTTCTCGCCGCAGTGTTGGTCGCGCTGTCCGGGCGGTACGGCTTTCATCGTGACGAGCTCTACTTCCTGCTCGCCGGCCGACATCCGGCCTGGGGCTACGTCGACCAGCCGCCGCTGACCCCGTTGCTCGCCCGGGCAGGCTCCACCGTGTTCGGCGCGAGCCCGACCGGTCTGCGGGTCGTACCCGCACTGCTCTCCGCATGCTCCGTGGTGCTGACCGCCCTGCTGGCCCGGGAGCTGGGAGCCGGTCGTGGCGGGCAGATTTTCGCGGCTGGGTGCTGTGCCTGCTCCGGCTACGTTCTGGCCATCGGCCATTTGCTGTCCACCAGTACCTTTGATCTCACCGCCAACCTGGGCGTCCTGCTCCTGACGCTCCGGCTGCTGCGGACAAGGGATCCCCGCTGGTGGCCGGCCCTGGGCGCGATGATCGGGGTGACGCTGCTGAACAAGCAACTCGTCCTGTCACTGCTCCTCGCACTGCTCCTCGCA</text:p>
          </table:table-cell>
          <table:table-cell/>
          <table:table-cell table:formula="of:=LEFT([.J70];FIND(&quot;),&quot;;[.J70])-1)" office:value-type="string" office:string-value="" calcext:value-type="error">
            <text:p>#WERT!</text:p>
          </table:table-cell>
          <table:table-cell table:formula="of:=MID([.J70]; FIND(&quot;),&quot;;[.J70]) + 1; FIND(&quot;),&quot;;[.J70];FIND(&quot;),&quot;;[.J70])+1) - FIND(&quot;),&quot;;[.J70]) - 1)" office:value-type="string" office:string-value="" calcext:value-type="error">
            <text:p>#WERT!</text:p>
          </table:table-cell>
          <table:table-cell table:formula="of:=RIGHT([.J70];LEN([.J70]) - FIND(&quot;),&quot;; [.J70]; FIND(&quot;),&quot;; [.J7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5563136.1</text:p>
          </table:table-cell>
          <table:table-cell office:value-type="float" office:value="1444817865" calcext:value-type="float">
            <text:p>1444817865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FOR_F20 scaffold2.1_X.arboricola_FOR_20_size1835369, whole genome shotgun sequence</text:p>
          </table:table-cell>
          <table:table-cell office:value-type="float" office:value="1444817865" calcext:value-type="float">
            <text:p>1444817865</text:p>
          </table:table-cell>
          <table:table-cell office:value-type="string" calcext:value-type="string">
            <text:p>1152941..115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4-11279']</text:p>
          </table:table-cell>
          <table:table-cell office:value-type="string" calcext:value-type="string">
            <text:p>CAATCAATTCATGCTCGGGCTGCTGGAGCAAAGCAGTCTCAACGGCAGCCAGGTGCTGGTGGAAAAATGCGGCGCCATCCGTAGCCAGCGCGCAGCCACCGAGCGTTTGCTCGCGGCCGGCGTTGACGGCGTGATCCTGCCGCCACCGTTGTGCGATTCGCGCCAGACCATCAGCGAACTGGATGCACGCGGCATCCCGGTGGTGGCGGTGGCCAGCGGCGCGCCGATGGCGCAAATCAGCTCGGTGCGCATCGATGACTATCAGGCCGCGCGCGCCATCGTCGCGCATCTGATCGAACTCGGGCACCGCCGCATCGCGCTGATCAAGGGCGACCCCAAACACACACCAAGCGCGCTGCGCGCCAACGGCTATCTCGACAGTTTGCAGGCTGCAGGATTGGAGATTACAGAGACCCTGATCGCCGACGGATTGTTTACTTATCACTCGGGATTGCTCGCCGCGCGCAGCCTGCTGGCACACCCCAAACCACCGACGGCGATTTTCTGCAGCAACGACGACATGGCGGCTGCCGCGGTTGCGGTCGCGCACGGACTGGGCCTGCGTGTGCCCGAAGATGTTTCGGTGGCCGGTTTCGACGACACACCGGTGGCCACCACCATCTGGCCAGAACTCACCACCGTGCATCAACCGGTGACCGCGATGGGACGCGCAGCAGTGTCCTTGCTTGCAGATGCGATTCGTCAGCGGCGCAAGGGCGATGCCGCGCAGGGCGTACATCAAGTAATGAAGTACACCCTGGTCAAGCGCGGCTCGACGGCTGGACCGCCCAAGGAATGACGCGCTGGCGCGCGTAATGTGGAGCGGTTGGGCTGACGCTGGATGCTGCGAGCGTGGCGTGTGCTTGTGCGCGCTATCGGCAGCACCTTTCGGGTGTCTGAGCCGTGCCACTGCAATGCGCTCGCTGCGGCGTGCATGCAGGCAAGCGAGCTGCGTAACGCTAGCAACGCACGACATCGACCTCAGACACACCGAGCAGCCCCGCCAACGGCACCTGTGCCTGGCGCTGCCGTGGGCTGACAGCCAATCCCTGACGGCGCACGCTGTCCAACAGCTGCTCGGCCAGGGGCATGACCATGTGCCGGCCCCAACAGCGCTCCGACGCGTGCCCGAACGGGAGATAGCCGGGCTGCTGATCGGGATCCAGCTGATCCCAGCGCTCCGGACGAAATTCATCGGGTGCATCCCACAGCGCAGGATCGCGGTGGCTTAGGAGTGGCAATACCAACACATCGTCCTGCACACCGATGCGGGGATCGAGCAGCGGATATTCCGGCGATGCGTTGCGCAAGATGTTCCAGGAGGGCGGCAACAGACGCAGCGATTCGTAGATGACGTTTCGGCTTGAACTGGCAGGATCGAATGGCGATCCCAGCCACAGTGCGTTGGCGACCAAGGTGGAAATGGTGAAGCACACCGGCGCGGCGGTTCGTCGATACAAGCCCATGGCGAAGCGGCGCGCATCGTAGCCATCTGCGGCAGCAGTCACTGTCGCAAGCGCCGACGCGTTGGCCTGCAGCGTAAGCGGCCTGATTGCGCTTGCCGCGATAAGCGCCCAGGTCAACTTGGGTGTCAGCTCCAGGGTGCGGTCCATCAACAGACGCAGGCGCAGCGGGTCGCCACCCAGCAGTAGATCGCGCAGATACACGTGCCCAACATGCGGCCATGGGCCGGACAGATCCACGTCTACGCCGATGGGGCGCTTCAATGCCTCGCGCACATCGCGCCCGATCGCCTGCATCAGTTTGGAGGCGTGCGTGCGTGCGATCGATTGCCCTTGCAGCGGCTTGAAGGTCGGCCGCTCACCTTCGGTTGCCAGACGTGCAGCGAGCAACCGATGCGTCAACAGCGGCCCGGCAACACCGACGGTATCCCCATCCAGCCGAAACACCTCCTTGCCCATGTGCTCACGCAGCAGCGCCAGCAACCGCGGCGCGAACACGGTCGTCCTGTCAAAGCCTGCGTTACTGATTGAAGACATGACGATCGCCTTGTGCTCGTTGACGCCCGCGTCCGGCAAAACGCTTACCTCGCGCGGGCGAGCATGACCAACATCACACTGAGAACACGGCGGTTTTTACCGCGCTTGTCAGTGCGCTCAGTACCAGATGTACCAAGCGTAGGACTTCAGACTTTTCTTGGAAGCCAACAGGTTTTTGAGCGAGAACAGCATCTTCATGAGCGACATCCTGTTTGGGGAGTGGTTTGCCCTGATGGGCGTTCGCACAATCGGTCAAGCGTGACGCGAGCGACCATGGTGACGCTCGCCACACCAAGCTACGCCCCGAGATCAGGGAAGAACATTGCGTGCGCGCACAGATTCCTCACCCTGCAGCAACGCATTGCCGCACTGCACGCTTTGACGCACATGACTTCGCATTTCGCACAAACAACCATGGCGGCCAGATGGCCGCCATGGGTTCAACACATCATCAGGTCACCGCAGCGATGGTGTCATCGCGGCCACGCGTGCCGCCCATGACGGGTGGACACCGGCGTACCGGTGTCCACCGCGCACATCACTTGGTCGGCTTGGCACGCACCACAGCCGATGGCGCACTGGTCCCGGCCGCGCTGTTTGCGGTGACCACGTAGTCGTAGTCCGCGCCATTGGCGACGGACTGATCGACATACGAGGCCGCTGCAACATTGGAACCGACCGTGGTGAACGCACCCGCGGCACCTGCGCGACGCAGCACCGTGTAGCTGGTTGCTCCCAGCACCGGTGACCAGCTCAGCTTGACCCGGCTGTCGCCGACGGTAGCGGTGAGGCCGCGCGTTGCGCTCGGCGCCGCGATCGGTGCAAAGGTAGCCACCGCGGTGCTGGCGGTTGCGATCACCGGGTAGGCATTGTTCACCAGCTCGACGAACTGGTTATGGAACCACGCGCCGGAGATCGGCGCGCCGGCGAGTGAGCCGGTCAACACGCCATCAGCCGTGG</text:p>
          </table:table-cell>
          <table:table-cell/>
          <table:table-cell table:formula="of:=LEFT([.J71];FIND(&quot;),&quot;;[.J71])-1)" office:value-type="string" office:string-value="" calcext:value-type="error">
            <text:p>#WERT!</text:p>
          </table:table-cell>
          <table:table-cell table:formula="of:=MID([.J71]; FIND(&quot;),&quot;;[.J71]) + 1; FIND(&quot;),&quot;;[.J71];FIND(&quot;),&quot;;[.J71])+1) - FIND(&quot;),&quot;;[.J71]) - 1)" office:value-type="string" office:string-value="" calcext:value-type="error">
            <text:p>#WERT!</text:p>
          </table:table-cell>
          <table:table-cell table:formula="of:=RIGHT([.J71];LEN([.J71]) - FIND(&quot;),&quot;; [.J71]; FIND(&quot;),&quot;; [.J7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5555102.1</text:p>
          </table:table-cell>
          <table:table-cell office:value-type="float" office:value="1444806053" calcext:value-type="float">
            <text:p>1444806053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PLY_9 scaffold2.1_X.arboricola_PLY_9_size2578790, whole genome shotgun sequence</text:p>
          </table:table-cell>
          <table:table-cell office:value-type="float" office:value="1444806053" calcext:value-type="float">
            <text:p>1444806053</text:p>
          </table:table-cell>
          <table:table-cell office:value-type="string" calcext:value-type="string">
            <text:p>1408958..1407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290-9569']</text:p>
          </table:table-cell>
          <table:table-cell office:value-type="string" calcext:value-type="string">
            <text:p>CAGCGCTGCGTATCTCAATCAATTCATGCTCGGGCTGCTGGAGCAAAGCAGTCTCAACGGCAGCCAGGTGCTGGTGGAAAAATGCGGCGCCATCCGTAGCCAGCGCGCAGCCACCGAGCGTTTGCTCGCGGCCGGCGTTGACGGCGTGATCCTGCCGCCACCGTTGTGCGATTCGCGCCAGACCATCAGCGAACTGGATGCACGCGGCATCCCGGTGGTGGCGGTGGCCAGCGGCGCGCCGATGGCGCAAATCAGCTCGGTGCGCATCGATGACTATCAGGCCGCGCGCGCCATCGTCGCGCATCTGATCGAACTCGGGCACCGCCGCATCGCGCTGATCAAGGGCGACCCCAAACACACACCGAGCGCGCTGCGCGCGAACGGCTATCTCGACAGTTTGCAGGCTGCAGGATTGGAGATTACAGAGACCCTGATCGCCGACGGATTGTTTACCTATCACTCGGGATTGCTCGCCGCGCGCAGCCTGCTGGCACACCCCAAACCACCGACGGCGATTTTCTGCAGCAACGACGACATGGCGGCTGCCGCGGTTGCGGTCGCGCACGGACTGGGCCTGCGTGTGCCCGAAGATGTTTCGGTGGCCGGTTTCGACGACACGCCGGTGGCAACTACCATCTGGCCAGAACTTACCACCGTGCATCAACCGGTGACCGCGATGGGACGCGCAGCAGTGTCCTTGCTTGCAGATGCGATTCGTCAGCGGCGCAAGGGCGATGCCGCGCAGGGCGTGCATCAGGTGATGAAGTACACCCTGGTCAAGCGCGGCTCGACGGCTGGGCCGCCGCGGGAATGACACGCTGACGCGCGAACCTGGAGCGGTTGGGCTGACGCTGGATGCTGCGAGGGTGGCGTGTGCCTGTGCGCGCTATCGGCAGCACTGAGCCGTGCCGCTGCAAGGCGCTCGTTGCGGCGTGCATGCATGCAGGCAAGCGAACTGCGTAACGCTAGCAACGCACGACATCGACCTCAGACACACCGAGCAGCCCCGCCAACGGCACCTGTGCCTGGCGCTGCCGTGGGCTGACAGCCAATCCCTGACGGCGGACGCTGTCCAATAACTGCTCGGCCAGCGGCATCACCATGTGCCTGCCCCAACAGCGCTCCGACGCGTGCCCGAATGGGAGATAGCCGGGTTGATGATCGGGATCCAGCTGGTCCCAGCGCTCCGGACGAAATTCATCGGGTGCATCCCACAGCGCAGGATCGCGGTGGCTTAGGAGTGGCAATACCAACACATCGTCTTGCACACCGATGCGAGGATCGAGCAGCGGATACTCCGGCGATGCGTTGCGCAATATGTTCCAGGAAGGCGGCAACAGACGCAGCGATTCGTAGATGATGTTTCGGCTGGAACTGGCAGGATCGAATGGCGATCCCAACCACAGTGCATTGGCGACCAACGTGGAAATGGTGAAGCACACCGGCGCGGCGGTTCGTCGATACAAGCCCATGGCGAAGCGGCGCGCATGGTAGCCGTCTGCAGTCACTGTCGCAAGCGCCGACGCGTTGGCCTGCAGCGTGAGCGGCCTGATTGCGCTTGCAGCGATAAGCGCCCAGGTCAACTTGGGTGTCAGCTCCAGGGTGCGGTCCATCAACAGACGCAGGCGCAGAGGGTCGCCACCCAGCAACAGATCGCGCAGATACACGTGCCCAACATGCGGCCATGGGCCGGACAGATCCACGTCTGCGTTGATGGGGCGCTTCAATGCCTCGCGCACATCGCGCCCGATCGCCTGCATCAGTTTGGAGGCATGCGTGCGTGCGATCGATTGCCCTTGCAGCGGCTTGAAGGTTGGCCGCTCACCTTCGGTTGCCAGACGTGCAGCGAGCAACCGATGCGTCAACAGCGGCCCGGCAACACCGACGGTATCCCCATCCAGCCGAAACACCTCCTTGCCCATGTGCTCACGCAGCAGCGCCAGCAACCGCGGCGCGAACACGGTCGTCCTGTCCAAGCCTGCGTTACTGATTGAAGACATGACGATCGCCTTGTGCTCGTTGACGCCCGCGTCCGGCAAAACGCTTACCTCGCGCGGGCGAGCATGACCAACATCACACTGAGAACACGGTGGCTTTTACCGCGCTTGTCAGTGCGCTCAGTACCAGATGTACCAAGCGTAGGACTTCAGACTTTTCTTGGAAGCCAACAGGTTTTTGAGCGAGAACAGCATCTTCATGAGCGACATCCTGTTTGGGGAGTGGTTTGCCCTGATGGGCGTTCGCACAATCGGTCAAGCGTGACGCGAGCGACCATGGTGACGCTCGCCACACCAAGCTACGCCCCGAGATCAGGGAAGAACATTGCGTGCGCGCACAGATTCCTCACTCTGCAGCAACGCATTGCCGCACTGCACGCTTTGACGTACATGACTTCGCATTTCGCACAAACAACCATGGCGGCCAGATGGCCGCCATGGGTTCAACACATCATCAGGTCACCACAGCGATGGTGTCATCGCGGCCACGCGTGCCGTCCATGACGGGTGGACACCGGCGTACCGGTGTCCACCGCGCACATCACTTGGTCGGCTTGGCACGCACCACAGCCGATGGCGCACTGGTCCCGGCCGCGCTGTTTGCGGTGACCACGTAGTCGTAGTCCGCGCCATTGGCGACGGACTGATCGACATACGAGGCCGCTGCAACATTGGAACCGACCGTGGTGAACGCACCCGCGGCACCTGCGCGACGCAGCACCGTGTAGCTGGTTGCTCCCAGCACCGGCGACCAGCTCAGCTTGACCCGACTGTCGCCGACGGTGGCGGTGAGGCCGCGCGTTGCGCTCGGTGCCGCAATCGGTGCGAAGGTAGCCACCGCGGTGCTGGCGGTTGCGATCACCGGGTAGGCGTTGTTCACCAGCTCGACGAACTGGTTATGGAACCACGCGCCGGAGATCGGCGCGCCGGCGAGTGAGCCGGTCAACACGCCATCGGCCGTGGTGTAGG</text:p>
          </table:table-cell>
          <table:table-cell office:value-type="string" calcext:value-type="string">
            <text:p>, GTGCCTGTGCGCGCTATCGGCAGCACTGAGCCGTGCCGCTGCAAGGCGCTCGTTGCGGCGTGCATGCATGCAGGCAAGCGAACTGCGTAA, 1407831, 1407921(+)</text:p>
          </table:table-cell>
          <table:table-cell table:formula="of:=LEFT([.J72];FIND(&quot;),&quot;;[.J72])-1)" office:value-type="string" office:string-value="" calcext:value-type="error">
            <text:p>#WERT!</text:p>
          </table:table-cell>
          <table:table-cell table:formula="of:=MID([.J72]; FIND(&quot;),&quot;;[.J72]) + 1; FIND(&quot;),&quot;;[.J72];FIND(&quot;),&quot;;[.J72])+1) - FIND(&quot;),&quot;;[.J72]) - 1)" office:value-type="string" office:string-value="" calcext:value-type="error">
            <text:p>#WERT!</text:p>
          </table:table-cell>
          <table:table-cell table:formula="of:=RIGHT([.J72];LEN([.J72]) - FIND(&quot;),&quot;; [.J72]; FIND(&quot;),&quot;; [.J72]) + 1))" office:value-type="string" office:string-value="" calcext:value-type="error">
            <text:p>#WERT!</text:p>
          </table:table-cell>
          <table:table-cell office:value-type="string" calcext:value-type="string">
            <text:p>, AGKRTA*, 1407831, 1407921(+)</text:p>
          </table:table-cell>
        </table:table-row>
        <table:table-row table:style-name="ro1">
          <table:table-cell office:value-type="string" calcext:value-type="string">
            <text:p>WP_115540899.1</text:p>
          </table:table-cell>
          <table:table-cell office:value-type="float" office:value="1444792194" calcext:value-type="float">
            <text:p>1444792194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BRE_17 scaffold1.1_X.arboricola_BRE_17_size5049386, whole genome shotgun sequence</text:p>
          </table:table-cell>
          <table:table-cell office:value-type="float" office:value="1444792194" calcext:value-type="float">
            <text:p>1444792194</text:p>
          </table:table-cell>
          <table:table-cell office:value-type="string" calcext:value-type="string">
            <text:p>3302919..330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444-13340']</text:p>
          </table:table-cell>
          <table:table-cell office:value-type="string" calcext:value-type="string">
            <text:p>TCTGGCCGGCCGCTCGCTGCGCACCAGTGGATTGCTGCGCATCGGCGTGCTGTACAGCAACCCGAGTGCGGCGTACCTCAATCAATTCATGCTCGGCCTGCTCGAACAGAGCAGTCTCAATGGCAGCCAGGTGCTGGTGGAGAAATGCGGCGCCATCCGCAGCCAGCGTGCTGCCACCGAACGCCTGCTCGCCGCCGGCGTGGATGGCGTGATCCTGCCGCCGCCGTTGTGCGATTCGCGCCAGACCATTGCCGAACTCGATGCACGCGGCATCCCGGTGGTGGCGGTGGCCAGTGGCGCACCGATGGCGCAGATCAGCTCGGTGCGCATCGACGATTACCAGGCCGCGCGCGCGCTTGTCGATCATCTGATCGCGCTTGGCCATCGCCGCATCGCATTGATCAAAGGCGACCCCAAACACACACCCAGCGCGCTGCGTGCCAGTGGCTACGCCGACAGCCTGCAGGCGGCCGGGCTGGGGATCGATGAGACGCTAATCGCCGAGGGGTTGTTCACCTATCACTCGGGCCTGCTCGCCGCGCGCGCATTGCTCGCACAGCCCGCACCGCCCACGGCGATCTTCTGCAGCAACGACGACATGGCAGCAGCCACCGTAGCGGTCGCGCACGGGCTGGGCCTGCGCGTGCCCGAGGATGTGTCAGTGGCCGGCTTCGACGACACGCCAGTGGCGACCACCATCTGGCCCGAACTCACCACCGTGCATCAACCGGTCACCGCCATGGGCCGCGCAGCGGTCTCGCTGCTGGCCGACGCCATTCGCGAACGACGCAAGGGCGCACCAGTGCAGGGCGTGCATCAGGTGATGAAGTACACGCTGGTGAAACGCGGTTCGACGGCGGCGCCGGTGGAGTGATGTGGTGGTGGCTCAACTGCGCTGTTGGGCGATGAGAGCACATCACCCAACAGCACAACGCCCTGCGCATCGGCGATGCGATCGCGTTGTTTTAGGCCCTGATTAGGGTGACGTCCGCAACACCTAAAAGCCCAGTCAATGGCACATCGGCGCGATGCTGGGTGGTTGCCGCTGTCAGGCCCTGGCTGCGCAACAGCTCCAGCAGGCGCTCGGCGAGCGGCATCACCATGTGCCTGCCCCAACAGCGCTCCGAAGCATGACCAAACGGAAAATAGCCTGGGTGGTTGTCTGGATCCAACGCGTCCCAACGCGCCGGACGAAACACATTGGGCGCGTCCCACAGCGCGGGATCGCGGTGACTGAGCAACGGCAACACCAACACGTCATCAGCCGCACCGATGCGATGATCCAGGGCGGGATATTCCGGCGATGCGTTGCGCAGGATGTTCCAGGATGGCGGCAACAATCGCAGCGCTTCGTAAATGATATTGCGGTTGCTGTCGCTCGCTGAGAACGGCGATCCCAACCACATGGCATTGGCCACCAAGGTAGAAATGGTAAAGCACACCGGTGCTGCGGTACGCCGGTACAGGCCAATGGCGTAGCGGCGTTCGTCATAAGTGCCTGCGGCCGCCGTCACCCGCGCCAACGAGGAGGCATTTGGTGCCAACGTCAACGGTAACGCGGCACCGGCGGCAATCACCGCCCAGGTCAACTTGGGTGTGAGTTCGAGCACGCGGTCCATCAGCACGCGCAAGCGCAATGGATCTCCACCAAGCAACAGGTCGCGCAGATACAGGTGGCCAACATGCGGCCAACTGCCTGACAGATCGACTTGTACCGCCGGCACTTTCAAAGCTTCGCGCACATCGCGACCAATCGCCTGCATCAGGCGAGAGGCATCCACGCGTGCAATGGAGCGCCCATGCAATGGCTTGAAGGTTGGTCGTTCCGTCTCCGAGGCCGGGCGTGCAGCGAGCAGGCGATGCGTCAGCACCGGCCCCGCCACGCCCACCGTGTCGGGCTCCAGACGAAAGACGTCTTGCCCGATGTACGCATCGAGCAAGGCCTGTAGCCGCGGGGCAAACACGGTGCGGCGCATGTCGCCGGCAAGCGAGTGCGACATCGTGTGACTCCGAAAAAAGGCCCGCGTCCGACAACCTGGAGATCGCCGGCGCGGGCCGGTTCACCGGGCCGTATCAACTCTGCGGCGGGTGCACGTTCAGTACCAGATGTACCAAGCGTGCGACTTCAGGCTCTTGTTGGAAGCAAGGCGATGCTTGATGGCAAACAACAGTTTCATGAGCGAAATCCTTCAGGTGGGATTGCCCTTGCGGGGGATGAAACCAGGGGGAAACACAGGTAGCGCCGCGAGCCAGTTACAGTTGAGCTCGCAAGATCGAACCTACTCCCTGCTCCAACGCAAAACCCTGCAAGCGCGCACAGATCGCAACGCGCATGTCACTGCGGCGCAATGCGCCTGCATAAAAAAGGCCGCATCGCTTCCCGCCGATGCGGCCAAATGGGAGGGTGCCCGGGCTTGCGACCGGGCGAACTGCAGCCACCGGCGTATGCCAGTGATGGGAAGCACAGCAATCCGGCTCAGAGGATCAGAGCGAAGCTCGCAATTTCGTGCTGACACACGACACCCATGCAGGCAAAGCGCGAAAACAGCTGCATGACACAATGTGTACGGCTGCGGGGCTCGCTGATGGCGGCCATCGTGTTCACGACCGCCATCACCGCAGACTGCGTTGCGATCAACTCACAGCACTGAGAAGAGCAAGACGCCTAATTGTTCGGCCGCGCGATCACCATCGCCGACGGTGCACTCGCACCTGCCGCATTGTTGGCCGTCACCACGTACGTGTACGCGGCACCATTGTCGACCGCGCGGTCTAGATAGGTGGTTGAGGTGAGGTTGCTGCTCACCGTCGTCAATGCACCCGTGGTGCCGGCGCGGCGCTGCACGGTGTAGCTGGCTGCGCCGCTGACGGCCGACCAGCTCAGCTTGACGTTGCTGTCTCCCACCGTAGCGGTGAGCCCACGGGTTGCAGCCGGTACTTGGCGCGGTGCCAGTGCAACAGATGCG</text:p>
          </table:table-cell>
          <table:table-cell/>
          <table:table-cell table:formula="of:=LEFT([.J73];FIND(&quot;),&quot;;[.J73])-1)" office:value-type="string" office:string-value="" calcext:value-type="error">
            <text:p>#WERT!</text:p>
          </table:table-cell>
          <table:table-cell table:formula="of:=MID([.J73]; FIND(&quot;),&quot;;[.J73]) + 1; FIND(&quot;),&quot;;[.J73];FIND(&quot;),&quot;;[.J73])+1) - FIND(&quot;),&quot;;[.J73]) - 1)" office:value-type="string" office:string-value="" calcext:value-type="error">
            <text:p>#WERT!</text:p>
          </table:table-cell>
          <table:table-cell table:formula="of:=RIGHT([.J73];LEN([.J73]) - FIND(&quot;),&quot;; [.J73]; FIND(&quot;),&quot;; [.J7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5530975.1</text:p>
          </table:table-cell>
          <table:table-cell office:value-type="float" office:value="1444753577" calcext:value-type="float">
            <text:p>1444753577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MEDV_A40 scaffold3.1_X.arboricola_MEDV_A40_size954897, whole genome shotgun sequence</text:p>
          </table:table-cell>
          <table:table-cell office:value-type="float" office:value="1444753577" calcext:value-type="float">
            <text:p>1444753577</text:p>
          </table:table-cell>
          <table:table-cell office:value-type="string" calcext:value-type="string">
            <text:p>335407..334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578-13901']</text:p>
          </table:table-cell>
          <table:table-cell office:value-type="string" calcext:value-type="string">
            <text:p>TCTGGCCGGCCGCTCGCTGCGCACCAGTGGATTGCTGCGCATCGGCGTGCTGTACAGCAACCCGAGTGCGGCGTACCTCAATCAATTCATGCTCGGCCTGCTCGAACAGAGCAGTCTCAATGGCAGCCAGGTGCTGGTGGAGAAATGCGGCGCCATCCGCAGCCAGCGTGCTGCCACCGAACGCCTGCTCGCCGCCGGCGTGGATGGCGTGATCCTGCCGCCGCCGTTGTGCGATTCACGCCAGACCATTGCCGAACTCGATGCACGCGGCATCCCGGTGGTTGCGGTGGCCAGTGGCGCACCGATGGCGCAGATCAGCTCGGTGCGCATCGACGATTACCAGGCCGCGCGCGCGCTCGTCGATCACCTGATCGCGCTTGGCCATCGCCGCATCGCCTTGATCAAGGGCGACCCCAAACACACACCCAGCGCGCTGCGTGCCAGTGGCTACGCCGACAGCCTGCAGGCGGCGGGGCTGGAGATCGATGAGGCGCTGATCGCCGAGGGGTTGTTCACCTATCACTCGGGCCTGCTCGCCGCGCGCGCATTGCTCGCACAGCCCGCACCGCCCACGGCAATCTTCTGCAGCAACGACGACATGGCAGCAGCCACCGTAGCGGTGGCGCACGGGCTGGGCCTGCGCGTGCCCGAGGATGTGTCAGTGGCCGGCTTCGACGACACGCCCGTGGCGACCACCATCTGGCCCGAACTCACCACCGTGCATCAACCGGTCACCGCCATGGGCCGCGCAGCGGTCTCGCTGCTGGCCGACGCCATTCGCGAACGACGCAAGGGCGCACCAGTGCAGGGCGTGCATCAGGTGATGAAGTACACGCTGGTGAAACGCGGCTCGACGGCGCCGCCGGTGGAGTGATGTGGTGATGACTCAACTACGCTGTTGGGCGATGAGAGCACATCACCCAACAGCACAACGCCCTGCGCATCGGCGATGCGATCGCGTTGTTTTAGGCCCTGACCAGGGTGACGTCCGCAACACCTAAAAGCCCAGTCAATGGCACATCGGCGCGGCGTTGGCTGGTTGCCGCTGTCAGGCCCTGGCTGCGCAACAGCTCCAGCAGGCGCTCGGCAAGCGGCATCACCATGTGCCTGCCCCAACAGCGCTCCGAGGCATGGCCAAACGGAAAATAGCCCGGGTGATGGTCTGGATCCAACGCGTCCCAACGCGCCGGACGAAACATATTGGGCGCGTCCCACAGCGCGGGATCGCGGTGACTGAGCAACGGCAACACCAACACGTCATCGGCCGCACCGATGCGGTGATCCAGGGCGGGATATTCCGGCGATGCGTTGCGCAGGATGTTCCAGGATGGCGGCAACAGCCGCAGCGCTTCGTAAATGATATTGCGGTTGCTGTCGCTCGCTGAGAACGGCGATCCCAACCACATGGCATTGGCGACCAAAGTAGAAATGGTAAAGCACACCGGTGCTGCGGTACGCCGGTACAGGCCCAGGGCGTAGCGGCGTTCGTCATAACTGCCTGCGGCCGCCGTCACCCGCGCCAACGAGGAGGAGTTTGGTGACAACGTCAACGGCAACGCAGCGCCGGCGGCAATCACCGCCCAGGTCAACTTGGGTGTGAGTTCGAGCACGCGGTCCATCAGCACGCGCAAGCGCAACGGATCTCCACCAAGCAACAGGTCGCGCAGGTACACGTGACCGACGTGCGGCCAACTGCCCGACAGATCGACTTGTACCGCTGGCATTTTCAAAGCTTCGCGCACATCGCGACCGATCGCCTGCATCAGGCGAGAGGCATCGACGCGTGCAATGGAGCGCCCATGCAATGGCTTGAAGGTTGGTCGTTCCGTCTCCGAGGCCGGGCGTGCAGCGAGCAGGCGATGCGTCAGCACCGGCCCCGCCACGCCCACCGTGTCGGGCTCCAGACGAAAGACGTCTTGCCCGATGTACGCATCGAGCAAGGCCTGCAGCCGTGGGGCAAACACGGTGCGGCGCATGTCGCCGGCAAGCGAGTGCGACATCGTATGACTCCGAAAGAAAGCCCGCGTCCGACAACCTGGGGATCGCCGGCGCGGGCCGGTTCACCGGGCCGCATCATCTCTGCGGCGGATGCACGTTCAGTACCAGATGTACCAAGCGTGCGACTTCAGGCTCTTGTTGGAAGCAAGGCGGTGCTTGATGGCAAACAACAGTTTCATGAGCGGAATCCTTCAGGTGGGATTGCCCTTCCGGGGGATGAAACCAGGTAGAAACACAGGTAGCGCGGCGAGCCATTTACAGTTGAGCTCGCAAGATCGAACCTACTCCCTGCTCCAACGCAAAACCCTGCAAGCGCGCACAGATCGCAACGCGCATGTCACCGCGGCGCAATGCGCCTGCATAAAAAAAGCCGCATCGCTTCCCGCCGATGCGGCCAAATGGGAGGGTGCCCGGGCTTGCGACCGAGCGAACTGCAGCCACCGGCCTATGCCAGTGATGGGAAGCACAGCAATCCGGCTCAAAAGATCAAAGCGAAGTTCGCAATTTCGTACTGACGCACGACGCCCGTGCAGTCAAAGCAAAGAAACAGCTGCATGACACGATGTGTACGGCTGCGGGGCTCGCTGATGGCGGCCGTCATGCTCACGGCCGCCATCACCGCAGACTGCGTTGCGATCAACTCACTGCACTCAGAAGAGCAACATGGCTACTTGTTCGGCCGGGCGATCACCATCGCCGATGGCGAACTCGCACCTGCCGGGTTGTTGGCCGTCACCACATACGTGTACGCGGCACCATTGACGACCGCACGGTCTACATAGGTGGTGGAGGTGATGTTGCTGCCCACCGTCGTCGTTGCACCCGTGGTGCCGGCGCGGCGCTGCACGGTGTAGCTGGCTGCGCCGCTCACAGCCGACCAGCTCAGCTTGACGTTGCTGTCTCCCACCGTAGCGGTGAGCCCACGGGTTGCAGCCGGTATCTGGCGTGGTGCCAGTGCAACAGATGCG</text:p>
          </table:table-cell>
          <table:table-cell/>
          <table:table-cell table:formula="of:=LEFT([.J74];FIND(&quot;),&quot;;[.J74])-1)" office:value-type="string" office:string-value="" calcext:value-type="error">
            <text:p>#WERT!</text:p>
          </table:table-cell>
          <table:table-cell table:formula="of:=MID([.J74]; FIND(&quot;),&quot;;[.J74]) + 1; FIND(&quot;),&quot;;[.J74];FIND(&quot;),&quot;;[.J74])+1) - FIND(&quot;),&quot;;[.J74]) - 1)" office:value-type="string" office:string-value="" calcext:value-type="error">
            <text:p>#WERT!</text:p>
          </table:table-cell>
          <table:table-cell table:formula="of:=RIGHT([.J74];LEN([.J74]) - FIND(&quot;),&quot;; [.J74]; FIND(&quot;),&quot;; [.J7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5514620.1</text:p>
          </table:table-cell>
          <table:table-cell office:value-type="float" office:value="1444810421" calcext:value-type="float">
            <text:p>1444810421</text:p>
          </table:table-cell>
          <table:table-cell office:value-type="string" calcext:value-type="string">
            <text:p>Xanthomonas dyei</text:p>
          </table:table-cell>
          <table:table-cell office:value-type="string" calcext:value-type="string">
            <text:p>Xanthomonas dyei strain PLY_1 scaffold1.1_X.arboricola_PLY_1_size3948043, whole genome shotgun sequence</text:p>
          </table:table-cell>
          <table:table-cell office:value-type="float" office:value="1444810421" calcext:value-type="float">
            <text:p>1444810421</text:p>
          </table:table-cell>
          <table:table-cell office:value-type="string" calcext:value-type="string">
            <text:p>1623568..162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372-11808']</text:p>
          </table:table-cell>
          <table:table-cell office:value-type="string" calcext:value-type="string">
            <text:p>TCAATCAATTCATGCTCGGGCTGCTGGAGCAAAGCAGTCTCAATGGCAGCCAGGTGCTGGTGGAAAAATGCGGCGCCATCCGTAGCCAGCGCGCAGCGACCGAGCGTTTGCTCGCGGCCGGCGTTGACGGCGTGATCCTGCCGCCACCGTTGTGCGATTCGCGTCAGACCATCAGCGAACTGGATGCACGCGGCATCCCTGTGGTGGCGGTGGCCAGCGGCGCGCCGATGGCGCAAATCAGCTCGGTGCGCATCGATGACTATCAGGCCGCGCGCGCCATCGTCGCGCATCTGATCGAACTCGGGCACCGCCGCATCGCGCTGATCAAGGGCGACCCCAAACACACACCAAGCGCGCTGCGCGCCAACGGCTATCTCGACAGTTTGCAGGCTGCAGGATTGGAGATTACAGAGGCCCTGATCGCCGACGGATTGTTTACTTATCACTCGGGATTGCTCGCCGCGCGCAGCCTGCTGGCACACCCCAAACCACCGACGGCGATTTTCTGCAGCAACGACGACATGGCGGCTGCCGCGGTTGCGGTCGCGCACGGACTTGGCCTGCGTGTGCCGGAAGATGTTTCGGTGGCCGGTTTCGACGACACGCCGGTGGCAACCACCATCTGGCCAGAACTCACCACCGTGCATCAACCGGTGACCGCGATGGGACGCGCGGCAGTGTCCTTGCTTGCAGATGCGATTCGTCAGCGGCGCAAGGGCGATGCCGCGCAGGGCGTGCATCAGGTGATGAAGTACACCCTGGTCAAACGCGGCTCGACGGCTGGGCCGCCGCGGGAATGACACGCTGACGCGCGAATGTGGAGCGGTTGGGCTGACGCTGGATGCTGCGAGCGTGGCGTGTGCGTGTGCGCGCTATCGGCAGCACCTTTCGGGTGTCTGAGCCGTGCCACTGCAATGCGCTCGCTGCGGCGTGCATGCAGGCAAGCGAATTGCGTAACGCTAGCAACGCACGACATCGACCTCAGACACACCGAGCAGCCCCGCCAACGGCACCTGCGCCTGGCGCTGCCGTGGGCTGACAGCCAATCCCTGACGGCGCACGCTGTCCAACAGCTGCTCGGCCAGGGGCATCACCATGTGCCTGCCCCAACAGCGCTCCGACGCGTGCCCGAACGGGAGATAGCCGGGCAGCTGATCGGGATCCAGCTGATCCCAGCGCTCCGGACGAAATACATCGGGTGCATCCCACAGCGCAGGATCGCGGTGGCTTAGGAGTGGCAATACCAACACATCGTCCTGCACACCGATGCGGGGATCGAGCAGCGGATATTCCGGCGATGCGTTGCGCAAGATGTTCCAGGAGGGCGGCAACAGACGCAGCGATTCGTAGATGATGTTTCGACTTGAACTGGCAGGATCGAATGGCGATCCCAGCCACAGTGCGTTGGCGACCAACGTGGAAATGGTGAAGCACACCGGCGCGGCGGTTCGTCGATACAAGCCCATGGCGAAGCGGCGCGCATCGTAGCCGTCTGCGGACGCAGTCACTGTCGCAAGCGCCGACGCGTTGGCCTGCAGCGTGAGCGGCCTGATTGCGCTTGCCGCGATAAGCGCCCAGGTCAACTTGGGTGTCAGCTCCAGGGTGCGGTCCATCAACAGACGCAGGCGCAGCGGGTCGCCACCCAATAGCAGATCGCGCAGATACACGTGCCCAACATGCGGCCATGGACCGGACAGATCCACGTCTGCGCCGATGGGGCGCTTCAATGCCTCGCGCACATCGCGCCCGATCGCCTGCATTAGTTTGGATGCGTGCGTGCGTGCGATCGATTGCCCTTGCAACGGCTTGAAGGTCGGCCGCTCACCTTCGGTTGCCAGACGTGCAGCGAGCAACCGATGCGTCAACAGCGGCCCGGCAACACCGACGGTATCCCCATCCAGCCGAAACACCTCCTTGCCCATGTGCTCACGAAGCAGCGCCAGCAACCGCGGCGCGAACACGGTCGTCCTGTCCAAGCCTGCGTTACTGATTGAAGACATGATGATCGCCTTGCGCTCGTTGACGCCCGCGTCCGGCAAAACGCTTACCTCGCGCGGGCGAGCATGACCAACATCACACTGAGAACACGGTGGCTTTTACCGCGCTTGTCAGTGCGCTCAGTACCAGATGTACCAAGCGTAGGACTTCAGACTTTTCTTGGAAGCCAACAGGTTTTTGAGCGAGAACAGCATCTTCATGAGCGACATCCTGTTTGGGGAGTGGTTTGCCCTGATGGGCGTTCGCACAATCGGTCAAGCGTGACGCGAGCGACCATGGTGACGCTCGCCACACCAAGCTACGCCCCGCGATCAGGGAAGAACATTGCGTGCGCGCACAGATTCCTCACCCTGCAGCAGCGCATTGCCGCACTGCACGCTTTGACGTACATGACTTCGCATTTCGCACAAACGACCATGGCGGCCAGATGGCCGCCATGGGTTCAACACATCATCAGGTCACCACAGCGATGGTGTCATCGCGGCCACGCGTGCCGCCCATGACGGGTGGACACCGGCGTACCGGTGTCCACCGCGCACATCACTTGGTCGGCTTGGCGCGCACCACAGCCGATGGCGCACTGGTCCCGGCCGCGCTGTTTGCGGTGACCACGTAGTCGTAGTCCGCGCCATTGGCGACGGACTGATCGACATACGAGGCCGCTGCAACATTGGAACCGACCGTGGTGAACGCACCCGCGGCACCTGCGCGACGCAGCACCGTGTAGCTGGTTGCTCCCAGCACCGGCGACCAGCTCAGCTTGACCCGGCTGTCGCCGACGGTGGCGGTGAGGCCGCGCGTTGCGCTCGGTGCCGCAATCGGTGCAAAGGTAGCCACCGCGGTGCTGGCGGTTGCGATCACCGGGTAGGCGTTGTTGACCAGCTCGACGAACTGGTTATGGAACCACGCGCCGGAGATCGGCGCGCCGGCGAGTGAGCCGGTCAACACGCCATCGGCCGTGG</text:p>
          </table:table-cell>
          <table:table-cell/>
          <table:table-cell table:formula="of:=LEFT([.J75];FIND(&quot;),&quot;;[.J75])-1)" office:value-type="string" office:string-value="" calcext:value-type="error">
            <text:p>#WERT!</text:p>
          </table:table-cell>
          <table:table-cell table:formula="of:=MID([.J75]; FIND(&quot;),&quot;;[.J75]) + 1; FIND(&quot;),&quot;;[.J75];FIND(&quot;),&quot;;[.J75])+1) - FIND(&quot;),&quot;;[.J75]) - 1)" office:value-type="string" office:string-value="" calcext:value-type="error">
            <text:p>#WERT!</text:p>
          </table:table-cell>
          <table:table-cell table:formula="of:=RIGHT([.J75];LEN([.J75]) - FIND(&quot;),&quot;; [.J75]; FIND(&quot;),&quot;; [.J7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5514620.1</text:p>
          </table:table-cell>
          <table:table-cell office:value-type="float" office:value="1444697556" calcext:value-type="float">
            <text:p>1444697556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PLY_4 scaffold1.1_X.arboricola_PLY_4_size4580638, whole genome shotgun sequence</text:p>
          </table:table-cell>
          <table:table-cell office:value-type="float" office:value="1444697556" calcext:value-type="float">
            <text:p>1444697556</text:p>
          </table:table-cell>
          <table:table-cell office:value-type="string" calcext:value-type="string">
            <text:p>3390710..3389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802-20569']</text:p>
          </table:table-cell>
          <table:table-cell office:value-type="string" calcext:value-type="string">
            <text:p>TCAATCAATTCATGCTCGGGCTGCTGGAGCAAAGCAGTCTCAATGGCAGCCAGGTGCTGGTGGAAAAATGCGGCGCCATCCGTAGCCAGCGCGCAGCGACCGAGCGTTTGCTCGCGGCCGGCGTTGACGGCGTGATCCTGCCGCCACCGTTGTGCGATTCGCGTCAGACCATCAGCGAACTGGATGCACGCGGCATCCCTGTGGTGGCGGTGGCCAGCGGCGCGCCGATGGCGCAAATCAGCTCGGTGCGCATCGATGACTATCAGGCCGCGCGCGCCATCGTCGCGCATCTGATCGAACTCGGGCACCGCCGCATCGCGCTGATCAAGGGCGACCCCAAACACACACCAAGCGCGCTGCGCGCCAACGGCTATCTCGACAGTTTGCAGGCTGCAGGATTGGAGATTACAGAGGCCCTGATCGCCGACGGATTGTTTACTTATCACTCGGGATTGCTCGCCGCGCGCAGCCTGCTGGCACACCCCAAACCACCGACGGCGATTTTCTGCAGCAACGACGACATGGCGGCTGCCGCGGTTGCGGTCGCGCACGGACTTGGCCTGCGTGTGCCGGAAGATGTTTCGGTGGCCGGTTTCGACGACACGCCGGTGGCAACCACCATCTGGCCAGAACTCACCACCGTGCATCAACCGGTGACCGCGATGGGACGCGCGGCAGTGTCCTTGCTTGCAGATGCGATTCGTCAGCGGCGCAAGGGCGATGCCGCGCAGGGCGTGCATCAGGTGATGAAGTACACCCTGGTCAAACGCGGCTCGACGGCTGGGCCGCCGCGGGAATGACACGCTGACGCGCGAATGTGGAGCGGTTGGGCTGACGCTGGATGCTGCGAGCGTGGCGTGTGCGTGTGCGCGCTATCGGCAGCACCTTTCGGGTGTCTGAGCCGTGCCACTGCAATGCGCTCGCTGCGGCGTGCATGCAGGCAAGCGAATTGCGTAACGCTAGCAACGCACGACATCGACCTCAGACACACCGAGCAGCCCCGCCAACGGCACCTGCGCCTGGCGCTGCCGTGGGCTGACAGCCAATCCCTGACGGCGCACGCTGTCCAACAGCTGCTCGGCCAGGGGCATCACCATGTGCCTGCCCCAACAGCGCTCCGACGCGTGCCCGAACGGGAGATAGCCGGGCAGCTGATCGGGATCCAGCTGATCCCAGCGCTCCGGACGAAATACATCGGGTGCATCCCACAGCGCAGGATCGCGGTGGCTTAGGAGTGGCAATACCAACACATCGTCCTGCACACCGATGCGGGGATCGAGCAGCGGATATTCCGGCGATGCGTTGCGCAAGATGTTCCAGGAGGGCGGCAACAGACGCAGCGATTCGTAGATGATGTTTCGACTTGAACTGGCAGGATCGAATGGCGATCCCAGCCACAGTGCGTTGGCGACCAACGTGGAAATGGTGAAGCACACCGGCGCGGCGGTTCGTCGATACAAGCCCATGGCGAAGCGGCGCGCATCGTAGCCGTCTGCGGACGCAGTCACTGTCGCAAGCGCCGACGCGTTGGCCTGCAGCGTGAGCGGCCTGATTGCGCTTGCCGCGATAAGCGCCCAGGTCAACTTGGGTGTCAGCTCCAGGGTGCGGTCCATCAACAGACGCAGGCGCAGCGGGTCGCCACCCAATAGCAGATCGCGCAGATACACGTGCCCAACATGCGGCCATGGACCGGACAGATCCACGTCTGCGCCGATGGGGCGCTTCAATGCCTCGCGCACATCGCGCCCGATCGCCTGCATTAGTTTGGATGCGTGCGTGCGTGCGATCGATTGCCCTTGCAACGGCTTGAAGGTCGGCCGCTCACCTTCGGTTGCCAGACGTGCAGCGAGCAACCGATGCGTCAACAGCGGCCCGGCAACACCGACGGTATCCCCATCCAGCCGAAACACCTCCTTGCCCATGTGCTCACGAAGCAGCGCCAGCAACCGCGGCGCGAACACGGTCGTCCTGTCCAAGCCTGCGTTACTGATTGAAGACATGATGATCGCCTTGCGCTCGTTGACGCCCGCGTCCGGCAAAACGCTTACCTCGCGCGGGCGAGCATGACCAACATCACACTGAGAACACGGTGGCTTTTACCGCGCTTGTCAGTGCGCTCAGTACCAGATGTACCAAGCGTAGGACTTCAGACTTTTCTTGGAAGCCAACAGGTTTTTGAGCGAGAACAGCATCTTCATGAGCGACATCCTGTTTGGGGAGTGGTTTGCCCTGATGGGCGTTCGCACAATCGGTCAAGCGTGACGCGAGCGACCATGGTGACGCTCGCCACACCAAGCTACGCCCCGCGATCAGGGAAGAACATTGCGTGCGCGCACAGATTCCTCACCCTGCAGCAGCGCATTGCCGCACTGCACGCTTTGACGTACATGACTTCGCATTTCGCACAAACGACCATGGCGGCCAGATGGCCGCCATGGGTTCAACACATCATCAGGTCACCACAGCGATGGTGTCATCGCGGCCACGCGTGCCGCCCATGACGGGTGGACACCGGCGTACCGGTGTCCACCGCGCACATCACTTGGTCGGCTTGGCGCGCACCACAGCCGATGGCGCACTGGTCCCGGCCGCGCTGTTTGCGGTGACCACGTAGTCGTAGTCCGCGCCATTGGCGACGGACTGATCGACATACGAGGCCGCTGCAACATTGGAACCGACCGTGGTGAACGCACCCGCGGCACCTGCGCGACGCAGCACCGTGTAGCTGGTTGCTCCCAGCACCGGCGACCAGCTCAGCTTGACCCGGCTGTCGCCGACGGTGGCGGTGAGGCCGCGCGTTGCGCTCGGTGCCGCAATCGGTGCAAAGGTAGCCACCGCGGTGCTGGCGGTTGCGATCACCGGGTAGGCGTTGTTGACCAGCTCGACGAACTGGTTATGGAACCACGCGCCGGAGATCGGCGCGCCGGCGAGTGAGCCGGTCAACACGCCATCGGCCGTGG</text:p>
          </table:table-cell>
          <table:table-cell/>
          <table:table-cell table:formula="of:=LEFT([.J76];FIND(&quot;),&quot;;[.J76])-1)" office:value-type="string" office:string-value="" calcext:value-type="error">
            <text:p>#WERT!</text:p>
          </table:table-cell>
          <table:table-cell table:formula="of:=MID([.J76]; FIND(&quot;),&quot;;[.J76]) + 1; FIND(&quot;),&quot;;[.J76];FIND(&quot;),&quot;;[.J76])+1) - FIND(&quot;),&quot;;[.J76]) - 1)" office:value-type="string" office:string-value="" calcext:value-type="error">
            <text:p>#WERT!</text:p>
          </table:table-cell>
          <table:table-cell table:formula="of:=RIGHT([.J76];LEN([.J76]) - FIND(&quot;),&quot;; [.J76]; FIND(&quot;),&quot;; [.J7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14034679.1</text:p>
          </table:table-cell>
          <table:table-cell office:value-type="float" office:value="1431124322" calcext:value-type="float">
            <text:p>1431124322</text:p>
          </table:table-cell>
          <table:table-cell office:value-type="string" calcext:value-type="string">
            <text:p>Streptomyces sp. SDr-06</text:p>
          </table:table-cell>
          <table:table-cell office:value-type="string" calcext:value-type="string">
            <text:p>Streptomyces sp. SDr-06 NODE_1_length_892781_cov_42.790441, whole genome shotgun sequence</text:p>
          </table:table-cell>
          <table:table-cell office:value-type="float" office:value="1431124322" calcext:value-type="float">
            <text:p>1431124322</text:p>
          </table:table-cell>
          <table:table-cell office:value-type="string" calcext:value-type="string">
            <text:p>303630..302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6476-6315', '9362-11944', '13637-11991']</text:p>
          </table:table-cell>
          <table:table-cell office:value-type="string" calcext:value-type="string">
            <text:p>CGAGCAGCGAGACCTGTACGAACTCGCCCTCCCCGATGGCCGCGCCCCCGGCCATGACGGGTTCGGCGGCGTAGCGCAACGACGCGAGGCCCGAGGGGGATTCGTAGCGCAGGATCTCCTCGACGGCACCCGGCAGGAGCGTCAGGTCGGCCCGCAGCGCGGCGAGTTGATCGGGATGGGCAAGCAGGGTGTAGATACCGTTGGCGATCAGGTTGACCGTGGTCTGGTGGCCCGCGACGACCAGGAGGAAGGCCATCGAGGTGATCTCGTCCTCGGTCAGCGCCTCCTCGCCCTCCTCGTCCGCCCGGAGCAGCGCGGACAGCAGACCGTCGTCGGGCCGTTCGCGTTTGAGGACGAGCAGCGCGCGAAGGTAGGCGGCCATGGACTCGGCCGTGAACACCGACACCTCGCCGTCGCCCTGGCCGCCGTCGAGCGTGTTGCCCCGGATCCGCAACGCCTCGTGGTCGGCGTCGGACGCGCCGAAGAGGTCGAACATCACGGCCAGCGGCAACGGCAGCGCGAACTCGCTGATCAGCTCGGCCTCGTCCCGGCCCTCCCACGCGTCGAGCAACCCGGTCACATGGGCTTCGATCATGGGGCGCAGGGCTGCCGTGCGGTGGGCGGTGAACGCCTTCTGGACGAGCTTGCGCAGCCGGGTGTGGTCCGGCGGATCGGAGTTGAGCATGTGGGTGAACAGGGCACGGCCGGGGCCCTGGGTGAGGCCTACGTGGCGGCCGAACCTCTCCACCGCCCCGCCCTTGGCGAGCCGCCGGTCGGCCAGCAGCCGCTTCGCCTCGGCGTAGGAGGTGACGACCCAGCCCTCGACCGGGGCCGGACCCGGGTACCGGGCCTGGCGCACCCCGCCCTTTTCGCGCCACTGCCGGTAGGTGGCGTGGGCGTCATCGTAGAAGGACGGATCGAGTGTCTCGATGTCAGACATGGCGCACCTTGCTCCGGTGGCCGACATGGACGGTCTTCACACCCAGGAGCCCCACCAGGGGTACGTCGGCGGACCGCTGCCCCGGGGCGACCACGAGGCCGGTGCGGCGGATGTGGTCGAGGAGGAGTTCGGCGAGCGGCATGACCATGTGGCGGCCCCAGCACCGTTCCGAGACGTGCCCGAACGGCATGTATCCGGGGGTGTTGTCCGGGTCGAGGCCCTCCCACCGCTGCGGGCGGAACTCGTTCGGGGCCTCCCACAGGGCGGGGTCGCGGTGGGTGAGGAGCGGCAGCATGAGGAGGTCGTCCTCGGGCCCGATGCGGTCGTCGAGGGCGGGGTATTCGGGCGACCGGTTGCGCAGGAGGTTCCAGGACGGAGGGAGCAGCCGCATCGCCTCGTACAGGATGTCCCGGTTGGAGACGTCGTCGGCGAACGGCGAGCCGAGCCACAGGGCGTTCGCGACGAGGGTGGAGACGGTGAAGCAGACCGGGGCGGCCGCGCGGCGGTAGATGCCCATCGCGTAGCGCCGGTCGTCGTAGCTGCGCGCCTCGGCGAACAGGTTGGCCAGGTGCGTGAGATGGGGCCCCGGCGCGGGCCGGCGGGGCAGCGCCGCCCCGGCCACGATGGTGGTCCAGGTGAGCCGGGGGTCGATCTCCAGCGTGCGCGACATGAGGACGCGCAGCCGGTACGGGTCGTCGCGCAGGACCAGGCCGCTCAGGAACCGGTGCCCCGTGATCGGCCACGGCCCCGACAGGTCCGTCGACTCCGGCAGCGGGTTCGGCTGTTCGAGCGCGGCGCGGACGTCCTTGCCGACCGTGCGCATCACCGAGGACGCCTCCGTCTTGGAGATCGACCGGCCGTGCAGGGGCTTGAAGGTGGGGCGCTCGGTCTCCGTCGCCCGCCTCGCGCCCAGGACGCGGTCGGAGAGTTCCGCACCGGCGATGCCGATGGTGTCGGGTTCGAGGCGTACGAGGTCCTTGCCGAGGTGCTCGTCCAGCAAGGCCTGGAGGCGCGGGGCGAATACCGTGGTGCGACGGGGGCGGGTCAAGGCGGGTGGCATACGGAGAGCTCCGGAAAATGAAATGCGGAGGGCCCGCACACGCAGCTGACCGGAATTCAGTCGGCCTGCGTTGTGTGCGGGCCCGGGATTGGCCTTCGGCTTAGTACCAGAAGTACCAGGCGGCCTGCTTCAGGCTGGGCTCGCTCTTCTTGACCGGACCACGGGCGCGCAGGGCGGCAATAATCTTCGCCATGATGGATCCCTTCCTCTCATGCATATCCGAATGTGAACTGCGGTACCGGGCGCGGCAATTCCGTCACCTGGGGGTAACGAAATGGCCATCGCCGACCGCTGAGGGGAAGTGAAGCTGGCCGCGACGAGCGTTGTCAATGGCTGCGCATTTCTTTGCCCGAATGAACCTTGGAGCCCCTGGGGAACCTCTCGCAAACATTCATTGTGGTGATTCGGAAAACGCTGCCCGAACGGTCATGGGGGCGTGCCCGGATATACCTTTCGACGCCTGTGCGGCCCTGCTAGCAAGGGAATCCACAGGTAGGCTGAAGGCCGCTCCGGCTTCGAGACCCACGAGTACCAACGAGTGAGGACGCCCCGTGCGCTGCCCGGTCTGCTCGTCCCGGCCCTTCCCCTGCCGGGGAAACCTGGCCCCGGGGAGCGCCCCGCCGCCCGGTTGCCCGCTGACCCGCGAGGAGCGGGCCGTGCGCGTCGAGCGCCGCGAGCGCCTCCTTGACCTCAGGGCACAACCGGAGTGGAACCAGGGCCGCCGCAGGGGGCGCGGCAGCCGGCTCGGCGTCCTCGCCTGGGCCGTGCTCGCCCTGGTCGTCCTCGTACTCTTCCTGCTGTGAGCGGGCGGGCTCCCGGCTGCCGCCCGCCCGCAGAGCCGCAGGAGGCCTGCCTCGGCGCCTGGATCGGCGTCAGGCGCGCAATGCGGACAGCAGCATCGGCAGGGACCTGGCCAACTCGCGCTGCCAGTAG</text:p>
          </table:table-cell>
          <table:table-cell office:value-type="string" calcext:value-type="string">
            <text:p>, GTGAAGCTGGCCGCGACGAGCGTTGTCAATGGCTGCGCATTTCTTTGCCCGAATGAACCTTGGAGCCCCTGGGGAACCTCTCGCAAACATTCATTGTGGTGA, 303931, 304033(+)</text:p>
          </table:table-cell>
          <table:table-cell table:formula="of:=LEFT([.J77];FIND(&quot;),&quot;;[.J77])-1)" office:value-type="string" office:string-value="" calcext:value-type="error">
            <text:p>#WERT!</text:p>
          </table:table-cell>
          <table:table-cell table:formula="of:=MID([.J77]; FIND(&quot;),&quot;;[.J77]) + 1; FIND(&quot;),&quot;;[.J77];FIND(&quot;),&quot;;[.J77])+1) - FIND(&quot;),&quot;;[.J77]) - 1)" office:value-type="string" office:string-value="" calcext:value-type="error">
            <text:p>#WERT!</text:p>
          </table:table-cell>
          <table:table-cell table:formula="of:=RIGHT([.J77];LEN([.J77]) - FIND(&quot;),&quot;; [.J77]; FIND(&quot;),&quot;; [.J77]) + 1))" office:value-type="string" office:string-value="" calcext:value-type="error">
            <text:p>#WERT!</text:p>
          </table:table-cell>
          <table:table-cell office:value-type="string" calcext:value-type="string">
            <text:p>, RKHSLW*, 303931, 304033(+)</text:p>
          </table:table-cell>
        </table:table-row>
        <table:table-row table:style-name="ro1">
          <table:table-cell office:value-type="string" calcext:value-type="string">
            <text:p>WP_104819059.1</text:p>
          </table:table-cell>
          <table:table-cell office:value-type="float" office:value="1352831641" calcext:value-type="float">
            <text:p>1352831641</text:p>
          </table:table-cell>
          <table:table-cell office:value-type="string" calcext:value-type="string">
            <text:p>Kitasatospora sp. MMS16-BH015</text:p>
          </table:table-cell>
          <table:table-cell office:value-type="string" calcext:value-type="string">
            <text:p>Kitasatospora sp. MMS16-BH015 chromosome, complete genome</text:p>
          </table:table-cell>
          <table:table-cell office:value-type="float" office:value="1352831641" calcext:value-type="float">
            <text:p>1352831641</text:p>
          </table:table-cell>
          <table:table-cell office:value-type="string" calcext:value-type="string">
            <text:p>6949781..6950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306-13862']</text:p>
          </table:table-cell>
          <table:table-cell office:value-type="string" calcext:value-type="string">
            <text:p>GCCCGCTCATGCCGCCACCACCGCACGGGAGTTGCCCGCCATCGCGCGGTACCAGGAGCGCAGCCCCACCCCGCACATCGCCAGGAACAGCACGTACACCACGGCCGTCAGCACCAGGCTCTTCGCGGCGTAGAGCGGGATGTACACCAGATCGGCGGCGATCCAGAAGTACCAGTTCTCCACCTGCTTGGCGTTGAGCAGCCACTGTGCGGCCAACGAGAGCGCGGTGGTCAGCGCGTCCCAGAACGGCGCACTGTCCCCGGCTCGGCCCAACACCACCGTCAGCACAGCGGTGGCCGGCACCACCAACCCGGTCACCACCACCAGCCCCGCCGGCGTCGCCCGCCCCATTGCCCGCTCGGCCCGCCCCGCACCGCCCCGCAGCCACCGGTACCACCCGTGCGCGGCCAGCAGCAGGAAGACCACCTGCAGCGCGGCACCGGCGTACAGCCGCGCCCCCCAGAACAGCACCAGGAAGAACAGGTTGTTCGCGATCCCCACCGGAAAGTTCCACGCACTGGCCCGCACGCAGAGCCAGACGCACACCGCCCCGGTGGCGAACCCGAGCAACTCGGCGGCGGTGACGGCGTCCTGGCCGAGCAGGAACAGCTGGTGATCGAGCGGCGCCAGCAGCCCGCTCAACGTATCGGCGACGGCCATGAGGACCCCCAGTAGGAAATAACGTCAGCCTGACGATAAGGGGTCGCCGCCCCACTGCGCAACGGGATGACCGAAGCTGTCCCCGGGCACCTGACCAGGGGGAAGGTAGAGCCATGACGGCCATCGACGACACGACGCACGCCCAACTGGTCCGGCGGGCGTTCCCGCCGTCCCTCGGCGCGGCCCTCGACCCCCTGCTGGGGCTCGGCTCACTGGCCATCCACCCGCCGAGCGGATCGGTGACCGTCCGCGTCGACGGCATCGAGCTCACCCTTCCGCAGCGGACACATGCCCTCGAACCACCGACGGACCTGCTCGCCCGGCTCGCCCCGACCGAACGCCTGGTGGTGGCCTGCTGGTACAGCCGCCACGGCGACGGCCACCTGCGCCAGTGGCACCTCCGCGAGTTGCTCGCCTCGGCCGAGCCGTGGGTGGTGCCGTACGTGGTGGAGCTGGCCGGCGACTACGTCCTGGAGATCCTGCTCGACCTGCGGACCGGCCTGGCAGGCCTCCCCGAGTCGGGCGACCCCCGCCGGGCGGTGTACGGCCGCTGGCTCGCCGAGAACCCGGCGCACTGCGCCACCGTCGAGCGGCGGGTGGTCAGTTACTGGTCCTGCTACCACCGCCACCGGGCCCGCGAGTTCGCGGACCACCCGGGTGCGGCAGTGCTGGAACTCCTCCGCGCCGCCGCCGAGGCCGAGACCGGCCGCCGCCGGCCGAGTCAGGCCCCACGGGCCCGGCGAGGGCGCAGGCCGGGGGTGGGGTGAGGGCCTGGCGATGGGAGAGTCGGATGCGGCGGCGGGCGGTACCGTCCAGGCCGAGGCAACGCTCCGCCAACATCCGTTAAGCTAAACGGAGTTGAGCGATTCAAATACCGGTTGCCCGGTCAACTTCCTTGCCCGAACGGGCAGATGAAGTGCGCCGTCGGCCTCTTCCGGCTCAACTGGCAGCGGCGAAACCGCACATCGTCCCACTTGGGAGGCCGTCAGTCGCCGAAACCGACCGCCCCGTCAATGTCAGGTATGATCTGCGTCACTTGACGGTGAATTTCTCCTGGGCTTCACTTTTCGAGGCGGTGGAGAGTGGATCGGGTGGGAATTATCCGAGTCGGAATCACCATTCGCAGCGCCGTCGCAGGAATCATCGGGTCACTCCAAACGGAGGTACTGCCGTGAAGCTCGTGCATTTCGTCAAGAAGGTCATGCCGGAGAAGAGCCTGAAGGCGTACGCGTGGTACGGCTGGATCTGATCGGGTAGTCGGGCACCTCGCAATTCCAGGCCCGTGCCGGGTGGAGCTGGTACGACCCGGCACGGGCCGCTCACCCTTGGGAGTCCACCGATGTCCCTGTCCAGCACCGGCCGGAGTGCGCGGAGCACCCGGGCCACCCTCTTCGCGCCCCGGCTCGGCGAGTTGCTCCACCGTCACCGCGGGGCGGACCTGTTCCGTCTGGAGCCCGACACGGTCGGCGTCGCCGGCGTCGAGCTGATGGACACCCTGCTCAGCGCCAGGCCGGCCAACGCCGAGGAGCGGCCGACCTTCAAGCCGGTCCAGGGCCGGCTCGTCACCCGGACCGATGCGGCGGGGCTCATGCAGGCGGTCTCCGCCGACGTCCGGGCCGCGTTGAAGAAGCCCCTGGGCTCCGCGGTGGACCTCTCCGGCAGGTGGCCGCACGTGCCGCACGTCTATCTCCGCGATCTCGTCTTCGGCGAGGAGAGCCTGCGATTCCGCATTCTCGTCGACCGCCGGTTGGAACTCACGCCGAAATTGACCTGGGCGGCCGTCGCCGCGGGCACGGCCATGCTCGGAAAGCCCGGCACGGAGGTGCCGCTCTCCAATCTGGCGGCCCGCGTGCTGGATGCGAAAACCTATGACGACCGGCGCTATGCGATGTATCTCTACCGTCGGGTGGCGGCGCCCGTCTGCTTCACCGTGGCCGCTCTGGTCACGAACGCGCTCTGGCTCGGGGCGCCGTTCGACGACGGAGAGTCGAACCGCGACATCCTGCTGGAGGCGCTGCGGCTGCTGCCGCCCTCCTGGAACATCCTGCGGCAGGCCTCGCCGGAGTTCACCGCCGTGGACAGCCGGATCGGGCCGCAGGACGACATCCTGATCCTGCCGCTGCTCAGCCACCGCGACCCCCGGCTCTGGGAGGACCCGAACACCTTCCGCCCCGAGCGCTGGGTGGGCCTCGACCCCGACACCCAGCCCGGCTACCTGCCGTTCGGCCACGCCGACGAGCGGTGCTGGGGGCGGCACATGGTGATGCCGCTGGCCGAGCGCCTGCTCGACCTGGTCCGCCGCGACGGCCTGGTGGTGAGCCCCGGACAGGCCGCCGGTCGGGTCGAACTCGACGGTCTGCTGGAGGTGTCCGGGGTGCGGGTCGTCCGGAGCTGAGCGGCCCTGGGCGGCCTCGGACCGATCGTTCGGCCGACGGGGGACGGCGAGCTGCCTGGCGTGCGAGGTCCAGAACCGGACGGGCGAGGGGGCCGCCGATGGCGACGATGTGCGAGGTAGCCGAGCGGGCCGGGGTGACAAGCAGACCGTCTCCAACGTGGTCACCGGCCGGGTCACCGTCCGGCCCGCCACGGCGGCCCGAGTCCGGGCGGCGATCGAGGAGTTGGGCTACACGCCCAACCTGGTGGCCCGTTCGCTCGCCACCGGCAGCACCCGGACCTTCGGGCTGTTCGTGCCGACCGTGGCCGGGGCGTTCTACGCGGAGCTGATCGAGGAGAGGGCGGCGCCGAGAAGGGCAGCGCAGAGGCCGAGGTGCACATGGTGCTCGCTCCCGAACCCACCCCGGCCGGGGGCCGCGCCGCCGCGGCCACCGTCCTGGCCGAACGGCCGGACACCACAGCCCTGTTCGCCACCCACGACGTGCTCGCCATCGGCGCCCTGGAGGCCGCCCGGCCGGCCGGGCCGTCCCCGCAGACCTCGCGCTGATCGGCCACGACGACACCCCCGAGGCCGGCGCGGCCGGCCTGACCACCGTGGCGCTCCCCAGCCGACGGATGGCCCGCGAGGCCGTCGAACTTCTCCTCCGCGCGGTCACCGACGGCCGGCCCCCGACCGACTCGCTCCTCCTGCTCCGCCCCGAGCTGGTCCACCGGAGCACCACCGGAGCCGGTCCCGAGGTGGCCTGACGCCCGGTCGGGGCGTCAGGGCTCGCGGTTCAGTTCGGCGAGGTTGGCCGTGTAGACGTCCATGCCGATGAGGTCTCCGCGGCGGCGGCACTCGGCGAGGGCCAGTCCGGTCCAATGCCGGGCTCCGGCGAGGTCGCCGGTGCGGAAGTGGTTTTCGGCGAGCAGGCCGTAGAGCTTGGCGAGCCGGCGTCGAGCGGGGGCCTCGGGCGGAGCGCTCTCCAGCCGGGCCAGCAGGGGGAGGAGCAGCCGGGTGCTCTCGGCGGTCCAGGAGCGGTCGCTGAGCCGTTGGGCCTCGGCCAAGGTGGCTCGACAGGAGGCCAGTTCGGCCCAGCCGGGGCTGCCGCGGCGGAGTTCGCGAGCGGTGATCAGGTCGTCGAGGTCGTTGACGGTCCGCTCGGAGTCCGGGGCCAGCCGGTGCGCTTCGCGAGCGTGCCGGAGCGCGGTGTCGAGGTCGTCCCGCAGGGCGGCCGACCGGACCAGCCGGGAGTGCACCGTGGCGGCGAACCGGGGGTCCATGGTCATCTCGGCGAGCAGCGACCGCAGCACGGCCTCCGAGCCGGCCGGGTCGCCGTCCTCGGCGAGCACGTCGGCCCGGTGGAGCAGCTCCCACGGCGACTCGGTGGTGTCGGCGCCGGCCATCCGGCGGGCCGCCCGGGTGTACCCGTTCGTCTCGAGCTCCCGCGCGATCCGCCGCAGGACCAGCCCGTGGCGCTGCAGCACCGCCTCGTCCTGACGGGCGAGTTCGACCAGTGGCCGGGGGAGGCGGAGCCACTCCGCGCAGCGGGCGTCGAGCAACTCGCCGTGCTCCCGGCAGAGTGCCCGGAACCGCTGGGCATCGCCCGCCCGCTCGGCGGTGTCGAGGGCGCGCAGGACTCGCCCGAGTTCCCCGTCGACATGGTCTCCCACCCGTGGCGCGTTCACCGGACCGTGGCTCCCCACTGGATCAGGTGACGGTACAGGTGGCGGTGCAGGAGCCCGGCCGGGTGCTCGTGGGGTTCGAGCTCGCCGCCGAGCACCGCGCTGTGCGGAGCTTTGGGCGCCACGTCGCCGGTGAGCTGGGCGAGGTTGTGCTGGTCCTCGTCCAAGGCGAGGGTGAGCGAAGGGAGCCGGGCCTGGTAGGCCAGCCGGGAGAGCGCCTGGCCCACCTCGTGGGTGACCAGACCGGCCTTGCCGAGCACCAGCCAGACTTCCGCCCGGACGGCCCGGGCCCGCAGCCGTCCGTACGGGAGGTGGCCGACGGGTACAGCGTCGACG</text:p>
          </table:table-cell>
          <table:table-cell office:value-type="string" calcext:value-type="string">
            <text:p>, GTGAAGCTCGTGCATTTCGTCAAGAAGGTCATGCCGGAGAAGAGCCTGAAGGCGTACGCGTGGTACGGCTGGATCTGA, 6949612, 6949690(+)</text:p>
          </table:table-cell>
          <table:table-cell table:formula="of:=LEFT([.J78];FIND(&quot;),&quot;;[.J78])-1)" office:value-type="string" office:string-value="" calcext:value-type="error">
            <text:p>#WERT!</text:p>
          </table:table-cell>
          <table:table-cell table:formula="of:=MID([.J78]; FIND(&quot;),&quot;;[.J78]) + 1; FIND(&quot;),&quot;;[.J78];FIND(&quot;),&quot;;[.J78])+1) - FIND(&quot;),&quot;;[.J78]) - 1)" office:value-type="string" office:string-value="" calcext:value-type="error">
            <text:p>#WERT!</text:p>
          </table:table-cell>
          <table:table-cell table:formula="of:=RIGHT([.J78];LEN([.J78]) - FIND(&quot;),&quot;; [.J78]; FIND(&quot;),&quot;; [.J78]) + 1))" office:value-type="string" office:string-value="" calcext:value-type="error">
            <text:p>#WERT!</text:p>
          </table:table-cell>
          <table:table-cell office:value-type="string" calcext:value-type="string">
            <text:p>, AWYGWI*, 6949612, 6949690(+)</text:p>
          </table:table-cell>
        </table:table-row>
        <table:table-row table:style-name="ro1">
          <table:table-cell office:value-type="string" calcext:value-type="string">
            <text:p>WP_101441020.1</text:p>
          </table:table-cell>
          <table:table-cell office:value-type="float" office:value="1317340355" calcext:value-type="float">
            <text:p>1317340355</text:p>
          </table:table-cell>
          <table:table-cell office:value-type="string" calcext:value-type="string">
            <text:p>Amycolatopsis niigatensis</text:p>
          </table:table-cell>
          <table:table-cell office:value-type="string" calcext:value-type="string">
            <text:p>Amycolatopsis niigatensis strain DSM 45165 Ga0074778_13, whole genome shotgun sequence</text:p>
          </table:table-cell>
          <table:table-cell office:value-type="float" office:value="1317340355" calcext:value-type="float">
            <text:p>1317340355</text:p>
          </table:table-cell>
          <table:table-cell office:value-type="string" calcext:value-type="string">
            <text:p>3881225..3882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333-12830']</text:p>
          </table:table-cell>
          <table:table-cell office:value-type="string" calcext:value-type="string">
            <text:p>ATGTGCTTGCCCCGCAACGGTTCCGGCACCATCGGCAGGTCCGGGTAGGGCACCATCGCGACCGAGGTGCCGACGGTGTCCGGCAGGTCGGCGGTCCAGTCGCGCCAGGTGCGCAGGACGTCCGGGATCTTGGCGGTGTCGAAGTACAGTCCGCCGCCGTACAGCGTGGTCACCGGGACGAGGTCGAACTCCAGCGCCGTCACGATCCCGGCGTCGATCGGGCCGGTGGCGCGCGTGCCGTCGGGCCGGACGATCTCGGCGGAGCGGACGCGGTCCGAGGCCGGGCCGAAGTGCCGGCCGAGCAGGCCGAAACCGCCGCCGAGGGTGTAGCCGACCACGCCGACGCCCGGGGCCGAACCGCTCAGCGGCGCGAGTCCGTGCTCCGCGGCGGCGGTGATGACGCTGCCCCAGGTCGTTCCGGCTTCGACCCGAGCCACGGCGCGGTCCGGGTCGATGGTCACGCCGGTCATCCGGCGGGTCGAGATCAGCACGCCCTCGGCCGGTGCGCGCAGTCCGTGTCCGGTGGCTTGCACGGAAACCGGCAGGTCGCGTTCGGCGGCGAGGCGGACCGCGGCGGCGACGTCGTCCGCGCTGGTGGCGGCGACGACCAGCTGCGGGGCGGAGGTGATGCCGGTCTGGAACCCGGCGATCTCTTCGCGGTAACCGGCTTGCTCACGGGTGAACGTCTGCATGCCTTCAGCGTGCTTGCTGATCGGTGATAAGTCCAAGAGATACTAGTTCCGGTAGCTAGAATTACTGGTTATGGAACTGCACCAGCTCGAGTACTTCGTCGCGGTCGCTGAGGAAGCCAACTTCACGCGCGCGGCGGCGCGGATGCATGTCGCGCAGCCCGGGGTCAGCGCGCAGATCCGCCGGTTGGAACGCGAGCTGGGGCAGCCGTTGTTCGACCGGTCCGGCCGCACGGTACGGCTCACCGACGTCGGCGAGGCAGCTCTGCCGCACGCTCGGGCCGCGCTGGCGGCGGTCGCGGCGGTGCGCGAGACGGTCGCGGAGCACGAAGGGCTGGTGCGCGGCCAGGTCGCGATGGGGATGGTGACGTCCGCTGGACCCGTGGCGCTGCCGGAGTTCCTGGCCGGGTTCGCCGAGCGCTACCCGGGAGTGGAAATCACGCTCAGCGAAGCGAATTCCGACCTGATGGTCGAGGCGTTGCGCGAAGGACGGCTGGACGTCGCGGTGATCGGCCTGGCCGACGGAGTGCCCGCCGGGCTGACCACTCAGATCGTGCTCGACGAGGAGCTGGTCGCGGTCACCGCGCTGGGCGACGAATTCGCCGACCGCGCCTCGCTCACCCTGGCTGAGCTGGCCGAACGGTCACTGATCTGCCTGCCGAAGGGCACCGGCATGCGCGGCGTGCTGGACCGCGGGTTCGCCGCGGCCGGGCTGCACTCGCGGGTGACGATCGAAGCGAGCGACCCGAACGTGCTGGCGAAGCTCGCGATCCGCGGCCTTGGCGTCGCGCTGGTCCCGGAGTCGTTGGCGCGCTATTACGCCGAGGAGCTGCACAAGCTGCGGCTGCGGCCGGAGCTGCGCGGACAACTAGCGCTGGCGTGGCGGTCCGACGGTCCGTCCGGACCCGCGGCCCGCGCGCTGATCGAGTTCGCGCGGTCGACGCTTTAAGGCGGCAAAGCTTACTGATGCGGCCTCGGGCTCGCAAATGAATTCCCGCCGGAATTCCCGAACGGATCGGCCGGAGTAGGCCGTTCAGGTCGTTGTTGCGGCGTATTCGAGAAACTCGCCGTACTGTCGGCGGCGGCCGCGAGTGCGGTCGGCAGTGTTCGAGAATACGGAGGAATTTCCGTGAAGCTTGTTCGTCTCGTGCGCAAGGCCCTTCCGGGCAAGAGCCTGAAGTCTTACGCCTGGTACGGCTGGATCTGACGGTCTCGTCCGAAGTGGACCGGCCGGTTCCGGAATGTCCGGGACCGGCCGCCCGGCGTCGCAGAGGAGCTTCGCGGTGACTATTCCCGCTGAACGGAACAAAGTGCGCCAAGTGGTATTCGCGCCGCGTCTTCAGGAACTGCTGGACCGTTATCGGGGGAAATCCTTCTTTCGGCTGGAACCGGACACGGTCGGCGTCGCCGGGGCCGATCTGATGGACGCTCTGCTGCGCAGCCGGCCCGCGAACGCCGAGGAACGGCCGACGTTCAAACCAGTGCGCGGCAGGGCTGTCACGCGGCCGGAATCGTCGGCGCTGATGCGTGCGGTCGGTGCGGACGTGCGCGCCGCGCTCAAGAAGCCGCTCGGCGAACCTGCACTCACCGGGACCTGGCCCGCCGTACCGCACAACTACCTGCGAGACCTGGTGTTCGGGCACGAACAGCGGCGGTTTCGGGTCCTCGTCGACCGTCGGCTGGAGCTGACGCCGAAGATCACCTGGGCCGCGGTCGCCGCCGGAGCCGCGCTGTGGGGACGGCCCGCACCGGAGGTCGCGCTGTCCACTTTGGCGCGGATGGTGCTGGAGGCGGACACCTACGAGCAACGCCGCTTCGCGATGTACCTCTACCGGCGTGTGGCCGGGCCGGTCTGTTTCACCGTCGCAGCGCTGGTCACGAACGCGTTGTGGCTCAGCTCGCCGCTGGACGACGAGGTGCCGACCGAGTACGTGCTCAACGAAACGCTGCGCCTGCTGCCGCCGTCGTGGAACATCCTGCGCGTGCGTTCGCCGGAGTTCGCCGAGGTGGACGCCCGGATCGGCCCGGGCGACGACGTCCTGTTGCTGCCGCTGCTCAGCCATCGCGACCCGGAGCTGCGGGACGCGCCCGACGAATTCCGGCCGAGCCGCTGGGCCGCGCTCGACCCGGACACTCACCCCGGCTACCTCCCGTTCGGGCACGCCAGCGAACGCTGCTGGGGACGGCACCTGGTGCTGCCGCTGGCGGAACGCGTCCTCGACCTGGTCCGCCGCGACGGGCTCGTGGCCGATCCGGCGCAGACGCGCGCCCGGGTGCACCTGGACGGGCTGCTGGAGGTGTCGGACGTGCGGGTCGTGCGCGCCTAGCGGCTCTTGACAACGTGTCAACGGAGGCGTTCCACTGGACGGATGCTCCAGGACGGCGTGCTCGGCGTCAGCCTGCTCGCGGGCGGCGCGAACGTGATCATGCAGCTGGGCCGGCCCGAGGTCGGGTACGGCGTGATGGAAAGCCGGGTCGATTCGGGGAATCTGTTCAAGCATCCGCTGAAACGCACCCGCACGACCGTCACCTACCTTGCCGTCGCCGTGCTGGGCACCGACGCTGACCGGGAGGCGTACCGGCGGGCGGTGAACGCGGTGCACGCGCAGGTGGTCTCGACCGAAGCGAGTCCGGTGCAGTACCACGCTTTCGACCGGGAGCTGCAACTGTGGGTCGCCGCCTGTCTGTGCCGTGGCGTCGAGGACGTGCACCGCGCGTTTCTCGGTCGGCCCGCTCCGGAATCGTGGTACGCCGAGGCCGCGGTGCTGGGCACGACGCTGCAGGTGTGTCCGGAAGACTGGCCGGAGGACTTCGCCGCGTATTGGGAGGACGGGCTGGCGCGAGTGGACATCGACGACCGGCTCCGCGAATACCTCACCGCCATCGCGAATCTGGAATTCCTGCCGCGGCCGTTCTCGTTCCTCTTCGGACGGTTCCACCGCTTCGTGACGACGGGATTCCTGCCGGAGGTGTTCCGCGAGCAGATGCGGCTGCCGTGGTCGGCCGCGGACCAGTGCCGGTTCGATCGGCTGATGCGCGCGATCGGCCGAATGGTCGAACCGCTTCCGCTGCGCGTACGGCGTTTTCCCTATGACGCGTGCCTCGCGGACTTCCGGCGGCGGTTGCGCAAAGGGAAACCGCTCGTCTAAGCGGTTGACCCGAATGCGCTGGTCGGCAAGGGTTGACCTATGGCCACTGCCGACGTACTTCCTGCCCCGGAGGCAGCATGAGCAGAGCGGATGAGGTGCGCGAAGGGGTTTCCCTGACCAACCTCGACCAGGAGCTGTTCGTCGACGCCGGGGTGACGAAGCGCGACCTCGTCGACTACTTCGACGCCGTTTCGGACCGGTTGCTGCCGGTGCTGCGCGACCGTCCGCTGTCGGTGATGCGCGTGCTGCGCGGGCAGGACGCGTTCATGCAGAAGAACCTGCCGAAGTACACGCCGGAGTGGGTGCCTCGGGCGAAACCGTGGGCGGAGAGTTCACAACGGACGGTCACCTACGGCCTGTGCAACGACCGCCGGACGCTGCTGTGGTTCGGCAACCAGCGCGCGGTCGAACTGCATCCGGCGCTGACCAGGGTGGATCCGATCGGCCAGACCGACCTGATCATGGACCTCGACCCGCCGGAGGGCGCGGACTTCAGCGTCGCGGTCGCGGCGGCCCGGCTGGTGCGGCAGGCGCTGGCCGACGTCGGGCTCGCCGGTGCGTTGAAGACGAGCGGGTCCAAGGGCGTGCATGTGTTCGTGCCGCTCGTCCCGGGTCTGTCCTTTGAGGACGTCGCGGCGGCGACCCGGGCGGTCGGCGCGCGGGCGGAACGGGTCGATCCGGAGCTGGCGACCACCGCGTTCATCCGGGAAGACCGGCAGGGCAAGGTGTTTCTCGACTCGACCCGCGCGGGCGGGGCTACCGTGGCGGCCGTGTACAGTCCGCGGATCCGGCCAGGTGCGCCGGTGTCGTTCCCGGTTCGCTGGGCGGACGCGGACAACGTCAGGCCGGCGGATTTCACGGTGAAGACCGCGGTGGGGCTGCTGGGCAACGCTGATCCGTGGGCGGAGGAATTGCCGGAGCCGCAGGAACTTCCTGCGGAACTCGTAGCCGAGGGGCATACGATCCCGGTCGCCCGGGTCGCGGCGATGCACGAGGGCAAACGCCGGGCCCGGGCGCGACGGGCGTCAGGGGAGAGCGAGTAAGTCCTGATGGTGCACGGTGACTTCGGTGATCCGCCGATCCTCGGGCGCCGCCAGGTCCGGCCGTTGTTCTCGTGCTGCGGCAACGAATCCGCGATACCAGCTGTCGATGAGTTCGCGGTGTTCCGGACCGAGCCG</text:p>
          </table:table-cell>
          <table:table-cell office:value-type="string" calcext:value-type="string">
            <text:p>, GTGAAGCTTGTTCGTCTCGTGCGCAAGGCCCTTCCGGGCAAGAGCCTGAAGTCTTACGCCTGGTACGGCTGGATCTGA, 3881043, 3881121(+)</text:p>
          </table:table-cell>
          <table:table-cell table:formula="of:=LEFT([.J79];FIND(&quot;),&quot;;[.J79])-1)" office:value-type="string" office:string-value="" calcext:value-type="error">
            <text:p>#WERT!</text:p>
          </table:table-cell>
          <table:table-cell table:formula="of:=MID([.J79]; FIND(&quot;),&quot;;[.J79]) + 1; FIND(&quot;),&quot;;[.J79];FIND(&quot;),&quot;;[.J79])+1) - FIND(&quot;),&quot;;[.J79]) - 1)" office:value-type="string" office:string-value="" calcext:value-type="error">
            <text:p>#WERT!</text:p>
          </table:table-cell>
          <table:table-cell table:formula="of:=RIGHT([.J79];LEN([.J79]) - FIND(&quot;),&quot;; [.J79]; FIND(&quot;),&quot;; [.J79]) + 1))" office:value-type="string" office:string-value="" calcext:value-type="error">
            <text:p>#WERT!</text:p>
          </table:table-cell>
          <table:table-cell office:value-type="string" calcext:value-type="string">
            <text:p>, AWYGWI*, 3881043, 3881121(+)</text:p>
          </table:table-cell>
        </table:table-row>
        <table:table-row table:style-name="ro1">
          <table:table-cell office:value-type="string" calcext:value-type="string">
            <text:p>WP_094372357.1</text:p>
          </table:table-cell>
          <table:table-cell office:value-type="float" office:value="1231823944" calcext:value-type="float">
            <text:p>1231823944</text:p>
          </table:table-cell>
          <table:table-cell office:value-type="string" calcext:value-type="string">
            <text:p>Streptomyces sp. FBKL.4005</text:p>
          </table:table-cell>
          <table:table-cell office:value-type="string" calcext:value-type="string">
            <text:p>Streptomyces sp. FBKL.4005 Scaffold1, whole genome shotgun sequence</text:p>
          </table:table-cell>
          <table:table-cell office:value-type="float" office:value="1231823944" calcext:value-type="float">
            <text:p>1231823944</text:p>
          </table:table-cell>
          <table:table-cell office:value-type="string" calcext:value-type="string">
            <text:p>526645..525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769-14999']</text:p>
          </table:table-cell>
          <table:table-cell office:value-type="string" calcext:value-type="string">
            <text:p>CCCAGCAGGCCGGTCAGGCCCAGCAGGGGCGGGGCGGGTGAGCGCAGGCCGAGGGACCAGTAGACGGCGCCCATGAGCGCGCCTGCGGCGAAGGCGGGAGCGGCGGCGCGCAGGAAAGCGGCGACGGCGGCCCGCCGCGCCCCGGTCGGCGGTCTCACCACGTCTCCGGCAGCGTCTGCCCGAGCAGCATGCCGAGCAGGCCGAACAGGGCGACGGGCGGTGGCGCCGGCGACCCGACCCGCAGCAGCGCGTACAGGGCGCCGACCAGGACGCCCGCCGACAGCGCCTCGACGTACGGCACAGCGGTCAGCTCCCGGTGCGCCACTGGTGGTCGGGGAGGAAGCGGACGTCGTACTGTCCGGGCACGGTCGCGAACTTCTCCGGGGCGGGGACGAAGGGCCGGGCGGGCAGGCCCAGTTCGTCGGCCGGTGTGCCGAGGGTCTCGAAGAACCGCTCGAAGGTGCCGCCCGGCCCGGCGGCGACGCCGACGACCTGTGAGTGGTGGCGTTCCATGCGGTAGGCGTGGGTGCAGTTCTTCGGGACGAAGCCGAAGTCCCCGGGGGTGAGCAGCTTCTCGTGCTGTTCGCCCTCCAGGTCCTCCACGAAGAGCCGTACGGCGCCCTGGGTGATGTAGAAGACCTCGTAGGTGTCCGCGTGGGAGTGGGCGGGGATCAGCTCCCCCTTGGGGCCTTCGCAGGTGAAGAAGTTGAAGGTGTTCTCGGTCTGTTCGCCGCCCGCGTAGATCGTGACGAGGTCACCGAACAGGTGCGCGCGGTCGCCCAGCCCCTTCTCGATGAAGTAGGGCTTGCCCGGCTCCGGCGGGATGAAGGAGCGGGCGCGGTGGCGGGTGGCGTACTCGATGGTCATGCAGAGCCTCCGGTTCCGACGTGGCAATGTCAGGCTACCTGACATTGCAGCCGCACCCAACGGTGCCCCGCCGGTCCGCTGCCCCGCTAGCGTGACCGGATCAGCCGTACCTCCTCCACGCCCAGCAGGCCCAGCAGCGGAACCTTGCCGACCCGCTGACCGGGGTCGACCACCAGCCCGGAACCGCGGATCAGGTCCAGCAGCAGCTCGGCCAGCGGAATGACCATGTGCCGGCCCCAGCAGCGTTCCGACGAGTGCCCGAAGGGCAGGTAGCCCGGGGCGGTGTCCGGGTCGAGGCCGTCCCAGCGCTCCGGACGGAAGGCGTCCGGATCGTCCCAGAGAGCGGGGTCCCGGTGGGAGAGCAGCGGCAGCAGCAGGACGTCGTCGCGCTCGCCGATCCGGCCGTCGATCGCCGGGTACTCGGGCGAGGCGTTGCGCAGGATGTTCCAGGACGGCGGCAGCAGCCGCAGCGACTCCAGGATGATGTGGCGAGGGGACATGCCGTCGTCGAACGGGGAGCCGAGCCAGAGGGCGTTGGCCACCAGGGTGGAGACGGTGAAGCACACGGGCGCAGCGGCCCTGCGGTACATCCCCATGGCGTACCGCCGCTCCTGGTACCCCCGCGCCCGCGCCGCGCGGTCGGCGAGGCCGGTGAGCCGGGCGTCCGGGCGGGGCCAGCCGGGCAGGGCGGCACCGACCGCGATCACCGACCAGGTGAGCTTGGGGGTGAGTTCGAGGTTGCGGCTCATCAGCATCCGCAGCCGGTAGGGGTCCTGGCCGAGTATCAGATCGCGCAGGAAGAGGTGCCCGGTCAGCGGCCAGGGACCGGCCAGGTCCACGTCCTCGGGCAGCGGCCGGGCCAGGGCCTCGCGCACGTCGTTGGCGATGGTGCGGGTGACCGCGGACGCCTCGCTGCGGGTGATGGACCGTCCGTGCAGCGGTTTGAAGGTGGGGCGTTCGGTCTCGGTCGCCCGGCGCGCGGCCAGGATGCGGTCGGCGACCTCGTGTCCCGCGACCCCGACGGTGTCGGGTTCGAGCCGGAAGACGTCCTGGCCCAGGTGGTCGCCGATGAGCGCGGCGAGCCGCGGGGCGAACACGGTGGCGCGCGCACGCGCGGTGGATGACGGCGGCATGGCTCCTCCGGTACGGGGGCGGGGAAGGCCGCGGCACGACGGGACACCGCCGCCCGGCCGGACCGCGTCGCGGTGCGGCCGGACAACGATGTCACCGCTACAGCGGCGGGTGCGGGATCAGTACCAGAGGTACCAGGCGTTGGCCTTGAGGCTCTTGGCGGCGGCAACGCGGTTGCGGAGGGCGAAAAGGAGCTTCATCACTGCACCTCCCCTCGGGGGACGGACGGATGACACGCGCCGCACCGGAGGGGGCCGGTGAAGATCACGTGTCGGCGACGCCCCGGAACCTTCCCGTGATCGTTGACCGATTAATCACCAGGGAGTTCAAAATCGCGGCCAGGCAGTCGGTTTCAGACTTTCGCCGATCATCGGCGCTCCGGTTTGACGTACCACCCGGCACGCGGGAACCGTACCGCCGCCGGAGGCTCCCTCCGCTGCTGGCGGACGCCGCCGACCGCCCGGATGCCGGACGGTCCGTCACCGAGAGCGGACGCGCGCCGCGTCTCCGTCGACCGGCCCGTCGGCCCCACATTGGCGAGATATGGACCCGCACGCCTCGGCTGCAATCAAGGCCACTTTTCCCCGATTGGACTTTGCCCGAGCGAGATTGGCCTTCCTAACGTGGGCGGCATGGCACCACACGAACCCTCAGGTGACGAGCGAACGGGGAAGGTCGTCGTCGGGGTGAGCGACTCACTCGCAGGACTCGCCGCGTTACGCCGCGGCATTCAGGAGGCCCGCGCCACCGGCCGGACGCTGGTGGCGGTCCGGGCCTGGGAACCTCCGGAGGGCGAGGCCCTCTATCTGCGCCAGCCGGAGCCGTCCTGGGCCCGCCTGTGGGCCGACGACGCGCGACAGCGGCTGGAGCGGGCCTTCGACCTGGCGGCGGGCGGGCCTCCGGCGGACCTGAGGATCGTACGACGCGTGGTCAGGGGGTCGGCGGGGCCGGTGCTG</text:p>
          </table:table-cell>
          <table:table-cell office:value-type="string" calcext:value-type="string">
            <text:p>, ATGCCGCCCACGTTAGGAAGGCCAATCTCGCTCGGGCAAAGTCCAATCGGGGAAAAGTGGCCTTGA, 527211, 527277(-), ATGAAGCTCCTTTTCGCCCTCCGCAACCGCGTTGCCGCCGCCAAGAGCCTCAAGGCCAACGCCTGGTACCTCTGGTACTGA, 526762, 526843(-)</text:p>
          </table:table-cell>
          <table:table-cell table:formula="of:=LEFT([.J80];FIND(&quot;),&quot;;[.J80])-1)" office:value-type="string" office:string-value=", ATGCCGCCCACGTTAGGAAGGCCAATCTCGCTCGGGCAAAGTCCAATCGGGGAAAAGTGGCCTTGA, 527211, 527277(-" calcext:value-type="string">
            <text:p>, ATGCCGCCCACGTTAGGAAGGCCAATCTCGCTCGGGCAAAGTCCAATCGGGGAAAAGTGGCCTTGA, 527211, 527277(-</text:p>
          </table:table-cell>
          <table:table-cell table:formula="of:=MID([.J80]; FIND(&quot;),&quot;;[.J80]) + 1; FIND(&quot;),&quot;;[.J80];FIND(&quot;),&quot;;[.J80])+1) - FIND(&quot;),&quot;;[.J80]) - 1)" office:value-type="string" office:string-value="" calcext:value-type="error">
            <text:p>#WERT!</text:p>
          </table:table-cell>
          <table:table-cell table:formula="of:=RIGHT([.J80];LEN([.J80]) - FIND(&quot;),&quot;; [.J80]; FIND(&quot;),&quot;; [.J80]) + 1))" office:value-type="string" office:string-value="" calcext:value-type="error">
            <text:p>#WERT!</text:p>
          </table:table-cell>
          <table:table-cell office:value-type="string" calcext:value-type="string">
            <text:p>, IGEKWP*, 527211, 527277(-), AWYLWY*, 526762, 526843(-)</text:p>
          </table:table-cell>
        </table:table-row>
        <table:table-row table:style-name="ro1">
          <table:table-cell office:value-type="string" calcext:value-type="string">
            <text:p>WP_079657561.1</text:p>
          </table:table-cell>
          <table:table-cell office:value-type="float" office:value="1275873656" calcext:value-type="float">
            <text:p>1275873656</text:p>
          </table:table-cell>
          <table:table-cell office:value-type="string" calcext:value-type="string">
            <text:p>Streptomyces sp. 1121.2</text:p>
          </table:table-cell>
          <table:table-cell office:value-type="string" calcext:value-type="string">
            <text:p>Streptomyces sp. 1121.2 Ga0151191_12, whole genome shotgun sequence</text:p>
          </table:table-cell>
          <table:table-cell office:value-type="float" office:value="1275873656" calcext:value-type="float">
            <text:p>1275873656</text:p>
          </table:table-cell>
          <table:table-cell office:value-type="string" calcext:value-type="string">
            <text:p>3214639..3213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601-9395']</text:p>
          </table:table-cell>
          <table:table-cell office:value-type="string" calcext:value-type="string">
            <text:p>GTCGGGCAGCGGCTCGGCCACCGGACGGAACGCCACGTCGAGCAGCAGACCCCGGCCGTCACGAGCGGCGAGATGGAGGGTGTCGTGCCGAGGGGGCGGCAGCACCCGCCAGCCGTCCCGCCGGAGCATCCGGGCCACCGCGACCACCAGCGCGGGCATGTCCAACTCGGCCAGCTCCTCGGCGGTGTAGTACCCACCGCGCCGCCGGGCCGGCCGCCGGGACCGACGCCGTACGATGACGGCGACGACCGCGAGGGGCACGAGGAGCAGCGCGCCGGCCCGGCCGCCGAACGCGCGGGAGACCAGCGCGAGTCCCGCGACCGCGGCGCACGTGACGGCGAGCAGGGCGGCGAGGGCCGGCAGCACTTCGCGTAATCGAGGCCCGTCGCGGCCCGAGGCCCGCAGCTCTCGCACGGTCCGCCGACGCCTGGCCCACGCCGACTCACCGGCTGACGCCCGCTCCCGCCTGCGTGCCATCAGGGCCCCCCACCCCTCACACAACGACGTGTATGGAGTGGATACCCGCTGAGTCGGGGCATGCCCTTGGACGCCACGTTTCCGCCACCGGCTTGGCCGAAGAACGCCGACAGGGGCCGCAGCGCGAGGGCGCCGGGCCGTTGTCAGTGGTGGATGACAGGCTGCTGGTCATGGACGAGGTTGAGTTCTTGCGGGGCCGGGTCTACGGCGCCGACCACGACGACGCCGGCCCCCGCCCGGACCGCCGGTACGCGCACCTGGTGGGCGGCCCGCTGGACGGGCTGCTGCTGGACATCACGGACCGCTCCGACCACGAGCTGCGCGAAGTGGCGCTGACCACGGAGATAGGCCGCTACGGGCCCGGCGGCCACGCCCTGTACGAGCGGCGAGGCACCGCCGACCGCCGGTTCGACTGGCGCGGCGACGCCCCGGGCACCCCGTGAACCACCCGGCCCGTGAACTCCCCCTGCTTTTCGCTACCTGGAGAGCATGCGGACGTCGACCACACCCATCAGGCCGGCCAGCGGAACCCTGGCCGCCGTCTGCCGGGGGTCGGGTGCGAGTCCGTTGTGCCGGGCGATGTCGAGCAGCCGCTCGGCCAGCGGCAGCACCATGTGGCGCCCCCAGCAGCGTTCGCTCGCATGCCCGAAGGGGAGGTATCCGGGAGCGGTGTCCGGGTCGAGGTCGTGCCACCGCTCGGGGCGGAAGACATGGGGGTCGTCCCACAGCGCGGGGTCCCGGTGGGACAGCAGCGGCAGCATCAGGACGTCGTCGTCGGCGCCGATGCGCTCGTCGAGGGCGGTGAACTCGGGGGAGGCGACCCGCAACACGTTCCAGGACACCGGCAACAGCCGCAGCGACTCGTGGATGATGTGCCGGTTCGGCGTGCCGGGAGGGAAGGGAGCCCCGAGCCACAGCGCGTTCGCGACCAGCGCCGCGACCGTGAAACACACCGGAGCCGCGGCCCGGCGGTACATGCCCATGGCGTGCCGCCGTTCTGCGTATGTCGCAGCCTCGGCCGTGCACGCGCCGAGCCGCGAGGTCCGCGCGAGCGCCCCGCCGCGCCCCGGCAATGCGGCCCCCACGCCGATGACTGTCCAGGTCAGCTTGGGCGTCCACTCCAGCCGCCGGTCGACGAGCACCTTGAGCCGGCGCGGGTCACGCCCGAAGACGGTGTCCCGCAGATAGGTGTGCGCCATCCGCGGCCAGGTCCCGGAGAGGTCGGTGGACAGATCGGTGGGTTCGGCGAGCGCCGCACGTACGTCCTGGCCCACGGCCCGCATCAAGGCCGAGGCCTCGGTCCGCGGGATCGCCCGGCCGAGCAGGGGCTTGAAGGTGGGCCGTTCGAAGTCGTTCGCCGGCCGGGTCGCCATGACCTGCTCGATGAGTCCGGCGCAACCGACGCCCACCGTGCCGGGATCGAGTCGGAACACCTTTTCCCCGAGGTGATCGTCCAGCAGGGAACGGATTCGCGGGGCGAATTCGACCCTGCGACGCTGGGTGAGAGAGGGCGACGACGGCATGGTGTCTCCACATCGAAGCGACTTGACCTTAGGTGGCGTGCGCCCGCCGTCTCCGTCACCGGCGACGGCGGGCGCACGCGCTTTCTCACCTGCTCAACGGCGGCTCAGTACCAGAGGTACCAGGCGTACGCCTTGAGGCTCTTCTCGCCGACGATCTTCCTTTTCAGTGCCCCGAACATCTTCATGGAATACCTCCATAGCAAGGGAAGTGACGCTGAATCGGAATCGAGTAGAGCCGCCGGGCCGATGAGGCGTCAACGGTGATTGGAAACACGCGATGTGATCACGCCAGAATGCCTTTCGAAGGTGTGAAAACGGGTGTGCACTGCCAGTCAAAAGGCCGTGCACTCTCGGATAAATAAGCGGCCCTATTCGATGCTGTTTCAGATCTGTGCGTCACCGAAGTTCATGTGCATTCGCATGTCGATGATGTTCATGCCGTCGTCCGCGCTGCACTCCTTGCGCTCCCGGGGACCGGAACGGTGGCTTCCATCGCGGGAGGGTGATCAAATGTGCGAATGTCTACAGGATCCACATCCGCCACTCGTGCGGCGACCACCGCACCGGCGGTCCGTCACGGCTGGCACAAGCTGCTGTTCGGCCTCTTCCTGCTGGGTCGCGCGACCCGCATCCCGGCCGCGTTGGACGGTACGACGGGGGCGACCCCCTCGGGCTGGTGGTACGTGCTGTGGGAGGTGCTCGCCCTGGTGCTGGCCGCCTTCGCGGTGAGTGAGTGGGAGATCCTCAATGCGACGTCCTGGCGCATGTCGGTGTCGCAGTGGATCTGCATGGTCATCTTCCATATCGGCCTCACCGGGTTCCTGATCTCCGTCATGGTCCGACTCCTCTGACTCCCGGCCCGCGTGACGGCGGGTCAGTTTGTTCGATCGCACGAACGTGGCTTCGATGGGTTACTTCTGTCACCGGCCTCTGGTAGGAAACCTTCCTATCAGT</text:p>
          </table:table-cell>
          <table:table-cell office:value-type="string" calcext:value-type="string">
            <text:p>, ATGAAGATGTTCGGGGCACTGAAAAGGAAGATCGTCGGCGAGAAGAGCCTCAAGGCGTACGCCTGGTACCTCTGGTACTGA, 3214743, 3214824(-)</text:p>
          </table:table-cell>
          <table:table-cell table:formula="of:=LEFT([.J81];FIND(&quot;),&quot;;[.J81])-1)" office:value-type="string" office:string-value="" calcext:value-type="error">
            <text:p>#WERT!</text:p>
          </table:table-cell>
          <table:table-cell table:formula="of:=MID([.J81]; FIND(&quot;),&quot;;[.J81]) + 1; FIND(&quot;),&quot;;[.J81];FIND(&quot;),&quot;;[.J81])+1) - FIND(&quot;),&quot;;[.J81]) - 1)" office:value-type="string" office:string-value="" calcext:value-type="error">
            <text:p>#WERT!</text:p>
          </table:table-cell>
          <table:table-cell table:formula="of:=RIGHT([.J81];LEN([.J81]) - FIND(&quot;),&quot;; [.J81]; FIND(&quot;),&quot;; [.J81]) + 1))" office:value-type="string" office:string-value="" calcext:value-type="error">
            <text:p>#WERT!</text:p>
          </table:table-cell>
          <table:table-cell office:value-type="string" calcext:value-type="string">
            <text:p>, AWYLWY*, 3214743, 3214824(-)</text:p>
          </table:table-cell>
        </table:table-row>
        <table:table-row table:style-name="ro1">
          <table:table-cell office:value-type="string" calcext:value-type="string">
            <text:p>WP_079657561.1</text:p>
          </table:table-cell>
          <table:table-cell office:value-type="float" office:value="1160815872" calcext:value-type="float">
            <text:p>1160815872</text:p>
          </table:table-cell>
          <table:table-cell office:value-type="string" calcext:value-type="string">
            <text:p>Streptomyces sp. 3214.6</text:p>
          </table:table-cell>
          <table:table-cell office:value-type="string" calcext:value-type="string">
            <text:p>Streptomyces sp. 3214.6 chromosome I</text:p>
          </table:table-cell>
          <table:table-cell office:value-type="float" office:value="1160815872" calcext:value-type="float">
            <text:p>1160815872</text:p>
          </table:table-cell>
          <table:table-cell office:value-type="string" calcext:value-type="string">
            <text:p>607920..608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529-11071']</text:p>
          </table:table-cell>
          <table:table-cell office:value-type="string" calcext:value-type="string">
            <text:p>TCTTCGCCGTGCTGCTGCCGTTGTGCGTACTGACCCACCGTTACATCGAAGTGCCGGGCCAGGCATGGGGCCGCAGGCTGGCACGACGTCGTCGGCCGGACTCGCGCAGAGCCGCTCAGCCGATGTGATAGCTGTCGCCGTACACCTTCCAGTCCAGGGGCGGGTCGAGGTCGAGGTTGCCCTTGCGCAGGAACACGCGCTGGGCCGTGTCGACGCGACTGGTGTCGCTGTGTGCCTCCTCCTGTTTCATGGCCCAGACCCGGGCGTCGAGGAAGGCGTTCAGATACTTCGTCTCGTCGCCGCCCTGGGCCGGCGGCTTCGCCTTGGTCAGCGCGCGCCGCCGGATGTTGCGGAAACTGGTGGAGTCGGTGCCGTCACCGTGCATGACGATGGCGTCGTAGTAGGCGAACTGGCCCAGAACGCGCAGTCCGTCCGTCTTGCCCTGCTGGACGGCCGGGTTGAAGTAGACGCGGTCGCGTTCGTCGTTCTGGGCCTGCTGGAACGCCGTGTCCTGGGCGGCCTTGCGCCAGTCCTTCGGGTAGTTCGGGTCGAGGCCGGCGTGCGAGTCGGTGCCGTTGACGGCGCGCAGGGCGGGCAGGTACTTGGCGAGGACGTTGCCGGGCTTGCGGTCGGTGTAGAGCTGTACGAGGTCGAGCATGTCGCCGGTGCCGGAGCAGAAACCGATGATGCCCGCGGTGTAGCCGCGGCCGTCGCCGATGTCCTCGATGTACCGGTACTGGGCCTTCCAGTCGAGCGAGGAGTTCTCCGCGCTCGACACCAGCTTCATGGCGATCTCCTTCTTCGCCGGGTCGTCGAGGCCCTTGGCGGTGGGGGCCGCGGTCGCCGGGAGGGCGTCGAGGAGGGAGGCTGCCGCCAGGGCGCCGGTGAGGGCGAGGAAGAGGCGGCGGGAGGTGGGAGCGGGGGTGGGGGTGGGGGTGGGGGTGGGGGTGGGGGTGGGGGTAGGCATGGGGCCGTCGATCGGCCGGGACATGTGCACCACAGTGGCTCCAGGTGAGGAGTGGGGGTGGGGTGGCTCTGCGCTGCAACTGATAGGAAGGTTTCCTACCAGAGGCCGGTGACAGAAGTAACCCATCGAAGCCACGTTCGTGCGATCGAACAAACTGACCCGCCGTCACGCGGGCCGGGAGTCAGAGGAGTCGGACCATGACGGAGATCAGGAACCCGGTGAGGCCGATATGGAAGATGACCATGCAGATCCACTGCGACACCGACATGCGCCAGGACGTCGCATTGAGGATCTCCCACTCACTCACCGCGAAGGCGGCCAGCACCAGGGCGAGCACCTCCCACAGCACGTACCACCAGCCCGAGGGGGTCGCCCCCGTCGTACCGTCCAACGCGGCCGGGATGCGGGTCGCGCGACCCAGCAGGAAGAGGCCGAACAGCAGCTTGTGCCAGCCGTGACGGACCGCCGGTGCGGTGGTCGCCGCACGAGTGGCGGATGTGGATCCTGTAGACATTCGCACATTTGATCACCCTCCCGCGATGGAAGCCACCGTTCCGGTCCCCGGGAGCGCAAGGAGTGCAGCGCGGACGACGGCATGAACATCATCGACATGCGAATGCACATGAACTTCGGTGACGCACAGATCTGAAACAGCATCGAATAGGGCCGCTTATTTATCCGAGAGTGCACGGCCTTTTGACTGGCAGTGCACACCCGTTTTCACACCTTCGAAAGGCATTCTGGCGTGATCACATCGCGTGTTTCCAATCACCGTTGACGCCTCATCGGCCCGGCGGCTCTACTCGATTCCGATTCAGCGTCACTTCCCTTGCTATGGAGGTATTCCATGAAGATGTTCGGGGCACTGAAAAGGAAGATCGTCGGCGAGAAGAGCCTCAAGGCGTACGCCTGGTACCTCTGGTACTGAGCCGCCGTTGAGCAGGTGAGAAAGCGCGTGCGCCCGCCGTCGCCGGTGACGGAGACGGCGGGCGCACGCCACCTAAGGTCAAGTCGCTTCGATGTGGAGACACCATGCCGTCGTCGCCCTCTCTCACCCAGCGTCGCAGGGTCGAATTCGCCCCGCGAATCCGTTCCCTGCTGGACGATCACCTCGGGGAAAAGGTGTTCCGACTCGATCCCGGCACGGTGGGCGTCGGTTGCGCCGGACTCATCGAGCAGGTCATGGCGACCCGGCCGGCGAACGACTTCGAACGGCCCACCTTCAAGCCCCTGCTCGGCCGGGCGATCCCGCGGACCGAGGCCTCGGCCTTGATGCGGGCCGTGGGCCAGGACGTACGTGCGGCGCTCGCCGAACCCACCGATCTGTCCACCGACCTCTCCGGGACCTGGCCGCGGATGGCGCACACCTATCTGCGGGACACCGTCTTCGGGCGTGACCCGCGCCGGCTCAAGGTGCTCGTCGACCGGCGGCTGGAGTGGACGCCCAAGCTGACCTGGACAGTCATCGGCGTGGGGGCCGCATTGCCGGGGCGCGGCGGGGCGCTCGCGCGGACCTCGCGGCTCGGCGCGTGCACGGCCGAGGCTGCGACATACGCAGAACGGCGGCACGCCATGGGCATGTACCGCCGGGCCGCGGCTCCGGTGTGTTTCACGGTCGCGGCGCTGGTCGCGAACGCGCTGTGGCTCGGGGCTCCCTTCCCTCCCGGCACGCCGAACCGGCACATCATCCACGAGTCGCTGCGGCTGTTGCCGGTGTCCTGGAACGTGTTGCGGGTCGCCTCCCCCGAGTTCACCGCCCTCGACGAGCGCATCGGCGCCGACGACGACGTCCTGATGCTGCCGCTGCTGTCCCACCGGGACCCCGCGCTGTGGGACGACCCCCATGTCTTCCGCCCCGAGCGGTGGCACGACCTCGACCCGGACACCGCTCCCGGATACCTCCCCTTCGGGCATGCGAGCGAACGCTGCTGGGGGCGCCACATGGTGCTGCCGCTGGCCGAGCGGCTGCTCGACATCGCCCGGCACAACGGACTCGCACCCGACCCCCGGCAGACGGCGGCCAGGGTTCCGCTGGCCGGCCTGATGGGTGTGGTCGACGTCCGCATGCTCTCCAGGTAGCGAAAAGCAGGGGGAGTTCACGGGCCGGGTGGTTCACGGGGTGCCCGGGGCGTCGCCGCGCCAGTCGAACCGGCGGTCGGCGGTGCCTCGCCGCTCGTACAGGGCGTGGCCGCCGGGCCCGTAGCGGCCTATCTCCGTGGTCAGCGCCACTTCGCGCAGCTCGTGGTCGGAGCGGTCCGTGATGTCCAGCAGCAGCCCGTCCAGCGGGCCGCCCACCAGGTGCGCGTACCGGCGGTCCGGGCGGGGGCCGGCGTCGTCGTGGTCGGCGCCGTAGACCCGGCCCCGCAAGAACTCAACCTCGTCCATGACCAGCAGCCTGTCATCCACCACTGACAACGGCCCGGCGCCCTCGCGCTGCGGCCCCTGTCGGCGTTCTTCGGCCAAGCCGGTGGCGGAAACGTGGCGTCCAAGGGCATGCCCCGACTCAGCGGGTATCCACTCCATACACGTCGTTGTGTGAGGGGTGGGGGGCCCTGATGGCACGCAGGCGGGAGCGGGCGTCAGCCGGTGAGTCGGCGTGGGCCAGGCGTCGGCGGACCGTGCGAGAGCTGCGGGCCTCGGGCCGCGACGGGCCTCGATTACGCGAAGTGCTGCCGGCCCTCGCCGCCCTGCTCGCCGTCACGTGCGCCGCGGTCGCGGGACTCGCGCTGGTCTCCCGCGCGTTCGGCGGCCGGGCCGGCGCGCTGCTCCTCGTGCCCCTCGCGGTCGTCGCCGTCATCGTACGGCGTCGGTCCCGGCGGCCGGCCCGGCGGCGCGGTGGGTACTACACCGCCGAGGAGCTGGCCGAGTTGGACATGCCCGCGCTGGTGGTCGCGGTGGCCCGGATGCTCCGGCGGGACGGCTGGCGGGTGCTGCCGCCCCCTCGGCACGACACCCTCCATCTCGCCGCTCGTGACGGCCGGGGTCTGCTGCTCGACGTGGCGTTCCGTCCGGTGGCCGAGCCGCTGCCCGACGAGGAGTCGGCCTGCTCCTGCCGGGCCCGGATGCCGGCGCGGGGCCGGGCCGGTCCGCCGCTGCGACTCGTCGTGCACCGGGGCACGTTCACGCATCGGGACGAGGTGTGGGCCGCGCGCGAGGGCCGCACGTATCTGATCGACGGTCCCCGGCTTCGGCTGTGGGCGCGCGGCACGCCCCTGGCCCAGGTCGCGGGCGGAGTCGTCCCCACGCCCAGGCGTATGTGAGGCCCGGCGGCCTCGGCCGCCCGGCTGCACCGTCCGCGGACACGCGCCGCCGCCCGGGCCTCGTGAGACCCGGGCGGCGGTGTCAGGCGGTCTGCTGTCAGGGAGTGAGCTGCCAGCGCTGGATGTAGCCCGTGTCGATGGACGCACGGTCCTGGACGCGCAGCTTCCAGGTGCCGTTGACGGGTTGGGCGGAGGCGTCGACCGTGAAGGTCTGGTCGACGTTGTCGGCGGAGCCGCCGCTGCGGTTGAGCAGGGAGTAGACGGTGCCGTTGGGCCCGACGAGGTCGACGGTCAGGTCACCGCGGTAGGTGTGCACGATGTTGACGTAGACCGAGGTGGTGGCGGAGGCGTTGCCGTCGCGGCCCGCGATGGTGACCGGCGACTCCACGGCGGCGCCGTTGTCCGGGATGTCGACGCGGGTGGCGTTGGCGTAGATGTAGGCGATCCGCCAGGTGAAGGTGTCCGAGACGGACGCGCCGGTGCTGTCGGTGACCTTGAGGGTCACGTCGCTGCTGCCGAGGGTGGTCGGCGTGCCGGAGATCAGTCCGCTCGGGCTGATGCTCAGACCGTCGGGCAGCCCGGTCGCCTCGTAGGTGAGGCCGGCGCCGGTGTTGGTGGTGTAGGCGTCCACCTGCAGGCTGACGGCCTGGCCGACACCGCTGACCTGGTCGGCGATCGGGGCGACGTTGACACCGAGGGCTATGCGGCTGCCGACGTTGATGGCGGCCCAGGCGTCGGCGACGGCGAGGTAGGTGGGGCTGTAGGCGCCGAAGAGGTCGGCCGCGGCCGACAGGGTGGCGGTGCGGGCGCTCGCGTAGT</text:p>
          </table:table-cell>
          <table:table-cell office:value-type="string" calcext:value-type="string">
            <text:p>, ATGAAGATGTTCGGGGCACTGAAAAGGAAGATCGTCGGCGAGAAGAGCCTCAAGGCGTACGCCTGGTACCTCTGGTACTGA, 607734, 607815(+), ATGTTCGGGGCACTGAAAAGGAAGATCGTCGGCGAGAAGAGCCTCAAGGCGTACGCCTGGTACCTCTGGTACTGA, 607740, 607815(+)</text:p>
          </table:table-cell>
          <table:table-cell table:formula="of:=LEFT([.J82];FIND(&quot;),&quot;;[.J82])-1)" office:value-type="string" office:string-value=", ATGAAGATGTTCGGGGCACTGAAAAGGAAGATCGTCGGCGAGAAGAGCCTCAAGGCGTACGCCTGGTACCTCTGGTACTGA, 607734, 607815(+" calcext:value-type="string">
            <text:p>, ATGAAGATGTTCGGGGCACTGAAAAGGAAGATCGTCGGCGAGAAGAGCCTCAAGGCGTACGCCTGGTACCTCTGGTACTGA, 607734, 607815(+</text:p>
          </table:table-cell>
          <table:table-cell table:formula="of:=MID([.J82]; FIND(&quot;),&quot;;[.J82]) + 1; FIND(&quot;),&quot;;[.J82];FIND(&quot;),&quot;;[.J82])+1) - FIND(&quot;),&quot;;[.J82]) - 1)" office:value-type="string" office:string-value="" calcext:value-type="error">
            <text:p>#WERT!</text:p>
          </table:table-cell>
          <table:table-cell table:formula="of:=RIGHT([.J82];LEN([.J82]) - FIND(&quot;),&quot;; [.J82]; FIND(&quot;),&quot;; [.J82]) + 1))" office:value-type="string" office:string-value="" calcext:value-type="error">
            <text:p>#WERT!</text:p>
          </table:table-cell>
          <table:table-cell office:value-type="string" calcext:value-type="string">
            <text:p>, AWYLWY*, 607734, 607815(+), AWYLWY*, 607740, 607815(+)</text:p>
          </table:table-cell>
        </table:table-row>
        <table:table-row table:style-name="ro1">
          <table:table-cell office:value-type="string" calcext:value-type="string">
            <text:p>WP_077972207.1</text:p>
          </table:table-cell>
          <table:table-cell office:value-type="float" office:value="1769767377" calcext:value-type="float">
            <text:p>1769767377</text:p>
          </table:table-cell>
          <table:table-cell office:value-type="string" calcext:value-type="string">
            <text:p>Streptomyces tsukubensis</text:p>
          </table:table-cell>
          <table:table-cell office:value-type="string" calcext:value-type="string">
            <text:p>Streptomyces tsukubensis strain AT3 chromosome, complete genome</text:p>
          </table:table-cell>
          <table:table-cell office:value-type="float" office:value="1769767377" calcext:value-type="float">
            <text:p>1769767377</text:p>
          </table:table-cell>
          <table:table-cell office:value-type="string" calcext:value-type="string">
            <text:p>36263..35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702-12479']</text:p>
          </table:table-cell>
          <table:table-cell office:value-type="string" calcext:value-type="string">
            <text:p>GGGAGAACGACCTGCGGTGCGGCTCACCTGCCGCCTGTGACCAGCCGGCTCGCGACGATCTCATCCTGCTCAGGCAGGCCGCCACCGGGACTCCTCCGGTTCGGCTGCTGGCGCCGGGTGAACCCGACGCGCGTATCCGTTACCGGTGGGCAGTCGGCCACCACGCGGCTTTCGGGGTATGGCGGCTGCTCGCCGCACGGTTGCGCACCATCGCCGATACGGCCAGCCCCGCCGGAAGCGCCATCACCGAGGCCGCGCGGCTGTACGACGTGTACTCCGTCCTCTTCCTCTACACGAGCAGTTGTTCACCCGAGCGGTACGACGCCACCGTCCGCGCCGACATGATCGCCTGCGACCCTGCGTTCAGCGGCACGTGGAGCCGCGACCACGAGGCCGTACCGGCGTTGATGCACAGGATGGACGAGGCGCACGACGCCGGTCTGACCAGAGAGATCAAGCGCGCCGCGCGGCTCAACGGCCAGATACACATGGCGGTGGCGAAGAAGCTTGTCCCCGAGGGGGTGTCACTGCTTCAGCAGGAGGGTGGTCCACCGCATCGGCCCGCATCGGCCGAGGGCGACCTGTATGACGAGTTCTTTCACGTGCGAAGGACCGCGACCTGTCGTTGCGCGTTCAGCGCTCAGATCCTCCGCCGTCTCACGCAGGTGGCGACCGACATGGCACACCACGGCCTGCACTCCTCCGACGATCCTCTGCCGGGGCTCGGCGTGAAGGCGGCCTCGGGTCTGCGGCGCATCGAGTCCAGTGCTCACCAGCAACTGCTTCACCTGGCCGCCCTGTTGGCTTCGGAGACCTGTCGGGCGGACACGGGACGCCGGGGCCACGCGGGGTCGTCCTTCTCCACCCACGTATGAGGATCCGTCCGCAAGCCGCCCACCGGCCCGGTCGAGGGAGCGGCGCCATGAACCCTCAGCCCAGGCACCGCCGGTGCGTCAGCCGCGCACGACCCGTACGCCGGTGGCTCCCATCAGTCCGGCCAGGGGCACCTTCGCCGAGGTCTGGCCGGGATCGACCGTGAGCCCGTCACGGCGGATCAGGTCGAGCAGCCGTTCGGCGAGGGGCATGACCATGTGCCGCCCCCAACAGCGTTCCCCGACGTGGCCGAAGGGCAGGTAGCCGGGGTGGGTGTCGGGGTCGGCCGTCGCCCACCGCTCGGGCCTGAAGACGTCCGGGTCCTCCCAGTGGCTCGGGTCCCGGTGACTCAGCAGCGGGAGCATGAGCACGTCGTCAGCGAGGCCGATCCGGTCGTCCAGGGCGGTGAACTCCGCGTCGGCGACCCGCAGCAGGTTCCAGGAGACGGGCAGCAGCCGCAGACTCTCCAGCAGGATGTGCTCGTTCGGGGTGTCGGTGGCGAAGGGTGCTCCCAGCCACAGCGCGTTGGTGACGAGCGCGGAGACGGTGAAGCACACGGGGGCGGCGGCCCGCCGGTACATGCCCATGGCGTGCCTGCGGCCCTCGTATCCGGTGGCCGAGGACACGAGACCGGCGAGCTCCGACAGAGGGGGCCGACCCGCGGGCGGTACGGGGAGGGTCGCGCCGGCCGCGATGACGCTCCAGGTGATTTTCGGCGTGAGTTCCAGGGTGCGGTCCACGAGCACGCGCAGCCGGTAGGGGTCGGCGCCGAAGACCAGGTCGCGAAGATAGCGATGGCCCACCTGTGGCCATTCCCCGGTGAGGTCCACCGGGGTGTCCGTCGGCGTTTTCAGGGCGGTCCGCACATCCTGCCCGACGGCGCGCATGACGGCGGAGGCCTCGGGGCGGCCTATTTTCCTCCCCTGAAGCGGTTTGAATGTCGGTCGCTCGAATTCATTCGCGGGCCGGGCGGCGAGTACCGCGTTCATGAGGTCGGCGCCTGCGATTCCCACGGTGCTTTCGTCCAGCCGGAAAGCTTCGGCGCCCCTGTAACTCCGCAAAAGGTGTTCGATACGCGGGGCGAACACCGTTTCCCGGCGGAGCCGCTCTGTACCGGTCGTGCTCATCAGCGCCTCCCAGGGCCCGAAGGATCGAAGTGGCGGGCGGTGGGCCGACGTACTGAAAGCACGTCGGCCCACCGCCCGGTTCACCGGCACGATTCGCCGGTGGCCCCGTCAGTACCAGATGTACCAGGCATACGCCTTGAGGCTTTTTTCGGGCGCGATCTTCTTCTTCAGGGAGCTGAGGAGCTTCATGGCCGTACCTCCGATGCGAATGAACCGCTGAATCCTTTTCGTGCGCAGCAGGGGTGCGTGATCTCAACCCCGGCCGCCGAAAGTGAATCCGGAGGCTCCCGCGAGTGTCAACATGACGCAACTCACCGAGAGTTCGGGATTAGGCGGGGCCGGATTGGTGAATCACGTCGAACCGCCCAAATGCCTCGTTCCTGCGGGCCGGTTGCCCATGGATCAGCCGAGGTACTCCGGTGACCACGGAATACTCCGGTAAAGCCTGCGTCGACAACACCCCAAGACGTATGGCGGCAGGACACGCCCTTCCGTCGCGGGTGGTTTCAGAGTTGGCCGACATACAGGAGCCGGTCGGGAGAGCCCGCGCCGGGTGAGACGACGGCGCCGGTGGTGGCCCTGTCGGTGAGAAGGCGGGTGATGGTCGCGGGAGTGGCGCCGGGGTCCTGCTCCAGAAGGAGAGCGGCGCCGCCTGCCGCGTGGGGGCTGGCCATGGAGGTGCCGCTGAGGGAGCGGGAGCCGCCGCCGAGCCCGGCGGAGACGATGTCGACACCCGGCGCGTACAGCTTCAGACACGGCCCGTAGTTGCTGAAGTCGGCCTGGCGGTCCTGCCGGTCGGTGGCCCCGACGGCCAGAGCCTTCTGCGCGCGGGCGGGAGAAGCGGTACAGGCGTCCACGGCGTCGTTGCCGGCCGCGACGACGGGGAGGGCCCCGGCGTCCGCGACGGCGTTGGTGGCGGTGTCCAGCGTGGCGGAAGCCGAATCGCCGATGGAG</text:p>
          </table:table-cell>
          <table:table-cell office:value-type="string" calcext:value-type="string">
            <text:p>, ATGAAGCTCCTCAGCTCCCTGAAGAAGAAGATCGCGCCCGAAAAAAGCCTCAAGGCGTATGCCTGGTACATCTGGTACTGA, 36371, 36452(-)</text:p>
          </table:table-cell>
          <table:table-cell table:formula="of:=LEFT([.J83];FIND(&quot;),&quot;;[.J83])-1)" office:value-type="string" office:string-value="" calcext:value-type="error">
            <text:p>#WERT!</text:p>
          </table:table-cell>
          <table:table-cell table:formula="of:=MID([.J83]; FIND(&quot;),&quot;;[.J83]) + 1; FIND(&quot;),&quot;;[.J83];FIND(&quot;),&quot;;[.J83])+1) - FIND(&quot;),&quot;;[.J83]) - 1)" office:value-type="string" office:string-value="" calcext:value-type="error">
            <text:p>#WERT!</text:p>
          </table:table-cell>
          <table:table-cell table:formula="of:=RIGHT([.J83];LEN([.J83]) - FIND(&quot;),&quot;; [.J83]; FIND(&quot;),&quot;; [.J83]) + 1))" office:value-type="string" office:string-value="" calcext:value-type="error">
            <text:p>#WERT!</text:p>
          </table:table-cell>
          <table:table-cell office:value-type="string" calcext:value-type="string">
            <text:p>, AWYIWY*, 36371, 36452(-)</text:p>
          </table:table-cell>
        </table:table-row>
        <table:table-row table:style-name="ro1">
          <table:table-cell office:value-type="string" calcext:value-type="string">
            <text:p>WP_077972207.1</text:p>
          </table:table-cell>
          <table:table-cell office:value-type="float" office:value="1150780342" calcext:value-type="float">
            <text:p>1150780342</text:p>
          </table:table-cell>
          <table:table-cell office:value-type="string" calcext:value-type="string">
            <text:p>Streptomyces tsukubensis</text:p>
          </table:table-cell>
          <table:table-cell office:value-type="string" calcext:value-type="string">
            <text:p>Streptomyces tsukubensis strain F601 Scaffold29_1, whole genome shotgun sequence</text:p>
          </table:table-cell>
          <table:table-cell office:value-type="float" office:value="1150780342" calcext:value-type="float">
            <text:p>1150780342</text:p>
          </table:table-cell>
          <table:table-cell office:value-type="string" calcext:value-type="string">
            <text:p>88553..89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786-11959']</text:p>
          </table:table-cell>
          <table:table-cell office:value-type="string" calcext:value-type="string">
            <text:p>TCGAGCCTGATGATCTTTTCCCGTGCGGTCCTGTTCGTCAACCCAAGGCTCATCGCCATCGGTTGCCGTGGGGCGGGGCTCAGCGGGAATCGCACGGGGGCGCGAGGACCCCCACGTACCGTCGCCGCCCGCACGGCAACAGACCGCGAGGGGAAGGCCCGGCGTGGCTCGGGCTCCGCGCCACTCAAGCCGGGGCGTCGGCCCGCCGAAAAGAAGGGTACGGCTGCGGTTCGTCGTGAGCCGCGCCTTCCGGTTGTTCATTCCCCTTCTGTGATGGAGTCTGCATGCGGGTAAGTATGCGCGGGGCGGCGTCTGTTCTTCTGATGGTGCTACCGATGTTGGGCGGATCGGGCGCGGTGGCCGCTCCCGGCCCGGACGCCGTGGTCACGCAGCACGCGGCGAAGGCGGTGGCGGGTGAGTACATCGTCACGGTCAAGCCCTCGTTCGCGCCGAAGGCGCTCATGCGGAAACTGGACATCAGACCGCTGTTCACCTACAGCACGGCCCTGCACGGGTTCGCCGCCGCCCTCACCCCACTCCAGCTGCGACTGGCCCGCACTCAACCCGCCGTATCAGCCATCGAGGAGAACGGCCGGGTCACCCTCAACAGCGCACCGGCGGACGGTGCCGGCGGGCGCGGAAGGACACCGACGGCCGCTAGTGAGGTGGCCGCGGGGAGCTGGGGGCTGGACCGTATCGACCAGCGCCGCCTCCCCCTCGACGGCCGTTTCGCCGTGACCGGGACAGGACGTGGTGTGACCGCGTACGTCCTGGACACCGGGATCGAGACCGGCCACGCCGAGTTCGAGGGCCGCGCCACCGTGGGATTCGACGCGATCGGAGACGGCCGCGACGGCCAGGACTGCCACTCCCACGGCACTCATGTCGCGGGAACGGTCGGCGGGAAGACCTACGGTGTGGCCAAGGGTGTCTCCCTCGTCGCCGTACGCGTACTGGACTGCACCGGCAGCGGCACCACGGCCCAGACCCTCGCCGGCCTCGACTGGATCGCCACCCACCTCAAGCGGCCTGCCGTCATGAACGCCTCCATCGGCGATTCGGCTTCCGCCACGCTGGACACCGCCACCAACGCCGTCGCGGACGCCGGGGCCCTCCCCGTCGTCGCGGCCGGCAACGACGCCGTGGACGCCTGTACCGCTTCTCCCGCCCGCGCGCAGAAGGCTCTGGCCGTCGGGGCCACCGACCGGCAGGACCGCCAGGCCGACTTCAGCAACTACGGGCCGTGTCTGAAGCTGTACGCGCCGGGTGTCGACATCGTCTCCGCCGGGCTCGGCGGCGGCTCCCGCTCCCTCAGCGGCACCTCCATGGCCAGCCCCCACGCGGCAGGCGGCGCCGCTCTCCTTCTGGAGCAGGACCCCGGCGCCACTCCCGCGACCATCACCCGCCTTCTCACCGACAGGGCCACCACCGGCGCCGTCGTCTCACCCGGCGCGGGCTCTCCCGACCGGCTCCTGTATGTCGGCCAACTCTGAAACCACCCGCGACGGAAGGGCGTGTCCTGCCGCCATACGTCTTGGGGTGTTGTCGACGCAGGCTTTACCGGAGTATTCCGTGGTCACCGGAGTACCTCGGCTGATCCATGGGCAACCGGCCCGCAGGAACGAGGCATTTGGGCGGTTCGACGTGATTCACCAATCCGGCCCCGCCTAATCCCGAACTCTCGGTGAGTTGCGTCATGTTGACACTCGCGGGAGCCTCCGGATTCACTTTCGGCGGCCGGGGTTGAGATCACGCACCCCTGCTGCGCACGAAAAGGATTCAGCGGTTCATTCGCATCGGAGGTACGGCCATGAAGCTCCTCAGCTCCCTGAAGAAGAAGATCGCGCCCGAAAAAAGCCTCAAGGCGTATGCCTGGTACATCTGGTACTGACGGGGCCACCGGCGAATCGTGCCGGTGAACCGGGCGGTGGGCCGACGTGCTTTCAGTACGTCGGCCCACCGCCCGCCACTTCGATCCTTCGGGCCCTGGGAGGCGCTGATGAGCACGACCGGTACAGAGCGGCTCCGCCGGGAAACGGTGTTCGCCCCGCGTATCGAACACCTTTTGCGGAGTTACAGGGGCGCCGAAGCTTTCCGGCTGGACGAAAGCACCGTGGGAATCGCAGGCGCCGACCTCATGAACGCGGTACTCGCCGCCCGGCCCGCGAATGAATTCGAGCGACCGACATTCAAACCGCTTCAGGGGAGGAAAATAGGCCGCCCCGAGGCCTCCGCCGTCATGCGCGCCGTCGGGCAGGATGTGCGGACCGCCCTGAAAACGCCGACGGACACCCCGGTGGACCTCACCGGGGAATGGCCACAGGTGGGCCATCGCTATCTTCGCGACCTGGTCTTCGGCGCCGACCCCTACCGGCTGCGCGTGCTCGTGGACCGCACCCTGGAACTCACGCCGAAAATCACCTGGAGCGTCATCGCGGCCGGCGCGACCCTCCCCGTACCGCCCGCGGGTCGGCCCCCTCTGTCGGAGCTCGCCGGTCTCGTGTCCTCGGCCACCGGATACGAGGGCCGCAGGCACGCCATGGGCATGTACCGGCGGGCCGCCGCCCCCGTGTGCTTCACCGTCTCCGCGCTCGTCACCAACGCGCTGTGGCTGGGAGCACCCTTCGCCACCGACACCCCGAACGAGCACATCCTGCTGGAGAGTCTGCGGCTGCTGCCCGTCTCCTGGAACCTGCTGCGGGTCGCCGACGCGGAGTTCACCGCCCTGGACGACCGGATCGGCCTCGCTGACGACGTGCTCATGCTCCCGCTGCTGAGTCACCGGGACCCGAGCCACTGGGAGGACCCGGACGTCTTCAGGCCCGAGCGGTGGGCGACGGCCGACCCCGACACCCACCCCGGCTACCTGCCCTTCGGCCACGTCGGGGAACGCTGTTGGGGGCGGCACATGGTCATGCCCCTCGCCGAACGGCTGCTCGACCTGATCCGCCGTGACGGGCTCACGGTCGATCCCGGCCAGACCTCGGCGAAGGTGCCCCTGGCCGGACTGATGGGAGCCACCGGCGTACGGGTCGTGCGCGGCTGACGCACCGGCGGTGCCTGGGCTGAGGGTTCATGGCGCCGCTCCCTCGACCGGGCCGGTGGGCGGCTTGCGGACGGATCCTCATACGTGGGTGGAGAAGGACGACCCCGCGTGGCCCCGGCGTCCCGTGTCCGCCCGACAGGTCTCCGAAGCCAACAGGGCGGCCAGGTGAAGCAGTTGCTGGTGAGCACTGGACTCGATGCGCCGCAGACCCGAGGCCGCCTTCACGCCGAGCCCCGGCAGAGGATCGTCGGAGGAGTGCAGGCCGTGGTGTGCCATGTCGGTCGCCACCTGCGTGAGACGGCGGAGGATCTGAGCGCTGAACGCGCAACGACAGGTCGCGGTCCTTCGCACGTGAAAGAACTCGTCATACAGGTCGCCCTCGGCCGATGCGGGCCGATGCGGTGGACCACCCTCCTGCTGAAGCAGTGACACCCCCTCGGGGACAAGCTTCTTCGCCACCGCCATGTGTATCTGGCCGTTGAGCCGCGCGGCGCGCTTGATCTCTCTGGTCAGACCGGCGTCGTGCGCCTCGTCCATCCTGTGCATCAACGCCGGTACGGCCTCGTGGTCGCGGCTCCACGTGCCGCTGAACGCAGGGTCGCAGGCGATCATGTCGGCGCGGACGGTGGCGTCGTACCGCTCGGGTGAACAACTGCTCGTGTAGAGGAAGAGGACGGAGTACACGTCGTACAGCCGCGCGGCCTCGGTGATGGCGCTTCCGGCGGGGCTGGCCGTATCGGCGATGGTGCGCAACCGTGCGGCGAGCAGCCGCCATACCCCGAAAGCCGCGTGGTGGCCGACTGCCCACCGGTAACGGATACGCGCGTCGGGTTCACCCGGCGCCAGCAGCCGAACCGGAGGAGTCCCGGTGGCGGCCTGCCTGAGCAGGATGAGATCGTCGCGAGCCGGCTGGTCACAGGCGGCAGGTGAGCCGCACCGCAGGTCGTTCTCCCCGGACGGGGTGAGGAGGAGATTCTCCACCCGTCCCGTACGTGGGGCAGCGGCCACTTGGTGACACCGTACGCTCTGGGTCCGTGCTGCCATCTCGCTTCTCCTTCACCCCCGATCGTTGGTGAAGTGGGTGCCGGGCCGACGGGTCATCGCGAGGTGAGCCCGTCGTCCTCGTCCACGATCCGGTCCAGGAGATCGGCCGCCATACGTACGTCATGGCCCAGCGGCCGGTCGGTGTCGACCTGGTCCACGACATCAGCGAGTCGCTCGTAGAGCCGGACGCAGGCCGGAGCCGTGAGCTCGCGTTCGCCGACGTGCACGGCCTGCCGCAGCGCGACGGCGAGGGAACCGTGCAGCAGGCGCAGTGACGTGGCTTGCCGGAGGGCGGTGAGGGCGGCGTGGGTCCCGAGCGGTACCACATCCTGGTTGTGCCAGTTGGTCGGCAGGCTCTGCGCGGAGGCCGGCACGGTGTCGCGCCGCATCTCCACGACCATCGCCGTGGCGGCGAGCTGCACCCCCTGCAGAGCGTGCTGCTGGCCAGGGGCGGGCGACAGCATGGGAGGCCGCCCACCGTTGCGCCGCGGGTCCACCAACGCGTCCAGCTGCCGTTCGGCGAGATTGCCCAGTTGAGCGGAGCCCACCGACAGCAGGTCACCTGCGAAGGCGAGGGACTGCCCGAAGAAGTTGCCGCCGTGGATCACCGATTCGTCCTCGACGAAGAACACCGGGTTGTCCGTGACGCTGTTCAGGCTGTCGTGCGTGACGCGGTCGGCGTAGGCGATGGTCGACCCCACGGCGCCGATCAGCTGAGGGGAGCAGCGAACGCTGTACGGCTCCTGCAGGGAACGGCCGTCATCCGGCCTGATGCCTTCCAGTTGTCCGCGCAGTCCCGCGCCCACACGTTCGGCGTCCGGGTGGGCGTAGAGCCTCAGCAGGGCGGGGGAGGCGAACTCCGTGGAGCATCCCAGTGTGTCGCACAGCAACGCCGTGAGGAGAACGGAGACGGTGAGCGAACGGGCGACTGACAAGGTCGCGAGGCCCACGGCGGC</text:p>
          </table:table-cell>
          <table:table-cell office:value-type="string" calcext:value-type="string">
            <text:p>, ATGAAGCTCCTCAGCTCCCTGAAGAAGAAGATCGCGCCCGAAAAAAGCCTCAAGGCGTATGCCTGGTACATCTGGTACTGA, 88363, 88444(+)</text:p>
          </table:table-cell>
          <table:table-cell table:formula="of:=LEFT([.J84];FIND(&quot;),&quot;;[.J84])-1)" office:value-type="string" office:string-value="" calcext:value-type="error">
            <text:p>#WERT!</text:p>
          </table:table-cell>
          <table:table-cell table:formula="of:=MID([.J84]; FIND(&quot;),&quot;;[.J84]) + 1; FIND(&quot;),&quot;;[.J84];FIND(&quot;),&quot;;[.J84])+1) - FIND(&quot;),&quot;;[.J84]) - 1)" office:value-type="string" office:string-value="" calcext:value-type="error">
            <text:p>#WERT!</text:p>
          </table:table-cell>
          <table:table-cell table:formula="of:=RIGHT([.J84];LEN([.J84]) - FIND(&quot;),&quot;; [.J84]; FIND(&quot;),&quot;; [.J84]) + 1))" office:value-type="string" office:string-value="" calcext:value-type="error">
            <text:p>#WERT!</text:p>
          </table:table-cell>
          <table:table-cell office:value-type="string" calcext:value-type="string">
            <text:p>, AWYIWY*, 88363, 88444(+)</text:p>
          </table:table-cell>
        </table:table-row>
        <table:table-row table:style-name="ro1">
          <table:table-cell office:value-type="string" calcext:value-type="string">
            <text:p>WP_064629341.1</text:p>
          </table:table-cell>
          <table:table-cell office:value-type="float" office:value="1464233082" calcext:value-type="float">
            <text:p>1464233082</text:p>
          </table:table-cell>
          <table:table-cell office:value-type="string" calcext:value-type="string">
            <text:p>Xanthomonas nasturtii</text:p>
          </table:table-cell>
          <table:table-cell office:value-type="string" calcext:value-type="string">
            <text:p>Xanthomonas nasturtii strain WHRI 8984 scf_5921_6, whole genome shotgun sequence</text:p>
          </table:table-cell>
          <table:table-cell office:value-type="float" office:value="1464233082" calcext:value-type="float">
            <text:p>1464233082</text:p>
          </table:table-cell>
          <table:table-cell office:value-type="string" calcext:value-type="string">
            <text:p>21290..2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78-11278']</text:p>
          </table:table-cell>
          <table:table-cell office:value-type="string" calcext:value-type="string">
            <text:p>GCCTATCTCAATCAGTTCATGCTCGGGCTGCTTGAGCAGAGCAGCCTCAATGGCAGCCAGGTTCTGGTGGAAAAATGCGGCGCCATCCGCAGCCAGCGTGCAGCGACCGAGCGCCTGCTCGCAGCCGGCGTGGATGGCGTGATCCTGCCGCCGCCGTTATGCGATTCGCGCCAGACCATTGCCGAACTCGACGCACGCGGCATTCCGGTGGTGGCGGTGGCCAGTGGCGCGCCGATGGCGCAAATCAGCTCGGTGCGCATCGACGACTACCAGGCCGCACGCGCCATCGTGGCGCATCTGATCGAACTCGGGCATCGCCGTATCGCACTGATCAAGGGCGACCCCAAACACACCCCAAGTGCCCTGCGCGCCAACGGCTATCTGGACAGCCTGCAGGCCGCTGGCCTGCCCGTGGCAGATGCCTTGATCGCCGAGGGATTGTTCACCTATCGCTCCGGCCTGCTCGCCGCGCGCAGCCTGTTGGCCCAATCGCAACCACCGACCGCCATTTTCTGCAGCAACGACGACATGGCTGCCGCAGCGGTGGCGGTGGCGCACGGATTGGGTTTGCGCGTGCCCGAAGATGTCTCGATCGCTGGCTTCGACGATACGCCGGTGGCCACCACCATCTGGCCGGAACTCACCACGGTGCATCAACCGGTCACCGCGATGGGCCGGGCGGCGGTATCGTTGCTTGCAGACGCCATTCGCCAACGGCGCAAGGGCGACGCAGCACACGGCGTGCATCAGGTGATGAAGTACACCGTGGTCAAGCGCGGCTCCACGGCTGCACCGCCCGATGAGTAATGCATCGACGCGTGAGCGTGCGGCGATTGGGTAGAGGCTGGCTGCGGCGGCAGTGTGCGTCTGCGATCTTGATGCAACTTCCTTCGCTCATCTCACCACGCCGATGCAATGCGCTCGCCGTTGCATACACGCAGACCAGCAAGCTGCATGCACTAGCCACGCACCATATCGACCTGAGATACACCGAGCAATCCCGCCAACGGCACGTGTGCCTGGCGCTGCCGCGGACTGACGGTCAATCCCTGATTGCGCAGGATGTCCAGCAACTGCTCCGCCAGGGGCATCACCATGTGCCTGCCCCAACAGCGCTCCGACGCGTGACCGAACGGGAAATAGCCAGGCTGATCATCCGGATCCAGCTGGTTCCAGCGCTCTGGGCGAAATGCATCCGGCGCCTCCCACAACGCGGGGTCGCGATGGCTCAGCAGCGGCAGCACCAACACATCGTCTTGCGCGCCGATGCGGGTATCGAGCAGCGGATATTCCGGCGATGCGTTACGCAGAATATTCCAGGACGGCGGCAACAGACGCAGCGACTCGTAGACGATACTGCGGCTGGAAATGTCCGGGTCGAACGGCGCGCCAAGCCAAAGGGCATTGGCGACCAGGGTGGAAATGGTAAAGCACACCGGCGCTGCAGTGCGTCGATACAAGCCCATGGCAAAGCGACGCGCATCGTAGCCATCTGCGGCGGCAGTCAGGGTCGCCAGTGCCGATGCGTTGGCTTGCAACGTGAGCGGTCTCGTTGCACCGGCGGCGATGAGTACCCAGGTCAGCTTGGGCGTCAGCTCGAGGGTGCGGTCCATCAACATGCGTAAACGCAGCGGGTCGCCACCCAGCAGCAGATCGCGCAAATACACGTGCCCCACGTGCGGCCATGGCCCGGACAGATCCACGTCTGCCGGAATGGGCCGCTTCAGTGCCTCGCGCACATCGCGTCCGATGGCCTGCATCAGCTTGGATGCCTGCGTACGAGCAATCGAGCGCCCCTGCAGCGGCTTGAAGGTCGGCCGCTCGGCCTCGGTGGCAGGCCGTGCAGCGAGCAGACGATGCGTGACCAAAGGGCCAGCGACGCCAACGGTATCGACATCCAGCCGAAAGACGTCCTTGCCCGTATGCTCTTGCAGCAGCGCCAGCAAACGCGGCGCGAAGACAGTCGCCCGGCCTAAGTCGGCGCTAGTGGATGGAGACATCGGGATCGCTCTGCGCTCGTTGACGCCCGCGTCCGGCAAAACGCTTGCCTCGCGCGGGCGGGCATGACCAACATCACACGACACACAATGCGGTTTCGGCCGCGCTTGCGGTCGTGCTCAGTACCAGATGTACCAGGCGTAGGACTTCAGGCTTTTCTTGGAAGCCAACAGATTCTTCAGTGAGAACAGCATCTTCATGAGCGACATCCTGTTTGGGGAGTGGTTTGGTTCGCCCTGATGGGCATTTGCACAATCGGCGACGCACAACGCGAGCGGCCATGGTCGCGCTCGCCACACCAAACTAATCCCAGCGCGCAACCAGGAACATTGCGTGCGCGCACAGATTCGCCACCCCACGGCAACCGTATTGTTGCGATGCGCGCTTTGACGCACATGACTTCGCACTCCGTACAAACGGCCATGGCGGCCAGTTGGCCGCCATAGGCTTTTCAACACAACATCAGATCGCCACAACATCGCTGTCGTCGCAGCCACGCGTGACGTTCACGATGGATGGACACCGGCGTCGCCTGTGTCCATCCGAGCGCATCACTTGACGGGCTTGGCACGCACCACAACCGATGGCGCACTGCTCCCGGCCATACTGTTTGCCGTCACTACGTAGTCATAGTTCGCGCCATTGGTGACGGACCAATCAACATATGACGCTGCTGCGACATTGGTCCCCACCGTGGTGAATGCACCGGCGCCGCCGGCACGGCGCTGCACCGTGTAGTTGGTTGCTCCCGGCACTGGTGACCAGCTCAGCTTGACCCGGCTGTCGCCAACCGTGGCGGTGAGACCACGCGTTGCACTCAGCGTGGTGACCGGCGCGGAAGTGGCCCCCGCCGCAGTGCTGGCTGTTGCGATGACCGGGTACGCGTTGTTCACCAGCTCGACGAACTGGTTATGAAACCACGCACCGGAGATCGGTGCGCCGGCCAGTGCACCGGTCAACAC</text:p>
          </table:table-cell>
          <table:table-cell office:value-type="string" calcext:value-type="string">
            <text:p>, ATGTTGGTCATGCCCGCCCGCGCGAGGCAAGCGTTTTGCCGGACGCGGGCGTCAACGAGCGCAGAGCGATCCCGATGTCTCCATCCACTAGCGCCGACTTAG, 21262, 21364(-), ATGCATTTCGCCCAGAGCGCTGGAACCAGCTGGATCCGGATGATCAGCCTGGCTATTTCCCGTTCGGTCACGCGTCGGAGCGCTGTTGGGGCAGGCACATGGTGA, 20380, 20485(-), ATGCTGTTCTCACTGAAGAATCTGTTGGCTTCCAAGAAAAGCCTGAAGTCCTACGCCTGGTACATCTGGTACTGA, 21407, 21482(-)</text:p>
          </table:table-cell>
          <table:table-cell table:formula="of:=LEFT([.J85];FIND(&quot;),&quot;;[.J85])-1)" office:value-type="string" office:string-value=", ATGTTGGTCATGCCCGCCCGCGCGAGGCAAGCGTTTTGCCGGACGCGGGCGTCAACGAGCGCAGAGCGATCCCGATGTCTCCATCCACTAGCGCCGACTTAG, 21262, 21364(-" calcext:value-type="string">
            <text:p>, ATGTTGGTCATGCCCGCCCGCGCGAGGCAAGCGTTTTGCCGGACGCGGGCGTCAACGAGCGCAGAGCGATCCCGATGTCTCCATCCACTAGCGCCGACTTAG, 21262, 21364(-</text:p>
          </table:table-cell>
          <table:table-cell table:formula="of:=MID([.J85]; FIND(&quot;),&quot;;[.J85]) + 1; FIND(&quot;),&quot;;[.J85];FIND(&quot;),&quot;;[.J85])+1) - FIND(&quot;),&quot;;[.J85]) - 1)" office:value-type="string" office:string-value=", ATGCATTTCGCCCAGAGCGCTGGAACCAGCTGGATCCGGATGATCAGCCTGGCTATTTCCCGTTCGGTCACGCGTCGGAGCGCTGTTGGGGCAGGCACATGGTGA, 20380, 20485(-" calcext:value-type="string">
            <text:p>, ATGCATTTCGCCCAGAGCGCTGGAACCAGCTGGATCCGGATGATCAGCCTGGCTATTTCCCGTTCGGTCACGCGTCGGAGCGCTGTTGGGGCAGGCACATGGTGA, 20380, 20485(-</text:p>
          </table:table-cell>
          <table:table-cell table:formula="of:=RIGHT([.J85];LEN([.J85]) - FIND(&quot;),&quot;; [.J85]; FIND(&quot;),&quot;; [.J85]) + 1))" office:value-type="string" office:string-value=", ATGCTGTTCTCACTGAAGAATCTGTTGGCTTCCAAGAAAAGCCTGAAGTCCTACGCCTGGTACATCTGGTACTGA, 21407, 21482(-)" calcext:value-type="string">
            <text:p>, ATGCTGTTCTCACTGAAGAATCTGTTGGCTTCCAAGAAAAGCCTGAAGTCCTACGCCTGGTACATCTGGTACTGA, 21407, 21482(-)</text:p>
          </table:table-cell>
          <table:table-cell office:value-type="string" calcext:value-type="string">
            <text:p>, HPLAPT*, 21262, 21364(-), VGAGTW*, 20380, 20485(-), AWYIWY*, 21407, 21482(-)</text:p>
          </table:table-cell>
        </table:table-row>
        <table:table-row table:style-name="ro1">
          <table:table-cell office:value-type="string" calcext:value-type="string">
            <text:p>WP_064629341.1</text:p>
          </table:table-cell>
          <table:table-cell office:value-type="float" office:value="1035844021" calcext:value-type="float">
            <text:p>1035844021</text:p>
          </table:table-cell>
          <table:table-cell office:value-type="string" calcext:value-type="string">
            <text:p>Xanthomonas nasturtii</text:p>
          </table:table-cell>
          <table:table-cell office:value-type="string" calcext:value-type="string">
            <text:p>Xanthomonas nasturtii strain WHRI 8853 scf_22201_12, whole genome shotgun sequence</text:p>
          </table:table-cell>
          <table:table-cell office:value-type="float" office:value="1035844021" calcext:value-type="float">
            <text:p>1035844021</text:p>
          </table:table-cell>
          <table:table-cell office:value-type="string" calcext:value-type="string">
            <text:p>16589..15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785-10444']</text:p>
          </table:table-cell>
          <table:table-cell office:value-type="string" calcext:value-type="string">
            <text:p>GCCTATCTCAATCAGTTCATGCTCGGGCTGCTTGAGCAGAGCAGCCTCAATGGCAGCCAGGTTCTGGTGGAGAAATGCGGCGCCATCCGCAGCCAGCGTGCGGCGACCGAGCGCTTGCTTGCGGCCGGCGTGGATGGCGTGATCCTGCCACCGCCGTTATGCGATTCGCGCCAGACCATTGCCGAACTCGACGCACGCGGCATTCCGGTGGTGGCGGTGGCCAGTGGCGCGCCGATGGCGCAAATCAGCTCGGTGCGCATCGACGACTACCAGGCCGCACGCGCCATCGTCGCGCATCTGATCGAACTCGGGCATCGCCGTATCGCACTGATCAAGGGCGACCCCAAACACACCCCAAGTGCCCTGCGCGCCAACGGCTATCTGGACAGCCTGCAGGCCGCTGGCCTGCCCGTGGCAGATGCCTTGATCGCCGAGGGATTGTTCACCTATCGCTCCGGCCTGCTCGCCGCGCGCAGCCTGTTGGCCCAATCGCAACCACCGACCGCCATTTTCTGCAGCAACGACGACATGGCTGCCGCAGCGGTGGCGGTGGCGCACGGATTGGGTTTGCGCGTGCCCGAAGATGTCTCGATCGCTGGCTTCGACGATACGCCGGTGGCCACCACCATCTGGCCGGAACTCACCACGGTGCATCAACCGGTCACCGCGATGGGCCGGGCGGCGGTATCGTTGCTTGCAGACGCCATTCGCCAACGGCGCAAGGGCGACGCAGCACACGGCGTGCATCAGGTGATGAAGTACACCGTGGTCAAGCGCGGCTCCACGGCTGCACCGCCCGAGGAGTAATGCATCGACGCGTGAGCGTGCGGCGATTGGGTAGAGGCTGGCTGCGGCGGCAGTGTGCGTCTGCGATCTTGATGCAACTTTCTTCGCTCATCTCACCACGCCGATGCAATGCGCTCGCCGTTGCATACACGCAGATCAGCAAGCTGCATGCACTAGCCACGCACCATATCGACCTGAGATACACCGAGCAATCCCGCCAACGGCACGTGTGCCTGGCGCTGCCGCGGACTGACGGTCAATCCCTGATTGCGCAGGATGTCCAGCAACTGCTCCGCCAGGGGCATCACCATGTGCCTGCCCCAACAGCGCTCCGACGCGTGACCGAACGGGAAATAGCCAGGCTGATCATCCGGATCCAGCTGGTTCCAGCGCTCTGGGCGAAATGCATCCGGCGCCTCCCACAACGCGGGGTCGCGATGGCTCAGCAGCGGCAGCACCAACACATCGTCTTGCGCGCCGATGCGGGTATCGAGCAGCGGATATTCCGGCGATGCGTTACGCAGAATATTCCAGGACGGCGGCAACAGACGCAGCGACTCGTAGACGATACTGCGGCTGGAAATGTCCGGGTCGAACGGCGCGCCAAGCCAAAGGGCATTGGCGACCAGGGTGGAAATGGTAAAGCACACCGGCGCTGCAGTGCGTCGATACAAGCCCATGGCAAAGCGACGCGCATCGTAGCCATCTGCGGCGGCAGTCAGGGTCGCCAGTGCCGATGCGTTGGCTTGCAACGTGAGCGGTCTCGTTGCACCGGCGGCGATGAGTACCCAGGTCAGCTTGGGCGTCAGCTCGAGGGTGCGGTCCATCAACATGCGTAAACGCAGCGGGTCGCCACCCAGCAGCAGATCGCGCAAATACACGTGCCCCACGTGCGGCCATGGCCCGGACAGATCCACGTCTGCCGGAATGGGCCGCTTCAGTGCCTCGCGCACATCGCGTCCGATGGCCTGCATCAGCTTGGATGCCTGCGTACGAGCAATCGAGCGCCCCTGCAGCGGCTTGAAGGTCGGCCGCTCGGCCTCGGTGGCAGGCCGTGCAGCGAGCAGACGATGCGTGACCAAAGGGCCAGCGACGCCAACGGTATCGACATCCAGCCGAAAGACGTCCTTGCCCGTATGCTCTTGCAGCAGCGCCAGCAAACGCGGCGCGAAGACAGTCGCCCGGCCTAAGTCGGCGCTAGTGGATGGAGACATCGGGATCGCTCTGCGCTCGTTGACGCCCGCGTCCGGCAAAACGCTTGCCTCGCGCGGGCGGGCATGACCAACATCACACGACACACAATGCGGTTTCGGCCGCGCTTGCGGTCGTGCTCAGTACCAGATGTACCAGGCGTAGGACTTCAGGCTTTTCTTGGAAGCCAACAGATTCTTCAGTGAGAACAGCATCTTCATGAGCGACATCCTGTTTGGGGAGTGGTTTGGTTCGCCCTGATGGGCATTTGCACAATCGGCGACGCACAACGCGAGCGGCCATGGTCGCGCTCGCCACACCAAACTAATCCCAGCGCGCAACCAGGAACATTGCGTGCGCGCACAGATTCGCCACCCCACGGCAACCGTATTGTTGCGATGCGCGCTTTGACGCACATGACTTCGCACTCCGTACAAACGGCCATGGCGGCCAGTTGGCCGCCATAGGCTTTTCAACACAACATCAGATCGCCACGACATCGCTGTCGTCGCAGCCACGCGTGACGTTCACGATGGATGGACACCGGCGTCGCCTGTGTCCATCCGAGCGCATCACTTGACGGGCTTGGCACGCACCACAACCGATGGCGCACTGCTCCCGGCCATACTGTTTGCCGTCACTACGTAGTCATAGTTCGCGCCATTGGTGACGGACCAATCAACATATGACGCTGCTGCGACATTGGTCCCCACCGTGGTGAATGCACCGGCGCCGCCGGCACGGCGCTGCACCGTGTAGTTGGTTGCTCCCGGCACTGGTGACCAGCTCAGCTTGACCCGGCTGTCGCCAACCGTGGCGGTGAGACCACGCGTTGCACTCAGCGTGGTGACCGGCGCGGAAGTGGCCCCCGCCGCAGTGCTGGCTGTTGCGATGACCGGGTACGCGTTGTTCACCAGCTCGACGAACTGGTTATGAAACCACGCACCGGAGATCGGTGCGCCGGCCAGTGCACCGGTCAACAC</text:p>
          </table:table-cell>
          <table:table-cell office:value-type="string" calcext:value-type="string">
            <text:p>, ATGTTGGTCATGCCCGCCCGCGCGAGGCAAGCGTTTTGCCGGACGCGGGCGTCAACGAGCGCAGAGCGATCCCGATGTCTCCATCCACTAGCGCCGACTTAG, 16561, 16663(-), ATGCATTTCGCCCAGAGCGCTGGAACCAGCTGGATCCGGATGATCAGCCTGGCTATTTCCCGTTCGGTCACGCGTCGGAGCGCTGTTGGGGCAGGCACATGGTGA, 15679, 15784(-), ATGCTGTTCTCACTGAAGAATCTGTTGGCTTCCAAGAAAAGCCTGAAGTCCTACGCCTGGTACATCTGGTACTGA, 16706, 16781(-)</text:p>
          </table:table-cell>
          <table:table-cell table:formula="of:=LEFT([.J86];FIND(&quot;),&quot;;[.J86])-1)" office:value-type="string" office:string-value=", ATGTTGGTCATGCCCGCCCGCGCGAGGCAAGCGTTTTGCCGGACGCGGGCGTCAACGAGCGCAGAGCGATCCCGATGTCTCCATCCACTAGCGCCGACTTAG, 16561, 16663(-" calcext:value-type="string">
            <text:p>, ATGTTGGTCATGCCCGCCCGCGCGAGGCAAGCGTTTTGCCGGACGCGGGCGTCAACGAGCGCAGAGCGATCCCGATGTCTCCATCCACTAGCGCCGACTTAG, 16561, 16663(-</text:p>
          </table:table-cell>
          <table:table-cell table:formula="of:=MID([.J86]; FIND(&quot;),&quot;;[.J86]) + 1; FIND(&quot;),&quot;;[.J86];FIND(&quot;),&quot;;[.J86])+1) - FIND(&quot;),&quot;;[.J86]) - 1)" office:value-type="string" office:string-value=", ATGCATTTCGCCCAGAGCGCTGGAACCAGCTGGATCCGGATGATCAGCCTGGCTATTTCCCGTTCGGTCACGCGTCGGAGCGCTGTTGGGGCAGGCACATGGTGA, 15679, 15784(-" calcext:value-type="string">
            <text:p>, ATGCATTTCGCCCAGAGCGCTGGAACCAGCTGGATCCGGATGATCAGCCTGGCTATTTCCCGTTCGGTCACGCGTCGGAGCGCTGTTGGGGCAGGCACATGGTGA, 15679, 15784(-</text:p>
          </table:table-cell>
          <table:table-cell table:formula="of:=RIGHT([.J86];LEN([.J86]) - FIND(&quot;),&quot;; [.J86]; FIND(&quot;),&quot;; [.J86]) + 1))" office:value-type="string" office:string-value=", ATGCTGTTCTCACTGAAGAATCTGTTGGCTTCCAAGAAAAGCCTGAAGTCCTACGCCTGGTACATCTGGTACTGA, 16706, 16781(-)" calcext:value-type="string">
            <text:p>, ATGCTGTTCTCACTGAAGAATCTGTTGGCTTCCAAGAAAAGCCTGAAGTCCTACGCCTGGTACATCTGGTACTGA, 16706, 16781(-)</text:p>
          </table:table-cell>
          <table:table-cell office:value-type="string" calcext:value-type="string">
            <text:p>, HPLAPT*, 16561, 16663(-), VGAGTW*, 15679, 15784(-), AWYIWY*, 16706, 16781(-)</text:p>
          </table:table-cell>
        </table:table-row>
        <table:table-row table:style-name="ro1">
          <table:table-cell office:value-type="string" calcext:value-type="string">
            <text:p>WP_045736849.1</text:p>
          </table:table-cell>
          <table:table-cell office:value-type="float" office:value="786051249" calcext:value-type="float">
            <text:p>786051249</text:p>
          </table:table-cell>
          <table:table-cell office:value-type="string" calcext:value-type="string">
            <text:p>Xanthomonas sp. MUS 060</text:p>
          </table:table-cell>
          <table:table-cell office:value-type="string" calcext:value-type="string">
            <text:p>Xanthomonas sp. MUS 060 XANALMUS060001, whole genome shotgun sequence</text:p>
          </table:table-cell>
          <table:table-cell office:value-type="float" office:value="786051249" calcext:value-type="float">
            <text:p>786051249</text:p>
          </table:table-cell>
          <table:table-cell office:value-type="string" calcext:value-type="string">
            <text:p>342146..34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107-13428']</text:p>
          </table:table-cell>
          <table:table-cell office:value-type="string" calcext:value-type="string">
            <text:p>TGTGCCGATGTGGCGTTCTTGTCAAAATTCAGCAGATAAATTAGTGAATTCGGTATCGTTGGCGAAGGTTGGAGTTGCATCACGGTCACGACTGTGGATCTTTTTTTATTTTTTGGTCTAATTTGTGGACAAATGCGTAGGTCGATGCAACCATTTCCGCAGTGTCCAGATTCGAGAACGTGCCGATGCGACCCGCTGGCCCTGGATGCGCGAAAATCACTCAATGGCGTCGATCCGACGCGTGACCCGTGTGCTTTCAGGAAGCTGCCATGCGCTTACTTAGGCGTTGTCTCTGCTTTGTCGGAGTGCTGTTGCGTGCGGGTGCTGACCGATGAGCTCGCCTTGGGGTGATCGTCCGCGTGGCACGCGGACACCTGCACCGAGGCAGCGCAGTGCGTCCGAGCCTGTGGCCGATGCCCATCGCGACGAGTTGCGTTTGTACGGGCTGAATGCCGTGCGCGCGGTGTATGCGCGGCGGCCCGAGGCGATCCGCAAGTTGTATTTGGCTCAGGCGCGGATTCCCGCCTTGCAGCCGTTGCTCAAATGGTGCGTGGCGCATCGCGTCGGTTACCGGGTAGTGGACGAGGCCGATCTGAATAAGCTCGCCGCCAGTGCGCACCATGAAGGCGTGGTTGCCGATGTGCTGCGCGAAGCGCCGTTGCGCCTGGAAGATTGGTTGCAGACGCTGGCGCCAGGTCCAGTGTTGGCGCTGTGGCTGGATGGGGTCGGCAACCCGCACAACTTCGGTGCCATCCTGCGTTCGGCTGCACACTTCGGCGCGGCCGCGATTCTGTTGCCGGAAGGGGCGATGTTGGCCTTGTCCGGTGCCGCCGCGCGGGTCGCCGAGGGTGGTGCCGAGGCGGTGCCGCTGGTGCGCTTGCCTGCGCCCACTCAGGCATCGGCGCAACTGCGCAACGCCGATTTTGCTTTGGCGGCGACGCTGGTCGAGGGCGGCGACGCGTTGTTCGCCACCGCGTTACCGCAACGCCTTATCTACGTGATGGGCGCCGAGCGTGATGGTATGGATCGCGATTTCGCGCAGGCCTGCGACCTGCGTCTGTCGATTCCCGGCAGCGGCGCGGTGGAAAGTCTCAATGTCGCTGCGGCGACCGCCGTGTTGCTGGGGGCATGGCGCTGCCGTCACCCGTTGCCGAATGATCGACGACAAGGCGATTGAGCTGCGCTGCACGCAACATGCGGACTGTGATGTTGTCGCGATGTTGTCGATGCGGGTGTTGACGTCATCTGATGTTTTTCAACTTCCTCGCCGCAGCGGTCGCGCGCGGCATCTCATCATGCGCTGAGCGTATTGCATGAATAGATTGCATATGGCGATGCAATTTTGTGCGCAGGTGCATGATTTCGTGTTTGCGCATCCTGCGATGGCGGGGTAGGCTTCAAGCGCGGGCTTCGCCACATAGTGGATTCCCGCGCAGTGTCAATATGGTTGTAAACGATGTAATCGCTTGCCCGAAAGGGTCATCCATTATTGCTACGAGGATATCGCTTATGAAGCTAATGCTTACCATCAAAGGTCTGATTTCTTCCAAGAAGAGCCTGAAGTCCTACTCTTGGCCGCACTGGTACTGATTGACATATCCGCTGTATTTTTACAGCGGATATAAATCAACGATGCAATCACGCCGCCGTAAAGGTAATTCTTCATTCAAACCGAGGATATCTCCATGAAGCTGCTTTTTTCCATCAAAAACCTACTCTCCTCCAAGAAGAGCCTGAAGTCCTCCGCTTGGGAGGGATACATCTCCTACTAACCGTCCCATCCACTGCGTTCCGCAGTGGTACTTGGCACGATGCCTCTACGTTGCTAGGTGTGGGGTTCGAGTTTATCTACTCACCCTGCATGGCATTGTGTATTTTGGTTGTGACCATTGCGAGACGTGTGCGTCAGGTGCTCCATTGCTCCTGAAATCTGAAGCAGTCGATGCCCGGCGGACGGGGTTCGTCGGGCATCGTTTCTTTTAAGCTTAGGAGAATTCGGATGTCCGCAATCCTGACTGGCCGCGAAGTGCGCACGACCGTCTTCGCATCGCCCCTGCAGGCGTTGTTACGCGAGCATCTAGGACAGGATGCGTTCCGGTTGGAAAAGAATACGATTGGTGTCGCCGGCGCGACGCTCATTGATCAATTGCTTGCGGCGAGACCCGCGACAGAGCACGAACGTCCGACGTTCAAACCCTTGCAAGGTCGTTCGATCACCCGCGCCGAAGCCGCGAAGCTGATGCAGGCCATTGGCTCGGACGTGCGCGAGGCGCTGAAACGCCCGGTTCCCGCAACGCTCGATCTATCCGGTTCGTGGCCGCATGTGGGGCATCGCTATCTGTGCGATCTGTTGCTCGCGACGGATCCATGGCGTTTGCGTGTGCTGATGGACAGAGCACTCGAACTGACTCCCATGTTGACCTGGACGTTTATCGCGGCCGGCGCGGCATTGCCGTTGACGGCGCGGGAGGACGCTTCGGCGCTGGCCAAGGTGACCGTTGCCGCAGGCGCGAGCTGTTATCGCGAGCGTCGCCATGCCATGGGTCTGTATCGACGTGCCGCCGTACCGCTTTGCTTCACCATCTCTGCGCTCGTCGCCAATGCGCTATGGCTCGGATCGCCTTTCGATCCATCAGCATCCAACCGCAACATTCTCTACGAAGCAATGCGCCTGCTGCCGCCGGCCTGGAGCCTGCTGCGCAAAGCTTCACCCGAATACGTTGCGCTGGACCAGCGCATCGGCGTTGCCGATGATCTCCTGGTCCTGCCCCTGCTCAGTCACCGTGACCCGGCGCTGTGGGAGGACGCGGAGGTGTTTCGTCCAGACCGCTGGGATCGATTGGATCCCGATGCGCTGCCAGGCTATCTACCGTTTGGACACGCATCCGAACGCTGCTGGGGGCGGCACATGGTCATGCCGCTGGCCGAGCAAATGCTGGAGTTGCTGCGCGCTCAGGACCTCGTCGTCAGTCCGAAGCAGCGTCGTGCGCATGTGCCGCTGCCTGGGTTGCTAGGGGTCTTCCAGATTGACGTCGTCCGACAGGGGCGCGGCTGATGCGCTGCGCTGGTGACCAAGCGCATGGCATTGGTCCGTCAATTGCCCCCGGCCCGCACCGTGTGTACACGTTTGTTTGCTTGCCACGACGCCACGGACAACGCGTCAGCGCGGTGCGCGTGCCGCTGCTGGTGGTGCGGTGGAGTTGCGAGGCACCAGCGTATACCTCATCACGTGGTGGATGCCGCGATTGGGTAGGCCACTGCGGCGTTGGCGGATTTCGCCGAGCAGCAGGGTCACGGCGGTGCGGCCCATCGCGGCGACCGGTTGGTGGATGGTGGTCAGCTCGGGCCAGATCGTGGTCGCGACCGGCGTGTCGTCGAAGCCGGCGATCGACAGATCCTCGGGCACGCGCAGGCGCAACCCGTGGGCGACAGCCACTGCGGCGGCGGCCATGTCGTCGTTGCTGCACAGGATGGCGCTTGGATGCGGTGTTGTCTGCAGTAACCTACTTGCGGCGAGCAGTCCGGAGCGATAGGTGAACAGACCTTCGCCCAGACGTGTCGGCTCCACCGTCAGTCCGCTTGCGGCCATGGTGTCGAAGAAGCCGCGGCTGCGTAGAGCGCTCGGCGTATGACTCGGATCGCCGCTGATGAAGCCGATATCGCGGTGGCCCAGTTCCAGCAGGTGCCGGGTGATTGTGCACGCGGCCTGGTAGTCGTCGATGCGTACCGAGCTGATGCCGCGCATTGGCGTGCCGGTGGCCACGGCCACGAGTGGGATGCCGCGTTCGTCCAACGTTTCGATCGTCTGCCACGCATCGCACAGTGGCGGCGTCAGGATCATCCCGTCGGCACCGGCGGCGAGCAGGCGCTCGGCGGCGGCGTGTTGGTGATCGCTGTTCTCGCTTTTTTCCACCAAAACCTGGCTGCCTTCCAGGCTACTTTGCTCCAATACGCCGAGCATGAAATGGTTGAGATAAGCCGCGCTTGGGTTGCTGTACAGTATGCCGATCCGCGCCAAGCAAGCGGTGCGCAGCGAACGTCCGGCCAGATTGGGACGGTATCCCAGTGCCTTGATCGAGGCTTCCACGCGCTCGCGCATGCTAGCGCCCACGCGCGGATGACGATTGATTACACGTGAAGCGGTCATCGGCGACACACCCGCATGGCGGGCCACATCCAGCAGCGTCACCGCTGAGCCCACGCGACGTTGTCGTGTGGTCATCAAGTGTCCTGGTGTTGTTGCGAAGGGAGCTGCGTTTGTCATCGGCAGGTCATATACAGCTTACTCCCTGTGCGGCACCGCTGTCTCGGCTTGGTGTCTACCAAGTCGCTCCCTGATCGCGGCTGGCTTGCTGGTGACACGCCTGGCCCGCGCGACGGGGCCGTGCGGCGCAGGCCAGTCGGGTGTTCAGCGTGGTGTTGTGTCGTGCTTGAGGGAGTCGCGGATCTCGCGTAGCAAGAGCACTTCCTCGCTTGGGCCCTTGTCCGCTGGCGGTTCCTTGCGGGCGATGCGGTTGACCGTTTTCACCAACATGAAGATGGCGAAGGCCACGATGACGAATTGGACGATGGTATTGAGGAAGTCTCCGATGCCGATCACCACTGCCGGCACCGGCTTGCCGGCCGCGTCCACCGTCGCCGCTTTCAACGTCCATGCCCAACGCGAGAAATCCATGCCGCCAACGAGCAGTCCAATCGGCGGCATGATGATCTTTTCCACCAGTGCGGTGACGATCTTGCCGAATGCGGCGCCCAACACCACACCGACGGCAAGGTCCAGCACGTTGCCACGCATGGCGAATTCCTTGAATTCGCGGATCATGCTCATCGGAGGTTCCTCTTCGTTGACGCGGGCGGATCGCCGCAGCCCTAGACTAGCGCAGTCGGCGGTGTGTACGCCGGTACAGGTATTGTGGCGCTGTGCTGCCGTTAGCCGACGATAGTGCCGTGGCGCTCGATTACCTTCTCCAGGCGTGCGCTGAAACGGTCGCCGGGCTGGAGTGCGGCCACGCCGGCGGGCGTGCCCATGAACACCAGGTCGCCAGCGCGTAGCGC</text:p>
          </table:table-cell>
          <table:table-cell/>
          <table:table-cell table:formula="of:=LEFT([.J87];FIND(&quot;),&quot;;[.J87])-1)" office:value-type="string" office:string-value="" calcext:value-type="error">
            <text:p>#WERT!</text:p>
          </table:table-cell>
          <table:table-cell table:formula="of:=MID([.J87]; FIND(&quot;),&quot;;[.J87]) + 1; FIND(&quot;),&quot;;[.J87];FIND(&quot;),&quot;;[.J87])+1) - FIND(&quot;),&quot;;[.J87]) - 1)" office:value-type="string" office:string-value="" calcext:value-type="error">
            <text:p>#WERT!</text:p>
          </table:table-cell>
          <table:table-cell table:formula="of:=RIGHT([.J87];LEN([.J87]) - FIND(&quot;),&quot;; [.J87]; FIND(&quot;),&quot;; [.J8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43465618.1</text:p>
          </table:table-cell>
          <table:table-cell office:value-type="float" office:value="759755931" calcext:value-type="float">
            <text:p>759755931</text:p>
          </table:table-cell>
          <table:table-cell office:value-type="string" calcext:value-type="string">
            <text:p>Kitasatospora sp. MBT66</text:p>
          </table:table-cell>
          <table:table-cell office:value-type="string" calcext:value-type="string">
            <text:p>Kitasatospora sp. MBT66 scaffold3, whole genome shotgun sequence</text:p>
          </table:table-cell>
          <table:table-cell office:value-type="float" office:value="759755931" calcext:value-type="float">
            <text:p>759755931</text:p>
          </table:table-cell>
          <table:table-cell office:value-type="string" calcext:value-type="string">
            <text:p>983963..98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821-17749']</text:p>
          </table:table-cell>
          <table:table-cell office:value-type="string" calcext:value-type="string">
            <text:p>CGCCGGTGTCGGGGACGACGACCGCGAGGTGCTGCGCTTCGAACCGGCACTGGACGTCGCCGTCCGGGCCGGGCTCACCCGGCACGCGCCGGTGCCCGGCTGACGGGTGCCCGACGCGACTCAGGGGCAGCGCACGTCGGTGCCCCGCACGCCGACGAGGCCGTCGTTGAACGCCGCGCCGTCCTGGTACTCGTAGTACACGTAGGAGTAGAAGTCGACATTGAGCCCGTCGCCGCAGGCCGAGTCGGGCGCAACGGCGTACGTGAGGGTGAAGCTGGTACTGGCGCCCGGGGCCAGGGGCAGCGCGTAGAGGGCACCCCAGGCACCGGACTGCGGGTTTCCGCAGGGAGATGTCACCGGCGAGCCGTTGCACGCGGTGGCCGCGTACTTGAGCCCCTGGTACGACACGTCGGTGAAGGTGTCGTAGCTCTGCTGGACGGTCTGGAAGGCGAACCGGATCGGGGTGTCGTGGGGGTTGGTGAGGGTCACGGTCACGGTGAACGAGCCGCCGGGCGGCGTCGTGGCCCGGTCGCTCACCGAGGTCACCGGGATCGGCAGGGCGGCCGTCCGGGCAGCGGCGCGATGGGCCGGGGCGGCTTGGACCGGGGCGGCATGGGCCGGTACGGCCGCGAGCAGCGGACCGGCGAGGAGAAGGGGCAGCACTGCGCGCACGGCGCGCTTCCACGATGTCAGGCGCATGACGACGCAGCGTAGGGGCCGGGGCCGCGGCCGAGGCCGCCCTCGGGGCGCGACCGTACCGATGGACGAGCGGCCGACGGACGGACCGGCCCACCGCACTCGCGTTCGAGCGCGGCCGGGCGGCGGCGGGCGTACGCTGCGGTGCCCCGTCCGTCGCCCGGCCGCCGTCGTCCCGTCAGCCGCCCCGGCCGCCACCCTTTTCACTCGCCCCCCGGCGAGCACCCGCCTGTGCCGCCGACCCGCCGGCGGTCGGGTCAGCGGCGGACCATGCGCACCCCGGCGACCTCCAGCAGACCGTCCAGCTCGACCTTGCCGACCTGCTGGTCCGGGCTGGGCACCAGGCCGTCCCGGCGGACGATGTCGAGGATCCGCTCGGCCAGCGGCAGCACCATGTGGCGCCCCCAGCAGCGTTCACTGGCGTGCCCGAACGGCAGGTAGCCGGGCTGGTTGTCGGGGTCGAGGCCCTTCCAGCGCTCCGGCCGGAAGGTCTCCGGGTCGTCCCACAGCCGTGGGTCGCGGTGGCTCAGCAGCGGAAGCAGCAGCAGGTCGTCCTTGGGTCCGATCCGCCCGTCCACGGCGCCGAACTCCGGGGAGGCGACGCGCAGGATGTTCCAGGAGGGCGGCAGCAGCCGCAGCGCCTCCAGCAGGATGTCCCGGTTCGGCACGTCGTCGTCGAACGGCGCGCCCAGCCAGACCGCATTGGTCACGAGCGCGGCCACGGTGAAGCAGATCGGACCGGCCACCCGCCGGTAGAGGTACATCGCGTAGCGACGGTCTTCGTAGGTCTCGGCGTCCAGCACCCGGGCCGCCAGATTCGACAGCGGAATTTCGGTACCCGGCTTTCCGAGCATCGCGGTACCGGCCGTGACGGCCATCCAGGTCAATTTGGGTGTGAGTTCCAGGCGGCGGTCGACCAGGATCCGGAAGCGGAAGCTCTCCTCCCCGAAAACCAGGTCCCGCAAATAGATGTGCGGGGTGTGCGGCCATTTCCCGGCGAGATCGGTCCGGTCGCCCAGCGGCTTCTTCAGCGCCGTCCGGACGTCGGCCGACACGGCCTGCATGAGTGCCGCCGCGTCGGGCTTGGTGACGAGCCGCCCCCGCACGGGCTTGAAGGTCGGCCGCTCCTCGGCATTGGCCGGCCTGCTGCTCAGCAGCCCGTCCATGAGGTCGGCCCCGGACACGCCGACGGTGTCCGCCTCCAGACGGAAGAGGTCCTGACCTCGGTACTTGTTGAGGAGTTCGTCGATCCGCGGCGCGAAGACGGTGACGCGGGCGCTCCGCCCGGTGCTGGAAATGGCCATCCGTGGCTCCAAGGGTGAACGGCTGGGTGACAGGGGCCCGCCCTCGGCGCACGGCCCGCTCGCGGCGAGCGGGCCGTGCCCGGCGGGTCCGCTCGGGACCCGCCGGGCACGCTTCCGGCAACGGACCGCCGGAATTAGATCCAGCCGTACCAGGCGTAGGCCTTCAGGCTCTTCTCCGGCATGACCTTCTTCACGAAGTGAACGAGCTTCATGACAGCACCTCCATGTCTCAGAAAACGATGACGAACAACATTCCGGCGAGCGGCGCCCGGAGCGAACTCCTAGGAATTTCGGGTTCCGTTTGCCCCCCGCTGCAACGAGTGAATACCGGCCGCAAATCACGGTCAAGTGTGACGCAGGTCACTCCGACGAACGCCCGGTCGGGCGGTTTGACGCCCCGCCGGCGAGCCCCGGCGATGTTGACGCGAGCGCGACAGTGCTGGTCAGCGCCACGTCCGGCCGGTGGCTGCCAGGTGAACGGCGCGCTCCCGTCGAGGGTCCACCGGGAGGCCGAACGCCCCAACGGAACGTTCGGTCTGCCTCATGGGGCATCGCGACTGCCCGGTCGTGGCACCGGGGCCGCCGCACCGGGGCGGCCCGACCCGCCGCCGGAGGCAGACCGGCGGGCCGCCGCCGCCGCGATTCCCCCCGCCCGACCCGTGGTTGAGCCCCGCCCACGCGCGTACCCTCGGTCGCGAGGGCGGGACTCCGGAGCCTGGGGGGCGACGAGTGGCTGTGGGACTACTACTGGTGGGCTTCGCGCTGGGCTGCCTGGTGACGGCAGCAACCCTGTGGCGCCTGACTTTGTCGGCCGCCTGGAAGGCCGCAGGTTCGGCAGCCAGGGCAGAAGCCGCCGCCCTGAGCGCTGCCCGATCCGACGCCGCCCCCGTCACCACCGTCGCCGCGACACCGGCGGCCGCCCCCGTACCCGCAACGGCACCCGCCGTCGCCGTC</text:p>
          </table:table-cell>
          <table:table-cell office:value-type="string" calcext:value-type="string">
            <text:p>, ATGAAGCTCGTTCACTTCGTGAAGAAGGTCATGCCGGAGAAGAGCCTGAAGGCCTACGCCTGGTACGGCTGGATCTAA, 984097, 984175(-)</text:p>
          </table:table-cell>
          <table:table-cell table:formula="of:=LEFT([.J88];FIND(&quot;),&quot;;[.J88])-1)" office:value-type="string" office:string-value="" calcext:value-type="error">
            <text:p>#WERT!</text:p>
          </table:table-cell>
          <table:table-cell table:formula="of:=MID([.J88]; FIND(&quot;),&quot;;[.J88]) + 1; FIND(&quot;),&quot;;[.J88];FIND(&quot;),&quot;;[.J88])+1) - FIND(&quot;),&quot;;[.J88]) - 1)" office:value-type="string" office:string-value="" calcext:value-type="error">
            <text:p>#WERT!</text:p>
          </table:table-cell>
          <table:table-cell table:formula="of:=RIGHT([.J88];LEN([.J88]) - FIND(&quot;),&quot;; [.J88]; FIND(&quot;),&quot;; [.J88]) + 1))" office:value-type="string" office:string-value="" calcext:value-type="error">
            <text:p>#WERT!</text:p>
          </table:table-cell>
          <table:table-cell office:value-type="string" calcext:value-type="string">
            <text:p>, AWYGWI*, 984097, 984175(-)</text:p>
          </table:table-cell>
        </table:table-row>
        <table:table-row table:style-name="ro1">
          <table:table-cell office:value-type="string" calcext:value-type="string">
            <text:p>WP_043094992.1</text:p>
          </table:table-cell>
          <table:table-cell office:value-type="float" office:value="759366872" calcext:value-type="float">
            <text:p>759366872</text:p>
          </table:table-cell>
          <table:table-cell office:value-type="string" calcext:value-type="string">
            <text:p>Xanthomonas sacchari</text:p>
          </table:table-cell>
          <table:table-cell office:value-type="string" calcext:value-type="string">
            <text:p>Xanthomonas sacchari strain R1 chromosome, complete genome</text:p>
          </table:table-cell>
          <table:table-cell office:value-type="float" office:value="759366872" calcext:value-type="float">
            <text:p>759366872</text:p>
          </table:table-cell>
          <table:table-cell office:value-type="string" calcext:value-type="string">
            <text:p>4453841..4454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891-11110']</text:p>
          </table:table-cell>
          <table:table-cell office:value-type="string" calcext:value-type="string">
            <text:p>GTTCGCGCGCGCCATCGGCATGCTGCAGGGCGCCGTCGGCGAGCACGCGGTCGCTGCGATGGACCTGGCGCACGCAGGCCGGCGCGAAGTAGCCGAACGGCGTCTGGATGTAGTCGTCGGGGACGTTGGTGGGCTTGTGCGCGGCGGGCAGGGCGCCGACCCGCGCCAGGCGGGCGTCGGGCGCGGCGGTCTGGGCCAGTGCGCTGGCGCTCAGGCCGAGCAGGGGCAGCATCAGCAGCAGGGCGGCGTGCACGCAGCGGCGTGCGGACGAGGAAAACGGACGGATGTCGGAGTGCATGGGAATCGCCTTGTCGTGAGAATGCGGAGTGCGTTCTCGGGAGCCCGCGGAGCAAGGCGCTGCGCGATGCGGCGGCGCAGGCCATCGCAGGTATCCCGTCTGCGAAGCGAATGGCACGGTGATGGTGGGTCGATGGCGCCTGCATGGTGGCGGAAGGAGCGGCGACAATGGACCCGATGCGCACGCCAGGCTTGTCGGATTTGCGCATGCGCTGCCGCGAATTCCGCACGGTGGAAGGCGGGAGCGAACCACTTCACGGTGCGGCCGGAATGCGGGTTGCGCTTTTCGGTGCATGACGTAGACAAGTCTCGGGGCCGCGCTGCGTCATGCCGGGGCAGCCAGTGGGGCGCGGATGAGCGAAAATCCCCACAGCGCGCCGTCCCGGGCGCGCGCCCCGTGCGTTTTTCAGGAGAGTCCCATGCGTCATGCCCTTCGTTCCCGTTGTGCCGCGTCGGCGCGGTGCGCCTGCGCCGCGGGCGTGCGCCGATGACCTCGCCCTGGGGCAACCGCCCACGCGGTGGGAATCCCCCCTCTCCCCCCGGGAGAGGGGCCGGGGGTGAGGGTGCGGCGGCGACCAACCGCAACGAACTGCGCCTCTACGGCCTCAACGCGGTGCGCGCGGTGTACGCGCGGCGGCCGGAGGCGATCCGCAAGCTGTACCTGAGCGAGGCGCGGATCCCGGCATTGCAGCCGCTGCTGAAGTGGTGCGTGGCCAACCGGGTCGGCTACCGCGTGGTGGACGAGGCCGATCTGCACAAGCTCGCCGCCAGCAGCCACCACGAGGGCGTGGTCGCCGACGTGCTGCGCGTCGCGCCGCTGGCCCTGGCCGACTGGCTGCAGGCGCTGGCGCCGGGGCCGGCGCTGGCGCTGTGGCTGGATGGCGTGGGCAATCCGCACAATTTCGGCGCGATCCTGCGCTCGGCGGCGCACTTCGGCGTGGGCGCGATCCTGTTGCCGGAGCAGGCCGCACTGGCGCTGTCCGGTGCCGCCGCGCGCGTGGCCGAGGGCGGCGCCGAGGCGGTGCCGCTGGTGCGGCTGCCGCCCACGATGCAGGCGCAGACGCAATTGCGCGGCGCGGGCTTCGCCCTCGCGGCGACGCTGGTGGACGGCGGCGACGATCTGTTCGCCAGTGCCTTGCCGCAGCGCCTGGTCTACGTGATGGGCGCCGAGAGCGACGGGATGGACCGCGACTTCGCGCAGGCCTGCGATCTGCGCCTGTCCATCCCCGGCAGCGGCGCGGTGGAAAGCCTCAACGTCGCCGCCGCCACCGCGGTGTTGCTGGGCACCTGGCGCAGCCGGCATCCGCACGGGCGTGCGGCGCGCTGAGCACGGCGTCACGCGCTGAGATGCGGCTGCATTTGGCTACGCAATAGTGTGCGCGCCGGCCGGTTTCGGGTTTGCGAGGGGCATGCCGGCGGCGTAGCGTGCAGGCGCGCCTCGCCGATGCGATCGCGCCACGCGCGCTGGCGTCGGCGAAACCGCGCAGTCCCCCGCCCGAAAGGGCCATCGTCACTCCTGCGGAGATGTCGCTCATGAAGCTGCTGTTCTCCATCAAGCACCTGCTGTCGTCGAAGAAGCCGCTGAAGTCGTACGCCTGGTACATCTGGTACTGAGCGCCGTGTGCGATGCCGCGCGGCATGCCGTGCGGCCGGTGCCCGGCGGATGCACTGCGCCGGGCGTCGTTCCTCCAGGAGACTGGCGATGTCCGCCACCATGGTCGACCGCGATGCGCGCGCCACGGTCTTCGCGCCGCGTCTGCAGGCGTTGCTGCGCGCGCATGTGGGGCAGGACGCGTTCCGCCTGGATGCCGAAACGGTCGGTGTCGCCGGCGCCGCGCTGAGCGACCGCCTGCTCGCGGCCAGGCCCGCCACCGAACACGAACGGCCGACCTTCAAGCCGTTGCACGGCCGCTCGATCGCGCGCAGCGAAGCGGCGAAACTGATGCAGGCGATCGGCCGCGACGTGCGCGAGGCGCTGAAGCGTCCGCCGCCGCCCACCCTCGACCTGTCCGGTCCATGGCCGCACATCGGCCATGTCTATCTGCGCGACCTGCTGCTCGGCGGCGACCCGTGGCGGCTGCGCCTGCTGATGGACCGCACCCTGGAACTGACGCCGCGCCTGACCTGGGCGGTGATCGCCGCCGGCGCGCTCGCACCGCTGGCGCCGGGCGCGGAGGCCTCGGCGTTGGCCACGCTGCTGTCCGCGGCCGATGGCTACCGCGCGCGCCGCGATGCGATGGGCCTGTACCGGCGCACCGCCGCGCCGGTGTGCTTCACCATTTCCACGCTGGTCGCCAACGCGCTGTGGCTGGGGTCGCCGTTCGACGCGCGCGTCTGCAACCGCAACATCCTCTACGAAACCCTGCGCCTGCTGCCGCCGTCCTGGAACATCCTGCGCAATGCCTCGCCCGAGTACGGTGCGCTGGATCCGCGTATCGGCGCCGCCGACGACGTGCTGGTGCTGCCCTTGCTCAGCCATCGCGATCCGGCGCTGTGGGAGGAGCCGGAGGCGTTCCGGCCCGAGCGCTGGGACGGCGTGGATCCCGATGCGTTGCCCGGCTACCTGCCGTTCGGCCATGCCTCCGAGCGCTGCTGGGGCCGGCACATGGTCATGCCGCTGGCGGAGCGGCTACTGGACCTGCTGCGCGGTCAGGACCTGGTCGCGGACCCGCAGCAACGTCGCGCCACTGTGCCGTTGACCGGGCTGCTCGGTGTGGCCCAGGTCGACGTGATCCGGCACACGCGCGCGCGAGGCGTTGCCTGCCGCACGCGGTGACGGCGCTCAGCGCGGGGCGGGCGCCGCGGTGGACCCGCGCGTGACCAGGGTGTAGTCCAGCACCTGGTGGGTGCCGCGGCTGGGCAGGCCGTCGCGGCGCTGGCGAATTTCGCCGAGCAGCAGCGTCACCGCGGCCCTGCCCATCGCCGCGACCGGCTGGTGGATGGTGGTCAGCTCCGGCCAGATCGTGGTGGCCACCGGCGTGTCGTCGAAACCGGCGATCGACAGATCCTCGGGCACGCGCAGGCGCAGTCCGTGCGCGATCGCCAGCGCTGCCGCGGCCATGTCGTCGTTGCTGCACAGGATCGCGCTGGGACGCGGGGCGACCTGCAGCAACGCAGTGGCCGCGAGCAGGCCGGAGCGATAGGTGAACAGGCCTTCGGCCACGCGCTCCGGGGCCACCGTCAGCCCGGCCCCGGCCATGGTGTCGAAGAACGCGCGGCTGCGCAGTGCGCTGGGCGTGTGCCCGGGATCGCCGCTGACGAAGCCGATGTCGCGGTGGCCCAGGTCGAGCAGATGCCGGGTGAGCGCGCACGCCGCCTGGTAGTCGTCGATGCGCACCGAGCTGACCCCGGGCATCGGTGCGCCGGTGGCGACCGCCACCAGCGGAATGCCGCGCGCATCCAGTTCGGCGATGGTCTGCCGCGCATCGCACAGCGGCGGCGGCAGGATCAGGCCATCGGCACCGGCCGCGAGCAGGCGTTCGGTGGCGGCGCGCTGGCTGGCGCTGTCGTCGCTCTTTTCCACCAGCACCTGGCAGCCTTCCAGGCTGCTCTGCTCGAGCATGCCGAGCATGAACTGGTTGAGGTAGGCCGCGCTGGGATTGCTGTAGAGAACGCCGATGCGT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CCTGGGCGGTTCCACTGTCTTGGCCTGGCTGCCGAAACCGCCGTCGGCCTGCGCCGCCAGATATGCGAACACCGCATACGCGGCGACATTCTGCGCCAGCGCCTTCGGGTCGATCTTGTCCAGGGTGTCGTCGGCGGTGTGATGCAGATCGAAGTAATCGCTGCCGTCCTGCGCCAGCCAGGCCCAGGCGCCGCCCTTGGCGGCGAGCGGACCGACGTCCGGGCCGGGGCCGCCGGCGTCCGGCGCATAGGCGATGCCGAGCGGTGCCAGCGCCTCGGCGATCTGCCGGGTCGCCGCGCGCGAGCCGGCGGCGTCGCCGGAGCCGGTGTTGAAGGCATAGATGCGGCCGGCGCCGAAGTCGCTCTCGGCGACGATCTGGTGCCGCGCCACGTCCTTGGCATGCGCCTGCGCATAGGCCTTGCCGCCGTACAGACCCTGCTCCTCGTTGGCGAAGGCGACCACGCGGATGCTGCGCTTGGGCGCCTGCTTGAGCTGGCCGATCAGATGCCCGGCGGCCATGCTGATCGCCACGCCGGCGCCGTCGTCGATCGCGCCGGTGCCCAGGTCCCAGGAATCCAGGTGCCCGCCGATCAGCACCACCTCGTTCGGCAGCGTGCGCCCGGTGATCTGCCCGATCACGTTGTAGGAGGTGGCGGTGCCGTCCCAGCCGCAGTCCAGCGCCAGGCGCAGGCGTACCGGGCCGCGCGCGAGCAGGCGCGCCAACTGGTTGGCGTCGGGCACCGACAGCGCCGCCGCCGGCACCGGCGTCAGTCCTTCGTCGAAGCGGGTGATGCCGGTATGCGGCACGCGGTGCGAATCGGTGCCGGCCGAGCGCATCACGAAACCGATCGCGCCCTTGCGGATCGCTTCTGA</text:p>
          </table:table-cell>
          <table:table-cell office:value-type="string" calcext:value-type="string">
            <text:p>, ATGAAGCTGCTGTTCTCCATCAAGCACCTGCTGTCGTCGAAGAAGCCGCTGAAGTCGTACGCCTGGTACATCTGGTACTGA, 4453671, 4453752(+), ATGTCGCTCATGAAGCTGCTGTTCTCCATCAAGCACCTGCTGTCGTCGAAGAAGCCGCTGAAGTCGTACGCCTGGTACATCTGGTACTGA, 4453662, 4453752(+)</text:p>
          </table:table-cell>
          <table:table-cell table:formula="of:=LEFT([.J89];FIND(&quot;),&quot;;[.J89])-1)" office:value-type="string" office:string-value=", ATGAAGCTGCTGTTCTCCATCAAGCACCTGCTGTCGTCGAAGAAGCCGCTGAAGTCGTACGCCTGGTACATCTGGTACTGA, 4453671, 4453752(+" calcext:value-type="string">
            <text:p>, ATGAAGCTGCTGTTCTCCATCAAGCACCTGCTGTCGTCGAAGAAGCCGCTGAAGTCGTACGCCTGGTACATCTGGTACTGA, 4453671, 4453752(+</text:p>
          </table:table-cell>
          <table:table-cell table:formula="of:=MID([.J89]; FIND(&quot;),&quot;;[.J89]) + 1; FIND(&quot;),&quot;;[.J89];FIND(&quot;),&quot;;[.J89])+1) - FIND(&quot;),&quot;;[.J89]) - 1)" office:value-type="string" office:string-value="" calcext:value-type="error">
            <text:p>#WERT!</text:p>
          </table:table-cell>
          <table:table-cell table:formula="of:=RIGHT([.J89];LEN([.J89]) - FIND(&quot;),&quot;; [.J89]; FIND(&quot;),&quot;; [.J89]) + 1))" office:value-type="string" office:string-value="" calcext:value-type="error">
            <text:p>#WERT!</text:p>
          </table:table-cell>
          <table:table-cell office:value-type="string" calcext:value-type="string">
            <text:p>, AWYIWY*, 4453671, 4453752(+), AWYIWY*, 4453662, 4453752(+)</text:p>
          </table:table-cell>
        </table:table-row>
        <table:table-row table:style-name="ro1">
          <table:table-cell office:value-type="string" calcext:value-type="string">
            <text:p>WP_042823434.1</text:p>
          </table:table-cell>
          <table:table-cell office:value-type="float" office:value="1846288382" calcext:value-type="float">
            <text:p>1846288382</text:p>
          </table:table-cell>
          <table:table-cell office:value-type="string" calcext:value-type="string">
            <text:p>Xanthomonas axonopodis pv. vasculorum</text:p>
          </table:table-cell>
          <table:table-cell office:value-type="string" calcext:value-type="string">
            <text:p>Xanthomonas axonopodis pv. vasculorum strain NCPPB 796 chromosome, complete genome</text:p>
          </table:table-cell>
          <table:table-cell office:value-type="float" office:value="1846288382" calcext:value-type="float">
            <text:p>1846288382</text:p>
          </table:table-cell>
          <table:table-cell office:value-type="string" calcext:value-type="string">
            <text:p>1157897..1158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953-13366']</text:p>
          </table:table-cell>
          <table:table-cell office:value-type="string" calcext:value-type="string">
            <text:p>ATGGTGACATTGCGCAGGGCCCGCTCGGACCACGGCTTGCTGGCGGCTGCGGCGGCCAGCAAGCTGGGCACCAGCCGGGTCAGATCGAAACGGCGGTTGAACCGCCACATCGTCTCTGCCAGGTAGCGCTGGGCGTATTTGGCGAATTTGAAGGCGTGATAGGCACCGTCCAGCGAACGCTTTAGGTTGGACAACACCACCTTGACCCAGCGTGCGTTCTCTGACTCGCAGCGACTTCGACCGCTCCCTTCGATCACCGTGTGCGCGTGCTCGGCTTCCAGTGCTCCAAACGCACCGAGTCCATCACTGTAGACATCTGCTCCAGGATGCAGGCGTTGCCCGATCCATTCGGACAGCGCCGCCTTGGTGAAGCCTGGGACCGGATCCATCACCGCGCGCAATGGACGAGCGTCTTCAGTGGTCTCCACGGCGATCACGAAAGGGCGCTTGTTCTCCGAGCCGCGCCCGGCCTTGCCACCGTTGCGTTCTCCGCCCAGGTAGGCATCGTCCAGTTGCACGATCCCGCCCAACTTGCGGTTCCCCTCGCGTTGGCTCATTGCCTGCATCAGCTTGTGCTTCATTCGCCACGCTGTCGGGTAGCTCACTCCCAGGTGTCGCATCAACTCCAGCGCCGACAGGTTCGTCTTGCTCTGGCCCAGCAGCTACATGCCCAGCAGCCAGGTGCGTAGCGGCAGCTTGCTGTTGTCCATCACCGTGCCTGAGCGCAGGCTGGTCTGGCGATAGCAGGCCGTGCACTGCCAGTACGTGGTGCCGTGAGGCTGGAATCGACTGTGCGCGGTAGCGGCGCAACGCGGACAAACAAAGCCCTGTGGCCAGCGCGAGATCTCCAACGCCTGCTCGCACTGCTGCTCGTTGCCATAGCGCTTGAGGAACGCCGGCAACGACAGCCCGGCTTGGAACTGCACACGATTCATGGCCATGATCTGGTCTCGGTGGAGCGACGGTTCTAGCATCGACCGGTCGGCTCTCACTGGCTGCGACTGTGCTGAAAGATCGTGCTAATCAGGAGGAATTTTGCGGCAAGGCGATGGTGGCCTGGGCGCATGCGCGTGGCGTGCAGTGACGGCTGATCCAGCCGGGCAAGCCAAATCAAAACGCTTATGTCGAATCGTTTAACGGCCGCCTGCGCGATGAATGCCTCAACGAACACTGGTTTCCGACACTGCTGCATGCACGCACCGAGATTGAGCGCTGGCGACGCGAATACAACGAGGAGCGACCCAAGAAGGCAATCGACGGCATGACGCCATCCGCGTATGCCCAACAGCTGGCCAATACCGATATCATCAACCCCGGACTCTAAACCCGGCCGCTACTCAGGACGGGGGATGTCGGCGTTGCAGTCCGTTCGGCGGTAACGTCGAACACCATCCCATTCGGTCGCATCGTCGGGAAGCGATACGATTTTTATTTAGTGTGGCGCCGCCGTCTGTGCACTCATGCCGGCAGTTGAAATGCCGTTGCGTGCCTTCTCTGCTTCTCGTCGATCGAGCGTCATCGTTCGGGCGCTATATTCAACAATGCGTTTGCGAAATTTTGAGTTGCAAAGCGATGCGGAACTCGTGCAAGCATGGGCCGTCGATAAATGTGTGCATACACGCAAGCTTTTGCCGTTGCATGGTCTTTCAGCCATGCGTAGCATTCGCGGTGCGGGTGCAAATTGTTATCGCTCGCACGCAGGTGTCTGCTGATTGTGTATTTGATAAAAGCGCCCGAAAGGGCAATCCCTTCCTTGCAGCAGGAGTTCGCTCATGAAGATACTTTTTTCGATCAAGCACATGCTGACCTCTCGCAAGAGTCTTAAGTCCTCCGCTTGGTCGGTCTATATGTAAATGGCTCGAAGCGCGTTGCGGCGGTGCAACTGCAATGGCAGCCGCACCGTGTTTTAGTAACGTTCGTCGTGATGTGAGTTAGTACGACCTTGGCCCGCGCGAGGCAGGTCACTGCCTCGCGCGGGCATTACCGAGTAGGAGAGCGCATGCCTGCTTCCAACGCTGATGGAGTTGCCAGGGCGACGGTGTTCGCCCCGCGCGTGCAGGCGCTGTTGGGCGAGCACGTCGGCAAAGAGGTGTTCCGGCTGGAGGCAGATACCGTGGGCGTGGCTGGCCCGGTGTTGACGCAGCGATTGCTTGACGCGCGCGCGGCAGCCGAGGGGGAGCGGCCCACCTTTAAACCGCTGCATGGGCGTTCAATCCCGCGCACCGATGCTTCCAAACTGATGCAGGCGATCGGGCGCGATGTGCGCGAAGCGTTGAAGCGTCCTGTGTCGGCAGAACTGGATTTATCCGGCCCATGGCCCCACGTGGGTCACGTCTATCTACGTGATCTGTTGTTGGCTGGCGATCCGCTGCGATTGCGCCTGTTGATGGATCGCATGCTTAAGGCGAGGCCGAAGTTGACCTGGGCTGTCATCGCCGCCGGCGCGGCAATGCCGTTCAAACTCCAGCACAACGCCTCGGCCCTGGCCACGTTGACCGCAGCAGCCGGCAACTACGATGAGCGCCGCTACGCTATGGGCTTGTATCGGCGCACGGCGGCGCCGGTGTGTTTCACTATTTCGACACTGGTGGCCAATGCGCTATGGCTGGGATCGCCCTTCGATCCAGCAGTGCCCAGCCGTCATATCGTCTACGAATCGCTGCGCTTGCTGCCGCCGGTATGGAACATACTGCGTCACGCATCGCCGGAATATCCCGCGCTCGATAGCCGCATCGGCAGTCGCGACGATGTGCTGGTGCTGCCATTGCTGATTCATCGCGATCCCGCGCTGTGGGAGGCGCCGGAGACGTTTCGGCCAGAACGCTGGGATCACCTCGATCCGGACAATCACCCCGGCTATCTGCCGTTCGGGCACGCGTCCGAGCGCTGTTGGGCGCGCCACATGGTGATGCCATTGGCCGAGCGCCTGTTGGATGCGCTGCGCAGCCGGGGCTTGGCTGCCGACCCCAAGCAACGCGAGGCGGTGGTTCCGTTGACGGGCCTGCTGGGAGTTGCACAGGTCGATGTCGTTCGCCTATAGACAACCGGTGGTGGCAACTGCGCGCTGTTGCGCTCTGTCTTCGGCGGCCCTGCCGTCGAGCCGCGCTTGACCAGCGTGTACTTTATCACCTGATGCACGCCCCTTGCGGCGTTGACGGACCGCCGTCGGTCAGCAGTGACACAGCAGTGCGCCCCATCGCGGTGATGGGTTGATGCACGGTAGTGAGTTCGGGCCAGATGGTGGTGGCCCACCGGCGTATCGTCGAAGCCGGCGATGGAGACATCTTCAGGCACGCGCAAACCCAGTCCGTGTGCGACCGCCACCGCTGCGGCCGCCATGTCGTCGTTGCTGCAGAAGATCGCGGTGGGTGGTTGCGGCTGCGCCAACAGGCTGCGCGCGGCCAGAAGACCGGAGTGATAGGTGAACAGGCCCTCGGCGATCAAACCATCTGCGACCGACACGCCGGCAGCGTGCAGGCTGTCGAGATAGCCATTGGTGCACAGGGCGCTCGGGGGGTGTTTCGGGTCGCCCTTGATCAACGCAATGCGACGATGCCCGAGCTCAATCAGGTGATCGACGATGGCGCGTGCAGCCTGGTAGTCGTCGATCCGCACCGCGCTGATTTGCGCCATCGGTGCGCCGCTGGCCACCGCCACGACCGGAATGCCGCGGGCATCGAGTTCGGTGATGGTCTGACGCGAGTCGCATAACGGCGGTGGCAGGATCACCCCATCGACGCCGGCTGCGAGCAGACGCTCGGTGGCCGCACGCTGGCTGCGGATGGCACCGCACTTGTCCACCATGACCTGGCTGCCGGTGAGGCTGCTTTGCTCGAGCAGGCCGAGCATGAATTGATTGAGATATGCGGCGCTCGGGTTGCTATACAGCACGCCGATACGCAGCAGCCCGCTGGTCCGCAACGACCGGCCGGCGAGACTTGGCCGGTAGCCCGATGCCTGCACCGAGGCCTCCACGCGCGCGCGCATCGCTTCGCCCACATGCGGGTGACGGTTGATCACACGCGAAGCGGTCATCGGCGAGACGCCGGCGTGTTTGGCGACATCCATTAACGTCGCCGCATTGTTCGCACTGCGTTGCCGCTTGGCACACCATTATGTGTGCTCATCCTGGAGTAAGAGCGAATGCGCGCGCTACCGGTTCGAGGTGTAAAGCGACCACGAAAAGCAACCGACCACTCACCTCACGCAGTACCAGCGGCAGCTGCACGTCACCGCTGCGCATAACGCGTACGCACCGATGCCGAGCAAGCGATGCGCGCTTCTCCTATGACGCGCGGCGAGTGTCAGCCACTTCAACGCAGCTGCGCACCCGCCAGGCAAACGCGCCGATCTGCGCAAGCAGCAGCGCGAGGCATCGTGCGATTCTTGCATGCGCCTGGCGCTCGAAGATCGGCAGTGACTGGCAAATCCAGCGTCCGGCGCACGCGCTACAGTCGTCGCCACTCACTCACTCGCTCGGCGGCTGCACGCTCTTCGCGCGGCTGCCGAAATCGCCATCGGCCTCTGCGGCGAGATACGCGAACACGGTGTAGGCGGCCACGTTCTGCGCGAGCGCCTTCGGGTCGATCTTGTCCAGCGTGTCGTCGGCGGTGTGGTACAGGTCGAAGTAGTCGGTGCCATCCTACGCCAGCCACCCCCAGGCTCCACCCTTGGCGGAAATCGGCCCGACATCCGGTCCTGGGCCACCCTTGCTCGGTTCATACGCGATGCCCAACGGTGCCCAGCACCTCGGCAATCTGCCTGGTCGCTGCGCGCCAGTCGTCCGGTGTGGCTGCGCCGGTGTTGAACGCATAGATGCGCCCGGCGCCGAAGTCGCTTTCCGCGCCGATCTGATGCAGTGCCCTGTCCTTGGCATCCTTGCCGTGCGCGGCGGCATACGCCTTGCCGCCATACAGCCCTTGCTCTTCGTTGGCGAAGGCCACCACACGGATGCTGCGCTTGGGCGGCTGCTTGAGTTGGCCGATCAGGTGGCCGGCAGCCATCGTGATCGCCACGCCGGCACCGTCGTCGATGGCGCCG</text:p>
          </table:table-cell>
          <table:table-cell office:value-type="string" calcext:value-type="string">
            <text:p>, ATGTGCTTGATCGAAAAAAGTATCTTCATGAGCGAACTCCTGCTGCAAGGAAGGGATTGCCCTTTCGGGCGCTTTTATCAAATACACAATCAGCAGACACCTGCGTGCGAGCGATAA, 1157581, 1157698(-)</text:p>
          </table:table-cell>
          <table:table-cell table:formula="of:=LEFT([.J90];FIND(&quot;),&quot;;[.J90])-1)" office:value-type="string" office:string-value="" calcext:value-type="error">
            <text:p>#WERT!</text:p>
          </table:table-cell>
          <table:table-cell table:formula="of:=MID([.J90]; FIND(&quot;),&quot;;[.J90]) + 1; FIND(&quot;),&quot;;[.J90];FIND(&quot;),&quot;;[.J90])+1) - FIND(&quot;),&quot;;[.J90]) - 1)" office:value-type="string" office:string-value="" calcext:value-type="error">
            <text:p>#WERT!</text:p>
          </table:table-cell>
          <table:table-cell table:formula="of:=RIGHT([.J90];LEN([.J90]) - FIND(&quot;),&quot;; [.J90]; FIND(&quot;),&quot;; [.J90]) + 1))" office:value-type="string" office:string-value="" calcext:value-type="error">
            <text:p>#WERT!</text:p>
          </table:table-cell>
          <table:table-cell office:value-type="string" calcext:value-type="string">
            <text:p>, TPACER*, 1157581, 1157698(-)</text:p>
          </table:table-cell>
        </table:table-row>
        <table:table-row table:style-name="ro1">
          <table:table-cell office:value-type="string" calcext:value-type="string">
            <text:p>WP_042823434.1</text:p>
          </table:table-cell>
          <table:table-cell office:value-type="float" office:value="1606895230" calcext:value-type="float">
            <text:p>1606895230</text:p>
          </table:table-cell>
          <table:table-cell office:value-type="string" calcext:value-type="string">
            <text:p>Xanthomonas axonopodis pv. vasculorum</text:p>
          </table:table-cell>
          <table:table-cell office:value-type="string" calcext:value-type="string">
            <text:p>Xanthomonas axonopodis pv. vasculorum strain CFBP5823 Xava-CFBP5823-G1087, whole genome shotgun sequence</text:p>
          </table:table-cell>
          <table:table-cell office:value-type="float" office:value="1606895230" calcext:value-type="float">
            <text:p>1606895230</text:p>
          </table:table-cell>
          <table:table-cell office:value-type="string" calcext:value-type="string">
            <text:p>13453..12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021-9452']</text:p>
          </table:table-cell>
          <table:table-cell office:value-type="string" calcext:value-type="string">
            <text:p>GTGGGCGAAGCGATGCGCGCGCGCGTGGAGGCCTCGGTGCAGGCATCGGGCTACCGGCCAAGTCTCGCCGGCCGGTCGTTGCGGACCAGCGGGCTGCTGCGTATCGGCGTGCTGTATAGCAACCCGAGCGCCGCATATCTCAATCAATTCATGCTCGGCCTGCTCGAGCAAAGCAGCCTCACCGGCAGCCAGGTCATGGTGGACAAGTGCGGTGCCATCCGCAGCCAGCGTGCGGCCACCGAGCGTCTGCTCGCAGCCGGCGTCGATGGGGTGATCCTGCCACCGCCGTTATGCGACTCGCGTCAGACCATCACCGAACTCGATGCCCGCGGCATTCCGGTCGTGGCGGTGGCCAGCGGCGCACCGATGGCGCAAATCAGCGCGGTGCGGATCGACGACTACCAGGCTGCACGCGCCATCGTCGATCACCTGATTGAGCTCGGGCATCGTCGCATTGCGTTGATCAAGGGCGACCCGAAACACCCCCCGAGCGCCCTGTGCACCAATGGCTATCTCGACAGCCTGCACGCTGCCGGCGTGTCGGTCGCAGATGGTTTGATCGCCGAGGGCCTGTTCACCTATCACTCCGGTCTTCTGGCCGCGCGCAGCCTGTTGGCGCAGCCGCAACCACCCACCGCGATCTTCTGCAGCAACGACGACATGGCGGCCGCAGCGGTGGCGGTCGCACACGGACTGGGTTTGCGCGTGCCTGAAGATGTCTCCATCGCCGGCTTCGACGATACGCCGGTGGGCCACCACCATCTGGCCCGAACTCACTACCGTGCATCAACCCATCACCGCGATGGGGCGCACTGCTGTGTCACTGCTGACCGACGGCGGTCCGTCAACGCCGCAAGGGGCGTGCATCAGGTGATAAAGTACACGCTGGTCAAGCGCGGCTCGACGGCAGGGCCGCCGAAGACAGAGCGCAACAGCGCGCAGTTGCCACCACCGGTTGTCTATAGGCGAACGACATCGACCTGTGCAACTCCCAGCAGGCCCGTCAACGGAACCACCGCCTCGCGTTGCTTGGGGTCGGCAGCCAAGCCCCGGCTGCGCAGCGCATCCAACAGGCGCTCGGCCAATGGCATCACCATGTGGCGCGCCCAACAGCGCTCGGACGCGTGCCCGAACGGCAGATAGCCGGGGTGATTGTCCGGATCGAGGTGATCCCAGCGTTCTGGCCGAAACGTCTCCGGCGCCTCCCACAGCGCGGGATCGCGATGAATCAGCAATGGCAGCACCAGCACATCGTCGCGACTGCCGATGCGGCTATCGAGCGCGGGATATTCCGGCGATGCGTGACGCAGTATGTTCCATACCGGCGGCAGCAAGCGCAGCGATTCGTAGACGATATGACGGCTGGGCACTGCTGGATCGAAGGGCGATCCCAGCCATAGCGCATTGGCCACCAGTGTCGAAATAGTGAAACACACCGGCGCCGCCGTGCGCCGATACAAGCCCATAGCGTAGCGGCGCTCATCGTAGTTGCCGGCTGCTGCGGTCAACGTGGCCAGGGCCGAGGCGTTGTGCTGGAGTTTGAACGGCATTGCCGCGCCGGCGGCGATGACAGCCCAGGTCAACTTCGGCCTCGCCTTAAGCATGCGATCCATCAACAGGCGCAATCGCAGCGGATCGCCAGCCAACAACAGATCACGTAGATAGACGTGACCCACGTGGGGCCATGGGCCGGATAAATCCAGTTCTGCCGACACAGGACGCTTCAACGCTTCGCGCACATCGCGCCCGATCGCCTGCATCAGTTTGGAAGCATCGGTGCGCGGGATTGAACGCCCATGCAGCGGTTTAAAGGTGGGCCGCTCCCCCTCGGCTGCCGCGCGCGCGTCAAGCAATCGCTGCGTCAACACCGGGCCAGCCACGCCCACGGTATCTGCCTCCAGCCGGAACACCTCTTTGCCGACGTGCTCGCCCAACAGCGCCTGCACGCGCGGGGCGAACACCGTCGCCCTGGCAACTCCATCAGCGTTGGAAGCAGGCATGCGCTCTCCTACTCGGTAATGCCCGCGCGAGGCAGTGACCTGCCTCGCGCGGGCCAAGGTCGTACTAACTCACATCACGACGAACGTTACTAAAACACGGTGCGGCTGCCATTGCAGTTGCACCGCCGCAACGCGCTTCGAGCCATTTACATATAGACCGACCAAGCGGAGGACTTAAGACTCTTGCGAGAGGTCAGCATGTGCTTGATCGAAAAAAGTATCTTCATGAGCGAACTCCTGCTGCAAGGAAGGGATTGCCCTTTCGGGCGCTTTTATCAAATACACAATCAGCAGACACCTGCGTGCGAGCGATAACAATTTGCACCCGCACCGCGAATGCTACGCATGGCTGAAAGACCATGCAACGGCAAAAGCTTGCGTGTATGCACACATTTATCGACGGCCCATGCTTGCACGAGTTCCGCATCGCTTTGCAACTCAAAATTTCGCAAACGCATTGTTGAATATAGCGCCCGAACGATGACGCTCGATCGACGAGAAGCAGAGAAGGCACGCAACGGCATTTCAACTGCCGGCATGAGTGCACAGACGGCGGCGCCACACTAAATAAAAATCGTATCGCTTCCCGACGATGCGACCGAATGGGATGGTGTTCGACGTTACCGCCGAACGGACTGCAACGCCGACATCCCCCGTCCTGAGTAGCGGCCGGGTTTAGAGTCCGGGGTTGATGATATCGGTATTGGCCAGCTGTTGGGCATACGCGGATGGCGTCATGCCGTCGATTGCCTTCTTGGGTCGCTCCTCGTTGTATTCGCGTCGCCAGCGCTCGATCTCGGTGCGTGCATGCAGCAGTGTCGGAAACCAGTGTTCGTTGAGGCATTCATCGCGCAGGCGGCCGTTAAACGATTCGACATAAGCGTTTTGATTTGGCTTGCCCGGCTGGATCAGCCGTCACTGCACGCCACGCGCATGCGCCCAGGCCACCATCGCCTTGCC</text:p>
          </table:table-cell>
          <table:table-cell office:value-type="string" calcext:value-type="string">
            <text:p>, ATGTGCTTGATCGAAAAAAGTATCTTCATGAGCGAACTCCTGCTGCAAGGAAGGGATTGCCCTTTCGGGCGCTTTTATCAAATACACAATCAGCAGACACCTGCGTGCGAGCGATAA, 13651, 13768(+)</text:p>
          </table:table-cell>
          <table:table-cell table:formula="of:=LEFT([.J91];FIND(&quot;),&quot;;[.J91])-1)" office:value-type="string" office:string-value="" calcext:value-type="error">
            <text:p>#WERT!</text:p>
          </table:table-cell>
          <table:table-cell table:formula="of:=MID([.J91]; FIND(&quot;),&quot;;[.J91]) + 1; FIND(&quot;),&quot;;[.J91];FIND(&quot;),&quot;;[.J91])+1) - FIND(&quot;),&quot;;[.J91]) - 1)" office:value-type="string" office:string-value="" calcext:value-type="error">
            <text:p>#WERT!</text:p>
          </table:table-cell>
          <table:table-cell table:formula="of:=RIGHT([.J91];LEN([.J91]) - FIND(&quot;),&quot;; [.J91]; FIND(&quot;),&quot;; [.J91]) + 1))" office:value-type="string" office:string-value="" calcext:value-type="error">
            <text:p>#WERT!</text:p>
          </table:table-cell>
          <table:table-cell office:value-type="string" calcext:value-type="string">
            <text:p>, TPACER*, 13651, 13768(+)</text:p>
          </table:table-cell>
        </table:table-row>
        <table:table-row table:style-name="ro1">
          <table:table-cell office:value-type="string" calcext:value-type="string">
            <text:p>WP_042823434.1</text:p>
          </table:table-cell>
          <table:table-cell office:value-type="float" office:value="757569281" calcext:value-type="float">
            <text:p>757569281</text:p>
          </table:table-cell>
          <table:table-cell office:value-type="string" calcext:value-type="string">
            <text:p>Xanthomonas axonopodis pv. vasculorum</text:p>
          </table:table-cell>
          <table:table-cell office:value-type="string" calcext:value-type="string">
            <text:p>Xanthomonas axonopodis pv. vasculorum strain NCPPB 900 scf_31858_1.1, whole genome shotgun sequence</text:p>
          </table:table-cell>
          <table:table-cell office:value-type="float" office:value="757569281" calcext:value-type="float">
            <text:p>757569281</text:p>
          </table:table-cell>
          <table:table-cell office:value-type="string" calcext:value-type="string">
            <text:p>3151617..3150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196-11784']</text:p>
          </table:table-cell>
          <table:table-cell office:value-type="string" calcext:value-type="string">
            <text:p>GTGGGCGAAGCGATGCGCGCGCGCGTGGAGGCCTCGGTGCAGGCATCGGGCTACCGGCCAAGTCTCGCCGGCCGGTCGTTGCGGACCAGCGGGCTGCTGCGTATCGGCGTGCTGTATAGCAACCCGAGCGCCGCATATCTCAATCAATTCATGCTCGGCCTGCTCGAGCAAAGCAGCCTCACCGGCAGCCAGGTCATGGTGGACAAGTGCGGTGCCATCCGCAGCCAGCGTGCGGCCACCGAGCGTCTGCTCGCAGCCGGCGTCGATGGGGTGATCCTGCCACCGCCGTTATGCGACTCGCGTCAGACCATCACCGAACTCGATGCCCGCGGCATTCCGGTCGTGGCGGTGGCCAGCGGCGCACCGATGGCGCAAATCAGCGCGGTGCGGATCGACGACTACCAGGCTGCACGCGCCATCGTCGATCACCTGATTGAGCTCGGGCATCGTCGCATTGCGTTGATCAAGGGCGACCCGAAACACCCCCCGAGCGCCCTGTGCACCAATGGCTATCTCGACAGCCTGCACGCTGCCGGCGTGTCGGTCGCAGATGGTTTGATCGCCGAGGGCCTGTTCACCTATCACTCCGGTCTTCTGGCCGCGCGCAGCCTGTTGGCGCAGCCGCAACCACCCACCGCGATCTTCTGCAGCAACGACGACATGGCGGCCGCAGCGGTGGCGGTCGCACACGGACTGGGTTTGCGCGTGCCTGAAGATGTCTCCATCGCCGGCTTCGACGATACGCCGGTGGGCCACCACCATCTGGCCCGAACTCACTACCGTGCATCAACCCATCACCGCGATGGGGCGCACTGCTGTGTCACTGCTGACCGACGGCGGTCCGTCAACGCCGCAAGGGGCGTGCATCAGGTGATAAAGTACACGCTGGTCAAGCGCGGCTCGACGGCAGGGCCGCCGAAGACAGAGCGCAACAGCGCGCAGTTGCCACCACCGGTTGTCTATAGGCGAACGACATCGACCTGTGCAACTCCCAGCAGGCCCGTCAACGGAACCACCGCCTCGCGTTGCTTGGGGTCGGCAGCCAAGCCCCGGCTGCGCAGCGCATCCAACAGGCGCTCGGCCAATGGCATCACCATGTGGCGCGCCCAACAGCGCTCGGACGCGTGCCCGAACGGCAGATAGCCGGGGTGATTGTCCGGATCGAGGTGATCCCAGCGTTCTGGCCGAAACGTCTCCGGCGCCTCCCACAGCGCGGGATCGCGATGAATCAGCAATGGCAGCACCAGCACATCGTCGCGACTGCCGATGCGGCTATCGAGCGCGGGATATTCCGGCGATGCGTGACGCAGTATGTTCCATACCGGCGGCAGCAAGCGCAGCGATTCGTAGACGATATGACGGCTGGGCACTGCTGGATCGAAGGGCGATCCCAGCCATAGCGCATTGGCCACCAGTGTCGAAATAGTGAAACACACCGGCGCCGCCGTGCGCCGATACAAGCCCATAGCGTAGCGGCGCTCATCGTAGTTGCCGGCTGCTGCGGTCAACGTGGCCAGGGCCGAGGCGTTGTGCTGGAGTTTGAACGGCATTGCCGCGCCGGCGGCGATGACAGCCCAGGTCAACTTCGGCCTCGCCTTAAGCATGCGATCCATCAACAGGCGCAATCGCAGCGGATCGCCAGCCAACAACAGATCACGTAGATAGACGTGACCCACGTGGGGCCATGGGCCGGATAAATCCAGTTCTGCCGACACAGGACGCTTCAACGCTTCGCGCACATCGCGCCCGATCGCCTGCATCAGTTTGGAAGCATCGGTGCGCGGGATTGAACGCCCATGCAGCGGTTTAAAGGTGGGCCGCTCCCCCTCGGCTGCCGCGCGCGCGTCAAGCAATCGCTGCGTCAACACCGGGCCAGCCACGCCCACGGTATCTGCCTCCAGCCGGAACACCTCTTTGCCGACGTGCTCGCCCAACAGCGCCTGCACGCGCGGGGCGAACACCGTCGCCCTGGCAACTCCATCAGCGTTGGAAGCAGGCATGCGCTCTCCTACTCGGTAATGCCCGCGCNNNNNNNNNNNNNNNNNNNNNNNNNNNNNNNNNNNNNNNNNNNNNNNNNNNNNNNNNNNNNNNNNNNNNNNNNNNNNNNCGCTCTCCAACTCGGTAATGCCCGCGCGAGGCAGTGACCTGCCTCGCGCGGGCCAAGGTCGTACTAACTCACATCACGACGAACGTTACTAAAACACGGTGCGGCTGCCATTGCAGTTGCACCGCCGCAACGCGCTTCGAGCCATTTACATATAGACCGACCAAGCGGAGGACTTAAGACTCTTGCGAGAGGTCAGCATGTGCTTGATCGAAAAAAGTATCTTCATGAGCGAACTCCTGCTGCAAGGAAGGGATTGCCCTTTCGGGCGCTTTTATCAAATACACAATCAGCAGACACCTGCGTGCGAGCGATAACAATTTGCACCCGCACCGCGAATGCTACGCATGGCTGAAAGACCATGCAACGGCAAAAGCTTGCGTGTATGCACACATTTATCGACGGCCCATGCTTGCACGAGTTCCGCATCGCTTTGCAACTCAAAATTTCGCAAACGCATTGTTGAATATAGCGCCCGAACGATGACGCTCGATCGACGAGAAGCAGAGAAGGCACGCAACGGCATTTCAACTGCCGGCATGAGTGCACAGACGGCGGCGCCACACTAAATAAAAATCGTATCGCTTCCCGACGATGCGACCGAATGGGATGGTGTTCGACGTTACCGCCGAACGGACTGCAACGCCGACATCCCCCGTCCTGAGTAGCGGCCGGGTTTAGAGTCCGGGGTTGATGATATCGGTATTGGCCAGCTGTTGGGCATACGCGGATGGCGTCATGCCGTCGATTGCCTTCTTGGGTCGCTCCTCGTTGTATTCGCGTCGCCAGCGCTCGATCTCGGTGCGTGCATGCAGCAGTGTCGGAAACCAGTGTTCGTTGAGGCATTCATCGCGCA</text:p>
          </table:table-cell>
          <table:table-cell office:value-type="string" calcext:value-type="string">
            <text:p>, ATGTGCTTGATCGAAAAAAGTATCTTCATGAGCGAACTCCTGCTGCAAGGAAGGGATTGCCCTTTCGGGCGCTTTTATCAAATACACAATCAGCAGACACCTGCGTGCGAGCGATAA, 3151921, 3152038(+)</text:p>
          </table:table-cell>
          <table:table-cell table:formula="of:=LEFT([.J92];FIND(&quot;),&quot;;[.J92])-1)" office:value-type="string" office:string-value="" calcext:value-type="error">
            <text:p>#WERT!</text:p>
          </table:table-cell>
          <table:table-cell table:formula="of:=MID([.J92]; FIND(&quot;),&quot;;[.J92]) + 1; FIND(&quot;),&quot;;[.J92];FIND(&quot;),&quot;;[.J92])+1) - FIND(&quot;),&quot;;[.J92]) - 1)" office:value-type="string" office:string-value="" calcext:value-type="error">
            <text:p>#WERT!</text:p>
          </table:table-cell>
          <table:table-cell table:formula="of:=RIGHT([.J92];LEN([.J92]) - FIND(&quot;),&quot;; [.J92]; FIND(&quot;),&quot;; [.J92]) + 1))" office:value-type="string" office:string-value="" calcext:value-type="error">
            <text:p>#WERT!</text:p>
          </table:table-cell>
          <table:table-cell office:value-type="string" calcext:value-type="string">
            <text:p>, TPACER*, 3151921, 3152038(+)</text:p>
          </table:table-cell>
        </table:table-row>
        <table:table-row table:style-name="ro1">
          <table:table-cell office:value-type="string" calcext:value-type="string">
            <text:p>WP_042422022.1</text:p>
          </table:table-cell>
          <table:table-cell office:value-type="float" office:value="755070502" calcext:value-type="float">
            <text:p>755070502</text:p>
          </table:table-cell>
          <table:table-cell office:value-type="string" calcext:value-type="string">
            <text:p>Streptacidiphilus anmyonensis</text:p>
          </table:table-cell>
          <table:table-cell office:value-type="string" calcext:value-type="string">
            <text:p>Streptacidiphilus anmyonensis strain NBRC 103185, whole genome shotgun sequence</text:p>
          </table:table-cell>
          <table:table-cell office:value-type="float" office:value="755070502" calcext:value-type="float">
            <text:p>755070502</text:p>
          </table:table-cell>
          <table:table-cell office:value-type="string" calcext:value-type="string">
            <text:p>91344..92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519-7193']</text:p>
          </table:table-cell>
          <table:table-cell office:value-type="string" calcext:value-type="string">
            <text:p>GGCGCCGTCGACGCGACCGAGCTCGGGCTGCGTTCGGCGGCGGCTCTGCTGGGCCGGGAGCAGGCCGAGGCCGAGCGGCTGCTGGAGTCGCTCGTCGACGTCGCCCTGCTGGAGTCGCCCGCCGACGGCCGCTACCGCCACCACGACCTGCTGCGTGACTTCGCCCGCCACGTCTCCGCCCGCACCGCGCCGGGCGAGGAGGCCGCGGCGCGCGGCCGGCTGCTGGACTTCCTGCTCGCGGCGGCCTGCGCGGCGTTCGAGCGCGCCGTTCCGGGCGATCCGATCCGCGGCGTCCTCGACAGCGCCCCCGGACCCGGACCCGGATCCGACCTCGGCCCCGCACCGACACCGGGCGGAGAACGCGCTTCCGGTTCCGCGCTCGCTCCTGGCACTGAGCTCGTGCAGCCGCAGCCGCAGCCGCAGCCGCACTCGCCGTGGCCGGGTCCCCGGGAGCAGGCACGCCCCGCCTTCGCCGACCGGGACGAGGCGCGGGAGTGGGCCGTGGCCGAGGCGCCGGGCGCGGTGGAACTGGCGGCCAGGATCGCCCAGGAGGCCGTCGGCGAGGGCGTCGCGGCGCAGGCCCACCGGGCGATGCTGCCGAAGGCGGTGAACCTCCTCGTCGCGCTCTCCCCGTTCGGGCAGGGCGCGTCCCGGGCCAGGCTGGCCCGCACCCTGGAGGCGACGGCGCGGGCGGGGGCGGCCATGCGGGACCCGCGCAGCGAAGGGCGGTCGTGCTTCCTGGCCGGCAACATCGCGCTCGGCGCGGGCCGCTACGAGCTCGCGGAGGAGCGGACGCGGCGGGCGGTGGAGCTGTGCTGGGCCGCCGACGACCCGGCGATCCTGCGCCAGGCCCTGAACGACCTCGGCGTCATCGCGCACGCCACCGGCCGGTACGCCGAGGCCGTCGAGCGGTTCACCGAGGCGGTGGCGCTCGCGCGGATCCTCGGGCACCGCAGCGGCGAGACCGCGTCCGCCCTCAACGCGGCGGCGGCACAGATCCGCATCGGGCAGTCCGAGGCCGTCATGACGCGGTGTCAGGAGCTGCTGGGTCGGCTCCGACAGGACGGGGACCGGCTGGGCGGCGCGCACACCCTGTTCGTCCTCGGCCTGGCTCTGCAGGCCGAGGGACGCGCCCTCGACGCGGCCGAACGCTTCGAGACGGCCGCGGCGGAGTGGACCGACCTCGGCGCTCCCGGCCGCGCCGCGCACGCGCGTCTGCAACTCGCGCGGGCGCTGGTCGAGGCCGGAGCCCCGGACCGGGCCGCGGACCAGGCCGAGGCGGCGCTGGCGGAGTTCGAGCGGCTCGGCAGCACCGCCGAGCAGCAGCGGGCCCGGTCGCTGCTGGACCACGTGCGCGGGCCGGTGGTTCAGGAGAGCTGACAGTCCGGGTTCCCGGTCGTGACGATGCTGTTCCAGTCCGTCAGGCCGGAGCACGAGGCGGGTGCCGCCGCCAGGATCCGCACTGCGCCGGCGTGCGCCTCCAGCGCGCCCGCTCCGGTGCCGAAGCCACCGAGAGCGCCGACAGCGCCGGGGACGGCGAGCAGCAGGATCGCGCACGCGCCGAGGCGCGCGTGAAAGGTCGTGGGAAGGCGGGCCATCGGTTGCTCCTTCGGAACGTCCGTGCAACAAGCGAGACCGGAGCCTACGGGGGCCGTGTCTACGTCCGATATACGCGCAGCTGCGGGTCGCGGCCCGGCCGTTGACGCACCCGTAGACCTCCCGTTGACCCCGACCGGCCAGGGTGGTGGTCGTTCCCGCGAGACCCGCGACGGAGCGAGGGGAGGTGAAGTGATGAAGCTGCTGTTCGCCGTGCGCAACACCGTCTGCGCCAACAAGAGCCTGAAGGCCGCCGCCTGGTACTTCTGGTACTGATCCGGCCTCCCCGTCACCGCCTTTGCGCGGGGCGGGCGCCAACGGATCGGGCCCGCCCCCGGAGAGCCCACCGGCTGCCGGGCGCGGGCCCGTCCCCACTTCTCGGCGAGACCCCCGGAGAACCCTCATGCCCCGCTCCGCCACCGCCAGCGCCGCCCCGGCGCGGACCACCGTGCTCGCCCCCCGGCTCGAGGCACTGCTCCGCGACCACCTGGGCCAGGACCTGTTCCGGCTGGAACCCGACACCATCGGGATCGCCGGAGCCGAACTCACCGACCGCCTGCTCGGGCTGCGCCGTGCCACCGAGACCGAGCGGCCCACCTTCAAGCCCCTGCACGGGCGTTCCATCTCCCGCAGCGAGGCGTCCTCGGTCATGCAGACCATCGGGCGCGACGTGCGCAACGCGCTGGCCGAGCCGCTGCCGGCGGACGTGGACCTGTCCGGCCCCTGGCCGTTGACGGGGCATCAACTGCTGCGTGATCTGGTGCTCGCCGGGGACCCGTTCCGGCTGCGCCTGCTGATGAGCCGCAACCTGGAGCTGACCCCCAAGCTGACCTGGACGGTCATCGCCGCCGGCGCCGCGCTGCCGCGCCGCCGAGGCAGGTCCGTCACCGGCGTCGCCGGGCTGTGGGAGCGGGCGGAGAGCTACGACGAGCGCCGCTACGCCATGGGCATGTACCGGCGGGCGGCGGCGCCCGTCTGCTTCACCGTCTCCACGCTGGTCGCGAACGCCCTGTGGCTCGGCGCGCCGTTCGACGAGGGCGTGCCGAGCCGGAACATCCTCCACGAGGCCATGCGCCTGCTGCCGCCCTCGTGGAACATCCTGCGCCACCGCTGCGCCGAGTACCCGGAGTTGGACCCCCGCATCGGCCGGGAGGACGACGTCCTGCTGCTCCCGTTGCTGTCGCACCGCGACCCGTCCCTGTGGGAGGACCCGGACGCGTTCCGCCCCGAGCGCTGGGACGCGTTGGACCCCGACCAGACCCCCGGCTACCTGCCCTTCGGCCACTCCTCGGAGCGCTGCTGGGGCCGGCACATGGTCATGCCGCTCGCCGAGCTGCTGCTGGACCGCCTTCGCGACGGCGGCTGGGAGGTGGATCCGGAGCAGCGCCGGGCCAAGGTGCCGCTGCTCGGTCTTCTCGGCGTCGAGGAGGTCCGGGTGAGGCGGGCGCGGCGTGCCCTCTGACCGTGGACCGGGGTGATGACGCAAGTGTGACGTCCGCACGGATGGACGTGCCGCAGGCCAACGGCTCCTCCAGAATGGCAGGGCGGACCGAAGGCGCACGAAGAGGCAGGAGTGGCTCATGGCAGCGGCAGTCGACCCCGAGCGGTCGGAGTGGGACGTCATCGTGCTCGGAGGTGCGGCGGCCGGTGAGAACGCCGCGCAGTACGCGGCCCAGTTCTCCGGCCTCGACGCGGTCCTGGTGGAGGCGGAACTGGTGGGCGGCGAGTGCTCCTACTGGGCGTGCATGCCCAGCAAGGGCCTGCTGCGACCGGTCGAGGTACTGAACACCGCCCGGCATCTGCCCGGCGTGGCCTCGCTCGTGGGCCGCAGCGGGATCGACGTCGAGGCGGTGTTGGCGCGCCGCGACGCCGTCGTCAACAACCTCTCCGACGACAGCCAGGTGAAGTGGGCGATCGACACCGGGATCGACGTGGTGCGCGGCTACGGTCGGCTCACCGGTGAGCGGACCGTGGCGGTGACGAAGCCGGACGGCTCGGTGCGGACGATCGCCGCGCGTCACGCGGTGGTGATCGACACCGGGTCGAAGGCGTCCGTCCCGGACATCCCCGGCCTGCGGGCCGCCCGTCCGTGGATCTCCCGCGACGTCACGCACCTGCGCGAAGTCCCGCAGCGCGTCGCCGTGTTGGGTGGCGGCGTGGTGGCCTGCGAGGCGGCCACCTGGTTGCGCGGGCTCGGCGTGGAGGAGTTGACGCTCGTTCACCGCGGCGACGCGCTGCTGGCGAAGCAGGAGCCGTTCGCCGGAGAACTGGTCGCCGCGGAGCTGGCGAAGAGCGGGGTGAGCCTGCTGCTGGGCCGCAGCGTCGTCGCCGTGCGCCGGGACAAGGTGGCCGAGACCGGCGTCGGCCTCCCGCACGGCGGTCCGGCGACGCTGACGCTGGACGACGGGACGGAACTGACGGTGGACGAGATCGTGGTGGCGCTGGGCCGTGTGCCGGCCTCCGACGACATCGGTCTCCCCTCGGTCGGCCTGCCGGACGGCGGCTACCTGGACGTCGACGACCAGCAGACGGTCAAGGGCGTTCCGGGTCACTGGCTGTATGCGATCGGCGACGTCTGCGGCCGCGCGCTGCTCACGCACATGGGCAAGTACCAGGCCAGGATCGCCGGCGAGGTCATCGCCTCCCGCGCGAACGGCGGCGGCCCGAACGGCGGCGGCGCGCCCGGGGGCTTCGCCGCCGAGCTCAGCACGGCGGAGGGCCACCGGGCCGTGCCGCAGGTGACGTTCACCGACCCGGAGGTCGCCTCCGTCGGCCTGACCGAGCGGGCGGCCCGCGAGGCCGGGATCGACGTCGAGACGGTCGAGTACGACATGGCCGCGCTCGCCGGCACCTCCCTGCTGCGCGAGGAGTACACCGGCCGGGCGAAGCTGGTGATCGACCGCGCCACGGACGCCCTGGCCGGCGCGACCTTCGTCGGCAGCGGCGTCGCCGACCTGCTGCACTCGGCGACCGTCGCCATGGTCGGCCGGGTCCCGGTCACCGCCCTGTGGCACGCCGTCCCCAGCTACCCGACCCCGTCCGAGATCTGGCTCCGCCTCCTCGAAACCCTCAACCGCCAACGCCGCCGGGGCCCTGACGCCTGACCGGCCCCCGGGGGCGCGGCCGAAGGCCACGTCGGCATCCGCCGCGCGCACGGTTCCGTCGCACGGCCCCGGGGTCGGTGGGGTCGGCCACGGCGAGTGGAGGGCGGGGGACCCAGCGTGGGGGCTCCGGCCGGCAGCCTGGCGGGTGGCTTCGGGAGAGGACCCGGCCGGCCGTGCCGACGCGGCAGTGAGCCTCCGCGTCGGGTGCGTCATCCCCGTCCGCCAGCCCTCGGCCTTCGTCACCGGCTCCGGCTCGCCCGCGACGAGCCGACGAGCTGCTGGCCGGCTCGGACGCGCCTCCTGGCCGACGGTGGAGCTGATCCGCCCGGGCGGGGCCGACGCGGGGGCCGAGGCGGCC</text:p>
          </table:table-cell>
          <table:table-cell office:value-type="string" calcext:value-type="string">
            <text:p>, GTGGCTCATGGCAGCGGCAGTCGACCCCGAGCGGTCGGAGTGGGACGTCATCGTGCTCGGAGGTGCGGCGGCCGGTGA, 92513, 92591(+)</text:p>
          </table:table-cell>
          <table:table-cell table:formula="of:=LEFT([.J93];FIND(&quot;),&quot;;[.J93])-1)" office:value-type="string" office:string-value="" calcext:value-type="error">
            <text:p>#WERT!</text:p>
          </table:table-cell>
          <table:table-cell table:formula="of:=MID([.J93]; FIND(&quot;),&quot;;[.J93]) + 1; FIND(&quot;),&quot;;[.J93];FIND(&quot;),&quot;;[.J93])+1) - FIND(&quot;),&quot;;[.J93]) - 1)" office:value-type="string" office:string-value="" calcext:value-type="error">
            <text:p>#WERT!</text:p>
          </table:table-cell>
          <table:table-cell table:formula="of:=RIGHT([.J93];LEN([.J93]) - FIND(&quot;),&quot;; [.J93]; FIND(&quot;),&quot;; [.J93]) + 1))" office:value-type="string" office:string-value="" calcext:value-type="error">
            <text:p>#WERT!</text:p>
          </table:table-cell>
          <table:table-cell office:value-type="string" calcext:value-type="string">
            <text:p>, RRCGGR*, 92513, 92591(+)</text:p>
          </table:table-cell>
        </table:table-row>
        <table:table-row table:style-name="ro1">
          <table:table-cell office:value-type="string" calcext:value-type="string">
            <text:p>WP_042384193.1</text:p>
          </table:table-cell>
          <table:table-cell office:value-type="float" office:value="755031623" calcext:value-type="float">
            <text:p>755031623</text:p>
          </table:table-cell>
          <table:table-cell office:value-type="string" calcext:value-type="string">
            <text:p>Streptacidiphilus melanogenes</text:p>
          </table:table-cell>
          <table:table-cell office:value-type="string" calcext:value-type="string">
            <text:p>Streptacidiphilus melanogenes strain NBRC 103184, whole genome shotgun sequence</text:p>
          </table:table-cell>
          <table:table-cell office:value-type="float" office:value="755031623" calcext:value-type="float">
            <text:p>755031623</text:p>
          </table:table-cell>
          <table:table-cell office:value-type="string" calcext:value-type="string">
            <text:p>99612..100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8947-18717']</text:p>
          </table:table-cell>
          <table:table-cell office:value-type="string" calcext:value-type="string">
            <text:p>TGCGGATCGGCGAACTGGCCGTGGCCGCCGCGTTCGAGCTCGGCTACCGGCAGCTCGGCGGCGACCAGGCCGAGGTGTTCCGGCTGCTCGGCGCGGTCGACGCGACCGAGCTCGGCCTGCGTTCGGCGGCGGCGCTGTTGGGGCGGGACGAGCCGGAGGCCGAACGGCTGCTGGAGTCCCTGGTCGACGTCGCGCTGCTGGAGTCGCCCGCCGACGGTCGCTACCGCCATCACGACCTGCTGCGGGACTTCGCCCGCCACGTCTCGGCCCGGACCGCGCCCGGCGAGGAGGCAGCGGCGCGTGCCAGGCTGCTGGACTTCCTGCTCGCGGCGGCCTGCGGGGCGTTCGAGCAGGCCGTGCCGGGAGACCCGATCCGCGGCGTGCTCGCCCCCGATCCCCAGCCGTCGCAGCAGCCGTCGTCGCCGCACGTCCGGATCGCCTTCGCCGACCGCGACGAGGCCCAGGAGTGGGCGGTGGCCGAGGCGCCCGGCGCGGTGGAACTGGCGGCCAGGATCGCCCAGGAGGCCCTCGGGGAAGGCGTTTCCGCGCAGGTCCACCGTGCGATGCTGCCGAAGGCGGTGAACCTTCTCGTCGCGCTCTCCCCGTTTGGGCAGGGCGCGTCGCGGGCCCGGCTGGCCCGCACCCTGGAGGCGACGGCGCGAGCCGGCGCGGCGCAGCAGGATCCGCGCAGCGAGGGCCGGTCGTGCTTCCTGGCCGGCAACATCGCCCTCGGCGCGGGCCGCTACGAGCTGGCGGAGCAGCGCACACTGCGCGCGGTGGAGCTCTGCCGGGCCGCCGACGACCCGGCGATCCTGCGGCAGGCGCTCAACGACCTGGGCGTCGTCGCGCACGCCACCGGCCGCTACGCCGAGGCCGTCGAGCGCTTCACCGAGGCGGTGGCGCTCGCGCGGATCCTCGGCCACCGCAGCGGCGAGACCGCGTCCGCGCTCAACGCCGCGGCGGCCCAGATCCGCATCGGACAGTCGGCCGCCGTGATGACGCGGTGCCAGGACCTGCTCGGGCGGCTGCAGCAGGAAGGGGACCGGTCCGGCGCGGCGCACACCCAGTTCGTCCTCGGGCTGGCCCTCCAGGCCGACGGACGCGCCCTCGACGCCGCCGAACGCTTCGAGGCGGCCGCCACGGAGTGGACCGCCCTCGGCGCTGCCGGCCGTGCCGCTCACGCACGCCTGCAGCTCGCGCGGACACTGCTCGAAGCCGGAGCCGTGGACCGGGCCGCGGACCAGGCGCAGGCGGCGCTGGCCGAGTTCGACCGGCTCGGCAGCACCGTCGAGCAGGCGCGGGCGCGCTCGCTGCTGGAGCACGCCCGCGCGGTCAGCGTGGACGCGGTGTCCGCCGAGAGCGGTCCGACGGCCTGTCAGAAGAGCTGACAGCCCGGGTTGCCGGTCGTGACGATGCTGTTCCAGTCCGTCGCGCCCGAGCACGAACCGGCCGCCGCCAGCGCACGGTCCCCGCCTGCGTGCCGCTCCGCCGTCCCCGCCCCGGCGCCGAGCACGGCGAGCAGGACGATCGCGCTGACGCCCAGGCACGCGGGCACGCGCGCGGGCAGAGCAGAACGGGTCGGGAGAAGGCGGGCCATCGGTGCTCCTTCGGGAATGTTCGTGCGACGAGCGAGAACGGAGCTTAGCCAGGCGGCGTCTACGCCCGATATACGCGCAGCTGCGGACCGCGGTGGGGGCGTAGACGCACGCGTAGATCGCCTGTTGACCCCGACCGGTCAGGGTGGTGGTCGTCCCTGCAGGAACCGCAACGCCGCGAGGGGAGGTGGAGTGATGAAGCTGCTGTTCGCCGTGCGCAACACCGTCTGCGCCAACAAGAGCCTGAAGGCCGCTGCCTGGTACCTCTGGTACTGATCCGGCCTCCCCGCCACCGCCTTCGCGCGGTGGAGGCGCCACGGACCGGGCCCGCCCCCCGAAGAGCCCCGCGGCTCCTGGGTGCGGGCCCGTCCCCACTTCTCGGCGAGACCCACCGGAGAACCCCTATGTCCCGCTCCGCCACCGCCGCCCCGGCCCGGACCACCGTGCTCGCCCCCCGGCTCGACGCGCTGCTCCGCGACCACCTGGGCGAGGACCTGTTCCGGCTGGAACCCGACCTGATCGGGATCGCCGGAGCCGAACTCACCGACCGCCTGCTCGGTCTGCGCCGGGCCACCGAGACGGAACGGCCCACCTTCAAGCCCCTGCACGGCCGTTCCATCTCCCGGAGCGAGGCGTCCTCGGTCATGCAGACCATCGGCCGCGACGTGCGCGCCGCTCTCGCCGAGCCGCTCCCGGCGGACGTGGACCTCGCCGGCCCCTGGCCACTGACGGGACATCAACTGCTGGCCGGCCTGGTGCTCGGCGGGGACCCCTTCCGGCTGCGCATGCTGATGAGCCGCAACCTGGAGCTGACGCCCAAGCTGACCTGGACCGTGATCGCCGCCGGTGCGGCGCTTCCGCGCCGTCGCGGCAGGTCCGTCACCGGGATCGCCGGGCTGTGGGAGCGGGCGGAGACCTACGAGGACCGCCGCTACGCCATGGGCATGTACCGGCGCGCCGCGGCGCCCGTCTGCTTCACCGTCTCCACGCTGGTCGCCAACGCCCTGTGGCTCGGCGCGCCGTTCGACGAGGACGTGCCGAGCCGGAACATCCTCCACGAGGCGATGCGCCTGCTGCCGCCCTCGTGGAACATGCTGCGCCACCGCTGCCCCGAGTACCCGGAGTTGGACCCGCGCATCGGCCGGGACGACGACGTCCTGGTGCTGCCGCTGCTCTCGCACCGCGACCCGGCCCTGTGGGACGACCCGGACGCCTTCCGCCCCGAACGCTGGGACGCGCTCGACCCCGACCAGACCCCCGGCTACCTGCCCTTCGGTCACTCCTCGGAGCGGTGCTGGGGCCGGCACATCGTCATGCCCCTCGCGGAACTGCTGCTGGACCGGCTGCGCGAGGGCGGCTGGGAGGTCGACCCGGACCAGCAGCGGGCCAAGGTGCCGCTGCTGGGCCTGCTCGGCGTCGAGGAGGTCCGGGTCAGGCGGGTGCGGCGGGCGCTCTGAGCCCTGGCGGTTCACCCCCGGTGCGGCCGAGGTGATGACGCAAGTGTGACGTCCGCGTCCATCGACGTGCCGCACGCGAACCGCTCCTCCAGAATGGCAGGGCGCAGCGTGCGGACGGCCCGCGGATCCGGCGGCCCGCCCGCGCCCTTGGGAACGAAGAGGCAGGAGTGGCTCATGGCAGCGGCAGTCGACCCGGAGCGGTCGGAGTGGGACGTCATCGTGCTCGGGGGCGCGGCGGCCGGTGAGAACGCCGCCCAGTACGCGGCCCAGTTCTCCGGCCTGGAGTCGGTCCTGGTCGAGGCCGAACTGGTGGGCGGCGAGTGCTCGTACTGGGCGTGCATGCCCAGCAAGGGCCTGCTGCGGCCGGTCGAGGTGCTGAACACCGCCCGGCATCTGCCCGGCGTCACCTCCCTCGTGGGCGAGAACGGGATCGACGTCGACGCGGTGCTGGACCGCAGGGACGCCATCGTCAACAACCTCTCCGACGACAGCCAGGTGCGGTGGGCGGTCGACACCGGGATCGACGTCGTGCGCGGCTACGGACGGCTCACCGGCGAGCGCACCGTGGCGGTGACGAAGCCGGACGGCTCGCTCCGGACGATCACCGCCCGGCACGCCGTCGTCGTCGACACCGGGTCGAGGGCGTCCGTCCCGGACATCCCCGGCCTGCGTGCGGCCCGGCCGTGGATCTCCCGCGACGTCACGCACCTGCGCGAGATCCCGCGACGGGTGGCCGTGCTGGGCGGCGGAGTGGTGGCCTGCGAGGCGGCCACCTGGCTGTGCGGGCTGGGCGTCGAGGAGCTGACGCTCGTTCACCGCGGCTCCGCCCTGCTGGCGAAGCAGGAGCCGTTCGCAGGTGAGCTGGTGGCCGCGGAGCTGGAGAAGAGCGGGGCGAACCTGCTGCTGGGCCGCAGCGTCACCGCCGTCCGGCGCGACGAGGTGGCGGCCGAGGCCGGAGTCGGGATCGCTCACGGCGGCCCGGCGACGCTGACGCTCGACGACGGCTCGGAACTGACGGTCGACGAGATCGTCGTCGCGCTCGGCCGGGTGCCCGCCTCCGACGACATCGGCCTCCCCTCGGTCGGCCTGCCGAACGGCGGCTACCTCGACGTCGACGACCAGCAGCAGGTCAAGGGCGTTCCCGGGCAGTGGCTCTACGCCATCGGCGACGTCTGCGGCCGCGCGCTGCTCACGCACATGGGCAAGTACCAGGCCCGCATCGCCGGTGAGGTCATCGCCTCCCGCGCGAACGGCGGCGGCGCGCCCGGCGGCTTCGCCGCCGAGTTGAGCACGGCGCAGGGCCACCGCGCCGTGCCGCAGGTGACGTTCACCGACCCCGAGGTCGCCTCCGTCGGTCTGACCGAACAGGCCGCCCGCGAGGCCGGGATCGACGTCGAGACGGTCGAGTACGACATGGCCGCGCTCGCCGGCACCTACCTGCTCCGCGAGGAGTACACCGGCCGGGCGAAGCTGGTGGTCGACCGCGCCACGGACACCCTCGTCGGCGCGACCTTCGCCGGCAGCGGCGTCGCCGACCTGCTGCACTCGGCGACCGTCGCCATGGTCGGCCGGGTCCCGGTCTCCGCCCTGTGGCACGCCGTCCCCAGCTACCCGACCCCGAGCGAGATCTGGCTCCGCCTTCTCGAAACCCTCAACCGCAACCGCCGCCTGGGCTCCGACGCCTGAAAGGCTGCGCCGACCGGGCAGCGACCGCGTGGCCCGACCGGACGGCGAGGGCGTGCCCCGCGCGTGCGCTCCCGCCCTCCGCCGGGCGGCGCCCCCCGGCGGGAGGCCGGCGACGGGGGCGAGCCGGGTCGCTCGTGGCGCGGGCCACGGCGCAGGGGCAGGATGGTGATCACCAGTCCGTCACCGGTTTCCGCCCGGGCCGCGCCGCGGTCGTCGAAGGAGATGAGCCATGCCCTCGCCGTTGGACGCCCTGGGGCTCGACCTCCCGGTTCAGGCCGCACCGATGGCCGGGGGCCCGACGACGGTCGCGCTGG</text:p>
          </table:table-cell>
          <table:table-cell office:value-type="string" calcext:value-type="string">
            <text:p>, GTGGCTCATGGCAGCGGCAGTCGACCCGGAGCGGTCGGAGTGGGACGTCATCGTGCTCGGGGGCGCGGCGGCCGGTGA, 100831, 100909(+), ATGAAGCTGCTGTTCGCCGTGCGCAACACCGTCTGCGCCAACAAGAGCCTGAAGGCCGCTGCCTGGTACCTCTGGTACTGA, 99402, 99483(+), GTGATGAAGCTGCTGTTCGCCGTGCGCAACACCGTCTGCGCCAACAAGAGCCTGAAGGCCGCTGCCTGGTACCTCTGGTACTGA, 99399, 99483(+), GTGCGCAACACCGTCTGCGCCAACAAGAGCCTGAAGGCCGCTGCCTGGTACCTCTGGTACTGA, 99420, 99483(+)</text:p>
          </table:table-cell>
          <table:table-cell table:formula="of:=LEFT([.J94];FIND(&quot;),&quot;;[.J94])-1)" office:value-type="string" office:string-value=", GTGGCTCATGGCAGCGGCAGTCGACCCGGAGCGGTCGGAGTGGGACGTCATCGTGCTCGGGGGCGCGGCGGCCGGTGA, 100831, 100909(+" calcext:value-type="string">
            <text:p>, GTGGCTCATGGCAGCGGCAGTCGACCCGGAGCGGTCGGAGTGGGACGTCATCGTGCTCGGGGGCGCGGCGGCCGGTGA, 100831, 100909(+</text:p>
          </table:table-cell>
          <table:table-cell table:formula="of:=MID([.J94]; FIND(&quot;),&quot;;[.J94]) + 1; FIND(&quot;),&quot;;[.J94];FIND(&quot;),&quot;;[.J94])+1) - FIND(&quot;),&quot;;[.J94]) - 1)" office:value-type="string" office:string-value=", ATGAAGCTGCTGTTCGCCGTGCGCAACACCGTCTGCGCCAACAAGAGCCTGAAGGCCGCTGCCTGGTACCTCTGGTACTGA, 99402, 99483(+" calcext:value-type="string">
            <text:p>, ATGAAGCTGCTGTTCGCCGTGCGCAACACCGTCTGCGCCAACAAGAGCCTGAAGGCCGCTGCCTGGTACCTCTGGTACTGA, 99402, 99483(+</text:p>
          </table:table-cell>
          <table:table-cell table:formula="of:=RIGHT([.J94];LEN([.J94]) - FIND(&quot;),&quot;; [.J94]; FIND(&quot;),&quot;; [.J94]) + 1))" office:value-type="string" office:string-value=", GTGATGAAGCTGCTGTTCGCCGTGCGCAACACCGTCTGCGCCAACAAGAGCCTGAAGGCCGCTGCCTGGTACCTCTGGTACTGA, 99399, 99483(+), GTGCGCAACACCGTCTGCGCCAACAAGAGCCTGAAGGCCGCTGCCTGGTACCTCTGGTACTGA, 99420, 99483(+)" calcext:value-type="string">
            <text:p>, GTGATGAAGCTGCTGTTCGCCGTGCGCAACACCGTCTGCGCCAACAAGAGCCTGAAGGCCGCTGCCTGGTACCTCTGGTACTGA, 99399, 99483(+), GTGCGCAACACCGTCTGCGCCAACAAGAGCCTGAAGGCCGCTGCCTGGTACCTCTGGTACTGA, 99420, 99483(+)</text:p>
          </table:table-cell>
          <table:table-cell office:value-type="string" calcext:value-type="string">
            <text:p>, RGRGGR*, 100831, 100909(+), AWYLWY*, 99402, 99483(+), AWYLWY*, 99399, 99483(+), AWYLWY*, 99420, 99483(+)</text:p>
          </table:table-cell>
        </table:table-row>
        <table:table-row table:style-name="ro1">
          <table:table-cell office:value-type="string" calcext:value-type="string">
            <text:p>WP_039629497.1</text:p>
          </table:table-cell>
          <table:table-cell office:value-type="float" office:value="749181963" calcext:value-type="float">
            <text:p>749181963</text:p>
          </table:table-cell>
          <table:table-cell office:value-type="string" calcext:value-type="string">
            <text:p>Streptomyces sp. 769</text:p>
          </table:table-cell>
          <table:table-cell office:value-type="string" calcext:value-type="string">
            <text:p>Streptomyces sp. 769 chromosome, complete genome</text:p>
          </table:table-cell>
          <table:table-cell office:value-type="float" office:value="749181963" calcext:value-type="float">
            <text:p>749181963</text:p>
          </table:table-cell>
          <table:table-cell office:value-type="string" calcext:value-type="string">
            <text:p>1039475..1038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710-14907']</text:p>
          </table:table-cell>
          <table:table-cell office:value-type="string" calcext:value-type="string">
            <text:p>CCACCCATCCCGCCCGGAAGGCCCCCGTGACCACACCCCGCCACACGTCCCCGACCACCGGCCCCGTCCTCGTCACCGGCGCCACCGGCACCACCGGCAGCCGCCTGGTGGCCCGGCTGACGCGGGCCGGAAACCCCACCAGGGCCGCCGGCCGCCACCCCGTTCCCGTCGCCGGTGCGGAACCGGTGGCCTTCGACTGGACCGACCCCGGCACCCACGACGCGGCGATGGACGGCGCGAGCGCCGTCTACCTCGTGCCACCGCCCGGCGCCACGGACCCCGCCGCCGTCATGCTGCCCTTCCTCGACCGCGCCTGGCGCGCCGGAGTGCGCCGGGCGGTCCTGCTCAGCTCCTCCCTGATCCCCGCGGGCGGTCCGGCCACCGGAACCGTCCACCAGGCCCTGCCCGGCCTCGTCCCGGAGTGGGCCGTGCTGCGCCCCTCCTGGTTCATGCAGAACTTCACCGGCCACCACCCGCACGCCGACGCCGTCCGCACCGACGGCCTGCTGACCACGGCGACGGGACGGGGCCGGGTCGCGTTCATCGACGCCGACGACATCGCCGCGGTGGCCGCGCACGCGCTGACCGACCCCGTGCCCCACAACACCGACTGGGTGCTCACCGGGCCGGCGGCCCTCTCCTACGACGCCGTCGCCGCGGTCCTCACCGAGGTCACCGGCCGACCGGTACGCCACCGGGCGGTGTCCGAGGCGGAACTGCGCACGCGGCTCGCGCGGCATCTGCCGGCGGACTTCGCGGCGATCCTCGCGGACCTGGACCGCCGGATCGCCGACGGCGCCGAGGACCGGGTGACCGATGCCGTCACCCGCGTCACCGGGCGGCCACCCCGCTCCTTCGCCACCTATTGCCGGGCCAACATCCAGTCGTTGAGCAGCTTGTGATGGTCCATCATGGCTCCCCTCCGCTGGCTCGTAGCGGCGGGACGGGGTTCAGCCTCGGGTCACCCGAACCTCCGCGACCTCCATCAGACCGTCGAGTTCAACCTGGCCGACGGTCTGGGTCGGGCGCACCGTGAGGCCGTCCCGGCGTACCAGGTCCAGGATGCGTTCGGCGAGCGGGAGCACCATGTGGCGGGCCCAGCAGCGCTCGTCGGCGTGGCCGAACGGCAGATATCCGGGGTGGTTGTCCGGGTCCAGATCCGCCCAGCGCTCGGGCCGGAAGGCATCGGGGTCCTCCCACAACGCCGGGTCGCGGTGGCTCAGCAGGGGCAACAGGAGGACGTCGTCGGTCGGGCCGATCCGGTCGTCCACGGCGGTGAGTTCGGGCGAGGCCATCCGCAGGATGTTCCACGACGGGGGCAACAGCCGGAGCGCCTCGGCGAGCAGCTGCCGGTTCGGGACGGCGTCGTCGAACGGGGCACCCAGCCAGACCGCGTTGGTGACCAACGCGGCCACGGTGAAGCAGATGGGTGCCGCCACCCGGCGGTAGAGGTACAGGGCGTAGCGGCGGTCGGCGTAGCCGGCGGCGCCGAGGGCGAGGGTGGCGAGCTTCGACAGCGGCTCCGCCGGGTCGGGGCGGCGCAGCAGGGCGGCGCCCGACGCGACGGCGGACCAGGTCAGCTTCGGGGTGAGTTCCAGTCTCCGGTCGACCAGGATCCGCAGGCGGCCGAGTTCCTGTCCGAAGACGAGGTCGCGGAGGTAGGCGTGCGGCACCGCCGGCCAGGCGCCGGTCAGATCGACCGAGGTGTCCAAGGGGCGCTGCAGGGCCTTCCGCACGTCCGCGCCCAGGGCCTGCATGTAGGCGGCGGCGTCGGTCCGGCCGACCTGCCGGCCGAGGACGGGCTTGAAGGTCGGCCGCTCCTCGGCGTTGGCCGGCCGGCTGCGCAGCAGGGCGTCCATCAGGTCGGCGCCCGCGACGCCGATCGTGGTGGGCTCCAGTCGGAACAGCTCCTGACCGGTGTGGCGGCGCAGCAGGGCGTCGATCCTGGGCGCGAAGCGCACCCGCCGGTCGCCGCGGGTGACGGTCGGTCGCTGGGACATCGGGAACCTCCGGGAACGCGGGCCGGTGGCGGACCGTTGCGTGCGGCCCGCCACCGTCCGTTGTGGGCGTGGGCCGATCAGATCCAGCCGTACCAGGCGTACGCCTTGAGGCTCTTTTCGGTGCGCATCCGCTTCACGAGACGAACGAACTTCATCCGTACCTCCTTGGCAGGGGCTGACTGTGCCCCGTGGCAGGCCGCCGAAAGGGTCTTCGACCGCCGCAGAAGTGAATGCCGGGGCGGTTGGGGTGTCAAGTGGCTCATATCACGCGGAAAAACAACCAACCCATGTTTCAGGGGAGTTCGCGGTGCGGAGCGCCGAAAAGCGCCGTACGAATGGGGCGGTTGGTCCCGATGTAGCGGATGTTCATGCCAAATACCGTATGGATAGGCGGCGTTGACGGATATGGAGAAGGATCGAAGATTTTGTTGATTTTACGGAGTCGGGCGGCCCGGCCGCCCCGCGGAGCTCGGTCCGCAGGGCTGAACTCCCGTGCGGACCAGCCCGGTCCTGGACGGAGCGGATCACTCCGACGGGTCGTCCGTCGTCGCGTAGCGGCCGGCCAGGACGGCCACCGTCTCCGCCACGGCGCGTCGCAGCGCGGGTGGGCCGAGGACCTCTGCCTCCGCGCCCAGCCGGAGCAGGTCGCCGACGGCCACGGCCGGCCCCTCGACCGGCATCGTCACCTCCGTCCAGCCGTCCGCGTCCGGCTCCCCGGCGCCCTCCAGCGCCCGCCGGCCCACCGCGCCGTAGAGCATCGGCAGCAGGCGCCGGGCCTGCGGGGAGATGCGCAGGTGCGCCGTGTCCTGGTGCAGCGCGGCCGCCAAGCGGCGGGAGGACTCGGCCCAATACGCGGCCAGGTCGAAGCCGGCCGGCCGTGCGAACGCCTCGTCCGTGAGCTCCACGGCCTGGAACCGTGCGATCCGGTACGTCCGCACCGCCTCGTCGGCG</text:p>
          </table:table-cell>
          <table:table-cell office:value-type="string" calcext:value-type="string">
            <text:p>, ATGAAGTTCGTTCGTCTCGTGAAGCGGATGCGCACCGAAAAGAGCCTCAAGGCGTACGCCTGGTACGGCTGGATCTGA, 1039552, 1039630(-)</text:p>
          </table:table-cell>
          <table:table-cell table:formula="of:=LEFT([.J95];FIND(&quot;),&quot;;[.J95])-1)" office:value-type="string" office:string-value="" calcext:value-type="error">
            <text:p>#WERT!</text:p>
          </table:table-cell>
          <table:table-cell table:formula="of:=MID([.J95]; FIND(&quot;),&quot;;[.J95]) + 1; FIND(&quot;),&quot;;[.J95];FIND(&quot;),&quot;;[.J95])+1) - FIND(&quot;),&quot;;[.J95]) - 1)" office:value-type="string" office:string-value="" calcext:value-type="error">
            <text:p>#WERT!</text:p>
          </table:table-cell>
          <table:table-cell table:formula="of:=RIGHT([.J95];LEN([.J95]) - FIND(&quot;),&quot;; [.J95]; FIND(&quot;),&quot;; [.J95]) + 1))" office:value-type="string" office:string-value="" calcext:value-type="error">
            <text:p>#WERT!</text:p>
          </table:table-cell>
          <table:table-cell office:value-type="string" calcext:value-type="string">
            <text:p>, AWYGWI*, 1039552, 1039630(-)</text:p>
          </table:table-cell>
        </table:table-row>
        <table:table-row table:style-name="ro1">
          <table:table-cell office:value-type="string" calcext:value-type="string">
            <text:p>WP_038894970.1</text:p>
          </table:table-cell>
          <table:table-cell office:value-type="float" office:value="484224769" calcext:value-type="float">
            <text:p>484224769</text:p>
          </table:table-cell>
          <table:table-cell office:value-type="string" calcext:value-type="string">
            <text:p>Xanthomonas vasicola pv. vasculorum NCPPB 895</text:p>
          </table:table-cell>
          <table:table-cell office:value-type="string" calcext:value-type="string">
            <text:p>Xanthomonas vasicola pv. vasculorum NCPPB 895 scf_9771_1269_contig_1, whole genome shotgun sequence</text:p>
          </table:table-cell>
          <table:table-cell office:value-type="float" office:value="484224769" calcext:value-type="float">
            <text:p>484224769</text:p>
          </table:table-cell>
          <table:table-cell office:value-type="string" calcext:value-type="string">
            <text:p>8183..9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TGGTGCACGCATCGTGCAGACCAAGCTGGCAATCGACCAGTACTTGAGCAGCGGCAACGTTTACATCGGCAATGTCGAATGGAATGGCGTCAGTCCGGCGATCGGCACCAGCCGCCTCAATCGTCAGTACACCGATGTGCTGCCCAGCGCCAATCTGTCGCTGGACATCACCGACGCGCAGAAGCTGCGCTTTGCCTACAACAAGGCGGTTGCGCGTCAGGATCTGCCGGATCTGGGACGCGGTCTGGTGAGCTTCTATGCGGTCAACGGCACGCCGCCACGTAACCCGTCGCTGCCATCGGATGCGGTGCTGTTTCTCAACGGCCGCTCGGGCAATCCGGATCTGGATCCGTATCGCGCCACCAACTACAACGCCTCGTGGGAATGGTATTTCGCCGATGCCTCGTTGATCAGCGTCGGTGCGTTCCTTATCGATGTGAAGTCGTTCCCCACCACCGTCACCAACATCGAGCCATTGCCCGATGCGGATGGCGTCGTGCGCGCGGGCGGTCCCGTCGAGCGCATCGTCAATGGTGGTGGCGGCAAGATCAAGGGTTTCGAAATCGGCTACCAGCAGGCCTTCGATTTCCTGCCGGGCTGGTGGAGCGGCTTCGGCACCAACATCAACTACACCTTCTCCGATGCCGATACCGACAACGCCGACATCGAGGGCAACACGCTGCCGATCGGCGACAACTCCAAGCATCAGGCCAACGCGGTGCTGTGGTATCAGAAGGACAAGCTGCAGGCGCGGGTGGCCTACAACTGGCGCAGCAAGCGTTTCAGTCAGGTCAATAGTTCCGCATGGGGCGATGAGCTGGCGATCTGGAATGATGACGTCGGCTATCTGGATGCGTCGTTGAGCTATGACGTCAACGAACACCTGACCTTGTACGCCCAGGCCACCAACCTGACCGGCGAAAGCGAGCGCCGGTACGCGCAGTGGACCAATCACTACTTCGACCAGAACATCTTCGAGCGCCGCTACTACGCAGGTCTGCGTTTGCGCTTCTGATGTGATGCGCTGAATGAAATGCATCGATGTGCGACACGGCGCAACCCCCGCGCCGTGATGCATATGCTGTTCTGTCATGCCTATCCAAGCGGTCATTGTGCATTCTTCCCGTCGCCGTTTGATACGGCGCTGCAGTCCGTTCAGCGGTAACGCCCAACACCCTCCCATTCGGCCGCATCGTCGGGAAGCGATGCGGTTTTTTTTGCGTGTGGCGCCGACGCCTGTCCACTCGTGCTGGCAGTTGAGATGCCGTTGCGTGCCTTCTTTGCTTATCGTCGATGGAGTGCCATCGTCCGGGCGCTATGTTCAACAATGGGTTTGCGCATTTCCTGATTCGCCCTGACCTTCAGCTGCAGCACCTGCGCACTTATCGCGAAACCAGCGCGATAGAAGGTCACGATGACGTCCTGGCTGGAAACGTCGGACCGGCTCCTCGCGTCAGCGATGCCGAAAGCGCACAGCATGGAAAACATCAGGAAAACCACGCTGTTTGCAGGGCTCGAGCAAAAGTCTGGCTGAGGGTTAGGGCTACTCAGGCGAAATTTTGATTTCCAAGGCGATGCGGAGCTCGTGCAAGCATGGGCCGTCGATGAATGTGTGCACACACGCAAGTTTCTGCCGTTGCATGGTCGGTCAGCCATGCGTAGCATTCGTGTTGCGGGCTCAACCATTATCGCTCGCACGCAAGTATCCGCTGATTGTGTATTTGATAAAGTCCCCCGAAAGGGCAATCCCTCCTTACATAAGGATTTCGCTCATGAAGATACTTTTTTCGATCAAGCACATGCTGGCCTCTCGCAAGAGTCTCAAGTCCGCCTCTTGGACCGAATATTTTTAAATGGCTCCAAGCGCGTTGCGGCTGTGCC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TGACGCTTCCAAACTGATGCAGGCTCTCGGGCGCGATGTGCGCGAAGCGTTGAAGCGTCCTGTGTCGGCTGACCTGGATTTATGCGGGCCATGGCCGCACGTGGGTCATGTGTATCTGCGCGATCTGTTGTTGGCTGGCGATCCGCTGCGATTGCGCCTGTTGATGGATCGCATGCTTCAGTTGACGCCGAAGTTGACT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CTCCGGAGGCGTTTCGGCCAGAACGCTGGGATCACCTCGATCCGGACAATCACCCCGGCTATCTGCCGTTCGGGCCCGCGGCCGAGCGATGTTGGGCGCGCCACATGGTAATGCCACTGGCCGAGCGCTTGTTGGATGCCCTGCGCAGTCAGGGTTTGGCCGTTAATCCCAAGCAACGTACGGCGATGGTTCCGTTGACGAGCCTGCTGGGCGTTGCACAGGTCGATGTCGTGCGCCAATAGACAACCGGTGGTGGCAACTGCGCGCTGTTGCGCTATCCCTTCGCCGGCCCGGCCGTGGAGCCACGCTTGACCAGCGTGTACTTCATCACCTGATGCACGCCGGGTGCGGTGTCGCCCTTGCGGCGTTGACGAATCGCATCGGCCAGTAACGAGACGGCGGCGCGGCCCATCGCGGTGACGGGTTGATGCACAGTGGTGAGTTCGGGCCAGATGGTGGTGGCCACCGGCGTATCATCGAAGCCGGCGATGGAGACATCCTCGGGCACGCGCAAGCCCAATCCATGCGCAACCGCCACCGCTGCGGCCGCCATGTCGTCATTGCTGCAAAAGATCGCAGTTGCGGGTTGCGGCTGGGCCAACAGGTTGCGCGCGGCGAGCAGCCCAGAGCGATAGGTGAACAACCCTTCGGCGATCAATCCATCTGCGACAGGTAAGCCGGCGGCTTGCATGCTGTCGAGATAGCCGTTGGCGCGCAGTGCGCTCGGGGTGTGTTTGGGGTCGCCCTTGATCAAC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C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GAAGTCGCCATCGGCTTCTGCGGCCAGATATGCAAACACGGTGTAAGCGGCCACGTTCTGCGCGAGCGCCTTCGGGTCGATCTTGTCCAGCGTGTCGTCGGCGGTGTGGTGCAGGTCGAAGTAGTCGGTGCCATCCTGCGCCAGCCATCCCCAGGCACCACCCTTGT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 office:value-type="string" calcext:value-type="string">
            <text:p>, GTGCTTGATCGAAAAAAGTATCTTCATGAGCGAAATCCTTATGTAAGGAGGGATTGCCCTTTCGGGGGACTTTATCAAATACACAATCAGCGGATACTTGCGTGCGAGCGATAA, 7869, 7983(-)</text:p>
          </table:table-cell>
          <table:table-cell table:formula="of:=LEFT([.J96];FIND(&quot;),&quot;;[.J96])-1)" office:value-type="string" office:string-value="" calcext:value-type="error">
            <text:p>#WERT!</text:p>
          </table:table-cell>
          <table:table-cell table:formula="of:=MID([.J96]; FIND(&quot;),&quot;;[.J96]) + 1; FIND(&quot;),&quot;;[.J96];FIND(&quot;),&quot;;[.J96])+1) - FIND(&quot;),&quot;;[.J96]) - 1)" office:value-type="string" office:string-value="" calcext:value-type="error">
            <text:p>#WERT!</text:p>
          </table:table-cell>
          <table:table-cell table:formula="of:=RIGHT([.J96];LEN([.J96]) - FIND(&quot;),&quot;; [.J96]; FIND(&quot;),&quot;; [.J96]) + 1))" office:value-type="string" office:string-value="" calcext:value-type="error">
            <text:p>#WERT!</text:p>
          </table:table-cell>
          <table:table-cell office:value-type="string" calcext:value-type="string">
            <text:p>, ILACER*, 7869, 7983(-)</text:p>
          </table:table-cell>
        </table:table-row>
        <table:table-row table:style-name="ro1">
          <table:table-cell office:value-type="string" calcext:value-type="string">
            <text:p>WP_038524516.1</text:p>
          </table:table-cell>
          <table:table-cell office:value-type="float" office:value="1337822469" calcext:value-type="float">
            <text:p>1337822469</text:p>
          </table:table-cell>
          <table:table-cell office:value-type="string" calcext:value-type="string">
            <text:p>Streptomyces albulus</text:p>
          </table:table-cell>
          <table:table-cell office:value-type="string" calcext:value-type="string">
            <text:p>Streptomyces albulus strain CK-15 chromosome, complete genome</text:p>
          </table:table-cell>
          <table:table-cell office:value-type="float" office:value="1337822469" calcext:value-type="float">
            <text:p>1337822469</text:p>
          </table:table-cell>
          <table:table-cell office:value-type="string" calcext:value-type="string">
            <text:p>8696788..8697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403-9377']</text:p>
          </table:table-cell>
          <table:table-cell office:value-type="string" calcext:value-type="string">
            <text:p>GAGAGGGAGGCGGCCCCGGCGGTCCGGGCGAGTTGGAGCATCAGCAGGCCCATGGTGCCGGCGCCGTAGATGAGGTAGTGGTCGCCGAGCCGGCGCGGCAGGACGTCGAAGCCGTGCACCGCGCACGACAACGGCTCGATCAGCGCGCCCTGGGTGAACTCGACGTTCTCCGGCAGCCGGTAGCAGTTGGCGGCCGGCACCTTGACGTACTCGGCCATCGCGCCGTCCACGGTGTCCCCGATCGCGCCCCAGTTCTCGCACAGGTTGCCGTGGCCGTTGGCGCAGTAGTGGCAGGCCCCGCAGAACAGGGACGGGTCGACCGCGACCCGTTCCCCGGTGCGCAGCCCGGTCACGCCGGCCCCCAGCGCGACGACCTCGCCGGTGAACTCGTGGCCCGGCACGATCGGGTACGGGGTGGGGGCGAACTCCCCCTGGACGATGTGCACGTCGGTCCCGCAGATGCCCACCGCGGCCGGCGCGACGACGACCTCGCCGGGGCCCGGGACGGGATCGGTGACGGTGGTGACCTCGTACTGCCCGGGGGTGTGGATGACGACGGCGCGCATGGCGGGGCCTTTCTCGGGGAACGGAGGCGGAGGTTCCGGAGGCGGGGTGCGGCTCAGGTGCCGGGGTCCACGGTGCGTACCTCGACGCCGAGGTTCCGCACGGCCCGGACCTCGGATTCCGGCGTCGCGGCGTCGGTGACCATCAGGTCGTAGCCGCCGACGTCGCCGTACGGATGGGTCGCGGTGCGGCCGAACTTGCTGTGGTCGACGACGAGGACGGCCCGGTCGGCGGCCCGGAGGTAGGCGTGCTTGGACTCCGCGTAGGCGTGCACCGGGTGGAACAGCCGGCCTTCGCGGACCGAGGTCGCGGTGACGAAGGCGAGGTCGGCGCGGAGGTCCTGGAGCTGGCGCCGGGCCTGCGGGCCGGCGCAGGACTCGAAGTCCTCGTAGTAGCGGTCGCCGAGCACCGTCACCTCGACCGCGGAGCCGGCCAGGAGGGCGGTGACCCGCAGCGAATTGGTGATGACGCGGAGCCCGTCGACGGCGGCGAGCCGGCGGGCCAGGGGGAAGAGCGTGGAGCCGCAGTCGATCAGCACCGTGTCGCCGGGCGCGACCTCGCCCACCAGCGCCTCGGCGAACGCGGTCTTCACGTCGGCGTGGGCGTGCTCGCGGAAGCGCAGCGCGCTCTCCATGGTGACGTCGGGGAACGCCGTCGCCACGCCGCGGCCCTTGCGCAGCAGTTGCCGCTGGTGGAGGTTGTCCAGGTCGCGGTGCATGGTCATCAGGCTTACCCGCATCCGCTCGGCGAGTGCGGCGATGCGGATCTCGCCGTCCTGCGCGACCAGGCGCAGCACCGCCTGTCGGCGCTCCTCCACCTCGGCCTCGGAGCCACGGCTCGGTCGCATCGAGGGTCCCCCTCCGTCCCTTCGTCGTCCCGGCCGCCACGTCCCGGCGGCTGCCGCGAAGTCACCCTAGAACATCACACACTTTGTGTGAAGTAGCGTGGCGGACGTCATGCGGGACGGGTGGGGGGTCGCGCTGCGCCCCGCGCCGAGCCGGATGCTCGACCGTCCGTCCGTAAAATTTTGATGCTCCAACGCCTCCACCAACACCGCTGTTCTATGCACTATTTGGCATGGATATCCGCTACATCAGGATCAATCGCCCACTCCGCGCCGCCTCGCGCCGCGAACGCCCGTGAAACATGAGGCGGTTGTTCTTTGGAGTGATCCGGGTCACTTGACGCCGCCCGGGTCCCGGCATTCACTTCTGCCGCGGTCGAAGGCCCATTCGACGGCTTGCCACTGGGGAACAACCCTTCCCCTCGATGGAGGTACGGATGAAGTTCGTTCGTCTCGTCAAGCGGATGCGCAGCGACAAGAGCCTCAAGGCGTACGCGTGGTACGGCTGGATCTGATCGGCCCACGCCCGTAGAGGACGGTGGCGGGTCGGGCGTGACGGCCCGCCGCCGGCCGTGTTCCCGGAGGTTCCCGATGCTCCAGCGATCGACCGCCAGCCGTGGTGGCCGGCAGGTGCGCTTCGCGCCCAGGATCGACGCATTGCTCCGCCAGCACACCGGCCAGGACCTGTTCCGACTGGAGCCCACCACGGTCGGCGTCGGGGGCGCCGACCTGATGGACGCCCTGCTCCGCAGCCGGCCGGCCAACGCCGAGGAGCGCCCGACCTTCAAGCCGGTCCTCGGCCGCCACGTCAGCCGGGCCGACGCCGCCACCTACATGCAGGCCGTCGCGGCGGACGTGCGGAAGGCGCTGCAACGCCCCTTGGAGGCGCCGGTCGATCTGACCGGCCCGTGGCCGCAGGTTCCGCACGCCTACCTCCGGGACCTCGTCTTCGGACGGGAACTCCTGCGCTTCCGGGTCCTGGTCGACCGCAGGCTGGAGCTCACCCCGAAACTGACCTGGTCCGCCGTCACGTCGGGCGCCGCCCTGCTGCGCCGCCCCGACAGCACGGAACCCCTCTCGAAGCTCGCCGCCCTCGTCCTCGGCGCCACCGGTTTCCCCGACCGCCGCTACGCCATGTACCTCTACCGACGGGTGGCGGCACCCATCTGCTTCACCGTTGCCGCACTGGTCACCAACGCGGTCTGGCTCGGGGCACCGTTCGACGATTCCGTGCCGAACCGGCACCTGCTCGCCGAGGCGCTCCGACTCTTGCCGCCGTCCTGGAACATCCTCCGGGTGGCCTCACCGGAATTCACCGTGCTGGACACCCGGATCGGCCCGGCGGACGACGTCCTGCTGCTGCCCCTCCTGAGTCACCGAGATCCCGCGTTGTGGGAGGAGCCGGACGCCTTCCGCCCCGAGCGGTGGGCGGACCTGGACCCGGACGATCACCCCGGCTATCTGCCGTTCGGGCACGCCAACGAACGCTGCTGGGGCCGTCACATGGTGCTGCCGCTCGCCGAACGCCTCCTCGACCTGGTGCGCCGGGACGGGCTCACGGTGCGCCCGGCCCAGACCGTCGGCCGGGTCGAACTCGACGGCCTGATGGAAGTGGCGGAGGTCCGGGTGACGCGCGGCTGACGCGGGCGGGGTCGACGCCCGCGTGGCGGGCGGAGCGGCGGCGCGACCGACCGGTGATTCATTGACGATACGTCATGAGGTAGTCGCAGCACCGGAGTTGTCCTCGGCGTAAGTGGTGAAGGAGCGGGGTGGCCGGCCGGTGAGGCGTGCGACGGCGTCGGTGGTCCGGTCCTCGGCGCCGTCGGCGATCCGGCGGTCCACGTCGGCCAGGACCGTGGCGAACTCCGGCGGCATCACCCGCGCGTGCCGAGCCCGCATCTCCTCGACGGACACCGACCGGTGGCGCACGGGTCGGCCGGTGACCTCGGTCAGGACGGCGGCGACGGCGTCGTAGGAGAGGGCCTGCGGGCCGGTGAGGATCCAGTCGGTGTTGGGAGGCGTGGGGGCGGTGAGGGCATGCGCGGCCACCGCGGCGATGTCCTCGGCGTCGATGAACGCCGCACCGCACCACTGCGCCGGGCCGTCGCCGAGGGACCCGCGCCCCTGGGCCCCGACACCCCGCCCCACCAGCGCGTCCCCGCAGTGCTCGACGCCCTCGCCCGCTTCAAGCTCGACAACCAGAGCCTCTACCTCGTCCTGGAGGAGGCCGGCGCGTCGAGCCCGTACGAGAGCCCCTCCTACGCCTGGTGGCACACGACACCGCGGGACAGCCTGGCGCAGTGCACCGACGCCGAGCGCGCCGGCTTCCTCGCCCACGCCCTGCTGGCCGCCGTCCGCGCCGACCTCATCGCCCACCTGCTCACCGTCGAGCGGCTCTCGGTCGAGGAGATCCGCACCCGGCTCGCCGCCCACGTCCACTCCGTGCTGCCGGCCGACGCGCGGCGCTGAGCCGCCCGGGCCCGGAGCGACGTCCGCCGGCGCCGAGTCCGCACCGCACCGGCGGCGTGGCGCGGCCGAACGGCTCCCCGGAGCCGATGTGATGGCGGTGGAAGCAGTACGAGAACGAGACGGCAGGCGGTGGCGGCAGCATGAACGACCGGGAGACGGCTCCGGAGGAACATCGCGGACGGGCCTGCCTGGTCACCGGCGCCACCGGGTACATCGGCGGCCGCCTGGTCCCCGAACTCCTGGCCGCCGGGCACACCGTCCGCTGCCTGGCGCGCTCACCGGACCGGCTGCGGGACCACCCCTGGGCGGGCGACGTCGAAGCGGTCCGTGGCGACGTCACCGACGCCGCCTCGGTGGGCGCCGCGATGCACGGCATCGACGTCGCCTACTACCTGGTGCACGCCCTCGGCACCGGCAAGGGCTTCGAGGAGACCGACCGCCGGGCCGCCCGGATCTTCGGGGAACAGGCCCGCGCCGCCGGCGTCCGACGCATCGTCTACCTGGGCGGACTCACCCCCTCCGGCGTCCCCGAGGACGAACTCTCGCCGCACCTGAGGTCGCGCGCCGAAGTGGGCCGGGTGCTCATGGACTCGGGCGTGCCGACCGCGGTGCTGCGCGCCGCCGTCATCATCGGCTCCGGCTCCGCCTCCTTCGAAATGTTGCGCTACCTCACCGAACGGCTGCCGGTCATGGTCACCCCGAGCTGGGTCCACACCCGGACCCAGCCGATCGCCGTCCGCGACGTGCTGCGGATCCTCGTCGGCTGCGCCGGACTGCCGACGGACGTCAACCGCACGTTCGACATCGGCGGCCCGGAGGTCCTCTCCTACCGCGAGATGATGCGCCGCTACGCGCTCATCGCGGAGCTGCCGCGCCGGCTCATCCTGCCCGTCCCGGTGCTCACCCCGAGGCTCTCCAGCCACTGGGTCGGCCTGGTCACCCCCGTACCCTCGAAGATCGCCCGGCCGCTCACCGAGTCGCTCCGCAACGAAGTCGTCTGCCGCGAACACGACATCACCCGCTACGTGCCCGACCCGCCGGGCCACCCCTTCGGCTTCGACACCGCGGTGTCCCTGGCGCTGCAACGCATCCGCGAGGCCCAGGTCACCACCCGCTGGTCCTCCGCCTCGGTGCCCGGCGCCCCCAGCGACCCCCTGCCCACCGACCCGGAC</text:p>
          </table:table-cell>
          <table:table-cell office:value-type="string" calcext:value-type="string">
            <text:p>, ATGAAGTTCGTTCGTCTCGTCAAGCGGATGCGCAGCGACAAGAGCCTCAAGGCGTACGCGTGGTACGGCTGGATCTGA, 8696633, 8696711(+), GTGGCGGACGTCATGCGGGACGGGTGGGGGGTCGCGCTGCGCCCCGCGCCGAGCCGGATGCTCGACCGTCCGTCCGTAAAATTTTGA, 8696296, 8696383(+)</text:p>
          </table:table-cell>
          <table:table-cell table:formula="of:=LEFT([.J97];FIND(&quot;),&quot;;[.J97])-1)" office:value-type="string" office:string-value=", ATGAAGTTCGTTCGTCTCGTCAAGCGGATGCGCAGCGACAAGAGCCTCAAGGCGTACGCGTGGTACGGCTGGATCTGA, 8696633, 8696711(+" calcext:value-type="string">
            <text:p>, ATGAAGTTCGTTCGTCTCGTCAAGCGGATGCGCAGCGACAAGAGCCTCAAGGCGTACGCGTGGTACGGCTGGATCTGA, 8696633, 8696711(+</text:p>
          </table:table-cell>
          <table:table-cell table:formula="of:=MID([.J97]; FIND(&quot;),&quot;;[.J97]) + 1; FIND(&quot;),&quot;;[.J97];FIND(&quot;),&quot;;[.J97])+1) - FIND(&quot;),&quot;;[.J97]) - 1)" office:value-type="string" office:string-value="" calcext:value-type="error">
            <text:p>#WERT!</text:p>
          </table:table-cell>
          <table:table-cell table:formula="of:=RIGHT([.J97];LEN([.J97]) - FIND(&quot;),&quot;; [.J97]; FIND(&quot;),&quot;; [.J97]) + 1))" office:value-type="string" office:string-value="" calcext:value-type="error">
            <text:p>#WERT!</text:p>
          </table:table-cell>
          <table:table-cell office:value-type="string" calcext:value-type="string">
            <text:p>, AWYGWI*, 8696633, 8696711(+), RPSVKF*, 8696296, 8696383(+)</text:p>
          </table:table-cell>
        </table:table-row>
        <table:table-row table:style-name="ro1">
          <table:table-cell office:value-type="string" calcext:value-type="string">
            <text:p>WP_038524516.1</text:p>
          </table:table-cell>
          <table:table-cell office:value-type="float" office:value="754221033" calcext:value-type="float">
            <text:p>754221033</text:p>
          </table:table-cell>
          <table:table-cell office:value-type="string" calcext:value-type="string">
            <text:p>Streptomyces albulus</text:p>
          </table:table-cell>
          <table:table-cell office:value-type="string" calcext:value-type="string">
            <text:p>Streptomyces albulus strain NK660 chromosome, complete genome</text:p>
          </table:table-cell>
          <table:table-cell office:value-type="float" office:value="754221033" calcext:value-type="float">
            <text:p>754221033</text:p>
          </table:table-cell>
          <table:table-cell office:value-type="string" calcext:value-type="string">
            <text:p>8755690..8756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393-15731']</text:p>
          </table:table-cell>
          <table:table-cell office:value-type="string" calcext:value-type="string">
            <text:p>GAGAGGGAGGCGGCCCCGGCGGTCCGGGCGAGTTGGAGCATCAGCAGGCCCATGGTGCCGGCGCCGTAGATGAGGTAGTGGTCGCCGAGCCGGCGCGGCAGGACGTCGAAGCCGTGCACCGCGCACGACAACGGCTCGATCAGCGCGCCCTGGGTGAACTCGACGTTCTCCGGCAGCCGGTAGCAGTTGGCGGCCGGCACCTTGACGTACTCGGCCATCGCGCCGTCCACGGTGTCCCCGATCGCGCCCCAGTTCTCGCACAGGTTGCCGTGGCCGTTGGCGCAGTAGTGGCAGGCCCCGCAGAACAGGGACGGGTCGACCGCGACCCGTTCCCCGGTGCGCAGCCCGGTCACGCCGGCCCCCAGCGCGACGACCTCGCCGGTGAACTCGTGGCCCGGCACGATCGGGTACGGGGTGGGGGCGAACTCCCCCTGGACGATGTGCACGTCGGTCCCGCAGATGCCCACCGCGGCCGGCGCGACGACGACCTCGCCGGGGCCCGGGACGGGATCGGTGACGGTGGTGACCTCGTACTGCCCGGGGGTGTGGATGACGACGGCGCGCATGGCGGGGCCTTTCTCGGGGAACGGAGGCGGAGGTTCCGGAGGCGGGGTGCGGCTCAGGTGCCGGGGTCCACGGTGCGTACCTCGACGCCGAGGTTCCGCACGGCCCGGACCTCGGATTCCGGCGTCGCGGCGTCGGTGACCATCAGGTCGTAGCCGCCGACGTCGCCGTACGGATGGGTCGCGGTGCGGCCGAACTTGCTGTGGTCGACGACGAGGACGGCCCGGTCGGCGGCCCGGAGGTAGGCGTGCTTGGACTCCGCGTAGGCGTGCACCGGGTGGAACAGCCGGCCTTCGCGGACCGAGGTCGCGGTGACGAAGGCGAGGTCGGCGCGGAGGTCCTGGAGCTGGCGCCGGGCCTGCGGGCCGGCGCAGGACTCGAAGTCCTCGTAGTAGCGGTCGCCGAGCACCGTCACCTCGACCGCGGAGCCGGCCAGGAGGGCGGTGACCCGCAGCGAATTGGTGATGACGCGGAGCCCGTCGACGGCGGCGAGCCGGCGGGCCAGGGGGAAGAGCGTGGAGCCGCAGTCGATCAGCACCGTGTCGCCGGGCACGACCTCGCCCACCAGCGCCTCGGCGAACGCGGCCTTCACGTCGGCGTGGGCGTGCTCGCGGAAGCGCAGCGCGCTCTCCATGGTGACGTCGGGGAACGCCGTCGCCACGCCGCGGCCCTTGCGCAGCAGTTGCCGCTGGTGGAGGTTGTCCAGGTCGCGGTGCATGGTCATCAGGCTTACCCGCATCCGCTCGGCGAGTGCGGCGATGCGGATCTCGCCGTCCTGCGCGACCAGGCGCAGCACCGCCTGTCGGCGCTCCTCCACCTCGGCCTCGGAGCCACGGCTCGGTCGCATCGAGGGTCCCCCTCCGTCCCTTCGTCGTCCCGGCCGCCACGTCCCGGCGGCTGCCGCGAAGTCACCCTAGAACATCACACACTTTGTGTGAAGTAGCGTGGCGGACGTCATGCGGGACGGGTGGGGGGTCGCGCTGCGCCCCGCGCCGAGCCGGATGCTCGACCGTCCGTCCGTAAAATTTTGATGCTCCAACGCCTCCACCAACACCGCTGTTCTATGCACTATTTGGCATGGATATCCGCTACATCAGGATCAATCGCCCACTCCGCGCCGCCTCGCGCCGCGAACGCCCGTGAAACATGAGGCGGTTGTTCTTTGGAGTGATCCGGGTCACTTGACGCCGCCCGGGTCCCGGCATTCACTTCTGCCGCGGTCGAAGGCCCATTCGACGGCTTGCCACTGGGGAACAACCCTTCCCCTCGATGGAGGTACGGATGAAGTTCGTTCGTCTCGTCAAGCGGATGCGCAGCGACAAGAGCCTCAAGGCGTACGCGTGGTACGGCTGGATCTGATCGGCCCACGCCCGTAGAGGACGGTGGCGGGTCGGGCGTGACGGCCCGCCGCCGGCCGTGTTCCCGGAGGTTCCCGATGCTCCAGCGATCGACCGCCAGCCGTGGTGGCCGGCAGGTGCGCTTCGCGCCCAGGATCGACGCATTGCTCCGCCAGCACACCGGCCAGGACCTGTTCCGACTGGAGCCCACCACGGTCGGCGTCGGGGGCGCCGACCTGATGGACGCCCTGCTCCGCAGCCGGCCGGCCAACGCCGAGGAGCGCCCGACCTTCAAGCCGGTCCTCGGCCGCCACGTCAGCCGGGCCGACGCCGCCACCTACATGCAGGCCGTCGCGGCGGACGTGCGGAAGGCGCTGCAACGCCCCTTGGAGGCGCCGGTCGATCTGACCGGCCCGTGGCCGCAGGTTCCGCACGCCTACCTCCGGGACCTCGTCTTCGGACGGGAACTCCTGCGCTTCCGGGTCCTGGTCGACCGCAGGCTGGAGCTCACCCCGAAACTGACCTGGTCCGCCGTCACGTCGGGCGCCGCCCTGCTGCGCCGCCCCGACAGCACGGAACCCCTCTCGAAGCTCGCCGCCCTCGTCCTCGGCGCCACCGGTTTCCCCGACCGCCGCTACGCCATGTACCTCTACCGACGGGTGGCGGCACCCATCTGCTTCACCGTTGCCGCACTGGTCACCAACGCGGTCTGGCTCGGGGCACCGTTCGACGATTCCGTGCCGAACCGGCACCTGCTCGCCGAGGCGCTCCGACTCTTGCCGCCGTCCTGGAACATCCTCCGGGTGGCCTCACCGGAATTCACCGTGCTGGACACCCGGATCGGCCCGGCGGACGACGTCCTGCTGCTGCCCCTCCTGAGTCACCGAGATCCCGCGTTGTGGGAGGAGCCGGACGCCTTCCGCCCCGAGCGGTGGGCGGACCTGGACCCGGACGATCACCCCGGCTATCTGCCGTTCGGGCACGCCAACGAACGCTGCTGGGGCCGTCACATGGTGCTGCCGCTCGCCGAACGCCTCCTCGACCTGGTGCGCCGGGACGGGCTCACGGTGCGCCCGGCCCAGACCGTCGGCCGGGTCGAACTCGACGGCCTGATGGAAGTGGCGGAGGTCCGGGTGACGCGCGGCTGACGCGGGCGGGGTCGACGCCCGCGTGGCGGGCGGAGCGGCGGCGCGACCGACCGGTGATTCATTGACGATACGTCATGAGGTAGTCGCAGCACCGGAGTTGTCCTCGGCGTAAGTGGTGAAGGAGCGGGGTGGCCGGCCGGTGAGGCGTGCGACGGCGTCGGTGGTCCGGTCCTCGGCGCCGTCGGCGATCCGGCGGTCCACGTCGGCCAGGACCGTGGCGAACTCCGGCGGCATCACCCGCGCGTGCCGAGCCCGCATCTCCTCGACGGACACCGACCGGTGGCGCACGGGTCGGCCGGTGACCTCGGTCAGGACGGCGGCGACGGCGTCGTAGGAGAGGGCCTGCGGGCCGGTGAGGATCCAGTCGGTGTTGGGAGGCGTGGGGGCGGTGAGGGCATGCGCGGCCACCGCGGCGATGTCCTCGGCGTCGATGAACGCCGCACCGCACCACTGCGCCGGGCCGTCGCCGAGGGACCCGCGCCCCTGGGCCCCGACACCCCGCCCCACCAGCGCGTCCCCGCAGTGCTCGACGCCCTCGCCCGCTTCAAGCTCGACAACCAGAGCCTCTACCTCGTCCTGGAGGAGGCCGGCGCGTCGAGCCCGTACGAGAGCCCCTCCTACGCCTGGTGGCACACGACACCGCGGGACAGCCTGGCGCAGTGCACCGACGCCGAGCGCGCCGGCTTCCTCGCCCACGCCCTGCTGGCCGCCGTCCGCGCCGACCTCATCGCCCACCTGCTCACCGTCGAGCGGCTCTCGGTCGAGGAGATCCGCACCCGGCTCGCCGCCCACGTCCACTCCGTGCTGCCGGCCGACGCGCGGCGCTGAGCCGCCCGGGCCCGGAGCGACGTCCGCCGGCGCCGAGTCCGCACCGCACCGGCGGCGTGGCGCGGCCGAACGGCTCCCCGGAGCCGATGTGATGGCGGTGGAAGCAGTACGAGAACGAGACGGCAGGCGGTGGCGGCAGCATGAACGACCGGGAGACGGCTCCGGAGGAACATCGCGGACGGGCCTGCCTGGTCACCGGCGCCACCGGGTACATCGGCGGCCGCCTGGTCCCCGAACTCCTGGCCGCCGGGCACACCGTCCGCTGCCTGGCGCGCTCACCGGACCGGCTGCGGGACCACCCCTGGGCGGGCGACGTCGAAGCGGTCCGTGGCGACGTCACCGACGCCGCCTCGGTGGGCGCCGCGATGCACGGCATCGACGTCGCCTACTACCTGGTGCACGCCCTCGGCACCGGCAAGGGCTTCGAGGAGACCGACCGCCGGGCCGCCCGGATCTTCGGGGAACAGGCCCGCGCCGCCGGCGTCCGACGCATCGTCTACCTGGGCGGACTCACCCCCTCCGGCGTCCCCGAGGACGAACTCTCGCCGCACCTGAGGTCGCGCGCCGAAGTGGGCCGGGTGCTCATGGACTCGGGCGTGCCGACCGCGGTGCTGCGCGCCGCCGTCATCATCGGCTCCGGCTCCGCCTCCTTCGAAATGTTGCGCTACCTCACCGAACGGCTGCCGGTCATGGTCACCCCGAGCTGGGTCCACACCCGGACCCAGCCGATCGCCGTCCGCGACGTGCTGCGGATCCTCGTCGGCTGCGCCGGACTGCCGACGGACGTCAACCGCACGTTCGACATCGGCGGCCCGGAGGTCCTCTCCTACCGCGAGATGATGCGCCGCTACGCGCTCATCGCGGAGCTGCCGCGCCGGCTCATCCTGCCCGTCCCGGTGCTCACCCCGAGGCTCTCCAGCCACTGGGTCGGCCTGGTCACCCCCGTACCCTCGAAGATCGCCCGGCCGCTCACCGAGTCGCTCCGCAACGAAGTCGTCTGCCGCGAACACGACATCACCCGCTACGTGCCCGACCCGCCGGGCCACCCCTTCGGCTTCGACACCGCGGTGTCCCTGGCGCTGCAACGCATCCGCGAGGCCCAGGTCACCACCCGCTGGTCCTCCGCCTCGGTGCCCGGCGCCCCCAGCGACCCCCTGCCCACCGACCCGGAC</text:p>
          </table:table-cell>
          <table:table-cell office:value-type="string" calcext:value-type="string">
            <text:p>, ATGAAGTTCGTTCGTCTCGTCAAGCGGATGCGCAGCGACAAGAGCCTCAAGGCGTACGCGTGGTACGGCTGGATCTGA, 8755535, 8755613(+), GTGGCGGACGTCATGCGGGACGGGTGGGGGGTCGCGCTGCGCCCCGCGCCGAGCCGGATGCTCGACCGTCCGTCCGTAAAATTTTGA, 8755198, 8755285(+)</text:p>
          </table:table-cell>
          <table:table-cell table:formula="of:=LEFT([.J98];FIND(&quot;),&quot;;[.J98])-1)" office:value-type="string" office:string-value=", ATGAAGTTCGTTCGTCTCGTCAAGCGGATGCGCAGCGACAAGAGCCTCAAGGCGTACGCGTGGTACGGCTGGATCTGA, 8755535, 8755613(+" calcext:value-type="string">
            <text:p>, ATGAAGTTCGTTCGTCTCGTCAAGCGGATGCGCAGCGACAAGAGCCTCAAGGCGTACGCGTGGTACGGCTGGATCTGA, 8755535, 8755613(+</text:p>
          </table:table-cell>
          <table:table-cell table:formula="of:=MID([.J98]; FIND(&quot;),&quot;;[.J98]) + 1; FIND(&quot;),&quot;;[.J98];FIND(&quot;),&quot;;[.J98])+1) - FIND(&quot;),&quot;;[.J98]) - 1)" office:value-type="string" office:string-value="" calcext:value-type="error">
            <text:p>#WERT!</text:p>
          </table:table-cell>
          <table:table-cell table:formula="of:=RIGHT([.J98];LEN([.J98]) - FIND(&quot;),&quot;; [.J98]; FIND(&quot;),&quot;; [.J98]) + 1))" office:value-type="string" office:string-value="" calcext:value-type="error">
            <text:p>#WERT!</text:p>
          </table:table-cell>
          <table:table-cell office:value-type="string" calcext:value-type="string">
            <text:p>, AWYGWI*, 8755535, 8755613(+), RPSVKF*, 8755198, 8755285(+)</text:p>
          </table:table-cell>
        </table:table-row>
        <table:table-row table:style-name="ro1">
          <table:table-cell office:value-type="string" calcext:value-type="string">
            <text:p>WP_038489186.1</text:p>
          </table:table-cell>
          <table:table-cell office:value-type="float" office:value="749301907" calcext:value-type="float">
            <text:p>749301907</text:p>
          </table:table-cell>
          <table:table-cell office:value-type="string" calcext:value-type="string">
            <text:p>Collimonas arenae</text:p>
          </table:table-cell>
          <table:table-cell office:value-type="string" calcext:value-type="string">
            <text:p>Collimonas arenae strain Cal35 chromosome, complete genome</text:p>
          </table:table-cell>
          <table:table-cell office:value-type="float" office:value="749301907" calcext:value-type="float">
            <text:p>749301907</text:p>
          </table:table-cell>
          <table:table-cell office:value-type="string" calcext:value-type="string">
            <text:p>2824301..2823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876-16607']</text:p>
          </table:table-cell>
          <table:table-cell office:value-type="string" calcext:value-type="string">
            <text:p>CGGTTTTCGCTACCTTGAAGCTTTTGTGATCAGCCTGTTGACGCTGGTGCTCATTTCAAGTGACGCTCACAGCAAAAAGTAATCGCGCCCCTCGACCTGTCCCCGGCGCAACGGGTTGCGCGTGCAATAAGGCGCATAGGCCGCATCGACGAAGCGGTACATCAGGTGTTCATCACGTCCCCTGGGAATGCCCAGGCGCGTGGTTTGAATGATATGGTCCGGCACCGGGCCTGTGTCTTCCACCAGCAGTACTGCGTGATCGAAGCGTTTGGCGTCCCATACAGGCACCTTCAGACCCAGTGCCTTGCATAGCAAAGTTTGCCCGGCGCACAGCTTGTGCGAAGGGCGTGGACGGCCTTGAGCGTCAGGGTTGTTCAATTGCATCTGCGCCAGGCTCGCCGACCCGCTCAACTCATCAGTCCACGTATGTGCGGATTTGATCAGTACTGCGTTGCCTGCGCCCTGGGCACTGAAGTTAAGGGAATCTCCACCTCGGGCGTAATACATATAGATGTAGCCGCCATCCAGAAACAAAGCCTTACGCTTTTCCGTGTATCCGAGCGACGCGTGGCTGCCTTTTTCGTCGCGATAATAGGCTTCGGTTTCTATGATGCGGGCGCTGAGCCACAATTCGCCGACCCGGTGGCGGATGACTTTGCCGAGTAGATCCCTGGCCAGCACTTGAGCGTCGCGATCAAAAAAAGCGTCGGGCAGCGCCTTTGGCAGCGTGGAGGTGAGGGCGCGAACAGCGGGCTTGGGCATGATGAACGGCTTCTATCAGGGCTGGTTGAATGCTGATAGTAACAATTTGCAGATCAATCCTGCTTGATTCTCGGTAAAGAGATCATGAAAAGCCTCGGCCGTTTGAAGTCAGTCAAAACGCGGGGTAATCGCGGGGTAATTTAAGATGCAAATTATCCAGCGAAGTGAGTCAGCTTTCAGTTCAAATCAACAGTTCGTCGGCGCGAACATCACCTACGGCTGATCTTGACTTCCGAGACGCCGAGAAGCCCGGCGAGAGGTACTGTAGCGACAGTCTGCCGCGGGCTGACGGCAAAGCCGTCGTTGCGCAGGATATTGAGCAGCATCTCCGCCAGGGGAATCACCATGTTCTGACCCCAGCACCTTTCGGATACATGGCCGAACGGTAAAAAGCCAGGATGGTCGTCGGGGTTGAGGCTGTTCCAGCGCTCTGGGCGGAACGCTTCAGGGTCGTCCCAGAGGGCCGTGTCGCGGTGACTGACCAGTGGCAAGATCAAGACATCGTCGTCCGGGCCAATCCGAGAATCGAGGGCGCAGTACTCGGGGGAGGCGTTGCGCAGGATGTTCCAGGATGGCGGCAACAGTCGCAAGGCCTCATACAGGATGTTCCGGTTCGACATGGCGTCGTCGAAGGGCGCGCCTAGCCAGAGTGCGTTGGCGACTAGCGTCGAGATCGTGAAACATACCGGAGCCGCAGTGCGTCGATAGAGGCCCATGGCATAACGCCGATCGGCATAGGTCGACGCGCTGGCGGTCAAAGTTGCGAGGGCGGATGCTCCGGGCTGCAGCTTGAAAGAAGTCAGCGCACCGGTGGCGATGACCGCCCAGGTCAGTTTGGGCGTCAATTCAAGTATGCGATCCATCAAGAAACGCAAGCGGTAAGGGTCGCCGCCGAGGATCAAATCACGTAGAAAGACGTGGCCGACGTGCGGCCATTCGCCGGAGAGATCGATCTTTTCAGGTTGCTGCTTTTTCATCGCCGTCCGCACGTCGCGACCGATGGCTTGCATCGATTTCAAGGCATAGTCGCGCGGGATAGAGCGGCCGTGGAGAGGTTTGAAAGTCGGCCGCTCGAATTCGGTCGCGGCCCTGGCGCTAAGGATCTGATCGATCAGCGCTGGAGCGGCGACGCCTACCGTATTGGCATCCAGCCGGAGAAGGTCGATGCCGCGATGATCGTTCAACAGAGCCTGGAGTCTGGGAGCAAAGACGGTGGTGCGAGTGCCTGTGGTGAGCATATCTGTCGATAATCTCTAAAATAGGGAGTCCCGCGACCGTCGGACCGATAGAAGCTGCAGCGGACGCGGGGTAAGTCATCGCCGTAACCTGTTATTCAGATACGGCTCAGCGGCTCAATACCAGATATACCAAGCATAGTCCTTCAGGCTTTTTTCCCGTGCAAACTTGTTCTTGATGCTCATAAGAATCTTCATTGCTGTGACCTTTCAATGTGAATAGTGCCTGTGTCAATTAAAGAAAAAAGAATACATGTCAACATCGATATGTATTCTTTAGTTAATGTATCACAGAAGAAACATTACTCAATGGAAATAATTTAAATGCAACAACATCTGCTCTAGCGCAGTTCCAAATGAACTGCAACAATGTAGCTACAAGAAGAGACAATTCTGGAGGGGACAAAAAAACGAATTAGCGTTACGTTACATGTAACGTAGCGCCCATCAAAAGTACCGACGATTGCGGGTACTTCAGTAGCCTATTCGTTATTTGTTAGCTGCTCGGTCATAGAGGTATTGAATGCGAAATACCTCCCTCTTTGGGACTGATTTCTTTAGTTGGCACGCTCTTTGCACCAAAATGAGGTAAGCGCATAATATTGGTGCAGCAAGCCGAATTGCAAGCATAAGTGGATTAAATAATCGCTTAAATGTGCGAATCATAGAAATATGAAAAATGCATACTTCATCTCACGAGATTCCTGACATAGATCCTGTATCTGCTGGTTTTACGGTAGATAACAATGGACTTGTTTTTTACAAAGAATCACCACTTTATTTGCCGCCGAAGGAAAGAAGTGTTCTAAAGCTCCTGCTGCATGCATGGCCAAAAGTGGTTTCGAAAAATGAGTTCAAGCAGCATATTTGGGCAGGGCATATGTCCGATGAAAGTCTTGCGCGCTGCGTGACGCAACTGCGCCACGCGCTTTCGCATTTTGGGCTCATACAAATCGACTCTTTATATGGATTAGG</text:p>
          </table:table-cell>
          <table:table-cell office:value-type="string" calcext:value-type="string">
            <text:p>, ATGCGAAATACCTCCCTCTTTGGGACTGATTTCTTTAGTTGGCACGCTCTTTGCACCAAAATGAGGTAA, 2824821, 2824890(+)</text:p>
          </table:table-cell>
          <table:table-cell table:formula="of:=LEFT([.J99];FIND(&quot;),&quot;;[.J99])-1)" office:value-type="string" office:string-value="" calcext:value-type="error">
            <text:p>#WERT!</text:p>
          </table:table-cell>
          <table:table-cell table:formula="of:=MID([.J99]; FIND(&quot;),&quot;;[.J99]) + 1; FIND(&quot;),&quot;;[.J99];FIND(&quot;),&quot;;[.J99])+1) - FIND(&quot;),&quot;;[.J99]) - 1)" office:value-type="string" office:string-value="" calcext:value-type="error">
            <text:p>#WERT!</text:p>
          </table:table-cell>
          <table:table-cell table:formula="of:=RIGHT([.J99];LEN([.J99]) - FIND(&quot;),&quot;; [.J99]; FIND(&quot;),&quot;; [.J99]) + 1))" office:value-type="string" office:string-value="" calcext:value-type="error">
            <text:p>#WERT!</text:p>
          </table:table-cell>
          <table:table-cell office:value-type="string" calcext:value-type="string">
            <text:p>, LCTKMR*, 2824821, 2824890(+)</text:p>
          </table:table-cell>
        </table:table-row>
        <table:table-row table:style-name="ro1">
          <table:table-cell office:value-type="string" calcext:value-type="string">
            <text:p>WP_030395534.1</text:p>
          </table:table-cell>
          <table:table-cell office:value-type="float" office:value="663399787" calcext:value-type="float">
            <text:p>663399787</text:p>
          </table:table-cell>
          <table:table-cell office:value-type="string" calcext:value-type="string">
            <text:p>Kitasatospora purpeofusca</text:p>
          </table:table-cell>
          <table:table-cell office:value-type="string" calcext:value-type="string">
            <text:p>Kitasatospora purpeofusca strain NRRL B-1817 contig17.1, whole genome shotgun sequence</text:p>
          </table:table-cell>
          <table:table-cell office:value-type="float" office:value="663399787" calcext:value-type="float">
            <text:p>663399787</text:p>
          </table:table-cell>
          <table:table-cell office:value-type="string" calcext:value-type="string">
            <text:p>206636..205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241-16693']</text:p>
          </table:table-cell>
          <table:table-cell office:value-type="string" calcext:value-type="string">
            <text:p>CGCCGGTGTCGGGGACGACGACCGCGAGGTGCTGCGCTTCGAACCGGCACTGGACGTCGCCGTCCGGGCCGGGCTCACCCGGCACGCGCCGGTGCCCGGCTGACGGGTGCCCGACGCGACTCAGGGGCAGCGCACGTCGGTGCCCCGCACGCCGACGAGGCCGTCGTTGAACGCCGCGCCGTCCTGGTACTCGTAGTACACGTAGGAGTAGAAGTCGACATTGAGCCCGTCGCCGCAGGCCGAGTCGGGCGCAACGGCGTACGTGAGGGTGAAGCTGGTACTGGCGCCCGGGGCCAGGGGCAGCGCGTAGAGGGCACCCCAGGCACCGGACTGCGGGTTTCCGCAGGGAGATGTCACCGGCGAGCCGTTGCACGCGGTGGCCGCGTACTTGAGCCCCTGGTACGACACGTCGGTGAAGGTGTCGTAGCTCTGCTGGACGGTCTGGAAGACGAACCGGATCGGGGTGTCGTGGGGGTTGGTGAGGGTCACGGTCACGGTGAACGAGCCGCCGGGCGGCGTCGTGGCCCGGTCGCTCACCGAGGTCACCGGGATCGGCAGGGCGGCCGTCCGGGCGGCGGCGCGATGGGCCGGGGCGGCTTGGACCGGGGCGGCATGGGCCGGTACGGCCGCGAGCAGCGGACCGGCGAGGAGAAGGGGCAGCACTGCGCGCACGGCGCGCTTCCACGATGTCAGGCGCATGACGACGCAGCGTAGGGGCCGGGGCCGCGGCCGAGGCCGCCCTCGGGGCGCGACCGTACCGATGGACGAGCGGCCGACGGACGGACCGGCCCACCGCACTCGCGTTCGAGCGCGGCCGGGCGGCGGCGGGCGTACGCTGCGGTGCCCCGTCCGTCGCCCGGCCGCCGTCGTCCCGTCAGCCGCCCCGGCCGCCACCCTTTTCACTCGCCCCCCGGCGAGCACCCGCCTGTGCCGCCGACCCGCCGGCGGTCGGGTCAGCGGCGGACCATGCGCACCCCGGCGACCTCCAGCAGACCGTCCAGCTCGACCTTGCCGACCTGCTGGTCCGGGCTGGGCACCAGGCCGTCCCGGCGGACGATGTCGAGGATCCGCTCGGCCAGCGGCAGCACCATGTGGCGTCCCCAGCAGCGTTCACTGGCGTGCCCGAACGGCAGGTAGCCGGGCTGGTTGTCGGGGTCGAGGCCCTTCCATCGCTCCGGCCGGAAGGTCTCCGGGTCGTCCCACAGCCGTGGGTCGCGGTGGCTCAGCAGCGGAAGCAGCAGCAGGTCGTCCTTGGGTCCGATCCGCCCGTCCACGGCGCCGAACTCCGGGGAGGCGACGCGCAGGATGTTCCAGGAGGGCGGCAGCAGCCGCAGTGCCTCCAGCAGGATGTCCCGGTTCGGTACGTCGTCGTCGAACGGCGCGCCCAGCCAGACCGCATTGGTCACGAGCGCGGCCACGGTGAAGCAGATCGGACCGGCCACCCGTCGGTAGAGGTACATCGCGTAGCGACGGTCTTCGTAGGTCTCGGCGTCCAGCACCCGGGCCGCCAGATTCGACAGCGGAATTTCGGTACCCGGCTTTCCGAGCATCGCGGTACCGGCCGTGACGGCCATCCAGGTCAATTTGGGTGTGAGTTCCAGGCGGCGGTCGACCAGGATCCGGAAGCGGAAGCTCTCCTCCCCGAAAACCAGGTCCCGCAAATAGATGTGCGGGGTGTGCGGCCATTTCCCGGCGAGATCCGTCCGGTCGCCCAGCGGCTTCTTCAGCGCCGTCCGGACGTCGGCCGACACGGCCTGCATGAGTGCCGCCGCGTCGGGCTTGGTGACGAGCCGCCCCCGCACGGGCTTGAAGGTCGGCCGCTCCTCGGCATTGGCCGGCCTGCTGCTCAGCAGCCCGTCCATGAGGTCGACCCCGGACACGCCGACGGTGTCCGCCTCCAGACGGAAGAGGTCCTGACCTCGGTACTTGTTGAGGAGTTCGTCGATCCGCGGCGCGAAGACGGTGACGCGGGCGCTCCGCCCGGTGCTGGAAATGGCCATCCGTGGCTCCAAGGGTGAACGGCTGTGGTGACAGGGGCCCGCCCTCGGCGCACGGCCCGCTCGCGGCGAGCTGGCCGTGCCCGGCGGGTCCGCTCGGGACCCGCCGGGCACGCTTCCGGCAACGGACCGCCGGAATTAGATCCAGCCGTACCAGGCGTAGGCCTTCAGGCTCTTCTCCGGCATGACCTTCTTCACGAAGTGAACGAGCTTCATGACAGCACCTCCATGTCTCAGAAAACGATGACGAACAACATTCCGGCGAGCGGCGCCCGGAGCGAACTCCTAGGAATTTCGGGTTCCGTTTGCCCCCCGCTGCAACGAGTGAATACCGGCCGCAAATCACGGTCAAGTGTGACGCAGGTCACTCCGACGAACGCCCGGTCGGGCGGTTTGACGCCCCGCCGGCGAGCCCCGGCGATGTTGACGCGAGCGCGACAGTGCTGGTCAGCGCCACGTCCGGCCGGTGGCTGCCAGGTGAACGGCACGCTCCCGTCGAGGGTCCACCGGGGGGCCGAACGCCCCAACGGAACGTTCGGTCTGCCTCATGGGGCATCGCGACTGCCCGGTCGTGGCACCGGGGCCGCCGCACCGGGGCGGCCCGACCCGCCGCCGGAGGCAGACCGGCGGGCCGCCGCCGCCGCGATTCCCCCCGCCCGACCCGTGGTTGAGCCCCGCCCACGCGCGTACCCTCGGTCGCGAGGGCAGGACTCCGAAGCCTGGGGGGCGACGAGTGGCTGTGGGACTACTGGTGGGCTTCGCGCTGGGCTGCCTGGTGACGGCAGCAACCCTGTGGCGCCTGACTTTGTCGGCCGCCCGGAAGGCCGCAGGTTCGGCAGCCAGGGCAGAAGCCGCCGCCCTGAGCGCTGCCCGATCCGACGCCGCCCCCGTCACCACCGTCGCCGCGACACCGGCGGCCGCCCCCGTACCCGCAACGGCACCCGCCGTCGCCGTCGC</text:p>
          </table:table-cell>
          <table:table-cell office:value-type="string" calcext:value-type="string">
            <text:p>, GTGCCTCCAGCAGGATGTCCCGGTTCGGTACGTCGTCGTCGAACGGCGCGCCCAGCCAGACCGCATTGGTCACGAGCGCGGCCACGGTGA, 205969, 206059(+), ATGAAGCTCGTTCACTTCGTGAAGAAGGTCATGCCGGAGAAGAGCCTGAAGGCCTACGCCTGGTACGGCTGGATCTAA, 206771, 206849(-)</text:p>
          </table:table-cell>
          <table:table-cell table:formula="of:=LEFT([.J100];FIND(&quot;),&quot;;[.J100])-1)" office:value-type="string" office:string-value=", GTGCCTCCAGCAGGATGTCCCGGTTCGGTACGTCGTCGTCGAACGGCGCGCCCAGCCAGACCGCATTGGTCACGAGCGCGGCCACGGTGA, 205969, 206059(+" calcext:value-type="string">
            <text:p>, GTGCCTCCAGCAGGATGTCCCGGTTCGGTACGTCGTCGTCGAACGGCGCGCCCAGCCAGACCGCATTGGTCACGAGCGCGGCCACGGTGA, 205969, 206059(+</text:p>
          </table:table-cell>
          <table:table-cell table:formula="of:=MID([.J100]; FIND(&quot;),&quot;;[.J100]) + 1; FIND(&quot;),&quot;;[.J100];FIND(&quot;),&quot;;[.J100])+1) - FIND(&quot;),&quot;;[.J100]) - 1)" office:value-type="string" office:string-value="" calcext:value-type="error">
            <text:p>#WERT!</text:p>
          </table:table-cell>
          <table:table-cell table:formula="of:=RIGHT([.J100];LEN([.J100]) - FIND(&quot;),&quot;; [.J100]; FIND(&quot;),&quot;; [.J100]) + 1))" office:value-type="string" office:string-value="" calcext:value-type="error">
            <text:p>#WERT!</text:p>
          </table:table-cell>
          <table:table-cell office:value-type="string" calcext:value-type="string">
            <text:p>, SRARPR*, 205969, 206059(+), AWYGWI*, 206771, 206849(-)</text:p>
          </table:table-cell>
        </table:table-row>
        <table:table-row table:style-name="ro1">
          <table:table-cell office:value-type="string" calcext:value-type="string">
            <text:p>WP_030347260.1</text:p>
          </table:table-cell>
          <table:table-cell office:value-type="float" office:value="663348359" calcext:value-type="float">
            <text:p>663348359</text:p>
          </table:table-cell>
          <table:table-cell office:value-type="string" calcext:value-type="string">
            <text:p>Streptomyces sp. NRRL S-1022</text:p>
          </table:table-cell>
          <table:table-cell office:value-type="string" calcext:value-type="string">
            <text:p>Streptomyces sp. NRRL S-1022 contig24.1, whole genome shotgun sequence</text:p>
          </table:table-cell>
          <table:table-cell office:value-type="float" office:value="663348359" calcext:value-type="float">
            <text:p>663348359</text:p>
          </table:table-cell>
          <table:table-cell office:value-type="string" calcext:value-type="string">
            <text:p>26957..25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023-11265']</text:p>
          </table:table-cell>
          <table:table-cell office:value-type="string" calcext:value-type="string">
            <text:p>CCTCGCGGAGGGCTGCCGGCAGGCAGGAGAGGGTCGTGATCGAACTGGCCGCGGTGTTCGCCGTCGCGGGAGCCGCGAGCAACGCCGTGGGCACCGCGTTCCAGCGGAAGGCGGCCTCGACGAGCAGCCACGGCGGCCTGAGGCTGCTCGCGGATCTGGTGCGCCGGCCCTTCTGGGTGATCGGCATGGCCGGCGTGATCTGTGCCGCGCTGTTCCAGAGCCTGGCGCTGGTCAACGGCCCGCTCGCGCTGGTCCAGCCGCTGTTCATCCTGGAGCTGCCGTTCGCGCTGCTGGTCGCCGCGCCGCTGATGCACCGCAGGCTGCCCCCGTGGGGCTGGTGGGGGGTGGGCGGCTGTGTGGCGGGCCTCGCCGTGCTGCTCGTCGCGGCGGCCCCGCACGGCGGGACGGCTCACGCGCCCCTCGCCCGGTGGATCCCGGCCCTGTGCCTGTGTGTCGGCCTGATGGCCGCGGCCGTGCTGCCGGCGGGCCGGGGCCGCCCGCCGGCCCGGCGCGCGGCGCTCCTGGCCGCCGCCTCCGCGACGGGCAACGCCCTGACCGCCGCGCTCCTGAAGTCGGCCAGCGGCACGTTCGCCGACGACGGCTTCGCGGCGTTCCTGAGGTCCTGGCAGACGTACGGCTTCGCGCTCGCCGGTGTCGCCTCCGTACTGCTGCTGGAGAACGCGCTGCAGGCCGGCCCGCTGGCGGCGGCACAGCCCGCGCTGACCATCGGCGACGCGGTGGTGAGCCTGAGCCTGGGCATCACCCTCTTCGACGAGCGGATCCGCACCGGCTGGTGGCTCGTGCCGGAGGCCTGCGGTGCCCTGCTGATCGTGGGGGGTGTGCTGGTCCTCAGCCGGGCCGTGCAGCGCATCACCGTGCTGCCGGTGCCGGCCGAGGAGCAGCATTCGACGGCGTGAGGCGGCTCAGGGAGAGGTGCGCCCCCGCCGGCCCCCCTGGCGCGGCCGCGTGAGCCGTACCTCCTCCACGCCCAGCAGCCCCAGCAGCGGCACCCGGCCGACCCGCTGGCCGGGGTCGATCACCAGCCCGGAGCCGCGGATCAGGTCCAGCAGCAGCTCGGCCAGCGGCATGACCATGTGCCGGCCCCAGCAGCGCTCCGAGGAGTGCCCGAAGGGCAGGTAGCCCGGCGCGGTGTCGGGGTCGAGGCGGTCCCAGCGTTCCGGGCGGAAGGTGTCGGGGTCGGCCCAGAGGGCGGGGTCCCGGTGGGACAGCAGCGGCAGCAGCAGGACGTCGTCCCGTTCGCCGATGCGGCCGTCTATGGCCGGGTATTCGGGCGAGGCCTTGCGCAGGATGTTCCACGAGGGCGGCAGCAGCCGCAGCGACTCCAGGATGATGTTCCGGCCGGACGTGCCGTCGTCGAACGGGAAGCCGAGCCAGAGGGCGTTGGTCACCAGCGTGGAGACGGTGAAGCACACCGGGGCCGCGGCCCTGCGGTACATACCCATCACGTACCGCCGATCCTGGTACCCCCGCGCCCGCGCCGCACGGTTCGCGAGGCCGGTGAGCCGGGCGTCCGGGCGGGGCCAGCCGGGCAGGGCGGCGCCGGCCGCGATCACCGACCAGGTCAGTTTCGGAGTCAGTTCGAGGTTGCGGCTCATCAACAGGCGCAGCCGGCGCGGATCCTGACCGAGTATGAGGTCGCGCAGGAAGAGGTGCCCGGTCAGCGGCCAGGGGCCGGCGAGGTCCACGTCCTTCGGCAAGGGCCTGGCGAGGGCGTCGCGTACGTCGTTGCCGATGGTGCGGGTGACCGTGGAGGCCTCGGTGCGGGTGATGGAACGCCCGTGCAGCGGCTTGAAGGTGGGGCGCTCGGTCTCGGTGGCCCGGCGCGCGGCCAGGATGCGGTCCGCGACCTCGTGTCCCGCGACGCCGACGGTGTCGGGTTCGAGCCGGAAGACGTCCCGGCCCAGGTGGTCGTCGAGGAGCGCGGCCAGCCGCGGGGCGAACACGGTGGCGCGCGCACGCGCGGTGGATGACGGCGGCATGGCTGCTCCGGTACGGGGATGGGGCGGCGGGGGGTGACAGGGCACCGCTGTCCGGCCGGACCGCATCCAGGTCGGCCGGACAACGATGTCGGCGCACCACGGTGGTGCGGGATCAGTACCAGAGGTACCAGGCGTTGGCCTTGAGGCTCTTGGCGGCGGCAACGCGGTTGCGGAGTGCGAACAGAAGCTTCATCACTGCACCTCCCCTCGGGGGCGGACGGATGACACGCGTCGGACCGGACGGAGCCGGTGAAGAAGATCACGTGCCGGCAACGTTCCGGAACCTTCCCGTGGCCGCTCACCGGTTAATCGCGAGGACGCTCAAAAGCGCTGGCGTGCAGTCGATTTCGGACTTTCGCCGATCATCGGCGCTCCGGTTTGACGCATCGCCCGGCAGGCGGGAGCCATGACCGAGGTCCTGACCTGCCGTACTGGTGACGGGAGGCGAAGACTGCCCGGATGCCGGACGCCCGGTCGTGGAGAGCGGACACGCGCCACGTTCCCGCACACGGGATCGGGGCCGGACATTGACCGGATATGCACCACGCGACCGGGCCGCCGGGCAAGGCCGGTTTTTCCTCGAAGGCGGAGCCGCTGAGGACCGCGCGTCGTTCCGTCATGCGCCGCACGCCAGACGACCGGCGCCGGCTGATCCAGTCGCTACTCGGCCCGCACCGGGTGCCGGCTCATGACCGACACCCGGTTGAACGCGTTGATGGTGACGGCCACCCAGACCACCGCCGATATCTGGTCCTCGGTCAGGACGTCCCGCGCCGCCGCCCAGGCGGTGTCGGCCGCAGCCGTGTCCGCCACGGCGGTGGCCGCCTCGGCGAGGGCCAGGGCGGCGCGTTCGGCGGGCGTGAACAGCCCGGTCTCGCGCCAGGCGGCGAGGACGCCGAGCCGCTGCGGGGTGTCGCCCGCCCG</text:p>
          </table:table-cell>
          <table:table-cell office:value-type="string" calcext:value-type="string">
            <text:p>, ATGAAGCTTCTGTTCGCACTCCGCAACCGCGTTGCCGCCGCCAAGAGCCTCAAGGCCAACGCCTGGTACCTCTGGTACTGA, 27069, 27150(-)</text:p>
          </table:table-cell>
          <table:table-cell table:formula="of:=LEFT([.J101];FIND(&quot;),&quot;;[.J101])-1)" office:value-type="string" office:string-value="" calcext:value-type="error">
            <text:p>#WERT!</text:p>
          </table:table-cell>
          <table:table-cell table:formula="of:=MID([.J101]; FIND(&quot;),&quot;;[.J101]) + 1; FIND(&quot;),&quot;;[.J101];FIND(&quot;),&quot;;[.J101])+1) - FIND(&quot;),&quot;;[.J101]) - 1)" office:value-type="string" office:string-value="" calcext:value-type="error">
            <text:p>#WERT!</text:p>
          </table:table-cell>
          <table:table-cell table:formula="of:=RIGHT([.J101];LEN([.J101]) - FIND(&quot;),&quot;; [.J101]; FIND(&quot;),&quot;; [.J101]) + 1))" office:value-type="string" office:string-value="" calcext:value-type="error">
            <text:p>#WERT!</text:p>
          </table:table-cell>
          <table:table-cell office:value-type="string" calcext:value-type="string">
            <text:p>, AWYLWY*, 27069, 27150(-)</text:p>
          </table:table-cell>
        </table:table-row>
        <table:table-row table:style-name="ro1">
          <table:table-cell office:value-type="string" calcext:value-type="string">
            <text:p>WP_153753453.1</text:p>
          </table:table-cell>
          <table:table-cell office:value-type="float" office:value="1775633373" calcext:value-type="float">
            <text:p>1775633373</text:p>
          </table:table-cell>
          <table:table-cell office:value-type="string" calcext:value-type="string">
            <text:p>Xanthomonas sontii</text:p>
          </table:table-cell>
          <table:table-cell office:value-type="string" calcext:value-type="string">
            <text:p>Xanthomonas sontii strain SAM114 scf_13255_26, whole genome shotgun sequence</text:p>
          </table:table-cell>
          <table:table-cell office:value-type="float" office:value="1775633373" calcext:value-type="float">
            <text:p>1775633373</text:p>
          </table:table-cell>
          <table:table-cell office:value-type="string" calcext:value-type="string">
            <text:p>13485..14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617-14565']</text:p>
          </table:table-cell>
          <table:table-cell office:value-type="string" calcext:value-type="string">
            <text:p>GTTCGCGCGCGCCATCGGCATGCTGCAGGGCGCCGTCGGCGAGCACGCGGTCGCTGCGATGGACCTGGCGCACGCAGGCCGGCGCGAAGTAGCCGAACGGCGTCTGGATGTAGTCGTCGGGGACGTTGGTGGGCTTGTGCGCGGCAGGCAGGGCGCCGACCCGCGCCAGGCGGGCGTCGGGCGCGGCAGTCTGGGCCAGTGCGCTGGCGCTCAGGCCGAGCAGGGGCAGCATCAGCAGCAGGGCGGCGTGCACGCAGCGGCGTGCGGACGAGGAAAACGGACGGATGTCGGAGTGCATGGGAATCGCCTTGTCGTGAGAATGCGGAGTGCGTTCTCGGGAGCCCGCGGAGCACGGCGCTGCGCGATGCGGCGGCGCAGGCCATCGCAGGTATCCCGTTTGCGAAGCGAATGGCACGGTGATGGTGGGTCGATGGCGCCTGCATGGTGGCGGAAGGAGCGGCGACAATGGACCCGATGCGCACGCCAGGCTTGTCGGATTTACGCATGCGCTGCCGCGAATTCCGCACGGTGCGAGGCGGGAGCGAACCACTTCACGGTGCGGCCGGAATGCGGGTTGCGCTTTGCGGTGCATGACGTAGACAAGTCTCGGGGCCGCGCTGCGTCATGCCGGGGCAGCCAGTGGGGCGCGGATGAGCGAAAATCCCCGCAGCGCGCCGTCCCGGGCGCGCGCCCCGTGCGTTTTTCAGGAGAGTCCCATGCGTCATGCCCTTCGTTCCCGCTGTGCCGCGTCGGCGCGGTGCGCCTGCGCCGCGGGCGTGCGCCGATGACCTCGCCCTGGGGCAACCGCCCGCGCGGTGGGAATCCCCCCTCTCCCCCCGGGAGAGGGGCCGGGGGTGAGGGTGCGGCGGCGACCAACCGCAACGAACTGCGCCTCTACGGCCTCAATGCGGTGCGCGCGGTGTACGCGCGGCGGCCGGAGGCGATCCGCAAGCTGTACCTGAGCGAGGCGCGGATCCCGGCATTGCAGCCGCTGCTGAAGTGGTGCGTGGCCAACCGGGTCGGCTACCGCGTGGTGGACGAGGCCGATCTGCACAAGCTCGCCGCCAGCAGCCACCACGAGGGCGTGGTGGCCGACGTGCTGCGCGTCGCGCCGCTGGCCCTGGCCGACTGGCTGCAGGCGCTGGCGTCGGGTCCGGCGCTGGCGCTGTGGTTGGATGGCGTGGGCAATCCGCACAATTTCGGCGCGATCCTGCGCTCGGCGGCGCACTTCGGCGTGGGCGCGATCCTGTTGCCGGAGCAGGCCGCACTGGCGCTGTCCGGTGCCGCCGCGCGCGTGGCCGAGGGCGGCGCCGAGGCGGTGCCGCTGGTGCGGCTGCCACCCACGATGCAGGCGCAGGCGCAATTGCGCGGCGCGGGCTTCGCCCTCGCGGCGACGCTGGTGGACGGCGGCGACGATCTGTTCGCCACTGCCTTGCCGCAGCGCCTGGTCTACGTGATGGGCGCCGAGAGCGACGGGATGGACCGCGACTTCGCGCAGGCCTGCGATCTGCGCCTGTCCATCCCCGGCAGCGGCGCGGTGGAAAGCCTCAACGTCGCCGCCGCCACCGCGGTGTTGCTGGGCACCTGGCGCAGCCGGCATCCGCACGGGCGTGCGGCGCGCTGAGCACGGCGTCACGCGCTGAGATGCGGCTGCATTTGGCTACGCAATAGTGTGCGCGCCGGCCGGTTTCGGGTTTGCGAGGGGCCTGCCGGCGGCGTAGCGTGCAGGCGCGCCTCGCCGATGCGATCGCGCCACGCGCGCTGGCGTCGGCGAAACCGCGCAGTCCCCCGCCCGAAAGGGCCATCGTCACTCCTGCGGAGATGTCGCTCATGAAGCTGCTGTTCTCCATCAAGCACCTGCTGTCGTCGAAGAAGCCGCTGAAGTCGTACGCCTGGTACATCTGGTACTGAGCGCCGTGTGCGATGCCGCGCGGCATGCCGTGCGGCCGGTGCCCGGCGGACGCACTGCGCCGGGCGTCGTTCCTCCAGGAGACTGGCGATGTCCGCCACCATGGTCGACCGCGATGCGCGCGCCACGGTCTTCGCGCCGCGTCTGCAGGCGTTGCTGCGCGCGCATGTGGGGCAGGACGCGTTCCGCCTGGATGCCGACACGGTCGGTGTCGCCGGCGCCGCGCTGAGCGACCGCCTGCTCGCGGCCCGGCCCGCCACCGAACACGAACGGCCGACCTTCAAGCCGTTGCACGGCCGCTCGATCGCGCGCAGCGAGGCGGCGAAACTGATGCAGGCGATCGGCCGCGACGTGCGCGAGGCGCTGAAGCGTCCGCCGCCGCCCACGCTCGACCTGTCCGGCCCATGGCCGCACGTCGGCCATGTCTATCTGCGCGACCTGCTGCTCGGCGGCGACCCATGGCGGCTGCGCCTGCTGATGGACCGCACCCTGGAACTGACGCCGCGCCTGACCTGGGCGGTGATCGCCGCCGGCGCGCTCGCACCGCTGGCGCCGGGCGCAGAGGCCTCGGCGTTGGCCACGCTGCTGTCCGCGGCCGACGGCTACCGCGCGCGCCGCGATGCGATGGGCCTGTACCGGCGCACCGCCGCGCCGGTGTGCTTCACCATTTCCACGCTGGTCGCCAACGCGCTGTGGCTGGGGTCGCCGTTCGACGCGCGCGTCTGCAACCGCAACATCCTCTACGAAACCCTGCGCCTGCTGCCGCCGTCCTGGAACATCCTGCGCAATGCCTCGCCCGAGTACGGTGCGCTGGATCCGCGTATCGGCGCCGCCGACGACGTGCTGGTGCTGCCCTTGCTCAGCCATCGCGATCCGGCGCTGTGGGGGGAGCCGGAGGCGTTCCGGCCAGAGCGCTGGGACGGCGTGGATCCCGATGCGTTGCCCGGCTACCTGCCGTTCGGCCATGCCTCCGAGCGCTGCTGGGGCCGGCACATGGTCATGCCGCTGGCGGAGCGGCTACTGGACCTGCTGCGCGGTCAGGACCTGGTCGCGGACCCGCAGCAGCGTCGCGCCACTGTGCCGTTGACCGGGCTGCTCGGTGTGGCCCAGGTCGACGTGATCCGGCACGCGCGCGCGCGAGGCGTTGCCTGCCGCACGCGGTGACGGCGCTCAGCGCGGGGCGGGCGGCGCGGTGGACCCGCGCGTGACCAGGGTGTAGTCCAGCACCTGGTGGGTGCCGCGGCTGGGCAGGCCGTCGCGGCGCTGGCGAATTTCGCCGAGCAGCAGCGTCACCGCGGCCCTGCCCATCGCCGCGACCGGCTGGTGGATGGTGGTCAGCTCCGGCCAGATCGTGGTGGCCACCGGCGTGTCGTCGAAACCGGCGATCGACAGATCCTCGGGCACGCGCAGGCGCAGTCCATGCGCGATCGCCAGCGCTGCCGCGGCCATGTCGTCGTTGCTGCACAGGATCGCGCTGGGACGCGGGGCGACCTGCAGCAACGCAGTGGCCGCGAGCAGGCCGGAGCGGTAGGTGAACAGGCCTTCGGCCACGCGCTCCGGCGCCACCGTCAGCCCGGCCCCGGCCATGGTGTCGAAGAACGCGCGGCTGCGCAGCGCGCTGGGCGTGTGCCCGGGATCGCCGCTGACGAAGCCGATGTCGCGGTGGCCCAGGTCGAGCAGATGCCGGGTGAGCGCGCACGCCGCCTGGTAGTCGTCGATGCGCACCGAGCTGACCCCGGGCATCGGTGCGCCGGTGGCGACCGCGACCAGCGGAATGCCGCGCGCATCCAGTTCGGCGATGGTCTGCCGCGCATCGCACAGCGGCGGCGGCAGGATCAGGCCATCGGCACCGGCCTCAAGCAGGCGTTCGGTGGCGGCGCGCTGGCTGGCGCTGTCGTCGCTCTTTTCCACCAGCACCTGGCAGCCTTCCAGGCTGCTCTGCTCGAGCATGCCGAGCATGAACTGGTTGAGGTAGGCCGCGCTGGGATTGCTGTAGAGAACGCCGATGCGC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TCTGGGCGGTTCCACTGTCTTGGCCTGGCTGCCGAAACCGCCGTCGGCCTGCGCCGCCAGATATGCGAACACCGCATACGCGGCGACGTTCTGCGCCAGCGCCTTCGGGTCGATCTTGTCCAGGGTGTCGTCGGCGGTGTGATGCAGATCGAAGTAATCGCTGCCGTCCTGCGCCAGCCAGGCCCAGGCGCCGCCCTTGGCGGCGAGCGGCCCGACGTCCGGGCCGGGGCCGCCGGCGTCCGGCGCATAGGCGATGCCGAGTGGCGCCAGCGCCTCGGCGATCTGCCGGGTCGCCGCGCGCGAGCCGGCGGCATCGCCGGAGCCGGTGTTGAAGGCATAGATGCGGCCGGCGCCGAAGTCGCTCTCGGCGGCGATCTGGTGCCGCGCCACGTCCTTGGCATGCGCCTGCGCATAGGCCTTGCCGCCGTACAGACCCTGCTCCTCGTTGGCGAAGGCGACCACGCGGATGCTGCGCTTGGGCGCCTGCTTGAGCTGGCCGATCAGATGCCCGGCAGCCATGCTGATCGCCACGCCGGCGCCGTCGTCGATCGCGCCGGTGCCCAGGTCCCAGGAATCCAGGTGCCCGCCGATCAGCACCACCTCGTTGGGCAGCGTGCGCCCGGTGATCTGCCCGATCACGTTGTAGGAAATCGCGGTGCCGTCCCAGCCGCAGTCCAGCGCCAGGCGCAGGCGCACCGGGCCGCGCGCGAGCAGGCGCGCCAGCTGGTTGGCATCGGGCACCGACAGCGCCGCCGCCGGCACCGGCGTCAGTCCTTCGTCGAAGCGGGTGATGCCGGTATGCGGCACGCGGTGCGAATCGGTGCCGGCCGAGCGCATCACGAAACCGATCGCGCCCTTGCGGATCGCTTCGGA</text:p>
          </table:table-cell>
          <table:table-cell office:value-type="string" calcext:value-type="string">
            <text:p>, ATGAAGCTGCTGTTCTCCATCAAGCACCTGCTGTCGTCGAAGAAGCCGCTGAAGTCGTACGCCTGGTACATCTGGTACTGA, 13315, 13396(+), ATGTCGCTCATGAAGCTGCTGTTCTCCATCAAGCACCTGCTGTCGTCGAAGAAGCCGCTGAAGTCGTACGCCTGGTACATCTGGTACTGA, 13306, 13396(+)</text:p>
          </table:table-cell>
          <table:table-cell table:formula="of:=LEFT([.J102];FIND(&quot;),&quot;;[.J102])-1)" office:value-type="string" office:string-value=", ATGAAGCTGCTGTTCTCCATCAAGCACCTGCTGTCGTCGAAGAAGCCGCTGAAGTCGTACGCCTGGTACATCTGGTACTGA, 13315, 13396(+" calcext:value-type="string">
            <text:p>, ATGAAGCTGCTGTTCTCCATCAAGCACCTGCTGTCGTCGAAGAAGCCGCTGAAGTCGTACGCCTGGTACATCTGGTACTGA, 13315, 13396(+</text:p>
          </table:table-cell>
          <table:table-cell table:formula="of:=MID([.J102]; FIND(&quot;),&quot;;[.J102]) + 1; FIND(&quot;),&quot;;[.J102];FIND(&quot;),&quot;;[.J102])+1) - FIND(&quot;),&quot;;[.J102]) - 1)" office:value-type="string" office:string-value="" calcext:value-type="error">
            <text:p>#WERT!</text:p>
          </table:table-cell>
          <table:table-cell table:formula="of:=RIGHT([.J102];LEN([.J102]) - FIND(&quot;),&quot;; [.J102]; FIND(&quot;),&quot;; [.J102]) + 1))" office:value-type="string" office:string-value="" calcext:value-type="error">
            <text:p>#WERT!</text:p>
          </table:table-cell>
          <table:table-cell office:value-type="string" calcext:value-type="string">
            <text:p>, AWYIWY*, 13315, 13396(+), AWYIWY*, 13306, 13396(+)</text:p>
          </table:table-cell>
        </table:table-row>
        <table:table-row table:style-name="ro1">
          <table:table-cell office:value-type="string" calcext:value-type="string">
            <text:p>WP_153753453.1</text:p>
          </table:table-cell>
          <table:table-cell office:value-type="float" office:value="1775626071" calcext:value-type="float">
            <text:p>1775626071</text:p>
          </table:table-cell>
          <table:table-cell office:value-type="string" calcext:value-type="string">
            <text:p>Xanthomonas sontii</text:p>
          </table:table-cell>
          <table:table-cell office:value-type="string" calcext:value-type="string">
            <text:p>Xanthomonas sontii strain ASD011 scf_13134_26, whole genome shotgun sequence</text:p>
          </table:table-cell>
          <table:table-cell office:value-type="float" office:value="1775626071" calcext:value-type="float">
            <text:p>1775626071</text:p>
          </table:table-cell>
          <table:table-cell office:value-type="string" calcext:value-type="string">
            <text:p>13485..14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617-14565']</text:p>
          </table:table-cell>
          <table:table-cell office:value-type="string" calcext:value-type="string">
            <text:p>GTTCGCGCGCGCCATCGGCATGCTGCAGGGCGCCGTCGGCGAGCACGCGGTCGCTGCGATGGACCTGGCGCACGCAGGCCGGCGCGAAGTAGCCGAACGGCGTCTGGATGTAGTCGTCGGGGACGTTGGTGGGCTTGTGCGCGGCAGGCAGGGCGCCGACCCGCGCCAGGCGGGCGTCGGGCGCGGCAGTCTGGGCCAGTGCGCTGGCGCTCAGGCCGAGCAGGGGCAGCATCAGCAGCAGGGCGGCGTGCACGCAGCGGCGTGCGGACGAGGAAAACGGACGGATGTCGGAGTGCATGGGAATCGCCTTGTCGTGAGAATGCGGAGTGCGTTCTCGGGAGCCCGCGGAGCACGGCGCTGCGCGATGCGGCGGCGCAGGCCATCGCAGGTATCCCGTTTGCGAAGCGAATGGCACGGTGATGGTGGGTCGATGGCGCCTGCATGGTGGCGGAAGGAGCGGCGACAATGGACCCGATGCGCACGCCAGGCTTGTCGGATTTACGCATGCGCTGCCGCGAATTCCGCACGGTGCGAGGCGGGAGCGAACCACTTCACGGTGCGGCCGGAATGCGGGTTGCGCTTTGCGGTGCATGACGTAGACAAGTCTCGGGGCCGCGCTGCGTCATGCCGGGGCAGCCAGTGGGGCGCGGATGAGCGAAAATCCCCGCAGCGCGCCGTCCCGGGCGCGCGCCCCGTGCGTTTTTCAGGAGAGTCCCATGCGTCATGCCCTTCGTTCCCGCTGTGCCGCGTCGGCGCGGTGCGCCTGCGCCGCGGGCGTGCGCCGATGACCTCGCCCTGGGGCAACCGCCCGCGCGGTGGGAATCCCCCCTCTCCCCCCGGGAGAGGGGCCGGGGGTGAGGGTGCGGCGGCGACCAACCGCAACGAACTGCGCCTCTACGGCCTCAATGCGGTGCGCGCGGTGTACGCGCGGCGGCCGGAGGCGATCCGCAAGCTGTACCTGAGCGAGGCGCGGATCCCGGCATTGCAGCCGCTGCTGAAGTGGTGCGTGGCCAACCGGGTCGGCTACCGCGTGGTGGACGAGGCCGATCTGCACAAGCTCGCCGCCAGCAGCCACCACGAGGGCGTGGTGGCCGACGTGCTGCGCGTCGCGCCGCTGGCCCTGGCCGACTGGCTGCAGGCGCTGGCGTCGGGTCCGGCGCTGGCGCTGTGGTTGGATGGCGTGGGCAATCCGCACAATTTCGGCGCGATCCTGCGCTCGGCGGCGCACTTCGGCGTGGGCGCGATCCTGTTGCCGGAGCAGGCCGCACTGGCGCTGTCCGGTGCCGCCGCGCGCGTGGCCGAGGGCGGCGCCGAGGCGGTGCCGCTGGTGCGGCTGCCACCCACGATGCAGGCGCAGGCGCAATTGCGCGGCGCGGGCTTCGCCCTCGCGGCGACGCTGGTGGACGGCGGCGACGATCTGTTCGCCACTGCCTTGCCGCAGCGCCTGGTCTACGTGATGGGCGCCGAGAGCGACGGGATGGACCGCGACTTCGCGCAGGCCTGCGATCTGCGCCTGTCCATCCCCGGCAGCGGCGCGGTGGAAAGCCTCAACGTCGCCGCCGCCACCGCGGTGTTGCTGGGCACCTGGCGCAGCCGGCATCCGCACGGGCGTGCGGCGCGCTGAGCACGGCGTCACGCGCTGAGATGCGGCTGCATTTGGCTACGCAATAGTGTGCGCGCCGGCCGGTTTCGGGTTTGCGAGGGGCCTGCCGGCGGCGTAGCGTGCAGGCGCGCCTCGCCGATGCGATCGCGCCACGCGCGCTGGCGTCGGCGAAACCGCGCAGTCCCCCGCCCGAAAGGGCCATCGTCACTCCTGCGGAGATGTCGCTCATGAAGCTGCTGTTCTCCATCAAGCACCTGCTGTCGTCGAAGAAGCCGCTGAAGTCGTACGCCTGGTACATCTGGTACTGAGCGCCGTGTGCGATGCCGCGCGGCATGCCGTGCGGCCGGTGCCCGGCGGACGCACTGCGCCGGGCGTCGTTCCTCCAGGAGACTGGCGATGTCCGCCACCATGGTCGACCGCGATGCGCGCGCCACGGTCTTCGCGCCGCGTCTGCAGGCGTTGCTGCGCGCGCATGTGGGGCAGGACGCGTTCCGCCTGGATGCCGACACGGTCGGTGTCGCCGGCGCCGCGCTGAGCGACCGCCTGCTCGCGGCCCGGCCCGCCACCGAACACGAACGGCCGACCTTCAAGCCGTTGCACGGCCGCTCGATCGCGCGCAGCGAGGCGGCGAAACTGATGCAGGCGATCGGCCGCGACGTGCGCGAGGCGCTGAAGCGTCCGCCGCCGCCCACGCTCGACCTGTCCGGCCCATGGCCGCACGTCGGCCATGTCTATCTGCGCGACCTGCTGCTCGGCGGCGACCCATGGCGGCTGCGCCTGCTGATGGACCGCACCCTGGAACTGACGCCGCGCCTGACCTGGGCGGTGATCGCCGCCGGCGCGCTCGCACCGCTGGCGCCGGGCGCAGAGGCCTCGGCGTTGGCCACGCTGCTGTCCGCGGCCGACGGCTACCGCGCGCGCCGCGATGCGATGGGCCTGTACCGGCGCACCGCCGCGCCGGTGTGCTTCACCATTTCCACGCTGGTCGCCAACGCGCTGTGGCTGGGGTCGCCGTTCGACGCGCGCGTCTGCAACCGCAACATCCTCTACGAAACCCTGCGCCTGCTGCCGCCGTCCTGGAACATCCTGCGCAATGCCTCGCCCGAGTACGGTGCGCTGGATCCGCGTATCGGCGCCGCCGACGACGTGCTGGTGCTGCCCTTGCTCAGCCATCGCGATCCGGCGCTGTGGGGGGAGCCGGAGGCGTTCCGGCCAGAGCGCTGGGACGGCGTGGATCCCGATGCGTTGCCCGGCTACCTGCCGTTCGGCCATGCCTCCGAGCGCTGCTGGGGCCGGCACATGGTCATGCCGCTGGCGGAGCGGCTACTGGACCTGCTGCGCGGTCAGGACCTGGTCGCGGACCCGCAGCAGCGTCGCGCCACTGTGCCGTTGACCGGGCTGCTCGGTGTGGCCCAGGTCGACGTGATCCGGCACGCGCGCGCGCGAGGCGTTGCCTGCCGCACGCGGTGACGGCGCTCAGCGCGGGGCGGGCGGCGCGGTGGACCCGCGCGTGACCAGGGTGTAGTCCAGCACCTGGTGGGTGCCGCGGCTGGGCAGGCCGTCGCGGCGCTGGCGAATTTCGCCGAGCAGCAGCGTCACCGCGGCCCTGCCCATCGCCGCGACCGGCTGGTGGATGGTGGTCAGCTCCGGCCAGATCGTGGTGGCCACCGGCGTGTCGTCGAAACCGGCGATCGACAGATCCTCGGGCACGCGCAGGCGCAGTCCATGCGCGATCGCCAGCGCTGCCGCGGCCATGTCGTCGTTGCTGCACAGGATCGCGCTGGGACGCGGGGCGACCTGCAGCAACGCAGTGGCCGCGAGCAGGCCGGAGCGGTAGGTGAACAGGCCTTCGGCCACGCGCTCCGGCGCCACCGTCAGCCCGGCCCCGGCCATGGTGTCGAAGAACGCGCGGCTGCGCAGCGCGCTGGGCGTGTGCCCGGGATCGCCGCTGACGAAGCCGATGTCGCGGTGGCCCAGGTCGAGCAGATGCCGGGTGAGCGCGCACGCCGCCTGGTAGTCGTCGATGCGCACCGAGCTGACCCCGGGCATCGGTGCGCCGGTGGCGACCGCGACCAGCGGAATGCCGCGCGCATCCAGTTCGGCGATGGTCTGCCGCGCATCGCACAGCGGCGGCGGCAGGATCAGGCCATCGGCACCGGCCTCAAGCAGGCGTTCGGTGGCGGCGCGCTGGCTGGCGCTGTCGTCGCTCTTTTCCACCAGCACCTGGCAGCCTTCCAGGCTGCTCTGCTCGAGCATGCCGAGCATGAACTGGTTGAGGTAGGCCGCGCTGGGATTGCTGTAGAGAACGCCGATGCGC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TCTGGGCGGTTCCACTGTCTTGGCCTGGCTGCCGAAACCGCCGTCGGCCTGCGCCGCCAGATATGCGAACACCGCATACGCGGCGACGTTCTGCGCCAGCGCCTTCGGGTCGATCTTGTCCAGGGTGTCGTCGGCGGTGTGATGCAGATCGAAGTAATCGCTGCCGTCCTGCGCCAGCCAGGCCCAGGCGCCGCCCTTGGCGGCGAGCGGCCCGACGTCCGGGCCGGGGCCGCCGGCGTCCGGCGCATAGGCGATGCCGAGTGGCGCCAGCGCCTCGGCGATCTGCCGGGTCGCCGCGCGCGAGCCGGCGGCATCGCCGGAGCCGGTGTTGAAGGCATAGATGCGGCCGGCGCCGAAGTCGCTCTCGGCGGCGATCTGGTGCCGCGCCACGTCCTTGGCATGCGCCTGCGCATAGGCCTTGCCGCCGTACAGACCCTGCTCCTCGTTGGCGAAGGCGACCACGCGGATGCTGCGCTTGGGCGCCTGCTTGAGCTGGCCGATCAGATGCCCGGCAGCCATGCTGATCGCCACGCCGGCGCCGTCGTCGATCGCGCCGGTGCCCAGGTCCCAGGAATCCAGGTGCCCGCCGATCAGCACCACCTCGTTGGGCAGCGTGCGCCCGGTGATCTGCCCGATCACGTTGTAGGAAATCGCGGTGCCGTCCCAGCCGCAGTCCAGCGCCAGGCGCAGGCGCACCGGGCCGCGCGCGAGCAGGCGCGCCAGCTGGTTGGCATCGGGCACCGACAGCGCCGCCGCCGGCACCGGCGTCAGTCCTTCGTCGAAGCGGGTGATGCCGGTATGCGGCACGCGGTGCGAATCGGTGCCGGCCGAGCGCATCACGAAACCGATCGCGCCCTTGCGGATCGCTTCGGA</text:p>
          </table:table-cell>
          <table:table-cell office:value-type="string" calcext:value-type="string">
            <text:p>, ATGAAGCTGCTGTTCTCCATCAAGCACCTGCTGTCGTCGAAGAAGCCGCTGAAGTCGTACGCCTGGTACATCTGGTACTGA, 13315, 13396(+), ATGTCGCTCATGAAGCTGCTGTTCTCCATCAAGCACCTGCTGTCGTCGAAGAAGCCGCTGAAGTCGTACGCCTGGTACATCTGGTACTGA, 13306, 13396(+)</text:p>
          </table:table-cell>
          <table:table-cell table:formula="of:=LEFT([.J103];FIND(&quot;),&quot;;[.J103])-1)" office:value-type="string" office:string-value=", ATGAAGCTGCTGTTCTCCATCAAGCACCTGCTGTCGTCGAAGAAGCCGCTGAAGTCGTACGCCTGGTACATCTGGTACTGA, 13315, 13396(+" calcext:value-type="string">
            <text:p>, ATGAAGCTGCTGTTCTCCATCAAGCACCTGCTGTCGTCGAAGAAGCCGCTGAAGTCGTACGCCTGGTACATCTGGTACTGA, 13315, 13396(+</text:p>
          </table:table-cell>
          <table:table-cell table:formula="of:=MID([.J103]; FIND(&quot;),&quot;;[.J103]) + 1; FIND(&quot;),&quot;;[.J103];FIND(&quot;),&quot;;[.J103])+1) - FIND(&quot;),&quot;;[.J103]) - 1)" office:value-type="string" office:string-value="" calcext:value-type="error">
            <text:p>#WERT!</text:p>
          </table:table-cell>
          <table:table-cell table:formula="of:=RIGHT([.J103];LEN([.J103]) - FIND(&quot;),&quot;; [.J103]; FIND(&quot;),&quot;; [.J103]) + 1))" office:value-type="string" office:string-value="" calcext:value-type="error">
            <text:p>#WERT!</text:p>
          </table:table-cell>
          <table:table-cell office:value-type="string" calcext:value-type="string">
            <text:p>, AWYIWY*, 13315, 13396(+), AWYIWY*, 13306, 13396(+)</text:p>
          </table:table-cell>
        </table:table-row>
        <table:table-row table:style-name="ro1">
          <table:table-cell office:value-type="string" calcext:value-type="string">
            <text:p>WP_152243249.1</text:p>
          </table:table-cell>
          <table:table-cell office:value-type="float" office:value="1768860196" calcext:value-type="float">
            <text:p>1768860196</text:p>
          </table:table-cell>
          <table:table-cell office:value-type="string" calcext:value-type="string">
            <text:p>Xanthomonas sp. LMG 12462</text:p>
          </table:table-cell>
          <table:table-cell office:value-type="string" calcext:value-type="string">
            <text:p>Xanthomonas sp. LMG 12462 strain LMG12462 LMG12462_contig_2, whole genome shotgun sequence</text:p>
          </table:table-cell>
          <table:table-cell office:value-type="float" office:value="1768860196" calcext:value-type="float">
            <text:p>1768860196</text:p>
          </table:table-cell>
          <table:table-cell office:value-type="string" calcext:value-type="string">
            <text:p>81864..82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369-10019']</text:p>
          </table:table-cell>
          <table:table-cell office:value-type="string" calcext:value-type="string">
            <text:p>GTTCGCGCGCGCCATCGGCATGCTGCAGGGCGCCGTCGGCGAGCACGCGGTCGCTGCGATGGACCTGGCGCACGCAGGCCGGCGCGAAGTAGCCGAACGGCGTCTGGATGTAGTCGTCGGGGACGTTGGTGGGCTTGTGCGCGGCAGGCAGGGCGCCGACCCGCGCCAGGCGGGCGTCGGGCGCGGCAGTCTGGGCCAGTGCGCTGGCGCTCAGGCCGAGCAGGGGCAGCATCAGCAGCAGGGCGGCGTGCACGCAGCGGCGTGCGGACGAGGAAAACGGACGGATGTCGGAGTGCATGGGAATCGCCTTGTCGTGAGAATGCGGAGTGCGTTCTCGGGAGCCCGCGGAGCACGGCGCTGCGCGATGCGGCGGCGCAGGCCATCGCAGGTATCCCGTCTGCGAAGCGAATGGCACGGTGATGGTGGGTCGATGGCGCCTGCATGGTGGCGGAAGGAGCGGCGACAATGGACCCGATGCGCGCGCCAGGCTTGTCGGATTTGCGCATGCGCTGCCGCGAATTCCGCACGGTGGAAGCCGGGAGCGAACCACTTCACGGTGCGGCCGGAATGCGGGTTGCGCTTTGCGGTGCATGACGTAGACAAGTCTCGGGGCCGCGCTGCGTCATGCCGGGGCAGCCAGTGGGGCGCGGATGAGCGAAAATCCCCACAGCGCGCCGTCCCGGGCGCGCGCCCCGTGCGTTTTTCAGGAGAGTCCCATGCGTCATGCCCTTCGTTTCCGCTGTGCCGCGTCGGCGCGGTGCGCCTGCGCCGCGGGCGTGCGCCGATGACCTCGCCCTGGGGCAACCGCTCGCGCGGTGGGAATCCCCCCTCTCCCCCCGGGAGAGGGGCCGGGGGCGAGGGTGCGGCGGCGACCAACCGCAACGAACTGCGCCTCTACGGCCTCAACGCGGTGCGCGCGGTGTACGCGCGGCGGCCGGAGGCGATCCGCAAGCTGTACCTGAGCGAGGCGCGGATTCCGGCATTGCAGCCGCTGCTGAAGTGGTGCGTGGCCAACCGGGTCGGCTACCGCGTGGTGGACGAGGCCGATCTGCACAAGCTCGCCGCCAGCAGCCACCACGAGGGCGTGGTCGCCGACGTGCTGCGCGTCGCGCCGCTGGCCCTGGCCGACTGGCTGCAGGCGCTGGCGCCGGGTCCGGCGCTGGCGCTGTGGCTGGATGGCGTGGGCAACCCGCACAATTTCGGCGCGATCCTGCGCTCGGCGGCGCACTTCGGCGTGGGCGCGATCCTGTTGCCGGAGCAGGCCGCACTGGCGCTGTCCGGTGCCGCCGCGCGCGTGGCCGAGGGCGGCGCCGAGGCGGTGCCGCTGGTGCGGCTGCCGCCCACGATGCAGGCTCAGGCGCAATTGCGCGGCGCGGGCTTCGCCCTCGCGGCGACGCTGGTGGACGGCGGCGACGATCTGTTCGCCACTGCCTTGCCGCAGCGCCTGGTCTACGTGATGGGCGCCGAGAGCGACGGGATGGACCGCGACTTCGCGCAGGCCTGCGATCTGCGCCTGTCCATCCCCGGCAGCGGCGCGGTGGAAAGCCTCAACGTCGCCGCCGCCACCGCGGTGTTGCTGGGCACCTGGCGCAGCCGGCATCCGCACGGGCGTGCGGCGCGCTGAGCACGGCGTCACGCGCTGAGATGCGGCTGCATTTGGCTACGCAATAGTGTGCGCGCCGGCCGGTTTCGGGTTTGCGAGGGGCCTGCCGGCGGCGTAGCGTGCAGGCGCGCCTCGCCGATGCGATCGCGCCACGCGCGCTGGCGTCGGCGAAACCGCGCAGTCCCCCGCCCGAAAGGGCCATCGTCACTCCTGCGGAGATGTCGCTCATGAAGCTGCTGTTCTCCATCAAGCACCTGCTGTCGTCGAAGAAGCCGCTGAAGTCGTACGCCTGGTACATCTGGTACTGAGCGCCGTGTGCGATGCCGCGCGGCATGCCGTGCGGCCGGTGCCCGGCGGATGCGCTGCGCCGGGCGTCGTTCCTCCAGGAGACTGGCGATGTCCGCCACCATGGTCGACCGCGATGCGCGCGCCACGGTCTTCGCGCCGCGTCTGCAGGCGTTGCTGCGCGCGCATGTGGGGCAGGACGCGTTCCGCCTGGATGCCGACACGGTCGGTGTCGCCGGCGCCGCGCTGAGCGACCGCCTGCTCGCGGCCCGGCCCGCCACCGAACACGAACGGCCGACCTTCAAGCCGTTGCACGGCCGCTCGATCGCGCGCAGCGAAGCGGCGAAACTGATGCAGGCGATCGGCCGCGACGTGCGCGAGGCGCTGAAGCGTCCGCCGCCGCCCACGCTCGACCTGTCCGGTCCATGGCCGCACATCGGCCATGTCTATCTGCGCGACCTGCTGCTCGGCGGCGACCCGTGGCGGCTGCGCCTGCTGATGGACCGCACCCTGGAACTCACGCCGCGCCTGACCTGGGCGGTGATCGCCGCCGGCGCGCTCGCACCGCTGGCGCCGTGCGCGGAGGCCTCGGCGTTGGCCACGCTGCTGTCCGCGGCCGACGGCTACCGCGCGCGCCGCGATGCGATGGGCCTGTACCGGCGCACCGCCGCGCCGGTGTGCTTCACCATTTCCACGCTGGTTGCCAACGCGCTGTGGCTGGGGTCGCCGTTCGACGCGCGCGTCTGCAACCGCAACATCCTCTACGAAACCCTGCGCCTGCTGCCGCCGTCCTGGAACATCCTGCGCAATGCCTCGCCCGAGTACGGTGCGCTGGATCCGCGTATCAGCGCCGCCGACGACGTGCTGGTGCTGCCCTTGCTCAGCCATCGCGATCCGGCGCTGTGGGAGGAGCCGGAGGCGTTCCGGCCCGAGCGCTGGGACGGCGTGGATCCCGATGCGTTGCCCGGCTACCTGCCGTTCGGCCATGCCTCCGAGCGCTGCTGGGGCCGGCACATGGTCATGCCGCTGGCGGAGCGGCTACTGGACCTGCTGCGCGGTCAGGACCTGGTCGCGGACCCGCAGCAGCGTCGCGCCACTGTGCCGTTGACCGGGCTGCTCGGTGTGGCCCAGGTCGACGTGATCCGGCACGCGCGCGCTCGAGGCGTTGCCTGCCGCACGCGGTGACGGCGCTCAGCGCGGGGCGGGCGGCGCGGTGGACCCGCGCGTGACCAGGGTGTAGTCCAGCACCTGATGGGTACCGCGGCTGGGCAGTCCGTCGCGGCGTTGGCGAATTTCGCCGAGCAGTAGCGTCACCGCGGCCCTGCCCATCGCCGCGACCGGCTGGTGGATGGTGGTCAGCTCCGGCCAGATCGTGGTGGCCACCGGCGTGTCGTCGAAACCGGCGATCGACAGATCCTCGGGAACGCGCAGGCGCAGTCCGTGCGCGATCGCCAGCGCTGCCGCGGCCATGTCGTCGTTGCTGCACAGGATCGCGCTGGGACGCGGGGCGACCTGCAGCAACGCAGTGGCCGCGAGCAGGCCGGAGCGGTAGGTGAACAGGCCTTCGGCCACGCGCTCCGGCGCCACCGTCAGCCCGGCCCCGGCCATGGTGTCGAAGAACGCGCGGCTGCGCAGCGCGCTGGGCGTGTGCCCGGGATCGCCGCTGACGAAGCCGATGTCGCGGTGGCCCAGGTCGAGCAGATGCCGGGTGAGCGCGCACGCCGCCTGGTAGTCGTCGATGCGCACCGAGCTGACCCCGGGCATCGGTGCGCCGGTGGCGACCGCGACCAGCGGAATGCCGCGCGCATCCAGTTCGGCGATGGTCTGCCGCGCATCGCACAGCGGCGGCGGCAGGATCAGGCCATCGGCACCGGCCTCAAGCAGGCGTTCGGTGGCGGCGCGCTGGCTGGCGCTGTCGTCGCTCTTTTCCACCAGCACCTGGCAGCCTTCCAGGCTGCTCTGCTCGAGCATGCCGAGCATGAACTGGTTGAGGTAGGCCGCGCTGGGATTGCTGTAGAGAACGCCGATGCGC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CCTGGGCGGTTCCACTGTCTTGGCCTGGCTGCCGAAACCGCCGTCGGCCTGCGCCGCCAGATATGCGAACACCGCATACGCGGCGACGTTCTGCGCCAGCGCCTTCGGGTCGATCTTGTCCAGGGTGTCGTCGGCGGTGTGATGCAGATCGAAGTAATCGCTGCCGTCCTGCGCCAGCCAGGCCCAGGCGCCGCCCCTGGCGGCGAGCGGCCCGACGTCCGGGCCGGGGCCGCCGGCGTCCGGCGCATAGGCGATGCCGAGCGGCGCCAGCGCCTCGGCGATCTGCCGGGTCGCCGCGCGCGAGCCGGCGGCATCGCCGGAGCCGGTGTTGAAGGCATAGATGCGGCCGGCGCCGAAGTCGCTCTCGGCGGCGATCTGGTGCCGCGCCACGTCCTTGGCATGCGCCTGCGCGTAGGCCTTGCCGCCGTACAGACCCTGCTCCTCGTTGGCGAAGGCGACCACGCGGATGCTGCGCTTGGGAGCCTGCTTGAGCTGGCCGATCAGATGCCCGGCGGCCATGCTGATCGCCACGCCGGCGCCGTCGTCGATCGCGCCGGTGCCCAGGTCCCAGGAATCCAGGTGCCCGCCGATCAGCACCACCTCGTTCGGCAGCGTGCGCCCGGTGATCTGCCCGATCACGTTGTAGGAGGTGGCGGTGCCGTCCCAGCCGCAGTCCAGCGCCAGGCGCAGGCGTACCGTGCCGCGCGCGAGCAGGCGCGCCAGCTGGTTGGCGTCGGGCACCGACAGCGCCGCCGCCGGCACCGGCGTCAGTCCTTCGTCGAAGCGGGTGATGCCGGTATGCGGCACGCGGTGCGAATCGGTGCCGGCCGAGCGCATCACGAAACCGATCGCGCCCTTGCGGATCGCTTCCGA</text:p>
          </table:table-cell>
          <table:table-cell/>
          <table:table-cell table:formula="of:=LEFT([.J104];FIND(&quot;),&quot;;[.J104])-1)" office:value-type="string" office:string-value="" calcext:value-type="error">
            <text:p>#WERT!</text:p>
          </table:table-cell>
          <table:table-cell table:formula="of:=MID([.J104]; FIND(&quot;),&quot;;[.J104]) + 1; FIND(&quot;),&quot;;[.J104];FIND(&quot;),&quot;;[.J104])+1) - FIND(&quot;),&quot;;[.J104]) - 1)" office:value-type="string" office:string-value="" calcext:value-type="error">
            <text:p>#WERT!</text:p>
          </table:table-cell>
          <table:table-cell table:formula="of:=RIGHT([.J104];LEN([.J104]) - FIND(&quot;),&quot;; [.J104]; FIND(&quot;),&quot;; [.J10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52236185.1</text:p>
          </table:table-cell>
          <table:table-cell office:value-type="float" office:value="1768848747" calcext:value-type="float">
            <text:p>1768848747</text:p>
          </table:table-cell>
          <table:table-cell office:value-type="string" calcext:value-type="string">
            <text:p>Xanthomonas sp. LMG 12460</text:p>
          </table:table-cell>
          <table:table-cell office:value-type="string" calcext:value-type="string">
            <text:p>Xanthomonas sp. LMG 12460 strain LMG12460 LMG12460_contig_22, whole genome shotgun sequence</text:p>
          </table:table-cell>
          <table:table-cell office:value-type="float" office:value="1768848747" calcext:value-type="float">
            <text:p>1768848747</text:p>
          </table:table-cell>
          <table:table-cell office:value-type="string" calcext:value-type="string">
            <text:p>125734..126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40-11023']</text:p>
          </table:table-cell>
          <table:table-cell office:value-type="string" calcext:value-type="string">
            <text:p>CGCGCGCGCCATCGGCATGCTGCAGGGCGCCGTCGGCGAGCACGCGGTCGCTGCGATGGACCTGACGCACGCAGGCCGGCGCGAAGTAGCCGAACGGCGTCTGGATGTAGTCGTCGGGGACGTTGGTGGGCTTGTGCGCGGCAGGCAGGGCGCCGACCCGCGCCAGGCGGGCGTCGGGCGCGGCGGTCTGGGCCAGTGCGCTGGCGCTCAGGCCGAGCAGGGGCAGCATCAGCAGCAGGGCGGCGTGCACGCAGCGGCGTGCGGACGAGGAAAACGGACGGATGTCGGAGTGCATGGGAATCGCCTTGTCGTGAGAATGCGGAGTGCGTTCTCGGGAGCCCGCGGAGCAGGGCGCTGCGCGATGCGGCGGCGCAGGCCATCGCAGGTATCCCGTCTGCGAAGCGAATGGCACGGTGATGGTGGGTCGATGGCGCCTGCATGGTGGCGGAAGGAGCGGCGACAATGGACCCGATGCGCACGCCAGGCTTGTCGGATTTGCGCATGCGCTGCCGCGAATTCCGCACGGTGGAAGGCGGGAGCGAACCACTTCACGGTGCGGCCGGAATGCGGGTTGCGCTTTGCGGTGCATGACGTAGACAAGTCTCGGGGCCGCGCTGCGTCATGCCGGGGCAGCCAGTGGGGCGCGGATGAGCGAAAATCCCCGCAGCGCGCCGTCCCGGGCGCGCGCCCCGTGCGTTTTTCAGGAGAGTCCCATGCGTCATGCCCTTCGTTCCCGCTGTGCCGCGTCGGCGCGGTGCGCCTGCGCCGCGGGCGTGCGCCGATGACCTCGCCCTGGGGCAACCGCCCGCGCGGTGGGAATCCCCCCTCTCCCCCCGGGAGAGGGGCCGGGGGCGAGGGTGCGGCGGCGCCGACCAACCGCAACGAACTGCGCCTCTACGGCCTCAACGCGGTGCGCGCGGTGTACGCGCGGCGGCCGGAGGCGATCCGCAAGCTGTACCTGAGCGAGGCGCGGATCCCGGCATTGCAGCCGCTGCTGAAGTGGTGCGTGGCCAACCGGGTCGGCTACCGCGTGGTGGACGAGGCCGATCTGCACAAGCTCGCCGCCAGCAGCCACCACGAGGGCGTGGTCGCCGACGTGCTGCGCGTCGCGCCGCTGGCCCTGGCCGACTGGCTGCAGGCGCTGGCGCCGGGTCCGGCGCTGGCGCTGTGGCTGGATGGCGTGGGCAATCCGCACAATTTCGGCGCGATCCTGCGCTCGGCGGCGCACTTCGGCGTGGGCGCGATCCTGTTGCCGGAGCAGGCCGCACTGGCGCTGTCCGGTGCCGCCGCGCGCGTGGCCGAGGGCGGCGCAGAGGCGGTGCCGCTGGTGCGGCTGCCGCCCACGATGCAGGCGCAGGCGCAATTGCGCGGCGCGGGCTTCGCCCTCGCGGCGACGCTGGTGGACGGCGGCGACGATCTGTTCGCCAGTGCCTTGCCGCAGCGCCTGGTCTACGTGATGGGCGCCGAGAGCGACGGGATGGACCGCGACTTCGCGCAGGCCTGCGATCTGCGCCTGTCCATCCCCGGCAGCGGCGCGGTGGAAAGCCTCAACGTCGCCGCCGCCACCGCGGTGTTGCTGGGCACCTGGCGCAGCCGGCATCCGCACGGGCGTGCGGCGCGCTGAGCACGGCGTCACGCGCTGAGATGCGGCTGCATTTGGCTACGCAATAGTGTGCGCGCCTGCCGGTTTCGGGTTTGCGAGGGGCCTGCCGGCGGCGTAGCGTGCAGGCGTGCCTCGCCGATGCGATCGCGCCACGCGCGCTGGCGTCGGCGAAACCGCGCAGTCCCCCGCCCGAAAGGGCCATCGTCACTCCTGCGGAGATGTCGCTCATGAAGCTGCTGTTCTCCATCAAGCACCTGCTGTCATCGAAGAAGCCGCTGAAGTCGTACGCCTGGTACATCTGGTACTGAGCGCCGTGTGCGATGCCGCGCGGCATGCCGTGCGGCCGGTGCCCGGCGGATGCACTGCGCCGGGCGTCGTTCCTCCAGGAGACTGGCGATGTCCGCCACCATGGTCGACCGCGATGCGCGCGCCACGGTCTTCGCGCCGCGTCTGCAGGACTTGTTGCGCACGCATGTGGGGCAGGACGCGTTCCGCCTGGATGCCGACACGGTCGGTGTCGCCGGCGCCGCGTTGAGCGACCGCCTGCTCGCGGCCCGGCCCGCCACCGAACACGAACGGCCGACCTTCAAGCCGTTGCACGGCCGCTCGATCGCGCGCAGCGAAGCGGCGAAACTGATGCAGGCGATCGGCCGCGACGTGCGCGAGGCGCTGAAGCGTCCGCCGCCGCCCACGCTCGACCTGTCCGGTCCATGGCCGCACATCGGCCATGTCTATCTGCGCGACCTGCTGCTCGGCGGCGACCCGTGGCGGCTGCGCCTGCTGATGGACCGCACCCTGGAACTGACGCCGCGCCTGACCTGGGCGGTGATCGCCGCCGGCGCGCTCGCACCGCTGGCGCCGGACTCGGAGGCCTCGGCGTTGGCCACGCTGCTGTCCGCGGCCGATGGCTACCGCGCGCGCCGCGATGCGATGGGCCTGTACCGGCGCACCGCCGCGCCGGTGTGCTTCACCATTTCCACGCTGGTCGCCAACGCGCTGTGGCTGGGGTCGCCGTTCGACGCGCGCGTCTGCAACCGCAACATCCTCTACGAAACCCTGCGCCTGCTGCCGCCGTCCTGGAACATCCTGCGCAATGCCTCGCCCGAGTACGGTGCGCTGGATCCGCGTATCGGCGCCGCCGACGACGTGCTGGTGCTGCCCTTGCTCAGCCATCGCGATCCGGCGCTGTGGGAGGAGCCGGAGGCGTTCCGGCCCGAGCGCTGGGACGGCGTGGATCCCGATGCGTTGCCCGGCTACCTGCCGTTCGGCCATGCCTCCGAGCGCTGCTGGGGCCGGCACATGGTCATGCCGCTGGCGGAGCGGCTACTGGACCTGCTGCGCGGTCAGGACCTGGTCGCGGACCCGCAGCAGCGTCGCGCCACTGTGCCGTTGACCGGGCTGCTCGGTGTGGCCCAGGTCGACGTGATCCGGCACACGCGCGCTCGAGGCGTTGCCTGCCGCACGCGGTGACGGCGCTCAGCGCGGTGCGGGTGGCGCGGTGGACCCGCGCGTGACCAGGGTGTAGTCCAGCACCTGATGGGTACCGCGGCTGGGCAGTCCGTCGCGGCGTTGGCGAATTTCGCCGAGCAGCAGCGTCACCGCGGCCCTGCCCATCGCCGCGACCGGCTGGTGGATGGTGGTCAGCTCCGGCCAGATCGTGGTGGCCACCGGCGTGTCGTCGAAACCGGCGATCGACAGATCCTCGGGCACGCGCAGGCGCAGTCCGTGCGCGATCGCCAGCGCTGCCGCGGCCATGTCGTCGTTGCTGCACAGGATCGCGCTGGGACGCGGGGTGACCTGCAGCAACGCGGTGGCCGCGAGCAAGCCGGAGCGGTAGGTGAACAGGCCTTCGGCCACGCGCTCCGGTGCCACCGTCAGCCCGGCCCCCGCCATGGTGTCGAAGAACGCGCGGCTGCGCAGCGCGCTGGGCGTGTGCCCGGGATCGCCGCTGACGAAGCCGATGTCGCGGTGACCCAGGTCGAGCAGATGCCGGGTGAGCGCGCACGCCGCCTGGTAGTCGTCGATGCGCACCGAGCTGACCCCGGGCATCGGTGCGCCGGTGGCGACCGCCACCAGCGGGATGCCGCGCGCATCCAGTTCGGCGATGGTCTGCCGCGCATCGCAAAGCGGCGGCGGCAGGATCAGGCCATCGGCGCCGGCCTCGAGCAGGCGTTCGGTGGCGGCGCGCTGGCTGGCGCTGTCGTCGCTCTTTTCCACCAGCACCTGGCAGCCTTCCAGGCTGCTCTGCTCGAGCATGCCGAGCATGAACTGGTTGAGGTAGGCCGCGCTGGGATTGCTGTACAGCACGCCGATGCGC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CCTGGGCGGTTCCACTGTCTTGGCCTGGCTGCCGAAACCGCCGTCGGCCTGCGCCGCCAGATATGCGAACACCGCATACGCGGCGACGTTCTGCGCCAGCGCCTTCGGGTCGATCTTGTCCAGGGTGTCGTCGGCGGTGTGATGCAGATCGAAGTAATCGCTGCCGTCCTGCGCCAGCCAGGCCCAGGCGCCGCCCTTGGCGGCGAGCGGCCCGACGTCCGGGCCGGGGCCGCCGGCGTCCGGCGCATAGGCGATGCCGAGCGGTGCCAGCGCCTCGGCGATCTGCCGGGTCGCCGCGCGCGAGCCGGCGGCATCGCCGGAGCCGGTGTTGAAGGCATAGATGCGGCCGGCGCCGAAGTCGCTCTCGGCGGCGATCTGGTGCCGCGCCACGTCCTTGGCATGCGCCTGCGCATAGGCCTTGCCGCCGTACAGACCCTGCTCCTCGTTGGCGAAGGCGACCACGCGGATGCTGCGCTTGGGCGCCTGCTTGAGCTGGCCGATCAGATGCCCGGCAGCCATGCTGATCGCCACGCCGGCGCCGTCGTCGATCGCGCCGGTGCCCAGGTCCCAGGAATCCAGGTGCCCGCCGATCAGCACCACCTCGTTGGGCAGCGTGCGCCCGGTGATCTGCCCGATCACGTTGTAGGAAGTCGCGGTGCCGTCCCAGCCGCAGTCCAGCGCCAGGCGCAGGCGCACCGGGCCGCGCGCGAGCAGGCGCGCCAGCTGGTCGGCATCGGGCACCGACAGCGCCGCCGCCGGCACCGGCGTCAGTCCTTCGTCGAAGCGGGTGATGCCGGTATGCGGCACGCGGTGCGAATCGGTGCCGGCCGAGCGCATCACGAAACCGATCGCGCCCTTGCGGATCGCTTCTGA</text:p>
          </table:table-cell>
          <table:table-cell office:value-type="string" calcext:value-type="string">
            <text:p>, ATGAAGCTGCTGTTCTCCATCAAGCACCTGCTGTCATCGAAGAAGCCGCTGAAGTCGTACGCCTGGTACATCTGGTACTGA, 125564, 125645(+), ATGTCGCTCATGAAGCTGCTGTTCTCCATCAAGCACCTGCTGTCATCGAAGAAGCCGCTGAAGTCGTACGCCTGGTACATCTGGTACTGA, 125555, 125645(+)</text:p>
          </table:table-cell>
          <table:table-cell table:formula="of:=LEFT([.J105];FIND(&quot;),&quot;;[.J105])-1)" office:value-type="string" office:string-value=", ATGAAGCTGCTGTTCTCCATCAAGCACCTGCTGTCATCGAAGAAGCCGCTGAAGTCGTACGCCTGGTACATCTGGTACTGA, 125564, 125645(+" calcext:value-type="string">
            <text:p>, ATGAAGCTGCTGTTCTCCATCAAGCACCTGCTGTCATCGAAGAAGCCGCTGAAGTCGTACGCCTGGTACATCTGGTACTGA, 125564, 125645(+</text:p>
          </table:table-cell>
          <table:table-cell table:formula="of:=MID([.J105]; FIND(&quot;),&quot;;[.J105]) + 1; FIND(&quot;),&quot;;[.J105];FIND(&quot;),&quot;;[.J105])+1) - FIND(&quot;),&quot;;[.J105]) - 1)" office:value-type="string" office:string-value="" calcext:value-type="error">
            <text:p>#WERT!</text:p>
          </table:table-cell>
          <table:table-cell table:formula="of:=RIGHT([.J105];LEN([.J105]) - FIND(&quot;),&quot;; [.J105]; FIND(&quot;),&quot;; [.J105]) + 1))" office:value-type="string" office:string-value="" calcext:value-type="error">
            <text:p>#WERT!</text:p>
          </table:table-cell>
          <table:table-cell office:value-type="string" calcext:value-type="string">
            <text:p>, AWYIWY*, 125564, 125645(+), AWYIWY*, 125555, 125645(+)</text:p>
          </table:table-cell>
        </table:table-row>
        <table:table-row table:style-name="ro1">
          <table:table-cell office:value-type="string" calcext:value-type="string">
            <text:p>WP_150410287.1</text:p>
          </table:table-cell>
          <table:table-cell office:value-type="float" office:value="1752426691" calcext:value-type="float">
            <text:p>1752426691</text:p>
          </table:table-cell>
          <table:table-cell office:value-type="string" calcext:value-type="string">
            <text:p>Xanthomonas sacchari</text:p>
          </table:table-cell>
          <table:table-cell office:value-type="string" calcext:value-type="string">
            <text:p>Xanthomonas sacchari strain PPL3 PPL3_contig_64, whole genome shotgun sequence</text:p>
          </table:table-cell>
          <table:table-cell office:value-type="float" office:value="1752426691" calcext:value-type="float">
            <text:p>1752426691</text:p>
          </table:table-cell>
          <table:table-cell office:value-type="string" calcext:value-type="string">
            <text:p>27321..28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059-14053']</text:p>
          </table:table-cell>
          <table:table-cell office:value-type="string" calcext:value-type="string">
            <text:p>GTTCGCGCGCGCCATCGGCATGCTGCAGGGCGCCGTCGGCGAGCACGCGGTCGCTGCGATGGACCTGGCGTACGCAGGCCGGCGCGAAGTAGCCGAACGGCGTCTGGATGTAGTCGTCGGGGACGTTGGTGGGCTTGTGCGCGGCAGGCAGGGCGCCGACCCGCGCCAGGCGGGCGTCGGGCGCTGCAGTCTGGGCCAGTGCGCTGGCGCTCAGGCCGAGCAGGGGCAGCATCAGCAGCAGGGCGGCGTGCACGCAGCGGCGTGCGGACGAGGAAAACGGACGGATGTCGGAGTGCATGGGAATCGCCTTGTCGTGAGAATGCGGAGTGCGTTCTCGGGAGCCCGCGGAGCACGGCGCTGCGCGATGCGGCGGCGCAGGCCATCGCAGGTATCCCGTCTGCGAAGCGAATGGCACGGTGATGGTGGGTCGATGGCGCCTGCATGGTGGCGGAAGGAGCGGCGACAATGGACCCGATGCGCACGCCAGGCTTGTCGGATTTGCGCATGCGCTGCCGCGAATTCCGCACGGTGGGAGGCGGGAGCGAACCACTTCACGGTGCGGCCGGAATGCGGGTTGCGCTTTGCGGTGCATGACGTAGACAAGTCTCGGGGCCGCGCTGCGTCATGCCGGGGCAGCCAGTGGGGCGCGGATGAGCGAAAATCCCCGCAGCGCGCCGTCCCTGGCGCGCGCCCCGTGCGTTTTCCAGGAGAGTCCCATGCGTCATGCCCTTCGTTCCCGCTGTGCCGCGTCGGTGCGGTGCGCCTGCGCCGCGGGCGTGCGCCGATGACCTCGCCCTGGGGCAACCGCCCGCGCGGTGGGAATCCCCCCTCTCCCCCCGGGAGAGCGGCCGGGGGCGAGGGTGCGGCGGCGACCAACCGCAACGAACTGCGCCTCTACGGCCTCAACGCGGTGCGCGCGGTGTACGCGCGGCGGCCGGAGGCGATCCGCAAGCTGTACCTGAGCGAGGCGCGGATTCCGGCATTGCAGCCGCTGCTGAAGTGGTGCGTGGCCAACCGGGTCGGCTACCGCGTGGTGGACGAGGCCGATCTGCACAAGCTCGCCGCCAGCAGCCACCACGAGGGCGTGGTGGCCGACGTGCTGCGCGTCGCGCCGCTGGCCCTGGCCGACTGGCTGCAGGCGCTGGCGCCGGGTCCGGCGCTGGCGCTGTGGCTGGATGGCGTTGGCAATCCGCACAATTTCGGCGCGATCCTGCGCTCGGCGGCGCACTTCGGCGTGGGCGCGATCCTGTTGCCGGAGCAGGCCGCACTGGCGCTGTCCGGTGCTGCCGCGCGCGTGGCCGAGGGCGGCGCCGAGGCGGTGCCGCTGGTGCGGCTGCCGCCCACGATGCAGGCGCAGGCGCAATTGCGCGGCGCGGGCTTCGCCCTCGCGGCGACGCTGGTGGACGGCGGCGACGATCTGTTCGCCACTGCCTTGCCGCAGCGCCTGGTCTACGTGATGGGCGCCGAGAGCGACGGCATGGACCGCGACTTCGCGCAGGCCTGCGATCTGCGCCTGTCCATCCCCGGCAGCGGCGCGGTGGAAAGCCTCAACGTCGCCGCCGCCACCGCGGTGTTGCTGGGCACCTGGCGCAGCCGGCATCCGCACGGGCGTGCGGCGCGCTGAGCACGGCGTCACGCGCTGAGATGCGGCTGCATTTGGCTACGCAATAGTGTGCGCGCCGGCCGGTTTCGGGTTTGCGAGGGGCCTGCCGGCGGCGTAGCGTGCAGGCGCGCCTCGCCGATGCGATCGCGCCACGCGCGCTGGCGTCGGCGAAACCGCGCAGTCCCCCGCCCGAAAGGGCCATCGTCACTCCTGCGGAGATGTCGCTCATGAAGCTGCTGTTCTCCATCAAGCACCTGCTGTCGTCGAAGAAGCCGCTGAAGTCGTACGCCTGGTACATCTGGTACTGAGCGCCGTGCGCGATGCCGCGCGGCATGCCGTGCGGCCGGTGCCCGGCGGATGCGCTGCGCCGGGCGTCGTTCCTCCAGGAGACTGGCGATGTCCGCCACCATGGTCGACCGCGATGCGCGCGCCACGGTCTTCGCGCCGCGTCTGCAGGCGTTGCTGCGCGCGCATGTGGGGCATGACGCGTTCCGCCTGGATGCCGACACGGTCGGTGTCGCCGGCGCCGCGCTGAGCGACCGCCTGCTCGCGGCCCGGCCCGCCACCGAACACGAACGGCCGACCTTCAAGCCGTTGCACGGCCGCTCGATCGCGCGCAGCGAAGCGGCGAAACTGATGCAGGCGATCGGCCGCGACGTGCGCGAGGCGCTGAAGCGTCCGCCGCCGCCCACGCTCGACCTGTCCGGCCCATGGCCGCACATCGGCCATGTCTATCTGCGCGACCTGCTGCTCGGCGGCGACCCGTGGCGGCTGCGCCTGCTGATGGACCGCACCCTGGAACTGACGCCGCGCCTGACCTGGGCGGTGATCGCCGCCGGCGCGCTCGCACCGCTGGCGCCGTGCGCGGAGGCCTCGGCGTTGGCCACGCTGCTGTCCGCGGCCGACGGCTACCGCGCGCGCCGCGATGCGATGGGCCTGTACCGGCGCACCGCCGCGCCGGTGTGCTTCACCATTTCCACGCTGGTCGCCAACGCGCTGTGGCTGGGGTCGCCGTTCGACGCGCGCGTCTGCAACCGCAACATCCTCTACGAAACCCTGCGCCTGCTGCCGCCGTCCTGGAACATCCTGCGCAATGCCTCGCCCGAGTACGGTGCGCTGGATCCGCGTATCGGCGCCGCCGACGACGTGCTGGTGCTGCCCTTGCTCAGCCATCGCGATCCGGCGCTGTGGGAGGAGCCGGAGGCGTTCCGGCCCGAGCGCTGGGACGGCGTGGATCCCGATGCGGTGCCCGGCTACCTGCCGTTCGGCCATGCCTCCGAGCGCTGCTGGGGCCGGCACATGGTCATGCCGCTGGCGGAGCGGCTACTGGACCTGCTGCGCGGTCAGGACCTGGTTGCGGACCCGCAGCAGCGTCGCGCCACTGTGCCGTTGACCGGGCTGCTCGGTGTGGCCCAGGTCGATGTGATCCGGCACACGCGCGCTCGAGGCGTTGCCTGCCGCACGCGGTGACGGCGCTCAGCGCGGTGCGGGCGGCGCGGTGGACCCGCGCGTGACCAGGGTGTAGTCCAGCACCTGATGGGTGCCGCGGCTGGGCAGTCCGTCGCGGCGTTGGCGAATTTCGCCGAGCAGCAGCGTCACCGCGGCCCTGCCCATCGCCGCGACCGGCTGGTGGATGGTGGTCAGCTCCGGCCAGATCGTGGTGGCCACCGGCGTGTCGTCGAAACCGGCGATCGACAGATCCTCGGGCACGCGCAGGCGCAGTCCGTGCGCGATCGCCAGCGCTGCCGCGGCCATGTCGTCGTTGCTGCACAGGATCGCGCTGGGACGCGGGGCGACCTGCAGCAACGCAGTGGCCGCGAGCAGGCCGGAGCGGTAGGTGAACAGGCCTTCGGCCACGCGCTCCGGCGCCACCGTCAGCCCGGCCCCGGCCATGGTGTCGAAGAACGCGCGGCTGCGCAGCGCGCTGGGCGTGTGCCCGGGATCGCCGCTGACGAAGCCGATGTCGCGGTGGCCCAGGTCGAGCAGGTGCCGGGTGAGCGCGCACGCCGCCTGGTAGTCGTCGATGCGCACCGAGCTGACCCCGGGCATCGGGGCGCCGGTGGCGACCGCGACCAGCGGAATGCCGCGCGCATCCAGTTCGGCGATGGTCTGCCGCGCATCGCACAGCGGCGGCGGCAGGATCAGGCCATCGGCACCGGCCTCGAGCAGGCGTTCGGTGGCGGCGCGCTGGCTGGCGCTGTCGTCGCTCTTTTCCACCAGCACCTGGCAGCCTTCCAGGCTGCTCTGCTCGAGCATGCCGAGCATGAACTGGTTGAGGTAGGCCGCGCTGGGATTGCTGTAGAGAACGCCGATGCGCGCCAGTCCTGCGGTGCGCAGCGAGCGGCCGGCGAGGTTGGGGCGGTAGCCGAGCGCCTTGATCGACGCTTCGACGCGCTCGCGCATGGTAGCGCTCACGCGCGGGTGGCGATTGATCACGCGCGAAGCAGTCATCGGCGACACGCCCGCATGGCGGGCTACATCCAGCAACGTCACCGCTGAGCCCGCGCGACGTTGCCGTATGCCCATCAAAGGTCCTGGCGCTGCTGCGGAGGGGAAGCCCCTGCGCGCGTCCTGCGCAGGTCCGGTTTACTTTACTCCCTGGGCGGTTCCACTGTCTTGGCCTGGCTGCCGAAACCGCCGTCGGCCTGCGCCGCCAGATATGCGAACACCGCATACGCGGCGACGTTCTGCGCCAGCGCCTTCGGGTCGATCTTGTCCAGGGTGTCGTCGGCGGTGTGATGCAGATCGAAGTAATCGCTGCCGTCCTGCGCCAGCCAGGCCCAGGCGCCGCCCTTGGCGGCGAGCGGACCGACGTCCGGGCCGGGGCCGCCGGCGTCCGGCGCATAGGCGATGCCGAGCGGCGCCAGCGCCTCGGCGATCTGCCGGGTCGCCGCGCGCGAGCCGGCGGCATCGCCGGAGCCGGTGTTGAAGGCATAGATGCGGCCGGCGCCGAAATCGCTCTCGGCGGCGATCTGGTGCCGCGCCACGTCCTTGGCATGCGCCTGCGCATAGGCCTTGCCGCCGTACAGGCCCTGCTCCTCGTTGGCGAAGGCGACCACGCGGATGCTGCGCTTGGGTGCCTGCTTGAGTTGGCCGATCAGATGCCCGGCGGCCATGCTGATGGCGACGCCGGCGCCGTCGTCGATCGCGCCGGTGCCCAGGTCCCAGGAATCCAGGTGCCCGCCGATCAGCACCACCTCGTTGGGCAGCGTGCGCCCGGTGATCTGCCCGATCACGTTGTAGGAGGTGGCGGTGCCGTCCCAGCCGCAGTCCAGCGCCAGGCGCAGGCGTACCGGGCCGCGCGCGAGCAGGCGCGCCAGCTGGTCGGCGTCGGGCACCGACAGCGCCGCCGCCGGCACCGGCGTCAGTCCTTCGTCGAAGCGGGTGATGCCGGTATGCGGGACGCGGTGCGAATCGGTGCCGGCCGAGCGCATCACGAAACCGATCGCGCCCTTGCGGATCGCTTCCGA</text:p>
          </table:table-cell>
          <table:table-cell office:value-type="string" calcext:value-type="string">
            <text:p>, ATGAAGCTGCTGTTCTCCATCAAGCACCTGCTGTCGTCGAAGAAGCCGCTGAAGTCGTACGCCTGGTACATCTGGTACTGA, 27151, 27232(+), ATGTCGCTCATGAAGCTGCTGTTCTCCATCAAGCACCTGCTGTCGTCGAAGAAGCCGCTGAAGTCGTACGCCTGGTACATCTGGTACTGA, 27142, 27232(+)</text:p>
          </table:table-cell>
          <table:table-cell table:formula="of:=LEFT([.J106];FIND(&quot;),&quot;;[.J106])-1)" office:value-type="string" office:string-value=", ATGAAGCTGCTGTTCTCCATCAAGCACCTGCTGTCGTCGAAGAAGCCGCTGAAGTCGTACGCCTGGTACATCTGGTACTGA, 27151, 27232(+" calcext:value-type="string">
            <text:p>, ATGAAGCTGCTGTTCTCCATCAAGCACCTGCTGTCGTCGAAGAAGCCGCTGAAGTCGTACGCCTGGTACATCTGGTACTGA, 27151, 27232(+</text:p>
          </table:table-cell>
          <table:table-cell table:formula="of:=MID([.J106]; FIND(&quot;),&quot;;[.J106]) + 1; FIND(&quot;),&quot;;[.J106];FIND(&quot;),&quot;;[.J106])+1) - FIND(&quot;),&quot;;[.J106]) - 1)" office:value-type="string" office:string-value="" calcext:value-type="error">
            <text:p>#WERT!</text:p>
          </table:table-cell>
          <table:table-cell table:formula="of:=RIGHT([.J106];LEN([.J106]) - FIND(&quot;),&quot;; [.J106]; FIND(&quot;),&quot;; [.J106]) + 1))" office:value-type="string" office:string-value="" calcext:value-type="error">
            <text:p>#WERT!</text:p>
          </table:table-cell>
          <table:table-cell office:value-type="string" calcext:value-type="string">
            <text:p>, AWYIWY*, 27151, 27232(+), AWYIWY*, 27142, 27232(+)</text:p>
          </table:table-cell>
        </table:table-row>
        <table:table-row table:style-name="ro1">
          <table:table-cell office:value-type="string" calcext:value-type="string">
            <text:p>WP_148590183.1</text:p>
          </table:table-cell>
          <table:table-cell office:value-type="float" office:value="1731389797" calcext:value-type="float">
            <text:p>1731389797</text:p>
          </table:table-cell>
          <table:table-cell office:value-type="string" calcext:value-type="string">
            <text:p>Streptomyces sp. WAC01526</text:p>
          </table:table-cell>
          <table:table-cell office:value-type="string" calcext:value-type="string">
            <text:p>Streptomyces sp. WAC01526 AA000092-182_WAC01526, whole genome shotgun sequence</text:p>
          </table:table-cell>
          <table:table-cell office:value-type="float" office:value="1731389797" calcext:value-type="float">
            <text:p>1731389797</text:p>
          </table:table-cell>
          <table:table-cell office:value-type="string" calcext:value-type="string">
            <text:p>4327..5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CGAGCGGCACCAGCTGCGCCGGGCCGTCGCTGTCCCCGGTGAGGACGGAGATGTCGGACACCTGAAGCGCGGCGCCGAGGCGCAACAGGAGAGTATGGGAACGGAGTTCACGTTCGCCGATCTCGATCTTCTTCAGCCAGTCCGGGCCACGCCCGCAGAGGTGAGCGAGGGCGGCACGAGTCATGCCGCGCGACTCCCGCAGAACCCTGATCCGCTCGCCGGTGCCGAGCTCGTCCGACAGATCCATGCGTGCCCCCTCTGGGTGGCGTAGCCGTCCCAGCCAGCGTACGGCCCGTACGGGGTCCGTGGGCAGATACCCGGGGCAGAGCTAACGGCGCGGGTGCACAATCCCGAGTGCGTAGAAGAACTGCGGAAGGGGCTCTCCGGTGTGGGAAGGCGGCGGCGATGAGTAGGCGCGACTACGAGAACGACCCTCATGCCCCTGCCGCGAACAGCTTGGTTCCGGCGGCATCTGCGGTGGTGGTCGACGACTCCGGGCGCGTCCTGCTTCAGCGTCGGCGCGACAACGGCATGTGGGCACTTCCCGGTGGCGGCATGAATATTGGCGAGTCACTGCCGGACTGCGCAGTTCGGGAGACCCGCGAAGAGACCGGGTTCCATATCGAAGTCGTAGGCCTCGTGGGCACCTACACCAACCCCCATCACGTCTTCGCCTACGACAATGGCGAAGTGCGGCAGGAATTCTCCATCTGCTTCCTGGCGAGACCATTGGGCGGGCAGCTGGCGGTGTCCGAAGAATCCACGGACGTCCGGTGGTTTGAGCCCCGAGAGATTGATGCGCTTCCGATGGTGCCCAGCATCCGAAAGCGCCTGAACGACTGGCGCGACGGCAATATGCCCGCCACACGCTGAAATCGCCCCCTGCGCCGGCTCAGCTCTCACCGGCGAACTGCCCGAGGTACTGGAACTGGCCCGGGCCTGACGTCAGTCCGGTGCCGTGGTCGTCTCCAGCCAGCGCAGATAGCCATTCGCCCCGGCAACGATCGGCACTGCGGAGACTTCCGGGTTCTGCCAGGGGTGGTGCTTGAGCAGATGCCCCTCGATCTCGTCGTAGCGGTCGGCGCGGATCTTGAGGACAAGTTGCCATTCCTCACCCGAGCCGAACTCGCCCTGGTGCCAGAACACCGAGCCGACGGGGCCGACGATCTGCGCCCCGGCTGCGAGCCGCGCTGAGACGACCGACTGCGCCAGCTTCACCGCCGCTTCGCGGCTCTCCGTGGCCGTGGACACCTGAAGAAAGTCAGTCATGCGGCGACTGTAGTGGAGTGGCATCAGGTCTCATCGCGAACTGCCCGCAGTGGCCGAGGTGCTGGAACAGATCCGGGCAGGAGGGCGAGCTGCCATTTCTCTCCTGAGCCGTACTCGACCTGGTGCCAGAATCCGGCCGGTCCGACGGTCTGAGCTCCGACTGCGAGCCGTGCAGAGACGGCCGACTGCGCCGGCTTCACCGTCGCTTCGCGGTTTTGTGGGTTGGAGAGACACCGCGCGGGAGCGGGGTCCGGAGGCTTCGACCAGCCCTATAGAGCATGCCCATGTCACATAATCCATGGCCAAACCACCCCATTCGACGCCATACACTCTCTTTCGGCGCCCGCATTGGTAGCTAATGGCTAGACTTGGGATGATTTGCCGAGATGTGAATATGGATGAATTCGAAACGCGAATTAGTCAATTCAGGCAGTGATGTGGATCACTTGACACATTCATCGAATAGGTCTTCACTTTCCACAGCAGTTGAAATGAATGCCGGGAATTCCGCCCGGCCTCTACCTCTTCTGTCGTCGCATAAGTATCTCGTTCGCCACGCAAATGGAGGTGCTCATGAAACTCGTTCGCATCGTCAAGAAGTTCCGTCCGGAGAAGAGCCTCAAGGCATACGCCTGGTACGGCTGGATTTAATTAGATAGTTTCGTTGCCGGGCTCGCGTCGGTCAGGAATTCTGGCCGGCGCGAGCTGCCTACCCACGGAGTTCAGCCATGCCTGTGCAGCGCGTCGGCGGGAGCGGTCGGGTCATCGAGTTCGCGCCGAGAATCGACGAACTGTTAAGTCGTTATCGTGGTGCGTCGCTTTTTCGTCTGGAGCCCGACACGATCGGGATATCCGGCGCCGAGCTGATGGACAGCTTACTTCGTAGCAGGCCGGCCAACGCGGAGGAGAGGCCCACCTTCAAACCCGTCCAGGGGCGGATCGCCAGCCGTGCCGATGCGTCCACCTTTATGCAGGCCGTGGGCTCGGACGTGCGGAACGCGCTGCAACGTCCCCTCGATGAGGCGGTCGACCTGACCGGCCGGTGGCCGCATGTGGCGCATGTTTACCTGCGGAATCTCGTTTTCGGAAACGAACGTCTGCGATTCCGGGTTCTGGTCGACCGCCGGCTGGAATTGACACCGAAGCTGACCTGGTCGGCCGTCGCCTCCGGTGCCGCTTTGCTGGGCAGGCCCGGGCAGGGCGTGCCGCTGTCAAAGCTTGCCGCTCTCGTTCTCGATTCCAAGACCTACGCTGACCGGCGCTATGCCATGTACCTGTACCGGCGGGTGGCAGCACCGGTGTGCTTCACCGTATCCGCGCTGGTCACCAACGCCCTGTGGCTGGGGGCTCCGTTCAGCGATGACGTATCGAATCGGAACATTCTCCTTGAGGCGCTCCGGCTTCTTCCCCCTTCGTGGAACATCTTGCGCATGGCTTCTCCGGAGTTCTCGGACGTGGACGCACGGATCGGCCCGGAAGACGACGTCCTGTTGCTTCCGCTGCTGAGCCACCGCGACCCCAAGCTCTGGGACGAGCCCGACGCGTTTCATCCCGAGCGCTGGGAAAAGCTGGATGGAGATACCCACCCCGGATATCTCCCCTTCGGGCACGCAAGCGAACGATGCTGGGGCCGGCATATGGTCCTGCCCCTGGCCGAACGGCTCCTGGACATCGTGCGACGGGACGGCCTGGTGGTGAATCCGGGCCAGACCAGGGGGAAGGTCGAACTCGACGGATTGCTCGAAGTGTCCGAGGTGCAGATGACTCGACCGATGGTTCGGCCGACGGCTCGATCGTGACGGCCTGACCATCCGTCCCACCTGAACGTAGTTGACGTGCCCAACGAACTCGGGTCTTCTGCTGCGATGGCTGATCTTCGTATTCAGCGGCCGGATGGCGACGGCGCGCTCAAGGACTGGCAGTACGTCCACAACACGATTATTCCTACCCACCTGCTCTCGCTGGAGGAGGTGCGGGAGCGGGCTCAGCGTCACCACTTGGAGGTCGCGTATGCCGGGGAGGAACTCATCGGATGCAGCACGGTGCGGCCGCCTGCCGAGGGCACGCTGACGGTGACCGTGATCGCCCGTGTGCTGGAAGCGCATCGTGGTCAGGGGTTCGGGGAGGAGCTTTATGCGCGCGGGCTCAGGCGGGCGCGGGAGTTGGGCGCCGAAGTGATCGAGACCGTGGTGCTGTCCTCCAATGAGGACGGGCTGCGGTTCGCGCGGAAGCACGGGTTTGTCGAGACCGAGCGCTACCTGCTGCCGGGGGACAGCATTCCCTGGATCGACCTGCGACTTGCCCGGTCCTGACGCTTGGGGAGCGTTCGGGCCTTCCAGCGGGCGATGGTCGAGCAGGTGATGCCGGGGGCGGTGGGTGGCGGGTATGGAGTCACTGCCACCCACCGCTCCCCGTCACCCCCTCAAATGCCCCGCCCCGAACGCGTCCGGCAGCAGCTCCGACAGTGGGCGGATGCCCGCCATCGTGTCCACCAGGAGGTCCGGCCCGCCGTGTTCCCACAGGAGTTGGCGGCAGCGGCCGCAGGGGACGAGGAGGGCGCCCGTGCCGTCCACGCAGGTGAAGGCGGTCAGGCGCGGTGTGGGCCCGTCGTTGTCGGTCCGGCCCGCGAACAGGGCGGAGATCAGGCCGCATTCGGCGCACAGGGCGAGGCCGTAGGAGGCGTTCTCCACGTTGCAGCCGGTGATGGTGCGGCCGTCGTCCACCAGGGCGGCGGCGCCTACGGGGTAGCCGGAATACGGGGCGTAGGCCCGGGACATCGCGTCCCGGGCCTGCGCGCGCAGTGCGGTCCAGTCGACCGGCACCGGTGGTGTCATGTGCCTTGTCCTCGGCGGTAGGGCTTGCCGTTCGCCTTCGGCGGCCGCAGCCGCTGGGAGAAGAGGGCGAGTACCAGCAGGGTGGCGATGTAGGGGCTCGCCTCGACCAGTTCGAGCGGAACGGTGTCGGCCAGGGCGTACCAGATGACCAGGACGGCGGCGGCTATGCCGGCGACCACGGCCTGGGTGCGCTTGGCGGCGCGCAGCCGGAACAGGGCGAGCACCGCGAGGAGCGCGGCCAGGCCCAGGAGCAGCGCATGGACGGTCGGGCCGCCGCTGCGCAGCTGCATGGCGTCCATGAAGCCGAACAGGCCCGCGCCCATCGCGACGCCGCCCGGCCGCCAGTTGCCGAAGATCATCGTGGCGAGACCGATGTAGCCGCGGCCGCCGGTCTGGCCGTCCTGGTAGAAGTGCACCCCGATGGAGAGGAAGGCACCGCCGAGTCCGGCCAGCGCGCCGGAGACCAGCACCGCCGCGTACTTGTACGAGTAGACGTTGACGCCCAGGCTCTCGGCCGAGATCGGGGCCTCGCCGCAGGAGCGCAGCCGCAGGCCGAACGAGGAGCGCCAGAGTACGTAGAAGGTGCCGACGAACAGGGCGATGGTGAGCAGCGTCAGCCAGGAGACGTTGGTGACCGCGGCGCCGAGGATGCCGGCGACGTCGGAGACCAGGAACCAGTGGTGGCCCTCCAGGGTGTTCAGCGCGTCCGAGAGGCCGGGGACGGTGAACGTCGGCATGTCGGGCATCGGCGGGGACTGCTTGTCGTTGCCGCCGGCCAGCATGGCCGCGCTGCCCTCCTGTCCGAACCACAGCGTGGCCAGGTACTGGGTGGCACCGAGCGCCAGGATGTTGACCGCGACACCGGAGACGATGTGGTCGACGCCGAAGGTCACGGTGGCGATGGCGTGGATCAGACCGCCGAGCGCGCCGCCGATGATGCCGGCCGCGGCGGCCGCCCAGGGGCC</text:p>
          </table:table-cell>
          <table:table-cell office:value-type="string" calcext:value-type="string">
            <text:p>, ATGAAACTCGTTCGCATCGTCAAGAAGTTCCGTCCGGAGAAGAGCCTCAAGGCATACGCCTGGTACGGCTGGATTTAA, 4171, 4249(+), GTGAAGGCGGTCAGGCGCGGTGTGGGCCCGTCGTTGTCGGTCCGGCCCGCGAACAGGGCGGAGATCAGGCCGCATTCGGCGCACAGGGCGAGGCCGTAG, 6175, 6274(+), GTGCCGTCCACGCAGGTGAAGGCGGTCAGGCGCGGTGTGGGCCCGTCGTTGTCGGTCCGGCCCGCGAACAGGGCGGAGATCAGGCCGCATTCGGCGCACAGGGCGAGGCCGTAG, 6160, 6274(+)</text:p>
          </table:table-cell>
          <table:table-cell table:formula="of:=LEFT([.J107];FIND(&quot;),&quot;;[.J107])-1)" office:value-type="string" office:string-value=", ATGAAACTCGTTCGCATCGTCAAGAAGTTCCGTCCGGAGAAGAGCCTCAAGGCATACGCCTGGTACGGCTGGATTTAA, 4171, 4249(+" calcext:value-type="string">
            <text:p>, ATGAAACTCGTTCGCATCGTCAAGAAGTTCCGTCCGGAGAAGAGCCTCAAGGCATACGCCTGGTACGGCTGGATTTAA, 4171, 4249(+</text:p>
          </table:table-cell>
          <table:table-cell table:formula="of:=MID([.J107]; FIND(&quot;),&quot;;[.J107]) + 1; FIND(&quot;),&quot;;[.J107];FIND(&quot;),&quot;;[.J107])+1) - FIND(&quot;),&quot;;[.J107]) - 1)" office:value-type="string" office:string-value=", GTGAAGGCGGTCAGGCGCGGTGTGGGCCCGTCGTTGTCGGTCCGGCCCGCGAACAGGGCGGAGATCAGGCCGCATTCGGCGCACAGGGCGAGGCCGTAG, 6175, 6274(+" calcext:value-type="string">
            <text:p>, GTGAAGGCGGTCAGGCGCGGTGTGGGCCCGTCGTTGTCGGTCCGGCCCGCGAACAGGGCGGAGATCAGGCCGCATTCGGCGCACAGGGCGAGGCCGTAG, 6175, 6274(+</text:p>
          </table:table-cell>
          <table:table-cell table:formula="of:=RIGHT([.J107];LEN([.J107]) - FIND(&quot;),&quot;; [.J107]; FIND(&quot;),&quot;; [.J107]) + 1))" office:value-type="string" office:string-value=", GTGCCGTCCACGCAGGTGAAGGCGGTCAGGCGCGGTGTGGGCCCGTCGTTGTCGGTCCGGCCCGCGAACAGGGCGGAGATCAGGCCGCATTCGGCGCACAGGGCGAGGCCGTAG, 6160, 6274(+)" calcext:value-type="string">
            <text:p>, GTGCCGTCCACGCAGGTGAAGGCGGTCAGGCGCGGTGTGGGCCCGTCGTTGTCGGTCCGGCCCGCGAACAGGGCGGAGATCAGGCCGCATTCGGCGCACAGGGCGAGGCCGTAG, 6160, 6274(+)</text:p>
          </table:table-cell>
          <table:table-cell office:value-type="string" calcext:value-type="string">
            <text:p>, AWYGWI*, 4171, 4249(+), AHRARP*, 6175, 6274(+), AHRARP*, 6160, 6274(+)</text:p>
          </table:table-cell>
        </table:table-row>
        <table:table-row table:style-name="ro1">
          <table:table-cell office:value-type="string" calcext:value-type="string">
            <text:p>WP_120726062.1</text:p>
          </table:table-cell>
          <table:table-cell office:value-type="float" office:value="1488278770" calcext:value-type="float">
            <text:p>1488278770</text:p>
          </table:table-cell>
          <table:table-cell office:value-type="string" calcext:value-type="string">
            <text:p>Streptomyces hundungensis</text:p>
          </table:table-cell>
          <table:table-cell office:value-type="string" calcext:value-type="string">
            <text:p>Streptomyces hundungensis strain BH38 chromosome, complete genome</text:p>
          </table:table-cell>
          <table:table-cell office:value-type="float" office:value="1488278770" calcext:value-type="float">
            <text:p>1488278770</text:p>
          </table:table-cell>
          <table:table-cell office:value-type="string" calcext:value-type="string">
            <text:p>7560019..7561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2034-10820', '12786-13943', '16534-17154']</text:p>
          </table:table-cell>
          <table:table-cell office:value-type="string" calcext:value-type="string">
            <text:p>CCGGGGTTCTTCCGGGCGGTCGCGTCCTACAGCGGCACCGTGCATCCGCTGCTCCAGGTGCCCGGCGGGTTCGGCCCCGACTGGTTCCTGGACCTCGACCGGGGCGCGGGCGTCGACCCGTACGCCATCTGGGGAGACCCGGCCGAGCAGCGCGCGGTGTGGGCCGCGCACGACCCCACTCTCCGGGCCGGCCCGCTGCGCGGGCTTCCCGTCTTCCTGTCCTGCGGGGACGGCCGGGCCGGACCCTACGATCCGCCCGGCACGACGGATCCGGGCGAGACCTACCTGGAGCGGCAGAACCAGGCCCTCGCCGCCCGGCTGCGTGCCCTCGGCAGCCCGGCCGTCACCGACTTCTATGGGCCGGGACACCATGATTGGCCGTACTGGCAACGGGAGTTGCGTCGCTCCCTGCCGATGCTGCTGGCCGCGCTCCGCGCCTGATCACCTGAGGGCCGCCGAGGAGTGTGGTCCTGACCCGGTCCACGGGGTACGGGCCACGGCCGGCTACCAGAAGAACCAGCCCGGCGTCGCTACATAGTCCTGCGGAACATAGTTACAGGCGCCTTCGGTGAACGGTGTGGCCGACAGGTGTGCCGCAATCGCCTCGCCATGGGCGTCGACCCCGTCCGCCGCCACCACCAGGACGACCACGACGACGAGCCACACCACGGGAAGGGCCGCGCCGTGGGTGTCCTTCGCCTGCATCATGATCGCGCCGGCCAGGGCCGCCACGCCCGCCGCCAGCACCAGGGCGAGAGCGGCGAGAGTCAGATGGTCCAGGGTCGACGAGGTGTGGCACAGCAGATACCGGTGCCCGGAGGCGAACCGCGGCACCCGTTCCACGAGGGCGGCCGCAGACAGCAGCGCCCCGATCGCGACCACGTGGCCGGCCTGCAACGTCCTTGGCCTGCTGGGTGGTTCAGTGCTGGTGTTCATGGTCCCCCCGGGCCCGGTCGGCGTGATGCGGAGCCACTGCCTAGTTGAAGAAGCCGCTCATGCCGTCCACGTCGGAGACATAGCTGTCGATCGCGGCGACCTTCCCCTCGCGGAGGGTGAGCACGGTCGCCAGATGTTCGTCGAGCGTGCGGCCGTCGGCGTCGCGCGCGGTGTTGTGCAGCGACAGGGTGACGCCGTTCGCGCCCGTCAGGACGTGGAGCAGCTCGGTGTTCAAGCCCCGGGCGGCGATGGTCCGAAGCCGGTCGATGGCGGCGTCGACGCCGTGGATGGTGCCGGAGATGGATCCGGTGCCGGGCATGCTCCAGACGAGATCGGGCGCCAGGACCGTACGGAGGGACTCCCAGTCGTGGGAGCCGAAGGCGCCGAGAAATCGTTCGGCCACGGTCACATCGGCTCTGTCGCTCACCATGGTGTCGCACTCTCCTGTGTCGGGGGCCACCGGTCCCTGGTTCGTCCGGCGGCCGCGGATGATCGCGGTTTCCCCGACGATAGAGGGTCCGTCCGGCGCCGCCGCGCCCGGAGCGCCTCCGAGCACCGCGCCACCGCATTGCCTTGCCGAAGGGCCGCGTTGCTAGCAGGTCGCGTATCGGCCCCGAAAGGTATGCCCGGGCAATGGCCCATGACCGTTCGGGCAGGCCTTCCCGAATCGCCACAATGAATGTTTCGAAGGGCTCCACATGAACTCAAGAACTCACAGGGACAAACGAATGCGGAACCATTGACAACGCTTGTCGTGGCCAGCTTCACTTCCTCTCAACGGCCGGTTACACACTTTCCACACACCCCCAAGGTGAGTGAATTGGCGTGTCCCGTCCGGCAGTTCATTCCGTATATCCGTGAGAGGAAGGGATTGACGATGGCGAAGATCATTGCCGCACTGCGTACCCGTGGATCGAAGAGCGAGCCGAGCCTGAAGCAGGCCGCCTGGTACTTCTGGTACTAAGTCGAAGGCCAATCCTGGGCCCGCACACAAAGCAAACCGACTGAATTCCGGTCAGCCGCGTGTGCGGGCCCTCCGCATTTCATTTCCGGAGCTCTTCGTATGCCATCCGCCATGACCCGCACCAGGCGCACCACGGTTTTCGCCCCCCGACTACAGGCTCTCCTCGACGAACACCTCGGCAAGGATCTCGTCCGCCTCGAACCCGACACCATCGGCATCGCCGGCGCGGAACTCTCCGACCGCATCCTGAGTGCGCGCCGGGCGACGGAGACCGAACGCCCGACCTTCAAGCCCCTGCACGGCCGGTCGATCTCCAAGGCGGAGGCGTCGTCGGTGATGCGCACGATCGGCAAGGACGTGCGCGCCGCCCTGGAGCAGCCGGACCCCCTCCCCGACACCACCGATCTGTCGGGGCCCTGGCCGATCACCGGCCACCGGTTCCTGAGCCGCCTCGTCCTGCGCGACGACCCGTACCGGCTGCGCATCCTCATGTCGCGCACGCTGGAGATCGACCCCCGGCTCACCTGGACCACCATCGTGGCCGGGGCGGCCCTGCCCCGGCGGCCCGCCCCGGGGCCCCAACTGACCCACCTGGCCAACCTGTTCGCCGAGGCGGGCACCTACCACGACCGGCGCTACGCCATGGGCATCTACCGCCGCGCGGCCGCGCCCGTCTGCTTCACCGTCTCCACCCTCGTCGCCAACGCCCTGTGGCTCGGCGCCCCGTTCGCCGACGACGCGAGCAACCGCGACATCCTCTACGAGGCGATGCGTCTGCTGCCCCCGTCGTGGAACCTCCTGCGCAACCGATCCGCCGAATATCCGGCGATCGACGACCGCATCGGGCACGAGGACGACATCCTGATGCTGCCGTTGCTCACCCACCGCGACCCCGCCCTGTGGGAGGCGCCGAACGAGTTCCGGCCCGAGCGCTGGGAAGGGCTCGACCCGGACAACACCCCCGGATATATGCCCTTCGGACATGTCTCGGAGCGCTGCTGGGGTCGCCACATGGTGATGCCCCTGGCCGAGCTCCTCCTCGACCACATACGCCGTACCGGACTTGTGGTGGCCCCGGGCCAGCGAACCGCCGAGGTACCCCTGGTGGGGCTGCTCGGCGTCAAGACCGTCCACCTGGGCCATCGGAGCAAGGTCCGCCATGGCTGACGTCGAGACCCCCGACGCGTCGTTCTTCGACCACCCGCACGCTGTCTACCGCCGGTGGCGCGAGGAGGGCGGGACGCGCCAGGTCCGGTATCCCGGGCCCGCGCCGGTCGAGGGGTGGGTCGTCACCTCCCACGCGGAGGCGAAACGCCTCCTCGCCGACCCAAGGCTCGCCAAGGGCGGGGCGGTGGAGAGGTTCGGGCGGCACACCGGGCTCACCCGGGGTCCCGGCAGCGCCCTGTTCGCGCATATGCTCAACTCCGACCCGCCGCACCACACCCGGCTGCGCAAACTCGTCCAGAAGGCGTTCACCGCCCGCCGCACGGCGGCCCTGCGCCCCCTGATCGAAGCCCGGGTGACGGGTCTCCTCGACGCCTGGGAGGGGCGCGACGAGGTCGAACTGATCAGCGAGTTCGCCCTGCCGCTGCCGATGGCCGTCATGTTCGACCTCTTCGGCGCCTCCGACGCCGACCACGAGGTGCTGCGGGTGCGGGGCAACACCCTCGACGGCGGCCAGGGCGACGGCGAGGTGTCGGTGTTCACCGCCGAGTCCATGCTCACGTATCTGCGGGCGCTCCTCGCCCTCAAACGCGAACAGCCCGACGACGGGCTGCTGTCCGCGCTGGTCGCGGCAGGCGATGAGGGTGCGGAAGGCACGGAGGGCGAGGAGGCGCTCAGCGAGGACGAGATCACGTCGATGGCTTTCCTCCTGGTGATCGCCGGTCACCAGACCACCGTCAACCTGATCGCCAACGGCGTCCACGCGCTCCTCACCCACCCGGAGCAACTCGCGGCGCTCCAGGCCGACATGACGCTCATGCCCGGTGCCGTCGAAGAGATCCTGCGCTATGAATCCCCCTCCGCCCTGGCCTCGCTGCGCTACGCCGCCGAGCCTGTCGGCGTCGGCGAAGCGACCGTGCGGGAAGGCGAGTTCGTGCAGATCTCGCTCCTCGGGGCCAACCGCGATCCCGGTGTGTTCGCCGAACCCGACCGGTTCGACATCCGCCGTGCGGACGCCGCCCGGCATCTCGCATTCGGCCACGGCATCCACCACTGCCTAGGTGCACCGCTCGCCCGTCTCCAGGCCGAGATCGCCTTCAGTCACCTGCTGACCCGCCACCCCGGTCTGCGTCTGAGCGAGGACCACGAGGCGCGGTGGCAGGCCAACCCCCGCCACCGCGGACTGCTCTCGCTACCGCTACGACTCACCTAGGACGCGGGTGTCCCGGCCCGGTCGGCTACTGCTTCGCGGCACAGATCACGTCGTAGGGCCGGCCGATGGCCATGGTCAGACGCATGGGCTCGGTCGTCCCCGACGGGCACTGCGAAGTCTGCTTCGTCAGGTCCAGCACCTTGTAGGCGCCCGAACCCGAGGAGGCGCAGGAGACCTCCTTGGCCGTGGACGTGACACAGTCACCCTTGACCAACTGACCGCCTCCGGCGCCGGGATCACCGGGGTGGTTGGCGGACAGGTTGCGCCCACACACCGTCTTGGACGGGATGCCGCCGCCCTTGCTCTTGCTGCTGCCGTAACTGATGCTCACCTGGATGATGAGGTCGGTGCCGCCCGGGCACTGGATGGAGTCCGGCATGAAGCTCGCGGCCTGGATGTCGAGGGCCTTGAACGTGGCGCCCGACGCGCCGCAGTCGAACGCCTTGTAGCCGTTGGGCGCGTCATCGGGGTCGGGCCCTCCGCAGTCGCCCACCTTCCACTCGCCCTTGTCATGGGACGACGACGAGGACGAGGAGGACGACGAGGACTTCTTGCCGTCACTTCCGAAGAACTTGGACGCCCCGAAGCCGAGGCCCAGGATGACCAGGAGAATCACCAGTGCGGGGAGGCAGCCCCCTCTCCTGCGGGGTTGGCTGGGCACAGGCGTACTGCCCGGGTGGACCATGTGTGTTTCCCTCCTGGGAACGGCGGATGACGTGACCACAGGGGTGGACGCGGCATGCACACCTCATGGTTCCTCCCGGCGCGGGCACACGCTCACCCCGCCCGC</text:p>
          </table:table-cell>
          <table:table-cell office:value-type="string" calcext:value-type="string">
            <text:p>, GTGGCAGGCCAACCCCCGCCACCGCGGACTGCTCTCGCTACCGCTACGACTCACCTAGGACGCGGGTGTCCCGGCCCGGTCGGCTACTGCTTCGCGGCACAGATCACGTCGTAG, 7562238, 7562352(+), GTGTGTAACCGGCCGTTGAGAGGAAGTGAAGCTGGCCACGACAAGCGTTGTCAATGGTTCCGCATTCGTTTGTCCCTGTGA, 7559667, 7559748(-), GTGACGACCCACCCCTCGACCGGCGCGGGCCCGGGATACCGGACCTGGCGCGTCCCGCCCTCCTCGCGCCACCGGCGGTAG, 7561131, 7561212(-)</text:p>
          </table:table-cell>
          <table:table-cell table:formula="of:=LEFT([.J108];FIND(&quot;),&quot;;[.J108])-1)" office:value-type="string" office:string-value=", GTGGCAGGCCAACCCCCGCCACCGCGGACTGCTCTCGCTACCGCTACGACTCACCTAGGACGCGGGTGTCCCGGCCCGGTCGGCTACTGCTTCGCGGCACAGATCACGTCGTAG, 7562238, 7562352(+" calcext:value-type="string">
            <text:p>, GTGGCAGGCCAACCCCCGCCACCGCGGACTGCTCTCGCTACCGCTACGACTCACCTAGGACGCGGGTGTCCCGGCCCGGTCGGCTACTGCTTCGCGGCACAGATCACGTCGTAG, 7562238, 7562352(+</text:p>
          </table:table-cell>
          <table:table-cell table:formula="of:=MID([.J108]; FIND(&quot;),&quot;;[.J108]) + 1; FIND(&quot;),&quot;;[.J108];FIND(&quot;),&quot;;[.J108])+1) - FIND(&quot;),&quot;;[.J108]) - 1)" office:value-type="string" office:string-value=", GTGTGTAACCGGCCGTTGAGAGGAAGTGAAGCTGGCCACGACAAGCGTTGTCAATGGTTCCGCATTCGTTTGTCCCTGTGA, 7559667, 7559748(-" calcext:value-type="string">
            <text:p>, GTGTGTAACCGGCCGTTGAGAGGAAGTGAAGCTGGCCACGACAAGCGTTGTCAATGGTTCCGCATTCGTTTGTCCCTGTGA, 7559667, 7559748(-</text:p>
          </table:table-cell>
          <table:table-cell table:formula="of:=RIGHT([.J108];LEN([.J108]) - FIND(&quot;),&quot;; [.J108]; FIND(&quot;),&quot;; [.J108]) + 1))" office:value-type="string" office:string-value=", GTGACGACCCACCCCTCGACCGGCGCGGGCCCGGGATACCGGACCTGGCGCGTCCCGCCCTCCTCGCGCCACCGGCGGTAG, 7561131, 7561212(-)" calcext:value-type="string">
            <text:p>, GTGACGACCCACCCCTCGACCGGCGCGGGCCCGGGATACCGGACCTGGCGCGTCCCGCCCTCCTCGCGCCACCGGCGGTAG, 7561131, 7561212(-)</text:p>
          </table:table-cell>
          <table:table-cell office:value-type="string" calcext:value-type="string">
            <text:p>, AAQITS*, 7562238, 7562352(+), RIRLSL*, 7559667, 7559748(-), SSRHRR*, 7561131, 7561212(-)</text:p>
          </table:table-cell>
        </table:table-row>
        <table:table-row table:style-name="ro1">
          <table:table-cell office:value-type="string" calcext:value-type="string">
            <text:p>WP_105511846.1</text:p>
          </table:table-cell>
          <table:table-cell office:value-type="float" office:value="1358675496" calcext:value-type="float">
            <text:p>1358675496</text:p>
          </table:table-cell>
          <table:table-cell office:value-type="string" calcext:value-type="string">
            <text:p>Paraburkholderia sp. BL21I4N1</text:p>
          </table:table-cell>
          <table:table-cell office:value-type="string" calcext:value-type="string">
            <text:p>Paraburkholderia sp. BL21I4N1 Ga0139065_124, whole genome shotgun sequence</text:p>
          </table:table-cell>
          <table:table-cell office:value-type="float" office:value="1358675496" calcext:value-type="float">
            <text:p>1358675496</text:p>
          </table:table-cell>
          <table:table-cell office:value-type="string" calcext:value-type="string">
            <text:p>56788..55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452-11168']</text:p>
          </table:table-cell>
          <table:table-cell office:value-type="string" calcext:value-type="string">
            <text:p>TGCCGTCGGCTCGCCCGTTCAGCGCCAGCGGGTTGATGCATTTAAGGGCGTCGGGCAGCAGTTCAGCCGGTACGCCCTGATAGGTGACTGGGTGCAGGAAGCGCATCATGGCCAAGCTGCCCACGGAGGTCGAGCGGCTGCCTTGGCCGGGCCACTTTCAAACGCTATTCAAGCGTCTTTCAACCAGGGCATTTCCACCGGCGACACCACGAGCTGTCGGAGTTCGCGCTTCAGTTCGAAGATAAACCCCACCAGGATCATTGAGTCGGCGTAGGGGATGGGAAAGACAAGCGGATTTTCCGCTGCGCGCAAGGGGTGTGCGGGCGTGTCCGCTGTCGTCGCGGCGTTCGCGCGGACGCTCTCCAATTCGTCGACCATTGCCTGCCCGCTTACTTTGAGGACGCGGCTACGCAGGTCGCTGAACGGTTCGATACGCGCCCCGTCTTCGTGGTACTCGGGCACTTCATAGATGAACCAGGACATGTGCTGCTCCTAAGAAAAGACCGTTATTCTAGCAGTGGGCAATTCGATGCCACGGTAAGGTAAGAAGGTCGGCGTACGCGCGTATTCGGTCACGACCGGCGTGTGGAATCTTCAGGTGCTGATCGATGAGTTCGGTCTGGATTTGTCGAAGGTGACCTGGGTGGTCGATGACGAAGAACACGTCACGCAACGCACGTTGCCGGAAAACGTGATCTACGCACCGCAAGGTAGCTCGCTCGCGGAAATGATGGTGTCGAGGATTTATCCGATGCACGGCACGATCGTGGTGAAGGATTCGGTGCTGGCTGAACATCCGTCGATCGCGAAGTCGCGTTGCTAGCCGCTATGTTCGCTCGCAACTCGGAGAAACTTGATATACGGCGCAACGGATAATGCCCGCAGGGAAGCGGTGACCGTGGCAAAGCGATGTCGCCATCTTCATCGCATCATTTATCTGGTTACCCTTGCTTGCGAACCAGGCTCACCTGCGAGACGCCCAATAGCCCAGTGAGACGGACATCCGCCTTGCGCTGATGTGGATCTACCACCAGGTTGCTGTCACGCACGATGTCGAGCATCGCTTCGGCCAACGGCATCACCATATGCCTCCCCCAGCAACGCTCGGAGACGTGGCCAAAGGGAAAATAGCCTGGGTGGTCGTCAGGGTCAAGCTGGTCCCAGCGTTCGGGCCGGAAAGCATTGGGCTCATCCCAAAGTCCGGGATCGCGATGACTCAGCAACGGCAGCAGCAGGATGTCGTCGCCCGGCTTGATCCGGTCGTCGAGCACAGAGTACTCGGGCGACGCATTGCGCAGGATGTTCCACGACGGTGGCAGCAGCCGCAGTGCTTCGCACAGGATATTACGATTGGACGTGTGATCGTCGAATGGCGAGCCCAGCCAAAGCGCGTTGGCGACCAACGTGGAAATGGTGAAACAGATCGGGGCGGCGGTCCGCCGGTACAGGCCCATCGCATAACGGCGTTCATCATAGCTTGGAGCGGCGGCAGAAAGAGCGGCGAGGAAGGAGGCGCCTTCTCGCAATTTCAAAGGGCGTGCCGCGCCCATGGCGATAGTGGCCCAGGTGAGCATGGGCGTCAGCTCCAATATGCGATTCATCAGAAAGCGCAGGCGATGCGGATCGTCGCCGAGCAGCATGTCGCGCAGAAACAGATGCCCGACATGCGGCCAAGGGCCGGAAAAGTCAATGTTCGCGCGAATGGGACGTTTCAGGGCTGCGCGGACGTCGCGGCCGATCGCCTGCATCTGCTGCAAGGCCTGCGCACGCACAATCGACCGGCCCTGCAGCGGCTTGAATGTCGGGCGCTCGCTTTCAGTGGCTGGCCTTGCGCTGAGAATTCTATGACTCATATCGGCTCCGGCAACGCCGATGGTATTGGAATCCAGCCGGAATAACTCCTCGCCGAGATGATCGTGTATTAGCGCGTGAAGCCTGGGCGCAAACACGGTCGACCGCGTTTGCCGGCCGGTGGTGGCCAACGGGGCGAGCGGGTGCATAGGCAGAGAACCACGCCCGGTGCATTGATTAGCTTCACTGGACGCGGTTCGGTTCATCAGTTATCTCTCTTCAAACACAAAAGACGACGGCTCAAATCATTAATACCAGATGTACCAGGCGTAAGCCTTGAGGCTCTTCTTGAACGTGAGCTTGTCTTTCAGCGAGAAAAGAATTTTCATAAGACGCCCTTTCGTTATCGATGAACCGTCTTGATGAGACGGCATGTGAGAGTGGGAGCATGCGTAAGGAATAAAGTCCCAACTGCATGCGGCACATACATATTGAAATATGTATGTGCCGATATTAAAGTACTTTTCGTGCGAATCAATGCCGGGCATTGCCAACCTATCTATAAGCATAGGGTGTTGAATAGAGAGCCGTTAACACGCAGGCATCTGTGCTAAGGAATGTCACGAAATGGGAAGCCCTGTGATTGCCCGCGTTTCGCCGTAGCTCCGCCGTGATGAATGCGTACGGTGCATGTGAGACATCATTCAACATAGCCGACATGCTTGTTAGTAAAACATTGGAAAGAGAGCGAGCAATTCCGACCAGCTTGTTCGCGGCCTTTTCGCTCGACCCGATTCGCCGCGGCGGAGTCGTGGCGCTTGTAGAATGGGGTGCGGAAAGTCGCGAGGCGCAGTGCCTCGTCGCCAAGCGGCCGGTTTCGGAGAACCCATGACAAGCCCCGATCTCAAAACGCGCTCTTCCATGCAGTTCTGGTTCGATTTCGGCAGCACGTACAGCTACCTGAGCATGATGCGGATCGAAGCGTTGGCGCAGCAAAGTGACGTCGCTATCGAATGGCGTCCTTTTCTGCTGGGCGCGATCTTCAAGTCGTTCGGTTGGGAAAGCTCGCCGTTCGTGTTGCAGAAGGAAAAGGGGGCTTACGTATGGCGCGATATGACTCGTCAGTGCGAGAAATACGGCCTGCCCTGGAC</text:p>
          </table:table-cell>
          <table:table-cell/>
          <table:table-cell table:formula="of:=LEFT([.J109];FIND(&quot;),&quot;;[.J109])-1)" office:value-type="string" office:string-value="" calcext:value-type="error">
            <text:p>#WERT!</text:p>
          </table:table-cell>
          <table:table-cell table:formula="of:=MID([.J109]; FIND(&quot;),&quot;;[.J109]) + 1; FIND(&quot;),&quot;;[.J109];FIND(&quot;),&quot;;[.J109])+1) - FIND(&quot;),&quot;;[.J109]) - 1)" office:value-type="string" office:string-value="" calcext:value-type="error">
            <text:p>#WERT!</text:p>
          </table:table-cell>
          <table:table-cell table:formula="of:=RIGHT([.J109];LEN([.J109]) - FIND(&quot;),&quot;; [.J109]; FIND(&quot;),&quot;; [.J10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04621699.1</text:p>
          </table:table-cell>
          <table:table-cell office:value-type="float" office:value="1351088270" calcext:value-type="float">
            <text:p>1351088270</text:p>
          </table:table-cell>
          <table:table-cell office:value-type="string" calcext:value-type="string">
            <text:p>Xanthomonas axonopodis pv. begoniae</text:p>
          </table:table-cell>
          <table:table-cell office:value-type="string" calcext:value-type="string">
            <text:p>Xanthomonas axonopodis pv. begoniae strain CFBP2524 Xab-CFBP2524-G1024, whole genome shotgun sequence</text:p>
          </table:table-cell>
          <table:table-cell office:value-type="float" office:value="1351088270" calcext:value-type="float">
            <text:p>1351088270</text:p>
          </table:table-cell>
          <table:table-cell office:value-type="string" calcext:value-type="string">
            <text:p>28076..27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672-13986']</text:p>
          </table:table-cell>
          <table:table-cell office:value-type="string" calcext:value-type="string">
            <text:p>GCGCGCGCGCGTGGAGGCCTCGGTACAGGCATTGGGCTACCGGCCCAATCTGGCCGGCCGTTCGTTGCGGACCAGCGGGCTGCTGCGTATCGGCGTGCTGTATAGCAACCCGAGCGCGGCATATCTCAATCAATTCATGCTCGGCCTGCTCGAGCAAAGCAGCCTCACCGGCAGCCAGGTCATGGTGGAAAAGTGCGGTGCCATCCGCAGCCAGCGTGCGGCCACCGAGCGTCTGCTCGCAGCCGGGGTCGACGGGGTGATCCTGCCGCCGCCGTTGTGCGACTCGCGCCAGACCATCACCGAACTCGATGCGCGCGGCATTCCGGTCGTGGCGGTGGCCAGCGGCGCACCGATGGCGCAAATCAGCTCGGTGCGGATCGACGACTACCAGGCTGCACGCGCCATCGTCGACCACCTGATCGAGCTCGGGCATCGTCGCATTGCGTTGATCAAGGGCGACCCGAAACACACTCCCAGCGCGCTGCGCGCCAATGGCTATCTCGACAGCCTGCACGCTGCCGGCGTGTCGGTCGCAGATGGCTTGATCGCCGAGGGCCTGTTCACCTATCACTCCGGGTTACTCGCCGCGCGCAGCCTGTTGGCGCAGCCGCAACCACCCACCGCGATCTTCTGCAGCAACGACGACATGGCGGCCGCAGCGGTGGCGGTCGCACACGGACTGGGCTTGCGCGTGCCCGAAGATGTCTCCATCGCCGGCTTCGACGATACGCCGGTGGCCACCACCATCTGGCCAGAACTCACCACCGTGCATCAACCCGTCACCGCGATGGGGCGCGCTGCTGTGTCACTGCTGGCCGACGCGGTCCGTCAACGCCGCAAGGGCGACACCGCACCCGGCGTGCATCAGGTGATGAAGTACACGCTGGTCAAGCGCGGCTCGACGGCAGGGCCGCCGAAGACATAGCGCCACAGCGCGCAGCGACCAGGCGAGCGATTGGCTAATGACGCACGACATCGACCTGTGCAACGCCCAGCAGGCCCGTCAACGGAACCACCGCCTTGCGTTGCTTGGGGTCAGCAGCCAAGCCCCGGCTGCGCAGCGCATCCAACAAGCGCTCAGCCAGTGGCATCACCATGTGACGCCCCCAACAGCGCTCGGACGCGTGCCCAAACGGCAAATAGCCAGGGTGATTGTCCGGATCGAGGTGATCCCAGCGTTCTGGCTGAAAGGCCTCCGGCGCCTCCCAAAGCGCTGGATCGCGGTGACTCAGCAATGGCAGTACCAGTACATCGTCGTGGCTGCCGATGCGGCCATCGAGCGCAGGATATTCCGGCGATGCGTGACGCAGAATGTTCCATGATGGCGGCAGCAGCCGCAGCGATTCGTAGACGATATGACGGCTGGACACCGCCGGGTCGAAGGGGGATCCCAGCCATAGCGCATTGGCCACCAGTGTCGAAATGGTGAAGCACACCGGTGCTGCCGTGCGTCGGTACAGCCCCATGGCGTAGCGGCGCTCGTCGTAGCTGCCGGCTGCTGCGGTCAACGTGGCCAGAGCCGAGGCGTTGCGCTGCGGATTGAACGACATTGCAGCACCGGCAGCGATGACAGCCCAGGTCAACTTAGGCGTCAGCTCTAGAATACGATCCATCAACAGACGCAATCGCAGCGGGTCCCCAGCCAACAACAGATCACGTAGATAGACGTGACCAACGTGTGGCCATTGTCCGGATAAATCCAGTTCCGCCGACACAGGACGCTTCAACGCTTCGCGTACATCGCGCCCGATGGCCTGCATCAGTTTTGAAGCATCGGTGCGCGGTATTGAACGCCCATGCAGCGGTTTAAAGGTGGGCCGCTCCACCTCGGTTGCTGCGCGCGCGTCGAGCAATCGGTGCGTCAGCACCGGGCCCGCGACGCCCACGGTCTCTGCATCCAGTCGAAACACTTCCTTGCCGACGTACTCGTCCAACAGCGCCTGCAAGCGCGGTGCGAACACCGTCGCCCTTGCAAACGCGGCGGCGCTGGATCCAGGCATGCGTCTCTCCTATCCCGTTTTGCCCGCGTCCGGCAAACGCGACGCCTCGCGCGGGCAAGGTGCTACAGGCACCACATCACGGCGAAGGCTGCGTCCACGTGGCGCAGCCACCGGTACCACGAACGACGGGATCTTTCTTCGAACGACTGTCAGTACCAGATATACCAGGCGTAGGACTTGAGACTCTTCCGGGAGGCCAGCATGTGCTTGATCGAAAAAAGTATCTTCATGAGCGACATCCTGCTGCAAGGACGGATTGCCCTTTCGGGGGATTTGACGGATCAACGATCGACAGCTACTTGGGCGCGAGGCGTAATGGTTGGGCTCGCCAGACGGACGTTACGCTGGGTCGACAGACCATGCAACGGCAGAAGCTTGCGCATGTGCACAGATCCGTCGATGGCCCGGTGCATCCCGGTTCCGCATCGTTTTGAGATTAAAAAGTTCGCAAGCGCCCCATTGAAGACGGCGGCCGAACGGCACTACTCCATCCGCGGCAAGTCGACCGAGGATACGCGCGGCAACGCAACTGCCGGCATGAGTGCGCAGACGCCCACGTAACCACACAAAAAAACGGCCACATCGCTTCCCGACGATGTAGCCGAATGGGAGGGTATTCGACGTCACCGCCGAACGTACTGCAGCGCCGTATCAAACGGCGACGGGAAGAACGCGCAATGACCGCTTGGAGAGGAACGAGCAGAACCGCATGTGCGGCACGGCGCGCGTACACCGTGCCGCACAGCAGCGTCTTGCATCAGTGCATGGCATCAAAAGCGCAAGCGCAGACCCGCGTAGTAGCGACGCTCGAAAATGTTCTGGTCGAAGTAGTGATTGGTCCATTGCGCGTAACGGCGTTCGCTTTCGCCAGTCAGGTTGGTGGCCTGGGCGTACAAGGTCAGGTGATCGTTGACGTCGTAGCTCAACGATGCGTCCAGGTAACCGACGTCATCGTTCCAG</text:p>
          </table:table-cell>
          <table:table-cell office:value-type="string" calcext:value-type="string">
            <text:p>, GTGGGCGTCTGCGCACTCATGCCGGCAGTTGCGTTGCCGCGCGTATCCTCGGTCGACTTGCCGCGGATGGAGTAG, 28558, 28633(-)</text:p>
          </table:table-cell>
          <table:table-cell table:formula="of:=LEFT([.J110];FIND(&quot;),&quot;;[.J110])-1)" office:value-type="string" office:string-value="" calcext:value-type="error">
            <text:p>#WERT!</text:p>
          </table:table-cell>
          <table:table-cell table:formula="of:=MID([.J110]; FIND(&quot;),&quot;;[.J110]) + 1; FIND(&quot;),&quot;;[.J110];FIND(&quot;),&quot;;[.J110])+1) - FIND(&quot;),&quot;;[.J110]) - 1)" office:value-type="string" office:string-value="" calcext:value-type="error">
            <text:p>#WERT!</text:p>
          </table:table-cell>
          <table:table-cell table:formula="of:=RIGHT([.J110];LEN([.J110]) - FIND(&quot;),&quot;; [.J110]; FIND(&quot;),&quot;; [.J110]) + 1))" office:value-type="string" office:string-value="" calcext:value-type="error">
            <text:p>#WERT!</text:p>
          </table:table-cell>
          <table:table-cell office:value-type="string" calcext:value-type="string">
            <text:p>, DLPRME*, 28558, 28633(-)</text:p>
          </table:table-cell>
        </table:table-row>
        <table:table-row table:style-name="ro1">
          <table:table-cell office:value-type="string" calcext:value-type="string">
            <text:p>WP_103700616.1</text:p>
          </table:table-cell>
          <table:table-cell office:value-type="float" office:value="1724411384" calcext:value-type="float">
            <text:p>1724411384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E1 contig14, whole genome shotgun sequence</text:p>
          </table:table-cell>
          <table:table-cell office:value-type="float" office:value="1724411384" calcext:value-type="float">
            <text:p>1724411384</text:p>
          </table:table-cell>
          <table:table-cell office:value-type="string" calcext:value-type="string">
            <text:p>382916..381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338-11595']</text:p>
          </table:table-cell>
          <table:table-cell office:value-type="string" calcext:value-type="string">
            <text:p>TCTGGCCGGCCGCTCGCTGCGCACCAGTGGATTGCTGCGCATCGGCGTGCTGTACAGCAACCCGAGCGCGGCGTACCTCAATCAATTCATGCTCGGCCTGCTCGAACAGAGCAGTCTCAATGGCAGCCAGGTGCTGGTGGAGAAATGCGGCGCCATCCGCAGCCAGCGCGCTGCCACCGAACGCCTGCTCGCCGCCGGCGTGGACGGCGTGATCCTGCCGCCACCGTTGTGCGATTCGCGCCAGACCATTGCCGAACTCGATGCACGCGGCATCCCGGTGGTGGCGGTGGCCAGTGGCGCACCGATGGCGCAGATCAGCTCGGTGCGCATCGACGACTACCAGGCCGCGCGCGCGCTCGTCGATCATCTGATCGCGCTTGGCCATCGCCGCATCGCCTTGATCAAGGGCGACCCCAAACACACACCCAGCGCGCTGCGTGCCAGTGGCTACGCCGACAGCCTGCAGGCGGCGGGGCTGGAGATCGATGAGGCGCTGATCGCAGACGGATTGTTCACCTATCACTCGGGCCTGCTCGCCGCGCGCGCATTGCTCGCACAGCCCGCACCGCCCACGGCAATCTTCTGCAGCAACGACGACATGGCAGCAGCCACCGTAGCGGTAGCCCACGGGCTGGGCCTACGCGTGCCCGAGGATGTGTCAGTGGCCGGTTTCGACGACACGCCGGTGGCCACCACCATCTGGCCCGAACTCACCACCGTGCATCAGCCGGTCACCGCCATGGGCCGCGCCGCCGTCTCGCTGCTGGCCGACGCCATTCGCGAACGACGCAAGGGCGCACCGGTGCAGGGCGTGCATCAGGTGATGAAGTACACGCTGGTGAAACGCGGTTCGACGGCGGCGCCGGTGGAGTGATGTGGTCGTGGCTCAACTGCGCTGTTGGGCGATGAGAGCACATCACCCAACAGCACAACGCGCTGCGCATCGGCGATGCGATCGCGTTGTTTTAGGCCCTGACCAGGGTGACGTCCGCAACACCTAAAAGCCCAGTCAATGGCACATCGGCGCGACGTTGGGTGGTTGCCGCTGTCAGGCCCTGGCTGCGCAACAGCTCCAGCAGGCGCTCGGCAAGCGGCATCACCATGTGCCTGCCCCAACAGCGCTCCGAGGCATGGCCAAACGGAAAATAGCCCGGGTGATTGTCTGGATCCAACGCGTCCCAACGCGCCGGACGAAACACATTGGGCGCGTCCCACAGCGCGGGATCGCGGTGACTGAGCAACGGCAACACCAACACGTCATCGGCCGCACCGATGCGGTGATCCAGGGCGGGATATTCCGGTGATGCGTTGCGCAGGATGTTCCAGGATGGCGGCAACAGCCGCAGCGCTTCGTAAATGATATTGCGGTTGCTGTCGCTCGCTGAGAACGGCGATCCCAACCACATGGCATTGGCCACCAAGGTAGAAATGGTAAAGCACACCGGTGCTGCGGTACGCCGGTACAGGCCCATGGCGTAGCGGCGTTCGTCATAAGTGCCTGCGGCCGCCGTCACCCGGGCCAACGAGGAGGCATTTGGTGCCAACGTCAACGGTAACGCGGCACCGGCGGCAATCACCGCCCAGGTCAACTTGGGTGTGAGTTCGAGCACGCGGTCCATCAGCACGCGCAAGCGCAATGGATCTCCACCAAGCAACAGGTCGCGCAGATACAGGTGGCCAACATGCGGCCAACTGCCTGACAGATCGACTTGTACCGCCGGCACTTTCAAAGCTTCGCGCACATCGCGACCAATCGCCTGCATCAGGCGAGAGGCATCGATGCGTGCAATGGAGCGCCCATGCAATGGCTTGAAGGTTGGTCGTTCCGTCTCCGAGGCCGGGCGTGCAGCGAGCAGGCGATGCGTCAGCACCGGCCCCGCCACGCCCACCGTGTCGGGCTCCAGACGAAAGACGTCTTGCCCGATGTACGCATCGAGCAAGGCCTGCAGCCGTGGTGCAAACACGGTGCGGCGCATGTCGCCGACAAGCGAGTGCGACATCGTATGACTCCGAAAGAAAGCCCGCGTCCAACAACCTGGGGATCGCCGGCGCGGGCCGGTTCACCGGGCCGCATCATCTCTGCGGCGGGTGCACGTTCAGTACCAGATGTACCAAGCGTGCGACTTCAGGCTCTTGTTGGAAGCAAGGCGATGCTTGATGGCAAACAACAGTTTCATGAGCGGAATCCTTCAGGTGGGATTGCCCTTGCGGGGGGATGAAACCAGGTAGAAACACAGGTAGCGCCGCGAGCCAGTTACGGTTGAGCTCGCAAGATCGAACCTACTCCCTGCTCCAACGCAAAACCCTGCAAGCGCGCACAGATCACAACGCGCATGTCACTGCGGCGCAATGCGCCTGCATAAAAAAAGCCGCATCGCTTCCCGCCGATGCGGCCAAATGGGAGGGAGCCCGGGCTTGCGACCGGGCGAACTGCAGCCACCGGCCTATGCCGGTGATGGGAAGCACAGCAATCCAGCTCAGAAGATCAAAGCAAAGTTCGCAATTTCGTACTGACGCACGACGCCCGTGCAGTCAAAGCGCAAAAACAGCTGCATGACACGATGTGTACGGCTGCGGGGCTAGCTGATGGCGGCCGTCATGTTCACGACCGCCATCACCGCAGACTGCGTTGCGATCAACTCATTGCACTGAGAAGAGCAAGACGGCTACTTGTTCGGCCGCGCAATCACCATCGCCGACGGTGCACTCGCACCTGCCGCATTGTTGGCCATCACCACGTACGTGTACGCGGTACCATTGTCGACCGCGCGGTCTACATAGGTGGTGGAGGTGAGGTTGCTGCTCACCGTCGTCAATGCACCCGTGGTGCCGGCGCGGCGCTGCACGGTGTAGCTGGCTGCGCCGCTCGCGGCCGACCAGCTCAGCTTGACGTTACTGTCTCCCACCGTAGCGGTGAGCCCACGGGTTGCAGCCGGTACCTGGCGCGGTGGCAGTGCAACAGATGC</text:p>
          </table:table-cell>
          <table:table-cell/>
          <table:table-cell table:formula="of:=LEFT([.J111];FIND(&quot;),&quot;;[.J111])-1)" office:value-type="string" office:string-value="" calcext:value-type="error">
            <text:p>#WERT!</text:p>
          </table:table-cell>
          <table:table-cell table:formula="of:=MID([.J111]; FIND(&quot;),&quot;;[.J111]) + 1; FIND(&quot;),&quot;;[.J111];FIND(&quot;),&quot;;[.J111])+1) - FIND(&quot;),&quot;;[.J111]) - 1)" office:value-type="string" office:string-value="" calcext:value-type="error">
            <text:p>#WERT!</text:p>
          </table:table-cell>
          <table:table-cell table:formula="of:=RIGHT([.J111];LEN([.J111]) - FIND(&quot;),&quot;; [.J111]; FIND(&quot;),&quot;; [.J11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01378802.1</text:p>
          </table:table-cell>
          <table:table-cell office:value-type="float" office:value="1317257829" calcext:value-type="float">
            <text:p>1317257829</text:p>
          </table:table-cell>
          <table:table-cell office:value-type="string" calcext:value-type="string">
            <text:p>Streptomyces sp. GP55</text:p>
          </table:table-cell>
          <table:table-cell office:value-type="string" calcext:value-type="string">
            <text:p>Streptomyces sp. GP55 Ga0070144_11, whole genome shotgun sequence</text:p>
          </table:table-cell>
          <table:table-cell office:value-type="float" office:value="1317257829" calcext:value-type="float">
            <text:p>1317257829</text:p>
          </table:table-cell>
          <table:table-cell office:value-type="string" calcext:value-type="string">
            <text:p>1033543..1032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3756-14964', '15041-16984', '21969-21769']</text:p>
          </table:table-cell>
          <table:table-cell office:value-type="string" calcext:value-type="string">
            <text:p>GGTTGGCGGCCAGCAGGCCGATCTGCACGAACTCCCCCGCCGGGATCTCGGTTCCAGCGATCACCACCGGCTCGGTGGTGTAGCGCATCGAGGCGATCGCGAACGAGCTTTCGTAGCGGAGGACTTCCTCGACCGCGCCGGCCATCAGGCTCGGGTCGGCGCGCAGGGCGGCGAGTTGCTCGGGGTGGGTGAGCAGGGTGTACACGCCGTTGGCTATCAGGTTGACGGTGGTCTGGTGACCGGCCACCACCAGCAGGAAGGCCATCGAGGTGATCTCCTCCTCGGTGAGCCGGTCCTCGCCGTCGCGCGCCGCGAGCAGGCCGCTGAGCAGGTCGTCGGCCGGGTGCTCGCGCTTGTGCCGGATCAGCGCCTGGATGTATTCGAGCATCGACTCCGCGGTCATGACGGACACTTCGCCGTCGCCGCCACCGCTCTCGGGGATCGAGTTGCCCCGTATCTGGAGGGCCTCGTGCTCGTCCTGCGGAGCCCCGAACAGGTCGAAGACCACCGAGACCGGCAGCGGCAGCGCGAAGTCGGCGATCAGGTCGGCCTCGTCCTGGCCCGCCAACTCGTCGAGCAGCCGGTCGACATGGCCCTCGATCAGCGGGCGCAGAGCGGCCACCCGCCGCATCGTGTAGGCCTTCTGCACCAGCCTGCGCAGCCGGGTGTGGTGCGGCGGGTCGGAGTTGAGCATGTGGCGCATCAGCGACTCGCCGGGGCCCTCGGTGAGACCGATCAGCTCGCCGTACCGCTGGGCCGCGCTGTCCTTGCTCAGCCGCGGGTCGGCGAGCGCCGCCCGGCAGTCGGCGTGGCCGGTGACCAGCCAGCCCTCGATCCGCACCGGCCCGCCGAAGCGGATCGGCCGCGCGCCGCCCTGCTCGCGGAACTCCCGGTAGGCCTCGTGCTGGCGGCCGAAGAACGACTCGTCGACGAACTGCGGTTCAACGGGCACCGCGAGCCTCCCTGATCAGCTTGACTTCTTCCACGCCGAGCAGGCCGACCAGCGGCACCTTGGCCCGCTGCTGCTCCGGGTCGACCGTCAGCCCCTGGCGGCGGATCAGGTCGAGCAGCAGTTCGGCCAGCGGCATCACCATGTGGCGGCCCCAGCAGCGTTCGGAGATGTGGCCGAACGGCAGGTAGCCGGGAGCGGTGTCCGGGTCGATCGAGTCCCAGCGCTCGGGCCGGAACTCCTCGGGCGCGTCCCACAGGGCCGGGTCGCGGTGCGAGAGCAGCGGCAGGATCAGCACGTCGTCGGCGGAGCCGATCCGCGGATCGATGGCCGGGTACTCGGGCGAGGCGTAGCGCAGGATGTTCCAGGAGGGCGGCAGCAGGCGCGCCGACTCATGGATGATGTTCCGGTTGGAGGCATCCTCGTCGAAGGGCGCGCCGAGCCAGAGCGCGTTGGCCACCAGGGTGGAGACGGTGAAGCAGACGGGGGCGGCGGCGCGCCGGTACATTCCCATCGCATAGCGGCGGTCCTGGTATCCGGTGGCATCGGCGAACAGCCGTGCCACTCCGGTCAGTTGCTCTTCCGGCCGCGGCCGCCGGGGCAGCGCGGCACCGGCGGCGATGACCGACCAGGTGAGTTTCGGCGTCAATTCCAGATTGCGGCTCATCAGCAGCCGCAATCGGTAGGGGTCGTTTCCGAGAATGAGGTCGCGCAGAAAGAAATGACCGGTGATCGGCCACGGACCGCTCAGGTCGACATTCTCCGGAATCGGTTTCTTCAATGCCTCGCGGACGTCACCGCCGATGGTCCGCATCACCGCGGAGGCCTCCGGGCGGCCGATCGAGCGGCCGTGCAGCGGCTTGAAGGTGGGCCGCTCGGTCTCGGTGGCGCGCCGGGCGGCCAGCAGCCGGTCCATGGCCTCGGGGCCGGCGATCCCGATGGTGTCGGGCTCCAGGCGGAACACATCCTGGCCCAGGCGGTCCCGGAGCAGGGCAGCGAGACGCGGCGCGAACACGGTGGTTCGGCTCCGCGATCGGGCGGTGAGCGGCATACGGGTCTCCGGGGCCGGCGGTGCTGACGGATCGTCGAAGGATGACCGGGGGGCTCGTCCCCGCCCCGGGTGCGGGGACGATTTCCACCGGCTTAGTACCAGAAGTACCAGGCGCTCTTCTTCAGGCTCTTCTGGCCGCAAATGGTGTTACGGACCGCAAACAGAATCTTCATCTGTGTCACCTCCATCGGATGAACTTCCACTGAATTCGGCAATTCAGTGCGCTGAGGAGAGTGAAGCCTCCAGCCACCACTGCTGTCAACGGTTCGAGCGGGAATGACGGCTGCCGATCCGTCAGGTGTCCGGTTCATCCCATTCAACCGAGGCAATATGAAAAACTTTCCCCCACCCGTGAACCGCACAAGTGCGTCGATCCGTTTTCGCCCGACACATTCGCGTGTCGAGGACTGCCCAGATCAGGGCGGGCTGGCTAGACTCCTCGCGATCAGCTGCCCGGCTCGCCAAGGCAGCTGCCCGCGTCGCGGACACAACCGATTCGCCCGCACGCGCAGTTCGCACCACCCGGTTCCCAGCAGCCGGTTCGCACCGCCCAGTTCGACCACCGGCACCATCAGCCGACGTTCTTGGGGGTTTCGATGCAGCAGTTCCGCAGCAGAGCGTCACTCGCCACCGCGACCGTGGCGCTCGCGCTCGCCGCCGCCGTGACCGGCACACCGGCCGGCGCGACCACCTCACCCTGGCCACTCACCCTGATCTCCCCCGGCGACCCGTATGCCGCCTGCGACCTCAGCGGCGACGGGTCCGGCACCAACTACCCGGCGGCCGAGGCCGAGCCGTACGCGGCCGCCGACCCGCGCGACCCGAAGCATGTGATCGGCATCTACCAGCAGGACCGCTGGTCCAACGGCGGTGCCCGGGGCCTGAGTTCGAGCTACTCCACGGACGGCGTGCACTTCACCCAGACCGCGCTGCCGTTTACCC</text:p>
          </table:table-cell>
          <table:table-cell/>
          <table:table-cell table:formula="of:=LEFT([.J112];FIND(&quot;),&quot;;[.J112])-1)" office:value-type="string" office:string-value="" calcext:value-type="error">
            <text:p>#WERT!</text:p>
          </table:table-cell>
          <table:table-cell table:formula="of:=MID([.J112]; FIND(&quot;),&quot;;[.J112]) + 1; FIND(&quot;),&quot;;[.J112];FIND(&quot;),&quot;;[.J112])+1) - FIND(&quot;),&quot;;[.J112]) - 1)" office:value-type="string" office:string-value="" calcext:value-type="error">
            <text:p>#WERT!</text:p>
          </table:table-cell>
          <table:table-cell table:formula="of:=RIGHT([.J112];LEN([.J112]) - FIND(&quot;),&quot;; [.J112]; FIND(&quot;),&quot;; [.J11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00593538.1</text:p>
          </table:table-cell>
          <table:table-cell office:value-type="float" office:value="1288916653" calcext:value-type="float">
            <text:p>1288916653</text:p>
          </table:table-cell>
          <table:table-cell office:value-type="string" calcext:value-type="string">
            <text:p>Streptomyces sp. CB01635</text:p>
          </table:table-cell>
          <table:table-cell office:value-type="string" calcext:value-type="string">
            <text:p>Streptomyces sp. CB01635 scaffold3, whole genome shotgun sequence</text:p>
          </table:table-cell>
          <table:table-cell office:value-type="float" office:value="1288916653" calcext:value-type="float">
            <text:p>1288916653</text:p>
          </table:table-cell>
          <table:table-cell office:value-type="string" calcext:value-type="string">
            <text:p>1214591..1215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900-11703']</text:p>
          </table:table-cell>
          <table:table-cell office:value-type="string" calcext:value-type="string">
            <text:p>CCAGCGGCGCGGAGCATGGCGGGTCCCTCGGAATCTCAAGGTCGAGTCCGCGTTCGGAAGCGTGCGCCTGGACCTGTCCCGGGCGGTCTTCGAGCATCCGGCAGTCGACATCGAGCTCCAAGTCGGCACCGGCAGGGCCAAGATCACGGTTCCTCGCGACGCGATCGTCGACGTCGAGGGTCTGCACACCGGGTGGAAGGACCTGCGCTACAAGGTGCCGCGGAGCTCCGGCCAGGGCGGGCCGAGGATTCGGATCTCCGGGACCATGGGGTTCGGCCGGTTGAAGATCCGCCACGCGCGGCGTTGAGAGTCACCCGGCACTCCGGACCGGCTGGCGCCCAAGCCGACTGGCGACGGCTGGTTCAGTGGTCCCGGCCGCGGTCGGCTGCTGGTGGTGTCGTGCTCATGCGCCAGCCGTTGCAGCGGGGTCCGATCAGGTCGGCCGGCCAGCCCGCCGTTTCCACGGCCGCGTCGTAGACGGCGTCGCCGAAGGCCACGATGGCCTGGTGCGGATCGGCCATGTCCCTGAGCGTGGTCCATGGCAGCAGGGCCAGCCCCGCATCGGCACTCCAGGCCGCGCCGTCGACACCCCAGGACCGGCCTTCGAGACCGTCCGGCTGGGGCCAGATGTACGCGTACATACCGGCGTTGGGCGACTTGGCGTCCCCGAACGTGAACCCGACCGACACGTACTCGTCGCGTGCGGCGTTCTGCATGAACGCCGGACGGTCAGCCTCCGGAGTGGCTCGATGCGCCCGGTAACGCGTGGCGGACAGATCGAAACCGCCCCACATCACACCGACCCGCGGGCGATGCCCCTGGAAGGGCGCCTGCCACGTCTCGAGCCCGCCGGCCGCAAGGTTGAACGCCGTCGACATCAGCCGAGCCGCTTCCCCGTCCCAGGTACGTTCGATCTGATCGTCCTCGAACTTTCGCGGGGCACCAGGGATCTCGCAGATCAATGACGTGCGCGGTGGGCGCACACCGAGCTCGGCAGCGGCGTCGCAGAACGACGTGTAGAAGGCGGCGAGGGACCCGTTGGACAGGGGTACCGTCACCGAGCCCCGGTCGGACTCGATGACCACGTCACCGTCGAGGAGCCGGTAGTGCACCTCGAAGGTCACTCCCTGCCGCCGGTGGGTCGGCGTCCGGAGCCCACGGGAAGTGACATCGAGAACGATGTTTCCCCAGCCGGCCTCGAAGGGCTCGTCCAGGGTGTACTTGCCTCCGACCTGCACCAGCCGGTTGACGTAGCCGACCATCGGCGCCAGATCCTCGTAGACCAGCTCCGGCCACGTGGCACGTCGTTCGCTCATGGAGAGCCTCCCGGCCCGTCGACGGGATCGGCAAGAGGGCAGTGGCGGCGCCGGGTGACTTCCCCTTTACGGCGCCCCAACGCCGTCAGGGATGCCTTCGAATGACCCGGCAACCATTTTCGCACGCAGGTCACGGCGCTGCCTGCTCGGCGGCGAGGGCTGCCCATCCGGCCAAACTGGCCGCGGTGGGAACGTTGCCGTCCACAGCCCGGCGCTTTGCACCGTCCCCTTTCCGGGTCTCACCCGCAGGGCCGCGACCAGGGCATGAAGCGAACCGGGCGACCCTTCGAGGCCGCACCCGGTTCACGCAGAGCGCTGTCCGCAGAGGGAAATGAAAGGTCTGAAAGTGGATATGCGAAACGCTCTTCGGTGAATTGATGGATTGGCCGTTGATCACGGCAGGGAAGGCTCACCGCGCCACCGGCATGCGATCTTCACCGGCTCACCCCGGCACCCGTCGCGTGTCTTCCGTCCGCCCTGAGAGGGGGTGCAGTGATGAAGCTTCTCTTCGCTATCCGCAACAAGGCCGCGGCCCGAAAGTCCCTGAAGGCGAGCGCCTGGTACCTCTGGTACTGATCCGGCACGCCTCCACCCGCCCCCGCTGTTCGGTGGCAGCGAGCATTGCGCCCGACGCCGGCTGCCGTACAGCGGGGGTTCCGCCACCCACCGCCACCGGAGACCCCGTGTCGCTCACCTCCGCGCCGCGCACGCGCCGTACCGTGCTCGCCCCGCGACTGACAGCCCTCCTCCACGACCACCTGGGCCACGACGTCTTCCGGCTCGAGAGCGACACCGTCGGAGTGGCCGGATACGACGTCGCCGACCGGATCCTCGCCGCGCGCCGGGCGACGGAGACCGAGCGGCCGACGTTCAAGCCGCTGCACGGCCGCTCGATCTCGCGAGGCGAAGCCTCTTCGGTCACCCGGGCGATAGGCGACGACGTCCGCGAGGCGCTGAAGCGCCCCTTGCCGACGGACGCCGACCTGTCGGGTCCTTGGCCTCTCACCGGACACCTCTTCCTGAGGGACCTCATCCTTGGCCAAGACCCCCTCCGTCTGCGGATATTGATGAGCCGTAACCTCGAACTGACGCCCAAGCTGACCTGGTCCGTGATCGCCGCAGGCGCCGCGCTGCCCGGCTGGCCGCGCCCCGGCGCCCACCTCACCGGTCTCGCGGGGCGGGCGGCCGAAGCCGTCGGCTACCAGGACCGCAGGTACGCGATGGGTGTCTACCGGCGAGCGGCCGCACCGGTGTGTTTCACGGTCTCGACGCTCGTCGCGAACGCGCTGTGGCTCGGCTCCCCCTTCGACGACAGCACGTCGAACCGCAACATCGTTTGCGAGGCCCTGCGACTGCTGCCGCCCTCCTGGAACATCCTCCGCAACGCCTCCCCGGAGTACCCCGCGATCGACGGCCGGATCCGGGACGACGACGACGTCCTGCTGCTTCCGCTGCTCTCGCACCGCGACCCGGCCCGGTGGGAGGACGCGCCCGCGTTCCGGCCCGAGCGCTGGGACGAACTCGACCCCGATGCCACGCCGGGCTATCTGCCCTTCGGTCATACCTCCGAGCGCTGCTGGGGACGGCACATGGTGATGCCGCTCGCCGAACTGCTGCTGGACCGGATCCGCAGCTCAGGGCTCGTCGTTGATCCCGGGCAGCGCACCGGCAGGGTTCCGCTGCTCGGCCTGCTGGGGGTCGAGGAAGTACGTTTGATGAAGGCGCGAACAGTCTGACGAATGACGAGAGTTGCCGCGGGTCCGTCGAACTTCCTTTGGGAGACGGCTACTTGGTGGTGCTGCGCAGAGGCAACCCCCCCATGAGTCTTCCGGCCCGACGCGCACGATGGCAGGGCGCCGTCTCACGGGAGGATGGCGTCGATGTATCCGCCGTCGACCCGCAGCGCGCCGCCTGTGGTCGCGGACGCCAGGTCGGAGCTCAGGTACACCACCATGTTGGCGATCTCCTCGGGTTCGATCAGGCGCTGCAACAGCGACTGCGGGCGGTACTCGCGCATGAAGACTCGCTGCGCCTCGTCCCACGGCAGGTCACGGTCGACGAGTTTGTACACGAAGTCCTCGACGCCGCCGGTGTGAGTAGGGCCCGCGATGACGCAGTTCACGGTGACGCCGGTTCCCGCGGCGTGCTTGGCGAAGCCGCGGCTGACCGCGAGCAGAGCGGTCTTCGACATGCCGTAGTGAATCATCTCGGCGGGGATCACCACCGCGGAGTCGCTCGCGATGTACTGGACGCGCCCCCGGCCGCGTTCGGTCATCCCCGGCAGGTACAGCCGCGTGAGCCGGACGGCGGCCAGCACGTTCACCTCGAAGTAGCGGCGCCATTCGTCGTCCGTGATGTCCAAGGGGTTCTTCGCGTCGAAGATGCCGAGATTGTTGATGAGGATGTCCACGTCAGGCAGGGTTTCCCAGGCGCGTCGAGCGCCCTCATCGGAACCGACATCGGCGGCGACCGGAACGAAGTCGCCGTCCGGCACGCCGACTCTGAGCTGCTCGACGGCCGCCTCCACCCTGCCCTGGTCACGTCCGTTGACTCCGACCCGCGCGCCGGCGCGTGCGAGCCCGGTCGCGATCGCGGCTCCGATGCCTTGCGTGGAGCCCGTCACGAGAGCGGTCCGGCCCGATAGATCCAGGTGCACGTCTTGTTCCCTTACTGGAATGGGTGGGTGATCGGCAGGTCGTCACGAGACTCTTCCCGCTCCCAGACCCCCGGTGATGTCCGGGTGCCCGGAATTGGGGCCGAACGAGTGGGGAGCGGCACGGCTGTTACGCGCTTCCGGGTGACGGGACGCCGCGAGGCGCGGCGGAATCCGGGCCGGAGCCGTGCGGGATAACGGCTGAGGCGTCAACTTGGTGCCTTCAGTGCATAAATGGACGATACACATGAGAGCAACAGAAATATGGACGACTTGTAACCGCCTTCACGCCGTGCGCACATTCAGGACGATTCGTTGGCAAGTTGTGCGTTCTCGGCCACCGGGCCGGGACCCGCACATAGCAGACCTGCGGCGCACCACGCCGGTACACGGGTCTGCAGTACGAAATGAAGGGGCGTTCATGTCCGCTTTCATGTCAGTTACTGCCCGCCGTACGGCTGCCGCCGCTCTCGCGGCCGGCGCGCTGGTCGGAACGTTCGCCGCGTCGGCATCGGCCGACGCCGCCGGTCGCCCGCACCGCGACCGCGTCGAGATCTCCGGCGCGCAGTACGACTCCCCGGGCTGGGACAACGGCACCAACCGCTCCCTCAACAAGGAGTGGGTCGATGTCACCAACACGTCCCGCTATGCGGTGAACCTCGACGGGTGGACGCTGTCGGCCAGGGACGGCCGCACCTACACCTTCCATCACTACCGCCTGGCGGGCCGCTCGACGGTCCGCGTCCACACCGGTGTCGGACGCGACAGCGGCCGTGACGTGTACCAGGACCGTCGCAGGTACGTGTGGGACAACCGGTCCGACACCGCCACCCTGCGCGATGACCGCAACTGGAAGGTCGACACCCTTTCCTGGGGCGGCCACCGCGACCACCGCGACGACCGAGGCCACCACGGCGACGGACGCGGGCACGGCGGCGGCCACCGCTGACCTGACCTGAACCTGCCCGCGGGACTCCCAGCCCGCGGGCAGCGATGACCCGCCTCAGGAGGGGGCGTTCCGCAGCACGGTCTGCGGGTCGCCCCCTTTGGCTGCCGCCGACAGTACGGTTACCGCCCCGACGT</text:p>
          </table:table-cell>
          <table:table-cell office:value-type="string" calcext:value-type="string">
            <text:p>, GTGATGAAGCTTCTCTTCGCTATCCGCAACAAGGCCGCGGCCCGAAAGTCCCTGAAGGCGAGCGCCTGGTACCTCTGGTACTGA, 1214399, 1214483(+), ATGAAGCTTCTCTTCGCTATCCGCAACAAGGCCGCGGCCCGAAAGTCCCTGAAGGCGAGCGCCTGGTACCTCTGGTACTGA, 1214402, 1214483(+)</text:p>
          </table:table-cell>
          <table:table-cell table:formula="of:=LEFT([.J113];FIND(&quot;),&quot;;[.J113])-1)" office:value-type="string" office:string-value=", GTGATGAAGCTTCTCTTCGCTATCCGCAACAAGGCCGCGGCCCGAAAGTCCCTGAAGGCGAGCGCCTGGTACCTCTGGTACTGA, 1214399, 1214483(+" calcext:value-type="string">
            <text:p>, GTGATGAAGCTTCTCTTCGCTATCCGCAACAAGGCCGCGGCCCGAAAGTCCCTGAAGGCGAGCGCCTGGTACCTCTGGTACTGA, 1214399, 1214483(+</text:p>
          </table:table-cell>
          <table:table-cell table:formula="of:=MID([.J113]; FIND(&quot;),&quot;;[.J113]) + 1; FIND(&quot;),&quot;;[.J113];FIND(&quot;),&quot;;[.J113])+1) - FIND(&quot;),&quot;;[.J113]) - 1)" office:value-type="string" office:string-value="" calcext:value-type="error">
            <text:p>#WERT!</text:p>
          </table:table-cell>
          <table:table-cell table:formula="of:=RIGHT([.J113];LEN([.J113]) - FIND(&quot;),&quot;; [.J113]; FIND(&quot;),&quot;; [.J113]) + 1))" office:value-type="string" office:string-value="" calcext:value-type="error">
            <text:p>#WERT!</text:p>
          </table:table-cell>
          <table:table-cell office:value-type="string" calcext:value-type="string">
            <text:p>, AWYLWY*, 1214399, 1214483(+), AWYLWY*, 1214402, 1214483(+)</text:p>
          </table:table-cell>
        </table:table-row>
        <table:table-row table:style-name="ro1">
          <table:table-cell office:value-type="string" calcext:value-type="string">
            <text:p>WP_093930672.1</text:p>
          </table:table-cell>
          <table:table-cell office:value-type="float" office:value="1225938385" calcext:value-type="float">
            <text:p>1225938385</text:p>
          </table:table-cell>
          <table:table-cell office:value-type="string" calcext:value-type="string">
            <text:p>Streptomyces sp. ok210</text:p>
          </table:table-cell>
          <table:table-cell office:value-type="string" calcext:value-type="string">
            <text:p>Streptomyces sp. ok210, whole genome shotgun sequence</text:p>
          </table:table-cell>
          <table:table-cell office:value-type="float" office:value="1225938385" calcext:value-type="float">
            <text:p>1225938385</text:p>
          </table:table-cell>
          <table:table-cell office:value-type="string" calcext:value-type="string">
            <text:p>220820..219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226-9438']</text:p>
          </table:table-cell>
          <table:table-cell office:value-type="string" calcext:value-type="string">
            <text:p>CGCGGTCGCTGTCCGAGTTGCGCGAACGATGGCGGACCTTGGCTATCCGGGCGTTCGGTGCCTGCACCGTCGATCAGCTGGCGGAGCAGGCGACGGCGGCAGCCGCGGCGGAGGAACAGCGCCGTGCCGCTGAGCAGGAGGCGCGGCGCCCCGTGTGCACGCGTTGCGGAAGGAAGTTCACCGACCAGCGCTGGGAGGAGACCACCACACCCGGGTACGCCTGGGAGGCAGGCAGCCCGATCATGTGCCGCAACTGCGACGCCGACTACCTCGCCGACAGGGAAGTCGCCGAAGCTGTCCGTGTCCAGGCCGCCGCGCCGCTGGAGACGGGGGACGACCAAGAGCCGGAGCAGGGCGGGGGCGCGGCTGGTTCCGCCAGCGGACCTGAGCACCGCGACCGGTATCTGGTCGATGCAGGACATCCTCAACATCCCGGCCGGTACGAAGGGCGTCGAGGGGCACCACGGTTACGGCCAGTACCGCGAAACCTACGAGAAGGTCGACGGCAAGTGGCTGATCAGTTCGGTCGACCTGACCCGCTTCTGGATGGAGCCGCTGCCCGCCTGGACGCCGCCGGACACCACGACTGCCAAGTAGGGACCACGGCCTGCCGTGCCTCTCGGCATGGCAGGAATCCGGTGCCGGGGGCGTGGTGGGTGGCGTCGCGGTGATGACCAGCGGCGGTTGCCCGGACACGGCCCTGTGATGTTGCACCGTCGCCGTGAGGGCGAGGAGCTCTCCGGCTGGGAGCGGGTGCATGACAGGCTTCTCGAGCGGGTGCGTACCTGAGCCGGGCACGTCTTCGCCCGCTCGGGGATCTGGAGGGTTCTGCGCGGCTGCCGAGGGGGGTGTTCTTGACGCAGTGAACGGGGCTGGCCGCCTCCACGGCCTGGTCCCGGTCGGATGAAGGAATGCACCAGGCCCCGGCTGGCCGCATTCACGGGCGGCCCTCAGGCGGCTTGTGCGAGGTGTACGTCTTCGACGCCGAGGAGGCCGAGGAGGGGTACTTTGCCGGTGGTCTGCTTCGGGTCGACTGTGAGGCCGGTTTGGCGTACGTGGTCCAGCAGGAGTTCGGCGAGGGGTGTCACCATGTGTCGGCCCCAGCAGCGTTCGGAGGTGTGGCCGAAGGGGAGGTATCCGGGCGTGTTGTCGGGGTCCAGGTCGTTCCAGCGTTCCGGGCGGAAGCTTTCGGGATCGTCCCAGAGGGCGGGGTCGCGGTGGGACAGCAGCGGCAGTACGAGTACGTCGTCGCTGGTGCCGATGCGGTCGTCGATGTCGGGGTATTCGGGTGAGGCGTTGCGCAGGATGTTCCAGGAGGGCGGCAGAAGGCGCAGGGATTCCAGGATGATGTTCCGGTTCGGGGTCGCGTCGTCGAACGGGGCGCCGAGCCAGAGGGCGTTGGCGACGAGGGTGGAGACGGTGAAGCACACTGGTGCTGCGGCTCTGCGGTACATGCCCATGGCGTACCGGCGTTCCTGGTAGACGGTGGCCTGGGCCGCGCGAGTGGCGAGGCCGGTGAGGCCGTCGTCGCCGGGCCGGGGCCAGCCGGGCAGCGCGGCGCCGACGGCGATCACCGACCAGGTGAGCTTGGGGGTCAGTTCCAGGTAGCGGCTCATGAGCATGCGCAGCCGGTAGGGGTCGCGGCCCAGGATGAGGTCGCGCAGGAATAGGTGTCCGGTCAGTGGCCAGGGGCCCGACAGGTCCGCGTCCGTGGGCAGCGGGCCGGTCAGGGCCTGGCGCACGTCGTTGCCGACGGTGCGGGTCACCGAGGATGCCTCGGTGCGGGTGATGGAGCGCCCGTGGAGCGGTTTGAAAGTCGGCCGTTCCGTCTCTGTGGCCCGGCGTGCGGCCAGTATGCGGTCGGTGATCTCGGGTCCGGCGACCCCGATGGTGTCCGGTTCCAGCCGGAAGACGTCCTGGCCGAGGTGATTGCTGATGAGTGCGGCCAGCCGCGGGGCGAACACGGTGGTGCGCGTGCACGTGGCGGATGACGACGGCATGGATTCTCCGGTGCGGTCAGCGACGAGGCGGTCGGGGCGGAACGGGGCGGGGAGCGGGTGGGGAAGAGAGCCGGCGGCATCGCCGTCCGGTGGCCCGCCGAGGGGCACACCGGACAACGATGTCATCCCGTGTGGCGGCTGGATCAGTACCAGAGGTACCAGGCGCTGGCCTTCAGGCTCTTGCTGGCCGCGACCTTGTTGCGAATGGCGAAGAGAAGCTTCATCGGTGCACCTCCGTGTGGAGTGGACAGGTCGCACGTGTCCGCGCCGGCCGGAGCCGGTGATGATCACGTGCTGTGGATGCCGAGAAGCTTCCCTGATCCGATAACCGGATAGTAGTCACCGCTCCCAAAAACTTTCCCTGTGATGCTTTCCGGCCTGTCCGCGACTGGCGGGTAACCACGGCACCGCTCCCTCCGGCGGAAGCAGGGATGCCGGTCAGATCACCCTTCCGCCCTGGCCAGGCGCGCGAAGAGGGCCAGGCGCAAGGCCTGTAACCGGCGCCGCGCGGCGTGAACTCCCCGCTCGTTCCTTCCGCGTTCACGGTCAGCGATTGGCTGAATACGTGCACAGCACTTATGTGTGCATTGTCCTATTGCGGGGCTGTGGCCCGCCGGAACGGCCGTCACACCCGGGCCGTGTCACGCGAGGGGCCGTCCATGCGCCCCTGCCTGGCGTCCAGTCAGGAGTTCCCCTGCGTGATTCTGGATCTGTCCGGATCCATCCGGTAGGGGCGGGTGCAGTTGTGTGACCGCCCGTTGGTGGCCCGGGGACGATGAGTGAGCAGGCCGTCGGCCGGGGAGTGCCGGCCGTGGCAGGGGGGGAGCATGGCCAGGGCGGTTGGGGAGCATCGGTCGGGGCTTGGGAGCGCTCCGCGACCAGACCGTCACTGGTCCGTCACGTTCGGCCCGGCGGATCCGGACCCTCGCTCGAACAGGCCCCCCGATCCCT</text:p>
          </table:table-cell>
          <table:table-cell office:value-type="string" calcext:value-type="string">
            <text:p>, GTGCCGTGGTTACCCGCCAGTCGCGGACAGGCCGGAAAGCATCACAGGGAAAGTTTTTGGGAGCGGTGA, 221159, 221228(-), ATGAAGCTTCTCTTCGCCATTCGCAACAAGGTCGCGGCCAGCAAGAGCCTGAAGGCCAGCGCCTGGTACCTCTGGTACTGA, 220963, 221044(-)</text:p>
          </table:table-cell>
          <table:table-cell table:formula="of:=LEFT([.J114];FIND(&quot;),&quot;;[.J114])-1)" office:value-type="string" office:string-value=", GTGCCGTGGTTACCCGCCAGTCGCGGACAGGCCGGAAAGCATCACAGGGAAAGTTTTTGGGAGCGGTGA, 221159, 221228(-" calcext:value-type="string">
            <text:p>, GTGCCGTGGTTACCCGCCAGTCGCGGACAGGCCGGAAAGCATCACAGGGAAAGTTTTTGGGAGCGGTGA, 221159, 221228(-</text:p>
          </table:table-cell>
          <table:table-cell table:formula="of:=MID([.J114]; FIND(&quot;),&quot;;[.J114]) + 1; FIND(&quot;),&quot;;[.J114];FIND(&quot;),&quot;;[.J114])+1) - FIND(&quot;),&quot;;[.J114]) - 1)" office:value-type="string" office:string-value="" calcext:value-type="error">
            <text:p>#WERT!</text:p>
          </table:table-cell>
          <table:table-cell table:formula="of:=RIGHT([.J114];LEN([.J114]) - FIND(&quot;),&quot;; [.J114]; FIND(&quot;),&quot;; [.J114]) + 1))" office:value-type="string" office:string-value="" calcext:value-type="error">
            <text:p>#WERT!</text:p>
          </table:table-cell>
          <table:table-cell office:value-type="string" calcext:value-type="string">
            <text:p>, ESFWER*, 221159, 221228(-), AWYLWY*, 220963, 221044(-)</text:p>
          </table:table-cell>
        </table:table-row>
        <table:table-row table:style-name="ro1">
          <table:table-cell office:value-type="string" calcext:value-type="string">
            <text:p>WP_093863756.1</text:p>
          </table:table-cell>
          <table:table-cell office:value-type="float" office:value="1225870898" calcext:value-type="float">
            <text:p>1225870898</text:p>
          </table:table-cell>
          <table:table-cell office:value-type="string" calcext:value-type="string">
            <text:p>Streptomyces sp. TLI_053</text:p>
          </table:table-cell>
          <table:table-cell office:value-type="string" calcext:value-type="string">
            <text:p>Streptomyces sp. TLI_053 chromosome I</text:p>
          </table:table-cell>
          <table:table-cell office:value-type="float" office:value="1225870898" calcext:value-type="float">
            <text:p>1225870898</text:p>
          </table:table-cell>
          <table:table-cell office:value-type="string" calcext:value-type="string">
            <text:p>8750738..8751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934-10524']</text:p>
          </table:table-cell>
          <table:table-cell office:value-type="string" calcext:value-type="string">
            <text:p>GGGTAGCGGCGCCGTCGCCGTACCCGCGCGTTCGGGAGCGAAGTGGCGGTAACGATCGGTCGAAGAGCGACGCGCGGTGGGCGGGACGGTCAGCGGTCCTGCGGGCCGGAGGTGCGTCGACGGATCTCCAGGCGCCAGGGGTCGGACGGTTTGCTGGTCTGCAACTGGAGCACTCCGGGCCTCGGCAACTGCAGGGTGCGCAGTGCCTCGCCGTTCGAGAAGGCGCCCAGCGTCGGGTTCCGCGGCACACCGGGAGGCACCGGGCACCCGCACTTCTTGAAGGCGTCGGAGGTCCGCCCGCAGGCGCAGAGGAACACGGCGGACCAGGAGGAGGACTTGACGTGGGCGACGCAGTCCACCGGTGTGTCCGGGCCGACGGCCAGGACGGTGGAGCCGTAGCCCTCCATGACGCCGGCCAGCTCGTCGATCTCGTCGGGGCTGTACAGCCGGACGGACCACTCGCCGGGGCCGTTGGAGTCCACGAGGAGGTGGGTGAAGTCGCGGGTCAGGAGAGTGCGCACGCCCGTCCGCTTGCCGGAGGAGCTCAGGAAGACGAGGGACGAGTGCGTTTCGATGCGGTCGCGCGTCCTGGTCACGGGTTTGATGCTGAGGTAGCCGGCGGTCGCGACCTCGATCTGGGCCACGGCGGCGGCGTCCTCCGGCCACTCGATGGGGAACTCGTACTCGCTGTCCTCGCCCTCGCAGCGTCCGGAGAAGTGGAACCGCTCGCCCTCCTGCCGGTGGGGTACCGGTCCCCGGTCGTCGCTCGGCCCGGTGGCGGGGCGCAGTCGGGGGAGGTCTGCCTCGGCGGTCGTCGGCGTACGTGGGTGCACGGGCTTGGACTTGGGCTTGGGTTTCGGCTTGGGCTTCGGCGTCGCTCCGGCGGTCGCGGCGGCTTTCGTCGGGGCGGTCTTCGTCGGGGCGGGCCTCGTCGGGGTGGTCTTCACCGGACCGGGCCTCGCCGGACCGGGCTTCGTCGGGGCGGCTTCCGTCGAGGCGGTCTTCGCGACGGACGGCGCGACGGACGGCGCGGCGGAGGCCGGGGCGTCGGCGTGGTCGCCCGTGCCGGCGGCGGCCATGAGGGCGGTGACGCTGCGGGCGGCGGCCTCGGCCCTGGCCGCCGAACGGGCGGCCCGCCGGGCGGCCAGCAAGGTCGAACGCCAGAGGGACGCGGACGTCACCAGGCAGCCCAACGCGAAAAGTAGTCCCACAGCCACAGCCGTCGCCCCCTGGCTCCGCAGTCCCGCCCCGCGACCGAGAGTACGCGTGCGGGCGCGCCCCAACCATGGTCCGGGCAAGGGGAATCGGGCCGGGCGGCGCGTCGACGTCCGGTGCCGGCCGTCACGGCCCGGTGCTGGCCGTCCCGGCCCGGTGCCCGCCGTGCCGGGCAGGTGCAAGCCGGCCGGCCCGTGCCGTCGCCCGGGTGCCACGACCGGGCAGCCGCGATGCCCCATGAGGCAGACCGAACGTTCCGTTGGGGCGCCCCGGCCTCCGGTCGACCCTTGTCGGGAATGCCCCGTTCACCCGGTGGCCACCGGCCGGACGTGGCGCTGACCAGCACTGTCGCGCTCGCGTCAACGCCGGCGGGGGCCGCCGCCGGGGCGTCAAACCGCCCACCCGGGCGTTCGGTCGAGTGATCCGCGTCACACTTGACCGTGAATTGCGGGCTGGGATTCACTCGTTTCGGCGGGGGGCAAACGGAACAAGAAATTCCTGGTAGTTCGCTCCGGGAGCCGTCCGCCGGAATGTTGTCCGTCATCGTTTTCTGAGACATGGAGGTGCTGTCATGAAGCTCGTTCACTTCGTGAAGAAGGTCATGCCGGAGAAGAGCCTGAAGGCCTACGCCTGGTACGGCTGGATCTGATTCCGGCGGTCCGATGCCGGACGCGTGCCCGGCGGGTCCCGAGCGGACCCGCCGGGCACGGCCCGCCCACCGCGGGCGGGCGGTTCGCCGGGGGCGGGCCCCTGTCACCACAGCCGTTCACCCTTGGAGTCACGGATGGCCATGTCCAGCACCGGGCGGAGTGCCCGCGTCACCGTCTTCGCGCCGCGGATCGACGAACTCCTCAGCAAATACCGAGGTCAGGACCTCTTCCGTCTGGAGGCGGACACCGTCGGTGTGTCCGGTGCCGATCTCATGGACGGACTGCTGAGCAGCAGGCCGGCCAACGCGGAGGAGCGGCCGACCTTCAAGCCCGTGCGCGGGCGGCCGGTCACCAAGCCCGACGCGGCGGCGCTCATGCAGGCCGTGTCGGCCGACGTCCGGGCGGCGCTGAAGAAGCCGCTGGGCGACCGGACCGATCTCGCCGGGAAATGGCCGCACACGCCGCACAACTATCTGCGCGACCTGGTTTTCGGGGAGGAGAGCTTCCGCTTCCGGATCCTGGTCGACCGTCGTCTGGAACTCACCCCGAAATTGACCTGGATGGCCGTCACGGCCGGTACCGCGATGCTCGGGAAACCGGGCACCGAAATTCCGTTGTCGAATCTGGCGGCCCGGGTGCTGGACGCCGAGACGTACGACGACCGCCGCTACGCGATGTACCTCTACCGGCGGGTGGCCGGGCCGATCTGCTTCACCGTGGCCGCGCTCGTGACCAACGCGGTCTGGCTCGGCGCGCCGTTCGACGACGAGGTGCCGAACCGCGACATCCTGCTGGAGGCGCTGCGGCTGCTGCCGCCCTCCTGGAACATCCTGCGGGTCGCCTCCCCGGAGTTCGGTGCCGTGGACGGGCGGATCGGGCCGAAGGACGACCTGCTGCTGCTCCCGCTGCTGAGCCACCGCGACCCCCGCTTGTGGGACGCCCCGGAGGAGTTCCGCCCGGAGCGCTGGAAGCACCTCGACCCCGACAACCAGCCCGGCTACCTGCCGTTCGGGCACGCGAGCGAACGCTGCTGGGGGCGCCACATGGTGCTGCCACTGGCCGAGCGGATCCTCGACATCGTCCGCCGGGACGGACTGGTGGTCAGCCCGGACCAGCAGGTCGGCAAGGTCGAGCTGGACGGTCTGCTGGAGGTCGCGGGCGTCCGCATGGTCCGCCGCTGACCCGACCGCCGGCGGGTCGGCGGCACCAGCGGGCGTCGCCGGGGGAGCCGGCCGGTCGGGAGCCGGCCGGGCGCCGGAAGGCCGGGTGACGGGGGCACCGCAGCGTACGCCCGCCGCCCGCCCGTCGGCGGTCGAACACGAGTGCGGCGGGCCGGTCCGTCCGTCCATCGCTCGTCCATCGGTACGGTCCCGCCCCGAGGGCGGCCGCGTCCGTGGCCCCGGCCTCTACGCTGCATCGTCATGCGCCTGACATCACGGAAGCGCGCCGTGCGCGCGATGCTGCCCCTTCTCCTCGCCGGTCCGCTGCTCGCGGCCGTGCCCGCCCAGGCCGCGTCGGCCCGGACCGGTCCGGCCCACCGCGCCGCCGCCCGGTCGGCCGTCCTGCCGATCCCGATAGCGCCGGTGAGCGACCGGGCCACGACGCCGCCCGGCGGCTCGTTCACCCTGACGGTGACCCTCACCAACCCCTACGACACCCCGATCAGCTTCGTCTACCAGACCATCCAGCAGAACTACGACACCTCCCTGGACGTCGCGTACTCGGGGCTGAAGTACGCGGAGACCGGGTGCAACGGGGTGCCGACCACGACGTACTGCGGCAACTCGCAGGCCGGTGCCAGCGGTGCCATGTTCGCGCTGCCCCTCGCCCCGGGGGCCAGTACGAGCTACAGCATCACCTACACCATCGCCCCCGACTCGACCTGCGGCAGCGGGCTGAACGTCGACTTCTACTCGTACGTGTACTACGAGTACCAGGGCGGCGCCGCGGTCAACGACGACGTCATCGGCTTCAAGGGCACCGACGTGCTCTGCGCCTGATCCCGCTCACCCGCCCGGCCGGACGTCAGTGGGGCACCGGTGCGTGCCGGGTGAGTCCGGCCCGGACGGCGACGTCGAGCGCCGGTTCGAAGCGCAGCGCCTCGCGGTCGTCGTCCCCGACCCCGGCGGCCGCGAGCAGTTCCGCCACCGCTGACGCGTCGACGGTGCGCTCCTCGGCGCGGCGCAGGAACCGCGTCACGGCGGCGGCGAAGGCGGGTGCGTCCGCGCGCAGCACCCACGCCAGCTCCGCCGCCTCGGTGAGGAACAGCTGTTCCGAGCCGAGCCACGGCGCGGCGGCGGCGAGACCGTCCTCGATCAGGGCGTCCGGGTAGGGGATCCGGTGCCAGGAGCCGTCCTGCCACCAGTACAGGAAGCCGAACAGGTTCCCCTGGGCGTCCTCGCGCAGCTGCTCCCAGGGCAGCCAGTCCGGGCCGCCGGCCAGGAAGTCGATCTGCCGGCCGTCGACGTGGGTGTGACTGCCGTCGGAGTCCTGGCCGCAGAACACCGCCCGGTCGTCGTCGACCAGGGTGAGGCGCCACCAGAAGGAGCCACCGCCGTTCTCGCTCCACACGCCCTGCTCGTCCAGCCAGTGCTCGCGGTTGCCCTGGGCGGCGTCCAGCAGGGCGAGCAGCACGGCGCGCGCCCACACCTGCCCAGCGTCGTCGAGGTCCTCGGGCCGGCTCGGCCTGTGCATGATCGTCGTCCCCTCCGTCGGATGGCGGACAGCCTGCCACAGACCTGCGACACCCCGGGCGAATCCCCCTGAACACCCCGGCCGCAGCCCCGCGGGCCCCGGGCGACACCCCGGTGGGACCCCCGCCCGCAGCGCGCCGACCCCCGACGAGGACAATGGCGCGGTGAACGACACGATCGACCCGCCCCGCGCGCACGGCCCGCAGCAGCCGTCGGACCCGGGCGTGGACTACCAGGAGCTGGTCCGGGACGCCATGGCGGCGGCCGTGCGCTCGCCGCTGCGCGGCCGGGTGGCCGACTACATCCCGGCCCTGGCCGAGGCCGACCCGACGGCGTTCGGGATGGCGATCGCGACCGTGGACGGCCGGGTGTTCGGTGCGGGGGACTGGCAGCAGCCGTTCTCCGTCCAGTCGGTGTCCAAGCTGTTCACCCTCGCGCTCGCGCTGGCCGAGGGAGGCGATGGCCTGTGGGCGGGCGTCGGCCGCGAA</text:p>
          </table:table-cell>
          <table:table-cell office:value-type="string" calcext:value-type="string">
            <text:p>, ATGAAGCTCGTTCACTTCGTGAAGAAGGTCATGCCGGAGAAGAGCCTGAAGGCCTACGCCTGGTACGGCTGGATCTGA, 8750524, 8750602(+)</text:p>
          </table:table-cell>
          <table:table-cell table:formula="of:=LEFT([.J115];FIND(&quot;),&quot;;[.J115])-1)" office:value-type="string" office:string-value="" calcext:value-type="error">
            <text:p>#WERT!</text:p>
          </table:table-cell>
          <table:table-cell table:formula="of:=MID([.J115]; FIND(&quot;),&quot;;[.J115]) + 1; FIND(&quot;),&quot;;[.J115];FIND(&quot;),&quot;;[.J115])+1) - FIND(&quot;),&quot;;[.J115]) - 1)" office:value-type="string" office:string-value="" calcext:value-type="error">
            <text:p>#WERT!</text:p>
          </table:table-cell>
          <table:table-cell table:formula="of:=RIGHT([.J115];LEN([.J115]) - FIND(&quot;),&quot;; [.J115]; FIND(&quot;),&quot;; [.J115]) + 1))" office:value-type="string" office:string-value="" calcext:value-type="error">
            <text:p>#WERT!</text:p>
          </table:table-cell>
          <table:table-cell office:value-type="string" calcext:value-type="string">
            <text:p>, AWYGWI*, 8750524, 8750602(+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477948905" calcext:value-type="float">
            <text:p>1477948905</text:p>
          </table:table-cell>
          <table:table-cell office:value-type="string" calcext:value-type="string">
            <text:p>Streptomyces sp. 2233.5</text:p>
          </table:table-cell>
          <table:table-cell office:value-type="string" calcext:value-type="string">
            <text:p>Streptomyces sp. 2233.5 Ga0151171_11, whole genome shotgun sequence</text:p>
          </table:table-cell>
          <table:table-cell office:value-type="float" office:value="1477948905" calcext:value-type="float">
            <text:p>1477948905</text:p>
          </table:table-cell>
          <table:table-cell office:value-type="string" calcext:value-type="string">
            <text:p>2824718..2825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428-13030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2827413, 2827485(+), ATGAAACTCGTTCGCATCGTCAAGAAGTTCCGTCCGGAAAAGAGCCTCAAGGCATACGCCTGGTACGGCTGGATTTAA, 2824562, 2824640(+), GTGAAGGCGGTCAGACGGGGTGCCGGTCCGTCGCTGGTGGCCCGGCCCGCGAACAGTTCTGAGACCAGGCCGCATTCGGCGCACAGGGCGAGGCCGTAG, 2826019, 2826118(+)</text:p>
          </table:table-cell>
          <table:table-cell table:formula="of:=LEFT([.J116];FIND(&quot;),&quot;;[.J116])-1)" office:value-type="string" office:string-value=", GTGCCGGTGACGGCCCGCAGGACGGAGAGCGCGACCAGCGCGCCGGCGATGATCAGCAGGATCCAGGGGTAG, 2827413, 2827485(+" calcext:value-type="string">
            <text:p>, GTGCCGGTGACGGCCCGCAGGACGGAGAGCGCGACCAGCGCGCCGGCGATGATCAGCAGGATCCAGGGGTAG, 2827413, 2827485(+</text:p>
          </table:table-cell>
          <table:table-cell table:formula="of:=MID([.J116]; FIND(&quot;),&quot;;[.J116]) + 1; FIND(&quot;),&quot;;[.J116];FIND(&quot;),&quot;;[.J116])+1) - FIND(&quot;),&quot;;[.J116]) - 1)" office:value-type="string" office:string-value=", ATGAAACTCGTTCGCATCGTCAAGAAGTTCCGTCCGGAAAAGAGCCTCAAGGCATACGCCTGGTACGGCTGGATTTAA, 2824562, 2824640(+" calcext:value-type="string">
            <text:p>, ATGAAACTCGTTCGCATCGTCAAGAAGTTCCGTCCGGAAAAGAGCCTCAAGGCATACGCCTGGTACGGCTGGATTTAA, 2824562, 2824640(+</text:p>
          </table:table-cell>
          <table:table-cell table:formula="of:=RIGHT([.J116];LEN([.J116]) - FIND(&quot;),&quot;; [.J116]; FIND(&quot;),&quot;; [.J116]) + 1))" office:value-type="string" office:string-value=", GTGAAGGCGGTCAGACGGGGTGCCGGTCCGTCGCTGGTGGCCCGGCCCGCGAACAGTTCTGAGACCAGGCCGCATTCGGCGCACAGGGCGAGGCCGTAG, 2826019, 2826118(+)" calcext:value-type="string">
            <text:p>, GTGAAGGCGGTCAGACGGGGTGCCGGTCCGTCGCTGGTGGCCCGGCCCGCGAACAGTTCTGAGACCAGGCCGCATTCGGCGCACAGGGCGAGGCCGTAG, 2826019, 2826118(+)</text:p>
          </table:table-cell>
          <table:table-cell office:value-type="string" calcext:value-type="string">
            <text:p>, ISRIQG*, 2827413, 2827485(+), AWYGWI*, 2824562, 2824640(+), AHRARP*, 2826019, 2826118(+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477201126" calcext:value-type="float">
            <text:p>1477201126</text:p>
          </table:table-cell>
          <table:table-cell office:value-type="string" calcext:value-type="string">
            <text:p>Streptomyces sp. 2233.2</text:p>
          </table:table-cell>
          <table:table-cell office:value-type="string" calcext:value-type="string">
            <text:p>Streptomyces sp. 2233.2 Ga0151181_11, whole genome shotgun sequence</text:p>
          </table:table-cell>
          <table:table-cell office:value-type="float" office:value="1477201126" calcext:value-type="float">
            <text:p>1477201126</text:p>
          </table:table-cell>
          <table:table-cell office:value-type="string" calcext:value-type="string">
            <text:p>2088531..2089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221-12054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2091226, 2091298(+), ATGAAACTCGTTCGCATCGTCAAGAAGTTCCGTCCGGAAAAGAGCCTCAAGGCATACGCCTGGTACGGCTGGATTTAA, 2088375, 2088453(+), GTGAAGGCGGTCAGACGGGGTGCCGGTCCGTCGCTGGTGGCCCGGCCCGCGAACAGTTCTGAGACCAGGCCGCATTCGGCGCACAGGGCGAGGCCGTAG, 2089832, 2089931(+)</text:p>
          </table:table-cell>
          <table:table-cell table:formula="of:=LEFT([.J117];FIND(&quot;),&quot;;[.J117])-1)" office:value-type="string" office:string-value=", GTGCCGGTGACGGCCCGCAGGACGGAGAGCGCGACCAGCGCGCCGGCGATGATCAGCAGGATCCAGGGGTAG, 2091226, 2091298(+" calcext:value-type="string">
            <text:p>, GTGCCGGTGACGGCCCGCAGGACGGAGAGCGCGACCAGCGCGCCGGCGATGATCAGCAGGATCCAGGGGTAG, 2091226, 2091298(+</text:p>
          </table:table-cell>
          <table:table-cell table:formula="of:=MID([.J117]; FIND(&quot;),&quot;;[.J117]) + 1; FIND(&quot;),&quot;;[.J117];FIND(&quot;),&quot;;[.J117])+1) - FIND(&quot;),&quot;;[.J117]) - 1)" office:value-type="string" office:string-value=", ATGAAACTCGTTCGCATCGTCAAGAAGTTCCGTCCGGAAAAGAGCCTCAAGGCATACGCCTGGTACGGCTGGATTTAA, 2088375, 2088453(+" calcext:value-type="string">
            <text:p>, ATGAAACTCGTTCGCATCGTCAAGAAGTTCCGTCCGGAAAAGAGCCTCAAGGCATACGCCTGGTACGGCTGGATTTAA, 2088375, 2088453(+</text:p>
          </table:table-cell>
          <table:table-cell table:formula="of:=RIGHT([.J117];LEN([.J117]) - FIND(&quot;),&quot;; [.J117]; FIND(&quot;),&quot;; [.J117]) + 1))" office:value-type="string" office:string-value=", GTGAAGGCGGTCAGACGGGGTGCCGGTCCGTCGCTGGTGGCCCGGCCCGCGAACAGTTCTGAGACCAGGCCGCATTCGGCGCACAGGGCGAGGCCGTAG, 2089832, 2089931(+)" calcext:value-type="string">
            <text:p>, GTGAAGGCGGTCAGACGGGGTGCCGGTCCGTCGCTGGTGGCCCGGCCCGCGAACAGTTCTGAGACCAGGCCGCATTCGGCGCACAGGGCGAGGCCGTAG, 2089832, 2089931(+)</text:p>
          </table:table-cell>
          <table:table-cell office:value-type="string" calcext:value-type="string">
            <text:p>, ISRIQG*, 2091226, 2091298(+), AWYGWI*, 2088375, 2088453(+), AHRARP*, 2089832, 2089931(+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225816803" calcext:value-type="float">
            <text:p>1225816803</text:p>
          </table:table-cell>
          <table:table-cell office:value-type="string" calcext:value-type="string">
            <text:p>Streptomyces sp. 2133.1</text:p>
          </table:table-cell>
          <table:table-cell office:value-type="string" calcext:value-type="string">
            <text:p>Streptomyces sp. 2133.1, whole genome shotgun sequence</text:p>
          </table:table-cell>
          <table:table-cell office:value-type="float" office:value="1225816803" calcext:value-type="float">
            <text:p>1225816803</text:p>
          </table:table-cell>
          <table:table-cell office:value-type="string" calcext:value-type="string">
            <text:p>5186849..5185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16-14211']</text:p>
          </table:table-cell>
          <table:table-cell office:value-type="string" calcext:value-type="string">
            <text:p>CGGCGGTGCCTTCCTCTCCATCGGGGTGCACTTCTACCAGGACGGCCAGACCGGCGGCCGCGGCTACATCGGCCTCGCCACGATGATCTTCGGCAACTGGCGGCCGGGCGGCGTCGCGATGGGCGCGGGCCTGTTCGGCTTCATGGACGCCATGCAGCTGCGCAGCGGCGGCCCGACCGTCCACGCCCTGCTGCTGGGCCTGGCGGCCCTGCTCGCGGTGATCGCGCTGCTGAAGCTGCGCGCCGCCAAGCGCACTCAGGCCGCATTGTCGGCGGTGGCCGCCGTCGTCCTCATAGGCTGGTACTTCCTGGCCGACACCGTTCCGCTCGAACTGGTCGAGGCGAGCCCGTACATCGCCACTCTGCTCGTCCTCGCCCTCTCCGCCCAGCGGTTGCGGCCCCCGAAGGCGAACGGCAGGCCCTACCGCCGAGGACAGGGAACATGACACCACCGGTGCCGGTCGACTGGACCGCACTGCGCGCGCAGGCCCGGGACGCGATGTCCCGGGCCTACGCCCCTTATTCCGGCTACCCCGTCGGCGCCGCCGCCCTCGTGGACGACGGCCGCACGATCGCCGCCTGCAACGTCGAAAACGCCTCCTACGGCCTCGCCCTGTGCGCCGAATGCGGCCTGGTCTCAGAACTGTTCGCGGGCCGGGCCACCAGCGACGGACCGGCACCCCGTCTGACCGCCTTCACCTGCGTGGACGGAGCGGGCGACCTCCTCGTCCCCTGCGGCCGCTGCCGCCAACTCCTGTGGGAACACGGCGGCCCGGGGCTTCTTGTCGACACGGCGGCCGGCATCCGCCCGCTGTCGGAGCTGCTTCCGGACGCGTTCGGGCCGGGGCATTTGCGGGGGTGACGGGGAGCGGTGGGTGCAGCGGAACACCCGAGTCCCTCCCGCACGTCCACTCCGTTCAGGCGGGACGAATGGTCAGGCCGTCACGGTCGAGCCATCGGTCGAGTCATCCGCACTTCGGACACTTCGAGCAATCCGTCGAGTTCGACCTTCCCCCTGGTCTGGCCCGGACTCACCACCAGGCCGTCCCGTCGCACGATGTCCAGGAGCCGTTCGGCCAGGGGCAGGACCATATGCCGGCCCCAGCATCGTTCGCTTACGTGGCCGAAGGGGAGATATCCGGGGTGGTTGTCTCCGTCCAGCTCTTCCCAGCGGTCGGGATGAAACGCGTCGGGCTCGTCCCAGAGCTTGGGGTCGCGGTGGCTCAGCAGGGGAAGCAACAGGACATCGTCTTTCGGGCCGATCCGTGCGTCCACGTCCGAGAACTCCGGAGAAGCCATTCGCAAGATGTTCCATGAGGGGGGAAGCAGTCGGAGTGCCTCAAGGAGGATGTTCCGATTCGATACGTCATCGCTGAACGGAGCTCCGAGCCACAGGGCGTTGGTGACCAGCGCGGACACGGTGAAGCACACCGGTGCTGCCACCCGCCGATACAGGTACATCGCATAGCGCCGGTCACTGTAGGTCGTGGAATCGAGCACGAGAGCGGCAAGTTTCGACAGCGGCACGTCCTGCCCGGGCCTGCCCAGCAAAGCGGCCCCGGAGGCGACGGCCGACCAGGTCAGTTTCGGTGTCAACTCCAGCCTGCGGTCGACCAGAACCCGGAACCGCAGACGTTCGTTCCCGAAAACGAGATTCCGCAGGTAAACATGCGCCACATGCGGCCACCGGCCGGTCAGGTCGACCGCCTCATCGAGGGGACGCTGCAGCGCGTTCCGCACGTCCGAGCCCACGGCTTGCATAAAGGTGGACGCATCCGTACGGGTAACGAGCCGCCCCTGGACGGGTTTGAAGGTGGGCCTCTCCTCCGCGTTGGCCGGCCTGCTGCGGAGTAAGCGGTCCATCAGCTCGGCGCCGGATACCCCGATCGTGTCGGGCTCCAGACGAAAAAGCGACGCACCACGATAACGGCTTAACAGTTCGTCGATTCTCGGCGCGAACTCGATGACCCGACCGCTCTCGCCGACGCGGTGCATAGGCATGGCTGAACTCCGTGGGTAGGCAGCTCGCGCCGGCCAGAATTCCTGACCGACGCGAGCCCGGCAGGGAATCTATCTCATTAAATCCAGCCGTACCAGGCGTATGCCTTGAGGCTCTTTTCCGGACGGAACTTCTTGACGATGCGAACGAGTTTCATGAGCGCCTCCATTTGTGTGGTGAACGCGATACTTATTCGACGGCAGAAGATGTCGATGCCGGTAAGAATTCCCGGCATTCATTTCGACTGCCGTGGAAAGTGAAGACCTATTCGATGAATGTGTCAAGTGATCCACGTCACTACCTGAATTGACTAATTCACGTTTCGAATTCATCTGTATTCACATCTCGGCAAATCACCACTAATCCGAATATTAGGCCCCAATGCGGGCATCGAAAGGGGGTGAATGGCGTCGAATGAGGTGGTTTGGGCATAGATTATATGACATGGACATGCTCTGTAGGGCGCTCGAAGGCCTCCGGTCCCTGCTCCGGCGCGGTGGCTCTCCCACACGGAAAACGGGCGAAGTGGCGGTGAAACTGGCGCATTCGGTCGTCTCTGACGGGTCGCAGCCGGGGTGCGGGTGGTTGAGCTGAGTGGCGCATGGGCGGCTTGCTTCGGCGGGGGCTACTCATGCACAGCAGCGCGCGCCCGCTTAACGGAGCTGCCGGACCATCACGTCATGGAGAGGCGCGCTTTCCCAGGGGTGAGCCTCACCCACCTTGCGGTATCCCCAGGATCGATAGGCCGCTTGAGCTGCCTCGGCTTCCGGTAGCGCATTCAGTAGTACGCGCTCTTCGTTGCCTTCCGCGAGTAGCGTCTCGTGCAGCCGCCTGCCCACCCCGAGCAGACGCCAGGGCGCCCGCACCGCAAACTCCATAAGGCCGAAGGTACGTTGGCCATTCTCTCGTCTGAGTTCATCCGAGACGGGAGTAATCAGCCGGTC</text:p>
          </table:table-cell>
          <table:table-cell office:value-type="string" calcext:value-type="string">
            <text:p>, ATGAAACTCGTTCGCATCGTCAAGAAGTTCCGTCCGGAAAAGAGCCTCAAGGCATACGCCTGGTACGGCTGGATTTAA, 5186926, 5187004(-)</text:p>
          </table:table-cell>
          <table:table-cell table:formula="of:=LEFT([.J118];FIND(&quot;),&quot;;[.J118])-1)" office:value-type="string" office:string-value="" calcext:value-type="error">
            <text:p>#WERT!</text:p>
          </table:table-cell>
          <table:table-cell table:formula="of:=MID([.J118]; FIND(&quot;),&quot;;[.J118]) + 1; FIND(&quot;),&quot;;[.J118];FIND(&quot;),&quot;;[.J118])+1) - FIND(&quot;),&quot;;[.J118]) - 1)" office:value-type="string" office:string-value="" calcext:value-type="error">
            <text:p>#WERT!</text:p>
          </table:table-cell>
          <table:table-cell table:formula="of:=RIGHT([.J118];LEN([.J118]) - FIND(&quot;),&quot;; [.J118]; FIND(&quot;),&quot;; [.J118]) + 1))" office:value-type="string" office:string-value="" calcext:value-type="error">
            <text:p>#WERT!</text:p>
          </table:table-cell>
          <table:table-cell office:value-type="string" calcext:value-type="string">
            <text:p>, AWYGWI*, 5186926, 5187004(-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225647007" calcext:value-type="float">
            <text:p>1225647007</text:p>
          </table:table-cell>
          <table:table-cell office:value-type="string" calcext:value-type="string">
            <text:p>Streptomyces sp. KS_16</text:p>
          </table:table-cell>
          <table:table-cell office:value-type="string" calcext:value-type="string">
            <text:p>Streptomyces sp. KS_16, whole genome shotgun sequence</text:p>
          </table:table-cell>
          <table:table-cell office:value-type="float" office:value="1225647007" calcext:value-type="float">
            <text:p>1225647007</text:p>
          </table:table-cell>
          <table:table-cell office:value-type="string" calcext:value-type="string">
            <text:p>2879469..2880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58-14648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2882164, 2882236(+), ATGAAACTCGTTCGCATCGTCAAGAAGTTCCGTCCGGAAAAGAGCCTCAAGGCATACGCCTGGTACGGCTGGATTTAA, 2879313, 2879391(+), GTGAAGGCGGTCAGACGGGGTGCCGGTCCGTCGCTGGTGGCCCGGCCCGCGAACAGTTCTGAGACCAGGCCGCATTCGGCGCACAGGGCGAGGCCGTAG, 2880770, 2880869(+)</text:p>
          </table:table-cell>
          <table:table-cell table:formula="of:=LEFT([.J119];FIND(&quot;),&quot;;[.J119])-1)" office:value-type="string" office:string-value=", GTGCCGGTGACGGCCCGCAGGACGGAGAGCGCGACCAGCGCGCCGGCGATGATCAGCAGGATCCAGGGGTAG, 2882164, 2882236(+" calcext:value-type="string">
            <text:p>, GTGCCGGTGACGGCCCGCAGGACGGAGAGCGCGACCAGCGCGCCGGCGATGATCAGCAGGATCCAGGGGTAG, 2882164, 2882236(+</text:p>
          </table:table-cell>
          <table:table-cell table:formula="of:=MID([.J119]; FIND(&quot;),&quot;;[.J119]) + 1; FIND(&quot;),&quot;;[.J119];FIND(&quot;),&quot;;[.J119])+1) - FIND(&quot;),&quot;;[.J119]) - 1)" office:value-type="string" office:string-value=", ATGAAACTCGTTCGCATCGTCAAGAAGTTCCGTCCGGAAAAGAGCCTCAAGGCATACGCCTGGTACGGCTGGATTTAA, 2879313, 2879391(+" calcext:value-type="string">
            <text:p>, ATGAAACTCGTTCGCATCGTCAAGAAGTTCCGTCCGGAAAAGAGCCTCAAGGCATACGCCTGGTACGGCTGGATTTAA, 2879313, 2879391(+</text:p>
          </table:table-cell>
          <table:table-cell table:formula="of:=RIGHT([.J119];LEN([.J119]) - FIND(&quot;),&quot;; [.J119]; FIND(&quot;),&quot;; [.J119]) + 1))" office:value-type="string" office:string-value=", GTGAAGGCGGTCAGACGGGGTGCCGGTCCGTCGCTGGTGGCCCGGCCCGCGAACAGTTCTGAGACCAGGCCGCATTCGGCGCACAGGGCGAGGCCGTAG, 2880770, 2880869(+)" calcext:value-type="string">
            <text:p>, GTGAAGGCGGTCAGACGGGGTGCCGGTCCGTCGCTGGTGGCCCGGCCCGCGAACAGTTCTGAGACCAGGCCGCATTCGGCGCACAGGGCGAGGCCGTAG, 2880770, 2880869(+)</text:p>
          </table:table-cell>
          <table:table-cell office:value-type="string" calcext:value-type="string">
            <text:p>, ISRIQG*, 2882164, 2882236(+), AWYGWI*, 2879313, 2879391(+), AHRARP*, 2880770, 2880869(+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225640602" calcext:value-type="float">
            <text:p>1225640602</text:p>
          </table:table-cell>
          <table:table-cell office:value-type="string" calcext:value-type="string">
            <text:p>Streptomyces sp. 2224.1</text:p>
          </table:table-cell>
          <table:table-cell office:value-type="string" calcext:value-type="string">
            <text:p>Streptomyces sp. 2224.1, whole genome shotgun sequence</text:p>
          </table:table-cell>
          <table:table-cell office:value-type="float" office:value="1225640602" calcext:value-type="float">
            <text:p>1225640602</text:p>
          </table:table-cell>
          <table:table-cell office:value-type="string" calcext:value-type="string">
            <text:p>871932..872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865-10646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874627, 874699(+), ATGAAACTCGTTCGCATCGTCAAGAAGTTCCGTCCGGAAAAGAGCCTCAAGGCATACGCCTGGTACGGCTGGATTTAA, 871776, 871854(+), GTGAAGGCGGTCAGACGGGGTGCCGGTCCGTCGCTGGTGGCCCGGCCCGCGAACAGTTCTGAGACCAGGCCGCATTCGGCGCACAGGGCGAGGCCGTAG, 873233, 873332(+)</text:p>
          </table:table-cell>
          <table:table-cell table:formula="of:=LEFT([.J120];FIND(&quot;),&quot;;[.J120])-1)" office:value-type="string" office:string-value=", GTGCCGGTGACGGCCCGCAGGACGGAGAGCGCGACCAGCGCGCCGGCGATGATCAGCAGGATCCAGGGGTAG, 874627, 874699(+" calcext:value-type="string">
            <text:p>, GTGCCGGTGACGGCCCGCAGGACGGAGAGCGCGACCAGCGCGCCGGCGATGATCAGCAGGATCCAGGGGTAG, 874627, 874699(+</text:p>
          </table:table-cell>
          <table:table-cell table:formula="of:=MID([.J120]; FIND(&quot;),&quot;;[.J120]) + 1; FIND(&quot;),&quot;;[.J120];FIND(&quot;),&quot;;[.J120])+1) - FIND(&quot;),&quot;;[.J120]) - 1)" office:value-type="string" office:string-value=", ATGAAACTCGTTCGCATCGTCAAGAAGTTCCGTCCGGAAAAGAGCCTCAAGGCATACGCCTGGTACGGCTGGATTTAA, 871776, 871854(+" calcext:value-type="string">
            <text:p>, ATGAAACTCGTTCGCATCGTCAAGAAGTTCCGTCCGGAAAAGAGCCTCAAGGCATACGCCTGGTACGGCTGGATTTAA, 871776, 871854(+</text:p>
          </table:table-cell>
          <table:table-cell table:formula="of:=RIGHT([.J120];LEN([.J120]) - FIND(&quot;),&quot;; [.J120]; FIND(&quot;),&quot;; [.J120]) + 1))" office:value-type="string" office:string-value=", GTGAAGGCGGTCAGACGGGGTGCCGGTCCGTCGCTGGTGGCCCGGCCCGCGAACAGTTCTGAGACCAGGCCGCATTCGGCGCACAGGGCGAGGCCGTAG, 873233, 873332(+)" calcext:value-type="string">
            <text:p>, GTGAAGGCGGTCAGACGGGGTGCCGGTCCGTCGCTGGTGGCCCGGCCCGCGAACAGTTCTGAGACCAGGCCGCATTCGGCGCACAGGGCGAGGCCGTAG, 873233, 873332(+)</text:p>
          </table:table-cell>
          <table:table-cell office:value-type="string" calcext:value-type="string">
            <text:p>, ISRIQG*, 874627, 874699(+), AWYGWI*, 871776, 871854(+), AHRARP*, 873233, 873332(+)</text:p>
          </table:table-cell>
        </table:table-row>
        <table:table-row table:style-name="ro1">
          <table:table-cell office:value-type="string" calcext:value-type="string">
            <text:p>WP_088799602.1</text:p>
          </table:table-cell>
          <table:table-cell office:value-type="float" office:value="1214404000" calcext:value-type="float">
            <text:p>1214404000</text:p>
          </table:table-cell>
          <table:table-cell office:value-type="string" calcext:value-type="string">
            <text:p>Streptomyces sp. 2114.4</text:p>
          </table:table-cell>
          <table:table-cell office:value-type="string" calcext:value-type="string">
            <text:p>Streptomyces sp. 2114.4, whole genome shotgun sequence</text:p>
          </table:table-cell>
          <table:table-cell office:value-type="float" office:value="1214404000" calcext:value-type="float">
            <text:p>1214404000</text:p>
          </table:table-cell>
          <table:table-cell office:value-type="string" calcext:value-type="string">
            <text:p>5120211..5119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936-15426']</text:p>
          </table:table-cell>
          <table:table-cell office:value-type="string" calcext:value-type="string">
            <text:p>CGGCGGTGCCTTCCTCTCCATCGGGGTGCACTTCTACCAGGACGGCCAGACCGGCGGCCGCGGCTACATCGGCCTCGCCACGATGATCTTCGGCAACTGGCGGCCGGGCGGCGTCGCGATGGGCGCGGGCCTGTTCGGCTTCATGGACGCCATGCAGCTGCGCAGCGGCGGCCCGACCGTCCACGCCCTGCTGCTGGGCCTGGCGGCCCTGCTCGCGGTGATCGCGCTGCTGAAGCTGCGCGCCGCCAAGCGCACTCAGGCCGCATTGTCGGCGGTGGCCGCCGTCGTCCTCATAGGCTGGTACTTCCTGGCCGACACCGTTCCGCTCGAACTGGTCGAGGCGAGCCCGTACATCGCCACTCTGCTCGTCCTCGCCCTCTCCGCCCAGCGGTTGCGGCCCCCGAAGGCGAACGGCAGGCCCTACCGCCGAGGACAGGGAACATGACACCACCGGTGCCGGTCGACTGGACCGCACTGCGCGCGCAGGCCCGGGACGCGATGTCCCGGGCCTACGCCCCTTATTCCGGCTACCCCGTCGGCGCCGCCGCCCTCGTGGACGACGGCCGCACGATCGCCGCCTGCAACGTCGAAAACGCCTCCTACGGCCTCGCCCTGTGCGCCGAATGCGGCCTGGTCTCAGAACTGTTCGCGGGCCGGGCCACCAGCGACGGACCGGCACCCCGTCTGACCGCCTTCACCTGCGTGGACGGAGCGGGCGACCTCCTCGTCCCCTGCGGCCGCTGCCGCCAACTCCTGTGGGAACACGGCGGCCCGGGGCTTCTTGTCGACACGGCGGCCGGCATCCGCCCGCTGTCGGAGCTGCTTCCGGACGCGTTCGGGCCGGGGCATTTGCGGGGGTGACGGGGAGCGGTGGGTGCAGCGGAACACCCGAGTCCCTCCCGCACGTCCACTCCGTTCAGGCGGGACGAATGGTCAGGCCGTCACGGTCGAGCCATCGGTCGAGTCATCCGCACTTCGGACACTTCGAGCAATCCGTCGAGTTCGACCTTCCCCCTGGTCTGGCCCGGACTCACCACCAGGCCGTCCCGTCGCACGATGTCCAGGAGCCGTTCGGCCAGGGGCAGGACCATATGCCGGCCCCAGCATCGTTCGCTTACGTGGCCGAAGGGGAGATATCCGGGGTGGTTGTCTCCGTCCAGCTCTTCCCAGCGGTCGGGATGAAACGCGTCGGGCTCGTCCCAGAGCTTGGGGTCGCGGTGGCTCAGCAGGGGAAGCAACAGGACATCGTCTTTCGGGCCGATCCGTGCGTCCACGTCCGAGAACTCCGGAGAAGCCATTCGCAAGATGTTCCATGAGGGGGGAAGCAGTCGGAGTGCCTCAAGGAGGATGTTCCGATTCGATACGTCATCGCTGAACGGAGCTCCGAGCCACAGGGCGTTGGTGACCAGCGCGGACACGGTGAAGCACACCGGTGCTGCCACCCGCCGATACAGGTACATCGCATAGCGCCGGTCACTGTAGGTCGTGGAATCGAGCACGAGAGCGGCAAGTTTCGACAGCGGCACGTCCTGCCCGGGCCTGCCCAGCAAAGCGGCCCCGGAGGCGACGGCCGACCAGGTCAGTTTCGGTGTCAACTCCAGCCTGCGGTCGACCAGAACCCGGAACCGCAGACGTTCGTTCCCGAAAACGAGATTCCGCAGGTAAACATGCGCCACATGCGGCCACCGGCCGGTCAGGTCGACCGCCTCATCGAGGGGACGCTGCAGCGCGTTCCGCACGTCCGAGCCCACGGCTTGCATAAAGGTGGACGCATCCGTACGGGTAACGAGCCGCCCCTGGACGGGTTTGAAGGTGGGCCTCTCCTCCGCGTTGGCCGGCCTGCTGCGGAGTAAGCGGTCCATCAGCTCGGCGCCGGATACCCCGATCGTGTCGGGCTCCAGACGAAAAAGCGACGCACCACGATAACGGCTTAACAGTTCGTCGATTCTCGGCGCGAACTCGATGACCCGACCGCTCTCGCCGACGCGGTGCATAGGCATGGCTGAACTCCGTGGGTAGGCAGCTCGCGCCGGCCAGAATTCCTGACCGACGCGAGCCCGGCAGGGAATCTATCTCATTAAATCCAGCCGTACCAGGCGTATGCCTTGAGGCTCTTTTCCGGACGGAACTTCTTGACGATGCGAACGAGTTTCATGAGCGCCTCCATTTGTGTGGTGAACGCGATACTTATTCGACGGCAGAAGATGTCGATGCCGGTAAGAATTCCCGGCATTCATTTCGACTGCCGTGGAAAGTGAAGACCTATTCGATGAATGTGTCAAGTGATCCACGTCACTACCTGAATTGACTAATTCACGTTTCGAATTCATCTGTATTCACATCTCGGCAAATCACCACTAATCCGAATATTAGGCCCCAATGCGGGCATCGAAAGGGGGTGAATGGCGTCGAATGAGGTGGTTTGGGCATAGATTATATGACATGGACATGCTCTGTAGGGCGCTCGAAGGCCTCCGGTCCCTGCTCCGGCGCGGTGGCTCTCCCACACGGAAAACGGGCGAAGTGGCGGTGAAACTGGCGCATTCGGTCGTCTCTGACGGGTCGCAGCCGGGGTGCGGGTGGTTGAGCTGAGTGGCGCATGGGCGGCTTGCTTCGGCGGGGGCTACTCATGCACAGCAGCGCGCGCCCGCTTAACGGAGCTGCCGGACCATCACGTCATGGAGAGGCGCGCTTTCCCAGGGGTGAGCCTCACCCACCTTGCGGTATCCCCAGGATCGATAGGCCGCTTGAGCTGCCTCGGCTTCCGGTAGCGCATTCAGTAGTACGCGCTCTTCGTTGCCTTCCGCGAGTAGCGTCTCGTGCAGCCGCCTGCCCACCCCGAGCAGACGCCAGGGCGCCCGCACCGCAAACTCCATAAGGCCGAAGGTACGTTGGCCATTCTCTCGTCTGAGTTCATCCGAGACGGGAGTAATCAGCCGGTC</text:p>
          </table:table-cell>
          <table:table-cell office:value-type="string" calcext:value-type="string">
            <text:p>, ATGAAACTCGTTCGCATCGTCAAGAAGTTCCGTCCGGAAAAGAGCCTCAAGGCATACGCCTGGTACGGCTGGATTTAA, 5120288, 5120366(-)</text:p>
          </table:table-cell>
          <table:table-cell table:formula="of:=LEFT([.J121];FIND(&quot;),&quot;;[.J121])-1)" office:value-type="string" office:string-value="" calcext:value-type="error">
            <text:p>#WERT!</text:p>
          </table:table-cell>
          <table:table-cell table:formula="of:=MID([.J121]; FIND(&quot;),&quot;;[.J121]) + 1; FIND(&quot;),&quot;;[.J121];FIND(&quot;),&quot;;[.J121])+1) - FIND(&quot;),&quot;;[.J121]) - 1)" office:value-type="string" office:string-value="" calcext:value-type="error">
            <text:p>#WERT!</text:p>
          </table:table-cell>
          <table:table-cell table:formula="of:=RIGHT([.J121];LEN([.J121]) - FIND(&quot;),&quot;; [.J121]; FIND(&quot;),&quot;; [.J121]) + 1))" office:value-type="string" office:string-value="" calcext:value-type="error">
            <text:p>#WERT!</text:p>
          </table:table-cell>
          <table:table-cell office:value-type="string" calcext:value-type="string">
            <text:p>, AWYGWI*, 5120288, 5120366(-)</text:p>
          </table:table-cell>
        </table:table-row>
        <table:table-row table:style-name="ro1">
          <table:table-cell office:value-type="string" calcext:value-type="string">
            <text:p>WP_087910800.1</text:p>
          </table:table-cell>
          <table:table-cell office:value-type="float" office:value="1835894696" calcext:value-type="float">
            <text:p>1835894696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02, whole genome shotgun sequence</text:p>
          </table:table-cell>
          <table:table-cell office:value-type="float" office:value="1835894696" calcext:value-type="float">
            <text:p>1835894696</text:p>
          </table:table-cell>
          <table:table-cell office:value-type="string" calcext:value-type="string">
            <text:p>9453..8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GCGGGCGCGCGTGGAGTCCTCGGTGCAGGCGTTGGGCTACCGGCCAAATCTCGCCGGCCGCTCGTTACGCACCAGCGGGTTGCTGCGTATCGGCGTGTTGTATAGCAACCCGAGCGCGGCCTATCTCGATCAATTCATGCTCGGCCTGCTCGAACAGAGT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9652, 9766(+)</text:p>
          </table:table-cell>
          <table:table-cell table:formula="of:=LEFT([.J122];FIND(&quot;),&quot;;[.J122])-1)" office:value-type="string" office:string-value="" calcext:value-type="error">
            <text:p>#WERT!</text:p>
          </table:table-cell>
          <table:table-cell table:formula="of:=MID([.J122]; FIND(&quot;),&quot;;[.J122]) + 1; FIND(&quot;),&quot;;[.J122];FIND(&quot;),&quot;;[.J122])+1) - FIND(&quot;),&quot;;[.J122]) - 1)" office:value-type="string" office:string-value="" calcext:value-type="error">
            <text:p>#WERT!</text:p>
          </table:table-cell>
          <table:table-cell table:formula="of:=RIGHT([.J122];LEN([.J122]) - FIND(&quot;),&quot;; [.J122]; FIND(&quot;),&quot;; [.J122]) + 1))" office:value-type="string" office:string-value="" calcext:value-type="error">
            <text:p>#WERT!</text:p>
          </table:table-cell>
          <table:table-cell office:value-type="string" calcext:value-type="string">
            <text:p>, ILACER*, 9652, 9766(+)</text:p>
          </table:table-cell>
        </table:table-row>
        <table:table-row table:style-name="ro1">
          <table:table-cell office:value-type="string" calcext:value-type="string">
            <text:p>WP_087910800.1</text:p>
          </table:table-cell>
          <table:table-cell office:value-type="float" office:value="1835886011" calcext:value-type="float">
            <text:p>1835886011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Z2, whole genome shotgun sequence</text:p>
          </table:table-cell>
          <table:table-cell office:value-type="float" office:value="1835886011" calcext:value-type="float">
            <text:p>1835886011</text:p>
          </table:table-cell>
          <table:table-cell office:value-type="string" calcext:value-type="string">
            <text:p>16792..15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14-11089']</text:p>
          </table:table-cell>
          <table:table-cell office:value-type="string" calcext:value-type="string">
            <text:p>ATGCGGGCGCGCGTGGAGTCCTCGGTGCAGGCGTTGGGCTACCGGCCAAATCTCGCCGGCCGCTCGTTACGCACCAGCGGGTTGCTGCGTATCGGCGTGTTGTATAGCAACCCGAGCGCGGCCTATCTCGATCAATTCATGCTCGGCCTGCTCGAACAGAGT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16991, 17105(+)</text:p>
          </table:table-cell>
          <table:table-cell table:formula="of:=LEFT([.J123];FIND(&quot;),&quot;;[.J123])-1)" office:value-type="string" office:string-value="" calcext:value-type="error">
            <text:p>#WERT!</text:p>
          </table:table-cell>
          <table:table-cell table:formula="of:=MID([.J123]; FIND(&quot;),&quot;;[.J123]) + 1; FIND(&quot;),&quot;;[.J123];FIND(&quot;),&quot;;[.J123])+1) - FIND(&quot;),&quot;;[.J123]) - 1)" office:value-type="string" office:string-value="" calcext:value-type="error">
            <text:p>#WERT!</text:p>
          </table:table-cell>
          <table:table-cell table:formula="of:=RIGHT([.J123];LEN([.J123]) - FIND(&quot;),&quot;; [.J123]; FIND(&quot;),&quot;; [.J123]) + 1))" office:value-type="string" office:string-value="" calcext:value-type="error">
            <text:p>#WERT!</text:p>
          </table:table-cell>
          <table:table-cell office:value-type="string" calcext:value-type="string">
            <text:p>, ILACER*, 16991, 17105(+)</text:p>
          </table:table-cell>
        </table:table-row>
        <table:table-row table:style-name="ro1">
          <table:table-cell office:value-type="string" calcext:value-type="string">
            <text:p>WP_087910800.1</text:p>
          </table:table-cell>
          <table:table-cell office:value-type="float" office:value="1835885670" calcext:value-type="float">
            <text:p>1835885670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09, whole genome shotgun sequence</text:p>
          </table:table-cell>
          <table:table-cell office:value-type="float" office:value="1835885670" calcext:value-type="float">
            <text:p>1835885670</text:p>
          </table:table-cell>
          <table:table-cell office:value-type="string" calcext:value-type="string">
            <text:p>9421..8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9620, 9734(+)</text:p>
          </table:table-cell>
          <table:table-cell table:formula="of:=LEFT([.J124];FIND(&quot;),&quot;;[.J124])-1)" office:value-type="string" office:string-value="" calcext:value-type="error">
            <text:p>#WERT!</text:p>
          </table:table-cell>
          <table:table-cell table:formula="of:=MID([.J124]; FIND(&quot;),&quot;;[.J124]) + 1; FIND(&quot;),&quot;;[.J124];FIND(&quot;),&quot;;[.J124])+1) - FIND(&quot;),&quot;;[.J124]) - 1)" office:value-type="string" office:string-value="" calcext:value-type="error">
            <text:p>#WERT!</text:p>
          </table:table-cell>
          <table:table-cell table:formula="of:=RIGHT([.J124];LEN([.J124]) - FIND(&quot;),&quot;; [.J124]; FIND(&quot;),&quot;; [.J124]) + 1))" office:value-type="string" office:string-value="" calcext:value-type="error">
            <text:p>#WERT!</text:p>
          </table:table-cell>
          <table:table-cell office:value-type="string" calcext:value-type="string">
            <text:p>, ILACER*, 9620, 9734(+)</text:p>
          </table:table-cell>
        </table:table-row>
        <table:table-row table:style-name="ro1">
          <table:table-cell office:value-type="string" calcext:value-type="string">
            <text:p>WP_087910800.1</text:p>
          </table:table-cell>
          <table:table-cell office:value-type="float" office:value="1835875155" calcext:value-type="float">
            <text:p>1835875155</text:p>
          </table:table-cell>
          <table:table-cell office:value-type="string" calcext:value-type="string">
            <text:p>Xanthomonas vasicola pv. zeae</text:p>
          </table:table-cell>
          <table:table-cell office:value-type="string" calcext:value-type="string">
            <text:p>Xanthomonas vasicola pv. zeae strain XZ9, whole genome shotgun sequence</text:p>
          </table:table-cell>
          <table:table-cell office:value-type="float" office:value="1835875155" calcext:value-type="float">
            <text:p>1835875155</text:p>
          </table:table-cell>
          <table:table-cell office:value-type="string" calcext:value-type="string">
            <text:p>9463..8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GCGGGCGCGCGTGGAGTCCTCGGTGCAGGCGTTGGGCTACCGGCCAAATCTCGCCGGCCGCTCGTTACGCACCAGCGGGTTGCTGCGTATCGGCGTGTTGTATAGCAACCCGAGCGCGGCCTATCTCGATCAATTCATGCTCGGCCTGCTCGAACAGAGT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9662, 9776(+)</text:p>
          </table:table-cell>
          <table:table-cell table:formula="of:=LEFT([.J125];FIND(&quot;),&quot;;[.J125])-1)" office:value-type="string" office:string-value="" calcext:value-type="error">
            <text:p>#WERT!</text:p>
          </table:table-cell>
          <table:table-cell table:formula="of:=MID([.J125]; FIND(&quot;),&quot;;[.J125]) + 1; FIND(&quot;),&quot;;[.J125];FIND(&quot;),&quot;;[.J125])+1) - FIND(&quot;),&quot;;[.J125]) - 1)" office:value-type="string" office:string-value="" calcext:value-type="error">
            <text:p>#WERT!</text:p>
          </table:table-cell>
          <table:table-cell table:formula="of:=RIGHT([.J125];LEN([.J125]) - FIND(&quot;),&quot;; [.J125]; FIND(&quot;),&quot;; [.J125]) + 1))" office:value-type="string" office:string-value="" calcext:value-type="error">
            <text:p>#WERT!</text:p>
          </table:table-cell>
          <table:table-cell office:value-type="string" calcext:value-type="string">
            <text:p>, ILACER*, 9662, 9776(+)</text:p>
          </table:table-cell>
        </table:table-row>
        <table:table-row table:style-name="ro1">
          <table:table-cell office:value-type="string" calcext:value-type="string">
            <text:p>WP_086693852.1</text:p>
          </table:table-cell>
          <table:table-cell office:value-type="float" office:value="1197747708" calcext:value-type="float">
            <text:p>1197747708</text:p>
          </table:table-cell>
          <table:table-cell office:value-type="string" calcext:value-type="string">
            <text:p>Streptomyces recifensis</text:p>
          </table:table-cell>
          <table:table-cell office:value-type="string" calcext:value-type="string">
            <text:p>Streptomyces recifensis strain NRRL B-3811 NRRL_B-3811_contig_224, whole genome shotgun sequence</text:p>
          </table:table-cell>
          <table:table-cell office:value-type="float" office:value="1197747708" calcext:value-type="float">
            <text:p>1197747708</text:p>
          </table:table-cell>
          <table:table-cell office:value-type="string" calcext:value-type="string">
            <text:p>44682..436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504-11599']</text:p>
          </table:table-cell>
          <table:table-cell office:value-type="string" calcext:value-type="string">
            <text:p>GTGGGCACCAGCGAGGAGATCGCGGAGCGGCTACAGGCGCACGCGGGGTTCCGCGAGGTGGACGAGGTGGCGTTCGCGCTGCCGTTCACCTTCCGGCACGAGGACTACGTACAGATCCTCACCGACATCGCGACGAAGCTCGGCCCCGCGTTGGGACGCCCTGACGGCGGGCACCGCAGCGGCTGATCACCCGCGGCCGGGTTCCGCATCCGTCAGCGCCTCGGACGGCCTGCCGTCCACCCCGGTCAGGATGGTCACCCGCCGGCATCACCCGGTGCATGCTCCGGGGGCCGGCCGAGGTGAGCTCTACCGCCGAGTGCACCGCCCCTGGCGCGCATCAGGGCACCTGATCAGACGAAGGCCGCGTCAGCGTCCGGCGAACACCCTGGTGAGCGGCCTGGTCCGAGGCACATTTCGACTCAGCGATAGCCTGCATCACCATGATGCGCGCCTGGATCCTGCCGATGCTGTTCGTGCTCAGCGGCTCAGCCGTCGCAACCGGTCTGATGTCCCAGGGGAGCCCCGGCACAGCCGCAGCACTCCTGCTGCTGTTCCTGGCGCTCGCCGGCGTGAACTCCCCTCTGATCTTCCCGAGGTCCATCGGCGTGCGGGAGGCACAACGCCGCAGTGCGGTCGACGGCCGACCGGTCGTCTTCTGGCGGCCGGGCTGCAAGTACTGCATACGACTGCGCATCCAACTGGGTCGCAGCGCCCGCCAGTTGCACTGGGTCGACATCTGGCGCGACCCGGCTGGAGCCGCAGCGGTGAGAGCGGTCAACGACGGCAACGAGACCGTGCCGACCGTTGTCGTGGCAGGCCGGCCACACACCAGCCCCGACCCCGGCTGGGTGCGCGAACAGCTCTCTCCTCCCGCCTGATCGCGCTCCTGTGTGAAGACGCGGGCGTCGCCCGCAAGGCCGCCTGACCGGCGGCGGACGTCACCCCCGCGCTCGGGCGGTTCGGACCATGCGTACGTCCTCGACACCGAGGAGGCCGAGGAGCGGCACCTTGCCGATGCCCTGCTCAGGGTCGACCATGAGCCCCGAGCGGCGCACGTGGTCCAGGAGCAGTTCAGCGAGTGGCATGACCATGTGCCGACCCCAGCAGCGCTCGGAGGAGTGGCCGAAGGGAAGGTATCCGGGGGTGTTGTCGGGGTCCAGGCCGTCCCAACGTTCGGGACGGAAGCTCTCGGGGTCGTCCCAGAGGCCCGGGTCGCGGTGGGACAGCAGTGGCAGCACGAGCACGTCGTCGCCGGCGCCTATCCGCTCGTCGATGGCGGAGTACTCGGGCGAGGCGTTGCGCAGGATGTTCCAGGAGGGTGGCAGCAGGCGCAGCGACTCCAGAATGATGTTCCGGTTCGGCGTCGCGTCGTCGAACGGGGCTCCCAGCCACAAGGCGTTGGCCACGAGCGTGGAGATGGTGAAGCACACCGGTGCGGCGGCCCTGCGGTACATGCCCATGGCGTACCGGCGCTCCTGGTAGCCGGTGGCCTCGGCCGTTCGGGCGGCCAGTCCGGTGAGGCCCTCATCGCCGGGCCGGGGCCAGCCGGGCAGCGCGGCGCCCACGGCGATGACCGTCCAGGTGAGCTTGGGCGTCAGTTCCAGATAACGGCTCATGAGCATGCGCAGCCGGTAGGGGTCACCGCTGAGGATGAGGTCCCGCAGGAAGAGGTGCCCGGCGAGCGGCCAGGAGCCGGACAGGTCGACGGTCTCGGGCAGGGGACCGGTCAGGGCCCGACGTACGTCGTTGGCGACGGTGCGGGTCACCGACGAGGCCTCGGTGCGGGTGATGGAGCGGCCGTGCAGCGGCTTGAACGTCGGCCGTTCAGATTCCGTGGCCCGGCGCGCTGCGAGCACACGGTGGGTGATCTCCGGTCCGGCGACCCCGATCGTGTCCGGTTCCAGACGGAAGACGTCCTGGCCGAGGTGACCGCTGATGAGTGCGGCCAGCCGCGGGGCGAACACGGTGGTGCGTGCGCGCGTGGCGGATGACGACGACATGCGTACTCCGGTGCGGGCGGCGACGGGGCCGGCCGGGTGCTCGACGGGCTGGGAGGGGAGACGCGGTGGCGGGCCTCGTCGTCCGGTGGCCCGCTTGGGGGAGGACCGGACAACGATGTCGGACCGCCGCTGGATCAGTACCAGATGTACCAAGCGCTGGCCTTCAGGCTCTTGCCGGCAGCGATCTTGTTGCGAATGGCGAAGAGAAGCTTCATCGACACACCTCCGTGTGGAATGGGGAACGCCCGGAGACTTCCCTGGTCCGATCAGCGGGTATGCGCCACCGTTCCCCAAAACTTTCCCCACGGCGATTTTCAGGCACCTCCCGGCGGCTTCGCACCCCTCGGAAATCGCGCCCCCGGGGAGAAGCGGGGAGTCCGGTCAGGTTCCCCTGCCGCCAAGGGAAGAGAGGGCGTGAGGGGTGCGTGACGACATCCCGCCCCCGGCGAGGCGCGAGATGAACTCGTGCCTCGCTCCGGAATGTTCGTGACCACAAGGTTGGCGGGATATGGCGCCAGCCCTGTATGCGTGGCTTGTCGTGTGAGGGAGCTTTGGTCTCCCGTCCGCCGACGACGCCAACCGGCATCGGGTCATGTGAATGGCCGTCACCGAGTCATTGGACCGTCCCCGCGGGCGCGAGGCGGCGACCGGATCGCGTTGCTCGGGTCGTGTCGCTCAGAGCGTGAGCACTGGTCGTACGGAGAAGTCTTCGTACATGTCCTCTCCGTCAGGTCCGTACACGAACTCGGCCATGCCGGGGTTGCGGTTGGCGGTCGCCAGGGGGAGCCAGGCCAGCAGGTGGCCGTAGCCGCCGCACACCGACTCGCCTCCGTCGCCGCCGTGGACCGCGGTGATATCGCTGGTCAGCTCGGTGCGGTAGGTGTCGTAGGCGATACGCAGGCCGAAGGCGTTCAGCGCGTTGTGGGGGCCGGTGTCGTC</text:p>
          </table:table-cell>
          <table:table-cell office:value-type="string" calcext:value-type="string">
            <text:p>, ATGAAGCTTCTCTTCGCCATTCGCAACAAGATCGCTGCCGGCAAGAGCCTGAAGGCCAGCGCTTGGTACATCTGGTACTGA, 44816, 44897(-)</text:p>
          </table:table-cell>
          <table:table-cell table:formula="of:=LEFT([.J126];FIND(&quot;),&quot;;[.J126])-1)" office:value-type="string" office:string-value="" calcext:value-type="error">
            <text:p>#WERT!</text:p>
          </table:table-cell>
          <table:table-cell table:formula="of:=MID([.J126]; FIND(&quot;),&quot;;[.J126]) + 1; FIND(&quot;),&quot;;[.J126];FIND(&quot;),&quot;;[.J126])+1) - FIND(&quot;),&quot;;[.J126]) - 1)" office:value-type="string" office:string-value="" calcext:value-type="error">
            <text:p>#WERT!</text:p>
          </table:table-cell>
          <table:table-cell table:formula="of:=RIGHT([.J126];LEN([.J126]) - FIND(&quot;),&quot;; [.J126]; FIND(&quot;),&quot;; [.J126]) + 1))" office:value-type="string" office:string-value="" calcext:value-type="error">
            <text:p>#WERT!</text:p>
          </table:table-cell>
          <table:table-cell office:value-type="string" calcext:value-type="string">
            <text:p>, AWYIWY*, 44816, 44897(-)</text:p>
          </table:table-cell>
        </table:table-row>
        <table:table-row table:style-name="ro1">
          <table:table-cell office:value-type="string" calcext:value-type="string">
            <text:p>WP_085924759.1</text:p>
          </table:table-cell>
          <table:table-cell office:value-type="float" office:value="1752541642" calcext:value-type="float">
            <text:p>1752541642</text:p>
          </table:table-cell>
          <table:table-cell office:value-type="string" calcext:value-type="string">
            <text:p>Streptomyces platensis</text:p>
          </table:table-cell>
          <table:table-cell office:value-type="string" calcext:value-type="string">
            <text:p>Streptomyces platensis strain ATCC 23948 chromosome, complete genome</text:p>
          </table:table-cell>
          <table:table-cell office:value-type="float" office:value="1752541642" calcext:value-type="float">
            <text:p>1752541642</text:p>
          </table:table-cell>
          <table:table-cell office:value-type="string" calcext:value-type="string">
            <text:p>5487269..5486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205-16082']</text:p>
          </table:table-cell>
          <table:table-cell office:value-type="string" calcext:value-type="string">
            <text:p>CCTCGTGGACGACGGCCGCACCATCACCGGCTGCAACGTCGAAAACGCCTCATACGGCCTCGCCCTGTGCGCCGAATGCGGCCTGATCTCAGAGCTGTTCGCGGGCCGGACCGACAACGACGGGCCCGCCCCCCGCCTGACCGCCTTCACCTGCGTGGACGGGGCGGGCGACCTCCTCGTCCCCTGCGGCCGCTGCCGCCAACTCCTGTGGGAACACGGCGGCCCCGACCTCCTGGTCGACACGGCGGCCGGCATCCGCCCGCTGTCGGAGCTGCTTCCGGACGCGTTCGGGCCGGGGCATTTGAGGGGGTGACGGGGAGCGGTGGGTGGCAGTGACTCCATCCCCGCCGCCCACCGCCCCCGGCACCACCTGCTCGACCGTCGCCCCGCTGGAAGGCCCGAACGCTCCCGAAGCGTCAGGACCGGGCAAGACGCAGGTCGATCCACGGAATGCTGTCCCCCGGCAGCAGATAGCGCTCGGTCTCGACGAACCCGTGCTTGCGCGCGAACCGCAGCCCGTCCTCGTTGGAGGACAGCACCACGGTCTCGATCACTTCGGCGCCCCACTCCCGCGCCCTGCTGAGCCCGCGCGCATAAAGCTCCTCCCCGAACCCCTGACCACGATGAGCTTCCAGCACACGGGCGATCACGGTCACCGTCAGCGTGTCATCGGCAGGCGGGCGCACCGTGCTGCACCCGATGAGCTCGTCACCGGCATACGCGACCTCCAAATGGTGACGCTGCGCCCGCTCCCGCACCTCCTCCAGCGAAAGGAGGTGGGTAGGAATAATCGTGTTGTGGACGAACTGCCAGTCCTTGAGGGCGTCGTCGCCGTCCGGCCGCTGAATACGAAGATCAGACATCGCAGCAGAAGACCCGAGTCCCTTCCGCACGTCAACCCCGTCCAGGTGGGACGGACAGTCAGGCCGTCACGGACGAGCCATAGGACTAGCCATCGGTCGAGTCATCTGCACTTCGGACACTTCGAGCAAACCGTCGAGTTCGACCTTCCCCCTGGTCTGCCCCGGATTCACCACCAGTCCGTCCCGGCGCACGATGTCGAGGAGCCGTTCGGCCAGGGGCAGGACCATATGCCGGCCCCAGCATCGTTCGTTTACGTGGCCGAAGGGGAAATACCCGGGGTGGTTGTCTCCGTCCAGCTCTTCCCAGCGGTCGGGACGAAACGCGTCGGGCTCGTCCCAGAGCTCGGGATCGCGGTGGCTCAGCAGGGGAAGCAACAGGACATCGTCTTTCGGGCCGATCCGTGCGTCCACGTCCGAGAACTCCGGAGAAGCCATTCGCAAGATGTTCCATGAGGGGGGAAGCAGCCGGAGTGCCTCAAGGAGGATGTTCCGGTTCGATACGTCATCGCTGAACGGAGCCCCGAGCCACAGGGCGTTGGTGACCAGCGCGGATACGGTGAAGCACACCGGTGCGGCCACCCGCCGATACAGGTACATGGCATAGCGCCGGTCACCGTAGGTCTTGGAATCGAGCACGAGAGCGGCAAGTTTCGACAGCGGCACGTCCTGCCCGGGCCTGCCCAGCAAAGCGGCTCCGGAGGCGACGGCCGACCAGGTCAGTTTCGGAGTCAACTCCAGCCTGCGGTCGACCAGAACCCGGAATCGCAGACGTTCGTTTCCGAAAACGAGATCCCGCAGATAAACATGCGCCACATGCGGCCACCGGCCGGTCAGGTCGACCGCCTCATCCAGGGGACGTTGCAGCGCGTTCCGCACGTCCGAGCCCACGGCCTGCATAAAGGTGGACGCATCCGTACGGCTAACGAGCCGCCCCTGGACGGGTTTGAAGGTGGGCCTCTCCTCCGCGTTGGCCGGCCTGCTGCGGAGTAAGCGGTCCATCAGCTCGGCGCCGGATACCCCGATCGTGTCGGGCTCCAGACGAAAAAGCGACGCACCACGATAACGACTTAACAGTTCGTCGATCCTCGGCGCGAACTCGATGACCCGACCGCTCTCGCCGACGCGGTGCATAGGCATGGCTGAACTCCGTGGGTAGGCAGCTCGCGCCGGCCAGAACTCCTGACCGACGCGAGCCCGGCAGGGAAGCTGTCTAATTAAATCCAGCCGTACCAGGCGTATGCCTTGAGGCTCTTTTCTGGACGGAACTTCTTGACGATGCGAACGAGTTTCATGAGCACCTCCATTTGCGTGGCGAACGAGATACTTATGCGATGGCAGAAGATGTCGATACCGGGCAGAATTCCCGGCATTCATTTCAACTGCTGTGGAAAGTGAAGGCCTGTTCGATGAATGTGTCAAGTGACCCACATCACTGACTGAATTGCCTCATTCACGTTTCGAATTCATCCACATTCGCATCTCGGCGAATCAGTACTAATCCATCCATAGAGGCCCAATATGGACATCAAAAGGGGGTGGATGGCATCGAATGGGGTGGTTTGGTCATGGATTATGTGACATGAGCATGTTCTATAGGCCGGCCGAAGGTCCCCGGTCCCTGCTCCGGCGCGGTGGCTCTCCCACACGGAAAAATCGTGAAGCGGTGGTGAAAGTGGCGCAGTCGGTCGTCTCTGCGCGGCTCGCGGCCGGTGCGCAGATCGTCGGCCCGGTCGGGTTCTGACGCCAGGGGGAGTTCGACTCAGGCGAGGAATGTCAGCTTGTCCTCAGGCCCGGATCAGTTCCAGCGCCTCGGCCACTGCGGGCAGTTCGCCGGTGAGAGCTGAGCCGGCGCAGGGGCGATTTCAGCGTGTGGCGGGCATATTGCCGTCGCGCCAGTCGTTCAGGCGCTTTCGGATGCTGGGCACCATCGGAAGCGCATCAATCTCTCCGGGCTCAAACCACCGGACGTCCGTGGATTCTTCGGACACCGCCAGCCGCCCGCCCAACGGTCTTGCCAGGAAGCAGATGGAGAATTCCTGCCGCACTTCGCCATCGTCGTAGGCGAAG</text:p>
          </table:table-cell>
          <table:table-cell office:value-type="string" calcext:value-type="string">
            <text:p>, ATGAAACTCGTTCGCATCGTCAAGAAGTTCCGTCCAGAAAAGAGCCTCAAGGCATACGCCTGGTACGGCTGGATTTAA, 5487346, 5487424(-)</text:p>
          </table:table-cell>
          <table:table-cell table:formula="of:=LEFT([.J127];FIND(&quot;),&quot;;[.J127])-1)" office:value-type="string" office:string-value="" calcext:value-type="error">
            <text:p>#WERT!</text:p>
          </table:table-cell>
          <table:table-cell table:formula="of:=MID([.J127]; FIND(&quot;),&quot;;[.J127]) + 1; FIND(&quot;),&quot;;[.J127];FIND(&quot;),&quot;;[.J127])+1) - FIND(&quot;),&quot;;[.J127]) - 1)" office:value-type="string" office:string-value="" calcext:value-type="error">
            <text:p>#WERT!</text:p>
          </table:table-cell>
          <table:table-cell table:formula="of:=RIGHT([.J127];LEN([.J127]) - FIND(&quot;),&quot;; [.J127]; FIND(&quot;),&quot;; [.J127]) + 1))" office:value-type="string" office:string-value="" calcext:value-type="error">
            <text:p>#WERT!</text:p>
          </table:table-cell>
          <table:table-cell office:value-type="string" calcext:value-type="string">
            <text:p>, AWYGWI*, 5487346, 5487424(-)</text:p>
          </table:table-cell>
        </table:table-row>
        <table:table-row table:style-name="ro1">
          <table:table-cell office:value-type="string" calcext:value-type="string">
            <text:p>WP_082870427.1</text:p>
          </table:table-cell>
          <table:table-cell office:value-type="float" office:value="1846593363" calcext:value-type="float">
            <text:p>1846593363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IFM 0706 000001Farrow, whole genome shotgun sequence</text:p>
          </table:table-cell>
          <table:table-cell office:value-type="float" office:value="1846593363" calcext:value-type="float">
            <text:p>1846593363</text:p>
          </table:table-cell>
          <table:table-cell office:value-type="string" calcext:value-type="string">
            <text:p>1174019..1172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099-12773', '14615-13400']</text:p>
          </table:table-cell>
          <table:table-cell office:value-type="string" calcext:value-type="string">
            <text:p>ATACCGAGCTGCGCGGCATCGACGCGCAGGCGGCGGTCGCGATCACCCGTGCGGTGCAGGAGTCGCTGACCAATGCGCGCAAACACGCTCCGGGCCAACCGGTCTCGCTGTCGCTGCGGGCCGAGGAC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ACTGCGCGCCGGGGCCCGCGGCTACCTCACCAAGGACGCCGGGCGCGCCGAGATCGCCGCCGCCATCCGCTCGGTCGCCAGCGGGCACACCACCCTCGCCGCCGATGTCGGCGCCCGGCTGGTCTCCGCGCTCGGCGCGCCCGCGCCCCCGCCCG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GGTGCCGTCCCCAGCAGCGCTCGGACGCGTGACCGAACGGCAGATAGCCGGGATGGGTGTCGGGGTCGAGTTCGTCCCAGCGGTCGGGGCGGAATTCGTCGGGCGCCTCCCACAGGCGCGGGTCGCGCTGGCTGAGCAGGGGGAGCAGCAGAATATCGTCGCCCACGCCGATCCGGTCGTCGACGGCCGCGTATTCGGGCCCTTTGAGCCGCAGCAGATTCCAGGACGGCGGCAGCAGCCTGAGGGTTTCGAGCAGAATATTGCGATTGGATGTTTCCGGCGGCAACGGAGAG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GGCGGGGTCTTCAGGGCGGCGCGCACATCGGCGGTGACCGCCTGCATAAAGGTGGACGCGTCGGCGCGGCTGACCGGGCGGTGGTGCACGGGTTTGAAGGTGGGCCGCTCGTCGGGCCGGGCGGGCCGGGCGGCGAGCACCGCGTCCATGAGGTCCGCTCCCGCGATCCCGATGGTGTCGGGCTCCAGCCGGAACAGATCCTGTCCGCGGTATTTGTCGAAGAGCTCGGCGATTCGCGGCGCGAACACGACGGTCCGGGAATGTCCGGCAATATGGTGTGCAGACATGGCGATATTCCTGAACGGCGGGTGGGTCTCGCGCCCGATGCGGCGAGCCGATTCGGGCGCGAGTGCGGAAGTGACGCGTTACGGAATCAGATCCAGCCGTACCACGCGTACTGCTTCAGGCTCTTCCCCTGCTTCATCCGCTTGACAATGCGAACAAGCGCCATGACTACACCTCCTGGTTCGAGTGTGTTTCGAAGTTCGCGCCCGGATCTCGGGCGCATCTGAAGAGTATGTGAGTCGCTTCGGCGGCGCGGTGGTATCGCGCAAAATTATTTATTAATTATCGAACCCGGATGGAAAATTGATGGGCGCGGCCTATTATTTCGGGATGAATATCGCGGCCGCGAGCGCGATCGAAACGCTCGACGACGACTTCTACGCCGACCCGCACGCGCACTATCACCGCTGGCGGGCGCGCGGGCCGGTGCTGCGGGTGCACGCGCCCGAGGGGGTGGTGAGCTGGCTGATCGTCGGCTACGCCGAGGCCCGCGCCGCGCTCCGCGATCCGCGACTGTGCAAGAGCGCCAACGGCATTGCCGCACTGTTCCGCCGCACCTACCCCGGCGCGCCCGCGAACGCGCCGCTCACCCGGCTCGGCCACAACATGGTCAACAGCGACCCGCCCGACCACACCCGGCTGCGCACGCTGGTGAACAAGGCGTTCACCCCGCGGGCCGTCGCCGCACTGCGGCCGAAGATCGCGGAATCCGTTGCCGCGCTGCTGGATCGGATGGCCGAGCGGCACGAGGTGGACCTGCTTACGGCGTTCGTGCTGCCGCTGCCGGTCGGCATGATCTGCGACCTGCTGGGGGTCCCGCGCGCCGATCAGG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1174105, 1174183(-)</text:p>
          </table:table-cell>
          <table:table-cell table:formula="of:=LEFT([.J128];FIND(&quot;),&quot;;[.J128])-1)" office:value-type="string" office:string-value="" calcext:value-type="error">
            <text:p>#WERT!</text:p>
          </table:table-cell>
          <table:table-cell table:formula="of:=MID([.J128]; FIND(&quot;),&quot;;[.J128]) + 1; FIND(&quot;),&quot;;[.J128];FIND(&quot;),&quot;;[.J128])+1) - FIND(&quot;),&quot;;[.J128]) - 1)" office:value-type="string" office:string-value="" calcext:value-type="error">
            <text:p>#WERT!</text:p>
          </table:table-cell>
          <table:table-cell table:formula="of:=RIGHT([.J128];LEN([.J128]) - FIND(&quot;),&quot;; [.J128]; FIND(&quot;),&quot;; [.J128]) + 1))" office:value-type="string" office:string-value="" calcext:value-type="error">
            <text:p>#WERT!</text:p>
          </table:table-cell>
          <table:table-cell office:value-type="string" calcext:value-type="string">
            <text:p>, AWYGWI*, 1174105, 1174183(-)</text:p>
          </table:table-cell>
        </table:table-row>
        <table:table-row table:style-name="ro1">
          <table:table-cell office:value-type="string" calcext:value-type="string">
            <text:p>WP_082870427.1</text:p>
          </table:table-cell>
          <table:table-cell office:value-type="float" office:value="1056070719" calcext:value-type="float">
            <text:p>1056070719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IFM 0406 scaffold1, whole genome shotgun sequence</text:p>
          </table:table-cell>
          <table:table-cell office:value-type="float" office:value="1056070719" calcext:value-type="float">
            <text:p>1056070719</text:p>
          </table:table-cell>
          <table:table-cell office:value-type="string" calcext:value-type="string">
            <text:p>288775..287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2129-10441', '12918-12256']</text:p>
          </table:table-cell>
          <table:table-cell office:value-type="string" calcext:value-type="string">
            <text:p>ATACCGAGCTGCGCGGCATCGACGCGCAGGCGGCGGTCGCGATCACCCGTGCGGTGCAGGAGTCGCTGACCAATGCGCGCAAACACGCTCCGGGCCAACCGGTCTCGCTGTCGCTGCGGGCCGAGGAC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ACTGCGCGCCGGGGCCCGCGGCTACCTCACCAAGGACGCCGGGCGCGCCGAGATCGCCGCCGCCATCCGCTCGGTCGCCAGCGGGCACACCACCCTCGCCGCCGATGTCGGCGCCCGGCTGGTCTCCGCGCTCGGCGCGCCCGCGCCCCCGCCCG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GGTGCCGTCCCCAGCAGCGCTCGGACGCGTGACCGAACGGCAGATAGCCGGGATGGGTGTCGGGGTCGAGTTCGTCCCAGCGGTCGGGGCGGAATTCGTCGGGCGCCTCCCACAGGCGCGGGTCGCGCTGGCTGAGCAGGGGGAGCAGCAGAATATCGTCGCCCACGCCGATCCGGTCGTCGACGGCCGCGTATTCGGGCCCTTTGAGCCGCAGCAGATTCCAGGACGGCGGCAGCAGCCTGAGGGTTTCGAGCAGAATATTGCGATTGGATGTTTCCGGCGGCAACGGAGAG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GGCGGGGTCTTCAGGGCGGCGCGCACATCGGCGGTGACCGCCTGCATAAAGGTGGACGCGTCGGCGCGGCTGACCGGGCGGTGGTGCACGGGTTTGAAGGTGGGCCGCTCGTCGGGCCGGGCGGGCCGGGCGGCGAGCACCGCGTCCATGAGGTCCGCTCCCGCGATCCCGATGGTGTCGGGCTCCAGCCGGAACAGATCCTGTCCGCGGTATTTGTCGAAGAGCTCGGCGATTCGCGGCGCGAACACGACGGTCCGGGAATGTCCGGCAATATGGTGTGCAGACATGGCGATATTCCTGAACGGCGGGTGGGTCTCGCGCCCGATGCGGCGAGCCGATTCGGGCGCGAGTGCGGAAGTGACGCGTTACGGAATCAGATCCAGCCGTACCACGCGTACTGCTTCAGGCTCTTCCCCTGCTTCATCCGCTTGACAATGCGAACAAGCGCCATGACTACACCTCCTGGTTCGAGTGTGTTTCGAAGTTCGCGCCCGGATCTCGGGCGCATCTGAAGAGTATGTGAGTCGCTTCGGCGGCGCGGTGGTATCGCGCAAAATTATTTATTAATTATCGAACCCGGATGGAAAATTGATGGGCGCGGCCTATTATTTCGGGATGAATATCGCGGCCGCGAGCGCGATCGAAACGCTCGACGACGACTTCTACGCCGACCCGCACGCGCACTATCACCGCTGGCGGGCGCGCGGGCCGGTGCTGCGGGTGCACGCGCCCGAGGGGGTGGTGAGCTGGCTGATCGTCGGCTACGCCGAGGCCCGCGCCGCGCTCCGCGATCCGCGACTGTGCAAGAGCGCCAACGGCATTGCCGCACTGTTCCGCCGCACCTACCCCGGCGCGCCCGCGAACGCGCCGCTCACCCGGCTCGGCCACAACATGGTCAACAGCGACCCGCCCGACCACACCCGGCTGCGCACGCTGGTGAACAAGGCGTTCACCCCGCGGGCCGTCGCCGCACTGCGGCCGAAGATCGCGGAATCCGTTGCCGCGCTGCTGGATCGGATGGCCGAGCGGCACGAGGTGGACCTGCTTACGGCGTTCGTGCTGCCGCTGCCGGTCGGCATGATCTGCGACCTGCTGGGGGTCCCGCGCGCCGATCAGG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288861, 288939(-)</text:p>
          </table:table-cell>
          <table:table-cell table:formula="of:=LEFT([.J129];FIND(&quot;),&quot;;[.J129])-1)" office:value-type="string" office:string-value="" calcext:value-type="error">
            <text:p>#WERT!</text:p>
          </table:table-cell>
          <table:table-cell table:formula="of:=MID([.J129]; FIND(&quot;),&quot;;[.J129]) + 1; FIND(&quot;),&quot;;[.J129];FIND(&quot;),&quot;;[.J129])+1) - FIND(&quot;),&quot;;[.J129]) - 1)" office:value-type="string" office:string-value="" calcext:value-type="error">
            <text:p>#WERT!</text:p>
          </table:table-cell>
          <table:table-cell table:formula="of:=RIGHT([.J129];LEN([.J129]) - FIND(&quot;),&quot;; [.J129]; FIND(&quot;),&quot;; [.J129]) + 1))" office:value-type="string" office:string-value="" calcext:value-type="error">
            <text:p>#WERT!</text:p>
          </table:table-cell>
          <table:table-cell office:value-type="string" calcext:value-type="string">
            <text:p>, AWYGWI*, 288861, 288939(-)</text:p>
          </table:table-cell>
        </table:table-row>
        <table:table-row table:style-name="ro1">
          <table:table-cell office:value-type="string" calcext:value-type="string">
            <text:p>WP_079429150.1</text:p>
          </table:table-cell>
          <table:table-cell office:value-type="float" office:value="1520665571" calcext:value-type="float">
            <text:p>1520665571</text:p>
          </table:table-cell>
          <table:table-cell office:value-type="string" calcext:value-type="string">
            <text:p>Streptomyces sp. Ag109_G2-6</text:p>
          </table:table-cell>
          <table:table-cell office:value-type="string" calcext:value-type="string">
            <text:p>Streptomyces sp. Ag109_G2-6 Ga0299891_11, whole genome shotgun sequence</text:p>
          </table:table-cell>
          <table:table-cell office:value-type="float" office:value="1520665571" calcext:value-type="float">
            <text:p>1520665571</text:p>
          </table:table-cell>
          <table:table-cell office:value-type="string" calcext:value-type="string">
            <text:p>3117504..3116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174-9684', '11372-12274']</text:p>
          </table:table-cell>
          <table:table-cell office:value-type="string" calcext:value-type="string">
            <text:p>CGGGGATCACCGTGCCGCCTATGGTCACCGGCTCGGTGGCGTAGCGCATCGTCGCGATGGAGAACGGGCTTTCGTGGCGCAGGACTTCCTCGATGAAGGCGCCCGTGCGCGAGGGGTCGGCGCGGAGTGCGGCCATTTCGCGGGGGTGGGTGAGGAGGGCGTGGACGCCGTTGGAGATCAGGTTGGCGGTGGTCTGGTGGCCGGCCGCCACCAGGAGGAAGCCCAAGGAGGTGATCTCCTGCTCGCCGAGCCGGTCGCCCGCGTCGCGGGCCGCGATCAGGGCGGTCAGGAGGTCGTCGCCGGGGCGGGCGCGTTTGTGGGCGATGAGGGAGCGGATGTGGCCCACCAGGGCCTCGGCGGTGGTGACGGAGACCTCGCCGTCGCCCTCCTCGCCGTTGAGGGTGGCGGCCCAGGCCTTGAGGATGTGCCCGGCCCCCTCGGAGGCGCCGAGCAGGTCGAAGACGACGGCGAGGGGCAGCGGGACGGTGAAGTCCCGGACCAGGTCGATGACGGGCGCGCGGGTGGCGACGGGGGCCCCGGCGCGGGACGCCGGGACTTCCAGGGCGTCCAGCAGGCGGTTCACGTGGCCTTCGATCACCGGACGCAGGGCCGCCACCCGGCGCGCCGTGAAGGCCTGCTGGACCAGTCTGCGCAGCCGGGTGTGGGCGGGCGGGTCGGAGTTGAGCATGTGCGCGGTCAGCGCCCGGCCCGGGCCCGGACCCTCCTCGGAGCCGTCGCGGCGGTCGAAGGCCTCGGTCGCGGCGTTCTTGCTCAGCCGGGGGTCGGCGAGGGCTGCCCGGCATGCGGCGTGCCCGGTGACCACCCAGCCTTCCAGCGGGGCCTCGCCGAGGATCCGCACCCGGTGCGCCCCGCCCTCCAGCTCCCGCCAGCGCCGGCAGGCGGGGTGGGGGTCGTCGAAGAAGGAGACGGGCACCTCCTCAGTGGCCATGCCGTGCCCCCGCCCTGACCACCCGTACGTCCTCCACCCCGAGCAGCCCGACCAGCGGCACCTTCGCCTTCCGCTGGGCGGGGTCGACCTCCAGCCCGGCGCCGCGGATCAGGTCCAGCAGCAGTTCGGCGAGCGGCATGACCATGTGCCGCCCCCAGCACCGCTCGGAGGAGTGCCCGAAGGGCAGGTAGCCCGGGGCGGTCTCGGGGTCGAGGTGGTCCCACCGTCCGGGCAGGAACACGTCGGGGTCCTCCCACAGCGCGGGGTCGCGGTGGGACAGCAGGGGCAGGACGAGTACGTCGTCACCGGCACCGATGCGCGCGTCGAGGGCCCCGTACTCGGGCGAGGCGTAGCGCAGGATGTTCCAGGACGGGGGCAGCAGCCGGGCGGCCTCGTGGAGGATGTTCCGGTTGGAGGTGTCGCCGTCGAAGGGCGAGCCCAGCCAGAGGGCGTTCGCGACGAGGGTGGAGACGGTGAAGCAGACGGGCGCGGCCGCCCTCCGGTAGATGCCCATCGCGTGGCGCCGGTCGTGGTAGCCGTCCGCTTCCGCCAGCAGTCCGGCAATTCCGCTCGATATCGCCCCGGGCCTTTTCCGCCAGGGAAAGGCCGCACCCGCGGCTATCACCGACCAGGTGAGTTTCGGGGTCAGCTCGAGGTTCCGGCTCATCAGAATGCGCAGCCGGCGCGGATCGCCGCCGAGAATGAGGTCCCTCAGGAAAAGGTGCCCGGTGAGCGGCCACGGGCCGGTGAGGTCCACGTCCTTCGGCACGGGGCCTTCCAGGGCTTCCCTGACGTCCCGCCCGATGACCCGCATCACGGAGGCCGCCTCGGTGCGGCCGATCGACCGGCCGTGCAGCGGTTTGAAGGTGGGCCGCTCCGTCTCGGTGGCCCGGCGGGCGGCGAGGATCCGGTCGGCCAGGGCGTGGCCGGCGACGCCCATGGTGTCGGGTTCCAGACGGAAGGCGTCCTTGCCGGTGTGCTCGCGCAGCAGGGCGGCGAGCCGGGGCGCGAACAGCGTGGTCCGCGTGGCCGGGAGGGAGGAGAGGGGCATACGGGGCTCCGATGGGCCGTCGGTGTCGCCCCGGCCGACGAGCGGCCGGGGCGGCTCTGCCGGTCTAGTACCAGAAGTACCAGGCGCTCTTCTTGAGGCTCTTCTGACCGGAAACGGCATTACGGATGGCGAAAAGCATCTTCATCGCCGTACCCCCTCTCCCATGGATGGCTTGTGGCCGTAATTAAGGGTCACGGAACACTGCCGGAGGTACACCGGCGGCGCCCCGCTGGAGAATGCGCCGCCACCGTAGGCAGCCGTCTTCCCAGGAGACAACGGGCCCCACGTCTTTATGTACGCTCCTACCAATCCGGCCCGCGAATTCCGGCCAGCCATGGCTTCGTTCCCGCCGTATCGCACCGGAGCGACCCCGGGGGGACCTCCCCATCGCGTAGGACGCGCGCGGGCATCGCGTGCAGGCGCATCGCGCGCGGGCAGGCGTATCGCGCGCGGGCGAAGGACCTGCGGGTGGCGGCGTGCGGCATGCACGCCCCGAGCGCGGCACGGCAGCCGCCACCCCACGACCCGCACTCGTCAAGGCACAGGACCCTTGGCGTCCCCTCGCGACGAATCGCTCAACACCAGGGTGATCAACAGGTGACGAACCGTCAACACCTCATTAGAGGTACACGCGCGGTTCCCGCTTCAGCAGTACTTTTTTCAGGGGCACCGGCTGCACCGGCGCCGGCTCCGCGCCCGCCCGGTCGATCTCGCACCAGATGCGCTTGCCCGCACCCTCGCGCTGCCAGCCCCACCGGTCCGCGAGCCCGTCCACGAGCTCCAGCCCGCGCCCGCCCGTGTCGTCCCCGGCGGCCTGCCGGCGGGCCGGGGCGCGGTCGCTCGCGTCGGCGACCTCCACCCGTACGCCCGGGCCCCCGAGGAGCATCCGCAGCACGGCCGGACAGCCCGTGTGCACGACCGCGTTGGTGACCAGCTCGG</text:p>
          </table:table-cell>
          <table:table-cell/>
          <table:table-cell table:formula="of:=LEFT([.J130];FIND(&quot;),&quot;;[.J130])-1)" office:value-type="string" office:string-value="" calcext:value-type="error">
            <text:p>#WERT!</text:p>
          </table:table-cell>
          <table:table-cell table:formula="of:=MID([.J130]; FIND(&quot;),&quot;;[.J130]) + 1; FIND(&quot;),&quot;;[.J130];FIND(&quot;),&quot;;[.J130])+1) - FIND(&quot;),&quot;;[.J130]) - 1)" office:value-type="string" office:string-value="" calcext:value-type="error">
            <text:p>#WERT!</text:p>
          </table:table-cell>
          <table:table-cell table:formula="of:=RIGHT([.J130];LEN([.J130]) - FIND(&quot;),&quot;; [.J130]; FIND(&quot;),&quot;; [.J13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79429150.1</text:p>
          </table:table-cell>
          <table:table-cell office:value-type="float" office:value="1492765308" calcext:value-type="float">
            <text:p>1492765308</text:p>
          </table:table-cell>
          <table:table-cell office:value-type="string" calcext:value-type="string">
            <text:p>Streptomyces sp. 3211.6</text:p>
          </table:table-cell>
          <table:table-cell office:value-type="string" calcext:value-type="string">
            <text:p>Streptomyces sp. 3211.6 Ga0151195_11, whole genome shotgun sequence</text:p>
          </table:table-cell>
          <table:table-cell office:value-type="float" office:value="1492765308" calcext:value-type="float">
            <text:p>1492765308</text:p>
          </table:table-cell>
          <table:table-cell office:value-type="string" calcext:value-type="string">
            <text:p>4544896..454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338-12232', '14005-13373']</text:p>
          </table:table-cell>
          <table:table-cell office:value-type="string" calcext:value-type="string">
            <text:p>GGCGGGCCGCTGGTGGCGCACCTGGGGGAGGCGGACGCGGTGCTGGGGGCGGAGGGGATGCCGCCCGGCGAGCCGGTCCGCTCGGTGGACCCGCTGACCCCGCTGTGGCGGTCCTCGGGGGTGCTCCCGCCGAAGCACCGGGAGGCGGGGGCGCTGCTGACGGCGGCGCTCCAGCTGGGCAGTGCGCTGCGGACGGTGGAGCTGGCGGTGCGCTACGCCGGGGAGCGCGAGCAGTTCGGGCAGCCGATCGGGGGCTTCCAGGCGGTCAAGCACCTGTGCGCGCGGATGCTGGTCCGCGCCGAGGTGGCCCGTACGGCGGTGTACGCGGCGGCGGTGACGGGTGACGCCGCCGAGATCGCGGCGGCCAAGCTCCTCGCGGACGAGGCGGCGGTGCGCGGGGCCCGGGACTGCCTCCAGGTGCACGGCGGGATGGGCTTCACGTGGGAGGCGGACGTGCACCTGCACCTGAAACGGGCGTGGGTGCGGGCGGAGCAGTGGCACACGGCGCGGGAGGCGGAGGAACTCCTGGCGGCCCGCCTCGGCACGGAAGCGGAGGCGGAAGCGGGCGCGGACGCCGAGCCCGACGCGGAGTCGGAGGTGGCGGCGATGGGGTAGCAGCCTGTGACGCAGGGGCACGGGAGGGACGGTGCGGGACTCATGTCCGATTACGGAGAGTTGATATCGGTTTGTGTCCTTCGCCCGCCCCGATCCGGCCCGGAGGCGGGGGTGTGCTCCGGTACGCTCCCACGATGCGAGTGGTTGAGCGGCGCGAGCGCCGCACAGTATGCACCACGCCTACTCCTTCGCGCTGGAATATGCCCGAAGCGCTTGTTGTGGTGACTGTACGTCAACCATGCTGCTCGGCAAGGGGACCACACTCGGTGATCCCGTCCTGTCGCGAGGCGAAGTGTCCGCCGGTTCGGATGGTGTGAGCGGTGCAGGTGCTTCAGGTACAGCTGGAGGTAGGACCCGACCCCGCCGAGGTCGGGCGGGCGCGCCGGTGGGCGCGGTCCCGGCTGGCGGGGTCCGGCATAGGGGACGACGAACCGCTCGCCGAGACGCTGATCCTGCTGATCTCCGAGCTGGTCACCAACGCGGTCGTGCACACGGGCTGTCCGGCCGTGCTGCGGATGCTCCTCGGGGGCCCGGGCGTACGGGTGGAGGTCGCCGACGCGAGCGACCGCGCCCCGGCCCGCCGGCAGGCCGCCGGGGACGACACGGGCGGGCGCGGGCTGGAGCTCGTGGACGGGCTCGCGGACCGGTGGGGCTGGCAGCGCGAGGGTGCGGGCAAGCGCATCTGGTGCGAGATCGACCGGGCGGGCGCGGAGCCGGCGCCGGTGCAGCCGGTGCCCCTGAAAAAAGTACTGCTGAAGCGGGAACCGCGCGTGTACCTCTAATGAGGTGTTGACGGTTCGTCACCTGTTGATCACCCTGGTGTTGAGCGATTCGTCGCGAGGGGACGCCAAGGGTCCTGTGCCTTGACGAGTGCGGGTCGTGGGGTGGCGGCTGCCGTGCCGCGCTCGGGGCGTGCATGCCGCACGCCGCCACCCGCAGGTCCTTCGCCCGCGCGCGCGATGCGCCTGCACGCGATGCCCGCGCGCGTCCTACGCGATGGGGAGGCCCCCCCGGGGTCGCTCCGGTGCGATACGGCGGGAACGAAGCCATGGCTGGCCGGAATTCGCGGGCCGGATTGGTAGGAGCGTACATAAAGACGTGGGGCCCGTTGTCTCCTGGGAAGACGGCTGCCTACGGTGGCGGCGCATTCTCCAGCGGGGCGCCGCCGGTGTACCTCCGGCAGTGTTCCGTGACCCTTAATTACGGCCACAAGCCATCCATGGGAGAGGGGGTACGGCGATGAAGATGCTTTTCGCCATCCGTAATGCCGTTTCCGGTCAGAAGAGCCTCAAGAAGAGCGCCTGGTACTTCTGGTACTAGACCGGCAGAGCCGCCCCGGCCGCTCGTCGGCCGGGGCGACACCGACGGCCCATCGGAGCCCCGTATGCCCCTCTCCTCCCTCCCGGCCACGCGGACCACGCTGTTCGCGCCCCGGCTCGCCGCCCTGCTGCGCGAGCACACCGGCAAGGACGCCTTCCGTCTGGAACCCGACACCATGGGCGTCGCCGGCCACGCCCTGGCCGACCGGATCCTCGCCGCCCGCCGGGCCACCGAGACGGAGCGGCCCACCTTCAAACCGCTGCACGGCCGGTCGATCGGCCGCACCGAGGCGGCCTCCGTGATGCGGGTCATCGGGCGGGACGTCAGGGAAGCCCTGGAAGGCCCCGTGCCGAAGGACGTGGACCTCACCGGCCCGTGGCCGCTCACCGGGCACCTTTTCCTGAGGGACCTCATTCTCGGCGGCGATCCGCGCCGGCTGCGCATTCTGATGAGCCGGAACCTCGAGCTGACCCCGAAACTCACCTGGTCGGTGATAGCCGCGGGTGCGGCCTTTCCCTGGCGGAAAAGGCCCGGGGCGATATCGAGCGGAATTGCCGGACTGCTGGCGGAAGCGGACGGCTACCACGACCGGCGCCACGCGATGGGCATCTACCGGAGGGCGGCCGCGCCCGTCTGCTTCACCGTCTCCACCCTCGTCGCGAACGCCCTCTGGCTGGGCTCGCCCTTCGACGGCGACACCTCCAACCGGAACATCCTCCACGAGGCCGCCCGGCTGCTGCCCCCGTCCTGGAACATCCTGCGCTACGCCTCGCCCGAGTACGGGGCCCTCGACGCGCGCATCGGTGCCGGTGACGACGTACTCGTCCTGCCCCTGCTGTCCCACCGCGACCCCGCGCTGTGGGAGGACCCCGACGTGTTCCTGCCCGGACGGTGGGACCACCTCGACCCCGAGACCGCCCCGGGCTACCTGCCCTTCGGGCACTCCTCCGAGCGGTGCTGGGGGCGGCACATGGTCATGCCGCTCGCCGAACTGCTGCTGGACCTGATCCGCGGCGCCGGGCTGGAGGTCGACCCCGCCCAGCGGAAGGCGAAGGTGCCGCTGGTCGGGCTGCTCGGGGTGGAGGACGTACGGGTGGTCAGGGCGGGGGCACGGCATGGCCACTGAGGAGGTGCCCGTCTCCTTCTTCGACGACCCCCACCCCGCCTGCCGGCGCTGGCGGGAGCTGGAGGGCGGGGCGCACCGGGTGCGGATCCTCGGCGAGGCCCCGCTGGAAGGCTGGGTGGTCACCGGGCACGCCGCATGCCGGGCAGCCCTCGCCGACCCCCGGCTGAGCAAGAACGCCGCGACCGAGGCCTTCGACCGCCGCGACGGCTCCGAGGAGGGTCCGGGCCCGGGCCGGGCGCTGACCGCGCACATGCTCAACTCCGACCCGCCCGCCCACACCCGGCTGCGCAGACTGGTCCAGCAGGCCTTCACGGCGCGCCGGGTGGCGGCCCTGCGTCCGGTGATCGAAGGCCACGTGAACCGCCTGCTGGACGCCCTGGAAGTCCCGGCGTCCCGCGCCGGGGCCCCCGTCCCCACCCGCGCCCCCGTCATCGACCTGGTCCGGGACTTCACCGTCCCGCTGCCCCTCGCCGTCGTCTTCGACCTGCTCGGCGCCTCCGAGGGGGCCGGGCACATCCTCAAGGCCTGGGCCGCCACCCTCAACGGCGAGGAGGGCGACGGCGAGGTCTCCGTCACCACCGCCGAGGCCCTGGTGGGCCACATCCGCTCCCTCATCGCCCACAAACGCGCCCACCCCGGCGACGACCTCCTGACCGCCCTGATCGCGGCCCGCGACGCGGGCGACCGGCTCGGCGAGCAGGAGATCACCTCCATGGGCTTCCTCCTGGTGGCGGCCGGCCACCAGACCACCGCCAACCTGATCTCCAACGGCGTCCACGCCCTCCTCACCCACCCCCGCGAACTGGCCGCACTCCGCGCCGACCCCTCGCGCACGGGCGCCTTCATCGAGGAAGTCCTGCGCCACGAAAGCCCGTTCTCCATCGCGACGATGCGCTACGCCACCGAGCCGGTGACCATAGGCGGCACGGTGATACCCGCCGGGGACTTCGTGCAGATCGCCCTGCTGTCCGCCAACCGCGACCCCGCCGCCTTCCCCGACCCGGACCGCTTCGACCCGGACCGCTTCGACCCGTCGCGCCCGGCGACGGGCCATCTGGCCTTCGGCCACGGCATCCACCACTGCCTCGGCGCCCCCCTGGCCCGCCTCCAGGCCGAAATCGCCTTCACCGCCCTCCTCACCCGCTACCCGAACCTGCGCCTGGCCACCCCGGCCGCCCGCCCCCTGTGGTGGCGCAACCCCCGCCACCGGGGCCTGCGGACCCTGCCGGTGCTGCTGGGCTGACTTCAGGGGGCACTTCCGCCAGTACCGGGGTGTCCAACGTCAGGGCCAGGACGGTCGCGAGTGCCTTGGGGGTGGGGGGTGTCCGTTCACCGCCCGTACCGGCTCGCGATGCCCGCCACGACCAGGGCCAGGCCCTCCTCGAAGCCCTCGTCGTAGTTCTGGAAGAGGTCCGCCCCGGCTTCGGCGGCGAGGGGGAACTCGGCCAGCCGGGCGGCGCGTTCGGTGACGTCGAAGCCTGCGCGGCGTTCGCCGGGGAGGGGTTCGACGCCCTGCTCTTCCGTGACGAAGCCGAGGGTGAAGAAGTACGCCGTGGTGGTGGCGCGGACGGCCTGGGGGAGGGAGAAGCCGGCTTCGGTGAGGGCGCGGAGGCTGTCCTCCATCCCGGCCGCGTGCTCGGTGCCGGTGAAGCGGGAGCCGCTGAACACCTTCGCGCCGTCGCGGTAGCGGAGCAGGGCGGCGCGCAGGCCGCGGTTGGCGGTCAGGAGGCGGTCCTGCCAGGAGAGGCCGGGGGAGGGCGGGGCGTCCGCTGCCATCCGGCGGTACATCTCCGTGGCCATCTCGTCCAGGAGTTCCTGCTTGTTCTTGAAGTGCCAGTAGAGGGCCGGCGCCTGGACGTCGAGCTCCTTGGCGATCGCGCGGAGGCTGAGGCCGTCGAGGCCGACCTCGTTGAGGAGCCGGAGGGAGGCCTCGACGGCCTGCTTCTTGTCCAGCTTCGGGGAGTTGCGAGGGGACACGCTTGACAGCTTAACACCGTTAA</text:p>
          </table:table-cell>
          <table:table-cell office:value-type="string" calcext:value-type="string">
            <text:p>, GTGTGCTCCGGTACGCTCCCACGATGCGAGTGGTTGAGCGGCGCGAGCGCCGCACAGTATGCACCACGCCTACTCCTTCGCGCTGGAATATGCCCGAAGCGCTTGTTGTGGTGA, 4543622, 4543736(+)</text:p>
          </table:table-cell>
          <table:table-cell table:formula="of:=LEFT([.J131];FIND(&quot;),&quot;;[.J131])-1)" office:value-type="string" office:string-value="" calcext:value-type="error">
            <text:p>#WERT!</text:p>
          </table:table-cell>
          <table:table-cell table:formula="of:=MID([.J131]; FIND(&quot;),&quot;;[.J131]) + 1; FIND(&quot;),&quot;;[.J131];FIND(&quot;),&quot;;[.J131])+1) - FIND(&quot;),&quot;;[.J131]) - 1)" office:value-type="string" office:string-value="" calcext:value-type="error">
            <text:p>#WERT!</text:p>
          </table:table-cell>
          <table:table-cell table:formula="of:=RIGHT([.J131];LEN([.J131]) - FIND(&quot;),&quot;; [.J131]; FIND(&quot;),&quot;; [.J131]) + 1))" office:value-type="string" office:string-value="" calcext:value-type="error">
            <text:p>#WERT!</text:p>
          </table:table-cell>
          <table:table-cell office:value-type="string" calcext:value-type="string">
            <text:p>, PKRLLW*, 4543622, 4543736(+)</text:p>
          </table:table-cell>
        </table:table-row>
        <table:table-row table:style-name="ro1">
          <table:table-cell office:value-type="string" calcext:value-type="string">
            <text:p>WP_079429150.1</text:p>
          </table:table-cell>
          <table:table-cell office:value-type="float" office:value="1160387961" calcext:value-type="float">
            <text:p>1160387961</text:p>
          </table:table-cell>
          <table:table-cell office:value-type="string" calcext:value-type="string">
            <text:p>Streptomyces katrae</text:p>
          </table:table-cell>
          <table:table-cell office:value-type="string" calcext:value-type="string">
            <text:p>Streptomyces katrae strain S3 isolate 4 chromosome</text:p>
          </table:table-cell>
          <table:table-cell office:value-type="float" office:value="1160387961" calcext:value-type="float">
            <text:p>1160387961</text:p>
          </table:table-cell>
          <table:table-cell office:value-type="string" calcext:value-type="string">
            <text:p>4429873..4430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2376-11501', '16313-15360']</text:p>
          </table:table-cell>
          <table:table-cell office:value-type="string" calcext:value-type="string">
            <text:p>ACCTGGGGGAGGCGGACGCGGTGCTGGGGGCGGAGGGGATGCCGCCCGGCGAGCCGGTCCGCTCGGTGGACCCGCTGACCCCGCTGTGGCGGTCCTCGGGGGTGCTCCCGCCGGAGCACCGGGAGGCGGGGGCGCTGCTGACGGCGGCGCTCCAGCTGGGCAGTGCGCTGCGGACGGTGGAGCTGGCGGTGCGCTACGCCGGGGAGCGCGAGCAGTTCGGGCAGCCGATCGGGGGCTTCCAGGCGGTCAAGCACCTGTGCGCGCGGATGCTGGTCCGCGCCGAGGTGGCCCGTACGGCGGTGTACGCGGCGGCGGTGACGGGTGACGCCGCCGAGATCGCGGCGGCCAAGCTCCTCGCGGACGAGGCGGCGGTGCGCGGGGCCCGGGACTGCCTCCAGGTGCACGGCGGGATGGGCTTCACGTGGGAGGCGGACGTGCACCTGCACCTGAAACGGGCGTGGGTGCGGGCGGAGCAGTGGCACACGGCGCGGGAGGCGGAGGAACTCCTGGCGGCCCGCCTCGGCACGGAAGCGGAGGCGGAAGCGGGCGCGGACGCCGAGCCCGACGCGGAGTCGGAGGTGGCGGTGATGGGGTAGCAGCCTGTGACGCAGGGGCACGGGAGGGACGGTGCGGGACTCATGTCCGATTACGGAGAGTTGATATCGGTTTGTGTCCTTCGCCCGCCCCGATCCGGCCCGGAGGCGGGGGTGTGCTCCGGTACGCTCCCACGATGCGAGTGGTTGAGCGGCGCGAGCGCCGCACAGTATGCACCACGCCTACTCCTTCGCGCTGGAATATGCCCGAAGCGCTTGTTGTGGTGACTGTACGTCAACCATGCTGCTCGGCAAGGGGACCACACTCGGTGATCCCGTCCTGTCGCGAGGCGAAGTGTCCGCCGGTTCGGATGGTGTGAGCGGTGCAGGTGCTTCAGGTACAGCTGGAGGTAGGACCCGACCCCGCCGAGGTCGGGCGGGCGCGCCGGTGGGCGCGGTCCCGGCTGGCGGGGTCCGGCATAGGGGACGACGAACCGCTCGCCGAGACGCTGATCCTGCTGATCTCCGAGCTGGTCACCAACGCGGTCGTGCACACGGGCTGTCCGGCCGTGCTGCGGATGCTCCTCGGGGGCCCGGGCGTACGGGTGGAGGTCGCCGACGCGAGCGACCGCGCCCCGGCCCGCCGGCAGGCCGCCGGGGACGACACGGGCGGGCGCGGGCTGGAGCTCGTGGACGGGCTCGCGGACCGGTGGGGCTGGCAGCGCGAGGGTGCGGGCAAGCGCATCTGGTGCGAGATCGACCGGGCGGGCGCGGAGCCGGCGCCGGTGCAGCCGGTGCCCCTGAAAAAAGTACTGCTGAAGCGGGAACCGCGCGTGTACCTCTAATGAGGTGTTGACGGTTCGTCACCTGTTGATCACCCTGGTGTTGAGCGATTCGTCGCGAGGGGACGCCAAGGGTCCTGTGCCTTGACGAGTGCGGGTCGTGGGGTGGCGGCTGCCGTGCCGCGCTCGGGGCGTGCATGCCGCACGCCGCCACCCGCAGGTCCTTCGCCCGCGCGCGATACGCCTGCCCGCGCGCGATGCGCCTGCACGCGATGCCCGCGCGCGCGTCCTACGCGATGGGGAGGTCCCCCCGGGGTCGTTCCGGTGCGATACGGCGGGAACAAAGCCATGGCTGGCCGGAATTCGCGGGCCGGATTGGTAGGAGCGTACATAAAGACGTGGGGCCCGTTGTCTCCTGGGAAGACGGCTGCCTACGGTGGCGGCGCATTCTCCAGCGGGGCGCCGCCGGTGTACCTCCGGCAGTGTTCCGTGACCCTTAATTACGGCCACAAGCCATCCATGGGAGAGGGGGTACGGCGATGAAGATGCTTTTCGCCATCCGTAATGCCGTTTCCGGTCAGAAGAGCCTCAAGAAGAGCGCCTGGTACTTCTGGTACTAGACCGGCAGAGCCGCCCCGGCCGCTCGTCGGCCGGGGCGACACCGACGGCCCATCGGAGCCCCGTATGCCCCTCTCCTCCCTCCCGGCCACGCGGACCACGCTGTTCGCGCCCCGGCTCGCCGCCCTGCTGCGCGAGCACACCGGCAAGGACGCCTTCCGTCTGGAACCCGACACCATGGGCGTCGCCGGCCACGCCCTGGCCGACCGGATCCTCGCCGCCCGCCGGGCCACCGAGACGGAGCGGCCCACCTTCAAACCGCTGCACGGCCGGTCGATCGGCCGCACCGAGGCGGCCTCCGTGATGCGGGTCATCGGGCGGGACGTCAGGGAAGCCCTGGAAGGCCCCGTGCCGAAGGACGTGGACCTCACCGGCCCGTGGCCGCTCACCGGGCACCTTTTCCTGAGGGACCTCATTCTCGGCGGCGATCCGCGCCGGCTGCGCATTCTGATGAGCCGGAACCTCGAGCTGACCCCGAAACTCACCTGGTCGGTGATAGCCGCGGGTGCGGCCTTTCCCTGGCGGAAAAGGCCCGGGGCGATATCGAGCGGAATTGCCGGACTGCTGGCGGAAGCGGACGGCTACCACGACCGGCGCCACGCGATGGGCATCTACCGGAGGGCGGCCGCGCCCGTCTGCTTCACCGTCTCCACCCTCGTCGCGAACGCCCTCTGGCTGGGCTCGCCCTTCGACGGCGACACCTCCAACCGGAACATCCTCCACGAGGCCGCCCGGCTGCTGCCCCCGTCCTGGAACATCCTGCGCTACGCCTCGCCCGAGTACGGGGCCCTCGACGCGCGCATCGGTGCCGGTGACGACGTACTCGTCCTGCCCCTGCTGTCCCACCGCGACCCCGCGCTGTGGGAGGACCCCGACGTGTTCCTGCCCGGACGGTGGGACCACCTCGACCCCGAGACCGCCCCGGGCTACCTGCCCTTCGGGCACTCCTCCGAGCGGTGCTGGGGGCGGCACATGGTCATGCCGCTCGCCGAACTGCTGCTGGACCTGATCCGCGGCGCCGGGCTGGAGGTCGACCCCGCCCAGCGGAAGGCGAAGGTGCCGCTGGTCGGGCTGCTCGGGGTGGAGGACGTACGGGTGGTCAGGGCGGGGGCACGGCATGGCCACTGAGGAGGTGCCCGTCTCCTTCTTCGACGACCCCCACCCCGCCTGCCGGCGCTGGCGGGAGCTGGAGGGCGGGGCGCACCGGGTGCGGATCCTCGGCGAGGCCCCGCTGGAAGGCTGGGTGGTCACCGGGCACGCCGCATGCCGGGCAGCCCTCGCCGACCCCCGGCTGAGCAAGAACGCCGCGACCGAGGCCTTCGACCGCCGCGACGGCTCCGAGGAGGGTCCGGGCCCGGGCCGGGCGCTGACCGCGCACATGCTCAACTCCGACCCGCCCGCCCACACCCGGCTGCGCAGACTGGTCCAGCAGGCCTTCACGGCGCGCCGGGTGGCGGCCCTGCGTCCGGTGATCGAAGGCCACGTGAACCGCCTGCTGGACGCCCTGGAAGTCCCGGCGTCCCGCGCCGGGGCCCCCGTCGCCACCCGCGCGCCCGTCATCGACCTGGTCCGGGACTTCACCGTCCCGCTGCCCCTCGCCGTCGTCTTCGACCTGCTCGGCGCCTCCGAGGGGGCCGGGCACATCCTCAAGGCCTGGGCCGCCACCCTCAACGGCGAGGAGGGCGACGGCGAGGTCTCCGTCACCACCGCCGAGGCCCTGGTGGGCCACATCCGCTCCCTCATCGCCCACAAACGCGCCCGCCCCGGCGACGACCTCCTGACCGCCCTGATCGCGGCCCGCGACGCGGGCGACCGGCTCGGCGAGCAGGAGATCACCTCCATGGGCTTCCTCCTGGTGGCGGCCGGCCACCAGACCACCGCCAACCTGATCTCCAACGGCGTCCACGCCCTCCTCACCCACCCCCGCGAAATGGCCGCACTCCGCGCCGACCCCTCGCGCACGGGCGCCTTCATCGAGGAAGTCCTGCGCCACGAAAGCCCGTTCTCCATCGCGACGATGCGCTACGCCACCGAGCCGGTGACCATAGGCGGCACGGTGATCCCCGCCGGGGACTTCGTGCAGATCGCCCTGCTGTCCGCCAACCGCGACCCCGCCGCCTTCCCCGACCCGGACCGCTTCGACCCGGACCGCTTCGACCCGTCGCGCCCGGCGACGGGCCATCTGGCCTTCGGCCACGGCATCCACCACTGCCTCGGCGCCCCCCTGGCCCGCCTCCAGGCCGAAATCGCCTTCACCGCCCTCCTCACCCGCCACCCGAACCTGCGCCTGGCCACCCCGGCCGCCCGCCCCCTGTGGTGGCGCAACCCCCGCCACCGGGGCCTGCGGACCCTGCCGGTGCTGCTGGGCTGACTTCAGGGGGCACTTCCGCCAGTACCGGGGTGTCCAACGTCAGGGCCAGGACGGTCGCGAGTGCCTTGGGGGTGGGGGGTGTCCGTTCACCGCCCGTACCGGCTCGCGATGCCCGCCACGACCAGGGCCAGGCCCTCCTCGAAGCCCTCGTCGTAGTTCTGGAAGAGGTCCGCCCCGGCTTCGGCGGCGAGGGGGAACTCGGCCAGCCGGGCGGCGCGTTCGGTGACGTCGAAGCCTGCGCGGCGTTCGCCGGGGAGGGGTTCGACGCCCTGCTCTTCCGTGACGAAGCCGAGGGTGAAGAAGTACGCCGTGGTGGTGGCGCGGACGGCCTGGGGGAGGGAGAAGCCGGCTTCGGTGAGGGCGCGGAGGCTGTCCTCCATCCCGGCCGCGTGCTCGGTGCCGGTGAAGCGGGAGCCGCTGAACACCTTCGCGCCGTCGCGGTAGCGGAGCAGGGCGGCGCGCAGGCCGTGGTGGGCAGTCAGGAGGCGGTCCTGCCAGGAGAGGCCGGGGGAGGGCGGGGCGTCCGCTGCCATCCGGCGGTACATCTCCGTGGCCATCTCGTCCAGGAGTTCCTGCTTGTTCTTGAAGTGCCAGTAGAGGGCCGGCGCCTGGACGTCGAGCTCCTTGGCGATCGCGCGGAGGCTGAGGCCGTCGAGGCCGACCTCGTTGAGGAGCCGGAGGGAGGCCTCGACGGCCTGCTTCTTGTCCAGCTTCGGGGAGTTGCGAGGGGACACGCTTGACAGCTTAACACCGTTAA</text:p>
          </table:table-cell>
          <table:table-cell office:value-type="string" calcext:value-type="string">
            <text:p>, GTGTGCTCCGGTACGCTCCCACGATGCGAGTGGTTGAGCGGCGCGAGCGCCGCACAGTATGCACCACGCCTACTCCTTCGCGCTGGAATATGCCCGAAGCGCTTGTTGTGGTGA, 4428580, 4428694(+)</text:p>
          </table:table-cell>
          <table:table-cell table:formula="of:=LEFT([.J132];FIND(&quot;),&quot;;[.J132])-1)" office:value-type="string" office:string-value="" calcext:value-type="error">
            <text:p>#WERT!</text:p>
          </table:table-cell>
          <table:table-cell table:formula="of:=MID([.J132]; FIND(&quot;),&quot;;[.J132]) + 1; FIND(&quot;),&quot;;[.J132];FIND(&quot;),&quot;;[.J132])+1) - FIND(&quot;),&quot;;[.J132]) - 1)" office:value-type="string" office:string-value="" calcext:value-type="error">
            <text:p>#WERT!</text:p>
          </table:table-cell>
          <table:table-cell table:formula="of:=RIGHT([.J132];LEN([.J132]) - FIND(&quot;),&quot;; [.J132]; FIND(&quot;),&quot;; [.J132]) + 1))" office:value-type="string" office:string-value="" calcext:value-type="error">
            <text:p>#WERT!</text:p>
          </table:table-cell>
          <table:table-cell office:value-type="string" calcext:value-type="string">
            <text:p>, PKRLLW*, 4428580, 4428694(+)</text:p>
          </table:table-cell>
        </table:table-row>
        <table:table-row table:style-name="ro1">
          <table:table-cell office:value-type="string" calcext:value-type="string">
            <text:p>WP_078869372.1</text:p>
          </table:table-cell>
          <table:table-cell office:value-type="float" office:value="664150761" calcext:value-type="float">
            <text:p>664150761</text:p>
          </table:table-cell>
          <table:table-cell office:value-type="string" calcext:value-type="string">
            <text:p>Streptomyces sp. NRRL B-1347</text:p>
          </table:table-cell>
          <table:table-cell office:value-type="string" calcext:value-type="string">
            <text:p>Streptomyces sp. NRRL B-1347 contig68.1, whole genome shotgun sequence</text:p>
          </table:table-cell>
          <table:table-cell office:value-type="float" office:value="664150761" calcext:value-type="float">
            <text:p>664150761</text:p>
          </table:table-cell>
          <table:table-cell office:value-type="string" calcext:value-type="string">
            <text:p>26606..25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169-13149']</text:p>
          </table:table-cell>
          <table:table-cell office:value-type="string" calcext:value-type="string">
            <text:p>CGTGGGCGAGCAGCACGCCGGGGCCGCTGCCCGCGACCGTGCGTGCGAACGGCGTGCCCGGCGCGGAGTGCGCGGGCGTCGGCGCGGCCGGTGAATCCGCCGCTGAGGTCGGCGTCTGCGGGTGCGCGGGCATGGTGGTCCCCCTCCGGTTCCGGCGGCCACGACTATCTGTAGCTGCCACTACAAAAACCGTAGCCGAGTCGCCGCGTCATTGTCTAGCGCTCGTTAGAGAAAGTTTCCGGCGGGCCGTCGCGCCGCTCTCGGTAGGCTGGGGGGCATGTACGGCTACGACCAACACGCCGGTGTCGGCCAGGGGTACGCCCCGCCGCAGCAGCCGCAGCAGCACGCGCAGATGCCCGGTGGTTACGGCCAGCAGCCCCCGCTGTATCCCGAGCCGTCGCCGCCGTCCCTCGCCGACGCGGTGCGCGCCTTCACCACGGGCTCGATGTCCGCGGAGGACTTCCAGCAGGTCTTCGCGACCTCGAAGGTCTACTGCCCGCGCGGCGACAACCCGGGCTTCCTCGCGCTGCACAACACCCAGCAGCCGGTCATCCCGATGTTCACCTCGCTCAAGGAGCTGCGCCGGTACGCGGGCAAGGACTCCAAGTACTTCGTCATCACCGGCGCCGAGGTGATCGACCTGCTGCCGACGGGCTACGGCTTCGTCCTGGACATGGAGGGCGAGCACCGCATGGTGTTCGACGCGAAGGCCGTCGAGCAGATGGTGGACTTCGCGATGCGCCGCATGTACGGCTGAACCCGCCGCGTGGCGCGGCGAGTTCAGCCGTACATGCGGCGGGTTCAGCCGCGGTTCAGACGTATCGGACCTTGTCGCGGTGGCCCACGTGGACGGTCCGCACGCCGAGCAGGCCGAGGAGCGGCACTTCAGCCGTGCGCTGGCCGGGCGCGACGATCAGGCCCGTCCTGCGGATGTGGCCGAGGAGCAGTTCGGCGAGCGGCATGACCAGATGGCGGCCCCAGCAGCGCTCGCTGACGTGGCCGAACGGCAGGTAGCCGGGGGTGTCGTCGGGGTCGAGGGTGTCCCAGCGCTCGGGCCGGAACTCGTCCGGGGCGTCCCAGAGCGCGGGGTCGCGATGGGTGAGCAGCGGCAGCATCAGGATGTCGTCGCCGGGGCCTATGCGGGCGTCGACGGCCGGGTACTCGGGCGACCGGTTGCGCAGCAGGTTCCACGACGGCGGCAGCAGCCGCATCGCCTCGTACAGGACGGCGCGGTCCGACGCGGAGTCGTCGAACGGGGAGCCCAGCCACAGGGCGTTGGCGACGAGCGTGGAGACGGTGAAGCAGACCGGGGCGGCGGCGCGGCGGTACATGCCCATGGCGTAGCGCCGGTCCTGGTAGGTCTCCGCGGCGGCGACGAGGTTCGCCAGGTGGGTCAGGTGCGGGCCGGGGCGCGGGCGCCGGGGCAGGGCCGCGCCGGTCACGATCGTGGTCCAGGTGACCTTGGTGTCGATCTCCAGGAGGCGGGACATCAGGAACCGCAGCCGCCACGGGTCGTCGCGCAGGACCAGGTCGCGCAGGAACCGGTGCCCGGTGATCGGCCACGGCCCGGACAGGTCCGTGTCCGCGGGGAGCGGGTCGGGCCCGTCCAGGGCGGCGCGGACGTCCCTGCCGACGGTCCGCATCACCGACGCGCCCTCGGTCCTGGAGATCGAGCGGCCGTGCAGCGGCTTGAAGGTGGGGCGCTCGGTCTCGGTGGCCCGGCGCGCGGCCAGGATGCGGTCGGAGAGCTCCGCGCCCGGGATGCCGATCGTGTCGGGTTCCAGCCGTACGAGGTCCTTGCCGGTGTGCTCGTCGAGCAGTGCCTGGAGCCGTGGCGCGAAAACAGTGGTGCGGCGATTCCGCGGATGCCGTCTGGCCGGTCCCGATGGATTTCCGAGGCCGCCGGTTCCGTGCGCCGCTCCGTTTTCTGAATTCTTTACCGAGGCGGCGTTCTCCGCCTTTTGACCCTGCCGATTCTGGGTGTGCTCTGTGGCTGACATACGGAGGTCTCCGGAATGAAGGGCCCGCGCGCGGCGGAACGGAAGGGAACCGGCTCCTGTGCCGTGCGCGGGCCCGCGCAGGGCGCTCAGTACCAGATGTACCAGGCGGACTGCTTCAGGCTGGGCTCGCTCTTCTTCGTGGCGGCCTTGAGGGCCTGGATGATCTTAGCCATGTAAAACCCCTCCCTCCATGCGTTCTCTGTGCGCGGCGAAACGGTTTAGGAGCGGCAATTCCCGGGCGTCCCGAAGGCTGCCGAGAAATGCGCTCCAGTTGTTGCGTGGTGAGTGAATCGGTCTGTGGCTCGCGTTGTCAATGGGTTGTTCTTTTTCCGGTGTGTCCCATGAAGTCGTTGTCTCTATATGTGGGACATGTGGTGATCCTGGGGCGGGTGCGGCGGAGTGTCGGGAGTGTCGGGGGGTGCGTTTCGGCCAGGGGGCGTTCGGCGGCGCGGCCGGAGGGAATGCCGTCGGGCTGTGCCGTGTTCCAGGTGGCAGAAAGTTCTACGTTCAACTAACCTGAGCGTAAGAGGAGGTCCGAACCATGCCCGCAGTGACCGTTGAGAACCCGCTGACCCTGCCCCGCGTGACCGTGCCCGCAGACACCGTGGCGCGGCCCGTGCTCGCCGTGAAGACCGCGCCGAGCGGCTACGAGGGCGAAGGGTTCCCGGTGCGCCGGGCCTTCGCCGGGATCAACTACAAGTACCTCGACCCGTTCATCATGATGGACCAGATGGGCGAGGTGGAGTACGCGGCCGGAGAGCCCAAGGGCACGCCCTGGCACCCGCACCGCGGCTTCGAGACCGTGACGTACCT</text:p>
          </table:table-cell>
          <table:table-cell office:value-type="string" calcext:value-type="string">
            <text:p>, ATGGCTAAGATCATCCAGGCCCTCAAGGCCGCCACGAAGAAGAGCGAGCCCAGCCTGAAGCAGTCCGCCTGGTACATCTGGTACTGA, 26692, 26779(-)</text:p>
          </table:table-cell>
          <table:table-cell table:formula="of:=LEFT([.J133];FIND(&quot;),&quot;;[.J133])-1)" office:value-type="string" office:string-value="" calcext:value-type="error">
            <text:p>#WERT!</text:p>
          </table:table-cell>
          <table:table-cell table:formula="of:=MID([.J133]; FIND(&quot;),&quot;;[.J133]) + 1; FIND(&quot;),&quot;;[.J133];FIND(&quot;),&quot;;[.J133])+1) - FIND(&quot;),&quot;;[.J133]) - 1)" office:value-type="string" office:string-value="" calcext:value-type="error">
            <text:p>#WERT!</text:p>
          </table:table-cell>
          <table:table-cell table:formula="of:=RIGHT([.J133];LEN([.J133]) - FIND(&quot;),&quot;; [.J133]; FIND(&quot;),&quot;; [.J133]) + 1))" office:value-type="string" office:string-value="" calcext:value-type="error">
            <text:p>#WERT!</text:p>
          </table:table-cell>
          <table:table-cell office:value-type="string" calcext:value-type="string">
            <text:p>, AWYIWY*, 26692, 26779(-)</text:p>
          </table:table-cell>
        </table:table-row>
        <table:table-row table:style-name="ro1">
          <table:table-cell office:value-type="string" calcext:value-type="string">
            <text:p>WP_068003730.1</text:p>
          </table:table-cell>
          <table:table-cell office:value-type="float" office:value="1441030152" calcext:value-type="float">
            <text:p>1441030152</text:p>
          </table:table-cell>
          <table:table-cell office:value-type="string" calcext:value-type="string">
            <text:p>Nocardia pseudobrasiliensis</text:p>
          </table:table-cell>
          <table:table-cell office:value-type="string" calcext:value-type="string">
            <text:p>Nocardia pseudobrasiliensis strain DSM 44290 Ga0244499_108, whole genome shotgun sequence</text:p>
          </table:table-cell>
          <table:table-cell office:value-type="float" office:value="1441030152" calcext:value-type="float">
            <text:p>1441030152</text:p>
          </table:table-cell>
          <table:table-cell office:value-type="string" calcext:value-type="string">
            <text:p>470602..469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015-9206', '10609-10052']</text:p>
          </table:table-cell>
          <table:table-cell office:value-type="string" calcext:value-type="string">
            <text:p>GATGACCTCGGCGGGTCGTTCCTCCGGCAGGAAGTGACCGCATGTCACCGTGGCGGTGCGGAGATCGTCCGCCCAGCCGGACCAGATCGCGACCGGGTCGAACGGGAGGACGGCCTCGCCCGGGTCCTGCCAGAGCGCGGTGACCGGCATGCGCAGCCGTCGGCCCGCGGCGCGGTCGATTTCATCGTGATGGTTGTCGGCGTACGCGCCCGCTCGGTAGTCGGCGCAGATCGCCGCGATGGCCTCCGGGGTGCGGGCGGCGTTCAGGTATTCGCGGCGGATGGGGTCGGGGATCGCGTCGGGCGCCTGGGTCCAGGTGTCGAGGAAGTGGCCGAAGAACAGGTCGGGGTCGGCCCGAATCATGCGTTCGGCGAGGTCGTTCGGCTGTGCGAGCAGATACAGATGGAATGCGAAGATGCCGGAGGTTCCGTACAGGGCGGCCCACATGTCCGCCGCCGGAAGCACATCGAGGATCGCGAGGTGCGAAATCGCCTCGGGGTGATCCAAACCCGCTCTGAAGGCGACCAATCCGCCACGGTCGTGTCCGGCGAGCGCGAACCGGCTGTGGCCGAGCGAGCGCATGATGGCGACGACATCGGCGGCCATCGCGCGCTTGGTATAGGCGTCCCCGCGGCCGCCGTCTACCGGCTTGTCGCTGTCGCCGTACCCACGCAGATCCGGGCAGACCACCAGGTGATCCCGCGCGAGGTCCGCCGCGACATGCCGCCAGGCGAGATGAGTCTGCGGAAAACCGTGCAGCAGCACGACCGGCGTTCCGGCGCCGGCCATCGCGACATTGAGCGCGACCTCACCCACTCGCACCCGCGCGTAGGTGAATCCGGCCATGCGATTGCTCACCGCCCGGACACTAATCCAGGGCACCGACAGATTCCGGCGTACATCGACACGCGAACCCCCACGGTCGTGCGCGAATACCGCTACGCCACTGAGGAATCCGGCGCGCACACACGCACCGAGGCGATCTCGAGCAAGCCGTCCAGCTCCACCTTGCCCACCGTCTGCTCCGCGCTGACCCGAAGCCCGTCTCGGCGCACGATGTCGAGGATTCTCTCGGCCAGCGGCATGACCATATGGCGGCCCCAGCAGCGTTCCGAGGCGGGGCCGAACGGGAGGTAGCCGGGGTGGGATTCGGGGTCGAGGGTGTTCCAGCGGTCGGGGTGGAAGTTGTTGGGGGACTGCCAGAGTCGGGGGTCGCGGTGGCTCAGCAGCGGGAGGAGTAGGAGGTCGTCGGTGGGGTTGATCCGGGGATGGAGGGGTTCGAATTCGCGACCCTTCAGGCGCAGGAGATTCCAGGACGGCGGGAGCAGACGCAGGGTTTCCAGGAGAATATTGCGGTTCGAGATTTCCGGGGAGAGCGGGGATGCGAGCCACAGGGCGCTGGTGGCCAGGGCGGCTACGGTGAAGCAGACGGGGGCCGCGACTCGGCGGTAGAGGTACATGGCGTAGCGGCGGTCGCGGAAGTTGTCGGCCCCGAAGACCTGGGTCGCCAACTTGGACAGCGGACGGTCCGAGGTTGTTCTGCCGATGAGGGCGGCGCCCGAGGTCACCGCCGACCAGGTCAGTTTCGGGGTCAGCTCGAGTCGGCGGTCCACGAGGATGCGGAAGCGGACGTCTTCATGACCGAACACCAGGTCGCGAATGTAATCGTGGGCCTTCTGCGGCCAGATTCCGGTCAACCGGTCATCGGTTTCGAGCGGGGTTTTCAAAGCCGTTCGCACATCGGCGCTCACGGCCCGCATGAATGTGGACGCGTCGGTGCGGCTGACCGATCGCCGGTGTACCGGTTTGAAGGTCGGGCGTTCGTCGGGCCGTGCGGGTCTGGCGGCGAGCACCGCGTCCATCAGGTCGGCGCCCGCGATTCCGATGGTGTCGGGTTCCAGACGGAACAGGTCCTGGCCACGGTATTTCTCGAAAAGCTCGGCGATTCGGGGAGCGAAGACAATGGACCGCGCACTCTCCGCGGCGTGCCGTGTGGACATGACGATCTCCCGGATGGCAAATGGGACTCGCGCCCGGTAGGTTGAACCCTCGGGCGCGAGTGCAACAAAGGGTCAGATCCACCCGTACCAGGCGTACTTCTTCAGACTCTTCTGCTGCTTCATTCGCTTGACCATGCGTACAAGTGTCATGACTCCACCTCCGGTTGTGAGTGTGTCCTTTGATTTCGCCTGGGTCTCAGGCGTCTGTGAAGCGTATGTGAGTCACACCGGTCGAGGGGTGGTTTTCGAGAAGATGCGGCCGGTTACACCGCAATGATGCGGAAATGATGTCCCCACCCGTACCATGCCGAATTGTTCGGAGCATGGTCGCGAACGACGGCGAGGGGGAAATCGTGAATACCGGGACGCAGGATTCGATCGAGACGCTGGACAGCGGCTTCTACGCGGATCCGCACGCATATTATCGGCGCTGGCGGGAGCGGGGTCCGGTGCTGCGCATACACTCCCCCGAGGGCGTGGTGAGCTGGCTGATCATCGGTTACGCCGAGGCGCGGGCCGCACTCCGCGATTCGCGATTGCGAAAAAGCGCGGACGAAATCGCGCGGACCTTTCGCCGCAAATGCCCGATGGCTTCGGAAAATGCGCCGCTGACCAAACTCGACCACAATATGGTCAACAGCGACCCACCCGAGCACATCCGATTGCGAAAACTCGTCAACAAAGCCTTCACCCCCAAAGCCGTTGCCACCCTGAAACCGCATATCGAATCAACCACTCATTCCCTGCTGGACGAAATGTCCGGGCACGATGAAGTAGACCTCCTCCAGAAATTCGTCGTACCACTTCCGGTCCGAATGATCTGCGCAATGCTGGGAATACCCCGAACCGATCTGATACAATTCCAGCACTGGGCCACAGAAATGTTCAGGATCACCGGAGAAGAACGCGCAGAGGCGATTAGCGAGATACGCACCTACC</text:p>
          </table:table-cell>
          <table:table-cell office:value-type="string" calcext:value-type="string">
            <text:p>, ATGACACTTGTACGCATGGTCAAGCGAATGAAGCAGCAGAAGAGTCTGAAGAAGTACGCCTGGTACGGGTGGATCTGA, 470674, 470752(-)</text:p>
          </table:table-cell>
          <table:table-cell table:formula="of:=LEFT([.J134];FIND(&quot;),&quot;;[.J134])-1)" office:value-type="string" office:string-value="" calcext:value-type="error">
            <text:p>#WERT!</text:p>
          </table:table-cell>
          <table:table-cell table:formula="of:=MID([.J134]; FIND(&quot;),&quot;;[.J134]) + 1; FIND(&quot;),&quot;;[.J134];FIND(&quot;),&quot;;[.J134])+1) - FIND(&quot;),&quot;;[.J134]) - 1)" office:value-type="string" office:string-value="" calcext:value-type="error">
            <text:p>#WERT!</text:p>
          </table:table-cell>
          <table:table-cell table:formula="of:=RIGHT([.J134];LEN([.J134]) - FIND(&quot;),&quot;; [.J134]; FIND(&quot;),&quot;; [.J134]) + 1))" office:value-type="string" office:string-value="" calcext:value-type="error">
            <text:p>#WERT!</text:p>
          </table:table-cell>
          <table:table-cell office:value-type="string" calcext:value-type="string">
            <text:p>, AWYGWI*, 470674, 470752(-)</text:p>
          </table:table-cell>
        </table:table-row>
        <table:table-row table:style-name="ro1">
          <table:table-cell office:value-type="string" calcext:value-type="string">
            <text:p>WP_058364251.1</text:p>
          </table:table-cell>
          <table:table-cell office:value-type="float" office:value="1741175720" calcext:value-type="float">
            <text:p>1741175720</text:p>
          </table:table-cell>
          <table:table-cell office:value-type="string" calcext:value-type="string">
            <text:p>Xanthomonas translucens pv. undulosa</text:p>
          </table:table-cell>
          <table:table-cell office:value-type="string" calcext:value-type="string">
            <text:p>Xanthomonas translucens pv. undulosa strain P3 chromosome, complete genome</text:p>
          </table:table-cell>
          <table:table-cell office:value-type="float" office:value="1741175720" calcext:value-type="float">
            <text:p>1741175720</text:p>
          </table:table-cell>
          <table:table-cell office:value-type="string" calcext:value-type="string">
            <text:p>3476947..3475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2109-12522', '14750-13995']</text:p>
          </table:table-cell>
          <table:table-cell office:value-type="string" calcext:value-type="string">
            <text:p>ACCCTCGGCTACCGTCCCAACCTGGCCGGGCGCTCGTTGCGCACCGCCAGCCTGGCGCGGATCGGGGTGCTGTACAGCAATCCCAGCGCGGCCTATCTCAACCAGTTCATGCTCGGCATCCTCGAACAGAGCAGCCTGGACGGCAGCCAGGTGCTGGTGGAGAAGCGCGACGACAGCGGCAGCCAGCGCACCGCCACCGAGCGCCTGCTCGACGCCGGCGTGGACGGGGTGATCCTGCCGCCACCGCTGTGCGATTCGCGGCACACCATCAAGGAACTGGACGCGCACGGCATCCCGGTGGTCGCCGTGTCCACCGGCACGCCGATGCACGGCGTCAGTTCGGTACGCATCGACGACTACCAGGCGGCCTGCACGATCACCCGGCATCTGCTCGACCTCGGCCACCGCGACATCGGCTTCATCAGTGGTGATCCCCAACACACCCCGAGCGCGCCGCGCAGCCGCGCGTTCTTCGACACCATGGCCGCGGCCGGCCTGCCTGTGGGCGCCGCGCGCGTGGCCGAAGGCCTGTTCACCTATCGGTCCGGGCTGCTCGCCGCAACTGCGCTGCTGCAGGCCGCGCCGCGCCCCAGCGCGATCCTGTGCAGCAACGACGACATGGCCGCCGCCGCGGTGGCGATCGCCTACAGCTTGCGCCTGCGCGTACCCGAGGACCTGTCGATCGCCGGCTTCGACGACACCCCGGTGGCGACCACGATCTGGCCCGAGCTGACCACCATCCACCAGCCGGTCACCGCAATGGGCCGCGCCGCGGTGACGCTGCTGCTCGACGAGATCCGCCAACGCCGCGCCGGCCTGCCCAGCCGCGGCATCCACCAGCTGATGGAGTACACGCTGGTGACGCGCGGCTCGACCGCGCCGCCGGCGCACGCGCAGTAGCCGGCTTCGCGCGGCCGCAAACGGCGTGTTCGGGCGCGGCCCTCACCGCCGCGCGCGTCTCAGTGGCGGACGACGTCGACCTGAGCGACACCGAGCAGTCCGGCCAGCGGCACCTCGGCGCGGGTCTGCCGCGGACTGGCGGCCAGGCCCTGGCCGCGCAGCAGGTCGAGCAAGCGTTCCGCCAGCGGCATCACCATGTGCCGCCCCCAGCAGCGTTCGGAGGCGTGGCCGAACGGCAGATAGCCGGGCTGGACGTCGGGATCCAGGCCGTCCCAGCGCTCGGGACGGAACGCCTGCGGTTCGTCCCACAGCGCGGGATCGCGGTGACTGAGCAACGGCAGCACCAGCACGTCGTCGGCGGCGCCGATCCGCGCGTCCAGCGCCATGTATTCGGGCGAGGCGTTGCGCAGGATGTTCCAGGAGGGCGGCAGCAGGCGCATCGATTCGTAGAGGATATTGCGGTTCGACGTGCAGGCCTCGAACGGCGATCCGAGCCATAGCGCGTTGGCGACAACCGTGGAGATGGTGAAGCAGACCGGCGCGGCGGTGCGCCGGTACAGGCCCATCGCATAGCGCCGCTCGTGGTAGCCGCCTGCAGCCGCGCTCAGCGTGGCCAGCGCCGAAGCGCCCGCCTGAGGCGCAAGCGGCGCCACCGCGCCCGCAGCGATGACCGCCCAGGTCAGCTTGGGCGTCAGTTCCAGCACCCGGTCCATCAACAGGCGCAGCCGCAGTGGATCGTCGCCGAGCAGCAGGTCGCGCAGATAGACATGGCCGACGTGGGGCCACGGGCCGGACAGATCGGCGTTCGGGGGAGCTGGCTGCTTCAATGCCTCGCGCACGTCGCGGCCGATCGCCTGCATCAACTTCGACGCATCGGCGCGCGCAATCGAGCGCCCGTGCAACGGCTTGAACGTCGGGCGCTCCCATTCCGTCGCCGGCCTGGCGTCGAGCAAACGGTGGGTCAACGCCGGCCCGGCGACACCGATCGTATCGGCATCCAGGCGGAATGCGTCCTGGCCCAGATGGTCGCGCAGCAACGCCTGCAGCCGCGGCGCGAGAACCGTGGCGCGGGCCTGCCTGTCACGCACGATGGCGGACATCCGCGCGCTCCGCAATGCAAAGGCCCGTGCCTGGCGAATCGGCATTCGCCAGGCACGGGCCGCATCGCATACCGCATTGCATCGATGGCGCGACGCGGATCAGTACCAGATGTACCAGGCGTACGATTTCAGACTCTTCTTGGAAGACAGCAATCGCTTGATCGAAAAAAGCGCTTTCATGATCGGCATCCTGTTGGAATTGCGAATGACCCCTTTCGGGGGAGAGCACCTGCACCTCGCGCAGGCGGGCATGCACACAACGAGCCGATATCCCCACTGTCGGAGCGCGCACCATCGAAGCTACTCCGCCGCTATGCGTGGCGCAAACGCAAAACATGAGGCTGCGCACACAATGCCGTAGCCAAAATCCATCGACGGATTCCCCCTGCAGCCGCAGGGGCAATCGGCGTCATTCGCGCGCTCATGCTCGGTCGCGGGCCGGACACTGAGCAGGCGATGCACCAGCGCCTGCCCGGCGACGCCGACTGTGTCCGCGTCCAGCCGCCGACATGTTCGCTTAACAGCGCCTGCAACCGCAGAGCCAAGACGGTGGCACGCCCATCGCGATCAAAAACGGTGGCTGACATCGGCCCCTCACAACTGCCAAGGCCGGCGCCGGATGCATCGCCTGCACCGGACGCCGACCATATCGCAGGCCGCGTCGTCGCCGACGCCGACGCCGACGCCGGTCATTAGGCGATGTATACAGGCCAAGAGTACGACTTCACGCCCTTCTTGGACGACAACATCTGCTTGATCGAGAACAGCATCTTCATGAGCGATATCCTGTCGTGGAGTTGAGGATTGGAATGCCGGCAAGCGTGTATTCCGCCGCCGCACCATCAGGCCCGCGCAGCGCAAACGATTCCCACGCCTGCGAACCCGTGGTCGAAGCTACGCCACAACCACAGGGATGCACAAACGCGAACCATGAGGCAACGCAAACAACCCAGTAGACAA</text:p>
          </table:table-cell>
          <table:table-cell office:value-type="string" calcext:value-type="string">
            <text:p>, ATGAAAGCGCTTTTTTCGATCAAGCGATTGCTGTCTTCCAAGAAGAGTCTGAAATCGTACGCCTGGTACATCTGGTACTGA, 3477046, 3477127(-)</text:p>
          </table:table-cell>
          <table:table-cell table:formula="of:=LEFT([.J135];FIND(&quot;),&quot;;[.J135])-1)" office:value-type="string" office:string-value="" calcext:value-type="error">
            <text:p>#WERT!</text:p>
          </table:table-cell>
          <table:table-cell table:formula="of:=MID([.J135]; FIND(&quot;),&quot;;[.J135]) + 1; FIND(&quot;),&quot;;[.J135];FIND(&quot;),&quot;;[.J135])+1) - FIND(&quot;),&quot;;[.J135]) - 1)" office:value-type="string" office:string-value="" calcext:value-type="error">
            <text:p>#WERT!</text:p>
          </table:table-cell>
          <table:table-cell table:formula="of:=RIGHT([.J135];LEN([.J135]) - FIND(&quot;),&quot;; [.J135]; FIND(&quot;),&quot;; [.J135]) + 1))" office:value-type="string" office:string-value="" calcext:value-type="error">
            <text:p>#WERT!</text:p>
          </table:table-cell>
          <table:table-cell office:value-type="string" calcext:value-type="string">
            <text:p>, AWYIWY*, 3477046, 3477127(-)</text:p>
          </table:table-cell>
        </table:table-row>
        <table:table-row table:style-name="ro1">
          <table:table-cell office:value-type="string" calcext:value-type="string">
            <text:p>WP_058364251.1</text:p>
          </table:table-cell>
          <table:table-cell office:value-type="float" office:value="961362810" calcext:value-type="float">
            <text:p>961362810</text:p>
          </table:table-cell>
          <table:table-cell office:value-type="string" calcext:value-type="string">
            <text:p>Xanthomonas translucens</text:p>
          </table:table-cell>
          <table:table-cell office:value-type="string" calcext:value-type="string">
            <text:p>Xanthomonas translucens strain P3 flattened_line_7, whole genome shotgun sequence</text:p>
          </table:table-cell>
          <table:table-cell office:value-type="float" office:value="961362810" calcext:value-type="float">
            <text:p>961362810</text:p>
          </table:table-cell>
          <table:table-cell office:value-type="string" calcext:value-type="string">
            <text:p>100621..101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771-9099', '10562-9231']</text:p>
          </table:table-cell>
          <table:table-cell office:value-type="string" calcext:value-type="string">
            <text:p>AATCCCCCGAGCGCGCCGGCCTGGCGCGCGACCCGCGTGTTTTCCAGGAGACTTCCCATGCGTCATGTCCTTCGTTCCTGCTGCGCCATGGGCGTGCACCGATGACCTCGCCCTGGGGCAAGAGCCCACGTGGCCCGCGTTCGCCCGCGCCGCCCGAACGTGCCGCGCTGGTGCCGCGCGCGGCCGACGCCAATCGCGGCGAACTGCGCCTGTATGGTCTCAACGCGGTGCGTGCGGTGTACGCGCGCCGGCCCGAGGCGATTCGCAAGCTGTACCTGGCCGAGGCGCGGATTCCGGCGTTGCAGCCGCTGCTCAAGTGGTGCGCGGCCAATCGCGTCGGCTACCGCGTGGTGGAAGAAGCCGATCTGAACAAGCTCGCGGCCAGCGCACACCATGAGGGTGTGGTCGCCGACGTGGTGCGCGCCGAACCGTTGCCGCTGACGGCGTGGCTGCAGACGCTGGCGCCGGGTCCGGCGCTGGCGTTGTGGCTGGACGGGGTCGGCAACCCGCACAACTTCGGCGCGATCCTGCGCTCGGCCGCGCATTTCGGCGCCGCCGCGATCCTGCTGCCGGACACCGCGACGCTGGCGCTGTCCGGCGCCGCCGCGCGCGTGGCCGAAGGCGGCGCCGAGGCGCTGCCGCTGGTGCGGCTGCAGCCGACGGAACAAGCATTGGCGCAATTGCGTGCGGCCGGCTTCGCGCTGGCGGCGACGCTGGTGGATGGCGGCGCCGACGTGTTCGCCGCCGCGCTGCCGCCGCGCCTGGTCTACGTGATGGGCGCCGAGCGCGAGGGCATGGACCGCGAGTTCGCGCAGGCCTGCGAACTGCGCCTGTCGATCCCCGGCAGCGGCGCGGTGGAAAGCCTCAACGTCGCCGCCGCCACCGCGGTGCTGCTCGGCGCCTGGCGCCGCCGCGTCGCGGCGTCGTAAGACGGAGACTGTGCCTGCACGCTTTGACATGTGCGTCGCGCGGAGTCGCCACTGACGCGATCGGTCTGCGCCGCGCAGTCGGTTCCGACGCGGAATGCGTGCCGGCGGAGTTGTCTACTGGGTTGTTTGCGTTGCCTCATGGTTCGCGTTTGTGCATCCCTGTGGTTGTGGCGTAGCTTCGACCACGGGTTCGCAGGCGTGGGAATCGTTTGCGCTGCGCGGGCCTGATGGTGCGGCGGCGGAATACACGCTTGCCGGCATTCCAATCCTCAACTCCACGACAGGATATCGCTCATGAAGATGCTGTTCTCGATCAAGCAGATGTTGTCGTCCAAGAAGGGCGTGAAGTCGTACTCTTGGCCTGTATACATCGCCTAATGACCGGCGTCGGCGTCGGCGTCGGCGACGACGCGGCCTGCGATATGGTCGGCGTCCGGTGCAGGCGATGCATCCGGCGCCGGCCTTGGCAGTTGTGAGGGGCCGATGTCAGCCACCGTTTTTGATCGCGATGGGCGTGCCACCGTCTTGGCTCTGCGGTTGCAGGCGCTGTTAAGCGAACATGTCGGCGGCTGGACGCGGACACAGTCGGCGTCGCCGGGCAGGCGCTGGTGCATCGCCTGCTCAGTGTCCGGCCCGCGACCGAGCATGAGCGCGCGAATGACGCCGATTGCCCCTGCGGCTGCAGGGGGAATCCGTCGATGGATTTTGGCTACGGCATTGTGTGCGCAGCCTCATGTTTTGCGTTTGCGCCACGCATAGCGGCGGAGTAGCTTCGATGGTGCGCGCTCCGACAGTGGGGATATCGGCTCGTTGTGTGCATGCCCGCCTGCGCGAGGTGCAGGTGCTCTCCCCCGAAAGGGGTCATTCGCAATTCCAACAGGATGCCGATCATGAAAGCGCTTTTTTCGATCAAGCGATTGCTGTCTTCCAAGAAGAGTCTGAAATCGTACGCCTGGTACATCTGGTACTGATCCGCGTCGCGCCATCGATGCAATGCGGTATGCGATGCGGCCCGTGCCTGGCGAATGCCGATTCGCCAGGCACGGGCCTTTGCATTGCGGAGCGCGCGGATGTCCGCCATCGTGCGTGACAGGCAGGCCCGCGCCACGGTTCTCGCGCCGCGGCTGCAGGCGTTGCTGCGCGACCATCTGGGCCAGGACGCATTCCGCCTGGATGCCGATACGATCGGTGTCGCCGGGCCGGCGTTGACCCACCGTTTGCTCGACGCCAGGCCGGCGACGGAATGGGAGCGCCCGACGTTCAAGCCGTTGCACGGGCGCTCGATTGCGCGCGCCGATGCGTCGAAGTTGATGCAGGCGATCGGCCGCGACGTGCGCGAGGCATTGAAGCAGCCAGCTCCCCCGAACGCCGATCTGTCCGGCCCGTGGCCCCACGTCGGCCATGTCTATCTGCGCGACCTGCTGCTCGGCGACGATCCACTGCGGCTGCGCCTGTTGATGGACCGGGTGCTGGAACTGACGCCCAAGCTGACCTGGGCGGTCATCGCTGCGGGCGCGGTGGCGCCGCTTGCGCCTCAGGCGGGCGCTTCGGCGCTGGCCACGCTGAGCGCGGCTGCAGGCGGCTACCACGAGCGGCGCTATGCGATGGGCCTGTACCGGCGCACCGCCGCGCCGGTCTGCTTCACCATCTCCACGGTTGTCGCCAACGCGCTATGGCTCGGATCGCCGTTCGAGGCCTGCACGTCGAACCGCAATATCCTCTACGAATCGATGCGCCTGCTGCCGCCCTCCTGGAACATCCTGCGCAACGCCTCGCCCGAATACATGGCGCTGGACGCGCGGATCGGCGCCGCCGACGACGTGCTGGTGCTGCCGTTGCTCAGTCACCGCGATCCCGCGCTGTGGGACGAACCGCAGGCGTTCCGTCCCGAGCGCTGGGACGGCCTGGATCCCGACGTCCAGCCCGGCTATCTGCCGTTCGGCCACGCCTCCGAACGCTGCTGGGGGCGGCACATGGTGATGCCGCTGGCGGAACGCTTGCTCGACCTGCTGCGCGGCCAGGGCCTGGCCGCCAGTCCGCGGCAGACCCGCGCCGAGGTGCCGCTGGCCGGACTGCTCGGTGTCGCTCAGGTCGACGTCGTCCGCCACTGAGACGCGCGCGGCGGTGAGGGCCGCGCCCGAACACGCCGTTTGCGGCCGCGCGAAGCCGGCTACTGCGCGTGCGCCGGCGGCGCGGTCGAGCCGCGCGTCACCAGCGTGTACTCCATCAGCTGGTGGATGCCGCGGCTGGGCAGGCCGGCGCGGCGTTGGCGGATCTCGTCGAGCAGCAGCGTCACCGCGGCGCGGCCCATTGCGGTGACCGGCTGGTGGATGGTGGTCAGCTCGGGCCAGATCGTGGTCGCCACCGGGGTGTCGTCGAAGCCGGCGATCGACAGGTCCTCGGGTACGCGCAGGCGCAAGCTGTAGGCGATCGCCACCGCGGCGGCGGCCATGTCGTCGTTGCTGCACAGGATCGCGCTGGGGCGCGGCGCGGCCTGCAGCAGCGCAGTTGCGGCGAGCAGCCCGGACCGATAGGTGAACAGGCCTTCGGCCACGCGCGCGGCGCCCACAGGCAGGCCGGCCGCGGCCATGGTGTCGAAGAACGCGCGGCTGCGCGGCGCGCTCGGGGTGTGTTGGGGATCACCACTGATGAAGCCGATGTCGCGGTGGCCGAGGTCGAGCAGATGCCGGGTGATCGTGCAGGCCGCCTGGTAGTCGTCGATGCGTACCGAACTGACGCCGTGCATCGGCGTGCCGGTGGACACGGCGACCACCGGGATGCCGTGCGCGTCCAGTTCCTTGATGGTGTGCCGCGAATCGCACAGCGGTGGCGGCAGGATCACCCCGTCCACGCCGGCGTCGAGCAGGCGCTCGGTGGCGGTGCGCTGGCTGCCGCTGTCGTCGCGCTTCTCCACCAGCACCTGGCTGCCGTCCAGGCTGCTCTGTTCGAGGATGCCGAGCATGAACTGGTTGAGATAGGCCGCGCTGGGATTGCTGTACAGCACCCCGATCCGCGCCAGGCTGGCGGTGCGCAACGAGCGCCCGGCCAGGTTGGGACGGTAGCCGAGGGTCTTGATCGAGGCCTCGACGCGCTCGCGCAGCGACGCGCCCACCCGCGGGTGGCGGTTGATCACGCGCGAGGCGGTCATCGGCGAGACGCCTGCGTGCTGCGCCACATCCAGAAGCGTTACCGCGGAGCCTGCACGACCTTGCCGTTTGCCCATCGTGGTCCTGGCGATATTGCGAAAAGGGAAAGCCTGCACATCCCCCGCGGCAGGCCCGTTAGCTTACTTCCGGGGCGGTTGCACTGTCTTGGCCTGGCTGCCGAAACCGCCGTCGGCCTCCGCGGCCAGATAGGCGAACACCGCAAAGGCGGCGACGTTCTGCGCCAGCGCCTTGGGATCGATCTTGTCCAGGGTGTCGTCGGCGGTGTGGTGCAGATCGAAGTAATCGCTGCCGTCCTGCGCCAGCCACGCCCAGGCGCCGCCCTTGGCCGCGAGCGGGCCCACGTCCGGACTGGGGCCGCCGCTGTCCGGCGCGTAGGCGATGCCGAGCGGCGCCAGCGCCTCGGCGATCTGCCGGGTCGCCTGGCGCGAGGCGGTGGCATCACCGGAGCCGGTGTTGAACGCATAGATGCGGCCGGCGCCGAAGTCGCTCTCGGCGGCGATCTGGTGCAGCGCCACGTCCTGGGCGTGCGCTTGCGCATAGGCCTTGCCGCCTTACAGTCCCTGTTCTTCGTTGGCGAAGGCGACCACGCGGATGCTGCGCTTGGGCGCGCGCTTGAGCTGGCCGATCAGGTGTCCGGCGGCCATGCTGATGCCGACGCCGGCCCCATCGTCGATCGCGCCGGTGCCCAGGTCCCACGAATCCAGATGACCGCCGATCACCACCACGTCCTTGGGCTTGCTGCGCCCGGTGATCTCGCCGATCACGTTGTACGAGGTGGCCTGGCCGTCCCAGCCGCAGTCCAGCGCCAGGCGCAGCCGCACCGGGCCGCGCGCGAGCAGCCGCGCCAGCTGGTTGGCGTCGGGCACCGACAGTGCCGCTGCAGGCACCGGGGTCAGGCCTTCGTCGAACCGGGTGATGCCGGTATGCGGCACACGGTGCGAATC</text:p>
          </table:table-cell>
          <table:table-cell/>
          <table:table-cell table:formula="of:=LEFT([.J136];FIND(&quot;),&quot;;[.J136])-1)" office:value-type="string" office:string-value="" calcext:value-type="error">
            <text:p>#WERT!</text:p>
          </table:table-cell>
          <table:table-cell table:formula="of:=MID([.J136]; FIND(&quot;),&quot;;[.J136]) + 1; FIND(&quot;),&quot;;[.J136];FIND(&quot;),&quot;;[.J136])+1) - FIND(&quot;),&quot;;[.J136]) - 1)" office:value-type="string" office:string-value="" calcext:value-type="error">
            <text:p>#WERT!</text:p>
          </table:table-cell>
          <table:table-cell table:formula="of:=RIGHT([.J136];LEN([.J136]) - FIND(&quot;),&quot;; [.J136]; FIND(&quot;),&quot;; [.J13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58363036.1</text:p>
          </table:table-cell>
          <table:table-cell office:value-type="float" office:value="961360884" calcext:value-type="float">
            <text:p>961360884</text:p>
          </table:table-cell>
          <table:table-cell office:value-type="string" calcext:value-type="string">
            <text:p>Xanthomonas translucens</text:p>
          </table:table-cell>
          <table:table-cell office:value-type="string" calcext:value-type="string">
            <text:p>Xanthomonas translucens strain XT5791 flattened_line_10, whole genome shotgun sequence</text:p>
          </table:table-cell>
          <table:table-cell office:value-type="float" office:value="961360884" calcext:value-type="float">
            <text:p>961360884</text:p>
          </table:table-cell>
          <table:table-cell office:value-type="string" calcext:value-type="string">
            <text:p>42037..43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806-8976', '9530-9982']</text:p>
          </table:table-cell>
          <table:table-cell office:value-type="string" calcext:value-type="string">
            <text:p>GGCGCCCGAATGAGCGAAAATCCCCCGAGCGCGCCGGCCTGGCGCGCGACCCGCGTGTTTTTCAGGAGACTTCCCATGCGTCATGTCCTTCGTTCCTGCTGCGCCATGGGCGTGCACCGATGACCTCGCCCTGGGGCAAGAGCCCACGTGGCCCGCGTTCGCCCGCGCCGCCCGAACGTGCCGCGCTGGTGCCGCGCGCGGCCGACGCCAATCGCGGCGAACTGCGCCTGTATGGTCTCAACGCGGTGCGTGCGGTGTACGCGCGCCGGCCCGAGGCGATTCGCAAGCTGTACCTGGCCGAGGCGCGGATTCCGGCGTTGCAGCCGCTGCTCAAGTGGTGCGCGGCCAATCGCGTCGGCTACCGCGTGGTGGAAGAAGCCGATCTGAACAAGCTCGCGGCCAGCGCACACCATGAGGGTGTGGTCGCCGACGTGGTGCGCGCCGAACCGTTGCCGCTGACGGCGTGGCTGCAGACGCTGGCGCCGGGTCCGGCGCTGGCGTTGTGGCTGGACGGGGTCGGCAACCCGCACAACTTCGGCGCGATCCTGCGCTCGGCCGCGCATTTCGGCGCCGCCGCGATCCTGCTGCCGGACACCGCGACGCTGGCGTTGTCCGGCGCCGCCGCGCGCGTGGCCGAAGGCGGCGCCGAGGCGCTGCCGCTGGTGCGGCTGCCGCCGACGGAACAAGCATTGGCGCAATTGCGTGCGGCCGGCTTCGCGCTGGCGGCGACGCTGGTGGATGGCGGCGCCGACGTGTTCGCCGCCGCGCTGCCGCCGCGCCTGGTCTACGTGATGGGCGCCGAGCGCGAGGGCATGGACCGCGAGTTCGCGCAGGCCTGCGAACTGCGCCTGTCGATCCCCGGCAGCGGCGCGGTGGAAAGCCTCAACGTCGCCGCCGCCACCGCGGTGCTGCTCGGCGCCTGGCGCCGCCGCGTCGCGGCGTCGTAAGACGGAGACTGTGCCTGCACGCTTTGACATGTGCGTCGCGCGGAGTCGCCACTGACGCGATCGGTCTGCGCCGCGCAGTCGGTTCCGACGCGGAATGCGTGCCGGCGGAGTTGTCTACTGGGTTGTTTGCGTTGCCTCATGGTTCGCGTTTGTGCATCCCTGTGGTTGTGGCGTAGCTTCGACCACGGGTTCGCAGGCGTGGGAATCGTTTGCGCTGCGCGGGCCTGATGGTGCGGCGGCGGAATACACGCTTGCCGGCATTCCAATCCTCAACTCCACGACAGGATATCGCTCATGAAGATGCTGTTCTCGATCAAGCAGATGTTGTCGTCCAAGAAGGGCGTGAAGTCGTACTCTTGGCCTGTATACATCGCCTAATGACCGGCGTCGGCGTCGGCGACGACGCGGCCTGCGATATGGTCGGCGTCCGGTGCAGGCGATGCATCCGGCGCCGGCCTTGGCAGTTGTGAGGGGCCGATGTCAGCCACCGTTTTTGATCGCGATGGGCGTGCCACCGTCTTGGCTCTGCGGTTGCAGGCGCTGTTAAGCGAACATGTCGGCGGCTGGACGCGGACACAGTCGGCGTCGCCGGGCAGGCGCTGGTGCATCGCCTGCTCAGTGTCCGGCCCGCGACCGAGCATGAGCGCGCGAATGACGCCGATTGCCCCTGCGGCTGCAGGGGGAATCCGTCGATGGATTTTGGCTACGGCATTGTGTGCGCAGCCTCATGTTTTGCGTTTGCGCCACGCATAGCGGCGGAGTAGCTTCGATGGTGCGCGCTCCGACAGTGGGGATATCGGCTCGTTGTGTGCATGCCCGCCTGCGCGAGGTGCAGGTGCTCTCCCCCGAAAGGGGTCATTCGCAATTCCAACAGGATGCCGATCATGAAAGCGCTTTTTTCGATCAAGCGATTGCTGTCTTCCAAGAAGAGTCTGAAATCGTACGCCTGGTACATCTGGTACTGATCCGCGTCGCGCCATCGATGCGATGCGGCCCGTGCCTGGCGAATGCCGATTCGCCAGGCACGGGCCTTTGCATTGCGGAGCGCGCGGATGTCCGCCATCGTGCGTGACAGGCAGGCCCGCGCCACGGTTCTCGCGCCGCGGCTGCAGGCGTTGCTGCACGACCATCTGGGCCAGGACGCATTCCGCCTGGATGCCGATACGATCGGTGTCGCCGGGCCGGCGTTGACCCACCGTTTGCTCGACGCCAGGCCGGCGACGGAATGGGAGCGCCCGACGTTCAAGCCGTTGCACGGGCGCTCGATTGCGCGCGCCGATGCGTCGAAGTTAATGCAGGCGATCGGCCGCGACGTGCGCGAGGCATTGAAGCAGCCAGCTCCCCCGAACGCCGATCTGTCCGGCCCGTGGCCCCACGTCGGCCATGTCTATCTGCGCGACCTGCTGCTCGGCGACGATCCACTGCGGCTGCGCCTGTTGATGGACCGGGTGCTGGAACTGACGCCCAAGCTGACCTGGGCGGTCATCGCTGCGGGCGCGGTGGCGCCGCTTGCGCCTCAGGCGGGCGCTTCGGCGCTGGCCACGCTGAGCGCGGCTGCAGGCGGCTACCACGAGCGGCGCTATGCGATGGGCCTGTACCGGCGCACCGCCGCGCCGGTCTGCTTCACCATCTCCACGCTTGTCGCCAACGCGCTATGGCTCGGATCGCCGTTCGAGGCCTGCACGTCGAACCGCAATATCCTCTGCGAATCGATGCGCCTGCTGCCGCCCTCCTGGAACATCCTGCGCAACGCCTCGCCCGAATACATGGCGCTGGACGCGCGGATCGGCGCCGCCGACGACGTGCTGGTGCTGCCGTTGCTCAGTCACCGCGATCCCGCGCTGTGGGACGAACCGCAGGCGTTCCGTCCCGAGCGCTGGGACGGCCTGGATCCCGACGTCCAGCCCGGCTATCTGCCGTTCGGCCACGCCTCCGAACGCTGCTGGGGGCGGCACATGGTGATGCCGCTGGCGGAACGCTTGCTCGACCTGCTGCGCGGCCAGGGCCTGGCCGCCAGTCCGCGGCAGACCCGCGCCGAGGTGCCGCTGGCCGGACTGCTCGGTGTCGCTCAGGTCGACGTCGTCCGCCACTGAGACGCGCGCGGCGGTGAGGGCCGCGCCCGAACACGCCGTTTGCGGCCGCGCGAAGCCGGCTACTGCGCGTGCGCCGGCGGCGCGGTCGAGCCGCGCGTCACCAGCGTGTACTCCATCAGCTGGTGGATGCCGCGGCTGGGCAGGCCGGCGCGGCGTTGGCGGATCTCGTCGAGCAGCAGCGTCACCGCGGCGCGGCCCATTGCGGTGACCGGCTGGTGGATGGTGGTCAGCTCGGGCCAGATCGTGGTCGCCACCGGGGTGTCGTCGAAGCCGGCGATCGACAGGTCCTCGGGTACGCGCAGGCGCAAGCTGTAGGCGATCGCCACCGCGGCGGCGGCCATGTCGTCGTTGCTGCACAGGATCGCGCTGGGGCGCGGCGCGGCCTGCAGCAGCGCAGTTGCGGCGAGCAGCCCGGACCGATAGGTGAACAGGCCTTCGGCCACGCGCGCGGCGCCCACAGGCAGGCCGGCCGCGGCCATGGTGTCGAAGAACGCGCGGCTGCGCGGCGCGCTCGGGGTGTGTTGGGGATCACCACTGATGAAGCCGATGTCGCGGTGGCCGAGGTCGAGCAGATGCCGGGTGATCGTGCAGGCCGCCTGGTAGTCGTCGATGCGTACCGAACTGACGCCGTGCATCGGCGTGCCGGTGGACACGGCGACCACCGGGATGCCGTGCGCGTCCAGTTCCTTGATGGTGTGCCGCGAATCGCACAGCGGTGGCGGCAGGATCACCCCGTCCACGCCGGCGTCGAGCAGGCGCTCGGTGGCGGTGCGCTGGCTGCCGCTGTCGTCGCGCTTCTCCACCAGCACCTGGCTGCCGTCCAGGCTGCTCTGTTCGAGGATGCCGAGCATGAACTGGTTGAGATAGGCCGCGCTGGGATTGCTGTACAGCACCCCGATCCGCGCCAGGCTGGCGGTGCGCAACGAGCGCCCGGCCAGGTTGGGACGGTAGCCGAGGGTCTTGATCGAGGCCTCGACGCGCTCGCGCAGCGACGCGCCCACCCGCGGGTGGCGGTTGATCACGCGCGAGGCGGTCATCGGCGAGACGCCTGCGTGCTGCGCCACATCCAGAAGCGTTACCGCGGAGCCTGCACGACCTTGCCGTTTGCCCATCGTGGTCCTGGCGATATTGCGAAAAGGGAAAGCCTGCACATCCCCCGCGGCAGGCCCGTTAGCTTACTTCCGGGGCGGTTGCACTGTCTTGGCCTGGCTGCCGAAACCGCCGTCGGCCTCCGCGGCCAGATAGGCGAACACCGCAAAGGCGGCGACGTTCTGCGCCAGCGCCTTGGGATCGATCTTGTCCAGGGTGTCGTCGGCGGTGTGGTGCAGATCGAAGTAATCGCTGCCGTCCTGCGCCAGCCACGCCCAGGCGCCGCCCTTGGCCGCGAGCGGGCCCACGTCCGGACTGGGGCCGCCGCTGTCCGGCGCGTAGGCGATGCCGAGCGGCGCCAGCGCCTCGGCGATCTGCCGGGTCGCCTGGCGCGAGGCGGTGGCATCACCGGAGCCGGTGTTGAACGCATAGATGCGGCCGGCGCCGAAGTCGCTCTCGGCGGCGATCTGGTGCAGCGCCACGTCCTGGGCGTGCGCTTGCGCATAGGCCTTGCCGCCGTACAGTCCCTGTTCTTCGTTGGCGAAGGCGACCACGCGGATGCTGCGCTTGGGCGCGCGCTTGAGCTGGCCGATCAGGTGTCCGGCGGCCATGCTGATGCCGACGCCGGCCCCATCGTCGATCGCGCCGGTGCCCAGGTCCCACGAATCCAGATGACCGCCGATCACCACCACGTCCTTGGGCTTGCTGCGCCCGGTGATCTCGCCGATCACGTTGTACGAGGTGGCCTGGCCGTCCCAGCCGCAGTCCAGCGCCAGGCGCAGCCGCACCGGGCCGCGCGCGAGCAGCCGCGCCAGCTGGTTGGCGTCGGGCACCGACAGTGCCGCTGCAGGCACCGGGGTCAGGCCTTCGTCGAACCGGGTGATGCCGGTATGCGGCACACGGTGCGAATC</text:p>
          </table:table-cell>
          <table:table-cell/>
          <table:table-cell table:formula="of:=LEFT([.J137];FIND(&quot;),&quot;;[.J137])-1)" office:value-type="string" office:string-value="" calcext:value-type="error">
            <text:p>#WERT!</text:p>
          </table:table-cell>
          <table:table-cell table:formula="of:=MID([.J137]; FIND(&quot;),&quot;;[.J137]) + 1; FIND(&quot;),&quot;;[.J137];FIND(&quot;),&quot;;[.J137])+1) - FIND(&quot;),&quot;;[.J137]) - 1)" office:value-type="string" office:string-value="" calcext:value-type="error">
            <text:p>#WERT!</text:p>
          </table:table-cell>
          <table:table-cell table:formula="of:=RIGHT([.J137];LEN([.J137]) - FIND(&quot;),&quot;; [.J137]; FIND(&quot;),&quot;; [.J13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55850314.1</text:p>
          </table:table-cell>
          <table:table-cell office:value-type="float" office:value="1444844343" calcext:value-type="float">
            <text:p>1444844343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FOR_F21 scaffold2.1_X.arboricola_FOR_F21_size2362876, whole genome shotgun sequence</text:p>
          </table:table-cell>
          <table:table-cell office:value-type="float" office:value="1444844343" calcext:value-type="float">
            <text:p>1444844343</text:p>
          </table:table-cell>
          <table:table-cell office:value-type="string" calcext:value-type="string">
            <text:p>1658700..1657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012-15863']</text:p>
          </table:table-cell>
          <table:table-cell office:value-type="string" calcext:value-type="string">
            <text:p>TCAATTCATGCTCGGGCTGCTGGAGCAAAGCAGTCTCAATGGCAGCCAGGTGCTGGTGGAAAAATGCGGCGCCATCCGTAGCCAGCGCGCAGCGACCGAGCGTTTGCTCGCGGCCGGCGTTGACGGCGTGATCCTGCCGCCACCGTTGTGCGATTCGCGTCAGACCATCAGCGAACTGGATGCACGCGGCATCCCGGTAGTGGCGGTAGCCAGCGGCGCGCCGATGGCGCAAATCAGCTCGGTGCGCATCGATGACTATCAGGCCGCGCGCGCCATCGTCGCGCATCTGATCGAACTTGGGCACCGCCGCATCGCGCTGATCAAGGGCGACCCCAAACACATACCAAGCGCGCTGCGCGCCAACGGCTATCTCGACAGTTTGCAGGCAGCAGGATTGGAGATTACAGAGACCCTGATCGCCGACGGATTGTTTACTTATCACTCGGGATTGCTCGCCGCGCGCAGCCTGCTGGCACACCCCAAACCACCGACGGCGATTTTCTGCAGCAACGACGACATGGCGGCTGCCGCGGTTGCGGTCGCGCATGGACTGGGCTTGCGTGTACCGGAAGATGTTTCGGTGGCCGGTTTCGACGACACGCCGGTGGCAACCACCATCTGGCCAGAACTCACCACCGTGCATCAACCGGTGACCGCGATGGGACGCGCAGCAGTGTCCTTGCTTGCAGATGCGATTCGTCAGCGGCGCAAGGGCGATGCCGCGCAGGGCGTGCATCAGGTGATGAAGTACACCCTGGTCAAGCGCGGCTCGACGGCTGGGCCACCCCGGGAATGACACGCTGACGCGCGAACCCGGAGCGGTTTGGCTGACGCTGGATGCTGCAAGCGTGGCGTGTGCCTGTTCGCGCTATCGGCAGCACCTTTCGGGTCTCTGAACCGTGCCGCTGCAATGCGCTCGCTGCGGCGTGCACGCAGGCAAGCAAGCGAGTTGCGTAACGCTAGCAACGCACGACATCGACCTCAGACACACCGAGCAGCCCCGCCAACGGCACCTGCGCCTGGCGCTGCCGTGGGCTGACAGCCAATCCCTGACGGCGGACGCTGTCCAATAACTGCTCGGCCAGCGGCATCACCATGTGCCTGCCCCAACAGCGCTCCGACGCGTGCCCGAACGGGAGATAGCCGGGCTGATGATCGGGATCCAGCTGATCCCAGCGCTCCGGACGAAATTCATCGGGTGCATCCCACAGCGCAGGATCGCGGTGGCTTAGGAGTGGCAATACCAACACATCGTCCTGCACACCGATGCGGGGATCGAGCAGCGGATATTCCGGCGATGCGTTGCGCAAGATGTTCCAGGAGGGCGGCAACAGACGCAGCGATTCGTAGATGATATTTCGGCTGGAACTGGCAGGATCGAATGGCGATCCCAGCCACAGTGCGTTGGCGACCAAGGTGGAAATGGTGAAGCACACCGGCGCGGCGGTTCGTCGATACAAGCCCATGGCGAAGCGGCGCGCATCGTAGCCGTCTGCGGCCGCAGTCACTGTCGCAAGCGCCGACGCGTTGGCCTGCAGCGTGAGCGGCCTGATTGCGCTTGCCGCGATAAGCGCCCAGGTCAACTTGGGTGTCAGCTCCAGGGTGCGGTCCATCAACAGACGCAGGCGCAGCGGGTCGCCACCCAACAGCAGATCGCGCAGATACACGTGCCCAACATGCGGCCATGGGCCGGACAGATCCACGTCTGCGCTAATGGGGCGCTTCAACGCCTCGCGCACATCGCGCCCGATTGCCTGCATCAGTTTGGAGGCATGCGTGCGTGCGATCGAATGCCCTTGCAGCGGCTTGAAGGTTGGCCGCTCACCTTCTGTTGCCAGACGTGCAGCCAGCAACCGATGCGTCAACAGCGGCCCGGCAACACCGACGGTATCCCCATCCAGCCGAAATACCTCCTTGCCCATGTGCTCACGCAGCAGCGCCAGCAACCGCGGCGCGAACACGGTCGTCCTGTCCAAACCTGCGTTACTGACTGAAGACATGACGATCGCCTTGCTATCGTTGACGCCCGCGTCCGGCAAAACGCTTACCTCGCGCGGGCGAGCATGACCAACATCACACTGAGAACACGGCGACTTTTACCGCGCTTGTCAGTGCGCTCAGTACCAGATGTACCAAGCGTAGGACTTCAGACTTTTCTTGGAAGCCAACAGGTTTTTGAGCGAGAACAGCATCTTCATGAGCGACATCCTGTTTGGGGAGGGGTTTGCCCTGATGGGCGTTCGCACAATCGGTCAAGCGTGACGCGAGCGACCATGGTGACGCTCGCCACACCAAGCTACGCCCCGAGATCAGGGAAGAACATTGCGTGCGCGCACAGATTCCTCACCCTGCAGCAACGCATTGCCGCACTGCACGCTTTGACGTACATGACTTCGCATTTCGCACAAACGACCATGGCGGCCAGATGGCCGCCATGGGTTCAACACATCATCAGGTCACCACAGCGATGGTGTCATCGCGGCCACGCGTGCCGCCCATGACGGGTGGACACCGGCGTACCGGTGTCCACCGCGCACATCACCTGGTCGGCTTGGCACGCACCACAGCCGATGGCGCACTGGTCCCGGCCGCGCTGTTTGCAGTGACCACGTAGTCGTAGTCCGCGCCATTGGCGACGGACTGATCGACATACGAGGCCGCTGCAACATTGGAACCGACCGTGGTGAACGCACCCGCGGCACCTGCGCGACGCAGCACCGTGTAGCTGGTTGCTCCCAGCACCGGCGACCAGCTCAGCTTGACCCGGCTGTCGCCGACGGTGGCGGTGAGGCCGCGCGTTGCGCTCGGCGCCGCGATCGGTGCAAAGGTAGCCACCGCGGTGCTGGCGGTTGCGATCACCGGGTAGGCGTTGTTCACCAGCTCGACGAACTGGTTATGGAACCACGCGCCGGAGATCGGCGCGCCGGCGAGTGAGCCGGTCAACACGCCATCGGCCGTGG</text:p>
          </table:table-cell>
          <table:table-cell/>
          <table:table-cell table:formula="of:=LEFT([.J138];FIND(&quot;),&quot;;[.J138])-1)" office:value-type="string" office:string-value="" calcext:value-type="error">
            <text:p>#WERT!</text:p>
          </table:table-cell>
          <table:table-cell table:formula="of:=MID([.J138]; FIND(&quot;),&quot;;[.J138]) + 1; FIND(&quot;),&quot;;[.J138];FIND(&quot;),&quot;;[.J138])+1) - FIND(&quot;),&quot;;[.J138]) - 1)" office:value-type="string" office:string-value="" calcext:value-type="error">
            <text:p>#WERT!</text:p>
          </table:table-cell>
          <table:table-cell table:formula="of:=RIGHT([.J138];LEN([.J138]) - FIND(&quot;),&quot;; [.J138]; FIND(&quot;),&quot;; [.J13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55850314.1</text:p>
          </table:table-cell>
          <table:table-cell office:value-type="float" office:value="1444814645" calcext:value-type="float">
            <text:p>1444814645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FOR_F23 scaffold3.1_X.arboricola_FOR_F23_size2355074, whole genome shotgun sequence</text:p>
          </table:table-cell>
          <table:table-cell office:value-type="float" office:value="1444814645" calcext:value-type="float">
            <text:p>1444814645</text:p>
          </table:table-cell>
          <table:table-cell office:value-type="string" calcext:value-type="string">
            <text:p>1658750..1657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220-15705']</text:p>
          </table:table-cell>
          <table:table-cell office:value-type="string" calcext:value-type="string">
            <text:p>TCAATTCATGCTCGGGCTGCTGGAGCAAAGCAGTCTCAATGGCAGCCAGGTGCTGGTGGAAAAATGCGGCGCCATCCGTAGCCAGCGCGCAGCGACCGAGCGTTTGCTCGCGGCCGGCGTTGACGGCGTGATCCTGCCGCCACCGTTGTGCGATTCGCGTCAGACCATCAGCGAACTGGATGCACGCGGCATCCCGGTAGTGGCGGTAGCCAGCGGCGCGCCGATGGCGCAAATCAGCTCGGTGCGCATCGATGACTATCAGGCCGCGCGCGCCATCGTCGCGCATCTGATCGAACTTGGGCACCGCCGCATCGCGCTGATCAAGGGCGACCCCAAACACATACCAAGCGCGCTGCGCGCCAACGGCTATCTCGACAGTTTGCAGGCAGCAGGATTGGAGATTACAGAGACCCTGATCGCCGACGGATTGTTTACTTATCACTCGGGATTGCTCGCCGCGCGCAGCCTGCTGGCACACCCCAAACCACCGACGGCGATTTTCTGCAGCAACGACGACATGGCGGCTGCCGCGGTTGCGGTCGCGCATGGACTGGGCTTGCGTGTACCGGAAGATGTTTCGGTGGCCGGTTTCGACGACACGCCGGTGGCAACCACCATCTGGCCAGAACTCACCACCGTGCATCAACCGGTGACCGCGATGGGACGCGCAGCAGTGTCCTTGCTTGCAGATGCGATTCGTCAGCGGCGCAAGGGCGATGCCGCGCAGGGCGTGCATCAGGTGATGAAGTACACCCTGGTCAAGCGCGGCTCGACGGCTGGGCCACCCCGGGAATGACACGCTGACGCGCGAACCCGGAGCGGTTTGGCTGACGCTGGATGCTGCAAGCGTGGCGTGTGCCTGTTCGCGCTATCGGCAGCACCTTTCGGGTCTCTGAACCGTGCCGCTGCAATGCGCTCGCTGCGGCGTGCACGCAGGCAAGCAAGCGAGTTGCGTAACGCTAGCAACGCACGACATCGACCTCAGACACACCGAGCAGCCCCGCCAACGGCACCTGCGCCTGGCGCTGCCGTGGGCTGACAGCCAATCCCTGACGGCGGACGCTGTCCAATAACTGCTCGGCCAGCGGCATCACCATGTGCCTGCCCCAACAGCGCTCCGACGCGTGCCCGAACGGGAGATAGCCGGGCTGATGATCGGGATCCAGCTGATCCCAGCGCTCCGGACGAAATTCATCGGGTGCATCCCACAGCGCAGGATCGCGGTGGCTTAGGAGTGGCAATACCAACACATCGTCCTGCACACCGATGCGGGGATCGAGCAGCGGATATTCCGGCGATGCGTTGCGCAAGATGTTCCAGGAGGGCGGCAACAGACGCAGCGATTCGTAGATGATATTTCGGCTGGAACTGGCAGGATCGAATGGCGATCCCAGCCACAGTGCGTTGGCGACCAAGGTGGAAATGGTGAAGCACACCGGCGCGGCGGTTCGTCGATACAAGCCCATGGCGAAGCGGCGCGCATCGTAGCCGTCTGCGGCCGCAGTCACTGTCGCAAGCGCCGACGCGTTGGCCTGCAGCGTGAGCGGCCTGATTGCGCTTGCCGCGATAAGCGCCCAGGTCAACTTGGGTGTCAGCTCCAGGGTGCGGTCCATCAACAGACGCAGGCGCAGCGGGTCGCCACCCAACAGCAGATCGCGCAGATACACGTGCCCAACATGCGGCCATGGGCCGGACAGATCCACGTCTGCGCTAATGGGGCGCTTCAACGCCTCGCGCACATCGCGCCCGATTGCCTGCATCAGTTTGGAGGCATGCGTGCGTGCGATCGAATGCCCTTGCAGCGGCTTGAAGGTTGGCCGCTCACCTTCTGTTGCCAGACGTGCAGCCAGCAACCGATGCGTCAACAGCGGCCCGGCAACACCGACGGTATCCCCATCCAGCCGAAATACCTCCTTGCCCATGTGCTCACGCAGCAGCGCCAGCAACCGCGGCGCGAACACGGTCGTCCTGTCCAAACCTGCGTTACTGACTGAAGACATGACGATCGCCTTGCTATCGTTGACGCCCGCGTCCGGCAAAACGCTTACCTCGCGCGGGCGAGCATGACCAACATCACACTGAGAACACGGCGACTTTTACCGCGCTTGTCAGTGCGCTCAGTACCAGATGTACCAAGCGTAGGACTTCAGACTTTTCTTGGAAGCCAACAGGTTTTTGAGCGAGAACAGCATCTTCATGAGCGACATCCTGTTTGGGGAGGGGTTTGCCCTGATGGGCGTTCGCACAATCGGTCAAGCGTGACGCGAGCGACCATGGTGACGCTCGCCACACCAAGCTACGCCCCGAGATCAGGGAAGAACATTGCGTGCGCGCACAGATTCCTCACCCTGCAGCAACGCATTGCCGCACTGCACGCTTTGACGTACATGACTTCGCATTTCGCACAAACGACCATGGCGGCCAGATGGCCGCCATGGGTTCAACACATCATCAGGTCACCACAGCGATGGTGTCATCGCGGCCACGCGTGCCGCCCATGACGGGTGGACACCGGCGTACCGGTGTCCACCGCGCACATCACCTGGTCGGCTTGGCACGCACCACAGCCGATGGCGCACTGGTCCCGGCCGCGCTGTTTGCAGTGACCACGTAGTCGTAGTCCGCGCCATTGGCGACGGACTGATCGACATACGAGGCCGCTGCAACATTGGAACCGACCGTGGTGAACGCACCCGCGGCACCTGCGCGACGCAGCACCGTGTAGCTGGTTGCTCCCAGCACCGGCGACCAGCTCAGCTTGACCCGGCTGTCGCCGACGGTGGCGGTGAGGCCGCGCGTTGCGCTCGGCGCCGCGATCGGTGCAAAGGTAGCCACCGCGGTGCTGGCGGTTGCGATCACCGGGTAGGCGTTGTTCACCAGCTCGACGAACTGGTTATGGAACCACGCGCCGGAGATCGGCGCGCCGGCGAGTGAGCCGGTCAACACGCCATCGGCCGTGG</text:p>
          </table:table-cell>
          <table:table-cell/>
          <table:table-cell table:formula="of:=LEFT([.J139];FIND(&quot;),&quot;;[.J139])-1)" office:value-type="string" office:string-value="" calcext:value-type="error">
            <text:p>#WERT!</text:p>
          </table:table-cell>
          <table:table-cell table:formula="of:=MID([.J139]; FIND(&quot;),&quot;;[.J139]) + 1; FIND(&quot;),&quot;;[.J139];FIND(&quot;),&quot;;[.J139])+1) - FIND(&quot;),&quot;;[.J139]) - 1)" office:value-type="string" office:string-value="" calcext:value-type="error">
            <text:p>#WERT!</text:p>
          </table:table-cell>
          <table:table-cell table:formula="of:=RIGHT([.J139];LEN([.J139]) - FIND(&quot;),&quot;; [.J139]; FIND(&quot;),&quot;; [.J13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55850314.1</text:p>
          </table:table-cell>
          <table:table-cell office:value-type="float" office:value="1444813848" calcext:value-type="float">
            <text:p>1444813848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FOR_F26 scaffold2.1_X.arboricola_FOR_F26_size2352634, whole genome shotgun sequence</text:p>
          </table:table-cell>
          <table:table-cell office:value-type="float" office:value="1444813848" calcext:value-type="float">
            <text:p>1444813848</text:p>
          </table:table-cell>
          <table:table-cell office:value-type="string" calcext:value-type="string">
            <text:p>1655581..1654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106-16077']</text:p>
          </table:table-cell>
          <table:table-cell office:value-type="string" calcext:value-type="string">
            <text:p>TCAATTCATGCTCGGGCTGCTGGAGCAAAGCAGTCTCAATGGCAGCCAGGTGCTGGTGGAAAAATGCGGCGCCATCCGTAGCCAGCGCGCAGCGACCGAGCGTTTGCTCGCGGCCGGCGTTGACGGCGTGATCCTGCCGCCACCGTTGTGCGATTCGCGTCAGACCATCAGCGAACTGGATGCACGCGGCATCCCGGTAGTGGCGGTAGCCAGCGGCGCGCCGATGGCGCAAATCAGCTCGGTGCGCATCGATGACTATCAGGCCGCGCGCGCCATCGTCGCGCATCTGATCGAACTTGGGCACCGCCGCATCGCGCTGATCAAGGGCGACCCCAAACACATACCAAGCGCGCTGCGCGCCAACGGCTATCTCGACAGTTTGCAGGCAGCAGGATTGGAGATTACAGAGACCCTGATCGCCGACGGATTGTTTACTTATCACTCGGGATTGCTCGCCGCGCGCAGCCTGCTGGCACACCCCAAACCACCGACGGCGATTTTCTGCAGCAACGACGACATGGCGGCTGCCGCGGTTGCGGTCGCGCATGGACTGGGCTTGCGTGTACCGGAAGATGTTTCGGTGGCCGGTTTCGACGACACGCCGGTGGCAACCACCATCTGGCCAGAACTCACCACCGTGCATCAACCGGTGACCGCGATGGGACGCGCAGCAGTGTCCTTGCTTGCAGATGCGATTCGTCAGCGGCGCAAGGGCGATGCCGCGCAGGGCGTGCATCAGGTGATGAAGTACACCCTGGTCAAGCGCGGCTCGACGGCTGGGCCACCCCGGGAATGACACGCTGACGCGCGAACCCGGAGCGGTTTGGCTGACGCTGGATGCTGCAAGCGTGGCGTGTGCCTGTTCGCGCTATCGGCAGCACCTTTCGGGTCTCTGAACCGTGCCGCTGCAATGCGCTCGCTGCGGCGTGCACGCAGGCAAGCAAGCGAGTTGCGTAACGCTAGCAACGCACGACATCGACCTCAGACACACCGAGCAGCCCCGCCAACGGCACCTGCGCCTGGCGCTGCCGTGGGCTGACAGCCAATCCCTGACGGCGGACGCTGTCCAATAACTGCTCGGCCAGCGGCATCACCATGTGCCTGCCCCAACAGCGCTCCGACGCGTGCCCGAACGGGAGATAGCCGGGCTGATGATCGGGATCCAGCTGATCCCAGCGCTCCGGACGAAATTCATCGGGTGCATCCCACAGCGCAGGATCGCGGTGGCTTAGGAGTGGCAATACCAACACATCGTCCTGCACACCGATGCGGGGATCGAGCAGCGGATATTCCGGCGATGCGTTGCGCAAGATGTTCCAGGAGGGCGGCAACAGACGCAGCGATTCGTAGATGATATTTCGGCTGGAACTGGCAGGATCGAATGGCGATCCCAGCCACAGTGCGTTGGCGACCAAGGTGGAAATGGTGAAGCACACCGGCGCGGCGGTTCGTCGATACAAGCCCATGGCGAAGCGGCGCGCATCGTAGCCGTCTGCGGCCGCAGTCACTGTCGCAAGCGCCGACGCGTTGGCCTGCAGCGTGAGCGGCCTGATTGCGCTTGCCGCGATAAGCGCCCAGGTCAACTTGGGTGTCAGCTCCAGGGTGCGGTCCATCAACAGACGCAGGCGCAGCGGGTCGCCACCCAACAGCAGATCGCGCAGATACACGTGCCCAACATGCGGCCATGGGCCGGACAGATCCACGTCTGCGCTAATGGGGCGCTTCAACGCCTCGCGCACATCGCGCCCGATTGCCTGCATCAGTTTGGAGGCATGCGTGCGTGCGATCGAATGCCCTTGCAGCGGCTTGAAGGTTGGCCGCTCACCTTCTGTTGCCAGACGTGCAGCCAGCAACCGATGCGTCAACAGCGGCCCGGCAACACCGACGGTATCCCCATCCAGCCGAAATACCTCCTTGCCCATGTGCTCACGCAGCAGCGCCAGCAACCGCGGCGCGAACACGGTCGTCCTGTCCAAACCTGCGTTACTGACTGAAGACATGACGATCGCCTTGCTATCGTTGACGCCCGCGTCCGGCAAAACGCTTACCTCGCGCGGGCGAGCATGACCAACATCACACTGAGAACACGGCGACTTTTACCGCGCTTGTCAGTGCGCTCAGTACCAGATGTACCAAGCGTAGGACTTCAGACTTTTCTTGGAAGCCAACAGGTTTTTGAGCGAGAACAGCATCTTCATGAGCGACATCCTGTTTGGGGAGGGGTTTGCCCTGATGGGCGTTCGCACAATCGGTCAAGCGTGACGCGAGCGACCATGGTGACGCTCGCCACACCAAGCTACGCCCCGAGATCAGGGAAGAACATTGCGTGCGCGCACAGATTCCTCACCCTGCAGCAACGCATTGCCGCACTGCACGCTTTGACGTACATGACTTCGCATTTCGCACAAACGACCATGGCGGCCAGATGGCCGCCATGGGTTCAACACATCATCAGGTCACCACAGCGATGGTGTCATCGCGGCCACGCGTGCCGCCCATGACGGGTGGACACCGGCGTACCGGTGTCCACCGCGCACATCACCTGGTCGGCTTGGCACGCACCACAGCCGATGGCGCACTGGTCCCGGCCGCGCTGTTTGCAGTGACCACGTAGTCGTAGTCCGCGCCATTGGCGACGGACTGATCGACATACGAGGCCGCTGCAACATTGGAACCGACCGTGGTGAACGCACCCGCGGCACCTGCGCGACGCAGCACCGTGTAGCTGGTTGCTCCCAGCACCGGCGACCAGCTCAGCTTGACCCGGCTGTCGCCGACGGTGGCGGTGAGGCCGCGCGTTGCGCTCGGCGCCGCGATCGGTGCAAAGGTAGCCACCGCGGTGCTGGCGGTTGCGATCACCGGGTAGGCGTTGTTCACCAGCTCGACGAACTGGTTATGGAACCACGCGCCGGAGATCGGCGCGCCGGCGAGTGAGCCGGTCAACACGCCATCGGCCGTGG</text:p>
          </table:table-cell>
          <table:table-cell/>
          <table:table-cell table:formula="of:=LEFT([.J140];FIND(&quot;),&quot;;[.J140])-1)" office:value-type="string" office:string-value="" calcext:value-type="error">
            <text:p>#WERT!</text:p>
          </table:table-cell>
          <table:table-cell table:formula="of:=MID([.J140]; FIND(&quot;),&quot;;[.J140]) + 1; FIND(&quot;),&quot;;[.J140];FIND(&quot;),&quot;;[.J140])+1) - FIND(&quot;),&quot;;[.J140]) - 1)" office:value-type="string" office:string-value="" calcext:value-type="error">
            <text:p>#WERT!</text:p>
          </table:table-cell>
          <table:table-cell table:formula="of:=RIGHT([.J140];LEN([.J140]) - FIND(&quot;),&quot;; [.J140]; FIND(&quot;),&quot;; [.J14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55850314.1</text:p>
          </table:table-cell>
          <table:table-cell office:value-type="float" office:value="946933092" calcext:value-type="float">
            <text:p>946933092</text:p>
          </table:table-cell>
          <table:table-cell office:value-type="string" calcext:value-type="string">
            <text:p>Xanthomonas sp. Leaf148</text:p>
          </table:table-cell>
          <table:table-cell office:value-type="string" calcext:value-type="string">
            <text:p>Xanthomonas sp. Leaf148 contig_2, whole genome shotgun sequence</text:p>
          </table:table-cell>
          <table:table-cell office:value-type="float" office:value="946933092" calcext:value-type="float">
            <text:p>946933092</text:p>
          </table:table-cell>
          <table:table-cell office:value-type="string" calcext:value-type="string">
            <text:p>1107275..1108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842-10271']</text:p>
          </table:table-cell>
          <table:table-cell office:value-type="string" calcext:value-type="string">
            <text:p>GCCGTTCCCACCGCAGTCTGGCTGGATCGCATTGCCGCGATTGCCGGCGGATCGCAGAATGCCGGTCGGCTTGGCTTGAGGGGGCATCTGGATGCCGCATTGGCACAGAAAAAAGCCAACACGCCGATTACTGCCAGCTTTGTCATCTACGATTTGCCAGGCCGCGATTGTCACGCATTGGCGTCCAACGGCGAATTGCCGCTGACCCCGGCGGCGCTGGAACGCTACAAGAAAGAATATATCGACGTCATTGCAGCGATCTTTGCGGACCCGAAATACAAGGATATCCGCATCGTCAATGTGATCGAGCCCGATAGCCTGCCCAATCTGGTCACCAACTTGAATGACATGCGTTGCGCGCTGGCCAATTCCACGGGAATTTACGAAGAAGGCATCAAGTACGCACTCAATAAGCTGCACGCGGTTCCCAATACCTACAACTACCTGGATATCGGTCACTCGGGTTGGTTAGGTTGGGATAGCAACCGTGGTCCGTCGATTTCGCTATATACCCGTGTGGTCCAGGGAACGAGCGCCGGGCTGGCAAGCGTCGACGGCTTTGTCACCAATACCGCCAATACCACGCCATTGAACGAACCCAATTTACCCAATCCGGATTTGAGCGTGAATGGGCAGCCGATCAAGTCGTCGAAATACTACGAATGGAATCCGTATTTCGACGAGGCCGATTTTACCCAGGCGCTGTACAACGGTTTTGTCGGCGCGGGTTGGCCCAGCACGATCGGTTTTATCGTCGATACCGGCCGGAATGGCTGGGGCGGTCCGAATCGTCCTGCCAGCGCGTCCGGCAGCGACATCAATACGTACGTCAATACCGGTCGCATCGATCGTCGCCTCCATCGCGGCAACTGGTGCAATCAAAGCGGAGCAGGGATCGGGGTGCTCCCCGTCGCAGCGCCTGGGCCGCATCTGGATGCGTATGCGTGGGTCAAGCCGCCGGGTGAGTCCGATGGCTCCAGTACCCTCATTTCGAATAACGAGGGCAAGGGCTTCGATCGGATGTGCGACCCGACCTACACCACGGCCGATGGCGTGTTGACCGGCTCACTCGCCGGCGCGCCGATCTCCGGCGCGTGGTTCCATAACCAGTTCGTCGAGCTGGTGAACAACGCCTACCCGGTGATCGCAACCGCCAGCACCGCGGTGGCTACCTTTGCACCGATCGCGGCGCCGAGCGCAACGCGCGGCCTCACCGCCACCGTCGGCGACAGCCGGGTCAAGCTGAGCTGGTCGCCGGTGCTGGGAGCAACCAGCTACACGGTGCTGCGTCGCGCAGGTGCCGCGGGTGCGTTCACCACGGTCGGTTCCAATGTTGCAGCGGCCTCGTATGTCGATCAGTCCGTCGCCAATGGCGCGGACTACGACTACGTGGTCACTGCAAACAGCGCGGCCGGGACCAGTGCGCCATCGGCTGTGGTGCGTGCCAAGCCGACCAGGTGATGTGCGCGGTGGACACCGGTACGCCGGTGTCCACCCGTCATGGGCGGCACGCGTGGCCGCGATGACACCATCGCTGTGGTGACCTGATGATGTGTTGAACCCATGGCGGCCATCTGGCCGCCATGGTCGTTTGTGCGAAATGCGAAGTCATGTACGTCAAAGCGTGCAGTGCGGCAATGCGTTGCTGCAGGGTGAGGAATCTGTGCGCGCACGCAATGTTCTTCCCTGATCTCGGGGCGTAGCTTGGTGTGGCGAGCGTCACCATGGTCGCTCGCGTCACGCTTGACCGATTGTGCGAACGCCCATCAGGGCAAACCCCTCCCCAAACAGGATGTCGCTCATGAAGATGCTGTTCTCGCTCAAAAACCTGTTGGCTTCCAAGAAAAGTCTGAAGTCCTACGCTTGGTACATCTGGTACTGAGCGCACTGACAAGCGCGGTAAAAGTCGCCGTGTTCTCAGTGTGATGTTGGTCATGCTCGCCCGCGCGAGGTAAGCGTTTTGCCGGACGCGGGCGTCAACGATAGCAAGGCGATCGTCATGTCTTCAGTCAGTAACGCAGGTTTGGACAGGACGACCGTGTTCGCGCCGCGGTTGCTGGCGCTGCTGCGTGAGCACATGGGCAAGGAGGTATTTCGGCTGGATGGGGATACCGTCGGTGTTGCCGGGCCGCTGTTGACGCATCGGTTGCTGGCTGCACGTCTGGCAACAGAAGGTGAGCGGCCAACCTTCAAGCCGCTGCAAGGGCATTCGATCGCACGCACGCATGCCTCCAAACTGATGCAGGCAATCGGGCGCGATGTGCGCGAGGCGTTGAAGCGCCCCATTAGCGCAGACGTGGATCTGTCCGGCCCATGGCCGCATGTTGGGCACGTGTATCTGCGCGATCTGCTGTTGGGTGGCGACCCGCTGCGCCTGCGTCTGTTGATGGACCGCACCCTGGAGCTGACACCCAAGTTGACCTGGGCGCTTATCGCGGCAAGCGCAATCAGGCCGCTCACGCTGCAGGCCAACGCGTCGGCGCTTGCGACAGTGACTGCGGCCGCAGACGGCTACGATGCGCGCCGCTTCGCCATGGGCTTGTATCGACGAACCGCCGCGCCGGTGTGCTTCACCATTTCCACCTTGGTCGCCAACGCACTGTGGCTGGGATCGCCATTCGATCCTGCCAGTTCCAGCCGAAATATCATCTACGAATCGCTGCGTCTGTTGCCGCCCTCCTGGAACATCTTGCGCAACGCATCGCCGGAATATCCGCTGCTCGATCCCCGCATCGGTGTGCAGGACGATGTGTTGGTATTGCCACTCCTAAGCCACCGCGATCCTGCGCTGTGGGATGCACCCGATGAATTTCGTCCGGAGCGCTGGGATCAGCTGGATCCCGATCATCAGCCCGGCTATCTCCCGTTCGGGCACGCGTCGGAGCGCTGTTGGGGCAGGCACATGGTGATGCCGCTGGCCGAGCAGTTATTGGACAGCGTCCGCCGTCAGGGATTGGCTGTCAGCCCACGGCAGCGCCAGGCGCAGGTGCCGTTGGCGGGGCTGCTCGGTGTGTCTGAGGTCGATGTCGTGCGTTGCTAGCGTTACGCAACTCGCTTGCTTGCCTGCGTGCACGCCGCAGCGAGCGCATTGCAGCGGCACGGTTCAGAGACCCGAAAGGTGCTGCCGATAGCGCGAACAGGCACACGCCACGCTTGCAGCATCCAGCGTCAGCCAAACCGCTCCGGGTTCGCGCGTCAGCGTGTCATTCCCGGGGTGGCCCAGCCGTCGAGCCGCGCTTGACCAGGGTGTACTTCATCACCTGATGCACGCCCTGCGCGGCATCGCCCTTGCGCCGCTGACGAATCGCATCTGCAAGCAAGGACACTGCTGCGCGTCCCATCGCGGTCACCGGTTGATGCACGGTGGTGAGTTCTGGCCAGATGGTGGTTGCCACCGGCGTGTCGTCGAAACCGGCCACCGAAACATCTTCCGGTACACGCAAGCCCAGTCCATGCGCGACCGCAACCGCGGCAGCCGCCATGTCGTCGTTGCTGCAGAAAATCGCCGTCGGTGGTTTGGGGTGTGCCAGCAGGCTGCGCGCGGCGAGCAATCCCGAGTGATAAGTAAACAATCCGTCGGCGATCAGGGTCTCTGTAATCTCCAATCCTGCTGCCTGCAAACTGTCGAGATAGCCGTTGGCGCGCAGCGCGCTTGGTATGTGTTTGGGGTCGCCCTTGATCAGCGCGATGCGGCGGTGCCCAAGTTCGATCAGATGCGCGACGATGGCGCGCGCGGCCTGATAGTCATCGATGCGCACCGAGCTGATTTGCGCCATCGGCGCGCCGCTGGCTACCGCCACTACCGGGATGCCGCGTGCATCCAGTTCGCTGATGGTCTGACGCGAATCGCACAACGGTGGCGGCAGGATCACGCCGTCAACGCCGGCCGCGAGCAAACGCTCGGTCGCTGCGCGCTGGCTACGGATGGCGCCGCATTTTTCCACCAGCACCTGGCTGCCATTGAGACTGCTTTGCTCCAGCAGCCCGAGCATGAATTGATTGAGATACGCGGCGCTGGGGTTGCTGTACAGCACGCCGATACGCAACAGCCCGCTGGTGCGCAGCGAGCGGCCGGCAAGATTGGGCCGGTAGCCCAAGGCCTGCACTGAAGCTTCCACGCGCACCCGCATGTCCTGCCCGACATGCGGGTGCCGGTTGATGACGCGTGAGGCAGTCATCGGCGAGACGCCGGCATGTTTGGCGACATCCAGTAACGTCGCCGCGGTGTTCGCACTAAGTTGCCGCTTGACCGCCATCGTGTGTGCTCGTCCTGGAGTAAGAGCAGCTAACAAAAGGACTGCGCGGCCACCAGGCGGGCGCGGCCGGTGCTCGGTACGGCATGTACCAACTTGTACACACCGGTTCCTCCGCGCCGCCCACCCCCATCTGACGACCGCTCGCTACGTTTTTGCTAGCCGCTTTAAAAAACGCGTTCGCAGCGCTGCGTTGCCAGACTACTCGTTCGGCGGTTGCACAACTTTCGCGCGGCTGCCGAAATCGCCATCGGCTTCGGCCGCCAGATACGCAAACACGGTGTAGGCGGCGACATTCTGCGCGAGCGCCTTCGGGTCGATCTTGTCCAGCGTGTCGTCGGCGGTGTGGTGCAGGTCGAAGTAGTCGGTGCCGTCCTGCGCCAGCCATGCCCACGCGCCACCCTTGGCAGAAATCGGGCCGACGTCCGGGCCGGGGCCGCCCTTGCTCGGCTCATACGCGATGCCGAGCGGTGCCAGCACCTCGGCAATCTGCTTGGTTGCTGCGCGCGACGCTTCCGGCGCAGCCGAGCCGGTGTTGAATGCATAGATGCGCCCGGCACCGAAGTCGCTCTCCGCGCCGATCTGATGCAGCGCCATGTCCTTGGCATTCTTGCCGTGCGCGGCCGCATAAGCCTTGCCGCCGTAAAGCCCTTGTTCTTCGTTGGCGAACGCCACCACGCGGATGCTGCGCTTGGGCGCCTGCTTGAGCTGCCCGATCAGATGCCCGGCGGCTATGGTGATGGCCACGCCGGCGCCATCGTCGATCGCACCGGTGCCCAGATCCCAG</text:p>
          </table:table-cell>
          <table:table-cell office:value-type="string" calcext:value-type="string">
            <text:p>, GTGTACAAGTTGGTACATGCCGTACCGAGCACCGGCCGCGCCCGCCTGGTGGCCGCGCAGTCCTTTTGTTAG, 1109560, 1109632(-)</text:p>
          </table:table-cell>
          <table:table-cell table:formula="of:=LEFT([.J141];FIND(&quot;),&quot;;[.J141])-1)" office:value-type="string" office:string-value="" calcext:value-type="error">
            <text:p>#WERT!</text:p>
          </table:table-cell>
          <table:table-cell table:formula="of:=MID([.J141]; FIND(&quot;),&quot;;[.J141]) + 1; FIND(&quot;),&quot;;[.J141];FIND(&quot;),&quot;;[.J141])+1) - FIND(&quot;),&quot;;[.J141]) - 1)" office:value-type="string" office:string-value="" calcext:value-type="error">
            <text:p>#WERT!</text:p>
          </table:table-cell>
          <table:table-cell table:formula="of:=RIGHT([.J141];LEN([.J141]) - FIND(&quot;),&quot;; [.J141]; FIND(&quot;),&quot;; [.J141]) + 1))" office:value-type="string" office:string-value="" calcext:value-type="error">
            <text:p>#WERT!</text:p>
          </table:table-cell>
          <table:table-cell office:value-type="string" calcext:value-type="string">
            <text:p>, AAQSFC*, 1109560, 1109632(-)</text:p>
          </table:table-cell>
        </table:table-row>
        <table:table-row table:style-name="ro1">
          <table:table-cell office:value-type="string" calcext:value-type="string">
            <text:p>WP_055566837.1</text:p>
          </table:table-cell>
          <table:table-cell office:value-type="float" office:value="943949753" calcext:value-type="float">
            <text:p>943949753</text:p>
          </table:table-cell>
          <table:table-cell office:value-type="string" calcext:value-type="string">
            <text:p>Streptomyces atriruber</text:p>
          </table:table-cell>
          <table:table-cell office:value-type="string" calcext:value-type="string">
            <text:p>Streptomyces atriruber strain NRRL B-24165 contig_188, whole genome shotgun sequence</text:p>
          </table:table-cell>
          <table:table-cell office:value-type="float" office:value="943949753" calcext:value-type="float">
            <text:p>943949753</text:p>
          </table:table-cell>
          <table:table-cell office:value-type="string" calcext:value-type="string">
            <text:p>16570..17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890-12408']</text:p>
          </table:table-cell>
          <table:table-cell office:value-type="string" calcext:value-type="string">
            <text:p>CTGGCGGCGCTGCTCACCGAGGTGAGCGGGGTGCCCGAGGGGTGGGTGCCCGCCGTCCTCGCGCTGTTCGGCGTCGGCGGGCTCGCGGGCGTCGTGATCGGCGGGCGCACCGGCCAGTCGCACCCGCTCGGCACGCTCGGCCTGGGGCTCGGCGGCCTCGCCGTCTTCTCCGCGCTGCTCGCCCTGACGGCGCACGTGACGGCCGTGGTGATCGCCCTGGTCTTCCTGCTCGGCCTGGTCGGCTACGTCACCAACCCCGCCCTGCAGTCACGGGTGTTCACCCTCGCGCCGGGCGCTCCGGCGCTGGTCGGCGCCACCAACACGGCCGCGTTCAACGTCGGCAACACGGTGGCCCCGCTGCTCGGCGGCCTGGCCATCGACGCCGGACACGGCTACGCCTCGGTGGCCTGGGTCGGTGCCGCGCTGGCCGCCGCCGGATCGGTGGGCGTGCTGTGGGCGGCGCGGCTGCAGCGGGCGGAGCGGAAGCGGTCGCCGCGGTTCGGGCGGTCCGCGGCCGAGACCGTACGCGAGGCCGCGGGGGCCGAGGCGTGAGCGCCGGGAGCCGAGGGCCCCGCGCGACGCGCGTCCGCGTCACCGCCGACCCCGACTGGTACGCGTCGGCGGACATCTCGCTCGGCATCCGCTGCGGCGACCTCGTCTTCACCTCCGGACAGGCCCCGGTCGACGAGCGCGGCCGCACCGTGGGCGCCGGGAACTTCGAGGCGCAGGCGCGCCGGGCGCTCGCCAACCTGTCGACCGTCCTCACGCACGCGGGCTCCGGCCTCGACCGGATGGTCAAGGTGACGGTCTTCGTCACGGACATCGCGCACCAGGACGCCTTCGCCCCGCTCCGCGCGGAGTTCTACGGCGACCCCCGCCCGGCGGAGAGCTTCGTCCAGGTCGCCGCGCTCGCCGACCCCGAGTGGCTGATCGAGATCGAAGCGGTGGGAGCCGTCGAGGCGTAGGCGCGGGCCAGGGGGTGGCGATGTTTTGTATGTACGTTCCAAAACGTCTACCGTGGGCCCCATGGCCAGACCAAGAGAGTTCGATGAGGACCGCGTCGTCGCCGCGGCCATGGAGACGTTCTGGCGGCACGGGTACGAAGCCACCTCGACGCGCGATCTGTGCGACAGCACGGGCCTCGGCCCGTCGAGCCTCTACAACACCTTCGGCGGCAAGCGGCAGCTCTACCTCCGCGCCCTGCGGCGCTACTACGACACCGCCACCGCGGAGCAGGTCGAGATCCTGCGCGGCGAAGGACCGGCCAAGGAACGGCTGCGCGCCATGATGATCCACGCCGTCGACGCCGACCTCGACGCGACGGGTGCGCGCGGCTGTTTCGCCATCAACGCCGCCGTCGAGCTCGCCGGGCTCGACCCCGAGGTCAGGGAAGCGGTGCGACGCAGCTTCGACCGGGTCGAGGACGAGCTGTGCGCGGTCGTCGAGGCGGGGCGCGGCGCGGGCGAGATCCGCTCCACCGGTGACGCGCGGGTCGTGGCCCGCCGGGTCCAGAGCACGTACTACGGCCTGCGCGTCCTCGGCCGCGTACAGGACGACCGCGAGGTCCTGCTCGCCACGGTGGACGGCGCGCTCGCCGACCTGTGACCGCGCGCATGCGCCTCGCTGACGTACCGCTGACGTCCTTCGCCCACGGACCGCCCCGCCCCACTCCCGACATGCCAGGCATAGCCCATCACCTGCGCGTTTATCGGGTGTTGATCGCGGACCGCGACGCTCCGCAGGTCCATGCCCCACAAGGGCCGACGGAAACGACCGGAGGTAAGTCCATGAAGGTTGTCCGCTCCCTCAAGAAGAAGATCACCGGTGAGAAGAGCCTCAAGTCCTACGCCTGGTACATCTGGTACTAGGCCGACGGCAGGCATCGGCGCGCATCCCGCGCCGGTGCACATCCCTTAGGGACGCAACGCGCCGTCGAGGCCCGCGCCCGGTGTGCCCGACCGGCCCGCCGGGCACGGGCCTCCCGCTCTGGGAGACCCCGATGTCCATCTCCGGTACCGACCGGCTCGCGCGCACGACCGTGTTCACGCCGCGCCTCGACGCCCTGCTGCGCGACCACCGCGGCCAGGAACTGTTCCGCCTCGACGACGACACCGTCGGCGTCGCCGGGCCCGCCCTGACCGACCGGATCCTCGCCGCACGCCTGGCCACCGACCGCGAACGGCCCACCTTCAAGCCGCTGCAAGGGCGTTCCATCCCGCGCACCGAGGCGTCCACCGTCATGCAGGCCATCGGCCGTGACGTGCGGGCGGCGCTCAAGAAGCCCGTGCCCGGCCGCCTCGACCTCTCGGGGGAGTGGCCGCACGTCGGCCACGTCCACCTCCGCGACCTGATCCTCGGCGCCGACCCGTACCGGCTGCGCATCCTCATGGACCGCACCCTGGAGCTGACGCCCAAGCTGACCTGGACGGTCATCGCCGCCGGCGCCGCCCTGCCCGGCAGGCTCCGGCCGGGCGCGCCCGTCACCAGCATCGCGGGCCTGACCGCGAACGCCGCGACGTACAGCGAGCGCCGCTACGCCATGGGCCTGTACCGGCGGGCGGCCGCCCCGGTCTGCTTCACCATCTCCACGCTCGTCGCCAACGCGTACTGGCTCGGGGCGCCCTTCGACGACGAGACGCCCAACGAGCACATCCTGTACGAATCCATGCGGCTGCTGCCGCCGTCCTGGAACATCCTGCGGAACGCGTCCCCCGAGTACACCGCCCTCGACGACCGCATCGGCACCGGCGACGACGTCCTGCTCCTGCCGCTGCTCAGCCACCGGGACCCCGAACTCTGGGACGAACCCGACGAGTTCCGCCCCGGCCGCTGGGCCACCCTCGACCCGGACGACCACCCCGGCTACCTCCCGTTCGGCCATGCCTCCGAACGCTGCTGGGGGCGGCACATGGTGATGCCGCTGGCCGGGATGCTGCTCGACATCCTGCGGGCCGAGGGGACGACGGTCGACGCGCGGCAGACCACCGCGAAGGTGCCGCTCGCGGGGCTGCTCGGCGTCGACAAGGTGCGACTCGTCCGCGGCGGGGCCTAGGACCCCGCCGTGCCGGGGCCTGTCCGGCGGAACAGGGCCGTCCAGAGGAAGGGCTCGCCGAAGAGCTCCGAACCGGGCGGCTCGTCGCGCATCCGGCGCACCTCGACCTCCGTCAGACCGGCGAAGATCCCGCGCAGCGCGTCCGCCGTGTAGGCGAGGCCGCCGTGCAGCCGGGCCGTGCGGTAGAAGTCCGTGTCGGACAGCTCGGAGCCCATGCCTTCCGTGCCCCCCTCGACCGCCGCGAAAGCGGTGAGGGCGAGGTGGCCGCCGGGCGCCAGGACGCGGTCGACGAGGGCGAGGTAGCTGATGCGGCGGTGCGGCGGCAGGTGGTGGAAGCAGCCCGAGTCGTGGATCAGGTCGTACGGACCGGTCAGCTCGCTCTCCGTGAGCGCGAAGGCGTCGCCGTGGTGGAAGCGGACGTCCGCCCCCGCCTCGCGGGCACGGTCCGCGGCCCAGTCCAGGGCGGTGGACGACAGGTCGACGGCGTCCACCTCGTACCCGAGGGCGGCCAGGTGGAGCGCGTTGCGTCCGGGGCCGCAGCCGAGGTCGAGGGCGCGGCCCGGGGCGAGGAGGCCCCGCTCGGCGTACGAGACGAGGCTTTCGTCCGGCTTGGCCGCGAAGAACGGCACCGGCCTGTCGCGGTCCGCGTAGAAGCCGTCCCACCAGTCGGCCCCGCCGGCCGTCCAGCGGTCGGCCGTCGGCTCGAACAGGCCGTCCAGGAGCTTCATCACGTCGTCGATCGTGCGGATGCTGCGATCCATCAAGTCCCCTTTCCCGAAGCCTCAATTGTAGGTTCGGAGAGAGGGAAGGCCCAGTTCAGCGGGGGTTTGAGGGGGTCCTGGGGAGCGCGTCGGCGAGCGCCTGCGGGGCCGGTGGGCGGGTGCCGGACGCAGCACCCCGAGCCCGTGCCCAAGAGGCGTCCGCGAGCCCGCGGGAGGCCTTTGAAGGGGTTCTCCGGGCGTCGTCGGCGCGGCTTTTCGAAGCGGTCGAACGACATGTTCACGCGGCGTATCCCCAGGCGTAATCACAGCTGGTTGGATGTGCGAGCTCGCAGCAACCACCCCCCCACCCGAAGGAGCTCCAGTGCCCCACACAGCGCTGCGCAGGACCCACGCGGCCGCGATCACCACCGTGCTCGCCGCGGCCACGCTCGCCGCCGTCGCCCCCTCCGCGACCGCCGCCGACGCCTCCGCCGCCCCGCCCCCGCTCAAGGTGCTCACGTACAACACCTTCCTGTTCAGCAAGACGCTCTACCCGAACTGGGGCCAGGACCACCGGGCCAAGGAGATACCGGCCGCCGACTTCTTCCGGGGCCAGGACGTCGTCGTGCTTCAGGAGGCGTTCGACAACTCCTCCTCCGACGCGCTGAAGGCGAACGCGGCGGCCCGCTACCCCCACCAGACCCCGGTGATGGGCCGCGGCAAGAGCGGCTGGGACGCGACCGGCGGCGCGTACTCCTCGGTGACGCCGGAGGACGGCGGTGTGACCGTCCTGAGCAAGTGGCCGATCGTGCGCAAGGAGCAGTACGTCTACAAGGACGCCTGCGGCGCCGACGCGTACTCCAACAAGGGCTTCGTCTACGCCGTCCTGGACGTGAACGGCACCAGGACGCACGTCGTGGGCACCCACGCCCAGTCCACCGACCCCGGCTGCGGCAGCGGCGAGGCCGCGGCCGCCCGCGCGAAGCAGTTCAAGGAGATGGACGCCTTCCTCGACGCCAAGAACATCCCCGCGGACGAACAGGTCATCGTGGCGGGGGACTTCAACGTCGACTCGCGCAGCTCCGAGTACGCCTCGATGCTCGCCGACGGGGGACTCGCCCCCGCCGACGCCCGCACGGGTCACCCCTACTCCTTCGACACCCAGGACAACTCGATCGCCGCCGAGCGCTATCCGGACGACCCCCGCGAGGACCTCGATCACGTCCTGCACCGCAAGGGCCACGCCCGCCCCGCGAGCTGGACCAACGACGTGATCAAGGAGCAGAGCGCGCCCTGGAC</text:p>
          </table:table-cell>
          <table:table-cell office:value-type="string" calcext:value-type="string">
            <text:p>, GTGCGCCGGATGCGCGACGAGCCGCCCGGTTCGGAGCTCTTCGGCGAGCCCTTCCTCTGGACGGCCCTGTTCCGCCGGACAGGCCCCGGCACGGCGGGGTCCTAG, 17618, 17723(-), GTGTCCGGCGTCGATGGCCAGGCCGCCGAGCAGCGGGGCCACCGTGTTGCCGACGTTGAACGCGGCCGTGTTGGTGGCGCCGACCAGCGCCGGAGCGCCCGGCGCGAGGGTGAACACCCGTGA, 14837, 14960(-)</text:p>
          </table:table-cell>
          <table:table-cell table:formula="of:=LEFT([.J142];FIND(&quot;),&quot;;[.J142])-1)" office:value-type="string" office:string-value=", GTGCGCCGGATGCGCGACGAGCCGCCCGGTTCGGAGCTCTTCGGCGAGCCCTTCCTCTGGACGGCCCTGTTCCGCCGGACAGGCCCCGGCACGGCGGGGTCCTAG, 17618, 17723(-" calcext:value-type="string">
            <text:p>, GTGCGCCGGATGCGCGACGAGCCGCCCGGTTCGGAGCTCTTCGGCGAGCCCTTCCTCTGGACGGCCCTGTTCCGCCGGACAGGCCCCGGCACGGCGGGGTCCTAG, 17618, 17723(-</text:p>
          </table:table-cell>
          <table:table-cell table:formula="of:=MID([.J142]; FIND(&quot;),&quot;;[.J142]) + 1; FIND(&quot;),&quot;;[.J142];FIND(&quot;),&quot;;[.J142])+1) - FIND(&quot;),&quot;;[.J142]) - 1)" office:value-type="string" office:string-value="" calcext:value-type="error">
            <text:p>#WERT!</text:p>
          </table:table-cell>
          <table:table-cell table:formula="of:=RIGHT([.J142];LEN([.J142]) - FIND(&quot;),&quot;; [.J142]; FIND(&quot;),&quot;; [.J142]) + 1))" office:value-type="string" office:string-value="" calcext:value-type="error">
            <text:p>#WERT!</text:p>
          </table:table-cell>
          <table:table-cell office:value-type="string" calcext:value-type="string">
            <text:p>, PGTAGS*, 17618, 17723(-), REGEHP*, 14837, 14960(-)</text:p>
          </table:table-cell>
        </table:table-row>
        <table:table-row table:style-name="ro1">
          <table:table-cell office:value-type="string" calcext:value-type="string">
            <text:p>WP_053803140.1</text:p>
          </table:table-cell>
          <table:table-cell office:value-type="float" office:value="927292633" calcext:value-type="float">
            <text:p>927292633</text:p>
          </table:table-cell>
          <table:table-cell office:value-type="string" calcext:value-type="string">
            <text:p>Streptomyces rimosus subsp. pseudoverticillatus</text:p>
          </table:table-cell>
          <table:table-cell office:value-type="string" calcext:value-type="string">
            <text:p>Streptomyces rimosus subsp. pseudoverticillatus strain NRRL WC-3896 P270contig42.2, whole genome shotgun sequence</text:p>
          </table:table-cell>
          <table:table-cell office:value-type="float" office:value="927292633" calcext:value-type="float">
            <text:p>927292633</text:p>
          </table:table-cell>
          <table:table-cell office:value-type="string" calcext:value-type="string">
            <text:p>27766..28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069-7041', '12634-13284']</text:p>
          </table:table-cell>
          <table:table-cell office:value-type="string" calcext:value-type="string">
            <text:p>CGGATCAGCGAACCGTTCCCGCCTCCGGCCCGCCGGTCATCATCCCGGCCGCCACCAGGCTGACCACCGTCAGCGCCACGGCGGCCCAGAACGCGAGCTGCACGGCGTGCAGCGAGGCCGCGGCGCCGCCGGGCCCGGCGGCATGGAGGTAGACACTGCCGAGGACCGCCACGCCGAGGGTCGCGCCCAGCTGCTGGACCGCGTTCAGCAGCCCGGCGGCCGAGCCGATTTCCTGCGGCCGCAACGGCCGTAGCGCGACGGTGAAGAACGCCGGGGTGAAGAGGCCGACCCCCAGGCCGACGACCGCGAGCGCGGGAAGCAGTGGTGCGGGGTAGGCCGTCGGGTCCGCGGTGCGGTACACGGCGATGGCGGCCAGCGCGCCGGCCAGGAGCACGGCGAGCCCGAGCGGCATCGTCCGGTACCCGAAGCGCGGGACGAGGCGGGCACCGGCCGCCCAGGACGCCAAGGCCAGACCGGCCGACCACGGTGCCAGTGTGAGCCCTGCCGCCAATGCTCCCACGTGCAAGCCCAGTTGGAGCTGGAGCACGATCACCATCATCAGGCCGTTGGTCACCGCGAAGAACGAGGCCGAGGCCACCAGCGCGGCCGGGAAACCGCGGTGCGCAAAGTCCCCCAGCTACCGCTGGGAGGTGCCCCCAGCTCGGCTCCACCAGCGGGCTGCGCCCGGCGGCGACGGCGCCGCGCTGGTGACGTACGAAGACGGCCATCAGCATCAGCCCGGCCCCGATGGAGGCCCAGTTCCACCCGGACAGTGCGGCGAGGTCGGCCCCGATCAGCGGGTGGACGATGAGCCCGACGCCCGCCATGGCCGGCAGAGTGCCCGTCAGATCGAGGGTGGGGCGCCGCGGGGCGCGGTGGTCCACCAGCTTGGGCGCCAGGGCGAGGACGAGCAGCGACAGGGGGACGTTCACCAGGAACGCCGCCCGCCAGGACGAGCCGAACAGGTCGGCGTGGGTGAGGAAGCCGCCGAGCACCGGCCCGCAGACGGCGGCGAGCCCCATCACCGGGCCGATGGCGCCCAGGGCGCGGGCCAGTTCCGCACCGGCGAACATCGCTTTGATCAGGCCGATGGTCTGCGGAATGACCAGGGCCGCCGCGGCCCCCTGCACCACACGGAAGGCGATCAGCGCGCTGGTGCCGGGCGCCAGGGCGCAGGCGACGGACGCGAACAGGAAGCCGGTGACGCCGCCGACGAACACCCGCCGCCGCCCGGCGATGTCGCCCAGGCGCCCACCGGTGATCAGCAGCACCGCGAACGGCAGGGTGTAGGCCGTCGTGAACCACTGGACGTCGGACACCGGGCCGCCCAGATCGGCGTGTACGGCCGGCGCCGCGACCTGCACGATGGTCGCGTCCAGCAGGTTCATCGCCTCGGCGAGCAGCAGGGCGGCGAGCGCCCACCACCGCCATCCGTACGCCGCCCCGGGCGGCGCGAGCACACGCTCAGCGGTCATCGGAAATCCCCTCCACCGTTGTCGACGCCTCGGCCCCGGGCGGAGGGCCAGGGGCCGGTCGCGGACCAGCGTGGAAGGCGGCACCCGCAGGTCGCAGTCACCGCCGGGCAAGTGGCGTTATCCGCCTCCGGGGCCGGTCGCCGCGGCGATTTCCCACGCGGGGGCGCGCGTTCCGTACACCCCGGCCCTTCGCCCCCGTTCGGCGACGAAACCCCCAATACCCCGAATTTACGGTGACCTTGACCACATTGACGTACCTTTCGCCGCTGAGCTTCACTTTGCCCTGACGAAAAGCGGAAAGCCGGATTCAGTGGCGGAGCAGTGTTTTTCCGTGTCCCGGTCCGCCGGAGTCA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CCAGGGCCGGCCCATCAGCCGCCCCGAATCCTCCGCGGTCATGCGGGCTGTTTCCCTGGACGTGCGCGCGGCACTGGAAAAGCCCGACGGGAAAGGCGGCCCGGCGGCCGATCTGTCGGGGGAATGGCCGCGGGTGGCACACCTTTATCTGCGGGACCTGGTTTTCGGGTCCGATCCGATGCGGCTGCGCGTACTCGTGGACCGCAAGCTGGAATGGACGCCCAAACTGACGTGGACCGTGATCGCGGCGGGCGCGGCGCTGCCGGGCTGCCCGGGGGCCGGTGCGCCGGTGTCCCGGCTGGCGGGCCTCGCCGCCGCCGCGGCCGGTTACGGGGACCGGCGGTACGCGATGGGCCTGTACCGGCGGGCGGCGGCACCGGTGTGCTTCACCGTGTCCACGCTGGTCGCCAATGCCCTCTGGCTCGGGTCGCCCTTCGAGGACCACATACCGAACCGCCACATCCTGTACGAGTCGATGCGGCTGCTGCCGCCTTCGTGGAACCTCCTGCGCGC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TGGCGTCACCCCGTGGATGACCTGGGCACCGTACGCGACGGCCACTCCCGGACCGGCGTCGGTCAGCCACCGGCTCTTGCGCGGCGCGCTCAGCCATTGCGGCGTCTGCTCGTGGGCCGCGGGGCCGTGCGGCAGGCTGCGGCTCATCGGGGTGCCCGGCTCGTACCCGTCGGCCGCGCCCAGCAGTGTGTCGGTCCAGGGCGCGCTGTCCGACGTGGTCTCGATGTAGAAGCGGCCGCCTTCGGCCGCGTCCGCGATCGTCACGCCGATCCGGCCGATGCGCCGGGGCGGGGTCCGCGGGCTGCTT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TACGTGTGTGCGCCCTGCGGGCGCCGGGT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TGACCAGCGCGGGAGCGGCCCGGGAGGCGGAGTTGGCGAAGGTGCGGGCCATGACCGCGTGGCGGCGGCTGTGGTGGGAGGCGACGGCGGTCGGCCGTACGGTGCGGACCGCGGTACGGCACTCAGGTCCTGAGCGGGACACCGTCGTCCAGTCGCTGAAGGCGGCCGGCGCGGCGACCATCGCGTGGGCGCTGACGGGCTGGTGGCTGAACGCGCCGCTGGCCCTGATGGCGCCCTGGACGGCGCTGGCGCTGGTCGACGCCACCGTCTACCGCTCGT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AGGGAGTCCGCCGAACTGCTGCGGACGATGGCCGG</text:p>
          </table:table-cell>
          <table:table-cell office:value-type="string" calcext:value-type="string">
            <text:p>, ATGAAGCTCATCAACTCCCTCAAGAAGAAGATGAAGGCGGAGAAGAGCCTGAAGGCCTACGCCTGGTACATCTGGTACTGA, 27635, 27716(+)</text:p>
          </table:table-cell>
          <table:table-cell table:formula="of:=LEFT([.J143];FIND(&quot;),&quot;;[.J143])-1)" office:value-type="string" office:string-value="" calcext:value-type="error">
            <text:p>#WERT!</text:p>
          </table:table-cell>
          <table:table-cell table:formula="of:=MID([.J143]; FIND(&quot;),&quot;;[.J143]) + 1; FIND(&quot;),&quot;;[.J143];FIND(&quot;),&quot;;[.J143])+1) - FIND(&quot;),&quot;;[.J143]) - 1)" office:value-type="string" office:string-value="" calcext:value-type="error">
            <text:p>#WERT!</text:p>
          </table:table-cell>
          <table:table-cell table:formula="of:=RIGHT([.J143];LEN([.J143]) - FIND(&quot;),&quot;; [.J143]; FIND(&quot;),&quot;; [.J143]) + 1))" office:value-type="string" office:string-value="" calcext:value-type="error">
            <text:p>#WERT!</text:p>
          </table:table-cell>
          <table:table-cell office:value-type="string" calcext:value-type="string">
            <text:p>, AWYIWY*, 27635, 27716(+)</text:p>
          </table:table-cell>
        </table:table-row>
        <table:table-row table:style-name="ro1">
          <table:table-cell office:value-type="string" calcext:value-type="string">
            <text:p>WP_053665269.1</text:p>
          </table:table-cell>
          <table:table-cell office:value-type="float" office:value="926334035" calcext:value-type="float">
            <text:p>926334035</text:p>
          </table:table-cell>
          <table:table-cell office:value-type="string" calcext:value-type="string">
            <text:p>Streptomyces sp. MMG1121</text:p>
          </table:table-cell>
          <table:table-cell office:value-type="string" calcext:value-type="string">
            <text:p>Streptomyces sp. MMG1121 P433contig6.1, whole genome shotgun sequence</text:p>
          </table:table-cell>
          <table:table-cell office:value-type="float" office:value="926334035" calcext:value-type="float">
            <text:p>926334035</text:p>
          </table:table-cell>
          <table:table-cell office:value-type="string" calcext:value-type="string">
            <text:p>47420..48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6288-15308', '18166-16424']</text:p>
          </table:table-cell>
          <table:table-cell office:value-type="string" calcext:value-type="string">
            <text:p>CGCCGGCTGCCCGACGGGGTCACCGTCATCAAGATCGCCGCCTTCACCAAGGGCTCCGGCGACGCCGTCCGCGCCGCGGTGCGCCGGGCCCCGGCCGACGGCGGGATCATCCTCGACCTGCGGGGCAACTCCGGCGGCCTGGTCACCGAGGCCGTGGAGACCTCCTCCGCCTTCCTCGACGGCGGCCTGGTCGCCACCTACGACGTCGACGGCGCCCCGCGTTCCCTGCACGCCGGCCCCGGCGGGGACACCGCCCGGCCCCTGGTCGTCCTGGTCGACGGCGGCACGATGAGCGCGGCCGAGATGCTCACCGGCGCCCTCCAGGACCGGGGCCGCGCGGTGGTGATCGGCTCCCGCACCTTCGGCAAGGGCTCGATCCAGATGCCGACGAAGCTGCCCGACGGCTCGGTGGCCGAGCTGACCGTCGGCCACTACCGCACCCCCTCGGGCCACACCGTCGACGGCCGTGGCATCACCCCCGACCTGGAGGTCGATCCGGCCGACGGGCAGGCCGCCGTTGAGCGGGCCGGGACCGTGCTCAGCGGTCTGGGCGACGCCGATTAAAGGCTGGCCTCAGGACCCCTCCGTAGTGCGAAAATGGACGGCACTATGAGCAAGGGAATGTACGTACCCAAGGAGTCCCAGCCCAAGCAGGGCGGCGGGGCCGCCAAGGCCAGGGACGGCGAGAAGGGCGGCAAGCGCAAGATCGTCGCCCAGAACAAGAAGGCCCGGCACGACTACGCGATCATCGACACCTACGAGGCCGGGCTCGTACTCACCGGCACCGAGGTCAAGTCGCTGCGCGAGGGACGGACCTCGCTGACCGACGGCTTCGTCCACATCGACCGGGGCGAGGCGTGGCTGCACAACGCCCACATCCCCGAGTACCACCAGGGCAGCTGGACCAACCACTCCGCGCGCCGCAAGCGCAAGCTGCTGCTGCACCGCGAGGAGATCGACAAGCTGGAGTCCAAGGCCCAGGAGACGGGGCACACCATCGTGCCGCTCGCCCTGTACTTCAGGGACGGCCGCGCGAAGGCCGAGATCGCGCTCGCACGAGGCAAGAAGGAGTACGACAAGCGCCAGACCCTGCGCGAGCAGCAGGACCGGCGGGAGTCGGACCGTGCGATCGCGGCGGCGAAGCGGAGGCAGCGCGGCGCGTAAGCCGGGAATACGGTGGCATCGGCGTGCGTTGGTCACGTACGATGGCACCAACACCGGTTGAACCCGGTGTGTGCATTGAAAACACAACATGGGGATGATCGGTTTCGACAGCGGCTGTCGAAGCAGGGGAAGCGTGTCGAGGAAGCGGCAATGATCTCGTAAACCATATGTCGCAAAAAATAATCGCCAACACCAAGCGCGATTCCTTCGCCCTCGCTGCCTAAGTAGCGACTTGCGAAGTGTCAGCCCGGGGCTGTTCCCGACCCGGATCCTGGCATCAGCTAGGGAACTAAACCTTGATCCCGGTCACGGGGTGAAGAGGGAAACCAAACAGTGACTGAGCCCGTCGGCGACTTGTTCGCGTGATCGCCGGGGCTGAGAAAATCACAGCGAACTGCACACGGAGAAGCCCTGATTCCGCACCGTTGGACGCGGGTTCGATTCCCGCCATCTCCACCAGTCCCTCCGGGGGCACCCCATGTGGGCAAAGGCCCCGTCGCTTCGAGCGGCGGGGCCTTTGTCATGCCGTGGCCTCCCTGATCTCTCCCTGCCCCCTTCCTGACCTGGACGTTCATCGTTTGTTGATCGTCGCGAGTAAGTGTGGTGAAGCCATCTGCGCACGAACTTCACAAGAGGGCGTGCGTGACGTCTTCACCCTGAAAGGGGGTGCAGTGATGAAGCTTCTCTTCGCCCTTCGCAACAAGGTGTCCGCTCAGAAGAGCCTGAAGGCCAGCGCCTGGTACTTCTGGTACTAGGCCAAGAGGTCGTCCCCGCCGCACGGCGGGGACGACGCCGTCTGCCGACGTCTGCTCCCTCGGCCTTCCCGGAGACCCCCATGCGCGCCACGTTGTTCCATCCACGACTCGCCGCCCTGTTCCGGGACCACCTCGGGCAGGACGTCTTCCGGCTCGAATCCGACACGGTCGGAATCGCCGGCCACGAGGTCGCCGACCGGATCCTCGCCGCCCGGCGGGCCACCGAGACCGAACGGCCCACGTTCAAGCCGCTGCACGGGCGCTCGATCTCGCGGGGCGAGGCCTCCTCGGTGATGCGGACCATCGGCGGCGACGTGCGCGAGGCGCTGAAGAAGCCCCGTCCCCGGCCCGAGGACGTCGACCTGTCCGGGGTCTGGCCCCTCACGGGGCATCTGTTCCTGCGGGACCTGATCCTCGGCGAGGACCCCCACCGGCTGCGCATCCTGATGAGCCGCAACCTCGAACTGACCCCCAAGCTCACCTGGGCGGTGATCGCGGCAGGTGCGGCGCTGCCGGGGCGGGTCGGGCGGCGCGGTGCCCCGCTGACCGCCATCGCCGGTCTGACGGCCGACGCCACCGGCTACCACGAGCGCCGCTACGCCATGGGCATGTACCGGCGCGCGGCGGCCCCCGTGTGCTTCACGGTCTCCACCCTGGTCGCGAACGCACTGTGGCTCGGCTCGCCGTTCGACCCCGGCACGCCGAACCGGCACATCCTGCACGAGGCCATGCGCCTGCTGCCGCCGTCCTGGAACATCCTGCGCAACGCCTCCCCCGAGTACGGCGCCATCGACCGGCGCATCGGCGCGGGCGACGACGTCCTCCTGCTGCCCCTGCTCTCCCACCGGGATCCGAAGCTGTGGGAGGACCCGCACGAGTTCCGCCCGGAGCGCTGGGACACCCTCGACCCCGACACCGCCCCCGGCTACCTCCCCTTCGGCCACTCCTCCGAGCGTTGCTGGGGCCGGCACATGGTGATGCCGCTGGCCGAGCTGCTCCTGGACCTGATACGTGACACGGGCCTGGCGGTGAGCCCCGACCAGACCTCCGCCAAGGTCCCCCTCGTCGGTCTGCTCGGCGTCGAGGACGTCCGGGTGACGAGGGTGCGCCGTGCCGCTGCCTGAGCCTTCGGACGGCGCCGAGACGGTCGACGGGTCCTTCGCCCGCGACCCGCACGAGGTCTACCGGCGCTGGCGCGAGGAGGGCGGGGTCCGCAAGGTCCGTTTCTCCGGTGCCGCCCCCTTGGCCGGCTGGGTCGTCACCGGGCACGCGGCCTGCCGGGCGGCCCTCGCCGACCCCCGGCTGAGCAAGGACGGCGCGACCGAGGCGTACGCCCGCCACGAGGGGCTTCCCACCGGCGGCCCGGGCGGCGCGCTCACCAGCCACATGCTCAACTCCGACCCGCCACGCCACACCCGCCTGCGCCGGCTGGTGCAACAGGCGTTCACCCAGCGGCGGGTGGCGGAGCTGCGCCCGAGGATCGAGGCGCGCGTCACCGCACTCCTCGACGCCCTGGACGGGACGGACGAGGTGGACCTGATCGCCCGGTTCGCGCTCCCGCTGCCGCTCGCGGTGATCTTCGACCTGCTCGGCGCGGACCCCGGCGGGCAGGGGATCCTCCGGGTCCGGGGCCACACGGTGCACGGGGACGGGGGCGACGGGGAGGTGTCCGTCCCGACGGCCGAGGCGATGCTGGACCGCCTGCGCGCCCTGATCGACGCCAAGCGCGCCCACCCCGGCGACGACCTGCTCTCCGCTCTGATCGCCGCCCGCGACCACGGCGACCGCCTCACCGAGCAGGAGGTCACCTCCATGGCCTTCCTGCTGGTGATCGCGGGCCACCAGACCACCGCCAACCTCCTCGCCAACGGCCTGCACGCCCTGCTCGCCCACCCCGGCCGGCTCGCCGCCGTGCGCGCCGACGCCGCGCTGATCCCCGGCCTGACCGAGGAAGTCCTGCGCCACGACAGCCCGTTCGCCCTGGCGAGCCTGCGCTACACCACCGAGCCGGTGACGATCGCCGGTACGGCCATCCCGGCCGGGGAGTTCGTACAGATCGCGCTGCTGGCCGCGAACCGTGATCCGGACGTCTTCGAGGACCCCGACCGCTTCGACCCCGGCCGCGACGCCTCCCGGCATCTGGCGTTCGGCCACGGCGTTCACCGCTGTCTGGGCGCACCGCTGGCCCGTCTGCAGGCGGAGATCGCCTTCGGGCACGTACTCCGGCGCTTCCCCGGCCTGCGTCTGGCCGATCCGCAGCGCGCCCCCCAGTGGCAGGACAACCCCCGCCACCGCGGACTGCTCACCCTCCCGGTCCGCCTCCGCTGACGGCCGGCGCCACTTGACGGCTCGCGGCGCGATGCCCCGGGTGACGCCTTCGTGCCCTCGACAGGTCTGACGGGAATCAGCGCGGGCGGGCCGCCTGGGACGCCGTGTGGACGAGCAGCGCCAGGGCGGCCGCGCCGGCCGGGACCAGGAAGGCGGTGCCGGGGGAGAGGTGTTCGGCCGCCCAGCCGCCCGCCGCCGAGCCGCAGGCGATGCCGGTGAGCAGCCCGGTCACCACCAGGCTCATGCCCTCGTTGAGCCGGTCGGCCGGGGTGCGCTTCTGCACCTGGGTCATCGCCGTCACCATCGTCGGCGCGGTCGCCATGCCCGCCACCAGCAGCGCGCCCGCGAGCACCGGCAGCGAACCGGCGACACCGGCGGCCACCCAGGGCAGCGTCATCAGGACGGCCATCGCCGCCAGGCAGTGGCCCAGCCGCGACCCGGCCGGTCGCCGGGCGCCGAACACCAGGCCCGCCGCGCCCGAGCCCGCCGCCTGGAGCGCGAGTACGGCCCCGGCGACCGTGCGATGTCCGTGCGCGCCGGCGAAGGCGATCGTGGCGACCTCCATCGAGCCGAACACCGCGCCGGTCGCCGTGAAGCAGGCCAGCAGTGGCGGGATGCCCGGGATGCGCCACGGTGTCCGCGCGGAGCGGGCGGTGCGCACCGGCGGTTCGGTGGCCCGCTGCGCGGTGAACACCAGCATGCCGGACAGCAGCAGCACCGCCCCGGCGAGAGTGCCCGCCTCCGGGAAGAAGGTGCCGCTCAGGAAGGACGCGAGCACCGGGCCGAGCATGAAGCA</text:p>
          </table:table-cell>
          <table:table-cell office:value-type="string" calcext:value-type="string">
            <text:p>, GTGAGCATCTCGGCCGCGCTCATCGTGCCGCCGTCGACCAGGACGACCAGGGGCCGGGCGGTGTCCCCGCCGGGGCCGGCGTGCAGGGAACGCGGGGCGCCGTCGACGTCGTAG, 45617, 45731(-)</text:p>
          </table:table-cell>
          <table:table-cell table:formula="of:=LEFT([.J144];FIND(&quot;),&quot;;[.J144])-1)" office:value-type="string" office:string-value="" calcext:value-type="error">
            <text:p>#WERT!</text:p>
          </table:table-cell>
          <table:table-cell table:formula="of:=MID([.J144]; FIND(&quot;),&quot;;[.J144]) + 1; FIND(&quot;),&quot;;[.J144];FIND(&quot;),&quot;;[.J144])+1) - FIND(&quot;),&quot;;[.J144]) - 1)" office:value-type="string" office:string-value="" calcext:value-type="error">
            <text:p>#WERT!</text:p>
          </table:table-cell>
          <table:table-cell table:formula="of:=RIGHT([.J144];LEN([.J144]) - FIND(&quot;),&quot;; [.J144]; FIND(&quot;),&quot;; [.J144]) + 1))" office:value-type="string" office:string-value="" calcext:value-type="error">
            <text:p>#WERT!</text:p>
          </table:table-cell>
          <table:table-cell office:value-type="string" calcext:value-type="string">
            <text:p>, GAPSTS*, 45617, 45731(-)</text:p>
          </table:table-cell>
        </table:table-row>
        <table:table-row table:style-name="ro1">
          <table:table-cell office:value-type="string" calcext:value-type="string">
            <text:p>WP_048490343.1</text:p>
          </table:table-cell>
          <table:table-cell office:value-type="float" office:value="868612335" calcext:value-type="float">
            <text:p>868612335</text:p>
          </table:table-cell>
          <table:table-cell office:value-type="string" calcext:value-type="string">
            <text:p>Xanthomonas sp. NCPPB 1128</text:p>
          </table:table-cell>
          <table:table-cell office:value-type="string" calcext:value-type="string">
            <text:p>Xanthomonas sp. NCPPB 1128 strain NCPPB1128 scf_3415_10.contig_1, whole genome shotgun sequence</text:p>
          </table:table-cell>
          <table:table-cell office:value-type="float" office:value="868612335" calcext:value-type="float">
            <text:p>868612335</text:p>
          </table:table-cell>
          <table:table-cell office:value-type="string" calcext:value-type="string">
            <text:p>62750..61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579-14037']</text:p>
          </table:table-cell>
          <table:table-cell office:value-type="string" calcext:value-type="string">
            <text:p>CATGCGCGAGCGCGTCGAGGCGTCGATCCAGGCGCTCGGCTACCGCCCCAACCTCGCCGGCCGCTCGCTGCGCACCGCAGGACTGGCGCGCCTCGGTGTGCTGTACAGCAATCCCAGCGCGGCCTACCTCAATCAGTTCATGCTCGGGGTGCTCGAGCAGAGCAGCCTGGAAGGCTGCCAGGTGCTGGTGGAGAAGAGCGAGGACAGCGACAGCCAGCGCGCCGCCACCGAACGCCTGCTCGAGGCCGGCGCCGATGGCCTGATCCTGCCGCCGCCGCTGTGCGATGCGCGGCAGACCATCGCCGAACTGGACGCGCGCGGCATTCCGCTGGTGGCGGTGGCCACCGGCGCACCGATGCCCGGGGTCAGCTCGGTGCGCATCGACGACTACCAGGCCGCGTGCGCGCTCACCCGGCACCTGCTCGACCTGGGCCACCGCGACATCGGCTTCGTCAGCGGCGATCCCGGCCACACACCCAGCGCGCTGCGCAGCCGCGCGTTCTTCGACACCATGGCCCAGGCCGGGCTGACGGTGGCGCCGGAGCGCGTGGCCGAAGGCATGTTCACCTATCGCTCCGGCCTGCTCGCGGCCACCGCGCTGCTGCAGGTCATGCCGCGGCCCAGCGCGATCCTGTGCAGCAACGACGACATGGCCGCGGCGGCGCTGGCGATCGCGCACGGGCTGCGCCTGCGCGTGCCGGAAGACCTGTCGATCGCCGGCTTCGACGACACGCCGGTGGCCACGACAATTTGGCCGGAGCTGACCACCATCCACCAGCCGGTCGCGGCGATGGGCGGGGCGGCGGTGACGCTGCTGCTCGGCGAGATCCGCCAGCGCCGCGATGGCCTGCCCAGCCACGGCACCCATCGGGTACTGGACTACACCCTGGTCACGCGCGCCTCCACCGCGCCGCCGCAGCGCTGACAGGCGGCGGCGCGCACGCCGCGGCTCAACCGCGCGTCTGCCGGACCACCTCGACCTGGGCCACGCCCAGCAGACCGGTCAACGGCACTGCGGCGCGACGCTGCTGTGGGTCTGCGACCAGATCCTGACCGCGCAACAGGTCCAGCAACCGTTCCGCCAGCGGCATCACCATGTGCCGGCCCCAGCAGCGCTCGGATGCATGGCCGAACGGCAGGTAGCCGGGCAACGCATCGGGATCCACACCGTCCCAGCGCTCGGGACGGAACGCCTCCGGCTCCTCCCACAACGCCGGATCGCGATGGCTGAGCAGCGGCAGCACCAGCACGTCGTCGGCCGCGCCGATGCGCGGGTCCAGCGCGCCGTATTCCGGCGAGGCGTTGCGCAGGATGTTCCAGGACGGCGGCAGCAGGCGCAGGGTTTCGTAGAGAAGATGGCGGTTGGAGACGCGCGCGTCGAACGGCGACCCCAGCCACAGCGCGTTGGCGACCAGGGTGGAAATGGTGAAGCACACCGGCGCGGCGGTGCGCCGGTACAGGCCCATCGCATCGCGGCGTTCGCGGTAGCTGCCGGCCGCGGACAACAGGGTGGCCAGCGTGGAGGCATCTTCGCCTGGGAGCAGCGGCGCGAGCGCACCGGCCGCGATCACCGCCCAGGTCAGGCGCGGCGTCAATTCGAGCGTGCGGTCCATGAGCAGGCGCAGTCGCCACGGGTCGCCGCCGAGCAGCAGGTCGCGCAGATAGACATGGCCGACGTGCGGCCACGGGCCGGACAGGTCGAGCGTCGCGGGCACCGGACGCTTCAGCGCCTCGCGCACGTCGCGGCCGATCGCCTGCATCAGCTTGGCGGCCTCGCTGCGCGCGATCGAACGGCCATGCAGCGGCTTGAAGGTCGGCCGTTCGTGTTCGGTGGCCGGCCGCGCCGCGAGCAGGCGCTCGCTCAGCGCGGCGCCGGCGACGCCGACCGTGTCGGCATCCAGGCGGAACGCCTCCTGCCCCACGTGCGTGCGCAGCAACGCCTGCAGACGCGGCGCGAACACCGTAGCGCGCGCATCGCGATCGACCATGATGGCGGACATCCCGACTCTCCTGAAGCATCGGCGCCCGGCGAAGCGCATCCGCCGGACACCGGCCGCACGGCACGCCGTGCGGCGACACACGCGGCGCTCAGTACCAGATGTACCAGGCGTACGACTTCAGCGGCTTCTTCGACGACAGCAGGTGCTTGATGGAGAACAGCAGCTTCATGAGCGACATCTCCGCAGGAGTGACGATGGCCCTTTCGGGAGGGGGACTGCGCGGTCTCGCTGGCGCGCATCGCGTGAGGCGCGATCGCATCGACAAGGCGCGCCTGCACGCTACGCCGCCGACAGGTGCGCCGCAAACCCGAAACCGGCCGACGCGCACACTATTGCGTAGCCAAATGCAGCCGGCTCTCCGCGCGTGACGCCGTGCTCAGCGCGCAGCGTGCTGGTGCGGATGCCGGCTGCGCCACGTCCCCAGCAACACCGCCGTGGCCGCGGCGACATTGAGGCTTTCCACCGCGCCGCTGCCGGGGATCGACAGGCGCAGGTCGCAGGCCTGCGCGAAGTCGCGGTCCATGCCGTCGCTCTCGGCGCCCATCACGTAGACCAGGCGCTGCGGCAAGGTGGTGGCGAACAGATCGTCGCCGCCGTCCACCAGCGTCGCCGCGAGGGCGAAGCCCGCACCACGCAATTGCGCTTGCGCCTGCATCGCAGGCGGCAGCCGCACCAGCGGCACCGCCTCGGCGCCGCCCTCTGCCACGCGCGCGGCAGCACCGGACAATGCCAATGCGGCCTGCTCCGGCAACAGGATCGCGCCCACGCCGAAGTGCGCCGCCGAGCGCAGGATCGCGCCGAAGTTGTGCGGGTTGCCCACGCCATCCAGCCACAGCGCCATCGCCGGTCCCGGCGCCAGCGTCTGCAGCCAGTCGGCCAAGGCCAGCGGCGCGACGCGCAGCACGTCGGCGACCACACCTTCGTGGTGGCTGCTGGAAGCGAGCTTGTGCA</text:p>
          </table:table-cell>
          <table:table-cell office:value-type="string" calcext:value-type="string">
            <text:p>, ATGCGTTGCCCGGCTACCTGCCGTTCGGCCATGCATCCGAGCGCTGCTGGGGCCGGCACATGGTGA, 61840, 61906(-), ATGAAGCTGCTGTTCTCCATCAAGCACCTGCTGTCGTCGAAGAAGCCGCTGAAGTCGTACGCCTGGTACATCTGGTACTGA, 62838, 62919(-)</text:p>
          </table:table-cell>
          <table:table-cell table:formula="of:=LEFT([.J145];FIND(&quot;),&quot;;[.J145])-1)" office:value-type="string" office:string-value=", ATGCGTTGCCCGGCTACCTGCCGTTCGGCCATGCATCCGAGCGCTGCTGGGGCCGGCACATGGTGA, 61840, 61906(-" calcext:value-type="string">
            <text:p>, ATGCGTTGCCCGGCTACCTGCCGTTCGGCCATGCATCCGAGCGCTGCTGGGGCCGGCACATGGTGA, 61840, 61906(-</text:p>
          </table:table-cell>
          <table:table-cell table:formula="of:=MID([.J145]; FIND(&quot;),&quot;;[.J145]) + 1; FIND(&quot;),&quot;;[.J145];FIND(&quot;),&quot;;[.J145])+1) - FIND(&quot;),&quot;;[.J145]) - 1)" office:value-type="string" office:string-value="" calcext:value-type="error">
            <text:p>#WERT!</text:p>
          </table:table-cell>
          <table:table-cell table:formula="of:=RIGHT([.J145];LEN([.J145]) - FIND(&quot;),&quot;; [.J145]; FIND(&quot;),&quot;; [.J145]) + 1))" office:value-type="string" office:string-value="" calcext:value-type="error">
            <text:p>#WERT!</text:p>
          </table:table-cell>
          <table:table-cell office:value-type="string" calcext:value-type="string">
            <text:p>, AGAGTW*, 61840, 61906(-), AWYIWY*, 62838, 62919(-)</text:p>
          </table:table-cell>
        </table:table-row>
        <table:table-row table:style-name="ro1">
          <table:table-cell office:value-type="string" calcext:value-type="string">
            <text:p>WP_045948138.1</text:p>
          </table:table-cell>
          <table:table-cell office:value-type="float" office:value="799336078" calcext:value-type="float">
            <text:p>799336078</text:p>
          </table:table-cell>
          <table:table-cell office:value-type="string" calcext:value-type="string">
            <text:p>Streptomyces katrae</text:p>
          </table:table-cell>
          <table:table-cell office:value-type="string" calcext:value-type="string">
            <text:p>Streptomyces katrae strain NRRL ISP-5550 contig64.6, whole genome shotgun sequence</text:p>
          </table:table-cell>
          <table:table-cell office:value-type="float" office:value="799336078" calcext:value-type="float">
            <text:p>799336078</text:p>
          </table:table-cell>
          <table:table-cell office:value-type="string" calcext:value-type="string">
            <text:p>4760..3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GTTGGCCGACAGCATGGCGATCTGGACGAAGTCCCCGGCGGGGATCGTCGTGCCGTCGATCGTCACCGGCTCGGTGGCGTAGCGCATGGTGGCGATGGAGAACGGGCTCTCGTGGCGCAGGACTTCCTCGATGAAGGCACCCGTGCGCGAGGGGTCGGCGCGGAGTGCGGCCAGTTCGCGGGGGTGGGTGAGCAGGGCGTGGACGCCGTTGGAGATGAGGTTGGCGGTGGTCTGGTGGCCCGCCGCCACCAGCAGGAAGCTCATGGAGGTGATCTCCCGCTCGCTGAGCCGGTCCCCGTCGTCGTGGGCGTGGATCAGTGCGGTCAGCAGGTCGTCGCCGGGGTGGGCGCGCTTGTGGGCGAGCAGGGCCCGGATGTGTCCCACCAGGGCCTCGGCGGTGGGGACGGAGACCTCCCCGTCGCCCTCTTCGCCGTTGAGGGTGGCCGCCCAGGCCTCCAGGATGTGCCCGGCCCCCTCGGAGGCGCCGAGCAGGTCGAAGACGACGGCGAGGGGGAGGGGGACGGCGAAGTCCCGGACGAGGTCGGGCTCGGGGGTACGGGCCAGGCCGTCCAGGAGGCGGTTCACGTGGCCTTCGACCACCGGCCGCAGGGCCGCCACCCGGCGTGCCGTGAACGCCTGCTGGACCAGCCGGCGCAGCCGGGTGTGGGCGGGCGGGTCGGAGTTGAGCATGTGCGCGGTCAGCGCGCGGCCCGGGCCCGGACCCTCCTCGGAGCCGTCGCGGCGGTCGAAGGCCTCGGTCGCGGCGTTCTTGCTCAGCCGGGGGTCGGCGAGGGCGGCCTTGCAGGCGGCGTGCCCGGTGACCACCCAGCCCTCCAGCGGGGCCTCGCCGAGGATCCGCACCCGGTGCGCCCCGCCCTCCAGCTCCCGCCAGCGGCGGTAGGCGGGGTGGGGGTCGTCGAAGAAGGAGACCGGGACCTGTTCAACGGACACGCCGTGCCGCCTTCGTGAGCCGTACGTCCTCCACCCCGAGGAGCCCGACCAGCGGTACCTTCGCCTTCCGCTGCGCGGGGTCGACCTCCAGTCCGGTACCGCGGATCAGGTCCAGCAGCAGTTCCGCGAGCGGCATGACCATGTGCCGGCCCCAGCAGCGCTCGGAGGAGTGCCCGAACGGCAGGTAGCCCGGGGCGGTCTCGGGGTCGAGGCGGTCCCACCGCCCGGGCCGGAACGCGTCGGGCTCCTCCCACAGGGCGGGGTCGCGGTGCGACAGCAGGGGCAGGACGAGTACGTCGTCCCCGGCGCCGATGCGCGCGTCGAGGGCTCCGTACTCGGGCGAGGCGTAGCGCAGGATGTTCCAGGACGGGGGCAGCAGCCGGGCGGCCTCGTGGAGGATGTTCCGGTTGGGGGTGTCCGCGTCGAAGGGCGAGCCCAGCCAGAGGGCGTTCGCGACGAGGGTGGAGACGGTGAAACAGACGGGCGCGGCCGCCCTCCGGTAGATCCCCATCGCATGGCGGCGGTCGTGGTAGCCGTCCGCTTCGGCCAGCAGGCCGGCAATTCCGCTCGATGTCGTCCCGGGTTTTTTCCGCCAGGGGACGGCCGCGCCGGCGGCTATCACCGACCAGGTGAGTTTCGGGGTCAGCTCCAGGTTCCGGCTCATCAGAATGCGCAGTCGGCGCGGATCGCCGCCGAGAATGAGGTCGCGGAGGAAAAGGTGCCCGGTGAGGGGCCACGGGCCGGTGAGGTCGACTTCCTTCGGCAGGGGCCCTTCCAGGGCTTCCCTGACGTCCCGCCCGATGACCCGCATCACCGCGGCGGCCTCGGTGCGCCCGATGGACCGGCCGTGCAGCGGCTTGAAGGTGGGGCGTTCGGTCTCGGTGGCCCGGCGGGCGGCGAGGATCCGGTCGGCGAGGGCGTGGCCGGCGACGCCCATGGTGTCGGGCTCCAGGCGGAAGGCGTCCTCGCCGGTGTACTCGCGCAGCAGGGCGGCGAGCCGGGGCGCGAAGACCGTGGTCCGGGCGGCCGGGAGGGGGGAGAGGGGCATACGGAGGCTCCGATGGGCCGTCGGTGCCGTCCCGGCCGGCGGGCGGCCGGGGCGGCTCTGCCGGTCTAGTACCAGAAGTACCAGGCGCTCTTCTTGAGGCTCTTCTGACCGGAAACGGCATTACGGATGGCGAAAAGAATCTTCATCGCTGTGCCCCCTCTCCCATGAATGGCTTGTGGCCGCATTTAAGGATCACGGAACGCTGCCGGAGGCGTACCGGTGACGGTCCGCTGGAGAATGCGCGGCCACCGTAGGCATCCGTCCCGCCGGGAAACAACGATGCCCGGGACTTTATGTACGCTCCTACCAACACGGCCCGCGAATTCCAGCCGTCCGCCGCCGAATTCGCGCCGCACCGCGCCGAAGCCGCAGCGGCGGAACGCCCCCTCGCGTATCACGCGCACGGGGAAGAACCTGCGGGTGGCGGCGTGCGGCATGCACGCCCCGAGCGCGGCACGGCAGCCGCCACCCCACGACCCGCACTCGTCAAGGCACAGGACCCTTGGCGTCCCCTCGCGACGAATCGCTCACCATCAGGGTGATCAACAGGTGACGAACCGTCAACACCTCGTTAGAGGTACACGCGTGGTTCCCGTTTCAGCAGGACTTTTCCCAGGGGCGCCGACGGGGCCGCCGGGGGCTCCTCCACCGCACGGTCGATCTCGCACCAGATGCGCTTGCCCGCGCCCTCGCGCTGCCAGCCCCACCGGTCCGCGAGCCCGTCCACCAGCTCCAGCCCGCGCCCGCCCGTGTCGTCGCCGGCGGCCTGCCGGCGGGCCGGGGCGCGGTCGCTGGCGTCGGTGACCTCCACCCGTACGCCCGGACCCCCCAGGAGCATCCGCAGCACGGCCGGACAGCCCGTGTGCACGACCGCGTTCGTGACCAGCTCGGAGATCAGCAGGATCAGCGTCTCGGCGAGCGGTTCGTCGTCCCCTATACCGG</text:p>
          </table:table-cell>
          <table:table-cell/>
          <table:table-cell table:formula="of:=LEFT([.J146];FIND(&quot;),&quot;;[.J146])-1)" office:value-type="string" office:string-value="" calcext:value-type="error">
            <text:p>#WERT!</text:p>
          </table:table-cell>
          <table:table-cell table:formula="of:=MID([.J146]; FIND(&quot;),&quot;;[.J146]) + 1; FIND(&quot;),&quot;;[.J146];FIND(&quot;),&quot;;[.J146])+1) - FIND(&quot;),&quot;;[.J146]) - 1)" office:value-type="string" office:string-value="" calcext:value-type="error">
            <text:p>#WERT!</text:p>
          </table:table-cell>
          <table:table-cell table:formula="of:=RIGHT([.J146];LEN([.J146]) - FIND(&quot;),&quot;; [.J146]; FIND(&quot;),&quot;; [.J14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45728106.1</text:p>
          </table:table-cell>
          <table:table-cell office:value-type="float" office:value="786024755" calcext:value-type="float">
            <text:p>786024755</text:p>
          </table:table-cell>
          <table:table-cell office:value-type="string" calcext:value-type="string">
            <text:p>Xanthomonas sp. GPE 39</text:p>
          </table:table-cell>
          <table:table-cell office:value-type="string" calcext:value-type="string">
            <text:p>Xanthomonas sp. GPE 39 Xal-GPE_39-G1-Mol001, whole genome shotgun sequence</text:p>
          </table:table-cell>
          <table:table-cell office:value-type="float" office:value="786024755" calcext:value-type="float">
            <text:p>786024755</text:p>
          </table:table-cell>
          <table:table-cell office:value-type="string" calcext:value-type="string">
            <text:p>2496521..2495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94-12769']</text:p>
          </table:table-cell>
          <table:table-cell office:value-type="string" calcext:value-type="string">
            <text:p>TGTACAGCAACCCCAGCGCGGCTTATCTCAACCAGTTCATGCTCGGCGTATTGGAGCAAAGCAGCCTGGAAGGCAGCCAGGTTCTGGTGGAAAAAAGCGAGAACAGCGATCACCAACACGCCGCCGCCGAGCGCCTGCTTGCCGCCGGTGCCGACGGGATGATCCTGCCGCCACCACTGTGCGATGCGTGGCAGACCATCGAAACGTTGGACGAACGCGGCATCCCACTCGTAGCCGTGGCCACCGGCACGCCAATGCGCGGCATCAGCTCGGTGCGCATCGACGACTACCAGGCCGCGTGCACAATCACCCGGCACCTGCTGGAACTGGGCCACCGCGATATCGGCTTCATCAGCGGCGATCCGAGTCATACGCCGAGCGCTCTACGCAGCCGCGGCTTCTTCGACACCATGGCCGCAAGCGGACTGACGGTGGAGCCGACACGTCTGGCCGAAGGTCTGTTCACCTATCGCTCCGGACTGCTCGCCGCAAGTAGGTTATTGCAGACAACACCGCATCCAAGCGCCATCCTGTGCAGCAACGACGACATGGCCGCAGCCGCAGTGGCCGTGGCACACGGGTTGCGCCTGCGCGTGCCCGAGGATCTATCGATCGCCGGCTTCGACGACACGCCGGTCGCGACCACGATCTGGCCCGAGCTGACCACCATCCACCAACCGGTCGCCGCGATGGGCCGCACCGCCGTGACTCTGCTGCTCGGCGAAATCCGCCAACGCCGCAGCGGCCTACCCAATCGCGGCATCCACCACGTGATGACGTATACGCTGGTACCGCGCAACTCCACCGCACCACCAGCAGCGGCACGCGCATCGAACTGACGCGTTGCCCGTGGCGTCATGGCCGGCAAACAAACGTGTACACGCGGTGCAGGCCGGGTGCAATTGACGGACCAATGCCATGCGTTTGGTCACCAGCGCAGCGCATCAGCCGCGCCCCTGTCGGACGACGTCAATCTGGAAGACCCCTAGCAACCCAGGCAGCGGCACATGCGCACGACGCTGCTTCGGACTGACGACGAGGTCCTGAGCGCGCAGCAACTCCAGCATTTGCTCGGCCAGCGGCATGACCATGTGCCGCCCCCAGCAGCGTTCGGATGCGTGTCCAAACGGTAGATAGCCTGGCAGCGCATCGGGATCCAATCGATCCCAGCGGTCTGGACGAAACACCTCCGCGTCCTCCCACAGCGCCGGGTCACGGTGACTGAGCAGGGGCAGGACCAGGAGATCATCGGCAACGCCGATGCGCTGGTCCAGCGCAACGTATTCGGGTGAAGCTTTGCGCAGCAGGCTCCAGGCCGGCGGCAGCAGGCGCATTGCTTCGTAGAGAATGTTGCGGTTGGATGCTGATGGATCGAAAGGCGATCCGAGCCATAGCGCATTGGCGACGAGCGCAGAGATGGTGAAGCAAAGCGGTACGGCGGCACGTCGATACAGACCCATGGCATGGCGACGCTCGCGATAACAGCTCGCGCCTGCGGCAACGGTCACCTTGGCCAGCGCCGAAGCGTCCTCCCGCGCCGTCAACGGCAATGCCGCGCCGGCCGCGATAAACGTCCAGGTCAACATGGGAGTCAGTTCGAGTGCTCTGTCCATCAGCACACGCAAACGCCATGGATCCGTCCCGAGCAACAGATCGCACAGATAGCGATGCCCCACATGCGGCCACGAACCGGATAGATCGAGCGTTGCGGGAACCGGGCGTTTCAGCGCCTCGCGCACGTCCGAGCCAATGGCCTGCATCAGCTTCGCGGCTTCGGCGCGGGTGATCGAACGACCTTGCAAGGGTTTGAACGTCGGACGTTCGTGCTCTGTCGCGGGTCTCGCCGCAAGCAATTGATCAATGAGCGTCGCGCCGGCGACACCAATCGTATTCTTTTCCAACCGGAACGCATCCTGTCCTAGATGCTCGCGTAACAACGCCTGCAGGGGCGATGCGAAGACGGTCGTGCGCACTTCGCGGCCAGTCAGGATTGCGGACATCCGAATTCTCCTAAGCTTAAAAGAAACGATGCCCGACGAACCCCGTCCGCCGGGCATCGACTGCTTCAGATTTCAGGAGCAATGGAGCACCTGACGCACACGTCTCGCAATGGTCACAACCAAAATACACAATGCCATGCAGGGTGAGTAGATAAACTCGAACCCCACACCTAGCAACGTAGAGGCATCGTGCCAAGTACCACTGCGGAACGCAGTGGATGGGACGGTTAGTAGGAGATGTATCCCTCCCAAGCGGAGGACTTCAGGCTCTTCTTGGAGGAGAGTAGGTGTTTGATGGAAAAAAGCAGCTTCATGGAGATATCCTCGGTTTGAATGAAGAATTACCTTTACGGCGGCGTGATTGCATCGTTGATTTATATCCGCTGTAAAAATACAGCGGATATGTCAATCAGTACCAGTGCGGCCAAGAGTAGGACTTCAGGCTCTTCTTGGAAGAAATCAGACCTTTGATGGTAAGCATTAGCTTCATAAGCGATATCCTCGTAGCAATAATGGATGACCCTTTCGGGCAAGCGATTACATCGTTTACAACCATATTGACACTGCGCGGGAATCCACTATGTGGCGAAGCCCGCGCTTGAAGCCTACCCCGCCATCGCAGGATGCGCAAACACGAAATCATGCACCTGCGCACAAAATTGCATCGCCATATGCAATCTATTCATGCAATACGCTCAGCGCATGATGAGATGCCGCGCGCGACCGCTGCGGCGAGGAAGTTGAAAAACATCAGATGACGTCAACACCCGCATCGACAACATCGCGACAACATCACAGTCCGCATGTTGCGTGCAGCGCAGCTCAATCGCCTTGTCGTCGATCATTCGGCAACGGGTGACGGCAGCGCCATGCCCCCAGCAACACGGCGGTCGCCGCAGCGACATTGAGACTTTCCACCGCGCCGCTGCCGGGAATCGACAGACG</text:p>
          </table:table-cell>
          <table:table-cell office:value-type="string" calcext:value-type="string">
            <text:p>, GTGTTTGATGGAAAAAAGCAGCTTCATGGAGATATCCTCGGTTTGAATGAAGAATTACCTTTACGGCGGCGTGATTGCATCGTTGATTTATATCCGCTGTAA, 2496808, 2496910(+)</text:p>
          </table:table-cell>
          <table:table-cell table:formula="of:=LEFT([.J147];FIND(&quot;),&quot;;[.J147])-1)" office:value-type="string" office:string-value="" calcext:value-type="error">
            <text:p>#WERT!</text:p>
          </table:table-cell>
          <table:table-cell table:formula="of:=MID([.J147]; FIND(&quot;),&quot;;[.J147]) + 1; FIND(&quot;),&quot;;[.J147];FIND(&quot;),&quot;;[.J147])+1) - FIND(&quot;),&quot;;[.J147]) - 1)" office:value-type="string" office:string-value="" calcext:value-type="error">
            <text:p>#WERT!</text:p>
          </table:table-cell>
          <table:table-cell table:formula="of:=RIGHT([.J147];LEN([.J147]) - FIND(&quot;),&quot;; [.J147]; FIND(&quot;),&quot;; [.J147]) + 1))" office:value-type="string" office:string-value="" calcext:value-type="error">
            <text:p>#WERT!</text:p>
          </table:table-cell>
          <table:table-cell office:value-type="string" calcext:value-type="string">
            <text:p>, VDLYPL*, 2496808, 2496910(+)</text:p>
          </table:table-cell>
        </table:table-row>
        <table:table-row table:style-name="ro1">
          <table:table-cell office:value-type="string" calcext:value-type="string">
            <text:p>WP_042594940.1</text:p>
          </table:table-cell>
          <table:table-cell office:value-type="float" office:value="1444839155" calcext:value-type="float">
            <text:p>1444839155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LMC_P47 scaffold1.1_X.arboricola_LMC_P47_size4976818, whole genome shotgun sequence</text:p>
          </table:table-cell>
          <table:table-cell office:value-type="float" office:value="1444839155" calcext:value-type="float">
            <text:p>1444839155</text:p>
          </table:table-cell>
          <table:table-cell office:value-type="string" calcext:value-type="string">
            <text:p>3908315..3907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792-13776']</text:p>
          </table:table-cell>
          <table:table-cell office:value-type="string" calcext:value-type="string">
            <text:p>TCTGGCCGGCCGCTCGCTGCGCACCAGTGGATTGCTGCGCATCGGCGTGCTGTACAGCAACCCGAGTGCGGCGTACCTCAATCAATTCATGCTAGGCCTGCTCGAACAGAGCAGTCTCAATGGCAGCCAGGTGCTGGTGGAGAAATGCGGCGCCATCCGCAGCCAGCGTGCTGCCACCGAACGCCTGCTCGCCGCCGGCGTGGATGGCGTGATCCTGCCGCCGCCGTTGTGCGATTCACGCCAGACCATTGCCGAACTCGATGCACGCGGCATCCCGGTAGTTGCGGTGGCCAGTGGCGCACCGATGGCGCAGATCAGCTCGGTGCGCATCGACGATTACCAGGCCGCGCGCGCGCTCGTCGATCACCTGATCGCGCTTGGCCATCGCCGCATCGCCTTGATCAAGGGCGACCCCAAACACACACCCAGCGCGCTGCGTGCCAGTGGCTACGCCGACAGCCTGCAGGCGGCGGGGCTGGAGATCGATGAGGCGCTGATCGCCGAGGGGTTGTTCACCTATCACTCGGGCCTGCTCGCCGCGCGCGCATTGCTCGCACAGCCCGCACCGCCCACGGCAATCTTCTGCAGCAACGACGACATGGCAGCAGCCACCGTAGCGGTGGCGCACGGGCTGGGCCTGCGCGTGCCCGAGGATGTGTCAGTGGCCGGCTTCGACGACACGCCCGTGGCGACCACCATCTGGCCCGAACTCACCACCGTGCATCAACCGGTCACCGCCATGGGCCGCGCAGCGGTCTCGCTGCTGGCCGACGCCATTCGCGAACGACGCAAGGGCGCACCAGTGCAGGGCGTGCATCAGGTGATGAAGTACACGCTGGTGAAACGCGGTTCGACGGCGGCGCCGGTGGGGTGATGGGGTGATGGTTCAACTGCGCTGTCGGGCAATGGGAGCACATCACCCAACAGCACAACGCCATGTGCATCGGCGATGCGATCGCGTTGTTTTAGGCCCTGACCAGGGTGACGTCCGCAACACCTAAAAGCCCAGTCAATGGCACATCGGTGCGACGTTGGGTGGTTGCCGCTGTCAGGCCCTGGCTGCGTAACAGCTCCAGCAGGCGCTCGGCGAGCGGCATCACCATGTGTCTGCCCCAACAGCGCTCCGAGGCATGGCCAAACGGAAAATAGCCCGGGTGATTGTCTGGATCCAACGCGTCCCAACGCGCCGGACGAAACACATTGGGCGCGTCCCACAGCGCGGGATCGCGGTGACTGAGCAACGGCAACACCAACACGTCATCGGCCGCACCGATGCGGTGATCCAGGGCGGGATATTCCGGCGATGCGTTGCGCAGGATGTTCCAGGATGGCGGCAACAGCCGCAGCGCTTCGTAAATGATAGTGCGGTTGCTGTCGCTCGCTGAGAACGGCGATCCCAACCACATGGCATTGGCGACCAAAGTAGAAATGGTAAAGCACACCGGTGCTGCGGTACGCCGGTACAGGCCCAGGGCGTAGCGGCGTTCGTCATAACTGCCTGCGGCCGCCGTCACCCGCGCCAACGAGGAGGCATTGGGTGCCAACGTCAACGGTAACGCGGCACCGGCGGCAATCACCGCCCAGGTCAACTTGGGTGTGAGTTCGAGCACGCGGTCCATCAGCACGCGCAAGCGCAACGGATCTCCACCAAGCAACAGGTCGCGCAGATACACGTGGCCAACATGCGGCCAACTGCCTGACAGATCGACTTGTACCGCTGGAACTTTCAAAGCTTCGCGCACATCGCGACCAATCGCCTGCATCAAGCGAGAGGCATCCACACGTGCAATGGAGCGCCCGTGCAATGGCTTGAAGGTTGGTCGTTCCGTCTCCGAGGCCGGGCGTGCAGCGAGCAGGCGATGCGTCAGCACCGGCCCCGCCACGCCCACCGTGTCGGGCTCCAGACGAAAGACGTCTTGCCCGATGTACGCATCGAGCAAGGCCTGCAGCCGTGGTGCAAACACGGTGCGGCGCATGTCGCCGACAAGCGAGTGCGACATCGTGTGACTCCGAAAAAAGGCCCGCGTCCGACAACCTGGAGATCGCCGGCGCGGGCCGGTTCACCGGGCCGTATCAACTCTGCGGCGGGTGCACGTTCAGTACCAGATGTACCAAGCGTGCGACTTCAGGCTCTTGTTGGAAGCAAGGCGGTGCTTGATGGCAAACAACAGTTTCATGAGCGGAATCCTTCAGGTGGGATTGCCCTTGCGGGGGATGAAACCAGGTAGAAACACAGGTAGCGCCGCGAGCCAGTTACGGTTGAGCTCGCAAGATCGAACCTACTCCCTGCTCTGACGCAAAACCCTGCAAGCGCGCACAGATCGCAACGCGCATGTCACTGCGGCGCAATGCGCCTGCATAAAAAAGGCCGCATCGCTTCCCGCCGATGCGGCCAAATGGGAGGGGCCCGGGCTTGCGACCGGGCGAACTGCAGCCACCGGCGTATGCCAGTGATGGGAAGCACAGCAATGCGGCTCAGAGGATCAGAGCGAAGCTCGCAATTTCGTACTGACGCACGACGCCCATGCAAGCAAAGCGCCAAAACAGCTGCATGACACGATGTGTACGGCTGCGGGGCTCGCTGATAGCGGCCGTCGTATTCACGACCGCTATCACCGCAGACTGCGTTGCGATCAACTCATTGCACTGAGAAGAGCAAGACGGCTACTTGTTCGGCCGCGCGATCACCATCGCCGATGGTGCACTCGCACCTGCCGCGTTGTTGGCCGTCACCACGTACGTGTACGCGGCACCATTGTCGACCGCGCGGTCTACATAGGTGGTGGAGGTGACGTTGCTGCTCACCGTCGTCAATGCCCCCGTGGTGCCGGCGCGGCGCTGCACGGTGTAGCTGGCTGCGCCGCTCACGGCCGACCAGCTCAGCTTGACGTTGCTGTCTCCCACCGTAGCGGTGAGCCCACGGGTTGCAGCCGGTACTTGGCGCGGTGCCAGTGCAACAGATGCAG</text:p>
          </table:table-cell>
          <table:table-cell/>
          <table:table-cell table:formula="of:=LEFT([.J148];FIND(&quot;),&quot;;[.J148])-1)" office:value-type="string" office:string-value="" calcext:value-type="error">
            <text:p>#WERT!</text:p>
          </table:table-cell>
          <table:table-cell table:formula="of:=MID([.J148]; FIND(&quot;),&quot;;[.J148]) + 1; FIND(&quot;),&quot;;[.J148];FIND(&quot;),&quot;;[.J148])+1) - FIND(&quot;),&quot;;[.J148]) - 1)" office:value-type="string" office:string-value="" calcext:value-type="error">
            <text:p>#WERT!</text:p>
          </table:table-cell>
          <table:table-cell table:formula="of:=RIGHT([.J148];LEN([.J148]) - FIND(&quot;),&quot;; [.J148]; FIND(&quot;),&quot;; [.J14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42594940.1</text:p>
          </table:table-cell>
          <table:table-cell office:value-type="float" office:value="1442404273" calcext:value-type="float">
            <text:p>1442404273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LMC_P11 scaffold2.1_X.arboricola_LMC_P11_size649363, whole genome shotgun sequence</text:p>
          </table:table-cell>
          <table:table-cell office:value-type="float" office:value="1442404273" calcext:value-type="float">
            <text:p>1442404273</text:p>
          </table:table-cell>
          <table:table-cell office:value-type="string" calcext:value-type="string">
            <text:p>24692..23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65-11010']</text:p>
          </table:table-cell>
          <table:table-cell office:value-type="string" calcext:value-type="string">
            <text:p>TCTGGCCGGCCGCTCGCTGCGCACCAGTGGATTGCTGCGCATCGGCGTGCTGTACAGCAACCCGAGTGCGGCGTACCTCAATCAATTCATGCTAGGCCTGCTCGAACAGAGCAGTCTCAATGGCAGCCAGGTGCTGGTGGAGAAATGCGGCGCCATCCGCAGCCAGCGTGCTGCCACCGAACGCCTGCTCGCCGCCGGCGTGGATGGCGTGATCCTGCCGCCGCCGTTGTGCGATTCACGCCAGACCATTGCCGAACTCGATGCACGCGGCATCCCGGTAGTTGCGGTGGCCAGTGGCGCACCGATGGCGCAGATCAGCTCGGTGCGCATCGACGATTACCAGGCCGCGCGCGCGCTCGTCGATCACCTGATCGCGCTTGGCCATCGCCGCATCGCCTTGATCAAGGGCGACCCCAAACACACACCCAGCGCGCTGCGTGCCAGTGGCTACGCCGACAGCCTGCAGGCGGCGGGGCTGGAGATCGATGAGGCGCTGATCGCCGAGGGGTTGTTCACCTATCACTCGGGCCTGCTCGCCGCGCGCGCATTGCTCGCACAGCCCGCACCGCCCACGGCAATCTTCTGCAGCAACGACGACATGGCAGCAGCCACCGTAGCGGTGGCGCACGGGCTGGGCCTGCGCGTGCCCGAGGATGTGTCAGTGGCCGGCTTCGACGACACGCCCGTGGCGACCACCATCTGGCCCGAACTCACCACCGTGCATCAACCGGTCACCGCCATGGGCCGCGCAGCGGTCTCGCTGCTGGCCGACGCCATTCGCGAACGACGCAAGGGCGCACCAGTGCAGGGCGTGCATCAGGTGATGAAGTACACGCTGGTGAAACGCGGTTCGACGGCGGCGCCGGTGGGGTGATGGGGTGATGGTTCAACTGCGCTGTCGGGCAATGGGAGCACATCACCCAACAGCACAACGCCATGTGCATCGGCGATGCGATCGCGTTGTTTTAGGCCCTGACCAGGGTGACGTCCGCAACACCTAAAAGCCCAGTCAATGGCACATCGGTGCGACGTTGGGTGGTTGCCGCTGTCAGGCCCTGGCTGCGTAACAGCTCCAGCAGGCGCTCGGCGAGCGGCATCACCATGTGTCTGCCCCAACAGCGCTCCGAGGCATGGCCAAACGGAAAATAGCCCGGGTGATTGTCTGGATCCAACGCGTCCCAACGCGCCGGACGAAACACATTGGGCGCGTCCCACAGCGCGGGATCGCGGTGACTGAGCAACGGCAACACCAACACGTCATCGGCCGCACCGATGCGGTGATCCAGGGCGGGATATTCCGGCGATGCGTTGCGCAGGATGTTCCAGGATGGCGGCAACAGCCGCAGCGCTTCGTAAATGATAGTGCGGTTGCTGTCGCTCGCTGAGAACGGCGATCCCAACCACATGGCATTGGCGACCAAAGTAGAAATGGTAAAGCACACCGGTGCTGCGGTACGCCGGTACAGGCCCAGGGCGTAGCGGCGTTCGTCATAACTGCCTGCGGCCGCCGTCACCCGCGCCAACGAGGAGGCATTGGGTGCCAACGTCAACGGTAACGCGGCACCGGCGGCAATCACCGCCCAGGTCAACTTGGGTGTGAGTTCGAGCACGCGGTCCATCAGCACGCGCAAGCGCAACGGATCTCCACCAAGCAACAGGTCGCGCAGATACACGTGGCCAACATGCGGCCAACTGCCTGACAGATCGACTTGTACCGCTGGAACTTTCAAAGCTTCGCGCACATCGCGACCAATCGCCTGCATCAAGCGAGAGGCATCCACACGTGCAATGGAGCGCCCGTGCAATGGCTTGAAGGTTGGTCGTTCCGTCTCCGAGGCCGGGCGTGCAGCGAGCAGGCGATGCGTCAGCACCGGCCCCGCCACGCCCACCGTGTCGGGCTCCAGACGAAAGACGTCTTGCCCGATGTACGCATCGAGCAAGGCCTGCAGCCGTGGTGCAAACACGGTGCGGCGCATGTCGCCGACAAGCGAGTGCGACATCGTGTGACTCCGAAAAAAGGCCCGCGTCCGACAACCTGGAGATCGCCGGCGCGGGCCGGTTCACCGGGCCGTATCAACTCTGCGGCGGGTGCACGTTCAGTACCAGATGTACCAAGCGTGCGACTTCAGGCTCTTGTTGGAAGCAAGGCGGTGCTTGATGGCAAACAACAGTTTCATGAGCGGAATCCTTCAGGTGGGATTGCCCTTGCGGGGGATGAAACCAGGTAGAAACACAGGTAGCGCCGCGAGCCAGTTACGGTTGAGCTCGCAAGATCGAACCTACTCCCTGCTCTGACGCAAAACCCTGCAAGCGCGCACAGATCGCAACGCGCATGTCACTGCGGCGCAATGCGCCTGCATAAAAAAGGCCGCATCGCTTCCCGCCGATGCGGCCAAATGGGAGGGGCCCGGGCTTGCGACCGGGCGAACTGCAGCCACCGGCGTATGCCAGTGATGGGAAGCACAGCAATGCGGCTCAGAGGATCAGAGCGAAGCTCGCAATTTCGTACTGACGCACGACGCCCATGCAAGCAAAGCGCCAAAACAGCTGCATGACACGATGTGTACGGCTGCGGGGCTCGCTGATAGCGGCCGTCGTATTCACGACCGCTATCACCGCAGACTGCGTTGCGATCAACTCATTGCACTGAGAAGAGCAAGACGGCTACTTGTTCGGCCGCGCGATCACCATCGCCGATGGTGCACTCGCACCTGCCGCGTTGTTGGCCGTCACCACGTACGTGTACGCGGCACCATTGTCGACCGCGCGGTCTACATAGGTGGTGGAGGTGACGTTGCTGCTCACCGTCGTCAATGCCCCCGTGGTGCCGGCGCGGCGCTGCACGGTGTAGCTGGCTGCGCCGCTCACGGCCGACCAGCTCAGCTTGACGTTGCTGTCTCCCACCGTAGCGGTGAGCCCACGGGTTGCAGCCGGTACTTGGCGCGGTGCCAGTGCAACAGATGCAG</text:p>
          </table:table-cell>
          <table:table-cell/>
          <table:table-cell table:formula="of:=LEFT([.J149];FIND(&quot;),&quot;;[.J149])-1)" office:value-type="string" office:string-value="" calcext:value-type="error">
            <text:p>#WERT!</text:p>
          </table:table-cell>
          <table:table-cell table:formula="of:=MID([.J149]; FIND(&quot;),&quot;;[.J149]) + 1; FIND(&quot;),&quot;;[.J149];FIND(&quot;),&quot;;[.J149])+1) - FIND(&quot;),&quot;;[.J149]) - 1)" office:value-type="string" office:string-value="" calcext:value-type="error">
            <text:p>#WERT!</text:p>
          </table:table-cell>
          <table:table-cell table:formula="of:=RIGHT([.J149];LEN([.J149]) - FIND(&quot;),&quot;; [.J149]; FIND(&quot;),&quot;; [.J14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42594940.1</text:p>
          </table:table-cell>
          <table:table-cell office:value-type="float" office:value="756145841" calcext:value-type="float">
            <text:p>756145841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LMCP11 contig_2, whole genome shotgun sequence</text:p>
          </table:table-cell>
          <table:table-cell office:value-type="float" office:value="756145841" calcext:value-type="float">
            <text:p>756145841</text:p>
          </table:table-cell>
          <table:table-cell office:value-type="string" calcext:value-type="string">
            <text:p>325155..324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135-8677']</text:p>
          </table:table-cell>
          <table:table-cell office:value-type="string" calcext:value-type="string">
            <text:p>TCTGGCCGGCCGCTCGCTGCGCACCAGTGGATTGCTGCGCATCGGCGTGCTGTACAGCAACCCGAGTGCGGCGTACCTCAATCAATTCATGCTAGGCCTGCTCGAACAGAGCAGTCTCAATGGCAGCCAGGTGCTGGTGGAGAAATGCGGCGCCATCCGCAGCCAGCGTGCTGCCACCGAACGCCTGCTCGCCGCCGGCGTGGATGGCGTGATCCTGCCGCCGCCGTTGTGCGATTCACGCCAGACCATTGCCGAACTCGATGCACGCGGCATCCCGGTAGTTGCGGTGGCCAGTGGCGCACCGATGGCGCAGATCAGCTCGGTGCGCATCGACGATTACCAGGCCGCGCGCGCGCTCGTCGATCACCTGATCGCGCTTGGCCATCGCCGCATCGCCTTGATCAAGGGCGACCCCAAACACACACCCAGCGCGCTGCGTGCCAGTGGCTACGCCGACAGCCTGCAGGCGGCGGGGCTGGAGATCGATGAGGCGCTGATCGCCGAGGGGTTGTTCACCTATCACTCGGGCCTGCTCGCCGCGCGCGCATTGCTCGCACAGCCCGCACCGCCCACGGCAATCTTCTGCAGCAACGACGACATGGCAGCAGCCACCGTAGCGGTGGCGCACGGGCTGGGCCTGCGCGTGCCCGAGGATGTGTCAGTGGCCGGCTTCGACGACACGCCCGTGGCGACCACCATCTGGCCCGAACTCACCACCGTGCATCAACCGGTCACCGCCATGGGCCGCGCAGCGGTCTCGCTGCTGGCCGACGCCATTCGCGAACGACGCAAGGGCGCACCAGTGCAGGGCGTGCATCAGGTGATGAAGTACACGCTGGTGAAACGCGGTTCGACGGCGGCGCCGGTGGGGTGATGGGGTGATGGTTCAACTGCGCTGTCGGGCAATGGGAGCACATCACCCAACAGCACAACGCCATGTGCATCGGCGATGCGATCGCGTTGTTTTAGGCCCTGACCAGGGTGACGTCCGCAACACCTAAAAGCCCAGTCAATGGCACATCGGTGCGACGTTGGGTGGTTGCCGCTGTCAGGCCCTGGCTGCGTAACAGCTCCAGCAGGCGCTCGGCGAGCGGCATCACCATGTGTCTGCCCCAACAGCGCTCCGAGGCATGGCCAAACGGAAAATAGCCCGGGTGATTGTCTGGATCCAACGCGTCCCAACGCGCCGGACGAAACACATTGGGCGCGTCCCACAGCGCGGGATCGCGGTGACTGAGCAACGGCAACACCAACACGTCATCGGCCGCACCGATGCGGTGATCCAGGGCGGGATATTCCGGCGATGCGTTGCGCAGGATGTTCCAGGATGGCGGCAACAGCCGCAGCGCTTCGTAAATGATAGTGCGGTTGCTGTCGCTCGCTGAGAACGGCGATCCCAACCACATGGCATTGGCGACCAAAGTAGAAATGGTAAAGCACACCGGTGCTGCGGTACGCCGGTACAGGCCCAGGGCGTAGCGGCGTTCGTCATAACTGCCTGCGGCCGCCGTCACCCGCGCCAACGAGGAGGCATTGGGTGCCAACGTCAACGGTAACGCGGCACCGGCGGCAATCACCGCCCAGGTCAACTTGGGTGTGAGTTCGAGCACGCGGTCCATCAGCACGCGCAAGCGCAACGGATCTCCACCAAGCAACAGGTCGCGCAGATACACGTGGCCAACATGCGGCCAACTGCCTGACAGATCGACTTGTACCGCTGGAACTTTCAAAGCTTCGCGCACATCGCGACCAATCGCCTGCATCAAGCGAGAGGCATCCACACGTGCAATGGAGCGCCCGTGCAATGGCTTGAAGGTTGGTCGTTCCGTCTCCGAGGCCGGGCGTGCAGCGAGCAGGCGATGCGTCAGCACCGGCCCCGCCACGCCCACCGTGTCGGGCTCCAGACGAAAGACGTCTTGCCCGATGTACGCATCGAGCAAGGCCTGCAGCCGTGGTGCAAACACGGTGCGGCGCATGTCGCCGACAAGCGAGTGCGACATCGTGTGACTCCGAAAAAAGGCCCGCGTCCGACAACCTGGAGATCGCCGGCGCGGGCCGGTTCACCGGGCCGTATCAACTCTGCGGCGGGTGCACGTTCAGTACCAGATGTACCAAGCGTGCGACTTCAGGCTCTTGTTGGAAGCAAGGCGGTGCTTGATGGCAAACAACAGTTTCATGAGCGGAATCCTTCAGGTGGGATTGCCCTTGCGGGGGATGAAACCAGGTAGAAACACAGGTAGCGCCGCGAGCCAGTTACGGTTGAGCTCGCAAGATCGAACCTACTCCCTGCTCTGACGCAAAACCCTGCAAGCGCGCACAGATCGCAACGCGCATGTCACTGCGGCGCAATGCGCCTGCATAAAAAAGGCCGCATCGCTTCCCGCCGATGCGGCCAAATGGGAGGGGCCCGGGCTTGCGACCGGGCGAACTGCAGCCACCGGCGTATGCCAGTGATGGGAAGCACAGCAATGCGGCTCAGAGGATCAGAGCGAAGCTCGCAATTTCGTACTGACGCACGACGCCCATGCAAGCAAAGCGCCAAAACAGCTGCATGACACGATGTGTACGGCTGCGGGGCTCGCTGATAGCGGCCGTCGTATTCACGACCGCTATCACCGCAGACTGCGTTGCGATCAACTCATTGCACTGAGAAGAGCAAGACGGCTACTTGTTCGGCCGCGCGATCACCATCGCCGATGGTGCACTCGCACCTGCCGCGTTGTTGGCCGTCACCACGTACGTGTACGCGGCACCATTGTCGACCGCGCGGTCTACATAGGTGGTGGAGGTGACGTTGCTGCTCACCGTCGTCAATGCCCCCGTGGTGCCGGCGCGGCGCTGCACGGTGTAGCTGGCTGCGCCGCTCACGGCCGACCAGCTCAGCTTGACGTTGCTGTCTCCCACCGTAGCGGTGAGCCCACGGGTTGCAGCCGGTACTTGGCGCGGTGCCAGTGCAACAGATGCAG</text:p>
          </table:table-cell>
          <table:table-cell/>
          <table:table-cell table:formula="of:=LEFT([.J150];FIND(&quot;),&quot;;[.J150])-1)" office:value-type="string" office:string-value="" calcext:value-type="error">
            <text:p>#WERT!</text:p>
          </table:table-cell>
          <table:table-cell table:formula="of:=MID([.J150]; FIND(&quot;),&quot;;[.J150]) + 1; FIND(&quot;),&quot;;[.J150];FIND(&quot;),&quot;;[.J150])+1) - FIND(&quot;),&quot;;[.J150]) - 1)" office:value-type="string" office:string-value="" calcext:value-type="error">
            <text:p>#WERT!</text:p>
          </table:table-cell>
          <table:table-cell table:formula="of:=RIGHT([.J150];LEN([.J150]) - FIND(&quot;),&quot;; [.J150]; FIND(&quot;),&quot;; [.J15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42147721.1</text:p>
          </table:table-cell>
          <table:table-cell office:value-type="float" office:value="754786344" calcext:value-type="float">
            <text:p>754786344</text:p>
          </table:table-cell>
          <table:table-cell office:value-type="string" calcext:value-type="string">
            <text:p>Streptomyces lydicamycinicus</text:p>
          </table:table-cell>
          <table:table-cell office:value-type="string" calcext:value-type="string">
            <text:p>Streptomyces lydicamycinicus strain TP-A0598, whole genome shotgun sequence</text:p>
          </table:table-cell>
          <table:table-cell office:value-type="float" office:value="754786344" calcext:value-type="float">
            <text:p>754786344</text:p>
          </table:table-cell>
          <table:table-cell office:value-type="string" calcext:value-type="string">
            <text:p>377820..376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111-8824']</text:p>
          </table:table-cell>
          <table:table-cell office:value-type="string" calcext:value-type="string">
            <text:p>ACGCGATGTCCCGGGCCTACGCCCCGTATTCCGGCTACCCCGTAGGCGCCGCCGCCCTCGTGGACGACGGCCGCACCATCACCGGCTGCAACGTGGAGAACGCCTCCTACGGCCTGGCCCTCTGCGCCGAATGCGGCCTGATCTCAGAACTGTTCGCCGGCCGCCCCGACAGCACCGGCCCGGCCCCCCGGCTGACCGCCTTCACCTGCGTGGACGGGGCGGGCGAACTGCTCGTCCCCTGCGGCCGCTGCCGCCAGCTCCTGTGGGAACACGGCGGCCCGGAGCTTCTGGTGGACACGGCGGCGGGCATCCGCCCGCTGTCGGAGCTGCTGCCGGATGCGTTCGGGGCGGGGCATTTGAGGGGGTGAACGGGGGCGGGTGGGTGCCAGTGACTCCATCCCCGCCACCCACCGCCCCCGGCACCACCCGCTCACCGGGCAAGACGCAGGTCGATCCAGGGAATGCTGTCCCCCGGCAGCAGATAGCGCTCGATCTCGACAAACCCGTGCTTGCGCGCGAACCGCAGCCCGTCCTCGTTGGAGGACAGCACCACGGTCTCGATCACTTCGGCGCCCAACTCCCGCGCCCTGCTGAGCCCGCGCGCATACAGCTCCTCCCCGAACCCCTGACCACGATGAGCTTCCAGCACACGAGCGATCACGGTCACCGTCAGCGCGTCATCGGCGGGCGGGCGCACCGTGCTGCATCCGATGAGCTCGTCACCGGCATACGCGACCTCCAAGTGGTGACGCTGCGCCCGCTCCCGCACATCCTCCAGCGAAAGGAGGTGGGTAGGGATGATCGTGTTGTGGACGAACTGCCAGTCCTTGAGGGCGTCGTCGCCATCCGGCCGCTGAATACGAAGATCAGACATCGCAGCAGAACAGCCGAGTCCCTCCCGCACGTCAACTCCGTTTCAGGTGGGACGAATGGTCAGGCCGTCACGGTCGAGCCCTCGGTCGAGTCATCTGCACTTCGGACACTTCGAGCAATCCGTCGAGTTCGACCTTCCCCCTGGTCTGGCTCGGACTCACCACCAGGCCGTCCCGTCGCACGATGTCCAGGAGCCGTTCGGCCAGGGGCAGGACCATATGCCGGCCCCAGCATCGTTCGCTTACGTGGCCGAAGGGGAGATATCCGGGGTGGTTGTCTCCGTCCAGCTCTTCCCAGCGGTCGGGATGAAACGCGTCGGGCTCGTCCCAGAGCTTGGGGTCGCGGTGGCTCAGCAGGGGGAGCAACAGGACATCGTCTTTCGGGCCGATCCGTGCGTCCACGTCCGAGAACTCCGGAGAAGCCATTCGCAAGATGTTCCATGAGGGGGGAAGCAGTCGGAGTGCCTCAAGGAGGATGTTCCGATTCGATACGTCATCGCTGAACGGAGCCCCGAGCCACAGGGCGTTGGTGACCAGCGCGGATACGGTGAAGCACACCGGTGCTGCCACCCGCCGGTACAGGTACATGGCATAGCGCCGGTCACTGTAGGTCGTGGAATCGAGCACGAGAGCGGCAAGTTTTGACAGCGGCACGCCCTGCCCGGGCCTGCCCAGCAAAGCGGCACCGGAGGCGACGGCCGACCAGGTCAGTTTCGGTGTCAACTCCAGCCTGCGGTCGACCAGAACCCGGAATCGCAGACGTTCGTTCCCGAAAACGAGATTCCGCAGGTAAACATGCGCCACATGCGGCCAGCGGCCGGTCAGGTCGACCGCCTCATCGAGGGGACGTTGCAGCGCGTTCCGCACGTCCGAGCCCACGGCTTGCATAAAGGTGGACGCATCCGTACGGGTAACGAGCCGCCCCTGGACGGGTTTGAAGGTGGGCCTCTCCTCCGCGTTGGCCGGCCTGCTACGGAGTAAGCGGTCCATCAGCTCGGCGCCGGACACCCCGATCGTGTCGGGCTCCAGACGAAAAAGCGACGCACCACGATAACGACTTAACAGTTCGTCGATTCTCGGCGCGAACTCGATGACCCGATCGCTCCCGCCGACGCGGTGCACAGGCATAGGTGAACTCCGTGGGTAGGCAGCTCGCGCCGGCCAGAATTCCTGACCGACGCGATCCCGGCAGGGAAACTGTCTGGTTAAATCCAGCCGTACCAGGCGTATGCCTTGAGGCTCTTTTCCGGGCGGAACTTCTTGACGATGCGAACGAGTTTCATGAGCACCTCCATTTGCGTGGCGAACGAGATACTTATGCGACGGCAGAAGATGTAGAGACCGGGTGGAATTCCCGGCATTCATTTCAACTGCTGTGGAAAGTGAAGACCTATTCAGTGAATGTGTCAAGTGATCCACATCACTACCTGAATTGCCTCATTCACGTTTCGAATTCATCCGTATTCGCATCTCGGCAAATCGCCACTAATCCATCTATTGACACCCAATGTGGGCATCGAAAGGGGGTGGATGGCGTCGAATGGGGTGGTTTGGTCATGGATTATGTGACATGGACATGTTCTGTAGGGCGGGTCGAGGGCCTCCGGTCCCCGCTCCGGCGCGATGGCTCTCCCACACGGAGAATCGCGAAGCGGCGGTGAAGCCGGCGCAGTCGGTCGTCTCGGCACGGCTCGCAGCAGCCGGGGCGCAGATCGTCGGGCCCGGCGGGGTCGGTGCGCCGGCATCAGGGCGAGTTCGGCTCGGGCGAGGAATGGCACCTCGTCCTCAGGTCTGGGCGAGTTCCAGTACCTCGGCCACTGCGGGCAGTTCACGATGAGAGCCGTGAACCATCGACCGTCGAGCACGACCCGGGGGACCGGTACCGCGGTAAACCCGGTGCCTGCCCTGCCCGGACGTTGCTAGCTTCGACGCGTCGGAGACCGCGGGATCTCGTCCGAAACAGGGGTGCCGGCGACATGTCCGTAGCAGCTCCGTCCGGGGGAACGTCACCGGTACGTGACTACCTGGAGGCGGTCCTGGATCTGCTGGAGGAACACGCGCTCAACCGCG</text:p>
          </table:table-cell>
          <table:table-cell office:value-type="string" calcext:value-type="string">
            <text:p>, ATGAAACTCGTTCGCATCGTCAAGAAGTTCCGCCCGGAAAAGAGCCTCAAGGCATACGCCTGGTACGGCTGGATTTAA, 377897, 377975(-)</text:p>
          </table:table-cell>
          <table:table-cell table:formula="of:=LEFT([.J151];FIND(&quot;),&quot;;[.J151])-1)" office:value-type="string" office:string-value="" calcext:value-type="error">
            <text:p>#WERT!</text:p>
          </table:table-cell>
          <table:table-cell table:formula="of:=MID([.J151]; FIND(&quot;),&quot;;[.J151]) + 1; FIND(&quot;),&quot;;[.J151];FIND(&quot;),&quot;;[.J151])+1) - FIND(&quot;),&quot;;[.J151]) - 1)" office:value-type="string" office:string-value="" calcext:value-type="error">
            <text:p>#WERT!</text:p>
          </table:table-cell>
          <table:table-cell table:formula="of:=RIGHT([.J151];LEN([.J151]) - FIND(&quot;),&quot;; [.J151]; FIND(&quot;),&quot;; [.J151]) + 1))" office:value-type="string" office:string-value="" calcext:value-type="error">
            <text:p>#WERT!</text:p>
          </table:table-cell>
          <table:table-cell office:value-type="string" calcext:value-type="string">
            <text:p>, AWYGWI*, 377897, 377975(-)</text:p>
          </table:table-cell>
        </table:table-row>
        <table:table-row table:style-name="ro1">
          <table:table-cell office:value-type="string" calcext:value-type="string">
            <text:p>WP_036142281.1</text:p>
          </table:table-cell>
          <table:table-cell office:value-type="float" office:value="738188820" calcext:value-type="float">
            <text:p>738188820</text:p>
          </table:table-cell>
          <table:table-cell office:value-type="string" calcext:value-type="string">
            <text:p>Luteibacter sp. 9135</text:p>
          </table:table-cell>
          <table:table-cell office:value-type="string" calcext:value-type="string">
            <text:p>Luteibacter sp. 9135 FA89DRAFT_scf7180000000002_quiver_dupTrim_10828.1_C, whole genome shotgun sequence</text:p>
          </table:table-cell>
          <table:table-cell office:value-type="float" office:value="738188820" calcext:value-type="float">
            <text:p>738188820</text:p>
          </table:table-cell>
          <table:table-cell office:value-type="string" calcext:value-type="string">
            <text:p>3898862..3897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79-14823']</text:p>
          </table:table-cell>
          <table:table-cell office:value-type="string" calcext:value-type="string">
            <text:p>AGCGCGGCATTTACGCCGCGCGGTGACAGGCGCCGCAGGCAGGCCACCACATCTGCTCCCGTGCAGCCGAGGGCGGCCGCGTAGCGAACGCCGCCCGCGTCGGCGTCGGCCACCGGCACGGTCGACTCGTTCAGCGTGCAGGGGCCGCTTTGCATGATCGCACGCTGGAACAGGCCCCGTGCACCCGGTGCCACCAGCTGCGCGCAGACGCTCCACGCCCCGGCGGATTAGCCGAACAGGGTGACGTTGCCGGGATCGCCGCCGAACCGGGCGATGTTGTCGCGCACCCAGCGCAACGCGGCCTGCTGATCGAGCAACCCGAGGTTGGCCGCGCCGCCGGCTTCGGCACGCAACGCCGGATGGGCCAGGAAGCCCAGGGACGCCAGGCGGTAGTTCACCGCCACGGTGACGACATCCTGCCGGCGTGCCAGCACGCTGGGATCGTATTGACGGTTGGCACCCAGCACCAGCGCACCGCCATAGATCCACACCATCACCGGCTTGCGATCGCCGGGCTTCGCGGTCGGCGGCGTATAGACATTGAGGTTGAGGCAATCCTCGTCGCCGATCACCAGCCAGTGGCTCGGTTTGCCGGTCTGTGCCCCGGGACTGAGATTCTGTACGCACTGGTGGCCAAGCGCCGCGGCATCGCGCGGCGCGTGCCACGGCACCGCAGGCAACGGCTCACGCCAACGCAGGGCCCCGACGGGCGCACGCGCATAGGGGATGCCGAGATAGGCCTGCCCCTCTGCCGAGGTCACGCCAATCACGGGCCCGCTCGCCGTCATCACCGTCGCTGCGGCATGCCGGTCCGCACGGGTGATATGCGTTGCCGCACCCGGCGGCGCACGGCAGCCGGCAACGGCGAACATCACCAACAGCGGAAGAAGCCATGAACCGGGACGTGGCATCGCGGTACGTTCCTAAAAACGAAGGGCGCGAAGCTATACGCGACGGCCCGGCGACGCGATGTGAACGATCTTCACCCCGTCCACGCCTAGCAAGCCGGCGAGCGGCACCTTCGCCGCGGTCTGCCGAGGGCTCACGCCCAGCCCGTTGTTGCGCAGCATGTCGAGCAACCGCTCCGCCAGCGGCATCACCATGTGCCGTCCCCAGCAGCGCTCCGAGGCATGCCCGAACGGCAGGTAGCCCGGATGGTTGTCGGGGTCGAGGTCGTTCCACCGCTCGGGACGGAAAACGTCCGGATCGTCCCAGAGGGCGGGATCGCGATGGCTCAGCAGTGGCAAGACCAGCACGTCGTCCTTCTCGCCGATGCGGGGGTCCAGAGCCGCGTATTCCAGTGAAGCGTTGCGCAGGATGTTCCACGACGGCGGGAGCAATCGCATGGACTCGTGGATAATATTCACGTTCGAATCGCCATCGTCGAACGGCGCGCCGAGCCACATCGCATTGGCGACCAGCGTCGAGATGGTGAAGCAGACCGGCGCGACGGTGCGCCGGTAAAGCCCCATGGCATAGCGCCGGTCGTGATACGTAGACGCCTGCGCGGTCAGCGCGGCGATCGCTGAGGCATCGGGGCCCAGCTTGAGCGACGACAGCGCACCCGTGACGATGACCGCCCACGTCAGCTTCGGCGTGAGCTCCAGCACGCGGTCCATGAGGAAGCGCAAGCGAAGCGGATCGTGACCCAGCAGCATGTCGCGCAGGTAGACATGGCCGACGCCCGGCCACTCGCCGGTGAAGTCCACGCCGGTCGGTACGGGCTCTTTCAGGGCCAGGCGGACGTCGCGACCCACGGCCTGCATCAGCCTGGCCGCGTCGGTGCGGGGGATGGAGCGGCCGTGCAACGGCTTGAAGGTGGGTCGCTCGAACTCGGTGGCATAGCGCGCGGCGAGCACGCGGTCCATGATCCCGGGCCCGGCGACGCCGACGGTGGTCGCGTCCAGCCGGAACACATCGCTGCCGCCATGCTCCCGCAACAAGGCTTGCAGCCTCGGTGCGAAGACGGTCGTCCTGGCATGCTTGCCGATAGCGTGCATACGTCTCCCTACGTCTGGCAAGGAGGGACCGCACCGTTTGCCCATGAAACCCCGGCGCCTGGTGCGGTCCCGATCGTCGGCTGCGTTCCGCTAGCGGAACGTGGAGGGGACGGTCAGTACCAGATGTACCAGGCGTACGACTTCAGGCTTTTGTTCGGCGTAAGCATGTTCTTGAGCGCGAAAAGAGCTTTCATGGGTATCACCTCCGGTCGTTCGGGACCCGTGTGGCGCCATCGAAGGCATGCGGACTCGACCGACCCCGCAACACCGTCCCGTTTCCATACTAGCCTTGCCGTCCGCAGAGTGCGGGCGGCAAAGTGTATGGACGTCCGAAGTGTGACCCGGTTCGCAGAAGCGTCAGCTGTGCCGCAAACCGGGTTCGTGTGTTCTTACGGAAGGATCTCGCCTTCGTCTTCTCCGTTCCACCACGTGATGCGGATAGCGTGCACCTTCAACAGCACGATGCCCGGCGTGTCCACGCCCTGCTCGAACCAGCGTTCCAGCTTGTCCTGCCAGTGCTGCTGGAGCACCGACTTCTCACGGATCACCTGTGCCCTGCCCTCGACCGCGACGAACAGCGGCGGCTTGCCGAGCAGCGACTTGGAGCCGGTGAACGACAGCGCGACATGGTCATTGGCTTCGATCTCGCGAACCACATGGGTGTCTTCATAGGCGAAGAACCAGCTGTCACCGTCGTACTCCACGTCACCGTTGTTGCTCATGGGACGGCCGGCGATCTCGCCGGATGAGGTGAAGGTCTGCAACATCGCAAAGTCGATGTCGGCCATCTTCTTGGCAAGCTCGGGAAGCGTCATCGTCGTCATGGTCGGTCTCCTGGTGAGGCTGGCAGACTGCGTCACCCCACCGGAGGGGAACGTGAAGGATGTGCGGTTTACGGCTCGACCAACGCGGTCGATCCGTAGGCCCGGTTCATGGCCTCCTGGA</text:p>
          </table:table-cell>
          <table:table-cell office:value-type="string" calcext:value-type="string">
            <text:p>, ATGAAAGCTCTTTTCGCGCTCAAGAACATGCTTACGCCGAACAAAAGCCTGAAGTCGTACGCCTGGTACATCTGGTACTGA, 3898975, 3899056(-)</text:p>
          </table:table-cell>
          <table:table-cell table:formula="of:=LEFT([.J152];FIND(&quot;),&quot;;[.J152])-1)" office:value-type="string" office:string-value="" calcext:value-type="error">
            <text:p>#WERT!</text:p>
          </table:table-cell>
          <table:table-cell table:formula="of:=MID([.J152]; FIND(&quot;),&quot;;[.J152]) + 1; FIND(&quot;),&quot;;[.J152];FIND(&quot;),&quot;;[.J152])+1) - FIND(&quot;),&quot;;[.J152]) - 1)" office:value-type="string" office:string-value="" calcext:value-type="error">
            <text:p>#WERT!</text:p>
          </table:table-cell>
          <table:table-cell table:formula="of:=RIGHT([.J152];LEN([.J152]) - FIND(&quot;),&quot;; [.J152]; FIND(&quot;),&quot;; [.J152]) + 1))" office:value-type="string" office:string-value="" calcext:value-type="error">
            <text:p>#WERT!</text:p>
          </table:table-cell>
          <table:table-cell office:value-type="string" calcext:value-type="string">
            <text:p>, AWYIWY*, 3898975, 3899056(-)</text:p>
          </table:table-cell>
        </table:table-row>
        <table:table-row table:style-name="ro1">
          <table:table-cell office:value-type="string" calcext:value-type="string">
            <text:p>WP_030904480.1</text:p>
          </table:table-cell>
          <table:table-cell office:value-type="float" office:value="664378375" calcext:value-type="float">
            <text:p>664378375</text:p>
          </table:table-cell>
          <table:table-cell office:value-type="string" calcext:value-type="string">
            <text:p>Streptomyces sp. NRRL F-5126</text:p>
          </table:table-cell>
          <table:table-cell office:value-type="string" calcext:value-type="string">
            <text:p>Streptomyces sp. NRRL F-5126 contig7.1, whole genome shotgun sequence</text:p>
          </table:table-cell>
          <table:table-cell office:value-type="float" office:value="664378375" calcext:value-type="float">
            <text:p>664378375</text:p>
          </table:table-cell>
          <table:table-cell office:value-type="string" calcext:value-type="string">
            <text:p>151335..150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8075-16843']</text:p>
          </table:table-cell>
          <table:table-cell office:value-type="string" calcext:value-type="string">
            <text:p>GGTCGGACGTGCCGGCCAGGGGCAGGGGACTCGGTCGGGCGAGGCGCCGCCTCAGGTCACTGCGGTGAGACGGTCACACGGCTGCCCTGGCCGCTCTCCGCGTACGGCTCGCCGCTGAACGCGGCGGCGATCCGCAGCTGGGTGGCCGCCTCGTCGGCCTTGCCCTGGCGCTCGAGCGTCCTGCCGAGCATCAGGCGGGCGTACGACTCGACGGGGTCGAGCTCCAGCACGGCGCGCAGCTCGTCCTCGGCCTTGCGCAGGCGCGCGGAGTGGTAGTAGGCGCGGGCCAGCAGCAGGCGCGGGGCGACCTGAGCGGGCTCCTCGGCGACGAGCCCGCCGAGGATGCGCGCGGCGCTCACGTACTCCTTGGCGTCGAAGAACATCCGCGCGCGCTCCCACCGCTCGGCCGGCGTGCCGTACTCGTAGTACGCCGAAACATTGTGCTCTCCCACAGGACCCTCCTCACGGGCCGGCTGCTGACTGACAGCCCTGACAACCGGAGCGGGTAGTTGAATATTCCACAGCTATGTGTGGGGGAGTCCCTCGCGGTCTCAGCCGGTCGGGCCGGCGGCCGCGTGCCCGGAGAGCGCGAGCGCCGGGTCCTGGCCCGCCCAGTGCGCGAGCGGCGCCACGGGCAGCGTGGAGCCGATCTCCCGCTCCGCTGCGCCGAGCCACGCGGCCAGCCGGGCGTCGCTCGCCGCGGGAGGCGGAGCCAGGTCGCACAGGACCGGGTGCTGGCGCAGCAGTTCGGGAGCGCACTCGTCGACGGCGCGCTGGCGCTGCCAGGGTTCGAGACGGGCGCCGGTCATCCAGTGGAGCAGGGCGGTGCGGCCGTCCTTCCGCCTCCGGGGCAGCCGGCCGGGCGCCGTGACGCCGAGGATGTCCGCCAGGGGCACGCTGCGCGTTTCACTCATGGCGCCATCCTGCACCGTCCGCGGTGCCCTGTGGGGTCAGCCGCGTACCACGCGGACCTCGGCCACCTCCATCAGGCCGTCGAGTTCGACCCTGCCCACCGTCTGGCCCCGGCCCACCGTCAGGCCGTCGCGCCGCACCAGGTCGAGCAGCCGTTCCGCCAGTGGCATCACCATGTGGCGGCCCCAGCAGCGCTCGTTGGCGTGGCCGAACGGCAGGTAGCCCGGGTGCGTGTCCGGGTCGAGCCCGTCCCACCGCTCGGGCAGGAACGCGCCGGGCTCGTCCCAGAGCTTCGGGTCGCGGTGGCTCAGCAGCGGGAGCAGCAGCACGTCGTCGGACGGGCCTATCCGCCGGTCCACCGCGGTGAACTCGGGCGACGCCACCCGCAGGATGTTCCACGACACGGGCAGCAGGCGCAGGGCCTCGTGGATGATGTGCCGGTTCGGCGTGGCGTCGTCGAACGGCGCGCCGAGCCACAGCGCGTTGGTGACGAGGGCCGCGACAGTGAAGCACACGGGCGCCGCGACCCGCCGATACAGGTACATCGCGTAACGGCGGTCCTGGTAGGTCGCGGAGTCGAGGACGAGTGACGCGAGCTTCGACAGCGGTGCCTCGCGCCCGGGCGCACGCAGCAGCGCGGCACCCGAGGTGACGGCCGACCAGGTGAGCTTCGGGGTGAGCTCCAGCCTGCGGTCGACGAGCACGCGAAAGCGCAGGCGCTCCCGGCCGAAGACCAGGTCGCGCAGGTAGGCGTGCGGTACCTGGGGCCACGGGCCCGTCAGGTCGACGGTGTCCTCCAGGGGACGCTGCAGCGCCTTGCGCACGTCCGACGACACGGCCTGCATGTACGTGGAGGCGTCGGTACGGCTGACCGACCTCGCCCGAACCGGCTTGAACGTCGGCCGCTCCTCGGCGTTCGCGGGCCTGCTGCGCAGCAGCGCGTCCATCAGGTCCGGGCCGGCGACGCCGATCGTGTCGGGTTCCAGGCGGAAGAGGTCGGCGCCGGTGTGGCGTGCGAGCAGCGCGTCGATCCGCGGTGCGAAGCGCACGGGCCGTCCTGCGCGTACGGTGGCCGGTCGTTCTGGCATGGAGCAACCTCCGGGGCGAACGGCGGGTGACGGGACGCGCCCGGCGCCCCGCCACCCGCCCTCTGCGTGAACGGGCCGATCAGATCCAGCCGTACCACGCGTAGGCCTTGAGGCTCTTCTCGCTCCTGACCTTCTTCATGAGGCGAACGAACTTCATGACTACCTCCAAGTGACGGGAAGTGCTGAGCGCCGGGCGGCGGCCCCTCGCGAGGTCGTCAGCCGTCGCAGAAGTGAATGACGGGTCGTCAAGGCAGTCAAGTGGCCCGCATCACTTCCAAATCCGCGCACGGGGTGTTTCGGAGGCGTTGACATTCGCCAACCGGGAAGAATCCGGCCCGAGATGGGAGCTTGCGCCTGATGCAGCAGCCGGCGCGCTGTGGACGGTGCATAACCGACCGCCTCACGAGAGGTCCGGGACCGGGCCGGAGATTTTACGTCGGCGGCGCCGGTCACCGAGTCCCGTCGAACACACCGCCGCCGGTCGCGGCGGTTCCGCGCGGCGGGTCGGGCAGCCGTCTCGTGCCGCCGGCGCCCGTGCCGCCGGCGCCGGTCTCGTCGTCGTGCGTGCCTGCCGACGGGTGCTCGCCGGCCTGGCACTCGGCGTCGAAGATGTTGCAGCCGGCCGTGGTTGAAGGCGTGGGTGCGGGCGTGGGAGCAGCGGGGGGCGGTGAGACGGCCCCCGCCTGGGAGACGTGCGGGCGGGGTGGCTTCGAGTCGGTGGTGCCGTTGCCGCTGCCGAAGGCCGTGAAGACGGCGAACAGGGCGCCGGCGAGCGCGATGGCGACGGCGAGAGTGAGGGTGGCGGATCGGGAGGTACGGGACGAAGCAGGCATGCCCGGATCTTCCCGCAGCGAGAGGCGGTGGGGGTGCCGACACCTCGGGACCGCGTTGACCGGGTCACCCGCGCGCCGGAGCGCGCGAAGGGCCCCCGCGGGTGGCGCATCCGCGAGA</text:p>
          </table:table-cell>
          <table:table-cell office:value-type="string" calcext:value-type="string">
            <text:p>, GTGACGCGAGCTTCGACAGCGGTGCCTCGCGCCCGGGCGCACGCAGCAGCGCGGCACCCGAGGTGA, 150833, 150899(+), ATGAAGTTCGTTCGCCTCATGAAGAAGGTCAGGAGCGAGAAGAGCCTCAAGGCCTACGCGTGGTACGGCTGGATCTGA, 151414, 151492(-), ATGTTTCGGCGTACTACGAGTACGGCACGCCGGCCGAGCGGTGGGAGCGCGCGCGGATGTTCTTCGACGCCAAGGAGTACGTGA, 149690, 149774(-)</text:p>
          </table:table-cell>
          <table:table-cell table:formula="of:=LEFT([.J153];FIND(&quot;),&quot;;[.J153])-1)" office:value-type="string" office:string-value=", GTGACGCGAGCTTCGACAGCGGTGCCTCGCGCCCGGGCGCACGCAGCAGCGCGGCACCCGAGGTGA, 150833, 150899(+" calcext:value-type="string">
            <text:p>, GTGACGCGAGCTTCGACAGCGGTGCCTCGCGCCCGGGCGCACGCAGCAGCGCGGCACCCGAGGTGA, 150833, 150899(+</text:p>
          </table:table-cell>
          <table:table-cell table:formula="of:=MID([.J153]; FIND(&quot;),&quot;;[.J153]) + 1; FIND(&quot;),&quot;;[.J153];FIND(&quot;),&quot;;[.J153])+1) - FIND(&quot;),&quot;;[.J153]) - 1)" office:value-type="string" office:string-value=", ATGAAGTTCGTTCGCCTCATGAAGAAGGTCAGGAGCGAGAAGAGCCTCAAGGCCTACGCGTGGTACGGCTGGATCTGA, 151414, 151492(-" calcext:value-type="string">
            <text:p>, ATGAAGTTCGTTCGCCTCATGAAGAAGGTCAGGAGCGAGAAGAGCCTCAAGGCCTACGCGTGGTACGGCTGGATCTGA, 151414, 151492(-</text:p>
          </table:table-cell>
          <table:table-cell table:formula="of:=RIGHT([.J153];LEN([.J153]) - FIND(&quot;),&quot;; [.J153]; FIND(&quot;),&quot;; [.J153]) + 1))" office:value-type="string" office:string-value=", ATGTTTCGGCGTACTACGAGTACGGCACGCCGGCCGAGCGGTGGGAGCGCGCGCGGATGTTCTTCGACGCCAAGGAGTACGTGA, 149690, 149774(-)" calcext:value-type="string">
            <text:p>, ATGTTTCGGCGTACTACGAGTACGGCACGCCGGCCGAGCGGTGGGAGCGCGCGCGGATGTTCTTCGACGCCAAGGAGTACGTGA, 149690, 149774(-)</text:p>
          </table:table-cell>
          <table:table-cell office:value-type="string" calcext:value-type="string">
            <text:p>, AARHPR*, 150833, 150899(+), AWYGWI*, 151414, 151492(-), STPRST*, 149690, 149774(-)</text:p>
          </table:table-cell>
        </table:table-row>
        <table:table-row table:style-name="ro1">
          <table:table-cell office:value-type="string" calcext:value-type="string">
            <text:p>WP_153481350.1</text:p>
          </table:table-cell>
          <table:table-cell office:value-type="float" office:value="1774137770" calcext:value-type="float">
            <text:p>1774137770</text:p>
          </table:table-cell>
          <table:table-cell office:value-type="string" calcext:value-type="string">
            <text:p>Streptomyces katsurahamanus</text:p>
          </table:table-cell>
          <table:table-cell office:value-type="string" calcext:value-type="string">
            <text:p>Streptomyces katsurahamanus strain T-272 NODE_66_length_45344_cov_39.895618, whole genome shotgun sequence</text:p>
          </table:table-cell>
          <table:table-cell office:value-type="float" office:value="1774137770" calcext:value-type="float">
            <text:p>1774137770</text:p>
          </table:table-cell>
          <table:table-cell office:value-type="string" calcext:value-type="string">
            <text:p>32303..33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12-11337']</text:p>
          </table:table-cell>
          <table:table-cell office:value-type="string" calcext:value-type="string">
            <text:p>GAGCGCCAGATGCGAGACGAGGGCGGTCAGCGCACAGAGGGCGATCACCGTCAGCTGCTGGGGCAGGGAGAAGTCCAGCTCGGGGCCGGTGGCGGCGGCGAGGGCGGTGCTGCTGCTCACAGGTTGCTCCTTTGTGCCCGTCGGAGGCCCTGGCGGTCCCGGCGGTCCCGGCGGTCCGGTGGGACCTTCCGCCGGGGCTGCCAGGGCCTCCGGGCCTCCGGGCCTCCGGGTTGCCGGGCTACGGCCGCCGGGCGGCCATGGCGCGGGCCAGGGCCGGGGTCACGGCGTCGATCCGGTCCACCGAGAACCCGAAGACCTTCTTGCCGTCCGCCAGCAGGGCCGCGATCTCGTCGTCGGTGGGGACGGAGCGGCCGAAGGTGTGGCAGGCGTCGCCGCCCAGCAGACCGACGAGCACGCCGAGGGAGGCCCCGGCTCCGGTGTGGCAGGTGCCGAGGTAGTAATCGGCCTGGCCCGCGCGGAGCTTCAGCGCCGCGTCCATGTCGCTGGAGACGGTGACCTCGACGCCGTCGAGCGCGAGCGCGGTCACCGCGCCGGCGGTCTCGGTCTTGCCGATGCCACCGGTGAGAATCTTCATGGCGGGTTCCCTTCGGGGAGTGGGAGCGGGGGCGGGGGCGGGGGCGGGTACGAGCCGGGGGATGGCTCAGCGGGCCGGGTGCCGGGCCAGTACGGCCAGATGCAGACCGAGGAAGACGATCTCGGACCGGGGCAGGGCCGCGCCGAGCAGGCGTTCGGCGCGGGCGGCGACGGCGGCGGCGCGGGCCACGGCCCCGGGATGGTCCGAGAGCTCTGCCGCGATCCGCTCGTCGGCGGGGAGCTCCACGATCGGCCCGCCGTCGAGCAGCCGGGTGAGGGCCATCATGAGATGGCTGGTCAGCATGCCCGCGGTCGCCTCGGTGACGGTCCGGCCCTCGGCGGCCAGCCGGGTCAGCTCGGCGGTGACGAAGTCGGCCACTTCGGGCCGGACCCGGCCGCTCTCACGGAAGAGCCGGATGCGTTCGGCGAGTTGGTCGTCCATGGGTCCTCCCGGCCAGGACCGTCGGCGGAATTCCGGTTGGTGCCAGGATGACGGGATTCCGGCGGCCGGGGGGAGAGCGACTGCATCCTTCGGCCTACTCCGGGTTCCGACGTGGGCACGACGACGCCGGGCCGGGGGCGGGGGACCGTGGAGGCATGAAGAGAGAAATCATCCTGACCATCGGCTGGATCGCCGCGATCCAGGGCGGTCTGGGCCTCGGCGGCCGGATCTTCGGGGACGGGCCCTGGGGCGTACTGCGCAACTGGTGGGACGTTCCCAACGCCGGGTACGCCGTCATCCTCCTGGTGGGCGTGGCGCTGGCGTCCGCCGGGGAGACCTCCCGCAGACGCTCCCGGGCCTGAGTCGGGCCTGAGTCGGGTCTGAGTCGGGTCTGAGTCGGGTCTGATGTCGCCGCTGACAGGCCCCGGGGGCGGTACGGATTTCGGTCACACTCCCGTCCCGGCCTCGCGGGACAGCTCGGCCCGCCACCGATCGGTGCATATGCCATGTGCCGTATGCATCCGGGCGACCCGGGAAGGGCCGCACAGCGGTTGGACCATGGCAGTCCGGGGAAACGGGCTGTGTTCGCAGGGGCGGCGCCGATCCCGCGATGTCCGAAAGTAATCGCACAGGAAACTTTGAAAGGTCCCGCGGATTAGCCATCGGCCAGGACAGGGAAGCCTCACGGGGCCACGGTACGTGATCTTCACCGGCCCGGACCGGAGCGTCGCGTACCACTCCGCCCGCCCCTGAGAAGAGGTTCAGTGATGAAGGTTCTCTTTGCCATTCGGCACAAGGTCACGGAGCACCGGAGCCTGAAGGCGTACGCCTGGTACATCTGGTGGTGATGCCCGGCCCATCGGCACCACAGCCGAGTTGACCTCGTTGTTCGGCCGTGCCGTTGCCACTGTTCCGTGGTGCGGCCGGACAGCGGCGTCCCGTCCCACGCCCTCCGGAGACTCCATGCCCACGTCATCGCCGCCACATGTCCGTACTACCGTTCTCGCTCCGCGACTGGCCGCCCTCGTCGACGACCACATGGGTCAGGACGTCTTCCGGCTGGAACCCGACACCATCGGAGTGGCGGGGCACGAGGCCATGGACCGGGTACTCGCCGCGCGCCGTGCCCTGGAGACCGAACGGCCCACATTCAAGCCGCTCCAGGGGCGCTCGATCGCGCGCTCCGAGGCATCGGCGGTGACGCGGGCCATCGGCAACGACGTACGCGAGGCGCTCAAGAACCTCCCGGCGGAGGACGTCGATCTCTCCGGGCCCTGGCCGGCGACCGGGCACTACTTCCTGCGCGATCTCATCCTCGGCCGGGACCCCTACCGGCTGCGCCTGCTGATGAGCCGTAACCTCGAACTCACCCCCCTGCTCACCTGGTCCGTGGTCTCGCTGGGCGCGGCGCTTCCCGGCTGGCCCCGGTCGGACGCCGCCTTCACCGGCCTCGCGACCCGGGCGGGCGAGGCGGTGGGATACCAGGAACGCCGCTATGCCATGGGCATATATCGCAGGACAGCCGCACCGATCTGCTTCACCGTGTCCACGCTGGTGGCCAACGCGCTCTGGCTCGGCTGGCCCTTCGACGACGGCACGCCGAACCGGAACATCGTCTACGAGGCCCTGCGGCTGCTGCCGCCCTCCTGGAACATCCTGCGCAACGCGTCCCCCGAGTACCCGGCCATCGACGACCGGATCGGCGCGAAGGACGACGTTCTCGTGCTGCCGCTGCTCTCCCACCGGAATCCGGCTCTCTGGGACGACGCGGACGTGTTCCGTCCGGACCGCTGGGACGGGCTCGACCCCGACAACACGCCGGGCTATCTGCCCTTCGGGCACTCCTCGGAGCGGTGCTGGGGACGGCACATGGTCATGCCGCTGGCCGAGCTTCTCCTGGACATCGTCCGCAACTCCGGGCTGGTGGTCGACCCCGACCAGCGAACCGCCCGGGTGCCGCTTCTCGGTCTGCTGGGCGTGGACGAGGTACGCCTGACGAAAGCGGCCCGGGTCCGCTGAAGCGCGGCGCGCTCGTGTACGGCCCGACAACTCCCCTTACGCGATGTGCTCGTCCACCATCTCGGCCTGGAAGCGGTCCTTGAAGGCGGAGTGCACCTGGCGCAGCAGCGCCAGACTGCGGGGGTGGGTGATGCCCGCGTCCGAGAGGTGTATGTCGAGCTGCTCGACCTTGGGGTAGTCGCCGAGGTCGTTGGAGACCGAGACGAAGACCGGGTAGGCCGCGTCGTAGAACTCCTCCTCGGCCTGGGCGAGCTGCTCGGCGCTCTCCGTGCTCTCCGCACTCTCGGGGGATTCCCCGGGCTCCGGCGCCGGGCCCTCGGGGCGCGGCCGGGGGTCGCCGAGGGGGCGGGTGCCGCCCGAGCCCGTGGGGACCTGTACGGGGGCGTGCTCGGGGGACTCGGTGTAGTCGGAGTATCCGGGGTAGCCGGGGTATTCGGGGTCGTAACCGCCCTCGTACCCGCCCTGCGGCGCCTGGGCGGCGAACCAGGGGTTGCCCTGCTGGTCCCGCTGGTCCCGCTGGTTCTGCTGGTTCTGCTGGGGGTGGCCGGCGCGGGCCTCGTACCCGTCGTGACCGTCGTATCCGGGGTGTCCGTCGTACCCGCCGTGATCGGCCGGGTACGGGTGCTCCATGTGCTCCTGAGGCCACTCGTCCTCGGGCCAGAACTCCTCCGGCACCTCCCGCGCAGGGGCGTGGCGCGACTCCTCGGCCGGCTTCGCCGGGAGCTCCCGGAGCTCCTGGGCCTGCTTCGGGGCCGGAAGCGGCTCATGCGCGGGCTGCCGCTGGGGCGCGGGCGGCAGCAGCAGCGGCTCCACGCCCGCCGCCGCGAGACCGGCGGCGGCCGTCTCCGCGAGCGGCACCCCGTACCGCGCCAGCCGCAGCGGCATCAGCGACTCCACCGGAGCCTTGCGCCGCCAGGCCCGTCCGTAGCGGGCCTGGAGCCTGGCCTGGTAGACCAGCCGGTCCTGCTCCAACTTGATGACCTGCTCATAGCTGCGCAGCTCCCAGAGCTTCATCCGGCGCCACAGCTTGAACGTGGGGATCGGCGACAGCAGCCAGCGGGTGAGGCGTACGCCCTCCATGTGCTTGTCGGCGGTGATGTCGGCGATCCGGCCGACCGCGTGCCGGGCCGCCTCCACCGAGACCACGAAGAGCACCGGGATCACCGAGTGCATGCCCACGCCCAGCGGGTCCGGCCAGGAGGCCGCGCCGTTGAACGCGATGGTGGCGATGGTGAGCAGCCAGGCCGTCTGGCGCAGCATCGGGAAGGGGATGCGCATCCAGGTCAGCAGCAGATCCAGCGCGAGCAGCACACAGATGCCCGCGTCGATGCCGATGGGGAAGACGGCGGCGAAGTCGCCGAAGCCCTTGCGTTCGGCGAGATCGCGCACCGCCGCGTAGGAACCGGCGAAACCGATCCCGGCGATGATCACGGCGCCGCTCACCACGACTCCGATGAGTATGCGGTGAGTGCGTGTCAGCTGCATCGCGGCCATCCGCTACCCCCTCCCCTTCGAAACGCGTGCGTCGGTGTCCGCCGAACCCGTCGTCGAGTCGCGTCGAGTCCATCCCCGGATGGGTCGGTGAACGTGCTCGGTGAACGTACTCGCTGAACGCGTGTTCCCTTTCGGCCAGGGGAAGGCTACTTGCTGCCCGGGGTCACTTGTTCGCGGCCTTGACCGAAGCGACGGACTCCTTGGCGGCGCCGAGGGCCTTCGCCGTCAGATCCGCCACGGCCGGGGGCTGCGCTCCCGCGTATCCGGTGCCGTTGTAGGTGAGGGTGATCACGACGTTCTCGGTGCGGGCCACGACGGTGACGTACGAGAAGTCCTCGCCGGTCTTGCGCAGTTGGTAGGTGACGGTCGACGCCTGCTCGCCGATGCCCTTGGCGGCGGCGGACTTCACCTTCTTCGCGCCCGGGGTGGACTGGGCCTTGGACAGCTCCTTGGTGAAGTTGTCCTGCGCGCGCTGGGCTCCGCTGGCGGCGAGGGCCTGCTCGGAG</text:p>
          </table:table-cell>
          <table:table-cell office:value-type="string" calcext:value-type="string">
            <text:p>, ATGAAGGTTCTCTTTGCCATTCGGCACAAGGTCACGGAGCACCGGAGCCTGAAGGCGTACGCCTGGTACATCTGGTGGTGA, 32106, 32187(+), GTGATGAAGGTTCTCTTTGCCATTCGGCACAAGGTCACGGAGCACCGGAGCCTGAAGGCGTACGCCTGGTACATCTGGTGGTGA, 32103, 32187(+)</text:p>
          </table:table-cell>
          <table:table-cell table:formula="of:=LEFT([.J154];FIND(&quot;),&quot;;[.J154])-1)" office:value-type="string" office:string-value=", ATGAAGGTTCTCTTTGCCATTCGGCACAAGGTCACGGAGCACCGGAGCCTGAAGGCGTACGCCTGGTACATCTGGTGGTGA, 32106, 32187(+" calcext:value-type="string">
            <text:p>, ATGAAGGTTCTCTTTGCCATTCGGCACAAGGTCACGGAGCACCGGAGCCTGAAGGCGTACGCCTGGTACATCTGGTGGTGA, 32106, 32187(+</text:p>
          </table:table-cell>
          <table:table-cell table:formula="of:=MID([.J154]; FIND(&quot;),&quot;;[.J154]) + 1; FIND(&quot;),&quot;;[.J154];FIND(&quot;),&quot;;[.J154])+1) - FIND(&quot;),&quot;;[.J154]) - 1)" office:value-type="string" office:string-value="" calcext:value-type="error">
            <text:p>#WERT!</text:p>
          </table:table-cell>
          <table:table-cell table:formula="of:=RIGHT([.J154];LEN([.J154]) - FIND(&quot;),&quot;; [.J154]; FIND(&quot;),&quot;; [.J154]) + 1))" office:value-type="string" office:string-value="" calcext:value-type="error">
            <text:p>#WERT!</text:p>
          </table:table-cell>
          <table:table-cell office:value-type="string" calcext:value-type="string">
            <text:p>, AWYIWW*, 32106, 32187(+), AWYIWW*, 32103, 32187(+)</text:p>
          </table:table-cell>
        </table:table-row>
        <table:table-row table:style-name="ro1">
          <table:table-cell office:value-type="string" calcext:value-type="string">
            <text:p>WP_152181783.1</text:p>
          </table:table-cell>
          <table:table-cell office:value-type="float" office:value="1768789471" calcext:value-type="float">
            <text:p>1768789471</text:p>
          </table:table-cell>
          <table:table-cell office:value-type="string" calcext:value-type="string">
            <text:p>Xanthomonas sp. LMG 12459</text:p>
          </table:table-cell>
          <table:table-cell office:value-type="string" calcext:value-type="string">
            <text:p>Xanthomonas sp. LMG 12459 LMG12459_contig_43, whole genome shotgun sequence</text:p>
          </table:table-cell>
          <table:table-cell office:value-type="float" office:value="1768789471" calcext:value-type="float">
            <text:p>1768789471</text:p>
          </table:table-cell>
          <table:table-cell office:value-type="string" calcext:value-type="string">
            <text:p>1323..2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155];FIND(&quot;),&quot;;[.J155])-1)" office:value-type="string" office:string-value="" calcext:value-type="error">
            <text:p>#WERT!</text:p>
          </table:table-cell>
          <table:table-cell table:formula="of:=MID([.J155]; FIND(&quot;),&quot;;[.J155]) + 1; FIND(&quot;),&quot;;[.J155];FIND(&quot;),&quot;;[.J155])+1) - FIND(&quot;),&quot;;[.J155]) - 1)" office:value-type="string" office:string-value="" calcext:value-type="error">
            <text:p>#WERT!</text:p>
          </table:table-cell>
          <table:table-cell table:formula="of:=RIGHT([.J155];LEN([.J155]) - FIND(&quot;),&quot;; [.J155]; FIND(&quot;),&quot;; [.J15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50405175.1</text:p>
          </table:table-cell>
          <table:table-cell office:value-type="float" office:value="1752334789" calcext:value-type="float">
            <text:p>1752334789</text:p>
          </table:table-cell>
          <table:table-cell office:value-type="string" calcext:value-type="string">
            <text:p>Nocardia colli</text:p>
          </table:table-cell>
          <table:table-cell office:value-type="string" calcext:value-type="string">
            <text:p>Nocardia colli strain CICC 11023 contig15, whole genome shotgun sequence</text:p>
          </table:table-cell>
          <table:table-cell office:value-type="float" office:value="1752334789" calcext:value-type="float">
            <text:p>1752334789</text:p>
          </table:table-cell>
          <table:table-cell office:value-type="string" calcext:value-type="string">
            <text:p>375103..376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901-9431', '10013-10492']</text:p>
          </table:table-cell>
          <table:table-cell office:value-type="string" calcext:value-type="string">
            <text:p>AGCGGGCCAGCACCGCGGTCGCCGGCGCGCCGCAGTCACTGAGCCGAGCCCGCTGATCGCCGGACAGCTACTGCCCGTCCACAGCGAGCGTTCCGAACCGACTGACGTTCGCGTGATTGTGCCCGTCCGCGCTGGTGATCACGACCTCGGTCGGATTGGTCAGGGCGATGCAACAGAAATTATCCCCGTCTCGCTGAACGGTTACCGACAGCAGACGCCGATGCTTGCTCTGCTGCCACTCCTCCATTGCGTCGTACAGCCCTCGCATAGAAGGATTTTCGAAGTAGACGAGATTGTGCTTGTTGATATCCGACATGAGCCCGGTCTCCATTCGTGCCGACGGGAGCTTTGCGACACCACTCCGGTATCCATCGTAGGCCGTCGCAAAAAGCTCTCTACCGCAAGATGTTTCGTTCGGCAGTGCTCAGATCCCCAGCCGCACCGGAAGTCCGGTGAGGGTGGGGAAGCCGAATTTGTGGTGCCAATCCAGGTCGGCATAGGGGCGGGCGAGTCGCAGGTGGGGGAAGCGCTGGAGGAGGGCGGAGAAGGCGACCGTTGCCTCCATGCGTGCGAGGGGTGCGCCGACGCAGAAGTGGGCGCCGTGGCCGAAACTCAGGTGTTGAGCGGCGTCGCGGCCGATGTCGAGGCGATCCGGGTCGGTGAACTGCGACGGGTCGTGGTTGGCGGCGGCGACGGCGATGTGCACGAATTCGCCTGCGGGGATTTCTGTATCGCCGATCTGCACCGGTTCGGCGGTGTAGCGGATGGTGGAGAAATGGATCGGGCCGTCGAAGCGCAAGAATTCTTCCACGGCCGCCGGTAGCGCTGAAGGGTTGGCGCGCAAGGTTTGGGACAGTGCATCGTCGCGCAATAGTGCGAGCGTTCCGGTGGTCAAGAGATCGACCGTTGTTCCGTGTCCGGAGACCAGCAACATGACCGCCATGTCCATAAGTTCCACTTCGGTGAGAGAATCACCGTCGTCCTGGGCGTGGATCAGCCGGGACAGCAGATCGACACCTGGCCGCGCCCGCTTTCGTGCCACCAATCCGCGTAGATAGGAACGCAATTCACGGAATGCCGCGGCGCGCTCGTCGCCGACCACTTGGAACAGGTTCTGCGCCCACTGTTGAAATCCCGGCACCTCGTCGCGTGGCACGCCGAGCATCTCGCAAATCATTCGGACCGGCAGCGGGAAAACGAAAGCCGTGAGCAGGTCGACCTCGTCGTTTTCGGCCATCTCGTCGAGTAGTGAGCGGGTGGTTTGCTCGATGTGCGGGCGCAGGTCGGCGATGGCTCTGCGGGTGAACGCCTGGTTGACCAGCTTGCGCAGCCGGACGTGTTCGGGCGAGTCGCTGTTGGTCATGTTGCGGTCGAGGTTGGCGAGTGGTGCGTTCGCCGGGGCGTCCGGATGTTGTTGGCGGAACAGCTTTTCGATGCCGTCGGCGCTCTTGCGCAACCGTGGATCCCGGAGCGCGGAGCGCGCCTCGGCGTAGCCGACGACCAGCCAGCTGACCACCCCGGAGGGCGCGTGTATGCGCAGCACCGGCCCCTGTCCGCGCCACCGGTGGTAGTGCCCGTGCGGGTCGGCGTGGAAATCGTTGTCCAGCGTTTCGATTCGGGTCGAGGCCGCGATATTCATAGTGCGCCTTCACTATTCGCTGCGCGTGCAAAATAGACCGACTCAACGGTACGTAGGATGCGTAATTTGTGCGTCACCGGTGCATCATTTGACGATAACTTATCCGAAAAATACCTGCCGCCCAACACGTTTCGCATACGCTCTTCGGGTGCCTGCGATCCAGGCACACTCACCGAACACACTCACAACCGGAGGTGGAGTCATGACTCTCGTACGTATGGTCAAACGGATTAAGCAAGAGAAGAGTCTGAAGAAGTACGCCTGGTACGGCTGGATCTGACTCTTCCAGTACGTTGTCGCACTCGCGTCCGCTGGTTACACTACCGGGCGCGAGTCCCGCCTGCCATCCGGGAGTTCGTCATGTCCACACGGCACATTGCCGGAAATTCGCGGACCATTGTCTTCGCCCCGCGGATCGCCGAACTTTTCGAAAAGTATTGTGGTGAAGACCTCTTTCGCCTGGAGCCGGACACCATCGGAATTGCCGGCGCCGAGCTGATGGACGCGGTGCTGGGCGCCCGGCCCGCACAGCCCGACGAGCGACCGACCTTCAAACCCGTGCATCGGCGGCTGGTCGACCGGGCCGATGCCTCCGCGTTCATGCAGGCCGTCGGCGCCGACGTGCGCACGGCGTTGAAGGCTCCGCTCGATGCCGATGGCCCGCTCGTCGGCGTGTGGCCGCAGCGCGCCCACGACTACGTGCGCGATCTCGTCTTCGGCGGGGAAGACATCCGCTTCCGCGTGCTGGTCGACCGCAGGCTCGAACTGACCCCGAAGCTGACCTGGTCGGTGGTCACCTCGGGAGCCGCGCTGATCGGCCGAACGGGCGCGGAGCGTCCGCTGTCCAAGCTGGCGACACAAGTCTTCCAGGCCAACAGTTTTCGCGATCGCCGGTACGCCATGTATCTGTATCGCAGAGTCGCGGCACCGGTCTGTTTCACGGTGGCCGCCCTGGTCACCAGCGCGCTGTGGCTGGCGTCGCCGCTGGATCCCCAAACCTCGAACCGCAATATCCTGCTCGAGACCCTGCGTTTGCTCCCGCCATCCTGGAATCTCTTGCGTCTCAAAGGTTCCGAGTTCCCGGCCGTCGACGCACGCATCGGCACGGGCGACGACCTCCTCTTGCTGCCCCTGCTCAGTCAGCGTGACCCGCGACTCTGGGCGGCCCCGAACGAATTCCGCCCCGAGCGCTGGGATCGCCTCGACCCCGAGACCCACCCCGGCTACCTCCCGTTCGGCCACGCCTCGGAACGATGCTGGGGCCGCCACATGGTCATGCCCTTAGCCGAACGCATCCTCGACCTCGCCCGCCGCGACGGTCTTCGCGTCGACCCGAACCAGACCGTCGGAAAGGTCGAACTCGACGGCCTGCTGGAACTGGCGTCGGTCCGAGTGCGCTCGGGATCGACTGCGGCACAGTAGAAGACGGTCCGCTACACGTCCGCGCGATTCAGCAGCCGGAACGCCAGGCCTGCCGCGGCGCCGCCCAGCAGTTCGACAATCAGATAGAGCAGCGTCCACGGGCCGAAGAGGCCCAGTACCTGCCCGCCGAAGAGCACGGCCGGATTGAATACCGCGCCGGAGACGCCGCCCACCGCGATGGCGCCGGCCGCGACGGTGAATCCGATGGCCAATCCGTAGAACGAGTTGTTCGGATGGTCGGCGCTGGTGGCCACGTTGAGCACCACGTAGGCGAGGGCGAAGGTGAACAGGAGTTCGGCGACGAGAGCATCGGCCAGCAGGTGACCTGTCGGGTTCACGGCCGATCCGCGTGCCCCGCCGACGAGGAGGCGTACGACCACCGCCGCCACCAGCCCGGCCACCACCTGGGCCGACCAGTAACCGGCGGCCGCTGCGGCGCCGATTCGGCCGCGGATCAGCGCTGCCAGCGTCACCGCGGGGTTGTAATGCCCGCCGGAGATGTGGCCGCCGGCATAGACCATGACCATGAGCGCCGCTCCGATCGCCAGCGGCGCAAGCGAACTTCCGCTGTGCACCGCCGATCCGACGGTGAAGACGAGAAAGAATGTGCCGATCGCTTCGACCGCCAGCTTGCGGGCGATGTCCCGGCCAGGGGTGTCGAGGATGGTGTGTGCGGCTGTCGCGGTTGGGGCTGAGGTAGCCATTGTCCGATCTCCACTTTCCACTTGCGATGTGCTATTTCTCGGCCGGCGTTCGCAGTTCGTACTCCCGCAGCAGCGCGGCTGCGCCGTCATGTCGGCGCAGCTGGCCATCGGGATCCAGGCAGACCTCGCCGCAGAAGTGCGAGGCTCTGCGGGTGAGGTCCGGCAACGAATGTCCGCATACCCAGAAGGCCGCTGCCGCAGCGTCGTACGCCACGGGAAATCGGCAGATGCCGACGTCGGCAACGGGGGTCGCGGATCGCTCGTTCATTCCTGACTCCTCGCGTCTTCCAGCCGCGCAGGCAATCCGTGAGCGTCGTCGCAGAAGCCTGCTGTCAGGTGAAACGTATTGCCCGCCTGGATGGTTCAGTAGAGGAGTCAGACCCCTTTACTGATGATGGACGCGGGGTATGCCTATTGCGTTGGCGGCGACCAGGTTTCGAGGTCGGTGAAATCGGGTGGCGGCTCGGTGGTGCGTTGCTCGGTCAATGCGGCGGCGTCCCGGCGGACTGCTCGACGGGCCCACCAGCCGAAGAAGCGGCTGTCGGCGCGCATTGCTCGTACGCAGATCGCCAATTCTGGTTTGATCTCGTATCGGATGGGGAGTGTGATCGCCATCTGTGCGTCGGCGGACACGAGTGGCTGGTGCCATGCCCATTTCCGGTAGACGCGGCCGAAGATCCGGGATCGCTCCCAGAGTGCGCGGTAAGCGGCTGCGGTGGTGGGGGATTCGAGCTCGAGCCAGCCGAGGTGAAAGCCGACGGCGCTCATGATCTCGCCGTGCTGGGTGTCGAGTTTCGTGCGGGTCGCCGCGGTCGAGTCGGTTCGCCGGGCGACCCGGTACGGGATCTCCTGGTACTGGCGGATCGTGCGCAGCGCTTCGGCGTAAGTTTTGATCCGCTGCTCGCGCCGAGCCGCGAGCTGATTGATCACATACCCGGCGAGTGCCGCGGAGGCGGCGATGATGGCGGTGATTATCCCGACGATCGCTGCGGCGTTCATGCTTCCCCCGGTCGGAGCCGAAGATATGGTTCACCCGATTGTCGCGCGGGCGTGACCCGCTCAGCTTCGAATTGATCGGATAGTGACACAGGGTCGTCGAGCCCGGCTCATCGATGCCTGCTGACCTGCCGGTGCACGCGCCCGGTGGCGACCAGTTCGATCGTCACGGCGACCGCGCATGATTGAGCCAGCAGCAAGCCCAGTAGCACGAGGACCTGTACGGCGGCTGCGTGGGCGGCGGAACCGCTGGCGACGAGTACGCCGACGAATGCTCCTGGGAGCGTTACCAATCCGACG</text:p>
          </table:table-cell>
          <table:table-cell office:value-type="string" calcext:value-type="string">
            <text:p>, ATGACTCTCGTACGTATGGTCAAACGGATTAAGCAAGAGAAGAGTCTGAAGAAGTACGCCTGGTACGGCTGGATCTGA, 374944, 375022(+), ATGATGGCGGTGATTATCCCGACGATCGCTGCGGCGTTCATGCTTCCCCCGGTCGGAGCCGAAGATATGGTTCACCCGATTGTCGCGCGGGCGTGA, 377826, 377922(+), ATGCGTTCGGCTAAGGGCATGACCATGTGGCGGCCCCAGCATCGTTCCGAGGCGTGGCCGAACGGGAGGTAG, 375965, 376037(-)</text:p>
          </table:table-cell>
          <table:table-cell table:formula="of:=LEFT([.J156];FIND(&quot;),&quot;;[.J156])-1)" office:value-type="string" office:string-value=", ATGACTCTCGTACGTATGGTCAAACGGATTAAGCAAGAGAAGAGTCTGAAGAAGTACGCCTGGTACGGCTGGATCTGA, 374944, 375022(+" calcext:value-type="string">
            <text:p>, ATGACTCTCGTACGTATGGTCAAACGGATTAAGCAAGAGAAGAGTCTGAAGAAGTACGCCTGGTACGGCTGGATCTGA, 374944, 375022(+</text:p>
          </table:table-cell>
          <table:table-cell table:formula="of:=MID([.J156]; FIND(&quot;),&quot;;[.J156]) + 1; FIND(&quot;),&quot;;[.J156];FIND(&quot;),&quot;;[.J156])+1) - FIND(&quot;),&quot;;[.J156]) - 1)" office:value-type="string" office:string-value=", ATGATGGCGGTGATTATCCCGACGATCGCTGCGGCGTTCATGCTTCCCCCGGTCGGAGCCGAAGATATGGTTCACCCGATTGTCGCGCGGGCGTGA, 377826, 377922(+" calcext:value-type="string">
            <text:p>, ATGATGGCGGTGATTATCCCGACGATCGCTGCGGCGTTCATGCTTCCCCCGGTCGGAGCCGAAGATATGGTTCACCCGATTGTCGCGCGGGCGTGA, 377826, 377922(+</text:p>
          </table:table-cell>
          <table:table-cell table:formula="of:=RIGHT([.J156];LEN([.J156]) - FIND(&quot;),&quot;; [.J156]; FIND(&quot;),&quot;; [.J156]) + 1))" office:value-type="string" office:string-value=", ATGCGTTCGGCTAAGGGCATGACCATGTGGCGGCCCCAGCATCGTTCCGAGGCGTGGCCGAACGGGAGGTAG, 375965, 376037(-)" calcext:value-type="string">
            <text:p>, ATGCGTTCGGCTAAGGGCATGACCATGTGGCGGCCCCAGCATCGTTCCGAGGCGTGGCCGAACGGGAGGTAG, 375965, 376037(-)</text:p>
          </table:table-cell>
          <table:table-cell office:value-type="string" calcext:value-type="string">
            <text:p>, AWYGWI*, 374944, 375022(+), PIVARA*, 377826, 377922(+), AWPNGR*, 375965, 376037(-)</text:p>
          </table:table-cell>
        </table:table-row>
        <table:table-row table:style-name="ro1">
          <table:table-cell office:value-type="string" calcext:value-type="string">
            <text:p>WP_146464089.1</text:p>
          </table:table-cell>
          <table:table-cell office:value-type="float" office:value="1722150251" calcext:value-type="float">
            <text:p>1722150251</text:p>
          </table:table-cell>
          <table:table-cell office:value-type="string" calcext:value-type="string">
            <text:p>Streptomyces misionensis</text:p>
          </table:table-cell>
          <table:table-cell office:value-type="string" calcext:value-type="string">
            <text:p>Streptomyces misionensis strain 66 scaffold35_cov50, whole genome shotgun sequence</text:p>
          </table:table-cell>
          <table:table-cell office:value-type="float" office:value="1722150251" calcext:value-type="float">
            <text:p>1722150251</text:p>
          </table:table-cell>
          <table:table-cell office:value-type="string" calcext:value-type="string">
            <text:p>91853..92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37-11506']</text:p>
          </table:table-cell>
          <table:table-cell office:value-type="string" calcext:value-type="string">
            <text:p>GCCTCGCCGATCCGCGGATGAAGATCGAGATCGAGGTGTACGCCCGCCCCCCGGCGAGGTGACGCCGGCTCAGCCCCGCTTGGCCGGGCGCAGGAACGAACTCCAGCCGCCCGCCGGCTTCTCGCCGACCTCCAGGGTGCGCAGCAGCGTGAGGATCGCCGGGTCCTGGGCGTCGAGCCAGTCGGTGAACTGCCGGAAGGAGACCAGCCGTACCTCCGGCCGCCCGGCGATCTGCCGCAGCGCCTCCTCGACCGCGTCCATGTAGATGCCGCCGTTCCACTGCTCGAAGTGGTTGCCGATGAACAGCGGTGCCCGGTTCGTCTCGTACGCCCGGTCGAAGCCGGCCATGTACGCCTGGGACGTCTGGGCGCGCCAGTAGGGGTAGTTGTACGACGGCGCGCGCGTCGAGTTCTGCGACTGGTTGGCCAGCATGTTCCAGTCCATGGACAGCACTTCGAAGCTGCGCCCGGGGAACGGGATGCTCTGCAGCGGCAGATCCCACAGCCCCTCCCGTTTGCGCGGCCAGCGCTGCACCCCGCCCGGCGACGAGGCGTCGTAACGCCAGCCCAGCCGCCGGGCGGCGGGCAGCAGGTTCTCCTGGCCGAGCAGGCAGGGGGTGCGGCCGCCCACGAGTTCCTTGTCGTAGTCGAAGGGCAGCGGCGGCTCGTCGTGCCAGCCGGTGTTGGTCCGCCAGGACGTGACGAACGACCGGGCCTGCTCGATCTCCGAGTGCCACTGCGCCGGGGTCCAGTCGGCCACCGACCCGGAGCCCTCGCAGAAGTGCCCGTTGAAGTGCGTGCCGATCTCGTGCCCGTCGAGCCAGGCCTCGCGGACGCACTTCAGGGTCTGCCGGATGTGCGCGTCGGTGAGGTAGCCGATGTCCGAGGCGCCGACCGGGTTGTTCGGCGGCCGGTACAGCCGCTTCTTGTCCTCCGGCAGCAGGTACAGACCGGACAGGAAGAAGGTCATCCGGGCGTCGTGGGCGCGGGCCAGTTCCAGGAAGCGCGGGAAGAGCCCGGTGCCGAGTTCGCCCGCGCCGTCCCAGGAGAACACCACGAACTGCGGTGGTGTCTCGCCCGGTTCGAGCGGGGTGGGCGCGTCCGGCTGGTTCGGCTGCCGCCCGGTGTACGCCGTCGAGCCGTCACCGATCAGCCGCGGCGCCTGCCGCTGTCCGCCGGGTCCCGAGGAGCCGAACCCCCATCCGTCCCGGCTGCACCCGGTCAGCGCGCCGACGGCGGCGCCGAGACCGGCACCGAGGCCCAGGCGCGCCACGCTCCGGCGGCTGATTCCCTGTGCCGTCACGCCATCGCCTCCCTGATCGTCGTGCACGACACCTCGCACGATAAGGAAGATAAGCCTATGAAACGGGGCATTTAACGCGGCGTGGTGCGTAAAAGGGCGTCAAGAGGTGACGGGGTGCCGGGAGGTGCCCGTTCAGCATGTACACATCCAGCCATTCTGTTGAGCGTGGAGTCGCCCGGCGGCGTACCGCCGGGCGTCCGCTCTCGTCACCGCGCCGTCCGGCATCCGAACGATCGGCGCGGCCTGCCATCAGTGTGGAAGGGGTGACGACCGGCTCGGTATCCGCTTGTTGCGATATCCAGTCAAGTCGGAGCACCGATGACAGAAGAATGACCGAAAGTGGTTACCTGGAGCGTTCGTTGCGTTCGGCCGGGATTATTCGGTGGATGGGTGAGGGAAGTTTCCGGGAGTCGCCGACACGTGATCTTCATGGGCCCGCCCCGGGAGGACGCGCGTCACCCGCCCATCCCGAAAGGAGGTGCAGAGATGAAGCTTCTCTTCTCCATCCGCAACAAGGTCGCGGCCGGCAAGAGCCTCAAGGCGAGCGCCTGGTACATCTGGTACTGACGGCGCATCGCAGCCACGTACCGTGCTTGACATCGTTGTCCGGCCGTGCTTCGTGCGAGCCGGCCGGGCAACGCTGTTCCGCCGCCGCGCGAACCCCCCTCGCCCCCGCCGTCGCATCGGAGCGCCAGCCATGCCGCCGTCGCCGTCCTCCGCAGCGCTCACGCGCACCACCGTGCTCCACCCGCGGCTCGCCGCGCTCATCCGCGACCACCTGGGCCAGGACCTCTTCCGGCTGGAACCCGACACCATCGGCGTCGCCGGACCCGAGGTCGCCGACCGCATCCTCGCCGCGCGCCGGGCCACCGAGACCGAACGCCCCACCTTCAAGCCGCTCCAGGGCCGGTCCATCACCCGCGCCGAGGCCTCCCGGATCACCCGCACCATCGGCGACGACGTGCGCGAGGCCCTGGCCGGACCGGTGCCCGAGAACGTCGACCTCACCGGCTCCTGGCCGCTGACCGGCCACCTCTTCCTGCGCGACCTCATCCTCGGCCGGGACCCCCGGCGGCTGCGCATGCTGATGAGCCGCACCCTCGAACTCACCCCCAAGCTCACCTGGTCGGTGATCGCGGTCGGCGCCGCCCTGCCCGGCTGGCCCCGCCCCGGCGACCGGCTCACCAAACTCGCCGAGCGCACCGCGCGGGCCGAGGGCTACCAGGAACGCCGCTACGCGATGGGCATGTACCGCAGGGCGGCCGCCCCGGTCTGCTTCACCGTCTCCACCTTGGTGGCCAACGCGCTCTGGCTGGGCTCGCCCTTCGACGAGGGCACCCCGAACCGCAACATCATCCTGGAGTCGCTGCGCCTGCTGCCGCCCTCCTGGAACCTGCTGCGCAACGCCTCGCCCGAGTACCCGGCGATCGACGGCAGGATAGGCACCGAGGACGACGTCCTGCTGCTGCCCCTGCTCTCCCACCGCGACCCGGCCCTGTGGGACGACCCCGACGCCTTCCGCCCCGAACGCTGGGACCACCTCGACCCCGAGGACACCCCCGGCTATCTGCCCTTCGGCCACTCCTCGGAGCGCTGCTGGGGCCGGCACATGGTCATGCCGCTCGCCGAACTCCTCCTCGACCTGGTCCGGGGCGCAGGGCTGGTGGTCGATCCCGCCCAGCGGGTCGCCAAGGTCCCCCTGCTCGGCCTGCTCGGTGTGGACGACGTACGGCTGGTGCGCCCGAGCTGACCCGGCGCGTCCCGCCGCCGTTCACCCGGCGGCCTCCTCCCCCCGCGCCGTGGTGTCCGGGACGACCGTGATGTGCTGCACGGCCCGGCTCAGCACCAGCACGCCCGCCACGATCAGCAGCGCCCCGCACGCCTCCGGCACCAGCCACCAGCCCGTGCGCACCTGCTCCTGGAGCAGGGCGATGCCCAGCACGAGGCTCACCATCGCGTCGCCGATGGTCAGCGCGGGCTGGGCCGCGACCAGCGGGCCCGCCTGGAGCGCGTTCTCCAGCAGCAGCACCGCGGCCACCCCGGCGAGCGCGAAGCCGTAGGTCTGCCAGGAGCGAAGGAACGCCAGGAAGCCCTGGTCGGCGAAGGTGCCCGAGGCCGACTTCAGCAGCGCGGCGGTCAGCGCGTTGCCGGTGGCGGAGGCGGCCGCCAGCAGCGCGGCGCGCCGGGTCGCCGGGCGTCCGGGGGTGGCCAGCAGCACGCAGGCCGCCATCGCGCCGACGCACAGGCACAGCGCCGGGATCCACCGGCTGAGCGGGGCCTGTTCGAGCGCTCCGTGCGGCGCGGCCGCGACCAGCAGCATCGCCAGCCCCAGCACACAGCCCGCCACACCCCACCAGCCCCAGTGCGGCAGCCGCCGGTGCATCAGCGGAGCGGCGATCAGCAGCGCGAAGGGCAGTTCGAGGATGAACAGCGGCTGGACCAGTGCCAGCGGGCCGTTGACCAGGGCCAGGCTCTGGAACAGGGCCGCGCCGACCACGCCGGCCATGCCCAGCACCCACACGGGCCGGCGCACCAGCTCCGCGAGCAGCCGGATTCCGCCGCGGCTGCTCGCGGAGGCGGCCTTGCGCTGGAACGCGGTGCCCACGGCGTTGCTCGCCGCGCCCGCCACGGCGAACGCCGCGGCCAGTTCGATCACGACCCTGTCTCCCGCCTGCACCGAAGGGGCCTCGGGCCCCTTCAGCCTACGGAAGCGAGCCGGGCGGTCGCCTCATGAGCCGGTCGTACGAGGGCCGAGCCCACCCGGTGCGGTCACACCGGGCAGGCTCGGCCGCCGCAGGGGTCAGGAGACGGCGAGGTCGTCGGCGTAGACCGTGCCCTGGCCGTACCAGCCGTGCACGTACACGGTGACCGTGCCGGAGGAGCCGGTGGTGAACGGCACCGTCAGCTTCTGCCAGGACGAGGAGGAGGTCCAGGTGCTGGCCGTCGCGCCACCGCTCACACCGAGGTAGGCGTACGAGCCCTGCACCCAGCCCTGCAGGGTGTACGACGTGTTCGGCTTGAGGGTGAGGGTCTGGGCGCACTGGCCGGTCGACGAGGAGGTCGCGTCGGTCTTCAGGGCGTGGCTGCCGCCGTGCACCGGGGAGGAGACCACCGAGGCGCCGCTGTCGCAGGTCCAGGGCGTCAGCGAACCGCTCTCGAAGTCACCGTTGGCCAGGGCCGTGGGCGTGCCGCCGCCGGTTCCGTTGACGGTCAGGGTGAAGGTGGAGCTGTGCTTGGCCGATCCCGCCGTGCCGGTGACGGTCAGCTGGTAGCTGCCCGGCGCGGTGGAGGCGGCCGTCTTCACGGTGAGCGTGGAGGCGGCGCCTGCGGTGACCGAGGTCGGGCTGAGGGTCGCCGTCACCCCGCTCGGCGCGCCACTGACCGCCAGGTCCACGGACTGCGCGCTGCCCGAGGTCACCGAGGTCTTCACGGACGCCGTCGTGGAGCCGCCGGGGTCGACCGAGGCGGTGGCGGGGGAGACGGAGACCGAGAAGTCGTTGGCCGGCGGGGTGGTCGTACCGCCCGAGAACGGCGCGAAGGTGTGCGAGAAGTACCAGGTGTCCTGGCTGATCCCGGAGCAGGTGTCGGAGCCGCCGGTGCCGGGGCAGCCGCCGTTGTCGCGCTGGAGGGCCCAGAAGGAGAGGGTGTTCAGGCCCTTGGACACCGCCCAGTTGTACACCGCCGTGGCGTCGGCCGTGGTGAACGTCTCGGCCGGCCCGTAGTCGTCGATGCCGGGCATCTCGGTGACGC</text:p>
          </table:table-cell>
          <table:table-cell office:value-type="string" calcext:value-type="string">
            <text:p>, GTGGTGAACGGCACCGTCAGCTTCTGCCAGGACGAGGAGGAGGTCCAGGTGCTGGCCGTCGCGCCACCGCTCACACCGAGGTAG, 94040, 94124(+)</text:p>
          </table:table-cell>
          <table:table-cell table:formula="of:=LEFT([.J157];FIND(&quot;),&quot;;[.J157])-1)" office:value-type="string" office:string-value="" calcext:value-type="error">
            <text:p>#WERT!</text:p>
          </table:table-cell>
          <table:table-cell table:formula="of:=MID([.J157]; FIND(&quot;),&quot;;[.J157]) + 1; FIND(&quot;),&quot;;[.J157];FIND(&quot;),&quot;;[.J157])+1) - FIND(&quot;),&quot;;[.J157]) - 1)" office:value-type="string" office:string-value="" calcext:value-type="error">
            <text:p>#WERT!</text:p>
          </table:table-cell>
          <table:table-cell table:formula="of:=RIGHT([.J157];LEN([.J157]) - FIND(&quot;),&quot;; [.J157]; FIND(&quot;),&quot;; [.J157]) + 1))" office:value-type="string" office:string-value="" calcext:value-type="error">
            <text:p>#WERT!</text:p>
          </table:table-cell>
          <table:table-cell office:value-type="string" calcext:value-type="string">
            <text:p>, PPLTPR*, 94040, 94124(+)</text:p>
          </table:table-cell>
        </table:table-row>
        <table:table-row table:style-name="ro1">
          <table:table-cell office:value-type="string" calcext:value-type="string">
            <text:p>WP_141135031.1</text:p>
          </table:table-cell>
          <table:table-cell office:value-type="float" office:value="1154213482" calcext:value-type="float">
            <text:p>1154213482</text:p>
          </table:table-cell>
          <table:table-cell office:value-type="string" calcext:value-type="string">
            <text:p>Xanthomonas citri pv. glycines</text:p>
          </table:table-cell>
          <table:table-cell office:value-type="string" calcext:value-type="string">
            <text:p>Xanthomonas citri pv. glycines strain LMG712 contig_142, whole genome shotgun sequence</text:p>
          </table:table-cell>
          <table:table-cell office:value-type="float" office:value="1154213482" calcext:value-type="float">
            <text:p>1154213482</text:p>
          </table:table-cell>
          <table:table-cell office:value-type="string" calcext:value-type="string">
            <text:p>1..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68-699']</text:p>
          </table:table-cell>
          <table:table-cell office:value-type="string" calcext:value-type="string">
            <text:p>GTGCAGGCCAATGCATCGGCACTTGCCACCTTGACCGCCGCTGCAGATGGCTATGATGCGCGCCGCTTCGCGATGGGCTTGTATCGACGAACTGCTGCGCCGGTGTGCTTCACCATTTCCACGCTCGTTGCCAATGCGCTGTGGCTGGGACCGCCCTTCGATCCTGGAAGTTCCAGCCGGAACATCGTCTACGAATCGCTGCGTCTGTTGCCGCCGTCCTGGAACATCTTGCGCACGGCTTCACCGGAGTATCCGCAGCTCGACAGCCGCATCGGGGTGCAGGACGACGTGTTGGTGCTGCCATTGTTGAGCCACCGCGATCCTGCATTATGGGAATCGCCCGATGACTTTCGTCCTGAGCGTTGGGAACAGCTGGATCCTGACGATGTCCCCGGCTATCTGCCGTTCGGTCACGCGTCGGAGCGCTGCTGGGGCAGGCACATGGTGATGCCCCTGGCAGAGCGCTTGCTGGACATCCTGCGCGATCAGAAGCTGGTCGCCAATCCGCGGCAGCGCCAGGCACAGGTGCCGCTGGCGGGCTTGCTGGGTGTGGCACGGGTCGATGTCGTACACAGCTAGCGCAACACACTGCCTGCACATGGCGACCACGCTGCAGCAGATCTTCCGGAGGGCTGTTCCCCTCTGGCCTATACGCATGAACAGCCGGCGCCAGCCCATCGCTCAGGGGCGTCAGGCACTCACCCTTGTGGCGGCGCTGCCGTGGAGCCGCGCTTGACCACGGTGTATTTCATGACCTGGTGCACGCCGGTCATCGACTCGCCCTTGCGCCGCTGGCGGATCGCATCGGCCAGCAGAGAAACCTCCGCACGCCCCCTTGCGGCCCCTGGTTGATGCACGGTGGTGAGTTCAGGCCAGATGGTAGTGGCCACCGGCGTGTCGTTGAAACCGGCCACCGAGAGGTCCGCGGACACGCGTAACCCCAATCCGTGCGCAACGGTGACCCGGGG</text:p>
          </table:table-cell>
          <table:table-cell/>
          <table:table-cell table:formula="of:=LEFT([.J158];FIND(&quot;),&quot;;[.J158])-1)" office:value-type="string" office:string-value="" calcext:value-type="error">
            <text:p>#WERT!</text:p>
          </table:table-cell>
          <table:table-cell table:formula="of:=MID([.J158]; FIND(&quot;),&quot;;[.J158]) + 1; FIND(&quot;),&quot;;[.J158];FIND(&quot;),&quot;;[.J158])+1) - FIND(&quot;),&quot;;[.J158]) - 1)" office:value-type="string" office:string-value="" calcext:value-type="error">
            <text:p>#WERT!</text:p>
          </table:table-cell>
          <table:table-cell table:formula="of:=RIGHT([.J158];LEN([.J158]) - FIND(&quot;),&quot;; [.J158]; FIND(&quot;),&quot;; [.J15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00863160.1</text:p>
          </table:table-cell>
          <table:table-cell office:value-type="float" office:value="1300234209" calcext:value-type="float">
            <text:p>1300234209</text:p>
          </table:table-cell>
          <table:table-cell office:value-type="string" calcext:value-type="string">
            <text:p>Streptomyces sp. Ag109_G2-1</text:p>
          </table:table-cell>
          <table:table-cell office:value-type="string" calcext:value-type="string">
            <text:p>Streptomyces sp. Ag109_G2-1 Ga0151189_11, whole genome shotgun sequence</text:p>
          </table:table-cell>
          <table:table-cell office:value-type="float" office:value="1300234209" calcext:value-type="float">
            <text:p>1300234209</text:p>
          </table:table-cell>
          <table:table-cell office:value-type="string" calcext:value-type="string">
            <text:p>3370317..3369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505-10828', '10825-13515']</text:p>
          </table:table-cell>
          <table:table-cell office:value-type="string" calcext:value-type="string">
            <text:p>CGGGGATCACCGTGCCGCCTATGGTCACCGGCTCGGTGGCGTAGCGCATCGTCGCGATGGAGAACGGGCTTTCGTGGCGCAGGACTTCCTCGATGAAGGCGCCCGTGCGCGAGGGGTCGGCGCGGAGTGCGGCCAGTTCGCGGGGGTGGGTGAGGAGGGCGTGGACGCCGTTGGAGATCAGGTTGGCGGTGGTCTGGTGGCCGGCCGCCACCAGGAGGAAGCCCATGGAGGTGATCTCCTGCTCGCCGAGCCGGTCGCCCGCGTCGCGGGCCGCGATCAGGGCGGTCAGGAGGTCGTCGCCGGGGTGGGCGCGTTTGTGGGCGATGAGGGAGCGGATGTGGCCCACCAGGGCCTCGGCGGTGGTGACGGAGACCTCGCCGTCGCCCTCCTCGCCGTTGAGGGTGGCGGCCCAGGCCTTGAGGATGTGCCCGGCCCCCTCGGAGGCGCCGAGCAGGTCGAAGACGACGGCGAGGGGCAGCGGGACGGTGAAGTCCCCGACCAGGTCGATGACGGGGGCGCGGGTGGGGACGGGGGCCCCGGCGCGGGACGCCGGGACTTCCAGGGCGTCCAGCAGGCGGTTCACGTGGCCTTCGATCACCGGACGCAGGGCCGCCACCCGGCGCGCCGTGAAGGCCTGCTGGACCAGTCTGCGCAGCCGGGTGTGGGCGGGCGGGTCGGAGTTGAGCATGTGCGCGGTCAGCGCCCGGCCCGGGCCCGGACCCTCCTCGGAGCCGTCGCGGCGGTCGAAGGCCTCGGTCGCGGCGTTCTTGCTCAGCCGGGGGTCGGCGAGGGCTGCCCGGCATGCGGCGTGCCCGGTGACCACCCAGCCCTCCAGCGGGGCCTCGCCGAGGATCCGCACCCGGTGCGCCCCGCCCTCCAGCTCCCGCCAGCGCCGGCAGGCGGGGTGGGGGTCGTCGAAGAAGGAGACGGGCACCTCCTCAGTGGCCATGCCGTGCCCCCGCCCTGACCACCCGTACGTCCTCCACCCCGAGCAGCCCGACCAGCGGCACCTTCGCCTTCCGCTGGGCGGGGTCGACCTCCAGCCCGGCGCCGCGGATCAGGTCCAGCAGCAGTTCGGCGAGCGGCATGACCATGTGCCGCCCCCAGCACCGCTCGGAGGAGTGCCCGAAGGGCAGGTAGCCCGGGGCGGTCTCGGGGTCGAGGTGGTCCCACCGTCCGGGCAGGAACACGTCGGGGTCCTCCCACAGCGCGGGGTCGCGGTGGGACAGCAGGGGCAGGACGAGTACGTCGTCACCGGCACCGATGCGCGCGTCGAGGGCCCCGTACTCGGGCGAGGCGTAGCGCAGGATGTTCCAGGACGGGGGCAGCAGCCGGGCGGCCTCGTGGAGGATGTTCCGGTTGGAGGTGTCGCCGTCGAAGGGCGAGCCCAGCCAGAGGGCGTTCGCGACGAGGGTGGAGACGGTGAAGCAGACGGGCGCGGCCGCCCTCCGGTAGATGCCCATCGCGTGGCGCCGGTCGTGGTAGCCGTCCGCTTCCGCCAGCAGTCCGGCAATTCCGCTCGATATCGCCCCGGGCCTTTTCCGCCAGGGAAAGGCCGCACCCGCGGCTATCACCGACCAGGTGAGTTTCGGGGTCAGCTCGAGGTTCCGGCTCATCAGAATGCGCAGCCGGCGCGGATCGCCGCCGAGAATGAGGTCCCTCAGGAAAAGGTGCCCGGTGAGCGGCCACGGGCCGGTGAGGTCCACGCCCTTCGGCACGGGGCCTTCCAGGGCTTCCCTGACGTCCCGCCCGATGACCCGCATCACGGAGGCCGCCTCGGTGCGGCCGATCGACCGGCCGTGCAGCGGTTTGAAGGTGGGCCGCTCCGTCTCGGTGGCCCGGCGGGCGGCGAGGATCCGGTCGGCCAGGGCGTGGCCGGCGACGCCCATGGTGTCGGGCTCCAGACGGAAGGCGTCCTTGCCGGTGTGCTCGCGCAGCAGGGCGGCGAGCCGGGGCGCGAACAGCGTGGTCCGCGTGGCCGGGAGGGAGGAGAGGGGCATACGGGGCTCCGATGGGCCGTCGGTGTCGCCCCGGCCGGCGGCCGGCCGGGGCGGCTCTGCCGGTCTAGTACCAGAAGTACCAGGCGCTCTTCTTGAGGCTCTTCTGACCGGAAACGGCATTACGGATGGCGAAAAGCATCTTCATCGCCGTACCCCCTCTCCCATGGATGGCTTGTGGCCGTAATTAAGGGTCACGGAACACTGCCGGAGGTACACCGGCGGCGCCCCGCTGGAGAATGCGCCGCCACCGTAGGCAGCCGTCTTCCCAGGAGACAACGGGCCCCACGTCTTTATGTACGCTCCTACCAATCCGGCCCGCGAATTCCGGCCAGCCATGGCTTCGTTCCCGCCGTATCGCACCGGAGCGACCCCGGGGGGGCCTCCCCATCGCGTAGGACGCGCGCGGGCATCGCGTGCAGGCGCATCGCGCGCGCGGGCGAAGGACCTGCGGGTGGCGGCGTGCGGCATGCACGCCCCGAGCGCGGCACGGCAGCCGCCACCCCACGACCCGCACTCGTCAAGGCACAGGACCCTTGGCGTCCCCTCGCGACGAATCGCTCAACACCAGGGTGATCAACAGGTGACGAACCGTCAACACCTCATTAGAGGTACACGCGCGGTTCCCGCTTCAGCAGTACTTTTTTCAGGGGCACCGGCTGCACCGGCGCCGGCTCCGCGCCCGCCCGGTCGATCTCGCACCAGATGCGCTTGCCCGCACCCTCGCGCTGCCAGCCCCACCGGTCCGCGAGCCCGTCCACGAGCTCCAGCCCGCGCCCGCCCGTGTCGTCCCCGGCGGCCTGCCGGCGGGCCGGGGCGCGGTCGCTCGCGTCGGCGACCTCCACCCGTACGCCCGGGCCCCCGAGGAGCATCCGCAGCACGGCCGGACAGCCCGTGTGCACGACCGCGTTGGTGACCAGCTCGGAGATCAGCAGGATCAGC</text:p>
          </table:table-cell>
          <table:table-cell/>
          <table:table-cell table:formula="of:=LEFT([.J159];FIND(&quot;),&quot;;[.J159])-1)" office:value-type="string" office:string-value="" calcext:value-type="error">
            <text:p>#WERT!</text:p>
          </table:table-cell>
          <table:table-cell table:formula="of:=MID([.J159]; FIND(&quot;),&quot;;[.J159]) + 1; FIND(&quot;),&quot;;[.J159];FIND(&quot;),&quot;;[.J159])+1) - FIND(&quot;),&quot;;[.J159]) - 1)" office:value-type="string" office:string-value="" calcext:value-type="error">
            <text:p>#WERT!</text:p>
          </table:table-cell>
          <table:table-cell table:formula="of:=RIGHT([.J159];LEN([.J159]) - FIND(&quot;),&quot;; [.J159]; FIND(&quot;),&quot;; [.J15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00603065.1</text:p>
          </table:table-cell>
          <table:table-cell office:value-type="float" office:value="1289021696" calcext:value-type="float">
            <text:p>1289021696</text:p>
          </table:table-cell>
          <table:table-cell office:value-type="string" calcext:value-type="string">
            <text:p>Streptomyces sp. CB02959</text:p>
          </table:table-cell>
          <table:table-cell office:value-type="string" calcext:value-type="string">
            <text:p>Streptomyces sp. CB02959 scaffold11, whole genome shotgun sequence</text:p>
          </table:table-cell>
          <table:table-cell office:value-type="float" office:value="1289021696" calcext:value-type="float">
            <text:p>1289021696</text:p>
          </table:table-cell>
          <table:table-cell office:value-type="string" calcext:value-type="string">
            <text:p>176406..177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282-11190']</text:p>
          </table:table-cell>
          <table:table-cell office:value-type="string" calcext:value-type="string">
            <text:p>GGCGGGCCGGTACCCCGCCGGCCCGCCCGGCGGCGCTCAGCCCACCTGGTAGTCGAAGGCGTAGGGGAAGGACGGTTCGCCGGCCCGGCAGGTGTAGCTGCCCGATCCGGTCAGCCCGGCCAGGTCCCCGGTGGCCGATCCGGGCACGACCGCGAAGGTGCAGCGCACCGTGCCGTCGGCGTCGAACGTGCCGCGCTCCTCGACGACGAAGGTGCCCGCCCGCCCTTCCAGGCGGCCGGTCAGCAGCTCCATGCCGGTGAACGTCCCGGTCCTGTCCGAGGTGTAGACGATGCTGTACTCGCAGGTGGTGCGGGCGGCCTCGATGCCGCCGGAGAAGGAGTTGGTGACGGAGGCGTGGGCGAGCCGCGGGCTCGTGTCCTCCGCGCCGACCGGGCGCTCCTCCCAGTCGGCGTAGGTGATGCGGCCGGTGGTCTGCGCGGGCATGGCTGTCCTTTCGGTCTGCCGCACGGCTGGTACGTGTGCGGTGTGCGACCAGCCTGACCGCGGTACCTGACACCTTCTGTCAGGTACCCGGGACAATCGGGCCATGCGCGCCGACCGGCTCCTCGCCCTGCTCCTGCTGCTCCAGAACCGCGGACGGATGACCGCCACCGCACTCGCCGCGGAACTGGAGGTGTCGGTCCGCACGGTCTACCGGGACATCGAGGCGCTCGGCGCGTCCGGCGTCCCGGTCCGCACCGACCGCGGGCCCGACGGCGGCTACCGCCTGATGGACGGCTACCGCACCCGACTGACCGGGCTCACCGACGCCGAGGCCGGTGCGCTCTTCCTCGCCGGAGCTCCCGGCCCGGCCCGCGACCTGGGACTGGGCGCGGTGCTGGCGACCGCCCAGCTGAAGGTCCAGGCGGCGCTCCCGGCCGAACTCGCCGAGCGCACCCGGCGGATCCAGGACCGCTTCCACCTCGACGCCCCGGCGTGGTTCCGGGACGCCGACCCGGTCGCGCACCTGGCGCCGATCGCGCGGGCGGTGTGGGAGCAGCGGGTGCTGCGCGCCCACTACCGGCGCTGGCGCGGCGAGGTCCACCGGGAACTGCGCCCGCTCGGGATCGTCCTCAAGGGCGGCATCTGGTACCTGGTGGCGTCCGTCGACGAGGCGGTGCGGACGTACCGGATCGCCCGGTTCCTGGCCGTGGACCTCACGGACGAGGCGTTCGTGCGACCGGCCGGTTTCGACCTGGCCGCCTACTGGGCGGAGTCGTCCCGCCGCCTGGAGGCGGCGCTGCACCAGGACACGGCGCGCCTGCGGATCTCCCCGCAGGCGCGCCGGCTGCTGCCGATGCTCTACGGCGCGGTGGGGCGGCGGGCCCTGGAGGACGCCGGAGAGCCGGACGCGGACGGCTGGACGGTGGTGGAGATGCCGGTCGAGGGACCGGCGGTGGCCGTCGGCGACCTGCTCAGACTGGGTGCGGAGGCGGAGGTCCTGGGTCCGCCCGCCCTGCGCCGGGCGGTCGCCGAGGCGGTGGCCGTCCTGGCCGGCCGGTACGGGGCGGCGCCCGGCACGCGGGAGTGACCCGACCGGTACACCGCGGGTGCGCAGGTCCCCCGTTCCGTAAAATCTTCGACGCTTCACGACAACCACCAACACTGCCGTTCTATGCGGTATTTGGCATGTATATACGCTACATCGGGATCAATCGCCCACCGTGCGGCGCGTTTTCCGCCACCCCCGCCGCGAACGCCCTTGAAACACAGGGCAGTTGTTCTTTGACGTGATACGGGTCACTTGACGCCGTCATGCCCCCGGCATTCACTTCTGCGGCGGTCGAAGACCCATTCGACGGCCTGCCACTGGGGAACAGACCTTCCCCGCCATGGAGGTACGGATGAAGTTCGTTCGTCTCGTGAAGCGGATGCGCAGCGAAAAGAGCCTCAAGGCGTATGCGTGGTACGGCTGGATCTGACCGGCCCACGCCCGTAGAGGACGGTGGTGGGCCGGGCGTGAAGGCCCGCCACCGGCCCGCGTTCCCGGAGGTTCCCGATGCCCCAGCGACCGACCGTCAGCCGCGGCGGCCGGCGGGTGCGCTTCGCACCCAGGATCGACGCGCTGCTCAGCCGCCACACCGGCCAGGACCTGTTCCGGCTGGAGCCCAACACGATCGGCGTCGCGGGCGCCGACCTGATGGACGCCCTGCTCCGCAGCCGGCCGGCCAACGCCGAGGAGCGCCCGACCTTCAAACCCGTCCTCGGCCGGCATGTCGACCGGGCCGACGCCGCCGCCTATATGCAGGCCGTGGCGGCCGACGTCCGGAAGGCGCTGCAGCGCCCGTTGGAGACGCCGGTCGACCTGACCGGCCCGTGGCCGCAGGTGCCGCACGCCTACCTCCGGGACCTCGTCTTCGGACGGGAACTCCTGCGCTTCCGGGTCCTGGTCGACCGCAGACTGGAACTCACCCCGAAGCTGACCTGGTCCGCCGTCACGTCGGGCGCCGCCCTCCTGCGCCGCCCCGCCCATGTCGAACCCCTCTCGAAACTCGCCACCCTCGTCCTCGACTCCACCGGCTTCCCGGACCGCCGGTACGCGATGTACCTCTACCGGCGGGTGGCGGCGCCCGTCTGCTTCACCGTGGCCGCACTGGTCACCAACGCGGTCTGGCTGGGCGCACCGTTCGACGACTCCGTCCCGAACCGGCACGTCCTCGCCGAGGCGCTCCGGCTGCTGCCGCCGTCCTGGAACATCCTCCGGGCGGCCTCACCCGAATTCACCGCGGTGGACGGCCGGATCGGCCCGGCGGACGACCTCCTGCTGCTGCCCCTCCTGAGCCACCGCGACCCCGCGCTGTGGGAGGACCCCGACGTCTTCCGCCCCGAGCGGTGGGCGGACCTGGACCCGGACGACCACCCCGGGTACCTGCCGTTCGGCCATGCCAACGAGCGCTGCTGGGGCCGCCACATGGTGCTGCCGCTCGCCGAGCGGCTGCTCGATCTGGTGCGCCGGGACGGTCTCACGGTGCACCCCGGCCAGACCGCGGGCCGGGTCGAACTCGACGGGCTGATGGAAGTCGCGGAGGTCCGGATGACCCGGGGCTGAGGCGCCGCCTACCTGATCGGTTGGGGGGCGACGCGCCCGCCGTCCACCGCCAACTACCCGGTGCGGACGCCGGGTTCGCACCCGGCGCCGGTGTCCGGTCACCGCCCCCGACTGCCTGCTAAGGCCCTGCTTCGCCATGGACATGAGGCGGTGGCACGCCGGAGCGGTGGGGGATGGGCATGGGACGGCGCGGATCCGTGTCGGCCGTCCGGGGCGCGGCACTGCTACTGGTGGCCGGCTGCGAGGGAGGCGACGGGAAGCCGGACGGCAACGCCGGGAACAAGGCGCTGACCGACGGTGTCACCAAGGGGTGCGGCGGCTACCTGAAGCCCGAGACGGTCGCCGCGGCACTCGGACACGCGACGTTCGCCAACGTGAACAGCGCGTTCAGGGCCCCGGAACGCGAGATGGGCGGCTGCCTGGTGAACATCACGACCAGTGCAGGCCCGGCTCGCACACCGCCGGGCCGATCGCCGTCTACCTGATGCTGGAGGTCTACGACTCCCCGAGCGCGGCGTCGGCCGCGGAATTCGTCGCCGGCGCGTGCGGCACCCGGCTGGCGAACGGCGTCCGCCACCATCCGCGCGTGCCGTGCGCGCATCTCCTCTTCTGACACCGCGCGGTGGCGTACCGGTCGACCGTTGACCTCGGTGACGACGGCGGCGACGGCGTCGTAGGAGAGGGCCTGCGGTCCGGTGAGGATCCAGTCGGTGTTGTGGGGCGCCGGGTCGGTCAGGGCGTGCGCGGCCACCGCGGCGACTGGCGGCCCTGACCGGGTGCCCGGCCGCGGTCAGCCGGGCCGCGAGGCGGCTGCCGGTGGTGCCGGTGGTGCCGGTGGCGCCGGTGACGAGCAGCGGCCCGGTGGCGGGGGAGGCGTTGCGGGGTGTGGTCATAGGGGGCTTCCTGATAATCCGGACCTGGCTCGACGCCTACGTCCACTCCGTGCTGCCGGACGACACGCGCACCTGACCCGCACCGGGCCGGACCGCGCCCGCCGTCGCGGAGGCCCGGACGGCCCGGCGGCGTGGCGCGTCCGAACGGGCCCCCGGAGCCGATGTGATGTCCGGGAAGGCGACACGGCAACAAGGCGAGAGGCGGTGGCGGCAGCATGGACGCCCCGGAGACACTCCCGGAGGAACGCCCCGGGCGGGCCTGTCTGGTCACCGGCGCCACCGGGTACATCGGCGGCCGGCTGGTGCCCGAACTCCTGGCCGCCGGGCACACCGTCCGCTGCCTGGCACGCCACCCGGGCAAACTGCGCGACCACCCCTGGGCGGGCGACGTGGAGGCGGTGCGCGGCGACGTCACCGACGCCGCCTCGGTGGGCGCGGCGATGCACGGGATCGACGTCGCCTACTACCTGGTGCACGCCCTGGGCACCGGCAAGGACTTCGAGGAGACCGACCGCCGGGCCGCCCGGATCTTCGGCGAACAGGCCCGCGCCGCCGGCGTCCGGCGCATCGTCTACCTCGGCGGGCTCACCCCCGCCGACGTCCCCGAGGACGAACTGTCCCCCCACCTGAGGTCGCGCGCCGAGGTGGGCCGGGTGCTGCTCGACTCGGGCGTGCCGACCGCGGTGCTCCGCGCCGCCGTCATCATCGGCTCCGGGTCGGCCTCCTTCGAGATGCTGCGCTACCTCACCGAACGGCTCCCGGTCATGGTCACACCGAGGTGGGTCCGCACCCGGACCCAGCCGATCGCCGTCCGCGACGTGCTGCGGCTCCTCGTCGGCTGCGCCCGGCTGCCGGCGGACGTCAACCGCACCTTCGACATCGGCGGCCCGGACGTCCTCACCTACCGCACGATGATGGGCCGCTACGCGAAGGCCGCCGGACTGCCGCGCCGGCTCATCCTGTCCGTGCCGGTGCTCACCCCGGGCCTCTCCAGCCACTGGGTCGGCCTGGTCACACCGGTGCCCTCGAAGATCGCGCGCCCGCTCACCGAGTCACTGCGCCACGAAGTCGTGTGCCAGGAGCGCGACATCGCCCGCTACGTGCCGG</text:p>
          </table:table-cell>
          <table:table-cell office:value-type="string" calcext:value-type="string">
            <text:p>, ATGAAGTTCGTTCGTCTCGTGAAGCGGATGCGCAGCGAAAAGAGCCTCAAGGCGTATGCGTGGTACGGCTGGATCTGA, 176250, 176328(+), GTGACGGCGGACCAGGTCAGCTTCGGGGTGAGTTCCAGTCTGCGGTCGACCAGGACCCGGAAGCGCAGGAGTTCCCGTCCGAAGACGAGGTCCCGGAGGTAG, 176743, 176845(-), ATGCGCCGGACGCCGGCGGCGCGGGCCTGTTCGCCGAAGATCCGGGCGGCCCGGCGGTCGGTCTCCTCGAAGTCCTTGCCGGTGCCCAGGGCGTGCACCAGGTAG, 178811, 178916(-)</text:p>
          </table:table-cell>
          <table:table-cell table:formula="of:=LEFT([.J160];FIND(&quot;),&quot;;[.J160])-1)" office:value-type="string" office:string-value=", ATGAAGTTCGTTCGTCTCGTGAAGCGGATGCGCAGCGAAAAGAGCCTCAAGGCGTATGCGTGGTACGGCTGGATCTGA, 176250, 176328(+" calcext:value-type="string">
            <text:p>, ATGAAGTTCGTTCGTCTCGTGAAGCGGATGCGCAGCGAAAAGAGCCTCAAGGCGTATGCGTGGTACGGCTGGATCTGA, 176250, 176328(+</text:p>
          </table:table-cell>
          <table:table-cell table:formula="of:=MID([.J160]; FIND(&quot;),&quot;;[.J160]) + 1; FIND(&quot;),&quot;;[.J160];FIND(&quot;),&quot;;[.J160])+1) - FIND(&quot;),&quot;;[.J160]) - 1)" office:value-type="string" office:string-value=", GTGACGGCGGACCAGGTCAGCTTCGGGGTGAGTTCCAGTCTGCGGTCGACCAGGACCCGGAAGCGCAGGAGTTCCCGTCCGAAGACGAGGTCCCGGAGGTAG, 176743, 176845(-" calcext:value-type="string">
            <text:p>, GTGACGGCGGACCAGGTCAGCTTCGGGGTGAGTTCCAGTCTGCGGTCGACCAGGACCCGGAAGCGCAGGAGTTCCCGTCCGAAGACGAGGTCCCGGAGGTAG, 176743, 176845(-</text:p>
          </table:table-cell>
          <table:table-cell table:formula="of:=RIGHT([.J160];LEN([.J160]) - FIND(&quot;),&quot;; [.J160]; FIND(&quot;),&quot;; [.J160]) + 1))" office:value-type="string" office:string-value=", ATGCGCCGGACGCCGGCGGCGCGGGCCTGTTCGCCGAAGATCCGGGCGGCCCGGCGGTCGGTCTCCTCGAAGTCCTTGCCGGTGCCCAGGGCGTGCACCAGGTAG, 178811, 178916(-)" calcext:value-type="string">
            <text:p>, ATGCGCCGGACGCCGGCGGCGCGGGCCTGTTCGCCGAAGATCCGGGCGGCCCGGCGGTCGGTCTCCTCGAAGTCCTTGCCGGTGCCCAGGGCGTGCACCAGGTAG, 178811, 178916(-)</text:p>
          </table:table-cell>
          <table:table-cell office:value-type="string" calcext:value-type="string">
            <text:p>, AWYGWI*, 176250, 176328(+), KTRSRR*, 176743, 176845(-), PRACTR*, 178811, 178916(-)</text:p>
          </table:table-cell>
        </table:table-row>
        <table:table-row table:style-name="ro1">
          <table:table-cell office:value-type="string" calcext:value-type="string">
            <text:p>WP_098697304.1</text:p>
          </table:table-cell>
          <table:table-cell office:value-type="float" office:value="1268145612" calcext:value-type="float">
            <text:p>1268145612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C_YFY_NT001 chromosome, complete genome</text:p>
          </table:table-cell>
          <table:table-cell office:value-type="float" office:value="1268145612" calcext:value-type="float">
            <text:p>1268145612</text:p>
          </table:table-cell>
          <table:table-cell office:value-type="string" calcext:value-type="string">
            <text:p>7500663..750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4243-13527', '14302-14553']</text:p>
          </table:table-cell>
          <table:table-cell office:value-type="string" calcext:value-type="string">
            <text:p>GCTCGGACCTCATGAGCCGGGGCGGGCTGGAGTGTCTGGTCGCCTCGGTCTTCCTCGGCGTGAGCTACGTGTACATGGAGAAATTCCTTGCGCGCCGGGACATCTCGCCCATGATGCTGTCGGCGGGCCAACTCGCGGCGGCGGGCCTGCTGCTGACGCCAGCCCTGATGGTCGAGGGCGCGCCCGCACCGCATCCGCGCCTCGACGCCCTGCTCGCCCTCGCGGTCCTCGGACTGCTCGGCACCGGGGTGGCCTATGTGCTGAACTATCGCGTGATCTCCGACGGCGGTTCCGTTGCGGCGTCGGTGGTGACCTATCTGCTCCCGGTGGTGTCCGTCGTTCTCGGCGCGACCGTGCTCGACGAGCCGCTCACTCCGATGACGCTGGCGGGCACGGCGCTGGTACTGCTCGGGGTCGCGCTGCCGTCGACGCGGAAGCGGGTGAAACGCGACGGCCCGAGGACCCCCGCCGCACCGGCAGTGCGGTGAGGGTGGGGAAGCCGAAGTTGTTGTGCCACACCAGGTCCGAATCGGGGACGGCGAGGTGGAGGTGGGGGAAGCGGTCTAGCAGGGCGGTGAAGGCCACCTCGGCCTCCATACGGGCCAGGGCGGCGCCGACGCAGAAGTGGGCGCCGTGGCCGAAGCCGAGGTGCCGGTCGGTGGGGCGGGTGATGTCGAGGCGGTCGGGGTCGGGGAAGTGGGCGGGGTCGTGGTTGGCGGCGGCGACGGCAATGTGCACGAATTCACCGGCGGGGATGTCGATTTCGCCGATGCGGACGGGTTCGGCGGTGTAGCGGACCGTGGACAGGTGGACCGGGCCGTCGAAGCGGAGGAACTCGTCCACCGCGGCGGGCATCGCCGCGGGATTCGCCCGCAGCTCCCGCATCAGGGATTCGTTGCGCAGCAGGGCGAGTGCGCCGGTGGTGAGCAGGTCGACGGTGGTGCCGTGCCCGGAGATCAGCAGCAGGACGGCCGTGTCCATCAGCTCCTGTTCGGTGAGCCGGTCGTCCGCGTCGCGGGCATGCACCAGGCCGGACAGCAGGTCCGCACCCGGGTGTATGCGCTTGGCCCGCACCAGATCCCGCAGGTACTCCCGCATCGTCTCCATGGCCGCGTCGCGCTCGGCCCCGACGATCCGGAACATCTCCCGCGCCCAGCGCCGGAACTCGGCCTGATCGGCGCGCGGGACCCCCAGCAGGTCGCAGATCATGCCGACCGGCAGCGGCAGCACGAACGCCGCGAGCAGGTCCACCTCGTCGTGCTCGGCCATCCGATCCAGCAGCGCGGCAACGGATTCCGCGATCTTGGGCCGCAGCGCGGCGACGGCCCGCGGGGTGAACGCCTTGTTCACCAGCGTGCGCAGCCGGGTGTGGTCGGGCGGGTCGCTGTTGACCATATTGTGGCCGAGCCGGGTGAGCGGCGCGTTCGCGGGGGCACCGGGGTAGGTGCGGCGGAACAGTTCGGCAATGCCGTTGGCGCTCTTGCACAGTCGCGGATCGCGGAGCGCGGCGCGGGCCTCGGCGTAGCCGACGATCAGCCAGCTCACCACCCCCTCGGGCGCATGCACCCGCAGCACCGGGCCGCGTTCCCGCCAGCGGTGATAGTGCGCGTGCGGGTCGGCGTAGAAGTCGTCGTCGAGCGTTTCGATCGCGCTCGCGGCCGCGATATTCATCCCGAAATGATAGGCCGCAATCATCAATTTTCCATCCGGGTTCGATAATTAATAAATAATTTTTTGCGATACCGCCGCGCGACCGAAGCGACTCACATACTCTTCAGATGCGCCCGAGATCCGGGCGCGAACGTGGAAACACACTCGAACCAGGAGGTGTAGTCATGGCGCTTGTTCGCATTGTCAAGCGGATGAAGCAGGGGAAGAGCCTGAAGCAGTACGCGTGGTACGGCTGGATCTGATTCCGTAACGCGTCACTTCCGCACTCGCGCCCGAATCGGCTCGCCGTATCGGGCGCGAGACCCACCCGCCGTTCAGGAATATCGCCATGTCTGCACATCATATTGCCGGACATTCCCGGACCGTCCTGTTCGCGCCGCGAATCGCCGAGCTCTTCGACAAATACCGCGGGCAGGATCTGTTCCGGCTCGAGCCCGACACCATCGGGATCGCGGGAGCGGACCTCATGGACGCGGTGCTCGCCGCCCGGCCCGCCCGGCCCGACGAGCGGCCCACCTTCAAACCCGTGCACCACCGCCCGATCAGCCGCGCCGACGCGTCCACGTTCATGCGGGCGGTCACCGCCGATGTGCGCGCCGCCCTGAAGACCCCGCTGGACACCGATATCGACCTCACCGGGAACTGGCCGCAGCGGGCGCACGATTACGTTCGAGATCTCGTCTTCGGCCACGAGGATTTCCGATTCCGGGTGCTCGTCGATCGCCGCCTGGAGTTGACGCCGAAATTGACCTGGTCCGCGGTGACCTCGGGGGCGGCACTGATCGGCAGAACCGGTTCGGCCCGGCCGCTGTCGAAACTGGCGGAACAGGTTTTCCGGGCCGGTAATTTGAGGGACCGCCGGTACGCGATGTATCTGTATCGCCGGGTCGCCGCGCCGGTCTGTTTCACCGTGGCCGCGCTGGTTACCAGCGCCGTCTGGCTGGCATCGCCGTTGCCGCCGGAAATATCCAATCGCAATATTCTGCTCGAAACCCTCAGATTGTTGCCGCCGTCCTGGAATCTGCTGCGGCTCGAGGGGCCCGAATACGCGGCCGTCGATGACCGGATCGGCGTGGGCGACGATATTCTGCTGCTCCCCCTGCTCAGCCAGCGCGACCCGCGCCTGTGGGAGGCGCCCGACGAATTCCGCCCCGAACGCTGGGACGAACTCGACCCCGACACCCATCCCGGCTATCTGCCGTTCGGTCACGCGTCCGAGCGCTGCTGGGGGCGGCACATGGTGATGCCGCTGGCCGAACGCATTCTCGACATCGCCCGCCGCGACGGGCTCGCGGTCGACCCGGACCAGATCGTGGGCCGGGTCGAACTCGACGGTCTGCTGGAGATCGCCGGCCTGCGCGTGCGCGCGAAACCCGTTGCTACCTGACCAATCCCGTGCGATGCGCGTACGCGATGGCCTGACCGCGGTCGCGCACGTCGAGCTTGGCGAACAGCGAATTGATGTGGCTCTTGACCGTGCTGACGCCGATGAACAACTCCTTGGCGATCTCGGAGTTGTTGCGGCCCTGGGCCATCAGGCGCAGCACGTCCAATTCCCGATCGGTGAGATCGGCGGTGGGCGGGGGCGCGGGCGCGCCGAGCGCGGAGACCAGCCGGGCGCCGACATCGGCGGCGAGGGTGGTGTGCCCGCTGGCGACCGAGCGGATGGCGGCGGCGATCTCGGCGCGCCCGGCGTCCTTGGTGAGATAGCCGCGGGCCCCGGCGCGCAGCGCCCCGGCGATGGAGGCGTCGTCGGCGTAGGTGGTCAGCACCAGCACCGAGGTCTCCGGGTGCGAGGCGGTGATCGCGGCGGTGGCGGCGACGCCGTCGATGCCGGGCATGCGCAGATCCATCAGCACGACGCGCGGGGCCAGGCGACGCACCAGTTCCACGGCCTCCGCGCCGTCGCGGGCCTCCCCCACCACCCGCACGTCGGGCAGCAGCGACAGCACCGTGGTGAGGCCGTCGCGCACCGTGGTCTGGTCGTCGGCCACCACCACCGTGATCACGGCGTCGCCGCGCGAAACCGCGGCACCCGGATCCGCACCGTCCATCGCCCGTCCTCCTTCCGCGCCTCCACTGTGCCACCCGAGGCGGCCAGCCGCTCGCCCATCCCGAGCAGACCCGCGCCCGACCCCGAGCCGGTGAGCGAACCACGCTGGGCGGCAAGCGGATTCGTAATGTCCACGGCGAGCCGGTCGCCCTCGTCCCGCAGCGACAGCGAGACCGGTTGGCCCGGAGCGTGTTTGCGCGCATTGGTCAGCGACTCCTGCACCGCGCGGGTGATCGCGACGGCCGCCTGCGCGTCGATGCCGCGCAGTTCGGTGTCGGTGCGCACCTCGACCTGCCCACCGGCGCCGCGATGTTCGTCGGCCAGGCGCAGCAGTTCCGCGGCCAGGTCGATGCCCTCCGAGCGCAGCGCGCCCACCACGCGGCGCGCGTCCTCGAGGCCGGAGATCGCCAGTCGGTGCGAGGCGCGGACGCGGTCGGCGGCACGGTCCACCTCGCCCGCCTCCAGCAGGGCGTCGGCGGCGTCGAGCTGCATGACCAGCCCGCCGAGGGTGTGGGCGAGCACGTCGTGGATATCGCGGGCGATGCGGCCGCGTTCGGCGAGCGCGGCGGCCCGGTCGCGTTCCGCGCGGATCACCCGATTCTGTTGCAGCAGCAGGCGATTCTGCTCGGCGGAGATGCGCGCCTGGCGGCGGCTCCAGCCCATCAGGCCGATCACCGCGGTGCCGACGAGCAGGTTGAGCAGCATCCGGGGCCGCTCCTGGGCGACCGTGAGCGAGGCGCACGAGCTCAGCAGGGCCGCCGCCGCAATGGCCAGGCCGACGACCGGCGAATCGTCGGCCAGCGAAATGGCGACGAACACGGTCGCCAGCGCGGTGATCGCCGAGGATGCCGAATATGCGACGGTGAGGCCGCCGCAGATCGCCATGAGCGACAGGGACACTCGTATCGGCCAGCGCGGACGCACCGGGGCCACGATGAACAGCGCCCACCCCACCCAGGACACCGCGATCAGCGCGAGTTCCCACCGCTGCCCCGGCAGGCCCGTGCTGATCACCGCGCTCACGACGGAGACGAGACCGACCAGGCGCAGCAGCCTGCTCAGTCTCGTCGGCGGTGTGATCGTGACGGCCATCCGGTTCAGTGTGCCGCAACCAGCCGGAACTGTTCGGAACGGCGGAGCAGCACCGCGCTGCGGCCCACCCGGTTGAGCGCCAGCATGAGCAGGATGACGCCGACCGCGGTGACGATGGTCGCCCCCACCGAATGCGCCCACACATCCACCCCGATGCGCACCGCGAGCAGCACCAGCCACAGCAGCGACCCGACCCATCCGGTCCGCGCCAGGATCTGCCCGTCCGCCGCGCGCAGCTGCGA</text:p>
          </table:table-cell>
          <table:table-cell office:value-type="string" calcext:value-type="string">
            <text:p>, ATGGCGCTTGTTCGCATTGTCAAGCGGATGAAGCAGGGGAAGAGCCTGAAGCAGTACGCGTGGTACGGCTGGATCTGA, 7500498, 7500576(+)</text:p>
          </table:table-cell>
          <table:table-cell table:formula="of:=LEFT([.J161];FIND(&quot;),&quot;;[.J161])-1)" office:value-type="string" office:string-value="" calcext:value-type="error">
            <text:p>#WERT!</text:p>
          </table:table-cell>
          <table:table-cell table:formula="of:=MID([.J161]; FIND(&quot;),&quot;;[.J161]) + 1; FIND(&quot;),&quot;;[.J161];FIND(&quot;),&quot;;[.J161])+1) - FIND(&quot;),&quot;;[.J161]) - 1)" office:value-type="string" office:string-value="" calcext:value-type="error">
            <text:p>#WERT!</text:p>
          </table:table-cell>
          <table:table-cell table:formula="of:=RIGHT([.J161];LEN([.J161]) - FIND(&quot;),&quot;; [.J161]; FIND(&quot;),&quot;; [.J161]) + 1))" office:value-type="string" office:string-value="" calcext:value-type="error">
            <text:p>#WERT!</text:p>
          </table:table-cell>
          <table:table-cell office:value-type="string" calcext:value-type="string">
            <text:p>, AWYGWI*, 7500498, 7500576(+)</text:p>
          </table:table-cell>
        </table:table-row>
        <table:table-row table:style-name="ro1">
          <table:table-cell office:value-type="string" calcext:value-type="string">
            <text:p>WP_086702804.1</text:p>
          </table:table-cell>
          <table:table-cell office:value-type="float" office:value="1197758943" calcext:value-type="float">
            <text:p>1197758943</text:p>
          </table:table-cell>
          <table:table-cell office:value-type="string" calcext:value-type="string">
            <text:p>Streptomyces tricolor</text:p>
          </table:table-cell>
          <table:table-cell office:value-type="string" calcext:value-type="string">
            <text:p>Streptomyces tricolor strain NRRL B-16925 NRRL_B-16925_contig_632, whole genome shotgun sequence</text:p>
          </table:table-cell>
          <table:table-cell office:value-type="float" office:value="1197758943" calcext:value-type="float">
            <text:p>1197758943</text:p>
          </table:table-cell>
          <table:table-cell office:value-type="string" calcext:value-type="string">
            <text:p>2035..3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-283']</text:p>
          </table:table-cell>
          <table:table-cell office:value-type="string" calcext:value-type="string">
            <text:p>AGCGCCTCGGTGTCCTCGCCGCCTGGCGCGACACCGACCTGTTCACGCCCGCCGAACGCGCCGCCCTCGCCCTCGCCGAGGCGACCACCGCCGCGGCCGACGGCGCCGCCCAGGACGCCGCCCGTGCGGCGGCGCGCGAGGTCCTGACCGACGATCAGACGGCGGCCGTGATCTGGGTCGCCGTCACCATCAACGCGTTCAACCGGGTCTCGATCATGAGCCGGCACCCCGTGCGGGCGGAGGGCTGAGGCGGCGACGCGGTGATCGATGGACGGATCGGTGCTGGTCACCTAGCGTTCCGCGCATGACGGAACGACGCGCGATACTCAGCGGCTCCACCTTCGAGGAGCAGATCGGTTACGCCCGTGCCGTGGTCGACGGGGACTGGGTGCATGTCTCCGGGACCACCGGCTTCGACTACACCGCCATGACCATCTCCGACGACGTGGTGGAGCAGGCCGAACAGTGCCTGCGAAACATCGGGGCCGCGCTGGCCGAGGCGGGGTGCGGCTTCGCCGATGTGGTGCGGGTGCGCTATCTGCTGCCGGACCGCGCGGACTTCGAGCCCTGCTGGCCGGTGCTGCGCCGCTGTTTCGGCGAGGTCCGGCCGGCCGCCACCATGCTGGAGTGCGGCCTCGCCGACCCCCGGATGAAGATCGAGATCGAGGTCTACGCCCGCCGCCCGACCGGGGACTGAGCAGGGCTCAGGGGGAGTGCGGGCGGCCCGCCGCCGTAGCACGGAACAGGCCGCCACGGACCCCGGTCACCGGCCCGCGCCCGCCTCGCCGGCCGCCGGGTCCGACGGACGGGCCCCCGCCGGTCACCGCCCCGCCGTCGCCCGGTCGGGCGGTGCCACCAGGTCGCTGCGCCGGAGGATCCGGGCCTCGCGCGGCAGCAGCCGGGGGCCGGCCACGACCAGGACCTCGCACTCGGCCCGGGCCGGCACGAACCGGTGCACCGGCCTGCGGTGCAGCCGGGCGAACGGGCCCCGCGGCCGGGCCATGCCGATGACCAGCAGGTCGTCCGGGGACGCGGCGATCGAGCACAGCACCGGCCCCGCCGACCCCCTGACCACGCGTCGTACGATCCTCAGGTCCGCCGGAGGCCCGCCCGCCGCCAGGTCGAAGGCCCGCTCCAGCCGCTGTCGCGCGTCGTCGGCCCACAGGCGGGCCCAGGACGGCTCCGGCTGGCGCAGATAGAGGGCCTCGCCCTCCGGAGGTTCCCAGGCCCGGACCGCCACCAGCGTCCGGCCGGTGGCGCGGGCCTCCTGAATGCCGCGGCGTAACGCGGCGAGTCCTGCGAGTGAGTCGCTCACCCCGACGACGACCTTCCCCGTTCGCTCGTCACCTGAGGGTTCGTGTGGTGCCATGCCGCCCACGTTAGGAAGGCCAATCTCGCTCGGGCAAAGTCCAATCGGGGAAAAGTGGCCTTGATCGCAGCCGAGGTGTGCGGGTCCATATCTCGCCAATGTGGGGCCGACGGGCCGGTCGACGGAGACGCGGCGCGCGTCCGCTCTCGGTGACGGACCGTCCGGCATCCGGGCGGTCGGCGGCGTCCGCCAGCAGCGGAGGGAGCCTCCGGCGGCGGTACGGCTCCCGCGTGCCGGGTGGTACGTCAAACCGGAGCGCCGATGATCGGCGAAAGTCTGAAACCGACTGCCTGGCCGCGATTTTGAACTCCCTGGTGATTAATCGGTCAACGATCACGGGAAGGTTCCGGGGCGTCGCCGACACGTGATCTTCACCGGCCCGCTCCGGTGCGGCGCGTGTCACCCGTCCGTCCCCCGAGGGGAGGTGCAGTGATGAAGCTCCTTTTCGCCCTCCGCAACCGCGTTGCCGCCGCCAAGAGCCTCAAGGCCAACGCCTGGTACCTCTGGTACTGATCCCGCACCCGCCGCTGTAGCGGTGACATCGTTGTCCGGCCGCACCGCGACGCGGTCCGGCCGGGCGGCGGTGTCCCGTCGTGCCGCGGCCTTCACCGCCCCCGTACCGGAGGAGCCATGCCGCCGTCATCCACCGCGCGTGCGCGCGCCACCGTGTTCGCCCCGCGGCTCGCCGCGCTCATCGGCGACCACCTGGGCCAGGACGTCTTCCGGCTCGAACCCGACACCGTCGGGGTCGCGGGACACGAGGTCGCCGACCGCATCCTGGCCGCGCGCCGGGCGACCGAGACCGAACGCCCCACCTTCAAACCGCTGCACGGACGGTCCATCACCCGCAGCGAGGCGTCCGCGGTCACCCGCACCATCGCCAACGACGTGCGCGAGGCCCTGGCCCGGCCGCTGCCCGAGGACGTGGATCTGGCCGGTCCCTGGCCGCTGACCGGGCACCTCTTCCTGCGCGATCTGATACTCGGCCAGGACCCCTACCGGCTGCGGATGCTGATGAGCCGCAACCTCGAACTCACCCCCAAGCTCACCTGGTCGGTGATCGCGGTCGGTGCCGCCCTGCCCGGCTGGCCCCGCCCGGACGCCCGGCTCACCGGCCTCGCCGACCGCGCGGCGCGGGCGCGGGGGTACCAGGAGCGGCGGTACGCCATGGGGATGTACCGCAGGGCCGCTGCGCCCGTGTGCTTCACCGTCTCCACCCTGGTGGCCAACGCCCTCTGGCTCGGCTCCCCGTTCGACGACGGCATGTCCCCTCGCCACATCATCCTGGAGTCGCTGCGGCTGCTGCCGCCGTCCTGGAACATCCTGCGCAACGCCTCGCCCGAGTATCCGGCGATCGACGGCCGGATCGGCGAGCGCGACGACGTCCTGCTGCTGCCGCTGCTCTCCCACCGGGACCCCGCTCTCTGGGACGATCCGGACGCCTTCCGTCCGGAGCGCTGGGACGGCCTCGACCCGGACACCGCCCCGGGCTACCTGCCCTTCGGGCACTCGTCGGAACGCTGCTGGGGCCGGCACATGGTCATGCCGCTGGCCGAGCTGCTGCTGGACCTGATCCGCGGTTCCGGGCTGGTGGTCGACCCCGGTCAGCGGGTCGGCAAGGTTCCGCTGCTGGGCCTGCTGGGCGTGGAGGAGGTACGGCTGATCCGGTCACGCTAGCGGGGCAGCGGACCGGCGGGGCACCGTTGGGTGCGGCTGCAATGTCAGGTAGCCTGACATTGCCACGTCGGAACCGGAGGCTCTGCATGACCATCGAGTACGCCACCCGCCACCGCGCCCGCTCCTTCATCCCGCCGGAGCCGGGCAAGCCCTACTTCATCGAGAAGGGGCTGGGCGACCGCGCGCACCTGTTCGGTGACCTCGTCACGATCTACGCGGGCGGCGAACAGACCGAGAACACCTTCAACTTCTTCACCTGCGAAGGCCCCAAGGGGGAGCTGATCCCCGCCCACTCCCACGCGGACACCTACGAGGTCTTCTACATCACCCAGGGCGCCGTACGGCTCTTCGTGGAGGACCTGGAGGGCGAACAGCACGAGAAGCTGCTCACCCCCGGGGACTTCGGCTTCGTCCCGAAGAACTGCACCCACGCCTACCGCATGGAACGCCACCACTCACAGGTCGTCGGCGTCGCCGCCGGGCCGGGCGGCACCTTCGAGCGGTTCTTCGAGACCCTCGGCACACCGGCCGACGAACTGGGCCTGCCGGCCCGGCCCTTCGTCCCCGCCCCGGAGAAGTTCGCGACCGTGCCCGGACAGTACGACGTCCGCTTCCTCCCCGACCACCAGTGGCGCACCGGGAGCTGACCGCTGTGCCGTACGTCGAGGCGCTGTCGGCGGGCGTCCTGGTCGGCGCCCTGTACGCGCTGCTGCGGGTCGGGTCGCCGGCGCCACCGCCCGTCGCCCTGTTCGGCCTGCTCGGCATGCTGCTCGGGCAGACGCTGTTGGAGACGTGGTGAGACCGCCGACCGGGGCGCGGCGGGCCGCCGTCGCCGCTTTCCTGCGCGCCGCCGCTCCCGCCTTGGCCGCAGGCGCGCTCATGGGCGCCGTCTACTGGTCCCTCGGCCTGCGCTCACCCGCCCCGCCCCTGCTGGGCCTGACCGGCCTGCTGGGCATCGTGATCGGCGAACGCGCGGTGTCGGCGCTGCGGCGGCGCGGCCGGGCAGCCGGACCGGCGCCTGTTGTCGGAGCGGCGCCTGTTGTCGGAGCG</text:p>
          </table:table-cell>
          <table:table-cell office:value-type="string" calcext:value-type="string">
            <text:p>, ATGCCGCCCACGTTAGGAAGGCCAATCTCGCTCGGGCAAAGTCCAATCGGGGAAAAGTGGCCTTGA, 1402, 1468(+), ATGAAGCTCCTTTTCGCCCTCCGCAACCGCGTTGCCGCCGCCAAGAGCCTCAAGGCCAACGCCTGGTACCTCTGGTACTGA, 1836, 1917(+), GTGATGAAGCTCCTTTTCGCCCTCCGCAACCGCGTTGCCGCCGCCAAGAGCCTCAAGGCCAACGCCTGGTACCTCTGGTACTGA, 1833, 1917(+), GTGTCACCCGTCCGTCCCCCGAGGGGAGGTGCAGTGATGAAGCTCCTTTTCGCCCTCCGCAACCGCGTTGCCGCCGCCAAGAGCCTCAAGGCCAACGCCTGGTACCTCTGGTACTGA, 1800, 1917(+), GTGCGGCGCGTGTCACCCGTCCGTCCCCCGAGGGGAGGTGCAGTGATGAAGCTCCTTTTCGCCCTCCGCAACCGCGTTGCCGCCGCCAAGAGCCTCAAGGCCAACGCCTGGTACCTCTGGTACTGA, 1791, 1917(+)</text:p>
          </table:table-cell>
          <table:table-cell table:formula="of:=LEFT([.J162];FIND(&quot;),&quot;;[.J162])-1)" office:value-type="string" office:string-value=", ATGCCGCCCACGTTAGGAAGGCCAATCTCGCTCGGGCAAAGTCCAATCGGGGAAAAGTGGCCTTGA, 1402, 1468(+" calcext:value-type="string">
            <text:p>, ATGCCGCCCACGTTAGGAAGGCCAATCTCGCTCGGGCAAAGTCCAATCGGGGAAAAGTGGCCTTGA, 1402, 1468(+</text:p>
          </table:table-cell>
          <table:table-cell table:formula="of:=MID([.J162]; FIND(&quot;),&quot;;[.J162]) + 1; FIND(&quot;),&quot;;[.J162];FIND(&quot;),&quot;;[.J162])+1) - FIND(&quot;),&quot;;[.J162]) - 1)" office:value-type="string" office:string-value=", ATGAAGCTCCTTTTCGCCCTCCGCAACCGCGTTGCCGCCGCCAAGAGCCTCAAGGCCAACGCCTGGTACCTCTGGTACTGA, 1836, 1917(+" calcext:value-type="string">
            <text:p>, ATGAAGCTCCTTTTCGCCCTCCGCAACCGCGTTGCCGCCGCCAAGAGCCTCAAGGCCAACGCCTGGTACCTCTGGTACTGA, 1836, 1917(+</text:p>
          </table:table-cell>
          <table:table-cell table:formula="of:=RIGHT([.J162];LEN([.J162]) - FIND(&quot;),&quot;; [.J162]; FIND(&quot;),&quot;; [.J162]) + 1))" office:value-type="string" office:string-value=", GTGATGAAGCTCCTTTTCGCCCTCCGCAACCGCGTTGCCGCCGCCAAGAGCCTCAAGGCCAACGCCTGGTACCTCTGGTACTGA, 1833, 1917(+), GTGTCACCCGTCCGTCCCCCGAGGGGAGGTGCAGTGATGAAGCTCCTTTTCGCCCTCCGCAACCGCGTTGCCGCCGCCAAGAGCCTCAAGGCCAACGCCTGGTACCTCTGGTACTGA, 1800, 1917(+), GTGCGGCGCGTGTCACCCGTCCGTCCCCCGAGGGGAGGTGCAGTGATGAAGCTCCTTTTCGCCCTCCGCAACCGCGTTGCCGCCGCCAAGAGCCTCAAGGCCAACGCCTGGTACCTCTGGTACTGA, 1791, 1917(+)" calcext:value-type="string">
            <text:p>, GTGATGAAGCTCCTTTTCGCCCTCCGCAACCGCGTTGCCGCCGCCAAGAGCCTCAAGGCCAACGCCTGGTACCTCTGGTACTGA, 1833, 1917(+), GTGTCACCCGTCCGTCCCCCGAGGGGAGGTGCAGTGATGAAGCTCCTTTTCGCCCTCCGCAACCGCGTTGCCGCCGCCAAGAGCCTCAAGGCCAACGCCTGGTACCTCTGGTACTGA, 1800, 1917(+), GTGCGGCGCGTGTCACCCGTCCGTCCCCCGAGGGGAGGTGCAGTGATGAAGCTCCTTTTCGCCCTCCGCAACCGCGTTGCCGCCGCCAAGAGCCTCAAGGCCAACGCCTGGTACCTCTGGTACTGA, 1791, 1917(+)</text:p>
          </table:table-cell>
          <table:table-cell office:value-type="string" calcext:value-type="string">
            <text:p>, IGEKWP*, 1402, 1468(+), AWYLWY*, 1836, 1917(+), AWYLWY*, 1833, 1917(+), AWYLWY*, 1800, 1917(+), AWYLWY*, 1791, 1917(+)</text:p>
          </table:table-cell>
        </table:table-row>
        <table:table-row table:style-name="ro1">
          <table:table-cell office:value-type="string" calcext:value-type="string">
            <text:p>WP_076083033.1</text:p>
          </table:table-cell>
          <table:table-cell office:value-type="float" office:value="1133712600" calcext:value-type="float">
            <text:p>1133712600</text:p>
          </table:table-cell>
          <table:table-cell office:value-type="string" calcext:value-type="string">
            <text:p>Streptomyces sp. IMTB 2501</text:p>
          </table:table-cell>
          <table:table-cell office:value-type="string" calcext:value-type="string">
            <text:p>Streptomyces sp. IMTB 2501 IMTB_2501_contig_1, whole genome shotgun sequence</text:p>
          </table:table-cell>
          <table:table-cell office:value-type="float" office:value="1133712600" calcext:value-type="float">
            <text:p>1133712600</text:p>
          </table:table-cell>
          <table:table-cell office:value-type="string" calcext:value-type="string">
            <text:p>748823..749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26-13557']</text:p>
          </table:table-cell>
          <table:table-cell office:value-type="string" calcext:value-type="string">
            <text:p>CGTGGGCCTCCTCTCGGCTCTGCTCGACGAATGTCACCGTCTCGCCGAGCGCGGCGGCGATGGCGGCGGCCCGCTGCCGGGGAGTGGTGGGCTCCGGCCCGGTCAGCGTGTAGATGGCGCCGTCGTGTCCGTCTCCGCGCAGCACGGCCGCCGCCACCGCGGCGACATCGTCCGGGTCGACGAACGGCAGTGCCACATCGGCGAAGGGCGCCGCCGCGGTGCGGTGCCTGCGGATCGGCTCCGCCCAGGCCAGCGCGTTGGAGGCCAGTCCGCCCGAGCGCAGGACGGTGAAGGGCAACCCCGACTGGGCCACGGCCGCCTCGAAGCGCGCCGCGTGTGCGTATGTCTCCGGCCGGGTGCCAGCCCCCTGCGAGGACAGCAACACCACCTTGGCGACCCCGGCCGTGGCGGCCTGACTCAGGATGCCGGCCGGATCCTCACCGGCCACCAGCAGGAACAGTGCCTTGGCTTCCGACAGTGCGGGAGCGAGGCTCTGCGGCTGCCCGAGATCGGCCGCGACGGCCCGCGTGCCTGGCGGAACGTCCTGCGTCCCGATGCGCCGGGCGACGGCCGTCACCGATTCCCCGCCCTCGTTCAATGCGGCGACCAGGGCCCGTCCGACGTTCCCCGTGGCACCCGTGACAACGATCATGGCATCTCCCCGTCTGAGTTAGTTGACTAACTAAGTCGAGACGTTAGTCCGTGGTGGCACCCGTTGTCTATCCTTAGTCAGGTGACTGACTCAGAATTCGCGGCGACGGCCGGGGCCGCGCGGCCGAGCCGATCCGGTCGATCCGGCCAGGGTGGCGGCCGGGGCGGCAAGCGCGAGCGCCTGGTGAAGGCAGCCGTACAGGTCTTCCATGAGCAGGGCGTGGAGAAGACCACCCTCGGCGACATCGCCGGCGCGGCCGAGGTGCCGCTCGGCAACGTCTACTACTACTTCAAGACCAAGGACCAGCTCGTCGACGCCGCGGTGGACGCCCACCGCGAGCAACTCGACGCGCTCACCGGCCGGTTGGACGCCCTCCCGGATCCGGTGGCCCGGCTGAAGGCGCTCGTCGCCGGATGGGTCGGCCAGCGCGAGACCGCGGCTCGCTACGGCTGCCCGTTCGGTACCCTCGCCACCGAGCTGGACAAGCGGGACGACGGCCTGGACCAGGCCGCCGCGCAGGTCATGCGAGCCCTGCTCGCCTGGGTGGAGGGCCAGTTCACCCAGCTCGGCCGCGCCGACGCCGCCGCCCTCGCGGTCGAACTCGTCGCCGCCTACCAGGGCATGTCCGTCCTCACCAACACCCTGCGCGACCCCGGCCTGATGGCCGTCCAGGGTGAACGCCTCCAGTCCTGGATCGACGGGATCGCGGGACGGTAGGAAGGCGAAAGCTACCGGGGGGGGAGTTGCGTCGTTCAGCGCTCGGCGGCAGGTGTATCCGGCCAATCTCCGGGCGGTGCGTCGCGGGACGGCGAACCGGCATGCGTCCGCTCCCGCTACCGAGCCGTCCGGCATCCGGACGGCCGGCACGGTGCCTCATCAGCATGCGAGGGGCAGTAGAGGCGCAGGGTGGGTGCTCGGCGGGGCGTGTGGTCAAAGCGGAGCGCCGGTGAACGAAGAAAGTCTGAAATCGACTACGCAGGAACGATTTTGATCCCTCCGGCGATTATCCCTCAGGCGGACAAGGGAAGTTTCCCGGAGCCATCGACACACGATCTTCACCAGCAGACTCCGGTGTCGCCGTGTGCCGCCCGTCCACCCTCTCCAGGAGGTGCAGTGATGAAGCTTCTCTTCGCCATCCGCAACAAGGTCGCGGCCACCAAGAGCCTCAAGGCGAACGCCTGGTATCTCTGGTACTGATCCGACGCCTCGCCGTACAGGTGAGGTGACGTCGTTGTCCGGCCGGCCGTGCGTGGTCACGGCCCGGCCGGACAGCGGTGGTACGCCGTACCGCGGCCTCCGGTCCTCTCGCGCCCTTCACCGACTGCCCGTTCACCACCGGGAGCATCCATGCCGCCGTCTTCCGCCACGCGTGCGCGCACCACCGTGTTCGCCCCGCGGCTCGCCGCGCTCATCGGCACCCACACAGGACAGGACGTCTTCCGGCTGGAACCCGACACGATCGGCGTCGCGGGACACGAGGTCGCCGATCGCATCCTCGCCGCACGCCGGGCGACGGAGACCGAGCGCCCCACCTTCAAGCCGCTGCACGGGCGTTCCATCACACGCACCGAGGCGTCCACGGTCACCCGCACCATCGGCAACGACGTGCGTGAGGCACTGTCCGGACCGCTGCCCAAGGACGTGGACCTCGCGGGCTCCTGGCCGCTGACCGGGCACGTCTTCCTGCGCGACCTCATCCTCGGCCAGGACCCCTACCGGCTGCGCATGCTGATGAGCCGCAATCTCGAACTCACCCCGAAGCTCACCTGGTCGGTGATCGCGATCGGCGCCGCGCTGCCCGGCTGGCCCCGGCCGAGCAGCCGGCTCACCGGTCTCGCGGGCCGGGCCGCGCGGGCCACCGGCTACCAGGAGCGCCGGTACGCCATGGGCATGTACCGCAGGGCCGCCGCCCCCGTGTGCTTCACCGTCTCGACCCTGGTGGCCAACGCGCTCTGGCTCGGTGCGCCCTTCGACGACGCCACACCCAACCGCGGCATCATCCTTGAGTCCCTGCGGCTGCTGCCGCCCTCGTGGAACATCCTGCGCAACGCCTCGCCCGAGTACCCGGCCATGGACGACCGGATCGGTGAGCGGGACGACGTCCTGGTGCTGCCGCTGCTGTCCCACCGCGACCCTGCCCTGTGGGACGACCCGGACACCTTCCGCCCCGAGCGCTGGGACGACCTCGACCCCGAGACGACTCCGGGCTACCTCCCCTTCGGCCACTCCTCCGAACGCTGCTGGGGCAGACACATGGTGATGCCGCTCGCCGAACTGCTGCTGGACCTGGTCCGCGGCTCGGGACTCGTCGTCGACCCCGGGCAGCACACCGGCAAGGTCCCGCTCCTCGGCCTGCTGGGCGTGGAGGACGTACGCCTGACGCACCCGCGCTGACGGCACGGCCCTCGGGGGATGCCAAGCGGTCGGCTCCGGAAGTCCCTCGGAGGGGGACCGGGGCTCAGGCGGTGGAGGCGGCTTCGAGGAGCGTCTCAGCGGCGGCGGTACGGGCGTGGAGGACGGAGTGGCCGGCCCGGCGGGGCGCTGACCAGGCCCGCGCCACACAGCGCGGTCAGGTATGCGGTCAGGCATGGGGATGCCCCGGCCGGGGACAATCCGGTGCGGTGTGCCAGCTGGGTGGTGGAGGCCGGCGCACCAGCTCCGCGAGCGGCCGGAGCCCGCCGCGGCTGCCGGCGGACGCGGCCCTGCGCTGGAAGGCGGTGCCCACGGCGTTGCCCGCCGCTCCCGCGACGGCGAACGCCGCGACCAGTTCGATCACGACCGTCTCCTGCCGCGCGGCTCCTCGGAGTGGCTTCGGATCCCTTCAGCTCACGGAAGACAGCGCCCGGACGCCGGATCCGGCAGCGGGGTCCAGCGGGGCATGGACCGGCCCCGCCGGTGAGCGCCGAGCGGGGCCGGGTGGAGCGGTGGACCAGATCAGGATGAGGACGTCTCAGCTCACGCTCAGGTCGTCGGCGTACACCGCCCCCTGGCCGTACCAGCCGTGCACGTACACGGTGATCGTGCCCGAGGAGCCGGTCGTGAACGGCACCGTGAGTTTCGACCAGGACGAGGACGAGGTCCAGGTACTGGCCGTGGCGCCGCCGCTGACGCCGAGGTAGGCGTACGGACCCTGCACCCAACCGCTCAGCGTGTAGGAGGTGTTGGGCTTCAGGGTCAGGGTCTGCGCGCACTGGCCCGTCTGCGAGTCTGAGGGCGCGGTCTTCAGCGCGTGCGAGCCGCCGTGCACGGGGGAGGAGACGACCGCGGCCCCGGTGTCGCAGGTCCACGGCGTGAGTGAGCCGGTCTCGAAGTCGCCGTTGGCGAGGGCGGTCGTGCCACCGGATCCGTTCACCGTCAGGGTGAGCGTGGAGCTGTGCCGGGTCGGGCCCGCCGTGCCGGTGACGGTCAGGGTGTAGGTGCCGGGGGGCGTGGAGGTGGCGCTCTTCACGGTGAGTGTGGAGGTTGCGCCCGCGGTGACCGAGGACGGGCTCAGCGAGGCGGTCACTCCGCTCGGCGCGCCGCTCACCGCCAGATCGACGGACTGGGCGCTGCCGGCGGTCACGGACGTCTTCACCGACGCCGTCGTGGTGGCGCCAGGGTCGACCGAGGCGGTGGCGGGGGACAGGGACACCGAGAAGTCGTTGGCCGGCGGGGTCGTCGTACCGCCGGTGAAGGGTGCGAAGGTGTGGGTGAAGTACCAGGTGTCCTGGGCGATGCCCGAGCAGGTGTCGGAGGCGCTGCCGCCGGGGCAGCCGCCGTTGTCGCGCTGCAGGGCCCAGAAGGAGAGGGTGTTGATGCCCTTGGAGACCGCCCAGTCGTACACGGTCGTCGCGTCGGCGGTGGTGAACGTCTCCGCCGGGCCGTAGTCGTCCACGCCGGGCATCTCCGTGACGCCGACCATGTTCCACAGCTGACTGTCCGACAGATCTGGGTGCAGCGAGGCGAGTTGGTCGTGCAGTCCGCTCGCGGCCGTCTCGGTGTCGGTGGCCATGTGGTGCGTGGCGCCGTCGTAGTAGTCGAACGTCATGATGTTGACGACGTCCACCTTGGCGCCCGCGCTCTTCGCGCTGCGCAGCACGGCGAGACCGCTGTCGGCGAGCCCGGTCGTCGTGGTCGGCAGGGTGTACGAGAACTGCACCGAGCGCCCGTTCGCGGCGGCCCAGTCCTGGACCTTCTTGATGGCCTGGTTGCGGCGGTCGATGCCGGCGGTGTTCGTGAGGGAGTTGTCCTCGACATCCATGTCGAGCCGGGAGACGTCGTAGGTGGTGATGATCTTCTCGTAGGCCGCGGCGATGGAGTCCACGTTCGCGCAGCTGTCGGCGATCTCGGTGCCCGCGTTGTCGGCCCCGTAGCCGCCGAGGGAGGGGATCACGTCGCCGCCGCGCGAGCGGATG</text:p>
          </table:table-cell>
          <table:table-cell office:value-type="string" calcext:value-type="string">
            <text:p>, ATGCCCTTGGAGACCGCCCAGTCGTACACGGTCGTCGCGTCGGCGGTGGTGAACGTCTCCGCCGGGCCGTAG, 751269, 751341(+), ATGAAGCTTCTCTTCGCCATCCGCAACAAGGTCGCGGCCACCAAGAGCCTCAAGGCGAACGCCTGGTATCTCTGGTACTGA, 748591, 748672(+), GTGATGAAGCTTCTCTTCGCCATCCGCAACAAGGTCGCGGCCACCAAGAGCCTCAAGGCGAACGCCTGGTATCTCTGGTACTGA, 748588, 748672(+), GTGCCACCGGATCCGTTCACCGTCAGGGTGAGCGTGGAGCTGTGCCGGGTCGGGCCCGCCGTGCCGGTGACGGTCAGGGTGTAG, 750807, 750891(+), GTGGCCGCGACCTTGTTGCGGATGGCGAAGAGAAGCTTCATCACTGCACCTCCTGGAGAGGGTGGACGGGCGGCACACGGCGACACCGGAGTCTGCTGGTGA, 748530, 748632(-)</text:p>
          </table:table-cell>
          <table:table-cell table:formula="of:=LEFT([.J163];FIND(&quot;),&quot;;[.J163])-1)" office:value-type="string" office:string-value=", ATGCCCTTGGAGACCGCCCAGTCGTACACGGTCGTCGCGTCGGCGGTGGTGAACGTCTCCGCCGGGCCGTAG, 751269, 751341(+" calcext:value-type="string">
            <text:p>, ATGCCCTTGGAGACCGCCCAGTCGTACACGGTCGTCGCGTCGGCGGTGGTGAACGTCTCCGCCGGGCCGTAG, 751269, 751341(+</text:p>
          </table:table-cell>
          <table:table-cell table:formula="of:=MID([.J163]; FIND(&quot;),&quot;;[.J163]) + 1; FIND(&quot;),&quot;;[.J163];FIND(&quot;),&quot;;[.J163])+1) - FIND(&quot;),&quot;;[.J163]) - 1)" office:value-type="string" office:string-value=", ATGAAGCTTCTCTTCGCCATCCGCAACAAGGTCGCGGCCACCAAGAGCCTCAAGGCGAACGCCTGGTATCTCTGGTACTGA, 748591, 748672(+" calcext:value-type="string">
            <text:p>, ATGAAGCTTCTCTTCGCCATCCGCAACAAGGTCGCGGCCACCAAGAGCCTCAAGGCGAACGCCTGGTATCTCTGGTACTGA, 748591, 748672(+</text:p>
          </table:table-cell>
          <table:table-cell table:formula="of:=RIGHT([.J163];LEN([.J163]) - FIND(&quot;),&quot;; [.J163]; FIND(&quot;),&quot;; [.J163]) + 1))" office:value-type="string" office:string-value=", GTGATGAAGCTTCTCTTCGCCATCCGCAACAAGGTCGCGGCCACCAAGAGCCTCAAGGCGAACGCCTGGTATCTCTGGTACTGA, 748588, 748672(+), GTGCCACCGGATCCGTTCACCGTCAGGGTGAGCGTGGAGCTGTGCCGGGTCGGGCCCGCCGTGCCGGTGACGGTCAGGGTGTAG, 750807, 750891(+), GTGGCCGCGACCTTGTTGCGGATGGCGAAGAGAAGCTTCATCACTGCACCTCCTGGAGAGGGTGGACGGGCGGCACACGGCGACACCGGAGTCTGCTGGTGA, 748530, 748632(-)" calcext:value-type="string">
            <text:p>, GTGATGAAGCTTCTCTTCGCCATCCGCAACAAGGTCGCGGCCACCAAGAGCCTCAAGGCGAACGCCTGGTATCTCTGGTACTGA, 748588, 748672(+), GTGCCACCGGATCCGTTCACCGTCAGGGTGAGCGTGGAGCTGTGCCGGGTCGGGCCCGCCGTGCCGGTGACGGTCAGGGTGTAG, 750807, 750891(+), GTGGCCGCGACCTTGTTGCGGATGGCGAAGAGAAGCTTCATCACTGCACCTCCTGGAGAGGGTGGACGGGCGGCACACGGCGACACCGGAGTCTGCTGGTGA, 748530, 748632(-)</text:p>
          </table:table-cell>
          <table:table-cell office:value-type="string" calcext:value-type="string">
            <text:p>, NVSAGP*, 751269, 751341(+), AWYLWY*, 748591, 748672(+), AWYLWY*, 748588, 748672(+), PVTVRV*, 750807, 750891(+), DTGVCW*, 748530, 748632(-)</text:p>
          </table:table-cell>
        </table:table-row>
        <table:table-row table:style-name="ro1">
          <table:table-cell office:value-type="string" calcext:value-type="string">
            <text:p>WP_003985364.1</text:p>
          </table:table-cell>
          <table:table-cell office:value-type="float" office:value="1801697437" calcext:value-type="float">
            <text:p>1801697437</text:p>
          </table:table-cell>
          <table:table-cell office:value-type="string" calcext:value-type="string">
            <text:p>Streptomyces sp. SID5471</text:p>
          </table:table-cell>
          <table:table-cell office:value-type="string" calcext:value-type="string">
            <text:p>Streptomyces sp. SID5471 SID5471.c61, whole genome shotgun sequence</text:p>
          </table:table-cell>
          <table:table-cell office:value-type="float" office:value="1801697437" calcext:value-type="float">
            <text:p>1801697437</text:p>
          </table:table-cell>
          <table:table-cell office:value-type="string" calcext:value-type="string">
            <text:p>8097..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TCGGGTCGGGGGAGTGCAGTACGGGCCGGATCAGCGAACCGTTCCCGCCTCCGGCCCGCCGGTCATCATCCCGGCCGCCACCAGGCTGACCACCGTCAGCGCCACGGCGGCCCAGAACGCGAGCTGCACGGCGTGCAGCGAGGCCGCGGCGCCGCCGGGCCCGGCGGCGTGGAGGTAGACACTGCCGAGAACCGCCACGCCTAGGGTCGCGCCCAGCTGCTGGACCGCGTTCAGCAGCCCGGCGGCCGAGCCGATTTCCTGCGGCCGCAACGGCCGTAGCGCGACGGTGAAGAACGCCGGGGTGAAGAGGCCGACTCCCAGGCCGACGACCGCGAGTGCAGGAAGCAGTGGTGCGGGGTAGGCCGTCGGGTCCGCGGTGCGGTACACGGCGATGGCGGCCAGCGCGCCGGCCAGGAGCACGGCGAGCCCGAGCGGCATCGTCCGGTGCCCGAAGCGCGGGACGAGGCGGGCACCGGCCGCCCAGGACGCCAAGGCCAGACCGGCCGACCACGGTGCCAGTGTGAGCCCTGCCGCCAATACGCCCACGTGCAAGCCCAGTTGGAGCTGGAGCACGATCACCATCATCAGGCCGTTGGTCACCGCGAAGAACGAGGCCGAGGCCACCAGCGCGGCCGGGAAACCGCGGTGTGCAAATAGGCTCGGCTCCACCAGCGGGCTGCGCCCGGCGGCGACGGCGCCGCGCTGGTGACGTACGAAGACGGCCATCAGCATCAGCCCGGCCCCGATGGAGGCCCAGTTCCACCCGGACAGTGCGGCGAGGTCGGCCCCGATCAGCGGATGGACGATGAGCCCGACGCCCGCCATGGCCGGCAGGGTGCCCGTCAGATCGAGGGTGGGGCGCCGCGGGGCGCGGTGGTCCACCAGCTTGGGTGCCAGGGCGAGGACGAGCAGCGACAGGGGGACGTTCACCAGGAACGCCGCCCGCCAGGACGAGCCGAACAGGTCGGCGTGGGTGAGGAAGCCGCCGAGCACCGGCCCGCAGACGGCGGCGAGCCCCATCACCGGGCCGATGGCGCCCAGGGCGCGGGCCAGTTCCGCACCGGCGAACATCGCTTTGATCAGGCCGATGGTCTGCGGAATGACCAGGGCCGCCGCGGCCCCCTGCGCCACACGGAAGGCGATCAGCGCGCTGGTGCCGGGCGCCAGGGCGCAGGCGACGGACGCAAACAGGAAGCCGGTGACGCCGCCGACGAACACCCGACGCCGCCCGGCGATGTCGCCCAGGCGCCCACCGGTGATCAGCAGCACCGCGAACGGCAGGGTGTAGGCCGTCGTGAACCACTGGACGTCGGACACCGGGCCGGCCCAGATCGGCGTGTACGGCCGGCGCCGCGACCTGCACGATGGTCGCGTCCAGCAGGTTCATCGCCTCGGCGAGCAGCAGGGCGGCGAGCGCCCACCACCGCCATCGGTACGCCGCCCCGGGCGGCGCGAGCACACGCTCAGCGGTCATCGGAAATCCCCTCCACCGTCGTCGACGCCTCGGCCCCGGGCGGAGGGCCCGGGGCCGGTCGCGGACCAGCGTGGAAGGCGGCACCCGCGGGTCGCAGTCACCGCCGGGCAAGTGGCGTTATCCGCCTCCGAGGGCGGTCGCGGCGGCGATTTCCCACGCGGGGGCGCGCGTTCCGTACACCCCGGCCCTTCGCCCCCGTTCGGCGGCGAAACCCCCAATACCCTGAATTTACGGTGACCTTGACCACATTGACGTACCTTTCGCCGCTGGGCTTCACTTTGCCCTGACGAAAAGCGGAAAGCCGGATTCAGTGGCGGAGCAGTGTTTTTCCGTGTCCCGGTCCGCCGGAGTCG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ACAGGGCCGGCCCATCAGCCGCCCCGAATCCTCCGCGGTCATGCGGGCCGTTTCCCTGGACGTGCGCGCGGCACTGGAAAAGCCCGACGGGAAAGGCGGCCCGGCGGCCGATCTGTCGGGGGAATGGCCGCGGGTGGCACACCTTTATCTGCGGGACCTGGTTTTCGGGTCCGATCCGATGCGGCTGCGCGTACTCGTGGACCGCAAGCTGGAATGGACGCCCAAACTGACGTGGACCGTGATCGCGGCGGGCGCGGCGCTGCCGGGCTGCCCGGGGGCCGGTGCGCCGGTGTCCCGGCTGGCGGGTCTCGCCGCCGCCGCGGCCGGTTACGGGGACCGGCGGTACGCGATGGGCCTGTACCGGCGGGCGGCGGCACCGGTGTGCTTCACCGTGTCCACGCTGGTCGCCAACGCCCTCTGGCTCGGGTCGCCCTTCGAGGACCACATACCGAACCGTCACATCCTGTACGAGTCGATGCGGCTGCTGCCGCCTTCGTGGAACCTCCTGCGCGT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CGGCGTCACCCCGTGGATGACCTGGGCGCCGTACGCGACGGCCACTCCCGGACCGGCGTCGGTCAGCCACCGGCTCTTGCGCGGCGCGCTCAGCCATTGCGGCGTCTGCTCGTGGGCCGCGGGGCCGTGCGGCAGGCTGCGGCTCATCGGGGTGCCCGGCTCGTACCCGTCGGCCGCGCCCAGCAGTGTGTCGGTCCAGGGCGCGCTGTCCGACGTGGTCTCGATGTAGAAGCGGCCGCCTTCGGCCGCGTCCGCGATCGTCACGCCGATCCGGCCGATGCGCCGGGGCGGGGTCCGCGGGCTGCTG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CACGTGTGTGCGCCCTGCGGGTGCCGGGC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CTGACCAGCGTGGGAGCGGCCCGGGAGGCGGAGTTGGCGAAGGTGCGGGCCATGACCGCGTGGCGGCGGCTGTGGTGGGAGGCGACGGCGGTCGGCCGTACGGTGCGGACCGCGGTACGGCACTCAGGC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CGGGAGTCCGCCGAACTGCTGCGGACGATGGCCG</text:p>
          </table:table-cell>
          <table:table-cell/>
          <table:table-cell table:formula="of:=LEFT([.J164];FIND(&quot;),&quot;;[.J164])-1)" office:value-type="string" office:string-value="" calcext:value-type="error">
            <text:p>#WERT!</text:p>
          </table:table-cell>
          <table:table-cell table:formula="of:=MID([.J164]; FIND(&quot;),&quot;;[.J164]) + 1; FIND(&quot;),&quot;;[.J164];FIND(&quot;),&quot;;[.J164])+1) - FIND(&quot;),&quot;;[.J164]) - 1)" office:value-type="string" office:string-value="" calcext:value-type="error">
            <text:p>#WERT!</text:p>
          </table:table-cell>
          <table:table-cell table:formula="of:=RIGHT([.J164];LEN([.J164]) - FIND(&quot;),&quot;; [.J164]; FIND(&quot;),&quot;; [.J16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03985364.1</text:p>
          </table:table-cell>
          <table:table-cell office:value-type="float" office:value="1789062381" calcext:value-type="float">
            <text:p>1789062381</text:p>
          </table:table-cell>
          <table:table-cell office:value-type="string" calcext:value-type="string">
            <text:p>Streptomyces rimosus R6-500</text:p>
          </table:table-cell>
          <table:table-cell office:value-type="string" calcext:value-type="string">
            <text:p>Streptomyces rimosus R6-500 chromosome</text:p>
          </table:table-cell>
          <table:table-cell office:value-type="float" office:value="1789062381" calcext:value-type="float">
            <text:p>1789062381</text:p>
          </table:table-cell>
          <table:table-cell office:value-type="string" calcext:value-type="string">
            <text:p>4420584..4421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626-3012', '10776-9547']</text:p>
          </table:table-cell>
          <table:table-cell office:value-type="string" calcext:value-type="string">
            <text:p>GTCGGGTCGGGGGAGTGCAGTACGGGCCGGATCAGCGAACCGTTCCCGCCTCCGGCCCGCCGGTCATCATCCCGGCCGCCACCAGGCTGACCACCGTCAGCGCCACGGCGGCCCAGAACGCGAGCTGCACGGCGTGCAGCGAGGCCGCGGCGCCGCCGGGCCCGGCGGCGTGGAGGTAGACACTGCCGAGAACCGCCACGCCTAGGGTCGCGCCCAGCTGCTGGACCGCGTTCAGCAGCCCGGCGGCCGAGCCGATTTCCTGCGGCCGCAACGGCCGTAGCGCGACGGTGAAGAACGCCGGGGTGAAGAGGCCGACTCCCAGGCCGACGACCGCGAGTGCAGGAAGCAGTGGTGCGGGGTAGGCCGTCGGGTCCGCGGTGCGGTACACGGCGATGGCGGCCAGCGCGCCGGCCAGGAGCACGGCGAGCCCGAGCGGCATCGTCCGGTGCCCGAAGCGCGGGACGAGGCGGGCACCGGCCGCCCAGGACGCCAAGGCCAGACCGGCCGACCACGGTGCCAGTGTGAGCCCTGCCGCCAATACGCCCACGTGCAAGCCCAGTTGGAGCTGGAGCACGATCACCATCATCAGGCCGTTGGTCACCGCGAAGAACGAGGCCGAGGCCACCAGCGCGGCCGGGAAACCGCGGTGTGCAAATAGGCTCGGCTCCACCAGCGGGCTGCGCCCGGCGGCGACGGCGCCGCGCTGGTGACGTACGAAGACGGCCATCAGCATCAGCCCGGCCCCGATGGAGGCCCAGTTCCACCCGGACAGTGCGGCGAGGTCGGCCCCGATCAGCGGATGGACGATGAGCCCGACGCCCGCCATGGCCGGCAGGGTGCCCGTCAGATCGAGGGTGGGGCGCCGCGGGGCGCGGTGGTCCACCAGCTTGGGTGCCAGGGCGAGGACGAGCAGCGACAGGGGGACGTTCACCAGGAACGCCGCCCGCCAGGACGAGCCGAACAGGTCGGCGTGGGTGAGGAAGCCGCCGAGCACCGGCCCGCAGACGGCGGCGAGCCCCATCACCGGGCCGATGGCGCCCAGGGCGCGGGCCAGTTCCGCACCGGCGAACATCGCTTTGATCAGGCCGATGGTCTGCGGAATGACCAGGGCCGCCGCGGCCCCCTGCGCCACACGGAAGGCGATCAGCGCGCTGGTGCCGGGCGCCAGGGCGCAGGCGACGGACGCAAACAGGAAGCCGGTGACGCCGCCGACGAACACCCGACGCCGCCCGGCGATGTCGCCCAGGCGCCCACCGGTGATCAGCAGCACCGCGAACGGCAGGGTGTAGGCCGTCGTGAACCACTGGACGTCGGACACCGGGCCGGCCCAGATCGGCGTGTACGGCCGGCGCCGCGACCTGCACGATGGTCGCGTCCAGCAGGTTCATCGCCTCGGCGAGCAGCAGGGCGGCGAGCGCCCACCACCGCCATCGGTACGCCGCCCCGGGCGGCGCGAGCACACGCTCAGCGGTCATCGGAAATCCCCTCCACCGTCGTCGACGCCTCGGCCCCGGGCGGAGGGCCCGGGGCCGGTCGCGGACCAGCGTGGAAGGCGGCACCCGCGGGTCGCAGTCACCGCCGGGCAAGTGGCGTTATCCGCCTCCGAGGGCGGTCGCGGCGGCGATTTCCCACGCGGGGGCGCGCGTTCCGTACACCCCGGCCCTTCGCCCCCGTTCGGCGGCGAAACCCCCAATACCCTGAATTTACGGTGACCTTGACCACATTGACGTACCTTTCGCCGCTGGGCTTCACTTTGCCCTGACGAAAAGCGGAAAGCCGGATTCAGTGGCGGAGCAGTGTTTTTCCGTGTCCCGGTCCGCCGGAGTCG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ACAGGGCCGGCCCATCAGCCGCCCCGAATCCTCCGCGGTCATGCGGGCCGTTTCCCTGGACGTGCGCGCGGCACTGGAAAAGCCCGACGGGAAAGGCGGCCCGGCGGCCGATCTGTCGGGGGAATGGCCGCGGGTGGCACACCTTTATCTGCGGGACCTGGTTTTCGGGTCCGATCCGATGCGGCTGCGCGTACTCGTGGACCGCAAGCTGGAATGGACGCCCAAACTGACGTGGACCGTGATCGCGGCGGGCGCGGCGCTGCCGGGCTGCCCGGGGGCCGGTGCGCCGGTGTCCCGGCTGGCGGGTCTCGCCGCCGCCGCGGCCGGTTACGGGGACCGGCGGTACGCGATGGGCCTGTACCGGCGGGCGGCGGCACCGGTGTGCTTCACCGTGTCCACGCTGGTCGCCAACGCCCTCTGGCTCGGGTCGCCCTTCGAGGACCACATACCGAACCGTCACATCCTGTACGAGTCGATGCGGCTGCTGCCGCCTTCGTGGAACCTCCTGCGCGT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CGGCGTCACCCCGTGGATGACCTGGGCGCCGTACGCGACGGCCACTCCCGGACCGGCGTCGGTCAGCCACCGGCTCTTGCGCGGCGCGCTCAGCCATTGCGGCGTCTGCTCGTGGGCCGCGGGGCCGTGCGGCAGGCTGCGGCTCATCGGGGTGCCCGGCTCGTACCCGTCGGCCGCGCCCAGCAGTGTGTCGGTCCAGGGCGCGCTGTCCGACGTGGTCTCGATGTAGAAGCGGCCGCCTTCGGCCGCGTCCGCGATCGTCACGCCGATCCGGCCGATGCGCCGGGGCGGGGTCCGCGGGCTGCTG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CACGTGTGTGCGCCCTGCGGGTGCCGGGC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CTGACCAGCGTGGGAGCGGCCCGGGAGGCGGAGTTGGCGAAGGTGCGGGCCATGACCGCGTGGCGGCGGCTGTGGTGGGAGGCGACGGCGGTCGGCCGTACGGTGCGGACCGCGGTACGGCACTCAGGC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CGGGAGTCCGCCGAACTGCTGCGGACGATGGCCG</text:p>
          </table:table-cell>
          <table:table-cell office:value-type="string" calcext:value-type="string">
            <text:p>, ATGAAGCTCATCAACTCCCTCAAGAAGAAGATGAAGGCGGAGAAGAGCCTGAAGGCCTACGCCTGGTACATCTGGTACTGA, 4420453, 4420534(+)</text:p>
          </table:table-cell>
          <table:table-cell table:formula="of:=LEFT([.J165];FIND(&quot;),&quot;;[.J165])-1)" office:value-type="string" office:string-value="" calcext:value-type="error">
            <text:p>#WERT!</text:p>
          </table:table-cell>
          <table:table-cell table:formula="of:=MID([.J165]; FIND(&quot;),&quot;;[.J165]) + 1; FIND(&quot;),&quot;;[.J165];FIND(&quot;),&quot;;[.J165])+1) - FIND(&quot;),&quot;;[.J165]) - 1)" office:value-type="string" office:string-value="" calcext:value-type="error">
            <text:p>#WERT!</text:p>
          </table:table-cell>
          <table:table-cell table:formula="of:=RIGHT([.J165];LEN([.J165]) - FIND(&quot;),&quot;; [.J165]; FIND(&quot;),&quot;; [.J165]) + 1))" office:value-type="string" office:string-value="" calcext:value-type="error">
            <text:p>#WERT!</text:p>
          </table:table-cell>
          <table:table-cell office:value-type="string" calcext:value-type="string">
            <text:p>, AWYIWY*, 4420453, 4420534(+)</text:p>
          </table:table-cell>
        </table:table-row>
        <table:table-row table:style-name="ro1">
          <table:table-cell office:value-type="string" calcext:value-type="string">
            <text:p>WP_003466465.1</text:p>
          </table:table-cell>
          <table:table-cell office:value-type="float" office:value="1898971992" calcext:value-type="float">
            <text:p>1898971992</text:p>
          </table:table-cell>
          <table:table-cell office:value-type="string" calcext:value-type="string">
            <text:p>Xanthomonas translucens pv. undulosa</text:p>
          </table:table-cell>
          <table:table-cell office:value-type="string" calcext:value-type="string">
            <text:p>Xanthomonas translucens pv. undulosa strain DOAB1058 DOAB1058a_contig_40, whole genome shotgun sequence</text:p>
          </table:table-cell>
          <table:table-cell office:value-type="float" office:value="1898971992" calcext:value-type="float">
            <text:p>1898971992</text:p>
          </table:table-cell>
          <table:table-cell office:value-type="string" calcext:value-type="string">
            <text:p>107..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166];FIND(&quot;),&quot;;[.J166])-1)" office:value-type="string" office:string-value="" calcext:value-type="error">
            <text:p>#WERT!</text:p>
          </table:table-cell>
          <table:table-cell table:formula="of:=MID([.J166]; FIND(&quot;),&quot;;[.J166]) + 1; FIND(&quot;),&quot;;[.J166];FIND(&quot;),&quot;;[.J166])+1) - FIND(&quot;),&quot;;[.J166]) - 1)" office:value-type="string" office:string-value="" calcext:value-type="error">
            <text:p>#WERT!</text:p>
          </table:table-cell>
          <table:table-cell table:formula="of:=RIGHT([.J166];LEN([.J166]) - FIND(&quot;),&quot;; [.J166]; FIND(&quot;),&quot;; [.J16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10341803.1</text:p>
          </table:table-cell>
          <table:table-cell office:value-type="float" office:value="1351074329" calcext:value-type="float">
            <text:p>1351074329</text:p>
          </table:table-cell>
          <table:table-cell office:value-type="string" calcext:value-type="string">
            <text:p>Xanthomonas sacchari</text:p>
          </table:table-cell>
          <table:table-cell office:value-type="string" calcext:value-type="string">
            <text:p>Xanthomonas sacchari strain CFBP4641 Xs-CFBP4641-G127, whole genome shotgun sequence</text:p>
          </table:table-cell>
          <table:table-cell office:value-type="float" office:value="1351074329" calcext:value-type="float">
            <text:p>1351074329</text:p>
          </table:table-cell>
          <table:table-cell office:value-type="string" calcext:value-type="string">
            <text:p>15335..1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373-11080']</text:p>
          </table:table-cell>
          <table:table-cell office:value-type="string" calcext:value-type="string">
            <text:p>CGTCGAGGCGTCGATCCAGGCGCTCGGCTACCGCCCCAACCTCGCCGGCCGCTCGCTGCGCACTGCAGGACTGGCCCGCATCGGCGTGCTGTACAGCAACCCCAGCGCGGCCTACCTCAACCAGTTCATGCTCGGCGTGCTCGAACGCAGTAGCCTGGAAGGCTGCCAGGTGCTGGTGGAGAAGAGCGAGGACAGCGACAGCCAGCGCGCCGCCACCGAGCGCCTGCTCGATGCCGGCGCCGATGGCCTGATCCTGCCGCCGCCGCTGTGCGATGCGCGGCAGACCATCGCCGAACTGGAGGCGCGCGGCATCCCGCTGGTGGCGGTGGCCACCGGCGCGCCGCTGCCCGGGGTCAGTTCGGTGCGCATCGACGACTACGCGGCCGCATGCGCGCTCACCCAGCACCTGCTCGATCTGGGCCACCGCGACATCGGCTTCGTCAGCGGCGATCCCGGCCACACGCCCAGCGCGCTGCGCAGCCGCGGCTTCTTCGACACCATGGCGCGGGCCGGGCTGACGGTGGCGCCGGAGCGCGTGGCCGAAGGCCTGTTCACCTACCGCTCCGGCCTGCTCGCGGCCACCGCGCTGCTGCAGGCCGCGCCGCGCCCCAGCGCGATCCTGTGCAGCAACGACGACATGGCCGCGGCGGCGCTGGCGATCGCCCACGGCCTGCGCCTGCGCGTGCCCGAGGATCTGTCGATCGCCGGCTTCGACGACACCCCGGTGGCAACGACGATCTGGCCGGAGCTGACCACCATCCACCAGCCGGTCACGGCGATGGGCGGGGCGGCGGTGACGCTGCTGCTCGGCGAGATCCGCCAGCGCCGCGACGGCCTGCCCAGCCGCGGCATCCATCAGGTGCTGGACTACACCCTGGTCACCCGCGCCTCCACCGCGCCGCCTGCAGCGAGCTGATCGCTACGGCGTCGCGTGCGGCGTGCGCTGCCGCTCAGGCGCGCGTGTGCCGGACCACGTCGACCTGGGCGACGCCCAGCAGGCCGGTCAACGGCACCTCGGCGCGGCGTTGCCGCGGGTCGGCGACCAACCCCTGGTTGCGCAGCAGGTCCAGCAACCGTTCCGCCAGCGGCATCACCATGTGCCGGCCCCAGCAGCGCTCGGAGGCATGGCCGAACGGCAGGTAGCCGGGCAACGCATCCGGGTCCAGGCCGTCCCAGCGCTCGGGCCGGAACGCGTCCGGTTCCTCCCACAGCGCCGGATCGCGATGGCTGAGCAAGGGCAGTACCAGCACGTCGTCGCCGGCGCCGATGCGCGGATCCAGCGCGCCGTACTCGGGCGAGGCGTTGCGCAGGATGTTCCAGGACGGCGGCAGCAGGCGCAGGGTTTCGTAGAGGATGTTGCGGTTGGAGACATCCGGGTCGAACGGCGAGCCCAGCCACAGCGCGTTGGCGACCAGGGTGGAAATGGTGAAGCACACCGGCGCGGCGGTGCGCCGGTACAGCCCCATGGCGTCGCGGCGTTCGCGGTAGCCGTCGGCCGCGGACAGCAACGTGGCCAGTGCCGAGGCGTCCGCGCGCGGCGCCAGCGGTGCGAGCGCACCGGCGGCGATCACCGCCCAGGTCAGGCGCGGCGTCAGTTCCAGGGTGCGGTCCATCAGCAGGCGCAGCCGCCAGGGATCGCCGCCGAGCAGCAGGTCGCGCAGATAGACATGGCCGACATGCGGCCAGGGGCCGGACAGGTCGAGCGTCGCGGGGACCGGGCGCTTCAGCGCCTCGCGCACGTCGCGGCCGATCGCCTGCATCAGCTTGGCCGCTTCGCTGCGCGCGATCGAGCGGCCGTGCAGCGGTTTGAAGGTCGGGCGTTCGTGTTCGGTCGCGGGCCGGGCCGCGAGCAGGCGGTCGGTCAACGTCGGCCCGGCAACGCCGACCGTGTCGGCATCCAGGCGGAACGCCTCCTGCCCCACATGCGTGCGCAACAAGTCCTGCAGACGCGGCGCGAAGACCGTGGCGCGCGCGTGGCGATCGGCCAGGGTGGTGGACATCGCGAGTCTCCTGAAGGAACGGCGCCCGGCGCAGCGTCGTCGCCGCCGGGCACCGGCCGCACGCGACAGCGCGCGGCAACGCACGGGGCGCTCAGTACCAGATGTACCAGGCGTAGGACTTCAGCGGCTTCTTCGACGACAGCAGGTGCTTGATGGAGAACAGCAGCTTCATAGCGACATCTCCGCAGGAGTGACGATGGCCCTTTCGGGAGGGGGAACTGCGCGGTCTCGCTGGCACGCATCGCGCGGCGCGCGATCGCATCGACGAGGCGCGCCTGCACGCTACGCCGCCGACACGCGCCCCGCAAACCCGAAACCGGCAGACGCGCACACTATTTCGTAGCCAAATGCAGCCGGCCGCGGTGTTCAGCGCGTAGCGTGTTGGTGTGGATGCCGGCTGCGCCAGGTGCCCAGCAACACCGCGGTGGCGGCGGCGACATTGAGGCTTTCCACCGCGCCGCTGCCCGGGATCGACAGGCGCAGGTCGCAGGCCTGCGCGAAGTCGCGATCCATGCCGTCGCTCTCGGCGCCCATGACGTAGACCAGGCGTTGCGGCAAGGCGCCGGCGAACAGATCGTCGCCGCCGGCCACCAGCGTCGCCGCCAGGGCGAAGCCCGCGCCCCGCACCTGCGCCACTGCCTGCGCCGACGGCGGCAGCCGCACCAGCGGCACCGCCTCGGCGCCGCCCTCGGCCACGCGCGCGGCGGCACCGGACAGCGCCAGTGCGGCCTGCTCCGGCAACAGGATCGCGCCCACGCCGAAATGCGCCGCCGAGCGCAAAATCGCGCCGAAGTTGTGCGGATTGCCGACGCCGTCCAGCCACAGCGCCACTGCCGGTCCCGGCGCCAGCGTCTGCAGCCAGTCGGCCAAGCCCAGCGGCGCGACGCGCAGCACGTCGGCGACCACACCCTCGTGGTGGCTGCTGGCGGCGAGCTTGTGCAGGTCGGCCTC</text:p>
          </table:table-cell>
          <table:table-cell office:value-type="string" calcext:value-type="string">
            <text:p>, ATGAAGCTGCTGTTCTCCATCAAGCACCTGCTGTCGTCGAAGAAGCCGCTGAAGTCCTACGCCTGGTACATCTGGTACTGA, 15426, 15507(-)</text:p>
          </table:table-cell>
          <table:table-cell table:formula="of:=LEFT([.J167];FIND(&quot;),&quot;;[.J167])-1)" office:value-type="string" office:string-value="" calcext:value-type="error">
            <text:p>#WERT!</text:p>
          </table:table-cell>
          <table:table-cell table:formula="of:=MID([.J167]; FIND(&quot;),&quot;;[.J167]) + 1; FIND(&quot;),&quot;;[.J167];FIND(&quot;),&quot;;[.J167])+1) - FIND(&quot;),&quot;;[.J167]) - 1)" office:value-type="string" office:string-value="" calcext:value-type="error">
            <text:p>#WERT!</text:p>
          </table:table-cell>
          <table:table-cell table:formula="of:=RIGHT([.J167];LEN([.J167]) - FIND(&quot;),&quot;; [.J167]; FIND(&quot;),&quot;; [.J167]) + 1))" office:value-type="string" office:string-value="" calcext:value-type="error">
            <text:p>#WERT!</text:p>
          </table:table-cell>
          <table:table-cell office:value-type="string" calcext:value-type="string">
            <text:p>, AWYIWY*, 15426, 15507(-)</text:p>
          </table:table-cell>
        </table:table-row>
        <table:table-row table:style-name="ro1">
          <table:table-cell office:value-type="string" calcext:value-type="string">
            <text:p>WP_010341803.1</text:p>
          </table:table-cell>
          <table:table-cell office:value-type="float" office:value="753194505" calcext:value-type="float">
            <text:p>753194505</text:p>
          </table:table-cell>
          <table:table-cell office:value-type="string" calcext:value-type="string">
            <text:p>Xanthomonas sacchari</text:p>
          </table:table-cell>
          <table:table-cell office:value-type="string" calcext:value-type="string">
            <text:p>Xanthomonas sacchari strain LMG 476 Xsac-LMG_476-G1-Mol001, whole genome shotgun sequence</text:p>
          </table:table-cell>
          <table:table-cell office:value-type="float" office:value="753194505" calcext:value-type="float">
            <text:p>753194505</text:p>
          </table:table-cell>
          <table:table-cell office:value-type="string" calcext:value-type="string">
            <text:p>3352172..335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56-13563']</text:p>
          </table:table-cell>
          <table:table-cell office:value-type="string" calcext:value-type="string">
            <text:p>CGTCGAGGCGTCGATCCAGGCGCTCGGCTACCGCCCCAACCTCGCCGGCCGCTCGCTGCGCACTGCAGGACTGGCCCGCATCGGCGTGCTGTACAGCAACCCCAGCGCGGCCTACCTCAACCAGTTCATGCTCGGCGTGCTCGAACGCAGTAGCCTGGAAGGCTGCCAGGTGCTGGTGGAGAAGAGCGAGGACAGCGACAGCCAGCGCGCCGCCACCGAGCGCCTGCTCGATGCCGGCGCCGATGGCCTGATCCTGCCGCCGCCGCTGTGCGATGCGCGGCAGACCATCGCCGAACTGGAGGCGCGCGGCATCCCGCTGGTGGCGGTGGCCACCGGCGCGCCGCTGCCCGGGGTCAGTTCGGTGCGCATCGACGACTACGCGGCCGCATGCGCGCTCACCCAGCACCTGCTCGATCTGGGCCACCGCGACATCGGCTTCGTCAGCGGCGATCCCGGCCACACGCCCAGCGCGCTGCGCAGCCGCGGCTTCTTCGACACCATGGCGCGGGCCGGGCTGACGGTGGCGCCGGAGCGCGTGGCCGAAGGCCTGTTCACCTACCGCTCCGGCCTGCTCGCGGCCACCGCGCTGCTGCAGGCCGCGCCGCGCCCCAGCGCGATCCTGTGCAGCAACGACGACATGGCCGCGGCGGCGCTGGCGATCGCCCACGGCCTGCGCCTGCGCGTGCCCGAGGATCTGTCGATCGCCGGCTTCGACGACACCCCGGTGGCAACGACGATCTGGCCGGAGCTGACCACCATCCACCAGCCGGTCACGGCGATGGGCGGGGCGGCGGTGACGCTGCTGCTCGGCGAGATCCGCCAGCGCCGCGACGGCCTGCCCAGCCGCGGCATCCATCAGGTGCTGGACTACACCCTGGTCACCCGCGCCTCCACCGCGCCGCCTGCAGCGAGCTGATCGCTACGGCGTCGCGTGCGGCGTGCGCTGCCGCTCAGGCGCGCGTGTGCCGGACCACGTCGACCTGGGCGACGCCCAGCAGGCCGGTCAACGGCACCTCGGCGCGGCGTTGCCGCGGGTCGGCGACCAACCCCTGGTTGCGCAGCAGGTCCAGCAACCGTTCCGCCAGCGGCATCACCATGTGCCGGCCCCAGCAGCGCTCGGAGGCATGGCCGAACGGCAGGTAGCCGGGCAACGCATCCGGGTCCAGGCCGTCCCAGCGCTCGGGCCGGAACGCGTCCGGTTCCTCCCACAGCGCCGGATCGCGATGGCTGAGCAAGGGCAGTACCAGCACGTCGTCGCCGGCGCCGATGCGCGGATCCAGCGCGCCGTACTCGGGCGAGGCGTTGCGCAGGATGTTCCAGGACGGCGGCAGCAGGCGCAGGGTTTCGTAGAGGATGTTGCGGTTGGAGACATCCGGGTCGAACGGCGAGCCCAGCCACAGCGCGTTGGCGACCAGGGTGGAAATGGTGAAGCACACCGGCGCGGCGGTGCGCCGGTACAGCCCCATGGCGTCGCGGCGTTCGCGGTAGCCGTCGGCCGCGGACAGCAACGTGGCCAGTGCCGAGGCGTCCGCGCGCGGCGCCAGCGGTGCGAGCGCACCGGCGGCGATCACCGCCCAGGTCAGGCGCGGCGTCAGTTCCAGGGTGCGGTCCATCAGCAGGCGCAGCCGCCAGGGATCGCCGCCGAGCAGCAGGTCGCGCAGATAGACATGGCCGACATGCGGCCAGGGGCCGGACAGGTCGAGCGTCGCGGGGACCGGGCGCTTCAGCGCCTCGCGCACGTCGCGGCCGATCGCCTGCATCAGCTTGGCCGCTTCGCTGCGCGCGATCGAGCGGCCGTGCAGCGGTTTGAAGGTCGGGCGTTCGTGTTCGGTCGCGGGCCGGGCCGCGAGCAGGCGGTCGGTCAACGTCGGCCCGGCAACGCCGACCGTGTCGGCATCCAGGCGGAACGCCTCCTGCCCCACATGCGTGCGCAACAAGTCCTGCAGACGCGGCGCGAAGACCGTGGCGCGCGCGTGGCGATCGGCCAGGGTGGTGGACATCGCGAGTCTCCTGAAGGAACGGCGCCCGGCGCAGCGTCGTCGCCGCCGGGCACCGGCCGCACGCGACAGCGCGCGGCAACGCACGGGGCGCTCAGTACCAGATGTACCAGGCGTAGGACTTCAGCGGCTTCTTCGACGACAGCAGGTGCTTGATGGAGAACAGCAGCTTCATAGCGACATCTCCGCAGGAGTGACGATGGCCCTTTCGGGAGGGGGAACTGCGCGGTCTCGCTGGCACGCATCGCGCGGCGCGCGATCGCATCGACGAGGCGCGCCTGCACGCTACGCCGCCGACACGCGCCCCGCAAACCCGAAACCGGCAGACGCGCACACTATTTCGTAGCCAAATGCAGCCGGCCGCGGTGTTCAGCGCGTAGCGTGTTGGTGTGGATGCCGGCTGCGCCAGGTGCCCAGCAACACCGCGGTGGCGGCGGCGACATTGAGGCTTTCCACCGCGCCGCTGCCCGGGATCGACAGGCGCAGGTCGCAGGCCTGCGCGAAGTCGCGATCCATGCCGTCGCTCTCGNNNNNNNNNNNNNNNNNNNNNNNNNNNNNNNNNNNNNNNNNNNNNNNNNNNNNNNNNNNNNNNNNNNNNNNNNNNNNNNNNNNNNNNNNNNNNNNNNNNNCGCACCAGCGGCACCGCCTCGGCGCCGCCCTCGGCCACGCGCGCGGCGGCACCGGACAGCGCCAGTGCGGCCTGCTCCGGCAACAGGATCGCGCCCACGCCGAAATGCGCCGCCGAGCGCAAAATCGCGCCGAAGTTGTGCGGATTGCCGACGCCGTCCAGCCACAGCGCCACTGCCGGTCCCGGCGCCAGCGTCTGCAGCCAGTCGGCCAAGCCCAGCGGCGCGACGCGCAGCACGTCGGCGACCACACCCTCGTGGTGGCTGCTGGCGGCGAGCTTGTGCAGGTCGGCCTCGTCCACCACGCGGTAGCCGACCCGATTGGCCA</text:p>
          </table:table-cell>
          <table:table-cell office:value-type="string" calcext:value-type="string">
            <text:p>, ATGAAGCTGCTGTTCTCCATCAAGCACCTGCTGTCGTCGAAGAAGCCGCTGAAGTCCTACGCCTGGTACATCTGGTACTGA, 3352263, 3352344(-)</text:p>
          </table:table-cell>
          <table:table-cell table:formula="of:=LEFT([.J168];FIND(&quot;),&quot;;[.J168])-1)" office:value-type="string" office:string-value="" calcext:value-type="error">
            <text:p>#WERT!</text:p>
          </table:table-cell>
          <table:table-cell table:formula="of:=MID([.J168]; FIND(&quot;),&quot;;[.J168]) + 1; FIND(&quot;),&quot;;[.J168];FIND(&quot;),&quot;;[.J168])+1) - FIND(&quot;),&quot;;[.J168]) - 1)" office:value-type="string" office:string-value="" calcext:value-type="error">
            <text:p>#WERT!</text:p>
          </table:table-cell>
          <table:table-cell table:formula="of:=RIGHT([.J168];LEN([.J168]) - FIND(&quot;),&quot;; [.J168]; FIND(&quot;),&quot;; [.J168]) + 1))" office:value-type="string" office:string-value="" calcext:value-type="error">
            <text:p>#WERT!</text:p>
          </table:table-cell>
          <table:table-cell office:value-type="string" calcext:value-type="string">
            <text:p>, AWYIWY*, 3352263, 3352344(-)</text:p>
          </table:table-cell>
        </table:table-row>
        <table:table-row table:style-name="ro1">
          <table:table-cell office:value-type="string" calcext:value-type="string">
            <text:p>WP_010341803.1</text:p>
          </table:table-cell>
          <table:table-cell office:value-type="float" office:value="378760483" calcext:value-type="float">
            <text:p>378760483</text:p>
          </table:table-cell>
          <table:table-cell office:value-type="string" calcext:value-type="string">
            <text:p>Xanthomonas sacchari NCPPB 4393</text:p>
          </table:table-cell>
          <table:table-cell office:value-type="string" calcext:value-type="string">
            <text:p>Xanthomonas sacchari NCPPB 4393 scf_1875_132_contig_7, whole genome shotgun sequence</text:p>
          </table:table-cell>
          <table:table-cell office:value-type="float" office:value="378760483" calcext:value-type="float">
            <text:p>378760483</text:p>
          </table:table-cell>
          <table:table-cell office:value-type="string" calcext:value-type="string">
            <text:p>648..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169];FIND(&quot;),&quot;;[.J169])-1)" office:value-type="string" office:string-value="" calcext:value-type="error">
            <text:p>#WERT!</text:p>
          </table:table-cell>
          <table:table-cell table:formula="of:=MID([.J169]; FIND(&quot;),&quot;;[.J169]) + 1; FIND(&quot;),&quot;;[.J169];FIND(&quot;),&quot;;[.J169])+1) - FIND(&quot;),&quot;;[.J169]) - 1)" office:value-type="string" office:string-value="" calcext:value-type="error">
            <text:p>#WERT!</text:p>
          </table:table-cell>
          <table:table-cell table:formula="of:=RIGHT([.J169];LEN([.J169]) - FIND(&quot;),&quot;; [.J169]; FIND(&quot;),&quot;; [.J16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10275341.1</text:p>
          </table:table-cell>
          <table:table-cell office:value-type="float" office:value="1801688265" calcext:value-type="float">
            <text:p>1801688265</text:p>
          </table:table-cell>
          <table:table-cell office:value-type="string" calcext:value-type="string">
            <text:p>Streptomyces sp. SID4926</text:p>
          </table:table-cell>
          <table:table-cell office:value-type="string" calcext:value-type="string">
            <text:p>Streptomyces sp. SID4926 SID4926.c34, whole genome shotgun sequence</text:p>
          </table:table-cell>
          <table:table-cell office:value-type="float" office:value="1801688265" calcext:value-type="float">
            <text:p>1801688265</text:p>
          </table:table-cell>
          <table:table-cell office:value-type="string" calcext:value-type="string">
            <text:p>6701..5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GATCCTGGCGAGCGGGGACCGGTTGCACGGGGGGTGAGAAGTGGCGGGGCGCGGCAAGGCGACCGGACCGGGCGGACGGAGTGACCGGACCGAGCGGAGCGGCCGGACCGAGCGACCGAACCGGGCGGAGCGGCCGGACCGGACGGAGCGACCGAACCGGGCGGAGCGGCCGGACCGGACGGAGCGACCGGACCGGGCGGAGCGGCCGAGCCGGGCGGTACGGCGAAGGGGCCGCCTCGCCAAGCGGCACGGCGACGCGGCGCGACGGCCTGCGGCGGCACGGCAACCTGCGGCGGCGCGACGGCGAAACCCCTTTCCGGTCTCCTGACCTCGTATGGCATATTCTCGCCATGCGGACAGAGGTGGCGGGAGACGGTGCGGGGACGAGCGGCGGGCCCGACGTCGCGAAGTGGGCGCTGCGCGCCGCCACCGCGGCGGATCTCGACGCCCTCGTGGAGATACGGGCCGAGGTCATGCGCGCGGACCTGGAGCGCCTCGGGCGCTACGACGAGCACCGCGTGCGGCAGCGGCTGCGGGACTCCTTCTCGCCGGCCCACACCTCGGCGATCCTCTGCGGCGGGGCGCTCGCGGGGTGCGTCACCTTCCGGCCCGCCGAGGACGGCGGCCACTGGCTCGAACACTTCTACCTCGCCCCGCGCCACCAGGGCCGGGGCCTCGGCGGCGCCGTCCTGCGATCGCTCCTGGGGCGCGCGGACGGGCGGGCCGTGAGCCTGCGCGTGCTGCGCGGCAGCGCCGCCCAGCGGCTCTACGCCCGCCACGGCTTCGCCGTCGAGGACGAGGGCCCGGTCGACGTACTGATGGTCCGACCGGCGGACGGCGCGAGGCCGGAGGCCGCTCCCGCGACACCGGGAACGGCTCCCGCGACACCGGAGATGGCCCCCGCAACACCGGGAACAGCCCCCGCGACACCGGGGACCGCCCCCGCGACGGCTCAGGGCTGAACGAGGCGGACCTGGTCCACCCCCATCAGCCCGGTGAGCGGCACCCGCGCGGTGCGCTGCCCGGGATCGACGACCAGGCCACTGGACCGGATCATGTCGAGGAGCATTTCGGCGAGGGGCATGACCATGTGCCGCCCCCAGCAGCGTTCGGACGAATGCCCGAAGGGCAGATATCCGGGGACGCGTTCGGGGTCCAGTTCCTCCCAGCGCTCCGGCCTGAATTCCTCGGGGTTTTCCCACAGCGCGGGATCGCGGTGGCTGAGGAAAGGGAGGACCAGAACGTCGTCGGCGGGTGCGATGCGCGCGTCGATCGCGGGATATTCGGGCGAGGAATTGCGCAGGATATTCCACGAGGGGGGCAGCAGCCGCAGGGACTCGTGGACGAGGTGGCGGCTCGGCACCTCGGCGGCGAAGGGGGCCCCGAGCCAGAGGGCGTTGGCGACGAGGGTGGAGATCGTGAAGCACACCGGCGCTGCCGTGCGCCGGTAGAGCCCCATCGCGTACCTGCGCTCCTGGTACGTGGCGGCCCCGGTGCTCAGCGCGCCGAGCCGGGTCGTCCCGGTGCGGCGGCGCGGTGCGGGGAGGGCGGCTCCGGCGGCGATGACGGTCCAGGTGAGCTTCGGCGTCAGCTCCAGGGCGCGGTTCATCAGGACGCGCAGGCGGCGCGGATCACCGCCGAGGATCAGGTCCCGGAGGTAGACGTGGCCGACGTGGGGCCACGGGCCCGAGAGGTCGGGGTCCCGCGGCGCCTCGCGCTTGAGCGCCGCGCGCACGTCGTGGCCGATGGCCTGCATCTGCGTCGCCGCCTGCTGGTGCGGGATCGCGCGGCCGAGGAGCGGTTTGAATGTGGGCCGTTCGGTCTTGCCGGCCGGGCGCGCGGCGAGTATCCGGTCGACGAGCGCGGGCCCCGCGACGCCGACCGTGTCGGGCTCGGGGCGGAAGAGGTCCGCGCCGAGGTGGTCGCGGAGCAGGGCTTCGAGGGGCGGCGCGAAGAGGGTCTCCCGCTCGTGGGGGCGCGTCTGGGTGTGTGACGTCATCCGTGCAGCTCCAGAGAGCCGGGAAGGCGGCGCCCGGCGAACCCGTCGCCGGGCGCCGTCCCGGCTCGAAGATGCGCTCCCGGGAAGAGAACGCGGCCGAGGGGGATCAGTACCAGATGTACCAGGCGTGAGCCTTCAGGCTCTTCTGCTGGGACATCTTGTTCTTGAGCGAGAAAAGCAGCCGCATTTTCTTTCCTTCTTTCCGGGTGGGCGGTCGAGGAAAACCACGCGCCTTCCGGTCGATCGATCGGATTTCCCGTCGGCGCACTGATGATCAGTGAAGACCAGCAATTGATGGCCTGTCAACGCTCCTGGGAAGAATTTGACACGGGCAGACCTCTCCGGCCTTTTTCCGGGCCCGGTTGTCCGAAAGCGAGCCACCGGGGTTTATCCGGTCGGTCGGGCGGGGAGTCCGTACGGAATCAGCGCCCGGCGAGCCCAGCCCTCCTCGCGCAGGGCCCCGCGAGCCGTCGCACCCCCACCTGACACCGTCTCACCTGCGAAAACACGTGCGACTTCGGTACAGATTCCGTGGAGGAGGGCCGCGCGGTACTTACTCCTCAGTCAGTAATCCCCCGCGATTCTCCTCACCACCTGTCCCGCTGCGCCCCGGTTGGGGCGGGTTCCGGGGAGAGATCCGGGCATATGCGGGCGGGACCGGCGCCGCGCGAGGGCTCCCCTGGTGGCGCTTACCTGCGGTAGCGTCTCGGCGCCGTACCCCCGCACCAGCCCGGCGCGAGGGTGCGCGGCGCCACGAGGAGCAGCTTTGCGCGAGTTCAGTCAGCCCCCGCTGACCCGGGCGCGGCCGGTGGGCGGCCTCGCCGACTGCGTCTTCGACCACGCGGTCGAGGAGCCGGGCCGGGTCGTGCTCGCGCGCAAGAGCGGCGGGCGCTGGCAGGACGTGACGGCGGCCGGTTTCCGCGATCAGGTGCTCGCGGTCGCGAAGGGGCTGCT</text:p>
          </table:table-cell>
          <table:table-cell office:value-type="string" calcext:value-type="string">
            <text:p>, ATGCGGCTGCTTTTCTCGCTCAAGAACAAGATGTCCCAGCAGAAGAGCCTGAAGGCTCACGCCTGGTACATCTGGTACTGA, 6807, 6888(-)</text:p>
          </table:table-cell>
          <table:table-cell table:formula="of:=LEFT([.J170];FIND(&quot;),&quot;;[.J170])-1)" office:value-type="string" office:string-value="" calcext:value-type="error">
            <text:p>#WERT!</text:p>
          </table:table-cell>
          <table:table-cell table:formula="of:=MID([.J170]; FIND(&quot;),&quot;;[.J170]) + 1; FIND(&quot;),&quot;;[.J170];FIND(&quot;),&quot;;[.J170])+1) - FIND(&quot;),&quot;;[.J170]) - 1)" office:value-type="string" office:string-value="" calcext:value-type="error">
            <text:p>#WERT!</text:p>
          </table:table-cell>
          <table:table-cell table:formula="of:=RIGHT([.J170];LEN([.J170]) - FIND(&quot;),&quot;; [.J170]; FIND(&quot;),&quot;; [.J170]) + 1))" office:value-type="string" office:string-value="" calcext:value-type="error">
            <text:p>#WERT!</text:p>
          </table:table-cell>
          <table:table-cell office:value-type="string" calcext:value-type="string">
            <text:p>, AWYIWY*, 6807, 6888(-)</text:p>
          </table:table-cell>
        </table:table-row>
        <table:table-row table:style-name="ro1">
          <table:table-cell office:value-type="string" calcext:value-type="string">
            <text:p>WP_010275341.1</text:p>
          </table:table-cell>
          <table:table-cell office:value-type="float" office:value="1225860333" calcext:value-type="float">
            <text:p>1225860333</text:p>
          </table:table-cell>
          <table:table-cell office:value-type="string" calcext:value-type="string">
            <text:p>Streptomyces sp. SolWspMP-sol7th</text:p>
          </table:table-cell>
          <table:table-cell office:value-type="string" calcext:value-type="string">
            <text:p>Streptomyces sp. SolWspMP-sol7th, whole genome shotgun sequence</text:p>
          </table:table-cell>
          <table:table-cell office:value-type="float" office:value="1225860333" calcext:value-type="float">
            <text:p>1225860333</text:p>
          </table:table-cell>
          <table:table-cell office:value-type="string" calcext:value-type="string">
            <text:p>15066..1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451-14029']</text:p>
          </table:table-cell>
          <table:table-cell office:value-type="string" calcext:value-type="string">
            <text:p>GGCGCGCGGAGGCCCGGGAGCCGGGGCGGGCCCTCGCGGAGGCGATCCTGGCGAGCGGGGACCGGCTGCACGGGGGGTGAGAAGGGGCGGGGCGCGGCAAGGCGACCGGGCCGGGCGGGACGGAGTGACCGGACCGGCGGAGCGACCGAGCCGGGCGGAGAGACCGGACCGGGTGGAGCGGCCGAGCCGGGCGGAGCGGCCGGACCGGGTGGAGCGGCCGGACCGGGCGGAGAGACCGGACCGGGCGGAGCGGCCGGACCGGGCGGTACGGCGAAGGAGCCGCCTCGCCAAGCGGCACGGCGACGCGGCGCGACGGCCTGCGGCGGCGAAACTCCTTTCCGGTCTCCTGACCTCGTATGACATATTCCCGCCATGCGGACAGAGGTGGCGGGAGACGGTGCGGGGACGAGCGGCGGGTCCGACGTCGCGGAGTGGGCACTGCGCGGCGCCACCGCGGCGGATCTCGACGTGCTCGTGGAGATACGGGCCGAGGTCATGCGCCCGGACCTGGAGCGCCTCGGGCGCTACGACGAGCACCGCGTGCGGCAGCGGCTGCGGGACTCCTTCTCGCCGGCCCACACCTCGGCGGTCCTCTGCGGCGGGGCGCTCGCGGGGTGCGTCACCTTCCGGCCCGCCGAGGACGGCGGCCACTGGCTCGAACACTTCTACCTCGCCTCGCGCCACCAGGGCCGGGACCTCGGCGGCGCCGTCCTGCGCTCGCTCCTGGGGCGCGCGGACGGGCGGCCCGTGAGCCTGCACGTGCTGCGCGGCAGCGCCGCCCAGCGGCTCTACGCCCGCCACGGCTTCGCCGTCGAGGACGCGGGCCCGGTCGACGTACTGATGGTCCGGCCGGCGGACGGCGCGAGGCCGGAGGCCGCTCCCGCAACACCGAGAACGGCTCCCGCGACACCGGAGACGGCTCCCACGACGCCGGGGGCCGCCCCCGCGACGGCTCAGGGCTGAACGAGGCGGACCTGGTCCACCCCCATCAGCCCGGTGAGCGGCACCCGCGCGGTGCGCTGCCCGGGATCGACGACCAGGCCACTGGACCGGATCATGTCGAGGAGCATTTCGGCGAGGGGCATGACCATGTGCCGCCCCCAGCAGCGTTCGGACGAATGCCCGAAGGGCAGATATCCGGGGACGCGTTCGGGGTCCAGTTCCTCCCAGCGCTCCGGCCTGAATTCCTCGGGGTTTTCCCACAGCGCGGGATCGCGGTGGCTGAGGAAAGGGAGGACCAGAACGTCGTCGGCGGGTGCGATGCGTGCGTCGATCGCGGGATATTCGGGCGAGGAATTGCGCAGGATATTCCACGAGGGGGGCAGCAGTCGCAGGGACTCGTGGACGAGGTGGCGGCTCGGCACCTCGGCGGCGAAGGGGGCTCCGAGCCAGAGGGCGTTGGCGACGAGGGTGGAGATCGTGAAGCACACCGGCGCGGCCGTGCGCCGGTAGAGCCCCATCGCGTACCTGCGCTCCTGGTACGTGGCGGCCCCGGTGCTCAGCGCGCCGAGCCGGGTCGTCCCGGTGCGGCGGCGCGGTGCGGGGAGGGCGGCTCCGGCGGCGATGACGGTCCAGGTGAGCTTCGGCGTCAGCTCCAGGGCGCGGTTCATCAGGACGCGCAGGCGGCGCGGATCACCGCCGAGGATCAGGTCCCGGAGGTAGACGTGGCCGACGTGGGGCCACGGGCCCGAGAGGTCGGGGTCCCGCGGCGCCTCGCGCTTGAGCGCCGCGCGCACGTCGTGGCCGATGGCCTGCATCTGCGTCGCCGCCTGCTGGTGCGGGATCGCGCGGCCGAGGAGCGGTTTGAACGTGGGCCGTTCGGTCTTGCCGGCCGGGCGCGCGGCGAGAATCCGGTCGACGAGCGCGGGCCCCGCGACGCCGACCGTGTCGGGCTCGGGGCGGAAGAGGTCCGCGCCGAGGTGGTCGCGGAGCAGGGCTTCGAGGGGCGGCGCGAAGAGGGTCTCCCGCTCGTGGGGGCGCGTCTGGGTGTGTGACGTCATCCGTGCAGCTCCAGAGAACCGGGAAGGCGGCGCCCGGCGAACCCGTCGCCGGGCGCCGTCCCGGCTCGAAGATGCGCTCCCGGGAAGAGAACGCGGCCGAGGGGGGATCAGTACCAGATGTACCAGGCGTGAGCCTTCAGGCTCTTCTGCTGGGACATCTTGTTCTTGAGCGAGAAAAGCAGCCGCATTTTCTTTCCTTCTTTCCGGGTGGGCGGTCGAGGAAAACCACGCGCCATCCGGTCGATCGATCGGATTTCCCGTCGGCGCGCTGATGATCAGTGAAGACCAGCAATTGATGGCCTGTCAACGCTCCTGGGAAGAATTTGCCACGGGCAGACCTCTCCGGCCTTTTTCCGGGCCCGGTTGTCCGAAAGCGAGCCACCGGGGTTTATCCGGCTCGCCGGGCGGGGAGTCCGTACGGAATCAGCGCCCGGCGAGCCGGGCCCTCCTCCCCCAGGGCCCCGCGCGCCGTCCCACCCCTACCTGACACCGTCTCACCTGCGAAAACACGTGCGACTTCGGTACAGATTCCGTGGAGGAGGGCCGCGCGGTACTTACTCCTCAGTCAGTAATCCCCCGCGATTCTCCTCACCGCCTGTCCCGCTGCGCCCCGGTTGAGGCGGGTTCCGGGGAGAGATCCGGGCATATGCGGGCGGGACCGGCGCCGCGCGAGGGCTCCCCTGGTGGCGCTTACCTGCGGTAGCGTCTCGGCGCCGTACCCCCGCACCAGCCCGGCGCGAGGGTGCGCGGCGCCACGAGGAGCAGCTTTGCGCGAGTTCAGTCAGCCCCCGCTGACCCGGGCGCGGCCGGTGGGCGGCCTCGCCGACTGCGTCTTCGACCACGCGGTCGAGGACCCGGGCCGGGTCGTGCTCGCGCGCAAGAGCGGCGGGCGCTGGCAGGACGTGACGGCGGCCGGTTTCCGCGATCAGGTGCTCGCGGTCGCGAAGGGGCTGC</text:p>
          </table:table-cell>
          <table:table-cell office:value-type="string" calcext:value-type="string">
            <text:p>, ATGCGGCTGCTTTTCTCGCTCAAGAACAAGATGTCCCAGCAGAAGAGCCTGAAGGCTCACGCCTGGTACATCTGGTACTGA, 15173, 15254(-)</text:p>
          </table:table-cell>
          <table:table-cell table:formula="of:=LEFT([.J171];FIND(&quot;),&quot;;[.J171])-1)" office:value-type="string" office:string-value="" calcext:value-type="error">
            <text:p>#WERT!</text:p>
          </table:table-cell>
          <table:table-cell table:formula="of:=MID([.J171]; FIND(&quot;),&quot;;[.J171]) + 1; FIND(&quot;),&quot;;[.J171];FIND(&quot;),&quot;;[.J171])+1) - FIND(&quot;),&quot;;[.J171]) - 1)" office:value-type="string" office:string-value="" calcext:value-type="error">
            <text:p>#WERT!</text:p>
          </table:table-cell>
          <table:table-cell table:formula="of:=RIGHT([.J171];LEN([.J171]) - FIND(&quot;),&quot;; [.J171]; FIND(&quot;),&quot;; [.J171]) + 1))" office:value-type="string" office:string-value="" calcext:value-type="error">
            <text:p>#WERT!</text:p>
          </table:table-cell>
          <table:table-cell office:value-type="string" calcext:value-type="string">
            <text:p>, AWYIWY*, 15173, 15254(-)</text:p>
          </table:table-cell>
        </table:table-row>
        <table:table-row table:style-name="ro1">
          <table:table-cell office:value-type="string" calcext:value-type="string">
            <text:p>WP_010275341.1</text:p>
          </table:table-cell>
          <table:table-cell office:value-type="float" office:value="1225566463" calcext:value-type="float">
            <text:p>1225566463</text:p>
          </table:table-cell>
          <table:table-cell office:value-type="string" calcext:value-type="string">
            <text:p>Streptomyces sp. DfronAA-171</text:p>
          </table:table-cell>
          <table:table-cell office:value-type="string" calcext:value-type="string">
            <text:p>Streptomyces sp. DfronAA-171, whole genome shotgun sequence</text:p>
          </table:table-cell>
          <table:table-cell office:value-type="float" office:value="1225566463" calcext:value-type="float">
            <text:p>1225566463</text:p>
          </table:table-cell>
          <table:table-cell office:value-type="string" calcext:value-type="string">
            <text:p>6700..5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GATCCTGGCGAGCGGGGACCGGTTGCACGGGGGGTGAGAAGTGGCGGGGCGCGGCAAGGCGACCGGACCGGGCGGACGGAGTGACCGGACCGAGCGGAGCGGCCGGACCGAGCGACCGAACCGGGCGGAGCGGCCGGACCGGACGGAGCGACCGAACCGGGCGGAGCGGCCGGACCGGACGGAGCGACCGGACCGGGCGGAGCGGCCGAGCCGGGCGGTACGGCGAAGGGGCCGCCTCGCCAAGCGGCACGGCGACGCGGCGCGACGGCCTGCGGCGGCACGGCAACCTGCGGCGGCGCGACGGCGAAACCCCTTTCCGGTCTCCTGACCTCGTATGGCATATTCTCGCCATGCGGACAGAGGTGGCGGGAGACGGTGCGGGGACGAGCGGCGGGCCCGACGTCGCGAAGTGGGCGCTGCGCGCCGCCACCGCGGCGGATCTCGACGCCCTCGTGGAGATACGGGCCGAGGTCATGCGCGCGGACCTGGAGCGCCTCGGGCGCTACGACGAGCACCGCGTGCGGCAGCGGCTGCGGGACTCCTTCTCGCCGGCCCACACCTCGGCGATCCTCTGCGGCGGGGCGCTCGCGGGGTGCGTCACCTTCCGGCCCGCCGAGGACGGCGGCCACTGGCTCGAACACTTCTACCTCGCCCCGCGCCACCAGGGCCGGGGCCTCGGCGGCGCCGTCCTGCGATCGCTCCTGGGGCGCGCGGACGGGCGGGCCGTGAGCCTGCGCGTGCTGCGCGGCAGCGCCGCCCAGCGGCTCTACGCCCGCCACGGCTTCGCCGTCGAGGACGAGGGCCCGGTCGACGTACTGATGGTCCGACCGGCGGACGGCGCGAGGCCGGAGGCCGCTCCCGCGACACCGGGAACGGCTCCCGCGACACCGGAGATGGCCCCCGCAACACCGGGAACAGCCCCCGCGACACCGGGGACCGCCCCCGCGACGGCTCAGGGCTGAACGAGGCGGACCTGGTCCACCCCCATCAGCCCGGTGAGCGGCACCCGCGCGGTGCGCTGCCCGGGATCGACGACCAGGCCACTGGACCGGATCATGTCGAGGAGCATTTCGGCGAGGGGCATGACCATGTGCCGCCCCCAGCAGCGTTCGGACGAATGCCCGAAGGGCAGATATCCGGGGACGCGTTCGGGGTCCAGTTCCTCCCAGCGCTCCGGCCTGAATTCCTCGGGGTTTTCCCACAGCGCGGGATCGCGGTGGCTGAGGAAAGGGAGGACCAGAACGTCGTCGGCGGGTGCGATGCGCGCGTCGATCGCGGGATATTCGGGCGAGGAATTGCGCAGGATATTCCACGAGGGGGGCAGCAGCCGCAGGGACTCGTGGACGAGGTGGCGGCTCGGCACCTCGGCGGCGAAGGGGGCCCCGAGCCAGAGGGCGTTGGCGACGAGGGTGGAGATCGTGAAGCACACCGGCGCTGCCGTGCGCCGGTAGAGCCCCATCGCGTACCTGCGCTCCTGGTACGTGGCGGCCCCGGTGCTCAGCGCGCCGAGCCGGGTCGTCCCGGTGCGGCGGCGCGGTGCGGGGAGGGCGGCTCCGGCGGCGATGACGGTCCAGGTGAGCTTCGGCGTCAGCTCCAGGGCGCGGTTCATCAGGACGCGCAGGCGGCGCGGATCACCGCCGAGGATCAGGTCCCGGAGGTAGACGTGGCCGACGTGGGGCCACGGGCCCGAGAGGTCGGGGTCCCGCGGCGCCTCGCGCTTGAGCGCCGCGCGCACGTCGTGGCCGATGGCCTGCATCTGCGTCGCCGCCTGCTGGTGCGGGATCGCGCGGCCGAGGAGCGGTTTGAATGTGGGCCGTTCGGTCTTGCCGGCCGGGCGCGCGGCGAGTATCCGGTCGACGAGCGCGGGCCCCGCGACGCCGACCGTGTCGGGCTCGGGGCGGAAGAGGTCCGCGCCGAGGTGGTCGCGGAGCAGGGCTTCGAGGGGCGGCGCGAAGAGGGTCTCCCGCTCGTGGGGGCGCGTCTGGGTGTGTGACGTCATCCGTGCAGCTCCAGAGAGCCGGGAAGGCGGCGCCCGGCGAACCCGTCGCCGGGCGCCGTCCCGGCTCGAAGATGCGCTCCCGGGAAGAGAACGCGGCCGAGGGGGATCAGTACCAGATGTACCAGGCGTGAGCCTTCAGGCTCTTCTGCTGGGACATCTTGTTCTTGAGCGAGAAAAGCAGCCGCATTTTCTTTCCTTCTTTCCGGGTGGGCGGTCGAGGAAAACCACGCGCCTTCCGGTCGATCGATCGGATTTCCCGTCGGCGCACTGATGATCAGTGAAGACCAGCAATTGATGGCCTGTCAACGCTCCTGGGAAGAATTTGACACGGGCAGACCTCTCCGGCCTTTTTCCGGGCCCGGTTGTCCGAAAGCGAGCCACCGGGGTTTATCCGGTCGGTCGGGCGGGGAGTCCGTACGGAATCAGCGCCCGGCGAGCCCAGCCCTCCTCGCGCAGGGCCCCGCGAGCCGTCGCACCCCCACCTGACACCGTCTCACCTGCGAAAACACGTGCGACTTCGGTACAGATTCCGTGGAGGAGGGCCGCGCGGTACTTACTCCTCAGTCAGTAATCCCCCGCGATTCTCCTCACCACCTGTCCCGCTGCGCCCCGGTTGGGGCGGGTTCCGGGGAGAGATCCGGGCATATGCGGGCGGGACCGGCGCCGCGCGAGGGCTCCCCTGGTGGCGCTTACCTGCGGTAGCGTCTCGGCGCCGTACCCCCGCACCAGCCCGGCGCGAGGGTGCGCGGCGCCACGAGGAGCAGCTTTGCGCGAGTTCAGTCAGCCCCCGCTGACCCGGGCGCGGCCGGTGGGCGGCCTCGCCGACTGCGTCTTCGACCACGCGGTCGAGGAGCCGGGCCGGGTCGTGCTCGCGCGCAAGAGCGGCGGGCGCTGGCAGGACGTGACGGCGGCCGGTTTCCGCGATCAGGTGCTCGCGGTCGCGAAGGGGCTGCT</text:p>
          </table:table-cell>
          <table:table-cell office:value-type="string" calcext:value-type="string">
            <text:p>, ATGCGGCTGCTTTTCTCGCTCAAGAACAAGATGTCCCAGCAGAAGAGCCTGAAGGCTCACGCCTGGTACATCTGGTACTGA, 6806, 6887(-)</text:p>
          </table:table-cell>
          <table:table-cell table:formula="of:=LEFT([.J172];FIND(&quot;),&quot;;[.J172])-1)" office:value-type="string" office:string-value="" calcext:value-type="error">
            <text:p>#WERT!</text:p>
          </table:table-cell>
          <table:table-cell table:formula="of:=MID([.J172]; FIND(&quot;),&quot;;[.J172]) + 1; FIND(&quot;),&quot;;[.J172];FIND(&quot;),&quot;;[.J172])+1) - FIND(&quot;),&quot;;[.J172]) - 1)" office:value-type="string" office:string-value="" calcext:value-type="error">
            <text:p>#WERT!</text:p>
          </table:table-cell>
          <table:table-cell table:formula="of:=RIGHT([.J172];LEN([.J172]) - FIND(&quot;),&quot;; [.J172]; FIND(&quot;),&quot;; [.J172]) + 1))" office:value-type="string" office:string-value="" calcext:value-type="error">
            <text:p>#WERT!</text:p>
          </table:table-cell>
          <table:table-cell office:value-type="string" calcext:value-type="string">
            <text:p>, AWYIWY*, 6806, 6887(-)</text:p>
          </table:table-cell>
        </table:table-row>
        <table:table-row table:style-name="ro1">
          <table:table-cell office:value-type="string" calcext:value-type="string">
            <text:p>WP_010275341.1</text:p>
          </table:table-cell>
          <table:table-cell office:value-type="float" office:value="317512314" calcext:value-type="float">
            <text:p>317512314</text:p>
          </table:table-cell>
          <table:table-cell office:value-type="string" calcext:value-type="string">
            <text:p>Streptomyces sp. SA3_actG</text:p>
          </table:table-cell>
          <table:table-cell office:value-type="string" calcext:value-type="string">
            <text:p>Streptomyces sp. SA3_actG contig00015, whole genome shotgun sequence</text:p>
          </table:table-cell>
          <table:table-cell office:value-type="float" office:value="317512314" calcext:value-type="float">
            <text:p>317512314</text:p>
          </table:table-cell>
          <table:table-cell office:value-type="string" calcext:value-type="string">
            <text:p>6701..5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GATCCTGGCGAGCGGGGACCGGTTGCACGGGGGGTGAGAAGTGGCGGGGCGCGGCAAGGCGACCGGACCGGGCGGACGGAGTGACCGGACCGAGCGGAGCGGCCGGACCGAGCGACCGAACCGGGCGGAGCGGCCGGACCGGACGGAGCGACCGAACCGGGCGGAGCGGCCGGACCGGACGGAGCGACCGGACCGGGCGGAGCGGCCGAGCCGGGCGGTACGGCGAAGGGGCCGCCTCGCCAAGCGGCACGGCGACGCGGCGCGACGGCCTGCGGCGGCACGGCAACCTGCGGCGGCGCGACGGCGAAACCCCTTTCCGGTCTCCTGACCTCGTATGGCATATTCTCGCCATGCGGACAGAGGTGGCGGGAGACGGTGCGGGGACGAGCGGCGGGCCCGACGTCGCGAAGTGGGCGCTGCGCGCCGCCACCGCGGCGGATCTCGACGCCCTCGTGGAGATACGGGCCGAGGTCATGCGCGCGGACCTGGAGCGCCTCGGGCGCTACGACGAGCACCGCGTGCGGCAGCGGCTGCGGGACTCCTTCTCGCCGGCCCACACCTCGGCGATCCTCTGCGGCGGGGCGCTCGCGGGGTGCGTCACCTTCCGGCCCGCCGAGGACGGCGGCCACTGGCTCGAACACTTCTACCTCGCCCCGCGCCACCAGGGCCGGGGCCTCGGCGGCGCCGTCCTGCGATCGCTCCTGGGGCGCGCGGACGGGCGGGCCGTGAGCCTGCGCGTGCTGCGCGGCAGCGCCGCCCAGCGGCTCTACGCCCGCCACGGCTTCGCCGTCGAGGACGAGGGCCCGGTCGACGTACTGATGGTCCGACCGGCGGACGGCGCGAGGCCGGAGGCCGCTCCCGCGACACCGGGAACGGCTCCCGCGACACCGGAGATGGCCCCCGCAACACCGGGAACAGCCCCCGCGACACCGGGGACCGCCCCCGCGACGGCTCAGGGCTGAACGAGGCGGACCTGGTCCACCCCCATCAGCCCGGTGAGCGGCACCCGCGCGGTGCGCTGCCCGGGATCGACGACCAGGCCACTGGACCGGATCATGTCGAGGAGCATTTCGGCGAGGGGCATGACCATGTGCCGCCCCCAGCAGCGTTCGGACGAATGCCCGAAGGGCAGATATCCGGGGACGCGTTCGGGGTCCAGTTCCTCCCAGCGCTCCGGCCTGAATTCCTCGGGGTTTTCCCACAGCGCGGGATCGCGGTGGCTGAGGAAAGGGAGGACCAGAACGTCGTCGGCGGGTGCGATGCGCGCGTCGATCGCGGGATATTCGGGCGAGGAATTGCGCAGGATATTCCACGAGGGGGGCAGCAGCCGCAGGGACTCGTGGACGAGGTGGCGGCTCGGCACCTCGGCGGCGAAGGGGGCCCCGAGCCAGAGGGCGTTGGCGACGAGGGTGGAGATCGTGAAGCACACCGGCGCTGCCGTGCGCCGGTAGAGCCCCATCGCGTACCTGCGCTCCTGGTACGTGGCGGCCCCGGTGCTCAGCGCGCCGAGCCGGGTCGTCCCGGTGCGGCGGCGCGGTGCGGGGAGGGCGGCTCCGGCGGCGATGACGGTCCAGGTGAGCTTCGGCGTCAGCTCCAGGGCGCGGTTCATCAGGACGCGCAGGCGGCGCGGATCACCGCCGAGGATCAGGTCCCGGAGGTAGACGTGGCCGACGTGGGGCCACGGGCCCGAGAGGTCGGGGTCCCGCGGCGCCTCGCGCTTGAGCGCCGCGCGCACGTCGTGGCCGATGGCCTGCATCTGCGTCGCCGCCTGCTGGTGCGGGATCGCGCGGCCGAGGAGCGGTTTGAATGTGGGCCGTTCGGTCTTGCCGGCCGGGCGCGCGGCGAGTATCCGGTCGACGAGCGCGGGCCCCGCGACGCCGACCGTGTCGGGCTCGGGGCGGAAGAGGTCCGCGCCGAGGTGGTCGCGGAGCAGGGCTTCGAGGGGCGGCGCGAAGAGGGTCTCCCGCTCGTGGGGGCGCGTCTGGGTGTGTGACGTCATCCGTGCAGCTCCAGAGAGCCGGGAAGGCGGCGCCCGGCGAACCCGTCGCCGGGCGCCGTCCCGGCTCGAAGATGCGCTCCCGGGAAGAGAACGCGGCCGAGGGGGATCAGTACCAGATGTACCAGGCGTGAGCCTTCAGGCTCTTCTGCTGGGACATCTTGTTCTTGAGCGAGAAAAGCAGCCGCATTTTCTTTCCTTCTTTCCGGGTGGGCGGTCGAGGAAAACCACGCGCCTTCCGGTCGATCGATCGGATTTCCCGTCGGCGCACTGATGATCAGTGAAGACCAGCAATTGATGGCCTGTCAACGCTCCTGGGAAGAATTTGACACGGGCAGACCTCTCCGGCCTTTTTCCGGGCCCGGTTGTCCGAAAGCGAGCCACCGGGGTTTATCCGGTCGGTCGGGCGGGGAGTCCGTACGGAATCAGCGCCCGGCGAGCCCAGCCCTCCTCGCGCAGGGCCCCGCGAGCCGTCGCACCCCCACCTGACACCGTCTCACCTGCGAAAACACGTGCGACTTCGGTACAGATTCCGTGGAGGAGGGCCGCGCGGTACTTACTCCTCAGTCAGTAATCCCCCGCGATTCTCCTCACCACCTGTCCCGCTGCGCCCCGGTTGGGGCGGGTTCCGGGGAGAGATCCGGGCATATGCGGGCGGGACCGGCGCCGCGCGAGGGCTCCCCTGGTGGCGCTTACCTGCGGTAGCGTCTCGGCGCCGTACCCCCGCACCAGCCCGGCGCGAGGGTGCGCGGCGCCACGAGGAGCAGCTTTGCGCGAGTTCAGTCAGCCCCCGCTGACCCGGGCGCGGCCGGTGGGCGGCCTCGCCGACTGCGTCTTCGACCACGCGGTCGAGGAGCCGGGCCGGGTCGTGCTCGCGCGCAAGAGCGGCGGGCGCTGGCAGGACGTGACGGCGGCCGGTTTCCGCGATCAGGTGCTCGCGGTCGCGAAGGGGCTGCT</text:p>
          </table:table-cell>
          <table:table-cell office:value-type="string" calcext:value-type="string">
            <text:p>, ATGCGGCTGCTTTTCTCGCTCAAGAACAAGATGTCCCAGCAGAAGAGCCTGAAGGCTCACGCCTGGTACATCTGGTACTGA, 6807, 6888(-)</text:p>
          </table:table-cell>
          <table:table-cell table:formula="of:=LEFT([.J173];FIND(&quot;),&quot;;[.J173])-1)" office:value-type="string" office:string-value="" calcext:value-type="error">
            <text:p>#WERT!</text:p>
          </table:table-cell>
          <table:table-cell table:formula="of:=MID([.J173]; FIND(&quot;),&quot;;[.J173]) + 1; FIND(&quot;),&quot;;[.J173];FIND(&quot;),&quot;;[.J173])+1) - FIND(&quot;),&quot;;[.J173]) - 1)" office:value-type="string" office:string-value="" calcext:value-type="error">
            <text:p>#WERT!</text:p>
          </table:table-cell>
          <table:table-cell table:formula="of:=RIGHT([.J173];LEN([.J173]) - FIND(&quot;),&quot;; [.J173]; FIND(&quot;),&quot;; [.J173]) + 1))" office:value-type="string" office:string-value="" calcext:value-type="error">
            <text:p>#WERT!</text:p>
          </table:table-cell>
          <table:table-cell office:value-type="string" calcext:value-type="string">
            <text:p>, AWYIWY*, 6807, 6888(-)</text:p>
          </table:table-cell>
        </table:table-row>
        <table:table-row table:style-name="ro1">
          <table:table-cell office:value-type="string" calcext:value-type="string">
            <text:p>WP_007820080.1</text:p>
          </table:table-cell>
          <table:table-cell office:value-type="float" office:value="1801577541" calcext:value-type="float">
            <text:p>1801577541</text:p>
          </table:table-cell>
          <table:table-cell office:value-type="string" calcext:value-type="string">
            <text:p>Streptomyces sp. SID8380</text:p>
          </table:table-cell>
          <table:table-cell office:value-type="string" calcext:value-type="string">
            <text:p>Streptomyces sp. SID8380 SID8380.c367, whole genome shotgun sequence</text:p>
          </table:table-cell>
          <table:table-cell office:value-type="float" office:value="1801577541" calcext:value-type="float">
            <text:p>1801577541</text:p>
          </table:table-cell>
          <table:table-cell office:value-type="string" calcext:value-type="string">
            <text:p>6850..7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GCAGCGGCTGTCCCACCGTGCCGAAGCGGGCCCGGCCCGGCGGGTTCGCCGTCGCCGCCGCGCTCGACTCGGTGAGCCCGTACCCCTCGTACACCGTCAGGCCAGCGCCCGAGAAGAACAGCCCGAGCTTGCGGTCCATCCCCGAACCGCCCGACATCGCGTACCGCAAGCGGCCGCCGAGCACCGCGCGCAGCCGCGCGTACACCAGCTTGTCGTAGAGCTGGTGCTGCATCCGCAGCTGGGCCCCCGGCCCGGCGCCCCGCCCCAGCGCCCGCTGCTCGCGCGCCTCCGCGTACCGCACCGCGACCTCGACCGCCTTCGCGAAGACCCCGGCGCGCGCCTCGGCCTCCGCCCTGCGCGCCGCCGAGCGGTAGATCTTCTCGAAGATGTAGGGGACCGCGAGGACGAAGCTGGGCCGGAACGCCGCCAGTTCCGGGAGGAGCGCGTCCGCGCTGAGCCGGGGCTGATGCCCGAATTTGACCCGCCCCCGTACCGCGGCGACCTCCACGACGCGCCCGAAGACGTGCGCGAGCGGCAGGAACAGCAGTGTCGACGCCTCCTCGCCGTGGTGCGGCGTGAAGACCGGCTCCCACGCGTCGAGCAGCGTGTCCGCCTCGAACATGAAGTTGCCGTGGGTCAGGACGCAGCCCTTGGGGCGGCCCGTCGTGCCCGAGGTGTAGATGACCGAGGCCACCGAGTCGGGCGTGACCGCCCTGCGGTGCCGGTGCACCACCTCGTCCGCGATGTCCGCGCCCGCCGCCATCAGCTCCTGCTCCGCGCCCGCGTCGAACTGCCACAGGCGGCGCAGGTGGGGGAGGCGGTCGATGACCGAGCCGACCGTCATCGCGTGGTCCTCGTGCTCCACGAACGCGGCGGCGGCCTGCGCGTCGTGGAGCATCCAGTACACCTGCTCCGCCGACGACGTCGGGTACACGGGGACCACCTGCGCGCCCACGGTCCACAGCGCGAAGTCGAGCAGCGTCCACTCGTAGCGCGTCGGCGCCATGAGCGCGACCCGGTCCCCGAAGCGGATGCCCTCGGCGAGCAGCCCCTTCGCGACCGCGAGCACCTGATCGCGGAAACCGGCCGCCGTCACGTCCTGCCAGCGCCCGCCGCTCTTGCGCGCGAGCACGACCCGGCCCGGGTCCTCGACCGCGTGGTCGAAGACGCAGTCGGCGAGGCCGCCCACCGGCCGCGCCCGGGTCAGCGGGGGCTGACTGAACTCGCGCAAAGCTGCTCCTCGTGGCGCCGCGCACCCTCGCGCCGGGCTGGTGCGGGGGTACGGCGCCGAGACGCTACCGCAGGTAAGCGCCACCAGGGGAGCCCTCGCGCGGCGCCGGTCCCGCCCGCATATGCCCGGATCTCTCCCCGGAACCCGCCCCAACCGGGGCGCAGCGGGACAGGCGGTGAGGAGAATCGCGGGGGATTACTGACTGAGGAGTAAGTACCGCGCGGCCCTCCTCCACGGAATCTGTACCGAAGTCGCACGTGTTTTCGCAGGTGAGACGGTGTCAGGTGGGGGTGGGACGGCGCGCGGGGCCCTGGGGGAGGAGGGCCCGGCTCGCCGGGCGCTGATTCCGTACGGACTCCCCGCCCGGCGAGCCGGATAAACCCCGGTGGCTCGCTTTCGGACAACCGGGCCCGGAAAAAGGCCGGAGAGGTCTGCCCGTGGCAAATTCTTCCCAGGAGCGTTGACAGGCCATCAATTGCTGGTCTTCACTGATCATCAGCGCGCCGACGGGAAATCCGATCGATCGACCGGAAGGCGCGTGGTTTTCCTCGACCGCCCACCCGGAAAGAAGGAAAGAAAATGCGGCTGCTTTTCTCGCTCAAGAACAAGATGTCCCAGCAGAAGAGCCTGAAGGCTCACGCCTGGTACATCTGGTACTGATCCCCCCTCGGCCGCGTTCTCTTCCCGGGAGCGCATCTTCGAGCCGGGACGGCGCCCGGCGACGGGTTCGCCGGGCGCCGCCTTCCCGGTTCTCTGGAGCTGCACGGATGACGTCACACACCCAGACGCGCCCCCACGAGCGGGAGACCCTCTTCGCGCCGCCCCTCGAAGCCCTGCTCCGCGACCACCTCGGCGCGGACCTCTTCCGCCCCGAGCCCGACACGGTCGGCGTCGCGGGGCCCGCGCTCGTCGACCGGATTCTCGCCGCGCGCCCGGCCGGCAAGACCGAACGGCCCACGTTCAAACCGCTCCTCGGCCGCGCGATCCCGCACCAGCAGGCGGCGACGCAGATGCAGGCCATCGGCCACGACGTGCGCGCGGCGCTCAAGCGCGAGGCGCCGCGGGACCCCGACCTCTCGGGCCCGTGGCCCCACGTCGGCCACGTCTACCTCCGGGACCTGATCCTCGGCGGTGATCCGCGCCGCCTGCGCGTCCTGATGAACCGCGCCCTGGAGCTGACGCCTAAGCTCACCTGGACCGTCATCGCCGCCGGAGCCGCCCTCCCCGCACCGCGCCGCCGTACCGGGACGACCCGGCTCGGCGCGCTGAGCACCGGGGCCGCCACGTATCAGGAGCGCAGGTACGCGATGGGGCTCTACCGGCGCACGGCCGCGCCGGTGTGCTTCACGATCTCCACCCTCGTCGCCAACGCCCTCTGGCTCGGAGCCCCCTTCGCCGCCGAGGTGCCGAGCCGCCACCTCGTCCACGAGTCCCTGCGGCTGCTGCCCCCCTCGTGGAATATCCTGCGCAATTCCTCGCCCGAATATCCCGTGATCGACGCACGCATCGCACCCGCCGACGACGTTCTGGTCCTCCCTTTCCTCAGCCACCGCGATCCCGCGCTGTGGGAAAACCCCGAGGAATTCAGGCCGGAGCGCTGGGAGGAACTGGACCCCGAACGCGTCCCCGGATATCTGCCCTTCGGGCATTCGTCCGAACGCTGCTGGGGGCGGCACATGGTCATGCCCCTCGCCGAAATGCTCCTCGACATGATCCGGTCCAGTGGCCTGGTCGTCGATCCCGGGCAGCGCACCGCGCGGGTGCCGCTCACCGGGCTGATGGGGGTGGACCAGGTCCGCCTCGTTCAGCCCTGAGCCGCCGCGGGGGCGGCCCCCGGCGTCGTGGGAGCCGTCTCCGGTGTCGCGGGAGCGGCCTTCGGCCTCGCGCCGTCCGCCGGTCGGACCATCAGTACGTCGACCGGGCCCGCGTCCTCGACGGCGAAGCCGTGGCGGGCGTAGAGCCGCTGGGCGGCGCTGCCGCGCAGCACGTGCAGGCTCACGGGCCGCCCGTCCGCGCGCCCCAGGAGCGAGCGCAGGACGGCGCCGCCGAGGCCCCGGCCCTGGTGGCGGGGGGCGAGGTAGAAGTGTTCGAGCCAGTGGCCGCCGTCCTCGGCGGGCCGGAAGGTGACGCACCCCGCGAGCGCCCCGCCGCACACGACCGCCGAGGTGTGGGCCGGCGAGAAGGAGTCCCGCAGCCGCTGCCGCACGCGGTGCTCGTCGTAGCGCCCGAGGCGCTCCAGGTCCGGGCGCATGACCTCGGCCCGTATCTCCACGAGGGCGTCGAGATCCGCCGCGGTGGCGGCGCGCAGCGCCCACTCCGCGACGTCGGGCCCGCCGCTCGTCCCCGTACCGTCTCCCGCCACCTCTGTCCGCATGG</text:p>
          </table:table-cell>
          <table:table-cell office:value-type="string" calcext:value-type="string">
            <text:p>, ATGCGGCTGCTTTTCTCGCTCAAGAACAAGATGTCCCAGCAGAAGAGCCTGAAGGCTCACGCCTGGTACATCTGGTACTGA, 6661, 6742(+)</text:p>
          </table:table-cell>
          <table:table-cell table:formula="of:=LEFT([.J174];FIND(&quot;),&quot;;[.J174])-1)" office:value-type="string" office:string-value="" calcext:value-type="error">
            <text:p>#WERT!</text:p>
          </table:table-cell>
          <table:table-cell table:formula="of:=MID([.J174]; FIND(&quot;),&quot;;[.J174]) + 1; FIND(&quot;),&quot;;[.J174];FIND(&quot;),&quot;;[.J174])+1) - FIND(&quot;),&quot;;[.J174]) - 1)" office:value-type="string" office:string-value="" calcext:value-type="error">
            <text:p>#WERT!</text:p>
          </table:table-cell>
          <table:table-cell table:formula="of:=RIGHT([.J174];LEN([.J174]) - FIND(&quot;),&quot;; [.J174]; FIND(&quot;),&quot;; [.J174]) + 1))" office:value-type="string" office:string-value="" calcext:value-type="error">
            <text:p>#WERT!</text:p>
          </table:table-cell>
          <table:table-cell office:value-type="string" calcext:value-type="string">
            <text:p>, AWYIWY*, 6661, 6742(+)</text:p>
          </table:table-cell>
        </table:table-row>
        <table:table-row table:style-name="ro1">
          <table:table-cell office:value-type="string" calcext:value-type="string">
            <text:p>WP_007820080.1</text:p>
          </table:table-cell>
          <table:table-cell office:value-type="float" office:value="1240914007" calcext:value-type="float">
            <text:p>1240914007</text:p>
          </table:table-cell>
          <table:table-cell office:value-type="string" calcext:value-type="string">
            <text:p>Streptomyces sp. CLI2509</text:p>
          </table:table-cell>
          <table:table-cell office:value-type="string" calcext:value-type="string">
            <text:p>Streptomyces sp. CLI2509 strain CLI2905 chromosome, complete genome</text:p>
          </table:table-cell>
          <table:table-cell office:value-type="float" office:value="1240914007" calcext:value-type="float">
            <text:p>1240914007</text:p>
          </table:table-cell>
          <table:table-cell office:value-type="string" calcext:value-type="string">
            <text:p>965782..964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9561-17651']</text:p>
          </table:table-cell>
          <table:table-cell office:value-type="string" calcext:value-type="string">
            <text:p>GCGGGGCTCCCCGCGCTGGGCGACGTCGATTTCGTCCTGGTCCACGACGACCGGCGCGCGGAGGCCCGGGAGCCGGGGCGGGCCCTCGCGGAGGCGATCCTGGCGAGCGGGGACCGGCTGCACGGGGGGTGAGAAGGGGCGGGGCGCGCAAGGCGACCGGGCTGGGCGGACGGAGTGACCGGACCGGCGGAGCGACCGAGCCGGGCGGACCGGGCGGAGCGACCGGACCGGGCGGTACGGCGAAGGGGCCGCCTCGCCAAGCGGCACGCCGACGCGGCGCGACGGCCTGCGGCGGCACGGCGGCCTGCGGCGGCGCGACGGCCTGCGGCGCCACGGCGGCGCGACGGCGAAACCCCTTTCCGGTCTCCTGACCTCGTATGACATATTCCCGCCATGCGGACAGAGGTGGCGGGAGACGGTACGGGGACGAGCGGCGGGCCCGACGTCGCGGAGTGGGCGCTGCGCGCCGCCACCGCGGCGGATCTCGACGCCCTCGTGGAGATACGGGCCGAGGTCATGCGCCCGGACCTGGAGCGCCTCGGGCGCTACGACGAGCACCGCGTGCGGCAGCGGCTGCGGGACTCCTTCTCGCCGGCCCACACCTCGGCGGTCGTGTGCGGCGGGGCGCTCGCGGGGTGCGTCACCTTCCGGCCCGCCGAGGACGGCGGCCACTGGCTCGAACACTTCTACCTCGCCCCCCGCCACCAGGGCCGGGGCCTCGGCGGCGCCGTCCTGCGCTCGCTCCTGGGGCGCGCGGACGGGCGGCCCGTGAGCCTGCACGTGCTGCGCGGCAGCGCCGCCCAGCGGCTCTACGCCCGCCACGGCTTCGCCGTCGAGGACGCGGGCCCGGTCGACGTACTGATGGTCCGACCGGCGGACGGCGCGAGGCCGAAGGCCGCTCCCGCGACACCGGAGACGGCTCCCACGACGCCGGGGGCCGCCCCCGCGGCGGCTCAGGGCTGAACGAGGCGGACCTGGTCCACCCCCATCAGCCCGGTGAGCGGCACCCGCGCGGTGCGCTGCCCGGGATCGACGACCAGGCCACTGGACCGGATCATGTCGAGGAGCATTTCGGCGAGGGGCATGACCATGTGCCGCCCCCAGCAGCGTTCGGACGAATGCCCGAAGGGCAGATATCCGGGGACGCGTTCGGGGTCCAGTTCCTCCCAGCGCTCCGGCCTGAATTCCTCGGGGTTTTCCCACAGCGCGGGATCGCGGTGGCTGAGGAAAGGGAGGACCAGAACGTCGTCGGCGGGTGCGATGCGTGCGTCGATCACGGGATATTCGGGCGAGGAATTGCGCAGGATATTCCACGAGGGGGGCAGCAGCCGCAGGGACTCGTGGACGAGGTGGCGGCTCGGCACCTCGGCGGCGAAGGGGGCTCCGAGCCAGAGGGCGTTGGCGACGAGGGTGGAGATCGTGAAGCACACCGGCGCGGCCGTGCGCCGGTAGAGCCCCATCGCGTACCTGCGCTCCTGATACGTGGCGGCCCCGGTGCTCAGCGCGCCGAGCCGGGTCGTCCCGGTACGGCGGCGCGGTGCGGGGAGGGCGGCTCCGGCGGCGATGACGGTCCAGGTGAGCTTAGGCGTCAGCTCCAGGGCGCGGTTCATCAGGACGCGCAGGCGGCGCGGATCACCGCCGAGGATCAGGTCCCGGAGGTAGACGTGGCCGACGTGGGGCCACGGGCCCGAGAGGTCGGGGTCCCGCGGCGCCTCGCGCTTGAGCGCCGCGCGCACGTCGTGGCCGATGGCCTGCATCTGCGTCGCCGCCTGCTGGTGCGGGATCGCGCGGCCGAGGAGCGGTTTGAACGTGGGCCGTTCGGTCTTGCCGGCCGGGCGCGCGGCGAGAATCCGGTCGACGAGCGCGGGCCCCGCGACGCCGACCGTGTCGGGCTCGGGGCGGAAGAGGTCCGCGCCGAGGTGGTCGCGGAGCAGGGCTTCGAGGGGCGGCGCGAAGAGGGTCTCCCGCTCGTGGGGGCGCGTCTGGGTGTGTGACGTCATCCGTGCAGCTCCAGAGAACCGGGAAGGCGGCGCCCGGCGAACCCGTCGCCGGGCGCCGTCCCGGCTCGAAGATGCGCTCCCGGGAAGAGAACGCGGCCGAGGGGGATCAGTACCAGATGTACCAGGCGTGAGCCTTCAGGCTCTTCTGCTGGGACATCTTGTTCTTGAGCGAGAAAAGCAGCCGCATTTTCTTTCCTTCTTTCCGGGTGGGCGGTCGAGGAAAACCACGCGCCTTCCGGTCGATCGATCGGATTTCCCGTCGGCGCGCTGATGATCAGTGAAGACCAGCAATTGATGGCCTGTCAACGCTCCTGGGAAGAATTTGCCACGGGCAGACCTCTCCGGCCTTTTTCCGGGCCCGGTTGTCCGAAAGCGAGCCACCGGGGTTTATCCGGCTCGCCGGGCGGGGAGTCCGTACGGAATCAGCGCCCGGCGAGCCGGGCCCTCCTCCCCCAGGGCCCCGCGCGCCGTCCCACCCCCACCTGACACCGTCTCACCTGCGAAAACACGTGCGACTTCGGTACAGATTCCGTGGAGGAGGGCCGCGCGGTACTTACTCCTCAGTCAGTAATCCCCCGCGATTCTCCTCACCGCCTGTCCCGCTGCGCCCCGGTTGGGGCGGGTTCCGGGGAGAGATCCGGGCATATGCGGGCGGGACCGGCGCCGCGCGAGGGCTCCCCTGGTGGCGCTTACCTGCGGTAGCGTCTCGGCGCCGTACCCCCGCACCAGCCCGGCGCGAGGGTGCGCGGCGCCACGAGGAGCAGCTTTGCGCGAGTTCAGTCAGCCCCCGCTGACCCGGGCGCGGCCGGTGGGCGGCCTCGCCGACTGCGTCTTCGACCACGCGGTCGAGGACCCGGGCCGGGTCGTGCTCGCGCGCAAGAGCGGCGGGCGCTGGCAGGACGTGACGGCGGCCGGTTTCCGCGATCAGGTGCTCGCGGTCGCGAAGGGGCTGCT</text:p>
          </table:table-cell>
          <table:table-cell office:value-type="string" calcext:value-type="string">
            <text:p>, ATGCGGCTGCTTTTCTCGCTCAAGAACAAGATGTCCCAGCAGAAGAGCCTGAAGGCTCACGCCTGGTACATCTGGTACTGA, 965888, 965969(-)</text:p>
          </table:table-cell>
          <table:table-cell table:formula="of:=LEFT([.J175];FIND(&quot;),&quot;;[.J175])-1)" office:value-type="string" office:string-value="" calcext:value-type="error">
            <text:p>#WERT!</text:p>
          </table:table-cell>
          <table:table-cell table:formula="of:=MID([.J175]; FIND(&quot;),&quot;;[.J175]) + 1; FIND(&quot;),&quot;;[.J175];FIND(&quot;),&quot;;[.J175])+1) - FIND(&quot;),&quot;;[.J175]) - 1)" office:value-type="string" office:string-value="" calcext:value-type="error">
            <text:p>#WERT!</text:p>
          </table:table-cell>
          <table:table-cell table:formula="of:=RIGHT([.J175];LEN([.J175]) - FIND(&quot;),&quot;; [.J175]; FIND(&quot;),&quot;; [.J175]) + 1))" office:value-type="string" office:string-value="" calcext:value-type="error">
            <text:p>#WERT!</text:p>
          </table:table-cell>
          <table:table-cell office:value-type="string" calcext:value-type="string">
            <text:p>, AWYIWY*, 965888, 965969(-)</text:p>
          </table:table-cell>
        </table:table-row>
        <table:table-row table:style-name="ro1">
          <table:table-cell office:value-type="string" calcext:value-type="string">
            <text:p>WP_005993734.1</text:p>
          </table:table-cell>
          <table:table-cell office:value-type="float" office:value="1547345439" calcext:value-type="float">
            <text:p>1547345439</text:p>
          </table:table-cell>
          <table:table-cell office:value-type="string" calcext:value-type="string">
            <text:p>Xanthomonas vesicatoria</text:p>
          </table:table-cell>
          <table:table-cell office:value-type="string" calcext:value-type="string">
            <text:p>Xanthomonas vesicatoria strain BRIP62413 BRIP62413contig10, whole genome shotgun sequence</text:p>
          </table:table-cell>
          <table:table-cell office:value-type="float" office:value="1547345439" calcext:value-type="float">
            <text:p>1547345439</text:p>
          </table:table-cell>
          <table:table-cell office:value-type="string" calcext:value-type="string">
            <text:p>683426..684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673-12569']</text:p>
          </table:table-cell>
          <table:table-cell office:value-type="string" calcext:value-type="string">
            <text:p>GGTCTGGCTGGATCGCATTGCCGCGATTTCCGGAGGGTCGCAAAATGCCGGGCGGCTCGGTCTGAGAGGCCATCTGGATGCCGCATTGGCACAGAAAAAAGCCAATACGCCGATCACCGCCAGCTTCGTCATCTACGATCTACCGGGCCGCGATTGTCACGCGTTGGCATCCAATGGCGAATTGCCGCTGACCCCGGCGGCGCTGGAGCGCTACAAGAAAGAATATATCGACGTCATTGCGGCGATTTTTGCGGATCCCAAGTACAAGGATATCCGCATCGTCAATGTGATTGAGCCCGATAGCCTGCCGAACCTGGTCACCAATTTGAATGACATGCGTTGCGCGCTGGCCAACTCCACGGGCATTTACGAGGAAGGCATCAAGTACGCGCTGAATAAACTGCATGCTGTTCCAAACACCTACAACTACCTGGATATCGGTCATTCTGGCTGGTTGGGCTGGGATAGCAACCGCGGCCCGTCGATTTCGCTGTATACCCGCGTGGTACAGGGAACAAGCGCGGGGCTGGCAAGCGTGGATGGCTTTGTGACCAATACCGCCAATACCACGCCCTTGAACGAGCCCAATTTGCCCAACCCCGAGTTGAGCGTGAACGGGCAGCCGATCAAATCGTCGAAATACTACGAATGGAACCCGTATTTCGACGAGACCGATTTTACCCAAGCCTTGTACAACGGGTTTGTCGGCGCGGGCTGGCCCAGCACGATCGGTTTCATCATCGATACTGGTCGTAACGGGTGGGGCGGACCGAATCGTCCGGCCGGCGCGTCCGGGAGCGACATCAATACCTACGTCAATACCGGCCGCATTGATCGTCGCCTGCATCGTGGCAACTGGTGCAATCAGAGCGGGGCAGGGATTGGTGCGCTCCCCACCGCAGCGCCGGGACCGCATCTTCATGCGTATGCGTGGGTCAAGCCGCCGGGCGAATCCGATGGCTCCAGCACCCTCATTTCCAACAACGAGGGTAAAGGCTTCGACCGGATGTGCGACCCGACCTACACTACGGCCGATGGCGTGTTGACCGGCGCGCTGGCCGGCGCGCCAATCTCCGGTGCCTGGTTCCACAATCAGTTTGTCGAGCTGGTGAACAACGCGTACCCGGTGATCGCAACCGCAGGCACTGCAGTGGCCACGGCCGCACTGCGTGCACCGGCCGCGGTGCCGAGCGCGACGCGCGGCCTCACTGCCACTGTTGGCAATAGCCAAGTCAAGCTGAGCTGGTCGCCGGTGCCGGGGGCAATCAGCTACACGGTGCAGCGTCGCGCAGGTGTCACGGGTGCATTTACGCCAGTTGGTTCAAGCGTTGCCGCATCGTATGTCGATCGGTCCGTCACCAATGGCGCGGACTACGACTACGTGGTGACAGTGAACAGCATGGCCGGGAGCAGTACGCCATCGGCTGTCGTGCGTGCCAAGCCGGTCGAGTGATGCGGTCGGATGGATACCGGCGAGGCCGGTGTCCATCCGTCGCGGACGGCACAGGTGGCGGCGACGACACCCATCGTTGTGATGACCCGATGGCGCGTTGAACCCATGGCGGCAATCTGGCCGCCATGGTCGTTTGTACTGAGTGCGAAGTCATGTACGTGAAAGCGCGTATTGCGGCAATGCGGTTGCTGCAGGGTGACGAATCTGTGCGCGCTCGCAAGGTTCCTGGCTGATCGCTAGGCGTAGCTTGGTTTGGCGAGCGCGACCATGGCCGCTCGCGTCACGCGTCACCGATTGTGCGAATGCCCATCAGGGCGCACCAAACCACTCCCCAAACAGGATGTCGCTCATGAAGATGCTGTTCTCGCTGAAGAATCTGTTGGCTTCCAAGAAAAGTCTGAAGTCCTACTCCTGGTACATCTGGTACTGAGCACGCCGGCAAGCGCGGCCGAAACCGCCTTGTGTGTCGTGTGATATTGGTCATGCCCGCCCGCGCGAGGCAAGCATTTTGCCGGACGCGGGCGTCACGAGCGCAGAGCGATCCTGATGTCTCTATCCACTAGCGCTGACTTGGGCCGGGCGACTGTTTTCGCGCCGCGTTTGCTGGCGCTGCTGCGCGAGCATAGAGGCAAGGACGTCTTTCGACTGGATGGAGATACCGTCGGTGTTGCCGGCCCTCTAATGACGCATCGTTTGCTCGCTGCGCGTCCTGCGACCGAAGCCGAGCGGCCGACCTTCAAGCCGCTGCAGGGGCGATCGATTGCTCGCACGCACGCGTCCAAGCTGATGCAGGCAATCGGGCGCGATGTGCGCGAGGCATTGAAGCGTCCCATCCCGGTAGACGTGGATCTGACCGGCTCGTGGCCGCATGTGGGGCACGCCTATTTGCGCGATCTGCTGCTGGGTGGCGACCCGCTGCGGTTGCGCATGTTGATGGACCGCATCCTGGAGCTGACGCCCAAGCTGACCTGGGCACTCATCGCGGCCGGTGCAGTGAGACCGCTTGCGCTGCAACCCAACGCGTCGGCACTTGCGGCAGTGACTGCCGCAGCAGACGGCTACGATGCACGTCGCTTCGCCATGGGGTTGTATCGAAGAACCGCCGCGCCGGTGTGCTTCACGATTTCCACCTTGGTCGCCAACGCACTGTGGCTTGGAGCACCGTTCGATCCGGACATTTCCAGCCGCACGATCGTCTACGAGTCGCTGCGTCTGCTGCCGCCATCCTGGAATATCCTGCGCAACGCATCGCCGGAGTATCCGCTACTCGATACCCGTATCGGCGCGCAAGACGATGTATTGGTGCTGCCGCTGCTGAGCCATCGCGACCCTGCGCTGTGGGACGCACCGGATGAATTTCGCCCACAGCGCTGGAATCAGCTGGATCCGGATCATCAGTCTGGGTATTTCCCGTTCGGTCACGTGTCGGAGCGCTGTTGGGGCCGGCACATGGTGATGCCCCTGGCGGAACAGTTGCTGGATATCCTGCGCAATCAGGGAGCGACCGTCAGCCCGCGGCAGCGCCAGGCACAGGTACCGTTGGCTGGATTGCTCGGGGTCTCTCAGGTCGATGTCGTGCGTGGTTAGTGGATGCAGCTTGCTGACCTGCGTGCATGCGGCGGCGAGTGGGCTGCATCGGCGTCGGTAGACAGTGCGAATGACGGTGTCGCCCATCGCAGGCGCACACTTCCACGGCATCCAGGCTCAACCCATTCGCTGCACGCTGGTGCGTCAACGCGTCACTCCTTGGGCGGCGCTGCCGTCGAGCCGCGCTTGACCACGGTGTACTTCATCACCTGATGCACGCCCTGTGCGGCATCGCCCTTGCGGCGCTGGCGAATCGCATCTGCCAGCAACGACACTGCCGCGCGTCCCATCGCGGCGACCGGTTGATGCACGGTGGTGAGTTCGGGCCAGATGGTGGTGGCCACCGGCGTGTCGTCGAAGCCGGCCACTGAGACATCCTCGGGCACGCGCAGGCCCAGTCCGTGCGCAACCGCAACTGCGGCGGCCGCCATGTCGTCGTTGCTGCAGAAAATGGCGGTCGGTGGCGTGGGTTGAGCCAGCAGGCTGCGCGCAGCGAGTAGCCCGGAGTGATACGTAAACAGTCCGTCGGCGATCAGGTTCTCTGCAATCGCCAATCCTGCAGCCTGCAGGCTGTCGAGATAGCCGTTGGCGCGCAGCGCACTCGGTGTGTGTTTGGGGTCTCCCTTGATCAGCGCGATGCGGCGGTGCCCAAGTTCGATCAGATGCGCGACGATGGCGCGCGCGGCCTGGTAGTCATCGATGCGGACCGAGCTGATTTGCGCCATCGGTGCGCCGCTGGCCACCGCCACCACCGGGATGCCGCGCGCATCCAGTTCGCTGATGGTCTGGCGCGAATCGCACAACGGCGGTGGCAGGATCACCCCATCCACGCCGGCGGCCAGCAAGCGCTCCGTCGCGGCGCGCTGGCTGCGGATGGCGCCGCACTTTTCCACCAGCACCTGGCTGCCGTTGAGGCTGCTCTGTTCGAGCAGCCCGAGCATGAATTGATTGAGGTAAGCGGCGCTGGGGTTGCTGTACAACACGCCGATGCGCAACAGGCCGCTGGTGCGCAGCGAGCGGCCGGCAAGATTGGGCCGGTAACCCAAGGCCTGCACCGAGGCTTCCACGCGCACCCGCATGTCCTGGCCGACATGCGGGTGCCGGTTGATCACGCGCGAGGCGGTCATCGGCGAGACGCCCGCATGTTTGGCGACGTCCAGCAACGTGGCCGCGGTATTCGCACTACGTTGCCGCTTGACCGCCATCGTGTGTGCTCGTCCTGGAGTAAAAACGCATTCGCAGCGCTGCGTTGCCAGATTACTCGTTCGGCGGTTGCACGGACTTGGCACGGCTGCCGAAATCGCCATCGGCTTCGGCTGCCAGATACGCAAACACGGTGTAGGCGGCAACGTTCTGCGCGAGCGCCTTCGGGTCGATCTTGTCCAGCGTGTCGTCGGCGGTGTGGTGCAGGTCGAAGTAGTCGGTGCCGTCTTGCGCCAGCCACGCCCACGCACCACCCTTGGCCGAGATCGGGCCCACGTCCGGGCCGGGGCCGCCCTTACTCGGCGCATACTCGATGCCCAGCGGTGCCAGCACGCCGGCAATCTGCTTGGTCGCCGCGCGCGAGGCATCCGGCGCTGCAGAGCCGGTGTTGAACGCGTAGATACGGCCCGCACCAAAGTCGCTCTCGGCGCCGATCTGATGCAGCGCCATGTCCTTGGCATCCTTGCCGTGCGCGGCGGCATAGGCCTTGCCGCCGTAGAGCCCTTGTTCTTCGTTGGCGAACGCAATGACGCGGATGGTGCGCTTGGGCGCCTGCTTGAGCTGGCCGATCAGATGCCCGGCGGCCATGGTGATGGCCACGCCAGCGCCATCGTCGATTGCACCGGTGCCCAGATCCCACGAATCCAGATGTCCGCCGATCACCACCACTTCCTTGGGCTTGCTGCGCCCGGTGATCTCGCCGATCACGTTGTACGAGGTCGCGGTGCCATCCCATCCGCAATCCAGCGCCAGCCGGATACGCGTGGTGCCCAACGCGGCCAGACGTGCCAGCTGAT</text:p>
          </table:table-cell>
          <table:table-cell office:value-type="string" calcext:value-type="string">
            <text:p>, GTGCCATCCCATCCGCAATCCAGCGCCAGCCGGATACGCGTGGTGCCCAACGCGGCCAGACGTGCCAGCTGA, 686393, 686465(+), GTGATATTGGTCATGCCCGCCCGCGCGAGGCAAGCATTTTGCCGGACGCGGGCGTCACGAGCGCAGAGCGATCCTGATGTCTCTATCCACTAG, 683349, 683442(+), ATGCTGTTCTCGCTGAAGAATCTGTTGGCTTCCAAGAAAAGTCTGAAGTCCTACTCCTGGTACATCTGGTACTGA, 683234, 683309(+), ATGAAGATGCTGTTCTCGCTGAAGAATCTGTTGGCTTCCAAGAAAAGTCTGAAGTCCTACTCCTGGTACATCTGGTACTGA, 683228, 683309(+), ATGTCGCTCATGAAGATGCTGTTCTCGCTGAAGAATCTGTTGGCTTCCAAGAAAAGTCTGAAGTCCTACTCCTGGTACATCTGGTACTGA, 683219, 683309(+)</text:p>
          </table:table-cell>
          <table:table-cell table:formula="of:=LEFT([.J176];FIND(&quot;),&quot;;[.J176])-1)" office:value-type="string" office:string-value=", GTGCCATCCCATCCGCAATCCAGCGCCAGCCGGATACGCGTGGTGCCCAACGCGGCCAGACGTGCCAGCTGA, 686393, 686465(+" calcext:value-type="string">
            <text:p>, GTGCCATCCCATCCGCAATCCAGCGCCAGCCGGATACGCGTGGTGCCCAACGCGGCCAGACGTGCCAGCTGA, 686393, 686465(+</text:p>
          </table:table-cell>
          <table:table-cell table:formula="of:=MID([.J176]; FIND(&quot;),&quot;;[.J176]) + 1; FIND(&quot;),&quot;;[.J176];FIND(&quot;),&quot;;[.J176])+1) - FIND(&quot;),&quot;;[.J176]) - 1)" office:value-type="string" office:string-value=", GTGATATTGGTCATGCCCGCCCGCGCGAGGCAAGCATTTTGCCGGACGCGGGCGTCACGAGCGCAGAGCGATCCTGATGTCTCTATCCACTAG, 683349, 683442(+" calcext:value-type="string">
            <text:p>, GTGATATTGGTCATGCCCGCCCGCGCGAGGCAAGCATTTTGCCGGACGCGGGCGTCACGAGCGCAGAGCGATCCTGATGTCTCTATCCACTAG, 683349, 683442(+</text:p>
          </table:table-cell>
          <table:table-cell table:formula="of:=RIGHT([.J176];LEN([.J176]) - FIND(&quot;),&quot;; [.J176]; FIND(&quot;),&quot;; [.J176]) + 1))" office:value-type="string" office:string-value=", ATGCTGTTCTCGCTGAAGAATCTGTTGGCTTCCAAGAAAAGTCTGAAGTCCTACTCCTGGTACATCTGGTACTGA, 683234, 683309(+), ATGAAGATGCTGTTCTCGCTGAAGAATCTGTTGGCTTCCAAGAAAAGTCTGAAGTCCTACTCCTGGTACATCTGGTACTGA, 683228, 683309(+), ATGTCGCTCATGAAGATGCTGTTCTCGCTGAAGAATCTGTTGGCTTCCAAGAAAAGTCTGAAGTCCTACTCCTGGTACATCTGGTACTGA, 683219, 683309(+)" calcext:value-type="string">
            <text:p>, ATGCTGTTCTCGCTGAAGAATCTGTTGGCTTCCAAGAAAAGTCTGAAGTCCTACTCCTGGTACATCTGGTACTGA, 683234, 683309(+), ATGAAGATGCTGTTCTCGCTGAAGAATCTGTTGGCTTCCAAGAAAAGTCTGAAGTCCTACTCCTGGTACATCTGGTACTGA, 683228, 683309(+), ATGTCGCTCATGAAGATGCTGTTCTCGCTGAAGAATCTGTTGGCTTCCAAGAAAAGTCTGAAGTCCTACTCCTGGTACATCTGGTACTGA, 683219, 683309(+)</text:p>
          </table:table-cell>
          <table:table-cell office:value-type="string" calcext:value-type="string">
            <text:p>, AARRAS*, 686393, 686465(+), PDVSIH*, 683349, 683442(+), SWYIWY*, 683234, 683309(+), SWYIWY*, 683228, 683309(+), SWYIWY*, 683219, 683309(+)</text:p>
          </table:table-cell>
        </table:table-row>
        <table:table-row table:style-name="ro1">
          <table:table-cell office:value-type="string" calcext:value-type="string">
            <text:p>KOG90001.1</text:p>
          </table:table-cell>
          <table:table-cell office:value-type="float" office:value="918562175" calcext:value-type="float">
            <text:p>918562175</text:p>
          </table:table-cell>
          <table:table-cell office:value-type="string" calcext:value-type="string">
            <text:p>Streptomyces varsoviensis</text:p>
          </table:table-cell>
          <table:table-cell office:value-type="string" calcext:value-type="string">
            <text:p>Streptomyces varsoviensis strain NRRL B-3589 P027contig199.4, whole genome shotgun sequence</text:p>
          </table:table-cell>
          <table:table-cell office:value-type="float" office:value="918562175" calcext:value-type="float">
            <text:p>918562175</text:p>
          </table:table-cell>
          <table:table-cell office:value-type="string" calcext:value-type="string">
            <text:p>1503..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049-2593']</text:p>
          </table:table-cell>
          <table:table-cell table:number-columns-repeated="2"/>
          <table:table-cell table:formula="of:=LEFT([.J177];FIND(&quot;),&quot;;[.J177])-1)" office:value-type="string" office:string-value="" calcext:value-type="error">
            <text:p>#WERT!</text:p>
          </table:table-cell>
          <table:table-cell table:formula="of:=MID([.J177]; FIND(&quot;),&quot;;[.J177]) + 1; FIND(&quot;),&quot;;[.J177];FIND(&quot;),&quot;;[.J177])+1) - FIND(&quot;),&quot;;[.J177]) - 1)" office:value-type="string" office:string-value="" calcext:value-type="error">
            <text:p>#WERT!</text:p>
          </table:table-cell>
          <table:table-cell table:formula="of:=RIGHT([.J177];LEN([.J177]) - FIND(&quot;),&quot;; [.J177]; FIND(&quot;),&quot;; [.J17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ELQ78982.1</text:p>
          </table:table-cell>
          <table:table-cell office:value-type="float" office:value="440615803" calcext:value-type="float">
            <text:p>440615803</text:p>
          </table:table-cell>
          <table:table-cell office:value-type="string" calcext:value-type="string">
            <text:p>Streptomyces rimosus subsp. rimosus ATCC 10970</text:p>
          </table:table-cell>
          <table:table-cell office:value-type="string" calcext:value-type="string">
            <text:p>Streptomyces rimosus subsp. rimosus ATCC 10970 contig00204, whole genome shotgun sequence</text:p>
          </table:table-cell>
          <table:table-cell office:value-type="float" office:value="440615803" calcext:value-type="float">
            <text:p>440615803</text:p>
          </table:table-cell>
          <table:table-cell office:value-type="string" calcext:value-type="string">
            <text:p>8097..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TCGGGTCGGGGGAGTGCAGTACGGGCCGGATCAGCGAACCGTTCCCGCCTCCGGCCCGCCGGTCATCATCCCGGCCGCCACCAGGCTGACCACCGTCAGCGCCACGGCGGCCCAGAACGCGAGCTGCACGGCGTGCAGCGAGGCCGCGGCGCCGCCGGGCCCGGCGGCGTGGAGGTAGACACTGCCGAGAACCGCCACGCCTAGGGTCGCGCCCAGCTGCTGGACCGCGTTCAGCAGCCCGGCGGCCGAGCCGATTTCCTGCGGCCGCAACGGCCGTAGCGCGACGGTGAAGAACGCCGGGGTGAAGAGGCCGACTCCCAGGCCGACGACCGCGAGTGCAGGAAGCAGTGGTGCGGGGTAGGCCGTCGGGTCCGCGGTGCGGTACACGGCGATGGCGGCCAGCGCGCCGGCCAGGAGCACGGCGAGCCCGAGCGGCATCGTCCGGTGCCCGAAGCGCGGGACGAGGCGGGCACCGGCCGCCCAGGACGCCAAGGCCAGACCGGCCGACCACGGTGCCAGTGTGAGCCCTGCCGCCAATACGCCCACGTGCAAGCCCAGTTGGAGCTGGAGCACGATCACCATCATCAGGCCGTTGGTCACCGCGAAGAACGAGGCCGAGGCCACCAGCGCGGCCGGGAAACCGCGGTGTGCAAATAGGCTCGGCTCCACCAGCGGGCTGCGCCCGGCGGCGACGGCGCCGCGCTGGTGACGTACGAAGACGGCCATCAGCATCAGCCCGGCCCCGATGGAGGCCCAGTTCCACCCGGACAGTGCGGCGAGGTCGGCCCCGATCAGCGGATGGACGATGAGCCCGACGCCCGCCATGGCCGGCAGGGTGCCCGTCAGATCGAGGGTGGGGCGCCGCGGGGCGCGGTGGTCCACCAGCTTGGGTGCCAGGGCGAGGACGAGCAGCGACAGGGGGACGTTCACCAGGAACGCCGCCCGCCAGGACGAGCCGAACAGGTCGGCGTGGGTGAGGAAGCCGCCGAGCACCGGCCCGCAGACGGCGGCGAGCCCCATCACCGGGCCGATGGCGCCCAGGGCGCGGGCCAGTTCCGCACCGGCGAACATCGCTTTGATCAGGCCGATGGTCTGCGGAATGACCAGGGCCGCCGCGGCCCCCTGCGCCACACGGAAGGCGATCAGCGCGCTGGTGCCGGGCGCCAGGGCGCAGGCGACGGACGCAAACAGGAAGCCGGTGACGCCGCCGACGAACACCCGACGCCGCCCGGCGATGTCGCCCAGGCGCCCACCGGTGATCAGCAGCACCGCGAACGGCAGGGTGTAGGCCGTCGTGAACCACTGGACGTCGGACACCGGGCCGGCCCAGATCGGCGTGTACGGCCGGCGCCGCGACCTGCACGATGGTCGCGTCCAGCAGGTTCATCGCCTCGGCGAGCAGCAGGGCGGCGAGCGCCCACCACCGCCATCGGTACGCCGCCCCGGGCGGCGCGAGCACACGCTCAGCGGTCATCGGAAATCCCCTCCACCGTCGTCGACGCCTCGGCCCCGGGCGGAGGGCCCGGGGCCGGTCGCGGACCAGCGTGGAAGGCGGCACCCGCGGGTCGCAGTCACCGCCGGGCAAGTGGCGTTATCCGCCTCCGAGGGCGGTCGCGGCGGCGATTTCCCACGCGGGGGCGCGCGTTCCGTACACCCCGGCCCTTCGCCCCCGTTCGGCGGCGAAACCCCCAATACCCTGAATTTACGGTGACCTTGACCACATTGACGTACCTTTCGCCGCTGGGCTTCACTTTGCCCTGACGAAAAGCGGAAAGCCGGATTCAGTGGCGGAGCAGTGTTTTTCCGTGTCCCGGTCCGCCGGAGTCG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ACAGGGCCGGCCCATCAGCCGCCCCGAATCCTCCGCGGTCATGCGGGCCGTTTCCCTGGACGTGCGCGCGGCACTGGAAAAGCCCGACGGGAAAGGCGGCCCGGCGGCCGATCTGTCGGGGGAATGGCCGCGGGTGGCACACCTTTATCTGCGGGACCTGGTTTTCGGGTCCGATCCGATGCGGCTGCGCGTACTCGTGGACCGCAAGCTGGAATGGACGCCCAAACTGACGTGGACCGTGATCGCGGCGGGCGCGGCGCTGCCGGGCTGCCCGGGGGCCGGTGCGCCGGTGTCCCGGCTGGCGGGTCTCGCCGCCGCCGCGGCCGGTTACGGGGACCGGCGGTACGCGATGGGCCTGTACCGGCGGGCGGCGGCACCGGTGTGCTTCACCGTGTCCACGCTGGTCGCCAACGCCCTCTGGCTCGGGTCGCCCTTCGAGGACCACATACCGAACCGTCACATCCTGTACGAGTCGATGCGGCTGCTGCCGCCTTCGTGGAACCTCCTGCGCGT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CGGCGTCACCCCGTGGATGACCTGGGCGCCGTACGCGACGGCCACTCCCGGACCGGCGTCGGTCAGCCACCGGCTCTTGCGCGGCGCGCTCAGCCATTGCGGCGTCTGCTCGTGGGCCGCGGGGCCGTGCGGCAGGCTGCGGCTCATCGGGGTGCCCGGCTCGTACCCGTCGGCCGCGCCCAGCAGTGTGTCGGTCCAGGGCGCGCTGTCCGACGTGGTCTCGATGTAGAAGCGGCCGCCTTCGGCCGCGTCCGCGATCGTCACGCCGATCCGGCCGATGCGCCGGGGCGGGGTCCGCGGGCTGCTG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CACGTGTGTGCGCCCTGCGGGTGCCGGGC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CTGACCAGCGTGGGAGCGGCCCGGGAGGCGGAGTTGGCGAAGGTGCGGGCCATGACCGCGTGGCGGCGGCTGTGGTGGGAGGCGACGGCGGTCGGCCGTACGGTGCGGACCGCGGTACGGCACTCAGGC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CGGGAGTCCGCCGAACTGCTGCGGACGATGGCCG</text:p>
          </table:table-cell>
          <table:table-cell office:value-type="string" calcext:value-type="string">
            <text:p>, ATGAAGCTCATCAACTCCCTCAAGAAGAAGATGAAGGCGGAGAAGAGCCTGAAGGCCTACGCCTGGTACATCTGGTACTGA, 7966, 8047(+)</text:p>
          </table:table-cell>
          <table:table-cell table:formula="of:=LEFT([.J178];FIND(&quot;),&quot;;[.J178])-1)" office:value-type="string" office:string-value="" calcext:value-type="error">
            <text:p>#WERT!</text:p>
          </table:table-cell>
          <table:table-cell table:formula="of:=MID([.J178]; FIND(&quot;),&quot;;[.J178]) + 1; FIND(&quot;),&quot;;[.J178];FIND(&quot;),&quot;;[.J178])+1) - FIND(&quot;),&quot;;[.J178]) - 1)" office:value-type="string" office:string-value="" calcext:value-type="error">
            <text:p>#WERT!</text:p>
          </table:table-cell>
          <table:table-cell table:formula="of:=RIGHT([.J178];LEN([.J178]) - FIND(&quot;),&quot;; [.J178]; FIND(&quot;),&quot;; [.J178]) + 1))" office:value-type="string" office:string-value="" calcext:value-type="error">
            <text:p>#WERT!</text:p>
          </table:table-cell>
          <table:table-cell office:value-type="string" calcext:value-type="string">
            <text:p>, AWYIWY*, 7966, 8047(+)</text:p>
          </table:table-cell>
        </table:table-row>
        <table:table-row table:style-name="ro1">
          <table:table-cell office:value-type="string" calcext:value-type="string">
            <text:p>EGD08844.1</text:p>
          </table:table-cell>
          <table:table-cell office:value-type="float" office:value="325537098" calcext:value-type="float">
            <text:p>325537098</text:p>
          </table:table-cell>
          <table:table-cell office:value-type="string" calcext:value-type="string">
            <text:p>Xanthomonas vesicatoria ATCC 35937</text:p>
          </table:table-cell>
          <table:table-cell office:value-type="string" calcext:value-type="string">
            <text:p>Xanthomonas vesicatoria ATCC 35937 XANTHO5DRAF_Contig11, whole genome shotgun sequence</text:p>
          </table:table-cell>
          <table:table-cell office:value-type="float" office:value="325537098" calcext:value-type="float">
            <text:p>325537098</text:p>
          </table:table-cell>
          <table:table-cell office:value-type="string" calcext:value-type="string">
            <text:p>21726..22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1726-22766']</text:p>
          </table:table-cell>
          <table:table-cell office:value-type="string" calcext:value-type="string">
            <text:p>GGTCTGGCTGGATCGCATTGCCGCGATTTCCGGAGGGTCGCAAAATGCCGGGCGGCTCGGTCTGAGAGGCCATCTGGATGCCGCATTGGCACAGAAAAAAGCCAATACGCCGATCACCGCCAGCTTCGTCATCTACGATCTACCGGGCCGCGATTGTCACGCGTTGGCATCCAATGGCGAATTGCCGCTGACCCCGGCGGCGCTGGAGCGCTACAAGAAAGAATATATCGACGTCATTGCGGCGATTTTTGCGGATCCCAAGTACAAGGATATCCGCATCGTCAATGTGATTGAGCCCGATAGCCTGCCGAACCTGGTCACCAATTTGAATGACATGCGTTGCGCGCTGGCCAACTCCACGGGCATTTACGAGGAAGGCATCAAGTACGCGCTGAATAAACTGCATGCTGTTCCAAACACCTACAACTACCTGGATATCGGTCATTCTGGCTGGTTGGGCTGGGATAGCAACCGCGGCCCGTCGATTTCGCTGTATACCCGCGTGGTACAGGGAACAAGCGCGGGGCTGGCAAGCGTGGATGGCTTTGTGACCAATACCGCCAATACCACGCCCTTGAACGAGCCCAATTTGCCCAACCCCGAGTTGAGCGTGAACGGGCAGCCGATCAAATCGTCGAAATACTACGAATGGAACCCGTATTTCGACGAGACCGATTTTACCCAAGCCTTGTACAACGGGTTTGTCGGCGCGGGCTGGCCCAGCACGATCGGTTTCATCATCGATACTGGTCGTAACGGGTGGGGCGGACCGAATCGTCCGGCCGGCGCGTCCGGGAGCGACATCAATACCTACGTCAATACCGGCCGCATTGATCGTCGCCTGCATCGTGGCAACTGGTGCAATCAGAGCGGGGCAGGGATTGGTGCGCTCCCCACCGCAGCGCCGGGACCGCATCTTCATGCGTATGCGTGGGTCAAGCCGCCGGGCGAATCCGATGGCTCCAGCACCCTCATTTCCAACAACGAGGGTAAAGGCTTCGACCGGATGTGCGACCCGACCTACACTACGGCCGATGGCGTGTTGACCGGCGCGCTGGCCGGCGCGCCAATCTCCGGTGCCTGGTTCCACAATCAGTTTGTCGAGCTGGTGAACAACGCGTACCCGGTGATCGCAACCGCAGGCACTGCAGTGGCCACGGCCGCACTGCGTGCACCGGCCGCGGTGCCGAGCGCGACGCGCGGCCTCACTGCCACTGTTGGCAATAGCCAAGTCAAGCTGAGCTGGTCGCCGGTGCCGGGGGCAATCAGCTACACGGTGCAGCGTCGCGCAGGTGTCACGGGTGCATTTACGCCAGTTGGTTCAAGCGTTGCCGCATCGTATGTCGATCGGTCCGTCACCAATGGCGCGGACTACGACTACGTGGTGACAGTGAACAGCATGGCCGGGAGCAGTACGCCATCGGCTGTCGTGCGTGCCAAGCCGGTCGAGTGATGCGGCCGGATGGATACCGGCGAGGCCGGTGTCCATCCGTCGCGGACGGCACAGGTGGCGGCGACGACACCCATCGTTGTGATGACCCGATGGCGCGTTGAACCCATGGCGGCAATCTGGCCGCCATGGTCGTTTGTACTGAGTGCGAAGTCATGTACGTGAAAGCGCGTATTGCGGCAATGCGGTTGCTGCAGGGTGACGAATCTGTGCGCGCTCGCAAGGTTCCTGGCTGATCGCTAGGCGTAGCTTGGTTTGGCGAGCGCGACCATGGCCGCTCGCGTCACGCGTCACCGATTGTGCGAATGCCCATCAGGGCGCACCAAACCACTCCCCAAACAGGATGTCGCTCATGAAGATGCTGTTCTCGCTGAAGAATCTGTTGGCTTCCAAGAAAAGTCTGAAGTCCTACTCCTGGTACATCTGGTACTGAGCACGCCGGCAAGCGCGGCCGAAACCGCCTTGTGTGTCGTGTGATATTGGTCATGCCCGCCCGCGCGAGGCAAGCATTTTGCCGGACGCGGGCGTCACGAGCGCAGAGCGATCCTGATGTCTCTATCCACTAGCGCTGACTTGGGCCGGGCGACTGTTTTCGCGCCGCGTTTGCTGGCGCTGCTGCGCGAGCATAGAGGCAAGGACGTCTTTCGACTGGATGGAGATACCGTCGGTGTTGCCGGCCCTCTAATGACGCATCGTTTGCTCGCTGCGCGTCCTGCGACCGAAGCCGAGCGGCCGACCTTCAAGCCGCTGCAGGGGCGATCGATTGCTCGCACGCACGCGTCCAAGCTGATGCAGGCAATCGGGCGCGATGTGCGCGAGGCATTGAAGCGTCCCATCCCGGTAGACGTGGATCTGACCGGCTCGTGGCCGCATGTGGGGCACGCCTATTTGCGCGATCTGCTGCTGGGTGGCGACCCGCTGCGGTTGCGCATGTTGATGGACCGCATCCTGGAGCTGACGCCCAAGCTGACCTGGGCACTCATCGCGGCCGGTGCAGTGAGACCGCTTGCGCTGCAACCCAACGCGTCGGCACTTGCGGCAGTGACTGCCGCAGCAGACGGCTACGATGCACGTCGCTTCGCCATGGGGTTGTATCGAAGAACCGCCGCGCCGGTGTGCTTCACGATTTCCACCTTGGTCGCCAACGCACTGTGGCTTGGAGCACCGTTCGATCCGGACATTTCCAGCCGCACGATCGTCTACGAGTCGCTGCGTCTGCTGCCGCCATCCTGGAATATCCTGCGCAACGCATCGCCGGAGTATCCGCTACTCGATACCCGTATCGGCGCGCAAGACGATGTATTGGTGCTGCCGCTGCTGAGCCATCGCGACCCTGCGCTGTGGGACGCACCGGATGAATTTCGCCCACAGCGCTGGAATCAGCTGGATCCGGATCATCAGTCTGGGTATTTCCCGTTCGGTCACGTGTCGGAGCGCTGTTGGGGCCGGCACATGGTGATGCCCCTGGCGGAACAGTTGCTGGATATCCTGCGCAATCAGGGAGCGACCGTCAGCCCGCGGCAGCGCCAGGCACAGGTACCGTTGGCTGGATTGCTCGGGGTCTCTCAGGTCGATGTCGTGCGTGGTTAGTGGATGCAGCTTGCTGACCTGCGTGCATGCGGCGGCGAGTGGGCTGCATCGGCGTCGGTAGACAGTGCGAATGACCGTGTCGCCCATCGCAGGCGCACACTTCCACGGCATCCAGGCTCAACCAATTCGCTGCACGCTGGTGCGTCAACGCATCACTCCTTGGGCGGCGCTGCCGTCGAGCCGCGCTTGACCACGGTGTACTTCATCACCTGATGCACGCCCTGTGCGGCATCGCCCTTGCGGCGCTGGCGAATCGCATCTGCCAGCAACGACACTGCCGCGCGTCCCATCGCGGCGACCGGTTGATGCACGGTGGTAAGTTCGGGCCAGATGGTGGTGGCCACCGGCGTGTCGTCGAAGCCGGCCACTGAGACATCCTCGGGCACGCGCAGGCCCAGTCCGTGCGCAACCGCAACTGCGGCGGCCGCCATGTCGTCGTTGCTGCAGAAAATGGCGGTCGGTGGCGTAGGTTGGGCCAGCAGGCTGCGCGCAGCGAGTAGCCCGGAGTGATACGTAAACAGTCCCTCGGCGATCAGGTTCTCTGCAATCGCCAATCCTGCAGCCTGCAGGCTGTCGAGATAGCCGTTGGCGCGCAGCGCACTCGGTGTGTGTTTGGGGTCGCCCTTGATCAGCGCGATGCGGCGGTGCCCAAGTTCGATCAGATGCGCGACGATGGCGCGCGCGGCCTGGTAGTCATCAATGCGGACCGAGCTGATTTGCGCCATCGGTGCGCCGCTGGCCACCGCCACCACCGGGATGCCGCGCGCATCCAGTTCGCTGATGGTCTGGCGCGAATCGCACAACGGCGGTGGCAGGATCACCCCATCCACGCCGGCGGCCAGCAAGCGCTCCGTCGCGGCGCGCTGGCTGCGGATGGCGCCGCACTTTTCCACCAGCACCTGGCTGCCGTTGAGGCTGCTCTGTTCGAGCAGCCCGAGCATGAATTGATTGAGGTAAGCGGCGCTGGGGTTGCTGTACAACACGCCGATGCGCAACAGGCCGCTGGTGCGCAGCGAGCGGCCGGCAAGATTGGGCCGGTAACCCAAGGCCTGCACCGAGGCTTCCACGCGCACCCGCATGTCCTGGCCGACATGCGGGTGCCGGTTGATCACGCGCGAGGCGGTCATCGGCGAGACGCCCGCATGTTTGGCGACGTCCAGCAACGTGGCCGCGGTATTCGCACTACGTTGCCGCTTGACCGCCATCGTGTGTGCTCGTCCTGGAGTAAAAACGCATTCGCAGCGCTGCGTTGCCAGATTACTCGTTCGGCGGTTGCACGGACTTGGCACGGCTGCCGAAATCGCCATCGGCTTCGGCTGCCAGATACGCAAACACGGTGTAGGCGGCAACGTTCTGCGCGAGCGCCTTCGGGTCGATCTTGTCCAGCGTGTCGTCGGCGGTGTGGTGCAGGTCGAAGTAGTCGGTGCCGTCTTGCGCCAGCCACGCCCACGCACCACCCTTGGCCGAGATCGGGCCCACGTCCGGGCCGGGGCCGCCCTTACTCGGCGCATACTCGATGCCCAGCGGTGCCAGCACGCCGGCAATCTGCTTGGTCGCCGCGCGCGAGGCATCCGGCGCTGCAGAGCCGGTGTTGAACGCGTAGATACGGCCCGCACCAAAGTCGCTCTCGGCGCCGATCTGATGCAGCGCCATGTCCTTGGCATCCTTGCCGTGCGCGGCGGCATAGGCCTTGCCGCCGTAGAGCCCTTGTTCTTCGTTGGCGAACGCAATGACGCGGATGGTGCGCTTGGGCGCCTGCTTGAGCTGGCCGATCAGATGCCCGGCGGCCATGGTGATGGCCACGCCAGCGCCATCGTCGATTGCACCGGTGCCCAGATCCCACGAATCCAGATGTCCGCCGATCACCACCATTTCCTTGGGCTTGCTGCGCCCGGTGATCTCGCCGATCACGTTGTACGAGGTCGCGGTGCCATCCCATCCGCAATCCAGCGCCAGCCGGATACGCGTGGTGCCCAACGCGGCCAGACGTGCCAGCTGAT</text:p>
          </table:table-cell>
          <table:table-cell office:value-type="string" calcext:value-type="string">
            <text:p>, GTGCCATCCCATCCGCAATCCAGCGCCAGCCGGATACGCGTGGTGCCCAACGCGGCCAGACGTGCCAGCTGA, 24693, 24765(+), GTGATATTGGTCATGCCCGCCCGCGCGAGGCAAGCATTTTGCCGGACGCGGGCGTCACGAGCGCAGAGCGATCCTGATGTCTCTATCCACTAG, 21649, 21742(+), ATGCTGTTCTCGCTGAAGAATCTGTTGGCTTCCAAGAAAAGTCTGAAGTCCTACTCCTGGTACATCTGGTACTGA, 21534, 21609(+), ATGAAGATGCTGTTCTCGCTGAAGAATCTGTTGGCTTCCAAGAAAAGTCTGAAGTCCTACTCCTGGTACATCTGGTACTGA, 21528, 21609(+), ATGTCGCTCATGAAGATGCTGTTCTCGCTGAAGAATCTGTTGGCTTCCAAGAAAAGTCTGAAGTCCTACTCCTGGTACATCTGGTACTGA, 21519, 21609(+)</text:p>
          </table:table-cell>
          <table:table-cell table:formula="of:=LEFT([.J179];FIND(&quot;),&quot;;[.J179])-1)" office:value-type="string" office:string-value=", GTGCCATCCCATCCGCAATCCAGCGCCAGCCGGATACGCGTGGTGCCCAACGCGGCCAGACGTGCCAGCTGA, 24693, 24765(+" calcext:value-type="string">
            <text:p>, GTGCCATCCCATCCGCAATCCAGCGCCAGCCGGATACGCGTGGTGCCCAACGCGGCCAGACGTGCCAGCTGA, 24693, 24765(+</text:p>
          </table:table-cell>
          <table:table-cell table:formula="of:=MID([.J179]; FIND(&quot;),&quot;;[.J179]) + 1; FIND(&quot;),&quot;;[.J179];FIND(&quot;),&quot;;[.J179])+1) - FIND(&quot;),&quot;;[.J179]) - 1)" office:value-type="string" office:string-value=", GTGATATTGGTCATGCCCGCCCGCGCGAGGCAAGCATTTTGCCGGACGCGGGCGTCACGAGCGCAGAGCGATCCTGATGTCTCTATCCACTAG, 21649, 21742(+" calcext:value-type="string">
            <text:p>, GTGATATTGGTCATGCCCGCCCGCGCGAGGCAAGCATTTTGCCGGACGCGGGCGTCACGAGCGCAGAGCGATCCTGATGTCTCTATCCACTAG, 21649, 21742(+</text:p>
          </table:table-cell>
          <table:table-cell table:formula="of:=RIGHT([.J179];LEN([.J179]) - FIND(&quot;),&quot;; [.J179]; FIND(&quot;),&quot;; [.J179]) + 1))" office:value-type="string" office:string-value=", ATGCTGTTCTCGCTGAAGAATCTGTTGGCTTCCAAGAAAAGTCTGAAGTCCTACTCCTGGTACATCTGGTACTGA, 21534, 21609(+), ATGAAGATGCTGTTCTCGCTGAAGAATCTGTTGGCTTCCAAGAAAAGTCTGAAGTCCTACTCCTGGTACATCTGGTACTGA, 21528, 21609(+), ATGTCGCTCATGAAGATGCTGTTCTCGCTGAAGAATCTGTTGGCTTCCAAGAAAAGTCTGAAGTCCTACTCCTGGTACATCTGGTACTGA, 21519, 21609(+)" calcext:value-type="string">
            <text:p>, ATGCTGTTCTCGCTGAAGAATCTGTTGGCTTCCAAGAAAAGTCTGAAGTCCTACTCCTGGTACATCTGGTACTGA, 21534, 21609(+), ATGAAGATGCTGTTCTCGCTGAAGAATCTGTTGGCTTCCAAGAAAAGTCTGAAGTCCTACTCCTGGTACATCTGGTACTGA, 21528, 21609(+), ATGTCGCTCATGAAGATGCTGTTCTCGCTGAAGAATCTGTTGGCTTCCAAGAAAAGTCTGAAGTCCTACTCCTGGTACATCTGGTACTGA, 21519, 21609(+)</text:p>
          </table:table-cell>
          <table:table-cell office:value-type="string" calcext:value-type="string">
            <text:p>, AARRAS*, 24693, 24765(+), PDVSIH*, 21649, 21742(+), SWYIWY*, 21534, 21609(+), SWYIWY*, 21528, 21609(+), SWYIWY*, 21519, 21609(+)</text:p>
          </table:table-cell>
        </table:table-row>
        <table:table-row table:style-name="ro1">
          <table:table-cell office:value-type="string" calcext:value-type="string">
            <text:p>WP_199110859.1</text:p>
          </table:table-cell>
          <table:table-cell office:value-type="float" office:value="1267749248" calcext:value-type="float">
            <text:p>1267749248</text:p>
          </table:table-cell>
          <table:table-cell office:value-type="string" calcext:value-type="string">
            <text:p>Collimonas sp. PA-H2</text:p>
          </table:table-cell>
          <table:table-cell office:value-type="string" calcext:value-type="string">
            <text:p>Collimonas sp. PA-H2 Ga0114272_11, whole genome shotgun sequence</text:p>
          </table:table-cell>
          <table:table-cell office:value-type="float" office:value="1267749248" calcext:value-type="float">
            <text:p>1267749248</text:p>
          </table:table-cell>
          <table:table-cell office:value-type="string" calcext:value-type="string">
            <text:p>2929302..2930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16-9554']</text:p>
          </table:table-cell>
          <table:table-cell office:value-type="string" calcext:value-type="string">
            <text:p>GCAAGCCCTGTTGTCGGCAATGGGGTGGCCCGACGTGCGCGCGATGGTTGTTCCGGAAGACCCGGGGCAAGGCGTGGTACAGCCCGAGTGGGTATTCAAGGGATTGGCTGACGCCCCTTCTCTGATTGAAGCGATGCGAGTGTGCGCTGCCCACTCCAGCGACGGCTGGGTGCATCTGGAAAGCGACCTGCGCGCGCATATGAATCCTACACGCATGGCTGCAGTCGCTCGCGTGGGTGAGCGTTTAGTGCAACGCCTGCGCCGCCAAGGTTATGGCCAGCCGCTGCAATGGGCTGCCTGAAGAGACGGATCCCGCTTTCAAGCCGCCTGCAAATGGTTGCGATTGCAGGCTGTCAATGACAGCAAGATGAGCGCGTCCCAGGGACATGGTCATCTTGCTTCATTTACTCTGGCCGCGACATGGCGAGCTGAAGCCAATTGACAAATGCCTGCACCGAGGGATCGCGCCGCGGCCCATGGCACAGATAGAAGGAGCGCGGACTCACCAGCCGTTCTTTTAATGGTGCGACCAACAGTCCTTCCGCTAACAGCGAGTCGACCAGCGGCGAGTTCCCCAGAGCGACGCCATGGCCCATGGTGGCCGCCTGGATCAGCTGATCCAGGTGGCTGAAGCGAAAACCGATATCGTTCAACTGCAGGTCGGCGCCCAGCTGCTCGAACCAGTAAGGCCATTGCAGCCATGGCCAGGCGTTTTGCGGATCGCCTAGATGCAATAAAGTGTGATGCTGCAAATCGTCCACGCAAGTCAACTTACGCCCGCTGCGCTGCAACAGCGCCGGGCTGCATACTGGAAACACCTCTTCCTTGGCAAGACAAATATCGCTGTCAGCTGAAATCATGTCCGGGGAACAGTAGCGAATCGCGATATCCACCACGCCTTGCTTGAGGTCGACCAGGCGATTGTCCGCGTCGATATGCAGTGCGACTTCGGGGCATTGGGCACGGAAACGAGCCAGCCTCGGCACCAGCCAAAGCGCTGCAAATGAAGTCGTGGTGGATACCTTGACGCCGCGCTGGGTGAACTCTTTGCGCAGGCTGGCTACCGTTCCCGACAGATGATTCAGCGACTCATTCACTGCTTCAAACAGCACTCGTCCCTGCTCGGTCAACTCTAATGCCCGATGGCGTCGCTCAAACAGCACCAGGCCCAAAGATTCTTCCAGCTTCTTGACCTGTCGGCTAATGGCCGATTGGGTGAGAAAAATCTCATCGCCTGCCTTGGAAAAACTCAGCTGCCTTGCCGCAGCTTCAAAACCGACCAACAAATCCAGGGGGGGAAGCCGTCGCGTCATATGGGGTAATCGTCCTTTTGGTGCAAATTGCTGCGGTTAGTAAGAAAAATGATTGGCAAATCGAGCAGCTGCCATTTGAGCGGAATTTTAAATTGCGTTGATCCCTAATACATCGTTTAGCAACGATTCTTGATCGCATATTACGTAGTAATTTTCACTAAAAAGACGATTACTCCTACTTGTAGGTGCGACAATTTAACATATGATATGTGGCAACATTTTTAAAAAGAACAGACCTGTCTGTTTTTTGTTACAAATCATGGATAATTGAAGCGCCTGCACTATCCATTTGGCGTGATTGTGGGATAGCATCCAATCGGCGGAAGTGATCCGGATTGCAACATGTCCCTCATGCCGTCGATGGTAAAACCCGCACTACTTGAGCATTCCATGCTGCCCGAAAGGCAGTCCACAACTAAAGGAAGGTGCTACTTATGAAAATTCTTTTCACTCTTAAAAATATGCTTACTCGCCAAAAAAGCCTGAAGGCATACGCCTGGTACATCTGGTATTGAACCTGCAAGCCATCACCTGATTTACAGGGATGCGGTTGGAGCTTCCAACCGCGTTCGGTGAAGCCCTGATCGGCCCGCCGGACGCGGGCCTCCACTTCATGGAGAGCATCGATGCCAAGTACTGGCAAGCACATTCGAACTACTGTTTTTACACCTAGGCTCCAGGCTCTTTTGCACGATCATCGCGGCGAGGAAGTGTTCCGGCTGGATGCGAACACCGTCGGTGTCGCCGGGACCGCATTGACCCACCAGATCCTCAGCGCCAGGCCGGCCACCGAATTCGAGCGGCCGACATTCAAGCCCCTCCACGGACGCTCCATTCCCCGCGCCGACGCTCTGAAATTGATGCAAGCGATCGGCAGCGATGTGAGGGCAGCATTGAAGAAGCCTGTATCCGAAACGGTCGATCTTGCGGGCGACTGGCCGCACGTCGGGCACGTTTACTTGCGCGATCTTGTTCTCGGTGGCGACCCGTACCGGTTGCGCATCCTCATGGACCGCATACTGGAACTGACGCCCAAGCTGACCTGGGCGCTCATCGCCGCTGGAGCGGCGCCATCCGTCCGGCTCCAACCGGAAGCATCCGCCATCGCGAAACTGACCGCCAGCGCCTCGACTTATAACGACCGCCGCTATGCCATGGGAATGTATCGCCGCACAGCCGCCCCGGTCTGTTTCACCATCTCCACGCTGGTCGCCAACGCACTCTGGCTCGGATTGCCATTCGACAAAGACACCTCGAACCGCAACATCCTGTATGAGGCCCTGCGGCTGCTGCCGCCGTCCTGGAACATCTTGAGGAACGCGTCCCCCGAGTACGCCGCCCTCGATTCCCGGATCGGTCCCGACGACGATGTCCTGATCTTGCCGCTTCTCAGTCACCGCGACCCGGCAATCTGGGACGACGCCGATGAGTTCCGTCCCGAGCGCTGGGAGAGCATCAACCCCAGCGAGCAGCCCGGCTACCTTCCTTTCGGCCACACCTCCGAACGCTGCTGGGGACAGCATATGGTGATGCCCCTGGCCGAGAGGCTTCTCGATATCCTGCGCAACGACGGCCTTGCCGTCAGCCCGCGGCAAATTACGGCTGAAGTACCGCTTGCCGGCCTGCTTGGCGTCTTCCAGGTCAAAGTCGTCCGGCAATAAGGTGAAGTTCCTTTGCTTGCGAAGTTGACCATATCCGCTTGATCCAGCCGCCGCTGCCGCTCCCAGGCAGCACCCGGCTGGTACGATCCCGCAAAGCCGGGCGCGCATAGATCGACAGCGATCTGTTTCGCGCTGCGGCGCCGCTTACCTCGAGCCATCTGTGCTGCCGAGGGACTGTTCCTGTCACTTTGCGTAAATCCTATCAATTTTGACAGTTGTTCAAATATGAATTGAGGAACAATCTTGCTGCGGACTTCATGTTTGCGGAGCAGCAGATATGCATATTGAACGTTGGAAAAAAGATAAATATCTCGCCCCGTCTTCCCACCTGAACTCTGCCTTACCTTGATGTCTCAGTACCAGCCTGGATGTCGGATAAACATCTTGGCACGCTACCGCCACCGCCATTACATTAGCGGATCGTGCCGCCGTCTCAAGATTGCCGGAACTCCAGGCAGTAACGTGTATTCCTTTGTCTTCACAAGCCTTACCTTTCTTAACGAAGTTGATGCGAGGAGAAACAATGCGAGCTTCACAAATACGGCGTCATCTTGGCAGCGCAGCGACAGCGTTGCCCCGTACCGCGTCACGTGCGTTAACCGCGCAAGACGGTGCCAGCGAATTCTTGCTCAATCTTGAATTCTCGCCGCGCGACTATGTCGCCTACCTGCTTTCAATCGATGCGGAAATCGAACACTGCCTGATGGTGCAGTACCTGTACGCGGCCTATTCCCTGGGCGGACCTCAGGTGCCGCCGGTGTTTCGCGATACGGTACGCAACTGGCAAGAGGTGATTCTTGGCATTGCCAAGGAAGAGATGGGGCATTTGATCTCTGTGCAAAATGTGCTGCGGCTGATTGGCGCGCCGCTGCACTTCGAGCGCGAAGATTACCCGTGGGATGTGCCGTTTTACCCGTTCCCGTTCATGCTGCAGCCGCTGACCCTGGATTCGCTTGCCAAGTATGTGTACACGGAAGCGGCAGTGGGCTGGAATGGCGGCGCCCTGGGCGATGAAATCAGGGCGCGGGTCGCCACCCAGACTTCGAATCCGCACCAGGTCGCGGAATTATTCGACACGCTGATTCCGCTGGTGGAAGACCCGCTGTATCTGCCCGACTATGTATTCCAGCCCGACACTTTTTCATGCCAGGCTAATTTCGCCGAATGGGGGCGGGGCTACCAGGGCGGCAACCGCGGCAACAGCGAAGGCAGGAGCGTAGGCAAGACGCCGGACGTGCTGGTGGTCCCTGTGACTTGCCGCGACGATGCGGTGAACGCCTTGAAGGCAATCGCCAAGCAAGGGGAAGCCCCGCATGGATCGGAACCGTCGCATTTTGTGCGGTTTTTGCGCGTGTACGTTGAAATGCGCGCGGCGCAGAACAATCAACCCTGCAGCCTTGAGCAGTGGAACAATGCGCGCCCGGATGATTTCCTGGCGGATGCATGGGCGCACTCCTACCCTGACATCGGCGCGGCGCTCCAGGCCAGCCACGGGACATGGAGTGCATCGCGCCCGGTTGCGATCAATCCCTATGTGTCGCTCGATACCGACGAAGAGCCGGAGCAAGGGGGCACGCCGGCTACGGCAATCACCGATCCGGAATCGGCACTGTGGGCGACGCTGCACAATGTGCGCTATCGCATGCTGCTGACCTATCTGATCCACAGCTTCACGCTGTACGGCGGCTTGAATGCAGCGGGATTGATCACGCCACGCGGCACAATTGTGAATGCTACGTTCGGGGAAATGTATAACCTGCGCGCCATCTCGGAAGTCCTGATGCAATCCCCGGTTTCTGCGACGGATCCCAATGCAGGATTCGCCGGTCCGCCATTCCAGATGCCCTACACACTGAACAGCCCGTTCGGTGAAGCCGACCGCTGGATCGGTCATCTCGACCTGCTCACCGCTTCCGAGGGCTTGATTGCGGCCCTGCTGGCGACCAGCAGCCCGGCCCGGCATGCCTACCTGCACAGTTTGCGCGAAGCGGATAAAAGCA</text:p>
          </table:table-cell>
          <table:table-cell/>
          <table:table-cell table:formula="of:=LEFT([.J180];FIND(&quot;),&quot;;[.J180])-1)" office:value-type="string" office:string-value="" calcext:value-type="error">
            <text:p>#WERT!</text:p>
          </table:table-cell>
          <table:table-cell table:formula="of:=MID([.J180]; FIND(&quot;),&quot;;[.J180]) + 1; FIND(&quot;),&quot;;[.J180];FIND(&quot;),&quot;;[.J180])+1) - FIND(&quot;),&quot;;[.J180]) - 1)" office:value-type="string" office:string-value="" calcext:value-type="error">
            <text:p>#WERT!</text:p>
          </table:table-cell>
          <table:table-cell table:formula="of:=RIGHT([.J180];LEN([.J180]) - FIND(&quot;),&quot;; [.J180]; FIND(&quot;),&quot;; [.J18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97481638.1</text:p>
          </table:table-cell>
          <table:table-cell office:value-type="float" office:value="1830604530" calcext:value-type="float">
            <text:p>1830604530</text:p>
          </table:table-cell>
          <table:table-cell office:value-type="string" calcext:value-type="string">
            <text:p>Collimonas pratensis</text:p>
          </table:table-cell>
          <table:table-cell office:value-type="string" calcext:value-type="string">
            <text:p>Collimonas pratensis strain PMB3(1) 743400049, whole genome shotgun sequence</text:p>
          </table:table-cell>
          <table:table-cell office:value-type="float" office:value="1830604530" calcext:value-type="float">
            <text:p>1830604530</text:p>
          </table:table-cell>
          <table:table-cell office:value-type="string" calcext:value-type="string">
            <text:p>74508..75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758-6126']</text:p>
          </table:table-cell>
          <table:table-cell office:value-type="string" calcext:value-type="string">
            <text:p>GCTGACGTCCCGTCTCTGATGGAAGCGATGCGCGCGTGTGCTGCCCAATCCAGCGACGGCCGCGTGCACCTGGAAAGCGACCTGCGCGCGCACATGAACCCGACACGCATGGCTTCAGTCGCGCGCGTGGGTGAGCGTTTAGTGCAACGCCTGCGTCGCCAAGGTTATGGCCTGCCTTTGCAACGTGCTGCCTGAGGTGGCAAATCCCGCTTGCGGGCCGCAATGACACCAAGATGATTGCGTCCTGCGGACGTAATCATCTTGGCTTGCTTATTCTGGTCGTGACATGGCGAGCTGAAGCCAATTGACAAAAGCCTGCACCTCGGGATCGCGACGCGGTCCGTGGCACAGATAGAAGGAGCGAGGGCTCACAAGCCGCTCTGTCAGCGGTGCGACCAGCAGGCCTTCTGCGAGCAGCGAGTCAACCAGCGGTGAATTTCCCAGCGCGATGCCATGGCCCATGGTGGCTGCCTGGACCAGCTGATCCAGATGGCTGAAGCGAAAACCGATATCGTTCAACGGCAGATCGGCGCCCATCTGTTCGAACCAGTATGGCCATTGCAGCCATGGCCATGCATTTTGCGGGTCGCCCAGATGCAATAAGGTGTGATGCTGTAAATCGTCGATGCAAGTCAGCTTGCGCCCGCTGCGCTGCAATAGCGCCGGACTGCACACCGGAAACACTTCTTCCTTGGCGAGAAAAACGTCGCTGTCGGCGGAAACCATGTCCGGCGAAGTGTAGCGGATCGCGATATCGACTACGCCTTGCTTGAGGTCGACCAGGCGATTATCCGCATCGATATGCAGTGCGACTTCGGGACATTGCGCACGGAAACGAGCCAGTCTCGGCACCAGCCAAAGCGCTGCAAATGAAGTTGTCGTGGATACTTTAACCCCGCGCTGGGTGAATTCCTTGCGCAGGCTGGCGACCGTTTCCGACAGGTGATTCAGCGACTCGTTCACTGCTTCAAACAGTACGCGCCCCTGTTCCGTCAGTTCTAATGCCCGATGGCGTCGCTCAAACAGCACCAAGCCCAAAGATTCTTCCAGTTTTTTGACCTGGCGGCTGATTGCGGATTGCGTGAGGAAAATCTCGTCGCCTGCCTTGGAAAAACTCAACTGCCTTGCCGCCGCCTCAAAACCGACCAGCAAATCCAGGGGGGGAAGCCGTCGCGTCATATGGGGTAATCGTCCTTTTGGTGCAAATTGCTACGGTTGGTAAGAAAAATAACCGGCAATTCAAACAATTGCCGTTTAAGTGAAATTAGGGGAATTCTAAGTTGCGCTCATCTGCAATACATTGCTCCGCGCCGATTTTTGATCGCGCATTACGTATTGACTTTCACCAAAGGGACGATTATTCCTGCACGGCAAGTGCAGTAATTTAACATACCAAATCTTGTCATATTCCAGAAAAGTACAGACCTGTCTGTTTTTTGTGACAAATCATGGATGATTGAAGTACCCGTGCTATCCGTTTGAGGCGATCATGCAAAACCTCGCGATGGCGCGCGCCTGCTGGCTGAGTGTGCAATTCTGAGGAACTGCTGGCCGAGCGTGAGATGGAACAAGTGGTAAAAATATTGCGCCAAGGCAATTGCAGAGGCTGCGATTGTGGGATAGCATTGATTCGACGGGAGTGATCCTGATGTCGACACTTCCCTCATGCCATCAATGGCTACCCCCGTACTACCTGAGCATTCCATGCTGCCCAAAAGGCAGTTCACAATTAAAGGAAGGTGCTACTGATGAAAATTCTTTTCACTCTTAAAAATATGCTGACACGCCAAAAAAGCCTGAAGGCATACGCTTGGTACATCTGGTATTGAACCTGCAGGCCATTGCCTGATTGCAGGGATGCGGCTGGAATTTCCAGCCGCGTTCGGTGAAGCCCTGATCGGCCCGCCGGACGCGGGCCTCCGTCTCATGGAGACCATTGATGTCGAGTGCCGCAAAGTACACACGAACTACCGTTTTTACGCCCAGGCTTCAAGCTCTCTTGCACGATCATCGCAGCGAAGATGTTTTCCGGCTGGATGAGAACACTGTCGGTGTCGCCGGGTCCGCTTTGACCCACCAGATCCTCAGCGCCAGGCCAGCCACAGAAATCGAACGTCCGACATTTAAACCCCTGCACGGACGTTCCATTCCCCGCAACGACGCTTTGAAGCTGATGCAAGCGATCGGCAGCGATGTGCGGGCGGCATTGAAGAAGCCTGTATCCAAAACAGTCGATTTCTCGGGCGAATGGCCGCGCGTCGGGCACGTTTACCTGCGCGATCTTATTCTCGGCGAAGATCCATATCGGCTGCGCTTCCTTATGGACCGCATATTGGAATTGACGCCCAAACTGACCTGGGCCGTGATCGCCGCCGGCGCGGCGTCGTCGGTCCGGCTCCGTCCGGAAGCATCCGCCATCGCGAAACTCACCGCCAGTGCATCGACCTACAACGACCGCCGTTATGCCATGGGGCTTTATCGGCGCACCGCCGCTCCGGTCTGTTTCACTATCTCCACGCTGGTCGCCAACGCACTCTGGCTCGGATCGCCATTCGACAAAGACACCTCGAACCGGAACATCCTGTATGAAGCCCTGCGGCTGCTGCCGCCATCCTGGAACATCTTGAGGAGCGCCTCCCCCGAGTACTGCGCCCTCGACTCTCGGATCGGTCCGAACGACGACGTCCTGATCTTGCCGCTTCTCAGTCACCGCGACCCTGCAATCTGGGACGATGCCGATGAATTCCGCCCCGAGCGCTGGGATAGCCTCAACCCCAGCGAGCAACCCGGATACCTTCCTTTCGGCCACACGTCCGAACGCTGCTGGGGACAGCATATGGTGATGCCACTGGCGGAGAGGCTGCTCGATATCATTCGTAACAACGGCCTTGCCGTCAGCCCGCGGCAAATCACGGCTGATGTGCCGCTTGCTGGTCTTCTTGGCGTCTTCCAGGTCAGCGTCGTCAGGCAGTGAGATAGAGCTATTTGCCTGCTAAGTCGATCTTATCCAGATGACCCAGCCGCCGCTGCGCAAGGGCAGCCGGCCGCTCGTACGATCCCTCGCAGTCCAGCGCACATAGCGAGCAGCAAATACTCTTTTTGACGCATCAAAAAGAGTATTTGCTGCTCCTATTAAAAAACTGAGACTGGGGGGTATTTTCGAGAGGATGGCGACTAAAACGGTCGATGCCTGCTAGAGTAGCGCTGAAGGCGTCCGGAATGCATTTCCCCAACGCGTGCGATGCATTCCGGCAAGGCGGCAAGCAGGTCTTGTCATCAGATTATTAAAGCAAGGAGATAAGCATGACAAAAGAAGTCGTCATCGTCGGCGCAGCCCGTACGGCGATCGGAACATATGGCGGGGCATTGAAGGATATTGCACCGGGCGAACTGGGTGCGGTTGCGGTCAAGGAGGCGTTTGCACGCGCCGGCGTCGATCCGCAGCAGGCTGGCCAGATCATTTTCGGCAACGTCATCCACACCGAGGCGCGCGACATGTATGTATCGCGCGTGGTCGGTATCAATGCCGGCATGAGCAAGGAATCCACCGCGTTGACCCTGAACCGCCTGTGCGGCTCGGGTTTGCAAGCCATCATCAGCGCCGCCAACGCCATCCAGCTGGGCGAGACCGATGTTGCCGTCGGCGGCGGCGTCGAGAGCATGAGCCGTGCGCTGTATGCGAGCCAGGCTGCGCGCTTCGGCGCCCGCATGGGCGACATCAAGATGATCGACATGATGGTGGGCGCTTTGTCCGATCCGTTCGGCGGCGGTCACATGGGCATCACCGCTGAAAACGTGGCGGAGAAATACGGCATCTCGCGCGAAGCGCAGGATGCTTTCGCGCTGGAAAGCCAGAAGCGCGCCACGGCGGCCATCGCTGCCGGTCATTTCAAGTCGCAGATTGTGCCGGTTGAGATCAAGTCACGTAAAGGCGTCGCGCTGTTCGACACCGACGAATATCCGAAGGCTGACGCCACCCTGGAGTCGCTGGCCAAGCTCAAGCCGGCGTTCAAGAAAGAAGGCGGCACGGTCACTGCCGGCAATGCCTCCGGTATCAACGACGGCGCTGCTGCCTGCGTGCTGATGGCGGCGGACGCTGCCGCGCAGGCTGGCCTGAAGCCGCTGGCGCGTGTGGTTTCCTATGGCGTGGCGGGGGTTGACCCAACCATCATGGGCACCGGTCCGATTCCGGCGGTCCAGCTGGCGCTGAAGCGTGCCGGCCTCAGCCTGGCCGACATGGCGGTGATCGAATCGAATGAAGCATTCGCCGCGCAATCGCTGGGCGTGTGCAAAGGGCTGGACCTGGATCCGGCGCTGACCAACGTCAACGGCGGCGCTATCGCTCTTGGCCATCCGCTGGGCGCGAGCGGCACCATCATCGCCGTCAAGTGCCTGTACGAACTGATCCGCACCGGCAAGCGCTATGGCCTGATCACCATGTGCATCGGCGGCGGCCAGGGCATTGCCCTGATCATAGAACGTCTTTGATGTGATGGCGCTGGAACTGCCTGCCGTGCGGCAGTTCCAGCGGTGATGCAGGCTCAGGGCCGTTTTGGAATCGTCAGGCCGGCGATCACCGCCGGCCGTGCGATGAAGGCGTTGAGCGCGCGCGTGACATGCGGAAAGTCTGCAATCCCGACCAGGTCGCCAGCTTCGTAGAAGCCGATCAGGTTGCGTACCCACGGAAAGGTGGCGATGTCGGCGATGGTGTAAGCATCGCCCATGATCCAGCTACGCTCGGCCAGGCGCTGGTTGAGCACGGCTAGCAGGCGCTTCGATTCCGCCACGTAGCGGTCGCGTGGACGCTTGTCTTCGTAGTCCTTGCCGGCGAACTTGTTGAAAAATCCAAGCTGGCCGAACATCGGTCCGATGCCGCCCATCTGGAACATCAGCCACTGTATGGTTTCATAGCGCCCGGCCGGATCCGCCGGTATGAACTTGCCGCTTTTGTCCGCCAGGTACAGCAGGATCGCA</text:p>
          </table:table-cell>
          <table:table-cell office:value-type="string" calcext:value-type="string">
            <text:p>, ATGGCGTGGCGGGGGTTGACCCAACCATCATGGGCACCGGTCCGATTCCGGCGGTCCAGCTGGCGCTGA, 76649, 76718(+)</text:p>
          </table:table-cell>
          <table:table-cell table:formula="of:=LEFT([.J181];FIND(&quot;),&quot;;[.J181])-1)" office:value-type="string" office:string-value="" calcext:value-type="error">
            <text:p>#WERT!</text:p>
          </table:table-cell>
          <table:table-cell table:formula="of:=MID([.J181]; FIND(&quot;),&quot;;[.J181]) + 1; FIND(&quot;),&quot;;[.J181];FIND(&quot;),&quot;;[.J181])+1) - FIND(&quot;),&quot;;[.J181]) - 1)" office:value-type="string" office:string-value="" calcext:value-type="error">
            <text:p>#WERT!</text:p>
          </table:table-cell>
          <table:table-cell table:formula="of:=RIGHT([.J181];LEN([.J181]) - FIND(&quot;),&quot;; [.J181]; FIND(&quot;),&quot;; [.J181]) + 1))" office:value-type="string" office:string-value="" calcext:value-type="error">
            <text:p>#WERT!</text:p>
          </table:table-cell>
          <table:table-cell office:value-type="string" calcext:value-type="string">
            <text:p>, RRSSWR*, 76649, 76718(+)</text:p>
          </table:table-cell>
        </table:table-row>
        <table:table-row table:style-name="ro1">
          <table:table-cell office:value-type="string" calcext:value-type="string">
            <text:p>WP_197481638.1</text:p>
          </table:table-cell>
          <table:table-cell office:value-type="float" office:value="1011200990" calcext:value-type="float">
            <text:p>1011200990</text:p>
          </table:table-cell>
          <table:table-cell office:value-type="string" calcext:value-type="string">
            <text:p>Collimonas pratensis</text:p>
          </table:table-cell>
          <table:table-cell office:value-type="string" calcext:value-type="string">
            <text:p>Collimonas pratensis strain Ter291 chromosome, complete genome</text:p>
          </table:table-cell>
          <table:table-cell office:value-type="float" office:value="1011200990" calcext:value-type="float">
            <text:p>1011200990</text:p>
          </table:table-cell>
          <table:table-cell office:value-type="string" calcext:value-type="string">
            <text:p>532049..533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946-18161']</text:p>
          </table:table-cell>
          <table:table-cell office:value-type="string" calcext:value-type="string">
            <text:p>GCTGACGTCCCGTCTCTGATGGAAGCGATGCAGGTGTGTGCTGCCCAATCCAGCGACGGCCGCGTGCACCTGGAAAGCGACCTGCGCGCGCACATGAACCCGACACGCATGGCTTCAGTCGCGCGCGTGGGTGAGCGTTTAGTGCAACGCCTGCGTCGCCAAGGTTATGGCCTGCCTTTGCAACGTGCTGCCTGAGGCGGCAAATCCCGCTTGCGGGCCGCAATGACACCAAGATGATTGCGTCCTGCGGACGTAATCATCTTGGCTTGCTTATTCTGGCCGAGACATGGCGAGCTGAAGCCAATTGACAAAAGCCTGCACCTCGGGATCGCGACGCGGTCCGTGGCAAAGATAGAAGGAGCGAGGGCTCACAAGCCGCTCTGTCAGCGGTGCGACCAGCAGGCCTTCTGCGAGCAGCGAGTCAACCAGCGGTGAGTTTCCCAGCGCGATGCCATGGCCCATGGTGGCCGCCTGGACCAGCTGATCCAGATGGCTGAAGCGAAAACCGATATCGTTCAACGGCAGATCGGCGCCCATCTGTTCGAACCAGTATGGCCATTGCAGCCATGGCCATGCATTTTGCGGGTCGCCCAGATGCAATAAGGTGTGATGCTGCAAATCGTCGATGCAAGTCAGCTTGCGCCCGCTGCGCTGCAATAGCGCCGGACTGCACACCGGAAACACTTCTTCCTTGGCGAGAAAAACGTCGCTGTCGGCGGAAACCATGTCCGGCGAAGTGTAGCGGATCGCGATATCGACCACGCCTTGCTTGAGGTCGACCAGGCGATTATCCGCATCGATATGCAGTGCGACTTCGGGACATTGGGCACGGAAACGAGCCAGTCTCGGCACCAGCCAAAGCGCTGCAAATGAAGTTGTCGTGGATACTTTAACCCCGCGCTGGGTGAATTCCTTGCGCAGGCTGGCGACCGTTTCCGACAGGTGATTCAGCGACTCGTTCACTGCTTCAAACAGTACGCGCCCCTGTTCCGTCAGTTCTAAAGCCCGATGGCGTCGCTCAAACAGCACCAAGCCCAAAGATTCTTCCAGTTTTTTGACCTGGCGGCTGATTGCGGATTGCGTGAGGAAAATCTCGTCGCCTGCCTTGGAAAAACTCAACTGCCTTGCCGCCGCCTCAAAACCGACCAGCAAATCCAGGGGGGGAAGCCGTCGCGTCATATGGGGTAATCGTCCTTTTGGTGCAAATTGCTACGGTTGGTAAGAAAAATAACCGGCAATTCAAACAATTGCCGTTTAAGTGAAATTAGGGGAATTCTAAGTTGCGCTCATCTGCAATACATTGCTCCGCGCCGATTTTTGATCGCGCATTACGTATTGACTTTCACCAAAGGGACGATTATTCCTGCACGGCAAGTGCAGTAATTTAACATACCAAATCTTGTCATATTCCAGAAAAGTACAGACCTGTCTGTTTTTTGTGACAAATCATGGATGATTGAAGTACCCGTGCTATCCGTTTGAGGCGATCATGCAAAACCTCGCGATGGCGCGCGCCTGCTGGCTGAGTGCGCAATTCTGAGGAACTTCTGGCCGAGCGTGAGATGGAACAAGTGGTAAAAATATTGCGCCAAGGCAATTGCAGAGGCTGCGATTGTGGGATAGCATTGATTCGACGGGAGTGATCCTGATGTCGACACTCCCCTCATGCCATCAATGGCTACCCCCGTACTACCTGAGCATTCCATGCTGCCCAAAAGGCAGTTCACAATTAAAGGAAGGTGCTACTGATGAAAATTCTTTTCACTCTCAAAAATATGCTGACACGCCAAAAAAGCCTGAAGGCATACGCTTGGTACATCTGGTATTGAACCTGCAGGCCATTGCCTGATTGCAGGGATGCGGCTGGAATTTCCAGCCGCGTTCGGTGAAGCCCTGATCGGCCCGCCGGACGCGGGCCTCCGTCTCATGGAGACCATTGATGTCGAGTGCCGCAAAGTACACACGAACTACCGTTTTTACGCCCAGGCTTCAAGCTCTCTTGCACGATCATCGCAGCGAAGATGTTTTCCGGCTGGATGAGAACACTGTCGGTGTCGCCGGGTCCGCTTTGACCCACCAGATCCTCAGCGCCAGGCCAGCCACAGAAATCGAACGTCCGACATTTAAACCCCTGCACGGACGTTCCATTCCCCGCAACGACGCTTTGAAGCTGATGCAAGCGATCGGCAGCGATGTGCGGGCGGCATTGAAGAAGCCTGTATCCAAAACAGTCGATTTCTCGGGCGAATGGCCGCGCGTCGGGCACGTTTACCTGCGCGATCTTATTCTCGGCGAAGATCCATATCGGCTGCGCTTCCTTATGGACCGCATATTGGAGTTGACGCCCAAACTGACCTGGGCCGTGATCGCCGCCGGCGCGGCGTCGTCGGTCCGGCTCCGTCCGGAAGCATCCGCCATCGCGAAACTCACCGCCAGTGCATCGACCTACAACGACCGCCGTTATGCCATGGGGCTTTATCGGCGCACCGCCGCTCCGGTCTGTTTCACTATCTCCACGCTGGTCGCCAACGCACTCTGGCTCGGATCGCCATTCGACAAAGACACCTCGAACCGGAACATCCTGTATGAAGCCCTGCGGCTGCTGCCGCCATCCTGGAACATCTTGAGGAGCGCCTCCCCCGAGTACTGCGCCCTCGACTCTCGGATCGGTCCGAACGACGACGTCCTGATCTTGCCGCTTCTCAGTCACCGCGACCCTGCAATCTGGGACGATGCCGATGAATTCCGCCCCGAGCGCTGGGATAGCCTCAACCCCAGCGAGCAACCCGGATACCTTCCTTTCGGCCACACGTCCGAACGCTGCTGGGGACAGCATATGGTGATGCCACTGGCGGAGAGGCTGCTCGATATCATTCGTAACAACGGCCTTGCCGTCAGCCCGCGGCAAATCACGGCTGATGTGCCGCTTGCTGGTCTTCTTGGCGTCTTCCAGGTCAGCGTCGTCAGGCAGTGAGATGGAGCTCTTTGCCTGCTAAGTCGATCTTATCCAGATGACCCAGCCGCCGCTGCGCAAGGGCAGCCGGCCGCTCGTACGATCCCTCGCAGTGCAGCGCACATAGCGAGCAGCAAATACTCTTTTTGACGCATCAAAAAGAGTATTTGCTGCTCCTATTGAAAAACTGAGACTGGGGGGTATTTTCGAGAGGATGGCGACTAAAACGGCCGATGCCTGCTAGAGTAGCGCTGAAGGCGTCCGGAATGCATTTACCCAACGCGTGCGATGCATTCCGGCAAGGCGGCAAGCAGGTCTTGTCATCAGATTATTAAAGCAAGGAGATAAGCATGACAAAAGAAGTCGTCATCGTCGGCGCAGCCCGTACGGCGATCGGAACATTTGGCGGTGCATTGAAGGATATTGCCCCGGGCGAACTGGGTGCGGTTGCGGTCAAGGAGGCGTTTGCACGCGCCGGCGTCGATCCGCAGCAGGCTGGCCAGATCATTTTCGGCAACGTCATCCACACCGAGGCGCGCGACATGTATGTATCGCGCGTGGTCGGCATCAATGCCGGCATGAGCAAGGAATCCACCGCGTTGACCCTGAACCGCCTGTGCGGCTCGGGTTTGCAAGCCATCATCAGCGCCGCCAACGCCATCCAGCTGGGCGAGACCGATGTTGCCGTCGGCGGCGGCGTCGAGAGCATGAGCCGTGCGCTGTATGCGAGCCAGGCTGCGCGCTTCGGCGCCCGCATGGGCGACATCAAGATGATCGACATGATGGTGGGCGCTTTGTCCGATCCGTTCGGCGGCGGTCACATGGGCATCACCGCTGAAAACGTGGCGGAGAAATACGGCATCTCGCGCGAAGCGCAGGATGCTTTCGCGCTGGAAAGCCAGAAGCGCGCCACGGCGGCCATCGCTGCCGGTCATTTCAAGTCGCAGATTGTGCCGGTTGAGATCAAGTCACGTAAAGGCGTCGCGCTGTTCGACACCGACGAATATCCGAAGGCTGACGCCACCCTGGAGTCGCTGGCCAAGCTCAAGCCGGCGTTCAAGAAAGAAGGCGGCACGGTCACTGCCGGCAATGCCTCCGGTATCAACGACGGCGCTGCTGCCTGCGTGCTGATGGCGGCGGACGCTGCCGCGCAGGCTGGCCTGAAGCCGCTGGCGCGTGTGGTTTCCTATGGCGTGGCGGGGGTTGACCCAACCATCATGGGCACCGGTCCGATTCCGGCGGTCCAGCTGGCGCTGAAGCGTGCCGGCCTCAGTCTGGCCGACATGGCGGTGATCGAATCGAATGAAGCATTCGCCGCGCAGTCGCTGGGCGTGTGCAAAGGGCTGGACCTGGATCCGGCGCTGACCAACGTCAACGGCGGCGCTATCGCTCTTGGCCATCCGCTGGGCGCGAGCGGCACCATCATCGCCGTCAAGTGCCTGTACGAACTGATCCGCACCGGCAAGCGCTATGGCCTGATCACCATGTGCATCGGCGGCGGCCAGGGCATTGCCCTGATCATAGAACGTCTTTGATGTGATGGCGCTGGAACTGCCGAGCGGCAGTTCCAGCGGTGATGCAGGCTCAGGGCCGTTTTGGAATCGTCAGGCCGGCGATCACCGCCGGCCGTGCGATGAAGGCGTTGAGCGCGCGCGTGACATGCGGAAAGTCTGCAATCCCGACCAGGTCGCCAGCTTCGTAGAAGCCGATCAGGTTGCGTACCCACGGAAAGGTGGCGATGTCGGCGATGGTGTAGGCATCGCCCATGATCCAGCTGCGCTCGGCCAGGCGCTGGTTGAGCACGGCTAGCAGGCGCTTCGATTCCGCCACGTAGCGGTCGCGTGGACGCTTGTCTTCGTAGTCCTTGCCGGCGAACTTGTTGAAAAATCCAAGCTGGCCGAACATCGGTCCGATGCCGCCCATCTGGAACATCAGCCACTGTATGGTTTCATAGCGCCCGGCCGGATCGGCCGGGATGAACTTGCCGCTTTTGTCCGCCAGGTACAGCAGGATCGCACCGG</text:p>
          </table:table-cell>
          <table:table-cell office:value-type="string" calcext:value-type="string">
            <text:p>, ATGGCGTGGCGGGGGTTGACCCAACCATCATGGGCACCGGTCCGATTCCGGCGGTCCAGCTGGCGCTGA, 534190, 534259(+)</text:p>
          </table:table-cell>
          <table:table-cell table:formula="of:=LEFT([.J182];FIND(&quot;),&quot;;[.J182])-1)" office:value-type="string" office:string-value="" calcext:value-type="error">
            <text:p>#WERT!</text:p>
          </table:table-cell>
          <table:table-cell table:formula="of:=MID([.J182]; FIND(&quot;),&quot;;[.J182]) + 1; FIND(&quot;),&quot;;[.J182];FIND(&quot;),&quot;;[.J182])+1) - FIND(&quot;),&quot;;[.J182]) - 1)" office:value-type="string" office:string-value="" calcext:value-type="error">
            <text:p>#WERT!</text:p>
          </table:table-cell>
          <table:table-cell table:formula="of:=RIGHT([.J182];LEN([.J182]) - FIND(&quot;),&quot;; [.J182]; FIND(&quot;),&quot;; [.J182]) + 1))" office:value-type="string" office:string-value="" calcext:value-type="error">
            <text:p>#WERT!</text:p>
          </table:table-cell>
          <table:table-cell office:value-type="string" calcext:value-type="string">
            <text:p>, RRSSWR*, 534190, 534259(+)</text:p>
          </table:table-cell>
        </table:table-row>
        <table:table-row table:style-name="ro1">
          <table:table-cell office:value-type="string" calcext:value-type="string">
            <text:p>WP_196196370.1</text:p>
          </table:table-cell>
          <table:table-cell office:value-type="float" office:value="1937961727" calcext:value-type="float">
            <text:p>1937961727</text:p>
          </table:table-cell>
          <table:table-cell office:value-type="string" calcext:value-type="string">
            <text:p>Streptacidiphilus sp. NEAU-YB345</text:p>
          </table:table-cell>
          <table:table-cell office:value-type="string" calcext:value-type="string">
            <text:p>Streptacidiphilus sp. NEAU-YB345 Scaffold11, whole genome shotgun sequence</text:p>
          </table:table-cell>
          <table:table-cell office:value-type="float" office:value="1937961727" calcext:value-type="float">
            <text:p>1937961727</text:p>
          </table:table-cell>
          <table:table-cell office:value-type="string" calcext:value-type="string">
            <text:p>18923..17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962-12778']</text:p>
          </table:table-cell>
          <table:table-cell office:value-type="string" calcext:value-type="string">
            <text:p>CCGGTCCGTCACGTCGTGGACGGTCCGGAGGCAGCTACGGGGAAGGCAGGGGGAACCACATGAGCACGCCCGGCTATCAGCAGGTTCAGGTCTCGGAGATCGCGCGCGGACGTCTGGACGGGTCGCGGCAGGGACGGCCCTGCTTCACCTCGGACCTCTCGGTCAACGAGTTCGTCCTGGTCACCGAGTCGGGCTTCGAGCCGCTCGGCATGGTGATGGGCACCAGCGTCTACCACGTCGGCGTCCAGTACGGCGGCTGGAAGACCAGCCAGGAGCTGGGCATTCTCACCCAGGCCATGTACAACGTCCGCGAGCTGGCCATGAGCCGGATGGAGGCGGAGGCCGCGGAGCTCGGCGCGGACGGCATCGTCGGGGTGACCCTGCGGCCGGTGAACTACGCCTTCATGTCGGACGTCATCGAGTTCTTCGCCACCGGCACCGCCGTCAAGGCCACCGACGGCACCAACTACCGTGCGCCCAACGGCAAGCCGTTCACCACCAGCCTCAACGGCCAGGACTTCTGGACGCTCTGGCAGCACGGGTGGCTGCCGCGCCGCCTGGTCCTCGGCAACTGCGTCTACCACGTCGCGCACCAGACGATGCGTCAGATGCTGTCCCAGGTGGGCCAGAACGCGGAGATGCCGCAGTTCACCCAGGCCCTCTACGACGCCCGCGAGCTGGCGATGGCCCGGATGCAGTACGAGGGCCAGCAGCTCGGCGCGGACGGCATCGTCGGCACCTTCGTCAACGACCACCGCTTCTGGGGCGAGCACGCGGTCGAGTTCTTCTCGATGGGCACGGCCGTCAGCCGCGTCCGGCCGGACGTCAACCCGGTCAAGCCCACCATGACGATGCCGCTCAACCGCTGACGCACCGTCAAAAGTCCAGCTGGACAATACGGCTGCTCTCCCGGATCCGCGATCCGGGAGAGCAGTCGAACGTCACAGCGCCTTGCGCGCCCGGGTGACCCGGACCTCCTCGACCCCCAGCAGGCCGAGCAGCGGGACCTTGGCGCGGCGCTGGTCCGGGTCGACCGTCAGCCCGTCCGTACGGAGCCGGTCGAGCAGCAGCTCCGCCAGCGGCATCACCATGTGCCGCCCCCAGCACCGTTCGGAGACGTGCCCGAAGGGGAGGTAGCCGGGCGTGTGGTCGGGGTCGAGCTCGTCCCAGCGCTCGGGGCGGAACTCGTTCGGGTCCTCCCACAGCGCCGGGTCGCGGTGCGAGAGCAGCGGCAGCACCAGCACGTCGTCGGCCGGGCCGATCCGCGGATCGATCTCCGGGTACTCGGGCGAGGCGCGGCGCAGGATGTTCCAGGACGGCGGCAGCAGCCGCAGCGACTCCAGGACGATGTTGCGGTTCGAGGCCTCGTCGTCGAACGGCGCGCCCAGCCAGAGCGCGTTGGCCACCAGCGTCGAGACGGTGAAGCAGACCGGCGCGGCGGCCCGCCGGTAGATGCCCATCGCGTAGCGGCGGTCCTGGTAGCTGCCCGCCTGCGCGGTCAGCTCGGCGAGGTTGCTGGCGGCCGAGGTGGCCGGGATGCGGAGCGGCAGGGCCGCACCCGCGGCGATCACCGTCCAGGTGAGGATCGGGGTCAGCTCAAGATTGCGGCTCATCAGCATCTTGAGCCGGCCGGGGTCGCCGCCGAGCACCATGTCGCGCAGCAGCATGTGGCCGGTGAGCGGCCATGGGCCGGAGAGGTCCGCGCCCGCCGGGATCGGGTGCGTAAGGGCCTTCCGCACGTCACGGCCGACGGTCTGGGTCACCGAGGACGCCTCGGGACGGGAGATGGACCGGCCGTGCAGCGGCTTGAAGGTCGGCCGCTCGGTCTCGGTGGCGCGCCGTGCGGCGAGGATCCGGTCCGTCAGCTCGTGGCCGGCGACGCCCATGGTGTCGGGTTCCAGCCGGAAGGCGTCCTTGCCGAGGTGGTCGTCGAGCAGGGCGGCCAGGCGCGGCGAGAGGACCGTGGTCCGTCCGGTGGTCAGGGTGGGGGCAGCGGGCATCACGGGTCTCCGGAATTCCGGGAGTTCAGCAGTGCGGGAGTGGCGGTGCGGGTGTGAAGGGCAGGGCCCGCCCCCGGCCTGTCGAGGGGATCGACGGCGCCGGGCGCGGGCCCCGTGGTGCATCACCTCGCAGGGCGTGGGGATGCGATCCGTCGGCTCAGTACCACAGGTACCAGACGCTGGCCTTGAGGCTCTTCTGGGCGAAGACGGCGTTGCGAACGGCGAACAGGACCTTCATCTCTGTCCCCTCTCCCTGGTTGAAACGGGGTGATGCACATTCCGCTTGTGGCGGTGTGTGTGCCTGACGGGGAGACAGGCTGCCCGACCGTGTTCAACAGCCGATCTACGTGCGCGTAGATCGGCCGTAGACGCCTCCTGGGCATGCTCACGTTCAGAACTGGGCAGGGGGCACGGTAGGAACGCCCGGGAAGGAACGGCACACCATGAGCGTCGGCACGCAGGACTGGAACACCATCGTCACCGGAGGCAGCGCCGGTCCTCGGTGAACGGCGGCTCGGCCCGAACAGGCCCCGGAACCCGCGCAGGGACGCGTGCCGCGCGCGTGCGGTCGAGGAGTTGGCGGGCGCTGCGGCGGTCGGCCGCGCTGCCGGAGTTCTCGAACTCGTCGAGTGCTGCCTCGGCATGGGCTCGCGCCCGGTCCGACTCGCCGTCGCGGTAGAGGAGTTCGGCCAGCCGCTGGTGGGCGTGCGCGGCACGGCCGGGCAACGGGGCCGCGGTCCACGCCTCGGCCGCAGCGGTCAGGTGTGCGACGGCATCGGCCGGGTGGTCCAGCGCGTCGTACGCGAGGCCGAGGACGAACAAGGTGTGGGCGGTCCCGGCACAGTCCTCCTCCGCGCGCAGCCGGGCCAGCAGCGGGCGGCACTGCTCCAGCACCTCGTGGGCGCGCCCGGTGCGGATCCGGGCCACGGCGGCGTTGAGCAG</text:p>
          </table:table-cell>
          <table:table-cell office:value-type="string" calcext:value-type="string">
            <text:p>, GTGCCGGGACCGCCCACACCTTGTTCGTCCTCGGCCTCGCGTACGACGCGCTGGACCACCCGGCCGATGCCGTCGCACACCTGA, 19681, 19765(-)</text:p>
          </table:table-cell>
          <table:table-cell table:formula="of:=LEFT([.J183];FIND(&quot;),&quot;;[.J183])-1)" office:value-type="string" office:string-value="" calcext:value-type="error">
            <text:p>#WERT!</text:p>
          </table:table-cell>
          <table:table-cell table:formula="of:=MID([.J183]; FIND(&quot;),&quot;;[.J183]) + 1; FIND(&quot;),&quot;;[.J183];FIND(&quot;),&quot;;[.J183])+1) - FIND(&quot;),&quot;;[.J183]) - 1)" office:value-type="string" office:string-value="" calcext:value-type="error">
            <text:p>#WERT!</text:p>
          </table:table-cell>
          <table:table-cell table:formula="of:=RIGHT([.J183];LEN([.J183]) - FIND(&quot;),&quot;; [.J183]; FIND(&quot;),&quot;; [.J183]) + 1))" office:value-type="string" office:string-value="" calcext:value-type="error">
            <text:p>#WERT!</text:p>
          </table:table-cell>
          <table:table-cell office:value-type="string" calcext:value-type="string">
            <text:p>, PMPSHT*, 19681, 19765(-)</text:p>
          </table:table-cell>
        </table:table-row>
        <table:table-row table:style-name="ro1">
          <table:table-cell office:value-type="string" calcext:value-type="string">
            <text:p>WP_195118618.1</text:p>
          </table:table-cell>
          <table:table-cell office:value-type="float" office:value="1933055646" calcext:value-type="float">
            <text:p>1933055646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-36 NODE_2_length_996869_cov_34.320241, whole genome shotgun sequence</text:p>
          </table:table-cell>
          <table:table-cell office:value-type="float" office:value="1933055646" calcext:value-type="float">
            <text:p>1933055646</text:p>
          </table:table-cell>
          <table:table-cell office:value-type="string" calcext:value-type="string">
            <text:p>899264..898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450-10557', '12020-11484']</text:p>
          </table:table-cell>
          <table:table-cell office:value-type="string" calcext:value-type="string">
            <text:p>ATACCGAACTGCGCGGCATCGACGCGCAGGCGGCGGTCGCGATCACCCGCGCGGTGCAGGAGTCGCTGACCAATGCGCGCAAACACGCTCCGGGCCAACCGGTCTCGCTGTCGCTGCGGGCCGAGGGT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GCTGCGCGCCGGGGCCCGCGGCTACCTCACCAAGGACGCCGGGCGCGCCGAGATCGCCGCTGCCATCCGCTCGGTCGCCAGCGGGCACACCACCCTCGCCGCCGATGTCGGCGCCCGGCTGGTCTCCGCGCTCGGCGCGCCCGCGCCCCCGCCCA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TGTGCCGCCCCCAGCAGCGCTCGGACGCGTGACCGAACGGCAGATAGCCGGGATGGGTGTCGGGGTCGAGCTCGTCCCAGCGGTCGGGGCGGAATTCGTCGGGCGCCTCCCACAGGCGCGGGTCGCGCTGGCTGAGCAGGGGGAGCAGCAGAATATCGTCGCCCACGCCGATCCGGTCGTCGACGGCCGCGTATTCGGGCCCTTTGAGCCGCAGCAGATTCCAGGACGGCGGCAGCAGCCTGAGGGTTTCGAGCAGAATATTGCGATTGGATGTTTCCGGCGGCAACGGCGAC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AGCGGGGTCTTCAGGGCGGCGCGCACATCGGCGGTGACCGCCTGCATAAAGGTGGACGCGTCGGCGCGGCTGACCGGGCGGTGATGCACGGGTTTGAAGGTGGGCCGCTCGTCGGGCCGGGCGGGCCGGGCGGCGAGCACCGCGTCCATGAGGTCCGCTCCCGCGATCCCGATGGTGTCGGGCTCCAGCCGGAACAGATCCTGCCCGCGGTATTTGTCGAAGAGCTCGGCGATTCGCGGCGCGAACACGACGGTCCGGGAATGTCCGGCAATATGGTGTGCAGACATGGCGATATTCCTGAACGGCGGGTGGGTCTCGCGCCCGATGCGGCGAGCCGATTCGGGCGCGAGTGCGGAAGTGACGCGTTACGGAATCAGATCCAGCCGTACCACGCGTACTGCTTCAGGCTCTTCCCCTGCTTCATCCGCTTGACAATGCGAACAAGCGCCATGACTACACCTCCTGGTTCGAGTGTGTTTCGACGTTCGCGCCCGGATCTCGGGCGCATCTGAAGAGTATGTGAGTCGCTTCGGCGGCGCGGTGGTATCGCGCAAAATTATTTATTAATTATCGAACCCGGATGGAAAATTGATGGGCGCGGCCTATTATTTCGGGATGAATATCGCGGCCGCGAGCGCGATCGAAACGCTCGACGACGACTTCTACGCCGACCCGCACGCGCACTATCACCGCTGGCGGGAACGCGGGCCGGTGCTGCGGGTGCACGCGCCCGAGGGGGTGGTGAGCTGGCTGATCGTCGGCTACGCCGAGGCCCGCGCCGCGCTCCGCGATCCGCGACTGTGCAAGAGCGCCAACGGCATTGCCGCACTGTTCCGCCGCACCTACCCCGGCGCGCCCGCGAACGCGCCGCTCACCCGGCTCGGCCACAACATGGTCAACAGCGACCCGCCCGACCACACCCGGCTGCGCACGCTGGTGAACAAGGCGTTCACCCCGCGGGCCGTCGCCGCACTGCGGCCCAAGATCGCGGAATCCGTTGCCGCGCTGCTGGATCGGATGGCCGAGCAGCACGAGGTGGACTTGCTTACGGCGTTCGTGCTGCCGCTGCCGGTCGGCATGATCTGCGACCTGCTGGGGGTCCCGCGCGCCGATCAGA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899350, 899428(-)</text:p>
          </table:table-cell>
          <table:table-cell table:formula="of:=LEFT([.J184];FIND(&quot;),&quot;;[.J184])-1)" office:value-type="string" office:string-value="" calcext:value-type="error">
            <text:p>#WERT!</text:p>
          </table:table-cell>
          <table:table-cell table:formula="of:=MID([.J184]; FIND(&quot;),&quot;;[.J184]) + 1; FIND(&quot;),&quot;;[.J184];FIND(&quot;),&quot;;[.J184])+1) - FIND(&quot;),&quot;;[.J184]) - 1)" office:value-type="string" office:string-value="" calcext:value-type="error">
            <text:p>#WERT!</text:p>
          </table:table-cell>
          <table:table-cell table:formula="of:=RIGHT([.J184];LEN([.J184]) - FIND(&quot;),&quot;; [.J184]; FIND(&quot;),&quot;; [.J184]) + 1))" office:value-type="string" office:string-value="" calcext:value-type="error">
            <text:p>#WERT!</text:p>
          </table:table-cell>
          <table:table-cell office:value-type="string" calcext:value-type="string">
            <text:p>, AWYGWI*, 899350, 899428(-)</text:p>
          </table:table-cell>
        </table:table-row>
        <table:table-row table:style-name="ro1">
          <table:table-cell office:value-type="string" calcext:value-type="string">
            <text:p>WP_195118618.1</text:p>
          </table:table-cell>
          <table:table-cell office:value-type="float" office:value="1933055614" calcext:value-type="float">
            <text:p>1933055614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-38 NODE_3_length_997050_cov_41.295537, whole genome shotgun sequence</text:p>
          </table:table-cell>
          <table:table-cell office:value-type="float" office:value="1933055614" calcext:value-type="float">
            <text:p>1933055614</text:p>
          </table:table-cell>
          <table:table-cell office:value-type="string" calcext:value-type="string">
            <text:p>97630..98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799-10419', '11121-10861']</text:p>
          </table:table-cell>
          <table:table-cell office:value-type="string" calcext:value-type="string">
            <text:p>GCTCCGACCTCATGAGCCGGGGCGGGCTGGAGTGCCTGGTCGCCTCGGTCTTCCTCGGCGTGAGCTACGTGTACATGGAGAAATTCCTGGCGCACCGGGACATCTCGCCCATGATGCTGTCGGCGGGCCAACTCGCGGCGGCGGGTCTGCTGCTGACGCCCGCCCTGGTGGTCGAGGGGGCGCCCGCGCCGCATCCGCGCCTCGACGCCCTGCTCGCCCTGGCGGTCCTCGGACTGCTCGGCACCGGGGTGGCCTATGTGCTGAACTATCGCGTGATCTCCGACGGCGGTTCCGTCGCGGCGTCGGTGGTGACCTATCTGCTCCCGGTGGTGTCCGTCGTTCTCGGCGCGTCCGTGCTCGACGAGCCGCTCACGCCGATGACGCTGGCGGGCACGGCGCTGGTACTGCTCGGGGTCGCGCTGCCGTCGACGCGGAAGCGGGTGCATCGCAACGGCCCGACGGCCCCGGCCGAACCGGCAGTGCGGTGAGGGTGGGGAAGCCGAAGTTGTTGTGCCACATCAGATCCGATTCGGGGAGGGCGAGGTGGAGGTGGGGGAAGCGGTGCAGCAGGGCGGTGAAGGCCACCTCGGCCTCCATGCGGGCCAGGGCGGCGCCGACGCAGAAGTGGGCGCCGTGGCCGAAGCCGAGGTGCTGGTCGGTGGGGCGGGTGATGTCGAGGCGGTCGGGGTCGGGGAAGTGGGCGGGGTCGTGGTTGGCGGCGGCGACGGCGATGTGCACGAATTCACCGGCGGGGATGTCGATGTCGCCGATGCGGACGGGTTCGGCGGTGTAGCGGACCGTGGTCAGGTGGACCGGGCCGTCGAAGCGGAGGAACTCGTCCACCGCGGCGGGCATCGCCGCGGGATTCGCCCGCAGCTTCCGCATCAGGGATTCGTCGCGTAGCAGGGCGAGTGCGCCGGTGGTGAGCAGGTCGACGGTGGTGCCGTGCCCGGAGATCAGCAGCAGGACGGCCGTGTCCATCAGCTCCTGTTCGGTGAGCCGGTCGTCCGCGTCGCGGGCGTGCACCAGGCCGGACAGCAGGTCCGCGCCCGGGTGGGCGCGCTTGGCCCGCACCAGTTCTCGCAGGTACTCCCGCATCGTCTCCATGGCCGCGTCGCGCTCGGCCCCGACGATCCGGAACATCTCCCGCGCCCAGCGCCGGAACTCGGTCTGATCGGCGCGCGGGACCCCCAGCAGGTCGCAGATCATGCCGACCGGCAGCGGCAGCACGAACGCCGTAAGCAAGTCCACCTCGTGCTGCTCGGCCATCCGATCCAGCAGCGCGGCAACGGATTCCGCGATCTTGGGCCGCAGTGCGGCGACGGCCCGCGGGGTGAACGCCTTGTTCACCAGCGTGCGCAGCCGGGTGTGGTCGGGCGGGTCGCTGTTGACCATGTTGTGGCCGAGCCGGGTGAGCGGCGCGTTCGCGGGCGCGCCGGGGTAGGTGCGGCGGAACAGTGCGGCAATGCCGTTGGCGCTCTTGCACAGTCGCGGATCGCGGAGCGCGGCGCGGGCCTCGGCGTAGCCGACGATCAGCCAGCTCACCACCCCCTCGGGCGCGTGCACCCGCAGCACCGGCCCGCGTTCCCGCCAGCGGTGATAGTGCGCGTGCGGGTCGGCGTAGAAGTCGTCGTCGAGCGTTTCGATCGCGCTCGCGGCCGCGATATTCATCCCGAAATAATAGGCCGCGCCCATCAATTTTCCATCCGGGTTCGATAATTAATAAATAATTTTGCGCGATACCACCGCGCCGCCGAAGCGACTCACATACTCTTCAGATGCGCCCGAGATCCGGGCGCGAACGTCGAAACACACTCGAACCAGGAGGTGTAGTCATGGCGCTTGTTCGCATTGTCAAGCGGATGAAGCAGGGGAAGAGCCTGAAGCAGTACGCGTGGTACGGCTGGATCTGATTCCGTAACGCGTCACTTCCGCACTCGCGCCCGAATCGGCTCGCCGCATCGGGCGCGAGACCCACCCGCCGTTCAGGAATATCGCCATGTCTGCACACCATATTGCCGGACATTCCCGGACCGTCGTGTTCGCGCCGCGAATCGCCGAGCTCTTCGACAAATACCGCGGGCAGGATCTGTTCCGGCTGGAGCCCGACACCATCGGGATCGCGGGAGCGGACCTCATGGACGCGGTGCTCGCCGCCCGGCCCGCCCGGCCCGACGAGCGGCCCACCTTCAAACCCGTGCATCACCGCCCGGTCAGCCGCGCCGACGCGTCCACCTTTATGCAGGCGGTCACCGCCGATGTGCGCGCCGCCCTGAAGACCCCGCTGGACACCGATATCGACCTCACCGGGAGCTGGCCGCAGCGGGCGCACGATTACGTTCGAGATCTCGTGTTCGGCCACGAGGATTTCCGATTCCGGGTGCTCGTCGACCGCCGCCTGGAGTTGACGCCGAAATTGACCTGGTCCGCGGTGACCTCGGGGGCGGCGCTGATCGGCAGAACCGGTTCGGCCCGGCCGCTGTCGAAACTGGCGGAACAGGTTTTCCGGGCCGATAATTTCCGGGACCGCCGGTACGCGATGTATCTGTACCGCCGGGTCGCCGCGCCGGTCTGTTTCACCGTGGCCGCGCTGGTGACCAGTGCCGTCTGGCTGGCGTCGCCGTTGCCGCCGGAAACATCCAATCGCAATATTCTGCTCGAAACCCTCAGGCTGCTGCCGCCGTCCTGGAATCTGCTGCGGCTCAAAGGGCCCGAATACGCGGCCGTCGACGACCGGATCGGCGTGGGCGACGATATTCTGCTGCTCCCCCTGCTCAGCCAGCGCGACCCGCGCCTGTGGGAGGCGCCCGACGAATTCCGCCCCGACCGCTGGGACGAGCTCGACCCCGACACCCATCCCGGCTATCTGCCGTTCGGTCACGCGTCCGAGCGCTGCTGGGGGCGGCACATGGTGCTGCCGCTGGCCGAACGCATTCTCGACATCGCCCGCCGCGACGGGCTCGCGGTCGACCCGGACCAGGTCGTCGGCCGGGTCGAACTCGACGGTCTGCTGGAGATCGCCGACCTGCGCGTGCGCGCGAAACCCGTTGCTACCTGACCAATCCCGTGCGATGCGCGTACGCGATGGCCTGACCGCGGTCGCGCACGTCGAGCTTGGCGAACAGCGAATTGATGTGGCTCTTGACCGTGCTGACGCCGATGAACAGCTCCTTGGCGATCTCGGAGTTGTTGCGGCCCTGGGCCATCAGGCGCAGCACGTCCAGTTCCCGATCGGTGAGATCGGCGGTGGGCGGGGGCGCGGGCGCGCCGAGCGCGGAGACCAGCCGGGCGCCGACATCGGCGGCGAGGGTGGTGTGCCCGCTGGCGACCGAGCGGATGGCAGCGGCGATCTCGGCGCGCCCGGCGTCCTTGGTGAGGTAGCCGCGGGCCCCGGCGCGCAGCGCCCCGGCGATGGAGGCGTCGTCGGCGTAGGTGGTCAGCACCAGCACCGAGGTCCCCGGGTGCGAGGCGGTGATCGCGGCGGTGGCGGCGACGCCGTCGATGCCGGGCATGCGCAGATCCATCAGCACGACGCGCGGGGCCAGGCGGCGCACCAGTTCCACGGCCTCCGCGCCGTCGCGGGCCTCCCCCACCACCCGCACGTCGGGCAGCAGCGACAGCACCGTGGTGAGGCCGTCGCGCACCGTGGTCTGGTCGTCGGCCACCACCACCGTGATCACGGCGTCGCCGCGCGAAACCGCGGCACCCGGATCCGCACCGTCCATCGCCCGTCCTCCTTCCGCGCCTCCACTGTGCCACCCGAGGCGGCCAGCCGCTCACCCATCCCGAGCAGACCCGCGCCCGACCCCGAGCCGGTGAGCGAACCGCGCTGGGCGGCGAGCGGATTGGTGATGTCCACGGCGAGCCGGTCACCCTCGGCCCGCAGCGACAGCGAGACCGGTTGGCCCGGAGCGTGTTTGCGCGCATTGGTCAGCGACTCCTGCACCGCGCGGGTGATCGCGACCGCCGCCTGCGCGTCGATGCCGCGCAGTTCGGTATCGGTGCGCACCTCGACCTGCCCACCGGCGCCGCGATGTTCGTCGGCCAGGCGCCGCAGCTCCGCGGCCAGGTCGATGCCCTCCGAGCGCAGCGCGCCCACCACGCGGCGCGCGTCCTCGAGGCCGGAGACCGCCAGCCGGTGCGAGGCGCGGACGCGGTCGGCGGCACGGTCCACCTCGCCCGCCTCCAGCAGGGCGTCGGCGGCGTCGAGCTGCATGACCAGCCCGCCGAGGGTGTGGGCGAGCACGTCGTGGATATCGCGGGCGATGCGGCCGCGTTCGGCCAGCGCGGCGGCCCGGTCGCGTTCCGCGCGGATCACCCGATTCTGTTGCAGCAGTAGGCGATTCTGCTCGGCGGAGATGCGGGCCTGGCGGCGGCTCCAGCCCATCAGGCCGATCACCGCGGTGCCGACGATCAGGTTGAGCAGCATCCGGGGCGGCTCCTGGGCGACCGTGAGCGAGGCGCACGAGCTCAGCAGGGCCGCCGCCGCGATGGCCAGGCCGACGACCGGCGAATCGTCGGCCAGGGAGACGGCGACGAACACGGCCGCCAGCGCGGTGATCGCCGAGGATGCCGAATACGCGATGGTGAGGCCGCCGCAGATCGCCATGAGCGACAAGGACACTCGTACCGGCCAGCGCGGACGCACCGGGGCCACGATGAACAGCGCCCACCCCGCCCAGGACACCGCGATCAGCGCGAGTTCCCACCGCTGCCCCGGCAGGCCCGTGCTGATGACCGCGCTCACGACGGAGACGAGACCGACCAGGCGCAGCAGCCTGCTCAGTCTCGTCGGCGGTGTGATCGTGACGGCCATCCGGTTCAGTGTGCCGCAACCAGCCTGAACTGTTCGGAACGGCGGAGCAGCACCGCGCCGCGGCCCACCCGGTTGAGCGCCAGCATCAGCAGGATGACGCCGACCGCGGTGACGATGGTCGCCCCCACCGAATGCGCCCACACATCCACCCCGATGCGCACCGCGACCAGCACCAGCCACAGCAGCGACCCGACCCAGCCGGTCCGCGCCAGGATCTGCCCGTCCGCCGCGCGCAGCTGCGA</text:p>
          </table:table-cell>
          <table:table-cell office:value-type="string" calcext:value-type="string">
            <text:p>, ATGGCGCTTGTTCGCATTGTCAAGCGGATGAAGCAGGGGAAGAGCCTGAAGCAGTACGCGTGGTACGGCTGGATCTGA, 97465, 97543(+)</text:p>
          </table:table-cell>
          <table:table-cell table:formula="of:=LEFT([.J185];FIND(&quot;),&quot;;[.J185])-1)" office:value-type="string" office:string-value="" calcext:value-type="error">
            <text:p>#WERT!</text:p>
          </table:table-cell>
          <table:table-cell table:formula="of:=MID([.J185]; FIND(&quot;),&quot;;[.J185]) + 1; FIND(&quot;),&quot;;[.J185];FIND(&quot;),&quot;;[.J185])+1) - FIND(&quot;),&quot;;[.J185]) - 1)" office:value-type="string" office:string-value="" calcext:value-type="error">
            <text:p>#WERT!</text:p>
          </table:table-cell>
          <table:table-cell table:formula="of:=RIGHT([.J185];LEN([.J185]) - FIND(&quot;),&quot;; [.J185]; FIND(&quot;),&quot;; [.J185]) + 1))" office:value-type="string" office:string-value="" calcext:value-type="error">
            <text:p>#WERT!</text:p>
          </table:table-cell>
          <table:table-cell office:value-type="string" calcext:value-type="string">
            <text:p>, AWYGWI*, 97465, 97543(+)</text:p>
          </table:table-cell>
        </table:table-row>
        <table:table-row table:style-name="ro1">
          <table:table-cell office:value-type="string" calcext:value-type="string">
            <text:p>WP_195118618.1</text:p>
          </table:table-cell>
          <table:table-cell office:value-type="float" office:value="1933055551" calcext:value-type="float">
            <text:p>1933055551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-35 NODE_2_length_996893_cov_38.389115, whole genome shotgun sequence</text:p>
          </table:table-cell>
          <table:table-cell office:value-type="float" office:value="1933055551" calcext:value-type="float">
            <text:p>1933055551</text:p>
          </table:table-cell>
          <table:table-cell office:value-type="string" calcext:value-type="string">
            <text:p>899264..898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450-10557', '12020-11484']</text:p>
          </table:table-cell>
          <table:table-cell office:value-type="string" calcext:value-type="string">
            <text:p>ATACCGAACTGCGCGGCATCGACGCGCAGGCGGCGGTCGCGATCACCCGCGCGGTGCAGGAGTCGCTGACCAATGCGCGCAAACACGCTCCGGGCCAACCGGTCTCGCTGTCGCTGCGGGCCGAGGGT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GCTGCGCGCCGGGGCCCGCGGCTACCTCACCAAGGACGCCGGGCGCGCCGAGATCGCCGCTGCCATCCGCTCGGTCGCCAGCGGGCACACCACCCTCGCCGCCGATGTCGGCGCCCGGCTGGTCTCCGCGCTCGGCGCGCCCGCGCCCCCGCCCA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TGTGCCGCCCCCAGCAGCGCTCGGACGCGTGACCGAACGGCAGATAGCCGGGATGGGTGTCGGGGTCGAGCTCGTCCCAGCGGTCGGGGCGGAATTCGTCGGGCGCCTCCCACAGGCGCGGGTCGCGCTGGCTGAGCAGGGGGAGCAGCAGAATATCGTCGCCCACGCCGATCCGGTCGTCGACGGCCGCGTATTCGGGCCCTTTGAGCCGCAGCAGATTCCAGGACGGCGGCAGCAGCCTGAGGGTTTCGAGCAGAATATTGCGATTGGATGTTTCCGGCGGCAACGGCGAC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AGCGGGGTCTTCAGGGCGGCGCGCACATCGGCGGTGACCGCCTGCATAAAGGTGGACGCGTCGGCGCGGCTGACCGGGCGGTGATGCACGGGTTTGAAGGTGGGCCGCTCGTCGGGCCGGGCGGGCCGGGCGGCGAGCACCGCGTCCATGAGGTCCGCTCCCGCGATCCCGATGGTGTCGGGCTCCAGCCGGAACAGATCCTGCCCGCGGTATTTGTCGAAGAGCTCGGCGATTCGCGGCGCGAACACGACGGTCCGGGAATGTCCGGCAATATGGTGTGCAGACATGGCGATATTCCTGAACGGCGGGTGGGTCTCGCGCCCGATGCGGCGAGCCGATTCGGGCGCGAGTGCGGAAGTGACGCGTTACGGAATCAGATCCAGCCGTACCACGCGTACTGCTTCAGGCTCTTCCCCTGCTTCATCCGCTTGACAATGCGAACAAGCGCCATGACTACACCTCCTGGTTCGAGTGTGTTTCGACGTTCGCGCCCGGATCTCGGGCGCATCTGAAGAGTATGTGAGTCGCTTCGGCGGCGCGGTGGTATCGCGCAAAATTATTTATTAATTATCGAACCCGGATGGAAAATTGATGGGCGCGGCCTATTATTTCGGGATGAATATCGCGGCCGCGAGCGCGATCGAAACGCTCGACGACGACTTCTACGCCGACCCGCACGCGCACTATCACCGCTGGCGGGAACGCGGGCCGGTGCTGCGGGTGCACGCGCCCGAGGGGGTGGTGAGCTGGCTGATCGTCGGCTACGCCGAGGCCCGCGCCGCGCTCCGCGATCCGCGACTGTGCAAGAGCGCCAACGGCATTGCCGCACTGTTCCGCCGCACCTACCCCGGCGCGCCCGCGAACGCGCCGCTCACCCGGCTCGGCCACAACATGGTCAACAGCGACCCGCCCGACCACACCCGGCTGCGCACGCTGGTGAACAAGGCGTTCACCCCGCGGGCCGTCGCCGCACTGCGGCCCAAGATCGCGGAATCCGTTGCCGCGCTGCTGGATCGGATGGCCGAGCAGCACGAGGTGGACTTGCTTACGGCGTTCGTGCTGCCGCTGCCGGTCGGCATGATCTGCGACCTGCTGGGGGTCCCGCGCGCCGATCAGA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899350, 899428(-)</text:p>
          </table:table-cell>
          <table:table-cell table:formula="of:=LEFT([.J186];FIND(&quot;),&quot;;[.J186])-1)" office:value-type="string" office:string-value="" calcext:value-type="error">
            <text:p>#WERT!</text:p>
          </table:table-cell>
          <table:table-cell table:formula="of:=MID([.J186]; FIND(&quot;),&quot;;[.J186]) + 1; FIND(&quot;),&quot;;[.J186];FIND(&quot;),&quot;;[.J186])+1) - FIND(&quot;),&quot;;[.J186]) - 1)" office:value-type="string" office:string-value="" calcext:value-type="error">
            <text:p>#WERT!</text:p>
          </table:table-cell>
          <table:table-cell table:formula="of:=RIGHT([.J186];LEN([.J186]) - FIND(&quot;),&quot;; [.J186]; FIND(&quot;),&quot;; [.J186]) + 1))" office:value-type="string" office:string-value="" calcext:value-type="error">
            <text:p>#WERT!</text:p>
          </table:table-cell>
          <table:table-cell office:value-type="string" calcext:value-type="string">
            <text:p>, AWYGWI*, 899350, 899428(-)</text:p>
          </table:table-cell>
        </table:table-row>
        <table:table-row table:style-name="ro1">
          <table:table-cell office:value-type="string" calcext:value-type="string">
            <text:p>WP_195118618.1</text:p>
          </table:table-cell>
          <table:table-cell office:value-type="float" office:value="1933055444" calcext:value-type="float">
            <text:p>1933055444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-41 NODE_2_length_930942_cov_30.384333, whole genome shotgun sequence</text:p>
          </table:table-cell>
          <table:table-cell office:value-type="float" office:value="1933055444" calcext:value-type="float">
            <text:p>1933055444</text:p>
          </table:table-cell>
          <table:table-cell office:value-type="string" calcext:value-type="string">
            <text:p>899264..898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450-10557', '12020-11484']</text:p>
          </table:table-cell>
          <table:table-cell office:value-type="string" calcext:value-type="string">
            <text:p>ATACCGAACTGCGCGGCATCGACGCGCAGGCGGCGGTCGCGATCACCCGCGCGGTGCAGGAGTCGCTGACCAATGCGCGCAAACACGCTCCGGGCCAACCGGTCTCGCTGTCGCTGCGGGCCGAGGGT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GCTGCGCGCCGGGGCCCGCGGCTACCTCACCAAGGACGCCGGGCGCGCCGAGATCGCCGCTGCCATCCGCTCGGTCGCCAGCGGGCACACCACCCTCGCCGCCGATGTCGGCGCCCGGCTGGTCTCCGCGCTCGGCGCGCCCGCGCCCCCGCCCA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TGTGCCGCCCCCAGCAGCGCTCGGACGCGTGACCGAACGGCAGATAGCCGGGATGGGTGTCGGGGTCGAGCTCGTCCCAGCGGTCGGGGCGGAATTCGTCGGGCGCCTCCCACAGGCGCGGGTCGCGCTGGCTGAGCAGGGGGAGCAGCAGAATATCGTCGCCCACGCCGATCCGGTCGTCGACGGCCGCGTATTCGGGCCCTTTGAGCCGCAGCAGATTCCAGGACGGCGGCAGCAGCCTGAGGGTTTCGAGCAGAATATTGCGATTGGATGTTTCCGGCGGCAACGGCGAC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AGCGGGGTCTTCAGGGCGGCGCGCACATCGGCGGTGACCGCCTGCATAAAGGTGGACGCGTCGGCGCGGCTGACCGGGCGGTGATGCACGGGTTTGAAGGTGGGCCGCTCGTCGGGCCGGGCGGGCCGGGCGGCGAGCACCGCGTCCATGAGGTCCGCTCCCGCGATCCCGATGGTGTCGGGCTCCAGCCGGAACAGATCCTGCCCGCGGTATTTGTCGAAGAGCTCGGCGATTCGCGGCGCGAACACGACGGTCCGGGAATGTCCGGCAATATGGTGTGCAGACATGGCGATATTCCTGAACGGCGGGTGGGTCTCGCGCCCGATGCGGCGAGCCGATTCGGGCGCGAGTGCGGAAGTGACGCGTTACGGAATCAGATCCAGCCGTACCACGCGTACTGCTTCAGGCTCTTCCCCTGCTTCATCCGCTTGACAATGCGAACAAGCGCCATGACTACACCTCCTGGTTCGAGTGTGTTTCGACGTTCGCGCCCGGATCTCGGGCGCATCTGAAGAGTATGTGAGTCGCTTCGGCGGCGCGGTGGTATCGCGCAAAATTATTTATTAATTATCGAACCCGGATGGAAAATTGATGGGCGCGGCCTATTATTTCGGGATGAATATCGCGGCCGCGAGCGCGATCGAAACGCTCGACGACGACTTCTACGCCGACCCGCACGCGCACTATCACCGCTGGCGGGAACGCGGGCCGGTGCTGCGGGTGCACGCGCCCGAGGGGGTGGTGAGCTGGCTGATCGTCGGCTACGCCGAGGCCCGCGCCGCGCTCCGCGATCCGCGACTGTGCAAGAGCGCCAACGGCATTGCCGCACTGTTCCGCCGCACCTACCCCGGCGCGCCCGCGAACGCGCCGCTCACCCGGCTCGGCCACAACATGGTCAACAGCGACCCGCCCGACCACACCCGGCTGCGCACGCTGGTGAACAAGGCGTTCACCCCGCGGGCCGTCGCCGCACTGCGGCCCAAGATCGCGGAATCCGTTGCCGCGCTGCTGGATCGGATGGCCGAGCAGCACGAGGTGGACTTGCTTACGGCGTTCGTGCTGCCGCTGCCGGTCGGCATGATCTGCGACCTGCTGGGGGTCCCGCGCGCCGATCAGA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899350, 899428(-)</text:p>
          </table:table-cell>
          <table:table-cell table:formula="of:=LEFT([.J187];FIND(&quot;),&quot;;[.J187])-1)" office:value-type="string" office:string-value="" calcext:value-type="error">
            <text:p>#WERT!</text:p>
          </table:table-cell>
          <table:table-cell table:formula="of:=MID([.J187]; FIND(&quot;),&quot;;[.J187]) + 1; FIND(&quot;),&quot;;[.J187];FIND(&quot;),&quot;;[.J187])+1) - FIND(&quot;),&quot;;[.J187]) - 1)" office:value-type="string" office:string-value="" calcext:value-type="error">
            <text:p>#WERT!</text:p>
          </table:table-cell>
          <table:table-cell table:formula="of:=RIGHT([.J187];LEN([.J187]) - FIND(&quot;),&quot;; [.J187]; FIND(&quot;),&quot;; [.J187]) + 1))" office:value-type="string" office:string-value="" calcext:value-type="error">
            <text:p>#WERT!</text:p>
          </table:table-cell>
          <table:table-cell office:value-type="string" calcext:value-type="string">
            <text:p>, AWYGWI*, 899350, 899428(-)</text:p>
          </table:table-cell>
        </table:table-row>
        <table:table-row table:style-name="ro1">
          <table:table-cell office:value-type="string" calcext:value-type="string">
            <text:p>WP_195118618.1</text:p>
          </table:table-cell>
          <table:table-cell office:value-type="float" office:value="1933029648" calcext:value-type="float">
            <text:p>1933029648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N-34 NODE_19_length_153232_cov_28.105575, whole genome shotgun sequence</text:p>
          </table:table-cell>
          <table:table-cell office:value-type="float" office:value="1933029648" calcext:value-type="float">
            <text:p>1933029648</text:p>
          </table:table-cell>
          <table:table-cell office:value-type="string" calcext:value-type="string">
            <text:p>55627..54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866-11744', '11741-12823']</text:p>
          </table:table-cell>
          <table:table-cell office:value-type="string" calcext:value-type="string">
            <text:p>ATACCGAACTGCGCGGCATCGACGCGCAGGCGGCGGTCGCGATCACCCGCGCGGTGCAGGAGTCGCTGACCAATGCGCGCAAACACGCTCCGGGCCAACCGGTCTCGCTGTCGCTGCGGGCCGAGGGTGACCGGCTCGCCGTGGACATCACCAATCCGCTCGCCGCCCAGCGCGGTTCGCTCACCGGCTCGGGGTCGGGCGCGGGTCTGCTCGGGATGGGTGAGCGGCTGGCCGCCTCGGGTGGCACAGTGGAGGCGCGGAAGGAGGACGGGCGATGGACGGTGCGGATCCGGGTGCCGCGGTTTCGCGCGGCGACGCCGTGATCACGGTGGTGGTGGCCGACGACCAGACCACGGTGCGCGACGGCCTCACCACGGTGCTGTCGCTGCTGCCCGACGTGCGGGTGGTGGGGGAGGCCCGCGACGGCGCGGAGGCCGTGGAACTGGTGCGCCGCCTGGCCCCGCGCGTCGTGCTGATGGATCTGCGCATGCCCGGCATCGACGGCGTCGCCGCCACCGCCGCGATCACCGCCTCGCACCCGGGGACCTCGGTGCTGGTGCTGACCACCTACGCCGACGACGCCTCCATCGCCGGGGCGCTGCGCGCCGGGGCCCGCGGCTACCTCACCAAGGACGCCGGGCGCGCCGAGATCGCCGCTGCCATCCGCTCGGTCGCCAGCGGGCACACCACCCTCGCCGCCGATGTCGGCGCCCGGCTGGTCTCCGCGCTCGGCGCGCCCGCGCCCCCGCCCACCGCCGATCTCACCGATCGGGAACTGGACGTGCTGCGCCTGATGGCCCAGGGCCGCAACAACTCCGAGATCGCCAAGGAGCTGTTCATCGGCGTCAGCACGGTCAAGAGCCACATCAATTCGCTGTTCGCCAAGCTCGACGTGCGCGACCGCGGTCAGGCCATCGCGTACGCGCATCGCACGGGATTGGTCAGGTAGCAACGGGTTTCGCGCGCACGCGCAGGTCGGCGATCTCCAGCAGACCGTCGAGTTCGACCCGGCCGACGACCTGGTCCGGGTCGACCGCGAGCCCGTCGCGGCGGGCGATGTCGAGAATGCGTTCGGCCAGCGGCAGCACCATGTGCCGCCCCCAGCAGCGCTCGGACGCGTGACCGAACGGCAGATAGCCGGGATGGGTGTCGGGGTCGAGCTCGTCCCAGCGGTCGGGGCGGAATTCGTCGGGCGCCTCCCACAGGCGCGGGTCGCGCTGGCTGAGCAGGGGGAGCAGCAGAATATCGTCGCCCACGCCGATCCGGTCGTCGACGGCCGCGTATTCGGGCCCTTTGAGCCGCAGCAGATTCCAGGACGGCGGCAGCAGCCTGAGGGTTTCGAGCAGAATATTGCGATTGGATGTTTCCGGCGGCAACGGCGACGCCAGCCAGACGGCACTGGTCACCAGCGCGGCCACGGTGAAACAGACCGGCGCGGCGACCCGGCGGTACAGATACATCGCGTACCGGCGGTCCCGGAAATTATCGGCCCGGAAAACCTGTTCCGCCAGTTTCGACAGCGGCCGGGCCGAACCGGTTCTGCCGATCAGCGCCGCCCCCGAGGTCACCGCGGACCAGGTCAATTTCGGCGTCAACTCCAGGCGGCGGTCGACGAGCACCCGGAATCGGAAATCCTCGTGGCCGAACACGAGATCTCGAACGTAATCGTGCGCCCGCTGCGGCCAGCTCCCGGTGAGGTCGATATCGGTGTCCAGCGGGGTCTTCAGGGCGGCGCGCACATCGGCGGTGACCGCCTGCATAAAGGTGGACGCGTCGGCGCGGCTGACCGGGCGGTGATGCACGGGTTTGAAGGTGGGCCGCTCGTCGGGCCGGGCGGGCCGGGCGGCGAGCACCGCGTCCATGAGGTCCGCTCCCGCGATCCCGATGGTGTCGGGCTCCAGCCGGAACAGATCCTGCCCGCGGTATTTGTCGAAGAGCTCGGCGATTCGCGGCGCGAACACGACGGTCCGGGAATGTCCGGCAATATGGTGTGCAGACATGGCGATATTCCTGAACGGCGGGTGGGTCTCGCGCCCGATGCGGCGAGCCGATTCGGGCGCGAGTGCGGAAGTGACGCGTTACGGAATCAGATCCAGCCGTACCACGCGTACTGCTTCAGGCTCTTCCCCTGCTTCATCCGCTTGACAATGCGAACAAGCGCCATGACTACACCTCCTGGTTCGAGTGTGTTTCGACGTTCGCGCCCGGATCTCGGGCGCATCTGAAGAGTATGTGAGTCGCTTCGGCGGCGCGGTGGTATCGCGCAAAATTATTTATTAATTATCGAACCCGGATGGAAAATTGATGGGCGCGGCCTATTATTTCGGGATGAATATCGCGGCCGCGAGCGCGATCGAAACGCTCGACGACGACTTCTACGCCGACCCGCACGCGCACTATCACCGCTGGCGGGAACGCGGGCCGGTGCTGCGGGTGCACGCGCCCGAGGGGGTGGTGAGCTGGCTGATCGTCGGCTACGCCGAGGCCCGCGCCGCGCTCCGCGATCCGCGACTGTGCAAGAGCGCCAACGGCATTGCCGCACTGTTCCGCCGCACCTACCCCGGCGCGCCCGCGAACGCGCCGCTCACCCGGCTCGGCCACAACATGGTCAACAGCGACCCGCCCGACCACACCCGGCTGCGCACGCTGGTGAACAAGGCGTTCACCCCGCGGGCCGTCGCCGCACTGCGGCCCAAGATCGCGGAATCCGTTGCCGCGCTGCTGGATCGGATGGCCGAGCAGCACGAGGTGGACTTGCTTACGGCGTTCGTGCTGCCGCTGCCGGTCGGCATGATCTGCGACCTGCTGGGGGTCCCGCGCGCCGATCAGACCGAGTTCCGGCGCTGGGCGCGGGAGATGTTCCGGATCGTCGGGGCCGAGCGCGACGCGGCCATGGAGACGATGCGGGAGTACCTGCGAGAACTGGTGCGGGCCAAGCGCGC</text:p>
          </table:table-cell>
          <table:table-cell office:value-type="string" calcext:value-type="string">
            <text:p>, ATGGCGCTTGTTCGCATTGTCAAGCGGATGAAGCAGGGGAAGAGCCTGAAGCAGTACGCGTGGTACGGCTGGATCTGA, 55713, 55791(-)</text:p>
          </table:table-cell>
          <table:table-cell table:formula="of:=LEFT([.J188];FIND(&quot;),&quot;;[.J188])-1)" office:value-type="string" office:string-value="" calcext:value-type="error">
            <text:p>#WERT!</text:p>
          </table:table-cell>
          <table:table-cell table:formula="of:=MID([.J188]; FIND(&quot;),&quot;;[.J188]) + 1; FIND(&quot;),&quot;;[.J188];FIND(&quot;),&quot;;[.J188])+1) - FIND(&quot;),&quot;;[.J188]) - 1)" office:value-type="string" office:string-value="" calcext:value-type="error">
            <text:p>#WERT!</text:p>
          </table:table-cell>
          <table:table-cell table:formula="of:=RIGHT([.J188];LEN([.J188]) - FIND(&quot;),&quot;; [.J188]; FIND(&quot;),&quot;; [.J188]) + 1))" office:value-type="string" office:string-value="" calcext:value-type="error">
            <text:p>#WERT!</text:p>
          </table:table-cell>
          <table:table-cell office:value-type="string" calcext:value-type="string">
            <text:p>, AWYGWI*, 55713, 55791(-)</text:p>
          </table:table-cell>
        </table:table-row>
        <table:table-row table:style-name="ro1">
          <table:table-cell office:value-type="string" calcext:value-type="string">
            <text:p>WP_189765011.1</text:p>
          </table:table-cell>
          <table:table-cell office:value-type="float" office:value="1995339017" calcext:value-type="float">
            <text:p>1995339017</text:p>
          </table:table-cell>
          <table:table-cell office:value-type="string" calcext:value-type="string">
            <text:p>Streptomyces sp. MBT27</text:p>
          </table:table-cell>
          <table:table-cell office:value-type="string" calcext:value-type="string">
            <text:p>Streptomyces sp. MBT27 chromosome, complete genome</text:p>
          </table:table-cell>
          <table:table-cell office:value-type="float" office:value="1995339017" calcext:value-type="float">
            <text:p>1995339017</text:p>
          </table:table-cell>
          <table:table-cell office:value-type="string" calcext:value-type="string">
            <text:p>5195460..5194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9172-8831', '12450-12713', '13275-12793']</text:p>
          </table:table-cell>
          <table:table-cell office:value-type="string" calcext:value-type="string">
            <text:p>CCTCCCCGAACACCGCTTCGCCGACCTCGACCGGTTCGGCCGCGTACCGCAACGAGGCGAGGGCCGAGGGGGATTCGTAGCGCAGGATCTCCTCGACCGCTCCCGGTACGAGCGTCATGTCGGCCCGCAAAAGGGCGAGTTGACCGGGGTGGGTCAGCAGGGTGTGGACGCCGTTGGCGATCAGGTTGACCGTGGTCTGATGGCCCGCGATCACCAACAGGAAGGCCATCGAGGTGATCTCGTCCTCGCTGAGCGCCTCCTCACCCTCCGCGCGGGCCTCGACCAGCGCGGAAAGCAGCCCGTCGTCGGGCTGTTCGCGCTTGAGGGCGAGCAACGCCCGGAGGTAGCCGAGCATGGACTCGGCGGTGAACACCGACACCTCGCCGTCGCCCTGACCACCGTCGAGGGTGTTCCCGCGCACCTGGAGGGTCTCGTGGTCGGCGTCCGAGGCACCGAAGAGGTCGAACACGACGGCCAGGGGCAGGGGCAGCGCGAACTCGCCGATCAGCTCGACCTCGTCGCGCCCTTCCCATGCGTCCAGGAGTCCCGCCACATGGGCCTCGATCGCGGGCCGCAGGGCCGCGGTACGGCGTGTGGTGAACGCCTTCTGCACGAGCTTGCGCAGCCGGGTGTGGTGCGGTGGATCGCTGTTGAGCATGTGGCTGAACAGAGCGCTGCCGGGGCCCTGGGTGAGCCCGACATGCCGCCCGAACCTCTCCACCGCCCCGCCCTTGGAGAGCCGTTGGTCGGCCAGCAGGTCCTTCGCGTCGGCGTACGAGGTGACGACCCATCCCTCGACCGGGGCGGGCCCGGGGTAGCGGGCCCGGCGCGCCGCGCCCTCCTGGCGCCACTCGCGGTAGGTGGCGTGGGGGTGGTCGAAGAACGCCGGGTCGAGGGACTGGATGCCGGGCTCGGCGGATGCCGCGGTCTCAGACATGACGAACCTTGCTCCTGTGGCCGATGTGGACGGTCTTCACACCGAGCAGCCCCACCAGTGGGACATCGGCGGTTCGCTGGCCCGGAGCCACCACAAGTCCGGTCCGACGTATGTGGTCCAGCAGGAGTTCGGCGAGCGGCATCACCATGTGACGGCCCCAGCAGCGCTCCGAGACATGACCGAACGGCATGTAGCCGGGGGTGTTGTCGGGGTCGAGTCCTGCCCAGCGTTCGGGCCGGAACTCGTTCGGCGCGTCCCACAGGGCGGGGTCGCGATGGGTGAGGAGCGGCAGCATCAGCAGGTCGTCCCCGTCTCCGATGCGGTCGTCGATGGCCGGGTATTCCGGTGACCGGTTCCGCAGCAGGTTCCACGACGGGGGCAGCAGCCGCATCGCCTCGAAGAGGATGTCGCGGTTGGACGCGCCGTCGTCGAAGGGCGAGCCGAGCCACAGGGCGTTGGCAACGAGCGTGGAGACCGTGAAGCAGACCGGGGCGGCCGCACGGCGGTAGATGCCCATCGCATAGCGCCGGTCGTCGTAGGTCCGGGCCTCGGCGAACAGGTTGGCCAGATGGGTCAGTCGGGGCCCGGGGGCGGGCCGGCGGGGCAGGGCGGCCCCCGCCACGATGGTGGTCCAGGTGAGTCTGGGGTCGATCTCCAGGGTGCGGGACATGAGGATGCGCAACCGGTACGGGTCGTCGCGCAGGACGAGGTCGCTCAGGAACCGGTGCCCGGTGATCGGCCAGGGCCCGGACAGATCGGTCGATGCGGGCAGCGGGTCGGGTTGTTCGAGCGCGGCGCGGACGTCCTTGCCGATCGTGCGCATCACCGACGAGGCCTCCGCCTTGGAGATCGACCGGCCGTGCAGGGGCTTGAAGGTGGGCCGCTCGGTCTCCGTCGCCCGTCGCGCGGCCAGGATGCGGTCGGAGAGTTCCGCGCCCGCGATGCCGATGGTGTCGGGTTCGAGACGGACGAGGTCCTTGCCGAGGTGTTCGTCGAGCAGGGCCTGCAGGCGAGGGGCGAGAACCGTGGTGCGGCGACTGGTACGGGTCATGGCGGATGGCATACGGAGAACTCCGGAAATGAAAATGCGGAGGGCCCGCACACGCGACTGACCGAAATTCAGTCGGCCTGCCTCGTGTGCGGGCCCAGGATTGGCCTTCGGCTTAGTACCAGAAGTACCAGGCGGCCTGCTTCAGGCTCGGCTCGCTCTTCTTGGCACGCAGGGCGGCAATAATCTTCGACATGATTAATCCCTTCCTCTCGGTGATATCCGGATGTGAACCACCGGACGGATGCCCTTCCATTCACACACCTGGGGCGTGTTCATTTCCAGTCACCGACCGCTGAGGGGAAGTGAAGCGGGCCACGACGAGCGTTGTCAATGGTTCCGCTTTTCTTCTTTCCTGTGAGTCCTGGCGTTCAAGTACAACCGCTCGAAACATGCATTGTGGCGGTACGAAAAGAAGTGCCCGAACGGTCATGGGCGATTGCCCGGAAATACCTTTCGACGCTCATACCCGCCTGCTATCAAGGGAAATGAGTACGCTGTGGTTCCCGCCGTCGGCTGTCGCGCGAGTGAGGAAGTCCCGTGAGTTGCCCGGTCTGCTCGTCCCGCCGCTACCCCTGCCGGGGAGGTCTGACTCCGGGCAGCGCCCCGTCGCCCGGCTGTCCGCTGAGCGGTGAGGAGCGGGCGCTGCGCGTCCAGCGGCGCGAACGGTTCCGCGAACTCAGGTCCCGGCCCGAGTGGAACCAGGGCCGGGCGCGTGGGCGGCGCAGCCGGGTCGGCCTGCTCGCCTGGGCGGTGCTCGCGCTGTTGCTCCTCGCCCTCTTCCTGCTCTGACGCCCGCGCCTCGGCGGTGCCCTTGTGGCCACGCTCCGGCGGCGGCTCCACCCGACTCCGGGCGCGGGGCCGCCGGCCGAACCCCTTATTGTCGGGCGGGCCACGGGCGCCCGTGGCCCGCCGGGCGGGCACCTTCGCCCGGCCCGCCCGACC</text:p>
          </table:table-cell>
          <table:table-cell/>
          <table:table-cell table:formula="of:=LEFT([.J189];FIND(&quot;),&quot;;[.J189])-1)" office:value-type="string" office:string-value="" calcext:value-type="error">
            <text:p>#WERT!</text:p>
          </table:table-cell>
          <table:table-cell table:formula="of:=MID([.J189]; FIND(&quot;),&quot;;[.J189]) + 1; FIND(&quot;),&quot;;[.J189];FIND(&quot;),&quot;;[.J189])+1) - FIND(&quot;),&quot;;[.J189]) - 1)" office:value-type="string" office:string-value="" calcext:value-type="error">
            <text:p>#WERT!</text:p>
          </table:table-cell>
          <table:table-cell table:formula="of:=RIGHT([.J189];LEN([.J189]) - FIND(&quot;),&quot;; [.J189]; FIND(&quot;),&quot;; [.J18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48840056.1</text:p>
          </table:table-cell>
          <table:table-cell office:value-type="float" office:value="1733257436" calcext:value-type="float">
            <text:p>1733257436</text:p>
          </table:table-cell>
          <table:table-cell office:value-type="string" calcext:value-type="string">
            <text:p>Streptomyces sp. sk2.1</text:p>
          </table:table-cell>
          <table:table-cell office:value-type="string" calcext:value-type="string">
            <text:p>Streptomyces sp. sk2.1 Scaffold_77, whole genome shotgun sequence</text:p>
          </table:table-cell>
          <table:table-cell office:value-type="float" office:value="1733257436" calcext:value-type="float">
            <text:p>1733257436</text:p>
          </table:table-cell>
          <table:table-cell office:value-type="string" calcext:value-type="string">
            <text:p>1707249..1708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112-2344', '11411-11650']</text:p>
          </table:table-cell>
          <table:table-cell office:value-type="string" calcext:value-type="string">
            <text:p>GCCAACAGGCAACTGGTGGAGGAGTGGAACGAGACCCACCCGGACATCCATGTCAGCTATGTCCAGGGCAGCTGGGACACCGTCCACGACCAGCTGCTCACCTCCTTCGAGGGCGACGAGGCGCCGGACGTGATCCACGACGCCTCCGACGACCTGGCCGACTTCGCGTACGGCGGCTACCTCGCCGACCTGCGCGGACTCCTCCCCGACCGGCTGACCGCCGACATCCCCCGGGAGAGCTGGCGGACCACCACCTTCGGCGACGGCGTCTACGGGGTGCCGTTCCTCCAGGAACCCAGGGTCCTGATCGCCAACACCAGGATCCTGAAGGAATCGGGGGTCCGCGTCCCGACGCCCGAGCACCCCTGGAGCTGGGCCGAGTTCCGGCAGGTCGCCAAGGAACTGACGAAGGAGGGCAGATACGGCGTCGCCTGGCCGCTCAAGGAGCCGGTCTCCGTCACGCTGAACCTCGGCCTCTCCGGCGGGGGCAAGCTCTTCCACCGGGGCGCCGACGGCAGGGTGACCATCCGCGCGGACGAGGGCGACCGGGTCGTCCCCGGCGTCATCCACGACCAGGTCAACACCGACCGCAGCGCCTCGCGCACCACGCTCGGCATGGGGGGCTCCGACACCCTTCCCGGCTTCTTCGGCGGCAAGTACGCGATGGTGCCGCTGGGGTTCGCGTACCGCCAGCAGGTCGTCGAGCAGGCCCCCGAGGGCTTCGAGTGGACGGTCCTGCCGGCTCCCGCGGGCAGCGGGGGACTGGCCCAGGGGGTGAGCCCGCAGACCCTCTCCGTCTCGGAGGCCAGCCCGCACAAGAAGGCGGCCGCGCGGTTCATCGACTTCCTGCTCCGGCCGCCGAACATGGTGCGCCTGGCCAAGGGCGACTGGATGCTCCCGACCGGCACCGCGGCGCTCGCGGACCCCTCCCTGCACACCGCCGAGAACGGCTGGGCGACCGGCGTCGCCGTCGCGAAGGAACTGCGTCCGGCGCCCGCCCAGTCGGTGCGCGGCTACCCGGAGTGGAAGGACAAGGTCGCCACCCCCGCCCTCCAGGAGTACTACAGCGGTGCGATCGGGGCCGAGGAGCTGAGGAAACGTCTGGTCGACGACGGGAACCGGGTCCTGGCCCGTTATCAGCGCTGAACCACCGCCCACCGTCCGGCACACGGCGGCGGGGCCGCGCCTTCCGGCGGCCCCGCCGCTGTGTGCTGTGTGCTGTGCGCCGGGTGGCCCCGGAAGTTCCGCGGACGGGCGCCGGGGCGTTTCGGTTTCATCGGGAAATCAAATTTTTCTCCAAATGAATCCAGGATTACCGACCGGTACGTTTCTTTGGGTTCGTCACCCAGTCGTTCCGGTGGTCGCCCGGAAAGCGGAAACCCGGATTCAAACATCGCGCATTGTCGAAGATTCAGACATTCGGAGAGTGAATCCGACTCTTCAGGCCCTTGTGTACACGTGTCCACGGAGGTATGGGGGAGGTTGCGAGCCCCCTCGTCCTCGCTGCTCAGCGCCGTAGGTCGGGTGGAAGGGGGGTTCGGGGACTGGACGCATGGACGCTTTTTCGGGTCGCCCCCGCCGATCCGTCTCCCCGGCCGGTCGTTCCGTTATGTTCTCCGCATTCACCGCAAGTCGGACGCGACGCGAAAAGAAGTCATTGACAAGCACTTTCCCGCTGAGCTTCACTCTTTTCGGCGGTGAGCGGCAAGAGAATTCCCTTCCCGAGGCGGGGGATTGTCGTCGCGAACAGGCCGAACCACACCCCGTGAATGCAAATTCAGAGTAAAAGATGGAGGTGCTGTTATGAAGTTCCTTTTCTTGCTCAAGGACAAGATGACGCCGGAGAAGAGCCTGAAGGCGTACGCCTGGTACCACTGGTACTAAACCGACAGGGCGGTCCTTCGTCACGAGGGACACGGTCAGTCGATTCGGGCCCGTGTCCGGCCAGGCCTCATCGGCCCGCCGGACGCGGGCCCTTCCCGCTTCTTGGAGACCATCGATGCACATGTCCGGTACCGGCAGCCGCGCCCGGGAAGTCGTCTTCGCGCCGAGGCTCCAGGCGCTCCTGCGAGACCACCGGGGCGAGGACGTCTTCCGGCTGGATCCCGGCACCGTCGGCGTGGCCGGGGCCGAGCTGTCCGACCGGATCCTCGCCGCCAGACCGGCCACCGAGGACGAACGCCCCACGTTCAAGCCCCTGCACGGGCGGTCCATTCCGCGCGCCGAGGCGTCGACGGTCATGCGGGCCATCGGCCGGGACGTGCGGACGGCGCTGAAGAAGCCCGTCGGGGCGGTCGACCTCTCCGGCGAGTGGCCGCACGTCGGCCATGTGTTCCTGCGCGACCTCGTCCTGGAGGGCGACCCCTACCGGCTGCGCATCCTCATGGACCGCGCCCTGGAGCTGACGCCCAAGCTCACCTGGACGGTCATCGCCACGGGGGCGGCGCTGCCCGGCCGGCTCCGCCCCGGCGCACCCGTCTCCGCCATCGCCGGCCTGACCGCCGAGGCGGAGGGGTACGGCGACCGCCGCTACGCGATGGGGCTGTACCGGCGGGCGGCGGCCCCGGTCTGCTTCACCGTCTCGACGCTCGTCGCCAGTGCGCTCTGGCTCGGGGCGCCCTTCGACGACGACACCTCGAACCGGAACATCCTGTACGAGGCCATGCGCCTGCTGCCGCCGTCCTGGAACATCCTGCGGAGGGCGTCGCCGGAGTACCCCGCCCTCGATCCCCGGATCGGCGCGGCCGACGACGTCCTGATCCTGCCGCTGCTGAGCCACCGCGACCCCGCGCTCTGGGAGGACCCCGACGAGTTCCGCCCCGAGCGCTGGGACGAACTCGACCCCGAGACCCACCCCGGTTACCTCCCCTTCGGGCACGCCTCGGAGCGCTGCTGGGGCCGGCACATGGTGATGCCGCTCGCCGAGATGCTGCTCGACCGGCTGCGCGGCGACGGCCTGACGGTGAGTCCGGAGCAGACCACCGCGAAGGTGCCCCTGGCCGGGCTGATGGGGGTCTCCGAAGTGCGGGTCGTGAGGGCCTGAGTCCGTTTCATCACGTCGTGTGGGCTCTGTGAACATGGGGGGCGGATTCAAGCCGCCCCCGCCTTCACAGGCGCCCTCCGGCGAACCCTGCCTTCCCGCTCGCGAAGCGGGTCGATAGTGCCTGACGTGGGCGGCAAGTCCCGTGCGGGGGGCGGACGTTGCGGTGGCGGTGCCCGAGTTGGGGGCGACTGGCCGGTTTCTTATTACGAAACTTTGTTGAGTAAGTCACAGCCGGATGAAGCCCTTGATCTGGGCGCGTCAATCGGTCAGGGTTTCGAGCCAGCCCCCCGGAGATCTTCCGGCCGGGGGTCAATCCCCCCACAAAGAATGACGAGGAGATCCCTCTTCATGGCAACTCACAAGCGCGCACGCCGGATCAAGCTGACCGCAGCGATAACCGCGGTCGCCGCAGCGGCCGGTGTCACCCTGCTCAACACCTCGATCGCCGGTGCCGCCCCCGCCCCCAGGACGGGTGTCGTCTACGGCGCGGACGCGGCGGGCGCCGTGGCCGGCAGCTACATCGTCATGCTGGACAAGAAGGCCGACAAGGCGGAGCTCGCCAAGGAGTATGGCGGCAAGCTGAAGCGCAACTACAGCTCCGCCATCAACGGCTTCTCCGCCAGCGGCCTCTCGCTCGCCGAGGCCAAGCGTCTGGCGGCCGACCCGGCCGTCTCCAAGGTCGTCCAGAACAAGAAGTTCCACATCAGCGAGACCCAGGAGAACCCGCCGTCCTGGGGCCTGGACCGGATCGACCAGACCGAGACGACCGGCGACGACGCCTACACCTACCCGGACAGCGCGGGCGAGGGCGTCACCGCGTACGTCATCGACACCGGTGTCCGCGTCACCCACGAGGAGTTCGAGGGCCGCGCCACCTCGGGCTACGACGCCGTGGACAACGACGACAGCGCCGACGACGGCAACGGCCACGGCACCCACGTGGCGGGCACCATCGCCGGTGCCACCTACGGTGTCGCCAAGAAGGCCGACATCGTCGCCGTCCGCGTCCTCGACGACTCCGGCTCGGGCACCACCGAGCAGGTCGTCGCGGGCATCGACTGGGTCACCGAGAACCACGAGGGCCCCTCCGTCGCCAACATGAGCCTCGGTGGCGGCGCGGACGAGGCGCTCGACGCCGCGGTCCAGCGGGCCATCGCCTCCGGCGTCACCTTCGCGGTGGCCGCGGGCAACGAGTCCACCGACGCGAGCGGCAGCTCCCCGGCCCGAGTCCCGGAGGCCATCACGGTCGCCTCGTCCACGGTGGACGACGAGCAGTCGGACTTCTCCAACTACGGCTCGATCGTGGACATCTACGCACCGGGCTCGGACATCACCTCGTCCTGGAACGACAGCGACGACGCGTCCAACACCATCTCCGGTACGTCCATGGCGACCCCGCACGTCGTCGGTGCCGCCGCCGTCTACCTGGCCGGCCACCCGGACGCCACCCCGGAGGAGGTCGCCACGGCGCTGACCGAGGGTGCCACCCCCGACGCGATCTCCAACGCGACCGAGGGCACGCCGAACAAGCTGCTGAAGGTCGTCGAGTAACCGACGCCCCACCGCGGCCGTGACCGGGTGAACGCCGCCCGGCACGACGGAACCGAAGGCCGCCGCGCCCTCCCCCACGGGGCGCGGCGGCCGCACGGTGCGAAGAGCTCGTCCTATGGTGTGGCCATGACGATGTACGCGGCGCTGTTGCGCGGAATCAACGTGGGCGGCCACAAGCGGGTTCCGATGGCCGAACTCCGCACACTGCTCACCGAACTGGGCCACGGAGACGTCCGTACCCATCTGCAGAGCGGCAACGCCGTCTTCAGCAGTGCGTCCGGCGACGAGAACGCCCTCGCCGCCGAGCTGGAGCAGGCCATCGAGGAACGGTTCGGCTTTCCGGTCCCCTGCCTGGTCAGGGACGGCGCCTACCTGGCGGGGACCGCGGCGGCCTGCCCGTTCCCGGCCGCCGAACTCGAAGGCAGACAGCTGCACGTCACGTACTACGA</text:p>
          </table:table-cell>
          <table:table-cell office:value-type="string" calcext:value-type="string">
            <text:p>, ATGAAGTTCCTTTTCTTGCTCAAGGACAAGATGACGCCGGAGAAGAGCCTGAAGGCGTACGCCTGGTACCACTGGTACTAA, 1707052, 1707133(+), GTGAACATGGGGGGCGGATTCAAGCCGCCCCCGCCTTCACAGGCGCCCTCCGGCGAACCCTGCCTTCCCGCTCGCGAAGCGGGTCGATAG, 1708320, 1708410(+)</text:p>
          </table:table-cell>
          <table:table-cell table:formula="of:=LEFT([.J190];FIND(&quot;),&quot;;[.J190])-1)" office:value-type="string" office:string-value=", ATGAAGTTCCTTTTCTTGCTCAAGGACAAGATGACGCCGGAGAAGAGCCTGAAGGCGTACGCCTGGTACCACTGGTACTAA, 1707052, 1707133(+" calcext:value-type="string">
            <text:p>, ATGAAGTTCCTTTTCTTGCTCAAGGACAAGATGACGCCGGAGAAGAGCCTGAAGGCGTACGCCTGGTACCACTGGTACTAA, 1707052, 1707133(+</text:p>
          </table:table-cell>
          <table:table-cell table:formula="of:=MID([.J190]; FIND(&quot;),&quot;;[.J190]) + 1; FIND(&quot;),&quot;;[.J190];FIND(&quot;),&quot;;[.J190])+1) - FIND(&quot;),&quot;;[.J190]) - 1)" office:value-type="string" office:string-value="" calcext:value-type="error">
            <text:p>#WERT!</text:p>
          </table:table-cell>
          <table:table-cell table:formula="of:=RIGHT([.J190];LEN([.J190]) - FIND(&quot;),&quot;; [.J190]; FIND(&quot;),&quot;; [.J190]) + 1))" office:value-type="string" office:string-value="" calcext:value-type="error">
            <text:p>#WERT!</text:p>
          </table:table-cell>
          <table:table-cell office:value-type="string" calcext:value-type="string">
            <text:p>, AWYHWY*, 1707052, 1707133(+), AREAGR*, 1708320, 1708410(+)</text:p>
          </table:table-cell>
        </table:table-row>
        <table:table-row table:style-name="ro1">
          <table:table-cell office:value-type="string" calcext:value-type="string">
            <text:p>WP_190126341.1</text:p>
          </table:table-cell>
          <table:table-cell office:value-type="float" office:value="1907517548" calcext:value-type="float">
            <text:p>1907517548</text:p>
          </table:table-cell>
          <table:table-cell office:value-type="string" calcext:value-type="string">
            <text:p>Streptomyces inusitatus</text:p>
          </table:table-cell>
          <table:table-cell office:value-type="string" calcext:value-type="string">
            <text:p>Streptomyces inusitatus strain JCM 4988 sequence026, whole genome shotgun sequence</text:p>
          </table:table-cell>
          <table:table-cell office:value-type="float" office:value="1907517548" calcext:value-type="float">
            <text:p>1907517548</text:p>
          </table:table-cell>
          <table:table-cell office:value-type="string" calcext:value-type="string">
            <text:p>63538..64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444-9824']</text:p>
          </table:table-cell>
          <table:table-cell office:value-type="string" calcext:value-type="string">
            <text:p>TCGGCCGCCAACGCCCGCACCGCCGCCGGGAACAGCAGCGAATCCCCCTCCGCCACCAGCCGCACCGCGTGCACGATCTCCGCCGGCCTGGCCCGCTTCAGCAGAAACCCGGCCGCCCCCGCCCGCAGCGCCGCGTACACGTACTCATCGTTCTCGAACGTCGTGACCACCAGGATCTTCGGCGGCCGCTCCACCGACGCCAGCACCGCCCGCGTCGCCTCGATCCCGTCCAGCAGCGGCATCCTCACATCCATCGCCACCACATCCGGCCGCAACCCCCGCACCAACGGCACCACCGCCGCCCCGTCGGCCGCCTCCCCCACCACCACGATGTCGGACTGCGCCTCCAGCACCGCCCGCAACCCGGCACGCACCAGCGGTTCGTCGTCCACGAGCAGTACGGAGATCGCCATCCGGGCAGCCTAGGGCCGTCCGCCTGTCTCTCGGGCCTTCGAGGGTCCGGACCTTCGCGGGTCGGCCTTGCCTCCGCTACCCCGCGCCCAGGAGCTGGAGAATCCCGTTCACCGCTTCCACGATCGGCACTCCCAGCGCCCCGGCGGTCGCGGCGACGCCGGCGATGGCCATCAGGGCGTGTGTGCGGACCTGCGTCGGGACCACGGCGTCGGGGGCGAGGACCGGCAGCGATTCGTCGATCGTCCGCGCACCCGGAGGCGAGACCTCCGCGCGCAGGTCTCGGATCTGCGCTGTCAGCGCCTCTATCGCGGAACGCAGTTCAGGGCTCATGGAGACCGGAGCCGCGTTCTTCACGATGCCGGTGTTGTTGGTGCCGCCGTACATATTGACGTTGTCGCTGTCGCCGAAGTGGTAGTTGTCGCCGCTCATGACTTCGCCATCCCCACGTTGCCCGATCCGCCGTACATATTGACGTTGTCGCCGAAGTGGTAGTTCCTGGGATTGATCAGAAGCGTCTCGACCTTCACCTGGAACTCGGTCTCAGGGTTCTCGATCCAGTTCACGACCTGGTCGACCAGCTCATTGAGATGCTGGGTGTTCTTGCTGGTCACCAGGGCCGTCGAAGCACCGGATGTCTCGACGGCCAGCGCCCAGTGGGAGGCGGCGGTCAGGACCGTTCCCAGGGCCCCGACGCAGTAGACCAGCGACGCGAGGGCGCCGAACCAGACGAGTCGGGTGACCGTCGGGGAGGGGCCCCCGTCGCTGGCGATGCCGACGGCTCCGTTGAGGATCGTCAGGGCGAAGGCCACCGACAGGACGATCCCGACCCGCTTGAGGAAGAGCATGGCCGCCTCACCGCGCCGTGGGGTGAGCAGGAATGTGTACACCCGCGTGATGTTCTGGATCGGGTATGCGGCGCCACCCACCCACAACAGCCTTTTGCTGGTACGCAGTTCGACACCGCCCGCCAGATGCGGGGGGAGCGTCGGCCGGGGCGGCGGAGCGACTCGGTTGTGCCAGGGCCTGTCGCCGCCGGACGCCTTGGGCCGTAACGCCGACGGCGGTGGCTGCTGTCGCGCTGTCTCCGGGTTCTCGGGTGTGTCCATGCTCTGTCGATGCCCCCTGGGGTGTGTGACGCCCGTCACTGGGGGGTGAACTTTAGTGGGCGGAAGCGAACACCGCCGCCCCTTTCCGGGCATTCGAACGCGAGCCCGATGCCTCTCAGTTCCTCAATGGGAGTTTCGAAGAGCTTCACCGAAAGGGTGAATCTGGCGCGAACCTGACTGTGCGCAGGTGTTTGCGCGGTAGCCGCGGAGTAATCTTAGATCGTTCAACTACCCTGAAATGAAAGGGAGAGCCAAAGATGAAGATCCTCTTCGCCATCCGCGACGCGTCTTTCGCCAGGAAGAGCCTGAAGGCCAGCTCCTGGTACATCTGGTACTGAGTCGGCCGATCAGCGCCTCCGGTATCTGATCTGAACAGCTGATCCGCCTCCGCCCCCTCGCGACCTCCGCCGAGAGATCGGGCCCGGGCGGGAGCGGGGCGGGGGCGGTGACCGACCCCGGCAAAGTCTCGGAGACATCACATGACGTTCTCCCCCGCCTCCGCCCGCTCGCGAACCACCGTCCTCTCCCCCCGGCTTGAGGCCCTCCTCAGGGACCATCTGGGCAAGGACGCGGTCCGGCTCGAACCCGACACGATCGGGGTCGCCGGGCCCGAACTCATCGACCGGGTCCTCGCCGCCCGGCGCGCCACCGAGATCGAACGGCCCACCTTCAAGCCCCTCCACGGACGCTCGATCACCCGCACCGAGGCCTCCTCGGTCACACGGACGATCGGCGACGACGTCCGTGAGGCGCTGAAAGCCCCGCTGCCGCCGAACATCGACCTCTCCGGCCCCTGGCCCCTCACCGGACACCTCTTCCTGCGCGACCTCATCCTCGGCCGGGACCCCCGCCGACTGACCATCCTGATGAGCCGCAACCTCGAACTGACCCCCCTGCTCACCTGGTTGGTGATCTCCGCCGCCGCCGCACTGCCCGGCGGCCCCAGGCCCACCGACGACCTCACCGAACTCGGCAGACTCGCCGCGAAGGCAACCGGCTACCAGAACCGGCGATACGCACTCGGCATGTATCGCCGAGCCGCCGCGCCAGTCTGCTTCACCATCTCCACCCTCGTCGCGAACGCCCTCTGGCTGGGCTCCCCCTTCGACGACAGCACACCCAACCGGAACATCATCTTCGAGTCCCTGCGCCTCCTGCCCCCGTCATGGAACATCCTCCGCCGCGCCTCACCCGAGTACCCCCCACTCGACCCCCGCATCGGCCCGGACGACGACATCCTCGTCCTGCCACTCCTCTCCCATCGCGACCCCGCCCTGTGGGACTCCCCGAACGACTTCCGCCCGGAGCGCTGGGACCACCTCGACCCCGACAACACCCCCGGCTACCTGCCCTTCGGACACTCCTCCGAACGCTGCTGGGGCCGCCACATGGTCATGCCCCTCGCCGAACTGCTCCTGGACCGGATCCGCGAAGCCGGCCTGACCGTCGACCCCGGCCAGCGAACCGCCAAAGTGCCCCTGCTCGGCCTGCTCGGCGTCAGCGAGGTCCGCGTCCGTACGGGGCCCGGTCGGCGTTGAGGCGGACGAGACCGCCTTCGGCACCGCAGTCGAGATCGCGGGCACTGCCTGCCTGACTGCCGGCCGCGACGCTGCGGACGCGTTCACCGTGTCGTCCTGGGCAGCGGGAAGGGCGATTCACGCATACGGGTGCCCCCCTGCCTCGACCCGCCTGGCCGCGAAGTCCAGCGGCAGCCTCACCCGTACCCGCCACTCCCCGCCCTCCGCCCCCGCCGTGGCGCGCCCGCCGAGCAGGGCGGCCCGTTCGCGGATGCCGCGCAGCCCGCCGCCGGGGGCGGCCGGGGGCCGGGTGGTGGGGAGGGGGTTGGTCACTTCCAGGTCGAGGCGGCCGTCGGCGATCGTGATGTGTACGCGGATCGGCGCCGGGCCCGCGTGGCGCAGCACATTGGTGAGGGACTCCTGCGCGATCCGGTAGCCCTCCCGGGAGACGGGGCCCGGCACCAGGGAGAGCGGGCCGCTCACGGAGGCGTCGACGGTCGCGCCGGAGGCGCGGGCGGATTCCAGCAGCCGGTCCAGGTGGGCGAGGGTGGGGCGGGCGGGGACAGGGCCGCCGGACTCGCGGAGGATGAGGAGGACGCGTTCCAGGTCCTCCAGGGCGGCGCGGCCGGTCTCCTCGATGGCGGCCAGGGCCCGTACGGTGAACTCCTCGTTCTTCGCGGCGCGGGCGGCGCCCGCCTGGACCACGGCCACGGTCAGCGCGTGCCCGATGGAGTCGTGCAGCTCGCGGGCGATCCGGTTCCGCTCCAGCAGGAGTTCCGTGCGCTCCTCCAGCGCGGCGAGGCGCTCCGCGCCCGAAGGCCCCAGCAGCCGCCGGGCGATCGCGGTGATCAGCGCTCCGAGGCCCGCCACCGCAGCGAGCAGGGCCACCGTGGGCAGGGGGGCGAGCAGGGCGTACCACCAGTGCCCGCCCGGCAGGCTCCACGGGAGGGCGCCCATCGCGACGGGGTCGGCCCCGCTCGACGCTCGGGCGAGGGCGAACGAGAGTCCGGCCAGGGCGGCCGTGAGGTAGGCGGTGAGCAGCCCGAGGGCCAGGCGGACCTCCATCCAGAGCGCCGTGCGCCAGCGGTCGGCCCAGTTCGCGGACGGCGCGGCGGCGATCCTCGACGCGGACTCCCGGTGGCTGTCCCCGGTCAGGAGCAGCCGTGCCTGAAGGCCCTCGACCAGGCGCACAGCCGGTATCAGCCCCACCAGGCCGACGAGGGCGAAGGGGGCCAACCGCCCCTCTTCGTCGATGAATTCCCACACTCCCCAGACGACCGCGCCGATGAACAGATGCAGCCAGCGGGTGTAGGTGACCGAACGGATCAGCGGGTGCGGCGACAGGGCGGGCATCGCGCCATCGTGTCAGCGGCCCGGCGCTCGCGGCTCCCCCGCGCGGGGGAGGGGCCGTCCCCGTACGGGGGAGGCGCCGGGGGTTTTGGGGCGGCCAGGCTGCTGCCATGACCAGTATCGACGTAGCCGATCTCACCAAGGAGTACGGTCCGGTCCGCGCCGTGGACGGGCTGACCTTCGCCGTACGCCCGGGCCGGGTCACCGGCTTTCTCGGGCCCAACGGCGCGGGCAAGTCCACCACTCTGCGCCTGATCCTGGGCCTGGACCGCCCCACCTCCGGCACCGCCACCGTCGGCGGGCTGCCGTACCGCGCGCTGGACGAACCCGCGCGCCGGGTCGGCGCGCTGCTCGACCCGGGGGCCGCACCGGGCTCCCGTACCGGCCGCGACCATCTGCGCGTCCTCGCGGCGGCGGGCCGGATCCCGGCGCGCAGAGTGGCCGAGGTGCTGGAGCTGACGGGGATCGCGGGCGCGGCGGACCGCCGGATCCGGAGCTTCTCGCTCGGGATGCGGCAGCGGCTGGGGATCGCGGCGGCGCTGCTCGGCGACCCGGAGGCGCTGCTGCTGGACGAGCCGTCGAACGGGCTCGACCCCGAAGGCATCATCTGGCTCCGGGGGCTGCTGCGCGAGCTGGCGGGGGAGGGCAGGACGGTCCTGGTCTCCAGCCAT</text:p>
          </table:table-cell>
          <table:table-cell office:value-type="string" calcext:value-type="string">
            <text:p>, ATGGTGAAGCAGACTGGCGCGGCGGCTCGGCGATACATGCCGAGTGCGTATCGCCGGTTCTGGTAG, 64055, 64121(-), ATGAAGATCCTCTTCGCCATCCGCGACGCGTCTTTCGCCAGGAAGAGCCTGAAGGCCAGCTCCTGGTACATCTGGTACTGA, 63315, 63396(+)</text:p>
          </table:table-cell>
          <table:table-cell table:formula="of:=LEFT([.J191];FIND(&quot;),&quot;;[.J191])-1)" office:value-type="string" office:string-value=", ATGGTGAAGCAGACTGGCGCGGCGGCTCGGCGATACATGCCGAGTGCGTATCGCCGGTTCTGGTAG, 64055, 64121(-" calcext:value-type="string">
            <text:p>, ATGGTGAAGCAGACTGGCGCGGCGGCTCGGCGATACATGCCGAGTGCGTATCGCCGGTTCTGGTAG, 64055, 64121(-</text:p>
          </table:table-cell>
          <table:table-cell table:formula="of:=MID([.J191]; FIND(&quot;),&quot;;[.J191]) + 1; FIND(&quot;),&quot;;[.J191];FIND(&quot;),&quot;;[.J191])+1) - FIND(&quot;),&quot;;[.J191]) - 1)" office:value-type="string" office:string-value="" calcext:value-type="error">
            <text:p>#WERT!</text:p>
          </table:table-cell>
          <table:table-cell table:formula="of:=RIGHT([.J191];LEN([.J191]) - FIND(&quot;),&quot;; [.J191]; FIND(&quot;),&quot;; [.J191]) + 1))" office:value-type="string" office:string-value="" calcext:value-type="error">
            <text:p>#WERT!</text:p>
          </table:table-cell>
          <table:table-cell office:value-type="string" calcext:value-type="string">
            <text:p>, AYRRFW*, 64055, 64121(-), SWYIWY*, 63315, 63396(+)</text:p>
          </table:table-cell>
        </table:table-row>
        <table:table-row table:style-name="ro1">
          <table:table-cell office:value-type="string" calcext:value-type="string">
            <text:p>WP_190040962.1</text:p>
          </table:table-cell>
          <table:table-cell office:value-type="float" office:value="1907434103" calcext:value-type="float">
            <text:p>1907434103</text:p>
          </table:table-cell>
          <table:table-cell office:value-type="string" calcext:value-type="string">
            <text:p>Streptomyces filamentosus</text:p>
          </table:table-cell>
          <table:table-cell office:value-type="string" calcext:value-type="string">
            <text:p>Streptomyces filamentosus strain JCM 4122 sequence1, whole genome shotgun sequence</text:p>
          </table:table-cell>
          <table:table-cell office:value-type="float" office:value="1907434103" calcext:value-type="float">
            <text:p>1907434103</text:p>
          </table:table-cell>
          <table:table-cell office:value-type="string" calcext:value-type="string">
            <text:p>1297327..1298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133-6549']</text:p>
          </table:table-cell>
          <table:table-cell office:value-type="string" calcext:value-type="string">
            <text:p>CCATCAAGAACACCGGCACCACCTCCATCTCCTCCTGGAACCTGGAGTGGGACTACCCCTCCGGCACCCGGGTCACCTCCGCGTGGGACGCCACCGTCACCAACAGCGGCGACCACTGGACCGCCAAGAGCGTCTCCTGGAACGGCACCCTGGCCCCCGGCGCCTCGGTCTCCTTCGGCTACAACGGCTCCGGATCCGGCGCCCCCAGCGGCTGTAAGATCAACGGCGCCTCCTGCGACGGCACCCAGCAGCCCGGCGACAACCCGCCCTCCGCCCCCGGCACCCCGGCGGCCTCCGACGTCACCGACACCTCGGTGAAGCTGAGCTGGGGCGCCGCCACCGACGACAAGGGCGTCAAGAACTACGACGTGCTGCGCGACGGCACCAAGGTCACCACGACCACCGCCCTGAACTACACCGACCAGGGCCTCACCGCCGGCACCGACTACAGCTACACCGTCGTGGCCCGCGACACCATCGACCAGACCGGCCCCGCCGCCGGCCCGGTCTCGGTGCGCACCACGGGAGGCGGCACCACCCCGCCGCCGCCGAAGGCCGTCAAGCTGGGCTACTTCACCAACTGGGGCGTCTACGGGCGCAACTACCACGTGAAGAACATCGTGACCTCGGGCTCCGCGTCCAAGATCACGCACATCAACTACGCCTTCGGCAACGTCCAGGGCGGCAAGTGCACCATCGGCGACGCCTACGCCGACTACGACAAGGCGTACACCGCCGACCAGTCCGTCGACGGCGTCGCCGACACCTGGGACCAGCCGCTGCGCGGCAACTTCAACCAGCTGCGCAAGCTGAAGAAGGCGTACCCGAACATCAAGGTCCTCTGGTCCTTCGGCGGCTGGACCTGGTCCGGCGGCTTCGGCCAGGCCGTCCAGAACCCGGCCGCGTTCGCGCAGTCCTGCTACGACCTGGTCGAGGACCCGCGCTGGGCCGACGTCTTCGACGGCATCGACCTGGACTGGGAGTACCCGAACGCCTGCGGTCTCACCTGTGACACCAGCGGCGCCGCGTCCTTCAAGAACATGATGCAGGCCATGCGCGCCAAGTTCGGCGCCAACAACCTGGTCACCGCGGCCGTCACGGCCGACGCCTCCGCCGGCGGCAAGATCGACGCCGCCGACTACGGCGGCGCCGCCCCGTACTACGACTGGCTGAACGTCATGACGTACGACTTCTTCGGCGCCTGGGCGGCCAAGGGCCCGACCGCCCCGCACTCCCCGCTGACCTCGTACGCCGGCATCCCGCAGGCGGGCTTCAACTCTGCCGAGGCGATCGCCAAGTTCAAGGCCAAGGGCGTCCCGGCCAACAAGCTGCTGCTCGGCATCGGCTTCTACGGCCGCGGCTGGACCGGCGTCACCCAGTCCGCCCCCGGCGGCACGGCGACCGGCCCGGCGCAGGGCACCTACGAGCAGGGCATCGAGGACTACAAGGTCCTCAAGACGTCCTGCCCGTCCAACGGAACCGTCGCCGGCACCGCCTACGCCCACTGCGGCACCAACTGGTGGAGCTACGACACCCCCGCCACCGTCAACTCCAAGATGAGCTGGGCCAAGAACCAGGGCCTCGGCGGAGCCTTCTTCTGGGAGTTCAGCGGTGACACCACCAACGGCGAGCTCGTGACCGCGATCAACTCCGGTCTGAACTAGCCGGCTTGCGCTCCACGGAGCCCCGCACCGCTCCCCCGCGAGGGGGGCGGTGCGGGGCTCCTCGCGTCCCCCGTCGGCAAGGAGATCGCAAAGAACCTCAACTCACGGCCCCGCGGCGGGCGTTCATCCTATATTCCTCTCTAGGACCGAACCTTTCCCGCCGCCCTGAAAGGGGGTGCAGTGATGAAGCTCCTCTTCGCCATCCGCAACAAGGTGTCCGCCCAGAAGAGCCTGAAGGCCAGCTCCTGGTACATCTGGTACTGAGCCGCACGGCCGTCCCCGCCGCACGGCGGGGACGGCCCCGCCCTCCGACGCCCGCCCTCCCGGAGACCCCCATGCGCGCCACGGTGTTCCACCCCCGACTCGCCGCCCTGTTCCGGGACCACCTCGGACAGGACGTCTTCCGGCTCGAACCCGACACCGTCGGCGTCGCCGGACACGAGGCCGCCGACCGGATCCTCGCCGCCCGCCGCGCCACCGAGGACGAGCGCCCCACCTTCAAACCGCTCCAGGGCCGCTCGATCCCCAGGGCCGAGGGCGCCGCCGTGATGCGGACCGTCGGCGCCGACGTCCGCGCGGCCCTCAAGGGGGAACGGATCCGGCCCGGGGACGTCGACCTGACCGGGGTGTGGCCGCACCGGGGCCACGTCTTCCTCCGGGACCTGGTCCTCGGCAAGGACCCCTACCGGCTGCGGATCCTCATGAGCCGCAACCTCGAACTGACCCCCAAGCTCACCTGGGCCGTCATCGCCGCGGGCGCCGCCCTCCCCGGCCGGCCCGGCCGCCGCGGCGAACCCCTCACCGGCCTCGCCCGGCTCACCGCCGACGCCACCGGCTACCAGGACCGCCGCTACGCCATGGGGCTGTACCGGCGCGCGGCCGCCCCCGTCTGCTTCACCGTCTCCGCCCTCGTCGCCAACGCGCTCTGGCTCGGCTCGCCCTTCGACCCCGCGACGCCGAACCGGCACCTGCTGTACGAGGCCATGCGGCTGCTGCCGCCCTCCTGGAACATCCTGCGCAACGCCTCCCCCGAGTACCCCGGCGTCGACCCGCGCATCGGCCCCGCCGACGACGTCCTCCTGCTGCCCCTGCTCACCCACCGGGACCCGGAGCTCTGGAAGGACCCCGACGCCTTCCGCCCGGAGCGCTGGGAAGACCTCGACCCCGACGACACCCCCGGCTACCTGCCCTTCGGCCACGTCTCCGAGCGCTGCTGGGGCCGCCACATGGTGATGCCCCTCGCCGAACTGCTCCTGGACCTCGTCCGCGGCGCGGGCCTGGAGGTGGACCCCGGACAGACGAAAGCCGAGGTGCCCCTCGCGGGACTCCTCGGCGTGTCGGAGATACGGATCCGGCGCGGCCCTCAGGCCACATTGACCCGTTGACCCGGCGGCGCCGCCTCCAGCCAGGCCATGAACCCGGTCCGGGCGTCCTCGCTCATCGCGAGCTCCAGCCGGACCCCGTTGTACATGCAGGGCTGGATCACCGAGTCCGACAGGAGCGCCAGCTCCTCCTCGCCCTCCGGCATCCGGCGCTCCAGGGCCACGATGGCCGAGCGCTCCAGGAAGCGGCGCGGGCGGGGCGCGTACGAGAAGACCCGGAACCAGGCGATCTCGTCACCGCTGTACCGGGCGACCCCGTACACCCAGCCCTTGCCGCTGAGGTCCGGCTCCTCCGGCACGTCCCAGCGCAGGGAACAGTCGAAGGTGCCGCCGGCCCGCTGGATCAGCCTGCGGCGCAAGCCGAAGACGAAGAGCCCGATCACCACCAGTGCGACGACCAGGCCGCACACGAGCAGCGCGAGGAACATCTTCACCGACCTCCTCGCTGCGTCCCGTGACCGGCGCCGCCGGCCGAACCGAATACAACCTGCATCTGCATCGCCTCAGCCGCGGCACGGTCCGGAACGTTCCGGACCGTGCCGCGGCTGAGGGCACTACTCTTCGGTGCGGGTCCGCTAGCGGACCGCTACCGCACGCAGCCGGACCTCGGCGCGCCGCTCGGCGGCGGCGTCCTCGTCCGACTTGGCGCGCTCCAGCGCGCGCTCGGCGCGCCGGGCGTCGATCTCGTCCGCCAGCTCGGCGATCTCCGCGAGCAGAGACAGCTTGTCGTCGGCGAAGGAGATGAACCCGCCGTGGACGGCGGCGACGACCGTGCCGCCCTCGCTCGTGCGGATGGTCACCGGGCCCGACTCCAGCACACCGAGCAGCGGCTGGTGACCGGGCATGACGCCGATGTCGCCGGAGGTGGTACGCGCGATGACCAGGGTGGCCTCGCCGGACCAGACACTCCGGTCCGCGGCGACCAGCTCGACGTGCAGCTCAGCAGCCAAGGGTGGGCTCCTCGGTTCACCACCCGGCGGTGCTGCCGGGTGTTGGGATCAATTCTAAGGGGCGTGGAGAGGGGGACGGGAACGGCTCCCGCCCCCTCTCGGGCGAGCACGGGGCTCAGGAGACGCCGAGCTCCTTGGCGTTGTTCTTGAGGTCCTCAAGACCACCGCACATGAAGAACGCCTGCTCCGGGAAGTGGTCGAACTCGCCGTCGCAGATCGCGTTGAACGCGGCGATCGACTCGTCCAGCGGAACGTCCGAACCGTCCACACCGGTGAACTGCTTGGCGGCGTGGGTGTTCTGCGACAGGAAGCGCTCGACACGACGCGCACGGTGCACGACGAGCTTGTCCTCCTCGCTGAGCTCGTCGATACCGAGGATCGCGATGATGTCCTGGAGGTCCTTGTACTTCTGCAGGATGCCCTTGACGCGCATGGCGGCGTCGTAGTGGTCCTGCGCGATGTAGCGCGGGTCCAGGATCCGGGACGTGGAGTCCAGCGGGTCCACGGCCGGGTAGATGCCCTTCTCGGAGATCGGACGGGAGAGAACCGTCGTCGCGTCGAGGTGGGCGAAGGTGGTGGCCGGGGCCGGGTCGGTCAGGTCGTCCGCGGGGACGTAGATCGCCTGCATCGAGGTGATCGAGTGACCACGGGTCGAGGTGATGCGCTCCTGGAGGAGACCCATCTCGTCGGCCAGGTTCGGCTGGTAACCCACCGCGGAGGGCATGCGGCCGAGCAGGGTCGAGACCTCGGAACCGGCCTGCGTGAAGCGGAAGATGTTGTCGATGAAGAACAGCACGTCCTGCTTCTGCACATCGCGGAAGTACTCCGCCATGGTCAGACCGGCGAGGGCGACGCGGAGACGGGTGCCCGGGGGCTCGTCCATCTGGCCGAAGACCAGGGCGGTCTTGTCCAGAACGCCGGACTCTTCCATTTCCGCGATGAGGTCGTTGCCCTCACGGGTGCGCTCGCCGACGCCGGCGAAGACGGAAACGCCCTCGTGCAGCTTGGCCACACGCATGATCATTTCCTGGATCAGAACGGTCTTGCCGACAC</text:p>
          </table:table-cell>
          <table:table-cell office:value-type="string" calcext:value-type="string">
            <text:p>, GTGCGGGGCTCCTCGCGTCCCCCGTCGGCAAGGAGATCGCAAAGAACCTCAACTCACGGCCCCGCGGCGGGCGTTCATCCTATATTCCTCTCTAGGACCGAACCTTTCCCGCCGCCCTGA, 1297040, 1297160(+), ATGAAGCTCCTCTTCGCCATCCGCAACAAGGTGTCCGCCCAGAAGAGCCTGAAGGCCAGCTCCTGGTACATCTGGTACTGA, 1297174, 1297255(+), GTGATGAAGCTCCTCTTCGCCATCCGCAACAAGGTGTCCGCCCAGAAGAGCCTGAAGGCCAGCTCCTGGTACATCTGGTACTGA, 1297171, 1297255(+)</text:p>
          </table:table-cell>
          <table:table-cell table:formula="of:=LEFT([.J192];FIND(&quot;),&quot;;[.J192])-1)" office:value-type="string" office:string-value=", GTGCGGGGCTCCTCGCGTCCCCCGTCGGCAAGGAGATCGCAAAGAACCTCAACTCACGGCCCCGCGGCGGGCGTTCATCCTATATTCCTCTCTAGGACCGAACCTTTCCCGCCGCCCTGA, 1297040, 1297160(+" calcext:value-type="string">
            <text:p>, GTGCGGGGCTCCTCGCGTCCCCCGTCGGCAAGGAGATCGCAAAGAACCTCAACTCACGGCCCCGCGGCGGGCGTTCATCCTATATTCCTCTCTAGGACCGAACCTTTCCCGCCGCCCTGA, 1297040, 1297160(+</text:p>
          </table:table-cell>
          <table:table-cell table:formula="of:=MID([.J192]; FIND(&quot;),&quot;;[.J192]) + 1; FIND(&quot;),&quot;;[.J192];FIND(&quot;),&quot;;[.J192])+1) - FIND(&quot;),&quot;;[.J192]) - 1)" office:value-type="string" office:string-value=", ATGAAGCTCCTCTTCGCCATCCGCAACAAGGTGTCCGCCCAGAAGAGCCTGAAGGCCAGCTCCTGGTACATCTGGTACTGA, 1297174, 1297255(+" calcext:value-type="string">
            <text:p>, ATGAAGCTCCTCTTCGCCATCCGCAACAAGGTGTCCGCCCAGAAGAGCCTGAAGGCCAGCTCCTGGTACATCTGGTACTGA, 1297174, 1297255(+</text:p>
          </table:table-cell>
          <table:table-cell table:formula="of:=RIGHT([.J192];LEN([.J192]) - FIND(&quot;),&quot;; [.J192]; FIND(&quot;),&quot;; [.J192]) + 1))" office:value-type="string" office:string-value=", GTGATGAAGCTCCTCTTCGCCATCCGCAACAAGGTGTCCGCCCAGAAGAGCCTGAAGGCCAGCTCCTGGTACATCTGGTACTGA, 1297171, 1297255(+)" calcext:value-type="string">
            <text:p>, GTGATGAAGCTCCTCTTCGCCATCCGCAACAAGGTGTCCGCCCAGAAGAGCCTGAAGGCCAGCTCCTGGTACATCTGGTACTGA, 1297171, 1297255(+)</text:p>
          </table:table-cell>
          <table:table-cell office:value-type="string" calcext:value-type="string">
            <text:p>, EPFPPP*, 1297040, 1297160(+), SWYIWY*, 1297174, 1297255(+), SWYIWY*, 1297171, 1297255(+)</text:p>
          </table:table-cell>
        </table:table-row>
        <table:table-row table:style-name="ro1">
          <table:table-cell office:value-type="string" calcext:value-type="string">
            <text:p>WP_189979211.1</text:p>
          </table:table-cell>
          <table:table-cell office:value-type="float" office:value="1907435289" calcext:value-type="float">
            <text:p>1907435289</text:p>
          </table:table-cell>
          <table:table-cell office:value-type="string" calcext:value-type="string">
            <text:p>Streptomyces libani subsp. rufus</text:p>
          </table:table-cell>
          <table:table-cell office:value-type="string" calcext:value-type="string">
            <text:p>Streptomyces libani subsp. rufus strain JCM 4325 sequence03, whole genome shotgun sequence</text:p>
          </table:table-cell>
          <table:table-cell office:value-type="float" office:value="1907435289" calcext:value-type="float">
            <text:p>1907435289</text:p>
          </table:table-cell>
          <table:table-cell office:value-type="string" calcext:value-type="string">
            <text:p>556834..555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580-13045']</text:p>
          </table:table-cell>
          <table:table-cell office:value-type="string" calcext:value-type="string">
            <text:p>CTGGAGGAATCCGTTCCTCCGCCCGGAGGTCTGCTGGCAGGCAGGAGATGGCCGTGATCGAACTGGCCGCGGCGTTCGCCGTCGCGGGAGCGGCGAGCAACGCCGTGGGCACCGCGTTCCAGCGCAAGGCGGCCTCGGCGAGCAGCCGCGGCGGGATCCGGCTGCTGGCGGAGCTGGTCCACCGTCCTTTCTGGGTGATCGGCATGGCCGGCGTGATCTGTGCCGCGCTGTTCCAGAGCCTGGCACTGGTCAACGGTCCGCTCGCGCTGGTCCAGCCCCTCTTCATCCTGGAGCTGCCGTTCGCGCTGCTGGTCGCCGCGCCGCTGATGCACCGGCGGCTGCCCCGCTCGGGCTGGTGGGGGGTGGGCGGCTGCGTGGCGGGCCTCGCCGTGCTGCTCGTCGCCGCCGCCCCGCACGGCGCGACCGACCACGCGCCCCTCACCCGGTGGATCCCGGCCCTGTGCCTGTGTGTCGGCGCGATGGCCGCCGCCGTGCTGCTGGCGGGCCGGGGCGGTGCGCCGGCCCGGCGCGCCGCGCTCCTGGCCGCCGCCTCCGCGATCGGCAACGCCCTGACCGCCGCCCTGCTGAAGTCGGCCAGCGGCACCTTCGCCGACCACGGTTTCCCGGCATTCCTGCGGTCCTGGCAGACGTACGGCTTCGCGCTCGCCGGTGTCGCCGCCGTGCTGCTGCTGGAGAACGCGTTGCAGGCCGGTCCGCTCGCGGCGGCGCAGCCGGCGCTGACCATCGGCGACGCGGTGGTGAGTCTGACGCTGGGGATCATGCTCTTCGACGAGCGGATCCGCACCGGCTGGTGGCTCGTGCCGGAGGCCTGCGGCGCCCTGCTGATCATCGGGGGCGTACTGGTCCTGAGCCGGGCCGTGCAGCGCATCGTCGTCCTGCCGGTTCCGGCCGCGGAGCAGCGTTCCACGACGTGAGGCGGCCCGGTCCTCCGCCTAGCGCGGTCGCGTGAGCCGTACCTCCTCCACGCCGAGCAGGCCCAGCAGCGGCACCCGGCCGACCCGCTGGCCGGGGTCGACCACCAGCCCGGAGCCACGGATCAGTCCCAGCAGCAACTCGGCCAGCGGCATCACCATGTGCCGGCCCCAGCAGCGCTCCGAGGAGTGCCCGAAGGGCAGGTAGCCCGGGGTGGTGTCGGGGTCGAGGCGGTCCCAGCGTTCCGGGCGGAAGGCCTCGGGCTCGTCCCACAGGGCGGGGTCCCCGTGGGACAGCAGCGGCAGCAGCAGGACGTCGTCGCGCTCGCCGATGCGGCCGTCTATGGCCGGGTACTCGGGCGAGGCGTTGCGCAGGATGTTCCACGAGGGCGGCAGCAGCCGCAGCGACTCCAGGACGATGTTGCGGTCGGGCGTGCCGTCGTCGAAGGGGAAGCCGAGCCAGAGCGCGTTGGCCACCAGCGTGGACACGGTGAAGCACACGGGGGCGGCGGCCCTGCGGTACAGGCCCATCACGTACCGCCGCTCCTGGTACCCCCGCGTCCGCGCCGCCCGGTCGGCGAGGCCGGTGAACCGGGCGTCCGGCCGGGGCCAGCCGGGCAGGGCGGCGCCGGCCGCGATCACCGACCAGGTGAGTTTCGGGGTGAGTTCGAGGGTGCGGCTCATCAACAGGCGTAGCCGGTACGGGTCCTGGCCGAGTATCAGGTCACGGAGAAAGAGGTGGCCGGTCAACGGCCAGGGGCCGGCCAGGTCGACGTTCTCCGGCAGGGGCCTGGCCAGGGCGTCCCGTACGTCGTTGCCGATGGTGCGGGTGACGGTGGAGGCCTCGGTGCGGGTGATCGAACGCCCGTGCAGCGGCTTGAAGGTGGGGCGCTCGGTCTCGGTGGCCCGGCGCGCGGCCAGGATGCGGTCGGCGACCTCGTGCCCCGCGACGCCGACGGTGTCGGGCTCGAGCCGGAACACGTCCCGGCCCAGGTGGTCGTCGAGGAGCGCGGCGAGCCGCGGGGCGAACACGGTGGCGCGTGCACGCGCGGTGGAGGACGGCGGCATGGCTGCTCCGGTGCGGGGCGGGGACGGCGGGAGGACGGGGCGCCACCGCTGTCCGGCCGGACCGTAGCGCGACGCGGCCGGACAACGATGTCACCGCACGCGGCGGTGCGGATCAGTACCAGAGGTACCAGGCGTTGGCCTTGAGGCTCTTGCCGGCGGCAACGCGGTTGCGGAGGGCGAAAAGGAGCTTCATCACTGCACCTCCCCTCGGGGGCGGACGGATGACACGCGCGGGTCCGGCCGGGCCGGGAACGATCACGTGTCGGCGACGCTCCGAGCCTTCCCGTGATCGTTCACCGGATAATCACCAGGGCGCCCAAAATCGCTGCTGTCCAGTCGGTTTCGGACTTCTCCCGATCATCGGCGCTCCGGTTTGACGCAATGACGGGCGTACGACAGGCATACGACACAGCGACCCCCGCGCGGCCCCCAGGCGCTGGTGGCGGACGACCGGGGCGGCCCGCATACCGGACACCGGGTCACCCGGTGCGGACACGCACGCCCTCTCGCCGACGGCATCACCGCCGCGACATTGGCCGGATCGGCACCCCCGCCGCTACTCGGCCCGCACCGGGTGCCGGCTCATGATCGAGACGCGGTTGAACGCGTTGATGGTGACGGCCACCCAGACGACCGCCGACACCTGATCCTCGGTCAGGACGTCCCGTGCCGCCGCCCAGGCGGTGTCCTGGGCGGCGGTGTCGGCCGCTGCGGTGATCGCCTCGGCGAGAGCCAGGGCGGCGCGCTCGGCCGGGGTGAACAGGTCGGTCTCGCGCCAGGCGGCGAGCACGCCGAGGCGCTGCGCGGTGTCGCCGGCCCGCAGCGCGGCCCGGGTGTGCAGGTGCAGGCAGTAGGCGCAGCCGTTGAGCTGGGAGACGCGGAGGTTGACCAGTTCGACCAGCACCCGGTCCAGGCCCGCCTCGGCGGCGACCGCGCGGACCGCCTCCGAGGTCT</text:p>
          </table:table-cell>
          <table:table-cell office:value-type="string" calcext:value-type="string">
            <text:p>, ATGAAGCTCCTTTTCGCCCTCCGCAACCGCGTTGCCGCCGGCAAGAGCCTCAAGGCCAACGCCTGGTACCTCTGGTACTGA, 556946, 557027(-), GTGTCGGCGGTCGTCTGGGTGGCCGTCACCATCAACGCGTTCAACCGCGTCTCGATCATGAGCCGGCACCCGGTGCGGGCCGAGTAG, 557390, 557477(-)</text:p>
          </table:table-cell>
          <table:table-cell table:formula="of:=LEFT([.J193];FIND(&quot;),&quot;;[.J193])-1)" office:value-type="string" office:string-value=", ATGAAGCTCCTTTTCGCCCTCCGCAACCGCGTTGCCGCCGGCAAGAGCCTCAAGGCCAACGCCTGGTACCTCTGGTACTGA, 556946, 557027(-" calcext:value-type="string">
            <text:p>, ATGAAGCTCCTTTTCGCCCTCCGCAACCGCGTTGCCGCCGGCAAGAGCCTCAAGGCCAACGCCTGGTACCTCTGGTACTGA, 556946, 557027(-</text:p>
          </table:table-cell>
          <table:table-cell table:formula="of:=MID([.J193]; FIND(&quot;),&quot;;[.J193]) + 1; FIND(&quot;),&quot;;[.J193];FIND(&quot;),&quot;;[.J193])+1) - FIND(&quot;),&quot;;[.J193]) - 1)" office:value-type="string" office:string-value="" calcext:value-type="error">
            <text:p>#WERT!</text:p>
          </table:table-cell>
          <table:table-cell table:formula="of:=RIGHT([.J193];LEN([.J193]) - FIND(&quot;),&quot;; [.J193]; FIND(&quot;),&quot;; [.J193]) + 1))" office:value-type="string" office:string-value="" calcext:value-type="error">
            <text:p>#WERT!</text:p>
          </table:table-cell>
          <table:table-cell office:value-type="string" calcext:value-type="string">
            <text:p>, AWYLWY*, 556946, 557027(-), HPVRAE*, 557390, 557477(-)</text:p>
          </table:table-cell>
        </table:table-row>
        <table:table-row table:style-name="ro1">
          <table:table-cell office:value-type="string" calcext:value-type="string">
            <text:p>WP_189979211.1</text:p>
          </table:table-cell>
          <table:table-cell office:value-type="float" office:value="1907374435" calcext:value-type="float">
            <text:p>1907374435</text:p>
          </table:table-cell>
          <table:table-cell office:value-type="string" calcext:value-type="string">
            <text:p>Streptomyces capoamus</text:p>
          </table:table-cell>
          <table:table-cell office:value-type="string" calcext:value-type="string">
            <text:p>Streptomyces capoamus strain JCM 4253 sequence003, whole genome shotgun sequence</text:p>
          </table:table-cell>
          <table:table-cell office:value-type="float" office:value="1907374435" calcext:value-type="float">
            <text:p>1907374435</text:p>
          </table:table-cell>
          <table:table-cell office:value-type="string" calcext:value-type="string">
            <text:p>148720..149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473-8085']</text:p>
          </table:table-cell>
          <table:table-cell office:value-type="string" calcext:value-type="string">
            <text:p>CCGGCCGCTCGATCACCNNNNNNNNNNNNNNNNNNNNNNNNNNNNNNNNNNNNNNNNNNNNNNNNNNNNNNNNNNNNNNNNNNNNNNNNNTCCGCTTCCGCCCCCGGACGGCCTACAGCGGCGCGGCGACCCTGATAAGCGGTCCGCGTACCGGGGAAGGCTGGTATACGGCCACCGGCCACCACCCGTCATCGTCGTAAGGGAGGCACACCCCATGCGCTGGATCACGAGGAGCACGGCCGCTGCCCTGCTGGGGGCGGCCGCGGCCGTCCTGTGGGCCCCGGTCCACGCGGTCGCCGGCACCGGTGCCGCTGAGCCGTCGGTGGCGTACTGCGGGGCGGACCGGGCGACCGGGCTGGCGGTGTCTGCCGACGGGAGCGTGCCCTGTGCCACGGCTCTGCAGGTGGTGGACGCGTACACGAAGGCCGCCTCCGGTACCGGGGACAGGCGCGCGACGGTCCGCGTCGACGGTACGGCGTGGACGTGCCGGGAACGGCAGGGCGACCCGAACCCGTACCAGGAGTGCGTCGACGCCGGCGACAGCGGCCGCCGGATCATCGTCTCCTCCTGACCCCGAGTGCCCTCGCCCGGCAGATCGGTGCCGATCGGCTCCGGCTACCGCGCCGGGTCCTCCTCCGTGCTCCGGACGGCCTTCTTCACCGCCTGCTCCAGCTCGGCCCGCGACATGCCCTCGCGGGCCGAGTGCTCGCTCACCGCGGCCTGGAACGCCTCGGCCGCCCGTCGCCAGGCCTGCCACTGGGCGTCGTACTCCTCACCACCGAGCCCGGCCAGTTGCGCCCGCTCCGCCTCCGCGGAACGTTCCATCTTGACCAATTCGTCCGGAATGTCTGCCATACCTGGATGCTATGCACGGCGTCACCGGGACGCCCGTCAGCGCGCTGCCCGCACCGGGACCGGTCATGCTAGTTTCAACTTCAACAAAGCTGACCCGGAGGAGCCAGGTTGACCAGTCCCGCACCGGCCGGTGCCGCCCGGCGGATCTTCGTCGACAAGCAGAGCCCCAAGGCGTACCACGCGCTGGTGCAGACCTCGGAGGCGGTCCGCGCGGTCGCCGCCGAGGCGGGCCTGGACCGGGTGCTGGTCGAACTGGTCAACCTCCGCGTCTCCCAGCTCAACGGCTGCGCCTACTGCCTGCACCTGCACACCCGGGCCGCGCTGCGGGCCGGCGACACCGCGCAGCGCCTCGGCGTGCTCGCCGCCTGGCGCGAGACCGACCTGTTCACCCCGGCCGAGCGCGCCGCCCTGGCTCTCGCCGAGGCGATCACCGCAGCGGCCGACACCGCCGCCCAGGACACCGCCTGGGCGGCGGCACGGGACGTCCTGACCGAGGATCAGGTGTCGGCGGTCGTCTGGGTGGCCGTCACCATCAACGCGTTCAACCGCGTCTCGATCATGAGCCGGCACCCGGTGCGGGCCGAGTAGCGGCGGGGGTGCCGATCCGGCCAATGTCGCGGCGGTGATGCCGTCGGCGAGAGGGCGTGCGTGTCCGCACCGGGTGACCCGGTGTCCGGTATGCGGGCCGCCCCGGTCGTCCGCCACCAGCGCCTGGGGGCCGCGCGGGGGTCGCTGTGTCGTATGCCTGTCGTACGCCCGTCATTGCGTCAAACCGGAGCGCCGATGATCGGGAGAAGTCCGAAACCGACTGGACAGCAGCGATTTTGGGCGCCCTGGTGATTATCCGGTGAACGATCACGGGAAGGCTCGGAGCGTCGCCGACACGTGATCGTTCCCGGCCCGGCCGGACCCGCGCGTGTCATCCGTCCGCCCCCGAGGGGAGGTGCAGTGATGAAGCTCCTTTTCGCCCTCCGCAACCGCGTTGCCGCCGGCAAGAGCCTCAAGGCCAACGCCTGGTACCTCTGGTACTGATCCGCACCGCCGCGTGCGGTGACATCGTTGTCCGGCCGCGTCGCGCTACGGTCCGGCCGGACAGCGGTGGCGCCCCGTCCTCCCGCCGTCCCCGCCCCGCACCGGAGCAGCCATGCCGCCGTCCTCCACCGCGCGTGCACGCGCCACCGTGTTCGCCCCGCGGCTCGCCGCGCTCCTCGACGACCACCTGGGCCGGGACGTGTTCCGGCTCGAGCCCGACACCGTCGGCGTCGCGGGGCACGAGGTCGCCGACCGCATCCTGGCCGCGCGCCGGGCCACCGAGACCGAGCGCCCCACCTTCAAGCCGCTGCACGGGCGTTCGATCACCCGCACCGAGGCCTCCACCGTCACCCGCACCATCGGCAACGACGTACGGGACGCCCTGGCCAGGCCCCTGCCGGAGAACGTCGACCTGGCCGGCCCCTGGCCGTTGACCGGCCACCTCTTTCTCCGTGACCTGATACTCGGCCAGGACCCGTACCGGCTACGCCTGTTGATGAGCCGCACCCTCGAACTCACCCCGAAACTCACCTGGTCGGTGATCGCGGCCGGCGCCGCCCTGCCCGGCTGGCCCCGGCCGGACGCCCGGTTCACCGGCCTCGCCGACCGGGCGGCGCGGACGCGGGGGTACCAGGAGCGGCGGTACGTGATGGGCCTGTACCGCAGGGCCGCCGCCCCCGTGTGCTTCACCGTGTCCACGCTGGTGGCCAACGCGCTCTGGCTCGGCTTCCCCTTCGACGACGGCACGCCCGACCGCAACATCGTCCTGGAGTCGCTGCGGCTGCTGCCGCCCTCGTGGAACATCCTGCGCAACGCCTCGCCCGAGTACCCGGCCATAGACGGCCGCATCGGCGAGCGCGACGACGTCCTGCTGCTGCCGCTGCTGTCCCACGGGGACCCCGCCCTGTGGGACGAGCCCGAGGCCTTCCGCCCGGAACGCTGGGACCGCCTCGACCCCGACACCACCCCGGGCTACCTGCCCTTCGGGCACTCCTCGGAGCGCTGCTGGGGCCGGCACATGGTGATGCCGCTGGCCGAGTTGCTGCTGGGACTGATCCGTGGCTCCGGGCTGGTGGTCGACCCCGGCCAGCGGGTCGGCCGGGTGCCGCTGCTGGGCCTGCTCGGCGTGGAGGAGGTACGGCTCACGCGACCGCGCTAGGCGGAGGACCGGGCCGCCTCACGTCGTGGAACGCTGCTCCGCGGCCGGAACCGGCAGGACGACGATGCGCTGCACGGCCCGGCTCAGGACCAGTACGCCCCCGATGATCAGCAGGGCGCCGCAGGCCTCCGGCACGAGCCACCAGCCGGTGCGGATCCGCTCGTCGAAGAGCATGATCCCCAGCGTCAGACTCACCACCGCGTCGCCGATGGTCAGCGCCGGCTGCGCCGCCGCGAGCGGACCGGCCTGCAACGCGTTCTCCAGCAGCAGCACGGCGGCGACACCGGCGAGCGCGAAGCCGTACGTCTGCCAGGACCGCAGGAATGCCGGGAAACCGTGGTCGGCGAAGGTGCCGCTGGCCGACTTCAGCAGGGCGGCGGTCAGGGCGTTGCCGATCGCGGAGGCGGCGGCCAGGAGCGCGGCGCGCCGGGCCGGCGCACCGCCCCGGCCCGCCAGCAGCACGGCGGCGGCCATCGCGCCGACACACAGGCACAGGGCCGGGATCCACCGGGTGAGGGGCGCGTGGTCGGTCGCGCCGTGCGGGGCGGCGGCGACGAGCAGCACGGCGAGGCCCGCCACGCAGCCGCCCACCCCCCACCAGCCCGAGCGGGGCAGCCGCCGGTGCATCAGCGGCGCGGCGACCAGCAGCGCGAACGGCAGCTCCAGGATGAAGAGGGGCTGGACCAGCGCGAGCGGACCGTTGACCAGTGCCAGGCTCTGGAACAGCGCGGCACAGATCACGCCGGCCATGCCGATCACCCAGAAAGGACGGTGNNNNNNNNNNNNNNNNNNNNNNNNNNNNNNNNNNNNNNNNNNGACCAGCTCCGCCAGCAGCCGGATCCCGCCGCGGCTGCTCGCCGAGGCCGCCTTGCGCTGGAACGCGGTGCCCACGGCGTTGCTCGCCGCTCCCGCGACGGCGAACGCCGCGGCCAGTTCGATCACGGCCATCTCCTGCCTGCCAGCAGACCTCCGGGCGGAGGAACGGATTCCTCCAGCCTACGGAACGCCCTGCCGGGCCGCTCCCGCCGGCGGTCTTCAGGACGGTGGTCCGCTTCCGGCGCGGGGAAGGCCCACCGTCGTCGTGATGCGTACCAGGCCGGGTGTGCGGGGCGTCGACCCGAAACCGAACCGGACGGCGGGCTCGACCGGCGCGAGAGAACCGAGGTCGCGTCCCTCGTGGACGGCGCGCACCGCGGTGAGCCGGTGCGCATCGCGGGCGCCGTACCACTCGCGCCGGCCGCCGCCCGCGCTCCCGCGGGTCCGCGCGCCGAGCAGCACTCGCGCGAGCGGGTCGGTCAGCGTCGTCCAGCCGGTCCAGGCGGCCAGCGGACCGGGCACGGCCCTGAGCAGCAGCCCCGGCCGGCTCCTGCGGCCGACGGTGAAGCGGAGGTCGAGCAGCGCACCGGCGGTCACCGCCCAGTGGTCGCCGGTGACGCGGACCCGTACCGGGGCGACGCGTACCTCGTCGAAGGTGTACGTGCCGGCGATGAAGTCCGCCGTGCGCCGGGTCGGGGCCAGCAGCAGGCGGTGGCCGTCCTCCCGTTCCAGCATCACGTCGCTGAACGGGCCGAACGGCGAGCGGGGCCAGTGGCCGAGCACCAGCCGGGTACCGGACGCCGTACCGACACCGGCGATCCAGCCGTCGAAGCGCAGCCGGGGAGGGCCCGGCCGGGTCGGCTTCATCCGTCCGGGGCGCACCCGGGGAAGGCCCGGCCGCGGCGCCGTACCGGGTGCGAGACGCCCAGCCGTACGTCGCGGACGCCGTCGGAGAAGTGCACGACGGGCTCCGTCACGGGGGCGGGCAGTCCCGCGACGGTGGTCACCGTCTCCGACAGTGTTTCGAGACGAGCCTCGCGCAGCGGCCACGGCGCGTGTTCGACGGGTGTCTCCCAGAGCGCGCCGAGCTGCCGGGTGAAGGCCCGCCAGCGCGAGGTGAGCCACACGTCCCGGCCGCTCGGCCGGATCGGTTCGCCCGGCCGGACCGACAGGCGGTACCCGGT</text:p>
          </table:table-cell>
          <table:table-cell office:value-type="string" calcext:value-type="string">
            <text:p>, ATGAAGCTCCTTTTCGCCCTCCGCAACCGCGTTGCCGCCGGCAAGAGCCTCAAGGCCAACGCCTGGTACCTCTGGTACTGA, 148526, 148607(+), GTGATGAAGCTCCTTTTCGCCCTCCGCAACCGCGTTGCCGCCGGCAAGAGCCTCAAGGCCAACGCCTGGTACCTCTGGTACTGA, 148523, 148607(+)</text:p>
          </table:table-cell>
          <table:table-cell table:formula="of:=LEFT([.J194];FIND(&quot;),&quot;;[.J194])-1)" office:value-type="string" office:string-value=", ATGAAGCTCCTTTTCGCCCTCCGCAACCGCGTTGCCGCCGGCAAGAGCCTCAAGGCCAACGCCTGGTACCTCTGGTACTGA, 148526, 148607(+" calcext:value-type="string">
            <text:p>, ATGAAGCTCCTTTTCGCCCTCCGCAACCGCGTTGCCGCCGGCAAGAGCCTCAAGGCCAACGCCTGGTACCTCTGGTACTGA, 148526, 148607(+</text:p>
          </table:table-cell>
          <table:table-cell table:formula="of:=MID([.J194]; FIND(&quot;),&quot;;[.J194]) + 1; FIND(&quot;),&quot;;[.J194];FIND(&quot;),&quot;;[.J194])+1) - FIND(&quot;),&quot;;[.J194]) - 1)" office:value-type="string" office:string-value="" calcext:value-type="error">
            <text:p>#WERT!</text:p>
          </table:table-cell>
          <table:table-cell table:formula="of:=RIGHT([.J194];LEN([.J194]) - FIND(&quot;),&quot;; [.J194]; FIND(&quot;),&quot;; [.J194]) + 1))" office:value-type="string" office:string-value="" calcext:value-type="error">
            <text:p>#WERT!</text:p>
          </table:table-cell>
          <table:table-cell office:value-type="string" calcext:value-type="string">
            <text:p>, AWYLWY*, 148526, 148607(+), AWYLWY*, 148523, 148607(+)</text:p>
          </table:table-cell>
        </table:table-row>
        <table:table-row table:style-name="ro1">
          <table:table-cell office:value-type="string" calcext:value-type="string">
            <text:p>WP_189419496.1</text:p>
          </table:table-cell>
          <table:table-cell office:value-type="float" office:value="1907468401" calcext:value-type="float">
            <text:p>1907468401</text:p>
          </table:table-cell>
          <table:table-cell office:value-type="string" calcext:value-type="string">
            <text:p>Streptomyces daghestanicus</text:p>
          </table:table-cell>
          <table:table-cell office:value-type="string" calcext:value-type="string">
            <text:p>Streptomyces daghestanicus strain JCM 4365 sequence004, whole genome shotgun sequence</text:p>
          </table:table-cell>
          <table:table-cell office:value-type="float" office:value="1907468401" calcext:value-type="float">
            <text:p>1907468401</text:p>
          </table:table-cell>
          <table:table-cell office:value-type="string" calcext:value-type="string">
            <text:p>231956..233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24-11214']</text:p>
          </table:table-cell>
          <table:table-cell office:value-type="string" calcext:value-type="string">
            <text:p>ACCCGTCCACCCGTCCCATGGAACGCGCCACCGCATGGGTGACGCCCCCGCCGTGCTGGTCGCGCCGAAGACACCGCACCGCCCCGCCGCGGTCAGGCGCGCTCGTACACACGCACCCAGTCCGTCAGCATGCGGACCGGAAACGTGGTGGACGAGGGGACGGGGCCGGGCCAGGTGCCGCCGACGGCCAGGTTGAGCAGCAGGTAGAAGTCCTGGTCGAAAACCCACTCCCGTCCGGCGCCGTGGGACGCGCGCAGATCGGTGTGGTACTCGTGACCGTCGACGGACCAGGCGATCCGGTCCTCGTCCCACTCCACGCCGTACGTGTGGAAGGCGTCGGAGAAGCGCTTACCGTCCGGGAGGGTACGGCTGCCGCCGATTCCCTCGTCCCCGTAGCCAGGTCCGTGGACGGTTCCGTAGACGGTGTCCGGTTCGCCGCCCACTACCTCCATGACGTCGATCTCCCCGTTCCCGGGCCAGGACGTGGTGTCGTCGTCGCCCATCATCCAGAACGCGGGGAGGAAGGGGCCGGCGCCGGGAACCCTGACGCGAGCCTCGATCTTCCCGTAGGTCTGGGAGAACGTGCCCTTCGTCGTCAGCCGGGCCGAGGTGATGTCGCAGGTGCCGTGCGGGCAGTCGGCCATGCCCGGCAGTTCCTCCCGGCGCGCGGTGATGACGAGGTGACCGTCACCGTCGGTGGCCGCGTTGCCGGTTCTGTCGGTGTAGTACTGCCACTCCTCGTTGCCCCACTGGGGTTCCCCGCCCGTGTCGTGGACCCATTTGGCGGGGTCGGGAGCCTCGCCCGCCGCTCCGGAGAATTCGTCGGCCCATGTCAGCCGCCAGCCGTCCGGCGCTGCCCGCGTACCGCCGGACGGCGAGGCGGAGCAGGAGGAGAGCAGCAGCCCGGTGAGCAGGACACCGACAGCCAGACGAGCCGGGGTGCGCTGACGACCGGGGACAACACGCATACGGAGAACTCCTTGCGGGGCATGGGAGGACGGACCCACGGGGCGAACGGCCACGGGGCCGCGGCCATCGGGCGGTACGGCGCCGCGGGCCGGCCCGGCACGTCCGGGAGCCTCCCTCGCGCACCGCTGGGCCCGGCGCCGTCGGTGACAGCCTGACACGGCGTCGATGGCAACCGCCCAGCGCCCCCGGCTCCGTGGCGGGACACCGCGTGCACCGGTACCCCACCGTCCACGAGGTCGTCATCGTCGACCGGCAGCCGACTCGTCGCTGTCGGCCGACCGGTCACCGGCAACCGCGACGACTGCACGGCATGCGAGCACTCCGGGGCGAGGACGCCGCCGGCCGCGCCACCGTGACGGCGGCTACCGCGGCACCGGCCTTGTCATCCCGCACCGCCGCCGCGAACCCGGCCGGGCCGGCCCCGGACCGGAAAGAAGAACACAACGCCTGTCACCGCGGAATCCGCGCTCACGTCGAGCACGCCTCCGCCCGCACGAAGTCTCGGGAGACCTTTCGCGGTTGTCGTCTCAAAGACGAAGGCGTCCCCCACACGCTGCGCGGCACTTCCCGCTTCACGATCTCGTCCTCGCCGGATGACCGGGAAACAAAGCTTCACCGGGGAGCGCGAGCCGCTTGAGGGTGCTGTCGCCGAGCATGCCGCGACCCTCGTGACACCCCGGAGGTCGCGGGGACCGATTGCAGGCGAACTCCCCATCAGCATCATTTTGAGCAAGCAAGAGATTAACTGCGGTCCGTACTCGGTAGCTTCCCCTGGTCACGTGATCTTCACCTGGTAAGGAGGTGCACCGATGAAGCTTCTCTTCTCCCTGCGCAACCGCGTCGCAGCCCGCAAGAGCCTCAAGGCGAACGCCTGGTACCTCTGGTACTGAGCCGACCCGTACGGGCGCAGGCCGCCGGGCCAGCCGCGAGGACGGCCCGGCGGCACCAGCCTCACCTCAGGACGCCCCAGGAGGCCGGTGAAGGGGGGCGCCCATCCGCAGCCCAGCCCGATCGCCCCGCCGGAGGACACATGCCGTCATCAGGGACGGTGCGCCCGCGCACCACCGAGCTTGCCCCGCGCCTCGCCGCCCTCCTGGACGACCACCTCGGACAGGACGTCTTCCGGCTGGAACCCGACACCGTCGGAGTCGCCGGACCCGACATCATGGACCGTGTCCTCGCCGCGCGCCGCGCCACGGAGACCGAACGCCCCACCTTCAAACCACTGCACGGCCGTTCCATCACGAAGGCCGAGGCGTCCTCGGTCACCCGCACCGTCGGCAACGATGTCCGTGAGGCCCTGCGCCGGCCCCGGCAGGGCACCGTGGACCTGTCGGGCTCCTGGCCACTGACCGGACACCTCTTTCTGCGCGACCTCATCCTCGGCCGGGATCCCCGACGGCTGCGCGTCCTGATGAGCCGCACCCTGGAACTGACCCCCAAACTCACCTGGTCGGTCATCGCCGCGGGCGCGGCGCTCCCCGGCTGGCCCCGCCCCGCCGAGCACCTGACCGGCCTCGGCAACCGTGCCGCTGCGGCCAAGGGTTACCAGGACCGTCGCTACGCCATGGGCATCTACCGGAGAGCAGCGGCACCGGTGTGCTTCACCGTCTCCACCCTGGTGGCCGATGCCCTGTGGCTGGGCGCTCCCTTCGCCGACGGCGTCCCCAACCGCCACATCATCCACGAATCACTGCGCCTGCTGCCGCCGTCCTGGAACATCCTGCGCAATGCCTCGCCGGAGTATCCCGTCATCGATGCCCGCATCGGCGCGAAGGACGACGTTCTGCTTCTGCCGCTGCTGTCCCACCGCGACCCCGCCCTGTGGGACGATCCCGACAGCTTCCGCCCCGAACGGTGGGACCACCTCGACCCCGAGGCAACTCCTGGCTATCTGCCCTTCGGGCACTCCTCCGAGCGCTGTTGGGGACGGCACATGGTCATGCCGCTCGCCGAACTGCTCCTGGACCTGATCCGCGAGTGCGGACTCGTCGTCGATCCGCACCAGCGCGTCGCCAAGGTGCCACTGCTCGGTCTGCTGGGTGTGGACGGCATACGACTCACCCGGCCGTCGTGACCCCATCACGACACGGCTGCCGATCATGACGCGCGACGAGATATCCGTGGGCGCCCTCGGAGCCGCCGACGGGTCCTCGGGCAGGTGCGCGGAGGGCCAACAGGGGGAAATGCGGGAAGTTCGCATCCCGGCAGCGCCGGAATAGTTAATATCGCCTGAACCTCGACGGGGGAGGGAACTGTGGCAGGCGCATCCGATGATCATTCCACTGCGAAGCTGTGGACACTGGTCGGCGGAATCGCATCCGTGCTGTCGATCCTGGCCTGGCTCGGCGTGAGCAACGCGGCGGAGTTGAAGAACCTGTTGGCCGACTCGCCCCCACCCAGTTCCAGCTCGGCCCCGTACGTGTCTTCACCGGCCGTCCACATCTCAGATGACCCGGAGACCACCGAGGAGAGCGCTGACGATCCCGATCCCGATCCCGATTCCGAACCGTCGACCCCCACCCCGGATCCCACCGAGGAGTCGTTCGAAGCCGTTTCGGCCGGCGACTGCCTGGCGGTCTACGACACCGGCCGCGGGGGCACCACCAGTATCGCCTGGAGCGCAGCCGTTCCGCCGGACCCCGTGTCCTGCGCCGACGAACAGGCGCAGGTCCAGGTGACCGCCACCGACACGGCCTGCCCCACCGGCCAAGGGAAGTCGTACTGGAGCTACCGGTCCGCCACCACGGGCGACACCACGAAGCTCTGCCTCACCCGCATTTACCACGCCGCCTACTGCCTGCTCGGCCAGCAGTCCGGCAACTTGATCTCACTCGGTCTGATGACGGCCGTGGACTGCCGACGCGAGCCGGTGCCCGCCCCGTACAACCAGATCATGCGGATCACAGGCGTCTACCGCGCCCCGGCGGGCGCCAACGCGAACAACTGCCTTCAGACGGCAGGGGACCGGACACGCTACTGGGCAGCGGTGGTGGACGACGGCGCCACACTGCTGTGCACCACGATCTACGAGGGCAACTGACCGGCGACTCGGATCCGCGACGACAACCAACGCGCCACGGTCGAGAGCCCGGGGTCTGTCTTGTGAGGACGGAAGCGCTTCGACCACTTCCCGCCCCGCAGGTGTTCAAGGGCTTCCCGACACTGTCGGCCCTCGGCCGGGCCGTGGCCGCTCCGGCAAGCGGAGCGATCACCGTGGCCTCGCTGCCCCGTTGGCTCCGGCGTGGTGCCGCCGCCGTCGCCCGGCAGGCAACCAGCACCTCAAGGTGCCGCCCGCTCGACTGCGCCCCCTGAGTCCGGACGCCCCGGTGGAATCGGAGGAACTGGTCGACCGGCTCGTGGGCGAGAACCCCGCCCAGCGGCCGGACACCGCCGATGAGGCTCTATGACCTCATCGCAGACATCAGCGACCGCTGCCTCGGTGACACGGCGCCCATCCGTGACGCTGCGCCCAGCCGCGGGGCCGACAGCGTGTCCGGCATCCGGCTCCGCTCGGACGAAGCCACCGGCGGCGCGGTCATCCCCCTGCGTACGACCGCCCACGGGAACTGTGCTGTCTGCGCCACCACAGGAGACGAGACGAGGGCGGTGGACTGCGCCGTCCGAGCGGAGGGGAGGGCATGGAGCACCCGGAAACCCGTACGGCACCGCGCACGCCGCCGACCAGCGATCCACCACACGGTATTCGGCCAGGTCCGATGGCTTTGTGCCATTCCCCGGAAACCCGCCTCCGGCATCACCGAGACGCCACTACACAAGAGGTCGACGGCAGCATCCAGTCGTCCGTGGGGAGGCCGGGGCGGGCGGTCGGTGACCATCACCGTGGCGGTCCTGCTCGTAGTCGTCGTCGGCCGGCGGCTGCGGCGGCGTACGGGGGCCCGCGGCCGGTTCGACGAGAAGCTGACAGGAACCCGGCGGCGCACCGCGGACCACGGACCCGGGGAGCGGGGGAGTGATGGCGGCACGGCGTCGGCGTCGGCGCTTGAGAACGCAGACCCGCAAGCGGTTGTGGGTCTGGGCCGTGGTGGCGGCGGTGGCCACCGTGGTGTGGGTCGC</text:p>
          </table:table-cell>
          <table:table-cell office:value-type="string" calcext:value-type="string">
            <text:p>, ATGAAGCTTCTCTTCTCCCTGCGCAACCGCGTCGCAGCCCGCAAGAGCCTCAAGGCGAACGCCTGGTACCTCTGGTACTGA, 231734, 231815(+)</text:p>
          </table:table-cell>
          <table:table-cell table:formula="of:=LEFT([.J195];FIND(&quot;),&quot;;[.J195])-1)" office:value-type="string" office:string-value="" calcext:value-type="error">
            <text:p>#WERT!</text:p>
          </table:table-cell>
          <table:table-cell table:formula="of:=MID([.J195]; FIND(&quot;),&quot;;[.J195]) + 1; FIND(&quot;),&quot;;[.J195];FIND(&quot;),&quot;;[.J195])+1) - FIND(&quot;),&quot;;[.J195]) - 1)" office:value-type="string" office:string-value="" calcext:value-type="error">
            <text:p>#WERT!</text:p>
          </table:table-cell>
          <table:table-cell table:formula="of:=RIGHT([.J195];LEN([.J195]) - FIND(&quot;),&quot;; [.J195]; FIND(&quot;),&quot;; [.J195]) + 1))" office:value-type="string" office:string-value="" calcext:value-type="error">
            <text:p>#WERT!</text:p>
          </table:table-cell>
          <table:table-cell office:value-type="string" calcext:value-type="string">
            <text:p>, AWYLWY*, 231734, 231815(+)</text:p>
          </table:table-cell>
        </table:table-row>
        <table:table-row table:style-name="ro1">
          <table:table-cell office:value-type="string" calcext:value-type="string">
            <text:p>WP_189419496.1</text:p>
          </table:table-cell>
          <table:table-cell office:value-type="float" office:value="1906665079" calcext:value-type="float">
            <text:p>1906665079</text:p>
          </table:table-cell>
          <table:table-cell office:value-type="string" calcext:value-type="string">
            <text:p>Streptomyces griseoviridis</text:p>
          </table:table-cell>
          <table:table-cell office:value-type="string" calcext:value-type="string">
            <text:p>Streptomyces griseoviridis strain JCM 4250 sequence10, whole genome shotgun sequence</text:p>
          </table:table-cell>
          <table:table-cell office:value-type="float" office:value="1906665079" calcext:value-type="float">
            <text:p>1906665079</text:p>
          </table:table-cell>
          <table:table-cell office:value-type="string" calcext:value-type="string">
            <text:p>231550..23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28-11218']</text:p>
          </table:table-cell>
          <table:table-cell office:value-type="string" calcext:value-type="string">
            <text:p>ACCCGTCCACCCGTCCCATGGAACGCGCCACCGCATGGGTGACGCCCCCGCCGTGCTGGTCGCGCCGAAGACACCGCACCGCCCCGCCGCGGTCAGGCGCGCTCGTACACACGCACCCAGTCCGTCAGCATGCGGACCGGAAACGTGGTGGACGAGGGGACGGGGCCGGGCCAGGTGCCGCCGACGGCCAGGTTGAGCAGCAGGTAGAAGTCCTGGTCGAAAACCCACTCCCGTCCGGCGCCGTGGGACGCGCGCAGATCGGTGTGGTACTCGTGACCGTCGACGGACCAGGCGATCCGGTCCTCGTCCCACTCCACGCCGTACGTGTGGAAGGCGTCGGAGAAGCGCTTACCGTCCGGGAGGGTACGGCTGCCGCCGATTCCCTCGTCCCCGTAGCCAGGTCCGTGGACGGTTCCGTAGACGGTGTCCGGTTCGCCGCCCACTACCTCCATGACGTCGATCTCCCCGTTCCCGGGCCAGGACGTGGTGTCGTCGTCGCCCATCATCCAGAACGCGGGGAGGAAGGGGCCGGCGCCGGGAACCCTGACGCGAGCCTCGATCTTCCCGTAGGTCTGGGAGAACGTGCCCTTCGTCGTCAGCCGGGCCGAGGTGATGTCGCAGGTGCCGTGCGGGCAGTCGGCCATGCCCGGCAGTTCCTCCCGGCGCGCGGTGATGACGAGGTGACCGTCACCGTCGGTGGCCGCGTTGCCGGTTCTGTCGGTGTAGTACTGCCACTCCTCGTTGCCCCACTGGGGTTCCCCGCCCGTGTCGTGGACCCATTTGGCGGGGTCGGGAGCCTCGCCCGCCGCTCCGGAGAATTCGTCGGCCCATGTCAGCCGCCAGCCGTCCGGCGCTGCCCGCGTACCGCCGGACGGCGAGGCGGAGCAGGAGGAGAGCAGCAGCCCGGTGAGCAGGACACCGACAGCCAGACGAGCCGGGGTGCGCTGACGACCGGGGACAACACGCATACGGAGAACTCCTTGCGGGGCATGGGAGGACGGACCCACGGGGCGAACGGCCACGGGGCCGCGGCCATCGGGCGGTACGGCGCCGCGGGCCGGCCCGGCACGTCCGGGAGCCTCCCTCGCGCACCGCTGGGCCCGGCGCCGTCGGTGACAGCCTGACACGGCGTCGATGGCAACCGCCCAGCGCCCCCGGCTCCGTGGCGGGACACCGCGTGCACCGGTACCCCACCGTCCACGAGGTCGTCATCGTCGACCGGCAGCCGACTCGTCGCTGTCGGCCGACCGGTCACCGGCAACCGCGACGACTGCACGGCATGCGAGCACTCCGGGGCGAGGACGCCGCCGGCCGCGCCACCGTGACGGCGGCTACCGCGGCACCGGCCTTGTCATCCCGCACCGCCGCCGCGAACCCGGCCGGGCCGGCCCCGGACCGGAAAGAAGAACACAACGCCTGTCACCGCGGAATCCGCGCTCACGTCGAGCACGCCTCCGCCCGCACGAAGTCTCGGGAGACCTTTCGCGGTTGTCGTCTCAAAGACGAAGGCGTCCCCCACACGCTGCGCGGCACTTCCCGCTTCACGATCTCGTCCTCGCCGGATGACCGGGAAACAAAGCTTCACCGGGGAGCGCGAGCCGCTTGAGGGTGCTGTCGCCGAGCATGCCGCGACCCTCGTGACACCCCGGAGGTCGCGGGGACCGATTGCAGGCGAACTCCCCATCAGCATCATTTTGAGCAAGCAAGAGATTAACTGCGGTCCGTACTCGGTAGCTTCCCCTGGTCACGTGATCTTCACCTGGTAAGGAGGTGCACCGATGAAGCTTCTCTTCTCCCTGCGCAACCGCGTCGCAGCCCGCAAGAGCCTCAAGGCGAACGCCTGGTACCTCTGGTACTGAGCCGACCCGTACGGGCGCAGGCCGCCGGGCCAGCCGCGAGGACGGCCCGGCGGCACCAGCCTCACCTCAGGACGCCCCAGGAGGCCGGTGAAGGGGGGCGCCCATCCGCAGCCCAGCCCGATCGCCCCGCCGGAGGACACATGCCGTCATCAGGGACGGTGCGCCCGCGCACCACCGAGCTTGCCCCGCGCCTCGCCGCCCTCCTGGACGACCACCTCGGACAGGACGTCTTCCGGCTGGAACCCGACACCGTCGGAGTCGCCGGACCCGACATCATGGACCGTGTCCTCGCCGCGCGCCGCGCCACGGAGACCGAACGCCCCACCTTCAAACCACTGCACGGCCGTTCCATCACGAAGGCCGAGGCGTCCTCGGTCACCCGCACCGTCGGCAACGATGTCCGTGAGGCCCTGCGCCGGCCCCGGCAGGGCACCGTGGACCTGTCGGGCTCCTGGCCACTGACCGGACACCTCTTTCTGCGCGACCTCATCCTCGGCCGGGATCCCCGACGGCTGCGCGTCCTGATGAGCCGCACCCTGGAACTGACCCCCAAACTCACCTGGTCGGTCATCGCCGCGGGCGCGGCGCTCCCCGGCTGGCCCCGCCCCGCCGAGCACCTGACCGGCCTCGGCAACCGTGCCGCTGCGGCCAAGGGTTACCAGGACCGTCGCTACGCCATGGGCATCTACCGGAGAGCAGCGGCACCGGTGTGCTTCACCGTCTCCACCCTGGTGGCCGATGCCCTGTGGCTGGGCGCTCCCTTCGCCGACGGCGTCCCCAACCGCCACATCATCCACGAATCACTGCGCCTGCTGCCGCCGTCCTGGAACATCCTGCGCAATGCCTCGCCGGAGTATCCCGTCATCGATGCCCGCATCGGCGCGAAGGACGACGTTCTGCTTCTGCCGCTGCTGTCCCACCGCGACCCCGCCCTGTGGGACGATCCCGACAGCTTCCGCCCCGAACGGTGGGACCACCTCGACCCCGAGGCAACTCCTGGCTATCTGCCCTTCGGGCACTCCTCCGAGCGCTGTTGGGGACGGCACATGGTCATGCCGCTCGCCGAACTGCTCCTGGACCTGATCCGCGAGTGCGGACTCGTCGTCGATCCGCACCAGCGCGTCGCCAAGGTGCCACTGCTCGGTCTGCTGGGTGTGGACGGCATACGACTCACCCGGCCGTCGTGACCCCATCACGACACGGCTGCCGATCATGACGCGCGACGAGATATCCGTGGGCGCCCTCGGAGCCGCCGACGGGTCCTCGGGCAGGTGCGCGGAGGGCCAACAGGGGGAAATGCGGGAAGTTCGCATCCCGGCAGCGCCGGAATAGTTAATATCGCCTGAACCTCGACGGGGGAGGGAACTGTGGCAGGCGCATCCGATGATCATTCCACTGCGAAGCTGTGGACACTGGTCGGCGGAATCGCATCCGTGCTGTCGATCCTGGCCTGGCTCGGCGTGAGCAACGCGGCGGAGTTGAAGAACCTGTTGGCCGACTCGCCCCCACCCAGTTCCAGCTCGGCCCCGTACGTGTCTTCACCGGCCGTCCACATCTCAGATGACCCGGAGACCACCGAGGAGAGCGCTGACGATCCCGATCCCGATCCCGATTCCGAACCGTCGACCCCCACCCCGGATCCCACCGAGGAGTCGTTCGAAGCCGTTTCGGCCGGCGACTGCCTGGCGGTCTACGACACCGGCCGCGGGGGCACCACCAGTATCGCCTGGAGCGCAGCCGTTCCGCCGGACCCCGTGTCCTGCGCCGACGAACAGGCGCAGGTCCAGGTGACCGCCACCGACACGGCCTGCCCCACCGGCCAAGGGAAGTCGTACTGGAGCTACCGGTCCGCCACCACGGGCGACACCACGAAGCTCTGCCTCACCCGCATTTACCACGCCGCCTACTGCCTGCTCGGCCAGCAGTCCGGCAACTTGATCTCACTCGGTCTGATGACGGCCGTGGACTGCCGACGCGAGCCGGTGCCCGCCCCGTACAACCAGATCATGCGGATCACAGGCGTCTACCGCGCCCCGGCGGGCGCCAACGCGAACAACTGCCTTCAGACGGCAGGGGACCGGACACGCTACTGGGCAGCGGTGGTGGACGACGGCGCCACACTGCTGTGCACCACGATCTACGAGGGCAACTGACCGGCGACTCGGATCCGCGACGACAACCAACGCGCCACGGTCGAGAGCCCGGGGTCTGTCTTGTGAGGACGGAAGCGCTTCGACCACTTCCCGCCCCGCAGGTGTTCAAGGGCTTCCCGACACTGTCGGCCCTCGGCCGGGCCGTGGCCGCTCCGGCAAGCGGAGCGATCACCGTGGCCTCGCTGCCCCGTTGGCTCCGGCGTGGTGCCGCCGCCGTCGCCCGGCAGGCAACCAGCACCTCAAGGTGCCGCCCGCTCGACTGCGCCCCCTGAGTCCGGACGCCCCGGTGGAATCGGAGGAACTGGTCGACCGGCTCGTGGGCGAGAACCCCGCCCAGCGGCCGGACACCGCCGATGAGGCTCTATGACCTCATCGCAGACATCAGCGACCGCTGCCTCGGTGACACGGCGCCCATCCGTGACGCTGCGCCCAGCCGCGGGGCCGACAGCGTGTCCGGCATCCGGCTCCGCTCGGACGAAGCCACCGGCGGCGCGGTCATCCCCCTGCGTACGACCGCCCACGGGAACTGTGCTGTCTGCGCCACCACAGGAGACGAGACGAGGGCGGTGGACTGCGCCGTCCGCAGAGGGGAGGGCATGGAGCACCCGGTAACCCGTACGGCACCGCGCACGCCGCCGACCAGCGATCCACCGCACGGTATTCGGCCAGGTCCGATGGCTTTGTGCCATTCCCCGGAAACCCGCCTCCGGCATCACCGAGACGCCACTACACAAGAGGTCGACGGCAGCATCCAGTCGTCCGTGGGCAGGCCGGGGCGGGCGGTTGGTGACCATCACCGTGGCGGTCCTGCTCGTAGTCGTCGTCGGCCGGCGGCTGCGGCGTCGTACGGGGCCCGCGGCCGGTTCGACGAGAAGCTGACAGGAACCCGGCGGCGCACCGCGGACCACGGACCCGGGGAGCGGGGGAGTGATGGCGGCACGGCGTCGGCGTCGGCGCTTGAGAACGCAGACCCGCAAGCGGTTGTGGGTCTGGGCCGTGGTGGCGGCGGTGGCCACCGTGGTGTGGGTCGCCGC</text:p>
          </table:table-cell>
          <table:table-cell office:value-type="string" calcext:value-type="string">
            <text:p>, ATGAAGCTTCTCTTCTCCCTGCGCAACCGCGTCGCAGCCCGCAAGAGCCTCAAGGCGAACGCCTGGTACCTCTGGTACTGA, 231328, 231409(+)</text:p>
          </table:table-cell>
          <table:table-cell table:formula="of:=LEFT([.J196];FIND(&quot;),&quot;;[.J196])-1)" office:value-type="string" office:string-value="" calcext:value-type="error">
            <text:p>#WERT!</text:p>
          </table:table-cell>
          <table:table-cell table:formula="of:=MID([.J196]; FIND(&quot;),&quot;;[.J196]) + 1; FIND(&quot;),&quot;;[.J196];FIND(&quot;),&quot;;[.J196])+1) - FIND(&quot;),&quot;;[.J196]) - 1)" office:value-type="string" office:string-value="" calcext:value-type="error">
            <text:p>#WERT!</text:p>
          </table:table-cell>
          <table:table-cell table:formula="of:=RIGHT([.J196];LEN([.J196]) - FIND(&quot;),&quot;; [.J196]; FIND(&quot;),&quot;; [.J196]) + 1))" office:value-type="string" office:string-value="" calcext:value-type="error">
            <text:p>#WERT!</text:p>
          </table:table-cell>
          <table:table-cell office:value-type="string" calcext:value-type="string">
            <text:p>, AWYLWY*, 231328, 231409(+)</text:p>
          </table:table-cell>
        </table:table-row>
        <table:table-row table:style-name="ro1">
          <table:table-cell office:value-type="string" calcext:value-type="string">
            <text:p>WP_190839594.1</text:p>
          </table:table-cell>
          <table:table-cell office:value-type="float" office:value="1909974434" calcext:value-type="float">
            <text:p>1909974434</text:p>
          </table:table-cell>
          <table:table-cell office:value-type="string" calcext:value-type="string">
            <text:p>Streptomyces libani subsp. rufus</text:p>
          </table:table-cell>
          <table:table-cell office:value-type="string" calcext:value-type="string">
            <text:p>Streptomyces libani subsp. rufus strain NBRC 15424 chromosome</text:p>
          </table:table-cell>
          <table:table-cell office:value-type="float" office:value="1909974434" calcext:value-type="float">
            <text:p>1909974434</text:p>
          </table:table-cell>
          <table:table-cell office:value-type="string" calcext:value-type="string">
            <text:p>3232339..3233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96-12129']</text:p>
          </table:table-cell>
          <table:table-cell office:value-type="string" calcext:value-type="string">
            <text:p>CGCTCGCCGGTGCCGAGCTCGTCCGACAGATCCATGCGTGCCCCCTCTGGGTGGCGTAGCCGTCCCAGCCAGCGTACGGCCCGTACGGGGTCCGGGGGCAGATACCCGGGGCCAGGTCCTGACGCCGCCAACGGGCGAAGCTCGCCTCCATGATGAAACAGCAGGAGTCCGTACCGTCTGAGCGGAGGATCGTGCGTTGATCGAGGCAGAGGTAAAGGCGCGAGTACACGACCCTGAGTACGTCATGGGGCAGCTTGAACGCATGGCGGAGGGGCAGGTCGAGGTCTATCAGGACACCTACTATGACGACCGATCGGGAAGTCTCGACGCGCGAGATCAAGAATTGAGGGTCCGCACGATTCACGGGCCCACCTCGACACGCTCCGTTCTTACATACAAGGGCACCCGGATCGATCCGGAGTCCGGATCGAAACAGGAACACGAGACGCCTGTGGACAACCCGGAGGCCGTTCACGCCATGTTGCGCGGACTCGGGTACGTGCCGACTATTGCATTCCAGAAGCAGTGCAGGAACTACGAGTTCACGACTCGTGGGCGCAGCATGCTGGCCACGTTGGTCGAGGTTCCGGAGGTCGAAGGAACCTTCCTGGAAGTAGAGACCATGGTTCCGGAAGAGAAGGAACTCTCATCAGCGCTTGACGATGTCCGGTCTGTCATGAGTGAACTCGGCATCGGTGCAGACGACTTCACGACAGAGCTCTACACAGACGCTGTAGCGACCCGGCGTGCCAGCAAGGAGGCCTCACTTGATCACGCCAGAAGCGATCACCATTGAGCCGTTGGACGGCCCCGCCGCCGCGCGATCCGAGGCGGCATTCAGACTCGTCTACGCCGAGGTCTTCGCTGAGGAACCGTACGAGGAAACCCCGGAATCGGTGGAGGCCACCTTTCGTCGATTTCGCTCTCAGGTCCGGAAGGCCACCTTCCGTGCCGCCTTGGCCCGTACCGCGGACGGCGAACCGGTCGGCATCGCGTACGGCTATCCGCTCAGTTCCCATACCGGTTGGTGGGACCGGCTGATTACTCCCGTCTCGGATGAACTCAGACGAGAGGATGGCCAACGCACCTTCGGTCTTATGGAGTTTGCGGTGCGGGCGCGCTGGCGTCGACTCGGGGTTGGCAGGCGGCTGCACGAGACGCTACTCGCGGAAGGCAACGAAGAGCGCGTACTACTCAATGCGCTACCAGAAGCCGAGGCAGCTCAAGCGGCCTATCGGGCCTGGGGATACCGCAAGGTGGGTGAGGCTCACCCCTGGGAAAGCGCGCCTCTCCATGACGTGATGGTCCGCCAGCTCCGTTAGGGGTGCGCGCACTGCTGTGTACGAGTAGCCCCCGCCGAAAGCGACCCTGCGCCGACTCAGCTCTCATCGCGGACTGCCCGCAGTGGCCGAGGTGCTGGAACTGATCCGGGCCTGAGGGCCAGTTGACGACCGACTGCGCCGGCTTCACCGCCGCTTCGCGGCTTTCCGTACTGGAGAGCCGCCGCGCCGGAGCAGGGACCGGAGGCCTTCGACCCACCCCTACGGAACATGTTCATGTCATACATATGGGGCTAAACCACCCCATCCGATGCCATCCACTCCCTTTTGATGCCCACATTGAGCATGAATGAGTTGATTAGGGATGATTTGCCGAGATGCGAATGCGGATGAATTCGAAACGTGAATTAGTCAATTCAGGTAGTGATGTAGATCACTTGACACATTCATCGAATAGGTCTTCACTTTCCACAGCAGTTGAAATGAATGCCGGGAATTCCGCCCGGTCTCTACATCTTCTGCCGTCGCATAAGTATCTCGTTCGCCACGCAAATGGAGGTGCTCATGAAACTCGTTCGCATCGTCAAGAAGTTCCGTCCGGAAAAGAGCCTCAAGGCATACGCCTGGTACGGCTGGATTTAATTAGACAGCTTCCCTGCCGGGCTCGCGTCGGTCAGGAGTTCTGGCCGGCGCGAGCTGCCTACCCACGGAGTTCAGCCATGCCTATGCACCGCGTCGGCGAGAGCGGTCGGGTCATCGAGTTCGCGCCGAGAATCGACGAACTGTTAAGTCGTTATCGTGGTGCGTCGCTTTTTCGTCTGGAGCCCGACACGATCGGGGTATCCGGCGCCGAGCTGATGGACCGCTTACTCCGCAGCAGGCCGGCCAACGCGGAGGAGAGGCCCACCTTCAAACCCGTCCAGGGGCGGCTCGTTAGCCGTACGGATGCGTCCACCTTTATGCAGGCCGTGGGCTCGGACGTGCGGAACGCGCTGCAACGTCCCCTCGATGAGGCGGTCGACCTGACCGGCCGGTGGCCGCATGTGGCGCATGTTTACCTGCGGGATCTCGTTTTCGGAAACGAACGTCTGCGATTCCGGGTTCTGGTCGACCGCAGGCTGGAGTTGACTCCGAAACTGACCTGGTCGGCCGTCGCCTCCGGAGCCGCTTTGTTGGGCAGGCCCGGGCAGGACGTGCCGCTGTCGAAACTTGCCGCTCTCGTGCTCGATTCCACGACCTACGGTGACCGGCGCTATGCCATGTACCTGTACCGGCGGGTGGCAGCACCGGTGTGCTTCACCGTATCCGCGCTGGTCACCAACGCCCTGTGGCTCGGGGCTCCGTTCAGCGATGACGTATCGAATCGGAACATCCTCCTTGAGGCACTCCGGCTGCTTCCCCCCTCATGGAACATCTTGCGCATGGCTTCGCCGGAGTTCTCGGACGTGGACGCACGGATCGGCCCGAAAGACGATGTCCTGTTGCTTCCCCTGCTGAGCCACCGCGACCCCGAGCTCTGGGACGAGCCCGACGCGTTTCGTCCCGACCGCTGGGAAGAGCTGGACGGAGACAACCACCCCGGGTATTTCCCCTTCGGCCACGTAAACGAACGATGCTGGGGCCGGCATATGGTCCTGCCCCTGGCCGAACGGCTCCTGGACATCGTGCGCCGGGACGGACTGGTGGTGAATCCGGGCCAGACCAGGGGGAAGGTCGAACTCGACGGTTTGCTCGAAGTGTCCGAAGTGCAGATGACTCGACCGATGGCTCGCCCTATGGCTCGTCCGTGACGGCCTGACCGTCCGTCCCACCTGGACGGGGTTGACGTGCGGAAGGGACTCGGGTCTTCTGCTGCGATGTCTGATCTTCGTATTCAGCGGCCGGATGGCGACGACGCCCTCAAGGACTGGCAGTTCGTCCACAACACGATTATTCCTACCCACCTCCTTTCGCTGGAGGAGGTGCGGGAGCGGGCGCAGCGTCACCATTTGGAGGTCGCGTATGCCGGTGACGAGCTCATCGGGTGCAGCACGGTGCGCCCGCCTGCCGAGGACGCGCTGACGGTGACCGTGATCGCCCGTGTGCTGGAAGCTCATCGTGGTCAGGGGTTCGGGGAGGAGCTTTATGCGCGCGGGCTCAGCAGGGCGCGGGAGTGGGGCGCCGAAGTGATCGAGACCGTGGTGCTGTCCTCCAACGAGGACGGGCTGCGGTTCGCGCGCAAGCACGGGTTCGTCGAGACCGAGCGCTATCTGCTGCCGGGGGACAGCATTCCCTGGATCGACCTGCGTCTTGCCCGGTCCTGACGCTTCGGGAGCGTTCGGGCCTTCCAGCGGGGCGACGGTCGAGCAGGTGGTGCCGGGCGCGGTGGGTGGCGGGTAGGGAGTCACCGCCCCCACCGCTCCCCGTCACCCCCTCAAATGCCCCGGCCCGAACGCGTCCGGAAGCAGCTCCGACAGCGGGCGGATGCCGGCCGCCGTGTCGACCAGGAGGTCGGGGCCGCCGTGTTCCCACAGGAGTTGGCGGCAGCGGCCGCAGGGGACGAGGAGGTCGCCCGCCCCGTCCACGCAGGTGAAGGCGGTCAGGCGCGGGGCGGGCCCGTCGTTGTCGGTCCGGCCCGCGAACAGCTCTGAGATCAGGCCGCATTCGGCGCACAGGGCGAGGCCGTATGAGGCGTTTTCGACGTTGCAGCCGGTGATGGTGCGGCCGTCGTCCACGAGGGCGGCGGCGCCTACGGGGTAGCCGGAATACGGGGCGTAGGCCCGGGACATGGCGTCCCGGGCCTGCGCGCGCAGTGCGGTCCAGTCGACCGGCACCGGTGGTGTCATGTGCCTTGTCCTCGGCGGTAGGGCTTGCCGTTCGCCTTCGGCGGCCGCAGCCGCTGGGAGAAGAGGGCGAGTACCAGCAGGGTGGCGATGTACGGGCTCGCCTCGACCAGTTCGAGCGGAACGGTGTCGGCCAGGAAGTACCAGATGACCAGGACGGCGGCAGCTATGCCGGCGACCACACCCTGGGTGCGCTTGGCGGCACGCAGCCGGAGCAGGGCGAGCACCGCGAGGAGCGCGGCCAGGCCCAGCAGCAGTGCGTGGACGGTCGGGCCGCCGCTGCGCAGCTGCATGGCGTCCATGAAGCCGAACAGGCCCGCGCCCATCGCGACGCCGCCCGGCCGCCAGTTGCCGAAGATCATCGTGGCGAGACCGATGTAGCCACGGCCGCCGGTCTGACCGTCCTGGAAGAAGTGCACCCCGATGGAGAGGAAGGCACCGCCGAGGCCGGCCAGGGCACCGGAGACCAGCACCGCCGCGTACTTGTACGAGTAGACGTTGACGCCCAGGGACTCGGCCGAGATCGGGGCCTCGCCGCAGGAGCGCAGCCGGAGCCCGAACGAGGAGCGCCACAGCACGAAGAAGGTGCCGATGAACAGGCCGACGGTGAGCAGGGTCAGCCAGGAGACGTTGGTGACCGCGGCGCCGAGGATGCCGGCGACGTCGGAGACCAGGAACCAGTGGTGGCCCTCCAGGGTGTTCAGCGCGTCCGACAGGCCGGGGACGGTGAACGTCGGCATGTCGGGCATCGGCGGCGACTGCTTGTCGTTGCCGCCGGCCAGCATGGCCGCGCTGCCCTCCTGGCCGAACCACAGCGTGGCCAGGTACTGGGTGGCTCCGAGCGCCAGGATGTTGACCGCGACACCGGAGACGATGTGGTCGACGCCGAAGGTGACGGTGGCGATGGCGTGGATGAGGCCGCCGAGCGCGCCGCCGAGGATGCCGGCCGCGGCCGCCGCCCAGGGGCC</text:p>
          </table:table-cell>
          <table:table-cell office:value-type="string" calcext:value-type="string">
            <text:p>, ATGAAACTCGTTCGCATCGTCAAGAAGTTCCGTCCGGAAAAGAGCCTCAAGGCATACGCCTGGTACGGCTGGATTTAA, 3232183, 3232261(+)</text:p>
          </table:table-cell>
          <table:table-cell table:formula="of:=LEFT([.J197];FIND(&quot;),&quot;;[.J197])-1)" office:value-type="string" office:string-value="" calcext:value-type="error">
            <text:p>#WERT!</text:p>
          </table:table-cell>
          <table:table-cell table:formula="of:=MID([.J197]; FIND(&quot;),&quot;;[.J197]) + 1; FIND(&quot;),&quot;;[.J197];FIND(&quot;),&quot;;[.J197])+1) - FIND(&quot;),&quot;;[.J197]) - 1)" office:value-type="string" office:string-value="" calcext:value-type="error">
            <text:p>#WERT!</text:p>
          </table:table-cell>
          <table:table-cell table:formula="of:=RIGHT([.J197];LEN([.J197]) - FIND(&quot;),&quot;; [.J197]; FIND(&quot;),&quot;; [.J197]) + 1))" office:value-type="string" office:string-value="" calcext:value-type="error">
            <text:p>#WERT!</text:p>
          </table:table-cell>
          <table:table-cell office:value-type="string" calcext:value-type="string">
            <text:p>, AWYGWI*, 3232183, 3232261(+)</text:p>
          </table:table-cell>
        </table:table-row>
        <table:table-row table:style-name="ro1">
          <table:table-cell office:value-type="string" calcext:value-type="string">
            <text:p>WP_190025199.1</text:p>
          </table:table-cell>
          <table:table-cell office:value-type="float" office:value="1907414430" calcext:value-type="float">
            <text:p>1907414430</text:p>
          </table:table-cell>
          <table:table-cell office:value-type="string" calcext:value-type="string">
            <text:p>Streptomyces hiroshimensis</text:p>
          </table:table-cell>
          <table:table-cell office:value-type="string" calcext:value-type="string">
            <text:p>Streptomyces hiroshimensis strain JCM 4586 sequence19, whole genome shotgun sequence</text:p>
          </table:table-cell>
          <table:table-cell office:value-type="float" office:value="1907414430" calcext:value-type="float">
            <text:p>1907414430</text:p>
          </table:table-cell>
          <table:table-cell office:value-type="string" calcext:value-type="string">
            <text:p>57747..56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796-10556', '10553-11008', '19322-18873']</text:p>
          </table:table-cell>
          <table:table-cell office:value-type="string" calcext:value-type="string">
            <text:p>TCTCGTAGCGCAGGACTTCCTCGATCATGCCTCGCATCAGGGAAGGGTCGGCGCGCAGGGCGGCGAGTTGCCCGGGGTGGGTGAGCAAGGTGTGGATGCCGTTGGTGATGAGGTTGACCGTCGTCTGGTGTCCGGCGACCAGCAGTAAGAACGCCATGGAGGTGACCTCCTGCTCCGTGAGCCGGTCGCCGTCGTCGTGGGCGGCGATGAGGGCGGAGAGGAGGTCGTCGCCGGGGTGGGCGCGCTTGTGCCGGATCAGGGCCCGAATGCGGTCGAGCATGGCCTCGGCGGTCAGGACGGACACTTCCCCGTCCCCGCCGTCCTCGGTCGTCGAGTTGCCCCGGACCCGGAAGGGATCACCAGGCTCATCGGACGCGCCGAACAAGTCGAAGATCACCGCGACCGGCAGCGGAAGCGCGAACCGGCTGATGAGATCGGCCTCTTCCTGTCCGTCCAGCGCATCCAGGAGGGTGGTGGCACGGGCCTCGATCTTGGGCCGCAGATCCGCCACCCGCCGCGCGGTGAAGGCCTGCTGCACCAGGGCGCGCAGGCGCGTGTGCTCGGGCGGGTCGGCGTTGAGCATGTGCGCGGTCAGACCCTTGCCCGGTCCGCCACCACCGCTGCCGTCCTGCCCGAGCCGCCGTGCGAAAACCTCCGTTGCGGAGTTCTTGCTGAGCCGGGGGTCGGCGAGGGCCGCCTTGCACTCGGCATGGCCGGTGATCACCCACCCTTCCACAGGGACGGCGCCGGAGAAGCGGACCTTGTGCGCGCCGCCCCGCTCGCGCCATCGCCGGTAGGCGTCGTGCTGGTGGGAGAAGAAGGGCTCACCCACGGTCTCGACAGCGGCATCGGCGCAAGCGGCATCAGCGCAGGGGCCCGCGACGGCGTCAGACGGCACGACGCACCCGTATGAGGCGTACTTCCTCGACCCCCAGCAGGCCGAGCAGCGGAACCTTGGCGGTCTTCTGCGCCGGGTCGACCGTCAGGCCGTCCCCGCGTACGAGGTCGAGCAGCAGCTCGGCGAGCGGCATGACCATGTGCCGTCCCCAGCAGCGCTCGGAGGAGTGGCCGAAGGGCAGGTAGCCGGGGGCCGTGTCGGGGTCGGTGTGGTCCCAGCGCTCCGGGCGGAATTCGTCCGGGGCGTCCCACAGGGCCGGGTCCCGGTGGGAGAGCAGCGGCAGGATGAGGATGTCGTCGCCCTTGCCGATGCGCGGGTCGATGGCGGGGTATTCGGGAGAGGCGTTGCGCAGGATGTTCCACGACGGCGGCAGCATGCGCAGCGATTCGTAGATGATGTTCCGGTTCGGTGTGCTGTCGTCGAACGGCGCACCCAGCCACAGGGCGTTCGCGACGAGTGCGGAGACGGTGAAGCACACCGGGGCGGCGGCCCGCCGGTACATGCCCATGGCGTAGCGGCGGGCCTGGTAGCCGGCATCGTCGGCCATCAGGCCGGCGAGGGCGGTCTCCGCGGCTCCACGGCTGCTCCGCCTGGCGAGCGTTCGCCCGGCGAGCGTTCGCCCGGCGAGCAGCCGTCTGGGGAGTGCGGCGCCCGCCGCTATCACCGACCAGGTGAGCTTGGGGGTCAGTTCGAGGTTACGGCTCATCAGGATGCGCAGTCGGCGGGGGTCGTTGCCGAGGACGAGGTCGCGCAGGAAGAAGTGCCCCGTGTGAGGCCAGGGACCGGACAGGTCCACGCCCTCCCGCAGGGGCCTGCTCAGCGCTTCGCGCACGTCGCGGCCGACGGTCCGCATCACCGACGACGCCTCGTTGCGTGAGATCGAGCGCCCGTGCAGCGGCTTGAACGTGGGCCGTTCGGTCTCGGTGGCGCGGCGGGCCGCGAGGATCGCGTCGGCGAGTTCGTGTCCGGCGACACCGATGGTGTCGGGTTCGAGCCGGAAGGCGTCCTTGCCGAGGTGGTCCCGCAGGAGGGCGGCAAGGCGGGGGGTGAATACGGTGGTTCGCGTATGCGGGCGGGAAGGCGGGAGGGCAGAGCGTGGCATGCGGATCTCCGAAGGGCCGAGGACCCGCGCCGGGCGGGGCCGGTGAGAGCAGCGACTCCGCCGGGCGCGGGCCGGGACCGTTGGCTCGTCTCGCCTAGTACCAGATGTACCAGGCGCTCGCCTTCAGGCTCTTCTGGCCGGACACGGCGTTACGGACGGCGAAGAGAAGCTTCATCGCTGTACCTCCTCTCGTTCTCCCGAGTAGTTCAGTCCTTGCGGACGGGTGAGGCGAGATTCCCGTACAGCGATAAACAAAGCATGGACGTTCGATCGGTGCCCTGGCCACGGACCCTGGTTGCGCCCGGGTAGGAGGGATCACAGACTGGTAGTGAGCCGTGAGCGCGAGTGAGCGTGATTGAACGTGACTGAGCGCGAAGGGGCGAATACAGGTGGAAAACCGACTGCAGATCTTCCTGTCCGAGGAGGGCGCGGAGGGCGCGGAGGCCGAGCACATCGAGAAGCTGACCGGCCATCTCCGCCGGGAACTGCTCCGGCTCGACGTGGACGACGTGACGTCCCTCCCGGCCGGCGCACAGGCACCGCCGGGCGCGCGGGCGGTGGACCCCGCGCAGGTGGGAGCCCTGCTGGTGAACCTGGGGGCGTCCGCCGGGGCGCTGCAGCAGGTCGTCGGGATGATCCAGGCGTGGTGGGGCCGTTGCCGGGAGTCCCGGCCGTCGCTGCGGCTGACGTTCGACGACGACGTCCTGGAGATCTCCGAGGCGACACCGGAGCAGGTCAGCGAGGCCTTCGACCTCTTCGTCCGCCGCCACTCGCCCCGTGCGGAGGCAGGGGCGTCGCCGGGGTGGGCGCCGCCGGGCGGGCCCCCGCCGGGTGAGGTACCGCCATGACGGAGTCCCGGTACGCGCTGATCGTCGCCAACGACAGCTA</text:p>
          </table:table-cell>
          <table:table-cell office:value-type="string" calcext:value-type="string">
            <text:p>, GTGAATACGGTGGTTCGCGTATGCGGGCGGGAAGGCGGGAGGGCAGAGCGTGGCATGCGGATCTCCGAAGGGCCGAGGACCCGCGCCGGGCGGGGCCGGTGA, 57691, 57793(+), GTGGCATGCGGATCTCCGAAGGGCCGAGGACCCGCGCCGGGCGGGGCCGGTGAGAGCAGCGACTCCGCCGGGCGCGGGCCGGGACCGTTGGCTCGTCTCGCCTAG, 57740, 57845(+), ATGAAGCTTCTCTTCGCCGTCCGTAACGCCGTGTCCGGCCAGAAGAGCCTGAAGGCGAGCGCCTGGTACATCTGGTACTAG, 57841, 57922(-)</text:p>
          </table:table-cell>
          <table:table-cell table:formula="of:=LEFT([.J198];FIND(&quot;),&quot;;[.J198])-1)" office:value-type="string" office:string-value=", GTGAATACGGTGGTTCGCGTATGCGGGCGGGAAGGCGGGAGGGCAGAGCGTGGCATGCGGATCTCCGAAGGGCCGAGGACCCGCGCCGGGCGGGGCCGGTGA, 57691, 57793(+" calcext:value-type="string">
            <text:p>, GTGAATACGGTGGTTCGCGTATGCGGGCGGGAAGGCGGGAGGGCAGAGCGTGGCATGCGGATCTCCGAAGGGCCGAGGACCCGCGCCGGGCGGGGCCGGTGA, 57691, 57793(+</text:p>
          </table:table-cell>
          <table:table-cell table:formula="of:=MID([.J198]; FIND(&quot;),&quot;;[.J198]) + 1; FIND(&quot;),&quot;;[.J198];FIND(&quot;),&quot;;[.J198])+1) - FIND(&quot;),&quot;;[.J198]) - 1)" office:value-type="string" office:string-value=", GTGGCATGCGGATCTCCGAAGGGCCGAGGACCCGCGCCGGGCGGGGCCGGTGAGAGCAGCGACTCCGCCGGGCGCGGGCCGGGACCGTTGGCTCGTCTCGCCTAG, 57740, 57845(+" calcext:value-type="string">
            <text:p>, GTGGCATGCGGATCTCCGAAGGGCCGAGGACCCGCGCCGGGCGGGGCCGGTGAGAGCAGCGACTCCGCCGGGCGCGGGCCGGGACCGTTGGCTCGTCTCGCCTAG, 57740, 57845(+</text:p>
          </table:table-cell>
          <table:table-cell table:formula="of:=RIGHT([.J198];LEN([.J198]) - FIND(&quot;),&quot;; [.J198]; FIND(&quot;),&quot;; [.J198]) + 1))" office:value-type="string" office:string-value=", ATGAAGCTTCTCTTCGCCGTCCGTAACGCCGTGTCCGGCCAGAAGAGCCTGAAGGCGAGCGCCTGGTACATCTGGTACTAG, 57841, 57922(-)" calcext:value-type="string">
            <text:p>, ATGAAGCTTCTCTTCGCCGTCCGTAACGCCGTGTCCGGCCAGAAGAGCCTGAAGGCGAGCGCCTGGTACATCTGGTACTAG, 57841, 57922(-)</text:p>
          </table:table-cell>
          <table:table-cell office:value-type="string" calcext:value-type="string">
            <text:p>, RAGRGR*, 57691, 57793(+), PLARLA*, 57740, 57845(+), AWYIWY*, 57841, 57922(-)</text:p>
          </table:table-cell>
        </table:table-row>
        <table:table-row table:style-name="ro1">
          <table:table-cell office:value-type="string" calcext:value-type="string">
            <text:p>WP_190010433.1</text:p>
          </table:table-cell>
          <table:table-cell office:value-type="float" office:value="1907400625" calcext:value-type="float">
            <text:p>1907400625</text:p>
          </table:table-cell>
          <table:table-cell office:value-type="string" calcext:value-type="string">
            <text:p>Streptomyces niveoruber</text:p>
          </table:table-cell>
          <table:table-cell office:value-type="string" calcext:value-type="string">
            <text:p>Streptomyces niveoruber strain JCM 4234 sequence07, whole genome shotgun sequence</text:p>
          </table:table-cell>
          <table:table-cell office:value-type="float" office:value="1907400625" calcext:value-type="float">
            <text:p>1907400625</text:p>
          </table:table-cell>
          <table:table-cell office:value-type="string" calcext:value-type="string">
            <text:p>233094..234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629-11219']</text:p>
          </table:table-cell>
          <table:table-cell office:value-type="string" calcext:value-type="string">
            <text:p>CCCGTCCACCCGTCCCATGGAACGCGCCACCGCATGGGTGACGCTCCCGCCGTGCTGGTCGCGCCGAAGACACCGCATCGCCCCGCCGCGGTCAGGCGCGCTCGTACACACGCACCCAGTCCGTCAGCATGCGGACCGGAAACGTGGTGGACGAGGGGACGGGGCCGGGCCAGGTGCCGCCGACGGCCAGGTTGAGCAGCAGGTAGAAGTCCTGGTCGAAAACCCACTCCCGTCCGGCGCCGTGGGACGCGCGCGGATCGGTGTGGTACTCGTGACCGTCGACGGACCAGGCGATCCGGTCCTCGTCCCACTCCACGCCGTACGTGTGGAAGGCGTCGGAGAAGCGCTTACCGTCCGGGAGGGTACGGCTGCCGCCGATTCCCTCGTCCCCGTAGCCAGGTCCGTGGACGGTTCCGTAGACGGTGTCCGGTTCGCCGCCCACTACCTCCATGACGTCGATCTCCCCGTTCCCGGGCCAGGACGTGGTGTCGTCGTCGCCCATCATCCAGAACGCGGGGAGGAAGGGACCGGCGCCGGGAACCCTGACGCGGGCCTCGATCTTCCCGTAGGTCTGGGAGAACGTGCCCTTCGTCGTCAGCCGGGCCGAGGTGATGTCGCAGGTGCCGTGCGGGCAGTCGGCCATGCCCGGCAGTTCCTCCCGGCGCGCGGTGATGACGAGGTGACCGTCACCGTCGGTGGCCGCGTTGCCGGTTCTGTCGGTGTAGTACTGCCACTCCTCGTTGCCCCACTGGGGTTCCCCGCCCGTATCGTGGACCCATTTGGCGGGGTCGGGAGCCTCGCCCGCCGCTCCGGAGAATTCGTCGGCCCACGTCAGCCGCCAGCCGTCCGGCGCTGCCCGCGTACCGCCGGACGGCGAGGCGGAGCAGGAGGAGAGCAGCAGCCCGGTGAGCAGGACACCGACAACCAGACGAGCCGGGGTGCGCTGACGACCGGGGACAACACGCATACGGAGAACTCCTTGCGGGGCATGGGAGGACGGACCCACGGGGCGAACGGCCACGGGGCCTCGGCCATCGGGCGGTACGGCGCCGCGGGCCGGCCCGGCACGTCCGGGAACCTTCCTCGCGCACCGCTGGGCCCGGCGCCGTCGGTGACAGCCTGACACGGCGTCGATGGCAACCGCCCAGCGCCCCCGGCTCCGTGGCGGGACACCGCGCGCACCGGTACCCCACCGTCCACGAGGTCGTCATCGACGACCGGCAGCCGACTCGTCGCTGTCGGCCGACCGGTCACCGGCAACCGCAACGACTGCACGGCATGCGAGCACTCCGGGGCGAGGACGCCGCCGGCCGCGCCACCGTGACGGCGGCTACCGCGGCACCGGCCTTGCCATCCCGCACCGCCGCCGCGAACCCGGCCGGGCCGGCCCCGGACCGGAAAGAAGAACACAACGCCTGTCACCGCGGAATCCGCGCTCACGTCGAGCACGCCTCCGCCCGCACGAAGTTCCTGGAAGACCTTCCGCGGTCGTCGTCTCAAAGACGAAGGCGTCCCCCGCACGCTGCGCGGCACTGCCCGCTGCATGATCTCGTCCTCGCCGGATGACCGGGAAACAAAGCTTCACCGGGGAGCGCGAGCCGCTTGAGGGTGCTGTCGCCGAGAATGCCGCGACCCTCGTGACACCCCGGAGGTCGCGGGGACCGATTGCAGGCGAACTCCCCATCAGCATCATTTTGAGCAAGCAAAAGATTAACTGCGGTCCGTACTCGGTAGCTTCCCCTGGTCACGTGATCTTCACCTGGTAAGGAGGTGCACCGATGAAGCTTCTCTTCTCCCTGCGCAACCGCGTCGCAGCCCGCAAGAGCCTCAAGGCGAACGCCTGGTATCTCTGGTACTGAGCCGACCCGTACGGGCGCACGCCGCCGGGCCAGCCGCGAGGACGGCCCGGCGGCACCAGCCTCACCTCAGGACGCCCCAGGAGGCCGGTGAAGGGGGGCGCCCATCCGCAGCCCAGCCCGATCGCCCCGCCGGAGGACACATGCCGTCATCAGGGACGGTGCGCCCGCGCACCACCGAGCTTGCCCCGCGCCTCGCCGCCCTCCTGGACGACCACCTCGGACAGGACGTCTTCCGGCTGGAACCCGACACCGTCGGAGTCGCCGGACCCGACATCATGGACCGTGTCCTCGCCGCGCGCCGCGCCACGGAGACCGAACGCCCCACCTTCAAACCACTGCACGGCCGTTCCATCACGAAGGCCGAGGCGTCCTCGGTCACCCGCACCGTCGGCAACGATGTCCGTGAGGCCCTGCGCCGGCCCCGGCAGGGCACCGTGGACCTGTCGGGCTCCTGGCCACTGACCGGACACCTCTTCCTGCGCGACCTCATCCTCGGCCGGGATCCCCGACGGCTGCGCGTCCTGATGAGCCGCACCCTGGAACTGACCCCCAAACTCACCTGGTCGGTCATCGCCGCGGGCGCGGCGCTCCCCGGCTGGCCCCGCCCCGCCGAGCACCTGACCGGCCTCGGCAACCGTGCCGCTGCGGCCAAGGGTTACCAGGAACGTCGCTACGCCATGGGCATCTACCGGAGAGCAGCGGCACCGGTGTGCTTCACCGTCTCCACCCTGGTGGCCAATGCCCTGTGGCTGGGCGCTCCCTTCGCCGACGGCGTCCCCAACCGCCACATCATCCACGAATCACTGCGCCTGCTGCCGCCGTCCTGGAACATCCTGCGCAATGCCTCGCCGGAGTATCCCGTCATCGATGCCCGCATCGGCGCGAAGGACGACGTTCTGCTTCTGCCGCTGCTGTCCCACCGCGACCCCGCCCTGTGGGACGATCCCGACAGCTTCCGCCCCGAACGGTGGGACCACCTCGACCCCGAGGCAACTCCTGGCTATCTGCCCTTCGGGCACTCCTCCGAGCGCTGTTGGGGACGGCACATGGTCATGCCGCTCGCCGAACTGCTCCTGGACCTGATCCGCGAGTGCGGACTCGTCGTCGATCCGCACCAGCGCGTCGCCAAGGTGCCACTGCTCGGTCTGCTGGGTGTGGACGGCATACGACTCACCCGGCCGTCGTGACCCCATCACGACACGGCTGCCGACAGCCGGGACACCCGACGTGACCGAACGGCCGGTTGTTACACCCGACGAGGACGACGTGGTGCCGCGAACGATCCCCGGTCATGAATCAGGACCACACTTGACGCCGTGAGCGCGGAGATCCGGAGGCTGCCGATCATGACGCGCGACGAGATATCCGTGGGCGCCCTCGGGACCGCCGACGGGTCCTCGGGCAGGTGCGCGGAGGGCCAACAGGGGGAAATGCGGGAAGTTCGCATCCCAGCAGCGCCGGAATAGTTAATATCGCCTGAACCTCGACGGGGGAGGGAACTGTGGCAGGCGCATCCGATGATCATTCCACTGCGAAGCTGTGGACACTGGTCGGCGGAATCGCATCCGTGCTGTCGATCCTGGCCTGGCTCGGCGTGAGCAACGCGGCGGAGTTGAAGAACCTGTTGGCCGACTCGCCCCCACCCAGTTCCAGCTCGGCCCCGTACGTGTCTTCACCGGCCGTCCACATCTCAGATGACCCGGAGACCACCGAGGAGAGCGCTGACGATCCCGATCCCGATCCCGATTCCGAACCGTCGACCCCCACCCCGGATCCCACCGAGGAGTCGTTCGAAGCCGTTTCGGCCGGCGACTGCCTGGCGGTCTACGACACCGGCCGCGGGGGCACCACCAGTATCGCCTGGAGCGCAGCCGTTCCGCCGGACCCCGTGTCCTGCGCCGACGAACAGGCGCAGGTCCAGGTGACCGCCACCGACACGGCCTGCCCCACCGGCCAAGGGAAGTCGTACTGGAGCTACCGGTCCGCCACCACGGGCGACACCACGAAGCTCTGCCTCACCCGCATTTACCACGCCGCCTACTGCCTGCTCGGCCAGCAGTCCGGCAACTTGATCTCACTCGGTCTGATGACGGCCGTGGACTGCCGACGCGAGCCGGTGCCCGCCCCGTACAACCAGATCATGCGGATCACAGGCGTCTACCGCGCCCCGGCGGGCGCCAACGCGAACAACTGCCTTCAGACGGCAGGGGACCGGACACGCTACTGGGCAGCGGTGGTGGACGACGGCGCCACACTGCTGTGCACCACGATCTACGAGGGCAACTGACCGGCGACTCGGATCCGCGACGACAACCAACGCGCCACGGTCGAGAGCCCGGGGTCTGTCTTGTGAGGACGGAAGCGCTTCGACCACTTCCCGCCCCGCAGGTGTTCAAGGGCTTCCCGACACTGTCGGCCCTCGGCCGGGCCGTGGCCGCTCCGGTAAGCGGAGCGATCACCGTGGCCTCGCTGCCCCTGCGCCGCTCGCACCATCACGCCCCTGGACGAGCGGATGAAGCGCACCGACGCCCTCCTGAAGCTCCTCAGCCCTCCTCCATCCCATCCCGAACCGGGGCCGATGGCGGATGCGGAGACGCAGCACAGCGCGCGGTGCCCCTACCCCTGCGGCGGGGGCTGAGTAGCTGCAGCCGCGCGGTCACGTCCGAGCATCCTCGCTGCCCCGTTGGCTCCGGCGTGCCGCCGCCGTCGCCCGGCAAGCAACCAGCACCTCAAGGCGCCGCCCGTTCCACTGCGCCCCCTGAGTCCGGACGCCCCGGTGGAACCGGAGGAACTGGTCGACCGGCTCGTGGCCGAGAACCCCGCCCAGCGGCCGGACACCGCCGATGAGGCTCTATGACCTCATCGCAGACATCAGCGACCGCTGCCTCGGTGACACGGCGCCCATCCGTGACGCTGCGCCCAGCCGCGGGGCCGACAGCGTGTCCGGCATCCGGCTCCGCTCGGACGAAGCCACCGGCGCCGCGGTCATCCCCCTGCGTACGACCGCCCACGGGAACTGTGCTGTCTGCGCCACCACAGGAGACGAGACGAGGGCGGTGGACTGCGCCGTCCGAGCGGAGGGGAGGGCATGGAGCACCCGGAAACCCGTACGGCACCGCGCACGCCGCCGACCAGCGATCCACCACACGGTATTCGGCCAGGTCCGATGGCTTTGTGCCATTCCCCG</text:p>
          </table:table-cell>
          <table:table-cell office:value-type="string" calcext:value-type="string">
            <text:p>, ATGAAGCTTCTCTTCTCCCTGCGCAACCGCGTCGCAGCCCGCAAGAGCCTCAAGGCGAACGCCTGGTATCTCTGGTACTGA, 232872, 232953(+)</text:p>
          </table:table-cell>
          <table:table-cell table:formula="of:=LEFT([.J199];FIND(&quot;),&quot;;[.J199])-1)" office:value-type="string" office:string-value="" calcext:value-type="error">
            <text:p>#WERT!</text:p>
          </table:table-cell>
          <table:table-cell table:formula="of:=MID([.J199]; FIND(&quot;),&quot;;[.J199]) + 1; FIND(&quot;),&quot;;[.J199];FIND(&quot;),&quot;;[.J199])+1) - FIND(&quot;),&quot;;[.J199]) - 1)" office:value-type="string" office:string-value="" calcext:value-type="error">
            <text:p>#WERT!</text:p>
          </table:table-cell>
          <table:table-cell table:formula="of:=RIGHT([.J199];LEN([.J199]) - FIND(&quot;),&quot;; [.J199]; FIND(&quot;),&quot;; [.J199]) + 1))" office:value-type="string" office:string-value="" calcext:value-type="error">
            <text:p>#WERT!</text:p>
          </table:table-cell>
          <table:table-cell office:value-type="string" calcext:value-type="string">
            <text:p>, AWYLWY*, 232872, 232953(+)</text:p>
          </table:table-cell>
        </table:table-row>
        <table:table-row table:style-name="ro1">
          <table:table-cell office:value-type="string" calcext:value-type="string">
            <text:p>WP_189999108.1</text:p>
          </table:table-cell>
          <table:table-cell office:value-type="float" office:value="1986485207" calcext:value-type="float">
            <text:p>1986485207</text:p>
          </table:table-cell>
          <table:table-cell office:value-type="string" calcext:value-type="string">
            <text:p>Streptomyces achromogenes subsp. rubradiris</text:p>
          </table:table-cell>
          <table:table-cell office:value-type="string" calcext:value-type="string">
            <text:p>Streptomyces achromogenes subsp. rubradiris strain NBRC 14000 sequence15, whole genome shotgun sequence</text:p>
          </table:table-cell>
          <table:table-cell office:value-type="float" office:value="1986485207" calcext:value-type="float">
            <text:p>1986485207</text:p>
          </table:table-cell>
          <table:table-cell office:value-type="string" calcext:value-type="string">
            <text:p>339598..338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254-11466']</text:p>
          </table:table-cell>
          <table:table-cell office:value-type="string" calcext:value-type="string">
            <text:p>CGCGGTCAGCCGGGCAGGCCGTCGGGCCGTTCGTGGCCGGCCGCCCCGGACCGGCGGACGGCGGGCGTAGGAGTCGGTGACGAAGTGGGCATGGACGTCGACGAATCCGGGACGGTAAACGGGCGCGGTCACCGGCGTACTCCTCGCACGGCGCCGCGGCCACCGGGGCGCCGTCCGCGCGGCGCCGCGGTCACCGGGACGCCGTGCGCGCGGCGCCGCGGTCACCGGCGCGCCGTCCGCGCGGCGTCACGGTCGTCAGCTTCCGGTGCGCCACTGGTGGTCGGGGCGGAACCGGACGTCGTACTGCTCGGGCACGGTCCGGAACTTCTCCGGCTCGGGCACGAACGGCCGGGCCGGCAGGCCCAGTTCCTCGGCCGGGGTGCCGAGGGACTCGAAGAACCGCTCGAAGGTACCGCCCGGTCCGGCGGCCACGCCGACGACCTGCGAGTGGTGGCGTTCCATACGGTAGGCGTGCACGCAGTTCTTCGGCACGAAGCCGAAGTCCCCGGGCGTGAGCAGCTTCTCGTACTGCTCGCCCTCGAGGTCCTCGACGAACAGCCGGACCGCGCCCTGGGTGATGTAGAAGACCTCGTAGGTGTCCGCGTGTGAGTGGGCGGGGATCACCTCGCCCTTGGGGCCCTCGCAGGTGAAGAAGTTGAAGGTGTTCTCGGTCTGCTCGCCGCCCGCGTAGATCGTGATCAGGTCGCCGAACAGGTGTGCCCGGTCGCCCAGGCCCTTCTCGATGAAGTAGGGCTTGCCCGGCTCCGGGGGGATGAGGGAGCGGGACCGGTAGCGGGTGGCGTATTCGATGGTCATGCGAAGCCTCCGGCTCGTGCGCTTTTCATGTCAGGTTACCTGACATAGTGGCTGTGGCCAACGGCCCGGGGCTCGGTTCCGGTGCGCTGGGCCTCGGCTCCGGGTGCGCTCCGCTTCGCTTTCCGGCGCGGCGGCCGTCAGCGCGGCCGGGTCAGCCGTACCTCCTCCACACCCAGCAACCCGAGCAGCGGGACCCGGCCGACCCGCTGGCCGGGGTCGACCACCAGTCCGGAGCCGCGGACCAGGTCCAGCAGCAGCTCGGCCAGGGGCATGACCATGTGGCGGCCCCAGCAGCGCTCCGAGACATGGCCGAAGGGCAGGTAGCCAGGGGTGGCGTCGGGGTCCAGGCGGTCCCAGCGCTCGGGGCGGAAGGTGTCGGGGTCGTCCCAGAGGGCGGGGTCGCGGTGGGAGAGCAGCGGCAGCAGCAGGACATCGTCCCGCTCGCCTATCCGGGCGTCGATGGCCGGGTATTCGGGGGAGGCGTTGCGCAGGATGTTCCACGAGGGCGGCAGCAGCCGCAGGGACTCCAGGATGATGTTCCGGTTGGACGTGCCGTCACCGAACGGGGCGCCGAGCCAGAGGGCGTTGGCCACGAGGGTGGAGACGGTGAAGCACACGGGGGCCGCGGCCCTGCGGTACATCCCCATGGCGTAGCGCCGTTCCTGGTAACCGCGGGCCCGCGCGGCGCGGTTCGCGAGGCCGGTGAGCCGGGTGTGCGGCCGGGGCCAGCCGGGCAGGGCGGCGCCGACGGTGATCACCGACCAGGTGAGTTTCGGGGTGAGTTCGAGGGTGCGGCTCATCAACATACGCAGCCGGCGCGGGTCCTGGCCGAGGACGAGGTCGCGCAGGAAGTTGTGCCCGGTCAGCGGCCAGGGGCCGGCGAGGTCCACGTCCTTCGGCAGGGGCCTGGCCAGGGCCTCGCGCACGTCGTCGGCGATGGTGCGGGTGACGCTGGAGGCCTCGGAGCGGCTGATGGAACGGCCGTGCAGGGGCTTGAAGGTGGGCCGCTCGGTCTCGGTCGCCCGGCGCGCGGCCAGGATCCGGCCGGCGATCTCGTGCCCCGCGACCCCGACGGTGTCCGGTTCGAGCCGGAAGACGTCCCGGCCCAGGTGGTCATCGATGAGGGCGGCGAGCCGCGGGGCGAACACCGTGGTGCGCGCCCGCGCGGGGGGTGACGGCGGCATGGCTGCTCCGATACGGGACGGCGGCGAGGAGAAGCGGGGAGGCGGCGCTGCCCGGCCGGACCGCGCGGCGGTGCGACCGGGCAGCGACGTCATCGCGTGCGCGCGAACGGGATCAGTACCAGATGTACCAGGCGTTGGCCTTGAGGCTCTTGCCGGCGGCGACCCGGTTGCGGATGGCGAAAAGAAGCTTCATCACTGCACCTCCCCTCGGGGACGGACGAGTGACACGCGGCGACCCCGGGCAAGCCGGTGAAGATCACGTGTCGGCGACTCCCGGAACCTTCCCGAGATCGTTCACGGGGTAATCACCAGGGAGGGCAAAACCCCGGCCAAGAGGCCGCTTTCGGACGTTCGTCGATCACCGGCGCTCCGCCTTCCCCCGTCGCGCCGCCGCCCGGCGTCCGTGCCCCGTCCTCGTCCAGCGCACTGGTGGGCGACCGTGCGCGTGCCCGGATGCCGGACAGCCGGTCACCGGAAGCGGACACCGGGCGTGGCCCGGACCGGCCGGCCCGGCGTCCGGAGGTTGGCCGGTTTCCTACGCACGGGGGGCGCTACGTGGCCCTGGTGGGCTGAGTCGCGGGGGCCGGGCGGGGTCTTCGGCGGTCCCGGCCCGGCCGCTGCGCCGTGCTCAACTCCCGCCCGGGCGACGGGCGTCGACCTCGATCTCTATCTTCATACGGGGGTCGGCGAGGCCGCACTCCAGCATGGTGGCGGCCGGCCGGACGTCCCCGAAGCGGCGGCGCAGCACCGGCCAGCAGGGCTCGAAGTCGGCGCGGTCCGGGAGCATGTAGCGCACCCGGACCACGTCGGCGAAGCCGCACCCCGCCTCGGCCAGCGCGGCGCCGATGTTGCGCAGACACTGCTCGGCCTGCTCCACGACATCGTCGGAGATCGTCATGGTGGTGTAGTCGAACCCGGTGGTGCCGGAGACATGGACCCGGTCCCCGTCGACCA</text:p>
          </table:table-cell>
          <table:table-cell office:value-type="string" calcext:value-type="string">
            <text:p>, ATGAAGCTTCTTTTCGCCATCCGCAACCGGGTCGCCGCCGGCAAGAGCCTCAAGGCCAACGCCTGGTACATCTGGTACTGA, 339710, 339791(-)</text:p>
          </table:table-cell>
          <table:table-cell table:formula="of:=LEFT([.J200];FIND(&quot;),&quot;;[.J200])-1)" office:value-type="string" office:string-value="" calcext:value-type="error">
            <text:p>#WERT!</text:p>
          </table:table-cell>
          <table:table-cell table:formula="of:=MID([.J200]; FIND(&quot;),&quot;;[.J200]) + 1; FIND(&quot;),&quot;;[.J200];FIND(&quot;),&quot;;[.J200])+1) - FIND(&quot;),&quot;;[.J200]) - 1)" office:value-type="string" office:string-value="" calcext:value-type="error">
            <text:p>#WERT!</text:p>
          </table:table-cell>
          <table:table-cell table:formula="of:=RIGHT([.J200];LEN([.J200]) - FIND(&quot;),&quot;; [.J200]; FIND(&quot;),&quot;; [.J200]) + 1))" office:value-type="string" office:string-value="" calcext:value-type="error">
            <text:p>#WERT!</text:p>
          </table:table-cell>
          <table:table-cell office:value-type="string" calcext:value-type="string">
            <text:p>, AWYIWY*, 339710, 339791(-)</text:p>
          </table:table-cell>
        </table:table-row>
        <table:table-row table:style-name="ro1">
          <table:table-cell office:value-type="string" calcext:value-type="string">
            <text:p>WP_189975826.1</text:p>
          </table:table-cell>
          <table:table-cell office:value-type="float" office:value="1907371238" calcext:value-type="float">
            <text:p>1907371238</text:p>
          </table:table-cell>
          <table:table-cell office:value-type="string" calcext:value-type="string">
            <text:p>Streptomyces termitum</text:p>
          </table:table-cell>
          <table:table-cell office:value-type="string" calcext:value-type="string">
            <text:p>Streptomyces termitum strain JCM 4518 sequence03, whole genome shotgun sequence</text:p>
          </table:table-cell>
          <table:table-cell office:value-type="float" office:value="1907371238" calcext:value-type="float">
            <text:p>1907371238</text:p>
          </table:table-cell>
          <table:table-cell office:value-type="string" calcext:value-type="string">
            <text:p>375329..374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758-8865']</text:p>
          </table:table-cell>
          <table:table-cell office:value-type="string" calcext:value-type="string">
            <text:p>CCTTGGCCGCTGAGCTGCACGTCGAGCTGGTCGCCGCGGACCGGAGTGTCTGGTCCGGCGAGGCCACCCTGGTCATCGCGCGGACCACCTCCGGCGACATCGGCGTCATGCCCGGTCACCAGCCGCTGCTCGGTGTGCTGGAATCGGGCCCGGTGACCATCCGCACGAGCGAGGGCGCCACCGTCGTGGCCGCCGTCCACGGCGGTTTCATCTCCTTCGCCGACGACAAGCTTTCTCTGCTCGCGGAGATCGCCGAGCTGGCGGACGAGATCGACGCCCAGCGTGCCGAGCGCGCGCTGGAGCGTGCCAAGTCGGGCGAGGACGCCGCCGCCGAGCGGCGCGCCGAAGTCCGGCTGCGCGCGGTATCGGTCCGCTGACGCGGGCCCGAGCCGAAGAGTAGTGCCCTCAGCCGCGGCACGGCTGGAATGTTCCAGACCGTGCCGCGGCTGAGGCGATGCAGATGCAGGTTGTATTCGGTCGGACCGGCGGTGCCGGTCACAGGACGCGGCGAGGAGGTCGGTGAAGATGTTCCTCGCGCTGCTGCTCTGCGGCCTGGTCGTCGCACTGGTGATGATCGGACTCTTCGTCTTCGGCTTGCGCCGCAGGCTCATCCAGCGGGCCGGCGGCACCTTCGACTGCTCGCTGCGCTGGGACGTCCCGGAGACGCCGGACCTGTCCGGCAAGGGCTGGGTGTACGGCGTGGCCCGGTACAGCGGCGACGAGATCGCCTGGTTCCGGGTCTTCTCGTACGCGCCCCGGCCGCGCCGCTTCCTGGAGCGCTCGGCCATCGTGGCCCTGGAGCGCCGGATGCCGGAGGGCGAGGAGGAGCTGGCGCTCCTGTCCGACGCGGTGATCCAGCCCTGCATGTACAACGGGGTCCGGCTCGAACTCGCGATGAGCGAGGACGCCCGGACCGGTTTCATGGCCTGGCTGGAGGCGGCACCGCCCGGTCAGAGGGTGAACGTGGCCTGACGGCCGCGCCGTATGCGTATCTCCGACACGCCGAGGAGTCCCGTGAGGGGCACCTCGGCGCTCGTCTGTCCGGGGTCGACCTCCAGGCCCGCGCCGCGGACGAGGTCCAGGAGCAGTTCGGCGAGCGGCATCACCATGTGGCGGCCCCAGCAGCGCTCGGAGACGTGGCCGAAGGGCAGGTAGCCGGGGGTGTCGTCGGGGTCGAGGTGCTCCCAGCGCTCCGGGCGGAAGACGTCGGGGTCCTCCCACAGCTCCGGGTCCCGGTGGGTGAGCAGGGGCAGCAGCAGGACATCGTCGGCCGGGCCGATGCGGGAGTCGATGCCGGGGTACTCGGGGGAGGCGTTGCGCAGGATGTTCCAGGAGGGCGGCAGCAGCCGCATGGACTCGTACAGCAGGTGCCGGTTCGGCGTCCCGGGGTCGAAGGGCGCGCCGAGCCAGAGCGCGTTGGCGACGAGGGCGGAGACGGTGAAGCAGACGGGGGCGGCCGCGCGCCGGTACATGCCCATGGCGTAGCGGCGGTCCTGGTAGCCGGCGGCGTCGGCGGTGAGCCGGGCGAGGCCGGTGAGGGGTTCGCCGCGGCTGCCGGGCCGGCCGGGGAGGGCGGCGCCCGCGGCGATGACGGCCCAGGTGAGCTTGGGGGTCAGTTCGAGGTTGCGGCTCATGAGGATCCGCAGCCGGTAGGGGTCCTGGCCGAGGACCAGGTCGCGGAGGAAGACGTGGCCCCGGTGCGGCCACACCCCGGCCAGGTCGACGTCCTCGGGCCGGAGCCGTTCCTTCTTGAGGGCCGCGCGGACGTCGGCGCCGATGGTCCGCATCACGGCGGCGCCCTCGGTGCGGGGGATCGAGCGGCCCTGGAGCGGCTTGAAGGTGGGGCGCTCGTCCTCGGTGGCGCGGCGGGCGGCGAGGATCCGGTCGGCGGCCTCGTGTCCGGCGACGCCGACGGTGTCGGGTTCGAGCCGGAAGACGTCCTGTCCGAGGTGGTCCCGGAACAGGGCGGCGAGTCGGGGGTGGAACACCGTGGCGCGCATGGGGGTCTCCGGGAGGTGCGGGCGTCGGAGGGCGGGCCGCCCCCGCCTCGCGGCGGGGACGGCCGGGCGGCTCAGTACCAGATGTACCAGGAGCTGGCCTTCAGGCTCTTCTGAGCGGACACCTTGTTGCGGATGGCGAAGAGAAGCTTCATCACTGCACCCCCTTTCAGGGCGGGAAAGGTTCAGTCCTCGATAGGAATATAGGATGAACGCCTTTCGTGGGAGCGTGAGTTGGCGTTCTTTGCGATCTCCTTGCCGACGGGGAACGCGAGGAGCCCCGTACCGCCCCCTCGTGGAGGGGAGCGGTACGGGGCTCCGTGGAGCGGGTGCCGACTAGCTCAGACCGGAGTTGATCGCGGTCGCGAGCTCGCCGTTGGTGGTGTCACCGCTGAACTCCCAGAAGAAGGCTCCGCCGAGCCCCTGGGTCTTGGCCCAGCTCATCTTGGAGACGACGGTGGCCGGGGTGTCGTAGCTCCACCAGTTGGTGCCGCAGTGGGCGTAGGCGGTACCGGCGATGGTGCCGTTGGACGGGCAGGAGTTCTTGAGGACCTTGTAGTCCTCGATGCCCTGCTCGTAGGTGCCCTGCGCCGGGCCGGTCGCCGTGCCGCCGGGGGCGGCCTGGGTGACGCCGGTCCAGCCGCGGCCGTAGAAGCCGATGCCGAGCAGCAGCTTGTTGGCCGGGACGCCCTTGGCCTTGAACTTGGCGATCGCGTCGGCGGAGTTGAAGCCCGCCTGCGGGATGCCGGAGTACGAGGTCAGCGGGGAGTGCGGGGCGGTCGGGCCCTTGGCCTCCCAGGCGCCGAAGAAGTCGTACGTCATGACGTTCAGCCAGTCGAAGTACGGGGCCGCGCCGCCGTAGTCCGCCGCGTCGATCTTGCCGCCGTTGGAACCGTCGGCCGTGACGGCCGCGGTGACCAGGTTGTTGGCACCGAACTTGGCGCGCATGGCCTG</text:p>
          </table:table-cell>
          <table:table-cell office:value-type="string" calcext:value-type="string">
            <text:p>, ATGAAGCTTCTCTTCGCCATCCGCAACAAGGTGTCCGCTCAGAAGAGCCTGAAGGCCAGCTCCTGGTACATCTGGTACTGA, 375400, 375481(-)</text:p>
          </table:table-cell>
          <table:table-cell table:formula="of:=LEFT([.J201];FIND(&quot;),&quot;;[.J201])-1)" office:value-type="string" office:string-value="" calcext:value-type="error">
            <text:p>#WERT!</text:p>
          </table:table-cell>
          <table:table-cell table:formula="of:=MID([.J201]; FIND(&quot;),&quot;;[.J201]) + 1; FIND(&quot;),&quot;;[.J201];FIND(&quot;),&quot;;[.J201])+1) - FIND(&quot;),&quot;;[.J201]) - 1)" office:value-type="string" office:string-value="" calcext:value-type="error">
            <text:p>#WERT!</text:p>
          </table:table-cell>
          <table:table-cell table:formula="of:=RIGHT([.J201];LEN([.J201]) - FIND(&quot;),&quot;; [.J201]; FIND(&quot;),&quot;; [.J201]) + 1))" office:value-type="string" office:string-value="" calcext:value-type="error">
            <text:p>#WERT!</text:p>
          </table:table-cell>
          <table:table-cell office:value-type="string" calcext:value-type="string">
            <text:p>, SWYIWY*, 375400, 375481(-)</text:p>
          </table:table-cell>
        </table:table-row>
        <table:table-row table:style-name="ro1">
          <table:table-cell office:value-type="string" calcext:value-type="string">
            <text:p>WP_189957296.1</text:p>
          </table:table-cell>
          <table:table-cell office:value-type="float" office:value="1907347657" calcext:value-type="float">
            <text:p>1907347657</text:p>
          </table:table-cell>
          <table:table-cell office:value-type="string" calcext:value-type="string">
            <text:p>Streptomyces alanosinicus</text:p>
          </table:table-cell>
          <table:table-cell office:value-type="string" calcext:value-type="string">
            <text:p>Streptomyces alanosinicus strain JCM 4714 sequence023, whole genome shotgun sequence</text:p>
          </table:table-cell>
          <table:table-cell office:value-type="float" office:value="1907347657" calcext:value-type="float">
            <text:p>1907347657</text:p>
          </table:table-cell>
          <table:table-cell office:value-type="string" calcext:value-type="string">
            <text:p>63609..62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946-11472', '11558-12070']</text:p>
          </table:table-cell>
          <table:table-cell office:value-type="string" calcext:value-type="string">
            <text:p>CGATCTGGACGAACTCCCCCGCCGGGATCGTCGTACCGTCGATCGTCACGGGCTCCGTGGTGTAGCGCAGGCTCGCGAGGGCGAACGGGCTTTCGTGGCGCAGGACTTCCTCGGTCAGGGCAGGGATGAGCGAGGGGGTGGCGCGTACGGCGGCGAGCTGCGCGGGGTGGGTGAGCAGGGCGTGCAGTCCGTTGGCGACGAGGTTGACGGTGGTCTGGTGACCCGCGATCACCAGCAGGAACGCCATCGAGGTGACCTCCTGCTCGGTGAGGCGGTCGCCGCCGTCGCGGGCGGCGAGGAGAGCGGAGAGCAGGTCGTCGCCCGGGCAGGCCCGCTTGTCGGCGATGAGCGCGCGCAGTCGCTGCAGCATCGCCTCGGCTGTCGGGACGGACACCTCCCCGTCGCCGCCGTCGCCGCTCACCGTGTGGCCGCGGACCTGGAGGGTCCCGTGCGCGTCGGGGTCCGCGCCCAGCAGGTCGAAGATCACGGCCAGTGGCAGCGGGAGCGCGAACCGGGCGATCAGGTCGATCTCATCGGCCTCGTCCGTCCCGTCGAGGGCGTCGAGCAGCGTCGCGACGTGTGCCTCGATCCGGGGGCGCAGCTGCGCCACCCGCCGTTGCGTGAACGCCTGTTGGACGAGACGTCGTAGGCGCGTGTGGCGGGGCGGGTCGGAGTTGAGCATGTGGCTGGTAAGCCCGCTGCCCGGGCCGCCGACGGGAAGTCCCTCGTGACGGGCGTACACCTCGGTCGCGCCGTCCTTGCTCAGCCGGGGATCGGCGAGGGCCGCGCGGCAGGCGGCGTGCCCCGTGACGACCCACCCGGCCAGGGGTGCGGCGCCGGAGAAGCGGACCTTGCGGACACCGCTTTCCTCGCGCCAGCGCCGGTAGACATCATGGGGGTGGCGGGCGAAGGAGTCGCCCACCGTCTCGGTCGCGGTCTCGCTCTCGTCCGGCGGCTCAGGCAGCGGCACGACGCGCCCTCGTCACCTGGACGTCCTCGACGCCGAGCAGGCCGACGAGGGGAACCTTCGCGGAGGTCTGTTCGGGGCTCACGGCAAGGCCCGCGCCCCGTACCAGGTCCAGGAGCAGCTCGGCGAGCGGCATCACCATGTGCCGGCCCCAGCAGCGCTCGGAGGAGTGACCGAAGGGGAGATAACCCGGCGCGGTGTCGGGGTCGAGGGCCTCCCAGCGCTCCGGACGGAACGCGTGGGGATCCTGCCACAGCTTGGGATCCCTGTGGGAGAGAAGGGGCAGGACGAGGACGTCGTCGCCCGTACCGATGCGTTCGTCGAGGGCGGCGTACTCGGGGGAGGCGTTGCGCAGGATGTTCCAGGACGGCGGCAGCAGCCGCATGGTCTCGCACAGAATGTGCCGGTTCGGCGTGCCGGGGTCGAACGGTGAGCCGAGCCAGAGCGCGTTCGCGACCAGGGTGGAGACCGTGAAGCACACAGGCGCCGCCGCCCTCCGGTACATGCCCATGGCATACCGGCGCTCGTGGTAACCGGCGGCCTCCGCCGTCAGGCCCGCGATGGCGGTCAGCGACTCCCCGCGCCCGCCCGCCCGCCACGGGAGCGCGGCGCCCGCCGCGATCACCGCCCAGGTCAGCTTGGGGGTCAGTTCGAGATTGCGGCTCATCAGGATCCGCAGCCGGTACGGGTCCTGGCCAAGGATCAGGTCCCGCAGGAACAGATGCCCCCTGAGCGGCCACACACCCGACAGATCGACGTCCTCGGGCCGGGGGCGGGGCTTCTTCAGTGCCTCGCGCACATCGCCGCCGATCGTCCGCATCACCGAGGACGCCTCGCCGCGCGAGATCGAGCGTCCGTGCAGCGGTTTGAACGTGGGCCGCTCGGTCTCGGTGGCCCGGCGGGCGGCGAGGATCCGGTCGGCGGCCTCATGCCCGGCGACCCCGACGGTGTCGGGTTCGAGCCGGAACACGTCCTGCCCGAGGTGGTCCCGGACCAGGGCGGCAAGTCGCGGATGGAACAACGTGCGGCGCATGCGGGATCTCCGGAAGGCCGAGGGGCAGTCGGGCGGCGGGCGGCGTCGCCCCCGCCGTACGGCGGGGGCGACCTCACCGGGTGCTACGGATCGGCCTAGTACCAGAAGTACCAGGCGCTCGCCTTCAGGCTCTTCTGAGCGGACACCTTGTTGCGCAGAGCGAAGAGAAGCTTCATCACTACACCCCCTTCCAGGGTGGAGATGTCACGCACGCCCCCTTGTGAAGGTCGTGCGCAGCCGGCTTCTCCACACTTCCCCACCACGATCAACGAATGATCAACGCCCTGGCCAGGGCGCACAGTTGAGAAGTCGGGACCGACGTCACACGCAGCAGAGCCCGGAAAAATCCCGTTTGGAATATTTGAGTCGTTTCGTTCCCTTACTTGACCAAGAATCCGTCAAATGAAGTAAAGTTCCGGTCAAGTCCCTGCGCTGAGGTGGTCGTCCAGCCCAGTACGCGGGGCGTAGGTCGATCGCGGCGATCCTCCGTTCCCTCACAAGGGGGCCGGATCGCCATGCTGAATCTGGAGTCACCACGTGAAGTACAGCTGGCGTGCCCGCACCACGGGCATAGCAGTGATGACCGTAGGCGCCGTCCTGGTGTCCACACCGCATGCCATCGCCAAGCCTTTCGCCGAAAGCGATGAAACCGCGGGTCAGTTCACCCAGGCGATGTCGGATCTCGAGGAATCTCTGAAGACCTTCGCGTCCGATCCGATCAAGGAGGCCGAGAGCGTCGAGGCCGCACAGGCGGCTGCGGCGGTCCAGGATCGCAGGGTCGAGGTGCTGCAGCTACGCACCGAGACCGACACCGTCTACGCCAACCCCGACGGCACCCTCACCCGGGAGACGGCCGCGGGTCCGATCCGCATGATCCGTGACGGACGGTGGGTGGACGTCGACGTCGACTTCAAGGCCATGGAGGACGGCAAGGTAGCCGCCAAGGCGCACCCCAAG</text:p>
          </table:table-cell>
          <table:table-cell/>
          <table:table-cell table:formula="of:=LEFT([.J202];FIND(&quot;),&quot;;[.J202])-1)" office:value-type="string" office:string-value="" calcext:value-type="error">
            <text:p>#WERT!</text:p>
          </table:table-cell>
          <table:table-cell table:formula="of:=MID([.J202]; FIND(&quot;),&quot;;[.J202]) + 1; FIND(&quot;),&quot;;[.J202];FIND(&quot;),&quot;;[.J202])+1) - FIND(&quot;),&quot;;[.J202]) - 1)" office:value-type="string" office:string-value="" calcext:value-type="error">
            <text:p>#WERT!</text:p>
          </table:table-cell>
          <table:table-cell table:formula="of:=RIGHT([.J202];LEN([.J202]) - FIND(&quot;),&quot;; [.J202]; FIND(&quot;),&quot;; [.J20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89865533.1</text:p>
          </table:table-cell>
          <table:table-cell office:value-type="float" office:value="1907252787" calcext:value-type="float">
            <text:p>1907252787</text:p>
          </table:table-cell>
          <table:table-cell office:value-type="string" calcext:value-type="string">
            <text:p>Streptomyces albulus</text:p>
          </table:table-cell>
          <table:table-cell office:value-type="string" calcext:value-type="string">
            <text:p>Streptomyces albulus strain JCM 4718 sequence032, whole genome shotgun sequence</text:p>
          </table:table-cell>
          <table:table-cell office:value-type="float" office:value="1907252787" calcext:value-type="float">
            <text:p>1907252787</text:p>
          </table:table-cell>
          <table:table-cell office:value-type="string" calcext:value-type="string">
            <text:p>28187..27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590-15973']</text:p>
          </table:table-cell>
          <table:table-cell office:value-type="string" calcext:value-type="string">
            <text:p>CCACCCATCCCGCCCCTGAAGGCCCCGTGACCACACCCCACCACACGTCCCCGGCCACCGGCCCCGTCCTCGTCACCGGCGCCACCGGCACCACCGGCAGCCGCTTGGCGGCCCGGCTGACGCGGGCCGGACACCCCACCAGGGCCGCCGGCCGCCACCCCGTTCCCGTCGCCGGTGCGGAACCAGTGGCCTTCGACTGGACCGACCCCGCCACCCACGACGCGGCGCTGGACGGCGCGAGCGCCGTCTACCTCGTGCCGCCGCCCGGCGCCACGGACCCCGCCGCCGTCATGCTGCCCTTCCTCGACCGGGCCCGGCGCGCCGGAGTGCGCCGGGCGGTCCTGCTCAGCTCCTCCCTGATCCCCGTGGGCGGTCCCGCCACCGGAACCGTCCACCAGGCCCTGCCCGGCCTCGTCCCGGAGTGGGCCGTCCTGCGCCCCTCCTGGTTCATGCAGAACTTCACCGGCCACCACCCGCACGCCGACGCCATCCGCACCGACGGCCTGCTGACCACGGCGACGGGACGGGGCCGGGTCGCGTTCATCGACGCCGACGACATCGCCGCGGTGGCCGCGCACGCGCTGACCGACCCCGCGCCCCACAACACCGACTGGGTGCTCACCGGGCCGGAGGCCCTCTCCTACGACACCGTCGCCGCGATCCTCACCGAGGCCATCGGCCGACCGGTACGCCACCGGGCGGTGTCCGAGGCGGAACTGCGCACGCGGCTCGCGCGGCATCTGCCGGCGGACTTCGCGGCGATCCTCGCGGGCCTGGACCGCCGGATCGCCGAGGGCGCCGAGGACCGGGTGACCGATGCCGTCACCCGCGTCACCGGGCGGCCACCCCGTTCCTTCGCCGCCTATGTGCGGGCCAACGCCCGGTCCCTGACCGGCCCGTGATGATCCGTCACGCCACCCGTCCGCCGGCTCGCCACGGCGGGACGGGGTTCAGCCTCGGGTCACCCGGACCTCCGCGACCTCCATCAGACCGTCGAGTTCGACCCGGCCGACGGTCTGGGCGGGGCGCACCGTGAGGCCGTCCCGGCGTACCAGGTCCAGGAGGCGTTCGGCGAGCGGGAGCACCATGTGACGGCCCCAGCAGCGCTCGTTGGCGTGGCCGAACGGCAGATATCCGGGGTGGCTGTCCGGGTCCAGATCCGCCCAGCGCTCGGGACGGAAGGCATCGGGGTCCTCCCACAACGCCGGGTCGCGGTGGCTCAGCAGGGGCAGCAGGAGGACGTCGTCGGTCGGGCCGATCCGGTCGTCCACGGCGGTGAGTTCGGGCGAGGCCATCCGCAGGATGTTCCACGACGGGGGCAACAGCCGGAGCGCCTCGGCGAGCAGCTGCCGGTTCGGGACGGCGTCGTCGAACGGGGCGCCCAGCCAGACCGCGTTGGTGACCAATGCGGCCACCGTGAAGCAGATGGGCGCCGCCACCCGGCGGTAGAGGTACAGGGCGTAGCGGCGGTCCGCGTAGTCGGCGGCGCCGAGGGCGAGGGTGGCGAGCTTCGACAGCGGCTCCGCCGGGTCGGGGCGGCGCAGCAGGGCGGCGCCCGACGCGACGGCGGACCAGGTCAGCTTCGGGGTGAGTTCCAGTCTCCGGTCGACCAGGATCCGCAGGCGGCCGAGTTCCTGTCCGAAGACGAGGTCGCGGAGGTAGGCGTGCGGCACCCCCGGCCAGGTGCCGGTCAGATCGACCGAGGTCTCCAAGGGGCACTGCAGGGCCTTCCGCACGTCCGCCCCCAGGGCCTGCATGTAGGCGGCGGCGTCGGCCCGGCCGACGTGCCGGCCGAGGACGGGCTTGAAGGTCGGTCGTTCCTCGGCGTTGGCCGGTCGGCTGCGCAGCAGGGCGTCCATCAGGTCGGCGCCCGCGACGCCGATCGTGGTGGGCTCCAGTCGGAACAGCTCCTGACCGGTGTGGCGGTGCAGCAGGGCGTCGATCCTGGGCGCGAAGCGCACCTGCCGGCCGCCGCGGGCGACGGTCGGTCGCTGGGACATCGGGAACCTCCGGGAACGCGGGCCGGTGGCGGACCGTTGCGTGCGGCCCGCCACCGGCCGTTGTGGGCGTGGGCCGATCAGATCCAGCCGTACCAGGCGTACGCCTTGAGGCTCTTTTCGGTGCGCATCCGCTTCACGAGACGAACGAACTTCATCCGTACCTCCTTGGCAGGGGCTGACTGTGCCCCGTGGCAGGCCGCCGAAAGGGTCTTCGACCGCCGCAGAAGTGAATGCCGGGGCGGTTGGGGTGTCAAGTGGCCTATATCACGCGGAAAAACAACCAGCCCATGTTTCAGGGGAGTTCGCAGTGCGGAGCACCGAAAAACGCCGTACGGATTGGGTGGTTGGTCCCGATGTAGCGAATGTTCATGTCAAATGCCGTATAGGTAGGCGGTGTTGACGAATATGGAGAAGGGTCGAAGATTTTGTTGATTTTACGGAGTCGGGACCAGCCCGGTCCTCTGCGGAGCGGGTCACTCCGACGGGTCGTCCGCCGTCGCGTAGCGGCCGGCCAGGACGGCCACCGTCTCCGCCACGGCGCGGCGCAGCGCGGGTGGGCCGAGGACCTCGGCCTCCGCGCCCAGCCGGAGCAGGTCGCCGACGGCCACGGCCGGCCCCTCGACCGGCATCGTCACCTCCGTCCAGCCGTCCGCGTCCGGCTCCGCGGCGCCCTCCAACGCCCGCCGGCCCACCGCACCGTAGAGCATCGGCAGCAGGCGCCGGGCCTGCGGGGAGATGCGCAGGTGCGCCGTGTCCTGGTGCAGCGCGGCCGCCAGCCGGCGGGAGGAGTCGACCCAGTACGCGGCCAGGTCGAAGCCGGCCGGCCGTGCGAACGTCTCGTCCGTGAGCTCAACGGCCTGGAACCGTGCGATCCGGTACGTCCGCACCGCCTCGTCGGCGAGCGCCACCACGTACCAGATGCCGCCCTTGAGGACGATGCCGAGCGGGCGC</text:p>
          </table:table-cell>
          <table:table-cell office:value-type="string" calcext:value-type="string">
            <text:p>, ATGAAGTTCGTTCGTCTCGTGAAGCGGATGCGCACCGAAAAGAGCCTCAAGGCGTACGCCTGGTACGGCTGGATCTGA, 28264, 28342(-)</text:p>
          </table:table-cell>
          <table:table-cell table:formula="of:=LEFT([.J203];FIND(&quot;),&quot;;[.J203])-1)" office:value-type="string" office:string-value="" calcext:value-type="error">
            <text:p>#WERT!</text:p>
          </table:table-cell>
          <table:table-cell table:formula="of:=MID([.J203]; FIND(&quot;),&quot;;[.J203]) + 1; FIND(&quot;),&quot;;[.J203];FIND(&quot;),&quot;;[.J203])+1) - FIND(&quot;),&quot;;[.J203]) - 1)" office:value-type="string" office:string-value="" calcext:value-type="error">
            <text:p>#WERT!</text:p>
          </table:table-cell>
          <table:table-cell table:formula="of:=RIGHT([.J203];LEN([.J203]) - FIND(&quot;),&quot;; [.J203]; FIND(&quot;),&quot;; [.J203]) + 1))" office:value-type="string" office:string-value="" calcext:value-type="error">
            <text:p>#WERT!</text:p>
          </table:table-cell>
          <table:table-cell office:value-type="string" calcext:value-type="string">
            <text:p>, AWYGWI*, 28264, 28342(-)</text:p>
          </table:table-cell>
        </table:table-row>
        <table:table-row table:style-name="ro1">
          <table:table-cell office:value-type="string" calcext:value-type="string">
            <text:p>WP_184964145.1</text:p>
          </table:table-cell>
          <table:table-cell office:value-type="float" office:value="1892859630" calcext:value-type="float">
            <text:p>1892859630</text:p>
          </table:table-cell>
          <table:table-cell office:value-type="string" calcext:value-type="string">
            <text:p>Streptomyces echinatus</text:p>
          </table:table-cell>
          <table:table-cell office:value-type="string" calcext:value-type="string">
            <text:p>Streptomyces echinatus strain CECT 3313 Ga0436950_03, whole genome shotgun sequence</text:p>
          </table:table-cell>
          <table:table-cell office:value-type="float" office:value="1892859630" calcext:value-type="float">
            <text:p>1892859630</text:p>
          </table:table-cell>
          <table:table-cell office:value-type="string" calcext:value-type="string">
            <text:p>799845..798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432-11259']</text:p>
          </table:table-cell>
          <table:table-cell office:value-type="string" calcext:value-type="string">
            <text:p>GTCGTGATCGAACTGGCCGCGGTGTTCGCCGTCGCGGGAGCGGCGAGCAACGCCGTGGGCACCGCGTTCCAGCGCAAGGCTGCCTCGGACAGCAAGCGCGGCGGGCTCCGCCTGATCGCGGAGCTGGTGCGCCGGCCCTACTGGATGATCGGCATGGCCGGCGTGATCTGCGCCGCGCTGTTCCAGAGTCTCGCCCTGGTCAACGGCCCGCTCGCGCTGGTCCAGCCGCTGTTCATCCTGGAACTTCCCTTCGCGCTGCTCGTCGCCGCCCCGCTGATGCACCGGCGGCTGCCGCGCTCGGGCTGGTGGGGGGTCGCCGGCTGTGTGGCGGGGCTCGCCGTCCTGCTGATCGCGGCCGCCCCGCACGGCGCGACCGACCAGGCACCGCTCGTCCGGTGGATCCCGGCTGTGTGCCTGTGTGCCGGTGCGATGGCGGTGGCGGTACTGCTGGCCGGCCGGGGGCGCCCGCCGGCCCGGCGCGCGGCCCTGCTGGCGGCCGCCTCCGCGATCGGCAACGCCCTGACCGCCGCGCTGCTGAAGTCGGCCAGTGGGACGTTCGCCGACCACGGCTTCACCGCGTTCCTGCGGTCCTGGCAGACATACGGCTTCGCGCTGGCCGGCACGGCCGCCGTGCTCCTGCTGGAGAACGCGCTGCAGGCCGGTCCCCTGGCAGCGGCCCAGCCCGCGCTGACCATCGGTGACGCGGTGGTGAGCCTCACCCTCGGCATCACCCTCTTCGACGAGCGGATCCGCACCGGGTGGTGGCTCGTACCCGAGACGTGCGGTGCCCTGCTGATCGTGGCGGGGGTGCTGGTCCTCAGCCGGGCCGTCCAGCACATCGTCGTGCTCCCCGTCCCGGCCGAGGGGCAGAATGTGGCCTCGTGAGGCCGCTCGGGGGCGGCGACCAGCGGCGCGCGAGGTGGCCGGCGGCACGGGCCCCCGGGCCGGCGCCGTCAGCGCGACCGGGTCAGCCGCACCTCCTCCACGCCCAGCAGCCCGAGCAGCGGGACCCGGCCGGCCCGCTGACCGGGGTCGACCACCAGGCCGGAGCCGCGGACGAGGTCGAGCAGCAGCTCGGCCAGCGGCATGACCATGTGCCGGCCCCAGCAGCGCTCCGACGAGTGGCCGAAGGGCAGATAGCCCGGGGCGGTGTCCGGGTCGAGGCTGTCCCAGCGCTCCGGGCGGAAGGTGTCCGGGGCGTCCCAGAGCGCGGGGTCCCGGTGGGACAGCAGCGGCAGCACCAGGACGTCGTCCCGCTCGCCGATCCGGCCGTCGACGGCCGGGTACTCGGGCGACGCGTTGCGCAGCACGTTCCACGAGGGCGGCAGCAGCCGCAGGGACTCCAGGACGATGTTCCGGTTGGATGTGCCGGCGTCGAACGGGGCGCCCAGCCAGAGGGCGTTGGCCACCAGGGTGGACACGGTGAAGCACACGGGGGCCGCGGCTCTGCGGTACATGCCCATGGCGTAGCGCCGTTCCTGGTACCCGCGTGCCCGCGCCGCGCGGTCCGCGAGTCCGGTGAGCCGGGCGCCGGGCCGGGGCCAGCCGGGCAGCGCGGCACCGACGGCGATCACGGACCAGGTCAGCTTGGGTGTGAGTTCCAGGGCGCGGCTCATCAGCATGCGCAGCCGGTAGGGGTCCTGGCCGAGGATGAGATCGCGCAGGAAGAGGTGCCCGGTCAGCGGCCAGGGCCCGGCGAGGTCCACGTTCCGGGGCAGGGGCCCGGACAGGGCCTCGCGCACGTCGTTGCCGATGGTGCGGGTGACCGTAGAGGCCTCGGTACGGCTGATGGACCGCCCGTGCAGCGGCTTGAAGGTGGGGCGCTCGGTCTCGGTCGCCCGGCGCGCGGCCAGGATGCGGTCGGCGACCTCGTGTCCCGCGACCCCGATGGTGTCGGGTTCGAGCCGGAAGACGTCCTGGCCCAGGTGGTCGCCGATGAGCGCGGCGAGCCGCGGGGCGAACACGGTGGTACGCGCGGGCGCGGCGGAAGACGGCGGCATGGCTCCTCCGGTACGGGGACGGGGCGGGGAGGGCGACCGCGGCACGGCGGGACACCGCTGCCCGTCCGGACCGCGGCGCGGACGGACAACGATGTCACCGTGGGTGCGCGCGGCGGCGCCGGATCAGTACCAGAGGTACCAGGCGTTGGCCTTGAGGCTCTTGTTGGCGGCAACCCTGTTACGGATGGCGAAAAGAAGCTTCATCACTGCACCTCCCCTCGGGGACGGACGGGTGACACGCGTCGGCTCCGGCGGAGGACCGGTGAAGATCGCGTGTCGGCGACCCCCGGAACCTTCCCGCGATGGTTCACCGCTTAATCGCCGAGGCGGTCAAAGACGTTGCCACGCAGTCGATTTCGGACTTTCGGCGATCATCGGCGATCCGGTTTGACCCGTCGGCCCGGCATGCGCCCACCGCACCGCCGCCGGGACCCGAGCCACAGGTGGCAGCCGTGCCGACCGCCCGGATACCGGACGGCCGGTCGTCCGGAGCGGACGCGCCCCGCACCGCACCCGGCCGTTCCCCGGCCGGGGAACGGCCGGAGATTGGCCGGATGCTCACGCGCGGGCAGCGCCCGGGCGTCTACGGCATCGCGCCCCCGGAGACACCCGGCACTGTGTCACCGCTCGGCCCGCACCGGATGCCGGCTCATGATCGAGACCCGGTTGAACGCGTTGATGGTGACGGCGACCCAGATCACCGCGGCCACCTGATCGTCGGTGAGCACCTCCCGCGCCGCGGCGTGGGCGACGTCCTGTGCGGCGCCGTCGGCCGCGGCGGTCGTCGCCTCGGCCAGGGCCAGGGCGGCCCGTTCGGCGGGGGTGAACAGCTCGGTGTCGCGCCAGGCGGCCAGCACCCCGAGGCGCCGCGGAGTGTCGCCCGCCCGCAGCGCGGCCCGGGTGTGCACGTCCAGGCAGGAGGCGCAGCCGTTGATCTGCGAGACGCGGAGGTTG</text:p>
          </table:table-cell>
          <table:table-cell office:value-type="string" calcext:value-type="string">
            <text:p>, ATGAAGCTTCTTTTCGCCATCCGTAACAGGGTTGCCGCCAACAAGAGCCTCAAGGCCAACGCCTGGTACCTCTGGTACTGA, 799968, 800049(-)</text:p>
          </table:table-cell>
          <table:table-cell table:formula="of:=LEFT([.J204];FIND(&quot;),&quot;;[.J204])-1)" office:value-type="string" office:string-value="" calcext:value-type="error">
            <text:p>#WERT!</text:p>
          </table:table-cell>
          <table:table-cell table:formula="of:=MID([.J204]; FIND(&quot;),&quot;;[.J204]) + 1; FIND(&quot;),&quot;;[.J204];FIND(&quot;),&quot;;[.J204])+1) - FIND(&quot;),&quot;;[.J204]) - 1)" office:value-type="string" office:string-value="" calcext:value-type="error">
            <text:p>#WERT!</text:p>
          </table:table-cell>
          <table:table-cell table:formula="of:=RIGHT([.J204];LEN([.J204]) - FIND(&quot;),&quot;; [.J204]; FIND(&quot;),&quot;; [.J204]) + 1))" office:value-type="string" office:string-value="" calcext:value-type="error">
            <text:p>#WERT!</text:p>
          </table:table-cell>
          <table:table-cell office:value-type="string" calcext:value-type="string">
            <text:p>, AWYLWY*, 799968, 800049(-)</text:p>
          </table:table-cell>
        </table:table-row>
        <table:table-row table:style-name="ro1">
          <table:table-cell office:value-type="string" calcext:value-type="string">
            <text:p>WP_184350249.1</text:p>
          </table:table-cell>
          <table:table-cell office:value-type="float" office:value="1892140565" calcext:value-type="float">
            <text:p>1892140565</text:p>
          </table:table-cell>
          <table:table-cell office:value-type="string" calcext:value-type="string">
            <text:p>Streptomyces olivoverticillatus</text:p>
          </table:table-cell>
          <table:table-cell office:value-type="string" calcext:value-type="string">
            <text:p>Streptomyces olivoverticillatus strain CECT 3266 Ga0436946_05, whole genome shotgun sequence</text:p>
          </table:table-cell>
          <table:table-cell office:value-type="float" office:value="1892140565" calcext:value-type="float">
            <text:p>1892140565</text:p>
          </table:table-cell>
          <table:table-cell office:value-type="string" calcext:value-type="string">
            <text:p>25066..26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087-9809', '10481-11260']</text:p>
          </table:table-cell>
          <table:table-cell office:value-type="string" calcext:value-type="string">
            <text:p>TCCGGGTCTCGGAACATCGGCAAGGAGCTGGCCGAGTACCACATCGGTGAGGCACGGAAGCTGTCGCACAACCAGGGGCTGGTCGACCGCGACCTCGCAGTGTTCATAGCCGACACTCCGCAGATGGCGGCTTACCGGCACGACCTGTTCTGGGCGCAGGAGTATGCCCGGCACAACCGCGAGATCATGATGGCGCTGTCCCAGGATGTGCTGCGCCGGGAATTCAAGAAGGCGAAGGTGACCTTCGAGCCGGTCATCTCCTGTCACCACAACTATGTGGCGGAGGAGACCTATGAGGGCGTCGACCTGCTGGTCACCCGCAAGGGCGCGATCCGCGCGGGCGGCGGGGAGTACGGCATCATCCCGGGCTCGATGGGCACCGGTTCGTACATCGTGCGCGGCCTGGGCAACGACGCGTCGTTCAACTCCGCCTCGCACGGTGCGGGCCGCCGGATGAGTCGTAACAAGGCGAAGAAGCTGTTCTCCGAGCGGGACCTGGCGGAGCAGACTCGGGGCGTCGAGTGCCGCAAGGACCGCGGCGTCGTCGACGAGATCCCGGCTGCCTACAAGCCGATCGAGCAGGTCATGGCACAGCAGCGGGATCTCGTCGAGGTCGTGGCGAAGCTCAAGCAGATCGTCTGCGTGAAGGGCTGACTGGGCTACTGCTTCTGCAAGCGCCAGCGACGGATCTGGCAGGAATTCTTCGACCTGCCCAATTGCTCGGCCGCCTCGTCGAGGGACGAGGCGGTCAGGAGGATTCGGTCTTCTCTCTGGGTCCAGCTGCGGCGGGGGCGTGGCGGCCGCATGTGTGCGGGGCGAACCCAGGCGCCGACCTCGGTTGCTGCTGTGCGCTTGCGCTCAAGAGCCAGGCATTCCTGGTGGTAGAGGTGCTGTGCCACTGCCGCCCCGGCCTCTCGCATGTACATGATGTTGTACGCGCGGTCGCGGACGTTTCGTCCCGTCAGACGGTGAATGCCGAGCGTCAGCTTGGTGTAGCGGCACAGATAGGTGGCGATCGCGGTGCTTGTCGTTGCGAGGCTGATGAAGGGCAGGTCCTGGGCTGTGAAGCCCACGGCGCCATCGGCATCGATGATCCCGCGCAGGTAATCCGGGCGGGAGAACGGAACGCGGGGCGGCGCGATTCTGGTGGACTTCTTCCCATAGGGGAGACCCAGCTCCACGAGGCGCTGCCGCGCTTCCATCGAGCAAACGGTCCAGATGGCGGACCGATGGCTCTCCGAGAAGCTGGTGGCTCTCGTGCGCTCGCTTACGGTGCTGTTGTACGGGCACAGCTCCTGGAAGGTGTGGAGTATGCCGATGTCGCGGTAGCTGATCTCGATGCTCAGGCGGCCTTTTCGGCCGGGGCCTGCGTGCATGTGCCCGTCGGCCTGCAGGAAGCCGAACATGTATGCGTAGCGTGGGTCTTCCAGGTCCATGAAGGTCATGTGGTGATCGTGTGATGCACCCGTTGCCCCCGGGGTGGGTTTCGCCGTCCGCCCCTCGAACTAGCGAGCGTGCAGTGTTGCGTACGCGCCGCTTCCGCTTACGCCGCTGCTCACGCATTCTGCGGGTGCATATACGGACAACACTGGGGTCAGTGGTTCCACTAGGAAAAAAGCGGAACCATTGACACCTTCCGTTACAGGCCGGTTCACTCACCCCCAACAGCTGGGCGCGGCAAGCGTCATCCCCACGGTGGCGCACCAATTGCCGTGTCCGGCGCACCGGTTCGGTGCGCCGACGAGCATGGGAGGAGAGAAGACCGATGTCGAAGTTCCTTGCTGCCGTACGCAATGCGGGTATCCCGATCTGCCGTGAGGTGCCGCTCTTCAAGAAGAGCGAGCCCAGCCTCAAGCAGAGTGCCTGGTACATCTGGTACTAGGCCCGGCCGGTACCGGTGACGGGCCCGCACGCGGCGGAGCCGGTTTTTCCTTCCGGCGCCGCCGTGTGCGGGCCCCCGGCATTTCCGCGCCGGAAATCCCCCCTGGAGCCTCCCCTGATGCCACCCGCAATACCGCACCCGGCCGCCCGCCGGGCCACCGTATTCGCCCCCCGCCTCCAAGCCCTCTTCGACGAACACCTCGGCAAGGACCTCGCCCGGCTGGAGCCCGACACGATCGGCATCGCCGGCGCGGAGCTGGCGGACCGGATCCTCTCCGCCCGCAAGGCGACGGAGACCGAACGGCCCACGTTCAAGCCCCTGCACGGGCGGTCGATCTCCAGGACCGAGGCGTCCGCGGGGATCAGGACGATCGGCCGGGACATCCGCGAAGCGCTCACGCATCCGATCCCCGAGCGGACGGACCTGTCGGGGCCGTGGCCGATCACCGGGCACATGTTCCTGCGGGATCTGGTCCTGCGCGGCGACCCGTACCGGCTGCGCATCCTCATGAGCCGCAAGCTGGAGATCGACACCAAGCTGACCTGGACGACCATCGTCGTCGGGGCCGCCCTGCCCGGCCGGCCGAAGCCGGGCCCGCGCCTGACCCACACCGCGCACCTCGTCGCCGAGGCGGAGGGCTATCAGGACCGCCGGTACGCCATGGGCATGTACCGCCGCCTGGCGGCGCCCGTGTGCTTCACCATCTCCACCCTCGTCGCCAACGCCCTGTGGCTCGGCGCCCCCTTCGACGAGGGCGTGCCCAGCCGCAACATCCTTTACGAGGCCATGCGGCTGCTGCCCCCCTCGTGGAACCTGCTGCGCAACCGCTCGCCCGAGTACCCCGTGATCGACGACCGGATCAGGCCCGGCGACGACCTGCTGATGCTGCCGCTGCTCACCCACCGCGACCCCGCCCTGTGGGACGCGCCGGACGCATTCCGGCCCGAGCGCTGGGACACGCTCGACCCCGACGACACCCCCGGATACATGCCCTTCGGCCATGCGTCCGAACGCTGCTGGGGGCGGCACATGGTCATGCCGCTCGCCGAACTCCTCCTGGACCACATACGCCGCACCGGCCTGGTCGTCGCCCCCGGGCAGCGCACGGCCGAGGTGCCCCTCCTCGGGCTCCTCGGCGTGAAGGAGATCCACATCGGCCCGAGGAGCAGGATCCGCCGTGCCCGAGCCTGAGCTCCCCGAGCCCGAGCTCCCCGAGCCCGAGGTCCTCGCGCCCTCGTTCTACGACCGGGCCCACGCCGTCCACCGCCTGTGGCGGGAGGGCGGGGGCGTCCGTCATGCACGCTTCCCCGGGGCGGCGGGGATCGAGGGATGGGTCGTCACCGGCTACGACGACGCCAGGCGGCTGCTGGCCGATCCGAGGCTGTCCAAGCAGGACGCGGTGCAGAAGTTCGGCCGGCGCACCGGGCGGACCGAGGGCCCCGGCGAGGCGCTGTTCACACACATGCTCAACTCGGATCCGCCGCAGCACACCCGGCTGCGCAGGCTCGTCCAGAAGGCGTTCACCGCGCGGCGGACGGCGGCCCTGCGTCCGATGATCGAGGCCCATGTGGCCGCGCTGCTGGACGAGTGGGAGGGGCGCGAAGAGGCGGAGCTGATCGGCGAGTTCGCGCTGCCCCTGCCGGTGGCGGTCGCCTTCGACCTGTTCGGGGCGTCCGACGCGGACCACGAGATGCTGCAGGTGCGGGGCAACACGCTCGGCGGCGGCCGGGGCGACGGCGAGGTGTCGGTGTTCACCGCCGAGCACATGCACGCCTACCTCGGCGCGCTGATCGCCCTCAAGCGCGAGAACCCCGACGACGGGATGCTCTCGGCCCTGATAGCGGCCCGGGACGAGGGCGACGCGCTGAGCGCGGACGAGATCACCTCCATGGCCTTCCTCCTGGTGGTGGCGGGCCATCAGACGACCGTCAACCTCATCGCCAACGGCGTCCACACCCTCCTCACCCACCCCGGCTCCCTCGACGCGCTGCGCGCCGATCCGTCGCTGATGCCCGGGGCGGTCGAGGAGATCCTGCGCTACGAGTCCCCGTCGGGCCTGGCGTCCCTGCGCTACACCACCGAGCCCGTCACGGTGGGCGAAGCGACCGTTCCGGAGGACGAGTTCGTCCATATCGGTCTGCTCGGCGCCAACCGCGACCCGGCCGTGTTCGCCGATCCGGACCGGTTCGACATACGCCGCGAGAACGCCTCGAAGCACCTCGCCTTCGGGCACGGCATCCACCACTGCCTCGGTGCGCCCCTCGCGCGGCTGCAGGCCGGGATCGCGTTCACCGCGCTCCTGGAACGCTTCCCCGGACTGCGGCTCGCCGAGGGGCACGAGGCGCGGTGGCAGGCCAACCCCCGCCACCGCGGGCTGCTCGAACTGCCGGTGCGGCTGCGCTGAGCGTTTCCGGTCGCGCAGTTCCCCGCGCCCCTTACGGGGCGCGGTACCGCACCCGCGCTCAGGCGTCCTGCGGGTACCAGCGCAGCTCCACCGTGTTGCCGTCCGGGTCCTGGACGTAGACGGACTGGGCGTCCCCGCGGGCGCCGAAGTTCGTGTACGGGCCGCGGACGGAGCCGAAGGTGCCCGCGTCGATGACGGACTGCCAGTCGAGGGGTTCGACGACGAGGCAGATGTGGTCGACGTTGGACTGGCCGCGCTCGCGTTCGACCAGGTCGATGATGGTGGTGGGGCTGACGCGCACGGAGGGGAAGGGGACCTCGCCCGCGCGCCATTCGGCCACCCGGACCGGCTCCAGGCCGAGCGGGCCGCAGTAGAAGTCGAGGGCCCGCTCGGCGTCGGAGACGTTGAGGACGAGATGGTCGAAGTCGATGACGCGCATGAGGGCTCCTTCTGCTGCGGTGCGTGACCTCGACCGTAGCCGCCCTTGATCGTTTGCGCGATCGGTCGTTGGGACTAGGGCCGGGACTAGGGCCCGAGGCTCAGACCCCGCTCCTCACGACTCGCGGTGCACCTTGTAGTTGGACGCCTGGGCGCGCGGGCGCAGCACGAGCAGGTCCACGTTGACGTGGGCGGGGCGGGTGACGGCCCAGGTGACGGTGTCGGCGACGTCGTCGGCGTCCAGGGGCTCGGCCACGCCCGCGTAGACGGCGGCCGCCTTCTCCTCGTCGCCCCGGAAGCGGGTGACGGCGAAGCCCTCGGTCTTCACCATGCCGGGGGCGATCTCGAC</text:p>
          </table:table-cell>
          <table:table-cell office:value-type="string" calcext:value-type="string">
            <text:p>, GTGATCTCGTCCGCGCTCAGCGCGTCGCCCTCGTCCCGGGCCGCTATCAGGGCCGAGAGCATCCCGTCGTCGGGGTTCTCGCGCTTGAGGGCGATCAGCGCGCCGAGGTAG, 26721, 26832(-)</text:p>
          </table:table-cell>
          <table:table-cell table:formula="of:=LEFT([.J205];FIND(&quot;),&quot;;[.J205])-1)" office:value-type="string" office:string-value="" calcext:value-type="error">
            <text:p>#WERT!</text:p>
          </table:table-cell>
          <table:table-cell table:formula="of:=MID([.J205]; FIND(&quot;),&quot;;[.J205]) + 1; FIND(&quot;),&quot;;[.J205];FIND(&quot;),&quot;;[.J205])+1) - FIND(&quot;),&quot;;[.J205]) - 1)" office:value-type="string" office:string-value="" calcext:value-type="error">
            <text:p>#WERT!</text:p>
          </table:table-cell>
          <table:table-cell table:formula="of:=RIGHT([.J205];LEN([.J205]) - FIND(&quot;),&quot;; [.J205]; FIND(&quot;),&quot;; [.J205]) + 1))" office:value-type="string" office:string-value="" calcext:value-type="error">
            <text:p>#WERT!</text:p>
          </table:table-cell>
          <table:table-cell office:value-type="string" calcext:value-type="string">
            <text:p>, AISAPR*, 26721, 26832(-)</text:p>
          </table:table-cell>
        </table:table-row>
        <table:table-row table:style-name="ro1">
          <table:table-cell office:value-type="string" calcext:value-type="string">
            <text:p>WP_184645437.1</text:p>
          </table:table-cell>
          <table:table-cell office:value-type="float" office:value="1892529021" calcext:value-type="float">
            <text:p>1892529021</text:p>
          </table:table-cell>
          <table:table-cell office:value-type="string" calcext:value-type="string">
            <text:p>Xanthomonas arboricola</text:p>
          </table:table-cell>
          <table:table-cell office:value-type="string" calcext:value-type="string">
            <text:p>Xanthomonas arboricola strain 3307 Ga0372495_03, whole genome shotgun sequence</text:p>
          </table:table-cell>
          <table:table-cell office:value-type="float" office:value="1892529021" calcext:value-type="float">
            <text:p>1892529021</text:p>
          </table:table-cell>
          <table:table-cell office:value-type="string" calcext:value-type="string">
            <text:p>179591..180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627-11518']</text:p>
          </table:table-cell>
          <table:table-cell office:value-type="string" calcext:value-type="string">
            <text:p>GGCCTGGGCTTGTTCGCGCACGCCATCGGCATGCTGCAGGCGGCCGTCGGCGAGCACGCGCTCGCTGCGCTGGACCTGGCGCACGCAGGCCGGTGCGAAGTAACCGAAGGGCGTCTGCACGTAGTCGTCGGGTACGTCGGCGGGCTTGTGCGTGGCGGGCAGGGCGCCGACCCGCGCAAGCCGGGCGTCGGGCGCGGCGGTCTGTGCCAGTGCGCTGGCGCTCAGGCCGAGCAGGGGCAGCAACAGCAGCAGTGCGCCACCCAGGCGGCGCGCGGACGAGGAAAACGGACGGATGTCGGAGTGCATGGGAGTCGCCTTGTCGTGAGAATGCGGAGTGCGTTCTCGGGAGGCCGCGGAGCTGCGCGCGCATGGCAGGCGCAGGTGATCGCAGGCATCCCGTCTGCGAAGCGAGTGGCGCGGGAATCTGTGGTCGAGGAGGCCTGCGTGGTCGCGGAAGGAGCCGCGACCATGGACCCGATACGCGTGCCGCGCTTGTCGGATTTGCGCATGTGTCGCCGCGAATCCTGCATGATGCCGGGCGAGGGCGAACTGCTTCACGGTGCCTGCCGGAATACGGGTAGCGCTTTGCGTGGCGTAGCGTAGACAAGTGCCGGCACCGCGATTGGCACGTCGGGGCAGCCGACGGCGCGCGGATGAGCGAAAATCCCCACAGCGCGCCGTCGTGGCGAGCGCCCCCGCGTTTTCCAGGAGATTCCCATGCGTCATGCCCTTCGTTCCCGCTGCGCCGCCCCGGCCTGGCGCGCTTGCGCCGCGGGCGTGCGCCGATGACCTCGCCCTGGGGCAACCGCCCGCGCGGGGGGCATCCCCCCTCTCCCCCCGGGAGAGGGGCCGGGGGTGAGGGTACGGCAGCCGCAGCGCCCCGTAACGAACTGCGCCTCTACGGCCTCAACGCCGTGCGTGCGGTGTACGCGCGGCGGCCGGAAGCGATCCGCAAGCTGTACCTGAGCGAGGCACGGATCCCGGCGCTGCAGCCGCTGTTGAAGTGGTGCGTGGCCAACCGCGTCGGCTACCGCGTGGTGGACGAGGCCGATCTGCACAAGCTCGCCGCCAGCAGCCACCACGAAGGCGTGGTCGCCGACGTGCTGCGTGTCGCGCCGCTGGCCTTGGCCGACTGGCTGCAGACATTGGCGCCGGGGCCGGCGATGGCGCTGTGGCTGGATGGCGTCGGCAATCCGCACAACTTCGGCGCGATCCTGCGCTCGGCGGCGCATTTCGGCGTGGGCGCGATCCTGTTGCCGGAGCAGGCCGCACTGGCGCTGTCCGGTGCCGCCGCGCGCGTGGCCGAGGGCGGTGCCGAGGCGGTGCCGCTGGTACGGCTGCCGCCCACGGCGCAGGCCCAGGCGCAGTTGCGTGGCGCGGGCTTCGCCCTGGCGGCGACGCTGGTGGCTGGCGGCGACGATCTGTTCGCCACCGCCTTGCCGCAACGCCTGGTCTACGTGATGGGCGCCGAGAGCGACGGCATGGACCGCGACTTCGCGCAGGCCTGCGACCTGCGTCTGTCCATCCCGGGCAGCGGCGCGGTGGAAAGCCTCAACGTCGCCGCTGCCACGGCGGTGTTGCTGGGGACCTGGCGCAGCCGGCATCCGCACGACCACGTGACGCGCTGAGCACGGCGTCACGCCCTGAGCGCGCGCTGCATTTGGCTACGCGATAGTGTGCGCGGCGGCCGGTTTCGGGTTTGCGGGGCGCGCGTCGGCGGCGTAGCGTCGCGCAGGCGCATCCATGAGGCCGCGCCTCGTGCGATGCGCATCAGCACGACCGTGCAGTTCCCCCGAAAGGGTCATCGTCACTCCTGCGGAGATGTCGCTCATGAAACTGCTGTTCTCCATCAAGCACCTGCTGTCGTCGAAGAAGCCGCTGAAGTCGTACGCCTGGTACATCTGGTACTGAGCGCTGCGTGTCTTGCCGCACGGCGAGCCGTGCGGCCGGTGTCCGGCGGATGCGCTTCGCCGGGCGCCGATGCTTCGGGAGAGTCGGGATGTCCGCCATCATGGTCGACCGCGATGCGCGCGCCACCGTGTTCGCGCCGCGTCTGCAGGCATTGCTGCGCACGCATCTGGGGCAGGACGCGTTCCGCCTGGACGCGGACACCATCGGCGTCGCCGGCGCCGCGCTGAGCGACCGCCTGCTCGCGGCGCGGCCGGCCACCGAACACGAACGGCCGACCTTCAAGCCGCTGCACGGCCGTTCGATCGCGCGCAGCGAAGCGGCAAAGTTGATGCAAGCGATCGGCCGCGACGTGCGCGAGGCGCTGAAGCGTCCGGTGCCCGCGACGCTCGACCTGTCCGGCCCGTGGCCGCACGTCGGCCACGTCTATCTGCGCGATCTGCTGCTCGGCGGCGATCCATGGCGGCTGCGCCTGCTGATGGACCGCACGCTGGAACTGACCCCGCGGCTGACCTGGGCGGCGATCGCCGCCGGCGCGCTCGCACCGCTGGCCCCAGGCGACGATGCCTCGACCCTGGCAACCCTGTTGTCCGCGGCCGGCAGCTACCGCGAGCGCCGCGACGCCATGGGCCTGTACCGGCGCACCGCCGCGCCGGTGTGCTTCACCATTTCTACTCTGGTCGCCAACGCGCTGTGGCTGGGGTCGCCGTTCGACGCCAACGCGTCCAACCGCAACATCCTCTACGAAACCCTGCGCCTGCTGCCGCCGTCCTGGAACATCCTGCGCAATGCCTCGCCGGAATACGGCGCGCTGGACCCGCGCATCGGCGCTGCCGACGACGTGCTGGTGCTGCCCTTGCTCAGTCATCGCGATCCGGCATTGTGGGAGGAGCCGGACGTGTTCCGCCCCAAACGCTGGGATGGCCTGGACCCGGATGCGCTGCCGGGCTATCTGCCGTTCGGGCACGCGGCCGAGCGTTGCTGGGGACGACACATGGTCATGCCACTGGCGGAGCGGCTGCTGGATCTGCTGCGCGGGCAGGACCTGGTCGCGGACCCGCAGCAGCGGTGCGCCGCGGTGCCGTTGACCGGCCTGCTCGGCGTGGCCCAGGTCGAGGTGGTCCGGCATGCGCGCGCGTGAGGCATTGCCTGTCGCGCCGTGACGACGATCAGCGCGGTGCGGGCGACGCGGTGGAGCCGCGCGTGACCAGGGTGTAGTCGAGTATCTGGTGGGTGCCGCGGCTGGCCAGGCCGTCGCGGCGCTGGCGGATCTCGCCGAGCAGCAGCGCCACCGCCGCCCCGCCCATCGCCGCGACCGGCTGGTGGATGGTGGTCAGCTCCGGCCAGATCGTGGTCGCCACCGGCGTGTCGTCGAACCCGGCGATCGACAGATCCTCGGGTACGCGCAGGCGCAGCCCGTGCGCGATCGCCAGCGCCGCCGCCGCCATGTCGTCGTTGCTGCACAGGATCGCGCTGGGGCGCGGGGTGACCTGCAGCAGCGCGGTGGCCGCGAGCAGGCCGGAGCGGTAGGTGAACATGCCTTCGGCCACGCGCTCGGGTGCCACCGTCAGCCCGGCCCGGGCCATGGTGTCGAAGAACGCGCGGCTGCGCAGCGCGCTGGGCGTGTGGCCGGGATCGCCGCTGACGAAGCCGATGTCGCGGTGGCCCAGGTCGAGCAGGTGCTGGGTGAGCGCGCACGCGGCCTGGTAGTCGTCGATGCGCACCGAGCTGACCCCGGGCATCGGTGCGCCGGTGGCCACCGCCACCAACGGGATGCCGCGCGCGTCGAGTTCGGCGATGGTGTGCCGCGCATCGCACAGCGGCGGCGGCAGGATCAGGCCATCGGCACCGGCATCGAGCAGGCGTTCGGTGGCGGCGCGTTGGCTGTCGCTGTCGTCGCTCTTTTCCACCAGCACCTGGCAGCCTTCCAGGCTGCTTTGCTCGAGCACGCCGAGCATGAACTGGTTGAGGTAGGCCGCGCTGGGATTGCTGTACAGCACGCCGATGCGTGCCAGTCCTGCGGTGCGCAGCGAACGGCCGGCGAGGTTGGGGCGGTAGCCCAGCGCCTGGATCGACGCTTCGACGCGCTCGCGCATGGTCGCGCTCACGCGCGGGTGGCGGTTGATCACGCGCGAAGCAGTCATCGGCGACACGCCCGCATGGCGGGCCACATCCAGCAACGTCACCGCTGAGCCCGCGCGACGTTGCCGTATGCCCATCAAAGGTCCTGGCGCTGCTGCGAAGGGAACGCCCGCGCGCGCATCCTGCGCAGGGCCAACGCACTTTACTCCCTGGGCGGTTCCACTGTCTTGGCCTGGCTGCCGAAACCACCGTCGGCCTGCGCGGCCAGATACGCGAACACCGCGTATGCAGCGACGTTCTGCGCCAGCGCCTTCGGGTCGATCTTGTCCAGGGTGTCGTCGGCGGTGTGATGCAGATCGAAGTAGTCGCTGCCGTCCTGCGCCAGCCAGGCCCAGGCGCCGCCCTTGGCCGCGAGCGGACCGACATCCGGGCCCGGGCCGCCGGCCTCCGGCGCATAGGCGATGCCGAGCGGCGCCAGCGCCTCGGCGATCTGCCGGGTCGCCTCACGCGAGCCGGCGTCGTCGCCCGAGCCGGTATTGAAGGCGTAGATGCGGCCGGCGCCGAAGTCGCTCTCGGCGGCGATCTGGTGCCGCGCCACGTCCTGCGCATGCGCCTGCGCGTAGGCCTTGCCGCCGTACAGGCCCTGCTCCTCGTTGGCGAAGGCGATCACGCGGATGCTGCGCTTGGGTGCCTGCTTGAGCTGGCCGATCAGATGCCCGGCGGCCATGCTGATGGCCACGCCGGCACCATCGTCGATCGCGCCGGTGCCCAGGTCCCACGAATCCATGTGCCCGCCGATCAGCACCACCTCGTCGGGCAGCGTGCGCCCGGTGATCTGCCCGATCACGTTGTAGGAGGTGGCGGTGCCATCCCAGCCGCAGTCCAGCGCCAGGCGCAGGCGCACCGGGCCGCGCGCGAGCAGGCGCGTCAGCTGGTTGGCGTCGGGCACAGAGAGCGCTGCCGCCGGCACCGGCGTCAGCCCCTCATCGAAGCGGGTGATGCCGGTATGCGGCACGCGGTGCGAATCGGTGCCGGCCGAGCGCATCACGAAGCCGATGG</text:p>
          </table:table-cell>
          <table:table-cell office:value-type="string" calcext:value-type="string">
            <text:p>, ATGAAACTGCTGTTCTCCATCAAGCACCTGCTGTCGTCGAAGAAGCCGCTGAAGTCGTACGCCTGGTACATCTGGTACTGA, 179421, 179502(+), ATGTCGCTCATGAAACTGCTGTTCTCCATCAAGCACCTGCTGTCGTCGAAGAAGCCGCTGAAGTCGTACGCCTGGTACATCTGGTACTGA, 179412, 179502(+)</text:p>
          </table:table-cell>
          <table:table-cell table:formula="of:=LEFT([.J206];FIND(&quot;),&quot;;[.J206])-1)" office:value-type="string" office:string-value=", ATGAAACTGCTGTTCTCCATCAAGCACCTGCTGTCGTCGAAGAAGCCGCTGAAGTCGTACGCCTGGTACATCTGGTACTGA, 179421, 179502(+" calcext:value-type="string">
            <text:p>, ATGAAACTGCTGTTCTCCATCAAGCACCTGCTGTCGTCGAAGAAGCCGCTGAAGTCGTACGCCTGGTACATCTGGTACTGA, 179421, 179502(+</text:p>
          </table:table-cell>
          <table:table-cell table:formula="of:=MID([.J206]; FIND(&quot;),&quot;;[.J206]) + 1; FIND(&quot;),&quot;;[.J206];FIND(&quot;),&quot;;[.J206])+1) - FIND(&quot;),&quot;;[.J206]) - 1)" office:value-type="string" office:string-value="" calcext:value-type="error">
            <text:p>#WERT!</text:p>
          </table:table-cell>
          <table:table-cell table:formula="of:=RIGHT([.J206];LEN([.J206]) - FIND(&quot;),&quot;; [.J206]; FIND(&quot;),&quot;; [.J206]) + 1))" office:value-type="string" office:string-value="" calcext:value-type="error">
            <text:p>#WERT!</text:p>
          </table:table-cell>
          <table:table-cell office:value-type="string" calcext:value-type="string">
            <text:p>, AWYIWY*, 179421, 179502(+), AWYIWY*, 179412, 179502(+)</text:p>
          </table:table-cell>
        </table:table-row>
        <table:table-row table:style-name="ro1">
          <table:table-cell office:value-type="string" calcext:value-type="string">
            <text:p>WP_184447019.1</text:p>
          </table:table-cell>
          <table:table-cell office:value-type="float" office:value="1892244165" calcext:value-type="float">
            <text:p>1892244165</text:p>
          </table:table-cell>
          <table:table-cell office:value-type="string" calcext:value-type="string">
            <text:p>Xanthomonas sp. 3498</text:p>
          </table:table-cell>
          <table:table-cell office:value-type="string" calcext:value-type="string">
            <text:p>Xanthomonas sp. 3498 Ga0372498_01, whole genome shotgun sequence</text:p>
          </table:table-cell>
          <table:table-cell office:value-type="float" office:value="1892244165" calcext:value-type="float">
            <text:p>1892244165</text:p>
          </table:table-cell>
          <table:table-cell office:value-type="string" calcext:value-type="string">
            <text:p>489589..48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27-13156']</text:p>
          </table:table-cell>
          <table:table-cell office:value-type="string" calcext:value-type="string">
            <text:p>CGAGCGCGTCGAAGCGTCGATCCAGGCGCTGGGCTACCGCCCCAACCTCGCCGGCCGTTCGCTGCGCACCGCAGGACTGGCACGCATCGGCGTGCTGTACAGCAATCCCAGTGCGGCCTACCTCAACCAGTTCATGCTCGGCGTGCTCGAGCAAAGCAGCCTGGAAGGCTGCCAGGTGCTGGTGGAAAAGAGCGACGACAGCGACAGCCAACGCGCCGCCACCGAACGCCTGCTCGCTGCCGGTGCCGATGGCCTGATCCTGCCGCCGCCGCTGTGCGATGCGCGGCACACCATCGCCGAACTCGACGCGCGCGGCATCCCGCTGGTGGCTGTGGCCACCGGCGCACCGATGCCCGGGGTCAGCTCGGTGCGCATCGACGACTACCAGGCCGCGTGCGCGCTCACCCAGCACCTGCTCGACCTGGGCCACCGCGACATCGGCTTCGTCAGCGGCGATCCCGGCCACACGCCCAGCGCGCTGCGCAGCCGCGCGTTCTTCGACACCATGGCCCGGGCCGGGCTGACGGTGGCACCCGAGCGCGTGGCCGAAGGCATGTTCACCTACCGCTCCGGCCTGCTCGCGGCCACCGCGCTGCTGCAGGTCACCCCGCGCCCCAGCGCGATCCTGTGCAGCAACGACGACATGGCGGCGGCGGCGCTGGCGATCGCGCACGGGCTGCGCCTGCGCGTACCCGAGGATCTGTCGATCGCCGGGTTCGACGACACGCCGGTGGCGACCACGATCTGGCCGGAGCTGACCACCATCCACCAGCCGGTCGCGGCGATGGGCGGGGCGGCGGTGGCGCTGCTGCTCGGCGAGATCCGCCAGCGCCGCGACGGCCTGGCCAGCCGCGGCACCCACCAGATACTCGACTACACCCTGGTCACGCGCGGCTCCACCGCGTCGCCCGCACCGCGCTGATCGTCGTCACGGCGCGACAGGCAATGCCTCACGCGCGCGCGTGCCGGACCACGTCGACCTGGGCCACGCCGAGCAGGCCGGTCAACGGCACCGCGGCGCGCCGCTGCTGCGGGTCCGCGACCAAGTCCTGACCGCGCAGCAGATCCAGCAGCCGCTCCGCCAGTGGCATGACCATGTGTCGTCCCCAGCAGCGCTCGGCCGCGTGCCCGAACGGCAGATAGCCCGGCAGCGCATCCGGGTCCAGGCCATCCCAGCGTTCGGGGCGGAACGCGTCCGGCTCCTCCCACAATGCCGGATCGCGATGACTGAGCAAGGGCAGCACCAGCACGTCGTCGGCAGCGCCGATGCGCGGGTCCAGCGCGCCGTATTCCGGCGAGGCATTGCGCAGGATGTTCCAGGACGGCGGCAGCAGGCGCAGGGTTTCGTAGAGGATGTTGCGGTTGGACGCGTTGGCGTCGAACGGCGACCCCAGCCACAGCGCGTTGGCGACCAGGGTGGAAATGGTGAAGCACACCGGCGCGGCGGTGCGCCGGTACAGGCCCATGGCGTCGCGGCGCTCGCGGTAGCTGCCGGCCGCGGACAACAGGGTCGCCAGGGTCGAGGCATCGTCGCCTGGGGCCAGCGGTGCGAGCGCGCCGGCGGCGATCGCCGCCCAGGTCAGCCGCGGGGTCAGTTCCAGCGTGCGGTCCATCAGCAGGCGCAGCCGCCATGGATCGCCGCCGAGCAGCAGATCGCGCAGATAGACGTGGCCGACGTGCGGCCACGGGCCGGACAGGTCGAGCGTCGCGGGCACCGGACGCTTCAGCGCCTCGCGCACGTCGCGGCCGATCGCTTGCATCAACTTTGCCGCTTCGCTGCGCGCGATCGAACGGCCGTGCAGCGGCTTGAAGGTCGGCCGTTCGTGTTCGGTGGCCGGCCGCGCCGCGAGCAGGCGGTCGCTCAGCGCGGCGCCGGCGACGCCGATGGTGTCCGCGTCCAGGCGGAACGCGTCCTGCCCCAGATGCGTGCGCAGCAATGCCTGCAGACGCGGCGCGAACACGGTGGCGCGCGCATCGCGGTCGACCATGATGGCGGACATCCCGACTCTCCCGAAGCATCGGCGCCCGGCGAAGCGCATCCGCCGGACACCGGCCGCACGGCTCGCCGTGCGGCAAGACACGCAGCGCTCAGTACCAGATGTACCAGGCGTACGACTTCAGCGGCTTCTTCGACGACAGCAGGTGCTTGATGGAGAACAGCAGTTTCATGAGCGACATCTCCGCAGGAGTGACGATGACCCTTTCGGGGGAACTGCACGGTCGTGCTGATGCGCATCGCACGAGGCGCGGCCTCATGGATGCGCCTGCGCGACGCTACGCCGCCGACGCGCGCCCCGCAAACCCGAAACCGGCCGCCGCGCACACTATCGCGTAGCCAAATGCAGCGCGCGCTCAGGGCGTGACGCCGTGCTCAGCGCGTCACGTGGTCGTGCGGATGCCGGCTGCGCCAGGTCCCCAGCAACACCGCCGTGGCAGCGGCGACGTTGAGGCTTTCCACCGCGCCGCTGCCCGGGATGGACAGACGCAGGTCGCAGGCCTGCGCGAAGTCGCGGTCCATGCCGTCGCTCTCGGCGCCCATCACGTAGACCAGGCGTTGCGGCAAGGCGGTGGCGAACAGATCGTCGCCGCCAGCCACCAGCGTCGCCGCCAGGGCGAAGCCCGCGCCACGCAACTGCGCCTGGGCCTGCGCCGTGGGCGGCAGCCGTACCAGCGGCACCGCCTCGGCACCGCCCTCGGCCACGCGCGCGGCGGCACCGGACAGCGCCAGTGCGGCCTGCTCCGGCAACAGGATCGCGCCCACGCCGAAATGCGCCGCCGAGCGCAGGATCGCGCCGAAGTTGTGCGGATTGCCGACGCCATCCAGCCACAGCGCCATCGCCGGCCCCGGCGCCAATGTCTGCAGCCAGTCGGCCAAGGCCAGCGGCGCGACACGCAGCACGTCGGCGACCACGCCTTCGTGGTGGCTGCTGGCGGCGAGCTTGTGCAGATCG</text:p>
          </table:table-cell>
          <table:table-cell office:value-type="string" calcext:value-type="string">
            <text:p>, ATGAAACTGCTGTTCTCCATCAAGCACCTGCTGTCGTCGAAGAAGCCGCTGAAGTCGTACGCCTGGTACATCTGGTACTGA, 489677, 489758(-)</text:p>
          </table:table-cell>
          <table:table-cell table:formula="of:=LEFT([.J207];FIND(&quot;),&quot;;[.J207])-1)" office:value-type="string" office:string-value="" calcext:value-type="error">
            <text:p>#WERT!</text:p>
          </table:table-cell>
          <table:table-cell table:formula="of:=MID([.J207]; FIND(&quot;),&quot;;[.J207]) + 1; FIND(&quot;),&quot;;[.J207];FIND(&quot;),&quot;;[.J207])+1) - FIND(&quot;),&quot;;[.J207]) - 1)" office:value-type="string" office:string-value="" calcext:value-type="error">
            <text:p>#WERT!</text:p>
          </table:table-cell>
          <table:table-cell table:formula="of:=RIGHT([.J207];LEN([.J207]) - FIND(&quot;),&quot;; [.J207]; FIND(&quot;),&quot;; [.J207]) + 1))" office:value-type="string" office:string-value="" calcext:value-type="error">
            <text:p>#WERT!</text:p>
          </table:table-cell>
          <table:table-cell office:value-type="string" calcext:value-type="string">
            <text:p>, AWYIWY*, 489677, 489758(-)</text:p>
          </table:table-cell>
        </table:table-row>
        <table:table-row table:style-name="ro1">
          <table:table-cell office:value-type="string" calcext:value-type="string">
            <text:p>WP_183124671.1</text:p>
          </table:table-cell>
          <table:table-cell office:value-type="float" office:value="1890357473" calcext:value-type="float">
            <text:p>1890357473</text:p>
          </table:table-cell>
          <table:table-cell office:value-type="string" calcext:value-type="string">
            <text:p>Amycolatopsis echigonensis</text:p>
          </table:table-cell>
          <table:table-cell office:value-type="string" calcext:value-type="string">
            <text:p>Amycolatopsis echigonensis strain JCM 21831 27, whole genome shotgun sequence</text:p>
          </table:table-cell>
          <table:table-cell office:value-type="float" office:value="1890357473" calcext:value-type="float">
            <text:p>1890357473</text:p>
          </table:table-cell>
          <table:table-cell office:value-type="string" calcext:value-type="string">
            <text:p>35152..36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297-9762']</text:p>
          </table:table-cell>
          <table:table-cell office:value-type="string" calcext:value-type="string">
            <text:p>GCCCCGCAACGGTTCCGGCACCATCGGCAGGTCCGGGTAGGGCACCATCGCGACCGAGGTGCCGACGGTGTCCGGCAGGTCGGCGGTCCAGTCGCGCCAGGTGCGCAGGACGTCCGGGATCTTGGCGGTGTCGAAGTACAGTCCGCCGCCGTACAGGGTGGTCACCGGGACGAGGCCGAACTCCAGCGCGGTCACGATCCCGGCGTCGATCGGGCCGGTGGCGCGCGTGCCGTCGGGCCGGACGATCTCGGCGGAGCGGACGCGGTCCGAGGCCAGGCCGAAATGCCGGCCGAGCAGGCCGAAACCGCCGCCGAGGGTGTAGCCGACCACTCCGACGCCCGGGGCCGAACCGCTCAGCGGCGCGAGCCCGTGCTCCGCTGCGGTCGTGATGACACTGCCCCAGGTCGTTCCGGCTTCGACCCGAGCCACGGCGCGGTCCGGGTCGATGGTCACGCCGGTCATCCGGCGGGTCGAGATCAGCACGCCCTCGGCCGGTGCGCGCAGTCCGTGGCCGGTGGCCTGCACGGCAACCGGCAGGTCGCGTTCGGCGGCGAGGCGGACCGCGGCGGCGACGTCGTCCGCGCTGGTGGCGGCGACGACCAGCTGCGGGGCGGAGGTGATGCCGGTCTGGAACCCGGCGATCTCTTCGCGGTAACCGGCTTGTTCAGGGGTGAACGTCTGCATGCCTTCAGCGTGCTGGCTGATCGGCGATAAGTCCAAGAGATACTAGTTCCGACAGCTAGAATTATTGGTTATGGAACTGCATCAGCTCGAGTACTTCGTCGCGGTCGCCGAGGAAGCCAACTTCACGCGCGCGGCGGCGCGGATGCATGTCGCGCAGCCCGGGGTCAGCGCGCAGATCCGGCGGTTGGAACGCGAGCTGGGGCAGCCGTTGTTCGACCGGTCCGGCCGCACGGTGCGGCTCACCGACGTCGGCGAGGCCGCTCTGCCGCACGCTCGGGCCGCGCTGGCGGCGGTCGCGGCGGTGCGCGAGACGGTCGCGGAGCACGAAGGGCTGGTGCGCGGCCAGGTGGCGATGGGGATGGTGACGTCCGCCGGACCGGTGGCGCTGCCGGAGTTCCTCGCCGGGTTCGCCGAGCGCTACCCGGGAGTGGAAATCACCCTCAGCGAAGCGAATTCCGACCTGATGGTCGAGGCGTTGCGCGAAGGACGGCTGGACGTCGCGGTGATCGGCCTGGCCGACGGAGCGCCCGCCGGGCTGACCACTCAGATCGTGCTCGACGAGGAGCTGGTGGCGGTCACCGCGCTGGGCGACGAATTCGCCGACCGCGCCTCGCTCACCCTGGCTGAGCTGGCCGAACGGGCACTGATCTGCCTGCCGAAGGGCACCGGCATGCGCGGCGTGCTGGACCGCGGATTCGCCGCGGCCGGGCTGCACTCGCGGGTGACTATCGAAGCGAGCGACCCGAACGTGCTGGCCAAGCTCGCGATCCGCGGCCTCGGCGTCGCGCTGGTTCCGGAGTCGTTGGCTCGCTACTACGCCGAGGAGCTGCACTCGCTGCGGCTGCGGCCGGAGCTGCGCGGACAGCTGGCGCTGGCGTGGCGGTCCGACGGTCCGTCCGGACCCGCGGCCCGCGCGCTGATCGAGTTCGCTCGGTCGACCCTTTAGGAACTGGGGCGGCAAAGCTTACGGACGCCGTCTCGGACTCGCAAAGGAATTCCCGCCGGAATTCCCGGACAGATCGGCCGGAGTAGGCCGTTCAGGTCGGTGTTGCGGCGTATTCGAGAAACTCGCCGTACTGTCGGCGGCGGCCGCGGGTGCGGTCGGCGGTGTTCGAGAATACGGAGGAATTTCCGTGAAGCTGGTTCGTCTCGTGCGCAAGGCCCTTCCGGGCAAGAGCCTGAAGTATTACGCCTGATACGGCTGGATCTGACGGTCTCGTCCGAACTGGATCGGCCGGTTCCGGAATGTCCGGGACCGGCCGCCCCGGCGTCGCGAAGGAGCTTCGCGGTGACTATTCCCGCTGAACGGAACAAAGTGCGCCAAGTGGTATTCGCGTCGCGTCTTCAGGAACTGCTGGACCGTTATCGGGGGAAATCCTTCTTTCGGCTGGAACCGGACACGGTCGGCGTCGCCGGGGCCGAGCTGATGGACGCTCTGCTGCGCAGCCGGCCCGCGAACGCCGAGGAACGGCCGACGTTCAAACCGGTGCGCGGCAGGACCGTCACACGGCCGGAATCGTCGGCGCTGATGCGTGCGGTCGGCGCGGACGTGCGCGCCGCGCTCAAGAAGCCGCTCGGAGAACCCGAACTCACCGGGACGTGGCCCGCCGTGCCGCACAACTACCTGCGAGACCTGGTGTTCGGGCACGAACAGCGGCGATTCCGGATCCTCGTCGACCGTCGGCTGGAACTGACGCCGAAGATCACCTGGGCCGCGGTCGCCGCCGGAGCCGCGCTGTGGGGACGGCCCGCACCGGAGGTCGCGCTGTCCACTTTGGCACGGATGGTGCTGGAGTCGGATACCTACGAGCAGCGCCGCTTCGCGATGTACCTCTACCGGCGCGTGGCCGGGCCGGTCTGTTTCACCGTCGCCGCGCTGGTCACGAACGCGTTGTGGCTCAGCTCGCCGCTGGACGACGACGTGCCGACCGAGCACGTGCTCAACGAAGCGCTGCGTCTCCTGCCGCCGTCGTGGAACATCCTGCGCGTGCGTTCGCTGGAGTTCACCGAGGTGGACGCCCGGATCGGCCCAGGCGACGACGTCCTGCTGCTGCCGCTGCTCAGCCATCGCGACCCGGAGCTGTGGGACGCGCCCGACGAATTCCGGCCGAGCCGCTGGGCCGCGCTCGACACGGACACTCACCCCGGCTACCTCCCGTTCGGGCACCCCAGCGAACGCTGCTGGGGACGGCACCTGGTGCTGCCGCTGGCGGAACGCGTCCTCGACCTGGTCCGGCGCGACGGGCTCGTGGTCGATCCGGCGCACACGCGCGCCCGGGTGCACCTGGACGGGCTGCTGGAGGTGTCGGACGTGCGGGTCGTGCGCGCCTAGCGGCTCTTGACAACGTGTCAACGGAGGCGTTCCCCTGGACGGATGCTCCAGGACGGCGTGCTCGGCGTCAGCCTGCTCGCGGGCGGCGCGAACGTGATCATGCAGCTGGGCCGGCCCGAGGTCGGGTACGGCGTGATGGAAAGCCGGGTCGATTCGGGGAATCTGTTCAAGCATCCGCTGAAACGCACCCGCACGACCGTCACCTACCTTGCCGTCGCCGTGCTGGGCACCGACGCTGACCGGGAGGCGTACCGGCGGGCGGTGAACGCGGTGCACGCGCAGGTGGTCTCGACCGAAGCGAGTCCGGTGCAGTACCGCGCTTTCGACCGGGAGCTGCAACTGTGGGTCGCTGCCTGTCTGTGCCGTGGCGTCGAGGACGTGCACCGCGCGTTTCTCGGTCGGCCCGCTCCGGAATCGTGGTACGCCGAGGCCGCGGTGCTGGGCACGACGCTGCAGGTGCGTCCGGAAGACTGGCCGAAGGACTTCGCCGCGTATTGGGCGGACGGACTGGCGCGAGTGGACATCGACGACCGGCTCCGCGAATACCTCACCGCCATCGCGAATCTGGAGTTCCTGCCGCGGCCGTTCTCGTTCCTCTTCGGACGGTTCCACCGCTTCGTGACGACGGGATTCCTGCCGGAGGTGTTCCGCGAGCAGATGCGGCTGCCGTGGTCGGCCGCGGACCAGCGCCGGTTCGATCGGCTGATGCGCGCGATCGGCCGAATGGTCGAACCGCTTCCGCTGCGCGTACGGCGTTTTCCCTATGACGCGTGCCTCGCGGACTTCCGGCGGCGGTTGCGCAAAGGGAAACCGCTCGTCTAAGCGGTTGACCGGAATGCGCTGGTCGGCAAGGGTTGACCTATGGCCACTGCCGACGTACTTCCTGCCGCGGAGGCAGCATGAGTAGAGCGGATGAGGTGCGCGAAGGGGTTTCCCTGACCAACCTCGACCAGGAGCTGTTCCTTGACGCCGGGGTGACGAAGCGCGACCTCGTCGACTACTTCGACGCCGTTTCGGACCGGTTGCTGCCGGTGCTGCGCGACCGTCCGCTGTCGGTGATGCGCGTGCTGCGCGGGCAGGACGCGTTCATGCAGAAGAACCTGCCGAAGTACACGCCGGAGTGGGTGCCGCGGGCGAAACTGTGGGCGGAGAGTTCACAACGGACAGTCACCTACGGCCTGTGCAACGACCGCCGGACGCTGCTGTGGTTCGGCAACCAGCGCGCGGTCGAACTGCATCCGGCGCTGACCAGGGTGGATCCGATCGGCCAGACCGATCTGATCATGGACCTCGACCCGCCGGAGGGCGCGGACTTCAGCGTCGCGGTCGCGGCGGCCCGGCTGGTGCGCCAGGCACTGGCCGACGTCGGGCTCGCCGGTGCGTTGAAGACCAGCGGGTCCAAGGGCGTGCATGTGTTCGTGCCGCTCGTCCCGGGTCTGTCCTTTGAGGACGTCGCGGCGGCGACCCGGGCGGTCGGCGCGCGGGCGGAACGGATCGATCCGGAGCTGGCGACCACCGCGTTCATCCGGGAAGACCGGCACGGCAAGGTGTTTCTCGACTCGACCCGCGCGGGCGGGGCTACCGTGGCGGCCGTGTACAGTCCGCGGATCCGGCCGGGTGCGCCGGTGTCGTTCCCGGTTCGCTGGGCGGACGCGGACAACGTCAGACCCGCGGATTTCACGGTGAAGACCGCGGTGGGGCTGCTGGGCAACGCTGATCCGTGGGCGGAGGAATTGCCGGAGCCGCAGGAACTTCCGGCGGATCTCGTCGCCGAGGGGCATACGATCCCGGTCGCCCGGGTCGCGGCGATGCACGAGGGCAAACGCCGGGCCCGGGCGCGACGAGCGTCAGGGGAGAGCGAGTAAGTCCTGATGGTGCACGGTGACTTCGGCGATCCGCCGATTCTCGGGCACCGCCAGGTCCGGCTGTTGTTCTCGTGCTGCGGCAACGAAGCCGCGGTACCAGGTGTCGATGAGCTCGCGGTGTTCCGGACCGAGCCG</text:p>
          </table:table-cell>
          <table:table-cell/>
          <table:table-cell table:formula="of:=LEFT([.J208];FIND(&quot;),&quot;;[.J208])-1)" office:value-type="string" office:string-value="" calcext:value-type="error">
            <text:p>#WERT!</text:p>
          </table:table-cell>
          <table:table-cell table:formula="of:=MID([.J208]; FIND(&quot;),&quot;;[.J208]) + 1; FIND(&quot;),&quot;;[.J208];FIND(&quot;),&quot;;[.J208])+1) - FIND(&quot;),&quot;;[.J208]) - 1)" office:value-type="string" office:string-value="" calcext:value-type="error">
            <text:p>#WERT!</text:p>
          </table:table-cell>
          <table:table-cell table:formula="of:=RIGHT([.J208];LEN([.J208]) - FIND(&quot;),&quot;; [.J208]; FIND(&quot;),&quot;; [.J20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81798562.1</text:p>
          </table:table-cell>
          <table:table-cell office:value-type="float" office:value="1885803416" calcext:value-type="float">
            <text:p>1885803416</text:p>
          </table:table-cell>
          <table:table-cell office:value-type="string" calcext:value-type="string">
            <text:p>Streptomyces sp. WELS2</text:p>
          </table:table-cell>
          <table:table-cell office:value-type="string" calcext:value-type="string">
            <text:p>Streptomyces sp. WELS2 1126, whole genome shotgun sequence</text:p>
          </table:table-cell>
          <table:table-cell office:value-type="float" office:value="1885803416" calcext:value-type="float">
            <text:p>1885803416</text:p>
          </table:table-cell>
          <table:table-cell office:value-type="string" calcext:value-type="string">
            <text:p>1..1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40-1694']</text:p>
          </table:table-cell>
          <table:table-cell office:value-type="string" calcext:value-type="string">
            <text:p>GCCGACGTCATCCACCGCGCGGGCGCGCACCACGGTGTTCGCCCCGCGGCTCGCCGCGCTCATCGGCGACCACCTGGGCCGGGACGTCTTCCGGCTCGAACCGGACACCGTCGGGGTCGCGGGACACGAGGTCGCCGACCGGATCCTGGCCGCGCGCCGGGCGACCGAGACCGAGCGGCCCACCTTCAAACCGCTGCACGGGCGGTCCATCAGCCGCTCCGAGGCCTCCACCGTCACCCGCACCATCGGCAACGACGTGCGCGAGGCCCTGGCGAGGCCCCTGCCCGGGAACGTGGACCTCTCCGGCCCCTGGCCGCTGACCGGGCACAACTTCTTGCGCGACCTCATCCTCGGCCACGACCCGCGCCGGCTGCGCATGCTGATGAGCCGCACCCTCGAACTCACCCCCAAACTCACCTGGTCGGTGATCACCGTCGGTGCCGCCCTGCCCGGCTGGCCCCGGCCGCACGCCCGGCTCACCGGCCTCGCGAACCGCACCGCGCGGGCCCACGGCTATCAGGAGCGGCGCTACGCCATGGGGATGTACCGCAGGGCCGCGGCCCCCGTGTGCTTCACCATCTCCACCCTCGTCGCCAACGCCCTCTGGCTCGGCGCCCCGTTCGACGACGGCGCGTCCAGCCGGAACATCATCCTGGAGTCCCTGCGACTGCTGCCGCCCTCGTGGAACATCCTGCGCAACGCCTCCCCCGAATACCCGGCCATCGACGCCCGGATAGGCGAGCGGGACGACGTCCTGCTGCTGCCGCTGCTCTCCCACCGCGACCCCGCCCTCTGGGACGACCCGGACACCTTCCGCCCCGAGCGCTGGGACCGCCTCGACCCCGACACCACCCCCGGCTACCTGCCCTTCGGTCATGTCTCGGAGCGCTGCTGGGGCCGTCACATGGTCATGCCCCTCGCCGAGCTGCTGCTGGACCTGGTCCGCGGTTCCGGGCTGGTGGTCGACCCCGGTCAGCGGGTCGGCCGGGTCCCGCTGCTCGGGCTGCTGGGCGTGGAGGAGGTACGGCTGGTCCGGCCGCGCTGACGGCCGCCGCACCGGAAAACCGAGCCCGGGCCTTGGGCCACAGCCACTATGTCAGGTAGCCTGACATGGAAAGCGCATGATCCGGAGGCCTCGCATGACCATCGAATACGCCACCCGCTATCGGGCCCGCTCCTTCATCCCTCCGGAGCCGGGGAAGCCCTACTTCATAGAGAAGGGCCTGGGCGACCGGGCACACCTGTTCGGCGACTTGATCACGATCTACGCGGGCGGCGAACAGACCGAGAACACCTTCAACTTCTTCACCTGCGAGGGCCCCAAGGGCGAGGTGATCCCCGCCCACTCGCACGCGGACACCTACGAGGTCTTCTACATCACCCAGGGCGCCGTACGGCTCTTCGTGGAGGACCTCGAAGGCGAGCAGCACGAGAAGCTGCTCACGCCCGGGGACTTCGGCTTCGTGCCGAAGAACTGCGTGCACGCCTACCGCATGGAACGCCACCACTCCCAGGTCGTGGGCGTGGCCGCCGGACCGGGCGGTACCTTCGAGCGGTTCTTCGAGTCCCTCGGCACCCCGGCCGAGGAACTGGGTCTGCCGGCCCGGCCGTTCGTGCCCGAGCCGGAGAGGTTCCGGGCCGTGCCCGAGCGGTACGACGTCCGGTTCCGCCCCGACCACCAGTGGCGCGCCGGG</text:p>
          </table:table-cell>
          <table:table-cell/>
          <table:table-cell table:formula="of:=LEFT([.J209];FIND(&quot;),&quot;;[.J209])-1)" office:value-type="string" office:string-value="" calcext:value-type="error">
            <text:p>#WERT!</text:p>
          </table:table-cell>
          <table:table-cell table:formula="of:=MID([.J209]; FIND(&quot;),&quot;;[.J209]) + 1; FIND(&quot;),&quot;;[.J209];FIND(&quot;),&quot;;[.J209])+1) - FIND(&quot;),&quot;;[.J209]) - 1)" office:value-type="string" office:string-value="" calcext:value-type="error">
            <text:p>#WERT!</text:p>
          </table:table-cell>
          <table:table-cell table:formula="of:=RIGHT([.J209];LEN([.J209]) - FIND(&quot;),&quot;; [.J209]; FIND(&quot;),&quot;; [.J20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76150707.1</text:p>
          </table:table-cell>
          <table:table-cell office:value-type="float" office:value="1861448290" calcext:value-type="float">
            <text:p>1861448290</text:p>
          </table:table-cell>
          <table:table-cell office:value-type="string" calcext:value-type="string">
            <text:p>Streptomyces seoulensis</text:p>
          </table:table-cell>
          <table:table-cell office:value-type="string" calcext:value-type="string">
            <text:p>Streptomyces seoulensis strain A01 chromosome</text:p>
          </table:table-cell>
          <table:table-cell office:value-type="float" office:value="1861448290" calcext:value-type="float">
            <text:p>1861448290</text:p>
          </table:table-cell>
          <table:table-cell office:value-type="string" calcext:value-type="string">
            <text:p>6708284..6709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753-13250']</text:p>
          </table:table-cell>
          <table:table-cell office:value-type="string" calcext:value-type="string">
            <text:p>CGGCCCCTACCGCGACCCGGTGCGCAACATCTGGGTCGTGGAGTTCGGCATGATCGCCTGCGTCGGCATCGTGCCGCTCGCCCTGATCTGCGGGCCGGTGCGCGGCATCCCCTTCTGGTGGTCGCTGATCGACATGTCCTTCGGGGTGTTCGGCATCGTGCCGCTTTACGTCGTGCGGCGCCGGATCAAGCGGCTGGAGGCGCTGACCGCGCCCAGCGCCGCCGTCCCGGCGGCTACTTGAGGGCGGCCCGCGCGATCCGCTCGGCCACCGGGTTCATCTCCTCGCCCTTGGCGTCGGTGGAGTTCACCGAGTAGACCAGGGTGCGGCTCAGGTCGCGGGTCGCGGCGATCAGCGTGCTGTAGCCGTAGCGGGCGCCCGACTTGAGCCAGTACACCCGGCCGCCGTACTCGAAGCGCTGGAGGCCCGCGCTGTAGGCGGCGCCCTCGATGTGCCGGGGGAGCGTGAACATCTCGCGCAGTTGCGGTCGCGGCACGACGCGGCCCGAGAACAGCGCGCGCACCAGGCGTTCCAGGTCGGCGGTGGTGGAGATCATGTCGCCCGCAGCCCACCGGTCCGCCTGGTTCCAGTCGGTGACGTCGACGAACCGGGTCGTCCCGTCGGCCTGCCGCACCGCCTGGTAGCCGTGGTTGTGCGGACCGTCGATGCGCGGACGGACGCCCGGGAAGTACGTGTCCCGCATCCCCGCGGGGCGCAGCACGAGCCGGGTCGCCTCGTCGGCGTAGGACCGCCCGGTCACCTTCTCCACCAGCAGTCCGAGGATCGTGTAGTTGATGTTCAGATAGTCCTGGCGGCTGCCCGGCGCGAACTCGGGCCCCTTCGCCACCGCCGACGCCACCACCTCGCGCGGCGTCAGCGTGTCGAAGCGGTGCGCGTACTGCTCCTCGAAGGAGTCCCCGAAGCCGTCGCCGGACGGGATGCCGCTGGTGTGGTTCAGCAACTGCCGTACGGTGACGGGCCGGAACGCACGGGTGAGCAGACCCGGCAGATAGTGCTGGACCGGCGTGCCCAGGTCGATCCGCCCCTGCGCGGCGAGCCACAGCACGAGCGCGGCCGTCACCACCTTCGTGGTGGAACCGGCCCGGAAGCGGGCGTCCGGGTCGGCCGCTGCGGCGCTCTCCAGGTCGTGCACGCCCGCGCTGCCGCGCCAGACGCCATCGGTCCCGCCGACCCGGACGAGAGCGGCGGTGGCGTCCTGGTCCGGCAGCCCGGCGATCGCGGCGGACAGCGCCCCGGCGTCCGGCGCCGTCCCGACCGGCGCGTCCCTGCCGCTGCTCGAGGCCGGGGCGGCGGGTGCGGCGGACGCCTGGGCGGCGGTCAGCGGGCCGGCCGTCAGGGCCAGCACGAGGGCGGCGGTGAGAGTGGTGGTACGGGCACGCATGTGCTGCTCCTGGGGGCCGGTCGGTGCGAGGCGCTGTCACCGGTCATCCTCGGGCCGTACGGAGCGGGCCGGATCGTCGCCGAGGAGGGTCCGGCCCCGGAGACGACCCGTATCAAGTCACCTGCCGGATCCGGACGTTGTCGGGGTCTCCCCCTTAGGGGGGCCCGGAACGGCACGCGTCTGACCAGGGAGTTGATTATCTGTTCAGGGACTTGGGCAAGGCTCATCGAGCCACCGCACGTGATCTTCACGGCTTCGCCCGGGAAGGCCGCGTGTCCCACAGTCCGCCCCCGAGAGGAGGTGCAGTGATGAAGCTTCTCTTCGCCGTTCGCAACAAGGTCACGGCTCGCAAGAGCCTGAAGGCCAGCGCCTGGTACATCTGGTACTGATCCGGCGCGCCCGCCCCCGCCGAGCGGCCGGGAGGACGTCGTCGCCCGGCGCGTGACCTGTGCACACGCGTCCGGCGACCACGGCCCACCGCCCGGCGGGGGCGTCACCCCGCGGCCGTCCACCCGCGGCCGCCCACCGGTGGCCGTCCGCCAGCGGCCGTCCACCCGCGGCCTCCCCGCGCCGGCTCCCACCGCTCCCGGAGAACCCGTATGCCCCTGTCGTCCGAGCCGCGCGCCCGCACCACCGTGTTCGCCCCGCGGCTGGCCGCCCTGCTGAGGGACCACCTCGGCCAGGACGTCTTCCGGCTGGAACCCGACACCGTCGGAGTCGCCGGACCCGAGGCCGCCGACCGGATCCTGGCCGCGCGGCGCGCCACCGAGACCGAGCGGCCCACGTTCAAGCCGCTGCACGGCCGCTCGATCTCGCGCACCGAGGCGTCGGCGGTGACCCGGACCATCGGCGGCGACGTCCGCGACGCCCTCGCGCGGCCCCGCCCCAAGGACGTGGACCTGTCCGGCGTCTGGCCGCTGACCGGCCACCTCTTCCTGCGCGACCTGATCCTCGGCCGCGACCCGTACCGGCTGCGGATGCTGATGAGCCGCAACCTCGAACTGACCACCTGGCTCACCTGGTCCGTGATCGGCGTCGGCGCCGCCCTGCCCGGCTGGCCCCGGCCCGGCGGCGACCTCACCGCGCTCGGCGAGCGGGCCGCCGGCGCCGTCGGCTACCAGCAGCGCCGCTACGCGATGGGCATGTACCGCAGGGCCGCCGCCCCGGTGTGCTTCACCATCTCCACCCTCGTCGCCAACGCGCTCTGGCTCGGCGCGCCCTTCGCCGCCGGCGTGTCCCACCGCAACATCATCCTGGAGTCCCTGCGCCTGCTGCCGCCGTCGTGGAACATCCTGCGCAACGCCTCGCCGGAGTACCCGGCCCTCGACGCCAGGATCGGCGCGGACGACGACGTCCTGGTGCTGCCGCTGCTCTCGCACCGCGACCCCGCCCTGTGGGACGAGCCCGACACCTTCCGCCCCGAGCGCTGGGACACGCTCGACCCCGACACCGCCCCCGGCTACCTGCCCTTCGGCCACTCCTCCGAACGCTGCTGGGGCCGGCACATGGTCATGCCGCTCGCCGAACTCCTCCTCGACCTCGTCCGCGACGCGGGCCTCGTCGTCGACCCGGCCCAGCGCACCGCCCGGGTGCCGCTGCTCGGGCTGCTCGGCGTGGCGGACGTACGGCTGGTCAAGGCGGTGTGAGCGGCGGCCCGGTGCGACGGTGGGCGCGGCTCAGCGCTCGCGCAGCGCGCAGAGCAGGTCGACGCGGTTGGTGGTGATCGAGTCGACGCCGGCGCGCAGGAGGCGGCGCAGGGAGCGGGCGGTGTCCGGCGTCCACACCGACAGCAGCAGGCCGTCGCGGTGGACGCGGGCCGCCAGCTCCCGGTCCACCAGGCCGAACCGGTAGTTCAGCCACCGGGGCCGCACCGCCGCCAGCAGCCCGGCCCGGGGCGGCGCGAGCGTCGTCCAGGTCAGGGCGATCTCGGCGGCCGGGTCGGCCGCGCGGACCGCGAGCATCGCCTCGGCGCCGGCGCAGTAGTACACCCGGTCCGCCGCCCCGCAGTCACGGATCACGTCCATGATCCGCCGCACCGTCCGCACCTCGCGCACCCCGGGCAGGTCGACCATCACCCGGCTGCCCGCCGTCGCGGCGAGCGCGTCCGCGAGCGTCGGCACCCGGCCGTCCGTCAGGCCGCGCACCTCCTCGGCGGACAGCGAGCGCAGCGGCCGCTCGTGCCCCCACAGCCGCTTCAGCGAGTCGTCGTGCAGCAGCACCGGGACGCCGTCCCGGGTCAGCCGTACGTCGATCTCCACCGCGTCCGCGCCCTGGTCGAGCGCGGAGCGGAGCGAGGCGATCGTGTTCTCACGGACGCGGTAGGGGTCGCCGCGGTGCGCCACGGCGGTCACGGTCTGCATGGCCCCATTGTGTCCCGTCGGCGCCGCCCGCCCGCCCGGACCCTTCAGGAGGCGAGCCACCGCGCGGTGTAGGCGTCGATCTCGTCGGCGATCCGCCTCTTGCCGGCCTCGTCGAGGAAGGAGGCGCGCACCGCGTTCTTCGCCAGCTCGGCCAGGCCCCGCTCGTCCAGGTCGAGCAGGCGGGCGGCGACGGCGTACTCGCTGTTGAGGTCGGTGCCGAACATCGGCGGGTCGTCGGAGTTGATCGTGACCAGGACGCCGGCCTCCACGAACGCCTGCAGCGGGTGCTCGTCGAGGGTGCGCACGGCGCGGGTGGCGATGTTGGAGGTCGGGCACACCTCCAGCGCGATCCCGTGCTCGGCCAGGTGCGCGAGCAGCCTCGGATCCCGGGCGGAACTGGTGCCGTGGCCGACGCGCTCGGCGCGCAGCTCGGTCAGCGCGTCCCACACCGTCTCGGGGCCGGTGGTCTCCCCGGCGTGCGGCACCGAGTGCAGCCCGGCCGCGATCGCCCGGTCGAAGTACGGCTTGAACTGGGGCCGGGGCACTCCTGTCTCCGGCCCGCCCAGCCCGAAGGAGACCAGGCCCTCGGGCCGCAGCCGGTCGTCGGTGGCCAGCCGGGCGGTCTCCTCGGCCGACTCCAGACCGGCCTCGCCGGGGATGTCGAAGCACCAGCGCTGCACGGTCCCGAAGTCGGCCTCGGCGGACTTGCGGGCGTCCTCGATCGCCTCCATGAAGGCCCGCTCGTCGATGCCGCGGCGGGTGGAGGAGAACGGGGTGAGGGTCAGCTCGGCGTAGCGCACCTGCTGGCGGGCCATGTCCCGGGCGATCTCGTACGTCAGCAGCCGTACGTCCTCCGGGGTGCGGATCAGGTCGACCACGGACAGATACACCTGGATGAAGTGGGCGAAGTCCGTGAACGTGAAGTAGTCGACCAGCGCCTCGGGGTCGGTGGGGACCTTGGAGTCGGGATGCCGGGCGGCCAGCTCGGAGACGATCCGGGGGGAGGCGGAGCCGACGTGGTGCACGTGCAGTTCGGCCTTGGGCAGTCCCGCGATGAAGGCGTGCGGGTCGTGGGACGCGGGCTGGACGGTCAAGGGATTCCCTCCCCGGCAGGGCACCGGCCCGGTACGGGCGGTGCGGTGATCGGCTGATCGACGGGCACGGCCATGGTAGGCGCACGGCCGGCCGCGGGACGGCGCGGCCGGGCGGCCGGACGGGCGGACGCCGCCCAGGGCCGGTCCCGGTACGGGGGGCGCCCGCCCGGCCGTCGGGGGCAGGCGGACCAG</text:p>
          </table:table-cell>
          <table:table-cell office:value-type="string" calcext:value-type="string">
            <text:p>, ATGAAGCTTCTCTTCGCCGTTCGCAACAAGGTCACGGCTCGCAAGAGCCTGAAGGCCAGCGCCTGGTACATCTGGTACTGA, 6707992, 6708073(+), GTGATGAAGCTTCTCTTCGCCGTTCGCAACAAGGTCACGGCTCGCAAGAGCCTGAAGGCCAGCGCCTGGTACATCTGGTACTGA, 6707989, 6708073(+), GTGTCCGGCGTCCACACCGACAGCAGCAGGCCGTCGCGGTGGACGCGGGCCGCCAGCTCCCGGTCCACCAGGCCGAACCGGTAG, 6709451, 6709535(+), GTGTCCCACAGTCCGCCCCCGAGAGGAGGTGCAGTGATGAAGCTTCTCTTCGCCGTTCGCAACAAGGTCACGGCTCGCAAGAGCCTGAAGGCCAGCGCCTGGTACATCTGGTACTGA, 6707956, 6708073(+)</text:p>
          </table:table-cell>
          <table:table-cell table:formula="of:=LEFT([.J210];FIND(&quot;),&quot;;[.J210])-1)" office:value-type="string" office:string-value=", ATGAAGCTTCTCTTCGCCGTTCGCAACAAGGTCACGGCTCGCAAGAGCCTGAAGGCCAGCGCCTGGTACATCTGGTACTGA, 6707992, 6708073(+" calcext:value-type="string">
            <text:p>, ATGAAGCTTCTCTTCGCCGTTCGCAACAAGGTCACGGCTCGCAAGAGCCTGAAGGCCAGCGCCTGGTACATCTGGTACTGA, 6707992, 6708073(+</text:p>
          </table:table-cell>
          <table:table-cell table:formula="of:=MID([.J210]; FIND(&quot;),&quot;;[.J210]) + 1; FIND(&quot;),&quot;;[.J210];FIND(&quot;),&quot;;[.J210])+1) - FIND(&quot;),&quot;;[.J210]) - 1)" office:value-type="string" office:string-value=", GTGATGAAGCTTCTCTTCGCCGTTCGCAACAAGGTCACGGCTCGCAAGAGCCTGAAGGCCAGCGCCTGGTACATCTGGTACTGA, 6707989, 6708073(+" calcext:value-type="string">
            <text:p>, GTGATGAAGCTTCTCTTCGCCGTTCGCAACAAGGTCACGGCTCGCAAGAGCCTGAAGGCCAGCGCCTGGTACATCTGGTACTGA, 6707989, 6708073(+</text:p>
          </table:table-cell>
          <table:table-cell table:formula="of:=RIGHT([.J210];LEN([.J210]) - FIND(&quot;),&quot;; [.J210]; FIND(&quot;),&quot;; [.J210]) + 1))" office:value-type="string" office:string-value=", GTGTCCGGCGTCCACACCGACAGCAGCAGGCCGTCGCGGTGGACGCGGGCCGCCAGCTCCCGGTCCACCAGGCCGAACCGGTAG, 6709451, 6709535(+), GTGTCCCACAGTCCGCCCCCGAGAGGAGGTGCAGTGATGAAGCTTCTCTTCGCCGTTCGCAACAAGGTCACGGCTCGCAAGAGCCTGAAGGCCAGCGCCTGGTACATCTGGTACTGA, 6707956, 6708073(+)" calcext:value-type="string">
            <text:p>, GTGTCCGGCGTCCACACCGACAGCAGCAGGCCGTCGCGGTGGACGCGGGCCGCCAGCTCCCGGTCCACCAGGCCGAACCGGTAG, 6709451, 6709535(+), GTGTCCCACAGTCCGCCCCCGAGAGGAGGTGCAGTGATGAAGCTTCTCTTCGCCGTTCGCAACAAGGTCACGGCTCGCAAGAGCCTGAAGGCCAGCGCCTGGTACATCTGGTACTGA, 6707956, 6708073(+)</text:p>
          </table:table-cell>
          <table:table-cell office:value-type="string" calcext:value-type="string">
            <text:p>, AWYIWY*, 6707992, 6708073(+), AWYIWY*, 6707989, 6708073(+), STRPNR*, 6709451, 6709535(+), AWYIWY*, 6707956, 6708073(+)</text:p>
          </table:table-cell>
        </table:table-row>
        <table:table-row table:style-name="ro1">
          <table:table-cell office:value-type="string" calcext:value-type="string">
            <text:p>WP_172385118.1</text:p>
          </table:table-cell>
          <table:table-cell office:value-type="float" office:value="1847211970" calcext:value-type="float">
            <text:p>1847211970</text:p>
          </table:table-cell>
          <table:table-cell office:value-type="string" calcext:value-type="string">
            <text:p>Streptomyces sp. MNP-20</text:p>
          </table:table-cell>
          <table:table-cell office:value-type="string" calcext:value-type="string">
            <text:p>Streptomyces sp. MNP-20 scaffold16_size128642, whole genome shotgun sequence</text:p>
          </table:table-cell>
          <table:table-cell office:value-type="float" office:value="1847211970" calcext:value-type="float">
            <text:p>1847211970</text:p>
          </table:table-cell>
          <table:table-cell office:value-type="string" calcext:value-type="string">
            <text:p>51165..52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760-10678']</text:p>
          </table:table-cell>
          <table:table-cell office:value-type="string" calcext:value-type="string">
            <text:p>AGCGGCCCGAGCAGCGCGGTCCCGAGCAGCGCGAGCAGTACGGGGGTGACGGCGGTCTTGAAGACGACGCACAGCCAGACCCCGACGGCGGCGACACCCGTGACGAGCAGCGCCACCACGCACCAGGCGGCAAGCCGCCGCACCACCTCAGGCAGAAGCGAAGACACCCTGCCACCCGACCACGCCCCCCGACCCCCCGCACCCGGAACGAAGCGCCCGAGTGGCCACCCTCCCCCCCCTGCTGTGGGCAGCTGGTCCGCCCAGAGGGCGGAACGGGTGGGCACAGCCCACAGCGCCGAGCAACTGTCCAACAGGGGCCAAGCCCCAGGCAGAGAGGCACCGCCCCGCGCAGGGGGGGCACCCACCCGGCCAGAGGGCACCCGCCCCGCGGGGGGGGCGGGCGCCCGGCCGGAGGTCACATGCCGTGCACCGCGGGCACGGACCCCAGCCTCCCCTTCTGGAAGTCCTCAAACGCCTGCTGCAGCTCCTCACGCGTGTTCATCACGAACGGCCCGTAGTGCGCCATCGGCTCCCGAATCGGCTGCCCGCCCAGCAGGACGACCTCCAGATCCGGCGTGTGGGAGTCCTGCCGCTCGTCCGCCCGGACGGTGAGGGAACCCCCCGCCCCGAAGACGGCGGTCTGCCCCACCTGGACGGGCCTCCGCTCCGCACCCACCGACCCGCGCCCGGCCAGCACGTACGCGAGCCCGTTGAAGTCCTCCCGCCAGGGCAGCGTGACCTCGGCCCCCGGCCGCACCGTCGCGTGGACCATGGTGATCGGGGTGTGCGTGATGCCGGGCCCCTCGTGCCCGTCGAGCCCGCCGGCGATGACCCGCAGCAGCGCCCCGCCGTCCGGCGAGGTCAGCAGCCGCACCTGGCCCCCGCGGATGTCCTGGTAGCGGGGGTCCATCATCTTGTCCTTGGCGGGCAGGTTCACCCACAGCTGGAGCCCGTGGAAGAGGCCGCCGGACATGACGAGCGACTCCGGCGGCGCCTCGATGTGGAGCAGGCCGGAGCCGGCCGTCATCCACTGGGTGTCACCGTTCTTGATGGTGCCGCCGCCACCGTTGGAGTCCTGGTGCACGAACGTGCCGTCGATCAGGTACGTCACGGTCTCGAAGCCGCGGTGCGGGTGCCAGGGCGTGCCCTTGGGCTCTCCGGCCGCGTACTCCACCTCGCCCATCTGGTCCATCATGATGAACGGGTCGAGGTACTTGTAGTTGATCCCGGCGAAGGCCCGGCGCACCGGGAACCCTTCGCCCTCGAAGCCGCTCGGCGCGGTCTTCACGGCGAGCACGGGCCGCGCCGTGGTGTCGGCGGGCACGGTCACGCGGGGCAGGGTCAGCGGGTTCTCAACGGTCACTGCAGGCATGGTTCGGACCTCCTCTTGCGCTCAGGTTAGTTGAACGTAGAACTTTCTGCCACCTGGAACGCGGCACGGCCCGACGGCATTCCCGCCGTCCGCCCCACCACACACCCCCCTGACCGAAACGCGCCCCCCGGCACCCCCGTCACCCCTCCACCCCCGGGAGCGCACCCACCCCGCACCAGTCCCGCACCCGCCACCACAAGATCGCCACATATCCCGCATATGGAGATAACGACTTCTCGGGGCACGCCAAAAGAAGAGCAACCCATTGACAACGTGAGCCGCAGACCGATTCACTCACCACGCAACAACAGGAGCACATTTCCAGGCCCCCTTTGGGCGTCCGCGAATTGCTGCTCCTAAACCATTGTTTCCGCGTACTCAAAACGCAGGGAGGGAGGGTTTTACATGGCTAAGATCATCAAGGCCCTGAAGGCCGCCACGAAGAAGAACGAGCCGAGCCTGAAGCAGTCCGCCTGGTACATCTGGTACTGAGCGCCCTGCTGACCCGGGTCCGGACCGCCCGGCACGTCCGGTACTGACCTTCGGGCCCATGGGCCCGCGCACGGCACAGGAGCCGGTTTCCTTCCGTTCCGCCGCGCGCGGGCCCCTCATTCCGGAGACCTCCGTATGTCATCCACCGAGCACAGCCAGAATCAGCGGAGCCAAAAGGCGGAGAGTGCAACCGGCGCCATCGTAAAGAATTCAGAAAGCGCAGCGGCGCGTGGAACCGGCGGCCCGGGGAATCCATCCGCACCCACTCGGACGCATCCGCGAAATCGCCGCACCACGGTTTTCGCGCCCCGGCTTCAGGCCCTCCTCGACGAGCACACCGGCAAGGATCTCGTACGGCTGGAACCCGACACGATCGGCATCGCGGGCGCGGAGCTCTCGGACCGCATCCTGGCCGCGCGCCGGGCGACCGAGACCGAGCGCCCCACCTTCAAGCCCCTGCACGGCCGCTCGATCTCCAAGGCCGAGGCCGCGTCGGTGATGCGGACCGTCGGCCGGGACGTCCGCGCAGCCCTGGACGGCCCCGACCCGCTCCCCGCGGACACGGACCTGTCCGGGCCGTGGCCGATCACCGGGCACCGGTTCCTGCGCGACCTGGTGCTGCGCGACGACCCCTGGCGCCTGCGCGTCCTGATGTCCCGCCTCCTGGAGATCGACACCAAGGTCACCTGGACGACGATCGTGACCGGCGCGGCCCTGCCCCGCCGCCCCCGGCCCGGCCCGCACCTGACCCAGCTGGCGAACCTCGTCGCCGAGGCGGAGACCTACCAGGACCGGCGCTACGCCATGGGCATGTACCGTCGCGCCGCCGCCCCGGTCTGCTTCACCGTCTCCACCCTCGTCGCCAACGCCCTGTGGCTCGGCTCCCCCTTCGACGACTCCGCGTCCGACCGCGCCGTCCTGTACGAGGCGATGCGCCTGCTGCCCCCGTCGTGGAACCTGCTGCGCAACCGGTCGCCCGAGTACCCGGCCGTCGACGACCGGATAGGCCCCGGCGACGACATCCTGATGCTGCCGCTGCTCACCCACCGCGACCCCGCCCTCTGGGACGCCCCGGACGAGTTCCGGCCCGAGCGCTGGGACGCCCTCGACCCCGACGACACCCCCGGCTACCTGCCGTTCGGCCACGTCAGCGAGCGCTGCTGGGGCCGCCATCTGGTCATGCCGCTCGCCGAGCTGCTCCTCGGCCACATCCGCAGGACCGGCCTGATCGTCGCCCCCGGCCAACGCACCGCGGAGGTACCGCTCCTCGGCCTGCTCGGCGTACGGACCGTCCACGTGGGCCACCGCGACAAGGTCCGCCGGACCTGACGGGCGGTCAGCCGTACATGCGGCGCATCGCGAAGTCCACCATCTGCTCGACGGCCTTCGCGTCGAACACCATGCGGTGCTCGCCCTCCATGTCCAGGACGAAGCCGTAGCCGGTCGGCAGCAGGTCGATCACCTCGGCGCCGGTGATGACGAAGTACTTGGAGTCCTTGCCCGCGTAGCGGCGCAGCTCCTTGAGCGACGTGAACATGGGGATGACCGGCTGCTGGGTGTTGTGCAGCGCGAGGAAGCCCGGGTTGTCGCCGCGCGGGCAGTACACCTTCGAGGTCGCGAAGATCTGCTGGAAGTCCTCGGCGGACATCGAGCCCGTGGTGAACGCGCGCACCGCGTCCGCGAGGGACGGCGGCGACGGCTCGGGATACAGCGGGGGCTGCTGGCCGTAACCACCGGGCATCTGCGCGTGCTGCTGCGGCTGCTGCGGCGGGGCGTACCCCTGGCCGACACCGGCGTGTTGGTCGTAGCCGTACATGACCCCCAGCCTACCGAGAGCGGCGTGGCGGGCCGCCGGAATATTTATCTAGCGACCGCTAGACAATGGCGCGGCGACTCGGCTACGGTTTCTGTAGTGGCGGCTACAGATAGTCGTGGCCGCCGGAACCGGAGGGGGACTCCCATGCCCGCACACCCGCAGACGCCGACCTCAGCGACGGATTCGCCGGCCCCGACCGCACCCGCGCCCGGCGCGACGTTCGCCCGCACGGCCGCGGGCACGGGCCCCGGCGTGCTGCTCGCCCACGGCGCGGGCGGCTCGATCGCGGCCAACTACGGCCCGGTTCTCGACGCGTTGACGCCGACGCACCGCGTCGTGGGCGTCGACTACCCGGGCACGGGAGCCACCCCCCGGTCACAGACCCCGCTGGCCCTGGACGCGCTCGCGGACGAGCTGGTCGCGGCGGCCGACGCCGAGGGCCTGGAGACCTTCGCCCTGGTGGGCTATTCGCTGGGCACGGCCGTGGCGCTGCGGGCGGCGACGCGCCACCCGGAGCGGGTGACGGCCCTGGTCCTGACGGCCCCCTTCGCCCGCCCGGACACCCGTACGCGGCTGACGGCCGAGGTCTGGCGCGGCCTCGCCGCGTCCGGTGACCGGGACACCCTGGCCCGGTTCCTGCTGCCGCTCGCGCTGAGCCCGGCGGCCCTCGCGCCCCTGTCCGCCGCCGACACGGAGGCGACCGTGCGGGGCACGGCGGAGTCGGTCCCGGAGGGCTCGGCCGACCACGTGGACCTGGTGGCCAGGGTCGACGTGCGGGCCGACCTGGCGCGGATCGCGGTGCCGACGCTGGCGATCATCACGACCGAGGACCAGCTGATCCCACCCGCGCTCCAGCGCGAGGCGGCGGCGGGCATCGCGGGCGCCCGGACGGCGGACCTCGCGACGGGCCACCTGCCCTTCGCCGAGCGGCCCGCCGAGTGGCAGCGGCTGATATCCGACTTCCTGGACGGCCTGCCCGCACACCGGGGCGGGAGGAAGTAGACCCAGCTCACACTTGGACGCTCAGGGGTTGCCTCTTATTACCGACGGGTAGCATCATTTAAGACCACAAGCTACTTACTGGTACGCCTACGAGGTCCCCGCCTCCCAAGCCATTACGGAGCCGTCGCCATGGGGCACTACAAGTCGAATCTCCGCGACATCGAGTTCAACCTCTTCGAGGTCCTCGGCCGCGACAAGCTGTACGGCACCGGCCCGTTCGCGGAGATGGACGTCGAGACCGCCAAGAGCGTCCTCAGCGAGCTCGCCCGCCTCGCGGAGAACGAGCTGGCCGCTTCCTTCGAGGACGCCGACCGCAACCCTCCGGTCTTCGACCCGGAGACCAACACCGCCCCCGTCCCGGCCTCCTTCAAGAAGAGCTACCAGGCCTTCATGGACTCCGAGTACTGGCGCCTCGGCCTGCCCGAGGAGATCGGCGGCACCACCTCGCCCCGCTCCCTGATCTGGGCGTACGCGGAGCTGCTCCTCGGCTCGAACCCGGCGATCTGGATGT</text:p>
          </table:table-cell>
          <table:table-cell office:value-type="string" calcext:value-type="string">
            <text:p>, ATGGCTAAGATCATCAAGGCCCTGAAGGCCGCCACGAAGAAGAACGAGCCGAGCCTGAAGCAGTCCGCCTGGTACATCTGGTACTGA, 50942, 51029(+), ATGGGAGTCCCCCTCCGGTTCCGGCGGCCACGACTATCTGTAGCCGCCACTACAGAAACCGTAGCCGAGTCGCCGCGCCATTGTCTAGCGGTCGCTAGATAA, 52889, 52991(-)</text:p>
          </table:table-cell>
          <table:table-cell table:formula="of:=LEFT([.J211];FIND(&quot;),&quot;;[.J211])-1)" office:value-type="string" office:string-value=", ATGGCTAAGATCATCAAGGCCCTGAAGGCCGCCACGAAGAAGAACGAGCCGAGCCTGAAGCAGTCCGCCTGGTACATCTGGTACTGA, 50942, 51029(+" calcext:value-type="string">
            <text:p>, ATGGCTAAGATCATCAAGGCCCTGAAGGCCGCCACGAAGAAGAACGAGCCGAGCCTGAAGCAGTCCGCCTGGTACATCTGGTACTGA, 50942, 51029(+</text:p>
          </table:table-cell>
          <table:table-cell table:formula="of:=MID([.J211]; FIND(&quot;),&quot;;[.J211]) + 1; FIND(&quot;),&quot;;[.J211];FIND(&quot;),&quot;;[.J211])+1) - FIND(&quot;),&quot;;[.J211]) - 1)" office:value-type="string" office:string-value="" calcext:value-type="error">
            <text:p>#WERT!</text:p>
          </table:table-cell>
          <table:table-cell table:formula="of:=RIGHT([.J211];LEN([.J211]) - FIND(&quot;),&quot;; [.J211]; FIND(&quot;),&quot;; [.J211]) + 1))" office:value-type="string" office:string-value="" calcext:value-type="error">
            <text:p>#WERT!</text:p>
          </table:table-cell>
          <table:table-cell office:value-type="string" calcext:value-type="string">
            <text:p>, AWYIWY*, 50942, 51029(+), CLAVAR*, 52889, 52991(-)</text:p>
          </table:table-cell>
        </table:table-row>
        <table:table-row table:style-name="ro1">
          <table:table-cell office:value-type="string" calcext:value-type="string">
            <text:p>WP_168647358.1</text:p>
          </table:table-cell>
          <table:table-cell office:value-type="float" office:value="1833095480" calcext:value-type="float">
            <text:p>1833095480</text:p>
          </table:table-cell>
          <table:table-cell office:value-type="string" calcext:value-type="string">
            <text:p>Dyella sp. SG609</text:p>
          </table:table-cell>
          <table:table-cell office:value-type="string" calcext:value-type="string">
            <text:p>Dyella sp. SG609 Ga0365346_02, whole genome shotgun sequence</text:p>
          </table:table-cell>
          <table:table-cell office:value-type="float" office:value="1833095480" calcext:value-type="float">
            <text:p>1833095480</text:p>
          </table:table-cell>
          <table:table-cell office:value-type="string" calcext:value-type="string">
            <text:p>19117..18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120-13233']</text:p>
          </table:table-cell>
          <table:table-cell office:value-type="string" calcext:value-type="string">
            <text:p>GCAAGGTGCGGCTGCAGATCGACCGGGCGGGTGCCGGCGCGCCCAGGCGCCTGCTGCTGCGCGTGCCGGCATGGAGCGAAGGGCGCTTCAAGCTGCGCGTGAACGGCCATGAGCAGGGCGCCAAGGCGGAGCAGGGCTATCTGGTGCTCGCGCGCAACTGGAAGGCCGGCGACGTGGTCGACGTCGAGTTCGACATGCCGCTGCGGCTGGAGCATGCCGCGGGCGATGAGAACAGCATCGTGGTGATGCGCGGCCCATTGGCGCTGGCGGCGGATCTGGGCCCGGTCAGCGAGGCTTACGACCAGCCCGATCCCGCGCTGGTGGCGGATGCATCGCCGCTGTCCGGCTTCACTCCCTTGCCGCAGCCGGGACGCTTTCTCGCCAGCACCACGCGCCCGCAAGGGCTGACCTTCGTGCCGTTCTTTGCGCAGTACGAGCGCCGCAGCGCGCTGTACTTCAAGCGCATGGACTCCGCGCAATGGACACAGGAAGCGGCGCGGCGGGAACGGGCCAAGGCGGACCAGGACGCCTTGCGGAGCCGGGCGGTGGACATGATCCAGTTCGGCAACGAGGCGTCCGAGAAGGCGCACAAGCTGGCCAGCGACACCTCCTTCGGCGGCGCCTACCGGCGCAAGGAGTGCCGCGACGTGCGCGGCAAGGGTTTCGTCGAGTTCGAGATGAAGGGCAGCGAGCGGCCGCTGGCGCTGCGCTTGCGTTTCTGGGGCAGCGACAAGGGCCGCTTCAATATCCTGGTCGACGGCAAGCTGGCGGTGGAGGTGAAGGTGGAGCGCGGCAACGTGATCGATTTCGTGGATCGCGATTACCCCTTGCCACCAGCGCTGACGCGCAACGGCACGTTGAAGTTCCGCATCGAGCCGCAGCATGGCGACACCGCCGGGCCGCTGTTCGGCGGATGGCTGATTCCGGCCTGAGCGGCACGCACAGGGCGCGCCTTGGCATTGGCGCTACATCGGCGCGACCTGGACCTCGGCGACACCCAGCAGGCCGGCCAGCGGCACCTGCGCGACTTTCTGCCGCGGACTCACGGTTACGCCTTGCTTGCGCAGCAGATCCAGAAACATTTCCGCCAGCGGCAGCACCATATGCTGCCCCCAGCAACGCTCGGACTTGTGGCCGAAGGGCAGGTAGCCGGGCAGGTCGTCGGGATTCAGGTGTTCCCAGCGCTCCGGCAGGAACTCGTCCGGATCGCTCCACAGGGCGGGAGCGCGGTGGCTGACCAGCGGCAGGATCAGCACGTCGTCAGCGGGGCCGATGCGCGCATCGATCGCCGGGTATTCGGGCGATGCGTTGCGCAGGATGTTCCACGACGGCGGCAGCAGCCGCAGCGTTTCGTACAGCACGTGCCGGTTCGATACCGCGTCGTCGAACGGCGCGCCCAGCCAGAGCGCGTTGGCGACCAGGGTCGAGATGGTGAAGCACACCGGGGCCGCGGTGCGCCGGTACATGCCCATGGCGTAGCGGCGTTCGCGATAACTGGCGGCCGCGGCCGTCGCCGCGGCGATGGCGGAGGCTTGCGGCCCCGCGCGCAGCGGCCATAGCGCGCCGGCCGTGATCACCGCCCAGGTCAGCTTGGGCGTCAGCTCCAGGATGCGATCCATCAGGAAGCGCAGGCGGCGCGGATCGCCGCCCAGGATCAGGTCGCGCAGATAGACATGCCCGACGTGCGGCCACGGACCACTGAGATCCACGTCGCCAGGCGAAGGTTTCTTCAATGCGGCGCGCACGTCGCGCCCGATCGCCTGCATCGACTTCAAGGCATCCGGACGCGCAATGGAACGACCCAGCAAAGGCTTGAAGGTCGGCCGCTCGGTTTCGGTCGCCGGCCTGGCCTTCAGGATGCGGTCCATCAGCTCCGGACCGGCGACGCCGACCGTGTTCGCATCCAGCCGGAACAGATCGTCGCCGGCGTGATCGCGCAGGAGCGCCTGGAGGCGGGGAGCGAAGACGGTGGGGCGGACGTGCCTGGCGGTCGATGACATGCGGTCGGGAGCCTCGAGGGTCGGCGGAGCATCCGGCGGCGCCCCGATCTTCCGAGGCGACGCCGGACGCGGATGGATCAAATGACGCTGCGCTCTCTACGGCATCGAGGCAGCGCGGCCATTCAGAACCAGATGTACCAGGCGTAGTCCTTCAGGCTCTTCTCACGCTCGAACAGGTTCTTGATGGCAAAGAGGCTCTTCTTCATGTCAGCTACCTTTTCAGTGAGGATCCAGACGATAGGCATCCATTCGATGATGGCGTTCCCTGCGCGGCCGCAGATCGTGAAGATCGGAGGCCGTTGGCGAAGCTATGCCAGCCGGACGGAACAATGGAGTCGCTTAGGGCCGGAAATCTGGTCTTTCGAGGCCGGTTCGAAAAAACAGTGACCTCAGGGTGTCGGCGGCGTGAATAAATCGAATAGCGGGGCGGCCACGGCATGATCGGCAACGGCCGGCCGAGCTGATGCCGTTGCGGATTCGCCCAGGTCCGGTCATGGTGCGGCGATACACAGAGGACGTGTGCGTGGACGTTTTCGATCTAGCCCAGCATCCCGACCGGATCAGCCCGGCTTATTTCTTCTTCCTCCTCTTCGTGGTGCTCGGCATAGGCGGCAGCTGTTTCATGCTGTATCTGATCCGCAGCGGACGAAAAGGCGCGTGGTTCTATCTCCTGCTTACCCTGACCATCACGGTGGGCGCGTGCGGGGCGCTGCTGCACGAGGTGCGCCATGCCGCCGCGCTGAAGGAGCAGGTGCTCAGCGGACGCTTTGCCACTGTCGAAGGTTGCCTCGACCAGTTTCATCCAGGGCTCGCCTCGTCGAGCGAAGCCGATTCCGGCGTGGAGCAATGGTTCGTGGGCGGGCAACTGTTCGATTACGGGCCGGATGAAATCCGGCTGGGCTATCACGCGACCGAACCTGGCGGCGGCATCGTCCATGCCGATTCCAGGGTCAAGGTCGGCTATGT</text:p>
          </table:table-cell>
          <table:table-cell/>
          <table:table-cell table:formula="of:=LEFT([.J212];FIND(&quot;),&quot;;[.J212])-1)" office:value-type="string" office:string-value="" calcext:value-type="error">
            <text:p>#WERT!</text:p>
          </table:table-cell>
          <table:table-cell table:formula="of:=MID([.J212]; FIND(&quot;),&quot;;[.J212]) + 1; FIND(&quot;),&quot;;[.J212];FIND(&quot;),&quot;;[.J212])+1) - FIND(&quot;),&quot;;[.J212]) - 1)" office:value-type="string" office:string-value="" calcext:value-type="error">
            <text:p>#WERT!</text:p>
          </table:table-cell>
          <table:table-cell table:formula="of:=RIGHT([.J212];LEN([.J212]) - FIND(&quot;),&quot;; [.J212]; FIND(&quot;),&quot;; [.J21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8481092.1</text:p>
          </table:table-cell>
          <table:table-cell office:value-type="float" office:value="1832750353" calcext:value-type="float">
            <text:p>1832750353</text:p>
          </table:table-cell>
          <table:table-cell office:value-type="string" calcext:value-type="string">
            <text:p>Streptomyces sp. RPA4-5</text:p>
          </table:table-cell>
          <table:table-cell office:value-type="string" calcext:value-type="string">
            <text:p>Streptomyces sp. RPA4-5 chromosome</text:p>
          </table:table-cell>
          <table:table-cell office:value-type="float" office:value="1832750353" calcext:value-type="float">
            <text:p>1832750353</text:p>
          </table:table-cell>
          <table:table-cell office:value-type="string" calcext:value-type="string">
            <text:p>5683254..5682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447-12192']</text:p>
          </table:table-cell>
          <table:table-cell office:value-type="string" calcext:value-type="string">
            <text:p>CGCTCCTCGCGGTGCTCGCCCTGCTCCGGCTGCGTGCCGCCAAGCGCACCCAGGGCGTGGTCGCCGGCATAGCCGCCGCCGTCCTGGTCATCTGGTACTTCCTGGCCGACACCGTTCCGCTCGAACTGGTCGAGGCGAGCCCGTACATCGCCACCCTGCTGGTACTCGCCCTCTTCTCCCAGCGGCTTCGGCCGCCGAAGGCGAACGGCAAGCCCTACCGCCGAGGACAAGGCACATGACACCACCGGTGCCGGTCGACTGGACCGCACTGCGCGCGCAGGCCCGGGACGCCATGTCCCGGGCCTACGCCCCGTATTCCGGCTACCCCGTAGGCGCCGCCGCCCTAGTGGACGACGGCCGCACCATCACCGGCTGCAACGTCGAAAACGCCTCATACGGCCTCGCCCTGTGCGCCGAATGCGGCCTGATCTCAGAGCTGTTCGCGGGTCGCCCCGACAACGACGGGCCCACCCCGCGGCTGACCGCCTTCACCTGCGTCGATGGCACTGGCGCCCTCCTCGTCCCCTGCGGACGCTGCCGCCAACTCCTGTGGGAACACGGCGGGCCCGACCTCCTGGTGGACACGATGGCGGGCATCCGCCCCCTGTCGGAGCTGCTTCCGGACGCGTTCGGGGCGGGGCATTTGAGGGGGTGACGGGGAGCGGTGGGTGGCAGTGACTCCATACCCGCCACCCACCGCGCCCGGCACCACCTGCTCACCGGGCAAGACGCAGGTCGAGCAAGACGCAGGTCGATCCAGGGAATGCTGTCCCCCGGCAGCAGATAGCGCTCGGTCTCGACAAACCCGTGCTTCCGCGCGAACCGCAGCCCGTCCTCGTTGGAGGACAACACCACGGTCTCGATCACTTCGGCACCCAACTCCCGCGCCCGCCCGAGCCCGCGCGCATAGAGCTCCCGTCGCGGCCATTCAGGCGGGGCGGATGGTCAGCCCGTCACGGTCGAGTCATCTGCACTTCGGACACTTCGAGCAATCCGTCGAGTTCGACCTTCCCCCTGGTCTGGCCCGGGTTCACCACCAGGCCGTCCCGTCGCACGATGTCCAGGAGCCGTTCGGCCAGGGGCAGGACCATATGCCGGCCCCAGCATCGTTCGCTTACGTGGCCGAAGGGGAGATATCCGGGGTGGTTGTCTCCGTCCAGCTCTTCCCAGCGGCTGGGATGAAACGCGTCGGGTTCGTCCCAGAGCTCGGGGTCGCGGTGGCTCAGCAGGGGAAGCAACAGGACATCGTCTTTCGGGCCGATCCGTGCGTCCACGTCCGAGAACTCCGGAGAAGCCATGCGCAAGATGTTCCACGAGGGGGGAAGTAGTCGGAGTGCCTCAAGGAGGATGTTCCGATTCGATACGTCGTCGCTGAACGGAGCCCCGAGCCACAGGGCATTGGTGACCAGCGCGGATACGGTGAAGCACACCGGTGCTGCCACCCGCCGATACAGGTACATGGCATAGCGCCGGTCACCGTAGGTCGTGGAATCGAGCACGAGAGCGGCAAGTTTCGACAGCGGCACGTCCTGTCCGGGCCTGCCCAGCAAAGCGGCTCCGGAGGCGACGGCCGACCAGGTCAGTTTCGGTGTCAACTCCAGCCTGCGGTCGACCAGAACCCGGAATCGCAGACGTTCGTTTCCGAAAACGAGATTCCGCAGGTAAACATGCGCCACATGCGGCCACCGGCCGGTCAGGTCGACCGCCTCATCCAGGGGACGCTGCAGCGCGTTCCGCACGTCCGAGCCCACGGCTTGCATAAAGGTGGACGCATCCGTACGGCTAACGAGCCGCCCCTGGACGGGTTTGAAGGTGGGCCTCTCCTCCGCGTTGGCCGGCCTGCTGCGGAGTAAGCGGTCCATCAGCTCGGCGCCGGATACCCCGATCGTGTCCGGCTCCAGACGAAAAAGCGACGCACCACGATAACGACTTAACAGCTCGTCGATTCTCGGCGCGAACTCGATAACCCGACCGCTCTCGCCGACGCGGTGCATAGGCATGGCTGAACTCCGTGGGTAGGCAGCTCGCGCCGGCCAGAACTCCTGACCGACGCGAGCCCGGCAGGGAAGCTGTCTAATTAAATCCAGCCGTACCAGGCGTACGCCTTGAGGCTCTTTTCCGGACGGAACTTCTTGACGATGCGAACGAGTTTCATGAGCACCTCCATTTGTGCGGTGAACGAGACACTTATTCGACGGCAGAAGATGTCGATACCGGTCAGAATTCCCGGCATTCATTTCAACTGCTGCGGAAAGTGAAGACCTAACCGGTGAATGTGTCAAGTGATCCACATCACTACCTGAATTGCCTCATTCACGTTTCGAATTCATCCGTATTCACATCTCGGCAAATCATCGCTAATCCACTCATTGAAACCCAATGTGGGCATCAAAAGGGAGCGGATGGCGTCGGATGGGGTGGTTTAGCCCCATATGTATGACATGAACATGTTCCATAGGGGCGGGTCGAAGGTCTCCGGTCCCTGCTCCGGCGCGGCGGCTCTCCAGCACGGAAATCGGGCGAAGCGGCGGTGAAGCTGGCGCAGTCGGTCGTCTCGGCGCGGCTCGCAGCCGGGGCGCAGATCGTCGGCCCCGTCGGCTCGGTGTTCTGGCACCAGGGCGAGTTCGGCTCGGGCGAGGAATGGCAACTCGTCCTCAAGATCCGAGCCGACCGTTACGACGAGGTCGAGGCGCATCTGCTCAAGCACCACCCCTGGCAGAACCCCGAAGTCTCCGCAGTGCCGATCGTTGCCGGGGCGAACGGCTATCTGCGCTGGCTGGAGACGACCACGGCACCGGACTGACGTCAGGCTCGTGCCAGTTCCAGTACCTCGGCTATTTCGGGTGGTTCGCCGGTGAGAGCTGAGTCGGTGCAGGGTCGATTTCAGCGTGTGGCGGGCATATTGCCATCGCGCCAATCGTTCAGGCGCTTTCGGATGCTGGGCACCATCGGAA</text:p>
          </table:table-cell>
          <table:table-cell office:value-type="string" calcext:value-type="string">
            <text:p>, ATGAAACTCGTTCGCATCGTCAAGAAGTTCCGTCCGGAAAAGAGCCTCAAGGCGTACGCCTGGTACGGCTGGATTTAA, 5683331, 5683409(-)</text:p>
          </table:table-cell>
          <table:table-cell table:formula="of:=LEFT([.J213];FIND(&quot;),&quot;;[.J213])-1)" office:value-type="string" office:string-value="" calcext:value-type="error">
            <text:p>#WERT!</text:p>
          </table:table-cell>
          <table:table-cell table:formula="of:=MID([.J213]; FIND(&quot;),&quot;;[.J213]) + 1; FIND(&quot;),&quot;;[.J213];FIND(&quot;),&quot;;[.J213])+1) - FIND(&quot;),&quot;;[.J213]) - 1)" office:value-type="string" office:string-value="" calcext:value-type="error">
            <text:p>#WERT!</text:p>
          </table:table-cell>
          <table:table-cell table:formula="of:=RIGHT([.J213];LEN([.J213]) - FIND(&quot;),&quot;; [.J213]; FIND(&quot;),&quot;; [.J213]) + 1))" office:value-type="string" office:string-value="" calcext:value-type="error">
            <text:p>#WERT!</text:p>
          </table:table-cell>
          <table:table-cell office:value-type="string" calcext:value-type="string">
            <text:p>, AWYGWI*, 5683331, 5683409(-)</text:p>
          </table:table-cell>
        </table:table-row>
        <table:table-row table:style-name="ro1">
          <table:table-cell office:value-type="string" calcext:value-type="string">
            <text:p>WP_167906729.1</text:p>
          </table:table-cell>
          <table:table-cell office:value-type="float" office:value="1829924852" calcext:value-type="float">
            <text:p>1829924852</text:p>
          </table:table-cell>
          <table:table-cell office:value-type="string" calcext:value-type="string">
            <text:p>Streptomyces sp. NEAU-H3</text:p>
          </table:table-cell>
          <table:table-cell office:value-type="string" calcext:value-type="string">
            <text:p>Streptomyces sp. NEAU-H3 scaffold709, whole genome shotgun sequence</text:p>
          </table:table-cell>
          <table:table-cell office:value-type="float" office:value="1829924852" calcext:value-type="float">
            <text:p>1829924852</text:p>
          </table:table-cell>
          <table:table-cell office:value-type="string" calcext:value-type="string">
            <text:p>6214..7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GCAGCGGCCGTCCCCCCGTGCCGAAGCGGGCCCGGCCCGGCGGGTTCGCCGTCGCCGCCGCGCTCGACTCGGTGAGCCCGTACCCCTCGTACACCGTCAGGCCCGCGCCCGAGAAGAACAGCCCGAGCTTGCGGTCCATCGCCGAACCGCCCGACATCGCGTACCGCAACCGGCCGCCGAGCACCGCGCGCAGCCGCGCGTACACCAGCTTGTCGTAGAGCTGGTGCTGCATCCGCAGCTGGGCCCCCGGCCCGGCGCCCCGCCCCAGCGCCCGCTGCTCGCGCGCCTCCGCGTACCGCACCGCGACCTCGACCGCCTTCGCGAAGACCCCTGCGCGCCCCTCGGCCTCCGCCCTGCGCGCCGCCGAGCGGTAGATCTTCTCGAAGATGTACGGGACCGCGAGAACGAAGCTGGGCCGGAACGCCGCCAGTTCCGGGATGAGCGCGTCCGCGCTGAGCCGGGGCTGATGCCCGAACCTGACCCGCCCCCGTACTGCGGCGACCTCCACGACGCGCCCGAAGACGTGCGCGAGCGGCAGGAACAGCAGCGTCGACGCCTCCTCGCCGTGGTGCGGCGTGAAGACCGGCTCCCACGCGTCGAGCAGCGTGTCCGCCTCGAACATGAAGTTGCCGTGGGTCAGGACGCAGCCCTTGGGGCGGCCCGTCGTGCCCGAGGTGTAGATGACCGAGGCCACCGAGTCGGGCGTGACCGCCCTGCGGTGCCGGTGCACCACCTCGTCCGCGATGTCCGCGCCCGCCGCCATCAGCTCCTGCTCCGCGCCCGCGTCGAACTGCCACAGGCGGCGCAGGTGGGGGAGGCGGTCGATGACCGAGCCGACCGTCATCGCGTGGTCCTCGTGCTCCACGAACGCGGCGGCGGCCTGCGCGTCGTGGAGCATCCAGTACACCTGCTCCGCCGACGACGTCGGGTACACGGGGACGACCTGCGCGCCCACCGTCCACAGTGCGAAGTCGAGCAGCGTCCACTCGTAGCGCGTCGGCGCCATGAGCGCGACCCGGTCCCCGAAGCGGATGCCCTCGGCGAGCAGCCCCTTCGCGACCGCGAGCACCTGATCGCGGAAACCGGCCGCCGTCACGTCCTGCCAGCGCCCGCCGCTCTTGCGCGCGAGCACGACCCGGCCCGGGTCCTCGACCGCGTGGTCGAAGACGCAGTCGGCGAGGCCGCCCACCGGCCGCGCCCGGGTCAGCGGGGGCTGACTGAACTCGCGCAAAGCTGCTCCTCGTGGCGCCGCGCACCCTCGCGCCGGGCTGGTGCGGGGGTACGGCGCCGAGACGCTACCGCAGGTAAGCGCCACCAGGGGAGCCCTCGCGCGGCGCCGGTCCCGCCCGCATATGCCCGGATCTCTCCCCGGAACCCGCCCCAACCGGGGCGCAGCGGGACAGGCGGTGAGGAGAATCGCGGGGGATTACTGACTGAGGAGTAAGTACCGCGCGGCCCTCCTCCACGGAATCTGTACCGAAGTCGCACGTGTTTTCGCAGGTGAGACGGTGTCAGGTGGGGGTAGGACGGCGCGCGGGGCCCTGGGGGAGGAGGGCCCGGCTCGCCGGGCACTGATTCCGTACGGACTCCCCGCCCGGCCGACCGGATAAACCCCGGTGGCTCGCTTTCGGACAACCGGGCCCGGAAAAAGGCCGGAGAGGTCTGCCCGTGGCAAATTCTTCCCAGGAGCGTTGACAGGCCATCAATTGCTGGTCTTCACTGATCATCAGCGCGCCGACGGGAAATCCGATCGATCGACCGGAAGGCGCGTGGTTTTCCTCGACCGCCCACCCGGAAAGAAGGAAAGAAAATGCGGCTGCTTTTCTCGCTCAAGAACAAGATGTCCCAGCAGAAGAGCCTGAAGGCTCACGCCTGGTACATCTGGTACTGATCCCCCCTCGGCCGCGTTCTCTTCCCGGGAGCGCATCTTCGAGCCGGGACGGCGCCCGGCGACGGGTTCGCCGGGCGCCGCCTTCCCGGTTCTCTGGAGCTGCACGGATGACGTCACACACCCAGACGCGCCCCCACGAGCGGGAGACCCTCTTCGCGCCGCCCCTCGAAGCCCTGCTCCGCGACCACCTCGGCGCGGACCTCTTCCGCCCCGAGCCCGACACGGTCGGCGTCGCGGGGCCCGCGCTCGTCGACCGGATACTCGCCGCGCGCCCGGCCGGCAAGACCGAACGGCCCACGTTCAAACCGCTCCTCGGCCGCGCGATCCCGCACCAGCAGGCGGCGACACAGATGCAGGCCATCGGCCACGACGTGCGCGCGGCGCTCAAGCGCGAGGCGCCGCGGGACCCCGACCTCTCGGGCCCGTGGCCCCACGTCGGCCACGTCTACCTCCGGGACCTGATCCTCGGCGGTGATCCGCGCCGCCTGCGCGTCCTGATGAACCGCGCCCTGGAGCTGACGCCGAAGCTCACCTGGACCGTCATCGCCGCCGGAGCCGCCCTCCCCGCACCGCGCCGCCGCACCGGGACGACCCGGCTCGGCGCGCTGAGCACCGGGGCTGCCACGTACCAGGAGCGCAGGTACGCGATGGGGCTCTACCGGCGCACGGCCGCGCCGGTGTGCTTCACGATCTCCACCCTCGTCGCCAACGCCCTCTGGCTCGGGGCCCCCTTCGCCGCCGAGGTGCCGAGCCGCCACCTCGTCCACGAGTCCCTGCGGCTGCTGCCCCCCTCGTGGAATATCCTGCGCAATTCCTCGCCCGAATATCCCGCGATCGACGCGCGCATCGCTGCCGCCGACGACGTTCTGGTCCTCCCTTTCCTCAGCCACCGCGATCCCGCGCTGTGGGAAAACCCCGAGGAATTCAGGCCGGAGCGCTGGGAGGAACTGGACCCCGAACGCGTCCCCGGATATCTGCCCTTCGGGCATTCGTCCGAACGCTGCTGGGGGCGGCACATGGTCATGCCCCTCGCCGAAATGCTCCTCGACATGATCCGGTCCAGTGGCCTGGTCGTCGATCCCGGGCAGCGCACCGCGCGGGTGCCGCTCACCGGGCTGATGGGGGTGGACCAGGTCCGCCTCGTTCAGCCCTGAGCCGTCGCGGGGGCGGCCCCCGGCGTCGCGGGGGCTGTTCCTGGTGTCGCGGGGGCCGTCTCCGGTGTCGCGGGGGCGGCCTCCGGCCTCGCGCCGTCCGCCGGTCGGACCATCAGTACGTCGACCGGGCCCTCGTCCTCGACGGCGAAGCCGTGGCGGGCATAGAGCCGCTGGGCGGCGCTGCCGCGCAGCACGTGCAGGCTCACGGGCCGCCCGTCCGCGCGCCCCAGGAGCGATCGCAGGACGGCGCCGCCGAGGCCCCGGCCCTGGTGGCGCGGGGCGAGGTAGAAGTGTTCGTCCAGTGGCCGCCGTCCTCGGCGGGCCGGAAGGTGACACACCCCGCGAGCGCCCCGCCGCAGAGGATCGCCGAGGTGTGGGCCGGCGAGAAGCAGTCCCGCAGCCGCTGCCGCACGCGGTGCTCGTCGTAGCGCCCGAGGCGCTCCAGGTCCGCGCGCATGACCTCGGCCCGTATCTCCACGAGCACGTCGAGATCCGCCGCGGTGGCGGCGCGCAGCGCCCACTTCGCGACGTCGGGCCCGCCGCTCGTCCCCGCACCGTCTCCCGCCACCTCTGTCCGCATGGCGGGAATATGTCATACGAGGTCAGGAGACCGGAAAGGGGTTTCGCCGTCGCGCCGCCGCAGGCCGTCGCGCCGCCGCAGGCCGTCGCGCCGCGTCGCCGTGCCGCTTGGCGAGGCGGCCCCTTCGCCGTACCGCCCGCCTCGGTCGCTCGGCCCGGTC</text:p>
          </table:table-cell>
          <table:table-cell office:value-type="string" calcext:value-type="string">
            <text:p>, ATGCGGCTGCTTTTCTCGCTCAAGAACAAGATGTCCCAGCAGAAGAGCCTGAAGGCTCACGCCTGGTACATCTGGTACTGA, 6025, 6106(+)</text:p>
          </table:table-cell>
          <table:table-cell table:formula="of:=LEFT([.J214];FIND(&quot;),&quot;;[.J214])-1)" office:value-type="string" office:string-value="" calcext:value-type="error">
            <text:p>#WERT!</text:p>
          </table:table-cell>
          <table:table-cell table:formula="of:=MID([.J214]; FIND(&quot;),&quot;;[.J214]) + 1; FIND(&quot;),&quot;;[.J214];FIND(&quot;),&quot;;[.J214])+1) - FIND(&quot;),&quot;;[.J214]) - 1)" office:value-type="string" office:string-value="" calcext:value-type="error">
            <text:p>#WERT!</text:p>
          </table:table-cell>
          <table:table-cell table:formula="of:=RIGHT([.J214];LEN([.J214]) - FIND(&quot;),&quot;; [.J214]; FIND(&quot;),&quot;; [.J214]) + 1))" office:value-type="string" office:string-value="" calcext:value-type="error">
            <text:p>#WERT!</text:p>
          </table:table-cell>
          <table:table-cell office:value-type="string" calcext:value-type="string">
            <text:p>, AWYIWY*, 6025, 6106(+)</text:p>
          </table:table-cell>
        </table:table-row>
        <table:table-row table:style-name="ro1">
          <table:table-cell office:value-type="string" calcext:value-type="string">
            <text:p>WP_167257356.1</text:p>
          </table:table-cell>
          <table:table-cell office:value-type="float" office:value="1826502136" calcext:value-type="float">
            <text:p>1826502136</text:p>
          </table:table-cell>
          <table:table-cell office:value-type="string" calcext:value-type="string">
            <text:p>Dyella sp. SG562</text:p>
          </table:table-cell>
          <table:table-cell office:value-type="string" calcext:value-type="string">
            <text:p>Dyella sp. SG562 Ga0365342_10, whole genome shotgun sequence</text:p>
          </table:table-cell>
          <table:table-cell office:value-type="float" office:value="1826502136" calcext:value-type="float">
            <text:p>1826502136</text:p>
          </table:table-cell>
          <table:table-cell office:value-type="string" calcext:value-type="string">
            <text:p>173662..174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281-11655']</text:p>
          </table:table-cell>
          <table:table-cell office:value-type="string" calcext:value-type="string">
            <text:p>TCACCGCGTCCTCGTTCCAGCTTGCATCGTCCGGCCGCGGCCTGGTCCGCGGACGCGGAATGCCCTGCGGCCAGTAGGCCAGCGGGCGATTGGTCCAGGCGTGGACTTCGCGGACTTCGCCGATCGCCCCTGCCGCGATGTACTCGTTGATCAGGCGGGCATCGTCGCTGGAGTGTCCCTGGTTGCCCATCTGCGTGACGAGCCTGGGATTTTCCTTCGCCTTCCTGGACAGCTCGCGGGCTTCGTAAATCGACCAGGTGAGCGGCTTCTGCAGATACACGTGCTTGCCATGACTCATCGCCGCGCTGGCGATCACCGCGTGCAGGTGATCCGGTGTTGCGATGACGACCGCGTCGATATCCTTCTGCTGTTCGAGCATCCGGCGGTAGTCGGTATAGCGCCTGGCGGCACTGAACTTGCCGGCAAGCAGCCGGGTCTGCTCGATCTCGTTCTGCAGCTCCAGGCGTTCCCTGGCGGTCTGGGCCCTGTCGAGGCGTGCCTGCGTTTTCCCCAGGCCGCCGACCATCCCGTGAAAGGACTTCTCCGTATAAGCCCAGTCCACATCGCACAGCGCGACGATGTTCTCGCCGGCAAGGGCACGCATATTGTGCAGACCCATGCCGCCGACACCGATGCCGGCGATGTTCAATCGATCGCTGGGCGCCATATGGCCAGGCCCGCCCAGCACGTGGCGGGGGACAATCATCAGCCCGGCCGCGGCCATGGCTGTGCCTGTAAGGAATTCGCGGCGGGACATCTTGCCGCTTGCTTCCGTACCCCCGGAGGCTCCCCCGATGCGGGAGCCCTGCTGCTCTTTCGCGACTTTCGATTCATCCGTCATGGGTGCTGCAACCCCGCGTGATATCGATATCCGATCCACAGCATTCTGGCTGCAACGTGATCAGAGGATCAAGGACGCACCGCACCCTTCGGCCATTACCTGCCTTGCCTGGCGTAATCCCCCGCCGCCGGACACGCATGCTGGACGACCTCGAGCCGCACGATGTCGTTGCGTGCCAGCACCTCGTCGCGGACATAGCCGACCTTGACCCTGGAATCGGCATGGACGATGCCGCCGCCAGGTTCGGTCGCGTGATAGCCCAGCCGGATTTCATCCGGCCCGTAATCGAACAGCTGCCCGCCCACGAACCATTGCTCCACGCCGGAATCGGCTTCGCTCGACGAGGCGAGCCCTGGATGGAACTGGTCGAGGCAACCTTCGACAGTGGCAAAGCGTCCGCTGAGCACCTGCTCCTTCAGCGCGGCGGCATGGCGCACCTCGTGCAGAAGCGCCCCGCACGCGCCCACCGTGATGGCCAGGGTAAGCAGGAGATAGAACCACGCGCCTTTTCGTCCGCTGCGGATCAGATACAGCATGAAACAGCTGCCGCCTATGCCGAGCACCACGAAGAGGAGGAAGAAGAAATAAGCCGGGCTGATCCGGCCGGGATGCTGGGCTAGATCGAAAACGTCCACGCACACGTCCTCTGTGTATCGCCGCACCATGACCGGACCTGGGCGAATCCGCAACGGCACCGGCTCGGCCGGCCGTTGCCGATCATGCCGTGGCCTCCCCGCTAATCGATTTATTCACGCCGCCGACACCCTGAGGTCACTGTTTTTTCGAACCGGCCTCGAAAGACCAGATTTCCGGCCCTAACCGACTCCATTGTTCCGTCCGGCTGGCATAGCTTCGCCAACGGCCTCCGATCTTCACGATCTGCGGCCGCGCAGGGAACGCCATCATCGAATGGATGCCTATCGTCTGGATCCTCACTGAAAAGGTAGCTGACATGAAGAAGAGCCTCTTTGCCATCAAGAACCTGTTCGAGCGTGAGAAGAGCCTGAAGGACTACGCCTGGTACATCTGGTTCTGAATGGCCGCGCTGCCTCGATGCCGTAGAGAGCGCAGCGTCATTTGATCCATCCGCGTCCGGCGTCGCCTCGGAAGATCGGGGCGCCGCCGGATGCTCCGCCGACCCTCGAGGCTCCCGACCGCATGTCATCGACCGCCAGGCACGTCCGCCCCACCGTCTTCGCTCCCCGCCTCCAGGCGCTCCTGCGCGATCACGCCGGCGACGATCTGTTCCGGCTGGATGCGAACACGGTCGGCGTCGCCGGTCCGGAGCTGATGGACCGCATCCTGAAGGCCAGGCCGGCGACCGAAACCGAGCGGCCGACCTTCAAGCCCTTGCTGGGTCGTTCCATTGCGCGTCCGGATGCCTTGAAGTCGATGCAGGCGATCGGGCGCGACGTGCGCGCCGCATTGAAGAAACCTTCGCCCGGCGACGTGGATCTCAGTGGTCCGTGGCCGCACGTCGGGCATGTCTATCTGCGCGACCTGATCCTGGGTGGCGACCCGCGCCGCCTGCGCTTCCTGATGGATCGCATCCTGGAGCTGACGCCCAAGCTGACCTGGGCGGTGATCACGGCCGGCGCGCTATGGCCGCTGCGCGCGGGGCCGCAAGCCTCCGCCATCGCCGCGGCGACGGCCGCGGCCGCCAGTTATCGCGAACGCCGCTACGCCATGGGCATGTACCGGCGCACCGCGGCGCCGGTGTGCTTCACCATCTCGACCCTGGTCGCCAACGCGCTCTGGCTGGGCGCGCCGTTCGACGACGCGGTATCGAACCGGCACGTGCTGTACGAAACGCTGCGGCTGCTGCCGCCGTCGTGGAACATCCTGCGCAACGCATCGCCCGAATACCCGGCGATCGATGCGCGCATCGGCCCCGCTGACGACGTGCTGATCCTGCCGCTGGTCAGCCACCGCGCTCCCGCCCTGTGGAGCGATCCGGACGAGTTCCTGCCGGAGCGCTGGGAACACCTGAATCCCGACGACCTGCCCGGCTACCTGCCCTTCGGCCACAAGTCCGAGCGTTGCTGGGGGCAGCATATGGTGCTGCCGCTGGCGGAAATGTTTCTGGATCTGCTGCGCAAGCAAGGGGTGACCGTGAGTCCGCAACAGAAGGTTGCCCAGGTGCCGCTTGCCGGCCTTCTTGGTGTGGCCGAGGTCCAGGTGGCGCCCCTGTAGCGCCGCTGCCAAGACGCCGTTTGTGCACGCGGCTCAGGCCGGAATCAGCCATCCGCCGAACAGCGGCCCGGCGGTGTCGCCATGCTGCGGCTCGATGCGGAACTTCAACGTGCCGTTGCGCGTCAGCGCCGGTGGCAAGGGGTAATCGCGATCCACGAAATCGATCACGTTGCCGCGCTCCACCTTCACCTCCACCGCCAGCTTGCCGTCGACCAGGATATTGAAGCGGCCCTTGTCGCTGCCCCAGAAACGCAAGCGCAGCGCCAGCGGCCGCTCGCTGCCCTTCATCTCGAACTCGACGAAACCCTTGCCGCGCACGTCGCGGCACTCCTTGCGCCGGTAGGCGCCGCCGAAGGAGGTGTCGCTGGCCAGCTTGTGCGCCTTCTCGGACGCCTCGTTGCCGAAGTGGATCATGTCCACCGCCCGGCTCTGCAAGGCGTCCTGGTCCGCCTTGGCCTGTTCCCGCCGCGCCGCTTCCTGTGTCCATTGCGCGGAGTCCATGCGCTTGAAGTACAGCGCGCTGCGGCGCTCGTACTGCGCAAAGAACGGCACGAAGGTCAGCCCTTGCGGGCGCGTAGTGCTGGCGAGAAAGCGTCCCGGCTGCGGCAAGGGAGTGAAGCCGGACAGCGGCGATGCATCCGCCACCAGCGCGGGATCGGGCTGGTCGTAAGCCTCGCTGACCGGGCCCAGATCCGCCACCAGCGCCAATGGGCCGCGCATCACCACGATGCTGTTCTCATCGCCCGCAGCATGCTCCAGCCGCAGCGGCATGTCGAACTCGACGTCGACCACGTCGCCGGCCTTCCAGCTGCGCGCGAGCACCAGATAGCCCTGCTCCGCCTTGGCGCCCTGCTCATGGCCGTTCACGCGCAGCTTGAAGCGCCCTTCGCTCCATGCCGGCACGCGCAGCAGCAGGCGCCTGGGCGCGCCGGCATCCGCCCGGTCGATCTGCAGCCGCACCTTGCCGTTGTCCGGCACGCCGCTGTCCAGCTGCAGCGCGATGCCGCCTTCCTGCCAGTCCAGCGCGGAGGAGATATACAGATTGACGTAGAGCGAGCGCTCGTCGTGCCAGTAGATCGAATCGCCGAACTGCGCATGCGCCTCCAGCCCGGTGCCCACGCAGCACCAGAACGAATCGAACTTGTCGGAGAAGGCGCGCTCGCCGCCGGTGATCATCGGCATCATGTAGGCGAACATGCCGGTCTCGGCATGCTGGGCCGCCATGGTGTGGTTGTGCAGGGTGCGCTCGTAGTAATCGAAGTAGCGGGCCTGCGGCGTCCACTGGTACAGGTGCCGCGTGAGCTTGAGCATGTTGTAGCTGTTGCAGTGCTCGCAGGTCTGCTCGGTGAGGAAGGAGGAGATCGTGTCCGGCTGCTGGAAATACTCGCGGTCGGCATTGCCGCCGATCACGTAGCTGTAGTGCGTGACCACGGTTTCCCAGAAGAAGCGCGCCGCGGCGGCGGCATCGATGTCGCCGGCAACTTCGAACCGGCGCGCCTCGCCGATGAACTTGGGCACCTGGGTATTGGCGTGCCGGTGCGGCAGGTCGTCCTTGCCGGCGATGGCGGGGTCGACGACCTTCTCGTGGCGCAGCCGCTTGCCGACCGCGATCCAGCGCGGGTTGCCGGTGCGCGCGCCCAGCTCGATGTACGACTCGTTGAAGCCGCCGAACTCGCTGTCCAGCAGCTGCTGGAGCTGCGTGTGGTCGAGTGCGTCGAAGACACCGGCGAAATAGGCGGCCGCTTTCTCCAGCACCTCCAGCGCCTGCCGGCTGCCCGCCAGCGCATGCGCATCGAGCAGGCCGGCGAACAGCTTGTGCTCGGTGTAGAGCGGCGACCAGCTGCCGTTGAGGTTGAAGGCGCTGCCCTTGATGACGCCGCGGCGCACTTCCTCGAACACGATCTTGCCGCCCTCTACCCGGCCTTGCTCGTCCTTGCGCGTGAAGCCGCCGACGTAGCCGTCCTTATCTTGCGCCTGGGCCCGCGCCAGTTCGGACACGA</text:p>
          </table:table-cell>
          <table:table-cell/>
          <table:table-cell table:formula="of:=LEFT([.J215];FIND(&quot;),&quot;;[.J215])-1)" office:value-type="string" office:string-value="" calcext:value-type="error">
            <text:p>#WERT!</text:p>
          </table:table-cell>
          <table:table-cell table:formula="of:=MID([.J215]; FIND(&quot;),&quot;;[.J215]) + 1; FIND(&quot;),&quot;;[.J215];FIND(&quot;),&quot;;[.J215])+1) - FIND(&quot;),&quot;;[.J215]) - 1)" office:value-type="string" office:string-value="" calcext:value-type="error">
            <text:p>#WERT!</text:p>
          </table:table-cell>
          <table:table-cell table:formula="of:=RIGHT([.J215];LEN([.J215]) - FIND(&quot;),&quot;; [.J215]; FIND(&quot;),&quot;; [.J21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7545504.1</text:p>
          </table:table-cell>
          <table:table-cell office:value-type="float" office:value="1225572647" calcext:value-type="float">
            <text:p>1225572647</text:p>
          </table:table-cell>
          <table:table-cell office:value-type="string" calcext:value-type="string">
            <text:p>Amycolatopsis rubida</text:p>
          </table:table-cell>
          <table:table-cell office:value-type="string" calcext:value-type="string">
            <text:p>Amycolatopsis rubida strain DSM 44637, whole genome shotgun sequence</text:p>
          </table:table-cell>
          <table:table-cell office:value-type="float" office:value="1225572647" calcext:value-type="float">
            <text:p>1225572647</text:p>
          </table:table-cell>
          <table:table-cell office:value-type="string" calcext:value-type="string">
            <text:p>97501..98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585-9962']</text:p>
          </table:table-cell>
          <table:table-cell office:value-type="string" calcext:value-type="string">
            <text:p>AGGCCACCCGGACGTGCGCGATGTGCTTGCCCCGCAACGGCTCCGGCACCATCGGCAGGTCCGGGTAGGGCACCATCGCGACCGAGGTGCCGACGGTGTCGGGCAGGTCGAGGGTCCAGTCGCGCCAGGTGCGCAGGACGTCCGGGATCTTGGCGGTGTCGAAGTACAGCCCGCCGCCGTACAGCGTGGTCACCGGCACCAGTTCGAACTCCAGCGCGGTCACGATCCCGGCGTCGACCGGGCCGGTCGTGCGCGTGCCGCCGGGACGGACGATCTCGGCGGAGCGGACGCGGTCCGAGGCCAAGCCGAAGTGCCGGCCGAGGAGGCCGAAACCGCCGCCGAGGGTGTAGCCGACCACGCCGACTCCCGGGGCCGAACCGCTCAGCGGTGCGAGTCCGTGTTCCGCGGCCGCGGTGATGACGCTGCCCCAGGTGGTTCCAGCTTCGACGCGTGCCACGGCGCGGTCCGGGTCGATGGTCACGCCGGTCATCCGGCGCGTCGAGATCAGCACGCCCTCGGCCGGTGCGCGCAGCCCGTGCCCGGTCGCCTGCACGGAAACCGGCAGGTCGCGCTCGGCCGCGAGCCGGACTGCGGCGGCGACGTCGTCCGCGTTGGCGGCGGCGACGACCAGGTGCGGGGTGGAGGCGATGCCGGTCTGGAACCCGGCGATCTCTTCGCGGTAGCCAGGCTGGTCTGGGGTGAACGTCTGCATGTCTTGAGCGTGCTGGCTGCTTGACGATAAGTCCAAGAGATACTAGTTCCACCAGTTAGAATTATTGGTTATGGAACTGCATCAGCTCGAATACTTCGTCGCGGTCGCTGAGGAAGCCAACTTCACGCGCGCGGCGGCCCGGATGCACGTCGCGCAGCCCGGGGTCAGCGCGCAGATCCGGCGGCTGGAACGCGAGCTGGGGCAGGCGCTGTTCGACCGGTCCGGGCGCACAGTACGGCTCACCGGCGTCGGCGAGGCCGCGTTGCCGCACGCCCGGGCCGCGCTCGCGGCGGTGGCGGCGGTGCGCGAGACGGTCGCGGAGCATGAGGGGCTGGTGCGCGGCCAGGTGGCGATGGGGATGGTGACCTCCGCCGGACCCGTGGCGCTGCCGGAGTTCCTGGCCGGGTTCGCGGAGCGCTACCCGGGAGTGGAAATCACGCTCAGCGAAGCGAATTCCGATCTGATGGCCGACGCGCTGCGGGAAGGACGGCTGGATGTCGCGGTGATCGGCCTGGCCGACGGCGTGCCCGCCGGGCTGACCACTCAGATCGTGCTCGACGAGGAACTGGTCGCGGTCACCGCGCTGCGTGACGAGTTCGCTGACCGGGCTTCGCTCACCCTCGCTGACCTGGCCGAACGGTCGCTGATCTGCCTGCCGAAGGGCACCGGTATGCGGGGCGTGCTGGAGCGCGGGTTCGCCGCGGCCGGGCTGCGGGCGCGGGTGGCGATCGAGGCGAGCGACCCGAACGTGCTGGCCAAGCTCGCGATGCGCGGTCTCGGCGTGGCCATGGTCCCGGAGTCGCTGGCTCGCTACTACGCCGAGGAGTTGCACACCTTGCGGCTGCGGCCGCAGCTGCGCGGGCAGCTGGCGCTGGCGTGGCGGTCCGACGGCCCGGCCGGGCCCGCGGCTCGCGCGCTGATCGAGTTCGCCCGGTCGGAGCTTTAGCGCGCGGCGGAGCATACCCACGCCGCCCCGGCGGTGCCAAGGAATTCGGCCCGCAATTCTCGAAAAGCCCGCTCGGAGTAGTCCGTTCAGGTCCTCTTGCGGCATGGCCGGAGAATTCGAAGTACTGTCGGCGACGGCCGCGAGTGCGGTCGGGAGTTCGGGATAATCCGGAGGTATTTCCGTGAAGCTTGTTCGTCTCGTGCGCAAGGCCCTTCCGAGCAAGAGTCTCAAGTCTTACGCCTGGTACGGCTGGATCTGATCGCTCTCGCCGGAAAGGGATCGGCCGGTTCCGGAATTCCGGAACCGGCCTCCCCGCGCCCTTGAGGAGTACTGCGGTGACCATTCCCGCTGAACGGAACAAAGTGCGTCAGGTGGTATTCGCGCCGCGGATTCAAGAACTGTTCGACCGTTATCGGGGGAAATCCCTCTTTCGGCTGGAACCGGACACCGTCGGCGTCGCCGGGGCCGAGTTGATGGACGCGGTGCTGCGCAGCCGGCCGCCGAACGCCGAGGAGCGGCCGACCTTCAAGCCGGTGCGCGGCCGGGTGGTCACGCGGCCGGAATCGTCGGCGTTGATGCGCGCGGTCGGCGCGGACGTGCGCGCCGCGCTCAAGAAGCCGCTCGGCGAGGCTGATCTCTCCGGAACGTGGCCCGCCGTGCCGCATAACTACCTGCGCGACCTGGTGTTCGGCCGCGAACAGCGGCGGTTCCGGGTCCTTGTCGACCGTCGGCTGGAGTTGACGCCGAAGATCACCTGGGCGGCAGTCGCCACCGGAGCCGCGCTCTGGGGACGGCCCGCGCCCGAGGTCGCACTGTCCACCTTGGCGCGGATGGTGCTGGAGGCCGACACCTACGAACAGCGCCGCTTCGCGATGTACCTCTACCGGCGCGTGGCCGGGCCGGTCTGCTTCACCGTCGCCGCGCTGGTCACGAACGCTTTGTGGCTCAGTTCGCCGCTGAAGGACGACGTGCCCACCGAATACGTGCTCAACGAGGCGCTGCGCCTGCTGCCGCCGTCGTGGAACATCCTGCGTGTGCGTTCACCGGAGTTCGCCGAGGTGGACGCCCGGATCGGCCCGGGCGACGACGTCCTGCTGCTGCCGCTGCTCAGCCACCGCGACCCCGAACTGTGGGACGCGCCGGACGAGTTCCGGCCGAGCCGCTGGGCCTCGCTCGACCCGGACACCCATCCCGGTTACTTCCCGTTCGGGCACAGCAACGAACGCTGCTGGGGACGGCACATGGTGCTGCCGCTGGCGGAACGCGTCCTCGACCTGGTCCGGCGCGACGGTCTGGTCGTCGATCCGGCGCAAACGCGGGCGCGGGTGCACCTGGACGGGCTGATGGAGGTCTCGGACGTGCGGGTCGTGCGCGCCTGAGGGCTCTTGGCAACACGTCAACGAGACGTTCCCCTGGACGGATGCTCCAGGACGGCGTGCTCGGCGTCAGCCTGCTCGCGGGCGGCGCGAACGTGATCATGCAGCTGGGCCGGCCCGAGGTCGGGTACGGCGTGCTGGAAAGCCGGGTCGATTCGGGGAATCTGTTCAAGCATCCGCTGAAACGCACCCGCACCACCGTCACCTACCTCGCGGTCGCCGTGCTCGGCACCGACGCGGATCGGGCGGCGTACCGGCGGGCGGTGAATTCGGTGCACGCGCACGTGGTTTCGACTGAGTCGAGTCCGGTGCGGTACCGGGCTTTCGACCGGGAGCTGCAGCTGTGGGTCGCCGCCTGCCTGGCTCATGGCGTCGAGGACGTGCATCGCGTGTTTCTCGGTCGGCCCGCTCCGGAATCCTGGTACGCCGAGGCCGCGGTGCTCGGAACGACGCTGCAAATGCGTCCGGAGGACTTCGCGGCGTACTGGGCGGACGGACTGGCCCAAGTGGACATCGACGACCGGCTCCGTGAATACCTCACCGCCATCGCGAATCTGGAATTCCTGCCGCGGCCGTTCTCGTTCCTCTTCGGACGGTTCCATCGCTTCGTCACGATCGGGTTCCTGCCGCAGGTGTACCGCGAGCGGATGCGGCTGCCGTGCTCGGCCGCGGACCAGCGCCGGTTCGATCGGCTCGGCGGTTGCGTAAAGGAAAACCCCTCGTCTCAGCGGTTGACCGGAATGAGCTGGTGGACAAGGGTTGACCTATGGCCAAACCGGATGAGGTGCGCGAAGGGGTTTCCCTGACCAACCTCGACCAGGAGCTGTTCGTCGACGCCGGGGTGACCAAGCGCGACCTCGTCGACTACTTCGACGCCGTTTCGGACCGGTTGCTGCCGGTGCTGCGCGACCGTCCGCTGTCGGTGGTGCGCGTGCTGCGCGGGCAGGACGCGTTCATGCAGAAGAACCTGCCGAAGTACACGCCGGAGTGGGTGCCGCGGGCGAAACTGTGGGCGGAGAGTTCACAACGGACAGTCACCTACGGCCTGTGCAATGACCGCCGGACCCTGTTGTGGTTCGGCAATCAGCGTGCGGTCGAACTGCATCCGGCGCTGACCCGGGTGGAACCGATCGGCCAGACCGATCTGATCATGGATCTCGACCCGCCCGAGGGCGCGGACTTCGGCGTCGCGGTGGCGGCGGCTCGGCTGGTGCGGCAGGCTTTGGCCGACGTCGGGCTCGCCGGTGCGTTGAAGACCAGCGGGTCCAAGGGTGTGCACGTGTTCGTGCCGCTGGTTCCCGGGCTGTCCTTTGCCGACGTCGCGGCGGCGACCCGGGCGGTCGGCGCGCGGGCGGAACGGATCGATCCGCGGCTGGCGACCACGGCGTTCATCCGGGAAGACCGGCACGGCAAGGTGTTTCTCGATTCGACCCGCGCGGGCGGAGCGACCGTGGCGGCGGTTTACAGCCCGCGGATCCGGCCGGGTGCGCCGGTGTCGTTCCCGGTCCGCTGGGCGGACGCGGACAATGTCAAACCAGCGGACTTCACCGTGAAGACCGCCGCGGGCCTTCTCGGCAGTGCCGATCCGTGGGTGGAGGAATTGCCGGAACCGCAGGAACTCCCGGCGGATCTCGTGGCCGAGGGGCACATGATCCCGGTCGCCCGGGTCGCGGCGATGCACGAGGGCAAGCGTCGCGCCCGGGCGCGCCGGGAATCAGGGGAGAGCGAGTAAATCCTGGTGGTGCACGGTGACCTCGGTGATCTGCCGATCCTCGGGTACGGTCAGGTCTGGTTGTTCTTCTCGTGCTGCGGCAACGAATCCGCGGTACCAGGCGTCGATGAGTTCGCGGTGTTCCGGGCCGAGCTGCCACGGTGACAGTCTGGTGTGGACGGTCCAACCGTACCGCTGGAACTCTGCTGCGGTGACGGCGACGGCTTCTGGGCCCAGCTTTCCGTCTCGGCGTTGATGGTCGTTGAAGGCGGTGTTGAGTGCTTCGTCTGCT</text:p>
          </table:table-cell>
          <table:table-cell office:value-type="string" calcext:value-type="string">
            <text:p>, GTGAAGCTTGTTCGTCTCGTGCGCAAGGCCCTTCCGAGCAAGAGTCTCAAGTCTTACGCCTGGTACGGCTGGATCTGA, 97340, 97418(+), ATGATCCCGGTCGCCCGGGTCGCGGCGATGCACGAGGGCAAGCGTCGCGCCCGGGCGCGCCGGGAATCAGGGGAGAGCGAGTAA, 100183, 100267(+)</text:p>
          </table:table-cell>
          <table:table-cell table:formula="of:=LEFT([.J216];FIND(&quot;),&quot;;[.J216])-1)" office:value-type="string" office:string-value=", GTGAAGCTTGTTCGTCTCGTGCGCAAGGCCCTTCCGAGCAAGAGTCTCAAGTCTTACGCCTGGTACGGCTGGATCTGA, 97340, 97418(+" calcext:value-type="string">
            <text:p>, GTGAAGCTTGTTCGTCTCGTGCGCAAGGCCCTTCCGAGCAAGAGTCTCAAGTCTTACGCCTGGTACGGCTGGATCTGA, 97340, 97418(+</text:p>
          </table:table-cell>
          <table:table-cell table:formula="of:=MID([.J216]; FIND(&quot;),&quot;;[.J216]) + 1; FIND(&quot;),&quot;;[.J216];FIND(&quot;),&quot;;[.J216])+1) - FIND(&quot;),&quot;;[.J216]) - 1)" office:value-type="string" office:string-value="" calcext:value-type="error">
            <text:p>#WERT!</text:p>
          </table:table-cell>
          <table:table-cell table:formula="of:=RIGHT([.J216];LEN([.J216]) - FIND(&quot;),&quot;; [.J216]; FIND(&quot;),&quot;; [.J216]) + 1))" office:value-type="string" office:string-value="" calcext:value-type="error">
            <text:p>#WERT!</text:p>
          </table:table-cell>
          <table:table-cell office:value-type="string" calcext:value-type="string">
            <text:p>, AWYGWI*, 97340, 97418(+), ESGESE*, 100183, 100267(+)</text:p>
          </table:table-cell>
        </table:table-row>
        <table:table-row table:style-name="ro1">
          <table:table-cell office:value-type="string" calcext:value-type="string">
            <text:p>WP_167493532.1</text:p>
          </table:table-cell>
          <table:table-cell office:value-type="float" office:value="1450142326" calcext:value-type="float">
            <text:p>1450142326</text:p>
          </table:table-cell>
          <table:table-cell office:value-type="string" calcext:value-type="string">
            <text:p>Amycolatopsis circi</text:p>
          </table:table-cell>
          <table:table-cell office:value-type="string" calcext:value-type="string">
            <text:p>Amycolatopsis circi strain DSM 45561 NODE_28, whole genome shotgun sequence</text:p>
          </table:table-cell>
          <table:table-cell office:value-type="float" office:value="1450142326" calcext:value-type="float">
            <text:p>1450142326</text:p>
          </table:table-cell>
          <table:table-cell office:value-type="string" calcext:value-type="string">
            <text:p>42071..4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536-11723']</text:p>
          </table:table-cell>
          <table:table-cell office:value-type="string" calcext:value-type="string">
            <text:p>AACAGCTCCTGGTCAAGGTTCGTCAGGGAGACCCCTTCGCGCACCTCATCCGCTTTGCTCATGCTGCCTCCGCGGCAGGGATTACGTCGGCAGTGGCCATACCGCCAACCCTTGCCCACCACCGGAGCCCGGTCAACCGCTTAGACGAGCGGTTTTCCCTTCCGCAACCGCCGCCGGAAGTCCGTGAGGCACGCGTCGTAGGGGAAACGCCGGACGCGCGACGGAAGCCGTTCGACCGTTCGGCCGATCCCGCGCATCAGCCGATCGAACCGGCGCTGGTCCGCGGCCGACCACGGCAGCCGCATCTGCTCGCGGAACACCTCCGGCAGGAACCCGGTCGTGACGAACCGATGGAACCGTCCGAAGAGGAACGACAACGGCAGCGGCAGGAATTCCAGATTCGCGATGGCGGTGAGGTATTCGCGGAGCCGGTCGTCGATGTCCACTCGGGCCAGTCCGTCCGCCCAATACGCGGCGAAGTCGTCCGGCCAGTCTTCGGGACGCACTTGCAGCGTCGTGCCCAGCACCGCGGCCTCTGCGTACCACGATTCCGGCGCGGGCCGACCGAGAAACGCGCGGTGCGCGTCCTCGATGCCATGGCACAGGCAGGCAGCGACCCACAGCTGCAGCTCCCGGTCGAACGCCCGATACTGCACCGGACTCGCCTCAGTCGAAACCACCTGCGAGTGCACGGCATTCACCGCTCGCCGGTACGCCGCCCGGTCAGCGTCCGTGCCCAGCACGGCGACCGCGAGGTAGGTGACGGTCGTGCGCGTGCGTTTCAAGGGATGATTGAAGAGATTCCCCGAATCGACGCGGCTTTCCAGCACGCCGTACCCGACTTCGGGCCGGCCCAGTTGCATGATCACGTTCGCGCCGCCCGCGAGCAGGCTGACGCCTAGCATGCCGTCCTGGAGCATCCGTCTAGGGGAACGCCTCCGTTGACACCTTGTCAAGAGCCGTCAGGCACGTACGACCCGCACGTCCGACACCTCCATCAGCCCGTCCAGGTGCACCCGCGCCCGCGTCTGCGCCGGATCGACGACGAGTCCGTCGCGCCGGGCGAGGTCGAGGACGCGTTCCGCCAGCGGCAGCACCATGTGCCGTCCCCAGCAGCGTTCGTTGCTGTGCCCGAACGGGAGGTAGCCGGGGTGTGTGTCCGGGTCCAGCGAGGCCCAGCGGCTCGGCCGGAACTCGTCGGGTGCGTCCCACAGTTCGGGGTCGCGGTGGCTGAGCAGCGGCAGCAGCAGGACGTCGTCGCCCGGGCCGATCCGGGCGTCCACCTCGGCGAACTCCGGCGAACGCACGCGCAGGATGTTCCACGACGGCGGCAGCAGGCGCAGTGCCTCGTTGAGCACGTACTCGGCCGGCACGTCGTCGTCCAGCGGCGAGCTGAGCCACAAGGCGTTCGTGACCAGCGCGGCGACGGTGAAGCAGATCGGCCCGGCCACGCGCCGGTAGAGGTACATCGCGAAGCGGCGTTCCTCGAAGGTGTCCGCTTCCAGCACCATCCGCGCCAACGCGGACAGCGCGACCTCGGGCGCGGGCCGTCCCCAGAGCGCGGCGCCGGTGGCGACCGCGGCCCAGGTGATCTTCGGCGTCAGCTCCAGCCGACGGTCGACCAGGACCCGGAACCGGCGCTGTTCGCGGCCGAAGACCAGGTCACGCAGGTAGTTGTGCGGCGCGGCGGGCCAGGTTCCGGCGAGGTCGGCTTCGCCGAGCGGTTTCTTGAGCGCGGCCCGCACGTCCGCGCCGACCGACCGCATCAGCGCGGACGATTCCGGCCGCGTGACGACCCGGCCGCGCACGGGCTTGAACGTCGGCCGTTCCTCGGCGTTCGGCGGACGGCTGCGCAGCAACGCGTCCATCAACTCAGCTCCGGCAACGCCGACCGTGTCCGGTTCCAGCCGAAAGAAGGATTTCCCCCGATAACGGTCGAACAGTTCTTGAATCCGCGGCGCGAATACGACCTGCCGCACTTTGTTCCGTTCAGCGGGAATAGTCACCGAAGAAACTCCTCGCGAGCGGCAGCGCCGGCCGGTTCCGGGAATTCCGGAACCGGCCAGCACTGACCTGATGGACCGTCAGATCCAGCCGTACCAGGCGTAAGACTTCAGGCTCTTGCTCGGGAGGGCCTTGCGCACGAGACGAACAAGCTTCACGGAAATGCCTCCGTCTTCTCGGAAACTTCGACCGCACTCGCGGCCGATGCCGACAGTACGGCGAATTCCCGGGAATTCGCGGCAAGACAACCTGAACGGCCCACTCGGCCGGTTCTGTTCGGGAGCGCCGGGTCGTCGGTTCGGGAATTCCGGTCCGAATTCCTTGGCGAATCCGAGACGGCGTGGGTATCCTTCGCCGCCCGCGGACGAGTTAAAGCACCGACTGGGCGAACTCGATAAGCGCCCGGGCCGCGGGTCCGGCCGGGCCGTCCGACCGCCACGCCAACGCCAGCTGTCCGCGCAGCTCCGGCCGCAGCCGCAAGGTGTGCAGTTCCTCGGCGTAGTAGCGCGCCAGCGAAGACGGAACCAGCGCCACCCCGAGACCGCGCATCGCGAGCTTGGCCAGCACGTTCGGATCGCTCGCCTCGATCGTTACCCGCGAATGCAGCCCGGCCGCCGCGAATCCGCGATCCAGCACCCCGCGCATCCCGGTGCCCTTCGGCAGGCAGATCAACGAACGCTCGGCCAGCTCAGCCAAGGTGACCGAGGCGCGGTCGGCGAACTCGTCCCGCAGCGAGGCGACCGCGACAAGTTCCTCGTCGAGCACGATCTGCGTGGTCAGCCCTGCGGGCACGCCGTCGGCCAGGCCGATCACCGCGGCGTCCAGGCGTCCTTCGCGCAGTGCGTCGACCATCAGGTCGGAATTCGCTTCGCTGAGCGTGATTTCCACGCCGGGGTAGCGCTCGGCGAACTCGGCCAGGAACTCCGGCAGCTCCACCGGCCCGAGGGAAGTCACCATCC</text:p>
          </table:table-cell>
          <table:table-cell office:value-type="string" calcext:value-type="string">
            <text:p>, GTGAAGCTTGTTCGTCTCGTGCGCAAGGCCCTCCCGAGCAAGAGCCTGAAGTCTTACGCCTGGTACGGCTGGATCTGA, 42155, 42233(-)</text:p>
          </table:table-cell>
          <table:table-cell table:formula="of:=LEFT([.J217];FIND(&quot;),&quot;;[.J217])-1)" office:value-type="string" office:string-value="" calcext:value-type="error">
            <text:p>#WERT!</text:p>
          </table:table-cell>
          <table:table-cell table:formula="of:=MID([.J217]; FIND(&quot;),&quot;;[.J217]) + 1; FIND(&quot;),&quot;;[.J217];FIND(&quot;),&quot;;[.J217])+1) - FIND(&quot;),&quot;;[.J217]) - 1)" office:value-type="string" office:string-value="" calcext:value-type="error">
            <text:p>#WERT!</text:p>
          </table:table-cell>
          <table:table-cell table:formula="of:=RIGHT([.J217];LEN([.J217]) - FIND(&quot;),&quot;; [.J217]; FIND(&quot;),&quot;; [.J217]) + 1))" office:value-type="string" office:string-value="" calcext:value-type="error">
            <text:p>#WERT!</text:p>
          </table:table-cell>
          <table:table-cell office:value-type="string" calcext:value-type="string">
            <text:p>, AWYGWI*, 42155, 42233(-)</text:p>
          </table:table-cell>
        </table:table-row>
        <table:table-row table:style-name="ro1">
          <table:table-cell office:value-type="string" calcext:value-type="string">
            <text:p>WP_167489914.1</text:p>
          </table:table-cell>
          <table:table-cell office:value-type="float" office:value="1828203734" calcext:value-type="float">
            <text:p>1828203734</text:p>
          </table:table-cell>
          <table:table-cell office:value-type="string" calcext:value-type="string">
            <text:p>Nocardia terpenica</text:p>
          </table:table-cell>
          <table:table-cell office:value-type="string" calcext:value-type="string">
            <text:p>Nocardia terpenica strain AUSMDU00012715 chromosome, complete genome</text:p>
          </table:table-cell>
          <table:table-cell office:value-type="float" office:value="1828203734" calcext:value-type="float">
            <text:p>1828203734</text:p>
          </table:table-cell>
          <table:table-cell office:value-type="string" calcext:value-type="string">
            <text:p>7453287..7454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4535-14963', '15818-15195']</text:p>
          </table:table-cell>
          <table:table-cell office:value-type="string" calcext:value-type="string">
            <text:p>GCTCCGATCTCATGAGCTGGGGTGGACTCAAGTGCCTGGTCGCCTCGGTCTTCCTCGGCGTGAGCTACGTGTACATGGAGAAATTCCTGGCGCACCGGGACATCTCGCCCATGATGCTGTCGGCGGGCCAACTCGCGGCGGCGGGCCTGCTACTCACGCCCGCCCTGGCGGTCGAGGGGGCGCCCGCGCCGCATCCGCGCCTCGACGCCCTGCTCGCCCTCGCCGTCCTCGGGCTGCTCGGCACCGGGGTGGCGTACGTGCTGAACTATCGCGTGATCTCCGACGGCGGTTCCGTTGCGGCGTCGGTGGTGACCTATCTGCTCCCGGTGGTGTCCGTCGTTCTCGGCGCGACCGTGCTCGACGAGCCGCTTACTCCGATGACGCTGGCGGGCACGGCGCTGGTACTGCTCGGGGTCGCGCTGCCGTCGACGCGGAAGCGGGTGAATCGCAACGACCCGAGGACCCCGGCCGCACCGGCAGTGCGGTGAGAGTGGGGAAGCCGAAGTTGTTGTGCCACACCAGGTCCGATTCGGGGACGGCGAGGTGGAGGCGGGGGAAGCGGTGTAGCAGGGCGGTGAAGGCTACCTCGGCTTCCATGCGGGCCAGGGCGGCGCCGACGCAGAAGTGGGCGCCGTGGCCGAAGCCGAGGTGCTGGTCGGTGGGGCGGGTGATGTCGAGGCGGTCGGGGTCGGGGAAGTGGGCGGGGTCGTGGTTGGCGGCGGCGACGGCGATGTGCACGAATTCACCGGCGGGGATGTCGATTTCGCCGATGCGGACGGGCTCGGCGGTGTAGCGGACCGTGGACAGGTGGACCGGGCCGTCGAAGCGGAGGAACTCGTCCACCGCGGCGGGCATCGCCGCGGGATTCGCCCGCAGCTCCCGCATCAGGGATTCGTTGCGCAGCAGGGCGAGTGCGCCGGTGGTGAGCAGGTCGACGGTGGTGCCGTGCCCGGAGATCAGCAGCAGGACGGCCGTGTCCATCAGCTCCTGTTCGGTGAGCCGGTCGTCCGCGTCGCGGGCGTGCACCAGGCCGGACAGCAGGTCCGCGCCCGGGTGTGCACGCTTGGCCCGCACCAACTCTCGCAGGTACTCCCGCATCGTCTCCATGGCCGTGTCGCGCTCGGCCCCGACGATCCGGAACATCTCCCGCGCCCAGCGCCGGAACTCGGCCTGATCGACGCGCGGGACCCCCAGCAGGTCGCAGATCATGCCGACCGGCAGCGGCAGCACGAACGCCGCGAGCAGGTCCACCTCGTCGCGCTCGGCCATCCGATCCAGCAGCGCGGCAACGGCTTCCGCGATCTTCGGCCGCAGTGCCGCGACGGCCCGCGGGGTGAACGCCTTGTTCACCAGCGTGCGCAGCCGGGTGTGGTCGGGCGGGTCGCTGTTGACCATGTTGTGGCCGAGCCGGGTGAGCGGCGCGTTCGCGGGCGCGCCGGGGTAGGTGCGGCGGAAGAGTTCGGCAATGCCGTTGGCGCTCTTGCACAGTCGCGGATCGCGGAGCGCGGCGCGGGCCTCGGCGTAGCCGACGATCAGCCAGCTCACCACCCCCTCGGGCGCGTGCACCCGCAGCACCGGCCCGCGCGCCCGCCAGCGGTGATAGTGCGCGTGCGGGTCGGCGTAGAAGTCGTCGTCGAGCGTTTCGATCGCGCTCGCGGCCGCGATATTCATCCCGAAATGATAGGCCGCACCCATCAATTTTTCGTCCGGGTTCGATAATTAATAAATAATTTTCCGCGATACCATCCCGCCACCGAAGCGACTCACATACTCTTCAGATGCGCCCGAGATCCGGGCGCGAACTTCGAAACACACTCGAACCAGGAGGTGTAGTCATGGCGCTTGTTCGCATTGTCAAGCGGATGAAGCAGGGGAAGAGCCTGAAGCAGTACGCGTGGTACGGCTGGATCTGATTCGGTAACGCGTACCTTCCGCACTCGCGCCCGAATCGGCTCGCCGCATCGGGCGCGAGACCCATCCGCCGTTCAGGAATATCGTCATGTCTGCACACCCTATTGCCGGACATTCCCGGAGCGTCGTGTTCGCGCCGCGAATCGCCGAACTCTTCGACAAATACCGCGGGCAGGATCTGTTCCGGCTGGAGCCCGACACCATCGGGGTCGCGGGAGCGGACCTCATGGACGCGGTGCTCGCCGCCCGGCCCGCCCGCCCCGACGAGCGGCCCACCTTCAAACCCGTGCACCACCGCCTGATCAGCCGCGCCGACGCGTCCACGTTCATGCGGGCGGTCACCGCCGATGTGCGCGCCGCCCTGAAGACCCCGCTGGACACCGATATCGACCTCACCGGGAGCTGGCCGCAGCGGGCGCACGATTACGTTCGAGATCTCGTCTTCGGCCACGAGGATTTCCGATTCCGGGTGCTCGTCGACCGCCGCCTGGAGTTGACGCCGAAATTGACCTGGTCCGCGGTGACCTCGGGGGCGGCGCTGATCGGCAGAACCGGTTCGGCCCGGCCGCTGTCGAAACTGGCGGAACAGGTATTCCGGGCCGATAATTTCCGGGACCGCCGGTACGCGATGTATCTGTACCGCCGGGTGGCCGCGCCGGTCTGTTTCACCGTGGCCGCGCTGGTTACCAGTGCCGTCTGGCTGGCGTCGCCGTTGCGGCCGGAAACATCCAATCGCACTATTCTGCTCGAAACCCTCAGATTGCTGCCGCCGTCCTGGAATCTGCTGCGACTCGGAGGACCCGAATACGCGGCCGTCGACGACCGAATCGGCGTGGGCGACGATATTCTGCTGCTCCCCCTGCTCAGCCAGCGCGACCCGCGCCTGTGGGAGGCGCCCGACGAATTCCGCCCCGAGCGGTGGGACGAACTCGACCCCGACACCCATCCCGGCTATCTGCCGTTCGGTCACGCGTCCGAGCGCTGCTGGGGGCGGCACATGGTGATGCCGCTGGCCGAACGGATTCTCGACATCGCCCGCCGCGACGGGCTCACCGTCGACCCGGACCAGGTGGTGGGCAGGGTCGAACTCGACGGGCTGCTGGAGATCGCCGACCTGCGCGTGCGCGCGAAACCCGTTGCTACCTGACCAATCCCGTGCGATGCGCGTACGCGATAGCCTGACCGCGGTCGCGCACGTCGAGCTTGGCGAACAGCGAATTGATGTGACTCTTGACCGTGCTCACGCCGATGAACAACTCCTTGGCGATCTCGGAGTTGTTGCGGCCCTGGGCCATCAGGCGCAGCACGTCCAGTTCCCGATCGGTGAGATCGGCGGTGGGCGGCGGCGCGGGCGCGCCGAGCGCGGAGACCAGCCGGGCGCCGACATCGGCGGCGAGGGTGGTGTGCCCGCTGGCGACCGAGCGGACGGCGGCGGCGATCTCGGCGCGCCCGGCGTCCTTGGTGAGATAGCCGCGGGCTCCGGCGCGCAGCGCCCCCGCGATGGAGGCGTCGTCGGCGTAGGTGGTCAGCACCAGCACCGAGGTCCCCGGATGCGAGGCGGTGATCGCGGCGGTGGCGGCGACGCCGTCGATGCCGGGCATGCGCAGATCCATCAGCACGACACGCGGGGCCAAGCGGCGCACCAGTTCGACGGCCTCCGCGCCGTCGCGGGCCTCCCCCACCACCCGCACGTCGGGCAGCAGCGACAGCACCGTGGTGAGGCCGTCGCGCACCGTGGTCTGGTCGTCGGCCACCACCACCGTGATCACGGCGTCGCCGCGCGAAACCGCGGCACCCGGATCCGCACCGTCCATCGCCCGTCCTCCTTCCGCGCCTCCACTGTGCCACCCGAGGCGGCCAGCCGCTCACCCATCCCGAGCAGCCCCGCGCCCGAACCCGAGGCGGTGAGCGAACCCCGCTGGGCGGCAAGCGGATTCGTGATGTCCACGGCGAGCCGGTCGCCCTCGGCCCGCAGCGACAGCGAGACCGGTTGACCCGGAGCGTGTTTGCGCGCATTGGTCAGCGACTCCTGCACCGCGCGGGTGATCGCGACCGCCGTCTGCGCGTCGATGCCGCGCAGTTCGGTATCGGTGCGCACCTCGACCTGCCCGCCGGCGCCGCGATGTTCGTCGGCCAGGCGCAGCAGCTCCGCGGCCAGGTCGATGCCCTCCGAGCGCAGCGCGCCCACCACGCGGCGCGCGTCCTCGAGGCCGGAGACCGCCAGCCGGTGCGAGGCGCGGACGCGGTCGACGGCACGATCGACCTCGCCCGCCTCCAGCAGGGCGTCGGCGGCGTCGAGCTGAATGACCAGCCCGCCGAGGGTGTGGGCGAGCACGTCGTGGATATCGCGCGCGATGCGGCCGCGTTCGGCCAGCGCTGCGGCCCGGTCGCGTTCCGCGCGGATCACCCGATTCTGTTGCAGCAGTAGTCGATTCTGCTCGGCGGAGATGCGGGCCTGGCGGCGGCTCCAGCCCATAAGCCCGATCACCCCGGTGCCGACGAGCAGGTTGAGCAGCATCCGGGGCGGCTCCTGGGCGACCATGAGCGAGGCGCACGAGCTCAGCAGGGCCGCCGCCGCAATGGCCAGGCCGACGACCGGCGAATCGTCGGCCAGGGAAACGGCGACGAACACGGCCGCCAGTGCGGTGATCGCCGAGGATGCCGAATACGCGGTGGTGAGGCCGCCGCAGATCGCCATGAGCGACAAGGACACTCGTACCGGCCAGCGCGGACGCACCGGGGCCACGATGAACAGCGCCCACCCCACCCAGGACACCGCGATCAGCGCGAGTTCCCACCGCTGCCGCGGCAGACCCGTGCTGATCGCCGTGCTCACGACGGAGACGAGACCGACCAGGCGCAGCAGCCTGCTCAGTCTCGTCGGCGGTGTGATCGTGACGGCCATCCGGTTCAGTGTGCCGCAACCAGCCGGAACCGTTCGGAACGCCGGAGCAGCACCGCGCTGCGGCCCACCCGGTTGAGCGCCAGCATCAGCAGGATGACGCCGACCGCGGTGACGATGGTCGCCCCCACCGAGTGCGCCCACACCTCGACCCCGATGCGCACCGCGACCAGCACCAGCCACAGCAGCGATCCGACCCATCCGGTCCGCGCCAGGATCTGCCCGTCGACCGCGCGCAGCTGCGA</text:p>
          </table:table-cell>
          <table:table-cell office:value-type="string" calcext:value-type="string">
            <text:p>, ATGGCGCTTGTTCGCATTGTCAAGCGGATGAAGCAGGGGAAGAGCCTGAAGCAGTACGCGTGGTACGGCTGGATCTGA, 7453122, 7453200(+)</text:p>
          </table:table-cell>
          <table:table-cell table:formula="of:=LEFT([.J218];FIND(&quot;),&quot;;[.J218])-1)" office:value-type="string" office:string-value="" calcext:value-type="error">
            <text:p>#WERT!</text:p>
          </table:table-cell>
          <table:table-cell table:formula="of:=MID([.J218]; FIND(&quot;),&quot;;[.J218]) + 1; FIND(&quot;),&quot;;[.J218];FIND(&quot;),&quot;;[.J218])+1) - FIND(&quot;),&quot;;[.J218]) - 1)" office:value-type="string" office:string-value="" calcext:value-type="error">
            <text:p>#WERT!</text:p>
          </table:table-cell>
          <table:table-cell table:formula="of:=RIGHT([.J218];LEN([.J218]) - FIND(&quot;),&quot;; [.J218]; FIND(&quot;),&quot;; [.J218]) + 1))" office:value-type="string" office:string-value="" calcext:value-type="error">
            <text:p>#WERT!</text:p>
          </table:table-cell>
          <table:table-cell office:value-type="string" calcext:value-type="string">
            <text:p>, AWYGWI*, 7453122, 7453200(+)</text:p>
          </table:table-cell>
        </table:table-row>
        <table:table-row table:style-name="ro1">
          <table:table-cell office:value-type="string" calcext:value-type="string">
            <text:p>WP_160967641.1</text:p>
          </table:table-cell>
          <table:table-cell office:value-type="float" office:value="1826324698" calcext:value-type="float">
            <text:p>1826324698</text:p>
          </table:table-cell>
          <table:table-cell office:value-type="string" calcext:value-type="string">
            <text:p>Xanthomonas sp. F4</text:p>
          </table:table-cell>
          <table:table-cell office:value-type="string" calcext:value-type="string">
            <text:p>Xanthomonas sp. F4 Ga0372548_07, whole genome shotgun sequence</text:p>
          </table:table-cell>
          <table:table-cell office:value-type="float" office:value="1826324698" calcext:value-type="float">
            <text:p>1826324698</text:p>
          </table:table-cell>
          <table:table-cell office:value-type="string" calcext:value-type="string">
            <text:p>63361..62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853-15241']</text:p>
          </table:table-cell>
          <table:table-cell office:value-type="string" calcext:value-type="string">
            <text:p>CGCGAGCGCGTCGAAGCGTCGATCCAGGCGCTGGGCTACCGCCCCAACCTCGCCGGCCGTTCGCTGCGCACCGCAGGACTGGCACGCATCGGCGTGCTGTACAGCAATCCCAGCGCGGCCTACCTCAACCAGTTCATGCTCGGCGTGCTCGAGCAAAGCAGCCTGGAAGGCTGCCAGGTGCTGGTGGAAAAGAGCGACGACAGCGACAGCCAGCGCGCCGCCACCGAACGCCTGCTCGATGCCGGTGCCGATGGCCTGATCCTGCCGCCACCGCTGTGCGATGCGCGGCAGACCATCGCCGAACTGGACGCGCGCGGCATCCCGCTGGTGGCGGTGGCCACCGGCGCACCGATGCCCGGGGTCAGCTCGGTGCGCATCGACGACTACCAGGCCGCGTGCGCGCTCACCCAGCACCTGCTCGACCTGGGCCACCGCGACATCGGCTTCGTCAGCGGCGATCCCGGCCACACGCCCAGCGCGCTGCGCAGCCGCGCGTTCTTCGACACCATGGCCCGGGCCGGGCTGACGGTGGCACCCGAGCGCGTGGCCGAAGGCATGTTCACCTACCGCTCCGGCCTGCTCGCGGCCACCGCGCTGCTGCAGGTCACCCCGCGCCCCAGCGCGATCCTGTGCAGCAACGACGACATGGCGGCGGCGGCGCTGGCGATCGCGCACGGGCTGCGCCTGCGCGTACCCGAGGATCTGTCGATCGCCGGGTTCGACGACACGCCGGTGGCGACCACGATCTGGCCGGAGCTGACCACCATCCACCAGCCGGTCGCGGCGATGGGCGGGGCGGCGGTGGCGCTGCTGCTCGGCGAGATCCGCCAGCGCCGCGACGGCCTGGCCAGCCGCGGCACCCACCAGATACTCGACTACACCCTGGTCACGCGCGGCTCCACGGCGCCGCCCGCACCGCGCTGATCGTCGTCACGGCGCGACAGGCAATGCCTCACGCGCGCGCGCCGGACCACGTCGACCTGGGCCACGCCGAGCAGGCCGGTCAACGGCACCGCGGCGCGCCGCTGCTGCGGGTCCGCGACCAGGTCCTGACCGCGTAGCAGATCCAGCAGCCGCTCCGCCAGCGGCATGACCATGTGTCGTCCCCAGCAGCGCTCGGCCGCGTGCCCGAACGGCAGATAGCCCGGCAGCGCATCCGGATCCAGGCCATCCCAGCGTTCGGGGCGGAACGCGTCCGGCTCCTCCCACAATGCCGGATCGCGATGACTGAGCAAGGGCAGCACCAGCACGTCGTCGGCAGCGCCGATGCGCGGGTCCAGCGCGCCGTATTCCGGCGAGGCATTGCGCAGGATGTTCCAGGACGGCGGCAGCAGGCGCAGGGTTTCGTAGAGGATGTTGCGGTTGGACGCGTTGGCGTCGAACGGCGACCCCAGCCACAGCGCGTTGGCGACCAGGGTGGAAATGGTGAAGCACACCGGCGCGGCGGTGCGCCGGTACAGGCCCATGGCGTCGCGGCGCTCGCGGTAACTGCCGGCCGCGGACAACAGGGTCGCCAGGGTCGAAGCATCGTCGCCTGGGGCCAGCGGTGCGAGCGCGCCGGCGGCGATCACCGCCCAGGTCAGCCGCGGGGTCAGTTCCAGCGTGCGGTCCATCAGCAGGCGCAGCCGCCATGGATCGCCGCCGAGCAGCAGATCGCGCAGATAGACGTGGCCGACGTGCGGCCACGGGCCGGACAGGTCGAGCGTCGCGGGCACCGGACGCTTCAGCGCCTCGCGCACGTCGCGGCCGATCGCTTGCATCAACTTTGCCGCTTCGCTGCGCGCGATCGAACGGCCGTGCAGCGGCTTGAAGGTCGGCCGTTCGTGTTCGGTGGCCGGCCGCGCCGCGAGCAGGCGGTCGCTCAGCGCGGCGCCGGCGACGCCGATGGTGTCCGCGTCCAGGCGGAACGCGTCCTGCCCCAGATGCGTGCGCAGCAATGCCTGCAGACGCGGCGCGAACACGGTGGCGCGCGCATCGCGGTCGACCATGATGGCGGACATCCCGACTCTCCCGAAGCATCGGCGCCCGGCGAAGCGCATCCGCCGGACACCGGCCGCACGGCTCGCCGTGCGGCAAGACACGCAGCGCTCAGTACCAGATGTACCAGGCGTACGACTTCAGCGGCTTCTTCGACGACAGCAGGTGCTTGATGGAGAACAGCAGTTTCATGAGCGACATCTCCGCAGGAGTGACGATGACCCTTTCGGGGGAACTGCACGGTCGTGCTGATGCGCATCGCACGAGGCGCGGCCTCATGGATGCGCCTGCGCGACGCTACGCCGCCGACGCGCGCCCCGCAAACCCGAAACCGGCCGCCGCGCACACTATCGCGTAGCCAAATGCAGCGAGCGCTCAGGGCGTGACGCCGTGCTCAGCGCGTCACGTGGTCGTGCGGATGCCGGCTGCGCCAGGTCCCCAGCAACACCGCCGTGGCGGCGGCGACGTTGAGGCTTTCCACCGCGCCACTGCCCGGGATCGACAGACGCAGGTCGCAGGCCTGCGCGAAGTCGCGGTCCATGCCGTCGCTCTCGGCGCCCATCACGTAGACCAGGCGTTGCGGCAAGGCGGTGGCGAACAGATCGTCGCCGCCGTCTACCAGCGTCGCCGCGAGGGCGAAGCCCGCGTCACGCAATTGCGTCTGCGCCTGCGCCGTGGGGGGCAGCCGTACCAGCGGCACCGCCTCGGCGCCGCCCTCGGCCACGCGCGCGGCGGCACCGGACAGCGCCAGTGCGGCCTGCTCCGGCAACAGGATCGCGCCCACGCCGAAATGCGCCGCCGAGCGCAGGATCGCGCCGAAGTTGTGCGGATTGCCGACGCCATCCAGCCACAGCGCCATCGCCGGTCCCGGCGCCAATGTCTGGAGCCAGTCGGCCAAG</text:p>
          </table:table-cell>
          <table:table-cell office:value-type="string" calcext:value-type="string">
            <text:p>, ATGAAACTGCTGTTCTCCATCAAGCACCTGCTGTCGTCGAAGAAGCCGCTGAAGTCGTACGCCTGGTACATCTGGTACTGA, 63449, 63530(-)</text:p>
          </table:table-cell>
          <table:table-cell table:formula="of:=LEFT([.J219];FIND(&quot;),&quot;;[.J219])-1)" office:value-type="string" office:string-value="" calcext:value-type="error">
            <text:p>#WERT!</text:p>
          </table:table-cell>
          <table:table-cell table:formula="of:=MID([.J219]; FIND(&quot;),&quot;;[.J219]) + 1; FIND(&quot;),&quot;;[.J219];FIND(&quot;),&quot;;[.J219])+1) - FIND(&quot;),&quot;;[.J219]) - 1)" office:value-type="string" office:string-value="" calcext:value-type="error">
            <text:p>#WERT!</text:p>
          </table:table-cell>
          <table:table-cell table:formula="of:=RIGHT([.J219];LEN([.J219]) - FIND(&quot;),&quot;; [.J219]; FIND(&quot;),&quot;; [.J219]) + 1))" office:value-type="string" office:string-value="" calcext:value-type="error">
            <text:p>#WERT!</text:p>
          </table:table-cell>
          <table:table-cell office:value-type="string" calcext:value-type="string">
            <text:p>, AWYIWY*, 63449, 63530(-)</text:p>
          </table:table-cell>
        </table:table-row>
        <table:table-row table:style-name="ro1">
          <table:table-cell office:value-type="string" calcext:value-type="string">
            <text:p>WP_160967641.1</text:p>
          </table:table-cell>
          <table:table-cell office:value-type="float" office:value="1801321227" calcext:value-type="float">
            <text:p>1801321227</text:p>
          </table:table-cell>
          <table:table-cell office:value-type="string" calcext:value-type="string">
            <text:p>Xanthomonas sp. LMG 9002</text:p>
          </table:table-cell>
          <table:table-cell office:value-type="string" calcext:value-type="string">
            <text:p>Xanthomonas sp. LMG 9002 NODE_16_length_106073_cov_17.0906_ID_3316, whole genome shotgun sequence</text:p>
          </table:table-cell>
          <table:table-cell office:value-type="float" office:value="1801321227" calcext:value-type="float">
            <text:p>1801321227</text:p>
          </table:table-cell>
          <table:table-cell office:value-type="string" calcext:value-type="string">
            <text:p>42639..43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929-12414']</text:p>
          </table:table-cell>
          <table:table-cell office:value-type="string" calcext:value-type="string">
            <text:p>GGCCTGGGCTTGTTCGCGCACGCCATCGGCATGCTGCAGGCGGCCGTCGGCGAGCACGCGCTCGCTGCGCTGGACCTGGCGCACGCAGGCCGGTGCGAAGTAACCGAAGGGCGTCTGCACGTAGTCGTCGGGTACGTCGGCGGGCTTGTGCGTGGCGGGCAGGGCGCCGACCCGCGCAAGCCGGGCGTCGGGCGCGGCGGTCTGTGCCAGTGCGCTGGCGCTCAGGCCGAGCAGGGGCAGCAACAGCAGCAGTGCGCCACCCAGGCGGCGCGCGGACGAGGAAAACGGACGGATGTCGGAGTGCATGGGAGTCGCCTTGTCGTGAGAATGCGGAGTGCGTTCTCGGGAGGCCGCGGAGCTGCGCGCGCATGGCAGGCGCAGGTGATCGCAGGCATCCCGTCTGCGAAGCGAGTGGCGCGGGAATCTGTGGTCGAGGAGGCCTGCGTGGTCGCGGAAGGAGCCGCGACCATGGACCCGATACGCGTGCCGCGCTTGTCGGATTTGCGCATGTGTCGCCGCGAATCCTGCATGATGCCGGGCGAGGGCGAACTGCTTCACGGTGCCTGCCGGAATACGGGTAGCGCTTTGCGTGGCGTAGCGTAGACAAGTGCCGGCACCGCGATTGGCACGTCGGGGCAGCCGACGGCGCGCGGATGAGCGAAAATCCCCACAGCGCGCCGTCGTGGCGAGCGCCCCCGCGTTTTCCAGGAGATTCCCATGCGTCATGCCCTTCGTTCCCGCTGCGCCGCCCCGGCCTGGCGCGCTTGCGCCGCGGGCGTGCGCCGATGACCTCGCCCTGGGGCAACCGCCCGCGCGGGGGGCATCCCCCCTCTCCCCCCGGGAGAGGGGCCGGGGGTGAGGGTACGGCAGCCGCAGCGCCCCGTAACGAACTGCGCCTCTACGGCCTCAACGCCGTGCGTGCGGTGTACGCGCGGCGGCCGGAAGCGATCCGCAAGCTGTACCTGAGCGAGGCACGGATCCCGGCGCTGCAGCCGCTGTTGAAGTGGTGCGTGGCCAACCGCGTCGGCTACCGCGTGGTGGACGAGGCCGATCTGCACAAGCTCGCCGCCAGCAGCCACCACGAAGGCGTGGTCGCCGACGTGCTGCGTGTCGCGCCGCTGGCCTTGGCCGACTGGCTCCAGACATTGGCGCCGGGACCGGCGATGGCGCTGTGGCTGGATGGCGTCGGCAATCCGCACAACTTCGGCGCGATCCTGCGCTCGGCGGCGCATTTCGGCGTGGGCGCGATCCTGTTGCCGGAGCAGGCCGCACTGGCGCTGTCCGGTGCCGCCGCGCGCGTGGCCGAGGGCGGCGCCGAGGCGGTGCCGCTGGTACGGCTGCCCCCCACGGCGCAGGCGCAGACGCAATTGCGTGACGCGGGCTTCGCCCTCGCGGCGACGCTGGTAGACGGCGGCGACGATCTGTTCGCCACCGCCTTGCCGCAACGCCTGGTCTACGTGATGGGCGCCGAGAGCGACGGCATGGACCGCGACTTCGCGCAGGCCTGCGACCTGCGTCTGTCGATCCCGGGCAGTGGCGCGGTGGAAAGCCTCAACGTCGCCGCCGCCACGGCGGTGTTGCTGGGGACCTGGCGCAGCCGGCATCCGCACGACCACGTGACGCGCTGAGCACGGCGTCACGCCCTGAGCGCTCGCTGCATTTGGCTACGCGATAGTGTGCGCGGCGGCCGGTTTCGGGTTTGCGGGGCGCGCGTCGGCGGCGTAGCGTCGCGCAGGCGCATCCATGAGGCCGCGCCTCGTGCGATGCGCATCAGCACGACCGTGCAGTTCCCCCGAAAGGGTCATCGTCACTCCTGCGGAGATGTCGCTCATGAAACTGCTGTTCTCCATCAAGCACCTGCTGTCGTCGAAGAAGCCGCTGAAGTCGTACGCCTGGTACATCTGGTACTGAGCGCTGCGTGTCTTGCCGCACGGCGAGCCGTGCGGCCGGTGTCCGGCGGATGCGCTTCGCCGGGCGCCGATGCTTCGGGAGAGTCGGGATGTCCGCCATCATGGTCGACCGCGATGCGCGCGCCACCGTGTTCGCGCCGCGTCTGCAGGCATTGCTGCGCACGCATCTGGGGCAGGACGCGTTCCGCCTGGACGCGGACACCATCGGCGTCGCCGGCGCCGCGCTGAGCGACCGCCTGCTCGCGGCGCGGCCGGCCACCGAACACGAACGGCCGACCTTCAAGCCGCTGCACGGCCGTTCGATCGCGCGCAGCGAAGCGGCAAAGTTGATGCAAGCGATCGGCCGCGACGTGCGCGAGGCGCTGAAGCGTCCGGTGCCCGCGACGCTCGACCTGTCCGGCCCGTGGCCGCACGTCGGCCACGTCTATCTGCGCGATCTGCTGCTCGGCGGCGATCCATGGCGGCTGCGCCTGCTGATGGACCGCACGCTGGAACTGACCCCGCGGCTGACCTGGGCGGTGATCGCCGCCGGCGCGCTCGCACCGCTGGCCCCAGGCGACGATGCTTCGACCCTGGCGACCCTGTTGTCCGCGGCCGGCAGTTACCGCGAGCGCCGCGACGCCATGGGCCTGTACCGGCGCACCGCCGCGCCGGTGTGCTTCACCATTTCCACCCTGGTCGCCAACGCGCTGTGGCTGGGGTCGCCGTTCGACGCCAACGCGTCCAACCGCAACATCCTCTACGAAACCCTGCGCCTGCTGCCGCCGTCCTGGAACATCCTGCGCAATGCCTCGCCGGAATACGGCGCGCTGGACCCGCGCATCGGCGCTGCCGACGACGTGCTGGTGCTGCCCTTGCTCAGTCATCGCGATCCGGCATTGTGGGAGGAGCCGGACGCGTTCCGCCCCGAACGCTGGGATGGCCTGGATCCGGATGCGCTGCCGGGCTATCTGCCGTTCGGGCACGCGGCCGAGCGCTGCTGGGGACGACACATGGTCATGCCGCTGGCGGAGCGGCTGCTGGATCTGCTACGCGGTCAGGACCTGGTCGCGGACCCGCAGCAGCGGCGCGCCGCGGTGCCGTTGACCGGCCTGCTCGGCGTGGCCCAGGTCGACGTGGTCCGGCGCGCGCGCGTGAGGCATTGCCTGTCGCGCCGTGACGACGATCAGCGCGGTGCGGGCGGCGCCGTGGAGCCGCGCGTGACCAGGGTGTAGTCGAGTATCTGGTGGGTGCCGCGGCTGGCCAGGCCGTCGCGGCGCTGGCGGATCTCGCCGAGCAGCAGCGCCACCGCCGCCCCGCCCATCGCCGCGACCGGCTGGTGGATGGTGGTCAGCTCCGGCCAGATCGTGGTCGCCACCGGCGTGTCGTCGAACCCGGCGATCGACAGATCCTCGGGTACGCGCAGGCGCAGCCCGTGCGCGATCGCCAGCGCCGCCGCCGCCATGTCGTCGTTGCTGCACAGGATCGCGCTGGGGCGCGGGGTGACCTGCAGCAGCGCGGTGGCCGCGAGCAGGCCGGAGCGGTAGGTGAACATGCCTTCGGCCACGCGCTCGGGTGCCACCGTCAGCCCGGCCCGGGCCATGGTGTCGAAGAACGCGCGGCTGCGCAGCGCGCTGGGCGTGTGGCCGGGATCGCCGCTGACGAAGCCGATGTCGCGGTGGCCCAGGTCGAGCAGGTGCTGGGTGAGCGCGCACGCGGCCTGGTAGTCGTCGATGCGCACCGAGCTGACCCCGGGCATCGGTGCGCCGGTGGCCACCGCCACCAGCGGGATGCCGCGCGCGTCCAGTTCGGCGATGGTCTGCCGCGCATCGCACAGCGGTGGCGGCAGGATCAGGCCATCGGCACCGGCATCGAGCAGGCGTTCGGTGGCGGCGCGCTGGCTGTCGCTGTCGTCGCTCTTTTCCACCAGCACCTGGCAGCCTTCCAGGCTGCTTTGCTCGAGCACGCCGAGCATGAACTGGTTGAGGTAGGCCGCGCTGGGATTGCTGTACAGCACGCCGATGCGTGCCAGTCCTGCGGTGCGCAGCGAACGGCCGGCGAGGTTGGGGCGGTAGCCCAGCGCCTGGATCGACGCTTCGACGCGCTCGCGCATGGTCGCGCTCACGCGCGGGTGGCGGTTGATCACGCGCGAAGCAGTCATCGGCGACACGCCCGCATGGCGGGCCACATCCAGCAACGTCACCGCTGAGCCCGCGCGACGTTGCCGTATGCCCATCAAAGGTCCTGGCGCTGCTGCGAAGGGAACGCCCTCGCGCGCATCCTGCGCAGGGCCAACGCACTTTACTCCCTGGGCGGTTCCACTGTCTTGGCCTGGCTGCCGAAACCACCGTCGGCCTGCGCCGCCAGATACGCGAACACCGCGTATGCAGCGACGTTCTGCGCCAGCGCCTTCGGGTCGATCTTGTCCAGGGTGTCGTCGGCGGTGTGATGCAAATCGAAGTAATCGCTGCCGTCCTGCGCCAGCCAGGCCCAGGCGCCGCCCTTGGCCGCGAGCGGACCGACATCCGGGCCCGGGCCGCCGGCCTCCGGCGCATAGGCGATGCCGAGCGGCGCCAACGCCTCGGCGATCTGCCGGGTCGCTTCACGCGAGCCGGCGGCGTCGCCCGAGCCGGTATTGAAGGCGTAGATGCGACCGGCGCCGAAGTCGCTCTCGGCGGCGATCTGGTGCCGCGCCACGTCCTGCGCATGCGCCTGCGCGTAGGCCTTGCCGCCATACAGGCCCTGCTCCTCGTTGGCGAAGGCGACCACGCGGATGCTGCGCTTGGGCGCCTGCTTGAGCTGGCCGATCAGATGCCCGGCGGCCATGCTGATGGCCACGCCGGCACCATCGTCGATCGCGCCGGTGCCCAGGTCCCACGAATCCAGGTGCCCGCCGATCAGCACGACCTCGTCGGGCAGCGTGCGCCCGGTGATCTGCCCGATCACGTTGTAGGAGGTGGCGGTGCCATCCCAGCCGCAGTCCAGCGCCAGGCGCAGGCGCACCGGGCCGCGCGCGAGCAGGCGCGCAAGCTGGTTGGCGTCGGGCACAGAGAGCGCTGCCGCCGGCACCGGCGTCAGCCCCTCGTCGAAGCGGGTGATGCCGGTATGCGGCACGCGGTGCGAATCGGTGCCGGCCGAGCGCATCACGAAGCCGATGGCGCCCTTGCGGATGGCTTCCGACGGCCCCTTGCTGCGCACCGCGCCGCCGTTGCCGTAGTCCTTGCCGTCGCGGGTG</text:p>
          </table:table-cell>
          <table:table-cell office:value-type="string" calcext:value-type="string">
            <text:p>, ATGAAACTGCTGTTCTCCATCAAGCACCTGCTGTCGTCGAAGAAGCCGCTGAAGTCGTACGCCTGGTACATCTGGTACTGA, 42469, 42550(+), ATGTCGCTCATGAAACTGCTGTTCTCCATCAAGCACCTGCTGTCGTCGAAGAAGCCGCTGAAGTCGTACGCCTGGTACATCTGGTACTGA, 42460, 42550(+)</text:p>
          </table:table-cell>
          <table:table-cell table:formula="of:=LEFT([.J220];FIND(&quot;),&quot;;[.J220])-1)" office:value-type="string" office:string-value=", ATGAAACTGCTGTTCTCCATCAAGCACCTGCTGTCGTCGAAGAAGCCGCTGAAGTCGTACGCCTGGTACATCTGGTACTGA, 42469, 42550(+" calcext:value-type="string">
            <text:p>, ATGAAACTGCTGTTCTCCATCAAGCACCTGCTGTCGTCGAAGAAGCCGCTGAAGTCGTACGCCTGGTACATCTGGTACTGA, 42469, 42550(+</text:p>
          </table:table-cell>
          <table:table-cell table:formula="of:=MID([.J220]; FIND(&quot;),&quot;;[.J220]) + 1; FIND(&quot;),&quot;;[.J220];FIND(&quot;),&quot;;[.J220])+1) - FIND(&quot;),&quot;;[.J220]) - 1)" office:value-type="string" office:string-value="" calcext:value-type="error">
            <text:p>#WERT!</text:p>
          </table:table-cell>
          <table:table-cell table:formula="of:=RIGHT([.J220];LEN([.J220]) - FIND(&quot;),&quot;; [.J220]; FIND(&quot;),&quot;; [.J220]) + 1))" office:value-type="string" office:string-value="" calcext:value-type="error">
            <text:p>#WERT!</text:p>
          </table:table-cell>
          <table:table-cell office:value-type="string" calcext:value-type="string">
            <text:p>, AWYIWY*, 42469, 42550(+), AWYIWY*, 42460, 42550(+)</text:p>
          </table:table-cell>
        </table:table-row>
        <table:table-row table:style-name="ro1">
          <table:table-cell office:value-type="string" calcext:value-type="string">
            <text:p>WP_166639817.1</text:p>
          </table:table-cell>
          <table:table-cell office:value-type="float" office:value="1815865466" calcext:value-type="float">
            <text:p>1815865466</text:p>
          </table:table-cell>
          <table:table-cell office:value-type="string" calcext:value-type="string">
            <text:p>Amycolatopsis sp. SID8362</text:p>
          </table:table-cell>
          <table:table-cell office:value-type="string" calcext:value-type="string">
            <text:p>Amycolatopsis sp. SID8362 contig-10000005, whole genome shotgun sequence</text:p>
          </table:table-cell>
          <table:table-cell office:value-type="float" office:value="1815865466" calcext:value-type="float">
            <text:p>1815865466</text:p>
          </table:table-cell>
          <table:table-cell office:value-type="string" calcext:value-type="string">
            <text:p>1564.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21];FIND(&quot;),&quot;;[.J221])-1)" office:value-type="string" office:string-value="" calcext:value-type="error">
            <text:p>#WERT!</text:p>
          </table:table-cell>
          <table:table-cell table:formula="of:=MID([.J221]; FIND(&quot;),&quot;;[.J221]) + 1; FIND(&quot;),&quot;;[.J221];FIND(&quot;),&quot;;[.J221])+1) - FIND(&quot;),&quot;;[.J221]) - 1)" office:value-type="string" office:string-value="" calcext:value-type="error">
            <text:p>#WERT!</text:p>
          </table:table-cell>
          <table:table-cell table:formula="of:=RIGHT([.J221];LEN([.J221]) - FIND(&quot;),&quot;; [.J221]; FIND(&quot;),&quot;; [.J22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6639817.1</text:p>
          </table:table-cell>
          <table:table-cell office:value-type="float" office:value="1801033871" calcext:value-type="float">
            <text:p>1801033871</text:p>
          </table:table-cell>
          <table:table-cell office:value-type="string" calcext:value-type="string">
            <text:p>Amycolatopsis sp. SID8362</text:p>
          </table:table-cell>
          <table:table-cell office:value-type="string" calcext:value-type="string">
            <text:p>Amycolatopsis sp. SID8362 SID8362.c258, whole genome shotgun sequence</text:p>
          </table:table-cell>
          <table:table-cell office:value-type="float" office:value="1801033871" calcext:value-type="float">
            <text:p>1801033871</text:p>
          </table:table-cell>
          <table:table-cell office:value-type="string" calcext:value-type="string">
            <text:p>1564.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22];FIND(&quot;),&quot;;[.J222])-1)" office:value-type="string" office:string-value="" calcext:value-type="error">
            <text:p>#WERT!</text:p>
          </table:table-cell>
          <table:table-cell table:formula="of:=MID([.J222]; FIND(&quot;),&quot;;[.J222]) + 1; FIND(&quot;),&quot;;[.J222];FIND(&quot;),&quot;;[.J222])+1) - FIND(&quot;),&quot;;[.J222]) - 1)" office:value-type="string" office:string-value="" calcext:value-type="error">
            <text:p>#WERT!</text:p>
          </table:table-cell>
          <table:table-cell table:formula="of:=RIGHT([.J222];LEN([.J222]) - FIND(&quot;),&quot;; [.J222]; FIND(&quot;),&quot;; [.J22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4583556.1</text:p>
          </table:table-cell>
          <table:table-cell office:value-type="float" office:value="1818281046" calcext:value-type="float">
            <text:p>1818281046</text:p>
          </table:table-cell>
          <table:table-cell office:value-type="string" calcext:value-type="string">
            <text:p>Streptomyces sp. SID10815</text:p>
          </table:table-cell>
          <table:table-cell office:value-type="string" calcext:value-type="string">
            <text:p>Streptomyces sp. SID10815 contig-23000006, whole genome shotgun sequence</text:p>
          </table:table-cell>
          <table:table-cell office:value-type="float" office:value="1818281046" calcext:value-type="float">
            <text:p>1818281046</text:p>
          </table:table-cell>
          <table:table-cell office:value-type="string" calcext:value-type="string">
            <text:p>3076..2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0-1189']</text:p>
          </table:table-cell>
          <table:table-cell office:value-type="string" calcext:value-type="string">
            <text:p>GCCTGGCCGAGCTGGCGAAGAACGCGGTGCGCGCCTCCTTCCTCGACGAGGCCGGCAAGAGGCGGATCGCCGACGAGATCGACGCCTACACCGCGCGGTGGCTCGCCTCCTGAACCGGGAGCGCGGGGGCCGTCCGGACGGGGTCCGGGCGGGGTCCGGACGGACAGGAGGCGCCGGCCCGGGGTCCGGGCGGGCGGGGTCCGGGCGGGCAGGAGACGCCGACGGGACACAATGGGGCCATGCAGACCGTGACCGCCGTGGCGCACCGCGGCGACCCCTACCGCGTCCGTGAGAACACGATCGCCTCGCTCCGCTCCGCGCTCGACCGGGGCGCGGACGCGGTGGAGATCGACGTACGGCTGACCCGGGACGGCGTCCCGGTGCTGCTGCACGACGACTCGCTGAAGCGGCTGTGGGGGCACGAGCGGCCGCTGCGCTCGCTGTCCGCCGAGGAGGTGCGCGGCCTGACGGACGGCCGGGTGCCGACGCTCGCGGACGCGCTCGCCGCGACGGCGGGCAGCCGGGTGATGGTCGATCTGCCCGGGGTGCGCGAGGTGCGGACGGTGCGGCGGATCATGGACGTGATCCGTGACTGCGGGGCGGCGGACCGGGTGTACTACTGCGCCGGCGCCGAGGCGATGCTCGCGGTCCGCGCGGCCGACCCGGCCGCCGAGATCGCCCTGACCTGGACGACGCTCGCGCCGCCCCGGGCCGAGCTGCTGGCGGCGGTGCGGCCGCGGTGGCTGAACTACCGGTTCGGCCTGGTGGACCGGGAGCTGGCGGCCCGCGTCCACCGCGACGGCCTGCTGCTGTCGGTGTGGACGCCGGACACCGCCCGCTCCCTGCGCCGCCTCCTGCGCGCCGGCGTCGACTCGATCACCACCAACCGCGTCGACCTGCTCTGCGCGCTGCGCGAGCGCTGAGCCGCGCCCACCGTCGCACCGCCCCGCCGCTCACCCCGCCTTGACCAGCCGTACGTCCGACACGCCGAGCAGCCCGAGCAGCGGCACCCGGGCGGTGTGCTGGGCCGGGTCGACGACGAGGCCCGCGTCGCGGACGAGGTCGAGGAGGAGTTCGGCGAGCGGCATGACCATGTGCCGGCCCCAGCAGCGTTCGGAGGAGTGGCCGAAGGGCAGGTAGCCGGGGGCGGTGTCGGGGTCGAGCGTGTCCCAGCGCTCGGGGCGGAAGGCGTCGGGCTCGTCCCACAGGGCGGGGTCGCGGTGCGAGAGCAGCGGCAGCACCAGGACGTCGTCGTCCGCGCCGATCCTGGCGTCGAGGGCCGGGTACTCCGGTGAGGCGTTGCGCAGGATGTTCCACGACGGCGGCAGCAGGCGCAGGGACTCCAGGATGATGTTGCGGTTCGACACACCGGCGGCGAAGGGCGCGCCGAGCCAGAGGGCGTTGGCGACGAGGGTGGAGATGGTGAAGCACACCGGGGCGGCGGCCCTGCGGTACATGCCCATCGCGTAGCGGCGCTGCTGGTAGCCGACGGCGCCGGCGGCCCGCTCGCCGAGCGCGGTGAGGTCGCCGCCGGGCCGGGGCCAGCCGGGCAGGGCGGCGCCGACGCCGATCACGGACCAGGTGAGCCAGGTGGTCAGTTCGAGGTTGCGGCTCATCAGCATCCGCAGCCGGTACGGGTCGCGGCCGAGGATCAGGTCGCGCAGGAAGAGGTGGCCGGTCAGCGGCCAGACGCCGGACAGGTCCACGTCCTTGGGGCGGGGCCGCGCGAGGGCGTCGCGGACGTCGCCGCCGATGGTCCGGGTCACCGCCGACGCCTCGGTGCGCGAGATCGAGCGGCCGTGCAGCGGCTTGAACGTGGGCCGCTCGGTCTCGGTGGCGCGCCGCGCGGCCAGGATCCGGTCGGCGGCCTCGGGTCCGGCGACTCCGACGGTGTCGGGTTCCAGCCGGAAGACGTCCTGGCCGAGGTGGTCCCTCAGCAGGGCGGCCAGCCGCGGGGCGAGCACGGTGGTGCGGGCGCGCGGCTCGGACGACAGGGGCATACGGGTTCTCCGGGAGCGGTGGGAGCCGGCGCGGGGCGGCCGCGGGTGACGGCCACCGGTGGGCGGCCGCGGGTGGACGGCCGCGGGGTGATGCCCCCGCCGGGCGGTGGGCCGTGGTCGCCGGACGCGTGTGCACAGGTCACGCGCCGGGCGACGACGTCCTCCCGGCCGCTCGGCGGGGGCGGGCGCGCCGGATCAGTACCAGATGTACCAGGCGCTGGCCTTCAGGCTCTTGCGAGCCGTGACCTTGTTGCGAACGGCGAAGAGAAGCTTCATCACTGCACCTCCTCTCGGGGGCGGACTGTGGGACACGCGGCCTTCCCGGGCGAAGCCGTGAAGATCACGTGCGGTGGCTCGATGAGCCTTGCCCAAGTCCTCGAACAGATAATCAACGTCCTGGTCAGACGCGTGCCGTTCCGGGCCCCCTAAGGGGGAGACCCCGACAACGTCCGGATCCGGCAGGTGACTTGATACGGGTCGTCTCCGGGGCCGGCCCCTCCTCGGCGACGATCCGGCCCGCTCCGTACGGCCCGAGGATGACCGGTGACAGCCCCTCGCACCGACCGGCCTCCAGGAGCAGCACATGCGTGCCCGTACCACCACTCTCACCGCCGCCCTCGTGCTGGCCCTGACGGCCGGCCCGCTGACCGCCGCCCAGGCGTCCGCCGCACCCGCCGCCACGGTCTCAAGCAGCGGCAGGGCCGCGCCGGGCGGAACGGCGCCGGACGCCGGGGCGCTGTCCGCCGCGATCGCCGGGCTGCCGGACCAGGACGCCACCGCCGCTCTCGTCCGGGTCGGCGGGACCGATGGCGTCTGGCGCGGCAGCGCGGGCGTGCACGACCTGGAGAGCGCCGCGGCGGCCGACCCGGACGCCCGCTTCCGGGCCGGTTCCACCACGAAGGTGGTGACGGCCGCGCTCGTGCTGCGGCTCGCCGCGCAGGGGCGGATCGACCT</text:p>
          </table:table-cell>
          <table:table-cell office:value-type="string" calcext:value-type="string">
            <text:p>, ATGAAGCTTCTCTTCGCCGTTCGCAACAAGGTCACGGCTCGCAAGAGCCTGAAGGCCAGCGCCTGGTACATCTGGTACTGA, 3271, 3352(-)</text:p>
          </table:table-cell>
          <table:table-cell table:formula="of:=LEFT([.J223];FIND(&quot;),&quot;;[.J223])-1)" office:value-type="string" office:string-value="" calcext:value-type="error">
            <text:p>#WERT!</text:p>
          </table:table-cell>
          <table:table-cell table:formula="of:=MID([.J223]; FIND(&quot;),&quot;;[.J223]) + 1; FIND(&quot;),&quot;;[.J223];FIND(&quot;),&quot;;[.J223])+1) - FIND(&quot;),&quot;;[.J223]) - 1)" office:value-type="string" office:string-value="" calcext:value-type="error">
            <text:p>#WERT!</text:p>
          </table:table-cell>
          <table:table-cell table:formula="of:=RIGHT([.J223];LEN([.J223]) - FIND(&quot;),&quot;; [.J223]; FIND(&quot;),&quot;; [.J223]) + 1))" office:value-type="string" office:string-value="" calcext:value-type="error">
            <text:p>#WERT!</text:p>
          </table:table-cell>
          <table:table-cell office:value-type="string" calcext:value-type="string">
            <text:p>, AWYIWY*, 3271, 3352(-)</text:p>
          </table:table-cell>
        </table:table-row>
        <table:table-row table:style-name="ro1">
          <table:table-cell office:value-type="string" calcext:value-type="string">
            <text:p>WP_164282108.1</text:p>
          </table:table-cell>
          <table:table-cell office:value-type="float" office:value="1817636943" calcext:value-type="float">
            <text:p>1817636943</text:p>
          </table:table-cell>
          <table:table-cell office:value-type="string" calcext:value-type="string">
            <text:p>Streptomyces sp. SID11385</text:p>
          </table:table-cell>
          <table:table-cell office:value-type="string" calcext:value-type="string">
            <text:p>Streptomyces sp. SID11385 contig-6000001, whole genome shotgun sequence</text:p>
          </table:table-cell>
          <table:table-cell office:value-type="float" office:value="1817636943" calcext:value-type="float">
            <text:p>1817636943</text:p>
          </table:table-cell>
          <table:table-cell office:value-type="string" calcext:value-type="string">
            <text:p>3862..4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CGGGCGGGTTCGCGGTCGCCGCCGCGCTCGACTCCGTGAGCCCGTACCCCTCGTACACCGTCAGGCCCGCGCCCGAGAAGAACAGCCCGAGCTTGCGGTCCATCGCCGAGCCGCCCGACATCGCGTACCGCAGCCGGCCGCCGAGCACCGCGCGCAGCCGCGCGTACACGAGCTTGTCGTAGACCTGGTGCTGCATCCGCAACTGCGGCCCCGGCCCCGCGCCCAGCCCCAGCGCCCGCTGCTCGCGCGCCTCCGCGTACCGCACCGCGACCTCGACCGCCTTCGCGAAGACCCCGCCACGTCCCTCCGCCTCCGCCTTGCGCGCCGCCGAGCGGTGGATCTTCTCGAAGATGTACGGGACCGCGAGGACGAACGTCGGCCGGAACGCCGCCAGTTCGGGCAGCAGAGCCTCCGCGCTGAGCCGGGGCTGGTGCCCGAAGCGGACCCGGCCCCGTATCGCCGCGACCTCCACGACGCGCCCGAAGACGTGCGCGAGCGGCAGGAACAGCAGCGTCGAGGCCTCCTCGCCGCGGTGCGGGGTGAAGACCGGCTCCCACGCGCCGAGCAGCGTGTCCGCCTCGAACATGAAGTTGCCGTGGGTCAGGACGCATCCCTTGGGGCGACCCGTCGTGCCCGAGGTGTAGATGACCGAGGCCACCGAGTCGGGCGTGACCGCCCTGCGGTGCCGGTGCACCACCTCGTCCGCGATGTCCGCGCCCGCCGCCATCAGCTCCTGCTCCGCGCCCGCGTCGAACTGCCACAGGCGGCGCAGGTGCGGGAGGCGGTCGACGACCGAGCCGACCGTCATCGCGTGGTCCTCGTGCTCCACGAACGCGGCGGCGACCTGCGCGTCGTGGAGCATCCAGTACACCTGCTCCGCCGACGACGTCGGATAGACCGGCACGACCTGCGCGCCCACGGTCCACAGCGCGAAGTCGAGCAGCGTCCACTCGTACCGCGTCGGCGCCATGAGCGCGACCCGGTCCCCGAAGCGGATGCCCTCGGCGAGCAGCCCCTTCGCGACCGCGAGGACCTGATCGCGGAAACCGGCCGCCGTCACGTCGTGCCAGCGCCCGCCGCTCTTGCGCGCGAGCACGACGCGGGCCGGGTCCTCGATCGCATGGTCGAAGACACAGTCGGCGAGGCCGCCCACCGGCCGCGCCCGGGTCAGCGGTGGCTGACTGAACTCGCGCAAAGCTGCTCCTCGTGGCGCCGCGGACCCCAGCGCCGGGCTGGCACGGGGATGCGGCGCCGAGACGCTACCGCAGGTAAGCGCGACCGGGGGAGCCCTCGCACGGCGCCTGTCCCGCCCGCATATGCCCCGAATCCCTCTCTCGAACCCGCCCCAACCAGGACGTAGCGGGACAGGGGGTGAGGAGAATCGCGGGGGATTACTGACTGAGGAGTAAGTACCGCGCGGCCCTCCTCCACGGAATCTGTACCGAAGCCGCACGGGTTTCCGCAGGTGAGACGGTGTCAGGTGGGGGAGAGGGGGTGGCGGTCGTCGGCCGGGGGCGGGGCGGGCGGCGCCGGCCGGTGGGCGGGCGGCCGGTGGGCGGGTCGGCCGCGTGCTGATTCCGTACGAACTCCCCGCCGCGCCGACCGGATAAACCCCGGCCGCTCTTTTTCGGACCGCCGGTCCCGGAAAAAGGCCGGAGCGGCCCTCCGGTGTCAAATTCTTCCCATGAGCGTTGACAGGCCATCAATCACTGGTCTTCACTGATCATCAGCGCGCCGAAGGGAAATCCGATCGATCGACCGGAAGGCGCACGCTGTTTTCCTCGACCGCCCACCCGGAAAGAAGGAAAGAATATGCGGCTGCTTTTCTCGCTCAAGAACAAGATGTCCCAGCAGAAGAGCCTGAAGGCTCACGCCTGGTACATCTGGTACTGATCCCCTCGGCCGCGTTCTCTTCCCGGGAGCGCATCTTCGAGCCGGGACGGCGCCCGGCGACGGGTTCGCCGGGCGCCGCCTTCCCGGCTTTCTGGAGCTGCACGGATGACGTCACACCCCCGGACGCGCCCCCACGAGCGGGAGATCCTTTTCGCGCCGCCTCTCGAAGCCCTGCTCCGCGACCACCTCGGCGCGGACCTCTTCCGCCCGGAGCCCGACACGGTCGGCGTCGCGGGGCCCGCGCTCGTCGACCGGATACTGGCCGCGCGCCCGGCGGGCAAGACAGAACGGCCGACCTTCAAACCCCTCCTCGGCCGGGCGATCCCGCACCAGCGGGCGGCGACCCAGATGCAGGCCATCGGCCACGACGTGCGGGCGGCCCTCAAGCGCGAGGCGCCCCGCGACCCGGACCTCTCGGGCCCCTGGCCCCACGTCGGCCACGTCTACCTCCGCGACCTGATCCTCGGCGGGGACCCGCGCCGGCTGCGCGTCCTGATGAACCGCGCCCTGGAACTGACGCCGAAACTCACCTGGACCGTCATCGCGGCCGGAGCCGCCCTCCCCGCGCCGCGCCGCCGCACCGGGACGACCCGGCTCGGCGCGCTGAGCGCCGAGGCCGCCACGTACCAGGAGCGCAGGTACGCGATGGGCCTCTACCGGCGCACAGCCGCGCCCGTGTGCTTCACGATCTCCACCCTCGTCGCCAACGCCCTCTGGCTCGGCGCCCCCTTCGCCGCCGACGTGCCGAGCCGGCACCTCGTCCACGAGTCGCTGCGCCTGCTGCCCCCCTCGTGGAATATCCTGCGCAATTCCTCGCCCGAATATCCCGCGATCGACGCCCGCATCACACCCGCCGACGACGTTCTCGTGCTCCCTTTCCTCAGCCACCGCGATCCCGCGCTGTGGAAAAACCCGGAGGAATTCAGGCCCGAGCGCTGGGAGGAACTGGACTCCGACACCACGCCCGGATATCTGCCTTTCGGGCATTCGTCCGAACGCTGCTGGGGGCGGCACATGGTCATGCCGCTCGCCGAAATGCTCCTCGACATGATCCGGTCCAGCGGCCTGGTCGTCGACCCTCGCCAACGCACCGCGCGGGTGCCGCTCACCGGACTCATGGGGGTGGACCAGGTCCGCCTCGTTCAGCCCTGAGCCGTCGCGCGGGCCGCCCCTGGTGCCGTACTGCCCGGCCCCGCGGCCGTACCGCCCGCCCCCGGCGTCGTTCCGCCCGCCGGTCGCACCATCAGCACGTCGACCGGGCCCTCGTCCTCGACGTGGAAGCCGTGGCGGGCGTAGAGGCGCTGGGCGGCGCTGCCGCGCAGCACGTGCAGCCGCACGGACCGACCGTCCGCGCGCGCCAGGAGCGACCGCAGGACGGCGCCGCCGAGACCCCGGCCCTGATGACGCGGGGCGAGGTAGAAGTGTTCGAGCCAGTGGCCACCGGCCTCGGCGGGCCGGAACGTGACACAGCCCGCGAGCGCCCCCGCGGACACGATCGCCGAGGTGTGGACCGGCGAGAAGGCGTCCCGCAGGCGCTGCCGCACGCGGTGCGCGTCGTAGCGCCCGAGGCGCTCCAGGTCCGGGCGCATGACCTCGGCCCGTATCTCCACGAGCGCGTCGAGGTCCGTCGCGGTGGCGGCGCGCAGCTCCCACGCCCCGGCATCGACCCCGCCGCTCGTCCTCGCGCCGACTTCGGTCGCCTCTGCGGCCGTCGCCTCTGTGGCCGCCTGTGTGGCCCTCGCCTCTGTGTGCATGGCGGGAATATGCCATGGGAGGTCAGGCAGCCGGTAAGGGGTTTCACCGTGCGCCGTGCGATCCCGATTCGCCGGGGCCCCGCGTCATCCCGCTCCGCCGCGTCACCCACTCCGCTGCGGGCCCGCGTCACGCCCCTTCCCCATGCGACCCCCTCCGCCGCCGCGCCCCCCGCCCCTCCCGCCGTCGACCCACCCGCCGTGCAGACGGTCCCCGCTCGCCAGGATCGCTTCCGCGAGCGCCCGGCCCGGCTCCCGCGCCTCCGCCCGCCGGTCGTCGTGGACCAGGACGAAATCGACGTCGCCCAGCGCGGGCAGACCTGCCCGCTCGGGGACGCGGACGAGGCCTGGCGGGATCAGGCCCCGCGCGTGGGGGAGGACCCCGAGGCCCGCACGGGCCGCCGCGACGAGACCGTTGAGGCTCCCGCTCGTGCACGCGACGCGGTACGCGCGGCCCTCGCGCTCCAGCGCGCGCAGTGCCCGGTCGCGCGTGATGCCGGGCGGCGGGTAGACGATGAGCGGGAGCGGCAGCCCCGCGTCGAGCCGCAGCCGCTCGCCACCGATCCAGACGAGCGTGTCGCGCCACACCAGCACCCCGTGCGTCTCCCCGGCCCGCCGCTTGGCGAGCAGGAGATCGAGCCGCCCTTCGGCGAGCCGCTCGTGGAGGGTCCCCGAGAGCCCCACGGTCAGCTCCAGATCCACCTCGGGGTGCGCCAGGCGGAAGGACTCCAGGATCTCCGGGAGCCGGGTCAGGACGAAGTCCTCGGAGGCCCCGAAGCGCAGCCGCCCGCGCAGCCGCGTCCCCGCGAAGTGCGCCGCCGCCTGCTCCTGCACCGCGAGCAGGCGCCGGGCGAAGCCGAGCATCGCCTCGCCGTCCTCGGTGAGCGCGACCGTGTGCGTGTCCCGGCCGAAGAGCGGCCTCCCGGTCTGCTCCTCCAGGCGGCGTACGTGCTGGCTCACCGTGGACTGCCGCACCCCGAGCCGCTGTGCGGCCCGCGTGAAGCTCAGCGTCTGCGCCACGGTGAGGAAGGTGCGCAGGTGGGAGGGGTCGTACACGGTGGGGGAGTGTAGTCGCGGTTATCGCGTCGCGCGATAGCAGTCAGAGCGGTGTACGGGGTTCCCGATCAACGACCGGGTGCGGCACGATCGATGGTGTCCCCACCCTTCCCCGCACGCCTAGAGGACGGCCTTGCCCATGAAACGCCTCCGGCTCCCGCTGGACCCGTACGTCCTGTCGCTCCTCGGCACCGTCCTGCTCGCCGCGCTGCTCCCCGCGCGCGGCGGCGTCGCGAGCGGCGTGTCGGGGGCGTCGACGGCCGCCGTGGCGCTGCTCTTCTTCCTGTACGGGGCGCGCCTGTCCACCGCCGAGGCGCTCGACGGACTGCGGCACTGGCGGCTGCA</text:p>
          </table:table-cell>
          <table:table-cell office:value-type="string" calcext:value-type="string">
            <text:p>, ATGCGGCTGCTTTTCTCGCTCAAGAACAAGATGTCCCAGCAGAAGAGCCTGAAGGCTCACGCCTGGTACATCTGGTACTGA, 3675, 3756(+)</text:p>
          </table:table-cell>
          <table:table-cell table:formula="of:=LEFT([.J224];FIND(&quot;),&quot;;[.J224])-1)" office:value-type="string" office:string-value="" calcext:value-type="error">
            <text:p>#WERT!</text:p>
          </table:table-cell>
          <table:table-cell table:formula="of:=MID([.J224]; FIND(&quot;),&quot;;[.J224]) + 1; FIND(&quot;),&quot;;[.J224];FIND(&quot;),&quot;;[.J224])+1) - FIND(&quot;),&quot;;[.J224]) - 1)" office:value-type="string" office:string-value="" calcext:value-type="error">
            <text:p>#WERT!</text:p>
          </table:table-cell>
          <table:table-cell table:formula="of:=RIGHT([.J224];LEN([.J224]) - FIND(&quot;),&quot;; [.J224]; FIND(&quot;),&quot;; [.J224]) + 1))" office:value-type="string" office:string-value="" calcext:value-type="error">
            <text:p>#WERT!</text:p>
          </table:table-cell>
          <table:table-cell office:value-type="string" calcext:value-type="string">
            <text:p>, AWYIWY*, 3675, 3756(+)</text:p>
          </table:table-cell>
        </table:table-row>
        <table:table-row table:style-name="ro1">
          <table:table-cell office:value-type="string" calcext:value-type="string">
            <text:p>WP_164267151.1</text:p>
          </table:table-cell>
          <table:table-cell office:value-type="float" office:value="1817608769" calcext:value-type="float">
            <text:p>1817608769</text:p>
          </table:table-cell>
          <table:table-cell office:value-type="string" calcext:value-type="string">
            <text:p>Streptomyces sp. SID10853</text:p>
          </table:table-cell>
          <table:table-cell office:value-type="string" calcext:value-type="string">
            <text:p>Streptomyces sp. SID10853 NODE_271_length_8818_cov_23.245541/0, whole genome shotgun sequence</text:p>
          </table:table-cell>
          <table:table-cell office:value-type="float" office:value="1817608769" calcext:value-type="float">
            <text:p>1817608769</text:p>
          </table:table-cell>
          <table:table-cell office:value-type="string" calcext:value-type="string">
            <text:p>3767..4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CGGTCGTCGCCGCCGTAGCGCACCCCGGCGTACCGGGTGAACCACGCGGCACGGTCGATCTTCTCGGTGCGCCAGGCCAGTTCGCTGAAGAGCTCGAAGGCGGCCGGGTCGCGCTCGGCGGCCTCCGGCATGTACGCGGTGCCGGCCAGCGCACTGCCCTGCTTGTCGCGCCAGGCGGTGAACTTCTCCGTCCAGCGGTCGGTGTCGGCGCCGATCGTCGTACGGCCGCCGAAGTCGGGGATGGAGCCGAAGGCGTACGGGGTGCCGTTCCAGTCCTTCTCGCGGTCGGTGACGGTGTCGATGTCGGAGAGCCCGTCGACGATCAGCACCCGGTCGGTGTCGACGGCCCGCAGCAATTCGGCGCGCGGGTTGGCGCCCCAGCCGAGGATGACCCAGGTGGCGTCCGGGTGGGCGGTGCGCAGGGAGGTCTCGACGGCCCGCGCGGCGTCGGCGACCGGGACGTCACCCGGTGTGCCGCCCTCGTGCAGCAGGTCCATCTTGAAGTGCTCGGCCGGACCCAGGAGTTCGGACTGGTGCCGGTAGAAGGCGGCGGCGACCCGGTCGAACACCTCGGACCTGGGGTCGAGCCAGTCGGGGCGCCGCAGACCGTTCCAGGTGCCCTGCGGGACGACGTCGGCACCGGGGTTGCGGTCGGGGAATCCGTCCGGGACGGTCCCGAAGTAGCCGGGGAACACCGGGTGCATGCCCAGCTCGCGCAGCCGGTCGGCGATGCGCCGGCCCAGCGCCGCGCGCCGGTCGATCAGCGCGGTGGAGAGCGGGCCGCCGTATCCGCTCATGTTCTGCAGCAGCCACCACGGCTGGTGGGACGGGGCGGGCAGCCAGGTGCGGGCCTCGGTGTCGGAGTATCCGAAGTCCTGCAGCAGCCGGTGGTAGACGGCTTCCTGACCGGTCGTGATGAGGACTTCGTTGCAGCCGTGCAGCGCCAGGACGTCGATGGTCCGCTCCCAGTGCGGCCAGTCCGCGTACGGGGCGGTGTAGCCGTCGTGGGTGTCGTTGAGGGCGAAGCGGTGCGGGACGGTCGCCGACTGCTGGACGGCGGTGCCGGGCGCGGGCAGCCGCCGGGGGAGGTCGAGCTGCGAGGTGTTCCACGAGATGTGCGCCCGGCAGACGTACTTGAGGTACCAGTGGACGCCGGTCAGCGCCACGGCCGGGCCGGTGGCCGCGACCTGGATCCGGCCCGCCGAGCCGGTGACCCGGAAGCGTTCCGCCCCGGTCAGGGACGTGAGGGTGAACTGGTCGGCGTGGAGCGGCAGCAGACGCTTCAGCGCCGCCCTGGCCGGGCCGGAGTCGAGCGGCTCGGGCGCGGCGGCGGAGAGACTCCGGGGGGCGGCGGCCGGTTCGGCTGCGGCTGCGGGGGTCTGCGCGCCGATCGCCGCGCCGGCGCCGAGCGCGCCCGCGGTGCTCAGCAGCGTACGTCTGGACAGCTGGTGCATCGGCACTCCTCGTATTGCGTCACTGCTGCTGACGGTCCGTGCGATGACATGCGATGACAGATGCATGCGCACGGTAATGACGAGGAGGAGGCGGAGCAATGGGGCGCACGGTATGAAGGCGTAAAAGCGCCCCGGTTCCACCTTTCGGCCCGCCCGACCACAGGATTGACGGGCCGGGAATCTGGGTATTACGCGCATCCGGCACCTGGCATTTTTGTTCTGTTAGTCGCTGTTCCGGGGTGCGCCGCGGATGAAACATGTAAAGTGCCGGACCTCCGGGTGATCTGCGTTACATTGACGTAACTATTCTGCCGGGTTTCACTTTTGCGGTCGGGTTCCTATATCCGGCTCGGTCAGTTCGCCGTCAATCGGAGGTGCTGTCATGAAGCTCATTCATTCGCTCAAGAACAAGATCAGGCCCGAGAAGAGCCTGAAGTCGTACGCCTGGTACATCTGGTACTGACCCGAGAAATCGTTCGTCCTGTGCCCGGCGGTCCCGCAATGGTCCCGCCGGGCAACGGCCTCTTGCTCCTGGAGATCCCCGATGAACATTTCCGGTACGGACAGGCGTGCCAGGACCACGGTCTTCACGCCGAGAATCGATGATCTCCTGCGCAGGTACCGGAGTGCGGACGCATTCCGTCTCGACCCGGGGACCGTGGGTGTCGCAGGGCCGGAACTGATTGATGAAATTCTCCGCAGCAGACCGGCCAACGAATTCGAACGGCCGACCTTCAAGCCGCTCAAAGGAAGGTCCATAACACGGCCTGAATCGTCCGCGCTCATGCGGGCGATCTCTCAGGACGTCAAAAACGCGCTGAAAAAACCGGACCACGAAGGCGTCGATCTCTCCGGTGAATGGCCACAGGCGGGCCATAACTATCTCCGGGATCTGGTTTTCGGCGCCGATCCCTTCCGCTACCGCGTGCTCGTGGACCGCAGGCTGGAATGGACGACCGCACTCACCTGGACCGTCATCGGGACCGGCGCCGGGCTGCCGGGCGGCCCGGGGCCCGACGCGCCGGTGTCCCGTCTGGCGGCGCTCACCGCGGCGGCCGGGACCTATGCGGAGCGGCGCCACGCCATGGGCATGTACCGGCGGGCGGCGGCGCCCATCTGCTTCACGGTGTCCACACTGGTCGCCAACGCGCTCTGGCTCGGCTCGCCCTTCGACGACGCCATGTCCAACCGGGACATCCTGCTGGAGACGCTCAGGCTGCTGCCGCCGTCCTGGAACCTGCTGCGGGTGGCCTCCCCGGAGTTCGCGGCGCTCGACGACCGGATCGGCGAGCGGGACGACGTGCTCATGCTTCCCCTGCTGACCCATCGCTCTCCCGAGATCTGGGAGGACCCCGACACGTTCCGCCCGGAGCGGTGGGCCGGCGCCGACCCCGACAACCACCCCGGATATCTGCCCTTCGGCCACGCCAACGAGCGTTGCTGGGGGCGGCACATGGTCATGCCGCTGGCGGAGCGGCTGCTGGATCTGCTGCGCGCTGACCAGCTGGCGGTGGCCCCGGAGCAGACCACGGCACGGGTCCCGCTGGCCGGACTGCTGGGAGTCACCGGCGTACGGGTCACCCGGCAGTAGACGCACCGGCTTGTCTTGGCTCGGCCGGGCCGGGCCCGGCGGTACGGACAAGCCGGGCCGGGCCGGGCGGTGCGGGCGGGCCCGGCCGACCAGGGCGAGTTGGGCCGGGGCAAGCCGAGCGGGCGGGCCGGGCTCGGCGGTCGCTACCCCCGGTCCAGATAGGCGAGCACCGCGAGGACCCGCCGGTTGTCGTCGTCCGACACCGGCAGGCTCAGCTTGCCGAAGATGTTCGACGTGTGCTTCGCCACCGCCCGCTCGGTCACCACGAGCTGGCCCGCGATGGCGGCGTTGGAACGCCCCTGCGCCATCAGCTCCATGACCTCCAGCTCCCGCGGGGTCAGGCTGCCCACCGGTTTGTCCTGGGAGCGCCGCGACAGCAGCTGCTGGATCACCTGCGGGTCCATCGCGGTCCCGCCCGCGGCCACCCGGCGTACGGCGTCGATGAACTGGTCGGCGTCGAACACCCGGTCCTTGAGCAGATACCCCACCCCGCCCGTGCCGTCCGCCAGCAGCTCGCGCGCGTACAGCTGCTCCACATGCTGGGACAGGACAAGCACGGGCAGCCCGGGCCTGGCCCGGCGGGCGGCCAGTGCGCACTGCAGGCCCTCGTCCGTGTGGGACGGCGGCAGCCGGACGTCGACCACGGCGACGTCCGGCTGCAATTCGGCGAAGGCTTTGGTCAGTTCGGGCCCGGTCTCGACCGCCGCCGCGATCTCGAAGTCGTACGCCTCCAACATCCGGACCAGGCCGTCTCTCAGCAGGAAGAGGTCTTCGGCGAGGACAACACGCACGGAATCTCCATCGTCACCATGGTCGGGCCGCCCACCGGGCTGTTGACGGCCAGTACGCCGTCGAATGTACCCAGTCGGCGTTCGATTCCGCTCAGTCCCGAACCGGCTCCCACCGACGCACCCCCGCGACCGTCGTCCGTGACCGATATCCGCAGCATCCCGTCGGCGTCATGGATGTCGACCCAGATCCGGTCCGCCTGCGCGTGCTTGACGGCGTTCGTCAGGACCTCGCTGACCGCGAAGTACGCCGCGGACTCGACCGGGGCCTCGGCGCGGCCCGGCATGTCCACATCGACCTCGGCCGCTACGGGCAGCCGCAGCGCCAGGGCCCTGACCGCGTCACCGAGTCCACGCTCGGCCAGCACCGGCGGGTGGATACCCCGCACCAGGTCCCGCAGTTCCGTGAGGGCTTCGGCCGACGAAGCGCGGGCCATCGACAGCATCTTCTTCGCCTGCGCCGGGTCCTTCTCGATGAGCGCCTCGATGGTGGAGAGGTTCATGCCCATGGCCACCAGCCTGGCCTGTGCGCCGTCGTGCAGATCCCGCTCGATCCGGCGCAGTTCGGCCGCCGAGGTGTCCACGGCGTCGTGCCGGGTCTCGGTGAGCCGGTCGATGCGCTCGCCCAGCTCGGCCTCCCGGGTGGGGGCCAGCGCCCACCGGGTGACGGCGAAGTGGGCGCGGACCAGCTGCGGCGCGAAACGCAGCCCGACCGCGAGCCAGCAGATGCCCACCAGGGCCGCGAACGCCGCGGTGGTCCAGCTGTCGACCCGGACGAACTCGTACCAGTACCCGCCGCCCGCCCTGACGACCGGCTTCCACAGGCCGAGCAGCAGCAGAATGCCGAAGACCCCCTCGCTGAACAGCGAAACCGGCAGCAGCGCCGTGATCGCGCCCGCCGTCATATCGACCAGCAGCCAGCGCAGATCGCGCCAGGTCGCCGGGGACTTCACCAGCAGCGTGCAGTGCTCCACCTGACCGGCTATGCCGGACCGGGAGTGCTGCGGCAGCGGCCGGCGCACCACCGGGATCCGAGTGTCGGCCCAGGTGGCCGCCAGCAGCCGGCGCCGGTCGGCGTGCGAGCGGACCAGCCCCAGGAGCGCGGGTGTGGTGAAGACACCGACACCGACCGGGATCAGCGCGATCGATGTGACGGCCAGCGCGAAGAGCGTGATCGAGCCGACGAGTGACATCAGGGCCAGCGCCAGGCCC</text:p>
          </table:table-cell>
          <table:table-cell/>
          <table:table-cell table:formula="of:=LEFT([.J225];FIND(&quot;),&quot;;[.J225])-1)" office:value-type="string" office:string-value="" calcext:value-type="error">
            <text:p>#WERT!</text:p>
          </table:table-cell>
          <table:table-cell table:formula="of:=MID([.J225]; FIND(&quot;),&quot;;[.J225]) + 1; FIND(&quot;),&quot;;[.J225];FIND(&quot;),&quot;;[.J225])+1) - FIND(&quot;),&quot;;[.J225]) - 1)" office:value-type="string" office:string-value="" calcext:value-type="error">
            <text:p>#WERT!</text:p>
          </table:table-cell>
          <table:table-cell table:formula="of:=RIGHT([.J225];LEN([.J225]) - FIND(&quot;),&quot;; [.J225]; FIND(&quot;),&quot;; [.J22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1236205.1</text:p>
          </table:table-cell>
          <table:table-cell office:value-type="float" office:value="1819609967" calcext:value-type="float">
            <text:p>1819609967</text:p>
          </table:table-cell>
          <table:table-cell office:value-type="string" calcext:value-type="string">
            <text:p>Streptomyces sp. SID10115</text:p>
          </table:table-cell>
          <table:table-cell office:value-type="string" calcext:value-type="string">
            <text:p>Streptomyces sp. SID10115 contig-6000028, whole genome shotgun sequence</text:p>
          </table:table-cell>
          <table:table-cell office:value-type="float" office:value="1819609967" calcext:value-type="float">
            <text:p>1819609967</text:p>
          </table:table-cell>
          <table:table-cell office:value-type="string" calcext:value-type="string">
            <text:p>1489..2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26];FIND(&quot;),&quot;;[.J226])-1)" office:value-type="string" office:string-value="" calcext:value-type="error">
            <text:p>#WERT!</text:p>
          </table:table-cell>
          <table:table-cell table:formula="of:=MID([.J226]; FIND(&quot;),&quot;;[.J226]) + 1; FIND(&quot;),&quot;;[.J226];FIND(&quot;),&quot;;[.J226])+1) - FIND(&quot;),&quot;;[.J226]) - 1)" office:value-type="string" office:string-value="" calcext:value-type="error">
            <text:p>#WERT!</text:p>
          </table:table-cell>
          <table:table-cell table:formula="of:=RIGHT([.J226];LEN([.J226]) - FIND(&quot;),&quot;; [.J226]; FIND(&quot;),&quot;; [.J22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1236205.1</text:p>
          </table:table-cell>
          <table:table-cell office:value-type="float" office:value="1817812883" calcext:value-type="float">
            <text:p>1817812883</text:p>
          </table:table-cell>
          <table:table-cell office:value-type="string" calcext:value-type="string">
            <text:p>Streptomyces sp. SID339</text:p>
          </table:table-cell>
          <table:table-cell office:value-type="string" calcext:value-type="string">
            <text:p>Streptomyces sp. SID339 contig-2000003, whole genome shotgun sequence</text:p>
          </table:table-cell>
          <table:table-cell office:value-type="float" office:value="1817812883" calcext:value-type="float">
            <text:p>1817812883</text:p>
          </table:table-cell>
          <table:table-cell office:value-type="string" calcext:value-type="string">
            <text:p>6896..7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GGTCATCGTCACCTTCAGCTATCTCGCCGCCCTGCTCACCGAGGTGACCGGGGTACCCGAAGGGTGGGTACCCGCCGTCCTCGCGCTGTTCGGCGTCGGCGGGATGGCGGGCATCGTCATCGGCGGGCGCACCGGCCAGACGCGCCCCCTCGGCACGCTCGGCGCGGGGCTCGGCGCCCTCGCCGTCTTCTCCGCGCTGCTCGCGCTGACGGCGCACGTCACGGCCGTGGTGATCACCCTGGTCTTCCTGCTCGGTCTCGCCGGCTACGTCACCAACCCGGCCCTGCAGTCAAGGGTGTTCGCCCTCGCGCCGGGCGCTCCCACGCTGGTCGGCGCGACCAACACGGCCGCGTTCAACGTCGGCAACACGGTCGCCCCGCTCCTCGGCGGCCTGGCCATCGACGCCGGCCACGGCTACGCCTCGGTGGCCTGGGTCGGCGCCGCGCTGGCCGCCGCGGGCGCGGCGGGCGTGCTGTGGGCGGCGGCTCTGCGGCGGGGGGAACGGAAGCGGCCGCCGGGGCGCGCGCCGCGTACGGCCGGGGCGGCTCGCGGGACCGCGCGGGCGGAGGTGTGAGCGCCGGCATGCGGGAGCCTCGTACGACGCGTGTCCGCGTCACCGCCGACCCCGACTGGTACGAGTCGGCGGACATCTCGCTCGGCATCCGCTTCGGCGACCTGGTCTTCACCTCCGGACAGGCCCCGGTGGACGAGCACGGACGCACGGTGGGTGCCGGCGACTTCGACGCGCAGGTGCGCCGGGCGCTGGCCAACCTGTCGACCGTCCTCACCCACGCGGGCTCCGGCCTGGACCGGCTGGTCAAGCTGACGGTCTTCGTCACGGACATCGCGCACCAGACCGCCTTCGCGCCGCTCCGTACCGAGTTCTACGGCGACCCTCGCCCCGCGGAGAGCTTCGTCCAGGTCGCCGCCCTCGCTGATCCGGAGTGGCTGATCGAGATCGAGGCGGTCGGGTCGGTCGAGGAGCGGTGATGTCCGGAGAGGGTATAGGCACGTTTTGTATATGCGTTCCAAAACGTTTACCGTGGGTCCATGGCCAGACCCCGGGAGTTCGATGAGGACCGCGTCGTCACCGCGGCCATGGAGACGTTCTGGCGGCACGGGTACGAAGCCACCTCCACGCGCGACCTGTGCGACAGCACGGGCCTCGGACCCTCCAGCCTCTACAACACCTTCGGCGGCAAGCGGCAGCTCTACCTCCGCGCTCTGCGGCGCTACCACGACACCGCCACCGAGGAGCAGGTCGCGATCCTGCGCGGCGACGGGTCCGCCAAGGAGCGGCTCCGCGCCATGATGGCGCACGCCGTCGACGCCGACCTCGGTGACGCGGACGCGAAGGGCGCGGCGGGTACGCGCGGCTGCTTCGCGATCAACGCCGCCGTCGAGGCCGCCGGGTACGACCCCGAGGTCAGGGAAGCGGTGCGGCGCAGCTTCGACCGGGTCGAGGACGAACTGTGCGCGGTCGTCGAGGCGGGACGCGCCGCGGGGGAGATCCGCGCGACCGGTGACGCCAGGGTCGTGGCCCGCCGGGTCCAGAGCACGTACTACGGGCTGCGGGTCCTCAGCCGCGTACAGGACGACCGCGAGGTCCTCCTCGCCACGGTGGACGGGGCGCTCGCCGACCTGTGAGGTCGTGCGCGTGCATGCGGACCGCTGATGCTCCGCTCACGCGCGTCGCGCAGCCGTTTATCGGACGTTGATCGGGCCGGTCGATGCTCCTCGCAGGTCCATGTCCCGCATGGACGCCGACGGAAACGACCGGAGGTATGCACATGAAGGTTGTCCGCTCCCTCAAGAAGAAGATCACCGGCGAGAAGAGCCTGAAGGCGTACGCCTGGTACCACTGGTACTAGGCCGGCCCAGTCGGTGCCGGGCGGGCTGCCTGTCGCCGACCGCAGGGACGTAATGCGCCGTTGAGGCCCGGGCCCGGCGTGCCGCGAACCGGCCGCCGGGCTCGGCCCGCCCGCCCTGGGAGACCCCGATGTCCATTTCCGGCACCGACCGGCTCGCGCGGACCACCGTCTTCACGCCGCGACTCCACGCCCTGCTGCGCGACCACCGCGGGCAGGACGTGTTCCGCCTGGACGACGACACCGTCGGCGTCGCCGGGCCCGTCCTCACCGACCGGATCCTCGCCGCACGCCCCGCCACCGAACGCGAACGCCCCACGTTCAAGCCGCTGCACGGCCGCTCCATCCCGCGCACCGAGGCCGCCACCGTCATGCAGGCCATCGGCCGTGACGTACGGGCCGCGCTGAAGAAGCCCCTGCCCGGTCGGCTCAACCTCTCCGGCACGTGGCCGCACGTCGGCCACGTGTATCTGCGCGACCTGATCCTCGGCGCCGACCCGTACCGGCTGCGCATCCTCATGGACCGCACGCTGGAGCTGACGCCCAAGCTGACGTGGACGGTCATCGCGACCGGCGCCGCCCTGCCCGGCAGGATCCGCCCCGGCGCGCTCGTCACCAGCATCGCGGGCCTCACCGCGAACGCCACGACGTACGGCGACCGCCGCTACGCCATGGGCCTGTACCGGCGCGCCGCCGCGCCCGTCTGCTTCACCGTCTCCACGCTCGTCGCCAACGCGTACTGGCTCGGGGCACCCTTCGACGACGAGACACCCAACGAGCACATCCTGTACGAGTCCATGCGGTTGCTCCCGCCGTCCTGGAACATCCTGCGCAACGCGTCCCCCGAGTACACCGCCCTCGACGCGCGCATCGGCACCGGCGACGACGTCCTGCTCCTGCCCCTGCTCAGCCACCGCGACCCGGAACTCTGGGACGACCCCGACGTGTTCCGCCCCGCCCGCTGGGCCACCCTGGACCCCGACGACCACCCCGGCTACCTCCCCTTCGGCCACGTCTCCGAACGCTGCTGGGGCCGCCACATGGTGATGCCCCTGGCCGGCATGCTCCTCGACATCCTGCGCGCCGAGGGAACGACGGTGGACCCACGCCAGACCACGGCGAAGGTGCCGCTCGCCGGGTTGCTCGGCGTCGACACGGTGCGCCTCGTGAGGGGCGGCTCGTAGGCGAGGTGTGAGCAACAACAGGCCGTCGGGCGTCAGTTGTCCACTGGCGCCCGACCGGCATGACAGGGCATGGTGGGAGTTCGCATGCAGGGAGTGATGAGCATGGCTGCGAACTACCGGCGCATGAGCGCCCGTTCCCACGGGAAGTGACCCCGGTCGCCGGGGCCGGCCCCGGACGCAGCCCTGTCTCCGACCCGTGTCGGACGCATCTCCTCCGTCGGCCTCTCGGCACCCCGGATCCCTGATCGGATGATCGGATCCGTCCTTCACCCGCTCCGGCCTGCCGACGGAGGAACCGCCATGACCACCATCCTCATCGAACTCGCCGCGGGGACGCCTGAGTTCCTGCTCGCCGCTGTCGTCGTGATCGCCGTGACCTTCCTGGCCGCCCTCGCCATCGCGGTCCGGGGCACGGCCCCGGAGGAACGCGCTGCCGTCCTGCGCGCCTTCGCCCAGATCCTGCCGGTACGACGGAGATAGGAGATAGGAGATAGGGGATAGGGGCGGGTGAACGGGCGTGTCCGAGAAGCGCGGACCGCGTTCACGTGATGTATCCCCAGGCGTAATCGCAGCTGCTTGGATGTGCGGGCCCGCAGCAATCACCCCCGCCCCGAGGAGTTTCCGTGTCGCATGCAGTGTCGCGCAGGACCTGTGCCGTTGCCCTTGCCTCCGTGGTCGCCGGTGGCACGCTCGCCGCCGTCGGCCCGGCCGCTGCCGTCGACGCGTCCGCCGCGCCGCCGCCGCTGAAGGTGCTCACGTACAACACCTTCCTGTTCAGCAAGACGCTCTACCCGAACTGGGGGCAGGACCACCGGGCGAAGGCGATACCGGCCGCCGACTTCTTCCGGGGACAGGACGTCGTCGTGCTCCAGGAGGCGTTCGACAACTCCTCGTCCGACGCGCTCAAGGCGAACGCGGCGGGACGCTATCCGCACCAGACCCCCGTCATGGGGCGCGGCAAGGGCGGGTGGGACGCCACCGGTGGCGCGTACTCCTCCGTGACGCCGGAGGACGGCGGCGTGACCGTGCTCAGCAAGTGGCCGATCGTGCGCAAGGAACAGTACGTCTACAAGGACGCCTGCGGGTCCGACGCCTACTCCAACAAAGGCTTCGTCTACGCCGTGCTGGACGTGAACGGCACCAAGGCGCACGTCGTCGGCACCCACGCCCAGTCCACCGACCCCGGCTGCGGCAGCGGCGAGGCCGCGGCGACCCGCGCGAAGCAGTTCAAGGAGATGGACGCCTTCCTGGACGCCAAGAACATCCCCGCGGGCGAACAGGTGATCGTGGCGGGCGACTTCAACGTCGACTCGCGCAGCCCCGAGTACGCCTCGATGCTCGCCGACGCGGGCCTCGCCCCCGCCGACACCCGCACCGGACACCCGTACTCCTTCGACACCAGGGACAACTCGATAGCCGCCGAGCGCTACCCGGACGACCCCCGCGAGGACCTGGACCACGTCCTGCACCGCAAGGGCCACGCCCGCCCCGCCACCTGGCACAACAACGTGATCAAGGAGCAGAGCGCGCCCTGGACGGTCTCCAGCTGGGGCAAGGAGTACACGTACACGAACCTGTCGGACCACTACCCCGTGACCGCGGGATAGGGTCCGGCGGCAGCCGCTACTGGCCGACCCTGCCGTCGACGCACTCGCGCAGCAGGTCGGCGTGGCCGCAGTGGCGGGCGTACTCCTCGACGCGGTGCACCATCAGCTCGCGGACCGACGTGCGGTCCTTGCCGAGGCGTTCGCCCAGGTCCGGATGGTCGGCGAGGACCGCGTCGGTCGCGGCCTGCTCGCGCTCCAGCGCGGCGAACGCCTCGTCGACCACCGCCCGGTCCGCGACGGCCCCGTGGAAGTCCGCGTCCTTGGGGCCCCACAGCCTCGGCGCCTGGTCCTCGCTGATCCAGTTTCGCCAGTCCCGCTCGACCTCGGCGAGGTGGCGGACCAGGCCGAGGAGCGACATCGTCGACGGCGGCACCGAACGGCGGGCCAACTGCT</text:p>
          </table:table-cell>
          <table:table-cell office:value-type="string" calcext:value-type="string">
            <text:p>, ATGAAGGTTGTCCGCTCCCTCAAGAAGAAGATCACCGGCGAGAAGAGCCTGAAGGCGTACGCCTGGTACCACTGGTACTAG, 6686, 6767(+), GTGGCCGGCGTCGATGGCCAGGCCGCCGAGGAGCGGGGCGACCGTGTTGCCGACGTTGAACGCGGCCGTGTTGGTCGCGCCGACCAGCGTGGGAGCGCCCGGCGCGAGGGCGAACACCCTTGA, 5185, 5308(-)</text:p>
          </table:table-cell>
          <table:table-cell table:formula="of:=LEFT([.J227];FIND(&quot;),&quot;;[.J227])-1)" office:value-type="string" office:string-value=", ATGAAGGTTGTCCGCTCCCTCAAGAAGAAGATCACCGGCGAGAAGAGCCTGAAGGCGTACGCCTGGTACCACTGGTACTAG, 6686, 6767(+" calcext:value-type="string">
            <text:p>, ATGAAGGTTGTCCGCTCCCTCAAGAAGAAGATCACCGGCGAGAAGAGCCTGAAGGCGTACGCCTGGTACCACTGGTACTAG, 6686, 6767(+</text:p>
          </table:table-cell>
          <table:table-cell table:formula="of:=MID([.J227]; FIND(&quot;),&quot;;[.J227]) + 1; FIND(&quot;),&quot;;[.J227];FIND(&quot;),&quot;;[.J227])+1) - FIND(&quot;),&quot;;[.J227]) - 1)" office:value-type="string" office:string-value="" calcext:value-type="error">
            <text:p>#WERT!</text:p>
          </table:table-cell>
          <table:table-cell table:formula="of:=RIGHT([.J227];LEN([.J227]) - FIND(&quot;),&quot;; [.J227]; FIND(&quot;),&quot;; [.J227]) + 1))" office:value-type="string" office:string-value="" calcext:value-type="error">
            <text:p>#WERT!</text:p>
          </table:table-cell>
          <table:table-cell office:value-type="string" calcext:value-type="string">
            <text:p>, AWYHWY*, 6686, 6767(+), REGEHP*, 5185, 5308(-)</text:p>
          </table:table-cell>
        </table:table-row>
        <table:table-row table:style-name="ro1">
          <table:table-cell office:value-type="string" calcext:value-type="string">
            <text:p>WP_161236205.1</text:p>
          </table:table-cell>
          <table:table-cell office:value-type="float" office:value="1801688756" calcext:value-type="float">
            <text:p>1801688756</text:p>
          </table:table-cell>
          <table:table-cell office:value-type="string" calcext:value-type="string">
            <text:p>Streptomyces sp. SID335</text:p>
          </table:table-cell>
          <table:table-cell office:value-type="string" calcext:value-type="string">
            <text:p>Streptomyces sp. SID335 SID335.c127, whole genome shotgun sequence</text:p>
          </table:table-cell>
          <table:table-cell office:value-type="float" office:value="1801688756" calcext:value-type="float">
            <text:p>1801688756</text:p>
          </table:table-cell>
          <table:table-cell office:value-type="string" calcext:value-type="string">
            <text:p>1498..2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28];FIND(&quot;),&quot;;[.J228])-1)" office:value-type="string" office:string-value="" calcext:value-type="error">
            <text:p>#WERT!</text:p>
          </table:table-cell>
          <table:table-cell table:formula="of:=MID([.J228]; FIND(&quot;),&quot;;[.J228]) + 1; FIND(&quot;),&quot;;[.J228];FIND(&quot;),&quot;;[.J228])+1) - FIND(&quot;),&quot;;[.J228]) - 1)" office:value-type="string" office:string-value="" calcext:value-type="error">
            <text:p>#WERT!</text:p>
          </table:table-cell>
          <table:table-cell table:formula="of:=RIGHT([.J228];LEN([.J228]) - FIND(&quot;),&quot;; [.J228]; FIND(&quot;),&quot;; [.J22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61236205.1</text:p>
          </table:table-cell>
          <table:table-cell office:value-type="float" office:value="1801647752" calcext:value-type="float">
            <text:p>1801647752</text:p>
          </table:table-cell>
          <table:table-cell office:value-type="string" calcext:value-type="string">
            <text:p>Streptomyces sp. SID337</text:p>
          </table:table-cell>
          <table:table-cell office:value-type="string" calcext:value-type="string">
            <text:p>Streptomyces sp. SID337 SID337.c509, whole genome shotgun sequence</text:p>
          </table:table-cell>
          <table:table-cell office:value-type="float" office:value="1801647752" calcext:value-type="float">
            <text:p>1801647752</text:p>
          </table:table-cell>
          <table:table-cell office:value-type="string" calcext:value-type="string">
            <text:p>19572..18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675-12211']</text:p>
          </table:table-cell>
          <table:table-cell office:value-type="string" calcext:value-type="string">
            <text:p>GACGGGGGTCTGGTGCGGATAGCGTCCCGCCGCGTTCGCCTTGAGCGCGTCGGACGAGGAGTTGTCGAACGCCTCCTGGAGCACGACGACGTCCTGTCCCCGGAAGAAGTCGGCGGCCGGTATCGCCTTCGCCCGGTGGTCCTGCCCCCAGTTCGGGTAGAGCGTCTTGCTGAACAGGAAGGTGTTGTACGTGAGCACCTTCAGCGGCGGCGGCGCGGCGGACGCGTCGACGGCAGCGGCCGGGCCGACGGCGGCGAGCGTGCCACCGGCGACCACGGAGGCAAGGGCAACGGCACAGGTCCTGCGCGACACTGCATGCGACACGGAAACTCCTCGGGGCGGGGGTGATTGCTGCGGGCCCGCACATCCAAGCAGCTGCGATTACGCCTGGGGATACATCACGTGAACGCGGTCCGCGCTTCTCGGACACGCCCGTTCACCCGCCCCTATCCCCTATCTCCTATCTCCTATCTCCGTCGTACCGGCAGGATCTGGGCGAAGGCGCGCAGGACGGCAGCGCGTTCCTCCGGGGCCGTGCCCCGGACCGCGATGGCGAGGGCGGCCAGGAAGGTCACGGCGATCACGACGACAGCGGCGAGCAGGAACTCAGGCGTCCCCGCGGCGAGTTCGATGAGGATGGTGGTCATGGCGGTTCCTCCGTCGGCAGGCCGGAGCGGGTGAAGGACGGATCCGATCATCCGATCAGGGATCCGGGGTGCCGAGAGGCCGACGGAGGAGATGCGTCCGACACGGGTCGGAGACAGGGCTGCGTCCGGGGCCGGCCCCGGCGACCGGGGTCACTTCCCGTGGGAACGGGCGCTCATGCGCCGGTAGTTCGCAGCCATGCTCATCACTCCCTGCATGCGAACTCCCACCATGCCCTGTCATGCCGGTCGGGCGCCAGTGGACAACTGACGCCCGACGGCCTGTTGTTGCTCACACCTCGCCTACGAGCCGCCCCTCACGAGGCGCACCGTGTCGACGCCGAGCAACCCGGCGAGCGGCACCTTCGCCGTGGTCTGGCGTGGGTCCACCGTCGTTCCCTCGGCGCGCAGGATGTCGAGGAGCATGCCGGCCAGGGGCATCACCATGTGGCGGCCCCAGCAGCGTTCGGAGACGTGGCCGAAGGGGAGGTAGCCGGGGTGGTCGTCGGGGTCCAGGGTGGCCCAGCGGGCGGGGCGGAACACGTCGGGGTCGTCCCAGAGTTCCGGGTCGCGGTGGCTGAGCAGGGGCAGGAGCAGGACGTCGTCGCCGGTGCCGATGCGCGCGTCGAGGGCGGTGTACTCGGGGGACGCGTTGCGCAGGATGTTCCAGGACGGCGGGAGCAACCGCATGGACTCGTACAGGATGTGCTCGTTGGGTGTCTCGTCGTCGAAGGGTGCCCCGAGCCAGTACGCGTTGGCGACGAGCGTGGAGACGGTGAAGCAGACGGGCGCGGCGGCGCGCCGGTACAGGCCCATGGCGTAGCGGCGGTCGCCGTACGTCGTGGCGTTCGCGGTGAGGCCCGCGATGCTGGTGACGAGCGCGCCGGGGCGGATCCTGCCGGGCAGGGCGGCGCCGGTCGCGATGACCGTCCACGTCAGCTTGGGCGTCAGCTCCAGCGTGCGGTCCATGAGGATGCGCAGCCGGTACGGGTCGGCGCCGAGGATCAGGTCGCGCAGATACACGTGGCCGACGTGCGGCCACGTGCCGGAGAGGTTGAGCCGACCGGGCAGGGGCTTCTTCAGCGCGGCCCGTACGTCACGGCCGATGGCCTGCATGACGGTGGCGGCCTCGGTGCGCGGGATGGAGCGGCCGTGCAGCGGCTTGAACGTGGGGCGTTCGCGTTCGGTGGCGGGGCGTGCGGCGAGGATCCGGTCGGTGAGGACGGGCCCGGCGACGCCGACGGTGTCGTCGTCCAGGCGGAACACGTCCTGCCCGCGGTGGTCGCGCAGCAGGGCGTGGAGTCGCGGCGTGAAGACGGTGGTCCGCGCGAGCCGGTCGGTGCCGGAAATGGACATCGGGGTCTCCCAGGGCGGGCGGGCCGAGCCCGGCGGCCGGTTCGCGGCACGCCGGGCCCGGGCCTCAACGGCGCATTACGTCCCTGCGGTCGGCGACAGGCAGCCCGCCCGGCACCGACTGGGCCGGCCTAGTACCAGTGGTACCAGGCGTACGCCTTCAGGCTCTTCTCGCCGGTGATCTTCTTCTTGAGGGAGCGGACAACCTTCATGTGCATACCTCCGGTCGTTTCCGTCGGCGTCCATGCGGGACATGGACCTGCGAGGAGCATCGACCGGCCCGATCAACGTCCGATAAACGGCTGCGCGACGCGCGTGAGCGGAGCATCAGCGGTCCGCATGCACGCGCACGACCTCACAGGTCGGCGAGCGCCCCGTCCACCGTGGCGAGGAGGACCTCGCGGTCGTCCTGTACGCGGCTGAGGACCCGCAGCCCGTAGTACGTGCTCTGGACCCGGCGGGCCACGACCCTGGCGTCACCGGTCGCGCGGATCTCCCCCGCGGCGCGTCCCGCCTCGACGACCGCGCACAGTTCGTCCTCGACCCGGTCGAAGCTGCGCCGCACCGCTTCCCTGACCTCGGGGTCGTACCCGGCGGCCTCGACGGCGGCGTTGATCGCGAAGCAGCCGCGCGTACCCGCCGCGCCCTTCGCGTCCGCGTCACCGAGGTCGGCGTCGACGGCGTGCGCCATCATGGCGCGGAGCCGCTCCTTGGCGGACCCGTCGCCGCGCAGGATCGCGACCTGCTCCTCGGTGGCGGTGTCGTGGTAGCGCCGCAGAGCGCGGAGGTAGAGCTGCCGCTTGCCGCCGAAGGTGTTGTAGAGGCTGGAGGGTCCGAGGCCCGTGCTGTCGCACAGGTCGCGCGTGGAGGTGGCTTCGTACCCGTGCCGCCAGAACGTCTCCATGGCCGCGGTGACGACGCGGTCCTCATCGAACTCCCGGGGTCTGGCCA</text:p>
          </table:table-cell>
          <table:table-cell office:value-type="string" calcext:value-type="string">
            <text:p>, ATGAAGGTTGTCCGCTCCCTCAAGAAGAAGATCACCGGCGAGAAGAGCCTGAAGGCGTACGCCTGGTACCACTGGTACTAG, 19700, 19781(-)</text:p>
          </table:table-cell>
          <table:table-cell table:formula="of:=LEFT([.J229];FIND(&quot;),&quot;;[.J229])-1)" office:value-type="string" office:string-value="" calcext:value-type="error">
            <text:p>#WERT!</text:p>
          </table:table-cell>
          <table:table-cell table:formula="of:=MID([.J229]; FIND(&quot;),&quot;;[.J229]) + 1; FIND(&quot;),&quot;;[.J229];FIND(&quot;),&quot;;[.J229])+1) - FIND(&quot;),&quot;;[.J229]) - 1)" office:value-type="string" office:string-value="" calcext:value-type="error">
            <text:p>#WERT!</text:p>
          </table:table-cell>
          <table:table-cell table:formula="of:=RIGHT([.J229];LEN([.J229]) - FIND(&quot;),&quot;; [.J229]; FIND(&quot;),&quot;; [.J229]) + 1))" office:value-type="string" office:string-value="" calcext:value-type="error">
            <text:p>#WERT!</text:p>
          </table:table-cell>
          <table:table-cell office:value-type="string" calcext:value-type="string">
            <text:p>, AWYHWY*, 19700, 19781(-)</text:p>
          </table:table-cell>
        </table:table-row>
        <table:table-row table:style-name="ro1">
          <table:table-cell office:value-type="string" calcext:value-type="string">
            <text:p>WP_059247116.1</text:p>
          </table:table-cell>
          <table:table-cell office:value-type="float" office:value="1801501662" calcext:value-type="float">
            <text:p>1801501662</text:p>
          </table:table-cell>
          <table:table-cell office:value-type="string" calcext:value-type="string">
            <text:p>Streptomyces sp. SID7810</text:p>
          </table:table-cell>
          <table:table-cell office:value-type="string" calcext:value-type="string">
            <text:p>Streptomyces sp. SID7810 SID7810.c1, whole genome shotgun sequence</text:p>
          </table:table-cell>
          <table:table-cell office:value-type="float" office:value="1801501662" calcext:value-type="float">
            <text:p>1801501662</text:p>
          </table:table-cell>
          <table:table-cell office:value-type="string" calcext:value-type="string">
            <text:p>770896..771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985-10561']</text:p>
          </table:table-cell>
          <table:table-cell office:value-type="string" calcext:value-type="string">
            <text:p>GCGCCTCGGTGTCCTCGCCGCCTGGCGCGACACCGACCTGTTCACGCCCGCCGAACGCGCCGCCCTCGCCCTCGCCGAGGCGACCACCGCCGCGACCGACGGCGCCGCCCAGGACGCCGCCCGTGCGGCGGCGCGCGAGGTCCTGACCGACGATCAGACGGCGGCCGTGATCTGGGTCGCCGTCACCATCAACGCGTTCAACCGGGTCTCGATCATGAGCCGGCACCCCGTGCGGGCGGAGGGCTGAGGCGGCGACGCGGTGATCGATGGACGGATCGGTGCTGGTCACCTAGCGTTCCGCGCATGACGGAACGACGCGCGATACTCAGCGGCTCCACCTTCGAGGAGCAGATCGGTTACGCCCGTGCCGTGGTCGACGGGGACTGGGTGCATGTCTCCGGGACCACCGGCTTCGACTACACCGCCATGACCATCTCCGACGACGTGGTGGAGCAGGCCGAACAGTGCCTGCGAAACATCGGGGCCGCGCTGGCCGAGGCGGGGTGCGGCTTCGCCGACGTGGTGCGGGTGCGCTATCTGCTGCCGGACCGCGCGGACTTCGAGCCCTGCTGGCCGGTGCTGCGCCGCTGTTTCGGCGAGGTCCGGCCGGCCGCCACCATGCTGGAGTGCGGCCTCGCCGACCCCCGGATGAAGATCGAGATCGAGGTCTACGCCCGCCGCCCGACCGGGGACTGAGCAGGGCTCAGGGGGAGTGCGGGCGGCCCGCCGCCGTAGCACGGAACAGGCCGCCACGGACCCCGGTCACCGGCCCGCGCCCGCCTCGCCGGCCGCCGGGTCCGACGGACGGGCCCCCGCCGGTCACCGCCCCGCCGTCGCCCGGTCGGGCGGTGCCACCAGGTCGCTGCGCCGGAGGATCCGGGCCTCGCGCGGCAGCAGCCGGGGGCCGGCCACGACCAGGACCTCGCACTCGGCCCGGGCCGGCACGAACCGGTGCACCGGCCTGCGGTGCAGCCGGGCGAACGGGCCCCGCGGCCGGGCCATGCCGATGACCAGCAGGTCGTCCGGGGACGCGGCGATCGAGCACAGCACCGGCCCCGCCGACCCCCTGACCACGCGTCGTACGATCCTCAGGTCCGCCGGAGGCCCGCCCGCCGCCAGGTCGAAGGCCCGCTCCAGCCGCTGTCGCGCGTCGTCGGCCCACAGGCGGGCCCAGGACGGCTCCGGCTGGCGCAGATAGAGGGCCTCGCCCTCCGGAGGTTCCCAGGCCCGGACCGCCACCAGCGTCCGGCCGGTGGCGCGGGCCTCCTGAATGCCGCGGCGTAACGCGGCGAGTCCTGCGAGTGAGTCGCTCACCCCGACGACGACCTTCCCCGTTCGCTCGTCACCTGAGGGTTCGTGTGGTGCCATGCCGCCCACGTTAGGAAGGCCAATCTCGCTCGGGCAAAGTCCAATCGGGGAAAAGTGGCCTTGATCGGAGCAGATGCATGCGGGGTCCAGATCTCGCCAATGTGGGGCCGAGGGGCCGGCCGACGGGGACGCGGCGCGCGTCCGCTCTCGGTGACGGGCCGTCCGGCATCCGGGCGGTCGGCGGCGTCCGCCAGCAGCGGAGGGAGCCTCCGGCGGCGGTACGGCTCCCGCGTGCCGGGTGGTACGTCAAACCGGAGCACCGATGATCGGCGAAAGTCTGAAACCGACCACCTGGCCGCGATTTTGAACTCCCTGGTGATTAATCAGTCAACGATCACGGGAAGGTTCCGGGGCGTCGCCGACACGTGATCTTCACCGGCCCCCTCCGGTGCGGCGCGTGTCATCCGTCCGTCCCCCGAGGGGAGGTGCAGTGATGAAGCTCCTTTTCGCCCTCCGCAACCGCGTTGCCGCCGCCAAGAGCCTCAAGGCCAACGCCTGGTACCTCTGGTACTGATCCCGCACCCGCCGCTGTAGCGGTGACATCGTTGTCCGGCCGCACCGCGACGCGGTCCGGCCGGGCGGCGGTGTCCCGTCGTGCCGCGGCCTTCACCGCCCCCGTACCGGAGGAGCCATGCCGCCGTCATCCACCGCGCGTGCGCGCGCCACCGTGTTCGCCCCGCGGCTCGCCGCGCTCATCGGCGACCACCTGGGCCAGGACGTCTTCCGGCTCGAACCCGACACCGTCGGGGTCGCGGGACACGAGGTCGCCGACCGCATCCTGGCCGCGCGCCGGGCGACCGAGACCGAACGCCCCACCTTCAAACCGCTGCACGGACGGTCCATCACCCGCAGCGAGGCGTCCGCGGTCACCCGCACCATCGGCAACGACGTGCGCGAGGCCCTGGCCCGGCCGCTGCCCGAGGACGTGGATCTGGCCGGTCCCTGGCCGCTGACCGGGCACCTCTTCCTGCGCGATCTGATACTCGGCCAGGACCCCTACCGGCTGCGGATGCTGATGAGCCGCAACCTCGAACTCACCCCCAAGCTCACCTGGTCGGTGATCGCGGTCGGTGCCGCCCTGCCCGGCTGGCCCCGCCCGGACGCCCGGCTCACCGGCCTCGCCGACCGCGCGGCGCGGGCGCGGGGGTACCAGGAGCGGCGGTACGCCATGGGGATGTACCGCAGGGCCGCTGCGCCCGTGTGCTTCACCGTCTCCACCCTGGTGGCCAACGCCCTCTGGCTCGGCTCCCCGTTCGACGACGGCATGTCCCCTCGCCACATCATCCTGGAGTCGCTGCGGCTGCTGCCGCCGTCCTGGAACATCCTGCGCAACGCCTCGCCCGAGTACCCGGCGATCGACGGCCGGATCGGCGAGCGCGACGACGTCCTGCTGCTGCCGCTGCTCTCCCACCGGGACCCCGCTCTCTGGGACGATCCGGACGCCTTCCGTCCGGAGCGCTGGGACGGCCTCGACCCGGACACCGCCCCGGGCTACCTGCCCTTCGGGCACTCGTCGGAACGCTGCTGGGGCCGGCACATGGTCATGCCGCTGGCCGAGCTGCTGCTGGACCTGATCCGCAGCTCCGGGCTGGTGGTCGACCCCGGTCAGCGGGTCGGCAAGGTTCCGCTGCTGGGCCTGCTGGGCGTGGAGGAGGTACGGCTGATCCGGTCACGCTAGCGGGGCAGCGGACCGGCGGGGCACCGTTGGGTGCGGCTGCAATGTCAGGTAGCCTGACATTGCCACGTCGGAACCGGAGGCTCTGCATGACCATCGAGTACGCCACCCGCCACCGCGCCCGCTCCTTCATCCCGCCGGAGCCGGGCAAGCCCTACTTCATCGAGAAGGGGCTGGGCGACCGCGCGCACCTGTTCGGTGACCTCGTCACGATCTACGCGGGCGGCGAACAGACCGAGAACACCTTCAACTTCTTCACCTGCGAAGGCCCCAAGGGGGAGCTGATCCCCGCCCACTCCCACGCGGACACCTACGAGGTCTTCTACATCACCCAGGGCGCCGTACGGCTCTTCGTGGAGGACCTGGAGGGCGAGCAGCACGAGAAGCTGCTCACCCCCGGGGACTTCGGCTTCGTCCCGAAGAACTGCACCCACGCCTACCGCATGGAACGCCACCACTCACAGGTCGTCGGCGTCGCCGCCGGGCCGGGCGGCACCTTCGAGCGGTTCTTCGAGACCCTCGGCACACCGGCCGACGAACTGGGCCTGCCGGCCCGGCCCTTCGTCCCCGCCCCGGAGAAGTTCGCGACCGTGCCCGGACAGTACGACGTCCGCTTCCTCCCCGACCACCAGTGGCGCACCGGGAGCTGACCGCTGTGCCGTACGTCGAGGCGCTGTCGGCGGGCGTCCTGGTAGGCGCCCTGTACGCGCTGCTGCGGGTCGGGTCGCCGGCGCCACCGCCCGTCGCCCTGTTCGGCCTGCTCGGCATGCTGCTCGGGCAGACGCTGCCGGAGACGTGGTGAGACCGCCGACCGGGGCGCGGCGGGCCGCCGTCGCCGCTTTCCTGCGCGCCGCCGCTCCCGCCTTCGCCGCAGGCGCGCTCATGGGCGCCGTCTACTGGTCCCTCGGCCTGCGCTCACCCGCCCCGCCCCTGCTGGGCCTGACCGGCCTGCTGGGCATCGTGATCGGCGAACGCGCGGTGTCGGCGCTGCGGCGGCGCGGCCGGGCAGCCGGATCGGCGTCCGTGGTCGGACCGGCGTCCGTGGTCGGAGCGGCGCCCGCGCCCGGACCGGCGCCTGTTGTCGGAGCGGCGCCCGCGCCCGGGCCGACACCCGCGCCCGGCACCGGCAGGCGCGACGGCGGCACGGGCGGGCGCGACGGCGGCGCCGGACCAGGTTCCGCGTCCGCCGGACCAGGCGCCCCGCACCCCGCTGGTGAGCACCCGCCGATGGTCACCCCTGCCGATGATCACCCCCGTCGGTGACGCCCGGCTTCCAGCCCCCCCCCCCCCCCCCCCCCCCCCCCCCGCCCCGCCCCCCGACCCACCCACGAGGACCCACGATGACCACACCCGCCGACCGTCCCGGCCTCGTCGACGTCCACGCCCACTTCGTCACCGAGTCCTACGTCCGCCAGGCCAGGGCGGCCGGGCACGAGCGGCCCGACGGGATGCCCGCCTGGCCGGCCTGGTCCGCCCGGGCCCACCTGGAGCTGATGGACCGCAGCGGCATCGACACCGCCGTGCTGTCGGTGTCGTCCCCGGGCGTGTCCTTCGGCGCCCCGGCCGCCGCCCGGGCGCTGGCCCGCGAGGTCAACGAGGACGGCGCCGGGATCGTACGCGACCACCCCGGACGGTTCGGCCTGTTCGCCTCGCTGCCGCTCCCCGACGTCGACGGCGCCCTCGCCGAGATCGCGTACGCCTTCGACCAGCTCCACGCCGACGGCGTCGTGCTGGAGACCCACAGCCACGGCGTCTACCTCGGCGACCCGCGCCTGGAACCCGTCTTCGCCGAACTGAACCGGCGCCGGGCCGTGGTCTTCGTCCACCCCACGTCACCGGTGTGCTGGGAGCAGTCCGCGCTCGGCCGGCCGCGCCCCATGGTGGAGTTCGTCTTCGACACCGCCCGCTCCGTCACGGACCTGCTGTTCGCCGGGACGCTCGAACGCCATCCGGACCTGAAGGTGATCGTGCCCCACTGCGGCGGGGCGCTGCCCGTCCTCGCC</text:p>
          </table:table-cell>
          <table:table-cell office:value-type="string" calcext:value-type="string">
            <text:p>, ATGAAGCTCCTTTTCGCCCTCCGCAACCGCGTTGCCGCCGCCAAGAGCCTCAAGGCCAACGCCTGGTACCTCTGGTACTGA, 770697, 770778(+), GTGATGAAGCTCCTTTTCGCCCTCCGCAACCGCGTTGCCGCCGCCAAGAGCCTCAAGGCCAACGCCTGGTACCTCTGGTACTGA, 770694, 770778(+), GTGGGTCCTCGTGGGTGGGTCGGGGGGCGGGGCGGGGGGGGGGGGGGGGGGGGGGGGGGGGGCTGGAAGCCGGGCGTCACCGACGGGGGTGATCATCGGCAGGGGTGA, 773170, 773278(-), GTGTCATCCGTCCGTCCCCCGAGGGGAGGTGCAGTGATGAAGCTCCTTTTCGCCCTCCGCAACCGCGTTGCCGCCGCCAAGAGCCTCAAGGCCAACGCCTGGTACCTCTGGTACTGA, 770661, 770778(+), GTGCGGCGCGTGTCATCCGTCCGTCCCCCGAGGGGAGGTGCAGTGATGAAGCTCCTTTTCGCCCTCCGCAACCGCGTTGCCGCCGCCAAGAGCCTCAAGGCCAACGCCTGGTACCTCTGGTACTGA, 770652, 770778(+)</text:p>
          </table:table-cell>
          <table:table-cell table:formula="of:=LEFT([.J230];FIND(&quot;),&quot;;[.J230])-1)" office:value-type="string" office:string-value=", ATGAAGCTCCTTTTCGCCCTCCGCAACCGCGTTGCCGCCGCCAAGAGCCTCAAGGCCAACGCCTGGTACCTCTGGTACTGA, 770697, 770778(+" calcext:value-type="string">
            <text:p>, ATGAAGCTCCTTTTCGCCCTCCGCAACCGCGTTGCCGCCGCCAAGAGCCTCAAGGCCAACGCCTGGTACCTCTGGTACTGA, 770697, 770778(+</text:p>
          </table:table-cell>
          <table:table-cell table:formula="of:=MID([.J230]; FIND(&quot;),&quot;;[.J230]) + 1; FIND(&quot;),&quot;;[.J230];FIND(&quot;),&quot;;[.J230])+1) - FIND(&quot;),&quot;;[.J230]) - 1)" office:value-type="string" office:string-value=", GTGATGAAGCTCCTTTTCGCCCTCCGCAACCGCGTTGCCGCCGCCAAGAGCCTCAAGGCCAACGCCTGGTACCTCTGGTACTGA, 770694, 770778(+" calcext:value-type="string">
            <text:p>, GTGATGAAGCTCCTTTTCGCCCTCCGCAACCGCGTTGCCGCCGCCAAGAGCCTCAAGGCCAACGCCTGGTACCTCTGGTACTGA, 770694, 770778(+</text:p>
          </table:table-cell>
          <table:table-cell table:formula="of:=RIGHT([.J230];LEN([.J230]) - FIND(&quot;),&quot;; [.J230]; FIND(&quot;),&quot;; [.J230]) + 1))" office:value-type="string" office:string-value=", GTGGGTCCTCGTGGGTGGGTCGGGGGGCGGGGCGGGGGGGGGGGGGGGGGGGGGGGGGGGGGCTGGAAGCCGGGCGTCACCGACGGGGGTGATCATCGGCAGGGGTGA, 773170, 773278(-), GTGTCATCCGTCCGTCCCCCGAGGGGAGGTGCAGTGATGAAGCTCCTTTTCGCCCTCCGCAACCGCGTTGCCGCCGCCAAGAGCCTCAAGGCCAACGCCTGGTACCTCTGGTACTGA, 770661, 770778(+), GTGCGGCGCGTGTCATCCGTCCGTCCCCCGAGGGGAGGTGCAGTGATGAAGCTCCTTTTCGCCCTCCGCAACCGCGTTGCCGCCGCCAAGAGCCTCAAGGCCAACGCCTGGTACCTCTGGTACTGA, 770652, 770778(+)" calcext:value-type="string">
            <text:p>, GTGGGTCCTCGTGGGTGGGTCGGGGGGCGGGGCGGGGGGGGGGGGGGGGGGGGGGGGGGGGGCTGGAAGCCGGGCGTCACCGACGGGGGTGATCATCGGCAGGGGTGA, 773170, 773278(-), GTGTCATCCGTCCGTCCCCCGAGGGGAGGTGCAGTGATGAAGCTCCTTTTCGCCCTCCGCAACCGCGTTGCCGCCGCCAAGAGCCTCAAGGCCAACGCCTGGTACCTCTGGTACTGA, 770661, 770778(+), GTGCGGCGCGTGTCATCCGTCCGTCCCCCGAGGGGAGGTGCAGTGATGAAGCTCCTTTTCGCCCTCCGCAACCGCGTTGCCGCCGCCAAGAGCCTCAAGGCCAACGCCTGGTACCTCTGGTACTGA, 770652, 770778(+)</text:p>
          </table:table-cell>
          <table:table-cell office:value-type="string" calcext:value-type="string">
            <text:p>, AWYLWY*, 770697, 770778(+), AWYLWY*, 770694, 770778(+), GDHRQG*, 773170, 773278(-), AWYLWY*, 770661, 770778(+), AWYLWY*, 770652, 770778(+)</text:p>
          </table:table-cell>
        </table:table-row>
        <table:table-row table:style-name="ro1">
          <table:table-cell office:value-type="string" calcext:value-type="string">
            <text:p>WP_161363785.1</text:p>
          </table:table-cell>
          <table:table-cell office:value-type="float" office:value="1801815303" calcext:value-type="float">
            <text:p>1801815303</text:p>
          </table:table-cell>
          <table:table-cell office:value-type="string" calcext:value-type="string">
            <text:p>Streptomyces sp. SID3343</text:p>
          </table:table-cell>
          <table:table-cell office:value-type="string" calcext:value-type="string">
            <text:p>Streptomyces sp. SID3343 SID3343.c1755, whole genome shotgun sequence</text:p>
          </table:table-cell>
          <table:table-cell office:value-type="float" office:value="1801815303" calcext:value-type="float">
            <text:p>1801815303</text:p>
          </table:table-cell>
          <table:table-cell office:value-type="string" calcext:value-type="string">
            <text:p>4513..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GGAGTGCGTGGTCATCTCGCCGCCGCGCAGCAGTTCGCGCGCCTGCTCCGGTGTGAGCGGGGGTTGACCCGGGCGCTGCTGCTCGGCGTGGTGCAGGCGGTCCGAGAGCAACGGCACTTCCGCGCACCGGCCGTGGCCTTTGCTGCGTTCGCCCTCGGGGATCCGTTCGTACAGTTCGTCGATCGCCGGATGCGCGTTCACGTCGCCGCCGCGCACGCTCGTGTGGCTGGTGACCACGCCGTCGTGGTGGAACGAGCCCGCCATGGTGGGACGCGTCGACGGGCCCACCTGGCGGTCGGCGGCGACGGCACCTCGGGTGTCGTTCGCCAACTGCCGGGAGCTGTCGCCCATGACCGAATGTCGTTCCTGGCGACCGCGGTCCGAGCCGTCGAGGAACGTGGTGCGTCCCTCGTAGCCGACGGTCGCGCCGCGGCCGGTGGGTCCTTGCGTGCGTCGGATGGCCGGATTGCCGCCGGGGCCCTGCCAGTCGTAGGGCTTGCGGAAACCGGCGTACGGCGGCGGCCCGTTGCCCGTACCGCCACCCGAACCGCCGCTTCCGCCCGGCCGTTGCGGGCCGGACAGCGGATTGGGGCGCGACGACTTGCCGCCCTTGCCGCCGGACGGGCCGGCTCCCGGGCGACCGGGCGCGCCGCCCTGCCCGCTCGGGCCGCCCTTGCCGCCGGGGCCCTTGAGCAGGCTGTTCAGCTTGTCGGCGACGGCGCGGTCGGCCTTTTCGGTGCGGGCGCCGCCGTCGCGCAGGTTCTGCGCGGTGTGGCGAACGGTCCGGTGCAGGGCCTGCCCGGCGCGACTGTGCCCCTGCGAGATCGGCTCGAAGACCTTCCCGAATGCCTGCCCCAGGCCGTCCTTGTTCCAGAACGAGCCCTTGCTCTGCAGGACTCCGGACAGCTTGGAGTGCGCGGCCTCGATCCGGGCCGCCGAGGCGTCGATGCCGCTCGCACCGGTGGCGACGCTCTCCGGCGAGTGCTTGAAACCCTGCCCGCCTCGCGGCGGCGGAGCCACCGGCCTCGCCGGTGTGCCGCCGGTGCCGGCGCCCGGAGCGGAACCCGAACCGCTTCCCTCGGTGCCGGTCGCGCCGCGCTTGGGCGGTGGACCGACGGGCTTGCCGTCGTGTCCGGGCGGGCTCGCATCGGGCTTGTCCGCGGTCGAACCCGGTGGATGGTCGGTGGTGTTGTCGTGGCCGCCCTTGCCGCCCTTGCCGCCTTTGCTCACGGGCGCCGGCCCGTTCGCGCCGGCAACGACCGCGTAGCGCGATCGAGACGTCTCGACACCGTCAACCTCATGACCGACCCCCGTCGTCGTCAGGCCCAGCGAACAATGGGCGCAAGCCTACCCGCCGGTGGATCTTGTGGAGGTGGCCGGACGACGTCGTCACGGCCACTGGCGAGCGGGTCGATTTCGCATCGATCCGACGCAATGCCGGTAATGCGATGGATCATCGCCCCGACCCGAAGAATCGTTAAAACAGATTATCCGGCAAGCCGGGGACAATCCATGTCCCGGGTTGGCTTGATTCGACGCATACAACGCCTGCGCTTTCCGCTGATCGCACGCGGTGGAGGACATTGCGCTTAGCCGCAAGGATTTTCGAGGCGTGACTTCGACGCGATCGAGGCCGCCCTTCGGGCCCTGACGCAGGGTTACATATTGACAACGCCTTTGCGACTGGGCTCTACTTTTCCCGACGGCGAACAGCGGAAATAATTTCTCGCAACCAGCCGGAATTACCGCTCTGAGCTGTCTCGGTCATGCCCGAAAGGGTCGGTCCACAGTCAAAGGGAGGTGCTGTCGTGAAGATTCTTTTCTCTCTCAAGGAAAAGTTTACGCCTGAGAAGAGCTTGAAGGCGTACGCCTGGTACGCCTGGTACTGAACCGACGAAGCGGTCACCTGTACAGGGACGTGATTCGTCTTCCGGGCCCGTGTCCGGCGAAGCCCCCACCGGCCCGCCGGGCGCGGGCCTCCCGCTTTTGGAGACCAGGATGCACGTATCAGGGACGGGCCGGAGCACCCGGACCACCGTCTTCGCGCCGAGACTTCAGGCCCTCCTGCGCGACCATCGCGGCCAGGACGCCTTCCGCCTGGATTCCGACACCGTCGGCGTCGCCGGGCCCGCACTGACCGACGCCATCCTCGCCGCCAGACCGGCCGGCGAGCTGGAGCGCCCGACCTTCAAGCCGCTCCACGGGCGATCGATCCCCCGCGCCGAGGCGTCGACGGTCATGCGGGCCATCGGGCGCGACGTCCGGGCCGCACTGGCCAAGCCCACCGCGAAAGACGTCGATCTTTCCGGGGAATGGCCGCACGTCGGGCACGTGTATCTGCGCGACCTGATTCTGGGCGCCGATCCGTATCGGCTGCGCATCCTCATGGACCGCGCCCTGGAACTGACCCCCAAACTGACCTGGACGATCATCGCCGGCGGCGCGGCGCTGCCCCGCGGGCTCCGCCCGGGGGCGCCCGTATCGAGCATCGCGGGACTGACCGCCGAAGCCTCGACCTACCGCGACCGCCGCTACGCCATGGGCTTGTATCGGCGAGCGGCCGCCCCGGTCTGTTTCACCGTCTCCACACTCGTCGCCAACGCGCTGTGGCTGGGCGCGCCCTTCGCCGACGACACGCCCAACCCGTCGATCCTCTACGAGTCGATGCGGCTGCTCCCGCCGTCCTGGAACATCCTGCGCCACGCGTCCCCCGAATATCCGGCGCTGGACGCACGAATCACCGCGGCCGACGACGTGCTGATCCTGGCGCTGCTCAGCCAGCGCGACCCCGCGATCTGGGACGACCCCGACGAGTTTCGGCCCGAGCGCTGGGACCGACTCGACCCCGACGACCAGGCCGGTTACCTCCCGTTCGGGCACGTCTCCGAACGCTGTTGGGGTCGGCACATGGTGATGCCCCTGGCCGAAATGCTGCTCGACCTGCTGCGCGGAGACGGTCTGACCGTCGACCCGAGCCAGTACACGGCCGAGGTGCCCCTCGCCGGCCTGCTCGGCGTGGCCGGGGTCCGCGTCACCCGAGCCTGAACCCGAGCGCGACGCGCACACGGCTGCCCGTACCGGAGATATCCCGGTCCGGGCAGCCGTCACGTACTCGCGGGCCGCGCCACCCCGCGTGCCCGCCGGGTCGGCCGACTCAGCCCCGCGCCGAGGCCGCTGCCTGATCGGGGTCCGGATCGCCGAAGGAGGAAGGTTCCTGCGGATCGTGTTTGCCGAAGTAGGCGACCGCCACCGCTCCCGACACCGCGAGCACGAAGCCCATGATCGCCATCCACGCGAGACCGTCCCGCGAGGTGTCGCCCAGCCACAACACCCCCACCGCGCCCGGTACCACCGTCTCGCCGACCACCAGGGCGGCCGTCGCCCCGTTGACCGAACCGATCTGCAACGCGATCGTGTGCAGGTACATGCCGCCGATACCGCCGATGAGCACCGCGTACAGCGCCGGGTCGGCGGCGAGCCTGCCCAGGTCGAACGGGTCGATCCCGTCCAGGATGCGCACCCCGATGCCGAGGCCACCGAAGCCGAGCCCCGACAACAGACCGGCGACGATCGCCCCGTTGGCGCCCAGGAATCGGACCAACACCGTCCCGCCCACGATCACCACGATCGTGACGATCAGCACCCACCAGTGGGTGGCCCGAGGACTGTGCCCGTCACCCTCGGGACCGGCCGCGATCCCCAGCAGCACGAGTGCTCCGCACACCACGCCGATCGAGGTCCAGTCCGCCCGGTGCAGCTTGATCCCGAGCAGCTTGATCCCGAGCACGGCCGTGATCACCAGGTTCGCGCTGATGATGGTCTGCGACAGGAACAGCGGCAGCAGCCGCGCCGCGAGGGCGCCCAGCGCGAAGCCGACGAAGTCGAGCACCGTCCCGAGGATGAACTCCCACGTGACCGCCGCCTTGGCCGTCGACGACAGACTCGGCCCGCCGTAGCCGGTGACCGCCGAAGGGCTCCCGGGGTCCTGCTTCGCCGCCTCCTCGCGCGCGGATCTGCGCGATCCGACCGCTTGCAATACCGAGCCCACGCCGTAACACGCGGAAGCCGCGACGGCAGTGGCGAGACCGACGATCACTGAAAACCCCATTTCGCACGTCGACGGCACGACGGAGATCCCGCCGAGCCGTTCCGGGGCTAACGAACGCGGTGCGGCGGTGATCCCCGAAACACCGATTCTCCGTGATCCGCCGCGCGAGACCCCCACCGGACCGGCCGGTCCCCGTCGCGGCGACCGGGCCGTCGCCGCGACGGGTTCGGCTGCCGGCTCCTCGAACACCGGCCGGCTCGTCCACCGGCTCGCTCGTCCACCGGCTCTTTCGACTAGCGACTCGTGGGTGGCCTGTCCGACCTGGCCAACACCGTGCCGTCGGCCGCATAGGCGACCACCACCCCTGTCCCACCGCCGATGGACGGATGCGACACGTCGCGCGACACGGGGGCTGCGTCGAGGTAGTACACCGCCCAACCGGGCGAGCCCGCGAGCGTGAGCACGTGCGCGTCCAGGGTCCGGTCGGCGAATTCGATGGTGACCCGGGCCGGGGCAAGCGTGGCCTGGTAGCGAAACGCGCCGGTGTACAGGGCACCGTCGGACCCACCGAAGACGCGAACGTTGATCGAGCCGAATCCCAGATTGCCGTCGAGCACCTTTTTCGCCTGCGGTTCCGCGGGCGACGTCTGCCCGGGCGCGGGTGGCACCTCGACCACGTGTTGCCCGTCCGCGGTCAGCCACAGCACCCGGCCGGCCTCGGCGGTGACCTGTTCCCCCGGCGCCACCGTGCGCACCGGGGGGGCGGGGGCCGAGGGACCGGGTGACGGCGTGCCGGGCGCCGGGCCGATCGAGGCGGACGAGGACGGCCCGGGCACCTGTGCCGGCAACTGTGTGACGGCCGGCCCGGAAGCGCTCTCCGAATGGCCGAGCCCCACCGCGACGACGGCCGAACACATGACGACGACCACGCCCATCGCTCCCCGAACCAGGGTCAGGCGCCTGCGGATTGCCGTACCTCGGCGCACCACCTCGGCAA</text:p>
          </table:table-cell>
          <table:table-cell office:value-type="string" calcext:value-type="string">
            <text:p>, GTGACGGCGTGCCGGGCGCCGGGCCGATCGAGGCGGACGAGGACGGCCCGGGCACCTGTGCCGGCAACTGTGTGA, 7343, 7418(+), GTGAAGATTCTTTTCTCTCTCAAGGAAAAGTTTACGCCTGAGAAGAGCTTGAAGGCGTACGCCTGGTACGCCTGGTACTGA, 4322, 4403(+)</text:p>
          </table:table-cell>
          <table:table-cell table:formula="of:=LEFT([.J231];FIND(&quot;),&quot;;[.J231])-1)" office:value-type="string" office:string-value=", GTGACGGCGTGCCGGGCGCCGGGCCGATCGAGGCGGACGAGGACGGCCCGGGCACCTGTGCCGGCAACTGTGTGA, 7343, 7418(+" calcext:value-type="string">
            <text:p>, GTGACGGCGTGCCGGGCGCCGGGCCGATCGAGGCGGACGAGGACGGCCCGGGCACCTGTGCCGGCAACTGTGTGA, 7343, 7418(+</text:p>
          </table:table-cell>
          <table:table-cell table:formula="of:=MID([.J231]; FIND(&quot;),&quot;;[.J231]) + 1; FIND(&quot;),&quot;;[.J231];FIND(&quot;),&quot;;[.J231])+1) - FIND(&quot;),&quot;;[.J231]) - 1)" office:value-type="string" office:string-value="" calcext:value-type="error">
            <text:p>#WERT!</text:p>
          </table:table-cell>
          <table:table-cell table:formula="of:=RIGHT([.J231];LEN([.J231]) - FIND(&quot;),&quot;; [.J231]; FIND(&quot;),&quot;; [.J231]) + 1))" office:value-type="string" office:string-value="" calcext:value-type="error">
            <text:p>#WERT!</text:p>
          </table:table-cell>
          <table:table-cell office:value-type="string" calcext:value-type="string">
            <text:p>, PVPATV*, 7343, 7418(+), AWYAWY*, 4322, 4403(+)</text:p>
          </table:table-cell>
        </table:table-row>
        <table:table-row table:style-name="ro1">
          <table:table-cell office:value-type="string" calcext:value-type="string">
            <text:p>WP_158921329.1</text:p>
          </table:table-cell>
          <table:table-cell office:value-type="float" office:value="1795976341" calcext:value-type="float">
            <text:p>1795976341</text:p>
          </table:table-cell>
          <table:table-cell office:value-type="string" calcext:value-type="string">
            <text:p>Streptomyces broussonetiae</text:p>
          </table:table-cell>
          <table:table-cell office:value-type="string" calcext:value-type="string">
            <text:p>Streptomyces broussonetiae strain T44 chromosome</text:p>
          </table:table-cell>
          <table:table-cell office:value-type="float" office:value="1795976341" calcext:value-type="float">
            <text:p>1795976341</text:p>
          </table:table-cell>
          <table:table-cell office:value-type="string" calcext:value-type="string">
            <text:p>3983531..398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474-6923', '7764-7925']</text:p>
          </table:table-cell>
          <table:table-cell office:value-type="string" calcext:value-type="string">
            <text:p>CGGCCGCCAACGCGATCTGCACGAACTCCCCGGCCGGGATCGTCGTACCGGCGATCGTCACCGGCTCGGTGGTGTAGCGCAGGCTCGCGAGCGCGAACGGGCTCTCGTGGCGCAGGACTTCCTCGGTCAGGCCGGGGACGAGCGCGGGATCGGCGCGTACGGCGGCGAGCTGCCCGGGATGCGTGAGCAGCGCGTACAGGCCGTTGGCGACGAGATTGACCGTGGTCTGGTGGCCCGCGATCACCAGCAGGAACGCCATCGAGGTGACCTCCTGCCCGGTGAGGCGCTCGCCGTCGGCGCGGGCGGCGAGGAGAGCGGAGAGCAGGTCGTCGCCGGGGTGGGCGCGCTTGTCCTCGACCAGCTCCCGCAGCCGCTCCAGCATGGTCTCGGCGGTCGGGACGGACACCTCCCCGTCTCCCCCGTCCCCGCCCACCGTGTGGCCCCTGACCTGGAGGATCCCGTGCGCGCCGGGGTCCGCGCCGAGCAGCTCGAAGATCACCGCGAGCGGCAGCGGCAGCGCGAACCGGGCGATCAGGTCGACCTCGCCCGCCTCGTCCGCCCGGTCCACCGCGTCGAGGAGTGCGGTGACGTGGGCCTCGATCCGGGGGCGCAGCTCCGCCACCCGCCGCTGGGTGAACGCCTGTTGCACCAGCCGGCGCAGGCGCGTGTGGCGCGGCGGGTCGGAGTTGAGCATGTGCGTGGTGAGCGCTCCGCCCGGACCGCCGCCCGGCAGGCCCTCGTGGCGGGCGTACGCCTCAGTCGCGCCGTCCTTGCTCAGCCGGGGGTCGGCGAGCGCCGCCCGGCAGGCGGCGTGCCCGGTGACGACCCAGCCGGCCAAGGGGGCGGCGCCGGAGAAACGGACCTTGCGCACCCCGCCCTCCTCGCGCCAGCGCCGGTAGACGTCGTGCGGGCGACCGGCGAAGGACTCGTCCACCGTCTCCGTGTCGTACGACATCTCAGGCAGCGGCACGGCGCACCTTCGTCACCTGTACGTCCTCCACGCCGAGCAGTCCGACGAGCGGGACCTTGGCGGAGCGCTGGTCGGGGCTGACCGCGAGGCCGGACCCGCGGATCAGGTCCAGGAGCAGTTCGGCGAGCGGCATCACCATGTGCCGGCCCCAGCAGCGCTCGGAGGAGTGGCCGAAGGGGAGGTAGCCGGGGGCGGTGTCGGGATCGAGGCTCTCCCAGCGCTCCGGGCGGAACTCGTGCGGGTCCTCCCACAGCTTGGGGTCCCGGTGCGTCAGGAGGGGCAGGAGCAGGACGTCGTCACCCGCGCCGATGCGGTCGTCGACGGCGGGGTACTCGGGGGAGGCGTTGCGCAGGATGTTCCAGGACGGCGGCAGCAGCCGCATGGACTCGTGGAGGATGTGCCGGTTCGGGGTGTCGGGGTCGAACGGCGAGCCGAGCCAGAGCGCGTTCGCGACCAGGGTGGAGACCGTGAAGCACACCGGGGCCGCCGCGCGCCGGTACATGCCCATGGCGTACCGGCGCTCGTGGTAGCCGCCGGCGTCGGCCGTCAGCCCCGCGATCGCGGTCAGCGGGGCGCCGCGCCGCCCGACCCGCCCCGGGAGCGCGGCGCCCGCCGCGATCACCGCCCAGGTGAGCTTGGGGGTCAGTTCGAGGTTGCGGCTCATCAGGATCCGCAGCCGGTAGGGGTCCTTGCCGAGGATCAGGTCCCGCAGGAACAGATGCCCCCTGAGCGGCCAGACCCCGGACAGGTCGACGTCCTCGGGCCCGGGGCGGGACCTCTTCAGCGCCTCGCGTACGTCGCCGCCGATGGTCCGCATCACCGAGGAGGCCTCGCCGCGTGAGATCGACCGTCCGTGCAGTGGCTTGAACGTGGGCCGCTCGGTCTCGGTGGCCCGGCGGGCGGCGAGGATCCGGTCGGCGACCTCGTACCCGGCGATGCCGACGGTGTCGGGTTCGAGCCGGAAGACGTCCTGCCCGAGATGGTCCCGGAACAGGGCGGCAAGCCGTGGGTGGAACAACGTGCGGCGCATGCGGGTCTCCGGAAGACCGAGGGGGCGGACGTCGGCGGGCGGCGTCGCCCCCGCCGGGCAGCGGGGGCGACCACTCGGCTTCGGCTTAGTACCAGAAGTACCAGGCGCTCGCCTTCAGGCTCTTCTGAGCGGACACCTTGTTACGGATGGCGAAGAGAAGCTTCATCACTACACCCCCTTTCCGGGTGGAGCTGTCACGCGCTTCCTCTTGTGGAGGTCGTGCGCAGATGGCTTCACAAGGCTCCGACGCGGGGATCAACAAATGATGAACGCGCAGCTCAGGGCATGTCCGGGCATGACAAAGGCCCCGCCGCTCGCAGCGACGGGGCCTGTGCCCACATGGGATGAGTGGAGATGGCGGGAATCGAACCCGCGTCCAACGGTGCGGAATCAGGGCTTCTCCGTGTGCAGTTCGCTGTGATTTTCTCAGCCCCGGCGATCACGCGAACAAGTCGCCGACGGGCTCAGTCACTGTTTGGTTTCCCTCTTCACCCCGTGACCGGGATCAAGGTTTAGTTCCCTAGCTGATGCCAGGATCCGGGTCGGGAACAGCCCCGGGCTGACACTTCGCAAGTCGCTACTTAGGCAGCGAGGGCGAAGGAATCGCGCTTGGTGTTGGCGATTATTTTTTGCGACATATGGTTTACGAGATCATTGCCGCTTCCTCGACACGCTTCCCCTGCTTCGACAGCCGCTGTCGAAACCGATCATCCCCATGTTGCCACTCTTGAATTAAATACAGCTCAACGCACACACCGGGTTCATCCGGTGTTGGCGCCATCGTACGTGACCAACCCACGCCGATGCCACCGTATTCCCTGGCTACACGCCGCGCTGCCTGCGCTTCGCCGCCGCGATCGCGCGGTCCGACTCGCGCCGGTCCTGCTTCTCCCGCAGGGTCTGGCGCTTGTCGTACTCCTTCTTGCCGCGCGCGAGAGCGATCTCGGCCTTCGCCCG</text:p>
          </table:table-cell>
          <table:table-cell/>
          <table:table-cell table:formula="of:=LEFT([.J232];FIND(&quot;),&quot;;[.J232])-1)" office:value-type="string" office:string-value="" calcext:value-type="error">
            <text:p>#WERT!</text:p>
          </table:table-cell>
          <table:table-cell table:formula="of:=MID([.J232]; FIND(&quot;),&quot;;[.J232]) + 1; FIND(&quot;),&quot;;[.J232];FIND(&quot;),&quot;;[.J232])+1) - FIND(&quot;),&quot;;[.J232]) - 1)" office:value-type="string" office:string-value="" calcext:value-type="error">
            <text:p>#WERT!</text:p>
          </table:table-cell>
          <table:table-cell table:formula="of:=RIGHT([.J232];LEN([.J232]) - FIND(&quot;),&quot;; [.J232]; FIND(&quot;),&quot;; [.J23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27152724.1</text:p>
          </table:table-cell>
          <table:table-cell office:value-type="float" office:value="1547559390" calcext:value-type="float">
            <text:p>1547559390</text:p>
          </table:table-cell>
          <table:table-cell office:value-type="string" calcext:value-type="string">
            <text:p>Streptomyces lydicus</text:p>
          </table:table-cell>
          <table:table-cell office:value-type="string" calcext:value-type="string">
            <text:p>Streptomyces lydicus strain WYEC 108 chromosome, complete genome</text:p>
          </table:table-cell>
          <table:table-cell office:value-type="float" office:value="1547559390" calcext:value-type="float">
            <text:p>1547559390</text:p>
          </table:table-cell>
          <table:table-cell office:value-type="string" calcext:value-type="string">
            <text:p>5787181..5786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077-12355']</text:p>
          </table:table-cell>
          <table:table-cell office:value-type="string" calcext:value-type="string">
            <text:p>GGCCCCGCCCCCCGGCTGACCGCCTTCACCTGCGTGGACGGGGCGGGCGACCTGCTCGTTCCCTGCGGCCGCTGCCGCCAACTCCTGTGGGAACACGGCGGCCCGGAGCTTCTGGTCGACACGGCGGCGGGCGTTCGGCCGCTGTCGGAGCTGCTTCCGGACGCGTTCGGGGCGGGGCATTTGAGGGGGTGACGGGGAACGGTGGGCAGTGGCTCCATCCCCGCCACCCACCGCCCCCGCCACCCACCGCCCCCGGCACCACCTGCTCGACCGTCGCCCCGCTGGAAGGCCCGAACGCTCCCGAAGCGTCAGGACCGGGCAAGACGCAGCCAGAGGCGTCAGGACCGGGCAAGACGCAGGTCGATCCAGGGAATGCTGTCCCCCGGCAACAGATAGCGCTCGGTCTCGACAAACCCGTGCTTCCGCGCGAATCGCAGCCCGTCCTCATTGGAGGACAGGACCACGGTCTCGATCACTTCGGCACCCAACTCCCGCGCCCGGCTGAGCCCGCGCGCATAGAGCTCCTCCCCGACCCCTGACCACGATGAGCTTCCAGCACGCGGGCGATCACGGTCACCGTCAGCGTGTCATCGGCAGGCGGGCGCACTGTGCTGCATCCGATGAGCTCGTCACCGGAGTACGCGACCTCCAAATGGTGCCGCTGTGCCCGCTCCCGTACCTCCTCCAGCGAAAGGAGGTGGGTGGGAATGATCGTGTTGTGGACGTGCTGCCAGTCCTTGAGGGCGTCGTCGCCATCCGGCCGCTGAATACGAAGATCAGACATCGCAGCAGATGACCCGAGTCCCTTCCGCACGTCAACTCCGTTTGCCACGCCGCCGAACGTCTGTGGCAGCCGCATGAAGGGGCCGGGCGGGCACATGGGCTACTGAGGTCGAACTCGTGTCGTCGCGGCCGTTCAGGTGGGACGGATGGTCAGGCCGTCACGGTCGAGCCATCGGTCGAGTCATCTGCACTTCGGACACTTCGAGCAATCCGTCGAGTTCGACCTTTCCCCTGGTCTGGCCCGGACTCACCACCAAGCCGTCCCGGCGCACGATGTCCAGGAGCCGTTCGGCCAGGGGCAGGACCATATGCCGGCCCCAGCATCGTTCGCTTACGTGGCCGAAGGGGAGATATCCGGGGTGGGTGTCTCCGTCCAGCTCTTCCCAGCGGTCGGGATGAAAGGCGTCGGGCTCGTCCCAGAGCTTGGGGTCGCGGTGGCTCAGCAGGGGAAGCAACAGGACATCGTCCTTCGGGCCGATCCGTGCGTCCACGTCCGAGAACTCCGGAGAAGCCATTCGCAAGATGTTCCATGAGGGGGGAAGCAGTCGGAGTGCCTCAAGGAGGATGTTCCGATTCGATACGTCATCGCTGAACGGAGCCCCGAGCCACAGGGCGTTGGTGACCAGCGCGGATACGGTGAAGCACACCGGCGCTGCCACCCGCCGATACAGGTACATGGCATAGCGCCGGTCACTGTAGGTCTTGGAATCGAGCACGAGAGCGGCAAGTTTTGACAGCGGCACGCCCTGCCCGGGCCTGCCCAACAAAGCGGCACCGGAGGCGACGGCCGACCAGGTCAGTTTCGGTGTCAACTCCAGCCTGCGGTCGACCAGAACCCGGAATCGCAGACGTTCGTTTCCGAATACGAGATTCCGCAGGTAAACGTGCGCCACATGCGGCCAGCGGCCGGTCAGGTCGACCGCCTCATCGAGGGGACGTTGCAGCGCGTTCCGCACGTCCGAGCCCACGGCTTGCATAAAGGTGGACGCATCCGTACGAGTAACGAGCCGCCCCTGGACGGGTTTGAAGGTGGGCCTCTCCTCCGCGTTGGCCGGCCTGCTACGGAGTAAGCTGTCCATAAGATCGGCGCCGGATATACCGATCGTGTCGGGCTCCAGACGGAAAAGCGACGCACCACGATAACGACTTAACAGTTCGTCGATTCTCGGCGCGAACTCGATGACCCGACCGCTCCCGCCGACGCGGTGCATAGGCATGAATGAACTCCGTGGGTAGGCAGCTCGCGCCGGCCAGAATTCCTGACCGACGCGAGCCCGGCAGGGAAACTGTCCAGTTAAATCCAGCCGTACCAGGCGTATGCCTTGAGGCTCTTTTCCGGGCGGAACTTCTTGACGATGCGAACGAGTTTCATGAGCACCTCCATTTGTGTGGTGAACGAGATACATTCGACGGCAGAAGATGTCGAGACCGGACAGAATTCCCGGCATTCATTTCAACTGCTGTGGAAAGTGAAGACCTGTTCGGAGAATGTGTCAAGTGACTCACATCACTTTCTGAATTGGCTCATTCACGTTTCGAATTCATCCATATTCACATCTCGGCAAATCGCTACTAATTAGTCCATTACCGACCAATGTGGGCACCGGAGGGGAGGGGGCGGCGTCGAATGGGTTGGTTTGGTCACGTATATGTGACATGGACATGTTCTGTGGGGCCTGTCGAAGGCATCCGGTCCCGGCTCCGCCGCGGTGGCTCTCCGGCACGGAGAACGCGAAGCGGCGGTGAAGCCGGCGCAGTCGGTCGTCTCGGCACGGCTCGCAGCCGGGGCGCAGATCGTCGGCCCGGTCGGGTCGGTGTTCTGGCATCAGGGCGAGTTCGGCTCGGGCGAGGACTGGCAACTCCTCCTCAAGGTCCGCGCCGATCGGCACGACGAGGTCGAGGCACCGGACTGACCTCAGGAACCTGTCAGTTCCAGCACCCCGGCCACTGCGGGCAGTTCGCGGTGTGAGCTGAGTCGGCGCAGGGGCGGCTTCGGCGGGGGCTATTTGTACACAGCAGCGCGCGCACGCCTAACGGAGCTGGCGGACCATCACGTCATGGTGAGGCGCGCTTTCCCAGGGGTGAGCCTCACCCACCTTGCGGTATCCCCAGGATCGATAGGCTGCTTGAGCTGCCTCGGCTTCTGGTAGCGAATTGAG</text:p>
          </table:table-cell>
          <table:table-cell office:value-type="string" calcext:value-type="string">
            <text:p>, ATGAAACTCGTTCGCATCGTCAAGAAGTTCCGCCCGGAAAAGAGCCTCAAGGCATACGCCTGGTACGGCTGGATTTAA, 5787258, 5787336(-)</text:p>
          </table:table-cell>
          <table:table-cell table:formula="of:=LEFT([.J233];FIND(&quot;),&quot;;[.J233])-1)" office:value-type="string" office:string-value="" calcext:value-type="error">
            <text:p>#WERT!</text:p>
          </table:table-cell>
          <table:table-cell table:formula="of:=MID([.J233]; FIND(&quot;),&quot;;[.J233]) + 1; FIND(&quot;),&quot;;[.J233];FIND(&quot;),&quot;;[.J233])+1) - FIND(&quot;),&quot;;[.J233]) - 1)" office:value-type="string" office:string-value="" calcext:value-type="error">
            <text:p>#WERT!</text:p>
          </table:table-cell>
          <table:table-cell table:formula="of:=RIGHT([.J233];LEN([.J233]) - FIND(&quot;),&quot;; [.J233]; FIND(&quot;),&quot;; [.J233]) + 1))" office:value-type="string" office:string-value="" calcext:value-type="error">
            <text:p>#WERT!</text:p>
          </table:table-cell>
          <table:table-cell office:value-type="string" calcext:value-type="string">
            <text:p>, AWYGWI*, 5787258, 5787336(-)</text:p>
          </table:table-cell>
        </table:table-row>
        <table:table-row table:style-name="ro1">
          <table:table-cell office:value-type="string" calcext:value-type="string">
            <text:p>WP_125813965.1</text:p>
          </table:table-cell>
          <table:table-cell office:value-type="float" office:value="1538916936" calcext:value-type="float">
            <text:p>1538916936</text:p>
          </table:table-cell>
          <table:table-cell office:value-type="string" calcext:value-type="string">
            <text:p>Streptomyces sp. WAC07149</text:p>
          </table:table-cell>
          <table:table-cell office:value-type="string" calcext:value-type="string">
            <text:p>Streptomyces sp. WAC07149 AA000360-4_WAC07149, whole genome shotgun sequence</text:p>
          </table:table-cell>
          <table:table-cell office:value-type="float" office:value="1538916936" calcext:value-type="float">
            <text:p>1538916936</text:p>
          </table:table-cell>
          <table:table-cell office:value-type="string" calcext:value-type="string">
            <text:p>190164..19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086-8745', '10008-9226']</text:p>
          </table:table-cell>
          <table:table-cell office:value-type="string" calcext:value-type="string">
            <text:p>GTGCACGGCGGGATGGGCTTCACGTGGGAGGCGGACGTCCACCTGCACCTGAAGCGGGCCTGGGTGCGGGCGGAGCAGTGGCACACGGCGGAGCGGGCGGAGGAGCGGCTCGCGGCGGCCCTGCTGGCGGAGGCTTCGACGTCATAGCGGCACATGGCGCTCTGTCACGGGAGGGCACGGGAGGAACGGCGCGGGACGCATGTCCGATTACAGAGAGTTGATATCGGTTTGTGTCCTTCGCCCGGCTCGATGCGGCCCGGCGGCGGGGGCGTGCCGCGATACGCTCCCACGATGCGAGCGGTTGAGCGGCGTGAGCGTCGCACAGTATGCACCACGCCTACTCCTTCGCGCTGGAATATGCCCGAAGCGCTTGTTGTGGTGACTGTATGTCAACCATGCTGCTCGGCACGGGGATCACAGTCGGTGATCCCATCCTGTCGCGAGGCGAAGTGTCCGCCGGTTCGGATGGTGTGAGCGGTGCAGGTGCTTCAGGTACAGCTTGAGGTAGGACCCGACCCCGCCGAGGTCGGCCGGGCGCGCCGGTGGGCGCGGTCCCGGCTGGCCGGCTCGGGGATGGGGGACGACGAACCGCTCGCCGAGACGCTGATCCTGCTGATCTCCGAGCTGGTCACCAACGCGGTCGTGCACACGGGCTGCCCGGCCGTGCTCCGGATGCTGTTCGGGGGGCCGGGCGTACGGGTCGAGGTGGCCGACGCCAGCGACCGCGCCCCGGCCAGGCGGCAGGCCGGCGGGGAGGACACCGGCGGGCGCGGCCTGGAGCTGGTGGACGGCCTCGCGGACCGCTGGGGCTGGCAGCGCGAGGGTGCGGGCAAGCGCATCTGGTGCGAGGTCGACCGGGCGGCGGGCGGCCCGGCGGAGGCTCCAGAGCAGGCTCCGAAAAATTGTGGGCTTATGCGGGAACCGCGCGTGTACCTCTAACGAGGTGTTGACGGTTCGTCACCTGTTGATCACCCTGGTGGTGAGCGATTCGTCGCGAGGGGACGCCAAGGGTCCTGTGCCTTGACGAGTGCGGGTCGTGGGGTGGCGGCTGCCGTGCCGCGCTCGGGGCGTGCACGACCGCACGCCGCCACCCGCAGGTTCCGCCGCTGTCACCGCCGCTGCGTAGGCTCGGCCGCATGGCCGACCTCTACGCGATCGAACTCGCCCTGACGCTCTCCGCCTCCACCCCGGAGCCGGTCCTCGCCCTGATCCGCGAGCACATGGCGCCGTACGCCGAGGACGGCGTTGCCGAGGACGGCGTTGCCGAGGACGGGGACGAGGGTGACGACTTCGCACCCCCGCCCTTCAAGGTCCTGGCGGCACGCGGCCCGGCGTACCGCGTGGGCGGAGAGTGCACCGCGGCCCTCACCCGCACCCCGCCCGGCTGGACCCTCACGGCCCGCCAGGAGATCCACGCCGAGTCCCTCCCGGACGCGGAGCAGCTCCTGAACGCCCTGACCCCCCACCTCACCACCCCCGAGGCCCCACTGGGCACCCTCCGCTTCTACGAGGACCCCGACCCGGAGCCGATCACCGCGGACGCGTCGGGGGCCGTGCGGCTGTCGTAATCCGCGGCGCGGAGGGTGTGGGGCCGGGCGCGGTTTCGTTGTCGGGGGAGATCGGCGGGAAGTCGGGGGTGGGAGGCTGGAATTGGGGGGTGGGATTGGTAGGAGCGTACATAAAGGGCTGGGGGGCGTTGTTTTGGGGTCCGGGGGGTGCTTACGGTGGCGGCGCATTCTCAGCGGACCGTCGCCGGTACGCCTCCGGCGGCGGTCCGTGATCCTTTGATTCGGCCACAAGCCATGGATTGGGAGAGGGGGTACGGCGATGAAGATGCTTTTTGCCATCCGTAACGCTGTTTCCGGTCAGAAGAGCCTCAAGAAGAGCGCCTGGTACTTCTGGTACTAGATCGGCACAGCCGCCCCGGCCGCCGCCCGGCGGCCGGGGCGGCGCAGTCGAGGTGCCGACCGACGGTCAGACGGATACATCGGAGTCCCCCATGTCCATCGCCTCCCCGCCGGCCACGCGGACCACGCAGTTCGCGCCCCGGCTGGCCGCCCTGCTGAGCGAGCACACCGGCAAGGACGCCTTCCGGCTGGAGCCCGACACCATGGGCGTCGCAGGCCACGAGCTGGCCGACCGGATCCTCGCCGCGCGCCGCGCCACCGAGACCGAGCGCCCCACCTTCAAGCCGCTGCACGGCCGCTCCATCGAGCGCAACGAGGCGGCGGCGGTCATGCGCGTCATCGGGAAGGACGTACGGGAGGCGCTGGAGCGGCCGTTGGTGAGGAGCGTCGATCTCACCGGGAGCTGGCCGCTCACCGGGCACCTGTTCCTGCGGGATCTCATTCTCGGGAGCGATCCGCGACGGCTCCGCATTCTCATGAGCCGGAATCTGGAACTGACTCCGAAACTCACCTGGTCGGTGATCGCCGCCGGTGCCGCCATTCCCCGGAGGAAGGGGGCGCGCGCCCAGTCCAGTGGAATTGCAAGGCTGTTCGCCGAGGCCGGCGGTTATCACGACCGGCGTTACGCGATGGGGATCTACCGGAGGGCCGCCGCGCCCGTCTGCTTCACCGTCTCCACCCTCGTCGCGAACGCCCTGTGGTTGGGAGCCCCCTTCGACGAGGGCACCTCGAACCGCAACCTCCTCCACGAGGCCGCCCGGCTGCTGCCGCCCTCCTGGAACATCCTGCGCTACGCCTCCCCCGAGTACGGGGCCCTCGACGCGCGCATCGGCGACCGGGACGACGTACTCGTCCTGCCCCTGCTGTCCCACCGGGACCCCGCGCTGTGGGAGGACCCCGACGCGTTCCGGCCCGAACGGTGGGACCGCCTCGACCCCGACACCGCCCCCGGCTACCTCCCCTTCGGGCACTCCTCCGAGCGCTGCTGGGGCCGGCACATGGTGATGCCGCTCGCCGAACTGCTGCTGGACCTCGTCCGGGGCGCCGGGCTGGAGGTCGACCCCGCGCAGCGCAGGGCGAAGGTGCCGCTGGTCGGGCTGCTCGGGGTGGAGGACGTACGCCTGGTCAAGGGGGCGGCGGTGCGGCGTGGGCGTTGAGGAGCCGGGTGTCGAGGAGGTGCCCGTCTCCTTCTTCGACGACCCGCACCCCGACTACCGTCGCTGGCGGGAGCTCGCGGGCGGGGCGCACCGGGTGCGGATCCTCGGGGAGGCGCCGCTGGAGGGGTGGGTGGTCACCGGGCACGCCGACTGCCGGGCCGCGCTCGCCGACCCCCGGCTCAGCAAGAACGCCGCGACCGAGGTCTTCGACCGCCGCGACGGCTCCGAGGAGGGCCCCGGGCCGGGGCGGGCGCTGACCGCGCACATGCTCAACTCCGACCCGCCCGCCCACACCCGGCTGCGCCGCCTCGTCCAGCAGGCGTTCACGGCACGGCGGGTGGCCGCCCTGAGGCCGGTGGTCGAGGGGCACGTGAGGCGGCTGCTGGACGAGATGGAGGGGCGCGGGCCCGCGGTCGACCTGGTGCGGGACTTCGCCGTGCCGCTGCCGCTCGCCGTGGTCTTCGACCTGCTCGGGGCGAGCGAGGGCGCCGACGGCATCCTCAAGGCCTGGGCCGCCACCCTCAGCGGCGAGGAGGGCGACGGGGAGGTCTCCGTCGACACCGCCGAGGCACTGGTGGGCCACATCCGCGCGCTCATCGACCACAAGCGCGCCCGCCCCGGCGACGACCTGCTGACCGCGCTCATCGCGGCCCGCGACGAGGGCGACCGGCTCAGCGAGCAGGAGATCACCTCCATGGGGTTCCTGCTGGTGGCGGCCGGCCACCAGACCACCGCCAACCTCATCTCCAACGGCGTCCACGCCCTCCTCACCCACCCCCGCGAACTGGCCGCGCTGCGCGCCGATCCGGCCGGCCGGACGGGCCCGTTCATCGAGGAGGTGCTGCGCCACGAGAGCCCGTTCTCCATCGCCACCATGCGCTACACCACCCAGCCCGTGACCATCGGCGGCACCACCGTCCCCGCCGGGGAGTTCGTGCAGGTCTCCATGCTGTCGGCCAACCGGGACCCGGCCGTCTTCGCCGACCCCGACCGCTTCGACTCCTCCCGCCCCACCGCCGGCCACCTCGCCTTCGGGCACGGCATCCACCACTGCCTCGGAGCACCCCTGGCCCGGCTGCAGGCCGAGATCGCCTTCGGGGCGCTCCTCGCCCGCTACCCGGCGCTGCGCCCGGCCGCGCCCGGCGCCCGCCCGCTGTGGTGGCGCAACCCGCGCCACCGGGGACTGCGCACCCTGCCGGTGTTGCTGGGCTGAGTCAGGGCCGGCCGCGCGGTGCGATGACGCGTACGTCGCCTCCGCGGGCCCGGATCCAGTCCTCCAGGGCGGTACCGGCGAGGGCCGTGCGGGTGCCGTCGGATGCCACGTGTTCCGCCGGGCCGAAGACGGTGCCGGTGAGGCCCGCGACGCGGGTGGTGTCGTCCAGCGTCACCTTGAAGCCGTTCTCCCGCAGCACCGCGCCGCTGAGGTCGGCCCCGCGCAGGTCGGTGTGGTGGAGGTCCGCGCCCAGGATGCGGGCGCCGCGCAGGCTCGCGCCGCGCGCGTCGGCCCCGTACAGCTCGGCGCGTACGAGGTCGGCGCCGTCGAGGACGGTGCCGCGCAGGTCGGCTTCGTCGAGTCCGGCGCGTACGAAGCAGGCGCCGGTGGCGTCGGCGCCGGACAGGTCGGCGCGCTGCATCCAGGTGCGGTGGAAGCAGGTGCCGACCAGGCGGGCGCCGGCCAGGCCGGTGCCGATGAACAGGGAGGAGGAGAAGTCGGCCCCCGTCAGGTCGGCGCCGCCGAGGTCGAGGTCGGTCATGTCGGTCCCGCCGGGCTTGCCCTCGGCGCCCTCCTCGACCCACTTCCACAGCCAGTCCGCGGCCTCCGGGTCGGCGGGCAGCAGCACCCGCCACGGCAGTACGGCGGGCCGCCGCAGCCGGTACCAGGGCGCGGTCGCCGGGTCGGAGCCGAGCTCGTGCCCGGCGTCGTCGACGGTGACGGCCCGGAAGCGCGCGTCGAGGGCTTCGAGGCGGGGATCGCCCTCCAGGTCGCTGCCGCGCAGCGC</text:p>
          </table:table-cell>
          <table:table-cell office:value-type="string" calcext:value-type="string">
            <text:p>, GTGCCCTCGTCGAAGGGGGCTCCCAACCACAGGGCGTTCGCGACGAGGGTGGAGACGGTGAAGCAGACGGGCGCGGCGGCCCTCCGGTAG, 190708, 190798(-)</text:p>
          </table:table-cell>
          <table:table-cell table:formula="of:=LEFT([.J234];FIND(&quot;),&quot;;[.J234])-1)" office:value-type="string" office:string-value="" calcext:value-type="error">
            <text:p>#WERT!</text:p>
          </table:table-cell>
          <table:table-cell table:formula="of:=MID([.J234]; FIND(&quot;),&quot;;[.J234]) + 1; FIND(&quot;),&quot;;[.J234];FIND(&quot;),&quot;;[.J234])+1) - FIND(&quot;),&quot;;[.J234]) - 1)" office:value-type="string" office:string-value="" calcext:value-type="error">
            <text:p>#WERT!</text:p>
          </table:table-cell>
          <table:table-cell table:formula="of:=RIGHT([.J234];LEN([.J234]) - FIND(&quot;),&quot;; [.J234]; FIND(&quot;),&quot;; [.J234]) + 1))" office:value-type="string" office:string-value="" calcext:value-type="error">
            <text:p>#WERT!</text:p>
          </table:table-cell>
          <table:table-cell office:value-type="string" calcext:value-type="string">
            <text:p>, GAAALR*, 190708, 190798(-)</text:p>
          </table:table-cell>
        </table:table-row>
        <table:table-row table:style-name="ro1">
          <table:table-cell office:value-type="string" calcext:value-type="string">
            <text:p>WP_125602107.1</text:p>
          </table:table-cell>
          <table:table-cell office:value-type="float" office:value="1538691734" calcext:value-type="float">
            <text:p>1538691734</text:p>
          </table:table-cell>
          <table:table-cell office:value-type="string" calcext:value-type="string">
            <text:p>Streptomyces sp. WAC07061</text:p>
          </table:table-cell>
          <table:table-cell office:value-type="string" calcext:value-type="string">
            <text:p>Streptomyces sp. WAC07061 AA000109-210_WAC07061, whole genome shotgun sequence</text:p>
          </table:table-cell>
          <table:table-cell office:value-type="float" office:value="1538691734" calcext:value-type="float">
            <text:p>1538691734</text:p>
          </table:table-cell>
          <table:table-cell office:value-type="string" calcext:value-type="string">
            <text:p>345..1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35];FIND(&quot;),&quot;;[.J235])-1)" office:value-type="string" office:string-value="" calcext:value-type="error">
            <text:p>#WERT!</text:p>
          </table:table-cell>
          <table:table-cell table:formula="of:=MID([.J235]; FIND(&quot;),&quot;;[.J235]) + 1; FIND(&quot;),&quot;;[.J235];FIND(&quot;),&quot;;[.J235])+1) - FIND(&quot;),&quot;;[.J235]) - 1)" office:value-type="string" office:string-value="" calcext:value-type="error">
            <text:p>#WERT!</text:p>
          </table:table-cell>
          <table:table-cell table:formula="of:=RIGHT([.J235];LEN([.J235]) - FIND(&quot;),&quot;; [.J235]; FIND(&quot;),&quot;; [.J23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25515706.1</text:p>
          </table:table-cell>
          <table:table-cell office:value-type="float" office:value="1538589382" calcext:value-type="float">
            <text:p>1538589382</text:p>
          </table:table-cell>
          <table:table-cell office:value-type="string" calcext:value-type="string">
            <text:p>Streptomyces sp. WAC 01529</text:p>
          </table:table-cell>
          <table:table-cell office:value-type="string" calcext:value-type="string">
            <text:p>Streptomyces sp. WAC 01529 chromosome, complete genome</text:p>
          </table:table-cell>
          <table:table-cell office:value-type="float" office:value="1538589382" calcext:value-type="float">
            <text:p>1538589382</text:p>
          </table:table-cell>
          <table:table-cell office:value-type="string" calcext:value-type="string">
            <text:p>6543201..6544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51-14197']</text:p>
          </table:table-cell>
          <table:table-cell office:value-type="string" calcext:value-type="string">
            <text:p>GGTCATCGTCACCTTCAGCTACCTGGCGGCGCTCCTGACCGAGGTCAGCGGCGTCTCTGAGGGATGGGTGCCGGTGATCCTCGCCCTCTTCGGCGTCGGCGGCATGGTCGGCATCGTGATCGGCGGGCGCACGGCAGGGGCGCGGCCGCTCGGCACGCTGGGCGCGGGGCTCGGCGGACTCGCCTTGTTCTCCGCGCTGCTCGCCCTGACCGCGCAGGTGACGGCCGTGGTGATCGCCCTGGTCTTCCTGCTCGGCCTCGTCGGTTACGTCACCAACCCCGCTCTGCAGTCACGGGTGTTCACCCTGGCGCCGGGGGCCCCGACGCTCGTGGGCGCGACCAACACGGCCGCGTTCAACGTCGGCAACACCGTGGCCCCGCTGCTCGGTGGCATGGCCATCGACGCCGGGTTCGGCTATGCCTCGGTGGCCTGGGTGGGTGCCGCGCTGGCCGCGGCGGGCGGCGCCGGTGTGCTGTGGGCGGCGTACCTCCAGCGCCCGGGGGCGGGGCGGGCGCCGACGCCAGGCCCTCGTACGACGGTGATCGCCCGCGAGACCGCCAAGGCGGAGGCGTGAGCGCCGACGCGCGGGCGGACCGCGCCGCTCCAGCCGCCTCCGTAGCCTCCGCCACTCCCGTAGCCCCCGTCACTCGCGTCCGCGTGACCGCCGAGCCCGACTGGTACGAGTCGGCGGGCATATCCCTCGGTATCCGCGTCGGCGGCCTCGTCTTCACCTCTGGGCAGGCCCCCGTGGACGAGCGCGGCGCCACCGTCGGCGCCGGGGACTTCGAGGCGCAGGCCCGGCGGGCGCTGGCCAATCTGTCGACCGTGCTCGGCAACGCGGGCTCCGGTCTCGACCGGCTGGTCAAGCTCACGGTCTTCGTCACGGACGTGGCCCACCAGGATGTCTTCGCCCGGTTGCGCGCGGAGCACTACGTCGCGCCGTTCCCCGCGGAGTCCTTCGTCCAGGTCGCCGCGCTCGCCGACCCGGCGTGGCTGATCGAGATCGAGGGGATCGGCGCCGTCGAGTGAGCCCCGGGTGGCCGCACCGAGACCGAGCCGCCGGGGTTTTGTAAGCACGTTCCAAAACGTCTACTGTGGTGCCATGGCCAGGCCACGAGAGTTCAGCGAGGACCGCGTCGTCACCGCGGCCATGGAGACGTTCTGGCGTCACGGGTACGAGGGCACCTCCACCCGGGACCTGTGCGACAGCACGGGCCTCGGCCCGTCCAGCCTCTACAACACCTTCGGCGGCAAGCGGCAGCTCTACCTCCGCGCCCTCGAGCGCTATCACGACACCGCCACCGCCGAGCAGGTCGAGCTGCTGCGCGGCCCCGGCCCGGCGAAGGAGCGGCTGCGCGCCATGATGCTCCACTCCGTCGACGCCGACCTCGACGCGGCGGACGCGCGCGGCTGCTTCGCCATCAACGCCGCCATCGAGGCCGCCGGGCTCGACCCGGAGGTCAAGGACGCGGTGCGGCGCAGCTTCGACCGGGTCGAGGAGGAGCTGTGCGCGGTCGTGGAGGAGGGGCGGCGCGCGGGCGAGTTCCGCTCCACGGGCGACGCGAGGACCGTGGCCCGCCGGGTGCAGAGCACGTACTACGGGCTGCGGGTCCTCAGCCGCGTACACGACGACCGGGAGATGCTGCTCGCCACGGTGGACGGGGCGCTCGCCGACCTGTGACGCGCGGCGCGGACACCCGCGCGGCCCGGCACCCGCTGACGTACCGCTCACGCGCCCCGGGAGCCGTTTATCGGCTGTTGATCGATCCCCTGGACGCTCCGCTGGTCAAGTCCGGCAGCAACCAACGGAACCGACCGACCGGAGGTATGTGCATGAAGATGGTCCGCTCGCTCAAGAAGAGGATCACCGGAGAGAAGAGCCTGAAGGCGTACGCCTGGTACCACTGGTACTAAACCGGCGAATCGTTCCTCCGCGTGCCCGTGTCCGGCGTGCCCGAGCGGCCGCCGGGCACGGGCCTCCCGCCCTTGGAGACCACCGATGCCCCTCTCCGGTACCGACCGGTCCACCCGGACCACCGTCTTCGCGCCCCGACTCGACGCCCTGCTGCGCGACCACCGCGGCGAGGACGTCTTCCGCCTGGACGCCGACACCGTGGGCGTCGCCGGGCACGGTCTCACCGACCGGATCCTCGCCGCCCGGTCGGCCACCGAACACGAACGCCCCACCTTCAAGCCCCTGCACGGACGCTCCATCCACCGCACCGAGGCGTCGCACGTCATGCGGGCCATCGGGCGCGACGTACGCACGGCCCTGCGCAAGCCCGTGCCGGGGGACGTCGACCTCAGCGGCGAGTGGCCGCACGTCGGCCACGTCCACCTCCGCGACCTGATCCTCGGCGCCGACCCCTACCGGCTGCGCGTCCTCATGGACCGCACCCTGGAGCTGACGCCCAAGCTGACCTGGACGGTCATCGCCGTCGGCGCCGCACTGCCCGGTGCGCTCCGCCCGGGCGCGCCCGTGACGGAGATCGCGGGCCTGACCGCCGACGCCGCGAACTACGGCGACCGGCGGTACGCGATGGGCCTGTACCGGCGGGCGGCGGCGCCCGTCTGCTTCACCGTCTCCACGCTCGTCGCGAGCGCGTACTGGCTCGGGGCCCCCTTCGACGAGGAGACCCCGAACGAGCACATCCTGTACGAGGCGATGCGCCTGCTGCCCCCGTCCTGGAACATCCTGCGCAACGCGTCCCCCGAGTACCCCGCCCTCGACGCCCGCATCGGCGCGGGCGACGACGTCCTGCTGCTGCCGTTGCTCAGCCACCGCGACCCCGCGCTCTGGGACGACCCCGACGTGTTCCGTCCCGAGCGCTGGGCCACCCTCGACCCCGACGACCACCCCGGTTACCTCCCCTTCGGCCACGCCTCCGAACGCTGCTGGGGTCGCCACATGGTGATGCCGCTGGCCGGAATGCTGCTCGACCTGCTGCGAGCCGAGCGAATGACGGTCGACCCGAGGCAGACGACGGCCAAGGTGCCGTTGGCGGGGCTGCTCGGCGTCGACAAGGTACGACTCGTGCGGCGGCCCTAGCGGGCCTTCTCGGCGGCCGTGGCCGCGCGGCGGAACAGGCCCGTCCAGAGGAACGGCTCGCCGAAGAGCGGGGAGTCGGCGGGTTCGTCGCGCATGCGGCGCAGTTCGACCTCGGTCAGGTCGCCGAAGATTCGCCGCAGCGCCCGGTCGTCGTAGGCGAGGCCGCCGTGCAGCGCGGAGTCCCGGTAGAAGTCGGCGTCGGGCAGTTCGTATCCCATGCCGCCAGGGCCGGCCGCGAAACCGCTCACGCGGCGGTGCGGTGGCAGATATGGAACCAGCCCGAGTCGTAAACAAGGTCGTAGGGGCCCGCCAACTCGGCCTGTGTCAGGGCGAATGCGTCGCCCTGGTGGAACCGGATGTCGGCGCCGTGCTCGCGGGCGCGGTCCCCGGCCCAGGCGAGGGCGGCCGGTGACAGGTCGACGGCGTCCACCTCGAAGCCGAGCGAGGCGAGGTGCAGGGCGTTGCCCCCCCACGTCGTCGGCCGTACGGATGCCGCAGTCCACCAAGTCCCCATCCCCAAGGGGGTGATTGCGGACTGAGGACAGGGGGGAGCAGGTCAGACCGGGTGCGAGGCATGCCGGTGAGGCCGTCCGCAGGCGTCTGGCGGGGCCGTGCCCGCCCGCCTGGCGCTCCTCTCAGGACCCGGGCGCAAGAGGCGCCCGCGCACCCCCCGGAGGGGCCGCACGGGGCCTTTCGGGGCGTCGCCGGAGCGGCTATGCCCGCTGAATCGAACAATGTGTTCACGCGGAGTATCCCCAGAAGTAATCCCGGCTGGTTGGATGTGCGGGCGCCGGAACAACGGCCGCTTCCAGCCACCCGGAACAGCCGCAACAGGCCCCCACCCTCAGGAGTCTCAGTGCCGCACTCAGCGCTGCGCAGGTCCCACGCAGCGGCGATCACCGCCGTGCTCGCCGCCGCCACGCTCACCGCCGTCGCCCCGTCCGCGACCGCCGCCGACGCGTCCGCCGCGACGCCCTCGCTCAAGGTGCTCACGTACAACACGTTCCTGTTCAGCAAGTCGCTCTACCCGAACTGGGGCCAGGACCACCGCGCCAAGGCCATACCGGCGGCGGACTTCTTCCAGGGCCAGGACGTCGTCGTCCTCCAGGAGGCGTTCGACAACTCCTCGTCCGACGCGCTGCTGGCCAACGCCAGGGACCGCTACCCGCACCAGACCCCGGTGATGGGCCGCGGCAAGAGCGGCTGGGACGCCACCGGCGGCGCGTACTCCTCGGTGACGCCCGAGGACGGCGGCGTGACGGTCCTGAGCAAGTGGCCGGTGCTGCGCAAGGAGCAGTACGTCTACAAGGACGCGTGCGGCTCCGACTCGTACTCCAACAAGGGCTTCGTCTACGCGGTGCTGGACGTGAACGGCACCAAGGCGCACGTGGTGGGCACGCACGCCCAGTCCACCGACCCGGGCTGCGCCGGCGGCGAGGCGGCCGCCACGCGCGCGAAGCAGTTCAAGGAGATGGACGCCTTCCTGGACGCGAAGAACATCCCGGCGGGCGAACAGGTCATCGTGGCGGGCGACTTCAACGTCGACTCGCACAGCTCCGAGTACGCCTCGATGCTCGCCGACGGCGGCTTCGCGCCCGCCGACGCCCGCACCGGCCACCCGTACTCCTTCGACACCCAGGAGAACTCGATCGCCGCCGAGCGCTACCCGGACGACCCCCGCGAGGACCTCGACCACGTCCTCCACCGCAAGGGCCACGCCCGCCCCGCCACCTGGCACAACAACGTGATCAAGGAGCAGAGCACGCCCTGGACGGTCTCCAGCTGGGGCAAGAAGTACACGTACACGAACCTGTCCGACCACTACCCCGTGACGGCGTACTAGGACTCCGGAGCCCGGGGCCCCCGGGCCCCCGGCCCCTGGTAGCCGAAACTATTCGGACAGTTTTCGAACGTGCGGGGACGGGCAGAGGGCGGCAACGACGTGCGACGCGCGCTGATGTGCTGCCTTTGCCCGGCTTCACACCCCCTCCCAGAAGGGC</text:p>
          </table:table-cell>
          <table:table-cell office:value-type="string" calcext:value-type="string">
            <text:p>, GTGACAGGTCGACGGCGTCCACCTCGAAGCCGAGCGAGGCGAGGTGCAGGGCGTTGCCCCCCCACGTCGTCGGCCGTACGGATGCCGCAGTCCACCAAGTCCCCATCCCCAAGGGGGTGA, 6544658, 6544778(+), GTGCAGCGCGGAGTCCCGGTAGAAGTCGGCGTCGGGCAGTTCGTATCCCATGCCGCCAGGGCCGGCCGCGAAACCGCTCACGCGGCGGTGCGGTGGCAGATATGGAACCAGCCCGAGTCGTAA, 6544417, 6544540(+)</text:p>
          </table:table-cell>
          <table:table-cell table:formula="of:=LEFT([.J236];FIND(&quot;),&quot;;[.J236])-1)" office:value-type="string" office:string-value=", GTGACAGGTCGACGGCGTCCACCTCGAAGCCGAGCGAGGCGAGGTGCAGGGCGTTGCCCCCCCACGTCGTCGGCCGTACGGATGCCGCAGTCCACCAAGTCCCCATCCCCAAGGGGGTGA, 6544658, 6544778(+" calcext:value-type="string">
            <text:p>, GTGACAGGTCGACGGCGTCCACCTCGAAGCCGAGCGAGGCGAGGTGCAGGGCGTTGCCCCCCCACGTCGTCGGCCGTACGGATGCCGCAGTCCACCAAGTCCCCATCCCCAAGGGGGTGA, 6544658, 6544778(+</text:p>
          </table:table-cell>
          <table:table-cell table:formula="of:=MID([.J236]; FIND(&quot;),&quot;;[.J236]) + 1; FIND(&quot;),&quot;;[.J236];FIND(&quot;),&quot;;[.J236])+1) - FIND(&quot;),&quot;;[.J236]) - 1)" office:value-type="string" office:string-value="" calcext:value-type="error">
            <text:p>#WERT!</text:p>
          </table:table-cell>
          <table:table-cell table:formula="of:=RIGHT([.J236];LEN([.J236]) - FIND(&quot;),&quot;; [.J236]; FIND(&quot;),&quot;; [.J236]) + 1))" office:value-type="string" office:string-value="" calcext:value-type="error">
            <text:p>#WERT!</text:p>
          </table:table-cell>
          <table:table-cell office:value-type="string" calcext:value-type="string">
            <text:p>, SPSPRG*, 6544658, 6544778(+), WNQPES*, 6544417, 6544540(+)</text:p>
          </table:table-cell>
        </table:table-row>
        <table:table-row table:style-name="ro1">
          <table:table-cell office:value-type="string" calcext:value-type="string">
            <text:p>WP_071377750.1</text:p>
          </table:table-cell>
          <table:table-cell office:value-type="float" office:value="1100238224" calcext:value-type="float">
            <text:p>1100238224</text:p>
          </table:table-cell>
          <table:table-cell office:value-type="string" calcext:value-type="string">
            <text:p>Streptomyces sp. MUSC 14</text:p>
          </table:table-cell>
          <table:table-cell office:value-type="string" calcext:value-type="string">
            <text:p>Streptomyces sp. MUSC 14, whole genome shotgun sequence</text:p>
          </table:table-cell>
          <table:table-cell office:value-type="float" office:value="1100238224" calcext:value-type="float">
            <text:p>1100238224</text:p>
          </table:table-cell>
          <table:table-cell office:value-type="string" calcext:value-type="string">
            <text:p>62230..63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010-13702', '13907-14653']</text:p>
          </table:table-cell>
          <table:table-cell office:value-type="string" calcext:value-type="string">
            <text:p>GCGGCAACTCCGGCGGACTGGTCAACGAGGCCGTGGAGGCCTCCTCCGCCTTCCTCGACGGCGGCCTCGTCGCCACGTACGACGTCGACGGTGCCCAGCGCTCCCTGCACGCCGACCCCGGCGGTGACACCGGCCGGCCCCTGGTCGCCCTGGTCGACGGCGGCACGATGAGCGCGGCCGAGATGCTCACCGGCGCCCTGCAGGACCGGGGCCGCGCGGTGGTGATCGGCTCGCGCACCTTCGGCAAGGGGTCCATCCAGATGCCGACCACACTGCCCGACGGGTCGGTGGCCGAGCTGACCGTCGGCCACTACCGCACCCCCTTGGGTCACAGCGTCGACGGCCGTGGGATCACTCCTGACCTCGATGCCGGGCAGGCCGACGGGCAGGCCGCCGTGGAGCGGGCCGAGACCGTGCTCACCGGCCTGGGCGACCCCGATTAAAGGCTGGCCGCACGACCCCTCCGTAGTGCGAAAATGGACGGCACTATGAGCAAGGGAATGTACGTACCCAAGGAGTCCCAGCCCAAGCAGGGCGGCGCGGCCGCCAAGGCCAGGGACGGCGAGAAGGGCGGCAAGCGCAAGATCGTCGCCCAGAACAAGAAGGCCCGGCACGACTACGCGATCATCGACACCTACGAGGCCGGGCTCGTGCTCACCGGCACCGAGGTCAAGTCGCTGCGCGAGGGACGGACCTCGCTGACGGACGGCTTCGTCCAGATCGACCGGGGCGAGGCGTGGCTGCACAACGCCCACATCCCGGAGTACCACCAGGGCAGCTGGACCAACCACTCCGCGCGCCGCAAGCGCAAGCTGCTGCTGCACCGTGAGGAGATCGACAAGCTGGAGACCAAGGCCCAGGAGACGGGGCACACCATCGTGCCGCTCGCCCTGTACTTCAGCAACGGCCGCGCGAAGGCCGAGATCGCGCTCGCGCGAGGCAAGAAGGAGTACGACAAGCGGCAGACCCTGCGGGAGAAGCAGGACCGGCGCGAGTCGGACCGTGCGATCGCGGCGGCCAAGCGAAGGCAGCGCGGCGTGTAGGCCGGGAGCGCGGTAGCGCCGGGAATACGGTGGCATCGGCGCGGGTTGGTCACGTACGATGGCACCAACACCGGTTGAACCCGGTGTGTGCATTGAAAACACAACATGGGGATGATCGGTTTCGACAGCGGCTGTCGAAGCAGGGGAAGCGTGTCGAGGAAGCGGCAATGATCTCGTAAACCATATGTCGCAAAAAATAATCGCCAACACCAAGCGCGATTCCTTCGCCCTCGCTGCCTAAGTAGCGACTTGCGAAGTGTCAGCCCGGGGCTGTTCCCGACCCGGATCCTGGCATCAGCTAGGGAACTAAACCTTGATCCCGGTCACGGGGTGAAGAGGGAAATCTAACAGTGACTGGGCCCGTCGGCGACTTGTTCGCGTGATCGCCGGGGCCGAGAAAATCACAGCGAACTGCACACGGAGAAGCCCTGATTCCGCACCGTTGGACGCGGGTTCGATTCCCGCCATCTCCACGAGTCGGAGGTGGACCGTGCCCGCAAACAGCGCGGGCACGGTCCACCTCGTCCTATTTCTGGGGGCATGACCCCCAGACCCCCTCACCCCTCCGGGGGTACCCCATGTGGGCAAAGGCCCCGTCGCTCCGAGCGGCGGGGCCTTTGTCGTGTCGGTGCGGGCTTACCCGCTTACCGGGCTCACCACGTCTGGCCTCGGCGTTCATCGTTTGTTGATGACCGGGAGGGAGCGTTGTGAAGCCATCTGCGCATGAACTCCACAAGAGGAAGTGCGTGACATCTCCACCCTGAAAGGGGGTGCAGTGATGAAGCTTCTCTTCGCCATCCGCAACAAGGTCTCCGCTCAGAAGAGCCTGAAGGCGAGCGCCTGGTACTTCTGGTACTAGGCCGATTCGCAGTAGCCCGGTGAGGTCGCCCCCGCTGTCCCGGCGGGGGCGATCCCGGTGTCCGCCCGCCTGCCCCTCGGCCCTTCCGGAGACCCGCATGCGCCGCACGTTGTTCCATCCACGGCTTGCCGCCCTGTTCCGGGACCATCTCGGGCAGGACGTCTTCCGGCTCGAACCCGACACCGTCGGAGTCGCCGGGCACGAGGCCGCCGACCGGATCCTCGCCGCCCGCCGGGCCACCGAGACCGAGCGGCCCACGTTCAAGCCGCTGCACGGACGCTCGATCTCGCGCGGCGAGGCCTCCTCGGTGATGCGGACCGTCGGCGGCGACGTACGCGAGGCGCTGCAGGGGCCCCGCCCACGCCCCGAGGACGTCGACCTGTCCGGGGTCTGGCCGCTCAGGGGGCATCTGTTCCTGCGGGACCTGATCCTCGGCCAGGACCCCTACCGGCTGCGGATCCTGATGAGCCGCAACCTCGAACTGACCCCCAAGCTCACCTGGTCGGTGATCGCGGCGGGCGCCGCGCTCCCGGGGCGGCCCGGCCGGCGCGGCGCCCGGTCGACCGGCCTCGCGGGCCTGACGGCCGACGCCGGCGGCTACCACGAGCGCCGGTACGCCATGGGCATGTACCGCAGGGCGGCGGCGCCGCTGTGCTTCACGGTCTCCACGCTGGTCGCGAACGCGCTGTGGCTCGGCTCGCCCTTCGACCCCGACACGCCGAACCGGCACATCCTGCACGAGGCCATGCGGCTGCTGCCGCCGTCCTGGAACATCCTGCGCAACGCGTCGCCCGAGTACCCCGCCGTCGACGACCGGATCGGCGTCGGCGACGACGTCCTCGTCCTCCCGCTCCTCTCCCACCGGGATCCGAAACTGTGGGAGGACCCGCACGCGTTCCGCCCGGAGCGCTGGCAGACCCTCGACCCGGACACCGCACCCGGCTACCTCCCCTTCGGCCACTCCTCCGAGCGGTGCTGGGGCCGGCACATGGTGATGCCGCTCGCCGAACTGCTCCTGGACCTCGTGCGCGGCGCGGGCCTCGACCTCAGCCCCGACCAGGGCTCCGCCAAGGTCCCCCTCCTCGGCCTGCTCGGAGTCGAGGACGTCCGGCTGACGAAGGCGCGCCGCCGTGCCGCGTCCTGATCCGGCACACGAGGCCGAGCCGGTGGCCGGGGTCGAGGCCGGGACCGAGACAGAGGCCGGGACCGAGGCTGGGACCGAGACAGAGGCTGGGGCCGGGACCGAGGGCGGGGTCGAGGCCGTGGCCGGGGCTGGGGCCGGGGCTGTGGCTGGGGCTGTGGCCAGGACCGAGGGCGGGGCTGGGACCGAGGTCGAGGCTGGGGCCGGGACCGAGGGCGGGGCTGTAGCCGGGACCGAGTCCGTGGCTGGAGCTGGGGTTGAGGCCGGGGCCGTGGCTGGGGTTGGGGCCGAGGGTGGGGCCGTGGCCAGGGCCGTAGCCGGGACCGAGTCCGTGGCTGGAGCTGGGGTCGAGGTTGGGACCGAGACAGAGGCCGTAGCCGGGACCGAGCCTGTGGCTGGAGCTGGGGTCGAGGCCGGGGCCGTAGCTGGGACCGAGGGCGGGGCCGGGACCGAGGCTGGGGCCGTGGCCGTGGCCGTGGCCGTGGCCGTGGCCGGGGGCGGGGCCGAGGCCGTGGCCGTGGCTGAGGTTGGGGCCGGGACCGAGACAGAGGCCGTGGCCGTGGCCGGGGTCGAGGTTGGGGCCGGGACCGAGACAGAGGCCGGGGCCAGGGCCGTAGCCGGGACCGAGTCCGTGGCTGGAGCTGGAGCTGGAGCTGGAGCTGGAGCTGGGGCCGAGGCCGGCGCCGTGGCTGGGGTTGGGGCCGAGGGTGGGGCCGGGGCCGGGGGAGGGGCTGGAGCTGCGGTCGAGGCCGAGTCCGTGGCCGGGACCGAGGGTGGGGCCAGGGCCGAGGCCGGGACCGAATCTGTGGCTGGAGGTGGGGTCGGGGCCGGGGCCGTAGCCGGGACCAGGGGCGGGACCGGGACCGGGGCCGTGGCCGTGGCTGGGGCCGAGACAGAGGCCGGAGCCGAGGTGGTGGGTGAGTCCTTCGCCCGGTACCCGCATGCCGGTTACCGGCGCTGGCGTGCGCAGGGCGGGGTCCGCGAGGTCCGGTTCTCCGGGGCCGCGCCGCTGGCCGGCTGGGTCGTCACCGGGTACGCCGACTGCCGGGCGGCCCTCGCCGATCCCCGGCTGAGCAAGGACGGCGCGACCGAGGCGTACGCCCGCCACGAGGGACTGCCCACCGGCGGTCCGGGCGGCTGGCTCACCAGCCACATGCTCAACTCCGACCCGCCCCGCCACACCCGTCTGCGGCGCCTGGTCCAACAGGCCTTCACCCAGCGGCGGGTGGCGGAGCTGCGCCCCCGGATCGAGGCCCATGTCACCGCACTCCTCGACGCGCTGGACCGGGCGGACGAGGCGGACGAGGTCGACCTGATCGCCCGGTTCGCGCTGCCGCTGCCGCTCGCGGTGATCTTCGAGCTGCTCGGCGCGGACCCCGGCCCGCACGGGGTCCTCCAGGTCAGGGGCCACACGGTGGGCGGGGACGGAGGAGACGGGGAGGTGTCCGTCCCGACCGCCGGGGCGATGCTGGAGCGGCTGTGTGAGCTGGTCGAGGACAAGCGCGCCCACCCCGGCGACGACCTGCTCTCCGCTCTCCTCGCCGCCCGCGCCGACGGCGACCGCCTCACCGCGCAGGAGGTCACCTCGATGGCGTTCCTGCTGGTGATCGCGGGCCACCAGACCACGGTCAATCTCGTCGCCAACGGCCTGTACGCGCTGCTCACGCATCCCGGGCAGCTCGCCGCCGTACGCGCCGATCCCGCGCTCGTCCCCGGCCTGACCGAGGAAGTCCTGCGCCACGAGAGCCCGTTCGCGCTCGCGAGCCTGCGCTACACCACCGAGCCGGTGACGATCGCCGGTACGACGATCCCGGCCGGGGAGTTCGTGCAGATCGCGCTGGCGGCCGCCAACCGGGACCCGGCGGTCTTCGCGGACCCCGACCGCTTCGACGTCACCCGCGACGCCTCCCGGCACCTGGCGTTCGGCCACGGCATCCACCACTGCCTGGGCGCACCGCTGGCCCGCCTGCAGGCCGAGATCGCGTTCACCCACGTACTGCGAC</text:p>
          </table:table-cell>
          <table:table-cell/>
          <table:table-cell table:formula="of:=LEFT([.J237];FIND(&quot;),&quot;;[.J237])-1)" office:value-type="string" office:string-value="" calcext:value-type="error">
            <text:p>#WERT!</text:p>
          </table:table-cell>
          <table:table-cell table:formula="of:=MID([.J237]; FIND(&quot;),&quot;;[.J237]) + 1; FIND(&quot;),&quot;;[.J237];FIND(&quot;),&quot;;[.J237])+1) - FIND(&quot;),&quot;;[.J237]) - 1)" office:value-type="string" office:string-value="" calcext:value-type="error">
            <text:p>#WERT!</text:p>
          </table:table-cell>
          <table:table-cell table:formula="of:=RIGHT([.J237];LEN([.J237]) - FIND(&quot;),&quot;; [.J237]; FIND(&quot;),&quot;; [.J23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64522052.1</text:p>
          </table:table-cell>
          <table:table-cell office:value-type="float" office:value="1035677301" calcext:value-type="float">
            <text:p>1035677301</text:p>
          </table:table-cell>
          <table:table-cell office:value-type="string" calcext:value-type="string">
            <text:p>Xanthomonas translucens pv. translucens</text:p>
          </table:table-cell>
          <table:table-cell office:value-type="string" calcext:value-type="string">
            <text:p>Xanthomonas translucens pv. translucens strain UPB458 Xt_translucens_UP458_Contig_563, whole genome shotgun sequence</text:p>
          </table:table-cell>
          <table:table-cell office:value-type="float" office:value="1035677301" calcext:value-type="float">
            <text:p>1035677301</text:p>
          </table:table-cell>
          <table:table-cell office:value-type="string" calcext:value-type="string">
            <text:p>1274..2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number-columns-repeated="2"/>
          <table:table-cell table:formula="of:=LEFT([.J238];FIND(&quot;),&quot;;[.J238])-1)" office:value-type="string" office:string-value="" calcext:value-type="error">
            <text:p>#WERT!</text:p>
          </table:table-cell>
          <table:table-cell table:formula="of:=MID([.J238]; FIND(&quot;),&quot;;[.J238]) + 1; FIND(&quot;),&quot;;[.J238];FIND(&quot;),&quot;;[.J238])+1) - FIND(&quot;),&quot;;[.J238]) - 1)" office:value-type="string" office:string-value="" calcext:value-type="error">
            <text:p>#WERT!</text:p>
          </table:table-cell>
          <table:table-cell table:formula="of:=RIGHT([.J238];LEN([.J238]) - FIND(&quot;),&quot;; [.J238]; FIND(&quot;),&quot;; [.J23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067343904.1</text:p>
          </table:table-cell>
          <table:table-cell office:value-type="float" office:value="1055749548" calcext:value-type="float">
            <text:p>1055749548</text:p>
          </table:table-cell>
          <table:table-cell office:value-type="string" calcext:value-type="string">
            <text:p>Streptomyces noursei ATCC 11455</text:p>
          </table:table-cell>
          <table:table-cell office:value-type="string" calcext:value-type="string">
            <text:p>Streptomyces noursei ATCC 11455 chromosome, complete genome</text:p>
          </table:table-cell>
          <table:table-cell office:value-type="float" office:value="1055749548" calcext:value-type="float">
            <text:p>1055749548</text:p>
          </table:table-cell>
          <table:table-cell office:value-type="string" calcext:value-type="string">
            <text:p>1009139..1008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02-11119']</text:p>
          </table:table-cell>
          <table:table-cell office:value-type="string" calcext:value-type="string">
            <text:p>CCCGGAAGGCCCCCGTGACCACACCCCGCCTCACGTCCCCGACCACCGGCCCGGTCCTCGTCACCGGCGCCACCGGCACCACCGGCAGCCGCCTGGTGGCCCGGCTGACGCGGGCCGGACACCCCACCAGGGCCGCCGGCCGCCACCCCGTTCCCGTCGCCGGCGCGGAACCGGTGGCCTTCGACTGGACCGACCCCGCCACCCACGACGCGGCGCTGGACGGCGCGAGCGCCGTCTACCTCGTGCCGCCGCCCGGCGCCACGGACCCCGCCGCCGTCATGCTGCCCTTCCTCGACCGCGCCCGGCGCGCCGGAGTGCGCCGGGCGGTCCTGCTCAGCTCCTCCCTGATCCCCGCGGGCGGTCCCGCCACCGGAACCGTCCACCAGGCCCTGCCCGGCCTCGTCGCGGAGTGGACCGTCCTGCGCCCCTCCTGGTTCATGCAGAACTTCACCGGCCACCACCCGCACACCGACGCCATCCGCACCGACGGCCTGCTGACCACGGCGACGGGACGGGGCCGGGTCGCGTTCATCGACGCCGACGACATCGCCGCGGTGGCCGCGCACGCGCTGACCGACCCCGCGCCCCACAACACCGACTGGGTGCTCACCGGGCCGGAGGCCCTCTCCTACGACGCCGTCGCCGCGGTCCTCACCGAGGTCATCGGCCGACCGGTACGCCACCGGGCGGTGTCCGAGGCGGAACTGCGCACGCGGCTCGCGCGGCATCTGCCGGCGGACTTCGCGGCGATCCTCGCGGGCCTGGACCGCCGGATCGCCGAGGGCGCCGAGGACCGGGTGACCGATGCCGTCACCCGCGTCACCGGACGACCACCCCGTTCCTTCGCCACCTATGCACGGGCCAACGCCCATTTCCCGACCGGCCCGTGAAAACCCGTCACTCCACCCATCACTCCACCCGTCCGCCGGCTCGTCGCGGCGGGACGAGGTTCAGCCGCGGGTCACCCGGACCTCCGCGACCTCCATCAGACCGTCGAGTTCGACCCGGCCGACGGTCTGGGCGGGGCGCACCGTGAGGCCGTCCCGGCGTACCAGGTCCAGGAGGCGTTCGGCGAGCGGGAGCACCATATGGCGGCCCCAGCAGCGCTCGTTGGCGTGGCCGAACGGCAGATATCCGGGGTGGTTGTCCGGGTCCAGATCCGCCCAGCGCTCGGGACGGAAGGCTTCGGGGTCCTCCCACAACGCCGGGTCGCGGTGGCTCAGCAGGGGCAGCAGGAGGACGTCGTCGGTCGGGCCGATCCGGTCGTCCACGGCGGTGAGTTCGGGCGAGGCCATCCGCAGGATGTTCCACGACGGGGGCAACAGCCGGAGCGCCTCGGCGAGCAGCTGCCGGTTCGGGACGGTGTCGTCGAACGGGGCGCCCAGCCAGACCGCGTTGGTGACCAATGCGGCCACCGTGAAGCAGATGGGTGCCGCCACCCGGCGGTAGAGGTACAGGGCGTAGCGGCGGTCCGCGTAGTCGGCGGCGCCGAGGGCGAGGGTGGCGAGCTTCGACAGCGGCTCAGCCGGGTCGGGGCGGCGCAGCAGGGCGGCGCCCGACGCGACGGCGGACCAGGTCAGCTTCGGGGTGAGTTCCAGTCTCCGGTCGACCAGGATCCGCAGGCGGCCCAGTTCCTGTCCGAAGACGAGGTCGCGGAGGTAGGCGTGCGGCACCCCCGGCCAGGTGCCGGTCAGATCGACCGAGGTCTCCAAGGGGCGCTGCAGGGCCTTCCGCACGTCCGCCCCCAGGGCCTGCATGTAGGCGGCGGCGTCGGCCCGGCCGACGTGCCGGCCGAGGACGGGCTTGAAGGTCGGTCGCTCCTCGGCGTTGGCCGGTCGGCTGCGCAGCAGGGCGTCCATCAGGTCGGCGCCCGCGACGCCGATCGTGGTGGGCTCCAGTCGGAACAGCTCCTGACCGGTGTGGCGGCGCAGCAGGGCGTCGATCCTGGGCGCGAAGCGCACCCGCCGGCCGCCGCGGGTGACGGTCGGTCGCTGGGACATCGGGAACCTCCGGGAACGCGGGCCGGTGGCGGACCGTTGCGTGCGGCCCGCCACCGGCCGTTGTGGGCGTGGGCCGATCAGATCCAGCCGTACCAGGCGTACGCCTTGAGGCTCTTTTCGGTGCGCATCCGCTTCACGAGACGAACGAACTTCATCCGTACCTCCTTGGCAGGGGCTGACTGTGCCCCGTGGCAGGCCGCCGAAAGGGTCTTCGACCGCCGCAGAAGTGAATGACGGGGCGGTTGGGGTGTCAAGTGGCCCATATCACGCGGAAAAACAACCAACCTATGTTTCAGGGGAGTTCGCGGTGCGGAGCACCTAAAAATGCCGTACGGATTGGGCGGTTGGTCCCGATATAGCGGATGTTCATGCCAACTGCCGTATGGATAGGCGGCGTTGACGAATATGGAGAAGGGTCGAAGATTTTGTTGATTTTACGGAGTCGGGACCGGCCCGGTCCTATGCGGAGCGGGTCACTCCGACGGGTCGTCCGCCGTCGCGTAGCGGCCGGCCAGGACGGCCACCGTCTCCGCCATAGCGCGGCGCAGCGCGGGTGGGCCGAGGACCTCCGCCTCCGCGCCCAGCCGGAGCAGGTCGCCGACGGCCACGGCCGGCCCCTCGACCGGCATCGTCACCTCCGTCCAGCCGGCCGCGTCCGGCTCCGCGGCGCCCTCCAACGCCCGCCGGCCCACCGCGCCGTAGAGCATCGGCAGCAGGCGCCGGGCCTGCGGGGAGATGCGCAGGTGCACCGTGTCCTGGTGCAGTGCGGCCGCCAGGCGGCGGGAGGAGTCGGCCCAGTACGCCGCCAGGTCGAAGCCGGCCGGCCGTACGAACGCCTCGTCCGTGAGCTCCACGGCCTGGAACCGTGCGATCCGGTACGTCCGCACCGCCTCGTCGGCGAGCGCCACCACGTACCAGATGCCGCCCTTGAGGACGATGCCGAGCGGGCGC</text:p>
          </table:table-cell>
          <table:table-cell office:value-type="string" calcext:value-type="string">
            <text:p>, ATGAAGTTCGTTCGTCTCGTGAAGCGGATGCGCACCGAAAAGAGCCTCAAGGCGTACGCCTGGTACGGCTGGATCTGA, 1009216, 1009294(-)</text:p>
          </table:table-cell>
          <table:table-cell table:formula="of:=LEFT([.J239];FIND(&quot;),&quot;;[.J239])-1)" office:value-type="string" office:string-value="" calcext:value-type="error">
            <text:p>#WERT!</text:p>
          </table:table-cell>
          <table:table-cell table:formula="of:=MID([.J239]; FIND(&quot;),&quot;;[.J239]) + 1; FIND(&quot;),&quot;;[.J239];FIND(&quot;),&quot;;[.J239])+1) - FIND(&quot;),&quot;;[.J239]) - 1)" office:value-type="string" office:string-value="" calcext:value-type="error">
            <text:p>#WERT!</text:p>
          </table:table-cell>
          <table:table-cell table:formula="of:=RIGHT([.J239];LEN([.J239]) - FIND(&quot;),&quot;; [.J239]; FIND(&quot;),&quot;; [.J239]) + 1))" office:value-type="string" office:string-value="" calcext:value-type="error">
            <text:p>#WERT!</text:p>
          </table:table-cell>
          <table:table-cell office:value-type="string" calcext:value-type="string">
            <text:p>, AWYGWI*, 1009216, 1009294(-)</text:p>
          </table:table-cell>
        </table:table-row>
        <table:table-row table:style-name="ro1">
          <table:table-cell office:value-type="string" calcext:value-type="string">
            <text:p>QGY67840.1</text:p>
          </table:table-cell>
          <table:table-cell office:value-type="float" office:value="1785477510" calcext:value-type="float">
            <text:p>1785477510</text:p>
          </table:table-cell>
          <table:table-cell office:value-type="string" calcext:value-type="string">
            <text:p>Streptomyces rimosus R6-500</text:p>
          </table:table-cell>
          <table:table-cell office:value-type="string" calcext:value-type="string">
            <text:p>Streptomyces rimosus R6-500 chromosome</text:p>
          </table:table-cell>
          <table:table-cell office:value-type="float" office:value="1785477510" calcext:value-type="float">
            <text:p>1785477510</text:p>
          </table:table-cell>
          <table:table-cell office:value-type="string" calcext:value-type="string">
            <text:p>4420584..4421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5216-3759', '12357-12175']</text:p>
          </table:table-cell>
          <table:table-cell office:value-type="string" calcext:value-type="string">
            <text:p>GTCGGGTCGGGGGAGTGCAGTACGGGCCGGATCAGCGAACCGTTCCCGCCTCCGGCCCGCCGGTCATCATCCCGGCCGCCACCAGGCTGACCACCGTCAGCGCCACGGCGGCCCAGAACGCGAGCTGCACGGCGTGCAGCGAGGCCGCGGCGCCGCCGGGCCCGGCGGCGTGGAGGTAGACACTGCCGAGAACCGCCACGCCTAGGGTCGCGCCCAGCTGCTGGACCGCGTTCAGCAGCCCGGCGGCCGAGCCGATTTCCTGCGGCCGCAACGGCCGTAGCGCGACGGTGAAGAACGCCGGGGTGAAGAGGCCGACTCCCAGGCCGACGACCGCGAGTGCAGGAAGCAGTGGTGCGGGGTAGGCCGTCGGGTCCGCGGTGCGGTACACGGCGATGGCGGCCAGCGCGCCGGCCAGGAGCACGGCGAGCCCGAGCGGCATCGTCCGGTGCCCGAAGCGCGGGACGAGGCGGGCACCGGCCGCCCAGGACGCCAAGGCCAGACCGGCCGACCACGGTGCCAGTGTGAGCCCTGCCGCCAATACGCCCACGTGCAAGCCCAGTTGGAGCTGGAGCACGATCACCATCATCAGGCCGTTGGTCACCGCGAAGAACGAGGCCGAGGCCACCAGCGCGGCCGGGAAACCGCGGTGTGCAAATAGGCTCGGCTCCACCAGCGGGCTGCGCCCGGCGGCGACGGCGCCGCGCTGGTGACGTACGAAGACGGCCATCAGCATCAGCCCGGCCCCGATGGAGGCCCAGTTCCACCCGGACAGTGCGGCGAGGTCGGCCCCGATCAGCGGATGGACGATGAGCCCGACGCCCGCCATGGCCGGCAGGGTGCCCGTCAGATCGAGGGTGGGGCGCCGCGGGGCGCGGTGGTCCACCAGCTTGGGTGCCAGGGCGAGGACGAGCAGCGACAGGGGGACGTTCACCAGGAACGCCGCCCGCCAGGACGAGCCGAACAGGTCGGCGTGGGTGAGGAAGCCGCCGAGCACCGGCCCGCAGACGGCGGCGAGCCCCATCACCGGGCCGATGGCGCCCAGGGCGCGGGCCAGTTCCGCACCGGCGAACATCGCTTTGATCAGGCCGATGGTCTGCGGAATGACCAGGGCCGCCGCGGCCCCCTGCGCCACACGGAAGGCGATCAGCGCGCTGGTGCCGGGCGCCAGGGCGCAGGCGACGGACGCAAACAGGAAGCCGGTGACGCCGCCGACGAACACCCGACGCCGCCCGGCGATGTCGCCCAGGCGCCCACCGGTGATCAGCAGCACCGCGAACGGCAGGGTGTAGGCCGTCGTGAACCACTGGACGTCGGACACCGGGCCGGCCCAGATCGGCGTGTACGGCCGGCGCCGCGACCTGCACGATGGTCGCGTCCAGCAGGTTCATCGCCTCGGCGAGCAGCAGGGCGGCGAGCGCCCACCACCGCCATCGGTACGCCGCCCCGGGCGGCGCGAGCACACGCTCAGCGGTCATCGGAAATCCCCTCCACCGTCGTCGACGCCTCGGCCCCGGGCGGAGGGCCCGGGGCCGGTCGCGGACCAGCGTGGAAGGCGGCACCCGCGGGTCGCAGTCACCGCCGGGCAAGTGGCGTTATCCGCCTCCGAGGGCGGTCGCGGCGGCGATTTCCCACGCGGGGGCGCGCGTTCCGTACACCCCGGCCCTTCGCCCCCGTTCGGCGGCGAAACCCCCAATACCCTGAATTTACGGTGACCTTGACCACATTGACGTACCTTTCGCCGCTGGGCTTCACTTTGCCCTGACGAAAAGCGGAAAGCCGGATTCAGTGGCGGAGCAGTGTTTTTCCGTGTCCCGGTCCGCCGGAGTCG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ACAGGGCCGGCCCATCAGCCGCCCCGAATCCTCCGCGGTCATGCGGGCCGTTTCCCTGGACGTGCGCGCGGCACTGGAAAAGCCCGACGGGAAAGGCGGCCCGGCGGCCGATCTGTCGGGGGAATGGCCGCGGGTGGCACACCTTTATCTGCGGGACCTGGTTTTCGGGTCCGATCCGATGCGGCTGCGCGTACTCGTGGACCGCAAGCTGGAATGGACGCCCAAACTGACGTGGACCGTGATCGCGGCGGGCGCGGCGCTGCCGGGCTGCCCGGGGGCCGGTGCGCCGGTGTCCCGGCTGGCGGGTCTCGCCGCCGCCGCGGCCGGTTACGGGGACCGGCGGTACGCGATGGGCCTGTACCGGCGGGCGGCGGCACCGGTGTGCTTCACCGTGTCCACGCTGGTCGCCAACGCCCTCTGGCTCGGGTCGCCCTTCGAGGACCACATACCGAACCGTCACATCCTGTACGAGTCGATGCGGCTGCTGCCGCCTTCGTGGAACCTCCTGCGCGT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CGGCGTCACCCCGTGGATGACCTGGGCGCCGTACGCGACGGCCACTCCCGGACCGGCGTCGGTCAGCCACCGGCTCTTGCGCGGCGCGCTCAGCCATTGCGGCGTCTGCTCGTGGGCCGCGGGGCCGTGCGGCAGGCTGCGGCTCATCGGGGTGCCCGGCTCGTACCCGTCGGCCGCGCCCAGCAGTGTGTCGGTCCAGGGCGCGCTGTCCGACGTGGTCTCGATGTAGAAGCGGCCGCCTTCGGCCGCGTCCGCGATCGTCACGCCGATCCGGCCGATGCGCCGGGGCGGGGTCCGCGGGCTGCTG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CACGTGTGTGCGCCCTGCGGGTGCCGGGC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CTGACCAGCGTGGGAGCGGCCCGGGAGGCGGAGTTGGCGAAGGTGCGGGCCATGACCGCGTGGCGGCGGCTGTGGTGGGAGGCGACGGCGGTCGGCCGTACGGTGCGGACCGCGGTACGGCACTCAGGC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CGGGAGTCCGCCGAACTGCTGCGGACGATGGCCG</text:p>
          </table:table-cell>
          <table:table-cell/>
          <table:table-cell table:formula="of:=LEFT([.J240];FIND(&quot;),&quot;;[.J240])-1)" office:value-type="string" office:string-value="" calcext:value-type="error">
            <text:p>#WERT!</text:p>
          </table:table-cell>
          <table:table-cell table:formula="of:=MID([.J240]; FIND(&quot;),&quot;;[.J240]) + 1; FIND(&quot;),&quot;;[.J240];FIND(&quot;),&quot;;[.J240])+1) - FIND(&quot;),&quot;;[.J240]) - 1)" office:value-type="string" office:string-value="" calcext:value-type="error">
            <text:p>#WERT!</text:p>
          </table:table-cell>
          <table:table-cell table:formula="of:=RIGHT([.J240];LEN([.J240]) - FIND(&quot;),&quot;; [.J240]; FIND(&quot;),&quot;; [.J24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KAB7764733.1</text:p>
          </table:table-cell>
          <table:table-cell office:value-type="float" office:value="1767908632" calcext:value-type="float">
            <text:p>1767908632</text:p>
          </table:table-cell>
          <table:table-cell office:value-type="string" calcext:value-type="string">
            <text:p>Xanthomonas maliensis</text:p>
          </table:table-cell>
          <table:table-cell office:value-type="string" calcext:value-type="string">
            <text:p>Xanthomonas maliensis strain LMG 27592 LMG27592_contig_54, whole genome shotgun sequence</text:p>
          </table:table-cell>
          <table:table-cell office:value-type="float" office:value="1767908632" calcext:value-type="float">
            <text:p>1767908632</text:p>
          </table:table-cell>
          <table:table-cell office:value-type="string" calcext:value-type="string">
            <text:p>20523..19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427-14289']</text:p>
          </table:table-cell>
          <table:table-cell office:value-type="string" calcext:value-type="string">
            <text:p>TACAGCAATCCCAGCGCGGCCTATCTCAATCAATTCATGCTGGGCTTGCTCGAGCAGAGCGGCCTCAATGGCAGCCAGGTCCTGGTGGAGAAGTGCGGTGCCATCCGCAGCCAACGCGCCGCCACCGAGCGGCTGCTGGCCGCGGGGGTGGACGGCGTGATCGTGCCGCCACCGCTGTGCGATTCGCGCGCGACCATCGAAGCGCTCGACGCGCGCGGCATTCCCGTCGTCGCCGTCGCCAGCGGCGCGCCGATGACACAGATCAGCTCGGTGCGCATCGACGACTACCAAGGCGCACGCGCCATCGTCGATTACCTGATCGCTCTGGGCCATCGCCGCATCGGCTTGATCAAGGGCGATCCCAAGCACACACCGAGTGCGCTGCGCGCCAAGGGCTATTTCGACAGCCTGCAGGCCGCAGGCTTGAGCACGCCATCGCAGCTGGTCGCCGAGGGACTGTTCACTTATCGCTCCGGCCTGTTGGCTGCGCGCGGGTTGCTGACGCAGCCGCAACCGCCGAGTGCGGTGTTCTGCAGCAACGACGACATGGCCGCCGCGACGGTGGCGGTGGCGCATGGGTTGGGACTGCGCGTCCCCGAAGACATCTCGGTCGCCGGCTTCGACGACACCCCGGTGGCCACCACCATCTGGCCGGAGCTGACCACCATCCATCAACCGGTCACGGCAATGGGACGTGCGGCGGTCTCGTTGCTGGCTGATGCGATTCGGCAACGCCGCCGCGGCGAAACCCCACAGGGCGTCCATCAGGTCATGAAGTACACCTTGGTCAAGCGCGGGTCCACCGCGCAGCCAGCGCAGCCTTAAGCGCATGGCGGCGGGATGCGCCATCCACGGCACGGATGCGGCAGACCGACGCGGCACCACGCGCGGCGCACTGTACCGACCCATAGCAACAAGCCGTACGCGTGAGGACGCCGACACGCACTGCGCACTGCGCGCTAGAGGCGGACCACGTTGACCTCGGCCACGCCAAGCAGGCCGGCCAACGGAACCTGTGCATGCCGCTGGCGCGGATCGACGGCCAGGCCGCGCTGACGCAACGCATCCAGCAGGCGCTCGGCCAATGGCATCACCATGTGCCGCCCCCAGCATCGCTCCGAGGCGTGACCGAACGGCAAGTAGCCGGCATGCGCGTCCGGATCGAGGCTCTCCCAACGTTGCGGGCGGAATTCGGCCGGGTCCTCCCACAGCGCCGGGTCACGGTGACTCAACAGCGGCAACACCAGCACATCGTCGTGATGGCCGATCCGCGCATCCAGCGGTGGAAACTCTGGCGAGGCATTGCGCAGGATGTTCCAGGACGGCGGCAACAACCGCAGGGATTCGTAGACGATGTTGCGACTGGACACCGCTGGGTCGAACGGCGAGCCCAGCCACAGCGCATTGGCCACCAGTGTCGACACCGTAAAGCACACCGGCGCGGCAGTGCGGCGATACAGCCCCATGGCGTAGCGGCGCGCGGTATAGCCTTGCGCGGCCACGGTGACGCGCGCCAGCGCGGAGGCATCGGGATGCAGCGTCAGCGGCGCCAAGGCCCCTGCGGCAATGACCGACCACGTGAGCTTGGGCGTCAGCTCCAGGTTGCGGCTCATCAACACGCGCAAACGCGCTGGATCTCCGCCAAGCAGCAGGTCGCGCAGATACAGGTGCCCCACCTGCGGCCACGGTCCGGTCAAATCCACGCGGTCGGGCATCGGCTGTTGCAAGGCCTCACGGACGTCGCGCCCGATCGCCTGCATCAGTTTCGCCGCATCGGTGCGCGGGACCGCGCGACCGTGCAAGGGCTTGAAGGTCGGACGTTCGACATCGGTGGCCGGACGCGCCGCCAACAGGCGATCGGACAGGTGTGGCCCGGCCACGCCGACGGTATCGGCATCCAGGCGGAACAGCTCCTGGCCGAGGTAATCGTTGAGCAAGGCCTGCAGACGCGGCGCGAATGCCGTCGCGCGCGTCGGGTGGGCGAGCTGGAGTGCGCTCATGCGAAGGGCTCGATGGACAACGCCCGCGCCCAACCCGACGAGTTGGAACGCGGGCGATGATGCCGCCGCACGGCGGCGACAGGACTCAGTACCAGAGGTACCAGGCGTAGGACTTCAACGGCTTCTGGGAGGACAGTAAGTGCTTGATCGAAAACAGCAGCTTCATATGCAGCTCCTCGATTGTTGGACACCATTGCGGGCGAAGTGTCGTCCGCGCTCACGAACCTACCCTGACATCAGTCATGCCACAACAAGCAAAAACGAGGCATCGCGCACGCTATCTCGCGCCGCGCGCGATGGCTACGCATTGACGCACATGGCTTCGCAGGCAAAAAAACGGCCGCATCGCTTCCCGACGATGCAGCCGAATGGGAGGGTGTCCGGCGTGACCGCCGGACAGACAACGGACGCCGGCGAGCCGGCGACGGGAAGGTCGCAGAACGACCATTTGGAGAGGGACTGACAGCTAACCACGAGCGACACGGCACGGACGGTGCGCCGTGTCGCACAACCTTGCACTGGATCAGAATCTCACGCGGACGCCAGCGTAATAACGCCGCTCGAAAATATTCTGATCGAAGTAGTGATTGCTCCATTGCGCGTAACGACGCTCGCTCTCGCCGGTCAGATTGGTGCCCTGGGCGTACAGCGTCACGTGGTCGTTGACGTCGTAGCTGATGGAGGCGTCCAGATAGCCAACGTCGTCGTTCCAGATCGCCAACTCATCGCCCCAGGCCGAGCTGTTGATCTGGCTGAAACGCTTGCTGCGCCAGTTGTAGGCCACGCGCGCCTGCAATCTGTCCTTCTGGTACCACAGCACTGCGTTGGCCTGGTGCTTGGAGTTATCGCCGATCGGCAAGGTATTGCCGTCGATATCGGTGTTGTCGGTATCGGCATCGGAGAACGTGTAGTTGATGTTGGTACCGAAACCGCTGAGCCAGCCGGGCAGGAAGTCGAAGG</text:p>
          </table:table-cell>
          <table:table-cell office:value-type="string" calcext:value-type="string">
            <text:p>, ATGAAGCTGCTGTTTTCGATCAAGCACTTACTGTCCTCCCAGAAGCCGTTGAAGTCCTACGCCTGGTACCTCTGGTACTGA, 20608, 20689(-)</text:p>
          </table:table-cell>
          <table:table-cell table:formula="of:=LEFT([.J241];FIND(&quot;),&quot;;[.J241])-1)" office:value-type="string" office:string-value="" calcext:value-type="error">
            <text:p>#WERT!</text:p>
          </table:table-cell>
          <table:table-cell table:formula="of:=MID([.J241]; FIND(&quot;),&quot;;[.J241]) + 1; FIND(&quot;),&quot;;[.J241];FIND(&quot;),&quot;;[.J241])+1) - FIND(&quot;),&quot;;[.J241]) - 1)" office:value-type="string" office:string-value="" calcext:value-type="error">
            <text:p>#WERT!</text:p>
          </table:table-cell>
          <table:table-cell table:formula="of:=RIGHT([.J241];LEN([.J241]) - FIND(&quot;),&quot;; [.J241]; FIND(&quot;),&quot;; [.J241]) + 1))" office:value-type="string" office:string-value="" calcext:value-type="error">
            <text:p>#WERT!</text:p>
          </table:table-cell>
          <table:table-cell office:value-type="string" calcext:value-type="string">
            <text:p>, AWYLWY*, 20608, 20689(-)</text:p>
          </table:table-cell>
        </table:table-row>
        <table:table-row table:style-name="ro1">
          <table:table-cell office:value-type="string" calcext:value-type="string">
            <text:p>KAA8885617.1</text:p>
          </table:table-cell>
          <table:table-cell office:value-type="float" office:value="1751357468" calcext:value-type="float">
            <text:p>1751357468</text:p>
          </table:table-cell>
          <table:table-cell office:value-type="string" calcext:value-type="string">
            <text:p>Nocardia colli</text:p>
          </table:table-cell>
          <table:table-cell office:value-type="string" calcext:value-type="string">
            <text:p>Nocardia colli strain CICC 11023 contig15, whole genome shotgun sequence</text:p>
          </table:table-cell>
          <table:table-cell office:value-type="float" office:value="1751357468" calcext:value-type="float">
            <text:p>1751357468</text:p>
          </table:table-cell>
          <table:table-cell office:value-type="string" calcext:value-type="string">
            <text:p>375103..376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013-10492', '10563-12554']</text:p>
          </table:table-cell>
          <table:table-cell office:value-type="string" calcext:value-type="string">
            <text:p>AGCGGGCCAGCACCGCGGTCGCCGGCGCGCCGCAGTCACTGAGCCGAGCCCGCTGATCGCCGGACAGCTACTGCCCGTCCACAGCGAGCGTTCCGAACCGACTGACGTTCGCGTGATTGTGCCCGTCCGCGCTGGTGATCACGACCTCGGTCGGATTGGTCAGGGCGATGCAACAGAAATTATCCCCGTCTCGCTGAACGGTTACCGACAGCAGACGCCGATGCTTGCTCTGCTGCCACTCCTCCATTGCGTCGTACAGCCCTCGCATAGAAGGATTTTCGAAGTAGACGAGATTGTGCTTGTTGATATCCGACATGAGCCCGGTCTCCATTCGTGCCGACGGGAGCTTTGCGACACCACTCCGGTATCCATCGTAGGCCGTCGCAAAAAGCTCTCTACCGCAAGATGTTTCGTTCGGCAGTGCTCAGATCCCCAGCCGCACCGGAAGTCCGGTGAGGGTGGGGAAGCCGAATTTGTGGTGCCAATCCAGGTCGGCATAGGGGCGGGCGAGTCGCAGGTGGGGGAAGCGCTGGAGGAGGGCGGAGAAGGCGACCGTTGCCTCCATGCGTGCGAGGGGTGCGCCGACGCAGAAGTGGGCGCCGTGGCCGAAACTCAGGTGTTGAGCGGCGTCGCGGCCGATGTCGAGGCGATCCGGGTCGGTGAACTGCGACGGGTCGTGGTTGGCGGCGGCGACGGCGATGTGCACGAATTCGCCTGCGGGGATTTCTGTATCGCCGATCTGCACCGGTTCGGCGGTGTAGCGGATGGTGGAGAAATGGATCGGGCCGTCGAAGCGCAAGAATTCTTCCACGGCCGCCGGTAGCGCTGAAGGGTTGGCGCGCAAGGTTTGGGACAGTGCATCGTCGCGCAATAGTGCGAGCGTTCCGGTGGTCAAGAGATCGACCGTTGTTCCGTGTCCGGAGACCAGCAACATGACCGCCATGTCCATAAGTTCCACTTCGGTGAGAGAATCACCGTCGTCCTGGGCGTGGATCAGCCGGGACAGCAGATCGACACCTGGCCGCGCCCGCTTTCGTGCCACCAATCCGCGTAGATAGGAACGCAATTCACGGAATGCCGCGGCGCGCTCGTCGCCGACCACTTGGAACAGGTTCTGCGCCCACTGTTGAAATCCCGGCACCTCGTCGCGTGGCACGCCGAGCATCTCGCAAATCATTCGGACCGGCAGCGGGAAAACGAAAGCCGTGAGCAGGTCGACCTCGTCGTTTTCGGCCATCTCGTCGAGTAGTGAGCGGGTGGTTTGCTCGATGTGCGGGCGCAGGTCGGCGATGGCTCTGCGGGTGAACGCCTGGTTGACCAGCTTGCGCAGCCGGACGTGTTCGGGCGAGTCGCTGTTGGTCATGTTGCGGTCGAGGTTGGCGAGTGGTGCGTTCGCCGGGGCGTCCGGATGTTGTTGGCGGAACAGCTTTTCGATGCCGTCGGCGCTCTTGCGCAACCGTGGATCCCGGAGCGCGGAGCGCGCCTCGGCGTAGCCGACGACCAGCCAGCTGACCACCCCGGAGGGCGCGTGTATGCGCAGCACCGGCCCCTGTCCGCGCCACCGGTGGTAGTGCCCGTGCGGGTCGGCGTGGAAATCGTTGTCCAGCGTTTCGATTCGGGTCGAGGCCGCGATATTCATAGTGCGCCTTCACTATTCGCTGCGCGTGCAAAATAGACCGACTCAACGGTACGTAGGATGCGTAATTTGTGCGTCACCGGTGCATCATTTGACGATAACTTATCCGAAAAATACCTGCCGCCCAACACGTTTCGCATACGCTCTTCGGGTGCCTGCGATCCAGGCACACTCACCGAACACACTCACAACCGGAGGTGGAGTCATGACTCTCGTACGTATGGTCAAACGGATTAAGCAAGAGAAGAGTCTGAAGAAGTACGCCTGGTACGGCTGGATCTGACTCTTCCAGTACGTTGTCGCACTCGCGTCCGCTGGTTACACTACCGGGCGCGAGTCCCGCCTGCCATCCGGGAGTTCGTCATGTCCACACGGCACATTGCCGGAAATTCGCGGACCATTGTCTTCGCCCCGCGGATCGCCGAACTTTTCGAAAAGTATTGTGGTGAAGACCTCTTTCGCCTGGAGCCGGACACCATCGGAATTGCCGGCGCCGAGCTGATGGACGCGGTGCTGGGCGCCCGGCCCGCACAGCCCGACGAGCGACCGACCTTCAAACCCGTGCATCGGCGGCTGGTCGACCGGGCCGATGCCTCCGCGTTCATGCAGGCCGTCGGCGCCGACGTGCGCACGGCGTTGAAGGCTCCGCTCGATGCCGATGGCCCGCTCGTCGGCGTGTGGCCGCAGCGCGCCCACGACTACGTGCGCGATCTCGTCTTCGGCGGGGAAGACATCCGCTTCCGCGTGCTGGTCGACCGCAGGCTCGAACTGACCCCGAAGCTGACCTGGTCGGTGGTCACCTCGGGAGCCGCGCTGATCGGCCGAACGGGCGCGGAGCGTCCGCTGTCCAAGCTGGCGACACAAGTCTTCCAGGCCAACAGTTTTCGCGATCGCCGGTACGCCATGTATCTGTATCGCAGAGTCGCGGCACCGGTCTGTTTCACGGTGGCCGCCCTGGTCACCAGCGCGCTGTGGCTGGCGTCGCCGCTGGATCCCCAAACCTCGAACCGCAATATCCTGCTCGAGACCCTGCGTTTGCTCCCGCCATCCTGGAATCTCTTGCGTCTCAAAGGTTCCGAGTTCCCGGCCGTCGACGCACGCATCGGCACGGGCGACGACCTCCTCTTGCTGCCCCTGCTCAGTCAGCGTGACCCGCGACTCTGGGCGGCCCCGAACGAATTCCGCCCCGAGCGCTGGGATCGCCTCGACCCCGAGACCCACCCCGGCTACCTCCCGTTCGGCCACGCCTCGGAACGATGCTGGGGCCGCCACATGGTCATGCCCTTAGCCGAACGCATCCTCGACCTCGCCCGCCGCGACGGTCTTCGCGTCGACCCGAACCAGACCGTCGGAAAGGTCGAACTCGACGGCCTGCTGGAACTGGCGTCGGTCCGAGTGCGCTCGGGATCGACTGCGGCACAGTAGAAGACGGTCCGCTACACGTCCGCGCGATTCAGCAGCCGGAACGCCAGGCCTGCCGCGGCGCCGCCCAGCAGTTCGACAATCAGATAGAGCAGCGTCCACGGGCCGAAGAGGCCCAGTACCTGCCCGCCGAAGAGCACGGCCGGATTGAATACCGCGCCGGAGACGCCGCCCACCGCGATGGCGCCGGCCGCGACGGTGAATCCGATGGCCAATCCGTAGAACGAGTTGTTCGGATGGTCGGCGCTGGTGGCCACGTTGAGCACCACGTAGGCGAGGGCGAAGGTGAACAGGAGTTCGGCGACGAGAGCATCGGCCAGCAGGTGACCTGTCGGGTTCACGGCCGATCCGCGTGCCCCGCCGACGAGGAGGCGTACGACCACCGCCGCCACCAGCCCGGCCACCACCTGGGCCGACCAGTAACCGGCGGCCGCTGCGGCGCCGATTCGGCCGCGGATCAGCGCTGCCAGCGTCACCGCGGGGTTGTAATGCCCGCCGGAGATGTGGCCGCCGGCATAGACCATGACCATGAGCGCCGCTCCGATCGCCAGCGGCGCAAGCGAACTTCCGCTGTGCACCGCCGATCCGACGGTGAAGACGAGAAAGAATGTGCCGATCGCTTCGACCGCCAGCTTGCGGGCGATGTCCCGGCCAGGGGTGTCGAGGATGGTGTGTGCGGCTGTCGCGGTTGGGGCTGAGGTAGCCATTGTCCGATCTCCACTTTCCACTTGCGATGTGCTATTTCTCGGCCGGCGTTCGCAGTTCGTACTCCCGCAGCAGCGCGGCTGCGCCGTCATGTCGGCGCAGCTGGCCATCGGGATCCAGGCAGACCTCGCCGCAGAAGTGCGAGGCTCTGCGGGTGAGGTCCGGCAACGAATGTCCGCATACCCAGAAGGCCGCTGCCGCAGCGTCGTACGCCACGGGAAATCGGCAGATGCCGACGTCGGCAACGGGGGTCGCGGATCGCTCGTTCATTCCTGACTCCTCGCGTCTTCCAGCCGCGCAGGCAATCCGTGAGCGTCGTCGCAGAAGCCTGCTGTCAGGTGAAACGTATTGCCCGCCTGGATGGTTCAGTAGAGGAGTCAGACCCCTTTACTGATGATGGACGCGGGGTATGCCTATTGCGTTGGCGGCGACCAGGTTTCGAGGTCGGTGAAATCGGGTGGCGGCTCGGTGGTGCGTTGCTCGGTCAATGCGGCGGCGTCCCGGCGGACTGCTCGACGGGCCCACCAGCCGAAGAAGCGGCTGTCGGCGCGCATTGCTCGTACGCAGATCGCCAATTCTGGTTTGATCTCGTATCGGATGGGGAGTGTGATCGCCATCTGTGCGTCGGCGGACACGAGTGGCTGGTGCCATGCCCATTTCCGGTAGACGCGGCCGAAGATCCGGGATCGCTCCCAGAGTGCGCGGTAAGCGGCTGCGGTGGTGGGGGATTCGAGCTCGAGCCAGCCGAGGTGAAAGCCGACGGCGCTCATGATCTCGCCGTGCTGGGTGTCGAGTTTCGTGCGGGTCGCCGCGGTCGAGTCGGTTCGCCGGGCGACCCGGTACGGGATCTCCTGGTACTGGCGGATCGTGCGCAGCGCTTCGGCGTAAGTTTTGATCCGCTGCTCGCGCCGAGCCGCGAGCTGATTGATCACATACCCGGCGAGTGCCGCGGAGGCGGCGATGATGGCGGTGATTATCCCGACGATCGCTGCGGCGTTCATGCTTCCCCCGGTCGGAGCCGAAGATATGGTTCACCCGATTGTCGCGCGGGCGTGACCCGCTCAGCTTCGAATTGATCGGATAGTGACACAGGGTCGTCGAGCCCGGCTCATCGATGCCTGCTGACCTGCCGGTGCACGCGCCCGGTGGCGACCAGTTCGATCGTCACGGCGACCGCGCATGATTGAGCCAGCAGCAAGCCCAGTAGCACGAGGACCTGTACGGCGGCTGCGTGGGCGGCGGAACCGCTGGCGACGAGTACGCCGACGAATGCTCCTGGGAGCGTTACCAATCCGACG</text:p>
          </table:table-cell>
          <table:table-cell office:value-type="string" calcext:value-type="string">
            <text:p>, ATGACTCTCGTACGTATGGTCAAACGGATTAAGCAAGAGAAGAGTCTGAAGAAGTACGCCTGGTACGGCTGGATCTGA, 374944, 375022(+), ATGATGGCGGTGATTATCCCGACGATCGCTGCGGCGTTCATGCTTCCCCCGGTCGGAGCCGAAGATATGGTTCACCCGATTGTCGCGCGGGCGTGA, 377826, 377922(+), ATGCGTTCGGCTAAGGGCATGACCATGTGGCGGCCCCAGCATCGTTCCGAGGCGTGGCCGAACGGGAGGTAG, 375965, 376037(-)</text:p>
          </table:table-cell>
          <table:table-cell table:formula="of:=LEFT([.J242];FIND(&quot;),&quot;;[.J242])-1)" office:value-type="string" office:string-value=", ATGACTCTCGTACGTATGGTCAAACGGATTAAGCAAGAGAAGAGTCTGAAGAAGTACGCCTGGTACGGCTGGATCTGA, 374944, 375022(+" calcext:value-type="string">
            <text:p>, ATGACTCTCGTACGTATGGTCAAACGGATTAAGCAAGAGAAGAGTCTGAAGAAGTACGCCTGGTACGGCTGGATCTGA, 374944, 375022(+</text:p>
          </table:table-cell>
          <table:table-cell table:formula="of:=MID([.J242]; FIND(&quot;),&quot;;[.J242]) + 1; FIND(&quot;),&quot;;[.J242];FIND(&quot;),&quot;;[.J242])+1) - FIND(&quot;),&quot;;[.J242]) - 1)" office:value-type="string" office:string-value=", ATGATGGCGGTGATTATCCCGACGATCGCTGCGGCGTTCATGCTTCCCCCGGTCGGAGCCGAAGATATGGTTCACCCGATTGTCGCGCGGGCGTGA, 377826, 377922(+" calcext:value-type="string">
            <text:p>, ATGATGGCGGTGATTATCCCGACGATCGCTGCGGCGTTCATGCTTCCCCCGGTCGGAGCCGAAGATATGGTTCACCCGATTGTCGCGCGGGCGTGA, 377826, 377922(+</text:p>
          </table:table-cell>
          <table:table-cell table:formula="of:=RIGHT([.J242];LEN([.J242]) - FIND(&quot;),&quot;; [.J242]; FIND(&quot;),&quot;; [.J242]) + 1))" office:value-type="string" office:string-value=", ATGCGTTCGGCTAAGGGCATGACCATGTGGCGGCCCCAGCATCGTTCCGAGGCGTGGCCGAACGGGAGGTAG, 375965, 376037(-)" calcext:value-type="string">
            <text:p>, ATGCGTTCGGCTAAGGGCATGACCATGTGGCGGCCCCAGCATCGTTCCGAGGCGTGGCCGAACGGGAGGTAG, 375965, 376037(-)</text:p>
          </table:table-cell>
          <table:table-cell office:value-type="string" calcext:value-type="string">
            <text:p>, AWYGWI*, 374944, 375022(+), PIVARA*, 377826, 377922(+), AWPNGR*, 375965, 376037(-)</text:p>
          </table:table-cell>
        </table:table-row>
        <table:table-row table:style-name="ro1">
          <table:table-cell office:value-type="string" calcext:value-type="string">
            <text:p>KAA6219705.1</text:p>
          </table:table-cell>
          <table:table-cell office:value-type="float" office:value="1747889850" calcext:value-type="float">
            <text:p>1747889850</text:p>
          </table:table-cell>
          <table:table-cell office:value-type="string" calcext:value-type="string">
            <text:p>Streptomyces filamentosus</text:p>
          </table:table-cell>
          <table:table-cell office:value-type="string" calcext:value-type="string">
            <text:p>Streptomyces filamentosus strain ATCC 23958 Streptomyces_roseosporus_9568_chromosome_1, whole genome shotgun sequence</text:p>
          </table:table-cell>
          <table:table-cell office:value-type="float" office:value="1747889850" calcext:value-type="float">
            <text:p>1747889850</text:p>
          </table:table-cell>
          <table:table-cell office:value-type="string" calcext:value-type="string">
            <text:p>5305532..5304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276-13064']</text:p>
          </table:table-cell>
          <table:table-cell office:value-type="string" calcext:value-type="string">
            <text:p>CCCTTGGCTGCTGAGCTGCACGTCGAGCTGGTCGCCGCGGACCGGAGTGTCTGGTCCGGCGAGGCCACCCTGGTCATCGCGCGTACCACCTCCGGCGACATCGGCGTCATGCCCGGTCACCAGCCGCTGCTCGGTGTGCTGGAGTCGGGCCCGGTGACCATCCGCACGAGCGAGGGCGGCACGGTCGTCGCCGCCGTCCACGGCGGGTTCATCTCCTTCGCCGACGACAAGCTGTCTCTGCTCGCGGAGATCGCCGAGCTGGCGGACGAGATCGACGCCCGGCGCGCCGAGCGCGCGCTGGAGCGCGCCAAGTCGGACGAGGACGCCGCCGCCGAGCGGCGCGCCGAGGTCCGGCTGCGTGCGGTAGCGGTCCGCTAGCGGACCCGCACCGAAGAGTAGTGCCCTCAGCCGCGGCACGGTCCGGAACGTTCCGGACCGTGCCGCGGCTGAGGCGATGCAGATGCAGGTTGTATTCGGTTCGGCCGGCGGCGCCGGTCACGGGACGCAGCGAGGAGGTCGGTGAAGATGTTCCTCGCGCTGCTCGTGTGCGGCCTGGTCGTCGCACTGGTGGTGATCGGGCTCTTCGTCTTCGGCTTGCGCCGCAGGCTGATCCAGCGGGCCGGCGGCACCTTCGACTGTTCCCTGCGCTGGGACGTGCCGGAGGAGCCGGACCTCAGCGGCAAGGGCTGGGTGTACGGGGTCGCCCGGTACAGCGGTGACGAGATCGCCTGGTTCCGGGTCTTCTCGTACGCGCCCCGCCCGCGCCGCTTCCTGGAGCGCTCGGCCATCGTGGCCCTGGAGCGCCGGATGCCGGAGGGCGAGGAGGAGCTGGCGCTCCTGTCGGACTCGGTGATCCAGCCCTGCATGTACAACGGGGTCCGGCTGGAGCTCGCGATGAGCGAGGACGCCCGGACCGGGTTCATGGCCTGGCTGGAGGCGGCGCCGCCGGGTCAACGGGTCAATGTGGCCTGAGGGCCGCGCCGGATCCGTATCTCCGACACGCCGAGGAGTCCCGCGAGGGGCACCTCGGCTTTCGTCTGTCCGGGGTCCACCTCCAGGCCCGCGCCGCGGACGAGGTCCAGGAGCAGTTCGGCGAGGGGCATCACCATGTGGCGGCCCCAGCAGCGCTCGGAGACGTGGCCGAAGGGCAGGTAGCCGGGGGTGTCGTCGGGGTCGAGGTCTTCCCAGCGCTCCGGGCGGAAGGCGTCGGGGTCCTTCCAGAGCTCCGGGTCCCGGTGGGTGAGCAGGGGCAGCAGGAGGACGTCGTCGGCGGGGCCGATGCGCGGGTCGACGCCGGGGTACTCGGGGGAGGCGTTGCGCAGGATGTTCCAGGAGGGCGGCAGCAGCCGCATGGCCTCGTGGAGCAGGTGCCGGTTCGGCGTCGCGGGGTCGAAGGGCGAGCCGAGCCAGAGCGCGTTGGCGACGAGGGCGGAGACGGTGAAGCAGACGGGGGCGGCCGCGCGCCGGTACAGCCCCATGGCGTAGCGGCGGTCCTGGTAGCCGGTGGCGTCGGCGGTGAGCCGGGCGAGGCCGGTGAGGGGTTCGCCGCGGCGGCCGGGCCGGCCGGGGAGGGCGGCGCCGGCGGCGATGACGGCCCAGGTGAGCTTGGGGGTCAGTTCGAGGTTGCGGCTCATGAGGATCCGCAGCCGGTAGGGGTCCTTGCCGAGGACCAGGTCCCGGAGGAAGACGTGGCCCCGGTGCGGCCACACCCCGGTCAGGTCGACGTCCCCGGGCCGGATCCGTTCCCCCTTGAGGGCCGCGCGGACGTCGGCGCCGACGGTCCGCATCACGGCGGCGCCCTCGGCCCTGGGGATCGAGCGGCCCTGGAGCGGTTTGAAGGTGGGGCGCTCGTCCTCGGTGGCGCGGCGGGCGGCGAGGATCCGGTCGGCGGCCTCGTGTCCGGCGACGCCGACGGTGTCGGGTTCGAGCCGGAAGACGTCCTGTCCGAGGTGGTCCCGGAACAGGGCGGCGAGTCGGGGGTGGAACACCGTGGCGCGCATGGGGGTCTCCGGGAGGGCGGGCGTCGGAGGGCGGGGCCGTCCCCGCCGTGCGGCGGGGACGGCCGTGCGGCTCAGTACCAGATGTACCAGGAGCTGGCCTTCAGGCTCTTCTGGGCGGACACCTTGTTGCGGATGGCGAAGAGGAGCTTCATCACTGCACCCCCTTTCAGGGCGGCGGGAAAGGTTCGGTCCTAGAGAGGAATATAGGATGAACGCCCGCCGCGGGGCCGTGAGTTGAGGTTCTTTGCGATCTCCTTGCCGACGGGGGACGCGAGGAGCCCCGCACCACCCCCCTCGCGGGGGAGCGGTGCGGGGCTCCGTGGAGCGGAAGCCGGCTAGTTCAGACCGGAGTTGATCGCGGTCACGAGCTCGCCGTTGGTGGTGTCACCGCTGAACTCCCAGAAGAAGGCTCCGCCGAGGCCCTGGTTCTTGGCCCAGCTCATCTTGGAGTTGACGGTGGCGGGGGTGTCGTAGCTCCACCAGTTGGTGCCGCAGTGGGCGTAGGCGGTGCCGGCGACGGTTCCGTTGGACGGGCAGGACGTCTTGAGGACCTTGTAGTCCTCGATGCCCTGCTCGTAGGTGCCCTGCGCCGGGCCGGTCGCCGTGCCGCCGGGGGCGGATTGGGTGACGCCGGTCCAGCCGCGGCCGTAGAAGCCGATGCCGAGCAGCAGCTTGTTGGCCGGGACGCCCTTGGCCTTGAACTTGGCGATCGCCTCGGCGGAGTTGAAGCCCGCCTGCGGGATGCCGGCGTACGAGGTCAGCGGGGAGTGCGGGGCGGTCGGGCCCTTGGCCGCCCAGGCGCCGAAGAAGTCGTACGTCATGACGTTCAGCCAGTCGTAGTACGGGGCGGCGCCGCCGTAGTCGGCGGCGTCGATCTTGCCGCCGACGGAGGCGTCGGCCGTGACGGCCGCGGTGACCAGGTTGTTGGCGCCGAACTTGGCGCGCATGGCC</text:p>
          </table:table-cell>
          <table:table-cell office:value-type="string" calcext:value-type="string">
            <text:p>, GTGCGGGGCTCCTCGCGTCCCCCGTCGGCAAGGAGATCGCAAAGAACCTCAACTCACGGCCCCGCGGCGGGCGTTCATCCTATATTCCTCTCTAGGACCGAACCTTTCCCGCCGCCCTGA, 5305698, 5305818(-), ATGAAGCTCCTCTTCGCCATCCGCAACAAGGTGTCCGCCCAGAAGAGCCTGAAGGCCAGCTCCTGGTACATCTGGTACTGA, 5305603, 5305684(-)</text:p>
          </table:table-cell>
          <table:table-cell table:formula="of:=LEFT([.J243];FIND(&quot;),&quot;;[.J243])-1)" office:value-type="string" office:string-value=", GTGCGGGGCTCCTCGCGTCCCCCGTCGGCAAGGAGATCGCAAAGAACCTCAACTCACGGCCCCGCGGCGGGCGTTCATCCTATATTCCTCTCTAGGACCGAACCTTTCCCGCCGCCCTGA, 5305698, 5305818(-" calcext:value-type="string">
            <text:p>, GTGCGGGGCTCCTCGCGTCCCCCGTCGGCAAGGAGATCGCAAAGAACCTCAACTCACGGCCCCGCGGCGGGCGTTCATCCTATATTCCTCTCTAGGACCGAACCTTTCCCGCCGCCCTGA, 5305698, 5305818(-</text:p>
          </table:table-cell>
          <table:table-cell table:formula="of:=MID([.J243]; FIND(&quot;),&quot;;[.J243]) + 1; FIND(&quot;),&quot;;[.J243];FIND(&quot;),&quot;;[.J243])+1) - FIND(&quot;),&quot;;[.J243]) - 1)" office:value-type="string" office:string-value="" calcext:value-type="error">
            <text:p>#WERT!</text:p>
          </table:table-cell>
          <table:table-cell table:formula="of:=RIGHT([.J243];LEN([.J243]) - FIND(&quot;),&quot;; [.J243]; FIND(&quot;),&quot;; [.J243]) + 1))" office:value-type="string" office:string-value="" calcext:value-type="error">
            <text:p>#WERT!</text:p>
          </table:table-cell>
          <table:table-cell office:value-type="string" calcext:value-type="string">
            <text:p>, EPFPPP*, 5305698, 5305818(-), SWYIWY*, 5305603, 5305684(-)</text:p>
          </table:table-cell>
        </table:table-row>
        <table:table-row table:style-name="ro1">
          <table:table-cell office:value-type="string" calcext:value-type="string">
            <text:p>KAA6213443.1</text:p>
          </table:table-cell>
          <table:table-cell office:value-type="float" office:value="1747886291" calcext:value-type="float">
            <text:p>1747886291</text:p>
          </table:table-cell>
          <table:table-cell office:value-type="string" calcext:value-type="string">
            <text:p>Streptomyces albofaciens JCM 4342</text:p>
          </table:table-cell>
          <table:table-cell office:value-type="string" calcext:value-type="string">
            <text:p>Streptomyces albofaciens JCM 4342 strain ATCC 23873 Streptomyces_albofaciens_9747_chromosome_2, whole genome shotgun sequence</text:p>
          </table:table-cell>
          <table:table-cell office:value-type="float" office:value="1747886291" calcext:value-type="float">
            <text:p>1747886291</text:p>
          </table:table-cell>
          <table:table-cell office:value-type="string" calcext:value-type="string">
            <text:p>2203431..2202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4369-14007', '19438-19719']</text:p>
          </table:table-cell>
          <table:table-cell office:value-type="string" calcext:value-type="string">
            <text:p>GCCCGGCCGCTCAACATGGAGAAGGGCGCCTCGTTCACCGGCCGGTGACGCCCGGCTCCCGCAGGGCGCACACACGTACGAGTCGCCACGCACGCGTGCGCCCCCGTCTGCGCCTGTCCGCCCCCTCGCCCCGGCGGGACGGTGTTGTACGAGACCGGTACACCGGCCCGTCGACGAGGAGAGCGAAGTGATCCACATCAGTGAGACGCTCATGCTGCAGACGGTCGAGGAGTTCCTGACCGAGGAGGAGATCTCCCGACTGGTCAAGATCATGGACAGCGAGGCGGCCGGCTGGCGGCCCCGCCACCAGGCCGAGGTGCTCCCGGCCCCGGCGACCGCGCACGAGGTGCTGGCCGATGCCACGCTGCGGGCGCTGCCCGCGATCCGGCGCAGCATGCCGTCGATCGCCGGGTCCGGGCACTGGGGATACACCGAACTCGCCGTGGGCCAGGGCGTGCCGACCCACCTCGACGGCATCAGCAGCCCGCGGACCCCGCCCCGCCGCATCGGCCGGATCGGCGTGACGATCGCCGACGCGGCGGAAGGCGGCCGCTTCTACATCGAGACGACGTCGGACAGCGCCCCCTGGACGGACACGCTGCTGGGCGCGGCCGACGGGTACGAGCCGGGCACGCCGCTGAGCCGCTGCCTGCCGCACGGCCCCGCGGCCCACGAGCGGACGCCGCAGTGGCTGAGCGCGCCGCGCAAGAGCCGGTGGCTGACCGACGCCGGGCCGGGGGTGGCCGTCGCGTACGGCGCCCAGGTCATCCACGGTGTCACGCCGGTGCTCCGCGGCCGGGTGCGCAAGTTCGTCGCCGACCTCGTGGACACGGCGGCGGCCTGACGGCGCGCGGTCCGGACACGTGCGGGCTCACGGAGCCCGCACGGGACCGCTCCCCGACGCCGGCCGCTGCCGCATCCGGCCGTGGGACGGCTCAGCGCCGTACGACCGACACCCGCGACACCCCGAGCAGGCCGGCCAGCGGCACCTCGGCGGACTTCTGCTCCGGGCTCACCGCCAGGCCCTGTTGCCGCACCAGGTCCAGCAGCCGTTCGGCCAGCGGCATGACCATGTGCCGCCCCCAGCAGCGCTCGTTCGCGTGCCCGAAGGGCAGGTAGCCGGGCTGGTCGTCGGCGTCGAGGGCCGCCCAGCGCTCAGGGCGGAACTCGTCCGGCGCGTCCCATGTGCGCGGGTCGCGATGGCTGAGCAGCGGCAGCAGCAGGACGTCGTCGCCCGCGCCGATCCGCTCGTCGAGGGCGGCGAACTCCGGTGACGCCACGCGCAGCAGGTTCCACGACGGCGGCAGCAGCCGCATGGACTCGTACAGGATGTGGCGGTTCGGTATGTGGTCCTCGAAGGGCGAGCCGAGCCACAGCGCGTTGGCGACGAGGGTGGACACGGTGAAGCACACCGGTGCCGCCGCCCGCCGGTACAGGCCCATCGCGTACCGCCGGTCCCCGTAACCGGCCGCGGCGGCCGCGAGCCCCGCCAGCCGGGACACCGGCGCGCCGGCCCCCGGGCAGCCCGGCAGCGCCGCGCCCGCCGCGATCACCGTCCAGGTCAGTTTGGGCGTCCATTCCAGCTTGCGGTCCACGAGTACCCGCAGCCGCATCGGATCGGCCCCGAAAACCAGGTCCCGCAGATACAGGTGCGCCACCCGCGGCCATTCGCCCGACAAGTCGGCGGCCGGGCCGCCTTTCCCGTCGGGCGCGGCCGGCCTTTCCAGTGCCGCGCGCACGTCCAGGGAAACGGCGCGCATGACCGCGGAGGATTCGGGGCGGCTGATGGGCCGGCCCTGGAGGGGTTTGAAGGTGGGCCGTTCGGCCGCGTTGGCCGGTCTGCTGCGCAGCACGGCGTCGATCAGCCCGGCTCCGGCGACGCCGACCGTGTCGGCCTCCAGCCGGAAGACGTCCGCGCCGCGGTGCTCGCTGAGGAGCCGGCCGAGCCGCGGCGTGAAGACCGTGACCCGGTCGCTCCGTTCCGTACCGTACGTACGCATCGGCGGCCTCCGAGAGCCTGGATGAGGGAACTACCGGGTCACGTGCCGATCAGTACCAGATGTACCAGGCGTAGGCCTTCAGGCTCTTCTCCGCCTTCATCTTCTTCTTGAGGGAGTTGATGAGCTTCATGACAGCACCTCCGGGACAGGCGAACCGACTGAACCGAACACTGACTCCGGCGGACCGGGACGCGGGAAAACACTGCTCCGCCACTGAATCCGGCTTTCCGCTTTTCGTCAGGGCAAAGTGAAGCCCAGCGGCGAAAGGTACGTCAATGTGGTCAAGGTCACCGTAAATTCGGGGTATTGGGGGTTTCGTCGGCGAACGGGGGTGAAAGGCCGGGGCGTACGGAACGGGTGCCCGCGTGTGGGAAATCGCCGCCGCGACCGCCCCCGAAGGCGGATAACGCCACTTCACCGGCGGTGACTGTCACCTCCGGGTGCCGCCTTCCACGCTGATCCGCGACCGGCCCCGCGCTGTCCGCGCGGGGCCGAGGCGTCGACAACGGTGGAGGGATTTCCGATGACCGCTGAGCATGTGCTCGCGCCGCCCGGCACGGCCTGCCGATGGCGGTGGTGGGCGCTCGCCGCCCTGCTGCTGGCCGAGGCGATGAACCTGCTGGACGCGACCATCGTGCAGGTCGCGGCGCCCGCCGTGCACGCCGACCTGGGCGGTCCGGTGTCCGACGTCCAGTGGTTCACGACGGCCTACACCCTGCCGTTCGCGGTGCTGCTGATCACCGGCGGGCGCCTGGGTGACATCGCCGGGCGGCGACGGGTGTTCGTCGTCGGCGTCACGGGCTTCCTGCTCGCGTCCGTCGCCTGCGCCCTGGCGCCCGGCGCCGGTCCGCTGATCGCCTTCCGGATGGTGCAGGGGGCCGCGGCGGCCCTGGTCATTCCGCAGACCATCGGCCTGATCAGAGCGATGTTCACCGG</text:p>
          </table:table-cell>
          <table:table-cell office:value-type="string" calcext:value-type="string">
            <text:p>, ATGAAGCTCATCAACTCCCTCAAGAAGAAGATGAAGGCGGAGAAGAGCCTGAAGGCCTACGCCTGGTACATCTGGTACTGA, 2203480, 2203561(-)</text:p>
          </table:table-cell>
          <table:table-cell table:formula="of:=LEFT([.J244];FIND(&quot;),&quot;;[.J244])-1)" office:value-type="string" office:string-value="" calcext:value-type="error">
            <text:p>#WERT!</text:p>
          </table:table-cell>
          <table:table-cell table:formula="of:=MID([.J244]; FIND(&quot;),&quot;;[.J244]) + 1; FIND(&quot;),&quot;;[.J244];FIND(&quot;),&quot;;[.J244])+1) - FIND(&quot;),&quot;;[.J244]) - 1)" office:value-type="string" office:string-value="" calcext:value-type="error">
            <text:p>#WERT!</text:p>
          </table:table-cell>
          <table:table-cell table:formula="of:=RIGHT([.J244];LEN([.J244]) - FIND(&quot;),&quot;; [.J244]; FIND(&quot;),&quot;; [.J244]) + 1))" office:value-type="string" office:string-value="" calcext:value-type="error">
            <text:p>#WERT!</text:p>
          </table:table-cell>
          <table:table-cell office:value-type="string" calcext:value-type="string">
            <text:p>, AWYIWY*, 2203480, 2203561(-)</text:p>
          </table:table-cell>
        </table:table-row>
        <table:table-row table:style-name="ro1">
          <table:table-cell office:value-type="string" calcext:value-type="string">
            <text:p>TXS67929.1</text:p>
          </table:table-cell>
          <table:table-cell office:value-type="float" office:value="1727086102" calcext:value-type="float">
            <text:p>1727086102</text:p>
          </table:table-cell>
          <table:table-cell office:value-type="string" calcext:value-type="string">
            <text:p>Streptomyces sp. sk2.1</text:p>
          </table:table-cell>
          <table:table-cell office:value-type="string" calcext:value-type="string">
            <text:p>Streptomyces sp. sk2.1 Scaffold_77, whole genome shotgun sequence</text:p>
          </table:table-cell>
          <table:table-cell office:value-type="float" office:value="1727086102" calcext:value-type="float">
            <text:p>1727086102</text:p>
          </table:table-cell>
          <table:table-cell office:value-type="string" calcext:value-type="string">
            <text:p>1707249..1708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282-2458', '12408-11890']</text:p>
          </table:table-cell>
          <table:table-cell office:value-type="string" calcext:value-type="string">
            <text:p>GCCAACAGGCAACTGGTGGAGGAGTGGAACGAGACCCACCCGGACATCCATGTCAGCTATGTCCAGGGCAGCTGGGACACCGTCCACGACCAGCTGCTCACCTCCTTCGAGGGCGACGAGGCGCCGGACGTGATCCACGACGCCTCCGACGACCTGGCCGACTTCGCGTACGGCGGCTACCTCGCCGACCTGCGCGGACTCCTCCCCGACCGGCTGACCGCCGACATCCCCCGGGAGAGCTGGCGGACCACCACCTTCGGCGACGGCGTCTACGGGGTGCCGTTCCTCCAGGAACCCAGGGTCCTGATCGCCAACACCAGGATCCTGAAGGAATCGGGGGTCCGCGTCCCGACGCCCGAGCACCCCTGGAGCTGGGCCGAGTTCCGGCAGGTCGCCAAGGAACTGACGAAGGAGGGCAGATACGGCGTCGCCTGGCCGCTCAAGGAGCCGGTCTCCGTCACGCTGAACCTCGGCCTCTCCGGCGGGGGCAAGCTCTTCCACCGGGGCGCCGACGGCAGGGTGACCATCCGCGCGGACGAGGGCGACCGGGTCGTCCCCGGCGTCATCCACGACCAGGTCAACACCGACCGCAGCGCCTCGCGCACCACGCTCGGCATGGGGGGCTCCGACACCCTTCCCGGCTTCTTCGGCGGCAAGTACGCGATGGTGCCGCTGGGGTTCGCGTACCGCCAGCAGGTCGTCGAGCAGGCCCCCGAGGGCTTCGAGTGGACGGTCCTGCCGGCTCCCGCGGGCAGCGGGGGACTGGCCCAGGGGGTGAGCCCGCAGACCCTCTCCGTCTCGGAGGCCAGCCCGCACAAGAAGGCGGCCGCGCGGTTCATCGACTTCCTGCTCCGGCCGCCGAACATGGTGCGCCTGGCCAAGGGCGACTGGATGCTCCCGACCGGCACCGCGGCGCTCGCGGACCCCTCCCTGCACACCGCCGAGAACGGCTGGGCGACCGGCGTCGCCGTCGCGAAGGAACTGCGTCCGGCGCCCGCCCAGTCGGTGCGCGGCTACCCGGAGTGGAAGGACAAGGTCGCCACCCCCGCCCTCCAGGAGTACTACAGCGGTGCGATCGGGGCCGAGGAGCTGAGGAAACGTCTGGTCGACGACGGGAACCGGGTCCTGGCCCGTTATCAGCGCTGAACCACCGCCCACCGTCCGGCACACGGCGGCGGGGCCGCGCCTTCCGGCGGCCCCGCCGCTGTGTGCTGTGTGCTGTGCGCCGGGTGGCCCCGGAAGTTCCGCGGACGGGCGCCGGGGCGTTTCGGTTTCATCGGGAAATCAAATTTTTCTCCAAATGAATCCAGGATTACCGACCGGTACGTTTCTTTGGGTTCGTCACCCAGTCGTTCCGGTGGTCGCCCGGAAAGCGGAAACCCGGATTCAAACATCGCGCATTGTCGAAGATTCAGACATTCGGAGAGTGAATCCGACTCTTCAGGCCCTTGTGTACACGTGTCCACGGAGGTATGGGGGAGGTTGCGAGCCCCCTCGTCCTCGCTGCTCAGCGCCGTAGGTCGGGTGGAAGGGGGGTTCGGGGACTGGACGCATGGACGCTTTTTCGGGTCGCCCCCGCCGATCCGTCTCCCCGGCCGGTCGTTCCGTTATGTTCTCCGCATTCACCGCAAGTCGGACGCGACGCGAAAAGAAGTCATTGACAAGCACTTTCCCGCTGAGCTTCACTCTTTTCGGCGGTGAGCGGCAAGAGAATTCCCTTCCCGAGGCGGGGGATTGTCGTCGCGAACAGGCCGAACCACACCCCGTGAATGCAAATTCAGAGTAAAAGATGGAGGTGCTGTTATGAAGTTCCTTTTCTTGCTCAAGGACAAGATGACGCCGGAGAAGAGCCTGAAGGCGTACGCCTGGTACCACTGGTACTAAACCGACAGGGCGGTCCTTCGTCACGAGGGACACGGTCAGTCGATTCGGGCCCGTGTCCGGCCAGGCCTCATCGGCCCGCCGGACGCGGGCCCTTCCCGCTTCTTGGAGACCATCGATGCACATGTCCGGTACCGGCAGCCGCGCCCGGGAAGTCGTCTTCGCGCCGAGGCTCCAGGCGCTCCTGCGAGACCACCGGGGCGAGGACGTCTTCCGGCTGGATCCCGGCACCGTCGGCGTGGCCGGGGCCGAGCTGTCCGACCGGATCCTCGCCGCCAGACCGGCCACCGAGGACGAACGCCCCACGTTCAAGCCCCTGCACGGGCGGTCCATTCCGCGCGCCGAGGCGTCGACGGTCATGCGGGCCATCGGCCGGGACGTGCGGACGGCGCTGAAGAAGCCCGTCGGGGCGGTCGACCTCTCCGGCGAGTGGCCGCACGTCGGCCATGTGTTCCTGCGCGACCTCGTCCTGGAGGGCGACCCCTACCGGCTGCGCATCCTCATGGACCGCGCCCTGGAGCTGACGCCCAAGCTCACCTGGACGGTCATCGCCACGGGGGCGGCGCTGCCCGGCCGGCTCCGCCCCGGCGCACCCGTCTCCGCCATCGCCGGCCTGACCGCCGAGGCGGAGGGGTACGGCGACCGCCGCTACGCGATGGGGCTGTACCGGCGGGCGGCGGCCCCGGTCTGCTTCACCGTCTCGACGCTCGTCGCCAGTGCGCTCTGGCTCGGGGCGCCCTTCGACGACGACACCTCGAACCGGAACATCCTGTACGAGGCCATGCGCCTGCTGCCGCCGTCCTGGAACATCCTGCGGAGGGCGTCGCCGGAGTACCCCGCCCTCGATCCCCGGATCGGCGCGGCCGACGACGTCCTGATCCTGCCGCTGCTGAGCCACCGCGACCCCGCGCTCTGGGAGGACCCCGACGAGTTCCGCCCCGAGCGCTGGGACGAACTCGACCCCGAGACCCACCCCGGTTACCTCCCCTTCGGGCACGCCTCGGAGCGCTGCTGGGGCCGGCACATGGTGATGCCGCTCGCCGAGATGCTGCTCGACCGGCTGCGCGGCGACGGCCTGACGGTGAGTCCGGAGCAGACCACCGCGAAGGTGCCCCTGGCCGGGCTGATGGGGGTCTCCGAAGTGCGGGTCGTGAGGGCCTGAGTCCGTTTCATCACGTCGTGTGGGCTCTGTGAACATGGGGGGCGGATTCAAGCCGCCCCCGCCTTCACAGGCGCCCTCCGGCGAACCCTGCCTTCCCGCTCGCGAAGCGGGTCGATAGTGCCTGACGTGGGCGGCAAGTCCCGTGCGGGGGGCGGACGTTGCGGTGGCGGTGCCCGAGTTGGGGGCGACTGGCCGGTTTCTTATTACGAAACTTTGTTGAGTAAGTCACAGCCGGATGAAGCCCTTGATCTGGGCGCGTCAATCGGTCAGGGTTTCGAGCCAGCCCCCCGGAGATCTTCCGGCCGGGGGTCAATCCCCCCACAAAGAATGACGAGGAGATCCCTCTTCATGGCAACTCACAAGCGCGCACGCCGGATCAAGCTGACCGCAGCGATAACCGCGGTCGCCGCAGCGGCCGGTGTCACCCTGCTCAACACCTCGATCGCCGGTGCCGCCCCCGCCCCCAGGACGGGTGTCGTCTACGGCGCGGACGCGGCGGGCGCCGTGGCCGGCAGCTACATCGTCATGCTGGACAAGAAGGCCGACAAGGCGGAGCTCGCCAAGGAGTATGGCGGCAAGCTGAAGCGCAACTACAGCTCCGCCATCAACGGCTTCTCCGCCAGCGGCCTCTCGCTCGCCGAGGCCAAGCGTCTGGCGGCCGACCCGGCCGTCTCCAAGGTCGTCCAGAACAAGAAGTTCCACATCAGCGAGACCCAGGAGAACCCGCCGTCCTGGGGCCTGGACCGGATCGACCAGACCGAGACGACCGGCGACGACGCCTACACCTACCCGGACAGCGCGGGCGAGGGCGTCACCGCGTACGTCATCGACACCGGTGTCCGCGTCACCCACGAGGAGTTCGAGGGCCGCGCCACCTCGGGCTACGACGCCGTGGACAACGACGACAGCGCCGACGACGGCAACGGCCACGGCACCCACGTGGCGGGCACCATCGCCGGTGCCACCTACGGTGTCGCCAAGAAGGCCGACATCGTCGCCGTCCGCGTCCTCGACGACTCCGGCTCGGGCACCACCGAGCAGGTCGTCGCGGGCATCGACTGGGTCACCGAGAACCACGAGGGCCCCTCCGTCGCCAACATGAGCCTCGGTGGCGGCGCGGACGAGGCGCTCGACGCCGCGGTCCAGCGGGCCATCGCCTCCGGCGTCACCTTCGCGGTGGCCGCGGGCAACGAGTCCACCGACGCGAGCGGCAGCTCCCCGGCCCGAGTCCCGGAGGCCATCACGGTCGCCTCGTCCACGGTGGACGACGAGCAGTCGGACTTCTCCAACTACGGCTCGATCGTGGACATCTACGCACCGGGCTCGGACATCACCTCGTCCTGGAACGACAGCGACGACGCGTCCAACACCATCTCCGGTACGTCCATGGCGACCCCGCACGTCGTCGGTGCCGCCGCCGTCTACCTGGCCGGCCACCCGGACGCCACCCCGGAGGAGGTCGCCACGGCGCTGACCGAGGGTGCCACCCCCGACGCGATCTCCAACGCGACCGAGGGCACGCCGAACAAGCTGCTGAAGGTCGTCGAGTAACCGACGCCCCACCGCGGCCGTGACCGGGTGAACGCCGCCCGGCACGACGGAACCGAAGGCCGCCGCGCCCTCCCCCACGGGGCGCGGCGGCCGCACGGTGCGAAGAGCTCGTCCTATGGTGTGGCCATGACGATGTACGCGGCGCTGTTGCGCGGAATCAACGTGGGCGGCCACAAGCGGGTTCCGATGGCCGAACTCCGCACACTGCTCACCGAACTGGGCCACGGAGACGTCCGTACCCATCTGCAGAGCGGCAACGCCGTCTTCAGCAGTGCGTCCGGCGACGAGAACGCCCTCGCCGCCGAGCTGGAGCAGGCCATCGAGGAACGGTTCGGCTTTCCGGTCCCCTGCCTGGTCAGGGACGGCGCCTACCTGGCGGGGACCGCGGCGGCCTGCCCGTTCCCGGCCGCCGAACTCGAAGGCAGACAGCTGCACGTCACGTACTACGA</text:p>
          </table:table-cell>
          <table:table-cell office:value-type="string" calcext:value-type="string">
            <text:p>, ATGAAGTTCCTTTTCTTGCTCAAGGACAAGATGACGCCGGAGAAGAGCCTGAAGGCGTACGCCTGGTACCACTGGTACTAA, 1707052, 1707133(+), GTGAACATGGGGGGCGGATTCAAGCCGCCCCCGCCTTCACAGGCGCCCTCCGGCGAACCCTGCCTTCCCGCTCGCGAAGCGGGTCGATAG, 1708320, 1708410(+)</text:p>
          </table:table-cell>
          <table:table-cell table:formula="of:=LEFT([.J245];FIND(&quot;),&quot;;[.J245])-1)" office:value-type="string" office:string-value=", ATGAAGTTCCTTTTCTTGCTCAAGGACAAGATGACGCCGGAGAAGAGCCTGAAGGCGTACGCCTGGTACCACTGGTACTAA, 1707052, 1707133(+" calcext:value-type="string">
            <text:p>, ATGAAGTTCCTTTTCTTGCTCAAGGACAAGATGACGCCGGAGAAGAGCCTGAAGGCGTACGCCTGGTACCACTGGTACTAA, 1707052, 1707133(+</text:p>
          </table:table-cell>
          <table:table-cell table:formula="of:=MID([.J245]; FIND(&quot;),&quot;;[.J245]) + 1; FIND(&quot;),&quot;;[.J245];FIND(&quot;),&quot;;[.J245])+1) - FIND(&quot;),&quot;;[.J245]) - 1)" office:value-type="string" office:string-value="" calcext:value-type="error">
            <text:p>#WERT!</text:p>
          </table:table-cell>
          <table:table-cell table:formula="of:=RIGHT([.J245];LEN([.J245]) - FIND(&quot;),&quot;; [.J245]; FIND(&quot;),&quot;; [.J245]) + 1))" office:value-type="string" office:string-value="" calcext:value-type="error">
            <text:p>#WERT!</text:p>
          </table:table-cell>
          <table:table-cell office:value-type="string" calcext:value-type="string">
            <text:p>, AWYHWY*, 1707052, 1707133(+), AREAGR*, 1708320, 1708410(+)</text:p>
          </table:table-cell>
        </table:table-row>
        <table:table-row table:style-name="ro1">
          <table:table-cell office:value-type="string" calcext:value-type="string">
            <text:p>TXD40222.1</text:p>
          </table:table-cell>
          <table:table-cell office:value-type="float" office:value="1722914334" calcext:value-type="float">
            <text:p>1722914334</text:p>
          </table:table-cell>
          <table:table-cell office:value-type="string" calcext:value-type="string">
            <text:p>Xanthomonas campestris</text:p>
          </table:table-cell>
          <table:table-cell office:value-type="string" calcext:value-type="string">
            <text:p>Xanthomonas campestris strain E1 contig14, whole genome shotgun sequence</text:p>
          </table:table-cell>
          <table:table-cell office:value-type="float" office:value="1722914334" calcext:value-type="float">
            <text:p>1722914334</text:p>
          </table:table-cell>
          <table:table-cell office:value-type="string" calcext:value-type="string">
            <text:p>382916..381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679-12155']</text:p>
          </table:table-cell>
          <table:table-cell office:value-type="string" calcext:value-type="string">
            <text:p>TCTGGCCGGCCGCTCGCTGCGCACCAGTGGATTGCTGCGCATCGGCGTGCTGTACAGCAACCCGAGCGCGGCGTACCTCAATCAATTCATGCTCGGCCTGCTCGAACAGAGCAGTCTCAATGGCAGCCAGGTGCTGGTGGAGAAATGCGGCGCCATCCGCAGCCAGCGCGCTGCCACCGAACGCCTGCTCGCCGCCGGCGTGGACGGCGTGATCCTGCCGCCACCGTTGTGCGATTCGCGCCAGACCATTGCCGAACTCGATGCACGCGGCATCCCGGTGGTGGCGGTGGCCAGTGGCGCACCGATGGCGCAGATCAGCTCGGTGCGCATCGACGACTACCAGGCCGCGCGCGCGCTCGTCGATCATCTGATCGCGCTTGGCCATCGCCGCATCGCCTTGATCAAGGGCGACCCCAAACACACACCCAGCGCGCTGCGTGCCAGTGGCTACGCCGACAGCCTGCAGGCGGCGGGGCTGGAGATCGATGAGGCGCTGATCGCAGACGGATTGTTCACCTATCACTCGGGCCTGCTCGCCGCGCGCGCATTGCTCGCACAGCCCGCACCGCCCACGGCAATCTTCTGCAGCAACGACGACATGGCAGCAGCCACCGTAGCGGTAGCCCACGGGCTGGGCCTACGCGTGCCCGAGGATGTGTCAGTGGCCGGTTTCGACGACACGCCGGTGGCCACCACCATCTGGCCCGAACTCACCACCGTGCATCAGCCGGTCACCGCCATGGGCCGCGCCGCCGTCTCGCTGCTGGCCGACGCCATTCGCGAACGACGCAAGGGCGCACCGGTGCAGGGCGTGCATCAGGTGATGAAGTACACGCTGGTGAAACGCGGTTCGACGGCGGCGCCGGTGGAGTGATGTGGTCGTGGCTCAACTGCGCTGTTGGGCGATGAGAGCACATCACCCAACAGCACAACGCGCTGCGCATCGGCGATGCGATCGCGTTGTTTTAGGCCCTGACCAGGGTGACGTCCGCAACACCTAAAAGCCCAGTCAATGGCACATCGGCGCGACGTTGGGTGGTTGCCGCTGTCAGGCCCTGGCTGCGCAACAGCTCCAGCAGGCGCTCGGCAAGCGGCATCACCATGTGCCTGCCCCAACAGCGCTCCGAGGCATGGCCAAACGGAAAATAGCCCGGGTGATTGTCTGGATCCAACGCGTCCCAACGCGCCGGACGAAACACATTGGGCGCGTCCCACAGCGCGGGATCGCGGTGACTGAGCAACGGCAACACCAACACGTCATCGGCCGCACCGATGCGGTGATCCAGGGCGGGATATTCCGGTGATGCGTTGCGCAGGATGTTCCAGGATGGCGGCAACAGCCGCAGCGCTTCGTAAATGATATTGCGGTTGCTGTCGCTCGCTGAGAACGGCGATCCCAACCACATGGCATTGGCCACCAAGGTAGAAATGGTAAAGCACACCGGTGCTGCGGTACGCCGGTACAGGCCCATGGCGTAGCGGCGTTCGTCATAAGTGCCTGCGGCCGCCGTCACCCGGGCCAACGAGGAGGCATTTGGTGCCAACGTCAACGGTAACGCGGCACCGGCGGCAATCACCGCCCAGGTCAACTTGGGTGTGAGTTCGAGCACGCGGTCCATCAGCACGCGCAAGCGCAATGGATCTCCACCAAGCAACAGGTCGCGCAGATACAGGTGGCCAACATGCGGCCAACTGCCTGACAGATCGACTTGTACCGCCGGCACTTTCAAAGCTTCGCGCACATCGCGACCAATCGCCTGCATCAGGCGAGAGGCATCGATGCGTGCAATGGAGCGCCCATGCAATGGCTTGAAGGTTGGTCGTTCCGTCTCCGAGGCCGGGCGTGCAGCGAGCAGGCGATGCGTCAGCACCGGCCCCGCCACGCCCACCGTGTCGGGCTCCAGACGAAAGACGTCTTGCCCGATGTACGCATCGAGCAAGGCCTGCAGCCGTGGTGCAAACACGGTGCGGCGCATGTCGCCGACAAGCGAGTGCGACATCGTATGACTCCGAAAGAAAGCCCGCGTCCAACAACCTGGGGATCGCCGGCGCGGGCCGGTTCACCGGGCCGCATCATCTCTGCGGCGGGTGCACGTTCAGTACCAGATGTACCAAGCGTGCGACTTCAGGCTCTTGTTGGAAGCAAGGCGATGCTTGATGGCAAACAACAGTTTCATGAGCGGAATCCTTCAGGTGGGATTGCCCTTGCGGGGGGATGAAACCAGGTAGAAACACAGGTAGCGCCGCGAGCCAGTTACGGTTGAGCTCGCAAGATCGAACCTACTCCCTGCTCCAACGCAAAACCCTGCAAGCGCGCACAGATCACAACGCGCATGTCACTGCGGCGCAATGCGCCTGCATAAAAAAAGCCGCATCGCTTCCCGCCGATGCGGCCAAATGGGAGGGAGCCCGGGCTTGCGACCGGGCGAACTGCAGCCACCGGCCTATGCCGGTGATGGGAAGCACAGCAATCCAGCTCAGAAGATCAAAGCAAAGTTCGCAATTTCGTACTGACGCACGACGCCCGTGCAGTCAAAGCGCAAAAACAGCTGCATGACACGATGTGTACGGCTGCGGGGCTAGCTGATGGCGGCCGTCATGTTCACGACCGCCATCACCGCAGACTGCGTTGCGATCAACTCATTGCACTGAGAAGAGCAAGACGGCTACTTGTTCGGCCGCGCAATCACCATCGCCGACGGTGCACTCGCACCTGCCGCATTGTTGGCCATCACCACGTACGTGTACGCGGTACCATTGTCGACCGCGCGGTCTACATAGGTGGTGGAGGTGAGGTTGCTGCTCACCGTCGTCAATGCACCCGTGGTGCCGGCGCGGCGCTGCACGGTGTAGCTGGCTGCGCCGCTCGCGGCCGACCAGCTCAGCTTGACGTTACTGTCTCCCACCGTAGCGGTGAGCCCACGGGTTGCAGCCGGTACCTGGCGCGGTGGCAGTGCAACAGATGC</text:p>
          </table:table-cell>
          <table:table-cell/>
          <table:table-cell table:formula="of:=LEFT([.J246];FIND(&quot;),&quot;;[.J246])-1)" office:value-type="string" office:string-value="" calcext:value-type="error">
            <text:p>#WERT!</text:p>
          </table:table-cell>
          <table:table-cell table:formula="of:=MID([.J246]; FIND(&quot;),&quot;;[.J246]) + 1; FIND(&quot;),&quot;;[.J246];FIND(&quot;),&quot;;[.J246])+1) - FIND(&quot;),&quot;;[.J246]) - 1)" office:value-type="string" office:string-value="" calcext:value-type="error">
            <text:p>#WERT!</text:p>
          </table:table-cell>
          <table:table-cell table:formula="of:=RIGHT([.J246];LEN([.J246]) - FIND(&quot;),&quot;; [.J246]; FIND(&quot;),&quot;; [.J24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R41185.1</text:p>
          </table:table-cell>
          <table:table-cell office:value-type="float" office:value="1717779629" calcext:value-type="float">
            <text:p>1717779629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741 scaffold_127, whole genome shotgun sequence</text:p>
          </table:table-cell>
          <table:table-cell office:value-type="float" office:value="1717779629" calcext:value-type="float">
            <text:p>1717779629</text:p>
          </table:table-cell>
          <table:table-cell office:value-type="string" calcext:value-type="string">
            <text:p>5091..6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R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W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47];FIND(&quot;),&quot;;[.J247])-1)" office:value-type="string" office:string-value="" calcext:value-type="error">
            <text:p>#WERT!</text:p>
          </table:table-cell>
          <table:table-cell table:formula="of:=MID([.J247]; FIND(&quot;),&quot;;[.J247]) + 1; FIND(&quot;),&quot;;[.J247];FIND(&quot;),&quot;;[.J247])+1) - FIND(&quot;),&quot;;[.J247]) - 1)" office:value-type="string" office:string-value="" calcext:value-type="error">
            <text:p>#WERT!</text:p>
          </table:table-cell>
          <table:table-cell table:formula="of:=RIGHT([.J247];LEN([.J247]) - FIND(&quot;),&quot;; [.J247]; FIND(&quot;),&quot;; [.J24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R04465.1</text:p>
          </table:table-cell>
          <table:table-cell office:value-type="float" office:value="1717741823" calcext:value-type="float">
            <text:p>1717741823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BRIP-39150 scaffold_45, whole genome shotgun sequence</text:p>
          </table:table-cell>
          <table:table-cell office:value-type="float" office:value="1717741823" calcext:value-type="float">
            <text:p>1717741823</text:p>
          </table:table-cell>
          <table:table-cell office:value-type="string" calcext:value-type="string">
            <text:p>9463..8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TGCGGGCGCGCGTGGAGTCCTCGGTGCAGGCGTTGGGCTACCGGCCAAATCTCGCCGGCCGCTCGTTACGCACCAGCGGGTTGCTGCGTATC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CTTGATCAAGGGCGACCCCAAACACACCCCGAGCGCACTGCGCGCCAACGGCTATCTCGACAGCATGCAAGCCGCCGGCTTACCTGTCGCAGATGGATTGATCGCCGAAGGGTTGTTCACCTATCGCTCTGGGCTGCTCGCCGCGCGCAACCTGTTGGCCCAGCCGCAACCCGCAACTGCGATCTTTTGCAGCAATGACGACATGGCGGCCGCAGCGGTGGCGGTTGCGCATGGATTGGGCTTGCGCGTGCCCGAAGATGTCTCCATCGCCGGCTTCGACGACACGCCGGTGGCCACCACCATCTGGCCCGAACTCACCACCGTGCATCAACCCGTCACCGCGATGGGCCGCGCCGCCGTCTCGTTACTGGCCGATGCGATTCGTCAACGCCGCAAGGGCGACACCGCACCCGGCGTGCATCAGGTGATGAAGTACACGCTGGTCAAGCGTGGCTCCACGGCCGGGCCGGCGAAGGGATAGCGCAACAGCGCGCAGTTGCCACCACCGGTTGTCTATTGGCGCACGACATCGACCTGTGCAACGCCCAGCAGGCTCATCAACGGAACCATCGCCGTACGTTGCTTGGGATTAACGGCCAAACCCTGACTGCGCAGGGCATCCAACAAGCGCTCGGCCAGTGGCATTACCATGTGGCGCGCCCAACAGCGCTCGGCCGCGGGCCCGAACGGAAGATAGCCGGGGTGATTGTCCGGATCGAGGTGATCCCAGCGTTCTGGCCGAAAAGCCTCCGGAT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GGTCAACTTCGGCGTCAACTGAAGCATGCGATCCATCAACAGGCGCAATCGCAGCGGATCGCCAGCCAACAACAGATCGCGCAGATACACATGACCCACGTGCGGCCATGGCCCGCATAAATCCAGGTCAGCCGACACAGGACGCTTCAACGCTTCGCGCACATCGCGCCCGAGGGCCTGCATCAGTTTGGAGGCGTCGGTGCGCGGGATCGAGCGCCC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TGCACAGCCGCAACGCGCTTCGAGCCATTTACATATATAAACCCCAAGAGGAGGACTTGAGACTCTTGCGAGAGGCCAGCATGTGCTTGATCGAAAAAAGTATCTTCATGAGCGAAATCCTGATGTAAGGAGGGATTGCCCTTTCGGGGGACTTTATCAAATACACAATCAGCGGATACTTGCGTGCGAGCGATAATGGTTGAGCCCGCAACACGAATGCTACGTATGGCTGACCGACCATGCAACGGGAGAAACTTGCGTGTGTGCACACATTCATCGACGACCCATGCTTGCACGAGCTCCGCATCGCCTTGGAAATCAAAATTTCGCCTGAGTAGCCCTAACCCTCAGCCAGACTTTTGCTCGAGTCCTGCAAACAGCGTGGTTTTCCTGATGTTTTACATGCTGTGCGCTTTCGGCATCGCTGACGCGAGGAGCCGGTCCGACGTTTCCAGCCAGGACGTCATCGTGACCTTCTATCGCGCTGGTTTCGCGATAAGTGCGCAGGTGCTGCAGCTGAAGGTCAGGGCGAATCAGGAAATTCGCAAACCCATTATTGAACATAGCGCCCGAACGATGGCGCTCCATCGACGATAAGCGAAGAAGGCACGCAACGGCATCTCCACTGCCGGCACGAGTGGACAGGCGTCGGCGCCACACGCAAAAAAAACCGTATCGCTTCCCGACGATGCGGCCGAATGGGAGGGTGTTCGGCGTTACCGCCGAGCGGACTGCAGCGCCGTATCAAACGGCGACGGGAAGAATGCACAATGACCGCTTGGAGAGGCGTGACAGAACAGCATATGCATCACGGCGCGGGGTTGCGCCGTGTCGCACATCGAT</text:p>
          </table:table-cell>
          <table:table-cell office:value-type="string" calcext:value-type="string">
            <text:p>, GTGCTTGATCGAAAAAAGTATCTTCATGAGCGAAATCCTGATGTAAGGAGGGATTGCCCTTTCGGGGGACTTTATCAAATACACAATCAGCGGATACTTGCGTGCGAGCGATAA, 9662, 9776(+)</text:p>
          </table:table-cell>
          <table:table-cell table:formula="of:=LEFT([.J248];FIND(&quot;),&quot;;[.J248])-1)" office:value-type="string" office:string-value="" calcext:value-type="error">
            <text:p>#WERT!</text:p>
          </table:table-cell>
          <table:table-cell table:formula="of:=MID([.J248]; FIND(&quot;),&quot;;[.J248]) + 1; FIND(&quot;),&quot;;[.J248];FIND(&quot;),&quot;;[.J248])+1) - FIND(&quot;),&quot;;[.J248]) - 1)" office:value-type="string" office:string-value="" calcext:value-type="error">
            <text:p>#WERT!</text:p>
          </table:table-cell>
          <table:table-cell table:formula="of:=RIGHT([.J248];LEN([.J248]) - FIND(&quot;),&quot;; [.J248]; FIND(&quot;),&quot;; [.J248]) + 1))" office:value-type="string" office:string-value="" calcext:value-type="error">
            <text:p>#WERT!</text:p>
          </table:table-cell>
          <table:table-cell office:value-type="string" calcext:value-type="string">
            <text:p>, ILACER*, 9662, 9776(+)</text:p>
          </table:table-cell>
        </table:table-row>
        <table:table-row table:style-name="ro1">
          <table:table-cell office:value-type="string" calcext:value-type="string">
            <text:p>TWR01979.1</text:p>
          </table:table-cell>
          <table:table-cell office:value-type="float" office:value="1717739187" calcext:value-type="float">
            <text:p>1717739187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41379 scaffold_43, whole genome shotgun sequence</text:p>
          </table:table-cell>
          <table:table-cell office:value-type="float" office:value="1717739187" calcext:value-type="float">
            <text:p>1717739187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49];FIND(&quot;),&quot;;[.J249])-1)" office:value-type="string" office:string-value="" calcext:value-type="error">
            <text:p>#WERT!</text:p>
          </table:table-cell>
          <table:table-cell table:formula="of:=MID([.J249]; FIND(&quot;),&quot;;[.J249]) + 1; FIND(&quot;),&quot;;[.J249];FIND(&quot;),&quot;;[.J249])+1) - FIND(&quot;),&quot;;[.J249]) - 1)" office:value-type="string" office:string-value="" calcext:value-type="error">
            <text:p>#WERT!</text:p>
          </table:table-cell>
          <table:table-cell table:formula="of:=RIGHT([.J249];LEN([.J249]) - FIND(&quot;),&quot;; [.J249]; FIND(&quot;),&quot;; [.J24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91274.1</text:p>
          </table:table-cell>
          <table:table-cell office:value-type="float" office:value="1717728115" calcext:value-type="float">
            <text:p>1717728115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41380 scaffold_41, whole genome shotgun sequence</text:p>
          </table:table-cell>
          <table:table-cell office:value-type="float" office:value="1717728115" calcext:value-type="float">
            <text:p>1717728115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0];FIND(&quot;),&quot;;[.J250])-1)" office:value-type="string" office:string-value="" calcext:value-type="error">
            <text:p>#WERT!</text:p>
          </table:table-cell>
          <table:table-cell table:formula="of:=MID([.J250]; FIND(&quot;),&quot;;[.J250]) + 1; FIND(&quot;),&quot;;[.J250];FIND(&quot;),&quot;;[.J250])+1) - FIND(&quot;),&quot;;[.J250]) - 1)" office:value-type="string" office:string-value="" calcext:value-type="error">
            <text:p>#WERT!</text:p>
          </table:table-cell>
          <table:table-cell table:formula="of:=RIGHT([.J250];LEN([.J250]) - FIND(&quot;),&quot;; [.J250]; FIND(&quot;),&quot;; [.J25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73534.1</text:p>
          </table:table-cell>
          <table:table-cell office:value-type="float" office:value="1717710014" calcext:value-type="float">
            <text:p>1717710014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572 scaffold_49, whole genome shotgun sequence</text:p>
          </table:table-cell>
          <table:table-cell office:value-type="float" office:value="1717710014" calcext:value-type="float">
            <text:p>1717710014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1];FIND(&quot;),&quot;;[.J251])-1)" office:value-type="string" office:string-value="" calcext:value-type="error">
            <text:p>#WERT!</text:p>
          </table:table-cell>
          <table:table-cell table:formula="of:=MID([.J251]; FIND(&quot;),&quot;;[.J251]) + 1; FIND(&quot;),&quot;;[.J251];FIND(&quot;),&quot;;[.J251])+1) - FIND(&quot;),&quot;;[.J251]) - 1)" office:value-type="string" office:string-value="" calcext:value-type="error">
            <text:p>#WERT!</text:p>
          </table:table-cell>
          <table:table-cell table:formula="of:=RIGHT([.J251];LEN([.J251]) - FIND(&quot;),&quot;; [.J251]; FIND(&quot;),&quot;; [.J25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71333.1</text:p>
          </table:table-cell>
          <table:table-cell office:value-type="float" office:value="1717707746" calcext:value-type="float">
            <text:p>1717707746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726 scaffold_38, whole genome shotgun sequence</text:p>
          </table:table-cell>
          <table:table-cell office:value-type="float" office:value="1717707746" calcext:value-type="float">
            <text:p>1717707746</text:p>
          </table:table-cell>
          <table:table-cell office:value-type="string" calcext:value-type="string">
            <text:p>16160..17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160-17200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2];FIND(&quot;),&quot;;[.J252])-1)" office:value-type="string" office:string-value="" calcext:value-type="error">
            <text:p>#WERT!</text:p>
          </table:table-cell>
          <table:table-cell table:formula="of:=MID([.J252]; FIND(&quot;),&quot;;[.J252]) + 1; FIND(&quot;),&quot;;[.J252];FIND(&quot;),&quot;;[.J252])+1) - FIND(&quot;),&quot;;[.J252]) - 1)" office:value-type="string" office:string-value="" calcext:value-type="error">
            <text:p>#WERT!</text:p>
          </table:table-cell>
          <table:table-cell table:formula="of:=RIGHT([.J252];LEN([.J252]) - FIND(&quot;),&quot;; [.J252]; FIND(&quot;),&quot;; [.J25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66321.1</text:p>
          </table:table-cell>
          <table:table-cell office:value-type="float" office:value="1717702537" calcext:value-type="float">
            <text:p>1717702537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637 scaffold_44, whole genome shotgun sequence</text:p>
          </table:table-cell>
          <table:table-cell office:value-type="float" office:value="1717702537" calcext:value-type="float">
            <text:p>1717702537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3];FIND(&quot;),&quot;;[.J253])-1)" office:value-type="string" office:string-value="" calcext:value-type="error">
            <text:p>#WERT!</text:p>
          </table:table-cell>
          <table:table-cell table:formula="of:=MID([.J253]; FIND(&quot;),&quot;;[.J253]) + 1; FIND(&quot;),&quot;;[.J253];FIND(&quot;),&quot;;[.J253])+1) - FIND(&quot;),&quot;;[.J253]) - 1)" office:value-type="string" office:string-value="" calcext:value-type="error">
            <text:p>#WERT!</text:p>
          </table:table-cell>
          <table:table-cell table:formula="of:=RIGHT([.J253];LEN([.J253]) - FIND(&quot;),&quot;; [.J253]; FIND(&quot;),&quot;; [.J25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62361.1</text:p>
          </table:table-cell>
          <table:table-cell office:value-type="float" office:value="1717698294" calcext:value-type="float">
            <text:p>1717698294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621 scaffold_39, whole genome shotgun sequence</text:p>
          </table:table-cell>
          <table:table-cell office:value-type="float" office:value="1717698294" calcext:value-type="float">
            <text:p>1717698294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4];FIND(&quot;),&quot;;[.J254])-1)" office:value-type="string" office:string-value="" calcext:value-type="error">
            <text:p>#WERT!</text:p>
          </table:table-cell>
          <table:table-cell table:formula="of:=MID([.J254]; FIND(&quot;),&quot;;[.J254]) + 1; FIND(&quot;),&quot;;[.J254];FIND(&quot;),&quot;;[.J254])+1) - FIND(&quot;),&quot;;[.J254]) - 1)" office:value-type="string" office:string-value="" calcext:value-type="error">
            <text:p>#WERT!</text:p>
          </table:table-cell>
          <table:table-cell table:formula="of:=RIGHT([.J254];LEN([.J254]) - FIND(&quot;),&quot;; [.J254]; FIND(&quot;),&quot;; [.J25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54692.1</text:p>
          </table:table-cell>
          <table:table-cell office:value-type="float" office:value="1717690329" calcext:value-type="float">
            <text:p>1717690329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728 scaffold_47, whole genome shotgun sequence</text:p>
          </table:table-cell>
          <table:table-cell office:value-type="float" office:value="1717690329" calcext:value-type="float">
            <text:p>1717690329</text:p>
          </table:table-cell>
          <table:table-cell office:value-type="string" calcext:value-type="string">
            <text:p>18128..19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617-1741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5];FIND(&quot;),&quot;;[.J255])-1)" office:value-type="string" office:string-value="" calcext:value-type="error">
            <text:p>#WERT!</text:p>
          </table:table-cell>
          <table:table-cell table:formula="of:=MID([.J255]; FIND(&quot;),&quot;;[.J255]) + 1; FIND(&quot;),&quot;;[.J255];FIND(&quot;),&quot;;[.J255])+1) - FIND(&quot;),&quot;;[.J255]) - 1)" office:value-type="string" office:string-value="" calcext:value-type="error">
            <text:p>#WERT!</text:p>
          </table:table-cell>
          <table:table-cell table:formula="of:=RIGHT([.J255];LEN([.J255]) - FIND(&quot;),&quot;; [.J255]; FIND(&quot;),&quot;; [.J25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52358.1</text:p>
          </table:table-cell>
          <table:table-cell office:value-type="float" office:value="1717687941" calcext:value-type="float">
            <text:p>1717687941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733 scaffold_40, whole genome shotgun sequence</text:p>
          </table:table-cell>
          <table:table-cell office:value-type="float" office:value="1717687941" calcext:value-type="float">
            <text:p>1717687941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6];FIND(&quot;),&quot;;[.J256])-1)" office:value-type="string" office:string-value="" calcext:value-type="error">
            <text:p>#WERT!</text:p>
          </table:table-cell>
          <table:table-cell table:formula="of:=MID([.J256]; FIND(&quot;),&quot;;[.J256]) + 1; FIND(&quot;),&quot;;[.J256];FIND(&quot;),&quot;;[.J256])+1) - FIND(&quot;),&quot;;[.J256]) - 1)" office:value-type="string" office:string-value="" calcext:value-type="error">
            <text:p>#WERT!</text:p>
          </table:table-cell>
          <table:table-cell table:formula="of:=RIGHT([.J256];LEN([.J256]) - FIND(&quot;),&quot;; [.J256]; FIND(&quot;),&quot;; [.J25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49896.1</text:p>
          </table:table-cell>
          <table:table-cell office:value-type="float" office:value="1717685312" calcext:value-type="float">
            <text:p>1717685312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Xvh-L Xvh_51, whole genome shotgun sequence</text:p>
          </table:table-cell>
          <table:table-cell office:value-type="float" office:value="1717685312" calcext:value-type="float">
            <text:p>1717685312</text:p>
          </table:table-cell>
          <table:table-cell office:value-type="string" calcext:value-type="string">
            <text:p>15035..13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811-10524']</text:p>
          </table:table-cell>
          <table:table-cell office:value-type="string" calcext:value-type="string">
            <text:p>ATGCGGGCGCGCGTGGAGTCCTCGGTGCAGGCGTTGGGCTACCGGCCAAATCTCGCCGGCCGCTCGTTACGCACCAGCGGGTTGCTGCGTATC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CTTGATCAAGGGCGACCCCAAACACACCCCGAGCGCACTGCGCGCCAACGGCTATCTCGACAGCATGCAAGCCGCCGGCTTACCTGTCGCAGATGGATTGATCGCCGAAGGGTTGTTCACCTATCGCTCTGGGCTGCTCGCCGCGCGCAACCTGTTGGCCCAGCCGCAACCCGCAACTGCGATCTTTTGCAGCAATGACGACATGGCGGCCGCAGCGGTGGCGGTTGCGCATGGATTGGGCTTGCGCGTGCCCGAAGATGTCTCCATCGCCGGCTTCGACGACACGCCGGTGGCCACCACCATCTGGCCCGAACTCACCACCGTGCATCAACCCGTCACCGCGATGGGCCGCGCCGCCGTCTCGTTACTGGCCGATGCGATTCGTCAACGCCGCAAGGGCGACACCGCACCCGGCGTGCATCAGGTGATGAAGTACACGCTGGTCAAGCGTGGCTCCACGGCCGGGCCGGCGAAGGGATAGCGCAACAGCGCGCAGTTGCCACCACCGGTTGTCTATTGGCGCACGACATCGACCTGTGCAACGCCCAGCAGGCTCATCAACGGAACCATCGCCGTACGTTGCTTGGGATTAACGGCCAAACCCTGACTGCGCAGGGCATCCAACAAGCGCTCGGCCAGTGGCATTACCATGTGGCGCGCCCAACAGCGCTCGGCCGCGGGCCCGAACGGAAGATAGCCGGGGTGATTGTCCGGATCGAGGTGATCCCAGCGTTCTGGCCGAAAAGCCTCCGGAT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GGTCAACTTCGGCGTCAACTGAAGCATGCGATCCATCAACAGGCGCAATCGCAGCGGATCGCCAGCCAACAACAGATCGCGCAGATACACATGACCCACGTGCGGCCATGGCCCGCATAAATCCAGGTCAGCCGACACAGGACGCTTCAACGCTTCGCGCACATCGCGCCCGAGGGCCTGCATCAGTTTGGAGGCGTCGGTGCGCGGGATCGAGCGCCC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TGCACAGCCGCAACGCGCTTCGAGCCATTTACATATATAAACCCCAAGAGGAGGACTTGAGACTCTTGCGAGAGGCCAGCATGTGCTTGATCGAAAAAAGTATCTTCATGAGCGAAATCCTGATGTAAGGAGGGATTGCCCTTTCGGGGGACTTTATCAAATACACAATCAGCGGATACTTGCGTGCGAGCGATAATGGTTGAGCCCGCAACACGAATGCTACGTATGGCTGACCGACCATGCAACGGGAGAAACTTGCGTGTGTGCACACATTCATCGACGACCCATGCTTGCACGAGCTCCGCATCGCCTTGGAAATCAAAATTTCGCCTGAGTAGCCCTAACCCTCAGCCAGACTTTTGCTCGAGTCCTGCAAACAGCGTGGTTTTCCTGATGTTTTACATGCTGTGCGCTTTCGGCATCGCTGACGCGAGGAGCCGGTCCGACGTTTCCAGCCAGGACGTCATCGTGACCTTCTATCGCGCTGGTTTCGCGATAAGTGCGCAGGTGCTGCAGCTGAAGGTCAGGGCGAATCAGGAAATTCGCAAACCCATTATTGAACATAGCGCCCGAACGATGGCGCTCCATCGACGATAAGCGAAGAAGGCACGCAACGGCATCTCCACTGCCGGCACGAGTGGACAGGCGTCGGCGCCACACGCAAAAAAAACCGTATCGCTTCCCGACGATGCGGCCGAATGGGAGGGTGTTCGGCGTTACCGCCGAGCGGACTGCAGCGCCGTATCAAACGGCGACGGGAAGAATGCACAATGACCGCTTGGAGAGGCGTGACAGAACAGCATATGCATCACGGCGCGGGGTTGCGCCGTGTCGCACATCGAT</text:p>
          </table:table-cell>
          <table:table-cell office:value-type="string" calcext:value-type="string">
            <text:p>, GTGCTTGATCGAAAAAAGTATCTTCATGAGCGAAATCCTGATGTAAGGAGGGATTGCCCTTTCGGGGGACTTTATCAAATACACAATCAGCGGATACTTGCGTGCGAGCGATAA, 15234, 15348(+)</text:p>
          </table:table-cell>
          <table:table-cell table:formula="of:=LEFT([.J257];FIND(&quot;),&quot;;[.J257])-1)" office:value-type="string" office:string-value="" calcext:value-type="error">
            <text:p>#WERT!</text:p>
          </table:table-cell>
          <table:table-cell table:formula="of:=MID([.J257]; FIND(&quot;),&quot;;[.J257]) + 1; FIND(&quot;),&quot;;[.J257];FIND(&quot;),&quot;;[.J257])+1) - FIND(&quot;),&quot;;[.J257]) - 1)" office:value-type="string" office:string-value="" calcext:value-type="error">
            <text:p>#WERT!</text:p>
          </table:table-cell>
          <table:table-cell table:formula="of:=RIGHT([.J257];LEN([.J257]) - FIND(&quot;),&quot;; [.J257]; FIND(&quot;),&quot;; [.J257]) + 1))" office:value-type="string" office:string-value="" calcext:value-type="error">
            <text:p>#WERT!</text:p>
          </table:table-cell>
          <table:table-cell office:value-type="string" calcext:value-type="string">
            <text:p>, ILACER*, 15234, 15348(+)</text:p>
          </table:table-cell>
        </table:table-row>
        <table:table-row table:style-name="ro1">
          <table:table-cell office:value-type="string" calcext:value-type="string">
            <text:p>TWQ47757.1</text:p>
          </table:table-cell>
          <table:table-cell office:value-type="float" office:value="1717682924" calcext:value-type="float">
            <text:p>1717682924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NE-3 NE-3_2, whole genome shotgun sequence</text:p>
          </table:table-cell>
          <table:table-cell office:value-type="float" office:value="1717682924" calcext:value-type="float">
            <text:p>1717682924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58];FIND(&quot;),&quot;;[.J258])-1)" office:value-type="string" office:string-value="" calcext:value-type="error">
            <text:p>#WERT!</text:p>
          </table:table-cell>
          <table:table-cell table:formula="of:=MID([.J258]; FIND(&quot;),&quot;;[.J258]) + 1; FIND(&quot;),&quot;;[.J258];FIND(&quot;),&quot;;[.J258])+1) - FIND(&quot;),&quot;;[.J258]) - 1)" office:value-type="string" office:string-value="" calcext:value-type="error">
            <text:p>#WERT!</text:p>
          </table:table-cell>
          <table:table-cell table:formula="of:=RIGHT([.J258];LEN([.J258]) - FIND(&quot;),&quot;; [.J258]; FIND(&quot;),&quot;; [.J258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TWQ34748.1</text:p>
          </table:table-cell>
          <table:table-cell office:value-type="float" office:value="1717669111" calcext:value-type="float">
            <text:p>1717669111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DAR-82872 scaffold_47, whole genome shotgun sequence</text:p>
          </table:table-cell>
          <table:table-cell office:value-type="float" office:value="1717669111" calcext:value-type="float">
            <text:p>1717669111</text:p>
          </table:table-cell>
          <table:table-cell office:value-type="string" calcext:value-type="string">
            <text:p>18108..1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97-17394']</text:p>
          </table:table-cell>
          <table:table-cell office:value-type="string" calcext:value-type="string">
            <text:p>ATTGGTGCACGCATCGTGCAGACCAAGCTGGCAATCGACCAGTACTTGAGCAGCGGCAACGTCTACATCGGCAATGTCGAATGGAATGGCGTCAGTCCGGCGATCGGCACCAACCGCCTCAATCGTCAGTACACCGATGTGCTGCCCAGCGCCAATCTGTCGCTGGACATCACCGACGCGCAGAAGCTGCGCTTTGCCTACAACAAGGCGGTTGCGCGTCAGGATCTGCCGGATCTGGGACGCGGTCTGGTGAGCTTCTATGCGGTCAACGGCACGCCGCCACGTAACCCGTCGCTGCCATCGGATGCGGTGCTGTTTCTCAACGGGCGCTCGGGCAATCCGGATCTGGATCCGTATCGCGCCACCAACTACAACGCCTCGTGGGAATGGTATTTCGCCGATGCCTCGTTGATCAGCGTCGGTGCGTTCCTTATCGATGTGAAGTCGTTCCCCACCACCGTCACCAACATCGAGCCATTGCCCGATGCGGATGGCGTCGTGCGCGCGGGCGGTCCGGTCGAGCGCATCGTCAATGGTGGTGGCGGCAAGATCAAGGGTTTCGAAATCGGTTACCAGCAGGCCTTCGATTTCCTGCCGGGCTGGTTGAGCGGCTTCGGCACCAACATCAACTACACCTTCTCCGATGCCGATACCGACAGCGCCGATATCGAGGGCAACACGCTGCCGATCGGCGACAACTCCAAGCATCAGGCCAACGCGGTGCTGTGGTATCAGAAGGACAAGCTGCAAGCGCGCGTGGCCTACAACTGGCGCAGCAAGCGTTTCAGTCAGGTCAATAGTTCCGCATGGGGCGATGAGCTGGCGATCTGGAACGATGACGTCGGCTATCTGGATGCGTCGTTGAGCTATGACGTCAACGAACACCTGACCTTGTACGCCCAGGCCACCAACCTGACCGGCGAAAGCGAGCGCCGTTACGCGCAGTGGACCAATCACTACTTCGACCAGAACATCTTCGAGCGCCGTTACTACGCAGGTCTGCGTTTGCGCTTCTGATGTGATGCGCTGAATGCAATGCATCGATGTGCGACACGGCGCAACCCCGCGCCGTGATGCATATGCTGTTCTGTCACGCCTCTCCAAGCGGTCATTGTGCATTCTTCCCGTCGCCGTTTGATACGGCGCTGCAGTCCGCTCGGCGGTAACGCCGAACACCCTCCCATTCGGCCGCATCGTCGGGAAGCGATACGGTTTTTTTTGCGTGTGGCGCCGACGCCTGTCCACTCGTGCCGGCAGTGGAGATGCCGTTGCGTGCCTTCTTCGCTTATCGTCGATGGAGCGCCATCGTTCGGGCGCTATGTTCAATAATGGGTTTGCGAATTTCCTGATTCGCCCTGACCTTCAGCTGCAGCACCTGCGCACTTATCGCGAAACCAGCGCGATAGAAGGTCACGATGACGTCCTGGCTGGAAACGTCGGACCGGCTCCTCGCGTCAGCGATGCCGAAAGCGCACAGCATGTAAAACATCAGGAAAACCACGCTGTTTGCAGGACTCGAGCAAAAGTCTGGCTGAGGGTTAGGGCTACTCAGGCGAAATTTTGATTTCCAAGGCGATGCGGAGCTCGTGCAAGCATGGGTCGTCGATGAATGTGTGCACACACGCAAGTTTCTCCCGTTGCATGGTCGGTCAGCCATACGTAGCATTCGTGTTGCGGGCTCAACCATTATCGCTCGCACGCAAGTATCCGCTGATTGTGTATTTGATAAAGTCCCCCGAAAGGGCAATCCCTCCTTACATCAGGATTTCGCTCATGAAGATACTTTTTTCGATCAAGCACATGCTGGCCTCTCGCAAGAGTCTCAAGTCCTCCTCTTGGGGTTTATATATGTAAATGGCTCGAAGCGCGTTGCGGCTGTGCAATGGCAATGGCAGCCGCACCGTGTTTTCGTAGCGTTCTTCGTAATGTGAGTTAGTACGACCTCGCCCGCGCGAGGTGTGGCACTGCCGGACGCGGGCATCACCGAGCAGGAGGGCACATGCTTGCTTCCAGCGCTGATGGGTTTGCCAGGGCGACGGTGTTCGCACCGCGCTTGCAGGCGCTGTTGGGCGAGCACGTCGGCAAGGAGGTTTTCCGGCTGGATGCAGATACGGTGGGCGTTGCTGGTGCCGAGTTGACGCACCGATTGCTTGATGCGCGTGCGGCGACCGAAGCGGAGCGACCCACCTTCAAGCCGCTGCATGGGCGCTCGATCCCGCGCACCGACGCCTCCAAACTGATGCAGGCCCTCGGGCGCGATGTGCGCGAAGCGTTGAAGCGTCCTGTGTCGGCTGACCTGGATTTATGCGGGCCATGGCCGCACGTGGGTCATGTGTATCTGCGCGATCTGTTGTTGGCTGGCGATCCGCTGCGATTGCGCCTGTTGATGGATCGCATGCTTCAGTTGACGCCGAAGTTGACCTGGGCTGTCATCGCCGCCGGCGCGGCAATGCCGTTCAAACTGCAGTACAACGCCTCGGCCCTGGCCACGTTGACCGCAGCAGCCGGCAGCTACGATGAGCGCCGCTACGCAATGGGCTTGTATCGGCGCACGGCGGCGCCGGTGTGTCTCAGTATTTCGACACTGGTGGCGAATGCGCTATGGCTGGGATCGCCCTTCGATCCAGCAGTGCCCAGCCGTCATATCGTCTACGAATCGCTGCGCTTGCTGCCGCCGTCATGGAACATCCTGCGTAACGCATCGCCGGAATATCCTGCGCTTGATAGCCGCATCGGCAGTGGCGACGATGTGCTGGTGCTGCCATTGCTGAGTCATCGCGATCCCGCGCTGTGGGAGGATCCGGAGGCTTTTCGGCCAGAACGCTGGGATCACCTCGATCCGGACAATCACCCCGGCTATCTTCCGTTCGGGCCCGCGGCCGAGCGCTGTTGGGCGCGCCACATGGTAATGCCACTGGCCGAGCGCTTGTTGGATGCCCTGCGCAGTCAGGGTTTGGCCGTTAATCCCAAGCAACGTACGGCGATGGTTCCGTTGATGAGCCTGCTGGGCGTTGCACAGGTCGATGTCGTGCGCCAATAGACAACCGGTGGTGGCAACTGCGCGCTGTTGCGCTATCCCTTCGCCGGCCCGGCCGTGGAGCCACGCTTGACCAGCGTGTACTTCATCACCTGATGCACGCCGGGTGCGGTGTCGCCCTTGCGGCGTTGACGAATCGCATCGGCCAGTAACGAGACGGCGGCGCGGCCCATCGCGGTGACGGGTTGATGCACGGTGGTGAGTTCGGGCCAGATGGTGGTGGCCACCGGCGTGTCGTCGAAGCCGGCGATGGAGACATCTTCGGGCACGCGCAAGCCCAATCCATGCGCAACCGCCACCGCTGCGGCCGCCATGTCGTCATTGCTGCAAAAGATCGCAGTTGCGGGTTGCGGCTGGGCCAACAGGTTGCGCGCGGCGAGCAGCCCAGAGCGATAGGTGAACAACCCTTCGGCGATCAATCCATCTGCGACAGGTAAGCCGGCGGCTTGCATGCTGTCGAGATAGCCGTTGGCGCGCAGTGCGCTCGGGGTGTGTTTGGGGTCGCCCTTGATCAAGGCAATGCGACGATGCCCAAGTTCGATCAGGTGGTCGACGATGGCACGTGCGGCCTGGTAGTCGTCGATCCGCACCGAGCTGATTTGCGCCATGGGTGCGCCACTGGCCACAGCAACCACCGGGATGCCGCGTGCATCGAGTTCGGTAATGGTCTGGCGCGAGTCGCATAACGGCGGCGGCAGGATCACGCCATCGACGCCGGCAGCGAGCAGGCGCTCGGTCGCCGCCCGCTGGCTGCGGATGGCGCCGCACTTTTCCACCATGACCTGGCTGCCAGTGAGGCTGCTCTGTTCGAGCAGGCCGAGCATGAATTGATTGAGATAGGCCGCGCTCGGGTTGCTATACAACACGCCGATACGCAGCAACCCGCTGGTGCGTAACGAGCGGCCGGCGAGATTTGGCCGGTAGCCCAACGCCTGCACCGAGGACTCCACGCGCGCCCGCATATCTTCGCCGACATGCGGGTGGCGGTTGATCACGCGCGAAGCGGTCATCGGCGAGACACCGGCGTGTTTGGCGACATCCAACAACGTCGCCGCATTGTTCGCACTGCGTTGCCGCTTGGCCACCATTGTGTGTGCTCATCCTGGGTAGAAGCGAATGCGCGCTACAGATTCGAGGTTTAAGGCGACGACCAAAAGCAACCAATCAAGCGCGTTGTGCAGTGCCAGCGGCGGCGATGCGTCACCGCTGCGCAGAACATGTATGCGCCGCTGCCGAGCACGTGATGCGTGCCCACCTGGCGTGACGCATTGCGAGTGGCAGCTGCTTCAAAGCAACTGCCACTTGCGAGACGAACAAGCCGATCTACGCAATCACCATCGCCCGGCCTGCTGCGATTCTTGCATGCATCTGGCGCTTGCAGATCAGCAAGGCACTGCCTACACCCAGCACCCGACGCACGCGCCAGACATTGCGCGTCGCTTACTCGTTCGGTGGTTGCACGCTCTTCGCGCGGCTGCCAAAGTCGCCATCGGCTTCTGCGGCCAGATATGCGAACACGGTGTAAGCAGCCACGTTCTGCGCGAGCGCCTTCGGGTCGATCTTGTCCAGCGTGTCGTCGGCGGTGTGGTGCAGGTCGAAGTAGTCGGTGCCATCCTGCGCCAGCCATCCCCAGGCACCACCCTTGGCAGAAATCGGCCCGACATCCGGACCAGGGCCGCCCTTGCTCGGTTCATACGCGATGCCCAGCGGTGCAAGCACCTCGGCAATCTGCTTGGTTGCTGCACGCGAGTCGTCTGGCGCAGCCGCGCCGGTGTTGAATGCGTAGATGCGCCCGGCGCCGAAGTCACTTTCCGCGCCGATCTGATGCAGCGCCATGTCCTTGGCATCCTTGCCGTGCGCTGCCGCATACGCCTTGCCGCCGTACAGACCCTGCTCCTCGTTGGCGAAGGCCACCACGCGAATGGTGCGCTTGGGGGCCTGCTTGAGTTGGCCGATCAGGTGGCCGGCGGCCATGGTGATCGCCACGCCGGCGCCGTCGTCGA</text:p>
          </table:table-cell>
          <table:table-cell/>
          <table:table-cell table:formula="of:=LEFT([.J259];FIND(&quot;),&quot;;[.J259])-1)" office:value-type="string" office:string-value="" calcext:value-type="error">
            <text:p>#WERT!</text:p>
          </table:table-cell>
          <table:table-cell table:formula="of:=MID([.J259]; FIND(&quot;),&quot;;[.J259]) + 1; FIND(&quot;),&quot;;[.J259];FIND(&quot;),&quot;;[.J259])+1) - FIND(&quot;),&quot;;[.J259]) - 1)" office:value-type="string" office:string-value="" calcext:value-type="error">
            <text:p>#WERT!</text:p>
          </table:table-cell>
          <table:table-cell table:formula="of:=RIGHT([.J259];LEN([.J259]) - FIND(&quot;),&quot;; [.J259]; FIND(&quot;),&quot;; [.J25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WQ33342.1</text:p>
          </table:table-cell>
          <table:table-cell office:value-type="float" office:value="1717667621" calcext:value-type="float">
            <text:p>1717667621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NE-5 NE-5_31, whole genome shotgun sequence</text:p>
          </table:table-cell>
          <table:table-cell office:value-type="float" office:value="1717667621" calcext:value-type="float">
            <text:p>1717667621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60];FIND(&quot;),&quot;;[.J260])-1)" office:value-type="string" office:string-value="" calcext:value-type="error">
            <text:p>#WERT!</text:p>
          </table:table-cell>
          <table:table-cell table:formula="of:=MID([.J260]; FIND(&quot;),&quot;;[.J260]) + 1; FIND(&quot;),&quot;;[.J260];FIND(&quot;),&quot;;[.J260])+1) - FIND(&quot;),&quot;;[.J260]) - 1)" office:value-type="string" office:string-value="" calcext:value-type="error">
            <text:p>#WERT!</text:p>
          </table:table-cell>
          <table:table-cell table:formula="of:=RIGHT([.J260];LEN([.J260]) - FIND(&quot;),&quot;; [.J260]; FIND(&quot;),&quot;; [.J260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TVT17111.1</text:p>
          </table:table-cell>
          <table:table-cell office:value-type="float" office:value="1711270952" calcext:value-type="float">
            <text:p>1711270952</text:p>
          </table:table-cell>
          <table:table-cell office:value-type="string" calcext:value-type="string">
            <text:p>Amycolatopsis rhizosphaerae</text:p>
          </table:table-cell>
          <table:table-cell office:value-type="string" calcext:value-type="string">
            <text:p>Amycolatopsis rhizosphaerae strain TBRC 6029 NODE_741_length_2318_cov_3.66043, whole genome shotgun sequence</text:p>
          </table:table-cell>
          <table:table-cell office:value-type="float" office:value="1711270952" calcext:value-type="float">
            <text:p>1711270952</text:p>
          </table:table-cell>
          <table:table-cell office:value-type="string" calcext:value-type="string">
            <text:p>52..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318-1138']</text:p>
          </table:table-cell>
          <table:table-cell office:value-type="string" calcext:value-type="string">
            <text:p>TTCCCCACAACTACCTGCGCGATCTGGTGTTCGGTGCGGAGCGCCTGCGGTTCCGGATGCTGGTCGACCGCCGCCTCGAGCTCACCCCGAAGCTCACCTGGTCGGCCGTCACCTGGGCAGCGGCGCTGTTCGGCAGGCCCGCGCCCGAAGTCGCGCTCTCCTCCCTCGCGCGGCTCGTGCTGGAAGCGGACAGCTTCGCCGACCGCCGGTTCGCGATGTACCTCTACCGGCGGGTCGCGGGCCCGGTCTGTTTCACGGTCGCCGCGCTGGTCACCAACGCACTGTGGCTGGGCGCGCCGTTCGCCGGGGACGTGCCGGACGAGTACCTCCTCAACGAAACCCTCCGGCTGCTTCCGCCGTCCTGGAACATCCTGCGCCGCCGCTCACCGGAGTTCACCGCGGTCGACAGCCGGATCGGGCCGCGGGACGACGTCCTGCTCCTGCCGCTGCTCAGCCACCGCGACCCCGCTCTGTGGGAGGCTCCCGACGAGTTCCGTCCCGAGCGCTGGGCCGAGCTGGACCCGGACACCCACCCCGGCTACCTCCCGTTCGGCCACGCCACCGAACGCTGCTGGGGACGGCACATGGTGCTGCCGCTGGCGGCACGCCTCCTCGCCCTCGCGCGTCGTGACGGGCTCACCGTGGATCCGCGCCAGGCGAAGGGCCGCGTGCACCTGGACGGCCTGCTGGAGGTGTCGGGCGTGCGGGTCGTCCGTTCGTGACCCTGGCGCGGCGGGCGAGCCCTCTCGACGCGACCGAGAAGCCCCTCAGTCGCGGGTGAGGGTGCCGTCCACGCGGCGCCAGACCCCTTCGGGGTTGCCGTCGCGCAGCACCGGCGGCAGCAGTGCGGCGGGCACGTCCTGGTAGGCGACGGGCCGCAGGAAACGCTCGATCGCGAGCGAACCGACCGACGTGGTGCGGGCGTCGGAGGTGGCGGGGAAGGGACCGCCGTGCACCATCGCGTGCCCGGCCTCGACGCCCGTCGGCCAGCCGTTGACCAGGATGCGCCCGGCCCGCAGTTCCAGCAGCGGCAGCAGTGCGGCGGCCAGTCCGTGGTCCTCCGGTTCGGCGTGCACGGTGGCGGTGAGCTGGCCCTCCAGGCCGTGCAGCACCGCGGTCAGCTCCTCGGTGCCGGAACACCGGATCACCACCGAGGTCGCACCGAAGACCTCCTCGTGCAGTGCCGGATCGGCGAGGAAGGCGGTGGCGTCCACAGTGAACAGTGCGGCCGCACCGCAGGCGGCACCCGCACCGGAGGCGCTGTGGGCCAGTTCGGTGACCCCGGGGCGTCCGGCGATCCCGTCCCGGCCCTCGGCGTAGCCGCGGGCGATGCCGGTGGTGAGCATGGTGGCCCCGCCGTGCGCCGCGACGGCCTTGGCGGCCGCGGCGAGGAATTCGTCGAGACCGGGGCCGTCGAGGACCAGCACCAGCCCCGGGTTGGTGCAGAACTGCCCGGCCCCCAGGGTCAGTGACGCCACGAAGTCCGCGCCGAGCCGCCCGGCCCGGGCCGCGAGCGCTCCCGGGAGCACGACGACGGGGTTGACGCTGCTCATCTCGGCGTACACCGGGATCGGTTGCGGCCGCGCCGCGGCGGCCCGCACCAGCGCCAGTCCGGCGGCACGGGATCCGGTGAACCCGACGGCCCGGATCCGCGGATCGGTGACCAGCCGCGTGCCCAGTTCCGGCCCGTCCCCGACGAGCAGGGAAAACACGCCTTCGGGCAGTTCGCAGGCTGCCACGGCGGCGCGGACGGCGGCCGCGACGAGTTCGGAAGTGCCCAGGTGCGCGTCGTGCGCCTTGACCACGACGGGACAGCCCGCGGCCAGCGCGGAGACGGTGTCACCGCCCGCCACCGAGAAGGCGAGCGGGAAGTTGCTCGCGCCGAACACCGCGACGGGGCCGAGCCCGATCCGGCGCTGGCGGAGGTCGGGGCGGGGCAACGGGGTCC</text:p>
          </table:table-cell>
          <table:table-cell office:value-type="string" calcext:value-type="string">
            <text:p>, GTGGCGTCCACAGTGAACAGTGCGGCCGCACCGCAGGCGGCACCCGCACCGGAGGCGCTGTGGGCCAGTTCGGTGACCCCGGGGCGTCCGGCGATCCCGTCCCGGCCCTCGGCGTAG, -745, -628(+)</text:p>
          </table:table-cell>
          <table:table-cell table:formula="of:=LEFT([.J261];FIND(&quot;),&quot;;[.J261])-1)" office:value-type="string" office:string-value="" calcext:value-type="error">
            <text:p>#WERT!</text:p>
          </table:table-cell>
          <table:table-cell table:formula="of:=MID([.J261]; FIND(&quot;),&quot;;[.J261]) + 1; FIND(&quot;),&quot;;[.J261];FIND(&quot;),&quot;;[.J261])+1) - FIND(&quot;),&quot;;[.J261]) - 1)" office:value-type="string" office:string-value="" calcext:value-type="error">
            <text:p>#WERT!</text:p>
          </table:table-cell>
          <table:table-cell table:formula="of:=RIGHT([.J261];LEN([.J261]) - FIND(&quot;),&quot;; [.J261]; FIND(&quot;),&quot;; [.J261]) + 1))" office:value-type="string" office:string-value="" calcext:value-type="error">
            <text:p>#WERT!</text:p>
          </table:table-cell>
          <table:table-cell office:value-type="string" calcext:value-type="string">
            <text:p>, PSRPSA*, -745, -628(+)</text:p>
          </table:table-cell>
        </table:table-row>
        <table:table-row table:style-name="ro1">
          <table:table-cell office:value-type="string" calcext:value-type="string">
            <text:p>TQF06805.1</text:p>
          </table:table-cell>
          <table:table-cell office:value-type="float" office:value="1698003683" calcext:value-type="float">
            <text:p>1698003683</text:p>
          </table:table-cell>
          <table:table-cell office:value-type="string" calcext:value-type="string">
            <text:p>Kitasatospora sp. MMS16-CNU292</text:p>
          </table:table-cell>
          <table:table-cell office:value-type="string" calcext:value-type="string">
            <text:p>Kitasatospora sp. MMS16-CNU292 contig.1, whole genome shotgun sequence</text:p>
          </table:table-cell>
          <table:table-cell office:value-type="float" office:value="1698003683" calcext:value-type="float">
            <text:p>1698003683</text:p>
          </table:table-cell>
          <table:table-cell office:value-type="string" calcext:value-type="string">
            <text:p>7883877..78849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345-7704', '14274-15398', '16931-15582']</text:p>
          </table:table-cell>
          <table:table-cell office:value-type="string" calcext:value-type="string">
            <text:p>ATCGGGCGCAGCCGACTGCCGTCCGTGATCAGGCCCTCGTAGTCGCCGAGGAAGTGGCCGCCCGCGTTCGGCGCCTGCAGCCAGTCGAAGACCGGCGAGATCTGCCGCTCCACAGCCGCGTCCTGCCGGCCGCGCGGGAAGCTGAGCAGCCAGGCCGCGCCGGGCAGCGTGGTGGTGTCGCCCGGCGTCAGGTAGCGCAGGTCGTAGTAGCTGATGGCGACGGTGCCGTGCTGGTCCACGGTGATCGACGGGGTGAAGGCGGGGCGTTCGGCGCCTGGTCGATCCGGACCGGGGTGCTCCAGTCGGCGCCGCCGTCCGCGGAGTGGACCAGCTCGATCGAGTCGTACTGCCCGCCGCTGAAGTCCGAACCCTCATAGGCGAGATAGAGCTCGCCGGTCTGCGGGTCGATGGCCACGTTGGGCAGACCGGAGCCGGCCCGCAGCGCCTTGCTCTGGTCGGTCGGCGCGTTCGGGTCCACCTCGTTGACCGCCGTGTCGGCGACCACCGGCACCGGCTTGCTCCAGCTGCGGCCCTGGTCGGTGGAGCGGACGAAGGCGAAGTGGGTCTCCTTGGTGGTGTTGCCGGTGGCGTCGGTGGCGGTGATCCACTGGAAGAAGTCGTAGAGCGTGTCGGTGTGCGCGTCGGCCACGATCACATTGCCGATGGTCTGCGAGTAGGGCACCACCGAGGTGTCCACGAACGGCCGCGCCGGGGACCAGGTGCGGCCGTGGTCGCGGGTGATCGAGATGTAGGAGGGGCCGTCGTAGGCGGTCGCGGTCTGGTCGATCCGGTCCCAGACCTGGTAGGCGGTGCCGGCGTGCACCGGGTCGGCGGTGACCGAGTTCTTGTCGTCGCCGACCGCCGGATCGGTGTCCTGGATCAGATTGCTGACGTGCTGCCAACTCCGGCCGCCGTCATAGGAGGTGGCGGCAGCGACCCCGTTGGTGGCATCGGTGGCGTCGAAGACCAGGGCGCTGCTGTAGGCGGTGCCGTCCGGTCCGAAGCTGACCCAGCCGTCCGAGGCACGCTGGTAGGGCAGGCCGCCCGGGGCGCAGTGGGTGAACGGCAGCGGGGTCTGGGTGAAGTGCACGCCGTCCGTGGAGTAGCTCGAACTCAGGCCCCGGGCACCGCCGTTGGACCAGCGGTCCTGCTGGTAGATGCCGATCACATGCTTAGGGTCGCGCGGGTCGGCGGCGGCGTACGGCTCGGCCTCGGCGGCCGGGTAGTTGGTGCCGGAGCCGTCGCCGCTGAGGTCGCAGGCGGCATACGGGTCGCCGGGGGAGATCAGGGTGAGTGGCCAGGGTGAGGTGGCCGCGCCGGCCGGTGTGCCGGTCACGGCGGCGGCGAGCGCGAGCGCCACGGTCGCGGTGGCGAGTGGCGCTCTGCTGCGGAACTGCTTCATCGAAACCCCCAAGAACGTCGGCTGATGGTGCCGGTGGTCGAACTGGGCGGTGCGAACCGGCTGGTGGGAACCGGGTGGTGCGAACTGCGCGTGCGGGTGGATCGGTTGCGTCGGCGAGGCCGGCGGTTGCCTCGGCGAGCCGGGCAGCTGATCGCGAGGAGTCTAGCCAGCCCGTCCTGGTCCGGGCAGTCCTCGACACGTGAAATGTGTCGGGCGAAAACGGATCGAGGCACTTGTGCGGTTCACGGGTGGGGGAGAATTTTTCATATCGCCCAGGTTGAATGGGATGAACCGGACACCTGACGGATCAGCAGCCATCATTCCGGCCCGAACCGTTGACAGCAGTGGTGGCTGGCGGCTTCACTCTCCTCAGCGCACTGAATTACCGAATTCAGTGGAGCAGATCCGGATGGAGGTGACAGAGATGAAGATTCTGTTTGCGGTCCGTAACACCATTTGCGGCCAGAAGAGCCTGAAGAAGAGCGCCTGGTACTTCTGGTACTAAGCCGGTGGAAATCGTCCCCGCACCCGGGGCGGGGACGAGCCCCCCGGTCATCATTCGACGATCCGTCAGCACCGCCGGCCCCGGAGACCCGTATGCCGATCACCGCCCGATCGCGGAGCCGAACCACCGTGTTCGCGCCGCGTCTCGCTGCCCTGCTCCGGGACCGCCTGGGCCAGGATGTGTTCCGCCTGGAGCCCGACACCATCGGGATCGCCGGCCCCGAGGCCATGGACCGGGTGCTCGCCGCCCGGCGCGCCACCGAGACCGAGCGGCCCACCTTCAAGCCGCTGCACGGGCGCTCGATCGGCCGCCCCGAGGCCTCCGCGGTGATGCGGACCATCGGCGGTGACGTCCGCGAGGCATTGAAGAAACCAATTCCGGAGAATGTCGACCTGAGCGGTCCGTGGCCGATCACCGGTCATTTCTTTCTGCGCGACCTCATTCTCGGAAACGACCCCTACCGATTGCGGCTGCTGATGAGCCGTAATCTGGAATTGACGCCGAAGCTCACCTGGTCGGTCATCGCCGCCGGCGCCGCACTGCCCCGGCGGCCGCGGCCGGAAGAGCAGCTGACCGGAGTGGCGCGGCTGTTCGCCGACGCCACCGGATACCAGGACCGCCGCTATGCGATGGGGATGTACCGGCGCGCCGCCGCCCCCGTCTGCTTCACCGTCTCCACGCTGGTGGCCAACGCGCTCTGGCTCGGCGCGCCCTTCGACGAGGGGGCGTCCAACCGGAACATCATCCATGAGTCGGCGCGCCTGCTGCCGCCCTCCTGGAACATCCTGCGCTACGCCTCGCCCGAGTACCCGGCCATCGACTCGCGGATCGGCCCCGCCGACGACGTGCTGATCCTGCCGCTGCTCTCGCACCGCGATCCGGCCCTGTGGGACGCCCCCGAGGAGTTCCGCCCCGAGCGCTGGGACTCGATCGACCCGGACACCGCTCCCGGCTACCTGCCGTTCGGCCACATCTCCGAACGCTGCTGGGGCCGCCACATGGTGATGCCGCTGGCCGAACTGCTGCTCGACCTGATCCGCCGCCAGGGACTGACGGTCGACCCGGAGCAGCAGCGGGCCAAGGTGCCGCTGGTCGGGCTCCTCGGCGTGGAGGAAATCAGGCTGATCAAGGAGGCTCGCGGTGCCCGTTGAACCGCAGCTCGTCGACGAGTCGTTCTTCGGCCGCCAGCACCAGGACTACCGCCAGTGGCGGGAGCAGGGCGGTGCGCGGCGGGTCCGGTTCGGCGGGCCGGTGCGGATCGAGGGCTGGCTGGTCACGGGCCACGCCGACTGCCGGGCGGCGCTCGCGGATCCGCGGCTGAGCAAGGACAGCGCGGCCCAGCGGTACGGCGACCTGATCGGCCTCACCGAGGGTCCCGGCGAGTCGCTGATGCGCCACATGCTCAACTCCGACCCGCCGCACCACACCCGGCTGCGCAAGCTGGTGCAGAAGGCCTACACCATGCGGCGGGTGGCCGGTATGCGGCCGCTGATCGAGGGCCATGTCGATCGGCTGCTCGATGGGTTGGCGGGCCAGGACGAGGCCGACCTGATCGCCGAATTCGCGCTGCCGCTGCCGGTCTCGGTGGTCTTCGACCTGTTCGGGGCTCCGCAGGACGAGCACGAGGCCCTCCAGATCCGGGGCAACTCGATCCCCGAGAGCGGTGGCGGCGACGGCGAAGTGTCCGTCATGACCGCCGAGTCGATGCTCGAATACATCCAGGCGCTGATCCGGCACAAGCGCGAGCACCCGGCCGACGACCTGCTCAGCGGCCTGCTCGCGGCGCGTGACGGCGAGGACCGGCTCACCGAGGAGGAGATCACCTCGATGGCCTTCCTGCTGGTGGTGGCCGGCCACCAGACCACCGTCAACCTGATAGCCAACGGCGTCTACACCCTGCTCACCCACCCCGAGCAACTCGCCGCGCTGCGCGCCGACCCCAGCCTGATGGCCGGCGCGGTCGAGGAAGTGCTGCGCTACGAAAGCTCGTTCGCGATCGCCTCGATGCGCTACACCACCGAGCCGGTGGTGATCGCCGGAACCGAGATCCCGGCGGGGGAGTTCGTGCAGATCGGCCTGCTGGCCGCGAACCGCGACCCGGCGGTCTTCCCGGATCCCGACCGGTTCGACATCACCCGCGACAGCTCCCGGCACCTCGCCTTCGGGCACGGCATCCACCACTGCCTGGGCGCGCCGCTGGCCCGGCTGCAGGCCGAGGTGGCGTTCACCCGGATCCTCGACCGGTATCCGAAGCTGCGACTGGCGCTGCCGGCCGAGGAGTTGGAGTGGCAGTACAACCCCGGCACCGGGGGCTGCTGGAACTGCCTGTGCTACTGCGGTAGTTGCCCGACCATGAGTTCAGGAAGCCGCGGCCGGGAGGTCGATCAGGTCGGCCAGCCGGGCCCGGTGCGCCCCCGGGGTGCCCAGCGCGATCTGGTCGGCCTTGGCGCGCTTCAGATACAGGTGGAGCGGGTGCTCCCAGGTCATGCCGATGCCGGCGTGCAACTGGACCGCCTCCTCGGCCGCCTTCACCGCGACGTCGCCGCAGTAGGCCTGCGCCACGGCGGCGGCGATCTCCGCGTCCGGGTCGCCGGCCGCCAGGGTGACGGCGGCGTAGCGGGCGGCGGCGTCGGCCGACTCCACGTCCGCGAAGAGATCGGCCAGCCGGTGCTTGAGGGCCTGGAAGCCGCCGACGGCCCGCCCGAACTGCCGACGCTCCTTCAGGTAGTCGATCGTGGTCTGCAGGCACCACCGCGCGACACCGACCTGCTCGGCGGCCAGCAGTGCGGCCCCGGCGGCGAGCGCCCGCCGGACGGCGCCCTCGCCGTCCGCGAGCACCAGCTCGCCGGTCGCGCCGGCGAGCGTGACGTCGGCCAACTGCCGGGTCATGTCGAGGGACACCACCGGGGCGACGACGGCGTCCGCCGCGGCCACGGCGTACACCGCGAGGCCGTCGCCGGCGGCGGCCGGGACCAGCAGCACATCGGCCTCCAGGGCCCCGGCCACGCTGGTCACCGTGCCGGTCAGCCGGCCGTCCGCGTCGACCCGCAGCGCGGGCAGCGCACCGTGCGGCGCCGCCGACAGCGGCACCACCAGCGCGGCGGTCCGCTCGTTGGCGGCGAGCGCGGCCAGCAACTCGCTGTCGGAGTCC</text:p>
          </table:table-cell>
          <table:table-cell/>
          <table:table-cell table:formula="of:=LEFT([.J262];FIND(&quot;),&quot;;[.J262])-1)" office:value-type="string" office:string-value="" calcext:value-type="error">
            <text:p>#WERT!</text:p>
          </table:table-cell>
          <table:table-cell table:formula="of:=MID([.J262]; FIND(&quot;),&quot;;[.J262]) + 1; FIND(&quot;),&quot;;[.J262];FIND(&quot;),&quot;;[.J262])+1) - FIND(&quot;),&quot;;[.J262]) - 1)" office:value-type="string" office:string-value="" calcext:value-type="error">
            <text:p>#WERT!</text:p>
          </table:table-cell>
          <table:table-cell table:formula="of:=RIGHT([.J262];LEN([.J262]) - FIND(&quot;),&quot;; [.J262]; FIND(&quot;),&quot;; [.J26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TCR54857.1</text:p>
          </table:table-cell>
          <table:table-cell office:value-type="float" office:value="1588888108" calcext:value-type="float">
            <text:p>1588888108</text:p>
          </table:table-cell>
          <table:table-cell office:value-type="string" calcext:value-type="string">
            <text:p>Streptomyces sp. BK308</text:p>
          </table:table-cell>
          <table:table-cell office:value-type="string" calcext:value-type="string">
            <text:p>Streptomyces sp. BK308 Ga0307715_103, whole genome shotgun sequence</text:p>
          </table:table-cell>
          <table:table-cell office:value-type="float" office:value="1588888108" calcext:value-type="float">
            <text:p>1588888108</text:p>
          </table:table-cell>
          <table:table-cell office:value-type="string" calcext:value-type="string">
            <text:p>279403..278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976-17524']</text:p>
          </table:table-cell>
          <table:table-cell office:value-type="string" calcext:value-type="string">
            <text:p>GCCCCGGCCCTGGCCGCGCAGGATCAGCCCGCGCGTGGTCACCTTCACGCTCTCGTGGTAGGTGCCGGCCATCACCAGCACGGTGTCGCCGGGCCTGGCCGCGTCCACCGCTTTCTGGATGGAGTTGCCCGCACGCACGACGTGGAGCGTGGGGCAGCCGGCGGCGGGCGCCGCCGCGCCGAGTCCGACCACGGTGAGCGCCGCGGTGCAGGCGGCGAAGACGGTATGACATTTCTTCATATTCCGCACGTTAAGGCCCAAAAGGTGATGAACACCCCGGATGAGCCGTCCGGCGGCGTGTCACGCGCGGCGGGCCCCGTGATGGCCGCGTCACGACCGGGCGCCGGACCCGTGCCGCGGCGGACCACGAGTTCGACCGGGACGACGGGGTCGACGGGTGCGGAGCGGGGCTCGGCCGCGCCTTCGAGGCGGCCGAGGAGGAGGCGCAGGGAGCGCGCGCCGATCTCGGCGAAGTCGGTGCGCACGGTGGCCAGCGGGGGCAGCAGGCGGGCGGCGGGCCGCGCGCCGGCGAAGTCGCGCCGGCTGCGCCGCGGCGGGACCGGGCTGTCGGCGGTGCTGCGGGGCGTGGCGGGTCGCTTCCTCGGGCCTGGCCCCGGCGGTCCCAGCGCCCGGCGGATCCACAGGACAGGCCCGGGAGGCGGCCGGGGCGGACCGGTCACGGCGCGCCGCCCGTCGCCGCGTCGGCGCGCCGGTCAGTTCGGCGACGGGATGCGGGCGGCGATCTCCCGGGCCACGCGACGGGCCTTGGGTGACACGGGCGGGCCGCCCTGCGCCGCGCCCGCCTGCAGCAGGTCGAGCAGGTCGTGCGCCTCCTCCTGGTGCAGCTCCGCCAGCCGCTCGGCGGTGCTGCCCCCGGGCAGGAAGTCGGTCTCGTCCAGGTCTGGGGGGTCGTAGCCGTCCATGACGGGGCAACCTACCCGCTACCGTCCGGGTCACGCAGCCCTGACGAGCCGTACGTCCTCCACGCCCAGCAGTCCGAGGAGCGGCACCCGGCCGGTGCGCTGCTCCGGATCGACGACGAGGCCGGCGCCGCGGACCAGGTCCAGGAGCAGTTCGGCGAGCGGCATGACCATGTGGCGTCCCCAGCAGCGCTCGGAGGAGTGACCGAACGGCAAGTAGCCGGGGGTGCGCTCGGGGTCCAGCTCGTCCCAGCGTTCCGGGCGGAACGCCTCCGGGTCCGGCCACAGGGCGGGGTCACGGTGGGAGAGCAGCGGCAGCAGCAGCACGTCGTCGCGCTCGCCGATCCGGTCGTCGATGGCGGGGTACTCCGGTGAGGCGTTGCGCAGGATGTTCCACGAGGGCGGGAGCAGGCGCAGGGCCTCGTGGATGATGTGGCGGTTGGGGGTCCCGTCGTCGAAGGGCGCGCCCAGCCAGAGCGCGTTGGCCACGAGCGTGGAGACCGTGAAGCACACCGGCGCGGCGGCCCTGCGGTACATGCCCATGGCGTACCGGCGCTCCTGGTAGCCGACGGCGCGGGCCGCCCGCTCGCCGAGGCCGGTGAGGTGGTCACCGGGGCGGGGCCAGCCGGGCAGCGCCGCGCCGACCGCGATCACGGACCAGGTGAGCTTGGGAGTGAGTTCGAGGGTGCGGCTCATCATCATCCGCAGCCGGCGCGGGTCCTGGCCGAGGACCAGGTCCCGGAGGAAGAGGTGCCCGGTCAGGGGCCAGGAGCCCGACAGGTCCACGTTCCGGGGCCGGGGACGGGCGAGGGCCTCGCGCACGTCGTCGCCGATGGTGCGGGTCACCGAGGAGGCCTCGGCACGCGATATGGAGCGTCCGTGCAGGGGCTTGAAGGTGGGGCGCTCGGTCTCGGTGGCACGGCGCGCGGCGAGGATCCGGTCGGCGACAGCGGGCCCGGCGACCCCGATGGTGTCGGGTTCGAGCCGGAAGACGTCCTGGCCCAGGTGGTCGCGGAGCAGGGCGGCCAGGCGCGGGGCGAACACGGTGCTGCGCACGGCGGGCACGGATGACAGGGCCACGGGCTCTCCGGTTCCGGAACGGGCGGCGGGGGCGTTGTCCGGCCCGCGCAGGGGCCGGACAACGATGTCAGCGGATCGGGCCGGAGGTCAGTACCACAGGTACCAGGCGTTGGCCTTGAGGCTCTTGCGGGCCGCGACCTTGTTGCGAACGGCGAAGAGAATCTTCATCACTTGCACCCCCTCTCGGAACGGACGGCGATGGCCCGAGGAGCCTTCCCTGATCCGATCAACGAATAATCCGAGTAATGGTCAGGAACCTTCCCGATGCACGCTTTCGGACTTTCCGGACGGCTCGGTTTCTGACCGGCCGTTCAGCATCCGCCCTGGCCGCACGCCGATCCGCACGGATCTTCCGCCACGCGAACCGTCGTACGAGCGCGGGAGATTGGCCGGATCTTCCGGGTCGGTTCCCGGAGTCGACGTCAGGGCGACCAGCACCGCGAGCAGGGCGCCCGCGACGAGGGCGGGCGCCGGGGACCAGGCGGCCGGCACCAGGGCGGCGGCGGTGGCGGGGTACGGGAGCCACTCGGCCACCCTCTTCTGGTGGGGGCGCAGGTGCACGGCCCACACGGTGAGGAGGAAGACGGCCGCCGGGACGGTGACCGCCGCTCCGGCTGCCGGGGCCGACGCGCCGGTGTGCCGCGTGACGTGGTCGGCGTACGCGGCCAGGCCCGCGCCCTCGGCCGTCGCCGCGGCGAAGACCAGGTAGTGGCCGTAGGCCCAGGGGAACCGTCTGCGGTCGGCCTGGTGCGTCGTGGCGAGCAGCGTGTGCGCGGGGCGGGCGAAGTAGAGCCACCACAGGGCGTAGGCCGTGAGCAGGCCACCGGCCGCCACCGCGGCGAGGGCACCGGTGCCGTGGTGGCGGTCGAAGGCGCTCCGCACGGCGACGGTGGCGGCCGCGACGGACTCACCGAGCACGATGAGGGTGAACAGTTCGTAGCGCTCGGCGATGTG</text:p>
          </table:table-cell>
          <table:table-cell office:value-type="string" calcext:value-type="string">
            <text:p>, GTGACGTGGTCGGCGTACGCGGCCAGGCCCGCGCCCTCGGCCGTCGCCGCGGCGAAGACCAGGTAG, 280046, 280112(+), GTGCCGTGGTGGCGGTCGAAGGCGCTCCGCACGGCGACGGTGGCGGCCGCGACGGACTCACCGAGCACGATGAGGGTGAACAGTTCGTAG, 280253, 280343(+), GTGACCGCCGCTCCGGCTGCCGGGGCCGACGCGCCGGTGTGCCGCGTGACGTGGTCGGCGTACGCGGCCAGGCCCGCGCCCTCGGCCGTCGCCGCGGCGAAGACCAGGTAG, 280001, 280112(+)</text:p>
          </table:table-cell>
          <table:table-cell table:formula="of:=LEFT([.J263];FIND(&quot;),&quot;;[.J263])-1)" office:value-type="string" office:string-value=", GTGACGTGGTCGGCGTACGCGGCCAGGCCCGCGCCCTCGGCCGTCGCCGCGGCGAAGACCAGGTAG, 280046, 280112(+" calcext:value-type="string">
            <text:p>, GTGACGTGGTCGGCGTACGCGGCCAGGCCCGCGCCCTCGGCCGTCGCCGCGGCGAAGACCAGGTAG, 280046, 280112(+</text:p>
          </table:table-cell>
          <table:table-cell table:formula="of:=MID([.J263]; FIND(&quot;),&quot;;[.J263]) + 1; FIND(&quot;),&quot;;[.J263];FIND(&quot;),&quot;;[.J263])+1) - FIND(&quot;),&quot;;[.J263]) - 1)" office:value-type="string" office:string-value=", GTGCCGTGGTGGCGGTCGAAGGCGCTCCGCACGGCGACGGTGGCGGCCGCGACGGACTCACCGAGCACGATGAGGGTGAACAGTTCGTAG, 280253, 280343(+" calcext:value-type="string">
            <text:p>, GTGCCGTGGTGGCGGTCGAAGGCGCTCCGCACGGCGACGGTGGCGGCCGCGACGGACTCACCGAGCACGATGAGGGTGAACAGTTCGTAG, 280253, 280343(+</text:p>
          </table:table-cell>
          <table:table-cell table:formula="of:=RIGHT([.J263];LEN([.J263]) - FIND(&quot;),&quot;; [.J263]; FIND(&quot;),&quot;; [.J263]) + 1))" office:value-type="string" office:string-value=", GTGACCGCCGCTCCGGCTGCCGGGGCCGACGCGCCGGTGTGCCGCGTGACGTGGTCGGCGTACGCGGCCAGGCCCGCGCCCTCGGCCGTCGCCGCGGCGAAGACCAGGTAG, 280001, 280112(+)" calcext:value-type="string">
            <text:p>, GTGACCGCCGCTCCGGCTGCCGGGGCCGACGCGCCGGTGTGCCGCGTGACGTGGTCGGCGTACGCGGCCAGGCCCGCGCCCTCGGCCGTCGCCGCGGCGAAGACCAGGTAG, 280001, 280112(+)</text:p>
          </table:table-cell>
          <table:table-cell office:value-type="string" calcext:value-type="string">
            <text:p>, AAAKTR*, 280046, 280112(+), MRVNSS*, 280253, 280343(+), AAAKTR*, 280001, 280112(+)</text:p>
          </table:table-cell>
        </table:table-row>
        <table:table-row table:style-name="ro1">
          <table:table-cell office:value-type="string" calcext:value-type="string">
            <text:p>TCK48982.1</text:p>
          </table:table-cell>
          <table:table-cell office:value-type="float" office:value="1588174546" calcext:value-type="float">
            <text:p>1588174546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BLS185 Ga0197603_11, whole genome shotgun sequence</text:p>
          </table:table-cell>
          <table:table-cell office:value-type="float" office:value="1588174546" calcext:value-type="float">
            <text:p>1588174546</text:p>
          </table:table-cell>
          <table:table-cell office:value-type="string" calcext:value-type="string">
            <text:p>1555724..155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087-16779']</text:p>
          </table:table-cell>
          <table:table-cell office:value-type="string" calcext:value-type="string">
            <text:p>ATGCGGGCGCGCGTGGAGTCCTCGGTGCAGGCGTTGGGCTACCGGCCAAATCTCGCCGGCCGCTCGTTACGCACCAGCGGGTTGCTGCGTATC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CTTGATCAAGGGCGACCCCAAACACACCCCGAGCGCACTGCGCGCCAACGGCTATCTCGACAGCATGCAAGCCGCCGGCTTACCTGTCGCAGATGGATTGATCGCCGAAGGGTTGTTCACCTATCGCTCTGGGCTGCTCGCCGCGCGCAACCTGTTGGCCCAGCCGCAACCCGCAACTGCGATCTTTTGCAGCAATGACGACATGGCGGCCGCAGCGGTGGCGGTTGCGCATGGATTGGGCTTGCGCGTGCCCGAAGATGTCTCCATCGCCGGCTTCGACGACACGCCGGTGGCCACCACCATCTGGCCCGAACTCACCACCGTGCATCAACCCGTCACCGCGATGGGCCGCGCCGCCGTCTCGTTACTGGCCGATGCGATTCGTCAACGCCGCAAGGGCGACACCGCACCCGGCGTGCATCAGGTGATGAAGTACACGCTGGTCAAGCGTGGCTCCACGGCCGGGCCGGCGAAGGGATAGCGCAACAGCGCGCAGTTGCCACCACCGGTTGTCTATTGGCGCACGACATCGACCTGTGCAACGCCCAGCAGGCTCATCAACGGAACCATCGCCGTACGTTGCTTGGGATTAACGGCCAAACCCTGACTGCGCAGGGCATCCAACAAGCGCTCGGCCAGTGGCATTACCATGTGGCGCGCCCAACAGCGCTCGGCCGCGGGCCCGAACGGAAGATAGCCGGGGTGATTGTCCGGATCGAGGTGATCCCAGCGTTCTGGCCGAAAAGCCTCCGGAT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GGTCAACTTCGGCGTCAACTGAAGCATGCGATCCATCAACAGGCGCAATCGCAGCGGATCGCCAGCCAACAACAGATCGCGCAGATACACATGACCCACGTGCGGCCATGGCCCGCATAAATCCAGGTCAGCCGACACAGGACGCTTCAACGCTTCGCGCACATCGCGCCCGAGGGCCTGCATCAGTTTGGAGGCGTCGGTGCGCGGGATCGAGCGCCC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TGCACAGCCGCAACGCGCTTCGAGCCATTTACATATATAAACCCCAAGAGGAGGACTTGAGACTCTTGCGAGAGGCCAGCATGTGCTTGATCGAAAAAAGTATCTTCATGAGCGAAATCCTGATGTAAGGAGGGATTGCCCTTTCGGGGGACTTTATCAAATACACAATCAGCGGATACTTGCGTGCGAGCGATAATGGTTGAGCCCGCAACACGAATGCTACGTATGGCTGACCGACCATGCAACGGGAGAAACTTGCGTGTGTGCACACATTCATCGACGACCCATGCTTGCACGAGCTCCGCATCGCCTTGGAAATCAAAATTTCGCCTGAGTAGCCCTAACCCTCAGCCAGACTTTTGCTCGAGTCCTGCAAACAGCGTGGTTTTCCTGATGTTTTACATGCTGTGCGCTTTCGGCATCGCTGACGCGAGGAGCCGGTCCGACGTTTCCAGCCAGGACGTCATCGTGACCTTCTATCGCGCTGGTTTCGCGATAAGTGCGCAGGTGCTGCAGCTGAAGGTCAGGGCGAATCAGGAAATTCGCAAACCCATTATTGAACATAGCGCCCGAACGATGGCGCTCCATCGACGATAAGCGAAGAAGGCACGCAACGGCATCTCCACTGCCGGCACGAGTGGACAGGCGTCGGCGCCACACGCAAAAAAAACCGTATCGCTTCCCGACGATGCGGCCGAATGGGAGGGTGTTCGGCGTTACCGCCGAGCGGACTGCAGCGCCGTATCAAACGGCGACGGGAAGAATGCACAATGACCGCTTGGAGAGGCGTGACAGAACAGCATATGCATCACGGCGCGGGGTTGCGCCGTGTCGCACATCGAT</text:p>
          </table:table-cell>
          <table:table-cell office:value-type="string" calcext:value-type="string">
            <text:p>, GTGCTTGATCGAAAAAAGTATCTTCATGAGCGAAATCCTGATGTAAGGAGGGATTGCCCTTTCGGGGGACTTTATCAAATACACAATCAGCGGATACTTGCGTGCGAGCGATAA, 1555923, 1556037(+)</text:p>
          </table:table-cell>
          <table:table-cell table:formula="of:=LEFT([.J264];FIND(&quot;),&quot;;[.J264])-1)" office:value-type="string" office:string-value="" calcext:value-type="error">
            <text:p>#WERT!</text:p>
          </table:table-cell>
          <table:table-cell table:formula="of:=MID([.J264]; FIND(&quot;),&quot;;[.J264]) + 1; FIND(&quot;),&quot;;[.J264];FIND(&quot;),&quot;;[.J264])+1) - FIND(&quot;),&quot;;[.J264]) - 1)" office:value-type="string" office:string-value="" calcext:value-type="error">
            <text:p>#WERT!</text:p>
          </table:table-cell>
          <table:table-cell table:formula="of:=RIGHT([.J264];LEN([.J264]) - FIND(&quot;),&quot;; [.J264]; FIND(&quot;),&quot;; [.J264]) + 1))" office:value-type="string" office:string-value="" calcext:value-type="error">
            <text:p>#WERT!</text:p>
          </table:table-cell>
          <table:table-cell office:value-type="string" calcext:value-type="string">
            <text:p>, ILACER*, 1555923, 1556037(+)</text:p>
          </table:table-cell>
        </table:table-row>
        <table:table-row table:style-name="ro1">
          <table:table-cell office:value-type="string" calcext:value-type="string">
            <text:p>RZU36661.1</text:p>
          </table:table-cell>
          <table:table-cell office:value-type="float" office:value="1577248749" calcext:value-type="float">
            <text:p>1577248749</text:p>
          </table:table-cell>
          <table:table-cell office:value-type="string" calcext:value-type="string">
            <text:p>Streptomyces sp. BK022</text:p>
          </table:table-cell>
          <table:table-cell office:value-type="string" calcext:value-type="string">
            <text:p>Streptomyces sp. BK022 Ga0307664_104, whole genome shotgun sequence</text:p>
          </table:table-cell>
          <table:table-cell office:value-type="float" office:value="1577248749" calcext:value-type="float">
            <text:p>1577248749</text:p>
          </table:table-cell>
          <table:table-cell office:value-type="string" calcext:value-type="string">
            <text:p>877350..876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941-16111']</text:p>
          </table:table-cell>
          <table:table-cell office:value-type="string" calcext:value-type="string">
            <text:p>AGGCAGGCGGGGGCTGGCCCGGTGACGAGGGGCAGGATGCGCAGTCCTCCGGAGGGAGCTGCTCCCTGTTCGTCTCATCGGGTGGCTCCGGCGTGAGCCACCGTGTCACAGGCCGGCCGGCCACTAAGTTCGTCGGCGGATCACGGCTCGGCCGACATTCTGACGCGGAAGGACGATGCCCATCATGGGTGCATACACGACGCGGGTCCTCCAGCTCTTCGACCGCCTCGACGCCGACAGGTCCGGTGAGATCAGCGTCGGGGACCAGCGGAAGGGGCAGACGGAGGCGGAGAAGGCGGTCACCGCGGACCTCATTCGCCACCTCGTCACGGCCGCCGACGCCAACAAGGACGGCAGGGTGAGCACGAACGAGCTGCTCGCCTACATCGAACGCGCCGCGGTCGGCAAGCGCGTCGACGAGATGCCTGCCTACCTCACCGCGACCGCGGACGCCGTCTTCGGCCTCATGGACACCGACAAGAGCGGGAAGGTCGACAAGGCCGAGTTCGAGCAGTACCTGAAGGCCCACAACCTCAACGTCGGCGCCGAGTTCAGCCAGCTCGACCGCGACGGTGACGGCTCGCTCACCAAAGCCGACCTGCGCACCGCCATGCTCCACTTCCTCGCATCTCCCGATCCCGCCCCCGAGCAGTGGCTCCTCGCCCTCTTCACCAGCTGACAGGATCTATCCGTGCGGCCGGTTCCTGGTGCACGGTGTGCGGACGGGCGCGATGCGATCCCCGAGGTGGGACCCCTGACCGGCCCTTCCCTCCGCTCCTGTGACGGCGGGCCCCGCCGACCCTCCCGTCCTCCCCACGGGAGGGTCGGCGGCTGCCCGTGGACGCACGGCCTGCGAGGCACGGCGGGCGCCCGGGGTGTTCGTCTGGTCCGGCCGATGGTGATGTTCCGTCAGGCCGCTGAGCGGGCAGCGGCCGGCTTCATCCCCGCGCTCGGGCGGCCCGGACCATGCGCACGTCCTCGACACCCAGGAGACCGAGGAGTGGCACCTTGCCGGTGGTCTGCTCGGGGTCGACCATGAGCCCCGACCGGCGCACGTGGTCCAGGAGCAGTTCGGCGAGCGGCATGACCATGTGCCGCCCCCAGCAGCGCTCGGACGAGTGGCCGAAGGGAAGGTATCCGGGGGTGTTGTCGGGGTCCAGGTCGTCCCAGCGTTCGGGGCGGAAGCTCTCGGGGTCGTCCCAGAGGCCCGGGTCGCGGTGGGACAGCAGGGGCAGCACGAGCACGTCGTCGCCGGCGCCTATCCGCTCGTCGATGGCGGGGTACTCGGGCGAGGCGTTGCGCAGGATGTTCCAGGAGGGTGGCAGCAGGCGCAGCGACTCCAGGATGATGTTCCGGTTCGGCGTCGCGTCGTCGAACGGGGCCCCCAGCCACAAGGCGTTGGCCACGAGCGTGGAGACGGTGAAGCAGACCGGTGCGGCGGCCCTGCGGTACATGCCCATGGCGTACCGGCGCTCCTGGTAGCCGGTGGCCTCGGCCGTCCGGGCGGCCAGTCCGGTGAGGCCCTCGTCGCCAGGCCGGGGCCAGCCGGGCAGCGCCGCGCCGATGGCGATGACCGTCCAGGTGAGCTTGGGCGTCAGTTCCAGATAGCGGCTCATGAGCATGCGCAGCCGGCGGGGGTCACCGCCCAGGATGATGTCCCGCAGGAAGAGGTGCCCGGCCAGCGGCCAGGAGCCCGACAGGTCGACGGTCTCGCGCAGTGGACCGGTCAGGGCCCGCCGTACGTCGTTGGCGACGGTGCGGGTCACCGAGGACGCCTCGGTGCGGGTGATGGAGCGGCCGTGCAGCGGCTTGAACGTCGGCCGTTCCGACTCCGTGGCCCGGCGCGCGGCGAGCACTCGGTCGGTGATCTCCGGTCCGGCGACCCCGATCGTGTCCGGCTCCAGACGGAAGACGTCCTGGCCGAGGTGACCGCTGATGAGTGCGGCCAGCCGCGGGGCGAACACGGTGGTGCGTGTACGCGTGGCGGATGACGACGGCATACGTTCTCCGGTGCGGTCGGCGGCGGGGCCGGTCGGGGGCTCGACGGGCTGGGAGGGGCGAGGGGAGACACGGTGGCGGGCATCGTCGCCCGGTGGCCTCCTTGGGGGAGGACCGGACAACGATGTCGGACCGCCGGTGGATCAGTACCAGATGTACCAAGCGCTGGCCTTGAGACTCTTACCGGCAGCGACCTTGTTGCGAAGGGCGAAGAGCAGCTTCATCGAGACACCTCCGTGTGGGATGAGGAACGCCGGGAGACTTCCCTGGTCCGAATAGCGGATATGCGCCACCGTTCCCCAAAACTTCTCCCACGGCGATTTTCAGGCATCTCGCGACGGCTTCGCGCGCCTTGGAGACCGCACCCGTGGGCAGAAGCGGGGAGCCCGGCCAGGCTGCTCTGCCCCATGGGACGAGAGGGCGCGAGGGGCGCGCGACGACATCCCGCCCGGCGAGGCGCGGGGTGAACTCGCGTCTCGCGCTGGCACGCTCGTGATTCCCAGGTTGGCCGGATAAGACGCCGACCCGGTATGCGCGGGTTGTCGTGTGATGAAGCTTTGGTCTCCCGTCCGCCGACGTCGTCCACCGGAATCACGTCAGTGAGCGGTCGCCCCTGCGCCCGCGCAGGAACCTGGGCGACGTCAAGTGAACGTGGACCGTAAGCTCGGGTGGGCGAAGGGCGGGTGCAGTGGACATCACGGTGCAATGGATCAAGACGTCATGGACGAAGCACTCGCGGGGCGGGGAGGCCGCCGCCCGCCGGAACGCGGCGCCGGTCGGCTTCTCATTGCCTCAGGTGCCCTCCGAGACTGCCCACTTCGTCCTGATGGCCGAGCGTGACGGCTTCGAGCCACGTTCGAGCCAGAAGGGCCGTCGCGAGGTCGGTGTCAGCCTGCGCGACGAAGGTGATCGGCTCCGAGTGCTCGCTCGTGTGGAGCCGC</text:p>
          </table:table-cell>
          <table:table-cell office:value-type="string" calcext:value-type="string">
            <text:p>, ATGAAGCTGCTCTTCGCCCTTCGCAACAAGGTCGCTGCCGGTAAGAGTCTCAAGGCCAGCGCTTGGTACATCTGGTACTGA, 877491, 877572(-)</text:p>
          </table:table-cell>
          <table:table-cell table:formula="of:=LEFT([.J265];FIND(&quot;),&quot;;[.J265])-1)" office:value-type="string" office:string-value="" calcext:value-type="error">
            <text:p>#WERT!</text:p>
          </table:table-cell>
          <table:table-cell table:formula="of:=MID([.J265]; FIND(&quot;),&quot;;[.J265]) + 1; FIND(&quot;),&quot;;[.J265];FIND(&quot;),&quot;;[.J265])+1) - FIND(&quot;),&quot;;[.J265]) - 1)" office:value-type="string" office:string-value="" calcext:value-type="error">
            <text:p>#WERT!</text:p>
          </table:table-cell>
          <table:table-cell table:formula="of:=RIGHT([.J265];LEN([.J265]) - FIND(&quot;),&quot;; [.J265]; FIND(&quot;),&quot;; [.J265]) + 1))" office:value-type="string" office:string-value="" calcext:value-type="error">
            <text:p>#WERT!</text:p>
          </table:table-cell>
          <table:table-cell office:value-type="string" calcext:value-type="string">
            <text:p>, AWYIWY*, 877491, 877572(-)</text:p>
          </table:table-cell>
        </table:table-row>
        <table:table-row table:style-name="ro1">
          <table:table-cell office:value-type="string" calcext:value-type="string">
            <text:p>RZU36661.1</text:p>
          </table:table-cell>
          <table:table-cell office:value-type="float" office:value="1577248749" calcext:value-type="float">
            <text:p>1577248749</text:p>
          </table:table-cell>
          <table:table-cell office:value-type="string" calcext:value-type="string">
            <text:p>Streptomyces sp. BK022</text:p>
          </table:table-cell>
          <table:table-cell office:value-type="string" calcext:value-type="string">
            <text:p>Streptomyces sp. BK022 Ga0307664_104, whole genome shotgun sequence</text:p>
          </table:table-cell>
          <table:table-cell office:value-type="float" office:value="1577248749" calcext:value-type="float">
            <text:p>1577248749</text:p>
          </table:table-cell>
          <table:table-cell office:value-type="string" calcext:value-type="string">
            <text:p>877350..876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941-16111']</text:p>
          </table:table-cell>
          <table:table-cell office:value-type="string" calcext:value-type="string">
            <text:p>AGGCAGGCGGGGGCTGGCCCGGTGACGAGGGGCAGGATGCGCAGTCCTCCGGAGGGAGCTGCTCCCTGTTCGTCTCATCGGGTGGCTCCGGCGTGAGCCACCGTGTCACAGGCCGGCCGGCCACTAAGTTCGTCGGCGGATCACGGCTCGGCCGACATTCTGACGCGGAAGGACGATGCCCATCATGGGTGCATACACGACGCGGGTCCTCCAGCTCTTCGACCGCCTCGACGCCGACAGGTCCGGTGAGATCAGCGTCGGGGACCAGCGGAAGGGGCAGACGGAGGCGGAGAAGGCGGTCACCGCGGACCTCATTCGCCACCTCGTCACGGCCGCCGACGCCAACAAGGACGGCAGGGTGAGCACGAACGAGCTGCTCGCCTACATCGAACGCGCCGCGGTCGGCAAGCGCGTCGACGAGATGCCTGCCTACCTCACCGCGACCGCGGACGCCGTCTTCGGCCTCATGGACACCGACAAGAGCGGGAAGGTCGACAAGGCCGAGTTCGAGCAGTACCTGAAGGCCCACAACCTCAACGTCGGCGCCGAGTTCAGCCAGCTCGACCGCGACGGTGACGGCTCGCTCACCAAAGCCGACCTGCGCACCGCCATGCTCCACTTCCTCGCATCTCCCGATCCCGCCCCCGAGCAGTGGCTCCTCGCCCTCTTCACCAGCTGACAGGATCTATCCGTGCGGCCGGTTCCTGGTGCACGGTGTGCGGACGGGCGCGATGCGATCCCCGAGGTGGGACCCCTGACCGGCCCTTCCCTCCGCTCCTGTGACGGCGGGCCCCGCCGACCCTCCCGTCCTCCCCACGGGAGGGTCGGCGGCTGCCCGTGGACGCACGGCCTGCGAGGCACGGCGGGCGCCCGGGGTGTTCGTCTGGTCCGGCCGATGGTGATGTTCCGTCAGGCCGCTGAGCGGGCAGCGGCCGGCTTCATCCCCGCGCTCGGGCGGCCCGGACCATGCGCACGTCCTCGACACCCAGGAGACCGAGGAGTGGCACCTTGCCGGTGGTCTGCTCGGGGTCGACCATGAGCCCCGACCGGCGCACGTGGTCCAGGAGCAGTTCGGCGAGCGGCATGACCATGTGCCGCCCCCAGCAGCGCTCGGACGAGTGGCCGAAGGGAAGGTATCCGGGGGTGTTGTCGGGGTCCAGGTCGTCCCAGCGTTCGGGGCGGAAGCTCTCGGGGTCGTCCCAGAGGCCCGGGTCGCGGTGGGACAGCAGGGGCAGCACGAGCACGTCGTCGCCGGCGCCTATCCGCTCGTCGATGGCGGGGTACTCGGGCGAGGCGTTGCGCAGGATGTTCCAGGAGGGTGGCAGCAGGCGCAGCGACTCCAGGATGATGTTCCGGTTCGGCGTCGCGTCGTCGAACGGGGCCCCCAGCCACAAGGCGTTGGCCACGAGCGTGGAGACGGTGAAGCAGACCGGTGCGGCGGCCCTGCGGTACATGCCCATGGCGTACCGGCGCTCCTGGTAGCCGGTGGCCTCGGCCGTCCGGGCGGCCAGTCCGGTGAGGCCCTCGTCGCCAGGCCGGGGCCAGCCGGGCAGCGCCGCGCCGATGGCGATGACCGTCCAGGTGAGCTTGGGCGTCAGTTCCAGATAGCGGCTCATGAGCATGCGCAGCCGGCGGGGGTCACCGCCCAGGATGATGTCCCGCAGGAAGAGGTGCCCGGCCAGCGGCCAGGAGCCCGACAGGTCGACGGTCTCGCGCAGTGGACCGGTCAGGGCCCGCCGTACGTCGTTGGCGACGGTGCGGGTCACCGAGGACGCCTCGGTGCGGGTGATGGAGCGGCCGTGCAGCGGCTTGAACGTCGGCCGTTCCGACTCCGTGGCCCGGCGCGCGGCGAGCACTCGGTCGGTGATCTCCGGTCCGGCGACCCCGATCGTGTCCGGCTCCAGACGGAAGACGTCCTGGCCGAGGTGACCGCTGATGAGTGCGGCCAGCCGCGGGGCGAACACGGTGGTGCGTGTACGCGTGGCGGATGACGACGGCATACGTTCTCCGGTGCGGTCGGCGGCGGGGCCGGTCGGGGGCTCGACGGGCTGGGAGGGGCGAGGGGAGACACGGTGGCGGGCATCGTCGCCCGGTGGCCTCCTTGGGGGAGGACCGGACAACGATGTCGGACCGCCGGTGGATCAGTACCAGATGTACCAAGCGCTGGCCTTGAGACTCTTACCGGCAGCGACCTTGTTGCGAAGGGCGAAGAGCAGCTTCATCGAGACACCTCCGTGTGGGATGAGGAACGCCGGGAGACTTCCCTGGTCCGAATAGCGGATATGCGCCACCGTTCCCCAAAACTTCTCCCACGGCGATTTTCAGGCATCTCGCGACGGCTTCGCGCGCCTTGGAGACCGCACCCGTGGGCAGAAGCGGGGAGCCCGGCCAGGCTGCTCTGCCCCATGGGACGAGAGGGCGCGAGGGGCGCGCGACGACATCCCGCCCGGCGAGGCGCGGGGTGAACTCGCGTCTCGCGCTGGCACGCTCGTGATTCCCAGGTTGGCCGGATAAGACGCCGACCCGGTATGCGCGGGTTGTCGTGTGATGAAGCTTTGGTCTCCCGTCCGCCGACGTCGTCCACCGGAATCACGTCAGTGAGCGGTCGCCCCTGCGCCCGCGCAGGAACCTGGGCGACGTCAAGTGAACGTGGACCGTAAGCTCGGGTGGGCGAAGGGCGGGTGCAGTGGACATCACGGTGCAATGGATCAAGACGTCATGGACGAAGCACTCGCGGGGCGGGGAGGCCGCCGCCCGCCGGAACGCGGCGCCGGTCGGCTTCTCATTGCCTCAGGTGCCCTCCGAGACTGCCCACTTCGTCCTGATGGCCGAGCGTGACGGCTTCGAGCCACGTTCGAGCCAGAAGGGCCGTCGCGAGGTCGGTGTCAGCCTGCGCGACGAAGGTGATCGGCTCCGAGTGCTCGCTCGTGTGGAGCCGC</text:p>
          </table:table-cell>
          <table:table-cell office:value-type="string" calcext:value-type="string">
            <text:p>, ATGAAGCTGCTCTTCGCCCTTCGCAACAAGGTCGCTGCCGGTAAGAGTCTCAAGGCCAGCGCTTGGTACATCTGGTACTGA, 877491, 877572(-)</text:p>
          </table:table-cell>
          <table:table-cell table:formula="of:=LEFT([.J266];FIND(&quot;),&quot;;[.J266])-1)" office:value-type="string" office:string-value="" calcext:value-type="error">
            <text:p>#WERT!</text:p>
          </table:table-cell>
          <table:table-cell table:formula="of:=MID([.J266]; FIND(&quot;),&quot;;[.J266]) + 1; FIND(&quot;),&quot;;[.J266];FIND(&quot;),&quot;;[.J266])+1) - FIND(&quot;),&quot;;[.J266]) - 1)" office:value-type="string" office:string-value="" calcext:value-type="error">
            <text:p>#WERT!</text:p>
          </table:table-cell>
          <table:table-cell table:formula="of:=RIGHT([.J266];LEN([.J266]) - FIND(&quot;),&quot;; [.J266]; FIND(&quot;),&quot;; [.J266]) + 1))" office:value-type="string" office:string-value="" calcext:value-type="error">
            <text:p>#WERT!</text:p>
          </table:table-cell>
          <table:table-cell office:value-type="string" calcext:value-type="string">
            <text:p>, AWYIWY*, 877491, 877572(-)</text:p>
          </table:table-cell>
        </table:table-row>
        <table:table-row table:style-name="ro1">
          <table:table-cell office:value-type="string" calcext:value-type="string">
            <text:p>AZR23813.1</text:p>
          </table:table-cell>
          <table:table-cell office:value-type="float" office:value="1543833549" calcext:value-type="float">
            <text:p>1543833549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NCPPB 1060 chromosome, complete genome</text:p>
          </table:table-cell>
          <table:table-cell office:value-type="float" office:value="1543833549" calcext:value-type="float">
            <text:p>1543833549</text:p>
          </table:table-cell>
          <table:table-cell office:value-type="string" calcext:value-type="string">
            <text:p>3794904..3793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657-10850']</text:p>
          </table:table-cell>
          <table:table-cell office:value-type="string" calcext:value-type="string">
            <text:p>ATGCGGGCGCGCGTGGAGTCCTCGGTGCAGGCGTTGGGCTACCGGCCAAATCTCGCCGGCCGCTCGTTACGCACCAGCGGGTTGCTGCGTATC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CTTGATCAAGGGCGACCCCAAACACACCCCGAGCGCACTGCGCGCCAACGGCTATCTCGACAGCATGCAAGCCGCCGGCTTACCTGTCGCAGATGGATTGATCGCCGAAGGGTTGTTCACCTATCGCTCTGGGCTGCTCGCCGCGCGCAACCTGTTGGCCCAGCCGCAACCCGCAACTGCGATCTTTTGCAGCAATGACGACATGGCGGCCGCAGCGGTGGCGGTTGCGCATGGATTGGGCTTGCGCGTGCCCGAAGATGTCTCCATCGCCGGCTTCGACGACACGCCGGTGGCCACCACCATCTGGCCCGAACTCACCACCGTGCATCAACCCGTCACCGCGATGGGCCGCGCCGCCGTCTCGTTACTGGCCGATGCGATTCGTCAACGCCGCAAGGGCGACACCGCACCCGGCGTGCATCAGGTGATGAAGTACACGCTGGTCAAGCGTGGCTCCACGGCCGGGCCGGCGAAGGGATAGCGCAACAGCGCGCAGTTGCCACCACCGGTTGTCTATTGGCGCACGACATCGACCTGTGCAACGCCCAGCAGGCTCATCAACGGAACCATCGCCGTACGTTGCTTGGGATTAACGGCCAAACCCTGACTGCGCAGGGCATCCAACAAGCGCTCGGCCAGTGGCATTACCATGTGGCGCGCCCAACAGCGCTCGGCCGCGGGCCCGAACGGAAGATAGCCGGGGTGATTGTCCGGATCGAGGTGATCCCAGCGTTCTGGCCGAAAAGCCTCCGGAT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GGTCAACTTCGGCGTCAACTGAAGCATGCGATCCATCAACAGGCGCAATCGCAGCGGATCGCCAGCCAACAACAGATCGCGCAGATACACATGACCCACGTGCGGCCATGGCCCGCATAAATCCAGGTCAGCCGACACAGGACGCTTCAACGCTTCGCGCACATCGCGCCCGAGGGCCTGCATCAGTTTGGAGGCGTCGGTGCGCGGGATCGAGCGCCC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TGCACAGCCGCAACGCGCTTCGAGCCATTTACATATATAAACCCCAAGAGGAGGACTTGAGACTCTTGCGAGAGGCCAGCATGTGCTTGATCGAAAAAAGTATCTTCATGAGCGAAATCCTGATGTAAGGAGGGATTGCCCTTTCGGGGGACTTTATCAAATACACAATCAGCGGATACTTGCGTGCGAGCGATAATGGTTGAGCCCGCAACACGAATGCTACGTATGGCTGACCGACCATGCAACGGGAGAAACTTGCGTGTGTGCACACATTCATCGACGACCCATGCTTGCACGAGCTCCGCATCGCCTTGGAAATCAAAATTTCGCCTGAGTAGCCCTAACCCTCAGCCAGACTTTTGCTCGAGTCCTGCAAACAGCGTGGTTTTCCTGATGTTTTACATGCTGTGCGCTTTCGGCATCGCTGACGCGAGGAGCCGGTCCGACGTTTCCAGCCAGGACGTCATCGTGACCTTCTATCGCGCTGGTTTCGCGATAAGTGCGCAGGTGCTGCAGCTGAAGGTCAGGGCGAATCAGGAAATTCGCAAACCCATTATTGAACATAGCGCCCGAACGATGGCGCTCCATCGACGATAAGCGAAGAAGGCACGCAACGGCATCTCCACTGCCGGCACGAGTGGACAGGCGTCGGCGCCACACGCAAAAAAAACCGTATCGCTTCCCGACGATGCGGCCGAATGGGAGGGTGTTCGGCGTTACCGCCGAGCGGACTGCAGCGCCGTATCAAACGGCGACGGGAAGAATGCACAATGACCGCTTGGAGAGGCGTGACAGAACAGCATATGCATCACGGCGCGGGGTTGCGCCGTGTCGCACATCGAT</text:p>
          </table:table-cell>
          <table:table-cell office:value-type="string" calcext:value-type="string">
            <text:p>, GTGCTTGATCGAAAAAAGTATCTTCATGAGCGAAATCCTGATGTAAGGAGGGATTGCCCTTTCGGGGGACTTTATCAAATACACAATCAGCGGATACTTGCGTGCGAGCGATAA, 3795103, 3795217(+)</text:p>
          </table:table-cell>
          <table:table-cell table:formula="of:=LEFT([.J267];FIND(&quot;),&quot;;[.J267])-1)" office:value-type="string" office:string-value="" calcext:value-type="error">
            <text:p>#WERT!</text:p>
          </table:table-cell>
          <table:table-cell table:formula="of:=MID([.J267]; FIND(&quot;),&quot;;[.J267]) + 1; FIND(&quot;),&quot;;[.J267];FIND(&quot;),&quot;;[.J267])+1) - FIND(&quot;),&quot;;[.J267]) - 1)" office:value-type="string" office:string-value="" calcext:value-type="error">
            <text:p>#WERT!</text:p>
          </table:table-cell>
          <table:table-cell table:formula="of:=RIGHT([.J267];LEN([.J267]) - FIND(&quot;),&quot;; [.J267]; FIND(&quot;),&quot;; [.J267]) + 1))" office:value-type="string" office:string-value="" calcext:value-type="error">
            <text:p>#WERT!</text:p>
          </table:table-cell>
          <table:table-cell office:value-type="string" calcext:value-type="string">
            <text:p>, ILACER*, 3795103, 3795217(+)</text:p>
          </table:table-cell>
        </table:table-row>
        <table:table-row table:style-name="ro1">
          <table:table-cell office:value-type="string" calcext:value-type="string">
            <text:p>RSO35768.1</text:p>
          </table:table-cell>
          <table:table-cell office:value-type="float" office:value="1536370239" calcext:value-type="float">
            <text:p>1536370239</text:p>
          </table:table-cell>
          <table:table-cell office:value-type="string" calcext:value-type="string">
            <text:p>Streptomyces sp. WAC 06725</text:p>
          </table:table-cell>
          <table:table-cell office:value-type="string" calcext:value-type="string">
            <text:p>Streptomyces sp. WAC 06725 AA000228-119_WAC06725, whole genome shotgun sequence</text:p>
          </table:table-cell>
          <table:table-cell office:value-type="float" office:value="1536370239" calcext:value-type="float">
            <text:p>1536370239</text:p>
          </table:table-cell>
          <table:table-cell office:value-type="string" calcext:value-type="string">
            <text:p>8276..9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GGATCAGCGAACCGTCCCCGCCTCCGGCCCGCCGGTCATCATCCCGGCCGCCACCAGGCTGACCACCGTCAGCGCCACGGCGGCCCAGAACGCGAGCTGCACGGCGTGCAGCGAGGCCGCGGCGCCGCCGGGCCCGGCGGCGTGGAGGTAGACACTGCCGAGGACCGCCACGCCGAGGGTCGCGCCCAGCTGCTGGACCGCGTTCAGCAGCCCGGCGGCCGAGCCGATTTCCTGCGGCCGCAACGGCCGTTGCGCGACGGTGAAGAACGCCGGGGTGAAGAGGCCGACCCCCAGGCCGACGACCGCGAGCGCAGGAAGCAGTGGTGCGGGGTAGGCCGTCGGGTCCGCGGTGCGGTACACGGCGATGGCGGCCAGCGCGCCGGCCAGGAGCACGGCGAGCCCGAGCGGCATCGTCCGGTGCCCGAAGCGCGGGACGAGGCGGGCACCGGCCGCCCAGGACGCCAAGGCCAGACCGGCCGACCACGGTGCCAGTGTGAGCCCTGCCGCCAATACGCCCACGTGCAAGCCCAGTTGGAGCTGGAGCACGATCACCATCATCAGGCCGTTGGTCACCGCGAAGAACGAGGCCGAGGCCACCAGCGCGGCCGGGAAACCGCGGTGCGCAAAGTCCCCCAGCTACCGCTGGGAGGTGCCCCCAGCTCGGCTCCACCAGCGGGCTGCGCCCGGCGGCGACGGCGCCGCGCTGGTGACGTACGAAGACGGCCATCAGCATCAGCCCGGCCCCGATGGAGGCCCAGTTCCACCCGGACAGTGCGGCGAGGTCGGCCCCGATCAGCGGATGGACGATGAGCCCGACGCCCGCCATGGCCGGCAGGGTGGCCGTCAGATCGAGGGTGGGGCGCCGCGGGGCGCGGTGGTCCACCAGCTTGGGCGCCAGGGCGAGGACGAGCAGCGACAGGGGGACGTTCACCAGGAACGCCGCCCGCCAGGACGAGCCGAACAGGTCGGCGTGGGTGAGGAAGCCGCCGAGCACCGGCCCGCAGACGGCGGCGAGCCCCCTCACCGGGCCGATGGCGCCCAGGGCGCGGGCCAGTTCCGCACCGGCGAACATCGCTTTGATCAGGCCGATGGTCTGCGGAATGACCAGGGCCGCCGCGGCCCCCTGCACCACACGGAAGGCGATCAGCGAGCTGGTGCCGGGCGCCAGGGCGCAGGCGACGGACGCGAACAGGAAGCCGGTGACGCCGCCGACGAACACCCGCCGCCGCCCGGCGATGTCGCCCAGGCGCCCACCGGTGATCAGCAGCACCGCGAACGGCAGGGTGTAGGCCGTCGTGAACCACTGGACGTCGGACACCGGGCCGCCCAGATCGGCGTGTACGGCCGGCGCCGCGACCTGCACGATGGTCGCGTCCAGCAGGTTCATCGCCTCGGCGAGCAGCAGGGCGGCGAGCGCCCACCACCGCCATCGGTACGCCGCCCCGGGCGGCGCGAGCACACGCTCAGCGGTCATCGGAAATCCCCTCCACCGTCGTCGACGCCTCGGCCCCGGGCGGAGGGCCCGGGGCCGGTCGCGGACCAGCGTGGAAGGCGGCACCCGCAGGTCGCAGTCACCGCCGGGCAAGTGGCGTTATCCGCCTCCGAGGGCGGTCGCGGCGGCGATTTCCCACGCGGGGGCGCGCGTTCCGTACACCCCGGCCCTTCGCCCCCATTCGGCGACGAAACCCCCAATACCCCGAATTTACGGTGACCTTGACCACATTGACGTACCTTTCGCCGCTGGGCTTCACTTTGCCCTGACGAAAAGCGGAAAGCCGGATTCAGTGGCGGAGCAGTGTTTTTCCGTGTCCCGGTCCGCCGGAGTCAGTGTTCGGTTCAGTCGGTTCGCCTGTCCCGGAGGTGCTGTCATGAAGCTCATCAACTCCCTCAAGAAGAAGATGAAGGCGGAGAAGAGCCTGAAGGCCTACGCCTGGTACATCTGGTACTGATCGGCACGTGACCCGGTAGTTCCCTCATCCAGGCTCTCGGAGGCCGCCGATGCGTACGTACGGTACGGAACGGAGCGACCGGGTCACGGTCTTCACGCCGCGGCTCGGCCGGCTCCTCAGTGAGCACCGCGGCGCGGACGTCTTCCGGCTGGAGGCCGACACGGTCGGCGTCGCCGGACCCGGGCTGATCGACGCCGTGCTGCGCAGCAGACCGGCCAACGCGGCCGAACGGCCCACTTTCAAACCCCTACAGGGCCGGCCCATCAGCCGCCCCGAATCCTCCGCGGTCATGCGGGCCGTTTCCCTGGACGTGCGCGCGGCACTGGAAAAGCCCGACGGGAAAGGCGGCCCGGCGGCCGATCTGTCGGGGGAATGGCCGCGGGTGGCACACCTTTATCTGCGGGACCTGGTTTTCGGGTCCGATCCGATGCGGCTGCGCGTACTCGTGGACCGCAAGTTGGAATGGACGCCCAAACTGACGTGGACCGTGATCGCGGCGGGCGCGGCGCTGCCGGGCTGCCCGGGGGCCGGTGCGCCGGTGTCCCGGCTGGCGGGCCTCGCCGCCGCCGCGGCCGGTTACGGGGACCGGCGGTACGCGATGGGCCTGTACCGGCGGGCGGCGGCACCGGTGTGCTTCACCGTGTCCACGCTGGTCGCCAACGCCCTCTGGCTCGGGTCGCCCTTCGAGGACCACATACCGAACCGTCACATCCTGTACGAGTCGATGCGGTTGCTGCCGCCTTCGTGGAACCTCCTGCGCGTGGCGTCACCGGAGTTCGCGGCCCTCGACGACCGGATCGGCGCGGGCGACGACGTCCTGCTGCTGCCGCTGCTCAGCCACCGCGATCCGCGGCTGTGGGACGCGCCGGACGCGTTCCGGCCCGAGCGCTGGGCGGCCCTCGACGCCGAC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TGACGAACTTGCGCACCCGGCCGCGGAGCACCGGCGTCACCCCGTGGATGACCTGGGCACCGTACGCGACGGCCACTCCCGGACCGGCGTCGGTCAGCCACCGGCTCTTGCGCGGCGCGCTCAGCCATTGCGGCGTCTGCTCGTGGGCCGCGGGGCCGTGCGGCAGGCTGCGGCTCATCGGGGTGCCCGGCTCGTACCCGTCGGCCGCGCCCAGCAGTGTGTCGGTCCAGGGCGCGCTGTCCGACGTGGTCTCGATGTAGAAGCGGCCGCCTTCGGTCGCGTCCGCGATCGTCACACCGATCCGGCCGATGCGCCGGGGCGGGGTCCGCGGGCTGCTGATCCCGTCGAGATGGGTCGGTACGCCCTGGCCCACGGCCAGTTCGGTGTAGCCCCAGTGCCCGGACCCGGCGATGGACGGCATGCTGCGCCGGATGGCGGGCAGTGCCCGCAGCGTGGCCTCGCCCAGCACCTCTTGTGCGGTCGCCGGGGCCGGGAGCACCTCGGCCTGGTGGCGGGGCCGCCACCAGGCCGCCTCGCTGTCCATGATCTTGACCAGCCGGGAGATCTCCTCCTCCGTCAGGAACTCCTCGACCGTCTGCAGCATGAGCGTCTCACTGATGTGGATCACTTCGCTCTCCTCGTCCGCGGGCCGGTGTACCGGTCTCGGACACCACCGTCCCGCCGGGGCGAGGGGGCGGACAGGCGCAGACGGGGGCGCACACGCGCGGTGACTCGTACGTGTGTGCGCCCTGCGGGCGCCGGGT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TGACCAGCGCGGGAGCGGCCCGGGAGGCGGAGTTGGCGAAGGTGCGGGCCATGACCGCGTGGCGGCGGCTGTGGTGGGAGGCGACGGCGGTCGGCCGTACGGTGCGGACCGCGGTACGGCACTCAGGT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CGCCCAGGGCATCTACGGGGCGACCACCGCCCTGTTCGTCATCACCTACGGCGCCTACTCCCTGACCGAGGTCGGCCACCGGCTCGTCGAGACCGCGATCGGCGCGGTCATCGGCGTCGCCGTCAACGCCCTCGTCCTGCCGCCGGTGCACCTGCGCAACGTGCACGACCAGCTCCGGCGGCTGCCCCGGGAGTCCGCCGAACTGCTGCGGACGATGGCCGG</text:p>
          </table:table-cell>
          <table:table-cell office:value-type="string" calcext:value-type="string">
            <text:p>, ATGAAGCTCATCAACTCCCTCAAGAAGAAGATGAAGGCGGAGAAGAGCCTGAAGGCCTACGCCTGGTACATCTGGTACTGA, 8145, 8226(+)</text:p>
          </table:table-cell>
          <table:table-cell table:formula="of:=LEFT([.J268];FIND(&quot;),&quot;;[.J268])-1)" office:value-type="string" office:string-value="" calcext:value-type="error">
            <text:p>#WERT!</text:p>
          </table:table-cell>
          <table:table-cell table:formula="of:=MID([.J268]; FIND(&quot;),&quot;;[.J268]) + 1; FIND(&quot;),&quot;;[.J268];FIND(&quot;),&quot;;[.J268])+1) - FIND(&quot;),&quot;;[.J268]) - 1)" office:value-type="string" office:string-value="" calcext:value-type="error">
            <text:p>#WERT!</text:p>
          </table:table-cell>
          <table:table-cell table:formula="of:=RIGHT([.J268];LEN([.J268]) - FIND(&quot;),&quot;; [.J268]; FIND(&quot;),&quot;; [.J268]) + 1))" office:value-type="string" office:string-value="" calcext:value-type="error">
            <text:p>#WERT!</text:p>
          </table:table-cell>
          <table:table-cell office:value-type="string" calcext:value-type="string">
            <text:p>, AWYIWY*, 8145, 8226(+)</text:p>
          </table:table-cell>
        </table:table-row>
        <table:table-row table:style-name="ro1">
          <table:table-cell office:value-type="string" calcext:value-type="string">
            <text:p>RSO06608.1</text:p>
          </table:table-cell>
          <table:table-cell office:value-type="float" office:value="1536339893" calcext:value-type="float">
            <text:p>1536339893</text:p>
          </table:table-cell>
          <table:table-cell office:value-type="string" calcext:value-type="string">
            <text:p>Streptomyces sp. WAC 06783</text:p>
          </table:table-cell>
          <table:table-cell office:value-type="string" calcext:value-type="string">
            <text:p>Streptomyces sp. WAC 06783 new2, whole genome shotgun sequence</text:p>
          </table:table-cell>
          <table:table-cell office:value-type="float" office:value="1536339893" calcext:value-type="float">
            <text:p>1536339893</text:p>
          </table:table-cell>
          <table:table-cell office:value-type="string" calcext:value-type="string">
            <text:p>94374..95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8419-30029']</text:p>
          </table:table-cell>
          <table:table-cell office:value-type="string" calcext:value-type="string">
            <text:p>CGGATCAGCGAACCGTCCCCGCCTCCGGCCCGCCGGTCATCATCCCGGCCGCCACCAGGCTGACCACCGTCAGCGCCACGGCGGCCCAGAACGCGAGCTGCACGGCGTGCAGCGAGGCCGCGGCGCCGCCGGGCCCGGCGGCATGGAGGTAGACACTGCCGAGGACCGCCACGCCGAGGGTCGCGCCCAGCTGCTGGACCGCGTTCAGCAGCCCGGCGGCCGAGCCGATTTCCTGCGGCCGCAACGGCCGTAGCGCGACGGTGAAGAACGCCGGGGTGAAGAGACCGACCCCCAGGCCGACGACCGCGAGCGCAGGAAGCAGTGGTGCGGGGTAGGCCGTCGGGTCCGCGGTGCGGTACACGGCGATGGCGGCCAGCGCGCCGGCCAGGAGCACGGCGAGCCCGAGCGGCATCGTCCGGTGCCCGAAGCGCGGGACGAGGCGGGCACCGGCCGCCCAGGACGCCACGGCCAGACCGGCCGACCACGGTGCCAGTGTGAGCCCTGCCGCCAATACGCCCACGTGCAAGCCCAGTTGGAGCTGGAGCACGATCACCATCATCAGGCCGTTGGTCACCGCGAAGAACGAGGCCGAGGCCACCAGCGCGGCCGGGAAACCGCGGTGCGCAAAGTCCCCCAGCTACCGCTGGGAGGTGCCCCCAGCTCGGCTCCACCAGCGGGCTGCGCCCGGCGGCGACGGCGCCGCGCTGGTGACGTACGAAGACGGCCATCAGCATCAGCCCGGCCCCGATGGAGGCCCAGTTCCACCCGGACAGTGCGGCGAGGTCGGCCCCGATCAGCGGATGGACGACGAGCCCGACGCCCGCCATGGCCGGCAGGGTGCCCGTCAGATCGAGGGTGGGGCGCCGCGGGGCGCGGTGGTCCACCAGCTTGGGCGCCAGGGCGAGGACGAGCAGCGACAGGGGGACGTTCACCACCAACGCCGCCCGCCAGGACGAGCCGAACAGGTCGGCGTGGGTGAGGAAGCCGCCGAGCACCGGCCCGCAGACGGCGGCGAGCCCCATCACCGGGCCGATGGCGCCCAGGGCGCGGGCCAGTTCCGCACCGGCGAACATCGCTTTGATCAGGCCGATGGTCTGCGGAATGACCAGGGCCGCCGCGGCCCCCTGCACCACACGGAAGGCGATCAGCGAGCTGGTGCCGGGCGCCAGGGCGCAGGCGACGGACGCGAACAGGAAGCCGGTGACGCCGCCGACGAACACCCGCCGCCGCCCGGCGATGTCGCCCAGGCGCCCACCGGTGATCAGCAGCACCGCGAACGGCAGGGTGTAGGCCGTCGTGAACCACTGGACGTCGGACACCGGGCCGCCCAGATCGGCGTGTACGGCCGGCGCCGCGACCTGCACGATGGTCGCGTCCAGCAGGTTCATCGCCTCGGCGAGCAGCAGGGCGGCGAGCGCCCACCACCGCCATCGGTACGCCGCCCCGGGCGGCGCGAGCACACGCTCAGCGGTCATCGGAAATCCCCTCCACCGTTGTCGACGCCTCGGCCCCGGGCGGAGGGCCCGGGGCCGGTCGCGGACCAGCGTGGAAGGCGGCACCCGCAGGTCGCAGTCACCGCCGGGCAAGTGGCGTTATCCGCCTCCGGGGGCGGTCGCGGCGGCGATTTCCCACGCGGGGGCGCGCGTTCCGTACACCCCGGCCCTTCGCCCCCGTTCGGCGACGAAACCCCCAATACCCCGAATTTACGGTGACCTTGACCACATTGACGTACCTTTCGCCGCTGGGCTTCACTTTGCCCTGACGAAAAGCGGAAAGCCGGATTCAGTGGCGGAGCAGTGTTTTTCCGTGTCCCGGTCCGCCGGAGTCAGTGTTCGGTTCAGTCGGTTCGCCTGTCCCGGAGGTGCTGTCATGAAGCTCATCAACTCCCTCAAGAAGAAGATGAAGGCGGAGAAGAGCCTGAAGGCCTACGCCTGGTACATCTGGTACTGATCGGCACGTGACCCGGTAGTTCCCTCATCCAGGCTCTCGGAGGCCGCCGATGCGTACGTACGGTACGGAACGGAGCGACCGGGTCACGGTCTTCACGCCGCGGCTCGGCCGGCTCCTCAGCGAGCACCGCGGCGCGGACGTCTTCCGGCTGGAGGCCGACACGGTCGGCGTCGCCGGACCCGGGCTGATCGACGCCGTGCTGCGCAGCAGACCGGCCAACGCGGCCGAACGGCCCACTTTCAAACCCCTCCAGGGCCGGCCCATCAGCCGCCCCGAATCCTCCGCGGTCATGCGGGCCGTTTCCCTGGACGTGCGCGCGGCACTGGAAAAGCCCGACGGGAAAGGCGGCCCGGCGGCCGATCTGTCGGGGGAATGGCCGCGGGTGGCACACCTTTATCTGCGGGATCTGGTTTTCGGGTCCGATCCGATGCGGCTGCGCGTACTCGTGGACCGCAAGCTGGAATGGACGCCCAAACTGACGTGGACCGTGATCGCGGCGGGCGCGGCGCTGCCGGGCTGCCCGGGGGCCGGTGCGCCGGTGTCCCGGCTGGCGGGTCTCGCCGCCGCCGCGGCCGGTTACGGGGACCGGCGGTACGCGATGGGCCTGTACCGGCGGGCGGCGGCACCGGTGTGCTTCACCGTGTCCACGCTGGTCGCCAACGCCCTCTGGCTCGGGTCGCCCTTCGAGGACCACATACCGAACCGCCACATCCTGTACGAGTCGATGCGGCTGCTGCCGCCTTCGTGGAACCTCCTGCGCGTGGCGTCACCGGAGTTCGCGGCCCTCGACGACCGGATCGGCGCGGGCGACGACGTCCTGCTGCTGCCGCTGCTCAGCCACCGCGATCCGCGGCTGTGGGACGCGCCGGACGCGTTCCGGCCCGAGCGCTGGGCGGCCCTCGACGCCGATGACCAGCCCGGCTACCTGCCCTTCGGGCACGCGAACGAGCGGTGCTGGGGGCGGCACATGGTCATGCCGCTGGCCGAACGGCTGCTGGACCTGGTGCGGGAACAGGGCCTGGCGGTGAGCCCGGAGCAGAAGTCCGCCGAGGTGCCGCTGGCCGGGCTGCTCGGGGTGTCGCGGGTGTCGGTCGTACGGCGCTGAGCCGCCGGACAGCCCGACAGGGGAGCGGCCCCGTGCGGGCTCCGCGAGCCCGCACGCACCCGGCCGTGCGCCGTCAGGCCGCCGCCGTGTCCACGAGGTCGGCGACGAACTTGCGCACCCGGCCGCGGAGCACCGGCGTCACCCCGTGGATGACCTGGGCACCGTACGCGACGGCCACTCCCGGACCGGCGTCGGTCAGCCACCGGCTCTTGCGCGGCGCGCTCAGCCATTGCGGCGTCTGCTCGTGGGCCGCGGGGCCGTGCGGCAGGCTGCGGCTCATCGGGGTGCCCGGCTCGTACCCGTCGGCCGCGCCCAGCAGCGTGTCGGTCCAGGGCGCGCTGTCCGACGTGGTCTCGATGTAGAAGCGGCCGCCTTCGGTCGCGTCCGCGATCGTCACGCCGATCCGGCCGATGCGCCGGGGCGGGGTCCGCGGGCTGCTGATCCCGTCGAGATGGGTCGGTACGCCCTGGCCCACGGCCAGTTCGGTGTAGCCCCAGTGCCCGGACCCGGCGATGGACGGCATGCTGCGCCGGATGGCGGGCAGTGCCCGCAGCGTGGCCTCGCCCAGCACCTCTTGCGCGGTCGCCGGGGCCGGGAGCACCTCGGCCTGGTGGCGGGGCCGCCACCAGGCCGCCTCGCTGTCCATGATCTTGACCAGCCGGGAGATCTCCTCCTCCGTCAGGAACTCCTCGACCGTCTGCAGCATGAGCGTCTCACTGATGTGGATCACTTCGCTCTCCTCGTCCGCGGGCCGGTGTACCGGTCTCGGACACCACCGTCCCGCCGGGGCGAGGGGGCGGACAGGCGCAGACGGGGGCGCACACGCGCGGTGACTCGTACGTGTGTGCGCCCTGCGGGCGCCGGGTGTCACCGGCCGGTGAACGAGGCGCCCTTCTCCATGTTCAGCGGCCGGGCGAGCGTCTCCACGGTGTCCAGGGCCAGTTCGACGTTGCGCTCGCTCAACGGGATGCGCAGCAGCCGCACGGCCTTGGAGTCGGTGAGGGAGGAGACCACCGGGCTCGATCCCGAGGAGGCGGCGGCGGGCTGCGGGACCAGGGCGGCGGCACCGGCAGCGGCGACCGCGGTGATGACGGCGGAGCGAATACGCATCAGAACGTGACTTCCACGGAGGTCGGGGGCGGGGGAGGGCACGCGGGGTGCCCCCCAGTCAATGCGGACGGACGCGCCGGCGAAGCGCCCCGGCCCGCGTGACCACCCTTACGGGGGCCGGGGATCACCCGGGCGGCCGAGAAGGCGGCGAACGTGTTCGAGGGCGGCGCGCGCCCGCCGTACGACTACTCCCGCCGATCATGGGTACCCAGCGCGCCGGACCACCGGGCACCGCCCGGCCCTGACCAGCGCGGGAGCGGCCCGGGAGGCGGAGTTGGCGAAGGTGCGGGCCATGACCGCGTGGCGGCGGCTGTGGTGGGAGGCGACGGCGGTCGGCCGTACGGTGCGGACCGCGGTACGGCACTCAGGTCCTGAGCGGGACACCGTCGTCCAGTCGCTGAAGGCGGCCGGCGCGGCGACCATCGCGTGGGCGCTGACGGGCTGGTGGCTGAACGCGCCGCTGGCCCTGATGGCGCCCTGGACGGCGCTGGCGCTGGTCGACGCCACCGTCTACCGCTCGCTGCGCTCCGGACTCCAGCAGCTCGTGGTGATCGTGCTCGGCGCGCTGCTCGCGTCCGCCGCGATGGCCGCGACCGACGGCAGCACGCTGGGCGCCATGCTTCTGGTGCTGCCGGTGATGACGCTGGTCGGCACCCACCGCAGACTGGGTGCCCAGGGCATCTACGGGGCGACCACCGCCCTGTTCGTCATCACCTACGGCGCCTACTCCCTGACCGAGGTCGGCCACCGGCTCGTCGAGACCGCGATCGGCGCGGTCATCGGCGTCGCCGTCAACGCCCTCGTCCTGCCGCCGGTGCACCTGCGCAACGTGCACGACCAGCTCCGGCGGCTGCCCCGGGAGTCCGCCGAACTGCTGCGGACGATGGCCG</text:p>
          </table:table-cell>
          <table:table-cell office:value-type="string" calcext:value-type="string">
            <text:p>, ATGAAGCTCATCAACTCCCTCAAGAAGAAGATGAAGGCGGAGAAGAGCCTGAAGGCCTACGCCTGGTACATCTGGTACTGA, 94243, 94324(+)</text:p>
          </table:table-cell>
          <table:table-cell table:formula="of:=LEFT([.J269];FIND(&quot;),&quot;;[.J269])-1)" office:value-type="string" office:string-value="" calcext:value-type="error">
            <text:p>#WERT!</text:p>
          </table:table-cell>
          <table:table-cell table:formula="of:=MID([.J269]; FIND(&quot;),&quot;;[.J269]) + 1; FIND(&quot;),&quot;;[.J269];FIND(&quot;),&quot;;[.J269])+1) - FIND(&quot;),&quot;;[.J269]) - 1)" office:value-type="string" office:string-value="" calcext:value-type="error">
            <text:p>#WERT!</text:p>
          </table:table-cell>
          <table:table-cell table:formula="of:=RIGHT([.J269];LEN([.J269]) - FIND(&quot;),&quot;; [.J269]; FIND(&quot;),&quot;; [.J269]) + 1))" office:value-type="string" office:string-value="" calcext:value-type="error">
            <text:p>#WERT!</text:p>
          </table:table-cell>
          <table:table-cell office:value-type="string" calcext:value-type="string">
            <text:p>, AWYIWY*, 94243, 94324(+)</text:p>
          </table:table-cell>
        </table:table-row>
        <table:table-row table:style-name="ro1">
          <table:table-cell office:value-type="string" calcext:value-type="string">
            <text:p>WP_124721219.1</text:p>
          </table:table-cell>
          <table:table-cell office:value-type="float" office:value="1527146670" calcext:value-type="float">
            <text:p>1527146670</text:p>
          </table:table-cell>
          <table:table-cell office:value-type="string" calcext:value-type="string">
            <text:p>Streptomyces sp. ADI95-17</text:p>
          </table:table-cell>
          <table:table-cell office:value-type="string" calcext:value-type="string">
            <text:p>Streptomyces sp. ADI95-17 scaffold006, whole genome shotgun sequence</text:p>
          </table:table-cell>
          <table:table-cell office:value-type="float" office:value="1527146670" calcext:value-type="float">
            <text:p>1527146670</text:p>
          </table:table-cell>
          <table:table-cell office:value-type="string" calcext:value-type="string">
            <text:p>490190..491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065-307', '16879-17388']</text:p>
          </table:table-cell>
          <table:table-cell office:value-type="string" calcext:value-type="string">
            <text:p>ACCGCACTCGCCCTGCTGCTCACCGGCTGCGCGGGGACGGACGACGGCGGTGGCGACAGCGGGCGGATCGAGCTCAGCTTCCAGTCGCTGGCCTGGCAGAAGGAGTCCGTCGACGCCAACAAGCAGCTGGTGAAGGAGTGGAACGAGGCCCATCCGGACATCCATGTCACCTACATCCCGGGCAGTTGGGACACCGTCCACGACCAGCTGCTCACCGCCTTCGAGGGCGACGAGGCGCCGGACATCATCCATGACGCCTCCGACGACCTGGCCGACTTCGCGTACGGCGGCTACCTGGCCGATCTGCGGACGCTCCTCCCCGACCGGCTGACCTCGGACATCCCGCGGCAGAGCTGGTCCACCACCACCTTCGGCGACGGCGTCTACGGAGTGCCGTTCCTCCAGGAGCCGCGCGTCCTGATCGCCAACACCAGGATCCTCGCGGCGTCCGGGGTCCGGATCCCGACGCCCGAACACCCCTGGAGCTGGCCCGAGTTCCGGCAGGTCACCCGGGAACTGACGGGCAAGGGGCGCTACGGCATCGCCTGGCCGCTCAAGGAACCGGTCTCCGTCACGCTGAACCTGGGGCTCTCCGCCGGCGGCAAGCTCTTCCACCGCGCCGCCGACGGCAAGGTGACCATCCGCGCGGGCGAGGGCGACCGGATCGTCCCCGACACCATCCACGACCAGGTCAACACCGACCACAGCGCCGCGCGCACCGCGCTCGGCATGGGCGGCTCCGACACCCTTCCCGGGTTCTTCGGCGGCAAGTACGCGATGGTTCCGCTGGGCTTCTCCTACCGTCAGCAGGTGGTCGAGCAGGCCCCCGAGGGCTTCGAGTGGACGGTCCTGCCGGCTCCCGCGGGCAGCGCGGGCCTCGCCCAGGGGGTCAGTCCGCAGACCCTGTCCCTCTCGGAGGCCAGCCCGCACAAGAAGGAAGCCGCGCAGTTCATCGACTTCCTGCTGCGGCCGCCGAACATGGTGCGGCTGGCCAAGGGGGACTGGATGCTCCCGACCGGCACCGCGGCGCTCGCCGACCCGTCCCTGCACACCGCCGAGAACGGCTGGGCGACCGGTGTGGCCGTCGCGAAGACGCTCCGCCCGGCGCCCGCCCAGTCGGTGCGCGGCTACCCGGAGTGGAAGGACAAGGTCGCCACGCCCGCCCTCCAGGAGTACTACAGCGGGGCCATCGGGGGTGACGAGCTGAGGAAGCGTCTGGTCGACGACGGGAACCGGGTCCTGGCCCGCTACCAGCGCTGAGGCATCCCGCCCCGAAGCGCACCCCGCCCCGAAGCACTCCCCGCCGACGTCGGCGGGGAGTGCTTCGTGCTTCCCGCCGATTCGGTTTCATGGGCCAAGCGGTACTCGGCCGGGTCGGACCAACGATTACCGACCGGTACGTTTCTTTCTGTGAGTAACCGAAAGTGTCCGGGAAATAGCTCGCAGGCGTCGGTCCGGATTACCTGCATTCTTCGACGTCGGCGATTCAGACATTCAACGGCCTGAATCAGCCTCTTCAGGCCCTTGTGCTCGCGTGTCCCGTACGGGTATAGAGTGCACGTCCTCCCTGGTGACCTGGCGTTCCGTCAGGAACCCTCGTACCGGCGGGATGTTGCCGAAAACTGAACGCTCTGCCGCTTTCCGAGGGAAAGAGGTCATTGACAATTCGTTTCGTACTGAGCTTCACTCCTTTCGGCGGTGAGCGGCACTGAATTCCCTGTCAGAGGCAGGGTGTTGGTGTCACGAACGGCTCAAGTCATGCCCGTCGGAATGCAAATTCAGAGTAAAAGATGGAGGTGCTGTTATGAAGTTCCTTTTCTTGCTCAAGGACAAGATGACGCCGGAGAAGAGCCTGAAGGCGTACGCCTGGTACCACTGGTACTAGGCCGACAGGCGGTCCTTCGTTCCGAGGGACACGGTCAGTCGATTCGGGCCCGTGTCCGGCCAGGCCTCATCGGCCCGCCGGGCGCGGGCCCTTCCCGCTTCTTGGAGACCACCGATGTACATGTCCGGTACCGGCAGCCGCGCCCGGGACGTCGTCTTCGCGCCGAGACTCCAGGCGCTCCTGAGAGATCACCGGGGCGAGGACGTCTTCCGCCTCGACCCCGGCACCGTCGGTGTGGCCGGGGCCGAGCTGACCGACCGGATCCTCGCCGCCAGGCCGGCCACCGAGGTCGAGCGCCCCACGTTCAAGCCCCTGCACGGGCGGTCCATCCCGCGCACCGAGGCGTCCACGGTCATGCAGGCCATCGGCCGGGACGTCCGGACGGCACTGAAGAAGCCTGTCGGGGCGGTCGACCTCTCCGGTGAATGGCCGCATGTGGGCCATGTGTTCCTGCGCGATCTGGTGCTGGAGGGCGACCCGTACCGGCTGCGCATCCTCATGGACCGCGCGCTGGAGCTGACGCCCAAACTCACCTGGACGGTCATCGCCGCGGGGGCGGCGCTGCCCGGCCGGCTCCGCCCCGGCGCATCCGTCTCCGCCATCGCGGGGCTGACCGCCGAGGCCGGGAGCTACAGCGACCGCCGCTACGCGATGGGGCTCTACCGGCGGGCGGCGGCCCCGGTCTGCTTCACCGTCTCGACGCTCGTCGCCAACGCGCTCTGGCTCGGATCGCCCTTCGACGACGACACCTCGAACCGGAACATCCTCTACGAGGCGATGCGGCTGCTGCCGCCCTCCTGGAACATCCTGCGCAGGGCGTCACCCGAGTACCCGGCCCTCGACTCCCGGATCGGCGCGGCCGACGACATCCTGCTCCTGCCGCTGCTGAGCCACCGAGACCCCGCGCTCTGGGACGACCCCGACGAGTTCCGCCCCGAGCGCTGGGACAGCCTCGACCCCGACGACCAGCCCGGCTACCTCCCCTTCGGACATGCCTCCGAACGCTGTTGGGGCCGGCACATGGTGATGCCGCTCGCCGAGATGCTCCTCGACATGCTGCGCGGCGACGGTCTGACGGTAAGTCCGGAGCAGACCGCGGCGAAGGTGCCGCTCGCCGGCCTGATGGGCGTCGCCGACGTCCGGGTCGTCCGCCCCTGAGGATCCGCGACCGGCTCCCCGTACCCGAGTCCGAACTCAATTTGGTGACCTCGTGAGGGCTCTGTGAACACGAGGGTGGAATCCAGCCGTCCCCCCGCCCGGCCGTACGGCCGGGCGGGGTTCGTCTTCCCGTGTGCGAAGTGTGCCGGTCGAGCCGTAACCCCGGTCCGTGGGGCGGATGTTGCGGCGACGGTGCCCGACTTGGGCACGGCTGGCCGGTTTCTTATTACGAAACTTTGTTGTGTAAGTCACAGCCGCATGAAGGTCTTGATCTGGGCGCGTCAATCGGCGAGGGTTTCGAGCCAACCCCCGGAGATCTTCCGGCCGGGGGTCAATCCCCCCACAAAGAATGACGAGGAGACCCCTCTTCATGGCAATTCACAAGCGCGCACGCCGGGCCAAGCTGACCGCAGCGATAACCGCGGTGGCCGCGGCCGCCGGAGTCACCCTGCTCAACACCTCGCTCGCCGGCGCCACCCCCGCCCCCGCGATGGGCACCGTCTACGGTGCCGACGCGGCGAACGCCGTCTCGGGCAGCTACATCGTCATGCTGAACGAGAAGGCCGACAAGTCGGAGCTCGCCAAGGAGTACGGCGGCAAGCTGAAGCGCAACTACAGCTCCGCCATCAACGGCTTCTCCGCCAGCGGCCTTTCGCTCACCGAGGCCAAGCGCCTGGCGGCCGACCCGGCCGTGTCCAAGGTCGTCCAGAACAAGAAGTTCCACATCGACGAGACCCAGGACAACCCGCCGTCGTGGGGCCTGGACCGGATCGACCAGACCGAGACGGCCGGCGACAACGCGTACACCTACCCGGACAGCGCGGGCGAGGGTGTCACCGCGTACGTCATCGACACCGGTGTGCGCACCACGCACAACGAGTTCGAGGGCCGGGCCAGCTCGGGCTACGACGCCGTGGACAACGACGACAGCGCCGACGACGGCAACGGCCACGGCACCCACGTGGCGGGCACCATCGCCGGTGCGACCTACGGTGTGGCCAAGAAGGCCAAGATCGTCGCCGTCCGGGTGCTCGACGACTCCGGCTCGGGCACCACCGAGCAGGTCGTCGCCGGCATCGACTGGGTCACCGAGAACCACGAGGGTCCCTCCGTCGCCAACATGAGCCTCGGCGGCGGCGCGGACGAGGCGCTCGACGCCGCGGTCCAGAAGGCCATCGCCTCCGGAGTCACCTTCGCGGTGGCCGCCGGAAACGAGTCCTCCGACGCGAGCGAGAGCTCCCCGGCCCGTGTCCCGGAGGCCATCACGGTCGCCTCGTCCACGGTGGACGACGAGCAGTCGTCGTTCTCCAACTACGGCTCGATCGTGGACATCTACGCTCCGGGCTCGGACATCACCTCGTCCTGGAACGACAGCGACGACGCCTCCAACACCATCTCCGGTACGTCCATGGCGACCCCGCACGTCGTCGGTGCCGCCGCCGTCTACCTCGCCGGCCACCCGGACGCCACGCCGGAGGAGGTCGCCACCGCGCTGACCGACGGGGCCACCCCCGACGCGATCTCCAACGCGACCGAGGGCACCCCCAACAAGCTGCTGAAGGTCGTCGAGTAACCGACCTCGCAGCCGTGACCGGGTGAATGATGCCCGGCACAACGGAATCGGCGGCCGCCGCGCTCTCCCCCACGGGGCGCGGCGGCCGCTCCGTGCGAAGAGATCGTCCTATGGTGTGCCCATGACGATGTACGCGGCGCTGTTGCGCGGGATCAATGTGAGCGGCCACAAGAGGGTTCCGATGGCCGAACTGCGTTCACTGCTCACCGAACTGGGACACGGGGACGTCCGCACCCATCTGCAGAGCGGCAACGCCGTCTTCAGCAGCACTTGCGACGACGAGAACGCACTCGCCGCCGAGCTGGAGCAGGCGATCGAGAAGCGGTTCGGCTTCCCCGTCCCCTGCCTGGTCCGGGACGGCGCCTACCTGGCCGCAGTTGCGGCGGCCTGTCCGTTCCCGGCCGCCGAACTCGAAGGCAGACAGCTC</text:p>
          </table:table-cell>
          <table:table-cell office:value-type="string" calcext:value-type="string">
            <text:p>, ATGAAGTTCCTTTTCTTGCTCAAGGACAAGATGACGCCGGAGAAGAGCCTGAAGGCGTACGCCTGGTACCACTGGTACTAG, 489994, 490075(+)</text:p>
          </table:table-cell>
          <table:table-cell table:formula="of:=LEFT([.J270];FIND(&quot;),&quot;;[.J270])-1)" office:value-type="string" office:string-value="" calcext:value-type="error">
            <text:p>#WERT!</text:p>
          </table:table-cell>
          <table:table-cell table:formula="of:=MID([.J270]; FIND(&quot;),&quot;;[.J270]) + 1; FIND(&quot;),&quot;;[.J270];FIND(&quot;),&quot;;[.J270])+1) - FIND(&quot;),&quot;;[.J270]) - 1)" office:value-type="string" office:string-value="" calcext:value-type="error">
            <text:p>#WERT!</text:p>
          </table:table-cell>
          <table:table-cell table:formula="of:=RIGHT([.J270];LEN([.J270]) - FIND(&quot;),&quot;; [.J270]; FIND(&quot;),&quot;; [.J270]) + 1))" office:value-type="string" office:string-value="" calcext:value-type="error">
            <text:p>#WERT!</text:p>
          </table:table-cell>
          <table:table-cell office:value-type="string" calcext:value-type="string">
            <text:p>, AWYHWY*, 489994, 490075(+)</text:p>
          </table:table-cell>
        </table:table-row>
        <table:table-row table:style-name="ro1">
          <table:table-cell office:value-type="string" calcext:value-type="string">
            <text:p>RPF46321.1</text:p>
          </table:table-cell>
          <table:table-cell office:value-type="float" office:value="1519455295" calcext:value-type="float">
            <text:p>1519455295</text:p>
          </table:table-cell>
          <table:table-cell office:value-type="string" calcext:value-type="string">
            <text:p>Streptomyces sp. Ag109_G2-6</text:p>
          </table:table-cell>
          <table:table-cell office:value-type="string" calcext:value-type="string">
            <text:p>Streptomyces sp. Ag109_G2-6 Ga0299891_11, whole genome shotgun sequence</text:p>
          </table:table-cell>
          <table:table-cell office:value-type="float" office:value="1519455295" calcext:value-type="float">
            <text:p>1519455295</text:p>
          </table:table-cell>
          <table:table-cell office:value-type="string" calcext:value-type="string">
            <text:p>3117504..3116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931-14479', '15448-14483']</text:p>
          </table:table-cell>
          <table:table-cell office:value-type="string" calcext:value-type="string">
            <text:p>CGGGGATCACCGTGCCGCCTATGGTCACCGGCTCGGTGGCGTAGCGCATCGTCGCGATGGAGAACGGGCTTTCGTGGCGCAGGACTTCCTCGATGAAGGCGCCCGTGCGCGAGGGGTCGGCGCGGAGTGCGGCCATTTCGCGGGGGTGGGTGAGGAGGGCGTGGACGCCGTTGGAGATCAGGTTGGCGGTGGTCTGGTGGCCGGCCGCCACCAGGAGGAAGCCCAAGGAGGTGATCTCCTGCTCGCCGAGCCGGTCGCCCGCGTCGCGGGCCGCGATCAGGGCGGTCAGGAGGTCGTCGCCGGGGCGGGCGCGTTTGTGGGCGATGAGGGAGCGGATGTGGCCCACCAGGGCCTCGGCGGTGGTGACGGAGACCTCGCCGTCGCCCTCCTCGCCGTTGAGGGTGGCGGCCCAGGCCTTGAGGATGTGCCCGGCCCCCTCGGAGGCGCCGAGCAGGTCGAAGACGACGGCGAGGGGCAGCGGGACGGTGAAGTCCCGGACCAGGTCGATGACGGGCGCGCGGGTGGCGACGGGGGCCCCGGCGCGGGACGCCGGGACTTCCAGGGCGTCCAGCAGGCGGTTCACGTGGCCTTCGATCACCGGACGCAGGGCCGCCACCCGGCGCGCCGTGAAGGCCTGCTGGACCAGTCTGCGCAGCCGGGTGTGGGCGGGCGGGTCGGAGTTGAGCATGTGCGCGGTCAGCGCCCGGCCCGGGCCCGGACCCTCCTCGGAGCCGTCGCGGCGGTCGAAGGCCTCGGTCGCGGCGTTCTTGCTCAGCCGGGGGTCGGCGAGGGCTGCCCGGCATGCGGCGTGCCCGGTGACCACCCAGCCTTCCAGCGGGGCCTCGCCGAGGATCCGCACCCGGTGCGCCCCGCCCTCCAGCTCCCGCCAGCGCCGGCAGGCGGGGTGGGGGTCGTCGAAGAAGGAGACGGGCACCTCCTCAGTGGCCATGCCGTGCCCCCGCCCTGACCACCCGTACGTCCTCCACCCCGAGCAGCCCGACCAGCGGCACCTTCGCCTTCCGCTGGGCGGGGTCGACCTCCAGCCCGGCGCCGCGGATCAGGTCCAGCAGCAGTTCGGCGAGCGGCATGACCATGTGCCGCCCCCAGCACCGCTCGGAGGAGTGCCCGAAGGGCAGGTAGCCCGGGGCGGTCTCGGGGTCGAGGTGGTCCCACCGTCCGGGCAGGAACACGTCGGGGTCCTCCCACAGCGCGGGGTCGCGGTGGGACAGCAGGGGCAGGACGAGTACGTCGTCACCGGCACCGATGCGCGCGTCGAGGGCCCCGTACTCGGGCGAGGCGTAGCGCAGGATGTTCCAGGACGGGGGCAGCAGCCGGGCGGCCTCGTGGAGGATGTTCCGGTTGGAGGTGTCGCCGTCGAAGGGCGAGCCCAGCCAGAGGGCGTTCGCGACGAGGGTGGAGACGGTGAAGCAGACGGGCGCGGCCGCCCTCCGGTAGATGCCCATCGCGTGGCGCCGGTCGTGGTAGCCGTCCGCTTCCGCCAGCAGTCCGGCAATTCCGCTCGATATCGCCCCGGGCCTTTTCCGCCAGGGAAAGGCCGCACCCGCGGCTATCACCGACCAGGTGAGTTTCGGGGTCAGCTCGAGGTTCCGGCTCATCAGAATGCGCAGCCGGCGCGGATCGCCGCCGAGAATGAGGTCCCTCAGGAAAAGGTGCCCGGTGAGCGGCCACGGGCCGGTGAGGTCCACGTCCTTCGGCACGGGGCCTTCCAGGGCTTCCCTGACGTCCCGCCCGATGACCCGCATCACGGAGGCCGCCTCGGTGCGGCCGATCGACCGGCCGTGCAGCGGTTTGAAGGTGGGCCGCTCCGTCTCGGTGGCCCGGCGGGCGGCGAGGATCCGGTCGGCCAGGGCGTGGCCGGCGACGCCCATGGTGTCGGGTTCCAGACGGAAGGCGTCCTTGCCGGTGTGCTCGCGCAGCAGGGCGGCGAGCCGGGGCGCGAACAGCGTGGTCCGCGTGGCCGGGAGGGAGGAGAGGGGCATACGGGGCTCCGATGGGCCGTCGGTGTCGCCCCGGCCGACGAGCGGCCGGGGCGGCTCTGCCGGTCTAGTACCAGAAGTACCAGGCGCTCTTCTTGAGGCTCTTCTGACCGGAAACGGCATTACGGATGGCGAAAAGCATCTTCATCGCCGTACCCCCTCTCCCATGGATGGCTTGTGGCCGTAATTAAGGGTCACGGAACACTGCCGGAGGTACACCGGCGGCGCCCCGCTGGAGAATGCGCCGCCACCGTAGGCAGCCGTCTTCCCAGGAGACAACGGGCCCCACGTCTTTATGTACGCTCCTACCAATCCGGCCCGCGAATTCCGGCCAGCCATGGCTTCGTTCCCGCCGTATCGCACCGGAGCGACCCCGGGGGGACCTCCCCATCGCGTAGGACGCGCGCGGGCATCGCGTGCAGGCGCATCGCGCGCGGGCAGGCGTATCGCGCGCGGGCGAAGGACCTGCGGGTGGCGGCGTGCGGCATGCACGCCCCGAGCGCGGCACGGCAGCCGCCACCCCACGACCCGCACTCGTCAAGGCACAGGACCCTTGGCGTCCCCTCGCGACGAATCGCTCAACACCAGGGTGATCAACAGGTGACGAACCGTCAACACCTCATTAGAGGTACACGCGCGGTTCCCGCTTCAGCAGTACTTTTTTCAGGGGCACCGGCTGCACCGGCGCCGGCTCCGCGCCCGCCCGGTCGATCTCGCACCAGATGCGCTTGCCCGCACCCTCGCGCTGCCAGCCCCACCGGTCCGCGAGCCCGTCCACGAGCTCCAGCCCGCGCCCGCCCGTGTCGTCCCCGGCGGCCTGCCGGCGGGCCGGGGCGCGGTCGCTCGCGTCGGCGACCTCCACCCGTACGCCCGGGCCCCCGAGGAGCATCCGCAGCACGGCCGGACAGCCCGTGTGCACGACCGCGTTGGTGACCAGCTCGG</text:p>
          </table:table-cell>
          <table:table-cell/>
          <table:table-cell table:formula="of:=LEFT([.J271];FIND(&quot;),&quot;;[.J271])-1)" office:value-type="string" office:string-value="" calcext:value-type="error">
            <text:p>#WERT!</text:p>
          </table:table-cell>
          <table:table-cell table:formula="of:=MID([.J271]; FIND(&quot;),&quot;;[.J271]) + 1; FIND(&quot;),&quot;;[.J271];FIND(&quot;),&quot;;[.J271])+1) - FIND(&quot;),&quot;;[.J271]) - 1)" office:value-type="string" office:string-value="" calcext:value-type="error">
            <text:p>#WERT!</text:p>
          </table:table-cell>
          <table:table-cell table:formula="of:=RIGHT([.J271];LEN([.J271]) - FIND(&quot;),&quot;; [.J271]; FIND(&quot;),&quot;; [.J27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WP_123499642.1</text:p>
          </table:table-cell>
          <table:table-cell office:value-type="float" office:value="1518658044" calcext:value-type="float">
            <text:p>1518658044</text:p>
          </table:table-cell>
          <table:table-cell office:value-type="string" calcext:value-type="string">
            <text:p>Streptomyces sp. 844.5</text:p>
          </table:table-cell>
          <table:table-cell office:value-type="string" calcext:value-type="string">
            <text:p>Streptomyces sp. 844.5 Ga0265275_11, whole genome shotgun sequence</text:p>
          </table:table-cell>
          <table:table-cell office:value-type="float" office:value="1518658044" calcext:value-type="float">
            <text:p>1518658044</text:p>
          </table:table-cell>
          <table:table-cell office:value-type="string" calcext:value-type="string">
            <text:p>5340097..534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904-11612']</text:p>
          </table:table-cell>
          <table:table-cell office:value-type="string" calcext:value-type="string">
            <text:p>ATCGTGTTGTAGTCGTAGACGATGCCCGCCGTGGAGGCTGCCGAGACCACGACCGGGGTGCCGGTGCCGTACTGGCAGCCACCCGATCCGCCGAGCGTGATGGCGTTGTTCTCGACGGTTGCTCCCGAGGAGGCCCCGGTCAGGGATATCGCCGTGTTGCACCCGGAGTAGCCGGTGAAGGTGTTGCTGACCAGTACGGTTCCCGGGGCGTCGACCGCGGTCACCGCAGGCTGCCCCTGGTAGGCGATCGTATTCGTGGTCAGCACCGTGCCGTTTGCTCCAGGGGCCAACGCGACTGCCGTGCCATTCCTGGCAGATGTCACCAGGCTGCGGCTGAGCGTGAAGGAACTGGTCGTCCCGTCCACGGCAACCCGGGGAGTGACCGTGGTGATCGAACTACCGCCGCCGATACGGCTCCGGTCCACGGTCACGTTCTGCGAACCGAAAACCGCCACCGGGGTGGCACCGGTATCGGACCCGATGAACAACCCACTGACCTGAACGTCATGAACGTGGTCGAAAGCCAACGCCGGACCAGTGGTACCCACCGGCGCCGCCAGTGAGGGCTGACGCCCGCCTGCGGGGCCGGCGGCGATGGTGATGGGCGCGGACGCGCTCCCCGACGTCCGGACGTCCACCGGTGCGTACAGCCCAGAGGCGACCTGCACGGTGTCCCCGGGCAGCGCCGCATCAACGGCAGCCTGCACACCGCAGAACGGCTGCGCCGTGCTGCCGGCGCCGGGGGCGGTGTCCGAGCAGTGGGCGGTGGCGGCGTTGTTGACGTAGAGCGTGCTGCCGTCAGCGGACGCGATGGTCGGGACGGCTGTCAGGGCAGCCCCGATCAGCACTCCGAACGCTGCGGCGGCAGTAGTGGTTCGAGAAGGCACTGAAGCTCCACATATCTTGGAAAGTTGAGCGGTCACATGATGACTCCCGTCCTGGCGGGGGCCGATGCCAGGGCTGAGTCGGCCATGGACGCCGACGAAGTACCCGTTCTCCATAGGCTCTGCGTGCGGTTGACATCATGTCGCCATTGAAACTGGACGATCAAATGCTGAGCGCAATGGGATGGTTACCGCACATTTGGGTCAGCGACTGATTCGGCGGCGAAGCCGCTCAGCCTGCGCAACCGATGGTGCCGGCGGGGTGCCAGTCGCCGTAGTAGTAGAGCGTCGCGTCCGGCTGTGCCACCGAGCCGTCCGGGCTGGGGATATCGTCGCCAATCTGATCGCCATCTACGCGCCCAACGGGTCCGACGGCTTCCGCCCGGTCCCCAGCACCCGGGTTCTGGACACCGGGGCCACGGGCAAGCCGCTCGCGCCCGGGGCGACCTACGCGGCCGTGGTCGCCAACGGCATCGACGGCAACGGAAACGTCCTCGTCGACGGGGTCGCGTACAACGTCACCGTGACGCAGACGACCGCTGCGGGACTGCTGGCGATGCAGCAGGCGTCGTACCGGGGGTGGATGTCCGAGGTGAACTGGGCCAGGGGCCAGACCATCGCGAACGGCACCGTCACGGACGCGAACGGGGGTGTCCTGGGCGGGACGAACCTCAGCACCGGCTCGGTGCGCGTCATCGTCGACGCCGTCGGGTGCTTCTACCCGCTCACGCCGTACCAGCTCGACTGATCCGGGGTCCGGCCCGGGTCGGCCGGCTTCGAGCCTGTGTAAGCAGTATCAAGCCATGGCTGAAAGCGAAACTGTTGACAGTTGCGCCACGAAGGGATTCACTCTGACTTGGCGTGAGCGAGACAAGTTCGTCTGCGTCCTTCATTCATGGAGAGGAATCAGAAAATGAAGCTTCTTTTCGCCATCCGCAACAGTGTCAGCGGTCGGAAGAGTCTGAAGGCGAGCGCTTGGTACTTCTGGTACTAGATCGACGGACCCGTTCCCGCCCGCAGGCGGGGGCGATTCCCCTCGTCCGGGTCCTGGTCCGGCGGAGCCGCTGACCTCGGCTCCGCCGGGTCCGGGCCGACGGCTCTGTCGGAGATCCCACATGTCACTTCCCTCGCCGCAACGTGCCCGAACCACCCGCTTCGCACCAAGACTTGGCGCCCTGCTGAGAGATGGCAGGGGTCAGGACGCCTTCCGGCTCGAACCCGACACCATGGGGGTCGCCGGGGCCGAGCTCGCCGACCGGATTCTCGCCGCGCGCCGCGCCGGCGACGCCGAGCGGCCCACGTTCAAGCCGTTGCACGGACGCTCGATCTCCCGGAGCGAGGCGTCGGCAGTGATGCGGACGATCGGTGGAGACGTACGCGAAGCACTGAAGAGGCCGGCGCCGGTGAATACGGACCTGTCGGGTCCCTGGCCGCTGACCGGGCACATGTTTCTGCGCGACCTCATTCTCGGCGACGATCCTTACCGCCTGCGAATTCTGATGAGTCGCAACCTCGAATTGACGCCCAAGCTGACGTGGTCGGTGATAGCGGCGGGTGCGGCACTCCCCGGCCGGATCAGACCGGGCCCCGGGCTGACCGGCATCGCCGGGCTCACCGCCGCGGCCACCGGCTACCAGGACCGGCGCTACGCCATGGGTATGTACCGGCGGGCGGCAGCCCCGGTGTGCTTCACCATCTCCACTCTGGTCGCGAACGCGCTGTGGCTGGGCGCGCCGTTCGACGACAGCGATTCGAACCGGAACATCCTGCACGAGGCCGCACGACTGCTGCCGCCGTCGTGGAACATCCTGCGGTACGCCTCCCCTGAGTTCAGCGCGGTCGACCCGCGGATCGGCCCGGGCGACGACGTCCTGGTCCTGCCCCTGCTGTCGCACCGAGACCCGGCGCTGTGGGAGGACCCCGAGGAGTTCCGCCCCGAGCGCTGGGACGGCATCGACGCCGACACGGCCCCCGGCTACCTGCCCTTCGGGCACAGCTCCGAACGCTGCTGGGGCCGGCACATGGTGATGCCGTTGGCCGAGCTGCTGCTCGACCTCGTCCGGAGCTCAGGGCTGACGGTCGACCCCGGGCAGCGGACGGCGAAGGTCCCGCTGGTCGGCCTGCTGGGGGTCGAGGAGGTCCGGGTGATCCGGGCAGGGGCAGGACAGCGAGCTGGGAGAAGGCCGCGTGCGGGGAGAAGACAGCCGGGAGGAAAGGGAAGGTGGGCCGAGAGAAGACAGCAGTCGGCGATGCGAGAGGCAGGTGGTAGGGGCTGACGGGGTGGCCCAGGCAGCGGGCCGGAGGCGGCACGCAGCGGGCCCGAGGCGGGAGGCAGCAGGCAGCACCCAGGCGGGATGCGGCCGTGCGCCGGGGCGCCACCAGCTCGAGGGTTCGCCGCGACGCCGCCCGGACGGACCGTCACGGCTGTTCCGCGGCGGGGGTGGGCTTCTGACGCTGCCACACGCCCCCACCCCACTCCCGCCGCGGAATCCGACTGCCGCTACTTCTGCCAGCCGACCGTGGTCCAGTTGACCGAGGCGAAGCCGCTCGCTCCCCAGTTGGCCAGGCCGGTGCGGTCGGCGACGATCTCCGGGCGCTGGAACAGCTCGATGGAGTGCCCCAGTTCCCAGATCTTGGCGTCCGCCTGGTTGTAGAGCGTGATCGCCTGCTGCGGGTCACTGGACTGCCCGGCCTTGAACAGCAGCGCATCGATGTCGGCGGAGCCGATCCGGCCGTAGTTGCTGAACACATTGCTGCCCTGCGGCTGCTGGAAGACCGGGGTCTGCTGGGAGGTGAAGACGGCGTCGGTGAAGCGGAAGGCGGTCAGGTCGAAGCTGCCGACATTGATGTACTTCTCGAAGTAGTCGTTCTGCGGGACCTTCTGCACGCTGACCTTGATGCCGATCTGGCCGAGCATGGACTGCACCAGGATCGCCTGGTTGACCAGGGCCTCCGCGCCTCCGGAGTTGACCACGTAGGTCAGCTGCAGCGACTGCCCGTCCTTGGTCCGGGGGTTGCCGGGGCCGTTGTCCTTCCAGCCGGCGTCGTCCAGCAGCTTCTTGGCCGCGGCCTGGTCGAAGACGCCCCAGGTGCCGGAGTTGTCCTGGTAGCCCTTCTGGTTGGGCATGTAGAAGTGGTTGTTCAGCAGGGTCAGCCTGCTGGGCAGGTCCTTGCCGTAGGCGGCGACCAGGGCGGGCCGGTTGACGGCCTTCTCCACGGCGTGCCGCACCGCCAGGTCGGCCAGCGGGCCGCGCGCACCGTTGAGGGTGATGTGTACCTCGTCCCAGCGTGATCCGGTGCGGATGGAGGTGGCCGAGGACTTCACGAGGCGCTGGTAGTCGGCGGGGTTGGAGGCCGAGGTCTCGTCGATCTCGTTGTTGAGGAAGGCGTCGGTGAGCGAACTGGCGTCCAGCACCCGGTAGATCACCGAGTCGAGCTTGGGCCGGGGGCCCCACCAGTTGGGGTCGGGGACCACGGTGATGGTCTGGGTGGTCTTGTCCAGGCTGCCGATCTTGAACGCGGCGGCGGTCACCGGGACCTTCTCCAGCCAGCCCTTGTTGAACTTGTCCGGGGTGTCCATCTGGTCGGCCGGCAGCAGCGGGTTGAACAGGTTCTGCCAGTCCGAATAGGGCTTGCTGAAGGTGACCTTGACCTGGTGCGCGTCGGCGCCCTGGGTGACGGAGCTGATCTGGTCGTACCCGGTGCTGCCGGAGAGCAGGTACGCCGGGTTGGACCCGTTGTCGTCCTGCCAGATCTGCTTGAAGTCCAGGTAGCTGAGCGGCTTGCCGTCGGACCACTTGGCCAGCGGGTTGAGGCTGTAGGTGACCACCTCGGGGCTGGTGGAGGTGACTGCGGCGGAGACCAGGAAGTTGGGGTCGGCGTGCGGCACACCCTGGCTGTCCAGCAGGAACAGGTCGGGTTCGACCTGCTCCAGGATGGAGGCACCGTCGCCGTTGGTGCCGTCGGTCTGGTAGTAGTTGTACTGACTGATCCACTCGGTGATGGGAAGCCTGAGACTGCCTCCCTGCTTGAGGGCGGACACCGGCTGGGCGTTGATCCCCTGCGCGCCGATCGGGGGTGCGGCGGACTGCGCGGGGTGCGGCGTGGAGCTCGATCCGCAGCCCGTCGCCAGCAGGGCGAGTAGGCAACCGGAGGCGGCGAGGACGGTCTTCCTGTTTGTCCTGTTCATGTCATAACCTATCTTCGGTCCAGGTATCGCGGGTATGCCGGAATTTGCCACCCCGCTAGGGGGTGGCAGTTGGAATTGCTACGAGTC</text:p>
          </table:table-cell>
          <table:table-cell/>
          <table:table-cell table:formula="of:=LEFT([.J272];FIND(&quot;),&quot;;[.J272])-1)" office:value-type="string" office:string-value="" calcext:value-type="error">
            <text:p>#WERT!</text:p>
          </table:table-cell>
          <table:table-cell table:formula="of:=MID([.J272]; FIND(&quot;),&quot;;[.J272]) + 1; FIND(&quot;),&quot;;[.J272];FIND(&quot;),&quot;;[.J272])+1) - FIND(&quot;),&quot;;[.J272]) - 1)" office:value-type="string" office:string-value="" calcext:value-type="error">
            <text:p>#WERT!</text:p>
          </table:table-cell>
          <table:table-cell table:formula="of:=RIGHT([.J272];LEN([.J272]) - FIND(&quot;),&quot;; [.J272]; FIND(&quot;),&quot;; [.J27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ROQ76852.1</text:p>
          </table:table-cell>
          <table:table-cell office:value-type="float" office:value="1515805095" calcext:value-type="float">
            <text:p>1515805095</text:p>
          </table:table-cell>
          <table:table-cell office:value-type="string" calcext:value-type="string">
            <text:p>Streptomyces sp. CEV 2-1</text:p>
          </table:table-cell>
          <table:table-cell office:value-type="string" calcext:value-type="string">
            <text:p>Streptomyces sp. CEV 2-1 Ga0299890_12, whole genome shotgun sequence</text:p>
          </table:table-cell>
          <table:table-cell office:value-type="float" office:value="1515805095" calcext:value-type="float">
            <text:p>1515805095</text:p>
          </table:table-cell>
          <table:table-cell office:value-type="string" calcext:value-type="string">
            <text:p>606981..608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6213-15407']</text:p>
          </table:table-cell>
          <table:table-cell office:value-type="string" calcext:value-type="string">
            <text:p>GCCGCCGCGTTCCTCGCCACCCTTCCCTCGCTCGTCCTCTTCGCGGTCATCCAGCGGCGGATCACGGGCGGCATGCTGGCCGGGGCGGTGAAGAGCTGATGCGCGCGGTGCTGCGTACGGCAGCCGCGGCGGCCACCGCACTGGCCCTGCTGCTCACCGGGTGCGGCGGGGGCGGCGGCCGGGCGGACGGGAGGATCACGATCCGCTTCCAGTCGCTGGCCTGGCAGAAGGAGTCCGTCGACGCCAACAAGCAGTTGGTGAAGGAATGGAACGCGAGCCATCCCGATGTCCGGGTCCAGTACGTCCAGGGCAGCTGGGACAGTGTCCACGACCAGCTCCTCACCTCGTTCGAGGGGGACGAGGCACCGGATGTCATCCATGACGCGTCCGACGACCTCGCGGACTTCGCCTACGGCGGCTACCTCGCCGATCTGCGCACCCTGCTGCCGGACCGGCTCACCGCCGACATCCCGCAGCAGAGCTGGCAGACCAGCACCTTCGACGGCGGTGTCTACGGGGTGCCCTTCCTCCAGGAGCCCCGCGTCCTGATCGCCAACACCAGGATCCTCAAGGCCTCGGGGGTCCGCATCCCGACCCCGGCGAGGCCCTGGAGCTGGACGGAGTTCCGGCGGATCACCAAGGAGCTGACGGGCAAGGGCCGTTACGGAGTGGCCTGGCCGCTCAAGGAACCGGTCTCCGCCACCCTCAACCTCGGCCTCTCGGCCGGTGGCGAGCTGTTCCACCGTGGCGCGGACGGAAAGGTCACGCTCGCCATGGACGAGGGCGATCTCGTCGTCCCCCGGACCATCCGCGACCAGGTCGGCACCGACCACAGCGCCGCCCGCACGGCGCTCGGCATGGGGGGCGGCGACACGCTTCCGGGTCTCTTCGGCGGCAAGTACGCCATGGTGCCGCTGGGGTTCTCCTTCCGCCAGCAGGTGGCCGAGCAGGCCCCGAAGGGCTTCGAGTGGACGGTGCTGCCCGCCCCGGCCGGCAGCGCAGGCCTGGCCCAGGGGGTGAGCCCGCAGACCCTGTCGGTCGCCCAGGACAGCCCGCACAAGAAGGAGGCCGTGGAGTTCATCGACTTCCTGCTGCGGCCGGCCAACATGGTGCGCCTCGCCAAGGGGGACTGGATGCTGCCGACCGGCAGGGCGGCCCTGGCGGACCCCTCGCTGCACACCGCCGACCGGGGCTGGGCCACCGGCGCCGCTCTCGCGGGCGCACTGCGTTCCGCTCCGGCCCAGTCCGTGCGCGGCTATCCGGAGTGGAAGGACAAGGTCGCCACCCCCGCATTCCAGGAGTACTACAGCGGTGCCATCGACGCGGCGGAACTGAGAAAGCGTCTGGTCCAGGACGGGAACCGGGTGCTGGCCCGCTATCAGCGATGACCTCGCACGAGAACCTCAACCTATTACCGACCGGTACGTATCTTTCCCGCGTCGAGGCGCCGGCGATCCGGCCGCGGGGCAGCGCCCGGAGCCACGGCAAACATCCTGAACAGTGGTGATTCAGACAATCATCGGCATGAATTCGCCTCTTCACGCTCTTGCCGGTACCTGCGAGTGCGGGTATCGCAGGGAAATTCTCCGTTCTTATTTGGCTCGTTTGGTTTCGACTGAAACGGAACGCGTGGCCGCTTTTTTTCGGCGAGAAGATCATTGACAACTTCAATTGCTCTGAGCTGTACTCCTTTCGGCGGTCAGCGGTGATGCGGATTTCCTGTTGAGATGGGAAGCCTGTATCGCAACACGGCCACGCCATGTCCCGGAAAGCAGATTCAGAGCAAAAGGTGGAGGTGCTGTTATGAAGTTCCTTTTTCAGCTGAAGGAAAAGATGACGCCGGAGAAGAGCCTGAAGGCGTACGCCTGGTACCTCTGGTACTGAACCCGGCATACGAGTCCAGTTGACTGAGGGGCGCGGTCCCTCGGTCGGAGTCCGTGCCCGGCGTGGCCTCACCGGCCCGCCGGGCACGGGCGCCTCCCGCTTCTTGGAGAACACGATGCAGATATCCGGTACCGGCAGCCGTGCCCGGGACGTCGTCTTCGCGCCGAGACTCCAGGCGCTCCTGCGAGACCACCGGGGCGAGGAGGCCTTCCGGCTCGACCCCGGCACCGTCGGCGTCGCCGGGGCCGGCCTGACCGACCGCATCCTCGCCGCCAGGCCGGCCACCGAGGACGAGCGCCCCACGTTCAAGCCCCTCCACGGGCGGTCCATTCCGCGCGCCGAGGCCGCCACCGTCATGCAGGCCATCGGCCGCGACGTGCGGACGGCCCTGAAGAAGCCCGTTCCCGAGAACGCCGACCTCCGCGGTGAGTGGCCGCGCGTGGGTCACGTATACCTGCGTGACCTGATCCTCGGCGCCGATCCCTACCGGCTTCGCGTCCTCATGGACCGTGCCCTGGAGCTGACGCCCAAACTCACCTGGTCGGTCATCGTCGCCGGGGCGGCCCTGCCGGGGCGGCTCCGGCCGGGCGCCCCCGTCTCCGCCATCGCGGGCCTGACCGCCGAGGCCAAGAGCTACGGCGACCGCCGCTACGCCATGGGCCTGTACCGCAGAGCCGCGGCCCCGGTCTGCTTCACCGTCTCGACACTCGTCGCCAACGCGCTCTGGCTCGGATCGCCGTTCGACGAGGAGACCTCGAACCGGAACGTCCTGTACGAGTCGATGCGGTTGCTGCCGCCCTCCTGGAACATCCTGCGAAGGGCGTCCCCGGAGTACGCCGCGCTCGACCCCCGGATCGGCGCCGGCGACGACATCCTGCTCCTGCCCCTGCTGAGCCACCGGGACCCCGCGCTCTGGGAGGACCCTGATGTGTTCCGGCCCGAGCGCTGGGACGGCCTCGACCCGGACGATCAGCCCGGCTATCTGCCCTTCGGCCATGTGTCCGAGCGCTGCTGGGGGCGGCACATGGTGATGCCGCTCGCCGAGATGCTGCTCGACATGGTGCGCGGCGGGGGTCTGACGGTGGACCCCGCGCAGGCGTCCTCCGGTGTCCCCCTCGCCGGGCTGATGGGTGTGACCGGAGTGCGGATCGTCCGACGCTGAACCCCGCCCTGCTCCGCCCCGTTCGTGATGCATCATCACGAACGGGGCGCAGTGCTGTGTCCGGGAGTGTGACCGCTGGTGTGCCCGCCGGTAACAGGCAGTGCGTGTGTCGGACTTGGGTGCGGCTGGTCGACTTCTTGTGACGAAACCTTGCTCAGGTGGTCACAGGCACAGGGTGGGTCTTGATCTGGGCGCGTCAATCGGTCAGGGTTTCGAGCCAGCCCCCGGAGATCTTCCGGCCGAGGGTCAATCCCCCCACAAAGAATGACGAGGAGACCCCCTCTTCATGGCACTTCACAAGCGCACCCACCGGGTCAAGCTCACCGCCGCGATCACCGCGGTCGCCGCCGCAGCCGGAATCACCCTGCTGGGCAGCCCCTTCGCCGGAGCGGCACCCGCCCCCGCGATGGGCAAGGTCTACGGTGCCGACGCGGCAACCGCCGTATCCGGCAGCTACATAGTGATGCTCGACCACAAGGCCGACAAGGCGAAGCTCGCCAAGGAGTACGGCGGCAAGCTCAAGCGCAACTACAGCTCCGCCATCAACGGCTTCTCGGCCAGCGGCCTTTCGCGGACCGAGGCCAAGCGGCTCGCGGCCGACCCGTCGGTCTCCAAGGTCGTCCAGAACAAGAAGTTCCACATCAGCGCCACCCAGGACAACCCGCCCTCCTGGGGTCTGGACCGCATCGACCAGGCCGAGACCGCCGGCGACAACGCGTACACCTACCCGGACAGCGCGGGCGAGGGCGTGACCGCGTACGTCATCGACACCGGTGTCCGCACCACGCACGAGGAGTTCGGGGGCCGGGCCAGTTCGGGCTTCGACGCCGTGGACAACGACGACAGCGCGGATGACGGCAACGGCCACGGCACCCACGTGGCCGGCACCATCGCCGGTGCGACGTACGGCGTCGCCAAGAAGGCGAAGATCGTCGCCGTCCGGGTCCTCGACGACTCCGGCTCGGGCACCACCGAGCAGGTCGTCGCCGGCATCGACTGGGTCACCGAGCACCACCAGGGCCCCTCCGTCGCCAACATGAGCCTCGGCGGCGGTGCGGACGAGGCGCTCGACGCGGCGGTCCAGAAGGCCATCGCCTCCGGTGTCACCTTCGCGGTGGCCGCCGGGAACGAGTCGGGCGACGCGAGCGAGGGCTCCCCGTCCCGCGTCCCCGAGGCCATCACGGTCGCCTCGTCCACGGTGGACGACGAGCAGTCGTCGTTCTCCAACTACGGCTCGGTCGTGGACATCTACGCCCCGGGCTCGGACATCACGTCGTCCTGGAACGACAGCGACACCGGCTCCAACACCATCTCCGGTACGTCCATGGCGACCCCGCACGTCGTGGGTGCCGCCGCCGTATACCTGGCGGGACACCCGGACGCCACCCCGGCGGAGGTCTCCACGGCACTGACCGACGGAGCCACCCCGGACGCCATCAGCAACGCCACCGAGGGTACGGCGAACAAGCTGCTGAAGGTCGTTGAGTAACAGCGCCACCCCTGACCGGCGGCCACCGCGCCCTCCCCCACGGGGCGCGGCGGCCGCACGGCTCGGGCTGATCGTCCTATGGTGTGCCCATGACGATGTACGCGGCGCTGCTGCGCGGGATCAACGTGAGCGGCCACCGCAAGGTTCCGATGGCCGAACTCCGCACGCTGCTCACCGGACTGGGCCACGGCGATGTCCGTACCTACCTGCAGAGCGGCAACGCGGTCTTCAGCAGCGAGTCCGGCGACGAGGGCGCGCTCACCGCGGAGCTGGAGCGGGCCATCGAGGAGCAGTTCGGCTTCGCGGTGGAATGCCTGGTCAGGGACGCCGCCTACCTCGCCGCCGTGGCCGGCGCCTGCCCGTTCCCGGCTGCCGAGGTCCAGGGCAGGCAACTGCACGTCACCTACTTCGACCAGCCGGTCGACGCCGCCCACTTCGCCTCGCTGGAAGCCGCCGCCTACCTCCCCGAGGAGTTCCGGCTCGGCGACCGCGCCCTCTACCTCTACGTCCC</text:p>
          </table:table-cell>
          <table:table-cell office:value-type="string" calcext:value-type="string">
            <text:p>, ATGAAGTTCCTTTTTCAGCTGAAGGAAAAGATGACGCCGGAGAAGAGCCTGAAGGCGTACGCCTGGTACCTCTGGTACTGA, 606784, 606865(+), ATGTGTTCCGGCCCGAGCGCTGGGACGGCCTCGACCCGGACGATCAGCCCGGCTATCTGCCCTTCGGCCATGTGTCCGAGCGCTGCTGGGGGCGGCACATGGTGA, 607791, 607896(+), GTGTGCCCGCCGGTAACAGGCAGTGCGTGTGTCGGACTTGGGTGCGGCTGGTCGACTTCTTGTGACGAAACCTTGCTCAGGTGGTCACAGGCACAGGGTGGGTCTTGA, 608105, 608213(+), GTGGCGCTGATGTGGAACTTCTTGTTCTGGACGACCTTGGAGACCGACGGGTCGGCCGCGAGCCGCTTGGCCTCGGTCCGCGAAAGGCCGCTGGCCGAGAAGCCGTTGATGGCGGAGCTGTAG, 608555, 608678(-)</text:p>
          </table:table-cell>
          <table:table-cell table:formula="of:=LEFT([.J273];FIND(&quot;),&quot;;[.J273])-1)" office:value-type="string" office:string-value=", ATGAAGTTCCTTTTTCAGCTGAAGGAAAAGATGACGCCGGAGAAGAGCCTGAAGGCGTACGCCTGGTACCTCTGGTACTGA, 606784, 606865(+" calcext:value-type="string">
            <text:p>, ATGAAGTTCCTTTTTCAGCTGAAGGAAAAGATGACGCCGGAGAAGAGCCTGAAGGCGTACGCCTGGTACCTCTGGTACTGA, 606784, 606865(+</text:p>
          </table:table-cell>
          <table:table-cell table:formula="of:=MID([.J273]; FIND(&quot;),&quot;;[.J273]) + 1; FIND(&quot;),&quot;;[.J273];FIND(&quot;),&quot;;[.J273])+1) - FIND(&quot;),&quot;;[.J273]) - 1)" office:value-type="string" office:string-value=", ATGTGTTCCGGCCCGAGCGCTGGGACGGCCTCGACCCGGACGATCAGCCCGGCTATCTGCCCTTCGGCCATGTGTCCGAGCGCTGCTGGGGGCGGCACATGGTGA, 607791, 607896(+" calcext:value-type="string">
            <text:p>, ATGTGTTCCGGCCCGAGCGCTGGGACGGCCTCGACCCGGACGATCAGCCCGGCTATCTGCCCTTCGGCCATGTGTCCGAGCGCTGCTGGGGGCGGCACATGGTGA, 607791, 607896(+</text:p>
          </table:table-cell>
          <table:table-cell table:formula="of:=RIGHT([.J273];LEN([.J273]) - FIND(&quot;),&quot;; [.J273]; FIND(&quot;),&quot;; [.J273]) + 1))" office:value-type="string" office:string-value=", GTGTGCCCGCCGGTAACAGGCAGTGCGTGTGTCGGACTTGGGTGCGGCTGGTCGACTTCTTGTGACGAAACCTTGCTCAGGTGGTCACAGGCACAGGGTGGGTCTTGA, 608105, 608213(+), GTGGCGCTGATGTGGAACTTCTTGTTCTGGACGACCTTGGAGACCGACGGGTCGGCCGCGAGCCGCTTGGCCTCGGTCCGCGAAAGGCCGCTGGCCGAGAAGCCGTTGATGGCGGAGCTGTAG, 608555, 608678(-)" calcext:value-type="string">
            <text:p>, GTGTGCCCGCCGGTAACAGGCAGTGCGTGTGTCGGACTTGGGTGCGGCTGGTCGACTTCTTGTGACGAAACCTTGCTCAGGTGGTCACAGGCACAGGGTGGGTCTTGA, 608105, 608213(+), GTGGCGCTGATGTGGAACTTCTTGTTCTGGACGACCTTGGAGACCGACGGGTCGGCCGCGAGCCGCTTGGCCTCGGTCCGCGAAAGGCCGCTGGCCGAGAAGCCGTTGATGGCGGAGCTGTAG, 608555, 608678(-)</text:p>
          </table:table-cell>
          <table:table-cell office:value-type="string" calcext:value-type="string">
            <text:p>, AWYLWY*, 606784, 606865(+), AGGGTW*, 607791, 607896(+), QAQGGS*, 608105, 608213(+), PLMAEL*, 608555, 608678(-)</text:p>
          </table:table-cell>
        </table:table-row>
        <table:table-row table:style-name="ro1">
          <table:table-cell office:value-type="string" calcext:value-type="string">
            <text:p>ROQ70518.1</text:p>
          </table:table-cell>
          <table:table-cell office:value-type="float" office:value="1515794330" calcext:value-type="float">
            <text:p>1515794330</text:p>
          </table:table-cell>
          <table:table-cell office:value-type="string" calcext:value-type="string">
            <text:p>Streptomyces sp. 840.1</text:p>
          </table:table-cell>
          <table:table-cell office:value-type="string" calcext:value-type="string">
            <text:p>Streptomyces sp. 840.1 Ga0299888_11, whole genome shotgun sequence</text:p>
          </table:table-cell>
          <table:table-cell office:value-type="float" office:value="1515794330" calcext:value-type="float">
            <text:p>1515794330</text:p>
          </table:table-cell>
          <table:table-cell office:value-type="string" calcext:value-type="string">
            <text:p>5551222..5552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897-15130']</text:p>
          </table:table-cell>
          <table:table-cell office:value-type="string" calcext:value-type="string">
            <text:p>CCGCGTTCCTCGCCACCCTTCCCTCGCTCGTCCTGTTCGCGGTCATCCAGCGGCGGATCACGGGCGGCATGCTGGCCGGGGCGGTGAAGAGCTGATGCGCGCACTGGTACGCGACGCGGCCGTGGCCGCCACCGCACTGGCCCTGCTGCTCACCGGGTGCGGCGGGGGAGACGGTGGCCGGGACGACGGGCGGATCACGCTCCGCTTCCAGTCGCTGGCCTGGCAGAAGGAGTCCGTCGACGCCAACAGGCAATTGGTGAAGGAGTGGAACGCGAGCCATCCCGAGGTCCGCGTCGAGTACGTCCAGGGCAGCTGGGACAGCGTCCACGACCAGCTCCTCACCTCGTTCGAGGGGGACGAGGCACCCGACGTCATCCACGACGCGTCCGACGACCTCGCGGACTTCGCCTACGGCGGCTACCTCGCCGACCTGCGCACCCTGCTGCCCGACCGGCTCACCGCCGACATCCCGCAGCAGAGCTGGCGCACCAGCACGTTCGACGACGGCGTCTTCGGCGTGCCCTTCCTCCAGGAACCCCGTGTCCTGATCGCCAACACCAAGGTCCTCAAGGCCTCGGGCGTCCGCATCCCGACCCCGGCCAGGCCCTGGAGCTGGCCGGAGTTCGGACAGGTCACCAAGAAGCTCACCGGCAAGGGCCGTTACGGCGTCGCCTGGCCGCTCAAGGAACCGGTCTCCGTCACCCTGAACCTGGGCCTCTCGGCCGGCGGCGAGCTGTTCCACCGAGGCGCCGACGGAAAGGTCACCCTCGCGATGGACGACGGCGACCTCGTCGTGCCGGGGACCATCCACGACCAGGTCAACACCGACCACAGCGCCGCCCGCACCGCGCTCGGCATGGGCGGCGGCGACGCGCTTCCGGGCCTGTTCGGCGGCAAGTACGCCATGGTCCCGCTCGGCTTCTCCTACCGCCAGCAGGTGGCCGAACAGGCCCCGAAGGGCTTCGAGTGGACGGTGCTGCCCGCACCGGCCGGCAGCGACGGCCTGGCCCAGGGGGTGAGCCCGCAGACCCTGTCCGTCGCCGAGGACAGCCCGCACAAGAAGGAGGCCGTGGAGTTCATCGACTTCCTGCTGCGGCCCGCCAACATGGTGCGCCTGGCCAAGGGCGACTGGATGCTGCCGACCGGCAGGGCGGCGCTCGCGGACCCCTCGCTGCACACCGCGGACCTGGGCTGGTCGACCGGCGCCGCCCTCGCGGGCGCGCTGCGCTCCGCGCCCGCCCAGTCCGTGCGCGGCTACCCCGAGTGGAAGGACAAGGTCGCCACGCCCGCCCTCCAGGAGTACTACAGCGGTGCGATCGACGCGGCCGAACTGAGGAAGCGTCTGGTCGAGGACGGGAACCGGGTGCTGGCCCGCTATCAGCGATGACTTCGCAGGAGAACGACAGACCATTACCGACCAGTACGTATCTTTCCCGCCGCGAGGCGGGGGTGATCCGGTCGCGGGACGCCGCCCGGAGCCGCGGCAAACATGCTGAACGGTTGTGATTCAGTCAATCATCGGCATGAATTGGCCTCTTCACGCTCTTGCCGGGGCCTGCGGCCACGGGTATCGCAGGGAAATTCTGCGTTTCTCTTCGGCTTATCTGGTTTCAACTGAAACGGAACGCGTTGCCGCTTTCTCCGGCGAGAAGATCATTGACAACTCCAATTGCTCTGGGCTGTACTCCTTTCGGCGGTCAGCGGTGGTGCGGATTCCCTGTCGAGATCGGGAGTCCGTATCGCAAGTGCGGCCATGCCATGTTCCGGGAAGTAAATTCAGAGCAACAGATGGAGGTGCTGTTATGAAGTTCCTTTTTCAGCTGAAGGAAAAGATGACGCCGGAGAAGAGCCTGAAGGCGTACGCCTGGTACATCTGGTACTGAGCCGGCCTGTGAGTCCAGTCGGCTGAGGGGTGCGGCTCCTCGGCCGGAGTCCGTGCCCGGCGTGGCCCACACCGGCCCGCCGGGCACGGGCCGCCTCCCGCTTCTTGGAGAACACGATGCAGATATCCGGTACCGGCAGCCGTGCCCGGGACGTCGTCTTCGCGCCGAGACTCCAGGCGCTTCTGCGAGACCACCTGGGCGAGGAGGTCTTCCGCCTCGACCCCGGAACCGTCGCCGTCGCCGGAGCCGGCCTGACCGACCGCGTCCTGGCCGCCAGGCCGGCCACCGAGGACGAGCGCCCGACGTTCAAGCCCCTGCAGGGGCGGTCCATTCCGCGGGCCGAGGCCGCCACCGTCATGCAGGCCATCGGCCGCGACGTGCGGGCCGCCCTGAAGAAGCCCGTTCCCGAACACGCCGACCTGCGCGGTGAGTGGCCGCGCGTGGGTCACGTATACCTGCGTGACCTGATCCTCGGCGCCGATCCCTACCGGCTCCGCGTCCTCATGGACCGGGCCCTGGAACTGACGCCCAAACTCACCTGGTCGGTCATCGTCGCCGGGGCGGCCCTGCCGGTTCGGCCCCGGCCGGGCGCCCCCGTCTCCGCCATCGCGGGCCTGACCGCCGAGGCGAAGAGCTACGGCGACCGCCGCTACGCCATGGGCCTGTACCGCAGGGCGGCGGCCCCGGTCTGCTTCACCGTCTCGACGCTCGTCGCCAACGCGCTCTGGCTCGGATCGCCGTTCGGCGAAGAGACGTCGAACCGGAACATCCTCTACGAGTCCATGCGGTTGCTGCCGCCCTCCTGGAACATCCTGCGAAGGGCGTCCCCGGAGTACGCCGCGCTCGACCCCCGGATCGGCGCCGGTGACGACATCCTGCTCCTGCCCCTGCTGAGCCACCGGGACCCCGCGCTCTGGGAGGACCCCGATGTGTTCCGGCCCGAGCGCTGGGACAGCCTCGACCCGGACGATCAGCCCGGCTACCTGCCCTTCGGCCATGTGTCCGAGCGGTGCTGGGGGCGGCACATGGTGATGCCACTCGCCGAGATGCTGCTCGACATGGTGCGTGGCGGGGGACTGACGGTGGACCCCGCACAGGTGTCCCGCGACGTCCCCCTCGCCGGGCTGATGGGTGTGACCGGAGTACGCATCGTCCGACGCTGAACCCGCCCGCCCCACTCCGCCCCGCTCGTGATGAATCATCGCGAGCGGGGCGGAGTGCTGTGCGCGGAAGCGGGACCGGTGGCGTGTCCGCCGGTAACGGGCAGTGCGTGTGTCGGACTTGGGTGCGGCTGGTCGACTTCTTGTGACGAAACCTTGCTCAGGCGGGCACAGGCGCAGGAAGGGTCTTGATCTGAGCGCGTCAATCGGCGAGGGTTTCGAGCCAGCCCCCGGAGATCTTCCGGCCGAGGGCCAATCCCCCCACAAAGAATGACGAGGAGACCCCTCTTCATGGCACTTCACAAGCGCGCTCACCGGATCAAGCTCACCGCCGCGATCACCGCGGTGGCCGCAGCGGCCGGCATCACCATGCTGGGCAGCCCCTTCGCCGGTGCGGCGCCCGCCCCCGCGACGGGCAAGATCTACGGCGCCGACGCGGCAACCGCCGTATCCGGCAGCTACATAGTGATGCTGGACCACAAGGCCGACAAGGCGAAGCTCGCCAAGGAGTACGGCGGCAAGCTCAAGCGGAACTACAGCTCCGCCATCAACGGCTTCTCCGCCAGCGGCCTTTCGCAGACCGAGGCCAAGCGGCTCGCCGCCGACCCGTCGGTCTCCAAGGTCGTCCAGAACAAGAAGTTCCACATCAGCGCCACCCAGGACAACCCGCCCTCCTGGGGTCTGGACCGCATCGACCAGGCCGAGACCGCCGGCGACAACGCGTACACCTATCCGGACAGCGCGGGCGAGGGCGTGACCGCGTACGTCATCGACACCGGTGTCCGCACCACGCACGAGGAGTTCGGGGGCCGGGCCGCCTCGGGCTACGACGCCGTGGACAACGACGACAGCGCCGACGACGGCAACGGCCACGGCACCCACGTGGCCGGCACCATCGCCGGTGCGACGTACGGCGTCGCCAAGAAGGCCAAGATCGTCGCAGTCCGGGTCCTGGACGACTCCGGCTCGGGCACCACCGAGCAGGTCGTCGCCGGCATCGACTGGGTCACCGAGAACCACCAGGGCCCCTCCGTCGCCAACATGAGCCTCGGCGGCGGCGCGGACGAGGCGCTCGACGCGGCGGTCCAGAAGGCCATCGCCTCCGGCGTCACCTTCGCGGTGGCCGCGGGCAACGAGTCGGGCGACGCGGGCGAGGGCTCCCCGTCCCGCGTCCCGGAGGCCATCACGGTCGCCTCGTCCACGGTGGACGACGAGCAGTCCTCGTTCTCCAACTACGGCCCGGTCGTGGACATCTACGCCCCGGGCTCGGACATCACGTCGTCCTGGAACGACAGTGACACCGGCTCCAACACCATCTCCGGTACGTCCATGGCGACTCCGCACGTCGTCGGTGCCGCCGCCGTCTACCTGGCGGGACACCCGGACGCCACCCCGGCGGAGGTCTCCACGGCACTGACCGACGGAGCCACCCCGGACGCCATCAGCAACGCCACCGAAGGCACCGCGAACAAGCTGCTGAAGGTCGTCGAGTAACAGCACCGCTCCCCGGACCGGCGGCCACCGCGCCCTCCCCCACGGGGCGCGGCGGCCGCACGGCTCGGGCTGATCGTCCTATGGTGTGCCCATGACGATGTACGCGGCGCTGCTGCGCGGGATCAATGTGAGCGGCCACCGCAAGGTCCCGATGGCCGAACTCCGCACGCTGCTCACCGGACTGGGCCACGGCGGCGTAGGCACCTACCTGCAGAGCGGCAACGCGGTCTTCAGCAGCGACTCGGGTGACGAGGACACGCTCGCGGCCGGGCTGGAGCGGGCCATCGAGGAGCGGTTCGGCTTCGAGGTCCGGTGTCTGGTCCGGGACGGCGGCTATCTCGCGGCCGTGGCCGACGCCTGCCCGTTCCCCGCCGCCGAGCTCCAGCCCAAGGAGCTCCACGTCACCTACTTCGACCGGCCGGTCGACGCCGCGCGCTTCGCCCCGCTGGACGCCCCGGCCTTCCTCCCCGAGGAGTTCCGGCTCGGCGAGCGCGCCCTCTACCTCCACG</text:p>
          </table:table-cell>
          <table:table-cell office:value-type="string" calcext:value-type="string">
            <text:p>, ATGAAGTTCCTTTTTCAGCTGAAGGAAAAGATGACGCCGGAGAAGAGCCTGAAGGCGTACGCCTGGTACATCTGGTACTGA, 5551024, 5551105(+), ATGTGTTCCGGCCCGAGCGCTGGGACAGCCTCGACCCGGACGATCAGCCCGGCTACCTGCCCTTCGGCCATGTGTCCGAGCGGTGCTGGGGGCGGCACATGGTGA, 5552032, 5552137(+), GTGGCCGCCGGTCCGGGGAGCGGTGCTGTTACTCGACGACCTTCAGCAGCTTGTTCGCGGTGCCTTCGGTGGCGTTGCTGA, 5553706, 5553787(-), GTGGCGCTGATGTGGAACTTCTTGTTCTGGACGACCTTGGAGACCGACGGGTCGGCGGCGAGCCGCTTGGCCTCGGTCTGCGAAAGGCCGCTGGCGGAGAAGCCGTTGATGGCGGAGCTGTAG, 5552798, 5552921(-), GTGCGGCCATGCCATGTTCCGGGAAGTAAATTCAGAGCAACAGATGGAGGTGCTGTTATGAAGTTCCTTTTTCAGCTGAAGGAAAAGATGACGCCGGAGAAGAGCCTGAAGGCGTACGCCTGGTACATCTGGTACTGA, 5550967, 5551105(+)</text:p>
          </table:table-cell>
          <table:table-cell table:formula="of:=LEFT([.J274];FIND(&quot;),&quot;;[.J274])-1)" office:value-type="string" office:string-value=", ATGAAGTTCCTTTTTCAGCTGAAGGAAAAGATGACGCCGGAGAAGAGCCTGAAGGCGTACGCCTGGTACATCTGGTACTGA, 5551024, 5551105(+" calcext:value-type="string">
            <text:p>, ATGAAGTTCCTTTTTCAGCTGAAGGAAAAGATGACGCCGGAGAAGAGCCTGAAGGCGTACGCCTGGTACATCTGGTACTGA, 5551024, 5551105(+</text:p>
          </table:table-cell>
          <table:table-cell table:formula="of:=MID([.J274]; FIND(&quot;),&quot;;[.J274]) + 1; FIND(&quot;),&quot;;[.J274];FIND(&quot;),&quot;;[.J274])+1) - FIND(&quot;),&quot;;[.J274]) - 1)" office:value-type="string" office:string-value=", ATGTGTTCCGGCCCGAGCGCTGGGACAGCCTCGACCCGGACGATCAGCCCGGCTACCTGCCCTTCGGCCATGTGTCCGAGCGGTGCTGGGGGCGGCACATGGTGA, 5552032, 5552137(+" calcext:value-type="string">
            <text:p>, ATGTGTTCCGGCCCGAGCGCTGGGACAGCCTCGACCCGGACGATCAGCCCGGCTACCTGCCCTTCGGCCATGTGTCCGAGCGGTGCTGGGGGCGGCACATGGTGA, 5552032, 5552137(+</text:p>
          </table:table-cell>
          <table:table-cell table:formula="of:=RIGHT([.J274];LEN([.J274]) - FIND(&quot;),&quot;; [.J274]; FIND(&quot;),&quot;; [.J274]) + 1))" office:value-type="string" office:string-value=", GTGGCCGCCGGTCCGGGGAGCGGTGCTGTTACTCGACGACCTTCAGCAGCTTGTTCGCGGTGCCTTCGGTGGCGTTGCTGA, 5553706, 5553787(-), GTGGCGCTGATGTGGAACTTCTTGTTCTGGACGACCTTGGAGACCGACGGGTCGGCGGCGAGCCGCTTGGCCTCGGTCTGCGAAAGGCCGCTGGCGGAGAAGCCGTTGATGGCGGAGCTGTAG, 5552798, 5552921(-), GTGCGGCCATGCCATGTTCCGGGAAGTAAATTCAGAGCAACAGATGGAGGTGCTGTTATGAAGTTCCTTTTTCAGCTGAAGGAAAAGATGACGCCGGAGAAGAGCCTGAAGGCGTACGCCTGGTACATCTGGTACTGA, 5550967, 5551105(+)" calcext:value-type="string">
            <text:p>, GTGGCCGCCGGTCCGGGGAGCGGTGCTGTTACTCGACGACCTTCAGCAGCTTGTTCGCGGTGCCTTCGGTGGCGTTGCTGA, 5553706, 5553787(-), GTGGCGCTGATGTGGAACTTCTTGTTCTGGACGACCTTGGAGACCGACGGGTCGGCGGCGAGCCGCTTGGCCTCGGTCTGCGAAAGGCCGCTGGCGGAGAAGCCGTTGATGGCGGAGCTGTAG, 5552798, 5552921(-), GTGCGGCCATGCCATGTTCCGGGAAGTAAATTCAGAGCAACAGATGGAGGTGCTGTTATGAAGTTCCTTTTTCAGCTGAAGGAAAAGATGACGCCGGAGAAGAGCCTGAAGGCGTACGCCTGGTACATCTGGTACTGA, 5550967, 5551105(+)</text:p>
          </table:table-cell>
          <table:table-cell office:value-type="string" calcext:value-type="string">
            <text:p>, AWYIWY*, 5551024, 5551105(+), AGGGTW*, 5552032, 5552137(+), CLRWRC*, 5553706, 5553787(-), PLMAEL*, 5552798, 5552921(-), AWYIWY*, 5550967, 5551105(+)</text:p>
          </table:table-cell>
        </table:table-row>
        <table:table-row table:style-name="ro1">
          <table:table-cell office:value-type="string" calcext:value-type="string">
            <text:p>ROP89307.1</text:p>
          </table:table-cell>
          <table:table-cell office:value-type="float" office:value="1515713198" calcext:value-type="float">
            <text:p>1515713198</text:p>
          </table:table-cell>
          <table:table-cell office:value-type="string" calcext:value-type="string">
            <text:p>Streptomyces sp. 844.5</text:p>
          </table:table-cell>
          <table:table-cell office:value-type="string" calcext:value-type="string">
            <text:p>Streptomyces sp. 844.5 Ga0265275_11, whole genome shotgun sequence</text:p>
          </table:table-cell>
          <table:table-cell office:value-type="float" office:value="1515713198" calcext:value-type="float">
            <text:p>1515713198</text:p>
          </table:table-cell>
          <table:table-cell office:value-type="string" calcext:value-type="string">
            <text:p>5340097..534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8238-17117']</text:p>
          </table:table-cell>
          <table:table-cell office:value-type="string" calcext:value-type="string">
            <text:p>ATCGTGTTGTAGTCGTAGACGATGCCCGCCGTGGAGGCTGCCGAGACCACGACCGGGGTGCCGGTGCCGTACTGGCAGCCACCCGATCCGCCGAGCGTGATGGCGTTGTTCTCGACGGTTGCTCCCGAGGAGGCCCCGGTCAGGGATATCGCCGTGTTGCACCCGGAGTAGCCGGTGAAGGTGTTGCTGACCAGTACGGTTCCCGGGGCGTCGACCGCGGTCACCGCAGGCTGCCCCTGGTAGGCGATCGTATTCGTGGTCAGCACCGTGCCGTTTGCTCCAGGGGCCAACGCGACTGCCGTGCCATTCCTGGCAGATGTCACCAGGCTGCGGCTGAGCGTGAAGGAACTGGTCGTCCCGTCCACGGCAACCCGGGGAGTGACCGTGGTGATCGAACTACCGCCGCCGATACGGCTCCGGTCCACGGTCACGTTCTGCGAACCGAAAACCGCCACCGGGGTGGCACCGGTATCGGACCCGATGAACAACCCACTGACCTGAACGTCATGAACGTGGTCGAAAGCCAACGCCGGACCAGTGGTACCCACCGGCGCCGCCAGTGAGGGCTGACGCCCGCCTGCGGGGCCGGCGGCGATGGTGATGGGCGCGGACGCGCTCCCCGACGTCCGGACGTCCACCGGTGCGTACAGCCCAGAGGCGACCTGCACGGTGTCCCCGGGCAGCGCCGCATCAACGGCAGCCTGCACACCGCAGAACGGCTGCGCCGTGCTGCCGGCGCCGGGGGCGGTGTCCGAGCAGTGGGCGGTGGCGGCGTTGTTGACGTAGAGCGTGCTGCCGTCAGCGGACGCGATGGTCGGGACGGCTGTCAGGGCAGCCCCGATCAGCACTCCGAACGCTGCGGCGGCAGTAGTGGTTCGAGAAGGCACTGAAGCTCCACATATCTTGGAAAGTTGAGCGGTCACATGATGACTCCCGTCCTGGCGGGGGCCGATGCCAGGGCTGAGTCGGCCATGGACGCCGACGAAGTACCCGTTCTCCATAGGCTCTGCGTGCGGTTGACATCATGTCGCCATTGAAACTGGACGATCAAATGCTGAGCGCAATGGGATGGTTACCGCACATTTGGGTCAGCGACTGATTCGGCGGCGAAGCCGCTCAGCCTGCGCAACCGATGGTGCCGGCGGGGTGCCAGTCGCCGTAGTAGTAGAGCGTCGCGTCCGGCTGTGCCACCGAGCCGTCCGGGCTGGGGATATCGTCGCCAATCTGATCGCCATCTACGCGCCCAACGGGTCCGACGGCTTCCGCCCGGTCCCCAGCACCCGGGTTCTGGACACCGGGGCCACGGGCAAGCCGCTCGCGCCCGGGGCGACCTACGCGGCCGTGGTCGCCAACGGCATCGACGGCAACGGAAACGTCCTCGTCGACGGGGTCGCGTACAACGTCACCGTGACGCAGACGACCGCTGCGGGACTGCTGGCGATGCAGCAGGCGTCGTACCGGGGGTGGATGTCCGAGGTGAACTGGGCCAGGGGCCAGACCATCGCGAACGGCACCGTCACGGACGCGAACGGGGGTGTCCTGGGCGGGACGAACCTCAGCACCGGCTCGGTGCGCGTCATCGTCGACGCCGTCGGGTGCTTCTACCCGCTCACGCCGTACCAGCTCGACTGATCCGGGGTCCGGCCCGGGTCGGCCGGCTTCGAGCCTGTGTAAGCAGTATCAAGCCATGGCTGAAAGCGAAACTGTTGACAGTTGCGCCACGAAGGGATTCACTCTGACTTGGCGTGAGCGAGACAAGTTCGTCTGCGTCCTTCATTCATGGAGAGGAATCAGAAAATGAAGCTTCTTTTCGCCATCCGCAACAGTGTCAGCGGTCGGAAGAGTCTGAAGGCGAGCGCTTGGTACTTCTGGTACTAGATCGACGGACCCGTTCCCGCCCGCAGGCGGGGGCGATTCCCCTCGTCCGGGTCCTGGTCCGGCGGAGCCGCTGACCTCGGCTCCGCCGGGTCCGGGCCGACGGCTCTGTCGGAGATCCCACATGTCACTTCCCTCGCCGCAACGTGCCCGAACCACCCGCTTCGCACCAAGACTTGGCGCCCTGCTGAGAGATGGCAGGGGTCAGGACGCCTTCCGGCTCGAACCCGACACCATGGGGGTCGCCGGGGCCGAGCTCGCCGACCGGATTCTCGCCGCGCGCCGCGCCGGCGACGCCGAGCGGCCCACGTTCAAGCCGTTGCACGGACGCTCGATCTCCCGGAGCGAGGCGTCGGCAGTGATGCGGACGATCGGTGGAGACGTACGCGAAGCACTGAAGAGGCCGGCGCCGGTGAATACGGACCTGTCGGGTCCCTGGCCGCTGACCGGGCACATGTTTCTGCGCGACCTCATTCTCGGCGACGATCCTTACCGCCTGCGAATTCTGATGAGTCGCAACCTCGAATTGACGCCCAAGCTGACGTGGTCGGTGATAGCGGCGGGTGCGGCACTCCCCGGCCGGATCAGACCGGGCCCCGGGCTGACCGGCATCGCCGGGCTCACCGCCGCGGCCACCGGCTACCAGGACCGGCGCTACGCCATGGGTATGTACCGGCGGGCGGCAGCCCCGGTGTGCTTCACCATCTCCACTCTGGTCGCGAACGCGCTGTGGCTGGGCGCGCCGTTCGACGACAGCGATTCGAACCGGAACATCCTGCACGAGGCCGCACGACTGCTGCCGCCGTCGTGGAACATCCTGCGGTACGCCTCCCCTGAGTTCAGCGCGGTCGACCCGCGGATCGGCCCGGGCGACGACGTCCTGGTCCTGCCCCTGCTGTCGCACCGAGACCCGGCGCTGTGGGAGGACCCCGAGGAGTTCCGCCCCGAGCGCTGGGACGGCATCGACGCCGACACGGCCCCCGGCTACCTGCCCTTCGGGCACAGCTCCGAACGCTGCTGGGGCCGGCACATGGTGATGCCGTTGGCCGAGCTGCTGCTCGACCTCGTCCGGAGCTCAGGGCTGACGGTCGACCCCGGGCAGCGGACGGCGAAGGTCCCGCTGGTCGGCCTGCTGGGGGTCGAGGAGGTCCGGGTGATCCGGGCAGGGGCAGGACAGCGAGCTGGGAGAAGGCCGCGTGCGGGGAGAAGACAGCCGGGAGGAAAGGGAAGGTGGGCCGAGAGAAGACAGCAGTCGGCGATGCGAGAGGCAGGTGGTAGGGGCTGACGGGGTGGCCCAGGCAGCGGGCCGGAGGCGGCACGCAGCGGGCCCGAGGCGGGAGGCAGCAGGCAGCACCCAGGCGGGATGCGGCCGTGCGCCGGGGCGCCACCAGCTCGAGGGTTCGCCGCGACGCCGCCCGGACGGACCGTCACGGCTGTTCCGCGGCGGGGGTGGGCTTCTGACGCTGCCACACGCCCCCACCCCACTCCCGCCGCGGAATCCGACTGCCGCTACTTCTGCCAGCCGACCGTGGTCCAGTTGACCGAGGCGAAGCCGCTCGCTCCCCAGTTGGCCAGGCCGGTGCGGTCGGCGACGATCTCCGGGCGCTGGAACAGCTCGATGGAGTGCCCCAGTTCCCAGATCTTGGCGTCCGCCTGGTTGTAGAGCGTGATCGCCTGCTGCGGGTCACTGGACTGCCCGGCCTTGAACAGCAGCGCATCGATGTCGGCGGAGCCGATCCGGCCGTAGTTGCTGAACACATTGCTGCCCTGCGGCTGCTGGAAGACCGGGGTCTGCTGGGAGGTGAAGACGGCGTCGGTGAAGCGGAAGGCGGTCAGGTCGAAGCTGCCGACATTGATGTACTTCTCGAAGTAGTCGTTCTGCGGGACCTTCTGCACGCTGACCTTGATGCCGATCTGGCCGAGCATGGACTGCACCAGGATCGCCTGGTTGACCAGGGCCTCCGCGCCTCCGGAGTTGACCACGTAGGTCAGCTGCAGCGACTGCCCGTCCTTGGTCCGGGGGTTGCCGGGGCCGTTGTCCTTCCAGCCGGCGTCGTCCAGCAGCTTCTTGGCCGCGGCCTGGTCGAAGACGCCCCAGGTGCCGGAGTTGTCCTGGTAGCCCTTCTGGTTGGGCATGTAGAAGTGGTTGTTCAGCAGGGTCAGCCTGCTGGGCAGGTCCTTGCCGTAGGCGGCGACCAGGGCGGGCCGGTTGACGGCCTTCTCCACGGCGTGCCGCACCGCCAGGTCGGCCAGCGGGCCGCGCGCACCGTTGAGGGTGATGTGTACCTCGTCCCAGCGTGATCCGGTGCGGATGGAGGTGGCCGAGGACTTCACGAGGCGCTGGTAGTCGGCGGGGTTGGAGGCCGAGGTCTCGTCGATCTCGTTGTTGAGGAAGGCGTCGGTGAGCGAACTGGCGTCCAGCACCCGGTAGATCACCGAGTCGAGCTTGGGCCGGGGGCCCCACCAGTTGGGGTCGGGGACCACGGTGATGGTCTGGGTGGTCTTGTCCAGGCTGCCGATCTTGAACGCGGCGGCGGTCACCGGGACCTTCTCCAGCCAGCCCTTGTTGAACTTGTCCGGGGTGTCCATCTGGTCGGCCGGCAGCAGCGGGTTGAACAGGTTCTGCCAGTCCGAATAGGGCTTGCTGAAGGTGACCTTGACCTGGTGCGCGTCGGCGCCCTGGGTGACGGAGCTGATCTGGTCGTACCCGGTGCTGCCGGAGAGCAGGTACGCCGGGTTGGACCCGTTGTCGTCCTGCCAGATCTGCTTGAAGTCCAGGTAGCTGAGCGGCTTGCCGTCGGACCACTTGGCCAGCGGGTTGAGGCTGTAGGTGACCACCTCGGGGCTGGTGGAGGTGACTGCGGCGGAGACCAGGAAGTTGGGGTCGGCGTGCGGCACACCCTGGCTGTCCAGCAGGAACAGGTCGGGTTCGACCTGCTCCAGGATGGAGGCACCGTCGCCGTTGGTGCCGTCGGTCTGGTAGTAGTTGTACTGACTGATCCACTCGGTGATGGGAAGCCTGAGACTGCCTCCCTGCTTGAGGGCGGACACCGGCTGGGCGTTGATCCCCTGCGCGCCGATCGGGGGTGCGGCGGACTGCGCGGGGTGCGGCGTGGAGCTCGATCCGCAGCCCGTCGCCAGCAGGGCGAGTAGGCAACCGGAGGCGGCGAGGACGGTCTTCCTGTTTGTCCTGTTCATGTCATAACCTATCTTCGGTCCAGGTATCGCGGGTATGCCGGAATTTGCCACCCCGCTAGGGGGTGGCAGTTGGAATTGCTACGAGTC</text:p>
          </table:table-cell>
          <table:table-cell/>
          <table:table-cell table:formula="of:=LEFT([.J275];FIND(&quot;),&quot;;[.J275])-1)" office:value-type="string" office:string-value="" calcext:value-type="error">
            <text:p>#WERT!</text:p>
          </table:table-cell>
          <table:table-cell table:formula="of:=MID([.J275]; FIND(&quot;),&quot;;[.J275]) + 1; FIND(&quot;),&quot;;[.J275];FIND(&quot;),&quot;;[.J275])+1) - FIND(&quot;),&quot;;[.J275]) - 1)" office:value-type="string" office:string-value="" calcext:value-type="error">
            <text:p>#WERT!</text:p>
          </table:table-cell>
          <table:table-cell table:formula="of:=RIGHT([.J275];LEN([.J275]) - FIND(&quot;),&quot;; [.J275]; FIND(&quot;),&quot;; [.J27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RNL59274.1</text:p>
          </table:table-cell>
          <table:table-cell office:value-type="float" office:value="1512288251" calcext:value-type="float">
            <text:p>1512288251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SAM-113 SAM113_4, whole genome shotgun sequence</text:p>
          </table:table-cell>
          <table:table-cell office:value-type="float" office:value="1512288251" calcext:value-type="float">
            <text:p>1512288251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7-1091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276];FIND(&quot;),&quot;;[.J276])-1)" office:value-type="string" office:string-value="" calcext:value-type="error">
            <text:p>#WERT!</text:p>
          </table:table-cell>
          <table:table-cell table:formula="of:=MID([.J276]; FIND(&quot;),&quot;;[.J276]) + 1; FIND(&quot;),&quot;;[.J276];FIND(&quot;),&quot;;[.J276])+1) - FIND(&quot;),&quot;;[.J276]) - 1)" office:value-type="string" office:string-value="" calcext:value-type="error">
            <text:p>#WERT!</text:p>
          </table:table-cell>
          <table:table-cell table:formula="of:=RIGHT([.J276];LEN([.J276]) - FIND(&quot;),&quot;; [.J276]; FIND(&quot;),&quot;; [.J276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RNL33947.1</text:p>
          </table:table-cell>
          <table:table-cell office:value-type="float" office:value="1512262230" calcext:value-type="float">
            <text:p>1512262230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11 NE-11_2, whole genome shotgun sequence</text:p>
          </table:table-cell>
          <table:table-cell office:value-type="float" office:value="1512262230" calcext:value-type="float">
            <text:p>1512262230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77];FIND(&quot;),&quot;;[.J277])-1)" office:value-type="string" office:string-value="" calcext:value-type="error">
            <text:p>#WERT!</text:p>
          </table:table-cell>
          <table:table-cell table:formula="of:=MID([.J277]; FIND(&quot;),&quot;;[.J277]) + 1; FIND(&quot;),&quot;;[.J277];FIND(&quot;),&quot;;[.J277])+1) - FIND(&quot;),&quot;;[.J277]) - 1)" office:value-type="string" office:string-value="" calcext:value-type="error">
            <text:p>#WERT!</text:p>
          </table:table-cell>
          <table:table-cell table:formula="of:=RIGHT([.J277];LEN([.J277]) - FIND(&quot;),&quot;; [.J277]; FIND(&quot;),&quot;; [.J277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L31039.1</text:p>
          </table:table-cell>
          <table:table-cell office:value-type="float" office:value="1512259194" calcext:value-type="float">
            <text:p>1512259194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413 NE-413_3, whole genome shotgun sequence</text:p>
          </table:table-cell>
          <table:table-cell office:value-type="float" office:value="1512259194" calcext:value-type="float">
            <text:p>1512259194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7-1091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278];FIND(&quot;),&quot;;[.J278])-1)" office:value-type="string" office:string-value="" calcext:value-type="error">
            <text:p>#WERT!</text:p>
          </table:table-cell>
          <table:table-cell table:formula="of:=MID([.J278]; FIND(&quot;),&quot;;[.J278]) + 1; FIND(&quot;),&quot;;[.J278];FIND(&quot;),&quot;;[.J278])+1) - FIND(&quot;),&quot;;[.J278]) - 1)" office:value-type="string" office:string-value="" calcext:value-type="error">
            <text:p>#WERT!</text:p>
          </table:table-cell>
          <table:table-cell table:formula="of:=RIGHT([.J278];LEN([.J278]) - FIND(&quot;),&quot;; [.J278]; FIND(&quot;),&quot;; [.J278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RNL27138.1</text:p>
          </table:table-cell>
          <table:table-cell office:value-type="float" office:value="1512255107" calcext:value-type="float">
            <text:p>1512255107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8 NE-8_2, whole genome shotgun sequence</text:p>
          </table:table-cell>
          <table:table-cell office:value-type="float" office:value="1512255107" calcext:value-type="float">
            <text:p>1512255107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79];FIND(&quot;),&quot;;[.J279])-1)" office:value-type="string" office:string-value="" calcext:value-type="error">
            <text:p>#WERT!</text:p>
          </table:table-cell>
          <table:table-cell table:formula="of:=MID([.J279]; FIND(&quot;),&quot;;[.J279]) + 1; FIND(&quot;),&quot;;[.J279];FIND(&quot;),&quot;;[.J279])+1) - FIND(&quot;),&quot;;[.J279]) - 1)" office:value-type="string" office:string-value="" calcext:value-type="error">
            <text:p>#WERT!</text:p>
          </table:table-cell>
          <table:table-cell table:formula="of:=RIGHT([.J279];LEN([.J279]) - FIND(&quot;),&quot;; [.J279]; FIND(&quot;),&quot;; [.J279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L14745.1</text:p>
          </table:table-cell>
          <table:table-cell office:value-type="float" office:value="1512242265" calcext:value-type="float">
            <text:p>1512242265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448 NE-448_3, whole genome shotgun sequence</text:p>
          </table:table-cell>
          <table:table-cell office:value-type="float" office:value="1512242265" calcext:value-type="float">
            <text:p>1512242265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7-1091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280];FIND(&quot;),&quot;;[.J280])-1)" office:value-type="string" office:string-value="" calcext:value-type="error">
            <text:p>#WERT!</text:p>
          </table:table-cell>
          <table:table-cell table:formula="of:=MID([.J280]; FIND(&quot;),&quot;;[.J280]) + 1; FIND(&quot;),&quot;;[.J280];FIND(&quot;),&quot;;[.J280])+1) - FIND(&quot;),&quot;;[.J280]) - 1)" office:value-type="string" office:string-value="" calcext:value-type="error">
            <text:p>#WERT!</text:p>
          </table:table-cell>
          <table:table-cell table:formula="of:=RIGHT([.J280];LEN([.J280]) - FIND(&quot;),&quot;; [.J280]; FIND(&quot;),&quot;; [.J280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RNL09860.1</text:p>
          </table:table-cell>
          <table:table-cell office:value-type="float" office:value="1512237164" calcext:value-type="float">
            <text:p>1512237164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KS-444 KS-444_3, whole genome shotgun sequence</text:p>
          </table:table-cell>
          <table:table-cell office:value-type="float" office:value="1512237164" calcext:value-type="float">
            <text:p>1512237164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7-1091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281];FIND(&quot;),&quot;;[.J281])-1)" office:value-type="string" office:string-value="" calcext:value-type="error">
            <text:p>#WERT!</text:p>
          </table:table-cell>
          <table:table-cell table:formula="of:=MID([.J281]; FIND(&quot;),&quot;;[.J281]) + 1; FIND(&quot;),&quot;;[.J281];FIND(&quot;),&quot;;[.J281])+1) - FIND(&quot;),&quot;;[.J281]) - 1)" office:value-type="string" office:string-value="" calcext:value-type="error">
            <text:p>#WERT!</text:p>
          </table:table-cell>
          <table:table-cell table:formula="of:=RIGHT([.J281];LEN([.J281]) - FIND(&quot;),&quot;; [.J281]; FIND(&quot;),&quot;; [.J281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RNL02143.1</text:p>
          </table:table-cell>
          <table:table-cell office:value-type="float" office:value="1512229050" calcext:value-type="float">
            <text:p>1512229050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7 NE-7_3, whole genome shotgun sequence</text:p>
          </table:table-cell>
          <table:table-cell office:value-type="float" office:value="1512229050" calcext:value-type="float">
            <text:p>1512229050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2];FIND(&quot;),&quot;;[.J282])-1)" office:value-type="string" office:string-value="" calcext:value-type="error">
            <text:p>#WERT!</text:p>
          </table:table-cell>
          <table:table-cell table:formula="of:=MID([.J282]; FIND(&quot;),&quot;;[.J282]) + 1; FIND(&quot;),&quot;;[.J282];FIND(&quot;),&quot;;[.J282])+1) - FIND(&quot;),&quot;;[.J282]) - 1)" office:value-type="string" office:string-value="" calcext:value-type="error">
            <text:p>#WERT!</text:p>
          </table:table-cell>
          <table:table-cell table:formula="of:=RIGHT([.J282];LEN([.J282]) - FIND(&quot;),&quot;; [.J282]; FIND(&quot;),&quot;; [.J282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L00008.1</text:p>
          </table:table-cell>
          <table:table-cell office:value-type="float" office:value="1512226842" calcext:value-type="float">
            <text:p>1512226842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SAM-118 SAM118_4, whole genome shotgun sequence</text:p>
          </table:table-cell>
          <table:table-cell office:value-type="float" office:value="1512226842" calcext:value-type="float">
            <text:p>1512226842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57-1091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283];FIND(&quot;),&quot;;[.J283])-1)" office:value-type="string" office:string-value="" calcext:value-type="error">
            <text:p>#WERT!</text:p>
          </table:table-cell>
          <table:table-cell table:formula="of:=MID([.J283]; FIND(&quot;),&quot;;[.J283]) + 1; FIND(&quot;),&quot;;[.J283];FIND(&quot;),&quot;;[.J283])+1) - FIND(&quot;),&quot;;[.J283]) - 1)" office:value-type="string" office:string-value="" calcext:value-type="error">
            <text:p>#WERT!</text:p>
          </table:table-cell>
          <table:table-cell table:formula="of:=RIGHT([.J283];LEN([.J283]) - FIND(&quot;),&quot;; [.J283]; FIND(&quot;),&quot;; [.J283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RNK92076.1</text:p>
          </table:table-cell>
          <table:table-cell office:value-type="float" office:value="1512218513" calcext:value-type="float">
            <text:p>1512218513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4 NE-4_1, whole genome shotgun sequence</text:p>
          </table:table-cell>
          <table:table-cell office:value-type="float" office:value="1512218513" calcext:value-type="float">
            <text:p>1512218513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4];FIND(&quot;),&quot;;[.J284])-1)" office:value-type="string" office:string-value="" calcext:value-type="error">
            <text:p>#WERT!</text:p>
          </table:table-cell>
          <table:table-cell table:formula="of:=MID([.J284]; FIND(&quot;),&quot;;[.J284]) + 1; FIND(&quot;),&quot;;[.J284];FIND(&quot;),&quot;;[.J284])+1) - FIND(&quot;),&quot;;[.J284]) - 1)" office:value-type="string" office:string-value="" calcext:value-type="error">
            <text:p>#WERT!</text:p>
          </table:table-cell>
          <table:table-cell table:formula="of:=RIGHT([.J284];LEN([.J284]) - FIND(&quot;),&quot;; [.J284]; FIND(&quot;),&quot;; [.J284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84996.1</text:p>
          </table:table-cell>
          <table:table-cell office:value-type="float" office:value="1512211123" calcext:value-type="float">
            <text:p>1512211123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IA-3 IA-3_1, whole genome shotgun sequence</text:p>
          </table:table-cell>
          <table:table-cell office:value-type="float" office:value="1512211123" calcext:value-type="float">
            <text:p>1512211123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5];FIND(&quot;),&quot;;[.J285])-1)" office:value-type="string" office:string-value="" calcext:value-type="error">
            <text:p>#WERT!</text:p>
          </table:table-cell>
          <table:table-cell table:formula="of:=MID([.J285]; FIND(&quot;),&quot;;[.J285]) + 1; FIND(&quot;),&quot;;[.J285];FIND(&quot;),&quot;;[.J285])+1) - FIND(&quot;),&quot;;[.J285]) - 1)" office:value-type="string" office:string-value="" calcext:value-type="error">
            <text:p>#WERT!</text:p>
          </table:table-cell>
          <table:table-cell table:formula="of:=RIGHT([.J285];LEN([.J285]) - FIND(&quot;),&quot;; [.J285]; FIND(&quot;),&quot;; [.J285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84785.1</text:p>
          </table:table-cell>
          <table:table-cell office:value-type="float" office:value="1512210897" calcext:value-type="float">
            <text:p>1512210897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9 NE-9_2, whole genome shotgun sequence</text:p>
          </table:table-cell>
          <table:table-cell office:value-type="float" office:value="1512210897" calcext:value-type="float">
            <text:p>1512210897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6];FIND(&quot;),&quot;;[.J286])-1)" office:value-type="string" office:string-value="" calcext:value-type="error">
            <text:p>#WERT!</text:p>
          </table:table-cell>
          <table:table-cell table:formula="of:=MID([.J286]; FIND(&quot;),&quot;;[.J286]) + 1; FIND(&quot;),&quot;;[.J286];FIND(&quot;),&quot;;[.J286])+1) - FIND(&quot;),&quot;;[.J286]) - 1)" office:value-type="string" office:string-value="" calcext:value-type="error">
            <text:p>#WERT!</text:p>
          </table:table-cell>
          <table:table-cell table:formula="of:=RIGHT([.J286];LEN([.J286]) - FIND(&quot;),&quot;; [.J286]; FIND(&quot;),&quot;; [.J286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82180.1</text:p>
          </table:table-cell>
          <table:table-cell office:value-type="float" office:value="1512208160" calcext:value-type="float">
            <text:p>1512208160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CO-6 CO-6_1, whole genome shotgun sequence</text:p>
          </table:table-cell>
          <table:table-cell office:value-type="float" office:value="1512208160" calcext:value-type="float">
            <text:p>1512208160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7];FIND(&quot;),&quot;;[.J287])-1)" office:value-type="string" office:string-value="" calcext:value-type="error">
            <text:p>#WERT!</text:p>
          </table:table-cell>
          <table:table-cell table:formula="of:=MID([.J287]; FIND(&quot;),&quot;;[.J287]) + 1; FIND(&quot;),&quot;;[.J287];FIND(&quot;),&quot;;[.J287])+1) - FIND(&quot;),&quot;;[.J287]) - 1)" office:value-type="string" office:string-value="" calcext:value-type="error">
            <text:p>#WERT!</text:p>
          </table:table-cell>
          <table:table-cell table:formula="of:=RIGHT([.J287];LEN([.J287]) - FIND(&quot;),&quot;; [.J287]; FIND(&quot;),&quot;; [.J287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77400.1</text:p>
          </table:table-cell>
          <table:table-cell office:value-type="float" office:value="1512203133" calcext:value-type="float">
            <text:p>1512203133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CO-8 CO-8_1, whole genome shotgun sequence</text:p>
          </table:table-cell>
          <table:table-cell office:value-type="float" office:value="1512203133" calcext:value-type="float">
            <text:p>1512203133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8];FIND(&quot;),&quot;;[.J288])-1)" office:value-type="string" office:string-value="" calcext:value-type="error">
            <text:p>#WERT!</text:p>
          </table:table-cell>
          <table:table-cell table:formula="of:=MID([.J288]; FIND(&quot;),&quot;;[.J288]) + 1; FIND(&quot;),&quot;;[.J288];FIND(&quot;),&quot;;[.J288])+1) - FIND(&quot;),&quot;;[.J288]) - 1)" office:value-type="string" office:string-value="" calcext:value-type="error">
            <text:p>#WERT!</text:p>
          </table:table-cell>
          <table:table-cell table:formula="of:=RIGHT([.J288];LEN([.J288]) - FIND(&quot;),&quot;; [.J288]; FIND(&quot;),&quot;; [.J288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76964.1</text:p>
          </table:table-cell>
          <table:table-cell office:value-type="float" office:value="1512202687" calcext:value-type="float">
            <text:p>1512202687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7A Arg-7A_6, whole genome shotgun sequence</text:p>
          </table:table-cell>
          <table:table-cell office:value-type="float" office:value="1512202687" calcext:value-type="float">
            <text:p>1512202687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89];FIND(&quot;),&quot;;[.J289])-1)" office:value-type="string" office:string-value="" calcext:value-type="error">
            <text:p>#WERT!</text:p>
          </table:table-cell>
          <table:table-cell table:formula="of:=MID([.J289]; FIND(&quot;),&quot;;[.J289]) + 1; FIND(&quot;),&quot;;[.J289];FIND(&quot;),&quot;;[.J289])+1) - FIND(&quot;),&quot;;[.J289]) - 1)" office:value-type="string" office:string-value="" calcext:value-type="error">
            <text:p>#WERT!</text:p>
          </table:table-cell>
          <table:table-cell table:formula="of:=RIGHT([.J289];LEN([.J289]) - FIND(&quot;),&quot;; [.J289]; FIND(&quot;),&quot;; [.J289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65835.1</text:p>
          </table:table-cell>
          <table:table-cell office:value-type="float" office:value="1512191041" calcext:value-type="float">
            <text:p>1512191041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6B Arg-6B_1, whole genome shotgun sequence</text:p>
          </table:table-cell>
          <table:table-cell office:value-type="float" office:value="1512191041" calcext:value-type="float">
            <text:p>1512191041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0];FIND(&quot;),&quot;;[.J290])-1)" office:value-type="string" office:string-value="" calcext:value-type="error">
            <text:p>#WERT!</text:p>
          </table:table-cell>
          <table:table-cell table:formula="of:=MID([.J290]; FIND(&quot;),&quot;;[.J290]) + 1; FIND(&quot;),&quot;;[.J290];FIND(&quot;),&quot;;[.J290])+1) - FIND(&quot;),&quot;;[.J290]) - 1)" office:value-type="string" office:string-value="" calcext:value-type="error">
            <text:p>#WERT!</text:p>
          </table:table-cell>
          <table:table-cell table:formula="of:=RIGHT([.J290];LEN([.J290]) - FIND(&quot;),&quot;; [.J290]; FIND(&quot;),&quot;; [.J290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62840.1</text:p>
          </table:table-cell>
          <table:table-cell office:value-type="float" office:value="1512187902" calcext:value-type="float">
            <text:p>1512187902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5B Arg-5B_19, whole genome shotgun sequence</text:p>
          </table:table-cell>
          <table:table-cell office:value-type="float" office:value="1512187902" calcext:value-type="float">
            <text:p>1512187902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1];FIND(&quot;),&quot;;[.J291])-1)" office:value-type="string" office:string-value="" calcext:value-type="error">
            <text:p>#WERT!</text:p>
          </table:table-cell>
          <table:table-cell table:formula="of:=MID([.J291]; FIND(&quot;),&quot;;[.J291]) + 1; FIND(&quot;),&quot;;[.J291];FIND(&quot;),&quot;;[.J291])+1) - FIND(&quot;),&quot;;[.J291]) - 1)" office:value-type="string" office:string-value="" calcext:value-type="error">
            <text:p>#WERT!</text:p>
          </table:table-cell>
          <table:table-cell table:formula="of:=RIGHT([.J291];LEN([.J291]) - FIND(&quot;),&quot;; [.J291]; FIND(&quot;),&quot;; [.J291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61457.1</text:p>
          </table:table-cell>
          <table:table-cell office:value-type="float" office:value="1512186467" calcext:value-type="float">
            <text:p>1512186467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KS-1 KS-1_2, whole genome shotgun sequence</text:p>
          </table:table-cell>
          <table:table-cell office:value-type="float" office:value="1512186467" calcext:value-type="float">
            <text:p>1512186467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2];FIND(&quot;),&quot;;[.J292])-1)" office:value-type="string" office:string-value="" calcext:value-type="error">
            <text:p>#WERT!</text:p>
          </table:table-cell>
          <table:table-cell table:formula="of:=MID([.J292]; FIND(&quot;),&quot;;[.J292]) + 1; FIND(&quot;),&quot;;[.J292];FIND(&quot;),&quot;;[.J292])+1) - FIND(&quot;),&quot;;[.J292]) - 1)" office:value-type="string" office:string-value="" calcext:value-type="error">
            <text:p>#WERT!</text:p>
          </table:table-cell>
          <table:table-cell table:formula="of:=RIGHT([.J292];LEN([.J292]) - FIND(&quot;),&quot;; [.J292]; FIND(&quot;),&quot;; [.J292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57953.1</text:p>
          </table:table-cell>
          <table:table-cell office:value-type="float" office:value="1512182788" calcext:value-type="float">
            <text:p>1512182788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2B Arg-2B_20, whole genome shotgun sequence</text:p>
          </table:table-cell>
          <table:table-cell office:value-type="float" office:value="1512182788" calcext:value-type="float">
            <text:p>1512182788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3];FIND(&quot;),&quot;;[.J293])-1)" office:value-type="string" office:string-value="" calcext:value-type="error">
            <text:p>#WERT!</text:p>
          </table:table-cell>
          <table:table-cell table:formula="of:=MID([.J293]; FIND(&quot;),&quot;;[.J293]) + 1; FIND(&quot;),&quot;;[.J293];FIND(&quot;),&quot;;[.J293])+1) - FIND(&quot;),&quot;;[.J293]) - 1)" office:value-type="string" office:string-value="" calcext:value-type="error">
            <text:p>#WERT!</text:p>
          </table:table-cell>
          <table:table-cell table:formula="of:=RIGHT([.J293];LEN([.J293]) - FIND(&quot;),&quot;; [.J293]; FIND(&quot;),&quot;; [.J293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54176.1</text:p>
          </table:table-cell>
          <table:table-cell office:value-type="float" office:value="1512178868" calcext:value-type="float">
            <text:p>1512178868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IA-2 IA-2_2, whole genome shotgun sequence</text:p>
          </table:table-cell>
          <table:table-cell office:value-type="float" office:value="1512178868" calcext:value-type="float">
            <text:p>1512178868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4];FIND(&quot;),&quot;;[.J294])-1)" office:value-type="string" office:string-value="" calcext:value-type="error">
            <text:p>#WERT!</text:p>
          </table:table-cell>
          <table:table-cell table:formula="of:=MID([.J294]; FIND(&quot;),&quot;;[.J294]) + 1; FIND(&quot;),&quot;;[.J294];FIND(&quot;),&quot;;[.J294])+1) - FIND(&quot;),&quot;;[.J294]) - 1)" office:value-type="string" office:string-value="" calcext:value-type="error">
            <text:p>#WERT!</text:p>
          </table:table-cell>
          <table:table-cell table:formula="of:=RIGHT([.J294];LEN([.J294]) - FIND(&quot;),&quot;; [.J294]; FIND(&quot;),&quot;; [.J294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49390.1</text:p>
          </table:table-cell>
          <table:table-cell office:value-type="float" office:value="1512173804" calcext:value-type="float">
            <text:p>1512173804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NE-1 NE-1_1, whole genome shotgun sequence</text:p>
          </table:table-cell>
          <table:table-cell office:value-type="float" office:value="1512173804" calcext:value-type="float">
            <text:p>1512173804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5];FIND(&quot;),&quot;;[.J295])-1)" office:value-type="string" office:string-value="" calcext:value-type="error">
            <text:p>#WERT!</text:p>
          </table:table-cell>
          <table:table-cell table:formula="of:=MID([.J295]; FIND(&quot;),&quot;;[.J295]) + 1; FIND(&quot;),&quot;;[.J295];FIND(&quot;),&quot;;[.J295])+1) - FIND(&quot;),&quot;;[.J295]) - 1)" office:value-type="string" office:string-value="" calcext:value-type="error">
            <text:p>#WERT!</text:p>
          </table:table-cell>
          <table:table-cell table:formula="of:=RIGHT([.J295];LEN([.J295]) - FIND(&quot;),&quot;; [.J295]; FIND(&quot;),&quot;; [.J295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47024.1</text:p>
          </table:table-cell>
          <table:table-cell office:value-type="float" office:value="1512171315" calcext:value-type="float">
            <text:p>1512171315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4A Arg-4A_3, whole genome shotgun sequence</text:p>
          </table:table-cell>
          <table:table-cell office:value-type="float" office:value="1512171315" calcext:value-type="float">
            <text:p>1512171315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6];FIND(&quot;),&quot;;[.J296])-1)" office:value-type="string" office:string-value="" calcext:value-type="error">
            <text:p>#WERT!</text:p>
          </table:table-cell>
          <table:table-cell table:formula="of:=MID([.J296]; FIND(&quot;),&quot;;[.J296]) + 1; FIND(&quot;),&quot;;[.J296];FIND(&quot;),&quot;;[.J296])+1) - FIND(&quot;),&quot;;[.J296]) - 1)" office:value-type="string" office:string-value="" calcext:value-type="error">
            <text:p>#WERT!</text:p>
          </table:table-cell>
          <table:table-cell table:formula="of:=RIGHT([.J296];LEN([.J296]) - FIND(&quot;),&quot;; [.J296]; FIND(&quot;),&quot;; [.J296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NK44476.1</text:p>
          </table:table-cell>
          <table:table-cell office:value-type="float" office:value="1512168645" calcext:value-type="float">
            <text:p>1512168645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CO-5 CO-5_1, whole genome shotgun sequence</text:p>
          </table:table-cell>
          <table:table-cell office:value-type="float" office:value="1512168645" calcext:value-type="float">
            <text:p>1512168645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297];FIND(&quot;),&quot;;[.J297])-1)" office:value-type="string" office:string-value="" calcext:value-type="error">
            <text:p>#WERT!</text:p>
          </table:table-cell>
          <table:table-cell table:formula="of:=MID([.J297]; FIND(&quot;),&quot;;[.J297]) + 1; FIND(&quot;),&quot;;[.J297];FIND(&quot;),&quot;;[.J297])+1) - FIND(&quot;),&quot;;[.J297]) - 1)" office:value-type="string" office:string-value="" calcext:value-type="error">
            <text:p>#WERT!</text:p>
          </table:table-cell>
          <table:table-cell table:formula="of:=RIGHT([.J297];LEN([.J297]) - FIND(&quot;),&quot;; [.J297]; FIND(&quot;),&quot;; [.J297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office:value-type="string" calcext:value-type="string">
            <text:p>RKT06139.1</text:p>
          </table:table-cell>
          <table:table-cell office:value-type="float" office:value="1488923297" calcext:value-type="float">
            <text:p>1488923297</text:p>
          </table:table-cell>
          <table:table-cell office:value-type="string" calcext:value-type="string">
            <text:p>Streptomyces sp. 3211.6</text:p>
          </table:table-cell>
          <table:table-cell office:value-type="string" calcext:value-type="string">
            <text:p>Streptomyces sp. 3211.6 Ga0151195_11, whole genome shotgun sequence</text:p>
          </table:table-cell>
          <table:table-cell office:value-type="float" office:value="1488923297" calcext:value-type="float">
            <text:p>1488923297</text:p>
          </table:table-cell>
          <table:table-cell office:value-type="string" calcext:value-type="string">
            <text:p>4544896..454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6161-16283', '16616-18604']</text:p>
          </table:table-cell>
          <table:table-cell office:value-type="string" calcext:value-type="string">
            <text:p>GGCGGGCCGCTGGTGGCGCACCTGGGGGAGGCGGACGCGGTGCTGGGGGCGGAGGGGATGCCGCCCGGCGAGCCGGTCCGCTCGGTGGACCCGCTGACCCCGCTGTGGCGGTCCTCGGGGGTGCTCCCGCCGAAGCACCGGGAGGCGGGGGCGCTGCTGACGGCGGCGCTCCAGCTGGGCAGTGCGCTGCGGACGGTGGAGCTGGCGGTGCGCTACGCCGGGGAGCGCGAGCAGTTCGGGCAGCCGATCGGGGGCTTCCAGGCGGTCAAGCACCTGTGCGCGCGGATGCTGGTCCGCGCCGAGGTGGCCCGTACGGCGGTGTACGCGGCGGCGGTGACGGGTGACGCCGCCGAGATCGCGGCGGCCAAGCTCCTCGCGGACGAGGCGGCGGTGCGCGGGGCCCGGGACTGCCTCCAGGTGCACGGCGGGATGGGCTTCACGTGGGAGGCGGACGTGCACCTGCACCTGAAACGGGCGTGGGTGCGGGCGGAGCAGTGGCACACGGCGCGGGAGGCGGAGGAACTCCTGGCGGCCCGCCTCGGCACGGAAGCGGAGGCGGAAGCGGGCGCGGACGCCGAGCCCGACGCGGAGTCGGAGGTGGCGGCGATGGGGTAGCAGCCTGTGACGCAGGGGCACGGGAGGGACGGTGCGGGACTCATGTCCGATTACGGAGAGTTGATATCGGTTTGTGTCCTTCGCCCGCCCCGATCCGGCCCGGAGGCGGGGGTGTGCTCCGGTACGCTCCCACGATGCGAGTGGTTGAGCGGCGCGAGCGCCGCACAGTATGCACCACGCCTACTCCTTCGCGCTGGAATATGCCCGAAGCGCTTGTTGTGGTGACTGTACGTCAACCATGCTGCTCGGCAAGGGGACCACACTCGGTGATCCCGTCCTGTCGCGAGGCGAAGTGTCCGCCGGTTCGGATGGTGTGAGCGGTGCAGGTGCTTCAGGTACAGCTGGAGGTAGGACCCGACCCCGCCGAGGTCGGGCGGGCGCGCCGGTGGGCGCGGTCCCGGCTGGCGGGGTCCGGCATAGGGGACGACGAACCGCTCGCCGAGACGCTGATCCTGCTGATCTCCGAGCTGGTCACCAACGCGGTCGTGCACACGGGCTGTCCGGCCGTGCTGCGGATGCTCCTCGGGGGCCCGGGCGTACGGGTGGAGGTCGCCGACGCGAGCGACCGCGCCCCGGCCCGCCGGCAGGCCGCCGGGGACGACACGGGCGGGCGCGGGCTGGAGCTCGTGGACGGGCTCGCGGACCGGTGGGGCTGGCAGCGCGAGGGTGCGGGCAAGCGCATCTGGTGCGAGATCGACCGGGCGGGCGCGGAGCCGGCGCCGGTGCAGCCGGTGCCCCTGAAAAAAGTACTGCTGAAGCGGGAACCGCGCGTGTACCTCTAATGAGGTGTTGACGGTTCGTCACCTGTTGATCACCCTGGTGTTGAGCGATTCGTCGCGAGGGGACGCCAAGGGTCCTGTGCCTTGACGAGTGCGGGTCGTGGGGTGGCGGCTGCCGTGCCGCGCTCGGGGCGTGCATGCCGCACGCCGCCACCCGCAGGTCCTTCGCCCGCGCGCGCGATGCGCCTGCACGCGATGCCCGCGCGCGTCCTACGCGATGGGGAGGCCCCCCCGGGGTCGCTCCGGTGCGATACGGCGGGAACGAAGCCATGGCTGGCCGGAATTCGCGGGCCGGATTGGTAGGAGCGTACATAAAGACGTGGGGCCCGTTGTCTCCTGGGAAGACGGCTGCCTACGGTGGCGGCGCATTCTCCAGCGGGGCGCCGCCGGTGTACCTCCGGCAGTGTTCCGTGACCCTTAATTACGGCCACAAGCCATCCATGGGAGAGGGGGTACGGCGATGAAGATGCTTTTCGCCATCCGTAATGCCGTTTCCGGTCAGAAGAGCCTCAAGAAGAGCGCCTGGTACTTCTGGTACTAGACCGGCAGAGCCGCCCCGGCCGCTCGTCGGCCGGGGCGACACCGACGGCCCATCGGAGCCCCGTATGCCCCTCTCCTCCCTCCCGGCCACGCGGACCACGCTGTTCGCGCCCCGGCTCGCCGCCCTGCTGCGCGAGCACACCGGCAAGGACGCCTTCCGTCTGGAACCCGACACCATGGGCGTCGCCGGCCACGCCCTGGCCGACCGGATCCTCGCCGCCCGCCGGGCCACCGAGACGGAGCGGCCCACCTTCAAACCGCTGCACGGCCGGTCGATCGGCCGCACCGAGGCGGCCTCCGTGATGCGGGTCATCGGGCGGGACGTCAGGGAAGCCCTGGAAGGCCCCGTGCCGAAGGACGTGGACCTCACCGGCCCGTGGCCGCTCACCGGGCACCTTTTCCTGAGGGACCTCATTCTCGGCGGCGATCCGCGCCGGCTGCGCATTCTGATGAGCCGGAACCTCGAGCTGACCCCGAAACTCACCTGGTCGGTGATAGCCGCGGGTGCGGCCTTTCCCTGGCGGAAAAGGCCCGGGGCGATATCGAGCGGAATTGCCGGACTGCTGGCGGAAGCGGACGGCTACCACGACCGGCGCCACGCGATGGGCATCTACCGGAGGGCGGCCGCGCCCGTCTGCTTCACCGTCTCCACCCTCGTCGCGAACGCCCTCTGGCTGGGCTCGCCCTTCGACGGCGACACCTCCAACCGGAACATCCTCCACGAGGCCGCCCGGCTGCTGCCCCCGTCCTGGAACATCCTGCGCTACGCCTCGCCCGAGTACGGGGCCCTCGACGCGCGCATCGGTGCCGGTGACGACGTACTCGTCCTGCCCCTGCTGTCCCACCGCGACCCCGCGCTGTGGGAGGACCCCGACGTGTTCCTGCCCGGACGGTGGGACCACCTCGACCCCGAGACCGCCCCGGGCTACCTGCCCTTCGGGCACTCCTCCGAGCGGTGCTGGGGGCGGCACATGGTCATGCCGCTCGCCGAACTGCTGCTGGACCTGATCCGCGGCGCCGGGCTGGAGGTCGACCCCGCCCAGCGGAAGGCGAAGGTGCCGCTGGTCGGGCTGCTCGGGGTGGAGGACGTACGGGTGGTCAGGGCGGGGGCACGGCATGGCCACTGAGGAGGTGCCCGTCTCCTTCTTCGACGACCCCCACCCCGCCTGCCGGCGCTGGCGGGAGCTGGAGGGCGGGGCGCACCGGGTGCGGATCCTCGGCGAGGCCCCGCTGGAAGGCTGGGTGGTCACCGGGCACGCCGCATGCCGGGCAGCCCTCGCCGACCCCCGGCTGAGCAAGAACGCCGCGACCGAGGCCTTCGACCGCCGCGACGGCTCCGAGGAGGGTCCGGGCCCGGGCCGGGCGCTGACCGCGCACATGCTCAACTCCGACCCGCCCGCCCACACCCGGCTGCGCAGACTGGTCCAGCAGGCCTTCACGGCGCGCCGGGTGGCGGCCCTGCGTCCGGTGATCGAAGGCCACGTGAACCGCCTGCTGGACGCCCTGGAAGTCCCGGCGTCCCGCGCCGGGGCCCCCGTCCCCACCCGCGCCCCCGTCATCGACCTGGTCCGGGACTTCACCGTCCCGCTGCCCCTCGCCGTCGTCTTCGACCTGCTCGGCGCCTCCGAGGGGGCCGGGCACATCCTCAAGGCCTGGGCCGCCACCCTCAACGGCGAGGAGGGCGACGGCGAGGTCTCCGTCACCACCGCCGAGGCCCTGGTGGGCCACATCCGCTCCCTCATCGCCCACAAACGCGCCCACCCCGGCGACGACCTCCTGACCGCCCTGATCGCGGCCCGCGACGCGGGCGACCGGCTCGGCGAGCAGGAGATCACCTCCATGGGCTTCCTCCTGGTGGCGGCCGGCCACCAGACCACCGCCAACCTGATCTCCAACGGCGTCCACGCCCTCCTCACCCACCCCCGCGAACTGGCCGCACTCCGCGCCGACCCCTCGCGCACGGGCGCCTTCATCGAGGAAGTCCTGCGCCACGAAAGCCCGTTCTCCATCGCGACGATGCGCTACGCCACCGAGCCGGTGACCATAGGCGGCACGGTGATACCCGCCGGGGACTTCGTGCAGATCGCCCTGCTGTCCGCCAACCGCGACCCCGCCGCCTTCCCCGACCCGGACCGCTTCGACCCGGACCGCTTCGACCCGTCGCGCCCGGCGACGGGCCATCTGGCCTTCGGCCACGGCATCCACCACTGCCTCGGCGCCCCCCTGGCCCGCCTCCAGGCCGAAATCGCCTTCACCGCCCTCCTCACCCGCTACCCGAACCTGCGCCTGGCCACCCCGGCCGCCCGCCCCCTGTGGTGGCGCAACCCCCGCCACCGGGGCCTGCGGACCCTGCCGGTGCTGCTGGGCTGACTTCAGGGGGCACTTCCGCCAGTACCGGGGTGTCCAACGTCAGGGCCAGGACGGTCGCGAGTGCCTTGGGGGTGGGGGGTGTCCGTTCACCGCCCGTACCGGCTCGCGATGCCCGCCACGACCAGGGCCAGGCCCTCCTCGAAGCCCTCGTCGTAGTTCTGGAAGAGGTCCGCCCCGGCTTCGGCGGCGAGGGGGAACTCGGCCAGCCGGGCGGCGCGTTCGGTGACGTCGAAGCCTGCGCGGCGTTCGCCGGGGAGGGGTTCGACGCCCTGCTCTTCCGTGACGAAGCCGAGGGTGAAGAAGTACGCCGTGGTGGTGGCGCGGACGGCCTGGGGGAGGGAGAAGCCGGCTTCGGTGAGGGCGCGGAGGCTGTCCTCCATCCCGGCCGCGTGCTCGGTGCCGGTGAAGCGGGAGCCGCTGAACACCTTCGCGCCGTCGCGGTAGCGGAGCAGGGCGGCGCGCAGGCCGCGGTTGGCGGTCAGGAGGCGGTCCTGCCAGGAGAGGCCGGGGGAGGGCGGGGCGTCCGCTGCCATCCGGCGGTACATCTCCGTGGCCATCTCGTCCAGGAGTTCCTGCTTGTTCTTGAAGTGCCAGTAGAGGGCCGGCGCCTGGACGTCGAGCTCCTTGGCGATCGCGCGGAGGCTGAGGCCGTCGAGGCCGACCTCGTTGAGGAGCCGGAGGGAGGCCTCGACGGCCTGCTTCTTGTCCAGCTTCGGGGAGTTGCGAGGGGACACGCTTGACAGCTTAACACCGTTAA</text:p>
          </table:table-cell>
          <table:table-cell office:value-type="string" calcext:value-type="string">
            <text:p>, GTGTGCTCCGGTACGCTCCCACGATGCGAGTGGTTGAGCGGCGCGAGCGCCGCACAGTATGCACCACGCCTACTCCTTCGCGCTGGAATATGCCCGAAGCGCTTGTTGTGGTGA, 4543622, 4543736(+)</text:p>
          </table:table-cell>
          <table:table-cell table:formula="of:=LEFT([.J298];FIND(&quot;),&quot;;[.J298])-1)" office:value-type="string" office:string-value="" calcext:value-type="error">
            <text:p>#WERT!</text:p>
          </table:table-cell>
          <table:table-cell table:formula="of:=MID([.J298]; FIND(&quot;),&quot;;[.J298]) + 1; FIND(&quot;),&quot;;[.J298];FIND(&quot;),&quot;;[.J298])+1) - FIND(&quot;),&quot;;[.J298]) - 1)" office:value-type="string" office:string-value="" calcext:value-type="error">
            <text:p>#WERT!</text:p>
          </table:table-cell>
          <table:table-cell table:formula="of:=RIGHT([.J298];LEN([.J298]) - FIND(&quot;),&quot;; [.J298]; FIND(&quot;),&quot;; [.J298]) + 1))" office:value-type="string" office:string-value="" calcext:value-type="error">
            <text:p>#WERT!</text:p>
          </table:table-cell>
          <table:table-cell office:value-type="string" calcext:value-type="string">
            <text:p>, PKRLLW*, 4543622, 4543736(+)</text:p>
          </table:table-cell>
        </table:table-row>
        <table:table-row table:style-name="ro1">
          <table:table-cell office:value-type="string" calcext:value-type="string">
            <text:p>RKR54995.1</text:p>
          </table:table-cell>
          <table:table-cell office:value-type="float" office:value="1488775713" calcext:value-type="float">
            <text:p>1488775713</text:p>
          </table:table-cell>
          <table:table-cell office:value-type="string" calcext:value-type="string">
            <text:p>Streptomyces sp. 3212.4</text:p>
          </table:table-cell>
          <table:table-cell office:value-type="string" calcext:value-type="string">
            <text:p>Streptomyces sp. 3212.4 Ga0181102_11, whole genome shotgun sequence</text:p>
          </table:table-cell>
          <table:table-cell office:value-type="float" office:value="1488775713" calcext:value-type="float">
            <text:p>1488775713</text:p>
          </table:table-cell>
          <table:table-cell office:value-type="string" calcext:value-type="string">
            <text:p>168683..167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7378-18487', '19684-20313']</text:p>
          </table:table-cell>
          <table:table-cell office:value-type="string" calcext:value-type="string">
            <text:p>CGATCTGGACGAACTCCCCGGCCGGGATCGTCGTACCGTCGATCGTCACGGGCTCGGTGGTGTAGCGCAGGCTCGCGAGGGCGAACGGGCTCTCGTGGCGCAGGGCTTCCTCGGTCAGGGCGGGGACGAGTGAGGGGTCGGCGCGTACGGCGGCGAGCTGAGCGGGGTGGGCGAGCAGGGCGTGCAGGCCGTTGGCGACGAGGTTGACGGTGGTCTGGTGGCCCGCGATCACCAGCAGGAACGCCATCGAGGTGACCTCATGCCCGGTGAGGCGGTCGCCGTCATCGCGGGCGGCGAGGAGAGCGGAGAGCAGGTCGTCGCCCGGGCAGGCCCGCTTGTCCGCGATGAGCGCGCGCAGTCGCTCCAGCATCGCCTCGGCCGTCGCGACGGACACCTCCCCGTCTCCGCCGTCCCCGCTCACCGTGTGGCCGCGGACCTGCAGGATCCCGTGTGCACCGGGGTCCGCGCCCAGCAGGTCGAAGATCACGGCCAGCGGCAGCGGGAGCGCGAACCGGGCGATCAGGTCCACCTCCTCGGCCTCGTCCGTCCCGTCGAGGGCGTCGAGCAGTGCCGCGACGTGTGCCTCGATCCGGGGGCGCAGCTCCGTCACCCGCCGCTGGGTGAACGCCTGTTGGACGAGACGCCGTAGGCGCGTGTGACGGGGCGGGTCGGAGTTGAGCATGTGGCTGGTGAGCCCGCCGCCCGGGCCGCCGACGGGAAGTCCCTCGTGACGGGCGTACGCCTCGGTCGCGCCGTCCTTGCTCAGCCGGGGATCGGCGAGGGCCGCCCGGCAGGCGGCGTGCCCGGTGACGACCCACCCGGCCAGGGGCGCGGCACCGGAGAAGCGGACCTTGCGGACACCGCCCTCCTCGCGCCAGCGCCGGTAGACGTCATGGGGGTGGCGGGCGAAGGAGTCGCCCCCTGTCTCGGTCTCGTTCCCGGTCTCGTCCGACGGCTCAGGCAACGGCACGGCGCACCCTCGTCACCTGGACGTCCTCGACGCCGAGCAGTCCGACGAGGGGAACCTTGGCGGAGGTCTGTTCGGGGCTGACGGCGAGGCCCGCGCCGCGTATCAGGTCCAGGAGCAGCTCGGCGAGCGGCATCACCATGTGTCGACCCCAGCAGCGCTCGGAGGAGTGGCCGAAGGGGAGGTAACCGGGCGCGGTGTCGGGGTCGAGGGTCTCCCAGCGCTCCGGACGGAACGCGTGTGGGTCGTCCCACAACTTGGGATCCCGATGGGAGAGAAGGGGCAGGACGAGGACGTCGTCGCCGGTGCCGATGCGCTCGTCGAGGGCCGCGTACTCGGGGGAGGCGTTGCGCAGGATGTTCCAGGACGGCGGCAGCAGCCGCATGGCCTCGTAGAGGATGTGCCGGTTCGGCGTGCCGGGGTCGAACGGTGAGCCGAGCCAGAGCGCGTTCGCGACCAGGGTGGAGACCGTGAAGCACACGGGCGCCGCCGCCCTCCTGTACATGCCCATGGCGTATCGGCGCTCGTGGTACCCGGCGGCCTCGGCCGTCAGGCCCGCGATGGCGGTCAACGGGGCTCCGCGTCGGCCCACCCGCCCCGGGAGGGCGGCGCCCGCCGCGATCACCGCCCAGGTCAGCTTGGGGGTCAGTTCGAGATTGCGGCTCATCAGGATCCGCAGCCGATAGGGATCCTGGCCAAGGATCAGATCCCGCAGGAACAGATGCCCCCTGAGCGGCCACACCCCCGAGAGATCGACGTCCTCGGGCCGGGTGCGGGGCTTCTTCAGCGCCTCGCGCACATCGCCGCCGATCGTCCGCATCACCGACGACGCCTCACCGCGCGAGATCGAGCGTCCGTGCAGCGGCTTGAACGTGGGCCGCTCGGTCTCGGTGGCCCGGCGGGCGGCGAGAATACGGTCGGCGGCCTCATGCCCGGCGACCCCGACGGTGTCGGGTTCGAGCCGGAACACGTCCTGCCCGAGGTGGTCCCGGAACAGGGCGGCAAGGCGCGGATGGAACAACGTGCGGCGCATGCGGGAACTCCGGAAGACCGAGGGGCAGGCGGGCGGCGGGCGTTGTCGCCCCCGCCGTACGGCGGAGGCGACCTCACGGGTACTACGGATCGGCCTAGTACCAGAAGTACCAGGCGCTCGCCTTCAGGCTCTTCTGAGCGGACACCTTGTTGCGCAGGGCGAAGAGAAGCTTCATCACTACACCCCCTTCCAGGGTGGAGATGGCACGCACGCTCCCTTGTGAAGATCGTGCGCAGCTGGCTTCCCCACACTCCCCCACTGCGATCAACGAATGATCAACGCCCAGGTCAGGGCAGGATGCGCAGGTGAGGTGCAGGCGTCACATCGACTGGACAGGAGCAGCGCGTGTCCAGGCTCCCCGTTGCCGCTCCCGGCTCTCGCTGCCAGACTGCGGCGGTGAACATTCGGGGGGATGCGCGGGTTGGTCCGCAACCGTTCGCATTACGACCGGTCGCGTTAGTGGCGGCTGTTCTCGCCGCAGTGTTGGTCGCGCTGTCCGGGCGGTACGGCTTTCATCGTGACGAGCTCTACTTCCTGCTCGCCGGCCGACATCCGGCCTGGGGCTACGTCGACCAGCCGCCGCTGACCCCGTTGCTCGCCCGGGCAGGCTCCACCGTGTTCGGCGCGAGCCCGACCGGTCTGCGGGTCGTACCCGCACTGCTCTCCGCATGCTCCGTGGTGCTGACCGCCCTGCTGGCCCGGGAGCTGGGAGCCGGTCGTGGCGGGCAGATTTTCGCGGCTGGGTGCTGTGCCTGCTCCGGCTACGTTCTGGCCATCGGCCATTTGCTGTCCACCAGTACCTTTGATCTCACCGCCAACCTGGGCGTCCTGCTCCTGACGCTCCGGCTGCTGCGGACAAGGGATCCCCGCTGGTGGCCGGCCCTGGGCGCGATGATCGGGGTGACGCTGCTGAACAAGCAACTCGTCCTGTCACTGCTCCTCGCACTGCTCCTCGCA</text:p>
          </table:table-cell>
          <table:table-cell/>
          <table:table-cell table:formula="of:=LEFT([.J299];FIND(&quot;),&quot;;[.J299])-1)" office:value-type="string" office:string-value="" calcext:value-type="error">
            <text:p>#WERT!</text:p>
          </table:table-cell>
          <table:table-cell table:formula="of:=MID([.J299]; FIND(&quot;),&quot;;[.J299]) + 1; FIND(&quot;),&quot;;[.J299];FIND(&quot;),&quot;;[.J299])+1) - FIND(&quot;),&quot;;[.J299]) - 1)" office:value-type="string" office:string-value="" calcext:value-type="error">
            <text:p>#WERT!</text:p>
          </table:table-cell>
          <table:table-cell table:formula="of:=RIGHT([.J299];LEN([.J299]) - FIND(&quot;),&quot;; [.J299]; FIND(&quot;),&quot;; [.J29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RKD81269.1</text:p>
          </table:table-cell>
          <table:table-cell office:value-type="float" office:value="1485392899" calcext:value-type="float">
            <text:p>1485392899</text:p>
          </table:table-cell>
          <table:table-cell office:value-type="string" calcext:value-type="string">
            <text:p>Streptomyces sp. 2112.5</text:p>
          </table:table-cell>
          <table:table-cell office:value-type="string" calcext:value-type="string">
            <text:p>Streptomyces sp. 2112.5 Ga0123408_11, whole genome shotgun sequence</text:p>
          </table:table-cell>
          <table:table-cell office:value-type="float" office:value="1485392899" calcext:value-type="float">
            <text:p>1485392899</text:p>
          </table:table-cell>
          <table:table-cell office:value-type="string" calcext:value-type="string">
            <text:p>5101128..510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7540-18253']</text:p>
          </table:table-cell>
          <table:table-cell office:value-type="string" calcext:value-type="string">
            <text:p>TCCGGCCTGCCACCCGCCTACATCGCCACCGCGGAGCTCTGTCCGAACCGCGACGAAGACCTCCTCTACGCGCAACGCCTGCTGCAGGCGGGCGTCTCGGTCGAACTGCACCAGTGGCCCGGCACGTTCCACGGGTCGCAGGCGATCCTGTCCGCCGAGGTCTCGCAACGGCAGATCGCCGAACTCGCCGCCGCCCTGCACCGCGCCCTGGCCCCCTGACCCGGACTGACCCGGAACGCCGCACACGCGCCGCGCGCCGTCCCAATGGGCCGGTCACCGCATGCCATGCCCCTGCGGCGCCCGTGCCACGCCCCTGCCGCGCCCGCGGCCCCCGCCCACAAGACGAATGATCACCACAGGAAGGACTGTCCCGACATGACCGTCACCCCCATCGACCTCTTCGCTTCCTTCATCCACCTCCGCCCGGACGGCCAGGCGCGCGCCGAACAACCCGTGTTCGACACCGAGCGGGACGGCTGGCAACTGATGACGTTCCATGTCGAATCCGACGCCGACCTCCACGCCGACCACTGGGAAGTCCACCCCGAAGCGGAGGAATTGGTCGCTTGCCTCAGCGGCGGCATCCGCCTGGTCCTCCGTCCGGAACGGCCGGGCGACGAGGAGGAGATCAAGCTCCCGGCGGGAACGGCGGCCATCGTGCCACGCGGTCAATGGCACCGACTCGCCCTGGACGCCCCCGGCGACATCATCTCCCTCACCATGCCACGAGGCAGCCGACTGGAGCAGCGGACGGGGCCCCGGGCAGGGGGCTGACAGCGCGCGCTGCTCACCACCCGAGGGCCCCACGGATGCGAGCCCCCGCCACGTGGCGATGCACCGACCGGACACTGAGGGGCAGGTCCCTCGCGATGCTCGCCTCACCTGGCGCGAACCGCTCCGCCACTCAGTTCCTGCGCGGACACACCGCGGGTATGCGCCAGGTTCCAGGACCGTCACGGTCGAGTCATGTGCACTTCGGACACTTCGAGCAATCCGTCGAGTTCGACCTTCCCCCTGGTCTGGCCCGGACTCACCACCAGGCCGTCCCGTCGCACGATGTCCAGGAGCCGTTCGGCCAGGGGCAGGACCATATGCCGGCCCCAGCATCGTTCGCTTACGTGGCCGAAGGGGAGATATCCGGGGTGGTTGTCTCCGTCCAGCTCTTCCCAGCGGTCGGGATGAAACGCGTCGGGCTCGTCCCAGAGCTTGGGGTCGCGGTGGCTCAGCAGGGGAAGCAACAGGACATCGTCTTTCGGGCCGATCCGTGCGTCCACGTCCGAGAACTCCGGAGAAGCCATTCGCAAGATGTTCCATGAGGGGGGAAGCAGTCGGAGTGCCTCAAGGAGGATGTTCCGATTCGATACGTCATCACTGAACGGAGCCCCGAGCCACAGGGCGTTGGTGACCAGCGCGGAGACGGTGAAGCACACCGGTGCTGCCACCCGCCGATACAGGTACATGGCATAGCGCCGGTCACTGTAGGTCGTGGAATCGAGGACGAGAGCGGCAAGTTTCGACAGCGGTACGTCCTGCCCGGGCCTGCCCAGCAAAGCGGCTCCGGAGGCGACGGCCGACCAGGTCAGTTTCGGTGTCAACTCCAGCCTGCGGTCGACCAGAACCCGGAATCGCAGACGTTCGTTCCCGAAAACGAGATTCCGCAGGTAAACATGCGCCACATGCGGCCACCGGCCGGTCAGGTCGACCGCCTCATCGAGGGGACGCTGCAGCGCGTTCCGCACGTCCGAGCCCACGGCTTGCATAAAGGTGGACGCATCCGTACGGGTAACGAGCCGCCCCTGGACGGGTTTGAAGGTGGGCCTCTCCTCCGCGTTGGCCGGCCTGCTGCGGAGTAAGCGGTCCATCAGCTCGGCGCCGGATACCCCGATCGTGTCGGGCTCCAGACGAAAAAGCGACGCACCACGATAACGGCTTAACAGTTCGTCGATTCTCGGCGCGAACTCGATGACCCGACCGCTCTCGCCGACGCGGTGCATAGGCATGGCTGAACTCCGTGGGTAGGCAGCTCGCGCCGGCCAGAATTCCTGACCGACGCGAGCCCGGCAGGGAATCTATCTCGTTAAATCCAGCCGTACCAGGCGTATGCCTTGAGGCTCTTTTCCGGACGGAACTTCTTGACGATGCGAACGAGTTTCATGAGCACCTCCATTTGTGTGGTGAACGCGCTACTTATTCGACGGCAGAAGATGTCGATGCCGGTCAGAATTCCCGGCATTCATTTCGACTGCTGTGGAAAGTGAAGACCTGTTCGATGAATGTGTCAAGTGATCCACATCACTACCTGAATTGACTAATTCACGTTTCGAATTCATCCGTATTCACATCTCGGCAAATCACCGCTAATCCAGCTATTGGCACCCAATGCGGGCGTCGAAAGGGGGCAGATGGCGTCGAATGGGGTGGTTTGGCCATGGATTGCATGACATGGACATGTTCCGTAGGGCCGTTCGAAGGCCTCCGGTCCCTGCTCCGGCGCGGTGGCTCTTCCGCACAAAAAACCGCGAAGCGGCGGTGAAGCTGGCGCAGTCGGTCGTCAACTGGCCCTCAGGCCCGGGTCAGTTCCAGCACCTCGGCCACTGCGAGCAGTTCGCGATGAGACCTGATGCTACTTCGCCACTACAGTCGCCGCATGACTGACTTTCTTCAGGTGTCCACGGCAACGGAGAGCCGCGAAGCGGCGGTGAAGCTGGCGCAGTCGGTTGTCTCTGCACGGCTCGCAGCCGGAGCGCAGATCGTCGGGCCGGTCGGGTCGGTGTTCTGGCACCAGGGCGAGTTCGGCTCGGGCGAAGAATGGCAACTCGTCCTCAAGATCCGTGCCGACCGTTACGACGAGGTCGAGACGCATCTGCTCAAGCACCACCCCTGGCAGAACCCGGAAGTCTCCGCAGTGCCGATCGTTGCCGGGGCGAATGGCTATCTGCGCTGGCTGGAGACGA</text:p>
          </table:table-cell>
          <table:table-cell office:value-type="string" calcext:value-type="string">
            <text:p>, ATGAAACTCGTTCGCATCGTCAAGAAGTTCCGTCCGGAAAAGAGCCTCAAGGCATACGCCTGGTACGGCTGGATTTAA, 5101205, 5101283(-)</text:p>
          </table:table-cell>
          <table:table-cell table:formula="of:=LEFT([.J300];FIND(&quot;),&quot;;[.J300])-1)" office:value-type="string" office:string-value="" calcext:value-type="error">
            <text:p>#WERT!</text:p>
          </table:table-cell>
          <table:table-cell table:formula="of:=MID([.J300]; FIND(&quot;),&quot;;[.J300]) + 1; FIND(&quot;),&quot;;[.J300];FIND(&quot;),&quot;;[.J300])+1) - FIND(&quot;),&quot;;[.J300]) - 1)" office:value-type="string" office:string-value="" calcext:value-type="error">
            <text:p>#WERT!</text:p>
          </table:table-cell>
          <table:table-cell table:formula="of:=RIGHT([.J300];LEN([.J300]) - FIND(&quot;),&quot;; [.J300]; FIND(&quot;),&quot;; [.J300]) + 1))" office:value-type="string" office:string-value="" calcext:value-type="error">
            <text:p>#WERT!</text:p>
          </table:table-cell>
          <table:table-cell office:value-type="string" calcext:value-type="string">
            <text:p>, AWYGWI*, 5101205, 5101283(-)</text:p>
          </table:table-cell>
        </table:table-row>
        <table:table-row table:style-name="ro1">
          <table:table-cell office:value-type="string" calcext:value-type="string">
            <text:p>RJQ71969.1</text:p>
          </table:table-cell>
          <table:table-cell office:value-type="float" office:value="1483107825" calcext:value-type="float">
            <text:p>1483107825</text:p>
          </table:table-cell>
          <table:table-cell office:value-type="string" calcext:value-type="string">
            <text:p>Pseudonocardiaceae bacterium YIM PH 21723</text:p>
          </table:table-cell>
          <table:table-cell office:value-type="string" calcext:value-type="string">
            <text:p>Pseudonocardiaceae bacterium YIM PH 21723 NODE_58, whole genome shotgun sequence</text:p>
          </table:table-cell>
          <table:table-cell office:value-type="float" office:value="1483107825" calcext:value-type="float">
            <text:p>1483107825</text:p>
          </table:table-cell>
          <table:table-cell office:value-type="string" calcext:value-type="string">
            <text:p>18598..19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529-12714']</text:p>
          </table:table-cell>
          <table:table-cell office:value-type="string" calcext:value-type="string">
            <text:p>CCAGTAGTCGTTGTTCCGCACCATCTCCGTCAGCCGGTCGACCGAGTGCTGGACGTCGCGGGACACCGGGCTCTTGAAAGTGGTGACCTCAGGATCGGTGAACGCGACATGCAGATCCACGGCATCCCTGACGGGATCCAGCGGGTCCAACCACAACCGCTCGGTACTCAAGGCAACTGTCACCCGACCGACCGTAGATCCACCCCCTGACAAAACCCTCCGGCATGTCCGCACACCTGGGTGCCATCGGGCAACACGAAGCACGCATGCTCGTCGAAGTAGTCCACGACCACTGGCGCCGCCACCGCCTTGGGATGCCGACAGGGCGTTGACCGGATCACGCCCCATCGCTAACGTCGATCACGGCGTGGCTCACGCCCAACCTCCATTGACTGTCCCCAGCACAGTCCTGGTCGGAGGCAAAGGGACTTCTCGTCTCGGGTCGCTGTCGTAGTCCGTCCGTCTCGGACGTGGTGGTCGCTGGGGGACTGTCGTCCGAGATCCGGAAGGGCCTGATGACAGCGAACAGGAATCTCAAGCGCCGGGTTCGAGCCCGCGCGGCCAAGACGGGTCAGTCCTACACGACTGCCCTCAGGCACTTCCGGCAGAATCCGACAGGAGAAGTCATGCCGGAAACCAACCATGTACGGCTGGCCGTCGCACAGCACGTCCTGCGCGAGGATCCTCGCGACACCGGCGAGTTCCGTGCCAGCGGACGCGATATACGTCAACTGATGCGCGAGGCACGCGCGGCCGGCGCGACGCTCGTGCACTTCACCGAGAGCGCGACCTGCCTTCCCAGCAAGTACATCCTGTCCGGGGGCGACCCGGCCACGGCCGGGCCGGCGAACTGGGAAATGTTCCAGTGGGACACGCTGCGCCAGGAACTGACCGCGATCGCGGAACTGGCCGGGGAACTCGGTCTCTGGACCGTTCTCGGATCAGCACATCGCCTGACTCCGCCTCACCGCCCGCACAACAGCCTGTACGTGATCTCCGACCAGGGGCGACTCGTCACGCGTTACGACGAGCGCATGTTGTCCACCACCAAGATCACCTACATGTACACGCCCGGATCGAGTCCGCGGACGTTCGAAGTCGGCGGCCTGCGATTCGGCCTGCTACTCGGGCTGGATGTCGCCTTTCCGGAACTGTTCATCGAACAGGAACGGCTCGATGTCGACTGTGTGCTCTTCTCGACACACGACGACGATGAAGGGGCCGCTGCCGCGGCGCAGGCGCAGGCGTACAGCAACAACTACTGGGTCAGCCACGCATGTCCCGCACGGCACACCTCAGCCGGCGTGATCACTCCGGACGGACACTGGGAAGCCCGCTGCCCCGAAGGCGGAGAACCCGGCCTGGCGATCGTGGATCTCGACAGCAGACCAGACCACCGCGGACGGCAGTTCAGGCGCAGGGCGCGCTCGGGGATCTACGAACCGCATCTGGTCCAGAACGACCGCCGAAGCGACAACCTCCACGCGTTCTGACCGCGAGATAAACCCGTCTTCAAGACCACACGTCTTGAAGACGGCACGACCCTTTTTCCTTTCCTGGGATAAAAAGTCCCAGTCAGCCTCACCTGAATGGCCTCCACAATACTGATCGAACCCGCTTCTGCAGTTCGACACATAACCCATCCCGTTACGGTGCAGAAATAGAACATTCGAATGAAGGTGATCTCGGCCCTGGTTTTATCAAGAACTATGACACCGCCGGCCTCGGCTATACCTCATTGTCAGCTTTCCACCCCTCTGTTAGCCTCGAAAGTGCCGCAAGCAGCGGAGACCGGCCCGAGCAATTTCGATTTATTAAACTCTAGGGGGAGGTGTGACCATGAGGATTGCATTCTTTCTCAAGGATAAACTCACTCGTCGGAAGAGTTTGAAGTCGTACGCCTGGTACCTCTGGTACTGATCTGCGGATTCACGGTCGATTTTTCTCGGATCGGCGCCCGGAATTTATTTCGGGCGCCGACTTAACGGTGGGGGTGCGAATGAGCGTTTCGGAAGCAGGTCGCGTCGCGCGGGTTACCGTTTTCGCCCCAAGAATCGATGTGTTGTTACGCGAGAATCGCGGCGCTGGGATCTTTCGCCTTGATGAGGATACAGTCGGGGTGGCTGATGCCGCTCTGATCAATGAACTGTTGCAGGCGCGACCGGCCAACGAAATGGAACGTCCGACCTTCAAGCCACTGAACGGTCAGTCTATTTCGCGCAATGATGCGTCCGTTCTGATGCAGGCTGTCGGGCATGACGTACGAGTCGCCCTGAAGAAGCCGCTTGAGCAACGGATCGACCTTTCCGGGAAATGGCCACTGACCGGGCACAACTATCTGCGCGACCTGGTGTTCGGCGTCGACCCATACCGGCTCAAGCTGCTGGTGGACCGCACGCTGGAGCTGACCCCCAAACTGACGTGGACCGTCATCGCGGCAGGCGCGGCACTGCCCGGTTGGCTACGGCCGACCGACCCGGCCTCGGCAGTCGCTGAACTCACCGGGACGCAGCAGAGCTACCAGGCGCGCCGGCACGCGATGGGCCTTTACCGCCGCGTCGCGGCACCGGTCTGTTTCACCGTCGCGGCGCTCGTCACCGGCGCACTCTGGCTCGGCTCCCCATTCGACACGCACACCTCCAACAAGCACATCCTGCTGGAGACGCTGCGGCTGCTCCCGCCATCATGGAACATCCTGCGCCGATCGAGTCCGGAATTCCCCGAGATCGACGGACGGATCAGCGGGGCAGACGACGTGTTGCTGCTGCCGATACTCAGCCATCGCGACCCGCGGCTGTGGGAGGCGCCAGATGAGTTCCAGCCGGACCGCTGGCATGACCTCGACCCCGACACTCACCCCGGCTACCTGCCGTTCGGCCATGCCAATGAGCGTTGCTGGGGTCGGCACATGGTGATGCCCCTGGCCGAACGCCTGCTCGACCTGCTGCGCCGTGACGGCTATGCGGTCAGCTCCGAACAGACCAGGGCCACGGTGCCGCTCGCCGGCTTGCTGGAGGTCGTCGACGTGCGGGTCGGTCGACACGTCTGATCAAAACAAAAAGCCGAGGCATATGCCTCGGCTTCTGCGGTTCGTGAACCGACAACTTTGGTGGAGCTGAGGGGAATCGAACCCCTGACCTTCTCGATGCGAACGAGACGCGCTACCAACTGTGCTACAGCCCCTTACGGATGAGAACTCTAGCAGGGCCCCTATGGATCTCTGAAATCCGGGGGCCGTTTACCTGATCACAGGGGAAAACGGGTGGTAGAGGCCCTCCGCGCCGCTCTCCTCGTCCTTCATCCACTGGTATCGCTCGTACCAGCCGACCGAGTGGCCGGCCCGTGAACCGAGCTCCGCCTCCAGTGAACGCTGCAGCCTGCGGAGCCCGAAGTGCCGGCGGTAGAACCGGATCATCGGGGACGCGGCCAGCAGCCACAGGTAGGCCAGCACCAGCGGGAAGCCGATGCCGAAACCGAGGCCGTCGCCGCGGAACGGGCCGTCGGAGGCCAGCAGGGCCCAGATCACCAGGACCAGCACCAGCAGCGGAACGGCCATCAGGATGCCCCAGCCGTACAGTTTCGCGTTCCCCAGCTGGTCGAAGGCCAGCTCGGCGCGCAGCTTCCACAGGCGGCGCTGCCGGACGTCGGCGGGCACCGCGCAGGCGGGCGGCGGTACCGGGCCCAGGGTGCGCGGCCGGGAGGGCAGCGGGTCGGGCAGGTCGGCCCAGGCGGAGCCGATCTCCCAGGGGCCTTCGGCGGCCGGATGCCTGCGGAACAGCAGTCGCCAACCGGACCAGCAGAGCACCAGGGTGACCAGGGCGAACAGCAACGGGACAGCCCAGCCACCGGAGAACCTGGCCGCGCCGAAGGTGAGCAGGATCCCGGCCGCACCGAGGAACGCGGTCAGCAACCCCAGGAACGTGCGCACGGCTACTCGCCGACCGCCCGGCGGTATCCGCCGAGGTTGGGCTCGCCCAGTTCCTCGAAGTCCGGGTTGCCCTCGTCCACGTCGAGCATCTCGGTGTTCTTCGGCCGGCTGGCCATGATCCGGCGCTCGATCCGCGGCGCGGGCTCGGGCTCCGGCTCCTCGTCGTACTCGTCCTCGTACTCGTCGACTTCCTCGTCGGCCTCGTCCTCGTCGTAGTACTCCTCGACGGGCTCCTGCCGGCGCGGGCGACTACCCGCCGGGTGATTGCGCTGGCCGCGCAGCCGGGCCATCCGCCTGCGGCGGACGTCCTCTTCGATGCGCACCTGACGACGCAGGTAGCTCATGTATCCGACGAGAATGACGGCCAGGCCCACGCAGGCGTACCAGGCGAGTGACTCCACGAAGCCGCCGATGAGCGCCGAACCGACGGCGGTGATGAACAGGAACAACACCGCGCGCTGCCGGAACGCGTACTTGGCCCGCGCGGCGGCCGCGGCGGCCTGCGGGTCGAAGCCGCCCCTGCCGGGGCGGTAACGGTAGTCGGCTCTGGCCTCGTCGCTGGTCTCGATACTCATCGCAACGCCCTCCTGCGCCGAGCCCCGGCGATCTCCCCGGCGCACGACCCTTGAGGTCGACGGCGGTTCGATGGGGCGTGCGGCCTCGGTGCGCCGTCTCGCGACCATGGGTACGAGCACGACAAGCCACGCCATCGCCAGTGCGGCAAAGATCAGCGAACTTGGCATGCCTCGTCAACTCCCCCTTGGCCACGAGGGGCAAATAGTGCGTGGATCCGGTCAATCACGTTAGTCACACCTGCCACAGGGATGTCGGAGGCTCGCCGGAGCGAATCGGGCACAGGGCGGAGAAGCATCCCTCTTTCGGCGTAATCTGCCGCTGGGAATCCCGGAACCTTACCGGATGATCTTGGCGTGCCCGCCGTCGACCAGGCGTTGCACGAGACCACCTGGATGATCTTCCGTTGTCACCGCGAAACACAGGTGGTCACGCCAGTCGCCCGCCACGTCCAGGTACCGGCGGAAGACGCCCTCCTCGCGGAACCCGGCCTTGCGCAGCACCCGGATACTGGCCATGTTCTCCGGTCGGACGGTCGCCTCCAGCCG</text:p>
          </table:table-cell>
          <table:table-cell office:value-type="string" calcext:value-type="string">
            <text:p>, ATGAGGATTGCATTCTTTCTCAAGGATAAACTCACTCGTCGGAAGAGTTTGAAGTCGTACGCCTGGTACCTCTGGTACTGA, 18437, 18518(+), ATGAGTTCCAGCCGGACCGCTGGCATGACCTCGACCCCGACACTCACCCCGGCTACCTGCCGTTCGGCCATGCCAATGAGCGTTGCTGGGGTCGGCACATGGTGA, 19408, 19513(+), GTGATTGACCGGATCCACGCACTATTTGCCCCTCGTGGCCAAGGGGGAGTTGACGAGGCATGCCAAGTTCGCTGA, 21253, 21328(-), GTGTCGAATGGGGAGCCGAGCCAGAGTGCGCCGGTGACGAGCGCCGCGACGGTGAAACAGACCGGTGCCGCGACGCGGCGGTAA, 19145, 19229(-), GTGACCATGAGGATTGCATTCTTTCTCAAGGATAAACTCACTCGTCGGAAGAGTTTGAAGTCGTACGCCTGGTACCTCTGGTACTGA, 18431, 18518(+)</text:p>
          </table:table-cell>
          <table:table-cell table:formula="of:=LEFT([.J301];FIND(&quot;),&quot;;[.J301])-1)" office:value-type="string" office:string-value=", ATGAGGATTGCATTCTTTCTCAAGGATAAACTCACTCGTCGGAAGAGTTTGAAGTCGTACGCCTGGTACCTCTGGTACTGA, 18437, 18518(+" calcext:value-type="string">
            <text:p>, ATGAGGATTGCATTCTTTCTCAAGGATAAACTCACTCGTCGGAAGAGTTTGAAGTCGTACGCCTGGTACCTCTGGTACTGA, 18437, 18518(+</text:p>
          </table:table-cell>
          <table:table-cell table:formula="of:=MID([.J301]; FIND(&quot;),&quot;;[.J301]) + 1; FIND(&quot;),&quot;;[.J301];FIND(&quot;),&quot;;[.J301])+1) - FIND(&quot;),&quot;;[.J301]) - 1)" office:value-type="string" office:string-value=", ATGAGTTCCAGCCGGACCGCTGGCATGACCTCGACCCCGACACTCACCCCGGCTACCTGCCGTTCGGCCATGCCAATGAGCGTTGCTGGGGTCGGCACATGGTGA, 19408, 19513(+" calcext:value-type="string">
            <text:p>, ATGAGTTCCAGCCGGACCGCTGGCATGACCTCGACCCCGACACTCACCCCGGCTACCTGCCGTTCGGCCATGCCAATGAGCGTTGCTGGGGTCGGCACATGGTGA, 19408, 19513(+</text:p>
          </table:table-cell>
          <table:table-cell table:formula="of:=RIGHT([.J301];LEN([.J301]) - FIND(&quot;),&quot;; [.J301]; FIND(&quot;),&quot;; [.J301]) + 1))" office:value-type="string" office:string-value=", GTGATTGACCGGATCCACGCACTATTTGCCCCTCGTGGCCAAGGGGGAGTTGACGAGGCATGCCAAGTTCGCTGA, 21253, 21328(-), GTGTCGAATGGGGAGCCGAGCCAGAGTGCGCCGGTGACGAGCGCCGCGACGGTGAAACAGACCGGTGCCGCGACGCGGCGGTAA, 19145, 19229(-), GTGACCATGAGGATTGCATTCTTTCTCAAGGATAAACTCACTCGTCGGAAGAGTTTGAAGTCGTACGCCTGGTACCTCTGGTACTGA, 18431, 18518(+)" calcext:value-type="string">
            <text:p>, GTGATTGACCGGATCCACGCACTATTTGCCCCTCGTGGCCAAGGGGGAGTTGACGAGGCATGCCAAGTTCGCTGA, 21253, 21328(-), GTGTCGAATGGGGAGCCGAGCCAGAGTGCGCCGGTGACGAGCGCCGCGACGGTGAAACAGACCGGTGCCGCGACGCGGCGGTAA, 19145, 19229(-), GTGACCATGAGGATTGCATTCTTTCTCAAGGATAAACTCACTCGTCGGAAGAGTTTGAAGTCGTACGCCTGGTACCTCTGGTACTGA, 18431, 18518(+)</text:p>
          </table:table-cell>
          <table:table-cell office:value-type="string" calcext:value-type="string">
            <text:p>, AWYLWY*, 18437, 18518(+), AGVGTW*, 19408, 19513(+), EACQVR*, 21253, 21328(-), GAATRR*, 19145, 19229(-), AWYLWY*, 18431, 18518(+)</text:p>
          </table:table-cell>
        </table:table-row>
        <table:table-row table:style-name="ro1">
          <table:table-cell office:value-type="string" calcext:value-type="string">
            <text:p>RIA50985.1</text:p>
          </table:table-cell>
          <table:table-cell office:value-type="float" office:value="1475765447" calcext:value-type="float">
            <text:p>1475765447</text:p>
          </table:table-cell>
          <table:table-cell office:value-type="string" calcext:value-type="string">
            <text:p>Streptomyces sp. 2233.2</text:p>
          </table:table-cell>
          <table:table-cell office:value-type="string" calcext:value-type="string">
            <text:p>Streptomyces sp. 2233.2 Ga0151181_11, whole genome shotgun sequence</text:p>
          </table:table-cell>
          <table:table-cell office:value-type="float" office:value="1475765447" calcext:value-type="float">
            <text:p>1475765447</text:p>
          </table:table-cell>
          <table:table-cell office:value-type="string" calcext:value-type="string">
            <text:p>2088531..2089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047-14711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2091226, 2091298(+), ATGAAACTCGTTCGCATCGTCAAGAAGTTCCGTCCGGAAAAGAGCCTCAAGGCATACGCCTGGTACGGCTGGATTTAA, 2088375, 2088453(+), GTGAAGGCGGTCAGACGGGGTGCCGGTCCGTCGCTGGTGGCCCGGCCCGCGAACAGTTCTGAGACCAGGCCGCATTCGGCGCACAGGGCGAGGCCGTAG, 2089832, 2089931(+)</text:p>
          </table:table-cell>
          <table:table-cell table:formula="of:=LEFT([.J302];FIND(&quot;),&quot;;[.J302])-1)" office:value-type="string" office:string-value=", GTGCCGGTGACGGCCCGCAGGACGGAGAGCGCGACCAGCGCGCCGGCGATGATCAGCAGGATCCAGGGGTAG, 2091226, 2091298(+" calcext:value-type="string">
            <text:p>, GTGCCGGTGACGGCCCGCAGGACGGAGAGCGCGACCAGCGCGCCGGCGATGATCAGCAGGATCCAGGGGTAG, 2091226, 2091298(+</text:p>
          </table:table-cell>
          <table:table-cell table:formula="of:=MID([.J302]; FIND(&quot;),&quot;;[.J302]) + 1; FIND(&quot;),&quot;;[.J302];FIND(&quot;),&quot;;[.J302])+1) - FIND(&quot;),&quot;;[.J302]) - 1)" office:value-type="string" office:string-value=", ATGAAACTCGTTCGCATCGTCAAGAAGTTCCGTCCGGAAAAGAGCCTCAAGGCATACGCCTGGTACGGCTGGATTTAA, 2088375, 2088453(+" calcext:value-type="string">
            <text:p>, ATGAAACTCGTTCGCATCGTCAAGAAGTTCCGTCCGGAAAAGAGCCTCAAGGCATACGCCTGGTACGGCTGGATTTAA, 2088375, 2088453(+</text:p>
          </table:table-cell>
          <table:table-cell table:formula="of:=RIGHT([.J302];LEN([.J302]) - FIND(&quot;),&quot;; [.J302]; FIND(&quot;),&quot;; [.J302]) + 1))" office:value-type="string" office:string-value=", GTGAAGGCGGTCAGACGGGGTGCCGGTCCGTCGCTGGTGGCCCGGCCCGCGAACAGTTCTGAGACCAGGCCGCATTCGGCGCACAGGGCGAGGCCGTAG, 2089832, 2089931(+)" calcext:value-type="string">
            <text:p>, GTGAAGGCGGTCAGACGGGGTGCCGGTCCGTCGCTGGTGGCCCGGCCCGCGAACAGTTCTGAGACCAGGCCGCATTCGGCGCACAGGGCGAGGCCGTAG, 2089832, 2089931(+)</text:p>
          </table:table-cell>
          <table:table-cell office:value-type="string" calcext:value-type="string">
            <text:p>, ISRIQG*, 2091226, 2091298(+), AWYGWI*, 2088375, 2088453(+), AHRARP*, 2089832, 2089931(+)</text:p>
          </table:table-cell>
        </table:table-row>
        <table:table-row table:style-name="ro1">
          <table:table-cell office:value-type="string" calcext:value-type="string">
            <text:p>RFF77213.1</text:p>
          </table:table-cell>
          <table:table-cell office:value-type="float" office:value="1451681430" calcext:value-type="float">
            <text:p>1451681430</text:p>
          </table:table-cell>
          <table:table-cell office:value-type="string" calcext:value-type="string">
            <text:p>Xanthomonas campestris pv. campestris</text:p>
          </table:table-cell>
          <table:table-cell office:value-type="string" calcext:value-type="string">
            <text:p>Xanthomonas campestris pv. campestris strain WHRI10004 scf_17688_2, whole genome shotgun sequence</text:p>
          </table:table-cell>
          <table:table-cell office:value-type="float" office:value="1451681430" calcext:value-type="float">
            <text:p>1451681430</text:p>
          </table:table-cell>
          <table:table-cell office:value-type="string" calcext:value-type="string">
            <text:p>146884..14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439-7402']</text:p>
          </table:table-cell>
          <table:table-cell office:value-type="string" calcext:value-type="string">
            <text:p>TCTGGCCGGCCGCTCGCTGCGCACCAGTGGATTGCTGCGCATCGGCGTGCTGTACAGCAACCCGAGTGCGGCGTACCTCAATCAATTCATGCTCGGCCTGCTCGAACAGAGCAGTCTCAATGGCAGCCAGGTGCTGGTGGAGAAATGCGGCGCCATCCGCAGCCAGCGTGCTGCCACCGAACGCCTGCTCGCCGCCGGCGTGGACGGTGTGATCCTGCCGCCGCCGTTGTGCGATTCGCGCCAGACCATTGCCGAACTCGATGCACGCGGCATCCCGGTGGTGGCGGTGGCCAGTGGCGCACCGATGGCGCAGATCAGCTCGGTGCGCATCGACGACTACCAGGCCGCGCGCGCGCTCGTCGATCACCTGATCGCGCTTGGCCATCGCCGCATCGCCTTGATCAAGGGCGACCCCAAACACACACCCAGCGCGCTGCGTGCCAGTGGCTACGCCGACAGCCTGCAGGCGGCGGGGCTCAAGATCGATGAGACGCTGATCGCCGAGGGGTTGTTCACCTATCACTCGGGCCTGCTCGCCGCGCGCGCATTGCTCGCACAGCCCGCACCGCCCACGGCAATCTTCTGCAGCAACGACGACATGGCAGCAGCCACCGTAGCGGTGGCGCACGGGCTGGGCCTGCGCGTGCCCGAGGATGTGTCAGTGGCCGGCTTCGACGACACGCCGGTGGCCACCACCATCTGGCCCGAACTCACCACCGTGCATCAACCGGTCACCGCCATGGGCCGCGCCGCCGTCTCGCTGCTGGCCGACGCCATTCGCGAACGACGCAAGGGCGCACCAGTGCAGGGCGTGCATCAGGTGATGAAGTACACGTTGGTGAAACGCGGCTCGACGGCGGCGCCGGTGGGGTGATGTGGTGATGACTCAACTACGCTGTTGGGCGATGAGAGCACATCACCCAACAGCACAACGCCCTGCGCATCGGCGATGCGATCGCGTTGTTTTAGGCCCTGACCAGGGTGACGTCCGCAACACCTAAAAGCCCAGTCAATGGCACATCGGCGCGGCGTTGGCTGGTTGCCGCTGTCAGGCCCTGGCTGCGCAACAGCTCCAGCAGGCGCTCGGCAAGCGGCATCACCATGTGCCTGCCCCAACAGCGCTCCGAGGCATGGCCAAACGGAAAATAGCCCGGGTGATTGTCTGGATCCAACGCGTCCCAACGCGCCGGACGAAACATATTGGGCGCGTCCCACAGCGCGGGATCGCGGTGACTGAGCAACGGCAACACCAACACGTCATCGGCCGCACCGATGCGGTGATCCAGGGCGGGATATTCCGGCGATGCGTTGCGCAGGATGTTCCAGGATGGCGGCAACAGCCGCAGCGCTTCGTAAATGATATTGCGGTTGCTGTCGCTCGCTGAGAACGGCGATCCCAACCACATGGCATTGGCTACCAAAGTAGAAATGGTAAAGCACACCGGTGCTGCGGTACGCCGGTACAGGCCCAGGGCGTAGCGGCGTTCGTCATAACTGCCTGCGGCCGCCGTCACCCGCGCCAACGAGGAGGAGTTTGGTGACAACGTCAACGGTAACGCAGCGCCGGCGGCAATCACCGCCCAGGTCAACTTGGGTGTGAGTTCGAGCACGCGGTCCATCAGCACGCGCAAGCGCAACGGATCTCCACCAAGCAACAGGTCGCGCAGGTACACGTGACCGACGTGCGGCCAACTGCCCGACAGATCGACTTGTACCGCTGGCATTTTCAAAGCTTCGCGCACATCGCGACCGATCGCCTGCATCAGGCGAGAGGCATCGACGCGTGCAATGGAGCGCCCATGCAATGGCTTGAAGGTTGGTCGTTCCGTCTCCGAGGCCGGGCGTGCAGCGAGCAGGCGATGCGTCAGCACCGGCCCCGCCACGCCCACCGTGTCGGGCTCCAGACGAAAGACGTCTTGCCCGATGTACGCATCGAGCAAGGCCTGTAGCCGCGGGGCAAACACGGTGCGGCGCATGTCGCCGGCAAGCGAGTGCGACATCGTATGACTCCGAAAGAAAGCCCGCGTCCAACAACCTGGGGATCGCCGGCGCGGGCAGGTTCACCGGGCCGCATCATCTCTGCGGCGGGTGCACGTTCAGTACCAGATGTACCAAGCGTGCGACTTCAGGCTCTTGTTCGAAGCAAGGCGATGCTTGATGGCAAACAACAGTTTCATGAGCGAAATCCTTCAGGTGGGATTGCCCTTGCGGGGGATGAAACCAGGTGGAAACACAGGTAGCGCGGCGAGCCATTTACAGTTGAGCTCGCAAGATCGAACCTACTCCCTGCTCCAACGCAAAACCCTGCAAGCGCGCACAGATCGCAACGCGCATGTCACTGCGGCGCAATGCGCCTGCATAAAAAAGGCCGCATCGCTTCCCGCCGATGCGGCCAAATGGGAGGGTGCCCGGGCTTGCGACCGGGCGAACTGCAGCCACCGGCCTATGCCAGTGATGGGAAGCACAGCAATCCGGCTCAGACGATCAGAGCGAAGTTCGCAATTTCGTACTGACACACGACGCCCTGCAGGCAAAGCGCGAAAACAGCTGCATGACACGATGTGTAGGGCTGCGGGGCTCGCTGATGGCGGCCGTCGTGTTCACGACCGCCATCACCGCAGACTGCGTTGCGATCAACTCATTGCACTGAGAAGAGCAAGACGGCTACTTGTTCGGCCGGGCGATCACCATCGCCGATGGCGCGCTCGCACCTGCCGCGTTGTTGGCCATCACCACGTACGTGTACGCGACATCATTGACGACCGCGCGGTCTACATAGGTGGTTGAGATGACGTTGCTGCTCACCGTCGTCAATGCACCCGTGGTGCCGGCGCGGCGCTGCACGGTGTAGCTGGCTGCGGCGCTGACGGCCGACCAGCTCAGCTTGACGTTGCTGTCTCCCACCGTAGCGGTGAGCCCACGGGTTGCAGTCGGTACTTGGCGCGGTGGCAGTGCAACAGATGCGG</text:p>
          </table:table-cell>
          <table:table-cell/>
          <table:table-cell table:formula="of:=LEFT([.J303];FIND(&quot;),&quot;;[.J303])-1)" office:value-type="string" office:string-value="" calcext:value-type="error">
            <text:p>#WERT!</text:p>
          </table:table-cell>
          <table:table-cell table:formula="of:=MID([.J303]; FIND(&quot;),&quot;;[.J303]) + 1; FIND(&quot;),&quot;;[.J303];FIND(&quot;),&quot;;[.J303])+1) - FIND(&quot;),&quot;;[.J303]) - 1)" office:value-type="string" office:string-value="" calcext:value-type="error">
            <text:p>#WERT!</text:p>
          </table:table-cell>
          <table:table-cell table:formula="of:=RIGHT([.J303];LEN([.J303]) - FIND(&quot;),&quot;; [.J303]; FIND(&quot;),&quot;; [.J30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RFF41194.1</text:p>
          </table:table-cell>
          <table:table-cell office:value-type="float" office:value="1451644562" calcext:value-type="float">
            <text:p>1451644562</text:p>
          </table:table-cell>
          <table:table-cell office:value-type="string" calcext:value-type="string">
            <text:p>Xanthomonas nasturtii</text:p>
          </table:table-cell>
          <table:table-cell office:value-type="string" calcext:value-type="string">
            <text:p>Xanthomonas nasturtii strain WHRI 8984 scf_5921_6, whole genome shotgun sequence</text:p>
          </table:table-cell>
          <table:table-cell office:value-type="float" office:value="1451644562" calcext:value-type="float">
            <text:p>1451644562</text:p>
          </table:table-cell>
          <table:table-cell office:value-type="string" calcext:value-type="string">
            <text:p>21290..2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2295-13053']</text:p>
          </table:table-cell>
          <table:table-cell office:value-type="string" calcext:value-type="string">
            <text:p>GCCTATCTCAATCAGTTCATGCTCGGGCTGCTTGAGCAGAGCAGCCTCAATGGCAGCCAGGTTCTGGTGGAAAAATGCGGCGCCATCCGCAGCCAGCGTGCAGCGACCGAGCGCCTGCTCGCAGCCGGCGTGGATGGCGTGATCCTGCCGCCGCCGTTATGCGATTCGCGCCAGACCATTGCCGAACTCGACGCACGCGGCATTCCGGTGGTGGCGGTGGCCAGTGGCGCGCCGATGGCGCAAATCAGCTCGGTGCGCATCGACGACTACCAGGCCGCACGCGCCATCGTGGCGCATCTGATCGAACTCGGGCATCGCCGTATCGCACTGATCAAGGGCGACCCCAAACACACCCCAAGTGCCCTGCGCGCCAACGGCTATCTGGACAGCCTGCAGGCCGCTGGCCTGCCCGTGGCAGATGCCTTGATCGCCGAGGGATTGTTCACCTATCGCTCCGGCCTGCTCGCCGCGCGCAGCCTGTTGGCCCAATCGCAACCACCGACCGCCATTTTCTGCAGCAACGACGACATGGCTGCCGCAGCGGTGGCGGTGGCGCACGGATTGGGTTTGCGCGTGCCCGAAGATGTCTCGATCGCTGGCTTCGACGATACGCCGGTGGCCACCACCATCTGGCCGGAACTCACCACGGTGCATCAACCGGTCACCGCGATGGGCCGGGCGGCGGTATCGTTGCTTGCAGACGCCATTCGCCAACGGCGCAAGGGCGACGCAGCACACGGCGTGCATCAGGTGATGAAGTACACCGTGGTCAAGCGCGGCTCCACGGCTGCACCGCCCGATGAGTAATGCATCGACGCGTGAGCGTGCGGCGATTGGGTAGAGGCTGGCTGCGGCGGCAGTGTGCGTCTGCGATCTTGATGCAACTTCCTTCGCTCATCTCACCACGCCGATGCAATGCGCTCGCCGTTGCATACACGCAGACCAGCAAGCTGCATGCACTAGCCACGCACCATATCGACCTGAGATACACCGAGCAATCCCGCCAACGGCACGTGTGCCTGGCGCTGCCGCGGACTGACGGTCAATCCCTGATTGCGCAGGATGTCCAGCAACTGCTCCGCCAGGGGCATCACCATGTGCCTGCCCCAACAGCGCTCCGACGCGTGACCGAACGGGAAATAGCCAGGCTGATCATCCGGATCCAGCTGGTTCCAGCGCTCTGGGCGAAATGCATCCGGCGCCTCCCACAACGCGGGGTCGCGATGGCTCAGCAGCGGCAGCACCAACACATCGTCTTGCGCGCCGATGCGGGTATCGAGCAGCGGATATTCCGGCGATGCGTTACGCAGAATATTCCAGGACGGCGGCAACAGACGCAGCGACTCGTAGACGATACTGCGGCTGGAAATGTCCGGGTCGAACGGCGCGCCAAGCCAAAGGGCATTGGCGACCAGGGTGGAAATGGTAAAGCACACCGGCGCTGCAGTGCGTCGATACAAGCCCATGGCAAAGCGACGCGCATCGTAGCCATCTGCGGCGGCAGTCAGGGTCGCCAGTGCCGATGCGTTGGCTTGCAACGTGAGCGGTCTCGTTGCACCGGCGGCGATGAGTACCCAGGTCAGCTTGGGCGTCAGCTCGAGGGTGCGGTCCATCAACATGCGTAAACGCAGCGGGTCGCCACCCAGCAGCAGATCGCGCAAATACACGTGCCCCACGTGCGGCCATGGCCCGGACAGATCCACGTCTGCCGGAATGGGCCGCTTCAGTGCCTCGCGCACATCGCGTCCGATGGCCTGCATCAGCTTGGATGCCTGCGTACGAGCAATCGAGCGCCCCTGCAGCGGCTTGAAGGTCGGCCGCTCGGCCTCGGTGGCAGGCCGTGCAGCGAGCAGACGATGCGTGACCAAAGGGCCAGCGACGCCAACGGTATCGACATCCAGCCGAAAGACGTCCTTGCCCGTATGCTCTTGCAGCAGCGCCAGCAAACGCGGCGCGAAGACAGTCGCCCGGCCTAAGTCGGCGCTAGTGGATGGAGACATCGGGATCGCTCTGCGCTCGTTGACGCCCGCGTCCGGCAAAACGCTTGCCTCGCGCGGGCGGGCATGACCAACATCACACGACACACAATGCGGTTTCGGCCGCGCTTGCGGTCGTGCTCAGTACCAGATGTACCAGGCGTAGGACTTCAGGCTTTTCTTGGAAGCCAACAGATTCTTCAGTGAGAACAGCATCTTCATGAGCGACATCCTGTTTGGGGAGTGGTTTGGTTCGCCCTGATGGGCATTTGCACAATCGGCGACGCACAACGCGAGCGGCCATGGTCGCGCTCGCCACACCAAACTAATCCCAGCGCGCAACCAGGAACATTGCGTGCGCGCACAGATTCGCCACCCCACGGCAACCGTATTGTTGCGATGCGCGCTTTGACGCACATGACTTCGCACTCCGTACAAACGGCCATGGCGGCCAGTTGGCCGCCATAGGCTTTTCAACACAACATCAGATCGCCACAACATCGCTGTCGTCGCAGCCACGCGTGACGTTCACGATGGATGGACACCGGCGTCGCCTGTGTCCATCCGAGCGCATCACTTGACGGGCTTGGCACGCACCACAACCGATGGCGCACTGCTCCCGGCCATACTGTTTGCCGTCACTACGTAGTCATAGTTCGCGCCATTGGTGACGGACCAATCAACATATGACGCTGCTGCGACATTGGTCCCCACCGTGGTGAATGCACCGGCGCCGCCGGCACGGCGCTGCACCGTGTAGTTGGTTGCTCCCGGCACTGGTGACCAGCTCAGCTTGACCCGGCTGTCGCCAACCGTGGCGGTGAGACCACGCGTTGCACTCAGCGTGGTGACCGGCGCGGAAGTGGCCCCCGCCGCAGTGCTGGCTGTTGCGATGACCGGGTACGCGTTGTTCACCAGCTCGACGAACTGGTTATGAAACCACGCACCGGAGATCGGTGCGCCGGCCAGTGCACCGGTCAACAC</text:p>
          </table:table-cell>
          <table:table-cell office:value-type="string" calcext:value-type="string">
            <text:p>, ATGTTGGTCATGCCCGCCCGCGCGAGGCAAGCGTTTTGCCGGACGCGGGCGTCAACGAGCGCAGAGCGATCCCGATGTCTCCATCCACTAGCGCCGACTTAG, 21262, 21364(-), ATGCATTTCGCCCAGAGCGCTGGAACCAGCTGGATCCGGATGATCAGCCTGGCTATTTCCCGTTCGGTCACGCGTCGGAGCGCTGTTGGGGCAGGCACATGGTGA, 20380, 20485(-), ATGCTGTTCTCACTGAAGAATCTGTTGGCTTCCAAGAAAAGCCTGAAGTCCTACGCCTGGTACATCTGGTACTGA, 21407, 21482(-)</text:p>
          </table:table-cell>
          <table:table-cell table:formula="of:=LEFT([.J304];FIND(&quot;),&quot;;[.J304])-1)" office:value-type="string" office:string-value=", ATGTTGGTCATGCCCGCCCGCGCGAGGCAAGCGTTTTGCCGGACGCGGGCGTCAACGAGCGCAGAGCGATCCCGATGTCTCCATCCACTAGCGCCGACTTAG, 21262, 21364(-" calcext:value-type="string">
            <text:p>, ATGTTGGTCATGCCCGCCCGCGCGAGGCAAGCGTTTTGCCGGACGCGGGCGTCAACGAGCGCAGAGCGATCCCGATGTCTCCATCCACTAGCGCCGACTTAG, 21262, 21364(-</text:p>
          </table:table-cell>
          <table:table-cell table:formula="of:=MID([.J304]; FIND(&quot;),&quot;;[.J304]) + 1; FIND(&quot;),&quot;;[.J304];FIND(&quot;),&quot;;[.J304])+1) - FIND(&quot;),&quot;;[.J304]) - 1)" office:value-type="string" office:string-value=", ATGCATTTCGCCCAGAGCGCTGGAACCAGCTGGATCCGGATGATCAGCCTGGCTATTTCCCGTTCGGTCACGCGTCGGAGCGCTGTTGGGGCAGGCACATGGTGA, 20380, 20485(-" calcext:value-type="string">
            <text:p>, ATGCATTTCGCCCAGAGCGCTGGAACCAGCTGGATCCGGATGATCAGCCTGGCTATTTCCCGTTCGGTCACGCGTCGGAGCGCTGTTGGGGCAGGCACATGGTGA, 20380, 20485(-</text:p>
          </table:table-cell>
          <table:table-cell table:formula="of:=RIGHT([.J304];LEN([.J304]) - FIND(&quot;),&quot;; [.J304]; FIND(&quot;),&quot;; [.J304]) + 1))" office:value-type="string" office:string-value=", ATGCTGTTCTCACTGAAGAATCTGTTGGCTTCCAAGAAAAGCCTGAAGTCCTACGCCTGGTACATCTGGTACTGA, 21407, 21482(-)" calcext:value-type="string">
            <text:p>, ATGCTGTTCTCACTGAAGAATCTGTTGGCTTCCAAGAAAAGCCTGAAGTCCTACGCCTGGTACATCTGGTACTGA, 21407, 21482(-)</text:p>
          </table:table-cell>
          <table:table-cell office:value-type="string" calcext:value-type="string">
            <text:p>, HPLAPT*, 21262, 21364(-), VGAGTW*, 20380, 20485(-), AWYIWY*, 21407, 21482(-)</text:p>
          </table:table-cell>
        </table:table-row>
        <table:table-row table:style-name="ro1">
          <table:table-cell office:value-type="string" calcext:value-type="string">
            <text:p>RFC69847.1</text:p>
          </table:table-cell>
          <table:table-cell office:value-type="float" office:value="1450355198" calcext:value-type="float">
            <text:p>1450355198</text:p>
          </table:table-cell>
          <table:table-cell office:value-type="string" calcext:value-type="string">
            <text:p>Streptomyces sp. AcE210</text:p>
          </table:table-cell>
          <table:table-cell office:value-type="string" calcext:value-type="string">
            <text:p>Streptomyces sp. AcE210 NO_1_1, whole genome shotgun sequence</text:p>
          </table:table-cell>
          <table:table-cell office:value-type="float" office:value="1450355198" calcext:value-type="float">
            <text:p>1450355198</text:p>
          </table:table-cell>
          <table:table-cell office:value-type="string" calcext:value-type="string">
            <text:p>202144..20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542-9934']</text:p>
          </table:table-cell>
          <table:table-cell office:value-type="string" calcext:value-type="string">
            <text:p>TCACCCACCCATTCCAGTAAGGGAGCAAGACGTGCACCTGGATCTTTCGGGCCGGACCGCTCTGGTGACGGGCTCCACGCAAGGCATCGGAGCCGCGATCGCGACCGGACTCGCACGCGCCGGCGCGCGGGTCGGAGTCAACGGACGCGACCAGGGCAGAGTGGAGGCGGCCGTCGAGCAGCTCAAAGCCGGTGTGCCGGACGGCGCCTTCGTCGCGGTCGCGGCCGACGTCGGTTCCGAGGAGGGCGCTCGACGCGCCTGGGAAATGCTGCCTGACGTGGACATCCTCATCAACAATCTCGGCATCTTCGACGCGAAGAACCCCTTGGACATCACGGACGACGAATGGCGCCGCTACTTCGAGGTGAACGTGCTGGCCGCCGTCCGGCTCACACGGCTGTACCTGCCGCGGATGACCGAGCGCGGCCGGGGGCGTGTCCAGTACATCGCGAGCGACTCCGCGGTGGTGGTCCCCGCCGAGATGATCCACTACGGCATGTCGAAGACCGCTCTGCTCGCGGTCAGCCGCGGCTTCGCCAAGCATGCCGCGGGGACCGGCGTCACCGTGAACTGCGTCATCGCGGGCCCTACTCACACCGGCGGCGTCGAAGACTTCGTGTACCAACTCGTCGACCGGGATCTGCCGTGGGACGAGGCGCAGCAAGTCTTCATGCGTGAGTACCGCCCGCAGTCGCTGTTGCAGCGCCTGATCGAACCCGAGGAGATCGCCAACATGGTGGTGTACCTGAGCTCCGACCTGGCGTCCGCGACCACGGGCGGCGCGCTGCGCGTCGACGGCGGATACATCGACGCCATCCTTCCGTGAGGAGCGCTCTTCAATCGTGCGCGTCGGGGCGGAGGACTCATCGGGGCGCCTTTGCGCAACACCACCAAGTAGCCATTCCTCAAAGGAAGTGCGGCGGACCTATCGCAACTCCCGCCATTCGTCAGGCTGTTCGCGCCTTCGTCACACGTACTTCCTCGACCCCCAGCAGGCCGAGCAGGGGAACCCTGCCGGTCCGCTGGTCGGGATCAACGACGAGCCCTGAGCTGCGGATCCGGTCCAGCAGCATCTCGGCGAGCGGCATCACCATGTGCCGTCCCCAGCAGCGCTCAGAGGCATGCCCGAAGGGCAGATAGCCCGGCGTGGCGTCGGGGTCGAGTTCGTCCCAGCGCTCGGGCCGGAACGCGGGCGCGTCCTCCCACAGGGCCGGGTCGCGGTGCGAGAGCAGCGGAAGCAGCAGGACGTCGTCAGCATCCCGGATCCGGCTGTCGATCGCGGGGTACTCCGGGGAGGCGTTGCGGAGGATGTTCCACGAGGGCGGCAGCAGTCGCAGAGCCTCATAAATGATGTTGCGGTTCGACGTGCTGTCGTCGAAGGGGGCGCCGAGCCACAGCGCGTTCGCGACAAGCGTCGAGACCGTGAAACACACCGGGGCGGCCGCTCGCCGGTAGACACCCATCGCGTACCTGCGGTCCTGGTAGCCGACGGCCTCGGCCGCCCGCCCCGCAAGGCCGGTGAGGTGGGCGCCGGGGCGCGGCCAGCCGGGCAGCGCGGCGCCCGCGGCGATCACGGACCAGGTCAGCTTAGGTGTCAGTTCGAGGTTGCGGCTCATCAATATCCGCAGACGGAGGGGGTCTCGGCCGAGGATGAGGTCCCTCAGGAGGAGGTGTCCGGTGAGAGGCCAAGGACCCGACAGGTCGACGTCCGGCGGCAAGGGGCGCTTCAGCGCCTCGCGGACGTCGTTGCCTGTCGTCCGGGTGACCGAGGAGGCTTCGTTGCGCGAGATCGAGCGGCCGTGCAGCGGCTTGAACGTCGGCCGCTCGGTCTCCGTCGCCCGGCGCGCGGCGAGGATCCGGTCGGTGACGTCGTGTCCGGCCACTCCGACGGTGTCGCTCTCGAGCCGGAAGACGTCCTGGCCCAGGTGATCGTCGAGGAGGGCTGTCAGTCGCGGGGCGAACACGGTACGGCGCGTGCGCGGCGCGGAGGTGAGCGACACGGGTTCTCCGGTGGCGGTGAGGGCGGAACCCCCGCTGCACGGCAGGCGGCGTCGGGCGCAACGCTCGCTGCCACCGCACAGCGGGGGCGGGTGGAGGCGTGCCGGATCAGTACCAGAGGTACCAGGCGCTCGCCTTCAGGGACTTTCGGGCCGCGGCCTTGTTGCGGATAGCGAAGAGAAGCTTCATCACTGCACCCCCTCTCAGGGCGGACGGAAGACACACGACGGGTGCCGGGGTGAGCCGGTGAAGATCGCATGCCGGTGGCGCGGTGAACCTTCCCTGCCGTGATCAACGGCCAATCCATCAATTCACCGAAGAGCGTTTCGCATATCCACTTTCAGACTCTGCATTTCCCTGCACACGCGGTGCTCCGCGTGAACCGTGTGGGGCCTCGAAGGGTCGCCGGGTTCGCCTCATGTCCCGGTCGCGGCGCTGCGGGTGAGGCCGGGACAGGGGGCGGTGCATGCGCCGGATCGCGGAAGACGTCATTCCCACCGCGGCCAGTTTGGCCGGATGGGCAGCCCTCGCCGCCGAGCGGGCAGCTCTCTGATCTGCGTGCGAAAATGGCCGGGAGGCTCTCCATGAGCGAACGACTCAACACATGGCCGGCGCTGGTCTACGAGGATCTGGCGCCCATGGTCGACTACGTGAACCGGCTGGTGCAGGTCGGGAGCAAGTACACCCTGGACGATCCCTTCGAGGCCGGCTGGGGAAACATCGTTCTCGACGTCACCCCCCGGGGACTCCGGACGCCGACCTTTCGGCGCCAGGGAGTGACGTTCGAGGTGCACTACCGGCTGCTCGACAGTGACGTGGTCGTCGAGTCCGACCGGGGCTCGGTGACGGTACCTGTGTCCAACGGATCCCTCGCCGCCTTCTACGCGTCGTTCTGCGACGCGGTGGCCGGGCTCGGTGTGCGCCCACCGCGCACCTCATTGATCTGCGAA</text:p>
          </table:table-cell>
          <table:table-cell office:value-type="string" calcext:value-type="string">
            <text:p>, GTGATGAAGCTTCTCTTCGCTATCCGCAACAAGGCCGCGGCCCGAAAGTCCCTGAAGGCGAGCGCCTGGTACCTCTGGTACTGA, 202250, 202334(-)</text:p>
          </table:table-cell>
          <table:table-cell table:formula="of:=LEFT([.J305];FIND(&quot;),&quot;;[.J305])-1)" office:value-type="string" office:string-value="" calcext:value-type="error">
            <text:p>#WERT!</text:p>
          </table:table-cell>
          <table:table-cell table:formula="of:=MID([.J305]; FIND(&quot;),&quot;;[.J305]) + 1; FIND(&quot;),&quot;;[.J305];FIND(&quot;),&quot;;[.J305])+1) - FIND(&quot;),&quot;;[.J305]) - 1)" office:value-type="string" office:string-value="" calcext:value-type="error">
            <text:p>#WERT!</text:p>
          </table:table-cell>
          <table:table-cell table:formula="of:=RIGHT([.J305];LEN([.J305]) - FIND(&quot;),&quot;; [.J305]; FIND(&quot;),&quot;; [.J305]) + 1))" office:value-type="string" office:string-value="" calcext:value-type="error">
            <text:p>#WERT!</text:p>
          </table:table-cell>
          <table:table-cell office:value-type="string" calcext:value-type="string">
            <text:p>, AWYLWY*, 202250, 202334(-)</text:p>
          </table:table-cell>
        </table:table-row>
        <table:table-row table:style-name="ro1">
          <table:table-cell office:value-type="string" calcext:value-type="string">
            <text:p>REH44619.1</text:p>
          </table:table-cell>
          <table:table-cell office:value-type="float" office:value="1447101372" calcext:value-type="float">
            <text:p>1447101372</text:p>
          </table:table-cell>
          <table:table-cell office:value-type="string" calcext:value-type="string">
            <text:p>Kutzneria buriramensis</text:p>
          </table:table-cell>
          <table:table-cell office:value-type="string" calcext:value-type="string">
            <text:p>Kutzneria buriramensis strain DSM 45791 Ga0104555_108, whole genome shotgun sequence</text:p>
          </table:table-cell>
          <table:table-cell office:value-type="float" office:value="1447101372" calcext:value-type="float">
            <text:p>1447101372</text:p>
          </table:table-cell>
          <table:table-cell office:value-type="string" calcext:value-type="string">
            <text:p>96182..97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4354-14290']</text:p>
          </table:table-cell>
          <table:table-cell office:value-type="string" calcext:value-type="string">
            <text:p>CGGCGCGGTGGTGGTCGAGCCGGGCGATCACGACCCCGCGCGGCATGCCGACGGCCGCGCACTCCTCCCACAGCGCCATGCTCATCGCGTCCACGCCCTCGGCCGCGCTGACCACGAAGATCGCGGCGTCCGCGGCCCGCAGGCCGGCCCGCAGCTCGCCGACGAAGTCCATGTAGCCGGGCGTGTCGATGAGGTTGATCTTGACGTCCTGGTGGACCAGCGGCGCCACCGCGAGGCCCACCGAGCGCTGCTGGCGCTGGGCGGCGGGATCGTGGTCGCACACGGTCGTGCCCTCGGTGACGGACCCGGCCCGGGTCAGCACGCCCGAGGCGGTCAGCAGCGCCTCGGTGAGCGTGGTCTTGCCGGCCCCCGACGGGCCGACCAGCACGACATTGCGGACCTTGGCCGGGTCGGCTACAGCGACCGCGCCGCCGGAAGTGGTGTTGTCGGTGTTCTTGGACCCCATGGGGTCACCTCCTGAACGAACCGAGTTGGCCTGGAGTACACCTCGATGTGTTCGATCTCACACCCGAACCGCTGGTCGGACAAGCCCGCCGGCCGAGTGGCCTTCCGAAATTGTGTCAGATTGGCCTCAAACACAAGGCCACGTCCGACCTAGCATGGGAGACGTACTCATCCCACGTTCCCGAAAGGTCGGCACGGTGAACATCGAGCCCACTCCCGCCACCGGCACCGCGCGGGTCAAGCGCGGCATGGCCGAGATGCTCAAGGGCGGTGTGATCATGGACGTGGTCACCCCGGAGCAGGCCAAGATCGCCGAGGACGCCGGCGCCGTCGCCGTCATGGCGCTGGAGCGCGTGCCGGCCGACATCCGCGTCGAGGGCGGTGTCGCCCGGATGAGCGACCCGGACATGATCGACGGCATCGTCAACGCCGTGTCCATCCCGGTGATGGCCAAGGCCCGCATCGGCCACTTCGTCGAGGCCCAGGTGCTCCAGTCGCTCGGCGTCGACTACATCGACGAGTCCGAGGTGCTCACCCCGGCCGACGAGGCCAACCACATCGACAAGTGGCCCTTCACCGTGCCGTTCGTGTGCGGTGCGACCAACCTGGGCGAGGCGCTGCGCCGCATCGCCGAGGGCGCGGCCATGATCCGCTCCAAGGGCGAGGCCGGCACCGGCAACGTCGTCGAGGCCACCCGGCACATGCGCCAGATCCGTGCCGACATCCGCCGGCTGACCGTGCTGGACGAGGCCGAGCTCTACGCCGCCGCCAAGGAGCTGCGCGCGCCGTACGAGCTGGTCAAGGAGATCGCCGCCACCGGCAAGCTGCCCGTCGTGCTGTTCACCGCCGGCGGCATCGCCACGCCGGCCGACGCCGCGATGATGATGCAGCTGGGTGCCGAGGGCGTGTTCGTCGGCTCCGGCATCTTCAAGTCCGGCGACCCGGCCAAGCGCGCCGAGGCCATCGTCAAGGCCACCACCTTCCACGACGACCCCGACGTGATCGCCAAGGTCTCCCGCGGCCTCGGCGAGGCCATGGTCGGCATCAACATCACCGAGCTGCCCGAGTCCCAGAAGCTGGCCAGCCGCGGCTGGTGAGGCGACGCCCGACTCCGACGGGCCCGTCCGGCGTGTGCCGGGCGGGCCCGTCCGTGTGTTCACGGTGTTTCAGGCGGTTGACTGTTAAATGATCCATTTATTCGCCCGGCGTCGCGGCGCTGCTTTCCCCTGTTGACCGTCGGTGGGTGCACGTTCATACCCGCCCATTGCCGATTGAGTGATCGGGTTGGTAGACCTGGACGGGCCGCGAAAAACCGGCCACTGGGGTCCGAAGACACCCGGTTGATGGATTCCCGATGGAGGTGCTGTCATGAAGCTCGCGTTCTTCCTGAAGAGCAAGCTGACCGGTCGCCAGAGCCTCAAGCAGTACGCCTGGTACCTCTGGTACTAAGCCGCTGAGCTGGTAGTCGGCCGACAAGCCGGGCCGGCGCTCCAGTCCGTGCCGGGGCGCCGGCCCGCCACGCTGGGGGTGTCTCATGAGTATTTCCGAAACCGCCCGCATTTCCCGGGTGGCCGAGTTCGCGCCGCGAATCGCCGCATTGTTACGCGATTATTGCGGGCGGGATCTTGTTCGACTCGACCGGGACACCGTCGGGGTGGCCGGCCCTGCTCTCATGGATGAACTGATGCGCGCGCGGCCGGCCGATGAAAGGGAACGGCCGACGTTCAAGCCCCTGAACGGGCGATCCATTCCGCGCCGCGAGGCGGCCGCGCTCATGCAGGCGGTCGGCGCCGACGTCCGGTCGGCCCTGAAGAAGCCGCTCGAGGACGAGGTCGACCTGTCCGGCCAGTGGCCGCTGGTCGGGCACAACTACCTGCGGGACCTGGTGTTCGGCGTCGACCCGTACCGGCTCAAGGTGCTGGTGGACCGCAACCTGGAGCTGACGCCCAAGCTCACCTGGACCGTCATCGTCACCGGCGCGGCGCTGCCGGGGCGGCTGCGGCCGACCGATCCGGCCTCCACGGTCGCGGGCCTGTTCGCCAACGCCTCGAGCTACCAGCAGCGCCGGCGCGCGATGGGCCTCTACCGCCGGGTCGCGGCGCCGGTCTGCTTCACGGTGGCCGCCCTGGTCACCGGCGCCCTCTGGCTCGGGTCGCCGTTCGACGACGACGTGCCCAACGAGCATCTCCTGCTGGAGGCGCTGCGCCTGCTGCCGCCGTCATGGAACGTGCTGCGGCGGGCCTCGCCCGAGTTTCCGGCCATCGACGCGCGCATCGGCGCCGACGACGACGTGCTGCTGCTTCCGCTGCTCAGCCACCGCGACCCCGCCCTGTGGGATGCTCCCGACGAGTTCCGGCCCGCGCGCTGGCGCGACCTCGACCCGGAGACGCACCCCGGCTACCTGCCGTTCGGCCACGCCAACGAGCGGTGCTGGGGCCGGCACATGGTGATGCCGCTGGCCGACCGCCTGCTCACGCTGCTGCGTCGCGACGGCTACGCCGTCAGCCCCGAGCAGACCCGGGCCGAGGTCCCGCTGGCCGGCCTGATGGAAGTCGTCGGGGTGCGGGTGGTCCGGTGAGCGCGACCCGGCCGGGCGGGTCCCGTGCCGCTCGGTTCGGCGATGCCGTGTTGCTCCGGGACACCGCCGGGCCGACGCCTGGCTGGTGACGGTGGACGGTGTGCCGCAGTCCTATGTGGACATCGATGATCCCTCGCTGTTGGCGTTCGACGTGATGCGGCGGATCGGCGACGTGGTGGACTGCCTGCCGCCGGGACCGGTGACGGCAGTGCACATCGGCGGGGCGGCGTGCACGTTGCCGTGGTACATCGCGTCGCGGCGGCCGGGTTCCTCGCAGGTGGTGTACGAGCCGGACGACCTGCTGGTGGATCTCTTGGCGCCGAAGCTGGACACGGCGTCGGTGCCGGGACTGACCGTGGAGATCGCGGACGGCCGCGCCGGCCTGGCCGCCCGAGCCGACGCGTCGGCCGACCTGATCGTGCTGGACGCGTTCGAGTCGGGGCACATGCCCTCGGCATTGGGACGGTCGAGTTCGCCCGCGACGTCGACCGGGTGCTGCCCGGACCCCGCACGTACCTCGCGAACCTGGTGGACGACCCTGGCCTGGGATTCACGCGGCGGCTGGTCGCGACGTTCGGCTCGGTGTTCGACGCCCTGCTGCTGATCGCCGACGCGGGCGTGCTGGACGGCGCCGCCACCGGCGATCTCGTGCTGGTGGCGGCGGGCTCACACCACCATCCACCCCAGCACGGGCGTCGACTGCAGCACGACCAGCACGCACATGATCGCCAGGAGCAGCAGGCTCCACAGGAACACCCGGCGGAACAGGTCGCCCTCGCGGCCGGCCAGGCCGACGGCGCCGGCGGCGATCGCCAGGTTCTGCGGGCTGATCATCTTGCCCAGCACGCCGCCGGAGGAGTTGGCGGCGGCCATCAGCGTCGGACTGAGGCCGGCATGCTGGGCGGCGGTCACTTGCAGCGCGCCGAACAGGGAATTCGACGAGGTGTCCGAGCCCGTCACGGCGACGCCGAGCCAGCCGAGCACCGGCGACAGCAGCGCGAAAAGTCCGCCGGCGTTGGACATCCAGGTGCCGAGCGTGGCGGTCTGGCCGCTGGCGTTCATCACGTACGCCAGCGCGAGCACGGCCATCACCGTGACGATCGCGGTCGCCAGCTGCCGGTAGGTCCTGCCGTAGGTGCGTAGCGCGGCGCCAGGACTGATCCCGATCACCGGGATGGTGAGCAGGCCGGCGATCACCAGCAGGCTGCCGGCGGCGTCGAGCCAGTCGAACTTGAAGGCCGGCAGCGTGGACGTCTTGCCGCTCGCGGTCGCCAGGTGCAGGCCCGGCCAGTTGAACGTCACGGTGACGCCGGTCAGGGCGTTCTTGATCGCCGGAACCTGGGCCAGCGCGAAGACCACGATGATGATCACGTACGGGGCATAGGCGCGGACGATCTCGGCCCGGCTGTCGCCGTTCTCGGCGGTGCTGCGGCGACCGCGCACCACGAGCACCACCGCCAGCGCGCTGACCAGCGACGCCACGATGTCGGTCAGGGGAGCGGTGAAGAAGTTCGACACCGCGTACTGGGCGACCGCGAACGTGACGCCGCAGGCCAGCGTCGCCGGCAGCGTCTCGCGCACGCCGCGCCGGCCGTCGATGATGCCGACCAGCACCATCGGCACGAACAGCGCCAGCACCGGTGTCTGCCGGCCGACCATCGACGCCAGGTCGTGCAGCGGCAGGCCGCTCACCGTGGCCAGGGTGGTGATCGGCACCGCGAGCGCGCCGAACGCCACCGGAGCGGTGTTGGCCACCAGCGCGACGGTGGCCGCCTTCATCGGCTGGAAACCCAGCGCCACCAGCATCACGCTGGTCACCGCGACCGGCGTGCCGAAGCCGGCAAGCGCTTCCAGCAATGCGCCGAAGCAGAAGGCCACGATCACGCCCTGGATCCGCTGGTCGTCGCTGACCCGCGCGAAGGACCGCCGCAGCACGTCGAAGTGTCCGGTGTGGACGGTCATGTTGTAGATCCAGATCGCGTTGACCACGATCCACAGGA</text:p>
          </table:table-cell>
          <table:table-cell office:value-type="string" calcext:value-type="string">
            <text:p>, ATGAAGCTCGCGTTCTTCCTGAAGAGCAAGCTGACCGGTCGCCAGAGCCTCAAGCAGTACGCCTGGTACCTCTGGTACTAA, 96015, 96096(+)</text:p>
          </table:table-cell>
          <table:table-cell table:formula="of:=LEFT([.J306];FIND(&quot;),&quot;;[.J306])-1)" office:value-type="string" office:string-value="" calcext:value-type="error">
            <text:p>#WERT!</text:p>
          </table:table-cell>
          <table:table-cell table:formula="of:=MID([.J306]; FIND(&quot;),&quot;;[.J306]) + 1; FIND(&quot;),&quot;;[.J306];FIND(&quot;),&quot;;[.J306])+1) - FIND(&quot;),&quot;;[.J306]) - 1)" office:value-type="string" office:string-value="" calcext:value-type="error">
            <text:p>#WERT!</text:p>
          </table:table-cell>
          <table:table-cell table:formula="of:=RIGHT([.J306];LEN([.J306]) - FIND(&quot;),&quot;; [.J306]; FIND(&quot;),&quot;; [.J306]) + 1))" office:value-type="string" office:string-value="" calcext:value-type="error">
            <text:p>#WERT!</text:p>
          </table:table-cell>
          <table:table-cell office:value-type="string" calcext:value-type="string">
            <text:p>, AWYLWY*, 96015, 96096(+)</text:p>
          </table:table-cell>
        </table:table-row>
        <table:table-row table:style-name="ro1">
          <table:table-cell office:value-type="string" calcext:value-type="string">
            <text:p>RDI64584.1</text:p>
          </table:table-cell>
          <table:table-cell office:value-type="float" office:value="1436144051" calcext:value-type="float">
            <text:p>1436144051</text:p>
          </table:table-cell>
          <table:table-cell office:value-type="string" calcext:value-type="string">
            <text:p>Nocardia pseudobrasiliensis</text:p>
          </table:table-cell>
          <table:table-cell office:value-type="string" calcext:value-type="string">
            <text:p>Nocardia pseudobrasiliensis strain DSM 44290 Ga0244499_108, whole genome shotgun sequence</text:p>
          </table:table-cell>
          <table:table-cell office:value-type="float" office:value="1436144051" calcext:value-type="float">
            <text:p>1436144051</text:p>
          </table:table-cell>
          <table:table-cell office:value-type="string" calcext:value-type="string">
            <text:p>470602..469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2475-12023', '13680-12487']</text:p>
          </table:table-cell>
          <table:table-cell office:value-type="string" calcext:value-type="string">
            <text:p>GATGACCTCGGCGGGTCGTTCCTCCGGCAGGAAGTGACCGCATGTCACCGTGGCGGTGCGGAGATCGTCCGCCCAGCCGGACCAGATCGCGACCGGGTCGAACGGGAGGACGGCCTCGCCCGGGTCCTGCCAGAGCGCGGTGACCGGCATGCGCAGCCGTCGGCCCGCGGCGCGGTCGATTTCATCGTGATGGTTGTCGGCGTACGCGCCCGCTCGGTAGTCGGCGCAGATCGCCGCGATGGCCTCCGGGGTGCGGGCGGCGTTCAGGTATTCGCGGCGGATGGGGTCGGGGATCGCGTCGGGCGCCTGGGTCCAGGTGTCGAGGAAGTGGCCGAAGAACAGGTCGGGGTCGGCCCGAATCATGCGTTCGGCGAGGTCGTTCGGCTGTGCGAGCAGATACAGATGGAATGCGAAGATGCCGGAGGTTCCGTACAGGGCGGCCCACATGTCCGCCGCCGGAAGCACATCGAGGATCGCGAGGTGCGAAATCGCCTCGGGGTGATCCAAACCCGCTCTGAAGGCGACCAATCCGCCACGGTCGTGTCCGGCGAGCGCGAACCGGCTGTGGCCGAGCGAGCGCATGATGGCGACGACATCGGCGGCCATCGCGCGCTTGGTATAGGCGTCCCCGCGGCCGCCGTCTACCGGCTTGTCGCTGTCGCCGTACCCACGCAGATCCGGGCAGACCACCAGGTGATCCCGCGCGAGGTCCGCCGCGACATGCCGCCAGGCGAGATGAGTCTGCGGAAAACCGTGCAGCAGCACGACCGGCGTTCCGGCGCCGGCCATCGCGACATTGAGCGCGACCTCACCCACTCGCACCCGCGCGTAGGTGAATCCGGCCATGCGATTGCTCACCGCCCGGACACTAATCCAGGGCACCGACAGATTCCGGCGTACATCGACACGCGAACCCCCACGGTCGTGCGCGAATACCGCTACGCCACTGAGGAATCCGGCGCGCACACACGCACCGAGGCGATCTCGAGCAAGCCGTCCAGCTCCACCTTGCCCACCGTCTGCTCCGCGCTGACCCGAAGCCCGTCTCGGCGCACGATGTCGAGGATTCTCTCGGCCAGCGGCATGACCATATGGCGGCCCCAGCAGCGTTCCGAGGCGGGGCCGAACGGGAGGTAGCCGGGGTGGGATTCGGGGTCGAGGGTGTTCCAGCGGTCGGGGTGGAAGTTGTTGGGGGACTGCCAGAGTCGGGGGTCGCGGTGGCTCAGCAGCGGGAGGAGTAGGAGGTCGTCGGTGGGGTTGATCCGGGGATGGAGGGGTTCGAATTCGCGACCCTTCAGGCGCAGGAGATTCCAGGACGGCGGGAGCAGACGCAGGGTTTCCAGGAGAATATTGCGGTTCGAGATTTCCGGGGAGAGCGGGGATGCGAGCCACAGGGCGCTGGTGGCCAGGGCGGCTACGGTGAAGCAGACGGGGGCCGCGACTCGGCGGTAGAGGTACATGGCGTAGCGGCGGTCGCGGAAGTTGTCGGCCCCGAAGACCTGGGTCGCCAACTTGGACAGCGGACGGTCCGAGGTTGTTCTGCCGATGAGGGCGGCGCCCGAGGTCACCGCCGACCAGGTCAGTTTCGGGGTCAGCTCGAGTCGGCGGTCCACGAGGATGCGGAAGCGGACGTCTTCATGACCGAACACCAGGTCGCGAATGTAATCGTGGGCCTTCTGCGGCCAGATTCCGGTCAACCGGTCATCGGTTTCGAGCGGGGTTTTCAAAGCCGTTCGCACATCGGCGCTCACGGCCCGCATGAATGTGGACGCGTCGGTGCGGCTGACCGATCGCCGGTGTACCGGTTTGAAGGTCGGGCGTTCGTCGGGCCGTGCGGGTCTGGCGGCGAGCACCGCGTCCATCAGGTCGGCGCCCGCGATTCCGATGGTGTCGGGTTCCAGACGGAACAGGTCCTGGCCACGGTATTTCTCGAAAAGCTCGGCGATTCGGGGAGCGAAGACAATGGACCGCGCACTCTCCGCGGCGTGCCGTGTGGACATGACGATCTCCCGGATGGCAAATGGGACTCGCGCCCGGTAGGTTGAACCCTCGGGCGCGAGTGCAACAAAGGGTCAGATCCACCCGTACCAGGCGTACTTCTTCAGACTCTTCTGCTGCTTCATTCGCTTGACCATGCGTACAAGTGTCATGACTCCACCTCCGGTTGTGAGTGTGTCCTTTGATTTCGCCTGGGTCTCAGGCGTCTGTGAAGCGTATGTGAGTCACACCGGTCGAGGGGTGGTTTTCGAGAAGATGCGGCCGGTTACACCGCAATGATGCGGAAATGATGTCCCCACCCGTACCATGCCGAATTGTTCGGAGCATGGTCGCGAACGACGGCGAGGGGGAAATCGTGAATACCGGGACGCAGGATTCGATCGAGACGCTGGACAGCGGCTTCTACGCGGATCCGCACGCATATTATCGGCGCTGGCGGGAGCGGGGTCCGGTGCTGCGCATACACTCCCCCGAGGGCGTGGTGAGCTGGCTGATCATCGGTTACGCCGAGGCGCGGGCCGCACTCCGCGATTCGCGATTGCGAAAAAGCGCGGACGAAATCGCGCGGACCTTTCGCCGCAAATGCCCGATGGCTTCGGAAAATGCGCCGCTGACCAAACTCGACCACAATATGGTCAACAGCGACCCACCCGAGCACATCCGATTGCGAAAACTCGTCAACAAAGCCTTCACCCCCAAAGCCGTTGCCACCCTGAAACCGCATATCGAATCAACCACTCATTCCCTGCTGGACGAAATGTCCGGGCACGATGAAGTAGACCTCCTCCAGAAATTCGTCGTACCACTTCCGGTCCGAATGATCTGCGCAATGCTGGGAATACCCCGAACCGATCTGATACAATTCCAGCACTGGGCCACAGAAATGTTCAGGATCACCGGAGAAGAACGCGCAGAGGCGATTAGCGAGATACGCACCTACC</text:p>
          </table:table-cell>
          <table:table-cell office:value-type="string" calcext:value-type="string">
            <text:p>, ATGACACTTGTACGCATGGTCAAGCGAATGAAGCAGCAGAAGAGTCTGAAGAAGTACGCCTGGTACGGGTGGATCTGA, 470674, 470752(-)</text:p>
          </table:table-cell>
          <table:table-cell table:formula="of:=LEFT([.J307];FIND(&quot;),&quot;;[.J307])-1)" office:value-type="string" office:string-value="" calcext:value-type="error">
            <text:p>#WERT!</text:p>
          </table:table-cell>
          <table:table-cell table:formula="of:=MID([.J307]; FIND(&quot;),&quot;;[.J307]) + 1; FIND(&quot;),&quot;;[.J307];FIND(&quot;),&quot;;[.J307])+1) - FIND(&quot;),&quot;;[.J307]) - 1)" office:value-type="string" office:string-value="" calcext:value-type="error">
            <text:p>#WERT!</text:p>
          </table:table-cell>
          <table:table-cell table:formula="of:=RIGHT([.J307];LEN([.J307]) - FIND(&quot;),&quot;; [.J307]; FIND(&quot;),&quot;; [.J307]) + 1))" office:value-type="string" office:string-value="" calcext:value-type="error">
            <text:p>#WERT!</text:p>
          </table:table-cell>
          <table:table-cell office:value-type="string" calcext:value-type="string">
            <text:p>, AWYGWI*, 470674, 470752(-)</text:p>
          </table:table-cell>
        </table:table-row>
        <table:table-row table:style-name="ro1">
          <table:table-cell office:value-type="string" calcext:value-type="string">
            <text:p>RCH70176.1</text:p>
          </table:table-cell>
          <table:table-cell office:value-type="float" office:value="1428126204" calcext:value-type="float">
            <text:p>1428126204</text:p>
          </table:table-cell>
          <table:table-cell office:value-type="string" calcext:value-type="string">
            <text:p>Streptomyces sp. SDr-06</text:p>
          </table:table-cell>
          <table:table-cell office:value-type="string" calcext:value-type="string">
            <text:p>Streptomyces sp. SDr-06 NODE_1_length_892781_cov_42.790441, whole genome shotgun sequence</text:p>
          </table:table-cell>
          <table:table-cell office:value-type="float" office:value="1428126204" calcext:value-type="float">
            <text:p>1428126204</text:p>
          </table:table-cell>
          <table:table-cell office:value-type="string" calcext:value-type="string">
            <text:p>303630..302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245-9116', '13637-11991', '13537-13932']</text:p>
          </table:table-cell>
          <table:table-cell office:value-type="string" calcext:value-type="string">
            <text:p>CGAGCAGCGAGACCTGTACGAACTCGCCCTCCCCGATGGCCGCGCCCCCGGCCATGACGGGTTCGGCGGCGTAGCGCAACGACGCGAGGCCCGAGGGGGATTCGTAGCGCAGGATCTCCTCGACGGCACCCGGCAGGAGCGTCAGGTCGGCCCGCAGCGCGGCGAGTTGATCGGGATGGGCAAGCAGGGTGTAGATACCGTTGGCGATCAGGTTGACCGTGGTCTGGTGGCCCGCGACGACCAGGAGGAAGGCCATCGAGGTGATCTCGTCCTCGGTCAGCGCCTCCTCGCCCTCCTCGTCCGCCCGGAGCAGCGCGGACAGCAGACCGTCGTCGGGCCGTTCGCGTTTGAGGACGAGCAGCGCGCGAAGGTAGGCGGCCATGGACTCGGCCGTGAACACCGACACCTCGCCGTCGCCCTGGCCGCCGTCGAGCGTGTTGCCCCGGATCCGCAACGCCTCGTGGTCGGCGTCGGACGCGCCGAAGAGGTCGAACATCACGGCCAGCGGCAACGGCAGCGCGAACTCGCTGATCAGCTCGGCCTCGTCCCGGCCCTCCCACGCGTCGAGCAACCCGGTCACATGGGCTTCGATCATGGGGCGCAGGGCTGCCGTGCGGTGGGCGGTGAACGCCTTCTGGACGAGCTTGCGCAGCCGGGTGTGGTCCGGCGGATCGGAGTTGAGCATGTGGGTGAACAGGGCACGGCCGGGGCCCTGGGTGAGGCCTACGTGGCGGCCGAACCTCTCCACCGCCCCGCCCTTGGCGAGCCGCCGGTCGGCCAGCAGCCGCTTCGCCTCGGCGTAGGAGGTGACGACCCAGCCCTCGACCGGGGCCGGACCCGGGTACCGGGCCTGGCGCACCCCGCCCTTTTCGCGCCACTGCCGGTAGGTGGCGTGGGCGTCATCGTAGAAGGACGGATCGAGTGTCTCGATGTCAGACATGGCGCACCTTGCTCCGGTGGCCGACATGGACGGTCTTCACACCCAGGAGCCCCACCAGGGGTACGTCGGCGGACCGCTGCCCCGGGGCGACCACGAGGCCGGTGCGGCGGATGTGGTCGAGGAGGAGTTCGGCGAGCGGCATGACCATGTGGCGGCCCCAGCACCGTTCCGAGACGTGCCCGAACGGCATGTATCCGGGGGTGTTGTCCGGGTCGAGGCCCTCCCACCGCTGCGGGCGGAACTCGTTCGGGGCCTCCCACAGGGCGGGGTCGCGGTGGGTGAGGAGCGGCAGCATGAGGAGGTCGTCCTCGGGCCCGATGCGGTCGTCGAGGGCGGGGTATTCGGGCGACCGGTTGCGCAGGAGGTTCCAGGACGGAGGGAGCAGCCGCATCGCCTCGTACAGGATGTCCCGGTTGGAGACGTCGTCGGCGAACGGCGAGCCGAGCCACAGGGCGTTCGCGACGAGGGTGGAGACGGTGAAGCAGACCGGGGCGGCCGCGCGGCGGTAGATGCCCATCGCGTAGCGCCGGTCGTCGTAGCTGCGCGCCTCGGCGAACAGGTTGGCCAGGTGCGTGAGATGGGGCCCCGGCGCGGGCCGGCGGGGCAGCGCCGCCCCGGCCACGATGGTGGTCCAGGTGAGCCGGGGGTCGATCTCCAGCGTGCGCGACATGAGGACGCGCAGCCGGTACGGGTCGTCGCGCAGGACCAGGCCGCTCAGGAACCGGTGCCCCGTGATCGGCCACGGCCCCGACAGGTCCGTCGACTCCGGCAGCGGGTTCGGCTGTTCGAGCGCGGCGCGGACGTCCTTGCCGACCGTGCGCATCACCGAGGACGCCTCCGTCTTGGAGATCGACCGGCCGTGCAGGGGCTTGAAGGTGGGGCGCTCGGTCTCCGTCGCCCGCCTCGCGCCCAGGACGCGGTCGGAGAGTTCCGCACCGGCGATGCCGATGGTGTCGGGTTCGAGGCGTACGAGGTCCTTGCCGAGGTGCTCGTCCAGCAAGGCCTGGAGGCGCGGGGCGAATACCGTGGTGCGACGGGGGCGGGTCAAGGCGGGTGGCATACGGAGAGCTCCGGAAAATGAAATGCGGAGGGCCCGCACACGCAGCTGACCGGAATTCAGTCGGCCTGCGTTGTGTGCGGGCCCGGGATTGGCCTTCGGCTTAGTACCAGAAGTACCAGGCGGCCTGCTTCAGGCTGGGCTCGCTCTTCTTGACCGGACCACGGGCGCGCAGGGCGGCAATAATCTTCGCCATGATGGATCCCTTCCTCTCATGCATATCCGAATGTGAACTGCGGTACCGGGCGCGGCAATTCCGTCACCTGGGGGTAACGAAATGGCCATCGCCGACCGCTGAGGGGAAGTGAAGCTGGCCGCGACGAGCGTTGTCAATGGCTGCGCATTTCTTTGCCCGAATGAACCTTGGAGCCCCTGGGGAACCTCTCGCAAACATTCATTGTGGTGATTCGGAAAACGCTGCCCGAACGGTCATGGGGGCGTGCCCGGATATACCTTTCGACGCCTGTGCGGCCCTGCTAGCAAGGGAATCCACAGGTAGGCTGAAGGCCGCTCCGGCTTCGAGACCCACGAGTACCAACGAGTGAGGACGCCCCGTGCGCTGCCCGGTCTGCTCGTCCCGGCCCTTCCCCTGCCGGGGAAACCTGGCCCCGGGGAGCGCCCCGCCGCCCGGTTGCCCGCTGACCCGCGAGGAGCGGGCCGTGCGCGTCGAGCGCCGCGAGCGCCTCCTTGACCTCAGGGCACAACCGGAGTGGAACCAGGGCCGCCGCAGGGGGCGCGGCAGCCGGCTCGGCGTCCTCGCCTGGGCCGTGCTCGCCCTGGTCGTCCTCGTACTCTTCCTGCTGTGAGCGGGCGGGCTCCCGGCTGCCGCCCGCCCGCAGAGCCGCAGGAGGCCTGCCTCGGCGCCTGGATCGGCGTCAGGCGCGCAATGCGGACAGCAGCATCGGCAGGGACCTGGCCAACTCGCGCTGCCAGTAG</text:p>
          </table:table-cell>
          <table:table-cell office:value-type="string" calcext:value-type="string">
            <text:p>, GTGAAGCTGGCCGCGACGAGCGTTGTCAATGGCTGCGCATTTCTTTGCCCGAATGAACCTTGGAGCCCCTGGGGAACCTCTCGCAAACATTCATTGTGGTGA, 303931, 304033(+)</text:p>
          </table:table-cell>
          <table:table-cell table:formula="of:=LEFT([.J308];FIND(&quot;),&quot;;[.J308])-1)" office:value-type="string" office:string-value="" calcext:value-type="error">
            <text:p>#WERT!</text:p>
          </table:table-cell>
          <table:table-cell table:formula="of:=MID([.J308]; FIND(&quot;),&quot;;[.J308]) + 1; FIND(&quot;),&quot;;[.J308];FIND(&quot;),&quot;;[.J308])+1) - FIND(&quot;),&quot;;[.J308]) - 1)" office:value-type="string" office:string-value="" calcext:value-type="error">
            <text:p>#WERT!</text:p>
          </table:table-cell>
          <table:table-cell table:formula="of:=RIGHT([.J308];LEN([.J308]) - FIND(&quot;),&quot;; [.J308]; FIND(&quot;),&quot;; [.J308]) + 1))" office:value-type="string" office:string-value="" calcext:value-type="error">
            <text:p>#WERT!</text:p>
          </table:table-cell>
          <table:table-cell office:value-type="string" calcext:value-type="string">
            <text:p>, RKHSLW*, 303931, 304033(+)</text:p>
          </table:table-cell>
        </table:table-row>
        <table:table-row table:style-name="ro1">
          <table:table-cell office:value-type="string" calcext:value-type="string">
            <text:p>PUE71128.1</text:p>
          </table:table-cell>
          <table:table-cell office:value-type="float" office:value="1379541730" calcext:value-type="float">
            <text:p>1379541730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681 scf_7301_3.contig_1, whole genome shotgun sequence</text:p>
          </table:table-cell>
          <table:table-cell office:value-type="float" office:value="1379541730" calcext:value-type="float">
            <text:p>1379541730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90-1037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309];FIND(&quot;),&quot;;[.J309])-1)" office:value-type="string" office:string-value="" calcext:value-type="error">
            <text:p>#WERT!</text:p>
          </table:table-cell>
          <table:table-cell table:formula="of:=MID([.J309]; FIND(&quot;),&quot;;[.J309]) + 1; FIND(&quot;),&quot;;[.J309];FIND(&quot;),&quot;;[.J309])+1) - FIND(&quot;),&quot;;[.J309]) - 1)" office:value-type="string" office:string-value="" calcext:value-type="error">
            <text:p>#WERT!</text:p>
          </table:table-cell>
          <table:table-cell table:formula="of:=RIGHT([.J309];LEN([.J309]) - FIND(&quot;),&quot;; [.J309]; FIND(&quot;),&quot;; [.J309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PUE75162.1</text:p>
          </table:table-cell>
          <table:table-cell office:value-type="float" office:value="1379546506" calcext:value-type="float">
            <text:p>1379546506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645 scf_7279_3.contig_1, whole genome shotgun sequence</text:p>
          </table:table-cell>
          <table:table-cell office:value-type="float" office:value="1379546506" calcext:value-type="float">
            <text:p>1379546506</text:p>
          </table:table-cell>
          <table:table-cell office:value-type="string" calcext:value-type="string">
            <text:p>43350..42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0890-10378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549, 43663(+)</text:p>
          </table:table-cell>
          <table:table-cell table:formula="of:=LEFT([.J310];FIND(&quot;),&quot;;[.J310])-1)" office:value-type="string" office:string-value="" calcext:value-type="error">
            <text:p>#WERT!</text:p>
          </table:table-cell>
          <table:table-cell table:formula="of:=MID([.J310]; FIND(&quot;),&quot;;[.J310]) + 1; FIND(&quot;),&quot;;[.J310];FIND(&quot;),&quot;;[.J310])+1) - FIND(&quot;),&quot;;[.J310]) - 1)" office:value-type="string" office:string-value="" calcext:value-type="error">
            <text:p>#WERT!</text:p>
          </table:table-cell>
          <table:table-cell table:formula="of:=RIGHT([.J310];LEN([.J310]) - FIND(&quot;),&quot;; [.J310]; FIND(&quot;),&quot;; [.J310]) + 1))" office:value-type="string" office:string-value="" calcext:value-type="error">
            <text:p>#WERT!</text:p>
          </table:table-cell>
          <table:table-cell office:value-type="string" calcext:value-type="string">
            <text:p>, ILACER*, 43549, 43663(+)</text:p>
          </table:table-cell>
        </table:table-row>
        <table:table-row table:style-name="ro1">
          <table:table-cell office:value-type="string" calcext:value-type="string">
            <text:p>PQV44373.1</text:p>
          </table:table-cell>
          <table:table-cell office:value-type="float" office:value="1354608698" calcext:value-type="float">
            <text:p>1354608698</text:p>
          </table:table-cell>
          <table:table-cell office:value-type="string" calcext:value-type="string">
            <text:p>Paraburkholderia sp. BL21I4N1</text:p>
          </table:table-cell>
          <table:table-cell office:value-type="string" calcext:value-type="string">
            <text:p>Paraburkholderia sp. BL21I4N1 Ga0139065_124, whole genome shotgun sequence</text:p>
          </table:table-cell>
          <table:table-cell office:value-type="float" office:value="1354608698" calcext:value-type="float">
            <text:p>1354608698</text:p>
          </table:table-cell>
          <table:table-cell office:value-type="string" calcext:value-type="string">
            <text:p>56641..55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643-14591']</text:p>
          </table:table-cell>
          <table:table-cell office:value-type="string" calcext:value-type="string">
            <text:p>ATCCGTTAGCCGCGCAGTCGGCGATTCGCAACCATCTGAAGGCGTCGGGCACGCGTTGGATCGAGGGAGGTTGAGGTGGCTGCGGGCGCGTTGAATGTCTGGCGCTTCCACTGGAACGCCAGCGGGACTACCTGACCCGTTGGAGCTTGCCGTCGGCTCGCCCGTTCAGCGCCAGCGGGTTGATGCATTTAAGGGCGTCGGGCAGCAGTTCAGCCGGTACGCCCTGATAGGTGACTGGGTGCAGGAAGCGCATCATGGCCAAGCTGCCCACGGAGGTCGAGCGGCTGCCTTGGCCGGGCCACTTTCAAACGCTATTCAAGCGTCTTTCAACCAGGGCATTTCCACCGGCGACACCACGAGCTGTCGGAGTTCGCGCTTCAGTTCGAAGATAAACCCCACCAGGATCATTGAGTCGGCGTAGGGGATGGGAAAGACAAGCGGATTTTCCGCTGCGCGCAAGGGGTGTGCGGGCGTGTCCGCTGTCGTCGCGGCGTTCGCGCGGACGCTCTCCAATTCGTCGACCATTGCCTGCCCGCTTACTTTGAGGACGCGGCTACGCAGGTCGCTGAACGGTTCGATACGCGCCCCGTCTTCGTGGTACTCGGGCACTTCATAGATGAACCAGGACATGTGCTGCTCCTAAGAAAAGACCGTTATTCTAGCAGTGGGCAATTCGATGCCACGGTAAGGTAAGAAGGTCGGCGTACGCGCGTATTCGGTCACGACCGGCGTGTGGAATCTTCAGGTGCTGATCGATGAGTTCGGTCTGGATTTGTCGAAGGTGACCTGGGTGGTCGATGACGAAGAACACGTCACGCAACGCACGTTGCCGGAAAACGTGATCTACGCACCGCAAGGTAGCTCGCTCGCGGAAATGATGGTGTCGAGGATTTATCCGATGCACGGCACGATCGTGGTGAAGGATTCGGTGCTGGCTGAACATCCGTCGATCGCGAAGTCGCGTTGCTAGCCGCTATGTTCGCTCGCAACTCGGAGAAACTTGATATACGGCGCAACGGATAATGCCCGCAGGGAAGCGGTGACCGTGGCAAAGCGATGTCGCCATCTTCATCGCATCATTTATCTGGTTACCCTTGCTTGCGAACCAGGCTCACCTGCGAGACGCCCAATAGCCCAGTGAGACGGACATCCGCCTTGCGCTGATGTGGATCTACCACCAGGTTGCTGTCACGCACGATGTCGAGCATCGCTTCGGCCAACGGCATCACCATATGCCTCCCCCAGCAACGCTCGGAGACGTGGCCAAAGGGAAAATAGCCTGGGTGGTCGTCAGGGTCAAGCTGGTCCCAGCGTTCGGGCCGGAAAGCATTGGGCTCATCCCAAAGTCCGGGATCGCGATGACTCAGCAACGGCAGCAGCAGGATGTCGTCGCCCGGCTTGATCCGGTCGTCGAGCACAGAGTACTCGGGCGACGCATTGCGCAGGATGTTCCACGACGGTGGCAGCAGCCGCAGTGCTTCGCACAGGATATTACGATTGGACGTGTGATCGTCGAATGGCGAGCCCAGCCAAAGCGCGTTGGCGACCAACGTGGAAATGGTGAAACAGATCGGGGCGGCGGTCCGCCGGTACAGGCCCATCGCATAACGGCGTTCATCATAGCTTGGAGCGGCGGCAGAAAGAGCGGCGAGGAAGGAGGCGCCTTCTCGCAATTTCAAAGGGCGTGCCGCGCCCATGGCGATAGTGGCCCAGGTGAGCATGGGCGTCAGCTCCAATATGCGATTCATCAGAAAGCGCAGGCGATGCGGATCGTCGCCGAGCAGCATGTCGCGCAGAAACAGATGCCCGACATGCGGCCAAGGGCCGGAAAAGTCAATGTTCGCGCGAATGGGACGTTTCAGGGCTGCGCGGACGTCGCGGCCGATCGCCTGCATCTGCTGCAAGGCCTGCGCACGCACAATCGACCGGCCCTGCAGCGGCTTGAATGTCGGGCGCTCGCTTTCAGTGGCTGGCCTTGCGCTGAGAATTCTATGACTCATATCGGCTCCGGCAACGCCGATGGTATTGGAATCCAGCCGGAATAACTCCTCGCCGAGATGATCGTGTATTAGCGCGTGAAGCCTGGGCGCAAACACGGTCGACCGCGTTTGCCGGCCGGTGGTGGCCAACGGGGCGAGCGGGTGCATAGGCAGAGAACCACGCCCGGTGCATTGATTAGCTTCACTGGACGCGGTTCGGTTCATCAGTTATCTCTCTTCAAACACAAAAGACGACGGCTCAAATCATTAATACCAGATGTACCAGGCGTAAGCCTTGAGGCTCTTCTTGAACGTGAGCTTGTCTTTCAGCGAGAAAAGAATTTTCATAAGACGCCCTTTCGTTATCGATGAACCGTCTTGATGAGACGGCATGTGAGAGTGGGAGCATGCGTAAGGAATAAAGTCCCAACTGCATGCGGCACATACATATTGAAATATGTATGTGCCGATATTAAAGTACTTTTCGTGCGAATCAATGCCGGGCATTGCCAACCTATCTATAAGCATAGGGTGTTGAATAGAGAGCCGTTAACACGCAGGCATCTGTGCTAAGGAATGTCACGAAATGGGAAGCCCTGTGATTGCCCGCGTTTCGCCGTAGCTCCGCCGTGATGAATGCGTACGGTGCATGTGAGACATCATTCAACATAGCCGACATGCTTGTTAGTAAAACATTGGAAAGAGAGCGAGCAATTCCGACCAGCTTGTTCGCGGCCTTTTCGCTCGACCCGATTCGCCGCGGCGGAGTCGTGGCGCTTGTAGAATGGGGTGCGGAAAGTCGCGAGGCGCAGTGCCTCGTCGCCAAGCGGCCGGTTTCGGAGAACCCATGACAAGCCCCGATCTCAAAACGCGCTCTTCCATGCAGTTCTGGTTCGATTTCGGCAGCACGTACAGCTACCTGAGCATGATGCGGATCGAAGCGTTGGCGCAGCAAAGTGACGTCGCTATCGAATGGCGTCCTTTTCTGCTGGGCGCGATCTTCAAGTCGTTCGGTTGGGAAAGCTCGCCGTTCGTGTTGCAGAAGGAAAAGGGGGCTTACGTATGGCGCGATATGACTCGTCAGTGCGAGAAATACGGCCTGCCCTGGAC</text:p>
          </table:table-cell>
          <table:table-cell/>
          <table:table-cell table:formula="of:=LEFT([.J311];FIND(&quot;),&quot;;[.J311])-1)" office:value-type="string" office:string-value="" calcext:value-type="error">
            <text:p>#WERT!</text:p>
          </table:table-cell>
          <table:table-cell table:formula="of:=MID([.J311]; FIND(&quot;),&quot;;[.J311]) + 1; FIND(&quot;),&quot;;[.J311];FIND(&quot;),&quot;;[.J311])+1) - FIND(&quot;),&quot;;[.J311]) - 1)" office:value-type="string" office:string-value="" calcext:value-type="error">
            <text:p>#WERT!</text:p>
          </table:table-cell>
          <table:table-cell table:formula="of:=RIGHT([.J311];LEN([.J311]) - FIND(&quot;),&quot;; [.J311]; FIND(&quot;),&quot;; [.J31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PPV07401.1</text:p>
          </table:table-cell>
          <table:table-cell office:value-type="float" office:value="1348879274" calcext:value-type="float">
            <text:p>1348879274</text:p>
          </table:table-cell>
          <table:table-cell office:value-type="string" calcext:value-type="string">
            <text:p>Xanthomonas axonopodis pv. vasculorum</text:p>
          </table:table-cell>
          <table:table-cell office:value-type="string" calcext:value-type="string">
            <text:p>Xanthomonas axonopodis pv. vasculorum strain CFBP5823 Xava-CFBP5823-G1087, whole genome shotgun sequence</text:p>
          </table:table-cell>
          <table:table-cell office:value-type="float" office:value="1348879274" calcext:value-type="float">
            <text:p>1348879274</text:p>
          </table:table-cell>
          <table:table-cell office:value-type="string" calcext:value-type="string">
            <text:p>13453..12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385-12368']</text:p>
          </table:table-cell>
          <table:table-cell office:value-type="string" calcext:value-type="string">
            <text:p>GTGGGCGAAGCGATGCGCGCGCGCGTGGAGGCCTCGGTGCAGGCATCGGGCTACCGGCCAAGTCTCGCCGGCCGGTCGTTGCGGACCAGCGGGCTGCTGCGTATCGGCGTGCTGTATAGCAACCCGAGCGCCGCATATCTCAATCAATTCATGCTCGGCCTGCTCGAGCAAAGCAGCCTCACCGGCAGCCAGGTCATGGTGGACAAGTGCGGTGCCATCCGCAGCCAGCGTGCGGCCACCGAGCGTCTGCTCGCAGCCGGCGTCGATGGGGTGATCCTGCCACCGCCGTTATGCGACTCGCGTCAGACCATCACCGAACTCGATGCCCGCGGCATTCCGGTCGTGGCGGTGGCCAGCGGCGCACCGATGGCGCAAATCAGCGCGGTGCGGATCGACGACTACCAGGCTGCACGCGCCATCGTCGATCACCTGATTGAGCTCGGGCATCGTCGCATTGCGTTGATCAAGGGCGACCCGAAACACCCCCCGAGCGCCCTGTGCACCAATGGCTATCTCGACAGCCTGCACGCTGCCGGCGTGTCGGTCGCAGATGGTTTGATCGCCGAGGGCCTGTTCACCTATCACTCCGGTCTTCTGGCCGCGCGCAGCCTGTTGGCGCAGCCGCAACCACCCACCGCGATCTTCTGCAGCAACGACGACATGGCGGCCGCAGCGGTGGCGGTCGCACACGGACTGGGTTTGCGCGTGCCTGAAGATGTCTCCATCGCCGGCTTCGACGATACGCCGGTGGGCCACCACCATCTGGCCCGAACTCACTACCGTGCATCAACCCATCACCGCGATGGGGCGCACTGCTGTGTCACTGCTGACCGACGGCGGTCCGTCAACGCCGCAAGGGGCGTGCATCAGGTGATAAAGTACACGCTGGTCAAGCGCGGCTCGACGGCAGGGCCGCCGAAGACAGAGCGCAACAGCGCGCAGTTGCCACCACCGGTTGTCTATAGGCGAACGACATCGACCTGTGCAACTCCCAGCAGGCCCGTCAACGGAACCACCGCCTCGCGTTGCTTGGGGTCGGCAGCCAAGCCCCGGCTGCGCAGCGCATCCAACAGGCGCTCGGCCAATGGCATCACCATGTGGCGCGCCCAACAGCGCTCGGACGCGTGCCCGAACGGCAGATAGCCGGGGTGATTGTCCGGATCGAGGTGATCCCAGCGTTCTGGCCGAAACGTCTCCGGCGCCTCCCACAGCGCGGGATCGCGATGAATCAGCAATGGCAGCACCAGCACATCGTCGCGACTGCCGATGCGGCTATCGAGCGCGGGATATTCCGGCGATGCGTGACGCAGTATGTTCCATACCGGCGGCAGCAAGCGCAGCGATTCGTAGACGATATGACGGCTGGGCACTGCTGGATCGAAGGGCGATCCCAGCCATAGCGCATTGGCCACCAGTGTCGAAATAGTGAAACACACCGGCGCCGCCGTGCGCCGATACAAGCCCATAGCGTAGCGGCGCTCATCGTAGTTGCCGGCTGCTGCGGTCAACGTGGCCAGGGCCGAGGCGTTGTGCTGGAGTTTGAACGGCATTGCCGCGCCGGCGGCGATGACAGCCCAGGTCAACTTCGGCCTCGCCTTAAGCATGCGATCCATCAACAGGCGCAATCGCAGCGGATCGCCAGCCAACAACAGATCACGTAGATAGACGTGACCCACGTGGGGCCATGGGCCGGATAAATCCAGTTCTGCCGACACAGGACGCTTCAACGCTTCGCGCACATCGCGCCCGATCGCCTGCATCAGTTTGGAAGCATCGGTGCGCGGGATTGAACGCCCATGCAGCGGTTTAAAGGTGGGCCGCTCCCCCTCGGCTGCCGCGCGCGCGTCAAGCAATCGCTGCGTCAACACCGGGCCAGCCACGCCCACGGTATCTGCCTCCAGCCGGAACACCTCTTTGCCGACGTGCTCGCCCAACAGCGCCTGCACGCGCGGGGCGAACACCGTCGCCCTGGCAACTCCATCAGCGTTGGAAGCAGGCATGCGCTCTCCTACTCGGTAATGCCCGCGCGAGGCAGTGACCTGCCTCGCGCGGGCCAAGGTCGTACTAACTCACATCACGACGAACGTTACTAAAACACGGTGCGGCTGCCATTGCAGTTGCACCGCCGCAACGCGCTTCGAGCCATTTACATATAGACCGACCAAGCGGAGGACTTAAGACTCTTGCGAGAGGTCAGCATGTGCTTGATCGAAAAAAGTATCTTCATGAGCGAACTCCTGCTGCAAGGAAGGGATTGCCCTTTCGGGCGCTTTTATCAAATACACAATCAGCAGACACCTGCGTGCGAGCGATAACAATTTGCACCCGCACCGCGAATGCTACGCATGGCTGAAAGACCATGCAACGGCAAAAGCTTGCGTGTATGCACACATTTATCGACGGCCCATGCTTGCACGAGTTCCGCATCGCTTTGCAACTCAAAATTTCGCAAACGCATTGTTGAATATAGCGCCCGAACGATGACGCTCGATCGACGAGAAGCAGAGAAGGCACGCAACGGCATTTCAACTGCCGGCATGAGTGCACAGACGGCGGCGCCACACTAAATAAAAATCGTATCGCTTCCCGACGATGCGACCGAATGGGATGGTGTTCGACGTTACCGCCGAACGGACTGCAACGCCGACATCCCCCGTCCTGAGTAGCGGCCGGGTTTAGAGTCCGGGGTTGATGATATCGGTATTGGCCAGCTGTTGGGCATACGCGGATGGCGTCATGCCGTCGATTGCCTTCTTGGGTCGCTCCTCGTTGTATTCGCGTCGCCAGCGCTCGATCTCGGTGCGTGCATGCAGCAGTGTCGGAAACCAGTGTTCGTTGAGGCATTCATCGCGCAGGCGGCCGTTAAACGATTCGACATAAGCGTTTTGATTTGGCTTGCCCGGCTGGATCAGCCGTCACTGCACGCCACGCGCATGCGCCCAGGCCACCATCGCCTTGCC</text:p>
          </table:table-cell>
          <table:table-cell office:value-type="string" calcext:value-type="string">
            <text:p>, ATGTGCTTGATCGAAAAAAGTATCTTCATGAGCGAACTCCTGCTGCAAGGAAGGGATTGCCCTTTCGGGCGCTTTTATCAAATACACAATCAGCAGACACCTGCGTGCGAGCGATAA, 13651, 13768(+)</text:p>
          </table:table-cell>
          <table:table-cell table:formula="of:=LEFT([.J312];FIND(&quot;),&quot;;[.J312])-1)" office:value-type="string" office:string-value="" calcext:value-type="error">
            <text:p>#WERT!</text:p>
          </table:table-cell>
          <table:table-cell table:formula="of:=MID([.J312]; FIND(&quot;),&quot;;[.J312]) + 1; FIND(&quot;),&quot;;[.J312];FIND(&quot;),&quot;;[.J312])+1) - FIND(&quot;),&quot;;[.J312]) - 1)" office:value-type="string" office:string-value="" calcext:value-type="error">
            <text:p>#WERT!</text:p>
          </table:table-cell>
          <table:table-cell table:formula="of:=RIGHT([.J312];LEN([.J312]) - FIND(&quot;),&quot;; [.J312]; FIND(&quot;),&quot;; [.J312]) + 1))" office:value-type="string" office:string-value="" calcext:value-type="error">
            <text:p>#WERT!</text:p>
          </table:table-cell>
          <table:table-cell office:value-type="string" calcext:value-type="string">
            <text:p>, TPACER*, 13651, 13768(+)</text:p>
          </table:table-cell>
        </table:table-row>
        <table:table-row table:style-name="ro1">
          <table:table-cell office:value-type="string" calcext:value-type="string">
            <text:p>PPV02101.1</text:p>
          </table:table-cell>
          <table:table-cell office:value-type="float" office:value="1348873468" calcext:value-type="float">
            <text:p>1348873468</text:p>
          </table:table-cell>
          <table:table-cell office:value-type="string" calcext:value-type="string">
            <text:p>Xanthomonas vasicola</text:p>
          </table:table-cell>
          <table:table-cell office:value-type="string" calcext:value-type="string">
            <text:p>Xanthomonas vasicola strain CFBP2543 Xvaho-CFBP2543-G1017, whole genome shotgun sequence</text:p>
          </table:table-cell>
          <table:table-cell office:value-type="float" office:value="1348873468" calcext:value-type="float">
            <text:p>1348873468</text:p>
          </table:table-cell>
          <table:table-cell office:value-type="string" calcext:value-type="string">
            <text:p>21165..20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216-15491']</text:p>
          </table:table-cell>
          <table:table-cell office:value-type="string" calcext:value-type="string">
            <text:p>ATGCGGGCGCGCGTGGAGTCCTCGGTGCAGGCGTTGGGCTACCGGCCAAATCTCGCCGGCCGCTCGTTACGCACCAGCGGGTTGCTGCGTATC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CTTGATCAAGGGCGACCCCAAACACACCCCGAGCGCACTGCGCGCCAACGGCTATCTCGACAGCATGCAAGCCGCCGGCTTACCTGTCGCAGATGGATTGATCGCCGAAGGGTTGTTCACCTATCGCTCTGGGCTGCTCGCCGCGCGCAACCTGTTGGCCCAGCCGCAACCCGCAACTGCGATCTTTTGCAGCAATGACGACATGGCGGCCGCAGCGGTGGCGGTTGCGCATGGATTGGGCTTGCGCGTGCCCGAAGATGTCTCCATCGCCGGCTTCGACGACACGCCGGTGGCCACCACCATCTGGCCCGAACTCACCACCGTGCATCAACCCGTCACCGCGATGGGCCGCGCCGCCGTCTCGTTACTGGCCGATGCGATTCGTCAACGCCGCAAGGGCGACACCGCACCCGGCGTGCATCAGGTGATGAAGTACACGCTGGTCAAGCGTGGCTCCACGGCCGGGCCGGCGAAGGGATAGCGCAACAGCGCGCAGTTGCCACCACCGGTTGTCTATTGGCGCACGACATCGACCTGTGCAACGCCCAGCAGGCTCATCAACGGAACCATCGCCGTACGTTGCTTGGGATTAACGGCCAAACCCTGACTGCGCAGGGCATCCAACAAGCGCTCGGCCAGTGGCATTACCATGTGGCGCGCCCAACAGCGCTCGGCCGCGGGCCCGAACGGAAGATAGCCGGGGTGATTGTCCGGATCGAGGTGATCCCAGCGTTCTGGCCGAAAAGCCTCCGGAT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GGTCAACTTCGGCGTCAACTGAAGCATGCGATCCATCAACAGGCGCAATCGCAGCGGATCGCCAGCCAACAACAGATCGCGCAGATACACATGACCCACGTGCGGCCATGGCCCGCATAAATCCAGGTCAGCCGACACAGGACGCTTCAACGCTTCGCGCACATCGCGCCCGAGGGCCTGCATCAGTTTGGAGGCGTCGGTGCGCGGGATCGAGCGCCC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TGCACAGCCGCAACGCGCTTCGAGCCATTTACATATATAAACCCCAAGAGGAGGACTTGAGACTCTTGCGAGAGGCCAGCATGTGCTTGATCGAAAAAAGTATCTTCATGAGCGAAATCCTGATGTAAGGAGGGATTGCCCTTTCGGGGGACTTTATCAAATACACAATCAGCGGATACTTGCGTGCGAGCGATAATGGTTGAGCCCGCAACACGAATGCTACGTATGGCTGACCGACCATGCAACGGGAGAAACTTGCGTGTGTGCACACATTCATCGACGACCCATGCTTGCACGAGCTCCGCATCGCCTTGGAAATCAAAATTTCGCCTGAGTAGCCCTAACCCTCAGCCAGACTTTTGCTCGAGTCCTGCAAACAGCGTGGTTTTCCTGATGTTTTACATGCTGTGCGCTTTCGGCATCGCTGACGCGAGGAGCCGGTCCGACGTTTCCAGCCAGGACGTCATCGTGACCTTCTATCGCGCTGGTTTCGCGATAAGTGCGCAGGTGCTGCAGCTGAAGGTCAGGGCGAATCAGGAAATTCGCAAACCCATTATTGAACATAGCGCCCGAACGATGGCGCTCCATCGACGATAAGCGAAGAAGGCACGCAACGGCATCTCCACTGCCGGCACGAGTGGACAGGCGTCGGCGCCACACGCAAAAAAAACCGTATCGCTTCCCGACGATGCGGCCGAATGGGAGGGTGTTCGGCGTTACCGCCGAGCGGACTGCAGCGCCGTATCAAACGGCGACGGGAAGAATGCACAATGACCGCTTGGAGAGGCGTGACAGAACAGCATATGCATCACGGCGCGGGGTTGCGCCGTGTCGCACATCGAT</text:p>
          </table:table-cell>
          <table:table-cell office:value-type="string" calcext:value-type="string">
            <text:p>, GTGCTTGATCGAAAAAAGTATCTTCATGAGCGAAATCCTGATGTAAGGAGGGATTGCCCTTTCGGGGGACTTTATCAAATACACAATCAGCGGATACTTGCGTGCGAGCGATAA, 21364, 21478(+)</text:p>
          </table:table-cell>
          <table:table-cell table:formula="of:=LEFT([.J313];FIND(&quot;),&quot;;[.J313])-1)" office:value-type="string" office:string-value="" calcext:value-type="error">
            <text:p>#WERT!</text:p>
          </table:table-cell>
          <table:table-cell table:formula="of:=MID([.J313]; FIND(&quot;),&quot;;[.J313]) + 1; FIND(&quot;),&quot;;[.J313];FIND(&quot;),&quot;;[.J313])+1) - FIND(&quot;),&quot;;[.J313]) - 1)" office:value-type="string" office:string-value="" calcext:value-type="error">
            <text:p>#WERT!</text:p>
          </table:table-cell>
          <table:table-cell table:formula="of:=RIGHT([.J313];LEN([.J313]) - FIND(&quot;),&quot;; [.J313]; FIND(&quot;),&quot;; [.J313]) + 1))" office:value-type="string" office:string-value="" calcext:value-type="error">
            <text:p>#WERT!</text:p>
          </table:table-cell>
          <table:table-cell office:value-type="string" calcext:value-type="string">
            <text:p>, ILACER*, 21364, 21478(+)</text:p>
          </table:table-cell>
        </table:table-row>
        <table:table-row table:style-name="ro1">
          <table:table-cell office:value-type="string" calcext:value-type="string">
            <text:p>PPU79767.1</text:p>
          </table:table-cell>
          <table:table-cell office:value-type="float" office:value="1348849757" calcext:value-type="float">
            <text:p>1348849757</text:p>
          </table:table-cell>
          <table:table-cell office:value-type="string" calcext:value-type="string">
            <text:p>Xanthomonas sacchari</text:p>
          </table:table-cell>
          <table:table-cell office:value-type="string" calcext:value-type="string">
            <text:p>Xanthomonas sacchari strain CFBP4641 Xs-CFBP4641-G127, whole genome shotgun sequence</text:p>
          </table:table-cell>
          <table:table-cell office:value-type="float" office:value="1348849757" calcext:value-type="float">
            <text:p>1348849757</text:p>
          </table:table-cell>
          <table:table-cell office:value-type="string" calcext:value-type="string">
            <text:p>15335..1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3199-14251']</text:p>
          </table:table-cell>
          <table:table-cell office:value-type="string" calcext:value-type="string">
            <text:p>CGTCGAGGCGTCGATCCAGGCGCTCGGCTACCGCCCCAACCTCGCCGGCCGCTCGCTGCGCACTGCAGGACTGGCCCGCATCGGCGTGCTGTACAGCAACCCCAGCGCGGCCTACCTCAACCAGTTCATGCTCGGCGTGCTCGAACGCAGTAGCCTGGAAGGCTGCCAGGTGCTGGTGGAGAAGAGCGAGGACAGCGACAGCCAGCGCGCCGCCACCGAGCGCCTGCTCGATGCCGGCGCCGATGGCCTGATCCTGCCGCCGCCGCTGTGCGATGCGCGGCAGACCATCGCCGAACTGGAGGCGCGCGGCATCCCGCTGGTGGCGGTGGCCACCGGCGCGCCGCTGCCCGGGGTCAGTTCGGTGCGCATCGACGACTACGCGGCCGCATGCGCGCTCACCCAGCACCTGCTCGATCTGGGCCACCGCGACATCGGCTTCGTCAGCGGCGATCCCGGCCACACGCCCAGCGCGCTGCGCAGCCGCGGCTTCTTCGACACCATGGCGCGGGCCGGGCTGACGGTGGCGCCGGAGCGCGTGGCCGAAGGCCTGTTCACCTACCGCTCCGGCCTGCTCGCGGCCACCGCGCTGCTGCAGGCCGCGCCGCGCCCCAGCGCGATCCTGTGCAGCAACGACGACATGGCCGCGGCGGCGCTGGCGATCGCCCACGGCCTGCGCCTGCGCGTGCCCGAGGATCTGTCGATCGCCGGCTTCGACGACACCCCGGTGGCAACGACGATCTGGCCGGAGCTGACCACCATCCACCAGCCGGTCACGGCGATGGGCGGGGCGGCGGTGACGCTGCTGCTCGGCGAGATCCGCCAGCGCCGCGACGGCCTGCCCAGCCGCGGCATCCATCAGGTGCTGGACTACACCCTGGTCACCCGCGCCTCCACCGCGCCGCCTGCAGCGAGCTGATCGCTACGGCGTCGCGTGCGGCGTGCGCTGCCGCTCAGGCGCGCGTGTGCCGGACCACGTCGACCTGGGCGACGCCCAGCAGGCCGGTCAACGGCACCTCGGCGCGGCGTTGCCGCGGGTCGGCGACCAACCCCTGGTTGCGCAGCAGGTCCAGCAACCGTTCCGCCAGCGGCATCACCATGTGCCGGCCCCAGCAGCGCTCGGAGGCATGGCCGAACGGCAGGTAGCCGGGCAACGCATCCGGGTCCAGGCCGTCCCAGCGCTCGGGCCGGAACGCGTCCGGTTCCTCCCACAGCGCCGGATCGCGATGGCTGAGCAAGGGCAGTACCAGCACGTCGTCGCCGGCGCCGATGCGCGGATCCAGCGCGCCGTACTCGGGCGAGGCGTTGCGCAGGATGTTCCAGGACGGCGGCAGCAGGCGCAGGGTTTCGTAGAGGATGTTGCGGTTGGAGACATCCGGGTCGAACGGCGAGCCCAGCCACAGCGCGTTGGCGACCAGGGTGGAAATGGTGAAGCACACCGGCGCGGCGGTGCGCCGGTACAGCCCCATGGCGTCGCGGCGTTCGCGGTAGCCGTCGGCCGCGGACAGCAACGTGGCCAGTGCCGAGGCGTCCGCGCGCGGCGCCAGCGGTGCGAGCGCACCGGCGGCGATCACCGCCCAGGTCAGGCGCGGCGTCAGTTCCAGGGTGCGGTCCATCAGCAGGCGCAGCCGCCAGGGATCGCCGCCGAGCAGCAGGTCGCGCAGATAGACATGGCCGACATGCGGCCAGGGGCCGGACAGGTCGAGCGTCGCGGGGACCGGGCGCTTCAGCGCCTCGCGCACGTCGCGGCCGATCGCCTGCATCAGCTTGGCCGCTTCGCTGCGCGCGATCGAGCGGCCGTGCAGCGGTTTGAAGGTCGGGCGTTCGTGTTCGGTCGCGGGCCGGGCCGCGAGCAGGCGGTCGGTCAACGTCGGCCCGGCAACGCCGACCGTGTCGGCATCCAGGCGGAACGCCTCCTGCCCCACATGCGTGCGCAACAAGTCCTGCAGACGCGGCGCGAAGACCGTGGCGCGCGCGTGGCGATCGGCCAGGGTGGTGGACATCGCGAGTCTCCTGAAGGAACGGCGCCCGGCGCAGCGTCGTCGCCGCCGGGCACCGGCCGCACGCGACAGCGCGCGGCAACGCACGGGGCGCTCAGTACCAGATGTACCAGGCGTAGGACTTCAGCGGCTTCTTCGACGACAGCAGGTGCTTGATGGAGAACAGCAGCTTCATAGCGACATCTCCGCAGGAGTGACGATGGCCCTTTCGGGAGGGGGAACTGCGCGGTCTCGCTGGCACGCATCGCGCGGCGCGCGATCGCATCGACGAGGCGCGCCTGCACGCTACGCCGCCGACACGCGCCCCGCAAACCCGAAACCGGCAGACGCGCACACTATTTCGTAGCCAAATGCAGCCGGCCGCGGTGTTCAGCGCGTAGCGTGTTGGTGTGGATGCCGGCTGCGCCAGGTGCCCAGCAACACCGCGGTGGCGGCGGCGACATTGAGGCTTTCCACCGCGCCGCTGCCCGGGATCGACAGGCGCAGGTCGCAGGCCTGCGCGAAGTCGCGATCCATGCCGTCGCTCTCGGCGCCCATGACGTAGACCAGGCGTTGCGGCAAGGCGCCGGCGAACAGATCGTCGCCGCCGGCCACCAGCGTCGCCGCCAGGGCGAAGCCCGCGCCCCGCACCTGCGCCACTGCCTGCGCCGACGGCGGCAGCCGCACCAGCGGCACCGCCTCGGCGCCGCCCTCGGCCACGCGCGCGGCGGCACCGGACAGCGCCAGTGCGGCCTGCTCCGGCAACAGGATCGCGCCCACGCCGAAATGCGCCGCCGAGCGCAAAATCGCGCCGAAGTTGTGCGGATTGCCGACGCCGTCCAGCCACAGCGCCACTGCCGGTCCCGGCGCCAGCGTCTGCAGCCAGTCGGCCAAGCCCAGCGGCGCGACGCGCAGCACGTCGGCGACCACACCCTCGTGGTGGCTGCTGGCGGCGAGCTTGTGCAGGTCGGCCTC</text:p>
          </table:table-cell>
          <table:table-cell office:value-type="string" calcext:value-type="string">
            <text:p>, ATGAAGCTGCTGTTCTCCATCAAGCACCTGCTGTCGTCGAAGAAGCCGCTGAAGTCCTACGCCTGGTACATCTGGTACTGA, 15426, 15507(-)</text:p>
          </table:table-cell>
          <table:table-cell table:formula="of:=LEFT([.J314];FIND(&quot;),&quot;;[.J314])-1)" office:value-type="string" office:string-value="" calcext:value-type="error">
            <text:p>#WERT!</text:p>
          </table:table-cell>
          <table:table-cell table:formula="of:=MID([.J314]; FIND(&quot;),&quot;;[.J314]) + 1; FIND(&quot;),&quot;;[.J314];FIND(&quot;),&quot;;[.J314])+1) - FIND(&quot;),&quot;;[.J314]) - 1)" office:value-type="string" office:string-value="" calcext:value-type="error">
            <text:p>#WERT!</text:p>
          </table:table-cell>
          <table:table-cell table:formula="of:=RIGHT([.J314];LEN([.J314]) - FIND(&quot;),&quot;; [.J314]; FIND(&quot;),&quot;; [.J314]) + 1))" office:value-type="string" office:string-value="" calcext:value-type="error">
            <text:p>#WERT!</text:p>
          </table:table-cell>
          <table:table-cell office:value-type="string" calcext:value-type="string">
            <text:p>, AWYIWY*, 15426, 15507(-)</text:p>
          </table:table-cell>
        </table:table-row>
        <table:table-row table:style-name="ro1">
          <table:table-cell office:value-type="string" calcext:value-type="string">
            <text:p>PKV93882.1</text:p>
          </table:table-cell>
          <table:table-cell office:value-type="float" office:value="1315833847" calcext:value-type="float">
            <text:p>1315833847</text:p>
          </table:table-cell>
          <table:table-cell office:value-type="string" calcext:value-type="string">
            <text:p>Amycolatopsis niigatensis</text:p>
          </table:table-cell>
          <table:table-cell office:value-type="string" calcext:value-type="string">
            <text:p>Amycolatopsis niigatensis strain DSM 45165 Ga0074778_13, whole genome shotgun sequence</text:p>
          </table:table-cell>
          <table:table-cell office:value-type="float" office:value="1315833847" calcext:value-type="float">
            <text:p>1315833847</text:p>
          </table:table-cell>
          <table:table-cell office:value-type="string" calcext:value-type="string">
            <text:p>3881198..3882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8357-17680']</text:p>
          </table:table-cell>
          <table:table-cell office:value-type="string" calcext:value-type="string">
            <text:p>CCGAGGTAGGCCACGCGGATGTGTGCGATGTGCTTGCCCCGCAACGGTTCCGGCACCATCGGCAGGTCCGGGTAGGGCACCATCGCGACCGAGGTGCCGACGGTGTCCGGCAGGTCGGCGGTCCAGTCGCGCCAGGTGCGCAGGACGTCCGGGATCTTGGCGGTGTCGAAGTACAGTCCGCCGCCGTACAGCGTGGTCACCGGGACGAGGTCGAACTCCAGCGCCGTCACGATCCCGGCGTCGATCGGGCCGGTGGCGCGCGTGCCGTCGGGCCGGACGATCTCGGCGGAGCGGACGCGGTCCGAGGCCGGGCCGAAGTGCCGGCCGAGCAGGCCGAAACCGCCGCCGAGGGTGTAGCCGACCACGCCGACGCCCGGGGCCGAACCGCTCAGCGGCGCGAGTCCGTGCTCCGCGGCGGCGGTGATGACGCTGCCCCAGGTCGTTCCGGCTTCGACCCGAGCCACGGCGCGGTCCGGGTCGATGGTCACGCCGGTCATCCGGCGGGTCGAGATCAGCACGCCCTCGGCCGGTGCGCGCAGTCCGTGTCCGGTGGCTTGCACGGAAACCGGCAGGTCGCGTTCGGCGGCGAGGCGGACCGCGGCGGCGACGTCGTCCGCGCTGGTGGCGGCGACGACCAGCTGCGGGGCGGAGGTGATGCCGGTCTGGAACCCGGCGATCTCTTCGCGGTAACCGGCTTGCTCACGGGTGAACGTCTGCATGCCTTCAGCGTGCTTGCTGATCGGTGATAAGTCCAAGAGATACTAGTTCCGGTAGCTAGAATTACTGGTTATGGAACTGCACCAGCTCGAGTACTTCGTCGCGGTCGCTGAGGAAGCCAACTTCACGCGCGCGGCGGCGCGGATGCATGTCGCGCAGCCCGGGGTCAGCGCGCAGATCCGCCGGTTGGAACGCGAGCTGGGGCAGCCGTTGTTCGACCGGTCCGGCCGCACGGTACGGCTCACCGACGTCGGCGAGGCAGCTCTGCCGCACGCTCGGGCCGCGCTGGCGGCGGTCGCGGCGGTGCGCGAGACGGTCGCGGAGCACGAAGGGCTGGTGCGCGGCCAGGTCGCGATGGGGATGGTGACGTCCGCTGGACCCGTGGCGCTGCCGGAGTTCCTGGCCGGGTTCGCCGAGCGCTACCCGGGAGTGGAAATCACGCTCAGCGAAGCGAATTCCGACCTGATGGTCGAGGCGTTGCGCGAAGGACGGCTGGACGTCGCGGTGATCGGCCTGGCCGACGGAGTGCCCGCCGGGCTGACCACTCAGATCGTGCTCGACGAGGAGCTGGTCGCGGTCACCGCGCTGGGCGACGAATTCGCCGACCGCGCCTCGCTCACCCTGGCTGAGCTGGCCGAACGGTCACTGATCTGCCTGCCGAAGGGCACCGGCATGCGCGGCGTGCTGGACCGCGGGTTCGCCGCGGCCGGGCTGCACTCGCGGGTGACGATCGAAGCGAGCGACCCGAACGTGCTGGCGAAGCTCGCGATCCGCGGCCTTGGCGTCGCGCTGGTCCCGGAGTCGTTGGCGCGCTATTACGCCGAGGAGCTGCACAAGCTGCGGCTGCGGCCGGAGCTGCGCGGACAACTAGCGCTGGCGTGGCGGTCCGACGGTCCGTCCGGACCCGCGGCCCGCGCGCTGATCGAGTTCGCGCGGTCGACGCTTTAAGGCGGCAAAGCTTACTGATGCGGCCTCGGGCTCGCAAATGAATTCCCGCCGGAATTCCCGAACGGATCGGCCGGAGTAGGCCGTTCAGGTCGTTGTTGCGGCGTATTCGAGAAACTCGCCGTACTGTCGGCGGCGGCCGCGAGTGCGGTCGGCAGTGTTCGAGAATACGGAGGAATTTCCGTGAAGCTTGTTCGTCTCGTGCGCAAGGCCCTTCCGGGCAAGAGCCTGAAGTCTTACGCCTGGTACGGCTGGATCTGACGGTCTCGTCCGAAGTGGACCGGCCGGTTCCGGAATGTCCGGGACCGGCCGCCCGGCGTCGCAGAGGAGCTTCGCGGTGACTATTCCCGCTGAACGGAACAAAGTGCGCCAAGTGGTATTCGCGCCGCGTCTTCAGGAACTGCTGGACCGTTATCGGGGGAAATCCTTCTTTCGGCTGGAACCGGACACGGTCGGCGTCGCCGGGGCCGATCTGATGGACGCTCTGCTGCGCAGCCGGCCCGCGAACGCCGAGGAACGGCCGACGTTCAAACCAGTGCGCGGCAGGGCTGTCACGCGGCCGGAATCGTCGGCGCTGATGCGTGCGGTCGGTGCGGACGTGCGCGCCGCGCTCAAGAAGCCGCTCGGCGAACCTGCACTCACCGGGACCTGGCCCGCCGTACCGCACAACTACCTGCGAGACCTGGTGTTCGGGCACGAACAGCGGCGGTTTCGGGTCCTCGTCGACCGTCGGCTGGAGCTGACGCCGAAGATCACCTGGGCCGCGGTCGCCGCCGGAGCCGCGCTGTGGGGACGGCCCGCACCGGAGGTCGCGCTGTCCACTTTGGCGCGGATGGTGCTGGAGGCGGACACCTACGAGCAACGCCGCTTCGCGATGTACCTCTACCGGCGTGTGGCCGGGCCGGTCTGTTTCACCGTCGCAGCGCTGGTCACGAACGCGTTGTGGCTCAGCTCGCCGCTGGACGACGAGGTGCCGACCGAGTACGTGCTCAACGAAACGCTGCGCCTGCTGCCGCCGTCGTGGAACATCCTGCGCGTGCGTTCGCCGGAGTTCGCCGAGGTGGACGCCCGGATCGGCCCGGGCGACGACGTCCTGTTGCTGCCGCTGCTCAGCCATCGCGACCCGGAGCTGCGGGACGCGCCCGACGAATTCCGGCCGAGCCGCTGGGCCGCGCTCGACCCGGACACTCACCCCGGCTACCTCCCGTTCGGGCACGCCAGCGAACGCTGCTGGGGACGGCACCTGGTGCTGCCGCTGGCGGAACGCGTCCTCGACCTGGTCCGCCGCGACGGGCTCGTGGCCGATCCGGCGCAGACGCGCGCCCGGGTGCACCTGGACGGGCTGCTGGAGGTGTCGGACGTGCGGGTCGTGCGCGCCTAGCGGCTCTTGACAACGTGTCAACGGAGGCGTTCCACTGGACGGATGCTCCAGGACGGCGTGCTCGGCGTCAGCCTGCTCGCGGGCGGCGCGAACGTGATCATGCAGCTGGGCCGGCCCGAGGTCGGGTACGGCGTGATGGAAAGCCGGGTCGATTCGGGGAATCTGTTCAAGCATCCGCTGAAACGCACCCGCACGACCGTCACCTACCTTGCCGTCGCCGTGCTGGGCACCGACGCTGACCGGGAGGCGTACCGGCGGGCGGTGAACGCGGTGCACGCGCAGGTGGTCTCGACCGAAGCGAGTCCGGTGCAGTACCACGCTTTCGACCGGGAGCTGCAACTGTGGGTCGCCGCCTGTCTGTGCCGTGGCGTCGAGGACGTGCACCGCGCGTTTCTCGGTCGGCCCGCTCCGGAATCGTGGTACGCCGAGGCCGCGGTGCTGGGCACGACGCTGCAGGTGTGTCCGGAAGACTGGCCGGAGGACTTCGCCGCGTATTGGGAGGACGGGCTGGCGCGAGTGGACATCGACGACCGGCTCCGCGAATACCTCACCGCCATCGCGAATCTGGAATTCCTGCCGCGGCCGTTCTCGTTCCTCTTCGGACGGTTCCACCGCTTCGTGACGACGGGATTCCTGCCGGAGGTGTTCCGCGAGCAGATGCGGCTGCCGTGGTCGGCCGCGGACCAGTGCCGGTTCGATCGGCTGATGCGCGCGATCGGCCGAATGGTCGAACCGCTTCCGCTGCGCGTACGGCGTTTTCCCTATGACGCGTGCCTCGCGGACTTCCGGCGGCGGTTGCGCAAAGGGAAACCGCTCGTCTAAGCGGTTGACCCGAATGCGCTGGTCGGCAAGGGTTGACCTATGGCCACTGCCGACGTACTTCCTGCCCCGGAGGCAGCATGAGCAGAGCGGATGAGGTGCGCGAAGGGGTTTCCCTGACCAACCTCGACCAGGAGCTGTTCGTCGACGCCGGGGTGACGAAGCGCGACCTCGTCGACTACTTCGACGCCGTTTCGGACCGGTTGCTGCCGGTGCTGCGCGACCGTCCGCTGTCGGTGATGCGCGTGCTGCGCGGGCAGGACGCGTTCATGCAGAAGAACCTGCCGAAGTACACGCCGGAGTGGGTGCCTCGGGCGAAACCGTGGGCGGAGAGTTCACAACGGACGGTCACCTACGGCCTGTGCAACGACCGCCGGACGCTGCTGTGGTTCGGCAACCAGCGCGCGGTCGAACTGCATCCGGCGCTGACCAGGGTGGATCCGATCGGCCAGACCGACCTGATCATGGACCTCGACCCGCCGGAGGGCGCGGACTTCAGCGTCGCGGTCGCGGCGGCCCGGCTGGTGCGGCAGGCGCTGGCCGACGTCGGGCTCGCCGGTGCGTTGAAGACGAGCGGGTCCAAGGGCGTGCATGTGTTCGTGCCGCTCGTCCCGGGTCTGTCCTTTGAGGACGTCGCGGCGGCGACCCGGGCGGTCGGCGCGCGGGCGGAACGGGTCGATCCGGAGCTGGCGACCACCGCGTTCATCCGGGAAGACCGGCAGGGCAAGGTGTTTCTCGACTCGACCCGCGCGGGCGGGGCTACCGTGGCGGCCGTGTACAGTCCGCGGATCCGGCCAGGTGCGCCGGTGTCGTTCCCGGTTCGCTGGGCGGACGCGGACAACGTCAGGCCGGCGGATTTCACGGTGAAGACCGCGGTGGGGCTGCTGGGCAACGCTGATCCGTGGGCGGAGGAATTGCCGGAGCCGCAGGAACTTCCTGCGGAACTCGTAGCCGAGGGGCATACGATCCCGGTCGCCCGGGTCGCGGCGATGCACGAGGGCAAACGCCGGGCCCGGGCGCGACGGGCGTCAGGGGAGAGCGAGTAAGTCCTGATGGTGCACGGTGACTTCGGTGATCCGCCGATCCTCGGGCGCCGCCAGGTCCGGCCGTTGTTCTCGTGCTGCGGCAACGAATCCGCGATACCAGCTGTCGATGAGTTCGCGGTGTTCCGGACCGAGCCG</text:p>
          </table:table-cell>
          <table:table-cell office:value-type="string" calcext:value-type="string">
            <text:p>, GTGAAGCTTGTTCGTCTCGTGCGCAAGGCCCTTCCGGGCAAGAGCCTGAAGTCTTACGCCTGGTACGGCTGGATCTGA, 3881043, 3881121(+)</text:p>
          </table:table-cell>
          <table:table-cell table:formula="of:=LEFT([.J315];FIND(&quot;),&quot;;[.J315])-1)" office:value-type="string" office:string-value="" calcext:value-type="error">
            <text:p>#WERT!</text:p>
          </table:table-cell>
          <table:table-cell table:formula="of:=MID([.J315]; FIND(&quot;),&quot;;[.J315]) + 1; FIND(&quot;),&quot;;[.J315];FIND(&quot;),&quot;;[.J315])+1) - FIND(&quot;),&quot;;[.J315]) - 1)" office:value-type="string" office:string-value="" calcext:value-type="error">
            <text:p>#WERT!</text:p>
          </table:table-cell>
          <table:table-cell table:formula="of:=RIGHT([.J315];LEN([.J315]) - FIND(&quot;),&quot;; [.J315]; FIND(&quot;),&quot;; [.J315]) + 1))" office:value-type="string" office:string-value="" calcext:value-type="error">
            <text:p>#WERT!</text:p>
          </table:table-cell>
          <table:table-cell office:value-type="string" calcext:value-type="string">
            <text:p>, AWYGWI*, 3881043, 3881121(+)</text:p>
          </table:table-cell>
        </table:table-row>
        <table:table-row table:style-name="ro1">
          <table:table-cell office:value-type="string" calcext:value-type="string">
            <text:p>PKV68184.1</text:p>
          </table:table-cell>
          <table:table-cell office:value-type="float" office:value="1315811112" calcext:value-type="float">
            <text:p>1315811112</text:p>
          </table:table-cell>
          <table:table-cell office:value-type="string" calcext:value-type="string">
            <text:p>Streptomyces sp. GP55</text:p>
          </table:table-cell>
          <table:table-cell office:value-type="string" calcext:value-type="string">
            <text:p>Streptomyces sp. GP55 Ga0070144_11, whole genome shotgun sequence</text:p>
          </table:table-cell>
          <table:table-cell office:value-type="float" office:value="1315811112" calcext:value-type="float">
            <text:p>1315811112</text:p>
          </table:table-cell>
          <table:table-cell office:value-type="string" calcext:value-type="string">
            <text:p>1033543..1032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3705-14964', '15041-16984', '21250-21708']</text:p>
          </table:table-cell>
          <table:table-cell office:value-type="string" calcext:value-type="string">
            <text:p>GGTTGGCGGCCAGCAGGCCGATCTGCACGAACTCCCCCGCCGGGATCTCGGTTCCAGCGATCACCACCGGCTCGGTGGTGTAGCGCATCGAGGCGATCGCGAACGAGCTTTCGTAGCGGAGGACTTCCTCGACCGCGCCGGCCATCAGGCTCGGGTCGGCGCGCAGGGCGGCGAGTTGCTCGGGGTGGGTGAGCAGGGTGTACACGCCGTTGGCTATCAGGTTGACGGTGGTCTGGTGACCGGCCACCACCAGCAGGAAGGCCATCGAGGTGATCTCCTCCTCGGTGAGCCGGTCCTCGCCGTCGCGCGCCGCGAGCAGGCCGCTGAGCAGGTCGTCGGCCGGGTGCTCGCGCTTGTGCCGGATCAGCGCCTGGATGTATTCGAGCATCGACTCCGCGGTCATGACGGACACTTCGCCGTCGCCGCCACCGCTCTCGGGGATCGAGTTGCCCCGTATCTGGAGGGCCTCGTGCTCGTCCTGCGGAGCCCCGAACAGGTCGAAGACCACCGAGACCGGCAGCGGCAGCGCGAAGTCGGCGATCAGGTCGGCCTCGTCCTGGCCCGCCAACTCGTCGAGCAGCCGGTCGACATGGCCCTCGATCAGCGGGCGCAGAGCGGCCACCCGCCGCATCGTGTAGGCCTTCTGCACCAGCCTGCGCAGCCGGGTGTGGTGCGGCGGGTCGGAGTTGAGCATGTGGCGCATCAGCGACTCGCCGGGGCCCTCGGTGAGACCGATCAGCTCGCCGTACCGCTGGGCCGCGCTGTCCTTGCTCAGCCGCGGGTCGGCGAGCGCCGCCCGGCAGTCGGCGTGGCCGGTGACCAGCCAGCCCTCGATCCGCACCGGCCCGCCGAAGCGGATCGGCCGCGCGCCGCCCTGCTCGCGGAACTCCCGGTAGGCCTCGTGCTGGCGGCCGAAGAACGACTCGTCGACGAACTGCGGTTCAACGGGCACCGCGAGCCTCCCTGATCAGCTTGACTTCTTCCACGCCGAGCAGGCCGACCAGCGGCACCTTGGCCCGCTGCTGCTCCGGGTCGACCGTCAGCCCCTGGCGGCGGATCAGGTCGAGCAGCAGTTCGGCCAGCGGCATCACCATGTGGCGGCCCCAGCAGCGTTCGGAGATGTGGCCGAACGGCAGGTAGCCGGGAGCGGTGTCCGGGTCGATCGAGTCCCAGCGCTCGGGCCGGAACTCCTCGGGCGCGTCCCACAGGGCCGGGTCGCGGTGCGAGAGCAGCGGCAGGATCAGCACGTCGTCGGCGGAGCCGATCCGCGGATCGATGGCCGGGTACTCGGGCGAGGCGTAGCGCAGGATGTTCCAGGAGGGCGGCAGCAGGCGCGCCGACTCATGGATGATGTTCCGGTTGGAGGCATCCTCGTCGAAGGGCGCGCCGAGCCAGAGCGCGTTGGCCACCAGGGTGGAGACGGTGAAGCAGACGGGGGCGGCGGCGCGCCGGTACATTCCCATCGCATAGCGGCGGTCCTGGTATCCGGTGGCATCGGCGAACAGCCGTGCCACTCCGGTCAGTTGCTCTTCCGGCCGCGGCCGCCGGGGCAGCGCGGCACCGGCGGCGATGACCGACCAGGTGAGTTTCGGCGTCAATTCCAGATTGCGGCTCATCAGCAGCCGCAATCGGTAGGGGTCGTTTCCGAGAATGAGGTCGCGCAGAAAGAAATGACCGGTGATCGGCCACGGACCGCTCAGGTCGACATTCTCCGGAATCGGTTTCTTCAATGCCTCGCGGACGTCACCGCCGATGGTCCGCATCACCGCGGAGGCCTCCGGGCGGCCGATCGAGCGGCCGTGCAGCGGCTTGAAGGTGGGCCGCTCGGTCTCGGTGGCGCGCCGGGCGGCCAGCAGCCGGTCCATGGCCTCGGGGCCGGCGATCCCGATGGTGTCGGGCTCCAGGCGGAACACATCCTGGCCCAGGCGGTCCCGGAGCAGGGCAGCGAGACGCGGCGCGAACACGGTGGTTCGGCTCCGCGATCGGGCGGTGAGCGGCATACGGGTCTCCGGGGCCGGCGGTGCTGACGGATCGTCGAAGGATGACCGGGGGGCTCGTCCCCGCCCCGGGTGCGGGGACGATTTCCACCGGCTTAGTACCAGAAGTACCAGGCGCTCTTCTTCAGGCTCTTCTGGCCGCAAATGGTGTTACGGACCGCAAACAGAATCTTCATCTGTGTCACCTCCATCGGATGAACTTCCACTGAATTCGGCAATTCAGTGCGCTGAGGAGAGTGAAGCCTCCAGCCACCACTGCTGTCAACGGTTCGAGCGGGAATGACGGCTGCCGATCCGTCAGGTGTCCGGTTCATCCCATTCAACCGAGGCAATATGAAAAACTTTCCCCCACCCGTGAACCGCACAAGTGCGTCGATCCGTTTTCGCCCGACACATTCGCGTGTCGAGGACTGCCCAGATCAGGGCGGGCTGGCTAGACTCCTCGCGATCAGCTGCCCGGCTCGCCAAGGCAGCTGCCCGCGTCGCGGACACAACCGATTCGCCCGCACGCGCAGTTCGCACCACCCGGTTCCCAGCAGCCGGTTCGCACCGCCCAGTTCGACCACCGGCACCATCAGCCGACGTTCTTGGGGGTTTCGATGCAGCAGTTCCGCAGCAGAGCGTCACTCGCCACCGCGACCGTGGCGCTCGCGCTCGCCGCCGCCGTGACCGGCACACCGGCCGGCGCGACCACCTCACCCTGGCCACTCACCCTGATCTCCCCCGGCGACCCGTATGCCGCCTGCGACCTCAGCGGCGACGGGTCCGGCACCAACTACCCGGCGGCCGAGGCCGAGCCGTACGCGGCCGCCGACCCGCGCGACCCGAAGCATGTGATCGGCATCTACCAGCAGGACCGCTGGTCCAACGGCGGTGCCCGGGGCCTGAGTTCGAGCTACTCCACGGACGGCGTGCACTTCACCCAGACCGCGCTGCCGTTTACCC</text:p>
          </table:table-cell>
          <table:table-cell/>
          <table:table-cell table:formula="of:=LEFT([.J316];FIND(&quot;),&quot;;[.J316])-1)" office:value-type="string" office:string-value="" calcext:value-type="error">
            <text:p>#WERT!</text:p>
          </table:table-cell>
          <table:table-cell table:formula="of:=MID([.J316]; FIND(&quot;),&quot;;[.J316]) + 1; FIND(&quot;),&quot;;[.J316];FIND(&quot;),&quot;;[.J316])+1) - FIND(&quot;),&quot;;[.J316]) - 1)" office:value-type="string" office:string-value="" calcext:value-type="error">
            <text:p>#WERT!</text:p>
          </table:table-cell>
          <table:table-cell table:formula="of:=RIGHT([.J316];LEN([.J316]) - FIND(&quot;),&quot;; [.J316]; FIND(&quot;),&quot;; [.J31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PKB10888.1</text:p>
          </table:table-cell>
          <table:table-cell office:value-type="float" office:value="1294345192" calcext:value-type="float">
            <text:p>1294345192</text:p>
          </table:table-cell>
          <table:table-cell office:value-type="string" calcext:value-type="string">
            <text:p>Streptomyces sp. Ag109_G2-1</text:p>
          </table:table-cell>
          <table:table-cell office:value-type="string" calcext:value-type="string">
            <text:p>Streptomyces sp. Ag109_G2-1 Ga0151189_11, whole genome shotgun sequence</text:p>
          </table:table-cell>
          <table:table-cell office:value-type="float" office:value="1294345192" calcext:value-type="float">
            <text:p>1294345192</text:p>
          </table:table-cell>
          <table:table-cell office:value-type="string" calcext:value-type="string">
            <text:p>3370317..3369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3512-14630', '14627-15271']</text:p>
          </table:table-cell>
          <table:table-cell office:value-type="string" calcext:value-type="string">
            <text:p>CGGGGATCACCGTGCCGCCTATGGTCACCGGCTCGGTGGCGTAGCGCATCGTCGCGATGGAGAACGGGCTTTCGTGGCGCAGGACTTCCTCGATGAAGGCGCCCGTGCGCGAGGGGTCGGCGCGGAGTGCGGCCAGTTCGCGGGGGTGGGTGAGGAGGGCGTGGACGCCGTTGGAGATCAGGTTGGCGGTGGTCTGGTGGCCGGCCGCCACCAGGAGGAAGCCCATGGAGGTGATCTCCTGCTCGCCGAGCCGGTCGCCCGCGTCGCGGGCCGCGATCAGGGCGGTCAGGAGGTCGTCGCCGGGGTGGGCGCGTTTGTGGGCGATGAGGGAGCGGATGTGGCCCACCAGGGCCTCGGCGGTGGTGACGGAGACCTCGCCGTCGCCCTCCTCGCCGTTGAGGGTGGCGGCCCAGGCCTTGAGGATGTGCCCGGCCCCCTCGGAGGCGCCGAGCAGGTCGAAGACGACGGCGAGGGGCAGCGGGACGGTGAAGTCCCCGACCAGGTCGATGACGGGGGCGCGGGTGGGGACGGGGGCCCCGGCGCGGGACGCCGGGACTTCCAGGGCGTCCAGCAGGCGGTTCACGTGGCCTTCGATCACCGGACGCAGGGCCGCCACCCGGCGCGCCGTGAAGGCCTGCTGGACCAGTCTGCGCAGCCGGGTGTGGGCGGGCGGGTCGGAGTTGAGCATGTGCGCGGTCAGCGCCCGGCCCGGGCCCGGACCCTCCTCGGAGCCGTCGCGGCGGTCGAAGGCCTCGGTCGCGGCGTTCTTGCTCAGCCGGGGGTCGGCGAGGGCTGCCCGGCATGCGGCGTGCCCGGTGACCACCCAGCCCTCCAGCGGGGCCTCGCCGAGGATCCGCACCCGGTGCGCCCCGCCCTCCAGCTCCCGCCAGCGCCGGCAGGCGGGGTGGGGGTCGTCGAAGAAGGAGACGGGCACCTCCTCAGTGGCCATGCCGTGCCCCCGCCCTGACCACCCGTACGTCCTCCACCCCGAGCAGCCCGACCAGCGGCACCTTCGCCTTCCGCTGGGCGGGGTCGACCTCCAGCCCGGCGCCGCGGATCAGGTCCAGCAGCAGTTCGGCGAGCGGCATGACCATGTGCCGCCCCCAGCACCGCTCGGAGGAGTGCCCGAAGGGCAGGTAGCCCGGGGCGGTCTCGGGGTCGAGGTGGTCCCACCGTCCGGGCAGGAACACGTCGGGGTCCTCCCACAGCGCGGGGTCGCGGTGGGACAGCAGGGGCAGGACGAGTACGTCGTCACCGGCACCGATGCGCGCGTCGAGGGCCCCGTACTCGGGCGAGGCGTAGCGCAGGATGTTCCAGGACGGGGGCAGCAGCCGGGCGGCCTCGTGGAGGATGTTCCGGTTGGAGGTGTCGCCGTCGAAGGGCGAGCCCAGCCAGAGGGCGTTCGCGACGAGGGTGGAGACGGTGAAGCAGACGGGCGCGGCCGCCCTCCGGTAGATGCCCATCGCGTGGCGCCGGTCGTGGTAGCCGTCCGCTTCCGCCAGCAGTCCGGCAATTCCGCTCGATATCGCCCCGGGCCTTTTCCGCCAGGGAAAGGCCGCACCCGCGGCTATCACCGACCAGGTGAGTTTCGGGGTCAGCTCGAGGTTCCGGCTCATCAGAATGCGCAGCCGGCGCGGATCGCCGCCGAGAATGAGGTCCCTCAGGAAAAGGTGCCCGGTGAGCGGCCACGGGCCGGTGAGGTCCACGCCCTTCGGCACGGGGCCTTCCAGGGCTTCCCTGACGTCCCGCCCGATGACCCGCATCACGGAGGCCGCCTCGGTGCGGCCGATCGACCGGCCGTGCAGCGGTTTGAAGGTGGGCCGCTCCGTCTCGGTGGCCCGGCGGGCGGCGAGGATCCGGTCGGCCAGGGCGTGGCCGGCGACGCCCATGGTGTCGGGCTCCAGACGGAAGGCGTCCTTGCCGGTGTGCTCGCGCAGCAGGGCGGCGAGCCGGGGCGCGAACAGCGTGGTCCGCGTGGCCGGGAGGGAGGAGAGGGGCATACGGGGCTCCGATGGGCCGTCGGTGTCGCCCCGGCCGGCGGCCGGCCGGGGCGGCTCTGCCGGTCTAGTACCAGAAGTACCAGGCGCTCTTCTTGAGGCTCTTCTGACCGGAAACGGCATTACGGATGGCGAAAAGCATCTTCATCGCCGTACCCCCTCTCCCATGGATGGCTTGTGGCCGTAATTAAGGGTCACGGAACACTGCCGGAGGTACACCGGCGGCGCCCCGCTGGAGAATGCGCCGCCACCGTAGGCAGCCGTCTTCCCAGGAGACAACGGGCCCCACGTCTTTATGTACGCTCCTACCAATCCGGCCCGCGAATTCCGGCCAGCCATGGCTTCGTTCCCGCCGTATCGCACCGGAGCGACCCCGGGGGGGCCTCCCCATCGCGTAGGACGCGCGCGGGCATCGCGTGCAGGCGCATCGCGCGCGCGGGCGAAGGACCTGCGGGTGGCGGCGTGCGGCATGCACGCCCCGAGCGCGGCACGGCAGCCGCCACCCCACGACCCGCACTCGTCAAGGCACAGGACCCTTGGCGTCCCCTCGCGACGAATCGCTCAACACCAGGGTGATCAACAGGTGACGAACCGTCAACACCTCATTAGAGGTACACGCGCGGTTCCCGCTTCAGCAGTACTTTTTTCAGGGGCACCGGCTGCACCGGCGCCGGCTCCGCGCCCGCCCGGTCGATCTCGCACCAGATGCGCTTGCCCGCACCCTCGCGCTGCCAGCCCCACCGGTCCGCGAGCCCGTCCACGAGCTCCAGCCCGCGCCCGCCCGTGTCGTCCCCGGCGGCCTGCCGGCGGGCCGGGGCGCGGTCGCTCGCGTCGGCGACCTCCACCCGTACGCCCGGGCCCCCGAGGAGCATCCGCAGCACGGCCGGACAGCCCGTGTGCACGACCGCGTTGGTGACCAGCTCGGAGATCAGCAGGATCAGC</text:p>
          </table:table-cell>
          <table:table-cell/>
          <table:table-cell table:formula="of:=LEFT([.J317];FIND(&quot;),&quot;;[.J317])-1)" office:value-type="string" office:string-value="" calcext:value-type="error">
            <text:p>#WERT!</text:p>
          </table:table-cell>
          <table:table-cell table:formula="of:=MID([.J317]; FIND(&quot;),&quot;;[.J317]) + 1; FIND(&quot;),&quot;;[.J317];FIND(&quot;),&quot;;[.J317])+1) - FIND(&quot;),&quot;;[.J317]) - 1)" office:value-type="string" office:string-value="" calcext:value-type="error">
            <text:p>#WERT!</text:p>
          </table:table-cell>
          <table:table-cell table:formula="of:=RIGHT([.J317];LEN([.J317]) - FIND(&quot;),&quot;; [.J317]; FIND(&quot;),&quot;; [.J31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PIG07087.1</text:p>
          </table:table-cell>
          <table:table-cell office:value-type="float" office:value="1273991401" calcext:value-type="float">
            <text:p>1273991401</text:p>
          </table:table-cell>
          <table:table-cell office:value-type="string" calcext:value-type="string">
            <text:p>Streptomyces sp. 1121.2</text:p>
          </table:table-cell>
          <table:table-cell office:value-type="string" calcext:value-type="string">
            <text:p>Streptomyces sp. 1121.2 Ga0151191_12, whole genome shotgun sequence</text:p>
          </table:table-cell>
          <table:table-cell office:value-type="float" office:value="1273991401" calcext:value-type="float">
            <text:p>1273991401</text:p>
          </table:table-cell>
          <table:table-cell office:value-type="string" calcext:value-type="string">
            <text:p>3214639..3213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145-10636']</text:p>
          </table:table-cell>
          <table:table-cell office:value-type="string" calcext:value-type="string">
            <text:p>GTCGGGCAGCGGCTCGGCCACCGGACGGAACGCCACGTCGAGCAGCAGACCCCGGCCGTCACGAGCGGCGAGATGGAGGGTGTCGTGCCGAGGGGGCGGCAGCACCCGCCAGCCGTCCCGCCGGAGCATCCGGGCCACCGCGACCACCAGCGCGGGCATGTCCAACTCGGCCAGCTCCTCGGCGGTGTAGTACCCACCGCGCCGCCGGGCCGGCCGCCGGGACCGACGCCGTACGATGACGGCGACGACCGCGAGGGGCACGAGGAGCAGCGCGCCGGCCCGGCCGCCGAACGCGCGGGAGACCAGCGCGAGTCCCGCGACCGCGGCGCACGTGACGGCGAGCAGGGCGGCGAGGGCCGGCAGCACTTCGCGTAATCGAGGCCCGTCGCGGCCCGAGGCCCGCAGCTCTCGCACGGTCCGCCGACGCCTGGCCCACGCCGACTCACCGGCTGACGCCCGCTCCCGCCTGCGTGCCATCAGGGCCCCCCACCCCTCACACAACGACGTGTATGGAGTGGATACCCGCTGAGTCGGGGCATGCCCTTGGACGCCACGTTTCCGCCACCGGCTTGGCCGAAGAACGCCGACAGGGGCCGCAGCGCGAGGGCGCCGGGCCGTTGTCAGTGGTGGATGACAGGCTGCTGGTCATGGACGAGGTTGAGTTCTTGCGGGGCCGGGTCTACGGCGCCGACCACGACGACGCCGGCCCCCGCCCGGACCGCCGGTACGCGCACCTGGTGGGCGGCCCGCTGGACGGGCTGCTGCTGGACATCACGGACCGCTCCGACCACGAGCTGCGCGAAGTGGCGCTGACCACGGAGATAGGCCGCTACGGGCCCGGCGGCCACGCCCTGTACGAGCGGCGAGGCACCGCCGACCGCCGGTTCGACTGGCGCGGCGACGCCCCGGGCACCCCGTGAACCACCCGGCCCGTGAACTCCCCCTGCTTTTCGCTACCTGGAGAGCATGCGGACGTCGACCACACCCATCAGGCCGGCCAGCGGAACCCTGGCCGCCGTCTGCCGGGGGTCGGGTGCGAGTCCGTTGTGCCGGGCGATGTCGAGCAGCCGCTCGGCCAGCGGCAGCACCATGTGGCGCCCCCAGCAGCGTTCGCTCGCATGCCCGAAGGGGAGGTATCCGGGAGCGGTGTCCGGGTCGAGGTCGTGCCACCGCTCGGGGCGGAAGACATGGGGGTCGTCCCACAGCGCGGGGTCCCGGTGGGACAGCAGCGGCAGCATCAGGACGTCGTCGTCGGCGCCGATGCGCTCGTCGAGGGCGGTGAACTCGGGGGAGGCGACCCGCAACACGTTCCAGGACACCGGCAACAGCCGCAGCGACTCGTGGATGATGTGCCGGTTCGGCGTGCCGGGAGGGAAGGGAGCCCCGAGCCACAGCGCGTTCGCGACCAGCGCCGCGACCGTGAAACACACCGGAGCCGCGGCCCGGCGGTACATGCCCATGGCGTGCCGCCGTTCTGCGTATGTCGCAGCCTCGGCCGTGCACGCGCCGAGCCGCGAGGTCCGCGCGAGCGCCCCGCCGCGCCCCGGCAATGCGGCCCCCACGCCGATGACTGTCCAGGTCAGCTTGGGCGTCCACTCCAGCCGCCGGTCGACGAGCACCTTGAGCCGGCGCGGGTCACGCCCGAAGACGGTGTCCCGCAGATAGGTGTGCGCCATCCGCGGCCAGGTCCCGGAGAGGTCGGTGGACAGATCGGTGGGTTCGGCGAGCGCCGCACGTACGTCCTGGCCCACGGCCCGCATCAAGGCCGAGGCCTCGGTCCGCGGGATCGCCCGGCCGAGCAGGGGCTTGAAGGTGGGCCGTTCGAAGTCGTTCGCCGGCCGGGTCGCCATGACCTGCTCGATGAGTCCGGCGCAACCGACGCCCACCGTGCCGGGATCGAGTCGGAACACCTTTTCCCCGAGGTGATCGTCCAGCAGGGAACGGATTCGCGGGGCGAATTCGACCCTGCGACGCTGGGTGAGAGAGGGCGACGACGGCATGGTGTCTCCACATCGAAGCGACTTGACCTTAGGTGGCGTGCGCCCGCCGTCTCCGTCACCGGCGACGGCGGGCGCACGCGCTTTCTCACCTGCTCAACGGCGGCTCAGTACCAGAGGTACCAGGCGTACGCCTTGAGGCTCTTCTCGCCGACGATCTTCCTTTTCAGTGCCCCGAACATCTTCATGGAATACCTCCATAGCAAGGGAAGTGACGCTGAATCGGAATCGAGTAGAGCCGCCGGGCCGATGAGGCGTCAACGGTGATTGGAAACACGCGATGTGATCACGCCAGAATGCCTTTCGAAGGTGTGAAAACGGGTGTGCACTGCCAGTCAAAAGGCCGTGCACTCTCGGATAAATAAGCGGCCCTATTCGATGCTGTTTCAGATCTGTGCGTCACCGAAGTTCATGTGCATTCGCATGTCGATGATGTTCATGCCGTCGTCCGCGCTGCACTCCTTGCGCTCCCGGGGACCGGAACGGTGGCTTCCATCGCGGGAGGGTGATCAAATGTGCGAATGTCTACAGGATCCACATCCGCCACTCGTGCGGCGACCACCGCACCGGCGGTCCGTCACGGCTGGCACAAGCTGCTGTTCGGCCTCTTCCTGCTGGGTCGCGCGACCCGCATCCCGGCCGCGTTGGACGGTACGACGGGGGCGACCCCCTCGGGCTGGTGGTACGTGCTGTGGGAGGTGCTCGCCCTGGTGCTGGCCGCCTTCGCGGTGAGTGAGTGGGAGATCCTCAATGCGACGTCCTGGCGCATGTCGGTGTCGCAGTGGATCTGCATGGTCATCTTCCATATCGGCCTCACCGGGTTCCTGATCTCCGTCATGGTCCGACTCCTCTGACTCCCGGCCCGCGTGACGGCGGGTCAGTTTGTTCGATCGCACGAACGTGGCTTCGATGGGTTACTTCTGTCACCGGCCTCTGGTAGGAAACCTTCCTATCAGT</text:p>
          </table:table-cell>
          <table:table-cell office:value-type="string" calcext:value-type="string">
            <text:p>, ATGAAGATGTTCGGGGCACTGAAAAGGAAGATCGTCGGCGAGAAGAGCCTCAAGGCGTACGCCTGGTACCTCTGGTACTGA, 3214743, 3214824(-)</text:p>
          </table:table-cell>
          <table:table-cell table:formula="of:=LEFT([.J318];FIND(&quot;),&quot;;[.J318])-1)" office:value-type="string" office:string-value="" calcext:value-type="error">
            <text:p>#WERT!</text:p>
          </table:table-cell>
          <table:table-cell table:formula="of:=MID([.J318]; FIND(&quot;),&quot;;[.J318]) + 1; FIND(&quot;),&quot;;[.J318];FIND(&quot;),&quot;;[.J318])+1) - FIND(&quot;),&quot;;[.J318]) - 1)" office:value-type="string" office:string-value="" calcext:value-type="error">
            <text:p>#WERT!</text:p>
          </table:table-cell>
          <table:table-cell table:formula="of:=RIGHT([.J318];LEN([.J318]) - FIND(&quot;),&quot;; [.J318]; FIND(&quot;),&quot;; [.J318]) + 1))" office:value-type="string" office:string-value="" calcext:value-type="error">
            <text:p>#WERT!</text:p>
          </table:table-cell>
          <table:table-cell office:value-type="string" calcext:value-type="string">
            <text:p>, AWYLWY*, 3214743, 3214824(-)</text:p>
          </table:table-cell>
        </table:table-row>
        <table:table-row table:style-name="ro1">
          <table:table-cell office:value-type="string" calcext:value-type="string">
            <text:p>PIG02178.1</text:p>
          </table:table-cell>
          <table:table-cell office:value-type="float" office:value="1273986204" calcext:value-type="float">
            <text:p>1273986204</text:p>
          </table:table-cell>
          <table:table-cell office:value-type="string" calcext:value-type="string">
            <text:p>Streptomyces sp. 2233.5</text:p>
          </table:table-cell>
          <table:table-cell office:value-type="string" calcext:value-type="string">
            <text:p>Streptomyces sp. 2233.5 Ga0151171_11, whole genome shotgun sequence</text:p>
          </table:table-cell>
          <table:table-cell office:value-type="float" office:value="1273986204" calcext:value-type="float">
            <text:p>1273986204</text:p>
          </table:table-cell>
          <table:table-cell office:value-type="string" calcext:value-type="string">
            <text:p>2824718..2825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422-20700']</text:p>
          </table:table-cell>
          <table:table-cell office:value-type="string" calcext:value-type="string">
            <text:p>GACCTTCAAGTATACCGCTACCAAATTCGCCCAACATGGCGCATTATCAGGCTGGACGAGACGCTGTTTGTCTCAGCCTTCGATTCCGGCTGGGAAGGCCACGAATCGGCTACGTACAAGATTATGGAGACTCCACACGGCCCGCTGCATCGAGGGTTTCAGCGAATGTTCGCCTCCATGATTGAAACGGCAGTCCGTACCGTTTGAACGGAGGATCGTGCATTGATCGAGGCAGAGGTAAAGGCGCGAGTACACGACCCTGAGTACGTCATGGGGCAGCTTGAACGCATGACGGAGGGGCAGGTCGAGGTCTATCAGGACACCTACTATGACGACCGGTCGGGAAGTCTCGACGCGCGAGATCAAGAATTGAGGGTCCGCACGATTCACGGGCCCACCTCGACACGCTCCGTTCTTACATACAAGGGCACCCGGATCGATCCGGAGTCCGGATCGAAACCGGAACACGAGACGCCTGTGGACAACCCGGAGGCCGTTCATGCCATGTTGCGCGGACTTGGGTACGTGCCAGCTCTTACATTCCAGAAGCAGTGCAGGAACTACGAGTTCACGACTCGTGGGCGCAGCATGCTCGCCACGTTGGTCCAGGTTCCGGAGGTCGACGGAACCTTCCTGGAAGTAGAGACCATGGTTCCGGAAGAGAAGGAACTCTCATCAGCGCTTGACGATGTCCGATCTGTCATGAGTGAACTCGGCATTGGCGCAGACGACTTCACGACAGAGCTCTACACAGACGCTGTAGCGGCCCGGCGTGCCAGCAAGGAAGCCTCACTTGACCACGCCAGAAACGATCACCGTTGAGCCCTTGGACGGCCCCGCCGCCGCGCGATCCGAGGCGGCATTCAGGCTCGTCTACGCCGAGGTCTTCGCTGAGGAACCGTACGAGGAAACCCCGGAATCGGTGGAGGCCACCTTTCGTCGATTTCGCTCTCAGGTCCGGAAGGCCACCTTCCGTGGCGCCTTGGCCCGTACTGCGGACGGCGAACCGGTCGGCATCGCCTACGGCTATCCGCTCAGTTCCTATACCGGTTGGTGGGACCGGCTGATTACTCCCGTCTCGGATGAACTCAGACGAGAGAATGGCCAACGTACCTTCGGCCTTATGGAGTTTGCGGTGCGGGCGCCCTGGCGTCTGCTCGGGGTGGGCAGGCGGCTGCACGAGACGCTACTCGCGGAAGGCAACGAAGAGCGCGTACTACTGAATGCGCTACCGGAAGCCGAGGCAGCTCAAGCGGCCTATCGATCCTGGGGATACCGCAAGGTGGGTGAGGCTCACCCCTGGGAAAGCGCGCCTCTCCATGACGTGATGGTCCGGCAGCTCCGTTAAGCGGGCGCGCGCTGCTGTGCATGAGTAGCCCCCGCCGAAGCAAGCCGCCCATGCGCCACTCAGCTCAACCACCCGCACCCCGGCTGCGACCCGTCAGAGACGACCGAATGCGCCAGTTTCACCGCCACTTCGCCCGTTTTCCGTGTGGGAGAGCCACCGCGCCGGAGCAGGGACCGGAGGCCTTCGAGCGCCCTACAGAGCATGTCCATGTCATATAATCTATGCCCAAACCACCTCATTCGACGCCATTCACCCCCTTTCGATGCCCGCATTGGGGCCTAATATTCGGATTAGTGGTGATTTGCCGAGATGTGAATACAGATGAATTCGAAACGTGAATTAGTCAATTCAGGTAGTGACGTGGATCACTTGACACATTCATCGAATAGGTCTTCACTTTCCACGGCAGTCGAAATGAATGCCGGGAATTCTTACCGGCATCGACATCTTCTGCCGTCGAATAAGTATCGCGTTCACCACACAAATGGAGGCGCTCATGAAACTCGTTCGCATCGTCAAGAAGTTCCGTCCGGAAAAGAGCCTCAAGGCATACGCCTGGTACGGCTGGATTTAATGAGATAGATTCCCTGCCGGGCTCGCGTCGGTCAGGAATTCTGGCCGGCGCGAGCTGCCTACCCACGGAGTTCAGCCATGCCTATGCACCGCGTCGGCGAGAGCGGTCGGGTCATCGAGTTCGCGCCGAGAATCGACGAACTGTTAAGCCGTTATCGTGGTGCGTCGCTTTTTCGTCTGGAGCCCGACACGATCGGGGTATCCGGCGCCGAGCTGATGGACCGCTTACTCCGCAGCAGGCCGGCCAACGCGGAGGAGAGGCCCACCTTCAAACCCGTCCAGGGGCGGCTCGTTACCCGTACGGATGCGTCCACCTTTATGCAAGCCGTGGGCTCGGACGTGCGGAACGCGCTGCAGCGTCCCCTCGATGAGGCGGTCGACCTGACCGGCCGGTGGCCGCATGTGGCGCATGTTTACCTGCGGAATCTCGTTTTCGGGAACGAACGTCTGCGGTTCCGGGTTCTGGTCGACCGCAGGCTGGAGTTGACACCGAAACTGACCTGGTCGGCCGTCGCCTCCGGGGCCGCTTTGCTGGGCAGGCCCGGGCAGGACGTGCCGCTGTCGAAACTTGCCGCTCTCGTGCTCGATTCCACGACCTACAGTGACCGGCGCTATGCGATGTACCTGTATCGGCGGGTGGCAGCACCGGTGTGCTTCACCGTGTCCGCGCTGGTCACCAACGCCCTGTGGCTCGGAGCTCCGTTCAGCGATGACGTATCGAATCGGAACATCCTCCTTGAGGCACTCCGACTGCTTCCCCCCTCATGGAACATCTTGCGAATGGCTTCTCCGGAGTTCTCGGACGTGGACGCACGGATCGGCCCGAAAGACGATGTCCTGTTGCTTCCCCTGCTGAGCCACCGCGACCCCAAGCTCTGGGACGAGCCCGACGCGTTTCATCCCGACCGCTGGGAAGAGCTGGACGGAGACAACCACCCCGGATATCTCCCCTTCGGCCACGTAAGCGAACGATGCTGGGGCCGGCATATGGTCCTGCCCCTGGCCGAACGGCTCCTGGACATCGTGCGACGGGACGGCCTGGTGGTGAGTCCGGGCCAGACCAGGGGGAAGGTCGAACTCGACGGATTGCTCGAAGTGTCCGAAGTGCGGATGACTCGACCGATGGCTCGACCGTGACGGCCTGACCATTCGTCCCGCCTGAACGGAGTGGACGTGCGGGAGGGACTCGGGTGTTCCGCTGCACCCACCGCTCCCCGTCACCCCCGCAAATGCCCCGGCCCGAACGCGTCCGGAAGCAGCTCCGACAGCGGGCGGATGCCGGCCGCCGTGTCGACAAGAAGCCCCGGGCCGCCGTGTTCCCACAGGAGTTGGCGGCAGCGGCCGCAGGGGACGAGGAGGTCGCCCGCTCCGTCCACGCAGGTGAAGGCGGTCAGACGGGGTGCCGGTCCGTCGCTGGTGGCCCGGCCCGCGAACAGTTCTGAGACCAGGCCGCATTCGGCGCACAGGGCGAGGCCGTAGGAGGCGTTTTCGACGTTGCAGGCGGCGATCGTGCGGCCGTCGTCCACGAGGGCGGCGGCGCCGACGGGGTAGCCGGAATAAGGGGCGTAGGCCCGGGACATCGCGTCCCGGGCCTGCGCGCGCAGTGCGGTCCAGTCGACCGGCACCGGTGGTGTCATGTTCCCTGTCCTCGGCGGTAGGGCCTGCCGTTCGCCTTCGGGGGCCGCAACCGCTGGGCGGAGAGGGCGAGGACGAGCAGAGTGGCGATGTACGGGCTCGCCTCGACCAGTTCGAGCGGAACGGTGTCGGCCAGGAAGTACCAGCCTATGAGGACGACGGCGGCCACCGCCGACAATGCGGCCTGAGTGCGCTTGGCGGCGCGCAGCTTCAGCAGCGCGATCACCGCGAGCAGGGCCGCCAGGCCCAGCAGCAGGGCGTGGACGGTCGGGCCGCCGCTGCGCAGCTGCATGGCGTCCATGAAGCCGAACAGGCCCGCGCCCATCGCGACGCCGCCCGGCCGCCAGTTGCCGAAGATCATCGTGGCGAGGCCGATGTAGCCGCGGCCGCCGGTCTGGCCGTCCTGGTAGAAGTGCACCCCGATGGAGAGGAAGGCACCGCCGAGGCCGGCCAGGGCGCCGGAGACCAGGACCGCCGCGTACTTGTACGAGTAGACGTTGACGCCCAGGGACTCGGCCGAGATCGGTGCCTCGCCGCAGGAGCGCAGCCGCAGGCCGAAGGACGAGCGCCACAGCACGAAGAAGGTGCCGACGAACAGCGCGATCGTCAGCAGCGTCAGCCAGGAGACGTTGGTCACCGCGGCGCCGAGGATGCCGGCGAGGTCGGAGACCAGGAACCAGTGGTGCGCCTCCAGAGAGCTCAGCGCGTCCGACAGGCCGGGGACGGTGAAGCTCGGCATGTCGGGCATCGGCGGGGACTGCTTGTCGTTGCCGCCGGCGGCCATCGCCGCGCTGCCCTCCTGGCCGAACCACAGGGTGGCCAGGTACTGGGTGGCGCCGAGCGCCAGGATGTTGACCGCGACACCGGAGACGATGTGGTCGACGCCGAAGGTGACGGTGGCGACGGCGTGGATCAGGCCGCCGAGCGCACCGCCGACGATGCCGGCCAGCGCCGCCGCCCAGGGGCCGTGCTCCCAGCCGATCCAGCCGGCCGCGAACGAGCCGAGCATCATCATGCCTTCGAGGCCGATGTTGACCACGCCGGCCCGCTCGGACCACAGGCCGCCCAGACCCGCCAGGCCGATCGGCACGGCGGCGCTCAGCGCGGCGCCGAACTGGCCGGTGGAGGTGAGGTCAGCGGTGCCGGTGACGGCCCGCAGGACGGAGAGCGCGACCAGCGCGCCGGCGATGATCAGCAGGATCCAGGGGTAGGTCAGCTTGCGCCGCCCGCCCTTCTGGGGGACCGCGAGCTTCGTCGCGGTCTTGAGGTCCGTACTCACGCCGACACCTCCGGCTTGTCGCTCTTGTCAGACTTGTCGGCGTTGGTGGTGCGGGACAGGGCGGCCAGCTCCTCGCCGACCTTGCGCTGCTGCAGCCGCAGCCCGTAGCGGCGCACGACCTCGTAGGCGATGACCACGCAGAGCACGATGACGCCCTGGATGACGCCGACGATCTCCTGCGCGTAGCCCTCGAACTCCAGCCGGGAGCCGGTGCGGTCGAGGA</text:p>
          </table:table-cell>
          <table:table-cell office:value-type="string" calcext:value-type="string">
            <text:p>, GTGCCGGTGACGGCCCGCAGGACGGAGAGCGCGACCAGCGCGCCGGCGATGATCAGCAGGATCCAGGGGTAG, 2827413, 2827485(+), ATGAAACTCGTTCGCATCGTCAAGAAGTTCCGTCCGGAAAAGAGCCTCAAGGCATACGCCTGGTACGGCTGGATTTAA, 2824562, 2824640(+), GTGAAGGCGGTCAGACGGGGTGCCGGTCCGTCGCTGGTGGCCCGGCCCGCGAACAGTTCTGAGACCAGGCCGCATTCGGCGCACAGGGCGAGGCCGTAG, 2826019, 2826118(+)</text:p>
          </table:table-cell>
          <table:table-cell table:formula="of:=LEFT([.J319];FIND(&quot;),&quot;;[.J319])-1)" office:value-type="string" office:string-value=", GTGCCGGTGACGGCCCGCAGGACGGAGAGCGCGACCAGCGCGCCGGCGATGATCAGCAGGATCCAGGGGTAG, 2827413, 2827485(+" calcext:value-type="string">
            <text:p>, GTGCCGGTGACGGCCCGCAGGACGGAGAGCGCGACCAGCGCGCCGGCGATGATCAGCAGGATCCAGGGGTAG, 2827413, 2827485(+</text:p>
          </table:table-cell>
          <table:table-cell table:formula="of:=MID([.J319]; FIND(&quot;),&quot;;[.J319]) + 1; FIND(&quot;),&quot;;[.J319];FIND(&quot;),&quot;;[.J319])+1) - FIND(&quot;),&quot;;[.J319]) - 1)" office:value-type="string" office:string-value=", ATGAAACTCGTTCGCATCGTCAAGAAGTTCCGTCCGGAAAAGAGCCTCAAGGCATACGCCTGGTACGGCTGGATTTAA, 2824562, 2824640(+" calcext:value-type="string">
            <text:p>, ATGAAACTCGTTCGCATCGTCAAGAAGTTCCGTCCGGAAAAGAGCCTCAAGGCATACGCCTGGTACGGCTGGATTTAA, 2824562, 2824640(+</text:p>
          </table:table-cell>
          <table:table-cell table:formula="of:=RIGHT([.J319];LEN([.J319]) - FIND(&quot;),&quot;; [.J319]; FIND(&quot;),&quot;; [.J319]) + 1))" office:value-type="string" office:string-value=", GTGAAGGCGGTCAGACGGGGTGCCGGTCCGTCGCTGGTGGCCCGGCCCGCGAACAGTTCTGAGACCAGGCCGCATTCGGCGCACAGGGCGAGGCCGTAG, 2826019, 2826118(+)" calcext:value-type="string">
            <text:p>, GTGAAGGCGGTCAGACGGGGTGCCGGTCCGTCGCTGGTGGCCCGGCCCGCGAACAGTTCTGAGACCAGGCCGCATTCGGCGCACAGGGCGAGGCCGTAG, 2826019, 2826118(+)</text:p>
          </table:table-cell>
          <table:table-cell office:value-type="string" calcext:value-type="string">
            <text:p>, ISRIQG*, 2827413, 2827485(+), AWYGWI*, 2824562, 2824640(+), AHRARP*, 2826019, 2826118(+)</text:p>
          </table:table-cell>
        </table:table-row>
        <table:table-row table:style-name="ro1">
          <table:table-cell office:value-type="string" calcext:value-type="string">
            <text:p>PFH10274.1</text:p>
          </table:table-cell>
          <table:table-cell office:value-type="float" office:value="1261453836" calcext:value-type="float">
            <text:p>1261453836</text:p>
          </table:table-cell>
          <table:table-cell office:value-type="string" calcext:value-type="string">
            <text:p>Collimonas sp. PA-H2</text:p>
          </table:table-cell>
          <table:table-cell office:value-type="string" calcext:value-type="string">
            <text:p>Collimonas sp. PA-H2 Ga0114272_11, whole genome shotgun sequence</text:p>
          </table:table-cell>
          <table:table-cell office:value-type="float" office:value="1261453836" calcext:value-type="float">
            <text:p>1261453836</text:p>
          </table:table-cell>
          <table:table-cell office:value-type="string" calcext:value-type="string">
            <text:p>2929242..2930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5396-14629']</text:p>
          </table:table-cell>
          <table:table-cell office:value-type="string" calcext:value-type="string">
            <text:p>CGATCTGCCCACGCGCTTTGTCAAAGACCGGGTTCCGGCAGATTTTTCTTCTCCCCAAGTGCAAGCCCTGTTGTCGGCAATGGGGTGGCCCGACGTGCGCGCGATGGTTGTTCCGGAAGACCCGGGGCAAGGCGTGGTACAGCCCGAGTGGGTATTCAAGGGATTGGCTGACGCCCCTTCTCTGATTGAAGCGATGCGAGTGTGCGCTGCCCACTCCAGCGACGGCTGGGTGCATCTGGAAAGCGACCTGCGCGCGCATATGAATCCTACACGCATGGCTGCAGTCGCTCGCGTGGGTGAGCGTTTAGTGCAACGCCTGCGCCGCCAAGGTTATGGCCAGCCGCTGCAATGGGCTGCCTGAAGAGACGGATCCCGCTTTCAAGCCGCCTGCAAATGGTTGCGATTGCAGGCTGTCAATGACAGCAAGATGAGCGCGTCCCAGGGACATGGTCATCTTGCTTCATTTACTCTGGCCGCGACATGGCGAGCTGAAGCCAATTGACAAATGCCTGCACCGAGGGATCGCGCCGCGGCCCATGGCACAGATAGAAGGAGCGCGGACTCACCAGCCGTTCTTTTAATGGTGCGACCAACAGTCCTTCCGCTAACAGCGAGTCGACCAGCGGCGAGTTCCCCAGAGCGACGCCATGGCCCATGGTGGCCGCCTGGATCAGCTGATCCAGGTGGCTGAAGCGAAAACCGATATCGTTCAACTGCAGGTCGGCGCCCAGCTGCTCGAACCAGTAAGGCCATTGCAGCCATGGCCAGGCGTTTTGCGGATCGCCTAGATGCAATAAAGTGTGATGCTGCAAATCGTCCACGCAAGTCAACTTACGCCCGCTGCGCTGCAACAGCGCCGGGCTGCATACTGGAAACACCTCTTCCTTGGCAAGACAAATATCGCTGTCAGCTGAAATCATGTCCGGGGAACAGTAGCGAATCGCGATATCCACCACGCCTTGCTTGAGGTCGACCAGGCGATTGTCCGCGTCGATATGCAGTGCGACTTCGGGGCATTGGGCACGGAAACGAGCCAGCCTCGGCACCAGCCAAAGCGCTGCAAATGAAGTCGTGGTGGATACCTTGACGCCGCGCTGGGTGAACTCTTTGCGCAGGCTGGCTACCGTTCCCGACAGATGATTCAGCGACTCATTCACTGCTTCAAACAGCACTCGTCCCTGCTCGGTCAACTCTAATGCCCGATGGCGTCGCTCAAACAGCACCAGGCCCAAAGATTCTTCCAGCTTCTTGACCTGTCGGCTAATGGCCGATTGGGTGAGAAAAATCTCATCGCCTGCCTTGGAAAAACTCAGCTGCCTTGCCGCAGCTTCAAAACCGACCAACAAATCCAGGGGGGGAAGCCGTCGCGTCATATGGGGTAATCGTCCTTTTGGTGCAAATTGCTGCGGTTAGTAAGAAAAATGATTGGCAAATCGAGCAGCTGCCATTTGAGCGGAATTTTAAATTGCGTTGATCCCTAATACATCGTTTAGCAACGATTCTTGATCGCATATTACGTAGTAATTTTCACTAAAAAGACGATTACTCCTACTTGTAGGTGCGACAATTTAACATATGATATGTGGCAACATTTTTAAAAAGAACAGACCTGTCTGTTTTTTGTTACAAATCATGGATAATTGAAGCGCCTGCACTATCCATTTGGCGTGATTGTGGGATAGCATCCAATCGGCGGAAGTGATCCGGATTGCAACATGTCCCTCATGCCGTCGATGGTAAAACCCGCACTACTTGAGCATTCCATGCTGCCCGAAAGGCAGTCCACAACTAAAGGAAGGTGCTACTTATGAAAATTCTTTTCACTCTTAAAAATATGCTTACTCGCCAAAAAAGCCTGAAGGCATACGCCTGGTACATCTGGTATTGAACCTGCAAGCCATCACCTGATTTACAGGGATGCGGTTGGAGCTTCCAACCGCGTTCGGTGAAGCCCTGATCGGCCCGCCGGACGCGGGCCTCCACTTCATGGAGAGCATCGATGCCAAGTACTGGCAAGCACATTCGAACTACTGTTTTTACACCTAGGCTCCAGGCTCTTTTGCACGATCATCGCGGCGAGGAAGTGTTCCGGCTGGATGCGAACACCGTCGGTGTCGCCGGGACCGCATTGACCCACCAGATCCTCAGCGCCAGGCCGGCCACCGAATTCGAGCGGCCGACATTCAAGCCCCTCCACGGACGCTCCATTCCCCGCGCCGACGCTCTGAAATTGATGCAAGCGATCGGCAGCGATGTGAGGGCAGCATTGAAGAAGCCTGTATCCGAAACGGTCGATCTTGCGGGCGACTGGCCGCACGTCGGGCACGTTTACTTGCGCGATCTTGTTCTCGGTGGCGACCCGTACCGGTTGCGCATCCTCATGGACCGCATACTGGAACTGACGCCCAAGCTGACCTGGGCGCTCATCGCCGCTGGAGCGGCGCCATCCGTCCGGCTCCAACCGGAAGCATCCGCCATCGCGAAACTGACCGCCAGCGCCTCGACTTATAACGACCGCCGCTATGCCATGGGAATGTATCGCCGCACAGCCGCCCCGGTCTGTTTCACCATCTCCACGCTGGTCGCCAACGCACTCTGGCTCGGATTGCCATTCGACAAAGACACCTCGAACCGCAACATCCTGTATGAGGCCCTGCGGCTGCTGCCGCCGTCCTGGAACATCTTGAGGAACGCGTCCCCCGAGTACGCCGCCCTCGATTCCCGGATCGGTCCCGACGACGATGTCCTGATCTTGCCGCTTCTCAGTCACCGCGACCCGGCAATCTGGGACGACGCCGATGAGTTCCGTCCCGAGCGCTGGGAGAGCATCAACCCCAGCGAGCAGCCCGGCTACCTTCCTTTCGGCCACACCTCCGAACGCTGCTGGGGACAGCATATGGTGATGCCCCTGGCCGAGAGGCTTCTCGATATCCTGCGCAACGACGGCCTTGCCGTCAGCCCGCGGCAAATTACGGCTGAAGTACCGCTTGCCGGCCTGCTTGGCGTCTTCCAGGTCAAAGTCGTCCGGCAATAAGGTGAAGTTCCTTTGCTTGCGAAGTTGACCATATCCGCTTGATCCAGCCGCCGCTGCCGCTCCCAGGCAGCACCCGGCTGGTACGATCCCGCAAAGCCGGGCGCGCATAGATCGACAGCGATCTGTTTCGCGCTGCGGCGCCGCTTACCTCGAGCCATCTGTGCTGCCGAGGGACTGTTCCTGTCACTTTGCGTAAATCCTATCAATTTTGACAGTTGTTCAAATATGAATTGAGGAACAATCTTGCTGCGGACTTCATGTTTGCGGAGCAGCAGATATGCATATTGAACGTTGGAAAAAAGATAAATATCTCGCCCCGTCTTCCCACCTGAACTCTGCCTTACCTTGATGTCTCAGTACCAGCCTGGATGTCGGATAAACATCTTGGCACGCTACCGCCACCGCCATTACATTAGCGGATCGTGCCGCCGTCTCAAGATTGCCGGAACTCCAGGCAGTAACGTGTATTCCTTTGTCTTCACAAGCCTTACCTTTCTTAACGAAGTTGATGCGAGGAGAAACAATGCGAGCTTCACAAATACGGCGTCATCTTGGCAGCGCAGCGACAGCGTTGCCCCGTACCGCGTCACGTGCGTTAACCGCGCAAGACGGTGCCAGCGAATTCTTGCTCAATCTTGAATTCTCGCCGCGCGACTATGTCGCCTACCTGCTTTCAATCGATGCGGAAATCGAACACTGCCTGATGGTGCAGTACCTGTACGCGGCCTATTCCCTGGGCGGACCTCAGGTGCCGCCGGTGTTTCGCGATACGGTACGCAACTGGCAAGAGGTGATTCTTGGCATTGCCAAGGAAGAGATGGGGCATTTGATCTCTGTGCAAAATGTGCTGCGGCTGATTGGCGCGCCGCTGCACTTCGAGCGCGAAGATTACCCGTGGGATGTGCCGTTTTACCCGTTCCCGTTCATGCTGCAGCCGCTGACCCTGGATTCGCTTGCCAAGTATGTGTACACGGAAGCGGCAGTGGGCTGGAATGGCGGCGCCCTGGGCGATGAAATCAGGGCGCGGGTCGCCACCCAGACTTCGAATCCGCACCAGGTCGCGGAATTATTCGACACGCTGATTCCGCTGGTGGAAGACCCGCTGTATCTGCCCGACTATGTATTCCAGCCCGACACTTTTTCATGCCAGGCTAATTTCGCCGAATGGGGGCGGGGCTACCAGGGCGGCAACCGCGGCAACAGCGAAGGCAGGAGCGTAGGCAAGACGCCGGACGTGCTGGTGGTCCCTGTGACTTGCCGCGACGATGCGGTGAACGCCTTGAAGGCAATCGCCAAGCAAGGGGAAGCCCCGCATGGATCGGAACCGTCGCATTTTGTGCGGTTTTTGCGCGTGTACGTTGAAATGCGCGCGGCGCAGAACAATCAACCCTGCAGCCTTGAGCAGTGGAACAATGCGCGCCCGGATGATTTCCTGGCGGATGCATGGGCGCACTCCTACCCTGACATCGGCGCGGCGCTCCAGGCCAGCCACGGGACATGGAGTGCATCGCGCCCGGTTGCGATCAATCCCTATGTGTCGCTCGATACCGACGAAGAGCCGGAGCAAGGGGGCACGCCGGCTACGGCAATCACCGATCCGGAATCGGCACTGTGGGCGACGCTGCACAATGTGCGCTATCGCATGCTGCTGACCTATCTGATCCACAGCTTCACGCTGTACGGCGGCTTGAATGCAGCGGGATTGATCACGCCACGCGGCACAATTGTGAATGCTACGTTCGGGGAAATGTATAACCTGCGCGCCATCTCGGAAGTCCTGATGCAATCCCCGGTTTCTGCGACGGATCCCAATGCAGGATTCGCCGGTCCGCCATTCCAGATGCCCTACACACTGAACAGCCCGTTCGGTGAAGCCGACCGCTGGATCGGTCATCTCGACCTGCTCACCGCTTCCGAGGGCTTGATTGCGGCCCTGCTGGCGACCAGCAGCCCGGCCCGGCATGCCTACCTGCACAGTTTGCGCGAAGCGGATAAAAGCA</text:p>
          </table:table-cell>
          <table:table-cell/>
          <table:table-cell table:formula="of:=LEFT([.J320];FIND(&quot;),&quot;;[.J320])-1)" office:value-type="string" office:string-value="" calcext:value-type="error">
            <text:p>#WERT!</text:p>
          </table:table-cell>
          <table:table-cell table:formula="of:=MID([.J320]; FIND(&quot;),&quot;;[.J320]) + 1; FIND(&quot;),&quot;;[.J320];FIND(&quot;),&quot;;[.J320])+1) - FIND(&quot;),&quot;;[.J320]) - 1)" office:value-type="string" office:string-value="" calcext:value-type="error">
            <text:p>#WERT!</text:p>
          </table:table-cell>
          <table:table-cell table:formula="of:=RIGHT([.J320];LEN([.J320]) - FIND(&quot;),&quot;; [.J320]; FIND(&quot;),&quot;; [.J32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office:value-type="string" calcext:value-type="string">
            <text:p>PDM35612.1</text:p>
          </table:table-cell>
          <table:table-cell office:value-type="float" office:value="1253142093" calcext:value-type="float">
            <text:p>1253142093</text:p>
          </table:table-cell>
          <table:table-cell office:value-type="string" calcext:value-type="string">
            <text:p>Xanthomonas vasicola pv. vasculorum</text:p>
          </table:table-cell>
          <table:table-cell office:value-type="string" calcext:value-type="string">
            <text:p>Xanthomonas vasicola pv. vasculorum strain Arg-1A Arg-1A_2, whole genome shotgun sequence</text:p>
          </table:table-cell>
          <table:table-cell office:value-type="float" office:value="1253142093" calcext:value-type="float">
            <text:p>1253142093</text:p>
          </table:table-cell>
          <table:table-cell office:value-type="string" calcext:value-type="string">
            <text:p>43278..42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1085-10846']</text:p>
          </table:table-cell>
          <table:table-cell office:value-type="string" calcext:value-type="string">
            <text:p>ATGCGGGCGCGCGTGGAGTCCTCGGTGCAGGCGTTGGGCTACCGGCCAAATCTCGCCGGCCGCTCGTTACGCACCAGCGGGTTGCTGCGTATGGGCGTGTTGTATAGCAACCCGAGCGCGGCCTATCTCAATCAATTCATGCTCGGCCTGCTCGAACAGAGCAGCCTCACTGGCAGCCAGGTCATGGTGGAAAAGTGCGGCGCCATCCGCAGCCAGCGGGCGGCGACCGAGCGCCTGCTCGCTGCCGGCGTCGATGGCGTGATCCTGCCGCCGCCGTTATGCGACTCGCGCCAGACCATTACCGAACTCGATGCACGCGGCATCCCGGTGGTTGCTGTGGCCAGTGGCGCACCCATGGCGCAAATCAGCTCGGTGCGGATCGACGACTACCAGGCCGCACGTGCCATCGTCGACCACCTGATCGAACTTGGGCATCGTCGCATTGCGTTGATCAAGGGCGACCCCAAACACACCCCGAGCGCACTGCGCGCCAACGGCTATCTCGACAGCATGCAAGCCGCCGGCTTACCTGTCGCAGATGGATTGATCGCCGAAGGGTTGTTCACCTATCGCTCTGGGCTGCTCGCCGCGCGCAACCTGTTGGCCCAGCCGCAACCCGCAACTGCGATCTTTTGCAGCAATGACGACATGGCGGCCGCAGCGGTGGCGGTTGCGCATGGATTGGGCTTGCGCGTGCCCGAGGATGTCTCCATCGCCGGCTTCGATGATACGCCGGTGGCCACCACCATCTGGCCCGAACTCACCACTGTGCATCAACCCGTCACCGCGATGGGCCGCGCCGCCGTCTCGTTACTGGCCGATGCGATTCGTCAACGCCGCAAGGGCGACACCGCACCCGGCGTGCATCAGGTGATGAAGTACACGCTGGTCAAGCGTGGCTCCACGGCCGGGCCGGCGAAGGGATAGCGCAACAGCGCGCAGTTGCCACCACCGGTTGTCTATTGGCGCACGACATCGACCTGTGCAACGCCCAGCAGGCTCGTCAACGGAACCATCGCCGTACGTTGCTTGGGATTAACGGCCAAACCCTGACTGCGCAGGGCATCCAACAAGCGCTCGGCCAGTGGCATTACCATGTGGCGCGCCCAACATCGCTCGGCCGCGGGCCCGAACGGCAGATAGCCGGGGTGATTGTCCGGATCGAGGTGATCCCAGCGTTCTGGCCGAAACGCCTCCGGAGCCTCCCACAGCGCGGGATCGCGATGACTCAGCAATGGCAGCACCAGCACATCGTCGCCACTGCCGATGCGGCTATCAAGCGCAGGATATTCCGGCGATGCGTTACGCAGGATGTTCCATGACGGCGGCAGCAAGCGCAGCGATTCGTAGACGATATGACGGCTGGGCACTGCTGGATCGAAGGGCGATCCCAGCCATAGCGCATTCGCCACCAGTGTCGAAATACTGAGACACACCGGCGCCGCCGTGCGCCGATACAAGCCCATTGCGTAGCGGCGCTCATCGTAGCTGCCGGCTGCTGCGGTCAACGTGGCCAGGGCCGAGGCGTTGTACTGCAGTTTGAACGGCATTGCCGCGCCGGCGGCGATGACAGCCCAAGTCAACTTCGGCGTCAACTGAAGCATGCGATCCATCAACAGGCGCAATCGCAGCGGATCGCCAGCCAACAACAGATCGCGCAGATACACATGACCCACGTGCGGCCATGGCCCGCATAAATCCAGGTCAGCCGACACAGGACGCTTCAACGCTTCGCGCACATCGCGCCCGAGAGCCTGCATCAGTTTGGAAGCGTCAGTGCGCGGGATCGAGCGCTTATGCAGCGGCTTGAAGGTGGGTCGCTCCGCTTCGGTCGCCGCACGCGCATCAAGCAATCGGTGCGTCAACTCGGCACCAGCAACGCCCACCGTATCTGCATCCAGCCGGAAAACCTCCTTGCCGACGTGCTCGCCCAACAGCGCCTGCAAGCGCGGTGCGAACACCGTCGCCCTGGCAAACCCATCAGCGCTGGAAGCAAGCATGTGCCCTCCTGCTCGGTGATGCCCGCGTCCGGCAGTGCCACACCTCGCGCGGGCGAGGTCGTACTAACTCACATTACGAAGAACGCTACGAAAACACGGTGCGGCTGCCATTGCCATGGCACAGCCGCAACGCGCTTGGAGCCATTTAAAAATATTCGGTCCAAGAGGCGGACTTGAGACTCTTGCGAGAGGCCAGCATGTGCTTGATCGAAAAAAGTATCTTCATGAGCGAAATCCTTATGTAAGGAGGGATTGCCCTTTCGGGGGACTTTATCAAATACACAATCAGCGGATACTTGCGTGCGAGCGATAATGGTTGAGCCCGCAACACGAATGCTACGCATGGCTGACCGACCATGCAACGGCAGAAACTTGCGTGTGTGCACACATTCATCGACGGCCCATGCTTGCACGAGCTCCGCATCGCCTTGGAAATCAAAATTTCGCCTGAGTAGCCCTAACCCTCAGCCAGACTTTTGCTCGAGCCCTGCAAACAGCGTGGTTTTCCTGATGTTTTCCATGCTGTGCGCTTTCGGCATCGCTGACGCGAGGAGCCGGTCCGACGTTTCCAGCCAGGACGTCATCGTGACCTTCTATCGCGCTGGTTTCGCGATAAGTGCGCAGGTGCTGCAGCTGAAGGTCAGGGCGAATCAGGAAATGCGCAAACCCATTGTTGAACATAGCGCCCGGACGATGGCACTCCATCGACGATAAGCAAAGAAGGCACGCAACGGCATCTCAACTGCCAGCACGAGTGGACAGGCGTCGGCGCCACACGCAAAAAAAACCGCATCGCTTCCCGACGATGCGGCCGAATGGGAGGGTGTTGGGCGTTACCGCTGAACGGACTGCAGCGCCGTATCAAACGGCGACGGGAAGAATGCACAATGACCGCTTGGATAGGCATGACAGAACAGCATATGCATCACGGCGCGGGGGTTGCGCCGTGTCGCACATCGA</text:p>
          </table:table-cell>
          <table:table-cell office:value-type="string" calcext:value-type="string">
            <text:p>, GTGCTTGATCGAAAAAAGTATCTTCATGAGCGAAATCCTTATGTAAGGAGGGATTGCCCTTTCGGGGGACTTTATCAAATACACAATCAGCGGATACTTGCGTGCGAGCGATAA, 43477, 43591(+)</text:p>
          </table:table-cell>
          <table:table-cell table:formula="of:=LEFT([.J321];FIND(&quot;),&quot;;[.J321])-1)" office:value-type="string" office:string-value="" calcext:value-type="error">
            <text:p>#WERT!</text:p>
          </table:table-cell>
          <table:table-cell table:formula="of:=MID([.J321]; FIND(&quot;),&quot;;[.J321]) + 1; FIND(&quot;),&quot;;[.J321];FIND(&quot;),&quot;;[.J321])+1) - FIND(&quot;),&quot;;[.J321]) - 1)" office:value-type="string" office:string-value="" calcext:value-type="error">
            <text:p>#WERT!</text:p>
          </table:table-cell>
          <table:table-cell table:formula="of:=RIGHT([.J321];LEN([.J321]) - FIND(&quot;),&quot;; [.J321]; FIND(&quot;),&quot;; [.J321]) + 1))" office:value-type="string" office:string-value="" calcext:value-type="error">
            <text:p>#WERT!</text:p>
          </table:table-cell>
          <table:table-cell office:value-type="string" calcext:value-type="string">
            <text:p>, ILACER*, 43477, 43591(+)</text:p>
          </table:table-cell>
        </table:table-row>
        <table:table-row table:style-name="ro1">
          <table:table-cell table:number-columns-repeated="10"/>
          <table:table-cell table:formula="of:=LEFT([.J322];FIND(&quot;),&quot;;[.J322])-1)" office:value-type="string" office:string-value="" calcext:value-type="error">
            <text:p>#WERT!</text:p>
          </table:table-cell>
          <table:table-cell table:formula="of:=MID([.J322]; FIND(&quot;),&quot;;[.J322]) + 1; FIND(&quot;),&quot;;[.J322];FIND(&quot;),&quot;;[.J322])+1) - FIND(&quot;),&quot;;[.J322]) - 1)" office:value-type="string" office:string-value="" calcext:value-type="error">
            <text:p>#WERT!</text:p>
          </table:table-cell>
          <table:table-cell table:formula="of:=RIGHT([.J322];LEN([.J322]) - FIND(&quot;),&quot;; [.J322]; FIND(&quot;),&quot;; [.J32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3];FIND(&quot;),&quot;;[.J323])-1)" office:value-type="string" office:string-value="" calcext:value-type="error">
            <text:p>#WERT!</text:p>
          </table:table-cell>
          <table:table-cell table:formula="of:=MID([.J323]; FIND(&quot;),&quot;;[.J323]) + 1; FIND(&quot;),&quot;;[.J323];FIND(&quot;),&quot;;[.J323])+1) - FIND(&quot;),&quot;;[.J323]) - 1)" office:value-type="string" office:string-value="" calcext:value-type="error">
            <text:p>#WERT!</text:p>
          </table:table-cell>
          <table:table-cell table:formula="of:=RIGHT([.J323];LEN([.J323]) - FIND(&quot;),&quot;; [.J323]; FIND(&quot;),&quot;; [.J32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4];FIND(&quot;),&quot;;[.J324])-1)" office:value-type="string" office:string-value="" calcext:value-type="error">
            <text:p>#WERT!</text:p>
          </table:table-cell>
          <table:table-cell table:formula="of:=MID([.J324]; FIND(&quot;),&quot;;[.J324]) + 1; FIND(&quot;),&quot;;[.J324];FIND(&quot;),&quot;;[.J324])+1) - FIND(&quot;),&quot;;[.J324]) - 1)" office:value-type="string" office:string-value="" calcext:value-type="error">
            <text:p>#WERT!</text:p>
          </table:table-cell>
          <table:table-cell table:formula="of:=RIGHT([.J324];LEN([.J324]) - FIND(&quot;),&quot;; [.J324]; FIND(&quot;),&quot;; [.J32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5];FIND(&quot;),&quot;;[.J325])-1)" office:value-type="string" office:string-value="" calcext:value-type="error">
            <text:p>#WERT!</text:p>
          </table:table-cell>
          <table:table-cell table:formula="of:=MID([.J325]; FIND(&quot;),&quot;;[.J325]) + 1; FIND(&quot;),&quot;;[.J325];FIND(&quot;),&quot;;[.J325])+1) - FIND(&quot;),&quot;;[.J325]) - 1)" office:value-type="string" office:string-value="" calcext:value-type="error">
            <text:p>#WERT!</text:p>
          </table:table-cell>
          <table:table-cell table:formula="of:=RIGHT([.J325];LEN([.J325]) - FIND(&quot;),&quot;; [.J325]; FIND(&quot;),&quot;; [.J32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6];FIND(&quot;),&quot;;[.J326])-1)" office:value-type="string" office:string-value="" calcext:value-type="error">
            <text:p>#WERT!</text:p>
          </table:table-cell>
          <table:table-cell table:formula="of:=MID([.J326]; FIND(&quot;),&quot;;[.J326]) + 1; FIND(&quot;),&quot;;[.J326];FIND(&quot;),&quot;;[.J326])+1) - FIND(&quot;),&quot;;[.J326]) - 1)" office:value-type="string" office:string-value="" calcext:value-type="error">
            <text:p>#WERT!</text:p>
          </table:table-cell>
          <table:table-cell table:formula="of:=RIGHT([.J326];LEN([.J326]) - FIND(&quot;),&quot;; [.J326]; FIND(&quot;),&quot;; [.J32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7];FIND(&quot;),&quot;;[.J327])-1)" office:value-type="string" office:string-value="" calcext:value-type="error">
            <text:p>#WERT!</text:p>
          </table:table-cell>
          <table:table-cell table:formula="of:=MID([.J327]; FIND(&quot;),&quot;;[.J327]) + 1; FIND(&quot;),&quot;;[.J327];FIND(&quot;),&quot;;[.J327])+1) - FIND(&quot;),&quot;;[.J327]) - 1)" office:value-type="string" office:string-value="" calcext:value-type="error">
            <text:p>#WERT!</text:p>
          </table:table-cell>
          <table:table-cell table:formula="of:=RIGHT([.J327];LEN([.J327]) - FIND(&quot;),&quot;; [.J327]; FIND(&quot;),&quot;; [.J32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8];FIND(&quot;),&quot;;[.J328])-1)" office:value-type="string" office:string-value="" calcext:value-type="error">
            <text:p>#WERT!</text:p>
          </table:table-cell>
          <table:table-cell table:formula="of:=MID([.J328]; FIND(&quot;),&quot;;[.J328]) + 1; FIND(&quot;),&quot;;[.J328];FIND(&quot;),&quot;;[.J328])+1) - FIND(&quot;),&quot;;[.J328]) - 1)" office:value-type="string" office:string-value="" calcext:value-type="error">
            <text:p>#WERT!</text:p>
          </table:table-cell>
          <table:table-cell table:formula="of:=RIGHT([.J328];LEN([.J328]) - FIND(&quot;),&quot;; [.J328]; FIND(&quot;),&quot;; [.J32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29];FIND(&quot;),&quot;;[.J329])-1)" office:value-type="string" office:string-value="" calcext:value-type="error">
            <text:p>#WERT!</text:p>
          </table:table-cell>
          <table:table-cell table:formula="of:=MID([.J329]; FIND(&quot;),&quot;;[.J329]) + 1; FIND(&quot;),&quot;;[.J329];FIND(&quot;),&quot;;[.J329])+1) - FIND(&quot;),&quot;;[.J329]) - 1)" office:value-type="string" office:string-value="" calcext:value-type="error">
            <text:p>#WERT!</text:p>
          </table:table-cell>
          <table:table-cell table:formula="of:=RIGHT([.J329];LEN([.J329]) - FIND(&quot;),&quot;; [.J329]; FIND(&quot;),&quot;; [.J32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0];FIND(&quot;),&quot;;[.J330])-1)" office:value-type="string" office:string-value="" calcext:value-type="error">
            <text:p>#WERT!</text:p>
          </table:table-cell>
          <table:table-cell table:formula="of:=MID([.J330]; FIND(&quot;),&quot;;[.J330]) + 1; FIND(&quot;),&quot;;[.J330];FIND(&quot;),&quot;;[.J330])+1) - FIND(&quot;),&quot;;[.J330]) - 1)" office:value-type="string" office:string-value="" calcext:value-type="error">
            <text:p>#WERT!</text:p>
          </table:table-cell>
          <table:table-cell table:formula="of:=RIGHT([.J330];LEN([.J330]) - FIND(&quot;),&quot;; [.J330]; FIND(&quot;),&quot;; [.J33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1];FIND(&quot;),&quot;;[.J331])-1)" office:value-type="string" office:string-value="" calcext:value-type="error">
            <text:p>#WERT!</text:p>
          </table:table-cell>
          <table:table-cell table:formula="of:=MID([.J331]; FIND(&quot;),&quot;;[.J331]) + 1; FIND(&quot;),&quot;;[.J331];FIND(&quot;),&quot;;[.J331])+1) - FIND(&quot;),&quot;;[.J331]) - 1)" office:value-type="string" office:string-value="" calcext:value-type="error">
            <text:p>#WERT!</text:p>
          </table:table-cell>
          <table:table-cell table:formula="of:=RIGHT([.J331];LEN([.J331]) - FIND(&quot;),&quot;; [.J331]; FIND(&quot;),&quot;; [.J33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2];FIND(&quot;),&quot;;[.J332])-1)" office:value-type="string" office:string-value="" calcext:value-type="error">
            <text:p>#WERT!</text:p>
          </table:table-cell>
          <table:table-cell table:formula="of:=MID([.J332]; FIND(&quot;),&quot;;[.J332]) + 1; FIND(&quot;),&quot;;[.J332];FIND(&quot;),&quot;;[.J332])+1) - FIND(&quot;),&quot;;[.J332]) - 1)" office:value-type="string" office:string-value="" calcext:value-type="error">
            <text:p>#WERT!</text:p>
          </table:table-cell>
          <table:table-cell table:formula="of:=RIGHT([.J332];LEN([.J332]) - FIND(&quot;),&quot;; [.J332]; FIND(&quot;),&quot;; [.J33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3];FIND(&quot;),&quot;;[.J333])-1)" office:value-type="string" office:string-value="" calcext:value-type="error">
            <text:p>#WERT!</text:p>
          </table:table-cell>
          <table:table-cell table:formula="of:=MID([.J333]; FIND(&quot;),&quot;;[.J333]) + 1; FIND(&quot;),&quot;;[.J333];FIND(&quot;),&quot;;[.J333])+1) - FIND(&quot;),&quot;;[.J333]) - 1)" office:value-type="string" office:string-value="" calcext:value-type="error">
            <text:p>#WERT!</text:p>
          </table:table-cell>
          <table:table-cell table:formula="of:=RIGHT([.J333];LEN([.J333]) - FIND(&quot;),&quot;; [.J333]; FIND(&quot;),&quot;; [.J33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4];FIND(&quot;),&quot;;[.J334])-1)" office:value-type="string" office:string-value="" calcext:value-type="error">
            <text:p>#WERT!</text:p>
          </table:table-cell>
          <table:table-cell table:formula="of:=MID([.J334]; FIND(&quot;),&quot;;[.J334]) + 1; FIND(&quot;),&quot;;[.J334];FIND(&quot;),&quot;;[.J334])+1) - FIND(&quot;),&quot;;[.J334]) - 1)" office:value-type="string" office:string-value="" calcext:value-type="error">
            <text:p>#WERT!</text:p>
          </table:table-cell>
          <table:table-cell table:formula="of:=RIGHT([.J334];LEN([.J334]) - FIND(&quot;),&quot;; [.J334]; FIND(&quot;),&quot;; [.J33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5];FIND(&quot;),&quot;;[.J335])-1)" office:value-type="string" office:string-value="" calcext:value-type="error">
            <text:p>#WERT!</text:p>
          </table:table-cell>
          <table:table-cell table:formula="of:=MID([.J335]; FIND(&quot;),&quot;;[.J335]) + 1; FIND(&quot;),&quot;;[.J335];FIND(&quot;),&quot;;[.J335])+1) - FIND(&quot;),&quot;;[.J335]) - 1)" office:value-type="string" office:string-value="" calcext:value-type="error">
            <text:p>#WERT!</text:p>
          </table:table-cell>
          <table:table-cell table:formula="of:=RIGHT([.J335];LEN([.J335]) - FIND(&quot;),&quot;; [.J335]; FIND(&quot;),&quot;; [.J33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6];FIND(&quot;),&quot;;[.J336])-1)" office:value-type="string" office:string-value="" calcext:value-type="error">
            <text:p>#WERT!</text:p>
          </table:table-cell>
          <table:table-cell table:formula="of:=MID([.J336]; FIND(&quot;),&quot;;[.J336]) + 1; FIND(&quot;),&quot;;[.J336];FIND(&quot;),&quot;;[.J336])+1) - FIND(&quot;),&quot;;[.J336]) - 1)" office:value-type="string" office:string-value="" calcext:value-type="error">
            <text:p>#WERT!</text:p>
          </table:table-cell>
          <table:table-cell table:formula="of:=RIGHT([.J336];LEN([.J336]) - FIND(&quot;),&quot;; [.J336]; FIND(&quot;),&quot;; [.J33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7];FIND(&quot;),&quot;;[.J337])-1)" office:value-type="string" office:string-value="" calcext:value-type="error">
            <text:p>#WERT!</text:p>
          </table:table-cell>
          <table:table-cell table:formula="of:=MID([.J337]; FIND(&quot;),&quot;;[.J337]) + 1; FIND(&quot;),&quot;;[.J337];FIND(&quot;),&quot;;[.J337])+1) - FIND(&quot;),&quot;;[.J337]) - 1)" office:value-type="string" office:string-value="" calcext:value-type="error">
            <text:p>#WERT!</text:p>
          </table:table-cell>
          <table:table-cell table:formula="of:=RIGHT([.J337];LEN([.J337]) - FIND(&quot;),&quot;; [.J337]; FIND(&quot;),&quot;; [.J33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8];FIND(&quot;),&quot;;[.J338])-1)" office:value-type="string" office:string-value="" calcext:value-type="error">
            <text:p>#WERT!</text:p>
          </table:table-cell>
          <table:table-cell table:formula="of:=MID([.J338]; FIND(&quot;),&quot;;[.J338]) + 1; FIND(&quot;),&quot;;[.J338];FIND(&quot;),&quot;;[.J338])+1) - FIND(&quot;),&quot;;[.J338]) - 1)" office:value-type="string" office:string-value="" calcext:value-type="error">
            <text:p>#WERT!</text:p>
          </table:table-cell>
          <table:table-cell table:formula="of:=RIGHT([.J338];LEN([.J338]) - FIND(&quot;),&quot;; [.J338]; FIND(&quot;),&quot;; [.J33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39];FIND(&quot;),&quot;;[.J339])-1)" office:value-type="string" office:string-value="" calcext:value-type="error">
            <text:p>#WERT!</text:p>
          </table:table-cell>
          <table:table-cell table:formula="of:=MID([.J339]; FIND(&quot;),&quot;;[.J339]) + 1; FIND(&quot;),&quot;;[.J339];FIND(&quot;),&quot;;[.J339])+1) - FIND(&quot;),&quot;;[.J339]) - 1)" office:value-type="string" office:string-value="" calcext:value-type="error">
            <text:p>#WERT!</text:p>
          </table:table-cell>
          <table:table-cell table:formula="of:=RIGHT([.J339];LEN([.J339]) - FIND(&quot;),&quot;; [.J339]; FIND(&quot;),&quot;; [.J33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0];FIND(&quot;),&quot;;[.J340])-1)" office:value-type="string" office:string-value="" calcext:value-type="error">
            <text:p>#WERT!</text:p>
          </table:table-cell>
          <table:table-cell table:formula="of:=MID([.J340]; FIND(&quot;),&quot;;[.J340]) + 1; FIND(&quot;),&quot;;[.J340];FIND(&quot;),&quot;;[.J340])+1) - FIND(&quot;),&quot;;[.J340]) - 1)" office:value-type="string" office:string-value="" calcext:value-type="error">
            <text:p>#WERT!</text:p>
          </table:table-cell>
          <table:table-cell table:formula="of:=RIGHT([.J340];LEN([.J340]) - FIND(&quot;),&quot;; [.J340]; FIND(&quot;),&quot;; [.J34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1];FIND(&quot;),&quot;;[.J341])-1)" office:value-type="string" office:string-value="" calcext:value-type="error">
            <text:p>#WERT!</text:p>
          </table:table-cell>
          <table:table-cell table:formula="of:=MID([.J341]; FIND(&quot;),&quot;;[.J341]) + 1; FIND(&quot;),&quot;;[.J341];FIND(&quot;),&quot;;[.J341])+1) - FIND(&quot;),&quot;;[.J341]) - 1)" office:value-type="string" office:string-value="" calcext:value-type="error">
            <text:p>#WERT!</text:p>
          </table:table-cell>
          <table:table-cell table:formula="of:=RIGHT([.J341];LEN([.J341]) - FIND(&quot;),&quot;; [.J341]; FIND(&quot;),&quot;; [.J34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2];FIND(&quot;),&quot;;[.J342])-1)" office:value-type="string" office:string-value="" calcext:value-type="error">
            <text:p>#WERT!</text:p>
          </table:table-cell>
          <table:table-cell table:formula="of:=MID([.J342]; FIND(&quot;),&quot;;[.J342]) + 1; FIND(&quot;),&quot;;[.J342];FIND(&quot;),&quot;;[.J342])+1) - FIND(&quot;),&quot;;[.J342]) - 1)" office:value-type="string" office:string-value="" calcext:value-type="error">
            <text:p>#WERT!</text:p>
          </table:table-cell>
          <table:table-cell table:formula="of:=RIGHT([.J342];LEN([.J342]) - FIND(&quot;),&quot;; [.J342]; FIND(&quot;),&quot;; [.J34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3];FIND(&quot;),&quot;;[.J343])-1)" office:value-type="string" office:string-value="" calcext:value-type="error">
            <text:p>#WERT!</text:p>
          </table:table-cell>
          <table:table-cell table:formula="of:=MID([.J343]; FIND(&quot;),&quot;;[.J343]) + 1; FIND(&quot;),&quot;;[.J343];FIND(&quot;),&quot;;[.J343])+1) - FIND(&quot;),&quot;;[.J343]) - 1)" office:value-type="string" office:string-value="" calcext:value-type="error">
            <text:p>#WERT!</text:p>
          </table:table-cell>
          <table:table-cell table:formula="of:=RIGHT([.J343];LEN([.J343]) - FIND(&quot;),&quot;; [.J343]; FIND(&quot;),&quot;; [.J34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4];FIND(&quot;),&quot;;[.J344])-1)" office:value-type="string" office:string-value="" calcext:value-type="error">
            <text:p>#WERT!</text:p>
          </table:table-cell>
          <table:table-cell table:formula="of:=MID([.J344]; FIND(&quot;),&quot;;[.J344]) + 1; FIND(&quot;),&quot;;[.J344];FIND(&quot;),&quot;;[.J344])+1) - FIND(&quot;),&quot;;[.J344]) - 1)" office:value-type="string" office:string-value="" calcext:value-type="error">
            <text:p>#WERT!</text:p>
          </table:table-cell>
          <table:table-cell table:formula="of:=RIGHT([.J344];LEN([.J344]) - FIND(&quot;),&quot;; [.J344]; FIND(&quot;),&quot;; [.J34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5];FIND(&quot;),&quot;;[.J345])-1)" office:value-type="string" office:string-value="" calcext:value-type="error">
            <text:p>#WERT!</text:p>
          </table:table-cell>
          <table:table-cell table:formula="of:=MID([.J345]; FIND(&quot;),&quot;;[.J345]) + 1; FIND(&quot;),&quot;;[.J345];FIND(&quot;),&quot;;[.J345])+1) - FIND(&quot;),&quot;;[.J345]) - 1)" office:value-type="string" office:string-value="" calcext:value-type="error">
            <text:p>#WERT!</text:p>
          </table:table-cell>
          <table:table-cell table:formula="of:=RIGHT([.J345];LEN([.J345]) - FIND(&quot;),&quot;; [.J345]; FIND(&quot;),&quot;; [.J34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6];FIND(&quot;),&quot;;[.J346])-1)" office:value-type="string" office:string-value="" calcext:value-type="error">
            <text:p>#WERT!</text:p>
          </table:table-cell>
          <table:table-cell table:formula="of:=MID([.J346]; FIND(&quot;),&quot;;[.J346]) + 1; FIND(&quot;),&quot;;[.J346];FIND(&quot;),&quot;;[.J346])+1) - FIND(&quot;),&quot;;[.J346]) - 1)" office:value-type="string" office:string-value="" calcext:value-type="error">
            <text:p>#WERT!</text:p>
          </table:table-cell>
          <table:table-cell table:formula="of:=RIGHT([.J346];LEN([.J346]) - FIND(&quot;),&quot;; [.J346]; FIND(&quot;),&quot;; [.J34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7];FIND(&quot;),&quot;;[.J347])-1)" office:value-type="string" office:string-value="" calcext:value-type="error">
            <text:p>#WERT!</text:p>
          </table:table-cell>
          <table:table-cell table:formula="of:=MID([.J347]; FIND(&quot;),&quot;;[.J347]) + 1; FIND(&quot;),&quot;;[.J347];FIND(&quot;),&quot;;[.J347])+1) - FIND(&quot;),&quot;;[.J347]) - 1)" office:value-type="string" office:string-value="" calcext:value-type="error">
            <text:p>#WERT!</text:p>
          </table:table-cell>
          <table:table-cell table:formula="of:=RIGHT([.J347];LEN([.J347]) - FIND(&quot;),&quot;; [.J347]; FIND(&quot;),&quot;; [.J34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8];FIND(&quot;),&quot;;[.J348])-1)" office:value-type="string" office:string-value="" calcext:value-type="error">
            <text:p>#WERT!</text:p>
          </table:table-cell>
          <table:table-cell table:formula="of:=MID([.J348]; FIND(&quot;),&quot;;[.J348]) + 1; FIND(&quot;),&quot;;[.J348];FIND(&quot;),&quot;;[.J348])+1) - FIND(&quot;),&quot;;[.J348]) - 1)" office:value-type="string" office:string-value="" calcext:value-type="error">
            <text:p>#WERT!</text:p>
          </table:table-cell>
          <table:table-cell table:formula="of:=RIGHT([.J348];LEN([.J348]) - FIND(&quot;),&quot;; [.J348]; FIND(&quot;),&quot;; [.J34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49];FIND(&quot;),&quot;;[.J349])-1)" office:value-type="string" office:string-value="" calcext:value-type="error">
            <text:p>#WERT!</text:p>
          </table:table-cell>
          <table:table-cell table:formula="of:=MID([.J349]; FIND(&quot;),&quot;;[.J349]) + 1; FIND(&quot;),&quot;;[.J349];FIND(&quot;),&quot;;[.J349])+1) - FIND(&quot;),&quot;;[.J349]) - 1)" office:value-type="string" office:string-value="" calcext:value-type="error">
            <text:p>#WERT!</text:p>
          </table:table-cell>
          <table:table-cell table:formula="of:=RIGHT([.J349];LEN([.J349]) - FIND(&quot;),&quot;; [.J349]; FIND(&quot;),&quot;; [.J34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0];FIND(&quot;),&quot;;[.J350])-1)" office:value-type="string" office:string-value="" calcext:value-type="error">
            <text:p>#WERT!</text:p>
          </table:table-cell>
          <table:table-cell table:formula="of:=MID([.J350]; FIND(&quot;),&quot;;[.J350]) + 1; FIND(&quot;),&quot;;[.J350];FIND(&quot;),&quot;;[.J350])+1) - FIND(&quot;),&quot;;[.J350]) - 1)" office:value-type="string" office:string-value="" calcext:value-type="error">
            <text:p>#WERT!</text:p>
          </table:table-cell>
          <table:table-cell table:formula="of:=RIGHT([.J350];LEN([.J350]) - FIND(&quot;),&quot;; [.J350]; FIND(&quot;),&quot;; [.J35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1];FIND(&quot;),&quot;;[.J351])-1)" office:value-type="string" office:string-value="" calcext:value-type="error">
            <text:p>#WERT!</text:p>
          </table:table-cell>
          <table:table-cell table:formula="of:=MID([.J351]; FIND(&quot;),&quot;;[.J351]) + 1; FIND(&quot;),&quot;;[.J351];FIND(&quot;),&quot;;[.J351])+1) - FIND(&quot;),&quot;;[.J351]) - 1)" office:value-type="string" office:string-value="" calcext:value-type="error">
            <text:p>#WERT!</text:p>
          </table:table-cell>
          <table:table-cell table:formula="of:=RIGHT([.J351];LEN([.J351]) - FIND(&quot;),&quot;; [.J351]; FIND(&quot;),&quot;; [.J35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2];FIND(&quot;),&quot;;[.J352])-1)" office:value-type="string" office:string-value="" calcext:value-type="error">
            <text:p>#WERT!</text:p>
          </table:table-cell>
          <table:table-cell table:formula="of:=MID([.J352]; FIND(&quot;),&quot;;[.J352]) + 1; FIND(&quot;),&quot;;[.J352];FIND(&quot;),&quot;;[.J352])+1) - FIND(&quot;),&quot;;[.J352]) - 1)" office:value-type="string" office:string-value="" calcext:value-type="error">
            <text:p>#WERT!</text:p>
          </table:table-cell>
          <table:table-cell table:formula="of:=RIGHT([.J352];LEN([.J352]) - FIND(&quot;),&quot;; [.J352]; FIND(&quot;),&quot;; [.J35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3];FIND(&quot;),&quot;;[.J353])-1)" office:value-type="string" office:string-value="" calcext:value-type="error">
            <text:p>#WERT!</text:p>
          </table:table-cell>
          <table:table-cell table:formula="of:=MID([.J353]; FIND(&quot;),&quot;;[.J353]) + 1; FIND(&quot;),&quot;;[.J353];FIND(&quot;),&quot;;[.J353])+1) - FIND(&quot;),&quot;;[.J353]) - 1)" office:value-type="string" office:string-value="" calcext:value-type="error">
            <text:p>#WERT!</text:p>
          </table:table-cell>
          <table:table-cell table:formula="of:=RIGHT([.J353];LEN([.J353]) - FIND(&quot;),&quot;; [.J353]; FIND(&quot;),&quot;; [.J35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4];FIND(&quot;),&quot;;[.J354])-1)" office:value-type="string" office:string-value="" calcext:value-type="error">
            <text:p>#WERT!</text:p>
          </table:table-cell>
          <table:table-cell table:formula="of:=MID([.J354]; FIND(&quot;),&quot;;[.J354]) + 1; FIND(&quot;),&quot;;[.J354];FIND(&quot;),&quot;;[.J354])+1) - FIND(&quot;),&quot;;[.J354]) - 1)" office:value-type="string" office:string-value="" calcext:value-type="error">
            <text:p>#WERT!</text:p>
          </table:table-cell>
          <table:table-cell table:formula="of:=RIGHT([.J354];LEN([.J354]) - FIND(&quot;),&quot;; [.J354]; FIND(&quot;),&quot;; [.J35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5];FIND(&quot;),&quot;;[.J355])-1)" office:value-type="string" office:string-value="" calcext:value-type="error">
            <text:p>#WERT!</text:p>
          </table:table-cell>
          <table:table-cell table:formula="of:=MID([.J355]; FIND(&quot;),&quot;;[.J355]) + 1; FIND(&quot;),&quot;;[.J355];FIND(&quot;),&quot;;[.J355])+1) - FIND(&quot;),&quot;;[.J355]) - 1)" office:value-type="string" office:string-value="" calcext:value-type="error">
            <text:p>#WERT!</text:p>
          </table:table-cell>
          <table:table-cell table:formula="of:=RIGHT([.J355];LEN([.J355]) - FIND(&quot;),&quot;; [.J355]; FIND(&quot;),&quot;; [.J35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6];FIND(&quot;),&quot;;[.J356])-1)" office:value-type="string" office:string-value="" calcext:value-type="error">
            <text:p>#WERT!</text:p>
          </table:table-cell>
          <table:table-cell table:formula="of:=MID([.J356]; FIND(&quot;),&quot;;[.J356]) + 1; FIND(&quot;),&quot;;[.J356];FIND(&quot;),&quot;;[.J356])+1) - FIND(&quot;),&quot;;[.J356]) - 1)" office:value-type="string" office:string-value="" calcext:value-type="error">
            <text:p>#WERT!</text:p>
          </table:table-cell>
          <table:table-cell table:formula="of:=RIGHT([.J356];LEN([.J356]) - FIND(&quot;),&quot;; [.J356]; FIND(&quot;),&quot;; [.J35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7];FIND(&quot;),&quot;;[.J357])-1)" office:value-type="string" office:string-value="" calcext:value-type="error">
            <text:p>#WERT!</text:p>
          </table:table-cell>
          <table:table-cell table:formula="of:=MID([.J357]; FIND(&quot;),&quot;;[.J357]) + 1; FIND(&quot;),&quot;;[.J357];FIND(&quot;),&quot;;[.J357])+1) - FIND(&quot;),&quot;;[.J357]) - 1)" office:value-type="string" office:string-value="" calcext:value-type="error">
            <text:p>#WERT!</text:p>
          </table:table-cell>
          <table:table-cell table:formula="of:=RIGHT([.J357];LEN([.J357]) - FIND(&quot;),&quot;; [.J357]; FIND(&quot;),&quot;; [.J35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8];FIND(&quot;),&quot;;[.J358])-1)" office:value-type="string" office:string-value="" calcext:value-type="error">
            <text:p>#WERT!</text:p>
          </table:table-cell>
          <table:table-cell table:formula="of:=MID([.J358]; FIND(&quot;),&quot;;[.J358]) + 1; FIND(&quot;),&quot;;[.J358];FIND(&quot;),&quot;;[.J358])+1) - FIND(&quot;),&quot;;[.J358]) - 1)" office:value-type="string" office:string-value="" calcext:value-type="error">
            <text:p>#WERT!</text:p>
          </table:table-cell>
          <table:table-cell table:formula="of:=RIGHT([.J358];LEN([.J358]) - FIND(&quot;),&quot;; [.J358]; FIND(&quot;),&quot;; [.J35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59];FIND(&quot;),&quot;;[.J359])-1)" office:value-type="string" office:string-value="" calcext:value-type="error">
            <text:p>#WERT!</text:p>
          </table:table-cell>
          <table:table-cell table:formula="of:=MID([.J359]; FIND(&quot;),&quot;;[.J359]) + 1; FIND(&quot;),&quot;;[.J359];FIND(&quot;),&quot;;[.J359])+1) - FIND(&quot;),&quot;;[.J359]) - 1)" office:value-type="string" office:string-value="" calcext:value-type="error">
            <text:p>#WERT!</text:p>
          </table:table-cell>
          <table:table-cell table:formula="of:=RIGHT([.J359];LEN([.J359]) - FIND(&quot;),&quot;; [.J359]; FIND(&quot;),&quot;; [.J35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0];FIND(&quot;),&quot;;[.J360])-1)" office:value-type="string" office:string-value="" calcext:value-type="error">
            <text:p>#WERT!</text:p>
          </table:table-cell>
          <table:table-cell table:formula="of:=MID([.J360]; FIND(&quot;),&quot;;[.J360]) + 1; FIND(&quot;),&quot;;[.J360];FIND(&quot;),&quot;;[.J360])+1) - FIND(&quot;),&quot;;[.J360]) - 1)" office:value-type="string" office:string-value="" calcext:value-type="error">
            <text:p>#WERT!</text:p>
          </table:table-cell>
          <table:table-cell table:formula="of:=RIGHT([.J360];LEN([.J360]) - FIND(&quot;),&quot;; [.J360]; FIND(&quot;),&quot;; [.J36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1];FIND(&quot;),&quot;;[.J361])-1)" office:value-type="string" office:string-value="" calcext:value-type="error">
            <text:p>#WERT!</text:p>
          </table:table-cell>
          <table:table-cell table:formula="of:=MID([.J361]; FIND(&quot;),&quot;;[.J361]) + 1; FIND(&quot;),&quot;;[.J361];FIND(&quot;),&quot;;[.J361])+1) - FIND(&quot;),&quot;;[.J361]) - 1)" office:value-type="string" office:string-value="" calcext:value-type="error">
            <text:p>#WERT!</text:p>
          </table:table-cell>
          <table:table-cell table:formula="of:=RIGHT([.J361];LEN([.J361]) - FIND(&quot;),&quot;; [.J361]; FIND(&quot;),&quot;; [.J36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2];FIND(&quot;),&quot;;[.J362])-1)" office:value-type="string" office:string-value="" calcext:value-type="error">
            <text:p>#WERT!</text:p>
          </table:table-cell>
          <table:table-cell table:formula="of:=MID([.J362]; FIND(&quot;),&quot;;[.J362]) + 1; FIND(&quot;),&quot;;[.J362];FIND(&quot;),&quot;;[.J362])+1) - FIND(&quot;),&quot;;[.J362]) - 1)" office:value-type="string" office:string-value="" calcext:value-type="error">
            <text:p>#WERT!</text:p>
          </table:table-cell>
          <table:table-cell table:formula="of:=RIGHT([.J362];LEN([.J362]) - FIND(&quot;),&quot;; [.J362]; FIND(&quot;),&quot;; [.J36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3];FIND(&quot;),&quot;;[.J363])-1)" office:value-type="string" office:string-value="" calcext:value-type="error">
            <text:p>#WERT!</text:p>
          </table:table-cell>
          <table:table-cell table:formula="of:=MID([.J363]; FIND(&quot;),&quot;;[.J363]) + 1; FIND(&quot;),&quot;;[.J363];FIND(&quot;),&quot;;[.J363])+1) - FIND(&quot;),&quot;;[.J363]) - 1)" office:value-type="string" office:string-value="" calcext:value-type="error">
            <text:p>#WERT!</text:p>
          </table:table-cell>
          <table:table-cell table:formula="of:=RIGHT([.J363];LEN([.J363]) - FIND(&quot;),&quot;; [.J363]; FIND(&quot;),&quot;; [.J36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4];FIND(&quot;),&quot;;[.J364])-1)" office:value-type="string" office:string-value="" calcext:value-type="error">
            <text:p>#WERT!</text:p>
          </table:table-cell>
          <table:table-cell table:formula="of:=MID([.J364]; FIND(&quot;),&quot;;[.J364]) + 1; FIND(&quot;),&quot;;[.J364];FIND(&quot;),&quot;;[.J364])+1) - FIND(&quot;),&quot;;[.J364]) - 1)" office:value-type="string" office:string-value="" calcext:value-type="error">
            <text:p>#WERT!</text:p>
          </table:table-cell>
          <table:table-cell table:formula="of:=RIGHT([.J364];LEN([.J364]) - FIND(&quot;),&quot;; [.J364]; FIND(&quot;),&quot;; [.J36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5];FIND(&quot;),&quot;;[.J365])-1)" office:value-type="string" office:string-value="" calcext:value-type="error">
            <text:p>#WERT!</text:p>
          </table:table-cell>
          <table:table-cell table:formula="of:=MID([.J365]; FIND(&quot;),&quot;;[.J365]) + 1; FIND(&quot;),&quot;;[.J365];FIND(&quot;),&quot;;[.J365])+1) - FIND(&quot;),&quot;;[.J365]) - 1)" office:value-type="string" office:string-value="" calcext:value-type="error">
            <text:p>#WERT!</text:p>
          </table:table-cell>
          <table:table-cell table:formula="of:=RIGHT([.J365];LEN([.J365]) - FIND(&quot;),&quot;; [.J365]; FIND(&quot;),&quot;; [.J36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6];FIND(&quot;),&quot;;[.J366])-1)" office:value-type="string" office:string-value="" calcext:value-type="error">
            <text:p>#WERT!</text:p>
          </table:table-cell>
          <table:table-cell table:formula="of:=MID([.J366]; FIND(&quot;),&quot;;[.J366]) + 1; FIND(&quot;),&quot;;[.J366];FIND(&quot;),&quot;;[.J366])+1) - FIND(&quot;),&quot;;[.J366]) - 1)" office:value-type="string" office:string-value="" calcext:value-type="error">
            <text:p>#WERT!</text:p>
          </table:table-cell>
          <table:table-cell table:formula="of:=RIGHT([.J366];LEN([.J366]) - FIND(&quot;),&quot;; [.J366]; FIND(&quot;),&quot;; [.J36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7];FIND(&quot;),&quot;;[.J367])-1)" office:value-type="string" office:string-value="" calcext:value-type="error">
            <text:p>#WERT!</text:p>
          </table:table-cell>
          <table:table-cell table:formula="of:=MID([.J367]; FIND(&quot;),&quot;;[.J367]) + 1; FIND(&quot;),&quot;;[.J367];FIND(&quot;),&quot;;[.J367])+1) - FIND(&quot;),&quot;;[.J367]) - 1)" office:value-type="string" office:string-value="" calcext:value-type="error">
            <text:p>#WERT!</text:p>
          </table:table-cell>
          <table:table-cell table:formula="of:=RIGHT([.J367];LEN([.J367]) - FIND(&quot;),&quot;; [.J367]; FIND(&quot;),&quot;; [.J36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8];FIND(&quot;),&quot;;[.J368])-1)" office:value-type="string" office:string-value="" calcext:value-type="error">
            <text:p>#WERT!</text:p>
          </table:table-cell>
          <table:table-cell table:formula="of:=MID([.J368]; FIND(&quot;),&quot;;[.J368]) + 1; FIND(&quot;),&quot;;[.J368];FIND(&quot;),&quot;;[.J368])+1) - FIND(&quot;),&quot;;[.J368]) - 1)" office:value-type="string" office:string-value="" calcext:value-type="error">
            <text:p>#WERT!</text:p>
          </table:table-cell>
          <table:table-cell table:formula="of:=RIGHT([.J368];LEN([.J368]) - FIND(&quot;),&quot;; [.J368]; FIND(&quot;),&quot;; [.J36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69];FIND(&quot;),&quot;;[.J369])-1)" office:value-type="string" office:string-value="" calcext:value-type="error">
            <text:p>#WERT!</text:p>
          </table:table-cell>
          <table:table-cell table:formula="of:=MID([.J369]; FIND(&quot;),&quot;;[.J369]) + 1; FIND(&quot;),&quot;;[.J369];FIND(&quot;),&quot;;[.J369])+1) - FIND(&quot;),&quot;;[.J369]) - 1)" office:value-type="string" office:string-value="" calcext:value-type="error">
            <text:p>#WERT!</text:p>
          </table:table-cell>
          <table:table-cell table:formula="of:=RIGHT([.J369];LEN([.J369]) - FIND(&quot;),&quot;; [.J369]; FIND(&quot;),&quot;; [.J36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0];FIND(&quot;),&quot;;[.J370])-1)" office:value-type="string" office:string-value="" calcext:value-type="error">
            <text:p>#WERT!</text:p>
          </table:table-cell>
          <table:table-cell table:formula="of:=MID([.J370]; FIND(&quot;),&quot;;[.J370]) + 1; FIND(&quot;),&quot;;[.J370];FIND(&quot;),&quot;;[.J370])+1) - FIND(&quot;),&quot;;[.J370]) - 1)" office:value-type="string" office:string-value="" calcext:value-type="error">
            <text:p>#WERT!</text:p>
          </table:table-cell>
          <table:table-cell table:formula="of:=RIGHT([.J370];LEN([.J370]) - FIND(&quot;),&quot;; [.J370]; FIND(&quot;),&quot;; [.J37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1];FIND(&quot;),&quot;;[.J371])-1)" office:value-type="string" office:string-value="" calcext:value-type="error">
            <text:p>#WERT!</text:p>
          </table:table-cell>
          <table:table-cell table:formula="of:=MID([.J371]; FIND(&quot;),&quot;;[.J371]) + 1; FIND(&quot;),&quot;;[.J371];FIND(&quot;),&quot;;[.J371])+1) - FIND(&quot;),&quot;;[.J371]) - 1)" office:value-type="string" office:string-value="" calcext:value-type="error">
            <text:p>#WERT!</text:p>
          </table:table-cell>
          <table:table-cell table:formula="of:=RIGHT([.J371];LEN([.J371]) - FIND(&quot;),&quot;; [.J371]; FIND(&quot;),&quot;; [.J37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2];FIND(&quot;),&quot;;[.J372])-1)" office:value-type="string" office:string-value="" calcext:value-type="error">
            <text:p>#WERT!</text:p>
          </table:table-cell>
          <table:table-cell table:formula="of:=MID([.J372]; FIND(&quot;),&quot;;[.J372]) + 1; FIND(&quot;),&quot;;[.J372];FIND(&quot;),&quot;;[.J372])+1) - FIND(&quot;),&quot;;[.J372]) - 1)" office:value-type="string" office:string-value="" calcext:value-type="error">
            <text:p>#WERT!</text:p>
          </table:table-cell>
          <table:table-cell table:formula="of:=RIGHT([.J372];LEN([.J372]) - FIND(&quot;),&quot;; [.J372]; FIND(&quot;),&quot;; [.J37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3];FIND(&quot;),&quot;;[.J373])-1)" office:value-type="string" office:string-value="" calcext:value-type="error">
            <text:p>#WERT!</text:p>
          </table:table-cell>
          <table:table-cell table:formula="of:=MID([.J373]; FIND(&quot;),&quot;;[.J373]) + 1; FIND(&quot;),&quot;;[.J373];FIND(&quot;),&quot;;[.J373])+1) - FIND(&quot;),&quot;;[.J373]) - 1)" office:value-type="string" office:string-value="" calcext:value-type="error">
            <text:p>#WERT!</text:p>
          </table:table-cell>
          <table:table-cell table:formula="of:=RIGHT([.J373];LEN([.J373]) - FIND(&quot;),&quot;; [.J373]; FIND(&quot;),&quot;; [.J37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4];FIND(&quot;),&quot;;[.J374])-1)" office:value-type="string" office:string-value="" calcext:value-type="error">
            <text:p>#WERT!</text:p>
          </table:table-cell>
          <table:table-cell table:formula="of:=MID([.J374]; FIND(&quot;),&quot;;[.J374]) + 1; FIND(&quot;),&quot;;[.J374];FIND(&quot;),&quot;;[.J374])+1) - FIND(&quot;),&quot;;[.J374]) - 1)" office:value-type="string" office:string-value="" calcext:value-type="error">
            <text:p>#WERT!</text:p>
          </table:table-cell>
          <table:table-cell table:formula="of:=RIGHT([.J374];LEN([.J374]) - FIND(&quot;),&quot;; [.J374]; FIND(&quot;),&quot;; [.J37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5];FIND(&quot;),&quot;;[.J375])-1)" office:value-type="string" office:string-value="" calcext:value-type="error">
            <text:p>#WERT!</text:p>
          </table:table-cell>
          <table:table-cell table:formula="of:=MID([.J375]; FIND(&quot;),&quot;;[.J375]) + 1; FIND(&quot;),&quot;;[.J375];FIND(&quot;),&quot;;[.J375])+1) - FIND(&quot;),&quot;;[.J375]) - 1)" office:value-type="string" office:string-value="" calcext:value-type="error">
            <text:p>#WERT!</text:p>
          </table:table-cell>
          <table:table-cell table:formula="of:=RIGHT([.J375];LEN([.J375]) - FIND(&quot;),&quot;; [.J375]; FIND(&quot;),&quot;; [.J37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6];FIND(&quot;),&quot;;[.J376])-1)" office:value-type="string" office:string-value="" calcext:value-type="error">
            <text:p>#WERT!</text:p>
          </table:table-cell>
          <table:table-cell table:formula="of:=MID([.J376]; FIND(&quot;),&quot;;[.J376]) + 1; FIND(&quot;),&quot;;[.J376];FIND(&quot;),&quot;;[.J376])+1) - FIND(&quot;),&quot;;[.J376]) - 1)" office:value-type="string" office:string-value="" calcext:value-type="error">
            <text:p>#WERT!</text:p>
          </table:table-cell>
          <table:table-cell table:formula="of:=RIGHT([.J376];LEN([.J376]) - FIND(&quot;),&quot;; [.J376]; FIND(&quot;),&quot;; [.J37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7];FIND(&quot;),&quot;;[.J377])-1)" office:value-type="string" office:string-value="" calcext:value-type="error">
            <text:p>#WERT!</text:p>
          </table:table-cell>
          <table:table-cell table:formula="of:=MID([.J377]; FIND(&quot;),&quot;;[.J377]) + 1; FIND(&quot;),&quot;;[.J377];FIND(&quot;),&quot;;[.J377])+1) - FIND(&quot;),&quot;;[.J377]) - 1)" office:value-type="string" office:string-value="" calcext:value-type="error">
            <text:p>#WERT!</text:p>
          </table:table-cell>
          <table:table-cell table:formula="of:=RIGHT([.J377];LEN([.J377]) - FIND(&quot;),&quot;; [.J377]; FIND(&quot;),&quot;; [.J37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8];FIND(&quot;),&quot;;[.J378])-1)" office:value-type="string" office:string-value="" calcext:value-type="error">
            <text:p>#WERT!</text:p>
          </table:table-cell>
          <table:table-cell table:formula="of:=MID([.J378]; FIND(&quot;),&quot;;[.J378]) + 1; FIND(&quot;),&quot;;[.J378];FIND(&quot;),&quot;;[.J378])+1) - FIND(&quot;),&quot;;[.J378]) - 1)" office:value-type="string" office:string-value="" calcext:value-type="error">
            <text:p>#WERT!</text:p>
          </table:table-cell>
          <table:table-cell table:formula="of:=RIGHT([.J378];LEN([.J378]) - FIND(&quot;),&quot;; [.J378]; FIND(&quot;),&quot;; [.J37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79];FIND(&quot;),&quot;;[.J379])-1)" office:value-type="string" office:string-value="" calcext:value-type="error">
            <text:p>#WERT!</text:p>
          </table:table-cell>
          <table:table-cell table:formula="of:=MID([.J379]; FIND(&quot;),&quot;;[.J379]) + 1; FIND(&quot;),&quot;;[.J379];FIND(&quot;),&quot;;[.J379])+1) - FIND(&quot;),&quot;;[.J379]) - 1)" office:value-type="string" office:string-value="" calcext:value-type="error">
            <text:p>#WERT!</text:p>
          </table:table-cell>
          <table:table-cell table:formula="of:=RIGHT([.J379];LEN([.J379]) - FIND(&quot;),&quot;; [.J379]; FIND(&quot;),&quot;; [.J37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0];FIND(&quot;),&quot;;[.J380])-1)" office:value-type="string" office:string-value="" calcext:value-type="error">
            <text:p>#WERT!</text:p>
          </table:table-cell>
          <table:table-cell table:formula="of:=MID([.J380]; FIND(&quot;),&quot;;[.J380]) + 1; FIND(&quot;),&quot;;[.J380];FIND(&quot;),&quot;;[.J380])+1) - FIND(&quot;),&quot;;[.J380]) - 1)" office:value-type="string" office:string-value="" calcext:value-type="error">
            <text:p>#WERT!</text:p>
          </table:table-cell>
          <table:table-cell table:formula="of:=RIGHT([.J380];LEN([.J380]) - FIND(&quot;),&quot;; [.J380]; FIND(&quot;),&quot;; [.J38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1];FIND(&quot;),&quot;;[.J381])-1)" office:value-type="string" office:string-value="" calcext:value-type="error">
            <text:p>#WERT!</text:p>
          </table:table-cell>
          <table:table-cell table:formula="of:=MID([.J381]; FIND(&quot;),&quot;;[.J381]) + 1; FIND(&quot;),&quot;;[.J381];FIND(&quot;),&quot;;[.J381])+1) - FIND(&quot;),&quot;;[.J381]) - 1)" office:value-type="string" office:string-value="" calcext:value-type="error">
            <text:p>#WERT!</text:p>
          </table:table-cell>
          <table:table-cell table:formula="of:=RIGHT([.J381];LEN([.J381]) - FIND(&quot;),&quot;; [.J381]; FIND(&quot;),&quot;; [.J38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2];FIND(&quot;),&quot;;[.J382])-1)" office:value-type="string" office:string-value="" calcext:value-type="error">
            <text:p>#WERT!</text:p>
          </table:table-cell>
          <table:table-cell table:formula="of:=MID([.J382]; FIND(&quot;),&quot;;[.J382]) + 1; FIND(&quot;),&quot;;[.J382];FIND(&quot;),&quot;;[.J382])+1) - FIND(&quot;),&quot;;[.J382]) - 1)" office:value-type="string" office:string-value="" calcext:value-type="error">
            <text:p>#WERT!</text:p>
          </table:table-cell>
          <table:table-cell table:formula="of:=RIGHT([.J382];LEN([.J382]) - FIND(&quot;),&quot;; [.J382]; FIND(&quot;),&quot;; [.J38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3];FIND(&quot;),&quot;;[.J383])-1)" office:value-type="string" office:string-value="" calcext:value-type="error">
            <text:p>#WERT!</text:p>
          </table:table-cell>
          <table:table-cell table:formula="of:=MID([.J383]; FIND(&quot;),&quot;;[.J383]) + 1; FIND(&quot;),&quot;;[.J383];FIND(&quot;),&quot;;[.J383])+1) - FIND(&quot;),&quot;;[.J383]) - 1)" office:value-type="string" office:string-value="" calcext:value-type="error">
            <text:p>#WERT!</text:p>
          </table:table-cell>
          <table:table-cell table:formula="of:=RIGHT([.J383];LEN([.J383]) - FIND(&quot;),&quot;; [.J383]; FIND(&quot;),&quot;; [.J38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4];FIND(&quot;),&quot;;[.J384])-1)" office:value-type="string" office:string-value="" calcext:value-type="error">
            <text:p>#WERT!</text:p>
          </table:table-cell>
          <table:table-cell table:formula="of:=MID([.J384]; FIND(&quot;),&quot;;[.J384]) + 1; FIND(&quot;),&quot;;[.J384];FIND(&quot;),&quot;;[.J384])+1) - FIND(&quot;),&quot;;[.J384]) - 1)" office:value-type="string" office:string-value="" calcext:value-type="error">
            <text:p>#WERT!</text:p>
          </table:table-cell>
          <table:table-cell table:formula="of:=RIGHT([.J384];LEN([.J384]) - FIND(&quot;),&quot;; [.J384]; FIND(&quot;),&quot;; [.J38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5];FIND(&quot;),&quot;;[.J385])-1)" office:value-type="string" office:string-value="" calcext:value-type="error">
            <text:p>#WERT!</text:p>
          </table:table-cell>
          <table:table-cell table:formula="of:=MID([.J385]; FIND(&quot;),&quot;;[.J385]) + 1; FIND(&quot;),&quot;;[.J385];FIND(&quot;),&quot;;[.J385])+1) - FIND(&quot;),&quot;;[.J385]) - 1)" office:value-type="string" office:string-value="" calcext:value-type="error">
            <text:p>#WERT!</text:p>
          </table:table-cell>
          <table:table-cell table:formula="of:=RIGHT([.J385];LEN([.J385]) - FIND(&quot;),&quot;; [.J385]; FIND(&quot;),&quot;; [.J38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6];FIND(&quot;),&quot;;[.J386])-1)" office:value-type="string" office:string-value="" calcext:value-type="error">
            <text:p>#WERT!</text:p>
          </table:table-cell>
          <table:table-cell table:formula="of:=MID([.J386]; FIND(&quot;),&quot;;[.J386]) + 1; FIND(&quot;),&quot;;[.J386];FIND(&quot;),&quot;;[.J386])+1) - FIND(&quot;),&quot;;[.J386]) - 1)" office:value-type="string" office:string-value="" calcext:value-type="error">
            <text:p>#WERT!</text:p>
          </table:table-cell>
          <table:table-cell table:formula="of:=RIGHT([.J386];LEN([.J386]) - FIND(&quot;),&quot;; [.J386]; FIND(&quot;),&quot;; [.J38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7];FIND(&quot;),&quot;;[.J387])-1)" office:value-type="string" office:string-value="" calcext:value-type="error">
            <text:p>#WERT!</text:p>
          </table:table-cell>
          <table:table-cell table:formula="of:=MID([.J387]; FIND(&quot;),&quot;;[.J387]) + 1; FIND(&quot;),&quot;;[.J387];FIND(&quot;),&quot;;[.J387])+1) - FIND(&quot;),&quot;;[.J387]) - 1)" office:value-type="string" office:string-value="" calcext:value-type="error">
            <text:p>#WERT!</text:p>
          </table:table-cell>
          <table:table-cell table:formula="of:=RIGHT([.J387];LEN([.J387]) - FIND(&quot;),&quot;; [.J387]; FIND(&quot;),&quot;; [.J38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8];FIND(&quot;),&quot;;[.J388])-1)" office:value-type="string" office:string-value="" calcext:value-type="error">
            <text:p>#WERT!</text:p>
          </table:table-cell>
          <table:table-cell table:formula="of:=MID([.J388]; FIND(&quot;),&quot;;[.J388]) + 1; FIND(&quot;),&quot;;[.J388];FIND(&quot;),&quot;;[.J388])+1) - FIND(&quot;),&quot;;[.J388]) - 1)" office:value-type="string" office:string-value="" calcext:value-type="error">
            <text:p>#WERT!</text:p>
          </table:table-cell>
          <table:table-cell table:formula="of:=RIGHT([.J388];LEN([.J388]) - FIND(&quot;),&quot;; [.J388]; FIND(&quot;),&quot;; [.J38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89];FIND(&quot;),&quot;;[.J389])-1)" office:value-type="string" office:string-value="" calcext:value-type="error">
            <text:p>#WERT!</text:p>
          </table:table-cell>
          <table:table-cell table:formula="of:=MID([.J389]; FIND(&quot;),&quot;;[.J389]) + 1; FIND(&quot;),&quot;;[.J389];FIND(&quot;),&quot;;[.J389])+1) - FIND(&quot;),&quot;;[.J389]) - 1)" office:value-type="string" office:string-value="" calcext:value-type="error">
            <text:p>#WERT!</text:p>
          </table:table-cell>
          <table:table-cell table:formula="of:=RIGHT([.J389];LEN([.J389]) - FIND(&quot;),&quot;; [.J389]; FIND(&quot;),&quot;; [.J38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0];FIND(&quot;),&quot;;[.J390])-1)" office:value-type="string" office:string-value="" calcext:value-type="error">
            <text:p>#WERT!</text:p>
          </table:table-cell>
          <table:table-cell table:formula="of:=MID([.J390]; FIND(&quot;),&quot;;[.J390]) + 1; FIND(&quot;),&quot;;[.J390];FIND(&quot;),&quot;;[.J390])+1) - FIND(&quot;),&quot;;[.J390]) - 1)" office:value-type="string" office:string-value="" calcext:value-type="error">
            <text:p>#WERT!</text:p>
          </table:table-cell>
          <table:table-cell table:formula="of:=RIGHT([.J390];LEN([.J390]) - FIND(&quot;),&quot;; [.J390]; FIND(&quot;),&quot;; [.J39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1];FIND(&quot;),&quot;;[.J391])-1)" office:value-type="string" office:string-value="" calcext:value-type="error">
            <text:p>#WERT!</text:p>
          </table:table-cell>
          <table:table-cell table:formula="of:=MID([.J391]; FIND(&quot;),&quot;;[.J391]) + 1; FIND(&quot;),&quot;;[.J391];FIND(&quot;),&quot;;[.J391])+1) - FIND(&quot;),&quot;;[.J391]) - 1)" office:value-type="string" office:string-value="" calcext:value-type="error">
            <text:p>#WERT!</text:p>
          </table:table-cell>
          <table:table-cell table:formula="of:=RIGHT([.J391];LEN([.J391]) - FIND(&quot;),&quot;; [.J391]; FIND(&quot;),&quot;; [.J39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2];FIND(&quot;),&quot;;[.J392])-1)" office:value-type="string" office:string-value="" calcext:value-type="error">
            <text:p>#WERT!</text:p>
          </table:table-cell>
          <table:table-cell table:formula="of:=MID([.J392]; FIND(&quot;),&quot;;[.J392]) + 1; FIND(&quot;),&quot;;[.J392];FIND(&quot;),&quot;;[.J392])+1) - FIND(&quot;),&quot;;[.J392]) - 1)" office:value-type="string" office:string-value="" calcext:value-type="error">
            <text:p>#WERT!</text:p>
          </table:table-cell>
          <table:table-cell table:formula="of:=RIGHT([.J392];LEN([.J392]) - FIND(&quot;),&quot;; [.J392]; FIND(&quot;),&quot;; [.J39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3];FIND(&quot;),&quot;;[.J393])-1)" office:value-type="string" office:string-value="" calcext:value-type="error">
            <text:p>#WERT!</text:p>
          </table:table-cell>
          <table:table-cell table:formula="of:=MID([.J393]; FIND(&quot;),&quot;;[.J393]) + 1; FIND(&quot;),&quot;;[.J393];FIND(&quot;),&quot;;[.J393])+1) - FIND(&quot;),&quot;;[.J393]) - 1)" office:value-type="string" office:string-value="" calcext:value-type="error">
            <text:p>#WERT!</text:p>
          </table:table-cell>
          <table:table-cell table:formula="of:=RIGHT([.J393];LEN([.J393]) - FIND(&quot;),&quot;; [.J393]; FIND(&quot;),&quot;; [.J39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4];FIND(&quot;),&quot;;[.J394])-1)" office:value-type="string" office:string-value="" calcext:value-type="error">
            <text:p>#WERT!</text:p>
          </table:table-cell>
          <table:table-cell table:formula="of:=MID([.J394]; FIND(&quot;),&quot;;[.J394]) + 1; FIND(&quot;),&quot;;[.J394];FIND(&quot;),&quot;;[.J394])+1) - FIND(&quot;),&quot;;[.J394]) - 1)" office:value-type="string" office:string-value="" calcext:value-type="error">
            <text:p>#WERT!</text:p>
          </table:table-cell>
          <table:table-cell table:formula="of:=RIGHT([.J394];LEN([.J394]) - FIND(&quot;),&quot;; [.J394]; FIND(&quot;),&quot;; [.J39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5];FIND(&quot;),&quot;;[.J395])-1)" office:value-type="string" office:string-value="" calcext:value-type="error">
            <text:p>#WERT!</text:p>
          </table:table-cell>
          <table:table-cell table:formula="of:=MID([.J395]; FIND(&quot;),&quot;;[.J395]) + 1; FIND(&quot;),&quot;;[.J395];FIND(&quot;),&quot;;[.J395])+1) - FIND(&quot;),&quot;;[.J395]) - 1)" office:value-type="string" office:string-value="" calcext:value-type="error">
            <text:p>#WERT!</text:p>
          </table:table-cell>
          <table:table-cell table:formula="of:=RIGHT([.J395];LEN([.J395]) - FIND(&quot;),&quot;; [.J395]; FIND(&quot;),&quot;; [.J39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6];FIND(&quot;),&quot;;[.J396])-1)" office:value-type="string" office:string-value="" calcext:value-type="error">
            <text:p>#WERT!</text:p>
          </table:table-cell>
          <table:table-cell table:formula="of:=MID([.J396]; FIND(&quot;),&quot;;[.J396]) + 1; FIND(&quot;),&quot;;[.J396];FIND(&quot;),&quot;;[.J396])+1) - FIND(&quot;),&quot;;[.J396]) - 1)" office:value-type="string" office:string-value="" calcext:value-type="error">
            <text:p>#WERT!</text:p>
          </table:table-cell>
          <table:table-cell table:formula="of:=RIGHT([.J396];LEN([.J396]) - FIND(&quot;),&quot;; [.J396]; FIND(&quot;),&quot;; [.J39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7];FIND(&quot;),&quot;;[.J397])-1)" office:value-type="string" office:string-value="" calcext:value-type="error">
            <text:p>#WERT!</text:p>
          </table:table-cell>
          <table:table-cell table:formula="of:=MID([.J397]; FIND(&quot;),&quot;;[.J397]) + 1; FIND(&quot;),&quot;;[.J397];FIND(&quot;),&quot;;[.J397])+1) - FIND(&quot;),&quot;;[.J397]) - 1)" office:value-type="string" office:string-value="" calcext:value-type="error">
            <text:p>#WERT!</text:p>
          </table:table-cell>
          <table:table-cell table:formula="of:=RIGHT([.J397];LEN([.J397]) - FIND(&quot;),&quot;; [.J397]; FIND(&quot;),&quot;; [.J39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8];FIND(&quot;),&quot;;[.J398])-1)" office:value-type="string" office:string-value="" calcext:value-type="error">
            <text:p>#WERT!</text:p>
          </table:table-cell>
          <table:table-cell table:formula="of:=MID([.J398]; FIND(&quot;),&quot;;[.J398]) + 1; FIND(&quot;),&quot;;[.J398];FIND(&quot;),&quot;;[.J398])+1) - FIND(&quot;),&quot;;[.J398]) - 1)" office:value-type="string" office:string-value="" calcext:value-type="error">
            <text:p>#WERT!</text:p>
          </table:table-cell>
          <table:table-cell table:formula="of:=RIGHT([.J398];LEN([.J398]) - FIND(&quot;),&quot;; [.J398]; FIND(&quot;),&quot;; [.J39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399];FIND(&quot;),&quot;;[.J399])-1)" office:value-type="string" office:string-value="" calcext:value-type="error">
            <text:p>#WERT!</text:p>
          </table:table-cell>
          <table:table-cell table:formula="of:=MID([.J399]; FIND(&quot;),&quot;;[.J399]) + 1; FIND(&quot;),&quot;;[.J399];FIND(&quot;),&quot;;[.J399])+1) - FIND(&quot;),&quot;;[.J399]) - 1)" office:value-type="string" office:string-value="" calcext:value-type="error">
            <text:p>#WERT!</text:p>
          </table:table-cell>
          <table:table-cell table:formula="of:=RIGHT([.J399];LEN([.J399]) - FIND(&quot;),&quot;; [.J399]; FIND(&quot;),&quot;; [.J39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0];FIND(&quot;),&quot;;[.J400])-1)" office:value-type="string" office:string-value="" calcext:value-type="error">
            <text:p>#WERT!</text:p>
          </table:table-cell>
          <table:table-cell table:formula="of:=MID([.J400]; FIND(&quot;),&quot;;[.J400]) + 1; FIND(&quot;),&quot;;[.J400];FIND(&quot;),&quot;;[.J400])+1) - FIND(&quot;),&quot;;[.J400]) - 1)" office:value-type="string" office:string-value="" calcext:value-type="error">
            <text:p>#WERT!</text:p>
          </table:table-cell>
          <table:table-cell table:formula="of:=RIGHT([.J400];LEN([.J400]) - FIND(&quot;),&quot;; [.J400]; FIND(&quot;),&quot;; [.J40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1];FIND(&quot;),&quot;;[.J401])-1)" office:value-type="string" office:string-value="" calcext:value-type="error">
            <text:p>#WERT!</text:p>
          </table:table-cell>
          <table:table-cell table:formula="of:=MID([.J401]; FIND(&quot;),&quot;;[.J401]) + 1; FIND(&quot;),&quot;;[.J401];FIND(&quot;),&quot;;[.J401])+1) - FIND(&quot;),&quot;;[.J401]) - 1)" office:value-type="string" office:string-value="" calcext:value-type="error">
            <text:p>#WERT!</text:p>
          </table:table-cell>
          <table:table-cell table:formula="of:=RIGHT([.J401];LEN([.J401]) - FIND(&quot;),&quot;; [.J401]; FIND(&quot;),&quot;; [.J40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2];FIND(&quot;),&quot;;[.J402])-1)" office:value-type="string" office:string-value="" calcext:value-type="error">
            <text:p>#WERT!</text:p>
          </table:table-cell>
          <table:table-cell table:formula="of:=MID([.J402]; FIND(&quot;),&quot;;[.J402]) + 1; FIND(&quot;),&quot;;[.J402];FIND(&quot;),&quot;;[.J402])+1) - FIND(&quot;),&quot;;[.J402]) - 1)" office:value-type="string" office:string-value="" calcext:value-type="error">
            <text:p>#WERT!</text:p>
          </table:table-cell>
          <table:table-cell table:formula="of:=RIGHT([.J402];LEN([.J402]) - FIND(&quot;),&quot;; [.J402]; FIND(&quot;),&quot;; [.J40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3];FIND(&quot;),&quot;;[.J403])-1)" office:value-type="string" office:string-value="" calcext:value-type="error">
            <text:p>#WERT!</text:p>
          </table:table-cell>
          <table:table-cell/>
          <table:table-cell table:formula="of:=RIGHT([.J403];LEN([.J403]) - FIND(&quot;),&quot;; [.J403]; FIND(&quot;),&quot;; [.J40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4];FIND(&quot;),&quot;;[.J404])-1)" office:value-type="string" office:string-value="" calcext:value-type="error">
            <text:p>#WERT!</text:p>
          </table:table-cell>
          <table:table-cell/>
          <table:table-cell table:formula="of:=RIGHT([.J404];LEN([.J404]) - FIND(&quot;),&quot;; [.J404]; FIND(&quot;),&quot;; [.J40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5];FIND(&quot;),&quot;;[.J405])-1)" office:value-type="string" office:string-value="" calcext:value-type="error">
            <text:p>#WERT!</text:p>
          </table:table-cell>
          <table:table-cell/>
          <table:table-cell table:formula="of:=RIGHT([.J405];LEN([.J405]) - FIND(&quot;),&quot;; [.J405]; FIND(&quot;),&quot;; [.J40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6];FIND(&quot;),&quot;;[.J406])-1)" office:value-type="string" office:string-value="" calcext:value-type="error">
            <text:p>#WERT!</text:p>
          </table:table-cell>
          <table:table-cell/>
          <table:table-cell table:formula="of:=RIGHT([.J406];LEN([.J406]) - FIND(&quot;),&quot;; [.J406]; FIND(&quot;),&quot;; [.J40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7];FIND(&quot;),&quot;;[.J407])-1)" office:value-type="string" office:string-value="" calcext:value-type="error">
            <text:p>#WERT!</text:p>
          </table:table-cell>
          <table:table-cell/>
          <table:table-cell table:formula="of:=RIGHT([.J407];LEN([.J407]) - FIND(&quot;),&quot;; [.J407]; FIND(&quot;),&quot;; [.J40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8];FIND(&quot;),&quot;;[.J408])-1)" office:value-type="string" office:string-value="" calcext:value-type="error">
            <text:p>#WERT!</text:p>
          </table:table-cell>
          <table:table-cell/>
          <table:table-cell table:formula="of:=RIGHT([.J408];LEN([.J408]) - FIND(&quot;),&quot;; [.J408]; FIND(&quot;),&quot;; [.J40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09];FIND(&quot;),&quot;;[.J409])-1)" office:value-type="string" office:string-value="" calcext:value-type="error">
            <text:p>#WERT!</text:p>
          </table:table-cell>
          <table:table-cell/>
          <table:table-cell table:formula="of:=RIGHT([.J409];LEN([.J409]) - FIND(&quot;),&quot;; [.J409]; FIND(&quot;),&quot;; [.J40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0];FIND(&quot;),&quot;;[.J410])-1)" office:value-type="string" office:string-value="" calcext:value-type="error">
            <text:p>#WERT!</text:p>
          </table:table-cell>
          <table:table-cell/>
          <table:table-cell table:formula="of:=RIGHT([.J410];LEN([.J410]) - FIND(&quot;),&quot;; [.J410]; FIND(&quot;),&quot;; [.J41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1];FIND(&quot;),&quot;;[.J411])-1)" office:value-type="string" office:string-value="" calcext:value-type="error">
            <text:p>#WERT!</text:p>
          </table:table-cell>
          <table:table-cell/>
          <table:table-cell table:formula="of:=RIGHT([.J411];LEN([.J411]) - FIND(&quot;),&quot;; [.J411]; FIND(&quot;),&quot;; [.J41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2];FIND(&quot;),&quot;;[.J412])-1)" office:value-type="string" office:string-value="" calcext:value-type="error">
            <text:p>#WERT!</text:p>
          </table:table-cell>
          <table:table-cell/>
          <table:table-cell table:formula="of:=RIGHT([.J412];LEN([.J412]) - FIND(&quot;),&quot;; [.J412]; FIND(&quot;),&quot;; [.J41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3];FIND(&quot;),&quot;;[.J413])-1)" office:value-type="string" office:string-value="" calcext:value-type="error">
            <text:p>#WERT!</text:p>
          </table:table-cell>
          <table:table-cell/>
          <table:table-cell table:formula="of:=RIGHT([.J413];LEN([.J413]) - FIND(&quot;),&quot;; [.J413]; FIND(&quot;),&quot;; [.J41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4];FIND(&quot;),&quot;;[.J414])-1)" office:value-type="string" office:string-value="" calcext:value-type="error">
            <text:p>#WERT!</text:p>
          </table:table-cell>
          <table:table-cell/>
          <table:table-cell table:formula="of:=RIGHT([.J414];LEN([.J414]) - FIND(&quot;),&quot;; [.J414]; FIND(&quot;),&quot;; [.J41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5];FIND(&quot;),&quot;;[.J415])-1)" office:value-type="string" office:string-value="" calcext:value-type="error">
            <text:p>#WERT!</text:p>
          </table:table-cell>
          <table:table-cell/>
          <table:table-cell table:formula="of:=RIGHT([.J415];LEN([.J415]) - FIND(&quot;),&quot;; [.J415]; FIND(&quot;),&quot;; [.J41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6];FIND(&quot;),&quot;;[.J416])-1)" office:value-type="string" office:string-value="" calcext:value-type="error">
            <text:p>#WERT!</text:p>
          </table:table-cell>
          <table:table-cell/>
          <table:table-cell table:formula="of:=RIGHT([.J416];LEN([.J416]) - FIND(&quot;),&quot;; [.J416]; FIND(&quot;),&quot;; [.J41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7];FIND(&quot;),&quot;;[.J417])-1)" office:value-type="string" office:string-value="" calcext:value-type="error">
            <text:p>#WERT!</text:p>
          </table:table-cell>
          <table:table-cell/>
          <table:table-cell table:formula="of:=RIGHT([.J417];LEN([.J417]) - FIND(&quot;),&quot;; [.J417]; FIND(&quot;),&quot;; [.J41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8];FIND(&quot;),&quot;;[.J418])-1)" office:value-type="string" office:string-value="" calcext:value-type="error">
            <text:p>#WERT!</text:p>
          </table:table-cell>
          <table:table-cell/>
          <table:table-cell table:formula="of:=RIGHT([.J418];LEN([.J418]) - FIND(&quot;),&quot;; [.J418]; FIND(&quot;),&quot;; [.J41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19];FIND(&quot;),&quot;;[.J419])-1)" office:value-type="string" office:string-value="" calcext:value-type="error">
            <text:p>#WERT!</text:p>
          </table:table-cell>
          <table:table-cell/>
          <table:table-cell table:formula="of:=RIGHT([.J419];LEN([.J419]) - FIND(&quot;),&quot;; [.J419]; FIND(&quot;),&quot;; [.J41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20];FIND(&quot;),&quot;;[.J420])-1)" office:value-type="string" office:string-value="" calcext:value-type="error">
            <text:p>#WERT!</text:p>
          </table:table-cell>
          <table:table-cell/>
          <table:table-cell table:formula="of:=RIGHT([.J420];LEN([.J420]) - FIND(&quot;),&quot;; [.J420]; FIND(&quot;),&quot;; [.J42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21];FIND(&quot;),&quot;;[.J421])-1)" office:value-type="string" office:string-value="" calcext:value-type="error">
            <text:p>#WERT!</text:p>
          </table:table-cell>
          <table:table-cell/>
          <table:table-cell table:formula="of:=RIGHT([.J421];LEN([.J421]) - FIND(&quot;),&quot;; [.J421]; FIND(&quot;),&quot;; [.J42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22];FIND(&quot;),&quot;;[.J422])-1)" office:value-type="string" office:string-value="" calcext:value-type="error">
            <text:p>#WERT!</text:p>
          </table:table-cell>
          <table:table-cell/>
          <table:table-cell table:formula="of:=RIGHT([.J422];LEN([.J422]) - FIND(&quot;),&quot;; [.J422]; FIND(&quot;),&quot;; [.J42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23];FIND(&quot;),&quot;;[.J423])-1)" office:value-type="string" office:string-value="" calcext:value-type="error">
            <text:p>#WERT!</text:p>
          </table:table-cell>
          <table:table-cell/>
          <table:table-cell table:formula="of:=RIGHT([.J423];LEN([.J423]) - FIND(&quot;),&quot;; [.J423]; FIND(&quot;),&quot;; [.J42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0"/>
          <table:table-cell table:formula="of:=LEFT([.J424];FIND(&quot;),&quot;;[.J424])-1)" office:value-type="string" office:string-value="" calcext:value-type="error">
            <text:p>#WERT!</text:p>
          </table:table-cell>
          <table:table-cell/>
          <table:table-cell table:formula="of:=RIGHT([.J424];LEN([.J424]) - FIND(&quot;),&quot;; [.J424]; FIND(&quot;),&quot;; [.J42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25];LEN([.J425]) - FIND(&quot;),&quot;; [.J425]; FIND(&quot;),&quot;; [.J42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26];LEN([.J426]) - FIND(&quot;),&quot;; [.J426]; FIND(&quot;),&quot;; [.J42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27];LEN([.J427]) - FIND(&quot;),&quot;; [.J427]; FIND(&quot;),&quot;; [.J42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28];LEN([.J428]) - FIND(&quot;),&quot;; [.J428]; FIND(&quot;),&quot;; [.J42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29];LEN([.J429]) - FIND(&quot;),&quot;; [.J429]; FIND(&quot;),&quot;; [.J42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0];LEN([.J430]) - FIND(&quot;),&quot;; [.J430]; FIND(&quot;),&quot;; [.J430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1];LEN([.J431]) - FIND(&quot;),&quot;; [.J431]; FIND(&quot;),&quot;; [.J431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2];LEN([.J432]) - FIND(&quot;),&quot;; [.J432]; FIND(&quot;),&quot;; [.J432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3];LEN([.J433]) - FIND(&quot;),&quot;; [.J433]; FIND(&quot;),&quot;; [.J433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4];LEN([.J434]) - FIND(&quot;),&quot;; [.J434]; FIND(&quot;),&quot;; [.J434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5];LEN([.J435]) - FIND(&quot;),&quot;; [.J435]; FIND(&quot;),&quot;; [.J435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6];LEN([.J436]) - FIND(&quot;),&quot;; [.J436]; FIND(&quot;),&quot;; [.J436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7];LEN([.J437]) - FIND(&quot;),&quot;; [.J437]; FIND(&quot;),&quot;; [.J437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8];LEN([.J438]) - FIND(&quot;),&quot;; [.J438]; FIND(&quot;),&quot;; [.J438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39];LEN([.J439]) - FIND(&quot;),&quot;; [.J439]; FIND(&quot;),&quot;; [.J439]) + 1))" office:value-type="string" office:string-value="" calcext:value-type="error">
            <text:p>#WERT!</text:p>
          </table:table-cell>
          <table:table-cell/>
        </table:table-row>
        <table:table-row table:style-name="ro1">
          <table:table-cell table:number-columns-repeated="12"/>
          <table:table-cell table:formula="of:=RIGHT([.J440];LEN([.J440]) - FIND(&quot;),&quot;; [.J440]; FIND(&quot;),&quot;; [.J440]) + 1))" office:value-type="string" office:string-value="" calcext:value-type="error">
            <text:p>#WERT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6T11:29:15.867772453</dc:date>
    <meta:editing-duration>PT1M9S</meta:editing-duration>
    <meta:editing-cycles>1</meta:editing-cycles>
    <meta:document-statistic meta:table-count="1" meta:cell-count="4622" meta:object-count="0"/>
    <meta:generator>LibreOffice/7.2.3.2$Linux_X86_64 LibreOffice_project/20$Build-2</meta:generator>
  </office:meta>
</office:document-meta>
</file>